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automatic-styles>
    <style:style style:name="ce1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1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22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3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4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5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26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7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9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35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36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37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38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thin solid #D9D9D9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0" style:family="table-cell" style:parent-style-name="Default" style:data-style-name="N30">
      <style:table-cell-properties fo:border-top="thin solid #D9D9D9" fo:border-bottom="thin solid #D9D9D9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1" style:family="table-cell" style:parent-style-name="Default" style:data-style-name="N30">
      <style:table-cell-properties fo:border-top="thin solid #D9D9D9" fo:border-bottom="thin solid #000000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2" style:family="table-cell" style:parent-style-name="Default" style:data-style-name="N30">
      <style:table-cell-properties fo:border-top="none" fo:border-bottom="thin solid #D9D9D9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3" style:family="table-cell" style:parent-style-name="Default" style:data-style-name="N0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4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45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46" style:family="table-cell" style:parent-style-name="Default" style:data-style-name="N0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7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48" style:family="table-cell" style:parent-style-name="Default" style:data-style-name="N0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49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1" style:family="table-cell" style:parent-style-name="Default" style:data-style-name="N57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2" style:family="table-cell" style:parent-style-name="Default" style:data-style-name="N57">
      <style:table-cell-properties fo:border-top="thin solid #000000" fo:border-bottom="thin solid #D9D9D9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3" style:family="table-cell" style:parent-style-name="Default" style:data-style-name="N57">
      <style:table-cell-properties fo:border-top="thin solid #D9D9D9" fo:border-bottom="thin solid #D9D9D9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4" style:family="table-cell" style:parent-style-name="Default" style:data-style-name="N57">
      <style:table-cell-properties fo:border-top="thin solid #D9D9D9" fo:border-bottom="thin solid #000000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6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58" style:family="table-cell" style:parent-style-name="Default" style:data-style-name="N57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9" style:family="table-cell" style:parent-style-name="Default" style:data-style-name="N57">
      <style:table-cell-properties fo:border-top="none" fo:border-bottom="thin solid #D9D9D9" fo:border-left="thin solid #000000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0" style:family="table-cell" style:parent-style-name="Default" style:data-style-name="N3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1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62" style:family="table-cell" style:parent-style-name="Default" style:data-style-name="N57">
      <style:table-cell-properties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3" style:family="table-cell" style:parent-style-name="Default" style:data-style-name="N57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4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67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8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69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0" style:family="table-cell" style:parent-style-name="Default" style:data-style-name="N57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71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2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5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6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7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78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8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5" style:family="table-cell" style:parent-style-name="Default" style:data-style-name="N0">
      <style:table-cell-properties fo:border-top="thin solid #000000" fo:border-bottom="thin solid #D9D9D9" fo:border-left="thin solid #000000" fo:border-right="none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D9D9D9" fo:border-bottom="thin solid #D9D9D9" fo:border-left="thin solid #000000" fo:border-right="none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7" style:family="table-cell" style:parent-style-name="Default" style:data-style-name="N0">
      <style:table-cell-properties fo:border-top="thin solid #D9D9D9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8" style:family="table-cell" style:parent-style-name="Default" style:data-style-name="N0">
      <style:table-cell-properties fo:border-top="none" fo:border-bottom="thin solid #D9D9D9" fo:border-left="thin solid #000000" fo:border-right="none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89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0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1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2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5" style:family="table-cell" style:parent-style-name="Default" style:data-style-name="N57">
      <style:table-cell-properties fo:border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98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99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00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01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02" style:family="table-cell" style:parent-style-name="Default" style:data-style-name="N57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03" style:family="table-cell" style:parent-style-name="Default" style:data-style-name="N57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04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05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06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07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09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10" style:family="table-cell" style:parent-style-name="Default" style:data-style-name="N57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11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14" style:family="table-cell" style:parent-style-name="Default" style:data-style-name="N57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15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16" style:family="table-cell" style:parent-style-name="Default" style:data-style-name="N57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17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18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19" style:family="table-cell" style:parent-style-name="Default" style:data-style-name="N57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20" style:family="table-cell" style:parent-style-name="Default" style:data-style-name="N57">
      <style:table-cell-properties fo:border-top="thin solid #D9D9D9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21" style:family="table-cell" style:parent-style-name="Default" style:data-style-name="N57">
      <style:table-cell-properties fo:border-top="thin solid #D9D9D9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22" style:family="table-cell" style:parent-style-name="Default" style:data-style-name="N57">
      <style:table-cell-properties fo:border-top="none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6pt" style:font-size-asian="6pt" style:font-size-complex="6pt"/>
    </style:style>
    <style:style style:name="ce125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6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7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8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0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131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2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36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137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38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39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0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2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3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5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6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49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0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  <style:text-properties fo:color="#000000" style:font-name="微軟正黑體" style:font-name-asian="微軟正黑體" style:font-name-complex="微軟正黑體"/>
    </style:style>
    <style:style style:name="ce152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5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5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6" style:family="table-cell" style:parent-style-name="Default" style:data-style-name="N3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7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8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59" style:family="table-cell" style:parent-style-name="Default" style:data-style-name="N3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60" style:family="table-cell" style:parent-style-name="Default" style:data-style-name="N3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6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5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67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68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69" style:family="table-cell" style:parent-style-name="Default" style:data-style-name="N3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170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1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2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3" style:family="table-cell" style:parent-style-name="Default" style:data-style-name="N3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4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5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6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7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8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79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0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81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82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183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184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5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86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87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88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89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0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1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2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4" style:family="table-cell" style:parent-style-name="Default" style:data-style-name="N3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5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6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7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8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199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1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2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20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4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/>
    </style:style>
    <style:style style:name="ce2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7" style:family="table-cell" style:parent-style-name="Default" style:data-style-name="N30">
      <style:table-cell-properties fo:border-top="thin solid #000000" fo:border-bottom="thin solid #000000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8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09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210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211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2" style:family="table-cell" style:parent-style-name="Default" style:data-style-name="N3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3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4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5" style:family="table-cell" style:parent-style-name="Default" style:data-style-name="N30">
      <style:table-cell-properties fo:border-top="none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6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7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8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19" style:family="table-cell" style:parent-style-name="Default" style:data-style-name="N30">
      <style:table-cell-properties fo:border-top="thin solid #000000" fo:border-bottom="none" fo:border-left="none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0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1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3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4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5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6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7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8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2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23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23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3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3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3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3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39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40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41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4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4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/>
    </style:style>
    <style:style style:name="ce245" style:family="table-cell" style:parent-style-name="Default" style:data-style-name="N3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46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47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4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2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5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251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52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5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5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25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57" style:family="table-cell" style:parent-style-name="Default" style:data-style-name="N30">
      <style:table-cell-properties fo:border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58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5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26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4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5" style:family="table-cell" style:parent-style-name="Default" style:data-style-name="N30">
      <style:table-cell-properties fo:border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8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6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/>
    </style:style>
    <style:style style:name="ce270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7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7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73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7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75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7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7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7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8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/>
    </style:style>
    <style:style style:name="ce28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8.4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15">
      <style:graphic-properties draw:fill="none" draw:stroke="solid" svg:stroke-width="0.01042in" svg:stroke-color="#000000" svg:stroke-opacity="100%" draw:stroke-linejoin="round"/>
    </style:style>
    <style:style style:family="graphic" style:name="a16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漁業生產量值-漁業種類別魚類別生產量值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72"/>
        <table:table-column table:style-name="co5" table:default-cell-style-name="ce72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style-name="ce1"/>
          <table:table-cell table:number-columns-repeated="2" table:style-name="ce72"/>
          <table:table-cell table:number-columns-repeated="3" table:style-name="ce1"/>
          <table:table-cell office:value-type="string" table:style-name="ce1">
            <text:p>7‧FISHERIES PRODUCTION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38">
            <text:p>(1) 漁業種類別魚類別生產量值</text:p>
          </table:table-cell>
          <table:covered-table-cell table:number-columns-repeated="2"/>
          <table:table-cell table:style-name="ce72"/>
          <table:table-cell office:value-type="string" table:style-name="ce73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</text:p>
          </table:table-cell>
          <table:table-cell table:number-columns-repeated="3" table:style-name="ce1"/>
          <table:table-cell office:value-type="string" table:style-name="ce5">
            <text:p>Value：Thousand NT $</text:p>
          </table:table-cell>
          <table:table-cell table:number-columns-repeated="2" table:style-name="ce1"/>
          <table:table-cell table:style-name="ce6"/>
          <table:table-cell table:number-columns-repeated="16368"/>
        </table:table-row>
        <table:table-row table:style-name="ro3">
          <table:table-cell table:style-name="ce7"/>
          <table:table-cell office:value-type="string" table:number-columns-spanned="1" table:number-rows-spanned="3" table:style-name="ce14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style-name="ce8"/>
          <table:table-cell table:style-name="ce9"/>
          <table:table-cell office:value-type="string" table:number-columns-spanned="12" table:number-rows-spanned="1" table:style-name="ce233">
            <text:p>主 <text:s text:c="3"/>要 <text:s text:c="3"/>魚 <text:s text:c="3"/>類</text:p>
          </table:table-cell>
          <table:covered-table-cell table:number-columns-repeated="11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39">
            <text:p>總計</text:p>
          </table:table-cell>
          <table:covered-table-cell/>
          <table:table-cell table:number-columns-spanned="2" table:number-rows-spanned="1" table:style-name="ce237"/>
          <table:covered-table-cell/>
          <table:table-cell table:number-columns-spanned="2" table:number-rows-spanned="1" table:style-name="ce238"/>
          <table:covered-table-cell/>
          <table:table-cell office:value-type="string" table:number-columns-spanned="8" table:number-rows-spanned="1" table:style-name="ce232">
            <text:p>鯉 <text:s/>科</text:p>
          </table:table-cell>
          <table:covered-table-cell table:number-columns-repeated="7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39">
            <text:p><text:s/>Grand Total</text:p>
          </table:table-cell>
          <table:covered-table-cell/>
          <table:table-cell office:value-type="string" table:number-columns-spanned="2" table:number-rows-spanned="1" table:style-name="ce241">
            <text:p><text:span text:style-name="T1">合計</text:span></text:p>
          </table:table-cell>
          <table:covered-table-cell/>
          <table:table-cell office:value-type="string" table:number-columns-spanned="2" table:number-rows-spanned="1" table:style-name="ce240">
            <text:p>吳郭魚類</text:p>
          </table:table-cell>
          <table:covered-table-cell/>
          <table:table-cell office:value-type="string" table:number-columns-spanned="2" table:number-rows-spanned="1" table:style-name="ce238">
            <text:p><text:span text:style-name="T1">小計</text:span></text:p>
          </table:table-cell>
          <table:covered-table-cell/>
          <table:table-cell office:value-type="string" table:number-columns-spanned="2" table:number-rows-spanned="1" table:style-name="ce238">
            <text:p>鯉魚</text:p>
          </table:table-cell>
          <table:covered-table-cell/>
          <table:table-cell office:value-type="string" table:number-columns-spanned="2" table:number-rows-spanned="1" table:style-name="ce238">
            <text:p>鯽魚</text:p>
          </table:table-cell>
          <table:covered-table-cell/>
          <table:table-cell office:value-type="string" table:number-columns-spanned="2" table:number-rows-spanned="1" table:style-name="ce234">
            <text:p>草魚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43">
            <text:p>漁業種類</text:p>
            <text:p><text:span text:style-name="T1">Type of Fishery</text:span></text:p>
          </table:table-cell>
          <table:table-cell table:number-columns-spanned="2" table:number-rows-spanned="1" table:style-name="ce231"/>
          <table:covered-table-cell/>
          <table:table-cell office:value-type="string" table:number-columns-spanned="2" table:number-rows-spanned="1" table:style-name="ce242">
            <text:p>Total</text:p>
          </table:table-cell>
          <table:covered-table-cell/>
          <table:table-cell office:value-type="string" table:number-columns-spanned="2" table:number-rows-spanned="1" table:style-name="ce235">
            <text:p>01001</text:p>
          </table:table-cell>
          <table:covered-table-cell/>
          <table:table-cell office:value-type="string" table:number-columns-spanned="2" table:number-rows-spanned="1" table:style-name="ce235">
            <text:p>Sub Total</text:p>
          </table:table-cell>
          <table:covered-table-cell/>
          <table:table-cell office:value-type="string" table:number-columns-spanned="2" table:number-rows-spanned="1" table:style-name="ce235">
            <text:p>02001</text:p>
          </table:table-cell>
          <table:covered-table-cell/>
          <table:table-cell office:value-type="string" table:number-columns-spanned="2" table:number-rows-spanned="1" table:style-name="ce235">
            <text:p>02002</text:p>
          </table:table-cell>
          <table:covered-table-cell/>
          <table:table-cell office:value-type="string" table:number-columns-spanned="2" table:number-rows-spanned="1" table:style-name="ce236">
            <text:p>02003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003860.9702999999" table:formula="of:=  IF(SUM([.C11];[.C19];[.C36];[.C54];[.C58];[.C62])=0;&quot;-&quot;;SUM([.C11];[.C19];[.C36];[.C54];[.C58];[.C62]))" table:style-name="ce37">
            <text:p>1,003,861<text:s/></text:p>
          </table:table-cell>
          <table:table-cell office:value-type="float" office:value="86405477.085899994" table:formula="of:=  IF(SUM([.D11];[.D19];[.D36];[.D54];[.D58];[.D62])=0;&quot;-&quot;;SUM([.D11];[.D19];[.D36];[.D54];[.D58];[.D62]))" table:style-name="ce37">
            <text:p>86,405,477<text:s/></text:p>
          </table:table-cell>
          <table:table-cell office:value-type="float" office:value="997911.21362000017" table:formula="of:=  IF(SUM([.E11];[.E19];[.E36];[.E54];[.E58];[.E62])=0;&quot;-&quot;;SUM([.E11];[.E19];[.E36];[.E54];[.E58];[.E62]))" table:style-name="ce37">
            <text:p>997,911<text:s/></text:p>
          </table:table-cell>
          <table:table-cell office:value-type="float" office:value="85645324.016900003" table:formula="of:=  IF(SUM([.F11];[.F19];[.F36];[.F54];[.F58];[.F62])=0;&quot;-&quot;;SUM([.F11];[.F19];[.F36];[.F54];[.F58];[.F62]))" table:style-name="ce37">
            <text:p>85,645,324<text:s/></text:p>
          </table:table-cell>
          <table:table-cell office:value-type="float" office:value="63029.462700000004" table:formula="of:=  IF(SUM([.G11];[.G19];[.G36];[.G54];[.G58];[.G62])=0;&quot;-&quot;;SUM([.G11];[.G19];[.G36];[.G54];[.G58];[.G62]))" table:style-name="ce37">
            <text:p>63,029<text:s/></text:p>
          </table:table-cell>
          <table:table-cell office:value-type="float" office:value="2484118.2620799998" table:formula="of:=  IF(SUM([.H11];[.H19];[.H36];[.H54];[.H58];[.H62])=0;&quot;-&quot;;SUM([.H11];[.H19];[.H36];[.H54];[.H58];[.H62]))" table:style-name="ce37">
            <text:p>2,484,118<text:s/></text:p>
          </table:table-cell>
          <table:table-cell office:value-type="float" office:value="1992.3981000000001" table:formula="of:=  IF(SUM([.K10];[.M10];[.O10];['漁業生產量值-漁業種類別魚類別生產量值1'.C10];['漁業生產量值-漁業種類別魚類別生產量值1'.E10])=0;&quot;-&quot;;SUM([.K10];[.M10];[.O10];['漁業生產量值-漁業種類別魚類別生產量值1'.C10];['漁業生產量值-漁業種類別魚類別生產量值1'.E10]))" table:style-name="ce37">
            <text:p>1,992<text:s/></text:p>
          </table:table-cell>
          <table:table-cell office:value-type="float" office:value="129467.00848999999" table:formula="of:=  IF(SUM([.L10];[.N10];[.P10];['漁業生產量值-漁業種類別魚類別生產量值1'.D10];['漁業生產量值-漁業種類別魚類別生產量值1'.F10])=0;&quot;-&quot;;SUM([.L10];[.N10];[.P10];['漁業生產量值-漁業種類別魚類別生產量值1'.D10];['漁業生產量值-漁業種類別魚類別生產量值1'.F10]))" table:style-name="ce37">
            <text:p>129,467<text:s/></text:p>
          </table:table-cell>
          <table:table-cell office:value-type="float" office:value="144.89510000000001" table:formula="of:=  IF(SUM([.K11];[.K19];[.K36];[.K54];[.K58];[.K62])=0;&quot;-&quot;;SUM([.K11];[.K19];[.K36];[.K54];[.K58];[.K62]))" table:style-name="ce37">
            <text:p>145<text:s/></text:p>
          </table:table-cell>
          <table:table-cell office:value-type="float" office:value="6813.2047499999999" table:formula="of:=  IF(SUM([.L11];[.L19];[.L36];[.L54];[.L58];[.L62])=0;&quot;-&quot;;SUM([.L11];[.L19];[.L36];[.L54];[.L58];[.L62]))" table:style-name="ce37">
            <text:p>6,813<text:s/></text:p>
          </table:table-cell>
          <table:table-cell office:value-type="float" office:value="384.50600000000003" table:formula="of:=  IF(SUM([.M11];[.M19];[.M36];[.M54];[.M58];[.M62])=0;&quot;-&quot;;SUM([.M11];[.M19];[.M36];[.M54];[.M58];[.M62]))" table:style-name="ce37">
            <text:p>385<text:s/></text:p>
          </table:table-cell>
          <table:table-cell office:value-type="float" office:value="33837.767" table:formula="of:=  IF(SUM([.N11];[.N19];[.N36];[.N54];[.N58];[.N62])=0;&quot;-&quot;;SUM([.N11];[.N19];[.N36];[.N54];[.N58];[.N62]))" table:style-name="ce37">
            <text:p>33,838<text:s/></text:p>
          </table:table-cell>
          <table:table-cell office:value-type="float" office:value="660.49099999999999" table:formula="of:=  IF(SUM([.O11];[.O19];[.O36];[.O54];[.O58];[.O62])=0;&quot;-&quot;;SUM([.O11];[.O19];[.O36];[.O54];[.O58];[.O62]))" table:style-name="ce37">
            <text:p>660<text:s/></text:p>
          </table:table-cell>
          <table:table-cell office:value-type="float" office:value="45184.545639999997" table:formula="of:=  IF(SUM([.P11];[.P19];[.P36];[.P54];[.P58];[.P62])=0;&quot;-&quot;;SUM([.P11];[.P19];[.P36];[.P54];[.P58];[.P62]))" table:style-name="ce37">
            <text:p>45,185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float" office:value="584134.93596999987" table:formula="of:=  IF(SUM([.C12:.C18])=0;&quot;-&quot;;SUM([.C12:.C18]))" table:style-name="ce44">
            <text:p>584,135<text:s/></text:p>
          </table:table-cell>
          <table:table-cell office:value-type="float" office:value="37714515.069479994" table:formula="of:=  IF(SUM([.D12:.D18])=0;&quot;-&quot;;SUM([.D12:.D18]))" table:style-name="ce44">
            <text:p>37,714,515<text:s/></text:p>
          </table:table-cell>
          <table:table-cell office:value-type="float" office:value="583942.87597000005" table:formula="of:=  IF(SUM([.E12:.E18])=0;&quot;-&quot;;SUM([.E12:.E18]))" table:style-name="ce44">
            <text:p>583,943<text:s/></text:p>
          </table:table-cell>
          <table:table-cell office:value-type="float" office:value="37708615.178680003" table:formula="of:=  IF(SUM([.F12:.F18])=0;&quot;-&quot;;SUM([.F12:.F18]))" table:style-name="ce45">
            <text:p>37,708,615<text:s/></text:p>
          </table:table-cell>
          <table:table-cell office:value-type="string" office:string-value="-" table:formula="of:=  IF(SUM([.G12:.G18])=0;&quot;-&quot;;SUM([.G12:.G18]))" table:style-name="ce44">
            <text:p>-</text:p>
          </table:table-cell>
          <table:table-cell office:value-type="string" office:string-value="-" table:formula="of:=  IF(SUM([.H12:.H18])=0;&quot;-&quot;;SUM([.H12:.H18]))" table:style-name="ce44">
            <text:p>-</text:p>
          </table:table-cell>
          <table:table-cell office:value-type="string" office:string-value="-" table:formula="of:=  IF(SUM([.K11];[.M11];[.O11];['漁業生產量值-漁業種類別魚類別生產量值1'.C11];['漁業生產量值-漁業種類別魚類別生產量值1'.E11])=0;&quot;-&quot;;SUM([.K11];[.M11];[.O11];['漁業生產量值-漁業種類別魚類別生產量值1'.C11];['漁業生產量值-漁業種類別魚類別生產量值1'.E11]))" table:style-name="ce64">
            <text:p>-</text:p>
          </table:table-cell>
          <table:table-cell office:value-type="string" office:string-value="-" table:formula="of:=  IF(SUM([.L11];[.N11];[.P11];['漁業生產量值-漁業種類別魚類別生產量值1'.D11];['漁業生產量值-漁業種類別魚類別生產量值1'.F11])=0;&quot;-&quot;;SUM([.L11];[.N11];[.P11];['漁業生產量值-漁業種類別魚類別生產量值1'.D11];['漁業生產量值-漁業種類別魚類別生產量值1'.F11]))" table:style-name="ce64">
            <text:p>-</text:p>
          </table:table-cell>
          <table:table-cell office:value-type="string" office:string-value="-" table:formula="of:=  IF(SUM([.K12:.K18])=0;&quot;-&quot;;SUM([.K12:.K18]))" table:style-name="ce44">
            <text:p>-</text:p>
          </table:table-cell>
          <table:table-cell office:value-type="string" office:string-value="-" table:formula="of:=  IF(SUM([.L12:.L18])=0;&quot;-&quot;;SUM([.L12:.L18]))" table:style-name="ce44">
            <text:p>-</text:p>
          </table:table-cell>
          <table:table-cell office:value-type="string" office:string-value="-" table:formula="of:=  IF(SUM([.M12:.M18])=0;&quot;-&quot;;SUM([.M12:.M18]))" table:style-name="ce44">
            <text:p>-</text:p>
          </table:table-cell>
          <table:table-cell office:value-type="string" office:string-value="-" table:formula="of:=  IF(SUM([.N12:.N18])=0;&quot;-&quot;;SUM([.N12:.N18]))" table:style-name="ce44">
            <text:p>-</text:p>
          </table:table-cell>
          <table:table-cell office:value-type="string" office:string-value="-" table:formula="of:=  IF(SUM([.O12:.O18])=0;&quot;-&quot;;SUM([.O12:.O18]))" table:style-name="ce44">
            <text:p>-</text:p>
          </table:table-cell>
          <table:table-cell office:value-type="string" office:string-value="-" table:formula="of:=  IF(SUM([.P12:.P18])=0;&quot;-&quot;;SUM([.P12:.P18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12];[.I12])&#10;+SUM(['漁業生產量值-漁業種類別魚類別生產量值1'.G12];['漁業生產量值-漁業種類別魚類別生產量值1'.I12];['漁業生產量值-漁業種類別魚類別生產量值1'.K12])&#10;+SUM(['漁業生產量值-漁業種類別魚類別生產量值2'.G12];['漁業生產量值-漁業種類別魚類別生產量值2'.I12];['漁業生產量值-漁業種類別魚類別生產量值2'.K12];['漁業生產量值-漁業種類別魚類別生產量值2'.M12])&#10;+SUM(['漁業生產量值-漁業種類別魚類別生產量值3'.I12];['漁業生產量值-漁業種類別魚類別生產量值3'.O12];['漁業生產量值-漁業種類別魚類別生產量值4'.C12];['漁業生產量值-漁業種類別魚類別生產量值4'.E12])&#10;+SUM(['漁業生產量值-漁業種類別魚類別生產量值4'.M12];['漁業生產量值-漁業種類別魚類別生產量值4'.O12];['漁業生產量值-漁業種類別魚類別生產量值5'.C12];['漁業生產量值-漁業種類別魚類別生產量值5'.E12];['漁業生產量值-漁業種類別魚類別生產量值5'.G12])&#10;+SUM(['漁業生產量值-漁業種類別魚類別生產量值6'.C12];['漁業生產量值-漁業種類別魚類別生產量值6'.E12];['漁業生產量值-漁業種類別魚類別生產量值6'.G12])&#10;+SUM(['漁業生產量值-漁業種類別魚類別生產量值6'.I12];['漁業生產量值-漁業種類別魚類別生產量值6'.K12];['漁業生產量值-漁業種類別魚類別生產量值6'.M12];['漁業生產量值-漁業種類別魚類別生產量值6'.O12];['漁業生產量值-漁業種類別魚類別生產量值7'.C12];['漁業生產量值-漁業種類別魚類別生產量值7'.E12];['漁業生產量值-漁業種類別魚類別生產量值7'.G12])&#10;+SUM(['漁業生產量值-漁業種類別魚類別生產量值7'.I12];['漁業生產量值-漁業種類別魚類別生產量值7'.K12];['漁業生產量值-漁業種類別魚類別生產量值7'.M12])&#10;+SUM(['漁業生產量值-漁業種類別魚類別生產量值9'.O12];['漁業生產量值-漁業種類別魚類別生產量值10'.C12])&#10;+SUM(['漁業生產量值-漁業種類別魚類別生產量值10'.O12])&#10;+SUM(['漁業生產量值-漁業種類別魚類別生產量值11'.K12];['漁業生產量值-漁業種類別魚類別生產量值11'.M12];['漁業生產量值-漁業種類別魚類別生產量值11'.O12];['漁業生產量值-漁業種類別魚類別生產量值12'.C12];['漁業生產量值-漁業種類別魚類別生產量值12'.E12])&#10;+SUM(['漁業生產量值-漁業種類別魚類別生產量值12'.O12])&#10;+SUM(['漁業生產量值-漁業種類別魚類別生產量值14'.K12];['漁業生產量值-漁業種類別魚類別生產量值15'.I12])&#10;+SUM(['漁業生產量值-漁業種類別魚類別生產量值15'.K12];['漁業生產量值-漁業種類別魚類別生產量值15'.M12];['漁業生產量值-漁業種類別魚類別生產量值15'.O12];['漁業生產量值-漁業種類別魚類別生產量值16'.C12])=0;&quot;-&quot;;&#10;SUM([.G12];[.I12])&#10;+SUM(['漁業生產量值-漁業種類別魚類別生產量值1'.G12];['漁業生產量值-漁業種類別魚類別生產量值1'.I12];['漁業生產量值-漁業種類別魚類別生產量值1'.K12])&#10;+SUM(['漁業生產量值-漁業種類別魚類別生產量值2'.G12];['漁業生產量值-漁業種類別魚類別生產量值2'.I12];['漁業生產量值-漁業種類別魚類別生產量值2'.K12];['漁業生產量值-漁業種類別魚類別生產量值2'.M12])&#10;+SUM(['漁業生產量值-漁業種類別魚類別生產量值3'.I12];['漁業生產量值-漁業種類別魚類別生產量值3'.O12];['漁業生產量值-漁業種類別魚類別生產量值4'.C12];['漁業生產量值-漁業種類別魚類別生產量值4'.E12])&#10;+SUM(['漁業生產量值-漁業種類別魚類別生產量值4'.M12];['漁業生產量值-漁業種類別魚類別生產量值4'.O12];['漁業生產量值-漁業種類別魚類別生產量值5'.C12];['漁業生產量值-漁業種類別魚類別生產量值5'.E12];['漁業生產量值-漁業種類別魚類別生產量值5'.G12])&#10;+SUM(['漁業生產量值-漁業種類別魚類別生產量值6'.C12];['漁業生產量值-漁業種類別魚類別生產量值6'.E12];['漁業生產量值-漁業種類別魚類別生產量值6'.G12])&#10;+SUM(['漁業生產量值-漁業種類別魚類別生產量值6'.I12];['漁業生產量值-漁業種類別魚類別生產量值6'.K12];['漁業生產量值-漁業種類別魚類別生產量值6'.M12];['漁業生產量值-漁業種類別魚類別生產量值6'.O12];['漁業生產量值-漁業種類別魚類別生產量值7'.C12];['漁業生產量值-漁業種類別魚類別生產量值7'.E12];['漁業生產量值-漁業種類別魚類別生產量值7'.G12])&#10;+SUM(['漁業生產量值-漁業種類別魚類別生產量值7'.I12];['漁業生產量值-漁業種類別魚類別生產量值7'.K12];['漁業生產量值-漁業種類別魚類別生產量值7'.M12])&#10;+SUM(['漁業生產量值-漁業種類別魚類別生產量值9'.O12];['漁業生產量值-漁業種類別魚類別生產量值10'.C12])&#10;+SUM(['漁業生產量值-漁業種類別魚類別生產量值10'.O12])&#10;+SUM(['漁業生產量值-漁業種類別魚類別生產量值11'.K12];['漁業生產量值-漁業種類別魚類別生產量值11'.M12];['漁業生產量值-漁業種類別魚類別生產量值11'.O12];['漁業生產量值-漁業種類別魚類別生產量值12'.C12];['漁業生產量值-漁業種類別魚類別生產量值12'.E12])&#10;+SUM(['漁業生產量值-漁業種類別魚類別生產量值12'.O12])&#10;+SUM(['漁業生產量值-漁業種類別魚類別生產量值14'.K12];['漁業生產量值-漁業種類別魚類別生產量值15'.I12])&#10;+SUM(['漁業生產量值-漁業種類別魚類別生產量值15'.K12];['漁業生產量值-漁業種類別魚類別生產量值15'.M12];['漁業生產量值-漁業種類別魚類別生產量值15'.O12];['漁業生產量值-漁業種類別魚類別生產量值16'.C12])&#10;)" table:style-name="ce47">
            <text:p>-</text:p>
          </table:table-cell>
          <table:table-cell office:value-type="string" office:string-value="-" table:formula="of:=  IF(SUM([.H12];[.J12])&#10;+SUM(['漁業生產量值-漁業種類別魚類別生產量值1'.H12];['漁業生產量值-漁業種類別魚類別生產量值1'.J12];['漁業生產量值-漁業種類別魚類別生產量值1'.L12];['漁業生產量值-漁業種類別魚類別生產量值2'.F12])&#10;+SUM(['漁業生產量值-漁業種類別魚類別生產量值2'.H12];['漁業生產量值-漁業種類別魚類別生產量值2'.J12];['漁業生產量值-漁業種類別魚類別生產量值2'.L12];['漁業生產量值-漁業種類別魚類別生產量值2'.N12])&#10;+SUM(['漁業生產量值-漁業種類別魚類別生產量值3'.J12];['漁業生產量值-漁業種類別魚類別生產量值3'.P12];['漁業生產量值-漁業種類別魚類別生產量值4'.D12];['漁業生產量值-漁業種類別魚類別生產量值4'.F12])&#10;+SUM(['漁業生產量值-漁業種類別魚類別生產量值4'.N12];['漁業生產量值-漁業種類別魚類別生產量值4'.P12];['漁業生產量值-漁業種類別魚類別生產量值5'.D12];['漁業生產量值-漁業種類別魚類別生產量值5'.F12];['漁業生產量值-漁業種類別魚類別生產量值5'.H12])&#10;+SUM(['漁業生產量值-漁業種類別魚類別生產量值6'.D12];['漁業生產量值-漁業種類別魚類別生產量值6'.F12];['漁業生產量值-漁業種類別魚類別生產量值6'.H12])&#10;+SUM(['漁業生產量值-漁業種類別魚類別生產量值6'.J12];['漁業生產量值-漁業種類別魚類別生產量值6'.L12];['漁業生產量值-漁業種類別魚類別生產量值6'.N12];['漁業生產量值-漁業種類別魚類別生產量值6'.P12];['漁業生產量值-漁業種類別魚類別生產量值7'.D12];['漁業生產量值-漁業種類別魚類別生產量值7'.F12];['漁業生產量值-漁業種類別魚類別生產量值7'.H12])&#10;+SUM(['漁業生產量值-漁業種類別魚類別生產量值7'.J12];['漁業生產量值-漁業種類別魚類別生產量值7'.L12];['漁業生產量值-漁業種類別魚類別生產量值7'.N12])&#10;+SUM(['漁業生產量值-漁業種類別魚類別生產量值9'.P12];['漁業生產量值-漁業種類別魚類別生產量值10'.D12])&#10;+SUM(['漁業生產量值-漁業種類別魚類別生產量值10'.P12])&#10;+SUM(['漁業生產量值-漁業種類別魚類別生產量值11'.L12];['漁業生產量值-漁業種類別魚類別生產量值11'.N12];['漁業生產量值-漁業種類別魚類別生產量值11'.P12];['漁業生產量值-漁業種類別魚類別生產量值12'.D12];['漁業生產量值-漁業種類別魚類別生產量值12'.F12])&#10;+SUM(['漁業生產量值-漁業種類別魚類別生產量值12'.P12])&#10;+SUM(['漁業生產量值-漁業種類別魚類別生產量值14'.L12];['漁業生產量值-漁業種類別魚類別生產量值15'.J12])&#10;+SUM(['漁業生產量值-漁業種類別魚類別生產量值15'.L12];['漁業生產量值-漁業種類別魚類別生產量值15'.N12];['漁業生產量值-漁業種類別魚類別生產量值15'.P12];['漁業生產量值-漁業種類別魚類別生產量值16'.D12])=0;&quot;-&quot;;&#10;SUM([.H12];[.J12])&#10;+SUM(['漁業生產量值-漁業種類別魚類別生產量值1'.H12];['漁業生產量值-漁業種類別魚類別生產量值1'.J12];['漁業生產量值-漁業種類別魚類別生產量值1'.L12];['漁業生產量值-漁業種類別魚類別生產量值2'.F12])&#10;+SUM(['漁業生產量值-漁業種類別魚類別生產量值2'.H12];['漁業生產量值-漁業種類別魚類別生產量值2'.J12];['漁業生產量值-漁業種類別魚類別生產量值2'.L12];['漁業生產量值-漁業種類別魚類別生產量值2'.N12])&#10;+SUM(['漁業生產量值-漁業種類別魚類別生產量值3'.J12];['漁業生產量值-漁業種類別魚類別生產量值3'.P12];['漁業生產量值-漁業種類別魚類別生產量值4'.D12];['漁業生產量值-漁業種類別魚類別生產量值4'.F12])&#10;+SUM(['漁業生產量值-漁業種類別魚類別生產量值4'.N12];['漁業生產量值-漁業種類別魚類別生產量值4'.P12];['漁業生產量值-漁業種類別魚類別生產量值5'.D12];['漁業生產量值-漁業種類別魚類別生產量值5'.F12];['漁業生產量值-漁業種類別魚類別生產量值5'.H12])&#10;+SUM(['漁業生產量值-漁業種類別魚類別生產量值6'.D12];['漁業生產量值-漁業種類別魚類別生產量值6'.F12];['漁業生產量值-漁業種類別魚類別生產量值6'.H12])&#10;+SUM(['漁業生產量值-漁業種類別魚類別生產量值6'.J12];['漁業生產量值-漁業種類別魚類別生產量值6'.L12];['漁業生產量值-漁業種類別魚類別生產量值6'.N12];['漁業生產量值-漁業種類別魚類別生產量值6'.P12];['漁業生產量值-漁業種類別魚類別生產量值7'.D12];['漁業生產量值-漁業種類別魚類別生產量值7'.F12];['漁業生產量值-漁業種類別魚類別生產量值7'.H12])&#10;+SUM(['漁業生產量值-漁業種類別魚類別生產量值7'.J12];['漁業生產量值-漁業種類別魚類別生產量值7'.L12];['漁業生產量值-漁業種類別魚類別生產量值7'.N12])&#10;+SUM(['漁業生產量值-漁業種類別魚類別生產量值9'.P12];['漁業生產量值-漁業種類別魚類別生產量值10'.D12])&#10;+SUM(['漁業生產量值-漁業種類別魚類別生產量值10'.P12])&#10;+SUM(['漁業生產量值-漁業種類別魚類別生產量值11'.L12];['漁業生產量值-漁業種類別魚類別生產量值11'.N12];['漁業生產量值-漁業種類別魚類別生產量值11'.P12];['漁業生產量值-漁業種類別魚類別生產量值12'.D12];['漁業生產量值-漁業種類別魚類別生產量值12'.F12])&#10;+SUM(['漁業生產量值-漁業種類別魚類別生產量值12'.P12])&#10;+SUM(['漁業生產量值-漁業種類別魚類別生產量值14'.L12];['漁業生產量值-漁業種類別魚類別生產量值15'.J12])&#10;+SUM(['漁業生產量值-漁業種類別魚類別生產量值15'.L12];['漁業生產量值-漁業種類別魚類別生產量值15'.N12];['漁業生產量值-漁業種類別魚類別生產量值15'.P12];['漁業生產量值-漁業種類別魚類別生產量值16'.D12])&#10;)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12];[.M12];[.O12];['漁業生產量值-漁業種類別魚類別生產量值1'.C12];['漁業生產量值-漁業種類別魚類別生產量值1'.E12])=0;&quot;-&quot;;SUM([.K12];[.M12];[.O12];['漁業生產量值-漁業種類別魚類別生產量值1'.C12];['漁業生產量值-漁業種類別魚類別生產量值1'.E12]))" table:style-name="ce37">
            <text:p>-</text:p>
          </table:table-cell>
          <table:table-cell office:value-type="string" office:string-value="-" table:formula="of:=  IF(SUM([.L12];[.N12];[.P12];['漁業生產量值-漁業種類別魚類別生產量值1'.D12];['漁業生產量值-漁業種類別魚類別生產量值1'.F12])=0;&quot;-&quot;;SUM([.L12];[.N12];[.P12];['漁業生產量值-漁業種類別魚類別生產量值1'.D12];['漁業生產量值-漁業種類別魚類別生產量值1'.F1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13];[.I13])&#10;+SUM(['漁業生產量值-漁業種類別魚類別生產量值1'.G13];['漁業生產量值-漁業種類別魚類別生產量值1'.I13];['漁業生產量值-漁業種類別魚類別生產量值1'.K13])&#10;+SUM(['漁業生產量值-漁業種類別魚類別生產量值2'.G13];['漁業生產量值-漁業種類別魚類別生產量值2'.I13];['漁業生產量值-漁業種類別魚類別生產量值2'.K13];['漁業生產量值-漁業種類別魚類別生產量值2'.M13])&#10;+SUM(['漁業生產量值-漁業種類別魚類別生產量值3'.I13];['漁業生產量值-漁業種類別魚類別生產量值3'.O13];['漁業生產量值-漁業種類別魚類別生產量值4'.C13];['漁業生產量值-漁業種類別魚類別生產量值4'.E13])&#10;+SUM(['漁業生產量值-漁業種類別魚類別生產量值4'.M13];['漁業生產量值-漁業種類別魚類別生產量值4'.O13];['漁業生產量值-漁業種類別魚類別生產量值5'.C13];['漁業生產量值-漁業種類別魚類別生產量值5'.E13];['漁業生產量值-漁業種類別魚類別生產量值5'.G13])&#10;+SUM(['漁業生產量值-漁業種類別魚類別生產量值6'.C13];['漁業生產量值-漁業種類別魚類別生產量值6'.E13];['漁業生產量值-漁業種類別魚類別生產量值6'.G13])&#10;+SUM(['漁業生產量值-漁業種類別魚類別生產量值6'.I13];['漁業生產量值-漁業種類別魚類別生產量值6'.K13];['漁業生產量值-漁業種類別魚類別生產量值6'.M13];['漁業生產量值-漁業種類別魚類別生產量值6'.O13];['漁業生產量值-漁業種類別魚類別生產量值7'.C13];['漁業生產量值-漁業種類別魚類別生產量值7'.E13];['漁業生產量值-漁業種類別魚類別生產量值7'.G13])&#10;+SUM(['漁業生產量值-漁業種類別魚類別生產量值7'.I13];['漁業生產量值-漁業種類別魚類別生產量值7'.K13];['漁業生產量值-漁業種類別魚類別生產量值7'.M13])&#10;+SUM(['漁業生產量值-漁業種類別魚類別生產量值9'.O13];['漁業生產量值-漁業種類別魚類別生產量值10'.C13])&#10;+SUM(['漁業生產量值-漁業種類別魚類別生產量值10'.O13])&#10;+SUM(['漁業生產量值-漁業種類別魚類別生產量值11'.K13];['漁業生產量值-漁業種類別魚類別生產量值11'.M13];['漁業生產量值-漁業種類別魚類別生產量值11'.O13];['漁業生產量值-漁業種類別魚類別生產量值12'.C13];['漁業生產量值-漁業種類別魚類別生產量值12'.E13])&#10;+SUM(['漁業生產量值-漁業種類別魚類別生產量值12'.O13])&#10;+SUM(['漁業生產量值-漁業種類別魚類別生產量值14'.K13];['漁業生產量值-漁業種類別魚類別生產量值15'.I13])&#10;+SUM(['漁業生產量值-漁業種類別魚類別生產量值15'.K13];['漁業生產量值-漁業種類別魚類別生產量值15'.M13];['漁業生產量值-漁業種類別魚類別生產量值15'.O13];['漁業生產量值-漁業種類別魚類別生產量值16'.C13])=0;&quot;-&quot;;&#10;SUM([.G13];[.I13])&#10;+SUM(['漁業生產量值-漁業種類別魚類別生產量值1'.G13];['漁業生產量值-漁業種類別魚類別生產量值1'.I13];['漁業生產量值-漁業種類別魚類別生產量值1'.K13])&#10;+SUM(['漁業生產量值-漁業種類別魚類別生產量值2'.G13];['漁業生產量值-漁業種類別魚類別生產量值2'.I13];['漁業生產量值-漁業種類別魚類別生產量值2'.K13];['漁業生產量值-漁業種類別魚類別生產量值2'.M13])&#10;+SUM(['漁業生產量值-漁業種類別魚類別生產量值3'.I13];['漁業生產量值-漁業種類別魚類別生產量值3'.O13];['漁業生產量值-漁業種類別魚類別生產量值4'.C13];['漁業生產量值-漁業種類別魚類別生產量值4'.E13])&#10;+SUM(['漁業生產量值-漁業種類別魚類別生產量值4'.M13];['漁業生產量值-漁業種類別魚類別生產量值4'.O13];['漁業生產量值-漁業種類別魚類別生產量值5'.C13];['漁業生產量值-漁業種類別魚類別生產量值5'.E13];['漁業生產量值-漁業種類別魚類別生產量值5'.G13])&#10;+SUM(['漁業生產量值-漁業種類別魚類別生產量值6'.C13];['漁業生產量值-漁業種類別魚類別生產量值6'.E13];['漁業生產量值-漁業種類別魚類別生產量值6'.G13])&#10;+SUM(['漁業生產量值-漁業種類別魚類別生產量值6'.I13];['漁業生產量值-漁業種類別魚類別生產量值6'.K13];['漁業生產量值-漁業種類別魚類別生產量值6'.M13];['漁業生產量值-漁業種類別魚類別生產量值6'.O13];['漁業生產量值-漁業種類別魚類別生產量值7'.C13];['漁業生產量值-漁業種類別魚類別生產量值7'.E13];['漁業生產量值-漁業種類別魚類別生產量值7'.G13])&#10;+SUM(['漁業生產量值-漁業種類別魚類別生產量值7'.I13];['漁業生產量值-漁業種類別魚類別生產量值7'.K13];['漁業生產量值-漁業種類別魚類別生產量值7'.M13])&#10;+SUM(['漁業生產量值-漁業種類別魚類別生產量值9'.O13];['漁業生產量值-漁業種類別魚類別生產量值10'.C13])&#10;+SUM(['漁業生產量值-漁業種類別魚類別生產量值10'.O13])&#10;+SUM(['漁業生產量值-漁業種類別魚類別生產量值11'.K13];['漁業生產量值-漁業種類別魚類別生產量值11'.M13];['漁業生產量值-漁業種類別魚類別生產量值11'.O13];['漁業生產量值-漁業種類別魚類別生產量值12'.C13];['漁業生產量值-漁業種類別魚類別生產量值12'.E13])&#10;+SUM(['漁業生產量值-漁業種類別魚類別生產量值12'.O13])&#10;+SUM(['漁業生產量值-漁業種類別魚類別生產量值14'.K13];['漁業生產量值-漁業種類別魚類別生產量值15'.I13])&#10;+SUM(['漁業生產量值-漁業種類別魚類別生產量值15'.K13];['漁業生產量值-漁業種類別魚類別生產量值15'.M13];['漁業生產量值-漁業種類別魚類別生產量值15'.O13];['漁業生產量值-漁業種類別魚類別生產量值16'.C13])&#10;)" table:style-name="ce47">
            <text:p>-</text:p>
          </table:table-cell>
          <table:table-cell office:value-type="string" office:string-value="-" table:formula="of:=  IF(SUM([.H13];[.J13])&#10;+SUM(['漁業生產量值-漁業種類別魚類別生產量值1'.H13];['漁業生產量值-漁業種類別魚類別生產量值1'.J13];['漁業生產量值-漁業種類別魚類別生產量值1'.L13];['漁業生產量值-漁業種類別魚類別生產量值2'.F13])&#10;+SUM(['漁業生產量值-漁業種類別魚類別生產量值2'.H13];['漁業生產量值-漁業種類別魚類別生產量值2'.J13];['漁業生產量值-漁業種類別魚類別生產量值2'.L13];['漁業生產量值-漁業種類別魚類別生產量值2'.N13])&#10;+SUM(['漁業生產量值-漁業種類別魚類別生產量值3'.J13];['漁業生產量值-漁業種類別魚類別生產量值3'.P13];['漁業生產量值-漁業種類別魚類別生產量值4'.D13];['漁業生產量值-漁業種類別魚類別生產量值4'.F13])&#10;+SUM(['漁業生產量值-漁業種類別魚類別生產量值4'.N13];['漁業生產量值-漁業種類別魚類別生產量值4'.P13];['漁業生產量值-漁業種類別魚類別生產量值5'.D13];['漁業生產量值-漁業種類別魚類別生產量值5'.F13];['漁業生產量值-漁業種類別魚類別生產量值5'.H13])&#10;+SUM(['漁業生產量值-漁業種類別魚類別生產量值6'.D13];['漁業生產量值-漁業種類別魚類別生產量值6'.F13];['漁業生產量值-漁業種類別魚類別生產量值6'.H13])&#10;+SUM(['漁業生產量值-漁業種類別魚類別生產量值6'.J13];['漁業生產量值-漁業種類別魚類別生產量值6'.L13];['漁業生產量值-漁業種類別魚類別生產量值6'.N13];['漁業生產量值-漁業種類別魚類別生產量值6'.P13];['漁業生產量值-漁業種類別魚類別生產量值7'.D13];['漁業生產量值-漁業種類別魚類別生產量值7'.F13];['漁業生產量值-漁業種類別魚類別生產量值7'.H13])&#10;+SUM(['漁業生產量值-漁業種類別魚類別生產量值7'.J13];['漁業生產量值-漁業種類別魚類別生產量值7'.L13];['漁業生產量值-漁業種類別魚類別生產量值7'.N13])&#10;+SUM(['漁業生產量值-漁業種類別魚類別生產量值9'.P13];['漁業生產量值-漁業種類別魚類別生產量值10'.D13])&#10;+SUM(['漁業生產量值-漁業種類別魚類別生產量值10'.P13])&#10;+SUM(['漁業生產量值-漁業種類別魚類別生產量值11'.L13];['漁業生產量值-漁業種類別魚類別生產量值11'.N13];['漁業生產量值-漁業種類別魚類別生產量值11'.P13];['漁業生產量值-漁業種類別魚類別生產量值12'.D13];['漁業生產量值-漁業種類別魚類別生產量值12'.F13])&#10;+SUM(['漁業生產量值-漁業種類別魚類別生產量值12'.P13])&#10;+SUM(['漁業生產量值-漁業種類別魚類別生產量值14'.L13];['漁業生產量值-漁業種類別魚類別生產量值15'.J13])&#10;+SUM(['漁業生產量值-漁業種類別魚類別生產量值15'.L13];['漁業生產量值-漁業種類別魚類別生產量值15'.N13];['漁業生產量值-漁業種類別魚類別生產量值15'.P13];['漁業生產量值-漁業種類別魚類別生產量值16'.D13])=0;&quot;-&quot;;&#10;SUM([.H13];[.J13])&#10;+SUM(['漁業生產量值-漁業種類別魚類別生產量值1'.H13];['漁業生產量值-漁業種類別魚類別生產量值1'.J13];['漁業生產量值-漁業種類別魚類別生產量值1'.L13];['漁業生產量值-漁業種類別魚類別生產量值2'.F13])&#10;+SUM(['漁業生產量值-漁業種類別魚類別生產量值2'.H13];['漁業生產量值-漁業種類別魚類別生產量值2'.J13];['漁業生產量值-漁業種類別魚類別生產量值2'.L13];['漁業生產量值-漁業種類別魚類別生產量值2'.N13])&#10;+SUM(['漁業生產量值-漁業種類別魚類別生產量值3'.J13];['漁業生產量值-漁業種類別魚類別生產量值3'.P13];['漁業生產量值-漁業種類別魚類別生產量值4'.D13];['漁業生產量值-漁業種類別魚類別生產量值4'.F13])&#10;+SUM(['漁業生產量值-漁業種類別魚類別生產量值4'.N13];['漁業生產量值-漁業種類別魚類別生產量值4'.P13];['漁業生產量值-漁業種類別魚類別生產量值5'.D13];['漁業生產量值-漁業種類別魚類別生產量值5'.F13];['漁業生產量值-漁業種類別魚類別生產量值5'.H13])&#10;+SUM(['漁業生產量值-漁業種類別魚類別生產量值6'.D13];['漁業生產量值-漁業種類別魚類別生產量值6'.F13];['漁業生產量值-漁業種類別魚類別生產量值6'.H13])&#10;+SUM(['漁業生產量值-漁業種類別魚類別生產量值6'.J13];['漁業生產量值-漁業種類別魚類別生產量值6'.L13];['漁業生產量值-漁業種類別魚類別生產量值6'.N13];['漁業生產量值-漁業種類別魚類別生產量值6'.P13];['漁業生產量值-漁業種類別魚類別生產量值7'.D13];['漁業生產量值-漁業種類別魚類別生產量值7'.F13];['漁業生產量值-漁業種類別魚類別生產量值7'.H13])&#10;+SUM(['漁業生產量值-漁業種類別魚類別生產量值7'.J13];['漁業生產量值-漁業種類別魚類別生產量值7'.L13];['漁業生產量值-漁業種類別魚類別生產量值7'.N13])&#10;+SUM(['漁業生產量值-漁業種類別魚類別生產量值9'.P13];['漁業生產量值-漁業種類別魚類別生產量值10'.D13])&#10;+SUM(['漁業生產量值-漁業種類別魚類別生產量值10'.P13])&#10;+SUM(['漁業生產量值-漁業種類別魚類別生產量值11'.L13];['漁業生產量值-漁業種類別魚類別生產量值11'.N13];['漁業生產量值-漁業種類別魚類別生產量值11'.P13];['漁業生產量值-漁業種類別魚類別生產量值12'.D13];['漁業生產量值-漁業種類別魚類別生產量值12'.F13])&#10;+SUM(['漁業生產量值-漁業種類別魚類別生產量值12'.P13])&#10;+SUM(['漁業生產量值-漁業種類別魚類別生產量值14'.L13];['漁業生產量值-漁業種類別魚類別生產量值15'.J13])&#10;+SUM(['漁業生產量值-漁業種類別魚類別生產量值15'.L13];['漁業生產量值-漁業種類別魚類別生產量值15'.N13];['漁業生產量值-漁業種類別魚類別生產量值15'.P13];['漁業生產量值-漁業種類別魚類別生產量值16'.D13])&#10;)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13];[.M13];[.O13];['漁業生產量值-漁業種類別魚類別生產量值1'.C13];['漁業生產量值-漁業種類別魚類別生產量值1'.E13])=0;&quot;-&quot;;SUM([.K13];[.M13];[.O13];['漁業生產量值-漁業種類別魚類別生產量值1'.C13];['漁業生產量值-漁業種類別魚類別生產量值1'.E13]))" table:style-name="ce37">
            <text:p>-</text:p>
          </table:table-cell>
          <table:table-cell office:value-type="string" office:string-value="-" table:formula="of:=  IF(SUM([.L13];[.N13];[.P13];['漁業生產量值-漁業種類別魚類別生產量值1'.D13];['漁業生產量值-漁業種類別魚類別生產量值1'.F13])=0;&quot;-&quot;;SUM([.L13];[.N13];[.P13];['漁業生產量值-漁業種類別魚類別生產量值1'.D13];['漁業生產量值-漁業種類別魚類別生產量值1'.F1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float" office:value="186037.60769999999" table:style-name="ce47">
            <text:p>186,038<text:s/></text:p>
          </table:table-cell>
          <table:table-cell office:value-type="float" office:value="6288408.0867400002" table:style-name="ce47">
            <text:p>6,288,408<text:s/></text:p>
          </table:table-cell>
          <table:table-cell office:value-type="float" office:value="186037.60770000002" table:formula="of:=  IF(SUM([.G14];[.I14])&#10;+SUM(['漁業生產量值-漁業種類別魚類別生產量值1'.G14];['漁業生產量值-漁業種類別魚類別生產量值1'.I14];['漁業生產量值-漁業種類別魚類別生產量值1'.K14])&#10;+SUM(['漁業生產量值-漁業種類別魚類別生產量值2'.G14];['漁業生產量值-漁業種類別魚類別生產量值2'.I14];['漁業生產量值-漁業種類別魚類別生產量值2'.K14];['漁業生產量值-漁業種類別魚類別生產量值2'.M14])&#10;+SUM(['漁業生產量值-漁業種類別魚類別生產量值3'.I14];['漁業生產量值-漁業種類別魚類別生產量值3'.O14];['漁業生產量值-漁業種類別魚類別生產量值4'.C14];['漁業生產量值-漁業種類別魚類別生產量值4'.E14])&#10;+SUM(['漁業生產量值-漁業種類別魚類別生產量值4'.M14];['漁業生產量值-漁業種類別魚類別生產量值4'.O14];['漁業生產量值-漁業種類別魚類別生產量值5'.C14];['漁業生產量值-漁業種類別魚類別生產量值5'.E14];['漁業生產量值-漁業種類別魚類別生產量值5'.G14])&#10;+SUM(['漁業生產量值-漁業種類別魚類別生產量值6'.C14];['漁業生產量值-漁業種類別魚類別生產量值6'.E14];['漁業生產量值-漁業種類別魚類別生產量值6'.G14])&#10;+SUM(['漁業生產量值-漁業種類別魚類別生產量值6'.I14];['漁業生產量值-漁業種類別魚類別生產量值6'.K14];['漁業生產量值-漁業種類別魚類別生產量值6'.M14];['漁業生產量值-漁業種類別魚類別生產量值6'.O14];['漁業生產量值-漁業種類別魚類別生產量值7'.C14];['漁業生產量值-漁業種類別魚類別生產量值7'.E14];['漁業生產量值-漁業種類別魚類別生產量值7'.G14])&#10;+SUM(['漁業生產量值-漁業種類別魚類別生產量值7'.I14];['漁業生產量值-漁業種類別魚類別生產量值7'.K14];['漁業生產量值-漁業種類別魚類別生產量值7'.M14])&#10;+SUM(['漁業生產量值-漁業種類別魚類別生產量值9'.O14];['漁業生產量值-漁業種類別魚類別生產量值10'.C14])&#10;+SUM(['漁業生產量值-漁業種類別魚類別生產量值10'.O14])&#10;+SUM(['漁業生產量值-漁業種類別魚類別生產量值11'.K14];['漁業生產量值-漁業種類別魚類別生產量值11'.M14];['漁業生產量值-漁業種類別魚類別生產量值11'.O14];['漁業生產量值-漁業種類別魚類別生產量值12'.C14];['漁業生產量值-漁業種類別魚類別生產量值12'.E14])&#10;+SUM(['漁業生產量值-漁業種類別魚類別生產量值12'.O14])&#10;+SUM(['漁業生產量值-漁業種類別魚類別生產量值14'.K14];['漁業生產量值-漁業種類別魚類別生產量值15'.I14])&#10;+SUM(['漁業生產量值-漁業種類別魚類別生產量值15'.K14];['漁業生產量值-漁業種類別魚類別生產量值15'.M14];['漁業生產量值-漁業種類別魚類別生產量值15'.O14];['漁業生產量值-漁業種類別魚類別生產量值16'.C14])=0;&quot;-&quot;;&#10;SUM([.G14];[.I14])&#10;+SUM(['漁業生產量值-漁業種類別魚類別生產量值1'.G14];['漁業生產量值-漁業種類別魚類別生產量值1'.I14];['漁業生產量值-漁業種類別魚類別生產量值1'.K14])&#10;+SUM(['漁業生產量值-漁業種類別魚類別生產量值2'.G14];['漁業生產量值-漁業種類別魚類別生產量值2'.I14];['漁業生產量值-漁業種類別魚類別生產量值2'.K14];['漁業生產量值-漁業種類別魚類別生產量值2'.M14])&#10;+SUM(['漁業生產量值-漁業種類別魚類別生產量值3'.I14];['漁業生產量值-漁業種類別魚類別生產量值3'.O14];['漁業生產量值-漁業種類別魚類別生產量值4'.C14];['漁業生產量值-漁業種類別魚類別生產量值4'.E14])&#10;+SUM(['漁業生產量值-漁業種類別魚類別生產量值4'.M14];['漁業生產量值-漁業種類別魚類別生產量值4'.O14];['漁業生產量值-漁業種類別魚類別生產量值5'.C14];['漁業生產量值-漁業種類別魚類別生產量值5'.E14];['漁業生產量值-漁業種類別魚類別生產量值5'.G14])&#10;+SUM(['漁業生產量值-漁業種類別魚類別生產量值6'.C14];['漁業生產量值-漁業種類別魚類別生產量值6'.E14];['漁業生產量值-漁業種類別魚類別生產量值6'.G14])&#10;+SUM(['漁業生產量值-漁業種類別魚類別生產量值6'.I14];['漁業生產量值-漁業種類別魚類別生產量值6'.K14];['漁業生產量值-漁業種類別魚類別生產量值6'.M14];['漁業生產量值-漁業種類別魚類別生產量值6'.O14];['漁業生產量值-漁業種類別魚類別生產量值7'.C14];['漁業生產量值-漁業種類別魚類別生產量值7'.E14];['漁業生產量值-漁業種類別魚類別生產量值7'.G14])&#10;+SUM(['漁業生產量值-漁業種類別魚類別生產量值7'.I14];['漁業生產量值-漁業種類別魚類別生產量值7'.K14];['漁業生產量值-漁業種類別魚類別生產量值7'.M14])&#10;+SUM(['漁業生產量值-漁業種類別魚類別生產量值9'.O14];['漁業生產量值-漁業種類別魚類別生產量值10'.C14])&#10;+SUM(['漁業生產量值-漁業種類別魚類別生產量值10'.O14])&#10;+SUM(['漁業生產量值-漁業種類別魚類別生產量值11'.K14];['漁業生產量值-漁業種類別魚類別生產量值11'.M14];['漁業生產量值-漁業種類別魚類別生產量值11'.O14];['漁業生產量值-漁業種類別魚類別生產量值12'.C14];['漁業生產量值-漁業種類別魚類別生產量值12'.E14])&#10;+SUM(['漁業生產量值-漁業種類別魚類別生產量值12'.O14])&#10;+SUM(['漁業生產量值-漁業種類別魚類別生產量值14'.K14];['漁業生產量值-漁業種類別魚類別生產量值15'.I14])&#10;+SUM(['漁業生產量值-漁業種類別魚類別生產量值15'.K14];['漁業生產量值-漁業種類別魚類別生產量值15'.M14];['漁業生產量值-漁業種類別魚類別生產量值15'.O14];['漁業生產量值-漁業種類別魚類別生產量值16'.C14])&#10;)" table:style-name="ce47">
            <text:p>186,038<text:s/></text:p>
          </table:table-cell>
          <table:table-cell office:value-type="float" office:value="6288408.0867400011" table:formula="of:=  IF(SUM([.H14];[.J14])&#10;+SUM(['漁業生產量值-漁業種類別魚類別生產量值1'.H14];['漁業生產量值-漁業種類別魚類別生產量值1'.J14];['漁業生產量值-漁業種類別魚類別生產量值1'.L14];['漁業生產量值-漁業種類別魚類別生產量值2'.F14])&#10;+SUM(['漁業生產量值-漁業種類別魚類別生產量值2'.H14];['漁業生產量值-漁業種類別魚類別生產量值2'.J14];['漁業生產量值-漁業種類別魚類別生產量值2'.L14];['漁業生產量值-漁業種類別魚類別生產量值2'.N14])&#10;+SUM(['漁業生產量值-漁業種類別魚類別生產量值3'.J14];['漁業生產量值-漁業種類別魚類別生產量值3'.P14];['漁業生產量值-漁業種類別魚類別生產量值4'.D14];['漁業生產量值-漁業種類別魚類別生產量值4'.F14])&#10;+SUM(['漁業生產量值-漁業種類別魚類別生產量值4'.N14];['漁業生產量值-漁業種類別魚類別生產量值4'.P14];['漁業生產量值-漁業種類別魚類別生產量值5'.D14];['漁業生產量值-漁業種類別魚類別生產量值5'.F14];['漁業生產量值-漁業種類別魚類別生產量值5'.H14])&#10;+SUM(['漁業生產量值-漁業種類別魚類別生產量值6'.D14];['漁業生產量值-漁業種類別魚類別生產量值6'.F14];['漁業生產量值-漁業種類別魚類別生產量值6'.H14])&#10;+SUM(['漁業生產量值-漁業種類別魚類別生產量值6'.J14];['漁業生產量值-漁業種類別魚類別生產量值6'.L14];['漁業生產量值-漁業種類別魚類別生產量值6'.N14];['漁業生產量值-漁業種類別魚類別生產量值6'.P14];['漁業生產量值-漁業種類別魚類別生產量值7'.D14];['漁業生產量值-漁業種類別魚類別生產量值7'.F14];['漁業生產量值-漁業種類別魚類別生產量值7'.H14])&#10;+SUM(['漁業生產量值-漁業種類別魚類別生產量值7'.J14];['漁業生產量值-漁業種類別魚類別生產量值7'.L14];['漁業生產量值-漁業種類別魚類別生產量值7'.N14])&#10;+SUM(['漁業生產量值-漁業種類別魚類別生產量值9'.P14];['漁業生產量值-漁業種類別魚類別生產量值10'.D14])&#10;+SUM(['漁業生產量值-漁業種類別魚類別生產量值10'.P14])&#10;+SUM(['漁業生產量值-漁業種類別魚類別生產量值11'.L14];['漁業生產量值-漁業種類別魚類別生產量值11'.N14];['漁業生產量值-漁業種類別魚類別生產量值11'.P14];['漁業生產量值-漁業種類別魚類別生產量值12'.D14];['漁業生產量值-漁業種類別魚類別生產量值12'.F14])&#10;+SUM(['漁業生產量值-漁業種類別魚類別生產量值12'.P14])&#10;+SUM(['漁業生產量值-漁業種類別魚類別生產量值14'.L14];['漁業生產量值-漁業種類別魚類別生產量值15'.J14])&#10;+SUM(['漁業生產量值-漁業種類別魚類別生產量值15'.L14];['漁業生產量值-漁業種類別魚類別生產量值15'.N14];['漁業生產量值-漁業種類別魚類別生產量值15'.P14];['漁業生產量值-漁業種類別魚類別生產量值16'.D14])=0;&quot;-&quot;;&#10;SUM([.H14];[.J14])&#10;+SUM(['漁業生產量值-漁業種類別魚類別生產量值1'.H14];['漁業生產量值-漁業種類別魚類別生產量值1'.J14];['漁業生產量值-漁業種類別魚類別生產量值1'.L14];['漁業生產量值-漁業種類別魚類別生產量值2'.F14])&#10;+SUM(['漁業生產量值-漁業種類別魚類別生產量值2'.H14];['漁業生產量值-漁業種類別魚類別生產量值2'.J14];['漁業生產量值-漁業種類別魚類別生產量值2'.L14];['漁業生產量值-漁業種類別魚類別生產量值2'.N14])&#10;+SUM(['漁業生產量值-漁業種類別魚類別生產量值3'.J14];['漁業生產量值-漁業種類別魚類別生產量值3'.P14];['漁業生產量值-漁業種類別魚類別生產量值4'.D14];['漁業生產量值-漁業種類別魚類別生產量值4'.F14])&#10;+SUM(['漁業生產量值-漁業種類別魚類別生產量值4'.N14];['漁業生產量值-漁業種類別魚類別生產量值4'.P14];['漁業生產量值-漁業種類別魚類別生產量值5'.D14];['漁業生產量值-漁業種類別魚類別生產量值5'.F14];['漁業生產量值-漁業種類別魚類別生產量值5'.H14])&#10;+SUM(['漁業生產量值-漁業種類別魚類別生產量值6'.D14];['漁業生產量值-漁業種類別魚類別生產量值6'.F14];['漁業生產量值-漁業種類別魚類別生產量值6'.H14])&#10;+SUM(['漁業生產量值-漁業種類別魚類別生產量值6'.J14];['漁業生產量值-漁業種類別魚類別生產量值6'.L14];['漁業生產量值-漁業種類別魚類別生產量值6'.N14];['漁業生產量值-漁業種類別魚類別生產量值6'.P14];['漁業生產量值-漁業種類別魚類別生產量值7'.D14];['漁業生產量值-漁業種類別魚類別生產量值7'.F14];['漁業生產量值-漁業種類別魚類別生產量值7'.H14])&#10;+SUM(['漁業生產量值-漁業種類別魚類別生產量值7'.J14];['漁業生產量值-漁業種類別魚類別生產量值7'.L14];['漁業生產量值-漁業種類別魚類別生產量值7'.N14])&#10;+SUM(['漁業生產量值-漁業種類別魚類別生產量值9'.P14];['漁業生產量值-漁業種類別魚類別生產量值10'.D14])&#10;+SUM(['漁業生產量值-漁業種類別魚類別生產量值10'.P14])&#10;+SUM(['漁業生產量值-漁業種類別魚類別生產量值11'.L14];['漁業生產量值-漁業種類別魚類別生產量值11'.N14];['漁業生產量值-漁業種類別魚類別生產量值11'.P14];['漁業生產量值-漁業種類別魚類別生產量值12'.D14];['漁業生產量值-漁業種類別魚類別生產量值12'.F14])&#10;+SUM(['漁業生產量值-漁業種類別魚類別生產量值12'.P14])&#10;+SUM(['漁業生產量值-漁業種類別魚類別生產量值14'.L14];['漁業生產量值-漁業種類別魚類別生產量值15'.J14])&#10;+SUM(['漁業生產量值-漁業種類別魚類別生產量值15'.L14];['漁業生產量值-漁業種類別魚類別生產量值15'.N14];['漁業生產量值-漁業種類別魚類別生產量值15'.P14];['漁業生產量值-漁業種類別魚類別生產量值16'.D14])&#10;)" table:style-name="ce47">
            <text:p>6,288,40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14];[.M14];[.O14];['漁業生產量值-漁業種類別魚類別生產量值1'.C14];['漁業生產量值-漁業種類別魚類別生產量值1'.E14])=0;&quot;-&quot;;SUM([.K14];[.M14];[.O14];['漁業生產量值-漁業種類別魚類別生產量值1'.C14];['漁業生產量值-漁業種類別魚類別生產量值1'.E14]))" table:style-name="ce37">
            <text:p>-</text:p>
          </table:table-cell>
          <table:table-cell office:value-type="string" office:string-value="-" table:formula="of:=  IF(SUM([.L14];[.N14];[.P14];['漁業生產量值-漁業種類別魚類別生產量值1'.D14];['漁業生產量值-漁業種類別魚類別生產量值1'.F14])=0;&quot;-&quot;;SUM([.L14];[.N14];[.P14];['漁業生產量值-漁業種類別魚類別生產量值1'.D14];['漁業生產量值-漁業種類別魚類別生產量值1'.F1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float" office:value="146024.99999000001" table:style-name="ce47">
            <text:p>146,025<text:s/></text:p>
          </table:table-cell>
          <table:table-cell office:value-type="float" office:value="5672466.9467000002" table:style-name="ce47">
            <text:p>5,672,467<text:s/></text:p>
          </table:table-cell>
          <table:table-cell office:value-type="float" office:value="146024.99999000001" table:formula="of:=  IF(SUM([.G15];[.I15])&#10;+SUM(['漁業生產量值-漁業種類別魚類別生產量值1'.G15];['漁業生產量值-漁業種類別魚類別生產量值1'.I15];['漁業生產量值-漁業種類別魚類別生產量值1'.K15])&#10;+SUM(['漁業生產量值-漁業種類別魚類別生產量值2'.G15];['漁業生產量值-漁業種類別魚類別生產量值2'.I15];['漁業生產量值-漁業種類別魚類別生產量值2'.K15];['漁業生產量值-漁業種類別魚類別生產量值2'.M15])&#10;+SUM(['漁業生產量值-漁業種類別魚類別生產量值3'.I15];['漁業生產量值-漁業種類別魚類別生產量值3'.O15];['漁業生產量值-漁業種類別魚類別生產量值4'.C15];['漁業生產量值-漁業種類別魚類別生產量值4'.E15])&#10;+SUM(['漁業生產量值-漁業種類別魚類別生產量值4'.M15];['漁業生產量值-漁業種類別魚類別生產量值4'.O15];['漁業生產量值-漁業種類別魚類別生產量值5'.C15];['漁業生產量值-漁業種類別魚類別生產量值5'.E15];['漁業生產量值-漁業種類別魚類別生產量值5'.G15])&#10;+SUM(['漁業生產量值-漁業種類別魚類別生產量值6'.C15];['漁業生產量值-漁業種類別魚類別生產量值6'.E15];['漁業生產量值-漁業種類別魚類別生產量值6'.G15])&#10;+SUM(['漁業生產量值-漁業種類別魚類別生產量值6'.I15];['漁業生產量值-漁業種類別魚類別生產量值6'.K15];['漁業生產量值-漁業種類別魚類別生產量值6'.M15];['漁業生產量值-漁業種類別魚類別生產量值6'.O15];['漁業生產量值-漁業種類別魚類別生產量值7'.C15];['漁業生產量值-漁業種類別魚類別生產量值7'.E15];['漁業生產量值-漁業種類別魚類別生產量值7'.G15])&#10;+SUM(['漁業生產量值-漁業種類別魚類別生產量值7'.I15];['漁業生產量值-漁業種類別魚類別生產量值7'.K15];['漁業生產量值-漁業種類別魚類別生產量值7'.M15])&#10;+SUM(['漁業生產量值-漁業種類別魚類別生產量值9'.O15];['漁業生產量值-漁業種類別魚類別生產量值10'.C15])&#10;+SUM(['漁業生產量值-漁業種類別魚類別生產量值10'.O15])&#10;+SUM(['漁業生產量值-漁業種類別魚類別生產量值11'.K15];['漁業生產量值-漁業種類別魚類別生產量值11'.M15];['漁業生產量值-漁業種類別魚類別生產量值11'.O15];['漁業生產量值-漁業種類別魚類別生產量值12'.C15];['漁業生產量值-漁業種類別魚類別生產量值12'.E15])&#10;+SUM(['漁業生產量值-漁業種類別魚類別生產量值12'.O15])&#10;+SUM(['漁業生產量值-漁業種類別魚類別生產量值14'.K15];['漁業生產量值-漁業種類別魚類別生產量值15'.I15])&#10;+SUM(['漁業生產量值-漁業種類別魚類別生產量值15'.K15];['漁業生產量值-漁業種類別魚類別生產量值15'.M15];['漁業生產量值-漁業種類別魚類別生產量值15'.O15];['漁業生產量值-漁業種類別魚類別生產量值16'.C15])=0;&quot;-&quot;;&#10;SUM([.G15];[.I15])&#10;+SUM(['漁業生產量值-漁業種類別魚類別生產量值1'.G15];['漁業生產量值-漁業種類別魚類別生產量值1'.I15];['漁業生產量值-漁業種類別魚類別生產量值1'.K15])&#10;+SUM(['漁業生產量值-漁業種類別魚類別生產量值2'.G15];['漁業生產量值-漁業種類別魚類別生產量值2'.I15];['漁業生產量值-漁業種類別魚類別生產量值2'.K15];['漁業生產量值-漁業種類別魚類別生產量值2'.M15])&#10;+SUM(['漁業生產量值-漁業種類別魚類別生產量值3'.I15];['漁業生產量值-漁業種類別魚類別生產量值3'.O15];['漁業生產量值-漁業種類別魚類別生產量值4'.C15];['漁業生產量值-漁業種類別魚類別生產量值4'.E15])&#10;+SUM(['漁業生產量值-漁業種類別魚類別生產量值4'.M15];['漁業生產量值-漁業種類別魚類別生產量值4'.O15];['漁業生產量值-漁業種類別魚類別生產量值5'.C15];['漁業生產量值-漁業種類別魚類別生產量值5'.E15];['漁業生產量值-漁業種類別魚類別生產量值5'.G15])&#10;+SUM(['漁業生產量值-漁業種類別魚類別生產量值6'.C15];['漁業生產量值-漁業種類別魚類別生產量值6'.E15];['漁業生產量值-漁業種類別魚類別生產量值6'.G15])&#10;+SUM(['漁業生產量值-漁業種類別魚類別生產量值6'.I15];['漁業生產量值-漁業種類別魚類別生產量值6'.K15];['漁業生產量值-漁業種類別魚類別生產量值6'.M15];['漁業生產量值-漁業種類別魚類別生產量值6'.O15];['漁業生產量值-漁業種類別魚類別生產量值7'.C15];['漁業生產量值-漁業種類別魚類別生產量值7'.E15];['漁業生產量值-漁業種類別魚類別生產量值7'.G15])&#10;+SUM(['漁業生產量值-漁業種類別魚類別生產量值7'.I15];['漁業生產量值-漁業種類別魚類別生產量值7'.K15];['漁業生產量值-漁業種類別魚類別生產量值7'.M15])&#10;+SUM(['漁業生產量值-漁業種類別魚類別生產量值9'.O15];['漁業生產量值-漁業種類別魚類別生產量值10'.C15])&#10;+SUM(['漁業生產量值-漁業種類別魚類別生產量值10'.O15])&#10;+SUM(['漁業生產量值-漁業種類別魚類別生產量值11'.K15];['漁業生產量值-漁業種類別魚類別生產量值11'.M15];['漁業生產量值-漁業種類別魚類別生產量值11'.O15];['漁業生產量值-漁業種類別魚類別生產量值12'.C15];['漁業生產量值-漁業種類別魚類別生產量值12'.E15])&#10;+SUM(['漁業生產量值-漁業種類別魚類別生產量值12'.O15])&#10;+SUM(['漁業生產量值-漁業種類別魚類別生產量值14'.K15];['漁業生產量值-漁業種類別魚類別生產量值15'.I15])&#10;+SUM(['漁業生產量值-漁業種類別魚類別生產量值15'.K15];['漁業生產量值-漁業種類別魚類別生產量值15'.M15];['漁業生產量值-漁業種類別魚類別生產量值15'.O15];['漁業生產量值-漁業種類別魚類別生產量值16'.C15])&#10;)" table:style-name="ce47">
            <text:p>146,025<text:s/></text:p>
          </table:table-cell>
          <table:table-cell office:value-type="float" office:value="5672466.9467000002" table:formula="of:=  IF(SUM([.H15];[.J15])&#10;+SUM(['漁業生產量值-漁業種類別魚類別生產量值1'.H15];['漁業生產量值-漁業種類別魚類別生產量值1'.J15];['漁業生產量值-漁業種類別魚類別生產量值1'.L15];['漁業生產量值-漁業種類別魚類別生產量值2'.F15])&#10;+SUM(['漁業生產量值-漁業種類別魚類別生產量值2'.H15];['漁業生產量值-漁業種類別魚類別生產量值2'.J15];['漁業生產量值-漁業種類別魚類別生產量值2'.L15];['漁業生產量值-漁業種類別魚類別生產量值2'.N15])&#10;+SUM(['漁業生產量值-漁業種類別魚類別生產量值3'.J15];['漁業生產量值-漁業種類別魚類別生產量值3'.P15];['漁業生產量值-漁業種類別魚類別生產量值4'.D15];['漁業生產量值-漁業種類別魚類別生產量值4'.F15])&#10;+SUM(['漁業生產量值-漁業種類別魚類別生產量值4'.N15];['漁業生產量值-漁業種類別魚類別生產量值4'.P15];['漁業生產量值-漁業種類別魚類別生產量值5'.D15];['漁業生產量值-漁業種類別魚類別生產量值5'.F15];['漁業生產量值-漁業種類別魚類別生產量值5'.H15])&#10;+SUM(['漁業生產量值-漁業種類別魚類別生產量值6'.D15];['漁業生產量值-漁業種類別魚類別生產量值6'.F15];['漁業生產量值-漁業種類別魚類別生產量值6'.H15])&#10;+SUM(['漁業生產量值-漁業種類別魚類別生產量值6'.J15];['漁業生產量值-漁業種類別魚類別生產量值6'.L15];['漁業生產量值-漁業種類別魚類別生產量值6'.N15];['漁業生產量值-漁業種類別魚類別生產量值6'.P15];['漁業生產量值-漁業種類別魚類別生產量值7'.D15];['漁業生產量值-漁業種類別魚類別生產量值7'.F15];['漁業生產量值-漁業種類別魚類別生產量值7'.H15])&#10;+SUM(['漁業生產量值-漁業種類別魚類別生產量值7'.J15];['漁業生產量值-漁業種類別魚類別生產量值7'.L15];['漁業生產量值-漁業種類別魚類別生產量值7'.N15])&#10;+SUM(['漁業生產量值-漁業種類別魚類別生產量值9'.P15];['漁業生產量值-漁業種類別魚類別生產量值10'.D15])&#10;+SUM(['漁業生產量值-漁業種類別魚類別生產量值10'.P15])&#10;+SUM(['漁業生產量值-漁業種類別魚類別生產量值11'.L15];['漁業生產量值-漁業種類別魚類別生產量值11'.N15];['漁業生產量值-漁業種類別魚類別生產量值11'.P15];['漁業生產量值-漁業種類別魚類別生產量值12'.D15];['漁業生產量值-漁業種類別魚類別生產量值12'.F15])&#10;+SUM(['漁業生產量值-漁業種類別魚類別生產量值12'.P15])&#10;+SUM(['漁業生產量值-漁業種類別魚類別生產量值14'.L15];['漁業生產量值-漁業種類別魚類別生產量值15'.J15])&#10;+SUM(['漁業生產量值-漁業種類別魚類別生產量值15'.L15];['漁業生產量值-漁業種類別魚類別生產量值15'.N15];['漁業生產量值-漁業種類別魚類別生產量值15'.P15];['漁業生產量值-漁業種類別魚類別生產量值16'.D15])=0;&quot;-&quot;;&#10;SUM([.H15];[.J15])&#10;+SUM(['漁業生產量值-漁業種類別魚類別生產量值1'.H15];['漁業生產量值-漁業種類別魚類別生產量值1'.J15];['漁業生產量值-漁業種類別魚類別生產量值1'.L15];['漁業生產量值-漁業種類別魚類別生產量值2'.F15])&#10;+SUM(['漁業生產量值-漁業種類別魚類別生產量值2'.H15];['漁業生產量值-漁業種類別魚類別生產量值2'.J15];['漁業生產量值-漁業種類別魚類別生產量值2'.L15];['漁業生產量值-漁業種類別魚類別生產量值2'.N15])&#10;+SUM(['漁業生產量值-漁業種類別魚類別生產量值3'.J15];['漁業生產量值-漁業種類別魚類別生產量值3'.P15];['漁業生產量值-漁業種類別魚類別生產量值4'.D15];['漁業生產量值-漁業種類別魚類別生產量值4'.F15])&#10;+SUM(['漁業生產量值-漁業種類別魚類別生產量值4'.N15];['漁業生產量值-漁業種類別魚類別生產量值4'.P15];['漁業生產量值-漁業種類別魚類別生產量值5'.D15];['漁業生產量值-漁業種類別魚類別生產量值5'.F15];['漁業生產量值-漁業種類別魚類別生產量值5'.H15])&#10;+SUM(['漁業生產量值-漁業種類別魚類別生產量值6'.D15];['漁業生產量值-漁業種類別魚類別生產量值6'.F15];['漁業生產量值-漁業種類別魚類別生產量值6'.H15])&#10;+SUM(['漁業生產量值-漁業種類別魚類別生產量值6'.J15];['漁業生產量值-漁業種類別魚類別生產量值6'.L15];['漁業生產量值-漁業種類別魚類別生產量值6'.N15];['漁業生產量值-漁業種類別魚類別生產量值6'.P15];['漁業生產量值-漁業種類別魚類別生產量值7'.D15];['漁業生產量值-漁業種類別魚類別生產量值7'.F15];['漁業生產量值-漁業種類別魚類別生產量值7'.H15])&#10;+SUM(['漁業生產量值-漁業種類別魚類別生產量值7'.J15];['漁業生產量值-漁業種類別魚類別生產量值7'.L15];['漁業生產量值-漁業種類別魚類別生產量值7'.N15])&#10;+SUM(['漁業生產量值-漁業種類別魚類別生產量值9'.P15];['漁業生產量值-漁業種類別魚類別生產量值10'.D15])&#10;+SUM(['漁業生產量值-漁業種類別魚類別生產量值10'.P15])&#10;+SUM(['漁業生產量值-漁業種類別魚類別生產量值11'.L15];['漁業生產量值-漁業種類別魚類別生產量值11'.N15];['漁業生產量值-漁業種類別魚類別生產量值11'.P15];['漁業生產量值-漁業種類別魚類別生產量值12'.D15];['漁業生產量值-漁業種類別魚類別生產量值12'.F15])&#10;+SUM(['漁業生產量值-漁業種類別魚類別生產量值12'.P15])&#10;+SUM(['漁業生產量值-漁業種類別魚類別生產量值14'.L15];['漁業生產量值-漁業種類別魚類別生產量值15'.J15])&#10;+SUM(['漁業生產量值-漁業種類別魚類別生產量值15'.L15];['漁業生產量值-漁業種類別魚類別生產量值15'.N15];['漁業生產量值-漁業種類別魚類別生產量值15'.P15];['漁業生產量值-漁業種類別魚類別生產量值16'.D15])&#10;)" table:style-name="ce47">
            <text:p>5,672,46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15];[.M15];[.O15];['漁業生產量值-漁業種類別魚類別生產量值1'.C15];['漁業生產量值-漁業種類別魚類別生產量值1'.E15])=0;&quot;-&quot;;SUM([.K15];[.M15];[.O15];['漁業生產量值-漁業種類別魚類別生產量值1'.C15];['漁業生產量值-漁業種類別魚類別生產量值1'.E15]))" table:style-name="ce37">
            <text:p>-</text:p>
          </table:table-cell>
          <table:table-cell office:value-type="string" office:string-value="-" table:formula="of:=  IF(SUM([.L15];[.N15];[.P15];['漁業生產量值-漁業種類別魚類別生產量值1'.D15];['漁業生產量值-漁業種類別魚類別生產量值1'.F15])=0;&quot;-&quot;;SUM([.L15];[.N15];[.P15];['漁業生產量值-漁業種類別魚類別生產量值1'.D15];['漁業生產量值-漁業種類別魚類別生產量值1'.F1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float" office:value="222656.32824" table:style-name="ce47">
            <text:p>222,656<text:s/></text:p>
          </table:table-cell>
          <table:table-cell office:value-type="float" office:value="24029491.638969999" table:style-name="ce47">
            <text:p>24,029,492<text:s/></text:p>
          </table:table-cell>
          <table:table-cell office:value-type="float" office:value="222464.26824" table:formula="of:=  IF(SUM([.G16];[.I16])&#10;+SUM(['漁業生產量值-漁業種類別魚類別生產量值1'.G16];['漁業生產量值-漁業種類別魚類別生產量值1'.I16];['漁業生產量值-漁業種類別魚類別生產量值1'.K16])&#10;+SUM(['漁業生產量值-漁業種類別魚類別生產量值2'.G16];['漁業生產量值-漁業種類別魚類別生產量值2'.I16];['漁業生產量值-漁業種類別魚類別生產量值2'.K16];['漁業生產量值-漁業種類別魚類別生產量值2'.M16])&#10;+SUM(['漁業生產量值-漁業種類別魚類別生產量值3'.I16];['漁業生產量值-漁業種類別魚類別生產量值3'.O16];['漁業生產量值-漁業種類別魚類別生產量值4'.C16];['漁業生產量值-漁業種類別魚類別生產量值4'.E16])&#10;+SUM(['漁業生產量值-漁業種類別魚類別生產量值4'.M16];['漁業生產量值-漁業種類別魚類別生產量值4'.O16];['漁業生產量值-漁業種類別魚類別生產量值5'.C16];['漁業生產量值-漁業種類別魚類別生產量值5'.E16];['漁業生產量值-漁業種類別魚類別生產量值5'.G16])&#10;+SUM(['漁業生產量值-漁業種類別魚類別生產量值6'.C16];['漁業生產量值-漁業種類別魚類別生產量值6'.E16];['漁業生產量值-漁業種類別魚類別生產量值6'.G16])&#10;+SUM(['漁業生產量值-漁業種類別魚類別生產量值6'.I16];['漁業生產量值-漁業種類別魚類別生產量值6'.K16];['漁業生產量值-漁業種類別魚類別生產量值6'.M16];['漁業生產量值-漁業種類別魚類別生產量值6'.O16];['漁業生產量值-漁業種類別魚類別生產量值7'.C16];['漁業生產量值-漁業種類別魚類別生產量值7'.E16];['漁業生產量值-漁業種類別魚類別生產量值7'.G16])&#10;+SUM(['漁業生產量值-漁業種類別魚類別生產量值7'.I16];['漁業生產量值-漁業種類別魚類別生產量值7'.K16];['漁業生產量值-漁業種類別魚類別生產量值7'.M16])&#10;+SUM(['漁業生產量值-漁業種類別魚類別生產量值9'.O16];['漁業生產量值-漁業種類別魚類別生產量值10'.C16])&#10;+SUM(['漁業生產量值-漁業種類別魚類別生產量值10'.O16])&#10;+SUM(['漁業生產量值-漁業種類別魚類別生產量值11'.K16];['漁業生產量值-漁業種類別魚類別生產量值11'.M16];['漁業生產量值-漁業種類別魚類別生產量值11'.O16];['漁業生產量值-漁業種類別魚類別生產量值12'.C16];['漁業生產量值-漁業種類別魚類別生產量值12'.E16])&#10;+SUM(['漁業生產量值-漁業種類別魚類別生產量值12'.O16])&#10;+SUM(['漁業生產量值-漁業種類別魚類別生產量值14'.K16];['漁業生產量值-漁業種類別魚類別生產量值15'.I16])&#10;+SUM(['漁業生產量值-漁業種類別魚類別生產量值15'.K16];['漁業生產量值-漁業種類別魚類別生產量值15'.M16];['漁業生產量值-漁業種類別魚類別生產量值15'.O16];['漁業生產量值-漁業種類別魚類別生產量值16'.C16])=0;&quot;-&quot;;&#10;SUM([.G16];[.I16])&#10;+SUM(['漁業生產量值-漁業種類別魚類別生產量值1'.G16];['漁業生產量值-漁業種類別魚類別生產量值1'.I16];['漁業生產量值-漁業種類別魚類別生產量值1'.K16])&#10;+SUM(['漁業生產量值-漁業種類別魚類別生產量值2'.G16];['漁業生產量值-漁業種類別魚類別生產量值2'.I16];['漁業生產量值-漁業種類別魚類別生產量值2'.K16];['漁業生產量值-漁業種類別魚類別生產量值2'.M16])&#10;+SUM(['漁業生產量值-漁業種類別魚類別生產量值3'.I16];['漁業生產量值-漁業種類別魚類別生產量值3'.O16];['漁業生產量值-漁業種類別魚類別生產量值4'.C16];['漁業生產量值-漁業種類別魚類別生產量值4'.E16])&#10;+SUM(['漁業生產量值-漁業種類別魚類別生產量值4'.M16];['漁業生產量值-漁業種類別魚類別生產量值4'.O16];['漁業生產量值-漁業種類別魚類別生產量值5'.C16];['漁業生產量值-漁業種類別魚類別生產量值5'.E16];['漁業生產量值-漁業種類別魚類別生產量值5'.G16])&#10;+SUM(['漁業生產量值-漁業種類別魚類別生產量值6'.C16];['漁業生產量值-漁業種類別魚類別生產量值6'.E16];['漁業生產量值-漁業種類別魚類別生產量值6'.G16])&#10;+SUM(['漁業生產量值-漁業種類別魚類別生產量值6'.I16];['漁業生產量值-漁業種類別魚類別生產量值6'.K16];['漁業生產量值-漁業種類別魚類別生產量值6'.M16];['漁業生產量值-漁業種類別魚類別生產量值6'.O16];['漁業生產量值-漁業種類別魚類別生產量值7'.C16];['漁業生產量值-漁業種類別魚類別生產量值7'.E16];['漁業生產量值-漁業種類別魚類別生產量值7'.G16])&#10;+SUM(['漁業生產量值-漁業種類別魚類別生產量值7'.I16];['漁業生產量值-漁業種類別魚類別生產量值7'.K16];['漁業生產量值-漁業種類別魚類別生產量值7'.M16])&#10;+SUM(['漁業生產量值-漁業種類別魚類別生產量值9'.O16];['漁業生產量值-漁業種類別魚類別生產量值10'.C16])&#10;+SUM(['漁業生產量值-漁業種類別魚類別生產量值10'.O16])&#10;+SUM(['漁業生產量值-漁業種類別魚類別生產量值11'.K16];['漁業生產量值-漁業種類別魚類別生產量值11'.M16];['漁業生產量值-漁業種類別魚類別生產量值11'.O16];['漁業生產量值-漁業種類別魚類別生產量值12'.C16];['漁業生產量值-漁業種類別魚類別生產量值12'.E16])&#10;+SUM(['漁業生產量值-漁業種類別魚類別生產量值12'.O16])&#10;+SUM(['漁業生產量值-漁業種類別魚類別生產量值14'.K16];['漁業生產量值-漁業種類別魚類別生產量值15'.I16])&#10;+SUM(['漁業生產量值-漁業種類別魚類別生產量值15'.K16];['漁業生產量值-漁業種類別魚類別生產量值15'.M16];['漁業生產量值-漁業種類別魚類別生產量值15'.O16];['漁業生產量值-漁業種類別魚類別生產量值16'.C16])&#10;)" table:style-name="ce47">
            <text:p>222,464<text:s/></text:p>
          </table:table-cell>
          <table:table-cell office:value-type="float" office:value="24023591.748170003" table:formula="of:=  IF(SUM([.H16];[.J16])&#10;+SUM(['漁業生產量值-漁業種類別魚類別生產量值1'.H16];['漁業生產量值-漁業種類別魚類別生產量值1'.J16];['漁業生產量值-漁業種類別魚類別生產量值1'.L16];['漁業生產量值-漁業種類別魚類別生產量值2'.F16])&#10;+SUM(['漁業生產量值-漁業種類別魚類別生產量值2'.H16];['漁業生產量值-漁業種類別魚類別生產量值2'.J16];['漁業生產量值-漁業種類別魚類別生產量值2'.L16];['漁業生產量值-漁業種類別魚類別生產量值2'.N16])&#10;+SUM(['漁業生產量值-漁業種類別魚類別生產量值3'.J16];['漁業生產量值-漁業種類別魚類別生產量值3'.P16];['漁業生產量值-漁業種類別魚類別生產量值4'.D16];['漁業生產量值-漁業種類別魚類別生產量值4'.F16])&#10;+SUM(['漁業生產量值-漁業種類別魚類別生產量值4'.N16];['漁業生產量值-漁業種類別魚類別生產量值4'.P16];['漁業生產量值-漁業種類別魚類別生產量值5'.D16];['漁業生產量值-漁業種類別魚類別生產量值5'.F16];['漁業生產量值-漁業種類別魚類別生產量值5'.H16])&#10;+SUM(['漁業生產量值-漁業種類別魚類別生產量值6'.D16];['漁業生產量值-漁業種類別魚類別生產量值6'.F16];['漁業生產量值-漁業種類別魚類別生產量值6'.H16])&#10;+SUM(['漁業生產量值-漁業種類別魚類別生產量值6'.J16];['漁業生產量值-漁業種類別魚類別生產量值6'.L16];['漁業生產量值-漁業種類別魚類別生產量值6'.N16];['漁業生產量值-漁業種類別魚類別生產量值6'.P16];['漁業生產量值-漁業種類別魚類別生產量值7'.D16];['漁業生產量值-漁業種類別魚類別生產量值7'.F16];['漁業生產量值-漁業種類別魚類別生產量值7'.H16])&#10;+SUM(['漁業生產量值-漁業種類別魚類別生產量值7'.J16];['漁業生產量值-漁業種類別魚類別生產量值7'.L16];['漁業生產量值-漁業種類別魚類別生產量值7'.N16])&#10;+SUM(['漁業生產量值-漁業種類別魚類別生產量值9'.P16];['漁業生產量值-漁業種類別魚類別生產量值10'.D16])&#10;+SUM(['漁業生產量值-漁業種類別魚類別生產量值10'.P16])&#10;+SUM(['漁業生產量值-漁業種類別魚類別生產量值11'.L16];['漁業生產量值-漁業種類別魚類別生產量值11'.N16];['漁業生產量值-漁業種類別魚類別生產量值11'.P16];['漁業生產量值-漁業種類別魚類別生產量值12'.D16];['漁業生產量值-漁業種類別魚類別生產量值12'.F16])&#10;+SUM(['漁業生產量值-漁業種類別魚類別生產量值12'.P16])&#10;+SUM(['漁業生產量值-漁業種類別魚類別生產量值14'.L16];['漁業生產量值-漁業種類別魚類別生產量值15'.J16])&#10;+SUM(['漁業生產量值-漁業種類別魚類別生產量值15'.L16];['漁業生產量值-漁業種類別魚類別生產量值15'.N16];['漁業生產量值-漁業種類別魚類別生產量值15'.P16];['漁業生產量值-漁業種類別魚類別生產量值16'.D16])=0;&quot;-&quot;;&#10;SUM([.H16];[.J16])&#10;+SUM(['漁業生產量值-漁業種類別魚類別生產量值1'.H16];['漁業生產量值-漁業種類別魚類別生產量值1'.J16];['漁業生產量值-漁業種類別魚類別生產量值1'.L16];['漁業生產量值-漁業種類別魚類別生產量值2'.F16])&#10;+SUM(['漁業生產量值-漁業種類別魚類別生產量值2'.H16];['漁業生產量值-漁業種類別魚類別生產量值2'.J16];['漁業生產量值-漁業種類別魚類別生產量值2'.L16];['漁業生產量值-漁業種類別魚類別生產量值2'.N16])&#10;+SUM(['漁業生產量值-漁業種類別魚類別生產量值3'.J16];['漁業生產量值-漁業種類別魚類別生產量值3'.P16];['漁業生產量值-漁業種類別魚類別生產量值4'.D16];['漁業生產量值-漁業種類別魚類別生產量值4'.F16])&#10;+SUM(['漁業生產量值-漁業種類別魚類別生產量值4'.N16];['漁業生產量值-漁業種類別魚類別生產量值4'.P16];['漁業生產量值-漁業種類別魚類別生產量值5'.D16];['漁業生產量值-漁業種類別魚類別生產量值5'.F16];['漁業生產量值-漁業種類別魚類別生產量值5'.H16])&#10;+SUM(['漁業生產量值-漁業種類別魚類別生產量值6'.D16];['漁業生產量值-漁業種類別魚類別生產量值6'.F16];['漁業生產量值-漁業種類別魚類別生產量值6'.H16])&#10;+SUM(['漁業生產量值-漁業種類別魚類別生產量值6'.J16];['漁業生產量值-漁業種類別魚類別生產量值6'.L16];['漁業生產量值-漁業種類別魚類別生產量值6'.N16];['漁業生產量值-漁業種類別魚類別生產量值6'.P16];['漁業生產量值-漁業種類別魚類別生產量值7'.D16];['漁業生產量值-漁業種類別魚類別生產量值7'.F16];['漁業生產量值-漁業種類別魚類別生產量值7'.H16])&#10;+SUM(['漁業生產量值-漁業種類別魚類別生產量值7'.J16];['漁業生產量值-漁業種類別魚類別生產量值7'.L16];['漁業生產量值-漁業種類別魚類別生產量值7'.N16])&#10;+SUM(['漁業生產量值-漁業種類別魚類別生產量值9'.P16];['漁業生產量值-漁業種類別魚類別生產量值10'.D16])&#10;+SUM(['漁業生產量值-漁業種類別魚類別生產量值10'.P16])&#10;+SUM(['漁業生產量值-漁業種類別魚類別生產量值11'.L16];['漁業生產量值-漁業種類別魚類別生產量值11'.N16];['漁業生產量值-漁業種類別魚類別生產量值11'.P16];['漁業生產量值-漁業種類別魚類別生產量值12'.D16];['漁業生產量值-漁業種類別魚類別生產量值12'.F16])&#10;+SUM(['漁業生產量值-漁業種類別魚類別生產量值12'.P16])&#10;+SUM(['漁業生產量值-漁業種類別魚類別生產量值14'.L16];['漁業生產量值-漁業種類別魚類別生產量值15'.J16])&#10;+SUM(['漁業生產量值-漁業種類別魚類別生產量值15'.L16];['漁業生產量值-漁業種類別魚類別生產量值15'.N16];['漁業生產量值-漁業種類別魚類別生產量值15'.P16];['漁業生產量值-漁業種類別魚類別生產量值16'.D16])&#10;)" table:style-name="ce47">
            <text:p>24,023,59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16];[.M16];[.O16];['漁業生產量值-漁業種類別魚類別生產量值1'.C16];['漁業生產量值-漁業種類別魚類別生產量值1'.E16])=0;&quot;-&quot;;SUM([.K16];[.M16];[.O16];['漁業生產量值-漁業種類別魚類別生產量值1'.C16];['漁業生產量值-漁業種類別魚類別生產量值1'.E16]))" table:style-name="ce37">
            <text:p>-</text:p>
          </table:table-cell>
          <table:table-cell office:value-type="string" office:string-value="-" table:formula="of:=  IF(SUM([.L16];[.N16];[.P16];['漁業生產量值-漁業種類別魚類別生產量值1'.D16];['漁業生產量值-漁業種類別魚類別生產量值1'.F16])=0;&quot;-&quot;;SUM([.L16];[.N16];[.P16];['漁業生產量值-漁業種類別魚類別生產量值1'.D16];['漁業生產量值-漁業種類別魚類別生產量值1'.F1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float" office:value="29416.000039999999" table:style-name="ce47">
            <text:p>29,416<text:s/></text:p>
          </table:table-cell>
          <table:table-cell office:value-type="float" office:value="1724148.3970699999" table:style-name="ce47">
            <text:p>1,724,148<text:s/></text:p>
          </table:table-cell>
          <table:table-cell office:value-type="float" office:value="29416.000039999999" table:formula="of:=  IF(SUM([.G17];[.I17])&#10;+SUM(['漁業生產量值-漁業種類別魚類別生產量值1'.G17];['漁業生產量值-漁業種類別魚類別生產量值1'.I17];['漁業生產量值-漁業種類別魚類別生產量值1'.K17])&#10;+SUM(['漁業生產量值-漁業種類別魚類別生產量值2'.G17];['漁業生產量值-漁業種類別魚類別生產量值2'.I17];['漁業生產量值-漁業種類別魚類別生產量值2'.K17];['漁業生產量值-漁業種類別魚類別生產量值2'.M17])&#10;+SUM(['漁業生產量值-漁業種類別魚類別生產量值3'.I17];['漁業生產量值-漁業種類別魚類別生產量值3'.O17];['漁業生產量值-漁業種類別魚類別生產量值4'.C17];['漁業生產量值-漁業種類別魚類別生產量值4'.E17])&#10;+SUM(['漁業生產量值-漁業種類別魚類別生產量值4'.M17];['漁業生產量值-漁業種類別魚類別生產量值4'.O17];['漁業生產量值-漁業種類別魚類別生產量值5'.C17];['漁業生產量值-漁業種類別魚類別生產量值5'.E17];['漁業生產量值-漁業種類別魚類別生產量值5'.G17])&#10;+SUM(['漁業生產量值-漁業種類別魚類別生產量值6'.C17];['漁業生產量值-漁業種類別魚類別生產量值6'.E17];['漁業生產量值-漁業種類別魚類別生產量值6'.G17])&#10;+SUM(['漁業生產量值-漁業種類別魚類別生產量值6'.I17];['漁業生產量值-漁業種類別魚類別生產量值6'.K17];['漁業生產量值-漁業種類別魚類別生產量值6'.M17];['漁業生產量值-漁業種類別魚類別生產量值6'.O17];['漁業生產量值-漁業種類別魚類別生產量值7'.C17];['漁業生產量值-漁業種類別魚類別生產量值7'.E17];['漁業生產量值-漁業種類別魚類別生產量值7'.G17])&#10;+SUM(['漁業生產量值-漁業種類別魚類別生產量值7'.I17];['漁業生產量值-漁業種類別魚類別生產量值7'.K17];['漁業生產量值-漁業種類別魚類別生產量值7'.M17])&#10;+SUM(['漁業生產量值-漁業種類別魚類別生產量值9'.O17];['漁業生產量值-漁業種類別魚類別生產量值10'.C17])&#10;+SUM(['漁業生產量值-漁業種類別魚類別生產量值10'.O17])&#10;+SUM(['漁業生產量值-漁業種類別魚類別生產量值11'.K17];['漁業生產量值-漁業種類別魚類別生產量值11'.M17];['漁業生產量值-漁業種類別魚類別生產量值11'.O17];['漁業生產量值-漁業種類別魚類別生產量值12'.C17];['漁業生產量值-漁業種類別魚類別生產量值12'.E17])&#10;+SUM(['漁業生產量值-漁業種類別魚類別生產量值12'.O17])&#10;+SUM(['漁業生產量值-漁業種類別魚類別生產量值14'.K17];['漁業生產量值-漁業種類別魚類別生產量值15'.I17])&#10;+SUM(['漁業生產量值-漁業種類別魚類別生產量值15'.K17];['漁業生產量值-漁業種類別魚類別生產量值15'.M17];['漁業生產量值-漁業種類別魚類別生產量值15'.O17];['漁業生產量值-漁業種類別魚類別生產量值16'.C17])=0;&quot;-&quot;;&#10;SUM([.G17];[.I17])&#10;+SUM(['漁業生產量值-漁業種類別魚類別生產量值1'.G17];['漁業生產量值-漁業種類別魚類別生產量值1'.I17];['漁業生產量值-漁業種類別魚類別生產量值1'.K17])&#10;+SUM(['漁業生產量值-漁業種類別魚類別生產量值2'.G17];['漁業生產量值-漁業種類別魚類別生產量值2'.I17];['漁業生產量值-漁業種類別魚類別生產量值2'.K17];['漁業生產量值-漁業種類別魚類別生產量值2'.M17])&#10;+SUM(['漁業生產量值-漁業種類別魚類別生產量值3'.I17];['漁業生產量值-漁業種類別魚類別生產量值3'.O17];['漁業生產量值-漁業種類別魚類別生產量值4'.C17];['漁業生產量值-漁業種類別魚類別生產量值4'.E17])&#10;+SUM(['漁業生產量值-漁業種類別魚類別生產量值4'.M17];['漁業生產量值-漁業種類別魚類別生產量值4'.O17];['漁業生產量值-漁業種類別魚類別生產量值5'.C17];['漁業生產量值-漁業種類別魚類別生產量值5'.E17];['漁業生產量值-漁業種類別魚類別生產量值5'.G17])&#10;+SUM(['漁業生產量值-漁業種類別魚類別生產量值6'.C17];['漁業生產量值-漁業種類別魚類別生產量值6'.E17];['漁業生產量值-漁業種類別魚類別生產量值6'.G17])&#10;+SUM(['漁業生產量值-漁業種類別魚類別生產量值6'.I17];['漁業生產量值-漁業種類別魚類別生產量值6'.K17];['漁業生產量值-漁業種類別魚類別生產量值6'.M17];['漁業生產量值-漁業種類別魚類別生產量值6'.O17];['漁業生產量值-漁業種類別魚類別生產量值7'.C17];['漁業生產量值-漁業種類別魚類別生產量值7'.E17];['漁業生產量值-漁業種類別魚類別生產量值7'.G17])&#10;+SUM(['漁業生產量值-漁業種類別魚類別生產量值7'.I17];['漁業生產量值-漁業種類別魚類別生產量值7'.K17];['漁業生產量值-漁業種類別魚類別生產量值7'.M17])&#10;+SUM(['漁業生產量值-漁業種類別魚類別生產量值9'.O17];['漁業生產量值-漁業種類別魚類別生產量值10'.C17])&#10;+SUM(['漁業生產量值-漁業種類別魚類別生產量值10'.O17])&#10;+SUM(['漁業生產量值-漁業種類別魚類別生產量值11'.K17];['漁業生產量值-漁業種類別魚類別生產量值11'.M17];['漁業生產量值-漁業種類別魚類別生產量值11'.O17];['漁業生產量值-漁業種類別魚類別生產量值12'.C17];['漁業生產量值-漁業種類別魚類別生產量值12'.E17])&#10;+SUM(['漁業生產量值-漁業種類別魚類別生產量值12'.O17])&#10;+SUM(['漁業生產量值-漁業種類別魚類別生產量值14'.K17];['漁業生產量值-漁業種類別魚類別生產量值15'.I17])&#10;+SUM(['漁業生產量值-漁業種類別魚類別生產量值15'.K17];['漁業生產量值-漁業種類別魚類別生產量值15'.M17];['漁業生產量值-漁業種類別魚類別生產量值15'.O17];['漁業生產量值-漁業種類別魚類別生產量值16'.C17])&#10;)" table:style-name="ce47">
            <text:p>29,416<text:s/></text:p>
          </table:table-cell>
          <table:table-cell office:value-type="float" office:value="1724148.3970700002" table:formula="of:=  IF(SUM([.H17];[.J17])&#10;+SUM(['漁業生產量值-漁業種類別魚類別生產量值1'.H17];['漁業生產量值-漁業種類別魚類別生產量值1'.J17];['漁業生產量值-漁業種類別魚類別生產量值1'.L17];['漁業生產量值-漁業種類別魚類別生產量值2'.F17])&#10;+SUM(['漁業生產量值-漁業種類別魚類別生產量值2'.H17];['漁業生產量值-漁業種類別魚類別生產量值2'.J17];['漁業生產量值-漁業種類別魚類別生產量值2'.L17];['漁業生產量值-漁業種類別魚類別生產量值2'.N17])&#10;+SUM(['漁業生產量值-漁業種類別魚類別生產量值3'.J17];['漁業生產量值-漁業種類別魚類別生產量值3'.P17];['漁業生產量值-漁業種類別魚類別生產量值4'.D17];['漁業生產量值-漁業種類別魚類別生產量值4'.F17])&#10;+SUM(['漁業生產量值-漁業種類別魚類別生產量值4'.N17];['漁業生產量值-漁業種類別魚類別生產量值4'.P17];['漁業生產量值-漁業種類別魚類別生產量值5'.D17];['漁業生產量值-漁業種類別魚類別生產量值5'.F17];['漁業生產量值-漁業種類別魚類別生產量值5'.H17])&#10;+SUM(['漁業生產量值-漁業種類別魚類別生產量值6'.D17];['漁業生產量值-漁業種類別魚類別生產量值6'.F17];['漁業生產量值-漁業種類別魚類別生產量值6'.H17])&#10;+SUM(['漁業生產量值-漁業種類別魚類別生產量值6'.J17];['漁業生產量值-漁業種類別魚類別生產量值6'.L17];['漁業生產量值-漁業種類別魚類別生產量值6'.N17];['漁業生產量值-漁業種類別魚類別生產量值6'.P17];['漁業生產量值-漁業種類別魚類別生產量值7'.D17];['漁業生產量值-漁業種類別魚類別生產量值7'.F17];['漁業生產量值-漁業種類別魚類別生產量值7'.H17])&#10;+SUM(['漁業生產量值-漁業種類別魚類別生產量值7'.J17];['漁業生產量值-漁業種類別魚類別生產量值7'.L17];['漁業生產量值-漁業種類別魚類別生產量值7'.N17])&#10;+SUM(['漁業生產量值-漁業種類別魚類別生產量值9'.P17];['漁業生產量值-漁業種類別魚類別生產量值10'.D17])&#10;+SUM(['漁業生產量值-漁業種類別魚類別生產量值10'.P17])&#10;+SUM(['漁業生產量值-漁業種類別魚類別生產量值11'.L17];['漁業生產量值-漁業種類別魚類別生產量值11'.N17];['漁業生產量值-漁業種類別魚類別生產量值11'.P17];['漁業生產量值-漁業種類別魚類別生產量值12'.D17];['漁業生產量值-漁業種類別魚類別生產量值12'.F17])&#10;+SUM(['漁業生產量值-漁業種類別魚類別生產量值12'.P17])&#10;+SUM(['漁業生產量值-漁業種類別魚類別生產量值14'.L17];['漁業生產量值-漁業種類別魚類別生產量值15'.J17])&#10;+SUM(['漁業生產量值-漁業種類別魚類別生產量值15'.L17];['漁業生產量值-漁業種類別魚類別生產量值15'.N17];['漁業生產量值-漁業種類別魚類別生產量值15'.P17];['漁業生產量值-漁業種類別魚類別生產量值16'.D17])=0;&quot;-&quot;;&#10;SUM([.H17];[.J17])&#10;+SUM(['漁業生產量值-漁業種類別魚類別生產量值1'.H17];['漁業生產量值-漁業種類別魚類別生產量值1'.J17];['漁業生產量值-漁業種類別魚類別生產量值1'.L17];['漁業生產量值-漁業種類別魚類別生產量值2'.F17])&#10;+SUM(['漁業生產量值-漁業種類別魚類別生產量值2'.H17];['漁業生產量值-漁業種類別魚類別生產量值2'.J17];['漁業生產量值-漁業種類別魚類別生產量值2'.L17];['漁業生產量值-漁業種類別魚類別生產量值2'.N17])&#10;+SUM(['漁業生產量值-漁業種類別魚類別生產量值3'.J17];['漁業生產量值-漁業種類別魚類別生產量值3'.P17];['漁業生產量值-漁業種類別魚類別生產量值4'.D17];['漁業生產量值-漁業種類別魚類別生產量值4'.F17])&#10;+SUM(['漁業生產量值-漁業種類別魚類別生產量值4'.N17];['漁業生產量值-漁業種類別魚類別生產量值4'.P17];['漁業生產量值-漁業種類別魚類別生產量值5'.D17];['漁業生產量值-漁業種類別魚類別生產量值5'.F17];['漁業生產量值-漁業種類別魚類別生產量值5'.H17])&#10;+SUM(['漁業生產量值-漁業種類別魚類別生產量值6'.D17];['漁業生產量值-漁業種類別魚類別生產量值6'.F17];['漁業生產量值-漁業種類別魚類別生產量值6'.H17])&#10;+SUM(['漁業生產量值-漁業種類別魚類別生產量值6'.J17];['漁業生產量值-漁業種類別魚類別生產量值6'.L17];['漁業生產量值-漁業種類別魚類別生產量值6'.N17];['漁業生產量值-漁業種類別魚類別生產量值6'.P17];['漁業生產量值-漁業種類別魚類別生產量值7'.D17];['漁業生產量值-漁業種類別魚類別生產量值7'.F17];['漁業生產量值-漁業種類別魚類別生產量值7'.H17])&#10;+SUM(['漁業生產量值-漁業種類別魚類別生產量值7'.J17];['漁業生產量值-漁業種類別魚類別生產量值7'.L17];['漁業生產量值-漁業種類別魚類別生產量值7'.N17])&#10;+SUM(['漁業生產量值-漁業種類別魚類別生產量值9'.P17];['漁業生產量值-漁業種類別魚類別生產量值10'.D17])&#10;+SUM(['漁業生產量值-漁業種類別魚類別生產量值10'.P17])&#10;+SUM(['漁業生產量值-漁業種類別魚類別生產量值11'.L17];['漁業生產量值-漁業種類別魚類別生產量值11'.N17];['漁業生產量值-漁業種類別魚類別生產量值11'.P17];['漁業生產量值-漁業種類別魚類別生產量值12'.D17];['漁業生產量值-漁業種類別魚類別生產量值12'.F17])&#10;+SUM(['漁業生產量值-漁業種類別魚類別生產量值12'.P17])&#10;+SUM(['漁業生產量值-漁業種類別魚類別生產量值14'.L17];['漁業生產量值-漁業種類別魚類別生產量值15'.J17])&#10;+SUM(['漁業生產量值-漁業種類別魚類別生產量值15'.L17];['漁業生產量值-漁業種類別魚類別生產量值15'.N17];['漁業生產量值-漁業種類別魚類別生產量值15'.P17];['漁業生產量值-漁業種類別魚類別生產量值16'.D17])&#10;)" table:style-name="ce47">
            <text:p>1,724,14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17];[.M17];[.O17];['漁業生產量值-漁業種類別魚類別生產量值1'.C17];['漁業生產量值-漁業種類別魚類別生產量值1'.E17])=0;&quot;-&quot;;SUM([.K17];[.M17];[.O17];['漁業生產量值-漁業種類別魚類別生產量值1'.C17];['漁業生產量值-漁業種類別魚類別生產量值1'.E17]))" table:style-name="ce37">
            <text:p>-</text:p>
          </table:table-cell>
          <table:table-cell office:value-type="string" office:string-value="-" table:formula="of:=  IF(SUM([.L17];[.N17];[.P17];['漁業生產量值-漁業種類別魚類別生產量值1'.D17];['漁業生產量值-漁業種類別魚類別生產量值1'.F17])=0;&quot;-&quot;;SUM([.L17];[.N17];[.P17];['漁業生產量值-漁業種類別魚類別生產量值1'.D17];['漁業生產量值-漁業種類別魚類別生產量值1'.F1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G18];[.I18])&#10;+SUM(['漁業生產量值-漁業種類別魚類別生產量值1'.G18];['漁業生產量值-漁業種類別魚類別生產量值1'.I18];['漁業生產量值-漁業種類別魚類別生產量值1'.K18])&#10;+SUM(['漁業生產量值-漁業種類別魚類別生產量值2'.G18];['漁業生產量值-漁業種類別魚類別生產量值2'.I18];['漁業生產量值-漁業種類別魚類別生產量值2'.K18];['漁業生產量值-漁業種類別魚類別生產量值2'.M18])&#10;+SUM(['漁業生產量值-漁業種類別魚類別生產量值3'.I18];['漁業生產量值-漁業種類別魚類別生產量值3'.O18];['漁業生產量值-漁業種類別魚類別生產量值4'.C18];['漁業生產量值-漁業種類別魚類別生產量值4'.E18])&#10;+SUM(['漁業生產量值-漁業種類別魚類別生產量值4'.M18];['漁業生產量值-漁業種類別魚類別生產量值4'.O18];['漁業生產量值-漁業種類別魚類別生產量值5'.C18];['漁業生產量值-漁業種類別魚類別生產量值5'.E18];['漁業生產量值-漁業種類別魚類別生產量值5'.G18])&#10;+SUM(['漁業生產量值-漁業種類別魚類別生產量值6'.C18];['漁業生產量值-漁業種類別魚類別生產量值6'.E18];['漁業生產量值-漁業種類別魚類別生產量值6'.G18])&#10;+SUM(['漁業生產量值-漁業種類別魚類別生產量值6'.I18];['漁業生產量值-漁業種類別魚類別生產量值6'.K18];['漁業生產量值-漁業種類別魚類別生產量值6'.M18];['漁業生產量值-漁業種類別魚類別生產量值6'.O18];['漁業生產量值-漁業種類別魚類別生產量值7'.C18];['漁業生產量值-漁業種類別魚類別生產量值7'.E18];['漁業生產量值-漁業種類別魚類別生產量值7'.G18])&#10;+SUM(['漁業生產量值-漁業種類別魚類別生產量值7'.I18];['漁業生產量值-漁業種類別魚類別生產量值7'.K18];['漁業生產量值-漁業種類別魚類別生產量值7'.M18])&#10;+SUM(['漁業生產量值-漁業種類別魚類別生產量值9'.O18];['漁業生產量值-漁業種類別魚類別生產量值10'.C18])&#10;+SUM(['漁業生產量值-漁業種類別魚類別生產量值10'.O18])&#10;+SUM(['漁業生產量值-漁業種類別魚類別生產量值11'.K18];['漁業生產量值-漁業種類別魚類別生產量值11'.M18];['漁業生產量值-漁業種類別魚類別生產量值11'.O18];['漁業生產量值-漁業種類別魚類別生產量值12'.C18];['漁業生產量值-漁業種類別魚類別生產量值12'.E18])&#10;+SUM(['漁業生產量值-漁業種類別魚類別生產量值12'.O18])&#10;+SUM(['漁業生產量值-漁業種類別魚類別生產量值14'.K18];['漁業生產量值-漁業種類別魚類別生產量值15'.I18])&#10;+SUM(['漁業生產量值-漁業種類別魚類別生產量值15'.K18];['漁業生產量值-漁業種類別魚類別生產量值15'.M18];['漁業生產量值-漁業種類別魚類別生產量值15'.O18];['漁業生產量值-漁業種類別魚類別生產量值16'.C18])=0;&quot;-&quot;;&#10;SUM([.G18];[.I18])&#10;+SUM(['漁業生產量值-漁業種類別魚類別生產量值1'.G18];['漁業生產量值-漁業種類別魚類別生產量值1'.I18];['漁業生產量值-漁業種類別魚類別生產量值1'.K18])&#10;+SUM(['漁業生產量值-漁業種類別魚類別生產量值2'.G18];['漁業生產量值-漁業種類別魚類別生產量值2'.I18];['漁業生產量值-漁業種類別魚類別生產量值2'.K18];['漁業生產量值-漁業種類別魚類別生產量值2'.M18])&#10;+SUM(['漁業生產量值-漁業種類別魚類別生產量值3'.I18];['漁業生產量值-漁業種類別魚類別生產量值3'.O18];['漁業生產量值-漁業種類別魚類別生產量值4'.C18];['漁業生產量值-漁業種類別魚類別生產量值4'.E18])&#10;+SUM(['漁業生產量值-漁業種類別魚類別生產量值4'.M18];['漁業生產量值-漁業種類別魚類別生產量值4'.O18];['漁業生產量值-漁業種類別魚類別生產量值5'.C18];['漁業生產量值-漁業種類別魚類別生產量值5'.E18];['漁業生產量值-漁業種類別魚類別生產量值5'.G18])&#10;+SUM(['漁業生產量值-漁業種類別魚類別生產量值6'.C18];['漁業生產量值-漁業種類別魚類別生產量值6'.E18];['漁業生產量值-漁業種類別魚類別生產量值6'.G18])&#10;+SUM(['漁業生產量值-漁業種類別魚類別生產量值6'.I18];['漁業生產量值-漁業種類別魚類別生產量值6'.K18];['漁業生產量值-漁業種類別魚類別生產量值6'.M18];['漁業生產量值-漁業種類別魚類別生產量值6'.O18];['漁業生產量值-漁業種類別魚類別生產量值7'.C18];['漁業生產量值-漁業種類別魚類別生產量值7'.E18];['漁業生產量值-漁業種類別魚類別生產量值7'.G18])&#10;+SUM(['漁業生產量值-漁業種類別魚類別生產量值7'.I18];['漁業生產量值-漁業種類別魚類別生產量值7'.K18];['漁業生產量值-漁業種類別魚類別生產量值7'.M18])&#10;+SUM(['漁業生產量值-漁業種類別魚類別生產量值9'.O18];['漁業生產量值-漁業種類別魚類別生產量值10'.C18])&#10;+SUM(['漁業生產量值-漁業種類別魚類別生產量值10'.O18])&#10;+SUM(['漁業生產量值-漁業種類別魚類別生產量值11'.K18];['漁業生產量值-漁業種類別魚類別生產量值11'.M18];['漁業生產量值-漁業種類別魚類別生產量值11'.O18];['漁業生產量值-漁業種類別魚類別生產量值12'.C18];['漁業生產量值-漁業種類別魚類別生產量值12'.E18])&#10;+SUM(['漁業生產量值-漁業種類別魚類別生產量值12'.O18])&#10;+SUM(['漁業生產量值-漁業種類別魚類別生產量值14'.K18];['漁業生產量值-漁業種類別魚類別生產量值15'.I18])&#10;+SUM(['漁業生產量值-漁業種類別魚類別生產量值15'.K18];['漁業生產量值-漁業種類別魚類別生產量值15'.M18];['漁業生產量值-漁業種類別魚類別生產量值15'.O18];['漁業生產量值-漁業種類別魚類別生產量值16'.C18])&#10;)" table:style-name="ce47">
            <text:p>-</text:p>
          </table:table-cell>
          <table:table-cell office:value-type="string" office:string-value="-" table:formula="of:=  IF(SUM([.H18];[.J18])&#10;+SUM(['漁業生產量值-漁業種類別魚類別生產量值1'.H18];['漁業生產量值-漁業種類別魚類別生產量值1'.J18];['漁業生產量值-漁業種類別魚類別生產量值1'.L18];['漁業生產量值-漁業種類別魚類別生產量值2'.F18])&#10;+SUM(['漁業生產量值-漁業種類別魚類別生產量值2'.H18];['漁業生產量值-漁業種類別魚類別生產量值2'.J18];['漁業生產量值-漁業種類別魚類別生產量值2'.L18];['漁業生產量值-漁業種類別魚類別生產量值2'.N18])&#10;+SUM(['漁業生產量值-漁業種類別魚類別生產量值3'.J18];['漁業生產量值-漁業種類別魚類別生產量值3'.P18];['漁業生產量值-漁業種類別魚類別生產量值4'.D18];['漁業生產量值-漁業種類別魚類別生產量值4'.F18])&#10;+SUM(['漁業生產量值-漁業種類別魚類別生產量值4'.N18];['漁業生產量值-漁業種類別魚類別生產量值4'.P18];['漁業生產量值-漁業種類別魚類別生產量值5'.D18];['漁業生產量值-漁業種類別魚類別生產量值5'.F18];['漁業生產量值-漁業種類別魚類別生產量值5'.H18])&#10;+SUM(['漁業生產量值-漁業種類別魚類別生產量值6'.D18];['漁業生產量值-漁業種類別魚類別生產量值6'.F18];['漁業生產量值-漁業種類別魚類別生產量值6'.H18])&#10;+SUM(['漁業生產量值-漁業種類別魚類別生產量值6'.J18];['漁業生產量值-漁業種類別魚類別生產量值6'.L18];['漁業生產量值-漁業種類別魚類別生產量值6'.N18];['漁業生產量值-漁業種類別魚類別生產量值6'.P18];['漁業生產量值-漁業種類別魚類別生產量值7'.D18];['漁業生產量值-漁業種類別魚類別生產量值7'.F18];['漁業生產量值-漁業種類別魚類別生產量值7'.H18])&#10;+SUM(['漁業生產量值-漁業種類別魚類別生產量值7'.J18];['漁業生產量值-漁業種類別魚類別生產量值7'.L18];['漁業生產量值-漁業種類別魚類別生產量值7'.N18])&#10;+SUM(['漁業生產量值-漁業種類別魚類別生產量值9'.P18];['漁業生產量值-漁業種類別魚類別生產量值10'.D18])&#10;+SUM(['漁業生產量值-漁業種類別魚類別生產量值10'.P18])&#10;+SUM(['漁業生產量值-漁業種類別魚類別生產量值11'.L18];['漁業生產量值-漁業種類別魚類別生產量值11'.N18];['漁業生產量值-漁業種類別魚類別生產量值11'.P18];['漁業生產量值-漁業種類別魚類別生產量值12'.D18];['漁業生產量值-漁業種類別魚類別生產量值12'.F18])&#10;+SUM(['漁業生產量值-漁業種類別魚類別生產量值12'.P18])&#10;+SUM(['漁業生產量值-漁業種類別魚類別生產量值14'.L18];['漁業生產量值-漁業種類別魚類別生產量值15'.J18])&#10;+SUM(['漁業生產量值-漁業種類別魚類別生產量值15'.L18];['漁業生產量值-漁業種類別魚類別生產量值15'.N18];['漁業生產量值-漁業種類別魚類別生產量值15'.P18];['漁業生產量值-漁業種類別魚類別生產量值16'.D18])=0;&quot;-&quot;;&#10;SUM([.H18];[.J18])&#10;+SUM(['漁業生產量值-漁業種類別魚類別生產量值1'.H18];['漁業生產量值-漁業種類別魚類別生產量值1'.J18];['漁業生產量值-漁業種類別魚類別生產量值1'.L18];['漁業生產量值-漁業種類別魚類別生產量值2'.F18])&#10;+SUM(['漁業生產量值-漁業種類別魚類別生產量值2'.H18];['漁業生產量值-漁業種類別魚類別生產量值2'.J18];['漁業生產量值-漁業種類別魚類別生產量值2'.L18];['漁業生產量值-漁業種類別魚類別生產量值2'.N18])&#10;+SUM(['漁業生產量值-漁業種類別魚類別生產量值3'.J18];['漁業生產量值-漁業種類別魚類別生產量值3'.P18];['漁業生產量值-漁業種類別魚類別生產量值4'.D18];['漁業生產量值-漁業種類別魚類別生產量值4'.F18])&#10;+SUM(['漁業生產量值-漁業種類別魚類別生產量值4'.N18];['漁業生產量值-漁業種類別魚類別生產量值4'.P18];['漁業生產量值-漁業種類別魚類別生產量值5'.D18];['漁業生產量值-漁業種類別魚類別生產量值5'.F18];['漁業生產量值-漁業種類別魚類別生產量值5'.H18])&#10;+SUM(['漁業生產量值-漁業種類別魚類別生產量值6'.D18];['漁業生產量值-漁業種類別魚類別生產量值6'.F18];['漁業生產量值-漁業種類別魚類別生產量值6'.H18])&#10;+SUM(['漁業生產量值-漁業種類別魚類別生產量值6'.J18];['漁業生產量值-漁業種類別魚類別生產量值6'.L18];['漁業生產量值-漁業種類別魚類別生產量值6'.N18];['漁業生產量值-漁業種類別魚類別生產量值6'.P18];['漁業生產量值-漁業種類別魚類別生產量值7'.D18];['漁業生產量值-漁業種類別魚類別生產量值7'.F18];['漁業生產量值-漁業種類別魚類別生產量值7'.H18])&#10;+SUM(['漁業生產量值-漁業種類別魚類別生產量值7'.J18];['漁業生產量值-漁業種類別魚類別生產量值7'.L18];['漁業生產量值-漁業種類別魚類別生產量值7'.N18])&#10;+SUM(['漁業生產量值-漁業種類別魚類別生產量值9'.P18];['漁業生產量值-漁業種類別魚類別生產量值10'.D18])&#10;+SUM(['漁業生產量值-漁業種類別魚類別生產量值10'.P18])&#10;+SUM(['漁業生產量值-漁業種類別魚類別生產量值11'.L18];['漁業生產量值-漁業種類別魚類別生產量值11'.N18];['漁業生產量值-漁業種類別魚類別生產量值11'.P18];['漁業生產量值-漁業種類別魚類別生產量值12'.D18];['漁業生產量值-漁業種類別魚類別生產量值12'.F18])&#10;+SUM(['漁業生產量值-漁業種類別魚類別生產量值12'.P18])&#10;+SUM(['漁業生產量值-漁業種類別魚類別生產量值14'.L18];['漁業生產量值-漁業種類別魚類別生產量值15'.J18])&#10;+SUM(['漁業生產量值-漁業種類別魚類別生產量值15'.L18];['漁業生產量值-漁業種類別魚類別生產量值15'.N18];['漁業生產量值-漁業種類別魚類別生產量值15'.P18];['漁業生產量值-漁業種類別魚類別生產量值16'.D18])&#10;)" table:style-name="ce4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K18];[.M18];[.O18];['漁業生產量值-漁業種類別魚類別生產量值1'.C18];['漁業生產量值-漁業種類別魚類別生產量值1'.E18])=0;&quot;-&quot;;SUM([.K18];[.M18];[.O18];['漁業生產量值-漁業種類別魚類別生產量值1'.C18];['漁業生產量值-漁業種類別魚類別生產量值1'.E18]))" table:style-name="ce92">
            <text:p>-</text:p>
          </table:table-cell>
          <table:table-cell office:value-type="string" office:string-value="-" table:formula="of:=  IF(SUM([.L18];[.N18];[.P18];['漁業生產量值-漁業種類別魚類別生產量值1'.D18];['漁業生產量值-漁業種類別魚類別生產量值1'.F18])=0;&quot;-&quot;;SUM([.L18];[.N18];[.P18];['漁業生產量值-漁業種類別魚類別生產量值1'.D18];['漁業生產量值-漁業種類別魚類別生產量值1'.F18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float" office:value="138120.19622000001" table:formula="of:=  IF(SUM([.C20:.C35])=0;&quot;-&quot;;SUM([.C20:.C35]))" table:style-name="ce44">
            <text:p>138,120<text:s/></text:p>
          </table:table-cell>
          <table:table-cell office:value-type="float" office:value="10641076.967499999" table:formula="of:=  IF(SUM([.D20:.D35])=0;&quot;-&quot;;SUM([.D20:.D35]))" table:style-name="ce44">
            <text:p>10,641,077<text:s/></text:p>
          </table:table-cell>
          <table:table-cell office:value-type="float" office:value="134645.53688999999" table:formula="of:=  IF(SUM([.E20:.E35])=0;&quot;-&quot;;SUM([.E20:.E35]))" table:style-name="ce44">
            <text:p>134,646<text:s/></text:p>
          </table:table-cell>
          <table:table-cell office:value-type="float" office:value="10269334.888769997" table:formula="of:=  IF(SUM([.F20:.F35])=0;&quot;-&quot;;SUM([.F20:.F35]))" table:style-name="ce44">
            <text:p>10,269,335<text:s/></text:p>
          </table:table-cell>
          <table:table-cell office:value-type="float" office:value="0.12809999999999999" table:formula="of:=  IF(SUM([.G20:.G35])=0;&quot;-&quot;;SUM([.G20:.G35]))" table:style-name="ce44">
            <text:p>0<text:s/></text:p>
          </table:table-cell>
          <table:table-cell office:value-type="float" office:value="9.3513000000000002" table:formula="of:=  IF(SUM([.H20:.H35])=0;&quot;-&quot;;SUM([.H20:.H35]))" table:style-name="ce44">
            <text:p>9<text:s/></text:p>
          </table:table-cell>
          <table:table-cell office:value-type="string" office:string-value="-" table:formula="of:=  IF(SUM([.K19];[.M19];[.O19];['漁業生產量值-漁業種類別魚類別生產量值1'.C19];['漁業生產量值-漁業種類別魚類別生產量值1'.E19])=0;&quot;-&quot;;SUM([.K19];[.M19];[.O19];['漁業生產量值-漁業種類別魚類別生產量值1'.C19];['漁業生產量值-漁業種類別魚類別生產量值1'.E19]))" table:style-name="ce37">
            <text:p>-</text:p>
          </table:table-cell>
          <table:table-cell office:value-type="string" office:string-value="-" table:formula="of:=  IF(SUM([.L19];[.N19];[.P19];['漁業生產量值-漁業種類別魚類別生產量值1'.D19];['漁業生產量值-漁業種類別魚類別生產量值1'.F19])=0;&quot;-&quot;;SUM([.L19];[.N19];[.P19];['漁業生產量值-漁業種類別魚類別生產量值1'.D19];['漁業生產量值-漁業種類別魚類別生產量值1'.F19]))" table:style-name="ce37">
            <text:p>-</text:p>
          </table:table-cell>
          <table:table-cell office:value-type="string" office:string-value="-" table:formula="of:=  IF(SUM([.K20:.K35])=0;&quot;-&quot;;SUM([.K20:.K35]))" table:style-name="ce44">
            <text:p>-</text:p>
          </table:table-cell>
          <table:table-cell office:value-type="string" office:string-value="-" table:formula="of:=  IF(SUM([.L20:.L35])=0;&quot;-&quot;;SUM([.L20:.L35]))" table:style-name="ce44">
            <text:p>-</text:p>
          </table:table-cell>
          <table:table-cell office:value-type="string" office:string-value="-" table:formula="of:=  IF(SUM([.M20:.M35])=0;&quot;-&quot;;SUM([.M20:.M35]))" table:style-name="ce44">
            <text:p>-</text:p>
          </table:table-cell>
          <table:table-cell office:value-type="string" office:string-value="-" table:formula="of:=  IF(SUM([.N20:.N35])=0;&quot;-&quot;;SUM([.N20:.N35]))" table:style-name="ce44">
            <text:p>-</text:p>
          </table:table-cell>
          <table:table-cell office:value-type="string" office:string-value="-" table:formula="of:=  IF(SUM([.O20:.O35])=0;&quot;-&quot;;SUM([.O20:.O35]))" table:style-name="ce44">
            <text:p>-</text:p>
          </table:table-cell>
          <table:table-cell office:value-type="string" office:string-value="-" table:formula="of:=  IF(SUM([.P20:.P35])=0;&quot;-&quot;;SUM([.P20:.P35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float" office:value="133.13167999999999" table:style-name="ce51">
            <text:p>133<text:s/></text:p>
          </table:table-cell>
          <table:table-cell office:value-type="float" office:value="8871.7293699999991" table:style-name="ce51">
            <text:p>8,872<text:s/></text:p>
          </table:table-cell>
          <table:table-cell office:value-type="float" office:value="133.13168000000002" table:formula="of:=  IF(SUM([.G20];[.I20])&#10;+SUM(['漁業生產量值-漁業種類別魚類別生產量值1'.G20];['漁業生產量值-漁業種類別魚類別生產量值1'.I20];['漁業生產量值-漁業種類別魚類別生產量值1'.K20])&#10;+SUM(['漁業生產量值-漁業種類別魚類別生產量值2'.G20];['漁業生產量值-漁業種類別魚類別生產量值2'.I20];['漁業生產量值-漁業種類別魚類別生產量值2'.K20];['漁業生產量值-漁業種類別魚類別生產量值2'.M20])&#10;+SUM(['漁業生產量值-漁業種類別魚類別生產量值3'.I20];['漁業生產量值-漁業種類別魚類別生產量值3'.O20];['漁業生產量值-漁業種類別魚類別生產量值4'.C20];['漁業生產量值-漁業種類別魚類別生產量值4'.E20])&#10;+SUM(['漁業生產量值-漁業種類別魚類別生產量值4'.M20];['漁業生產量值-漁業種類別魚類別生產量值4'.O20];['漁業生產量值-漁業種類別魚類別生產量值5'.C20];['漁業生產量值-漁業種類別魚類別生產量值5'.E20];['漁業生產量值-漁業種類別魚類別生產量值5'.G20])&#10;+SUM(['漁業生產量值-漁業種類別魚類別生產量值6'.C20];['漁業生產量值-漁業種類別魚類別生產量值6'.E20];['漁業生產量值-漁業種類別魚類別生產量值6'.G20])&#10;+SUM(['漁業生產量值-漁業種類別魚類別生產量值6'.I20];['漁業生產量值-漁業種類別魚類別生產量值6'.K20];['漁業生產量值-漁業種類別魚類別生產量值6'.M20];['漁業生產量值-漁業種類別魚類別生產量值6'.O20];['漁業生產量值-漁業種類別魚類別生產量值7'.C20];['漁業生產量值-漁業種類別魚類別生產量值7'.E20];['漁業生產量值-漁業種類別魚類別生產量值7'.G20])&#10;+SUM(['漁業生產量值-漁業種類別魚類別生產量值7'.I20];['漁業生產量值-漁業種類別魚類別生產量值7'.K20];['漁業生產量值-漁業種類別魚類別生產量值7'.M20])&#10;+SUM(['漁業生產量值-漁業種類別魚類別生產量值9'.O20];['漁業生產量值-漁業種類別魚類別生產量值10'.C20])&#10;+SUM(['漁業生產量值-漁業種類別魚類別生產量值10'.O20])&#10;+SUM(['漁業生產量值-漁業種類別魚類別生產量值11'.K20];['漁業生產量值-漁業種類別魚類別生產量值11'.M20];['漁業生產量值-漁業種類別魚類別生產量值11'.O20];['漁業生產量值-漁業種類別魚類別生產量值12'.C20];['漁業生產量值-漁業種類別魚類別生產量值12'.E20])&#10;+SUM(['漁業生產量值-漁業種類別魚類別生產量值12'.O20])&#10;+SUM(['漁業生產量值-漁業種類別魚類別生產量值14'.K20];['漁業生產量值-漁業種類別魚類別生產量值15'.I20])&#10;+SUM(['漁業生產量值-漁業種類別魚類別生產量值15'.K20];['漁業生產量值-漁業種類別魚類別生產量值15'.M20];['漁業生產量值-漁業種類別魚類別生產量值15'.O20];['漁業生產量值-漁業種類別魚類別生產量值16'.C20])=0;&quot;-&quot;;&#10;SUM([.G20];[.I20])&#10;+SUM(['漁業生產量值-漁業種類別魚類別生產量值1'.G20];['漁業生產量值-漁業種類別魚類別生產量值1'.I20];['漁業生產量值-漁業種類別魚類別生產量值1'.K20])&#10;+SUM(['漁業生產量值-漁業種類別魚類別生產量值2'.G20];['漁業生產量值-漁業種類別魚類別生產量值2'.I20];['漁業生產量值-漁業種類別魚類別生產量值2'.K20];['漁業生產量值-漁業種類別魚類別生產量值2'.M20])&#10;+SUM(['漁業生產量值-漁業種類別魚類別生產量值3'.I20];['漁業生產量值-漁業種類別魚類別生產量值3'.O20];['漁業生產量值-漁業種類別魚類別生產量值4'.C20];['漁業生產量值-漁業種類別魚類別生產量值4'.E20])&#10;+SUM(['漁業生產量值-漁業種類別魚類別生產量值4'.M20];['漁業生產量值-漁業種類別魚類別生產量值4'.O20];['漁業生產量值-漁業種類別魚類別生產量值5'.C20];['漁業生產量值-漁業種類別魚類別生產量值5'.E20];['漁業生產量值-漁業種類別魚類別生產量值5'.G20])&#10;+SUM(['漁業生產量值-漁業種類別魚類別生產量值6'.C20];['漁業生產量值-漁業種類別魚類別生產量值6'.E20];['漁業生產量值-漁業種類別魚類別生產量值6'.G20])&#10;+SUM(['漁業生產量值-漁業種類別魚類別生產量值6'.I20];['漁業生產量值-漁業種類別魚類別生產量值6'.K20];['漁業生產量值-漁業種類別魚類別生產量值6'.M20];['漁業生產量值-漁業種類別魚類別生產量值6'.O20];['漁業生產量值-漁業種類別魚類別生產量值7'.C20];['漁業生產量值-漁業種類別魚類別生產量值7'.E20];['漁業生產量值-漁業種類別魚類別生產量值7'.G20])&#10;+SUM(['漁業生產量值-漁業種類別魚類別生產量值7'.I20];['漁業生產量值-漁業種類別魚類別生產量值7'.K20];['漁業生產量值-漁業種類別魚類別生產量值7'.M20])&#10;+SUM(['漁業生產量值-漁業種類別魚類別生產量值9'.O20];['漁業生產量值-漁業種類別魚類別生產量值10'.C20])&#10;+SUM(['漁業生產量值-漁業種類別魚類別生產量值10'.O20])&#10;+SUM(['漁業生產量值-漁業種類別魚類別生產量值11'.K20];['漁業生產量值-漁業種類別魚類別生產量值11'.M20];['漁業生產量值-漁業種類別魚類別生產量值11'.O20];['漁業生產量值-漁業種類別魚類別生產量值12'.C20];['漁業生產量值-漁業種類別魚類別生產量值12'.E20])&#10;+SUM(['漁業生產量值-漁業種類別魚類別生產量值12'.O20])&#10;+SUM(['漁業生產量值-漁業種類別魚類別生產量值14'.K20];['漁業生產量值-漁業種類別魚類別生產量值15'.I20])&#10;+SUM(['漁業生產量值-漁業種類別魚類別生產量值15'.K20];['漁業生產量值-漁業種類別魚類別生產量值15'.M20];['漁業生產量值-漁業種類別魚類別生產量值15'.O20];['漁業生產量值-漁業種類別魚類別生產量值16'.C20])&#10;)" table:style-name="ce47">
            <text:p>133<text:s/></text:p>
          </table:table-cell>
          <table:table-cell office:value-type="float" office:value="8871.7293700000009" table:formula="of:=  IF(SUM([.H20];[.J20])&#10;+SUM(['漁業生產量值-漁業種類別魚類別生產量值1'.H20];['漁業生產量值-漁業種類別魚類別生產量值1'.J20];['漁業生產量值-漁業種類別魚類別生產量值1'.L20];['漁業生產量值-漁業種類別魚類別生產量值2'.F20])&#10;+SUM(['漁業生產量值-漁業種類別魚類別生產量值2'.H20];['漁業生產量值-漁業種類別魚類別生產量值2'.J20];['漁業生產量值-漁業種類別魚類別生產量值2'.L20];['漁業生產量值-漁業種類別魚類別生產量值2'.N20])&#10;+SUM(['漁業生產量值-漁業種類別魚類別生產量值3'.J20];['漁業生產量值-漁業種類別魚類別生產量值3'.P20];['漁業生產量值-漁業種類別魚類別生產量值4'.D20];['漁業生產量值-漁業種類別魚類別生產量值4'.F20])&#10;+SUM(['漁業生產量值-漁業種類別魚類別生產量值4'.N20];['漁業生產量值-漁業種類別魚類別生產量值4'.P20];['漁業生產量值-漁業種類別魚類別生產量值5'.D20];['漁業生產量值-漁業種類別魚類別生產量值5'.F20];['漁業生產量值-漁業種類別魚類別生產量值5'.H20])&#10;+SUM(['漁業生產量值-漁業種類別魚類別生產量值6'.D20];['漁業生產量值-漁業種類別魚類別生產量值6'.F20];['漁業生產量值-漁業種類別魚類別生產量值6'.H20])&#10;+SUM(['漁業生產量值-漁業種類別魚類別生產量值6'.J20];['漁業生產量值-漁業種類別魚類別生產量值6'.L20];['漁業生產量值-漁業種類別魚類別生產量值6'.N20];['漁業生產量值-漁業種類別魚類別生產量值6'.P20];['漁業生產量值-漁業種類別魚類別生產量值7'.D20];['漁業生產量值-漁業種類別魚類別生產量值7'.F20];['漁業生產量值-漁業種類別魚類別生產量值7'.H20])&#10;+SUM(['漁業生產量值-漁業種類別魚類別生產量值7'.J20];['漁業生產量值-漁業種類別魚類別生產量值7'.L20];['漁業生產量值-漁業種類別魚類別生產量值7'.N20])&#10;+SUM(['漁業生產量值-漁業種類別魚類別生產量值9'.P20];['漁業生產量值-漁業種類別魚類別生產量值10'.D20])&#10;+SUM(['漁業生產量值-漁業種類別魚類別生產量值10'.P20])&#10;+SUM(['漁業生產量值-漁業種類別魚類別生產量值11'.L20];['漁業生產量值-漁業種類別魚類別生產量值11'.N20];['漁業生產量值-漁業種類別魚類別生產量值11'.P20];['漁業生產量值-漁業種類別魚類別生產量值12'.D20];['漁業生產量值-漁業種類別魚類別生產量值12'.F20])&#10;+SUM(['漁業生產量值-漁業種類別魚類別生產量值12'.P20])&#10;+SUM(['漁業生產量值-漁業種類別魚類別生產量值14'.L20];['漁業生產量值-漁業種類別魚類別生產量值15'.J20])&#10;+SUM(['漁業生產量值-漁業種類別魚類別生產量值15'.L20];['漁業生產量值-漁業種類別魚類別生產量值15'.N20];['漁業生產量值-漁業種類別魚類別生產量值15'.P20];['漁業生產量值-漁業種類別魚類別生產量值16'.D20])=0;&quot;-&quot;;&#10;SUM([.H20];[.J20])&#10;+SUM(['漁業生產量值-漁業種類別魚類別生產量值1'.H20];['漁業生產量值-漁業種類別魚類別生產量值1'.J20];['漁業生產量值-漁業種類別魚類別生產量值1'.L20];['漁業生產量值-漁業種類別魚類別生產量值2'.F20])&#10;+SUM(['漁業生產量值-漁業種類別魚類別生產量值2'.H20];['漁業生產量值-漁業種類別魚類別生產量值2'.J20];['漁業生產量值-漁業種類別魚類別生產量值2'.L20];['漁業生產量值-漁業種類別魚類別生產量值2'.N20])&#10;+SUM(['漁業生產量值-漁業種類別魚類別生產量值3'.J20];['漁業生產量值-漁業種類別魚類別生產量值3'.P20];['漁業生產量值-漁業種類別魚類別生產量值4'.D20];['漁業生產量值-漁業種類別魚類別生產量值4'.F20])&#10;+SUM(['漁業生產量值-漁業種類別魚類別生產量值4'.N20];['漁業生產量值-漁業種類別魚類別生產量值4'.P20];['漁業生產量值-漁業種類別魚類別生產量值5'.D20];['漁業生產量值-漁業種類別魚類別生產量值5'.F20];['漁業生產量值-漁業種類別魚類別生產量值5'.H20])&#10;+SUM(['漁業生產量值-漁業種類別魚類別生產量值6'.D20];['漁業生產量值-漁業種類別魚類別生產量值6'.F20];['漁業生產量值-漁業種類別魚類別生產量值6'.H20])&#10;+SUM(['漁業生產量值-漁業種類別魚類別生產量值6'.J20];['漁業生產量值-漁業種類別魚類別生產量值6'.L20];['漁業生產量值-漁業種類別魚類別生產量值6'.N20];['漁業生產量值-漁業種類別魚類別生產量值6'.P20];['漁業生產量值-漁業種類別魚類別生產量值7'.D20];['漁業生產量值-漁業種類別魚類別生產量值7'.F20];['漁業生產量值-漁業種類別魚類別生產量值7'.H20])&#10;+SUM(['漁業生產量值-漁業種類別魚類別生產量值7'.J20];['漁業生產量值-漁業種類別魚類別生產量值7'.L20];['漁業生產量值-漁業種類別魚類別生產量值7'.N20])&#10;+SUM(['漁業生產量值-漁業種類別魚類別生產量值9'.P20];['漁業生產量值-漁業種類別魚類別生產量值10'.D20])&#10;+SUM(['漁業生產量值-漁業種類別魚類別生產量值10'.P20])&#10;+SUM(['漁業生產量值-漁業種類別魚類別生產量值11'.L20];['漁業生產量值-漁業種類別魚類別生產量值11'.N20];['漁業生產量值-漁業種類別魚類別生產量值11'.P20];['漁業生產量值-漁業種類別魚類別生產量值12'.D20];['漁業生產量值-漁業種類別魚類別生產量值12'.F20])&#10;+SUM(['漁業生產量值-漁業種類別魚類別生產量值12'.P20])&#10;+SUM(['漁業生產量值-漁業種類別魚類別生產量值14'.L20];['漁業生產量值-漁業種類別魚類別生產量值15'.J20])&#10;+SUM(['漁業生產量值-漁業種類別魚類別生產量值15'.L20];['漁業生產量值-漁業種類別魚類別生產量值15'.N20];['漁業生產量值-漁業種類別魚類別生產量值15'.P20];['漁業生產量值-漁業種類別魚類別生產量值16'.D20])&#10;)" table:style-name="ce47">
            <text:p>8,872<text:s/>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office:string-value="-" table:formula="of:=  IF(SUM([.K20];[.M20];[.O20];['漁業生產量值-漁業種類別魚類別生產量值1'.C20];['漁業生產量值-漁業種類別魚類別生產量值1'.E20])=0;&quot;-&quot;;SUM([.K20];[.M20];[.O20];['漁業生產量值-漁業種類別魚類別生產量值1'.C20];['漁業生產量值-漁業種類別魚類別生產量值1'.E20]))" table:style-name="ce37">
            <text:p>-</text:p>
          </table:table-cell>
          <table:table-cell office:value-type="string" office:string-value="-" table:formula="of:=  IF(SUM([.L20];[.N20];[.P20];['漁業生產量值-漁業種類別魚類別生產量值1'.D20];['漁業生產量值-漁業種類別魚類別生產量值1'.F20])=0;&quot;-&quot;;SUM([.L20];[.N20];[.P20];['漁業生產量值-漁業種類別魚類別生產量值1'.D20];['漁業生產量值-漁業種類別魚類別生產量值1'.F20]))" table:style-name="ce37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21];[.I21])&#10;+SUM(['漁業生產量值-漁業種類別魚類別生產量值1'.G21];['漁業生產量值-漁業種類別魚類別生產量值1'.I21];['漁業生產量值-漁業種類別魚類別生產量值1'.K21])&#10;+SUM(['漁業生產量值-漁業種類別魚類別生產量值2'.G21];['漁業生產量值-漁業種類別魚類別生產量值2'.I21];['漁業生產量值-漁業種類別魚類別生產量值2'.K21];['漁業生產量值-漁業種類別魚類別生產量值2'.M21])&#10;+SUM(['漁業生產量值-漁業種類別魚類別生產量值3'.I21];['漁業生產量值-漁業種類別魚類別生產量值3'.O21];['漁業生產量值-漁業種類別魚類別生產量值4'.C21];['漁業生產量值-漁業種類別魚類別生產量值4'.E21])&#10;+SUM(['漁業生產量值-漁業種類別魚類別生產量值4'.M21];['漁業生產量值-漁業種類別魚類別生產量值4'.O21];['漁業生產量值-漁業種類別魚類別生產量值5'.C21];['漁業生產量值-漁業種類別魚類別生產量值5'.E21];['漁業生產量值-漁業種類別魚類別生產量值5'.G21])&#10;+SUM(['漁業生產量值-漁業種類別魚類別生產量值6'.C21];['漁業生產量值-漁業種類別魚類別生產量值6'.E21];['漁業生產量值-漁業種類別魚類別生產量值6'.G21])&#10;+SUM(['漁業生產量值-漁業種類別魚類別生產量值6'.I21];['漁業生產量值-漁業種類別魚類別生產量值6'.K21];['漁業生產量值-漁業種類別魚類別生產量值6'.M21];['漁業生產量值-漁業種類別魚類別生產量值6'.O21];['漁業生產量值-漁業種類別魚類別生產量值7'.C21];['漁業生產量值-漁業種類別魚類別生產量值7'.E21];['漁業生產量值-漁業種類別魚類別生產量值7'.G21])&#10;+SUM(['漁業生產量值-漁業種類別魚類別生產量值7'.I21];['漁業生產量值-漁業種類別魚類別生產量值7'.K21];['漁業生產量值-漁業種類別魚類別生產量值7'.M21])&#10;+SUM(['漁業生產量值-漁業種類別魚類別生產量值9'.O21];['漁業生產量值-漁業種類別魚類別生產量值10'.C21])&#10;+SUM(['漁業生產量值-漁業種類別魚類別生產量值10'.O21])&#10;+SUM(['漁業生產量值-漁業種類別魚類別生產量值11'.K21];['漁業生產量值-漁業種類別魚類別生產量值11'.M21];['漁業生產量值-漁業種類別魚類別生產量值11'.O21];['漁業生產量值-漁業種類別魚類別生產量值12'.C21];['漁業生產量值-漁業種類別魚類別生產量值12'.E21])&#10;+SUM(['漁業生產量值-漁業種類別魚類別生產量值12'.O21])&#10;+SUM(['漁業生產量值-漁業種類別魚類別生產量值14'.K21];['漁業生產量值-漁業種類別魚類別生產量值15'.I21])&#10;+SUM(['漁業生產量值-漁業種類別魚類別生產量值15'.K21];['漁業生產量值-漁業種類別魚類別生產量值15'.M21];['漁業生產量值-漁業種類別魚類別生產量值15'.O21];['漁業生產量值-漁業種類別魚類別生產量值16'.C21])=0;&quot;-&quot;;&#10;SUM([.G21];[.I21])&#10;+SUM(['漁業生產量值-漁業種類別魚類別生產量值1'.G21];['漁業生產量值-漁業種類別魚類別生產量值1'.I21];['漁業生產量值-漁業種類別魚類別生產量值1'.K21])&#10;+SUM(['漁業生產量值-漁業種類別魚類別生產量值2'.G21];['漁業生產量值-漁業種類別魚類別生產量值2'.I21];['漁業生產量值-漁業種類別魚類別生產量值2'.K21];['漁業生產量值-漁業種類別魚類別生產量值2'.M21])&#10;+SUM(['漁業生產量值-漁業種類別魚類別生產量值3'.I21];['漁業生產量值-漁業種類別魚類別生產量值3'.O21];['漁業生產量值-漁業種類別魚類別生產量值4'.C21];['漁業生產量值-漁業種類別魚類別生產量值4'.E21])&#10;+SUM(['漁業生產量值-漁業種類別魚類別生產量值4'.M21];['漁業生產量值-漁業種類別魚類別生產量值4'.O21];['漁業生產量值-漁業種類別魚類別生產量值5'.C21];['漁業生產量值-漁業種類別魚類別生產量值5'.E21];['漁業生產量值-漁業種類別魚類別生產量值5'.G21])&#10;+SUM(['漁業生產量值-漁業種類別魚類別生產量值6'.C21];['漁業生產量值-漁業種類別魚類別生產量值6'.E21];['漁業生產量值-漁業種類別魚類別生產量值6'.G21])&#10;+SUM(['漁業生產量值-漁業種類別魚類別生產量值6'.I21];['漁業生產量值-漁業種類別魚類別生產量值6'.K21];['漁業生產量值-漁業種類別魚類別生產量值6'.M21];['漁業生產量值-漁業種類別魚類別生產量值6'.O21];['漁業生產量值-漁業種類別魚類別生產量值7'.C21];['漁業生產量值-漁業種類別魚類別生產量值7'.E21];['漁業生產量值-漁業種類別魚類別生產量值7'.G21])&#10;+SUM(['漁業生產量值-漁業種類別魚類別生產量值7'.I21];['漁業生產量值-漁業種類別魚類別生產量值7'.K21];['漁業生產量值-漁業種類別魚類別生產量值7'.M21])&#10;+SUM(['漁業生產量值-漁業種類別魚類別生產量值9'.O21];['漁業生產量值-漁業種類別魚類別生產量值10'.C21])&#10;+SUM(['漁業生產量值-漁業種類別魚類別生產量值10'.O21])&#10;+SUM(['漁業生產量值-漁業種類別魚類別生產量值11'.K21];['漁業生產量值-漁業種類別魚類別生產量值11'.M21];['漁業生產量值-漁業種類別魚類別生產量值11'.O21];['漁業生產量值-漁業種類別魚類別生產量值12'.C21];['漁業生產量值-漁業種類別魚類別生產量值12'.E21])&#10;+SUM(['漁業生產量值-漁業種類別魚類別生產量值12'.O21])&#10;+SUM(['漁業生產量值-漁業種類別魚類別生產量值14'.K21];['漁業生產量值-漁業種類別魚類別生產量值15'.I21])&#10;+SUM(['漁業生產量值-漁業種類別魚類別生產量值15'.K21];['漁業生產量值-漁業種類別魚類別生產量值15'.M21];['漁業生產量值-漁業種類別魚類別生產量值15'.O21];['漁業生產量值-漁業種類別魚類別生產量值16'.C21])&#10;)" table:style-name="ce47">
            <text:p>-</text:p>
          </table:table-cell>
          <table:table-cell office:value-type="string" office:string-value="-" table:formula="of:=  IF(SUM([.H21];[.J21])&#10;+SUM(['漁業生產量值-漁業種類別魚類別生產量值1'.H21];['漁業生產量值-漁業種類別魚類別生產量值1'.J21];['漁業生產量值-漁業種類別魚類別生產量值1'.L21];['漁業生產量值-漁業種類別魚類別生產量值2'.F21])&#10;+SUM(['漁業生產量值-漁業種類別魚類別生產量值2'.H21];['漁業生產量值-漁業種類別魚類別生產量值2'.J21];['漁業生產量值-漁業種類別魚類別生產量值2'.L21];['漁業生產量值-漁業種類別魚類別生產量值2'.N21])&#10;+SUM(['漁業生產量值-漁業種類別魚類別生產量值3'.J21];['漁業生產量值-漁業種類別魚類別生產量值3'.P21];['漁業生產量值-漁業種類別魚類別生產量值4'.D21];['漁業生產量值-漁業種類別魚類別生產量值4'.F21])&#10;+SUM(['漁業生產量值-漁業種類別魚類別生產量值4'.N21];['漁業生產量值-漁業種類別魚類別生產量值4'.P21];['漁業生產量值-漁業種類別魚類別生產量值5'.D21];['漁業生產量值-漁業種類別魚類別生產量值5'.F21];['漁業生產量值-漁業種類別魚類別生產量值5'.H21])&#10;+SUM(['漁業生產量值-漁業種類別魚類別生產量值6'.D21];['漁業生產量值-漁業種類別魚類別生產量值6'.F21];['漁業生產量值-漁業種類別魚類別生產量值6'.H21])&#10;+SUM(['漁業生產量值-漁業種類別魚類別生產量值6'.J21];['漁業生產量值-漁業種類別魚類別生產量值6'.L21];['漁業生產量值-漁業種類別魚類別生產量值6'.N21];['漁業生產量值-漁業種類別魚類別生產量值6'.P21];['漁業生產量值-漁業種類別魚類別生產量值7'.D21];['漁業生產量值-漁業種類別魚類別生產量值7'.F21];['漁業生產量值-漁業種類別魚類別生產量值7'.H21])&#10;+SUM(['漁業生產量值-漁業種類別魚類別生產量值7'.J21];['漁業生產量值-漁業種類別魚類別生產量值7'.L21];['漁業生產量值-漁業種類別魚類別生產量值7'.N21])&#10;+SUM(['漁業生產量值-漁業種類別魚類別生產量值9'.P21];['漁業生產量值-漁業種類別魚類別生產量值10'.D21])&#10;+SUM(['漁業生產量值-漁業種類別魚類別生產量值10'.P21])&#10;+SUM(['漁業生產量值-漁業種類別魚類別生產量值11'.L21];['漁業生產量值-漁業種類別魚類別生產量值11'.N21];['漁業生產量值-漁業種類別魚類別生產量值11'.P21];['漁業生產量值-漁業種類別魚類別生產量值12'.D21];['漁業生產量值-漁業種類別魚類別生產量值12'.F21])&#10;+SUM(['漁業生產量值-漁業種類別魚類別生產量值12'.P21])&#10;+SUM(['漁業生產量值-漁業種類別魚類別生產量值14'.L21];['漁業生產量值-漁業種類別魚類別生產量值15'.J21])&#10;+SUM(['漁業生產量值-漁業種類別魚類別生產量值15'.L21];['漁業生產量值-漁業種類別魚類別生產量值15'.N21];['漁業生產量值-漁業種類別魚類別生產量值15'.P21];['漁業生產量值-漁業種類別魚類別生產量值16'.D21])=0;&quot;-&quot;;&#10;SUM([.H21];[.J21])&#10;+SUM(['漁業生產量值-漁業種類別魚類別生產量值1'.H21];['漁業生產量值-漁業種類別魚類別生產量值1'.J21];['漁業生產量值-漁業種類別魚類別生產量值1'.L21];['漁業生產量值-漁業種類別魚類別生產量值2'.F21])&#10;+SUM(['漁業生產量值-漁業種類別魚類別生產量值2'.H21];['漁業生產量值-漁業種類別魚類別生產量值2'.J21];['漁業生產量值-漁業種類別魚類別生產量值2'.L21];['漁業生產量值-漁業種類別魚類別生產量值2'.N21])&#10;+SUM(['漁業生產量值-漁業種類別魚類別生產量值3'.J21];['漁業生產量值-漁業種類別魚類別生產量值3'.P21];['漁業生產量值-漁業種類別魚類別生產量值4'.D21];['漁業生產量值-漁業種類別魚類別生產量值4'.F21])&#10;+SUM(['漁業生產量值-漁業種類別魚類別生產量值4'.N21];['漁業生產量值-漁業種類別魚類別生產量值4'.P21];['漁業生產量值-漁業種類別魚類別生產量值5'.D21];['漁業生產量值-漁業種類別魚類別生產量值5'.F21];['漁業生產量值-漁業種類別魚類別生產量值5'.H21])&#10;+SUM(['漁業生產量值-漁業種類別魚類別生產量值6'.D21];['漁業生產量值-漁業種類別魚類別生產量值6'.F21];['漁業生產量值-漁業種類別魚類別生產量值6'.H21])&#10;+SUM(['漁業生產量值-漁業種類別魚類別生產量值6'.J21];['漁業生產量值-漁業種類別魚類別生產量值6'.L21];['漁業生產量值-漁業種類別魚類別生產量值6'.N21];['漁業生產量值-漁業種類別魚類別生產量值6'.P21];['漁業生產量值-漁業種類別魚類別生產量值7'.D21];['漁業生產量值-漁業種類別魚類別生產量值7'.F21];['漁業生產量值-漁業種類別魚類別生產量值7'.H21])&#10;+SUM(['漁業生產量值-漁業種類別魚類別生產量值7'.J21];['漁業生產量值-漁業種類別魚類別生產量值7'.L21];['漁業生產量值-漁業種類別魚類別生產量值7'.N21])&#10;+SUM(['漁業生產量值-漁業種類別魚類別生產量值9'.P21];['漁業生產量值-漁業種類別魚類別生產量值10'.D21])&#10;+SUM(['漁業生產量值-漁業種類別魚類別生產量值10'.P21])&#10;+SUM(['漁業生產量值-漁業種類別魚類別生產量值11'.L21];['漁業生產量值-漁業種類別魚類別生產量值11'.N21];['漁業生產量值-漁業種類別魚類別生產量值11'.P21];['漁業生產量值-漁業種類別魚類別生產量值12'.D21];['漁業生產量值-漁業種類別魚類別生產量值12'.F21])&#10;+SUM(['漁業生產量值-漁業種類別魚類別生產量值12'.P21])&#10;+SUM(['漁業生產量值-漁業種類別魚類別生產量值14'.L21];['漁業生產量值-漁業種類別魚類別生產量值15'.J21])&#10;+SUM(['漁業生產量值-漁業種類別魚類別生產量值15'.L21];['漁業生產量值-漁業種類別魚類別生產量值15'.N21];['漁業生產量值-漁業種類別魚類別生產量值15'.P21];['漁業生產量值-漁業種類別魚類別生產量值16'.D21])&#10;)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1];[.M21];[.O21];['漁業生產量值-漁業種類別魚類別生產量值1'.C21];['漁業生產量值-漁業種類別魚類別生產量值1'.E21])=0;&quot;-&quot;;SUM([.K21];[.M21];[.O21];['漁業生產量值-漁業種類別魚類別生產量值1'.C21];['漁業生產量值-漁業種類別魚類別生產量值1'.E21]))" table:style-name="ce37">
            <text:p>-</text:p>
          </table:table-cell>
          <table:table-cell office:value-type="string" office:string-value="-" table:formula="of:=  IF(SUM([.L21];[.N21];[.P21];['漁業生產量值-漁業種類別魚類別生產量值1'.D21];['漁業生產量值-漁業種類別魚類別生產量值1'.F21])=0;&quot;-&quot;;SUM([.L21];[.N21];[.P21];['漁業生產量值-漁業種類別魚類別生產量值1'.D21];['漁業生產量值-漁業種類別魚類別生產量值1'.F2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float" office:value="5369.6270000000004" table:style-name="ce47">
            <text:p>5,370<text:s/></text:p>
          </table:table-cell>
          <table:table-cell office:value-type="float" office:value="544863.79498000001" table:style-name="ce47">
            <text:p>544,864<text:s/></text:p>
          </table:table-cell>
          <table:table-cell office:value-type="float" office:value="4062.9970000000003" table:formula="of:=  IF(SUM([.G22];[.I22])&#10;+SUM(['漁業生產量值-漁業種類別魚類別生產量值1'.G22];['漁業生產量值-漁業種類別魚類別生產量值1'.I22];['漁業生產量值-漁業種類別魚類別生產量值1'.K22])&#10;+SUM(['漁業生產量值-漁業種類別魚類別生產量值2'.G22];['漁業生產量值-漁業種類別魚類別生產量值2'.I22];['漁業生產量值-漁業種類別魚類別生產量值2'.K22];['漁業生產量值-漁業種類別魚類別生產量值2'.M22])&#10;+SUM(['漁業生產量值-漁業種類別魚類別生產量值3'.I22];['漁業生產量值-漁業種類別魚類別生產量值3'.O22];['漁業生產量值-漁業種類別魚類別生產量值4'.C22];['漁業生產量值-漁業種類別魚類別生產量值4'.E22])&#10;+SUM(['漁業生產量值-漁業種類別魚類別生產量值4'.M22];['漁業生產量值-漁業種類別魚類別生產量值4'.O22];['漁業生產量值-漁業種類別魚類別生產量值5'.C22];['漁業生產量值-漁業種類別魚類別生產量值5'.E22];['漁業生產量值-漁業種類別魚類別生產量值5'.G22])&#10;+SUM(['漁業生產量值-漁業種類別魚類別生產量值6'.C22];['漁業生產量值-漁業種類別魚類別生產量值6'.E22];['漁業生產量值-漁業種類別魚類別生產量值6'.G22])&#10;+SUM(['漁業生產量值-漁業種類別魚類別生產量值6'.I22];['漁業生產量值-漁業種類別魚類別生產量值6'.K22];['漁業生產量值-漁業種類別魚類別生產量值6'.M22];['漁業生產量值-漁業種類別魚類別生產量值6'.O22];['漁業生產量值-漁業種類別魚類別生產量值7'.C22];['漁業生產量值-漁業種類別魚類別生產量值7'.E22];['漁業生產量值-漁業種類別魚類別生產量值7'.G22])&#10;+SUM(['漁業生產量值-漁業種類別魚類別生產量值7'.I22];['漁業生產量值-漁業種類別魚類別生產量值7'.K22];['漁業生產量值-漁業種類別魚類別生產量值7'.M22])&#10;+SUM(['漁業生產量值-漁業種類別魚類別生產量值9'.O22];['漁業生產量值-漁業種類別魚類別生產量值10'.C22])&#10;+SUM(['漁業生產量值-漁業種類別魚類別生產量值10'.O22])&#10;+SUM(['漁業生產量值-漁業種類別魚類別生產量值11'.K22];['漁業生產量值-漁業種類別魚類別生產量值11'.M22];['漁業生產量值-漁業種類別魚類別生產量值11'.O22];['漁業生產量值-漁業種類別魚類別生產量值12'.C22];['漁業生產量值-漁業種類別魚類別生產量值12'.E22])&#10;+SUM(['漁業生產量值-漁業種類別魚類別生產量值12'.O22])&#10;+SUM(['漁業生產量值-漁業種類別魚類別生產量值14'.K22];['漁業生產量值-漁業種類別魚類別生產量值15'.I22])&#10;+SUM(['漁業生產量值-漁業種類別魚類別生產量值15'.K22];['漁業生產量值-漁業種類別魚類別生產量值15'.M22];['漁業生產量值-漁業種類別魚類別生產量值15'.O22];['漁業生產量值-漁業種類別魚類別生產量值16'.C22])=0;&quot;-&quot;;&#10;SUM([.G22];[.I22])&#10;+SUM(['漁業生產量值-漁業種類別魚類別生產量值1'.G22];['漁業生產量值-漁業種類別魚類別生產量值1'.I22];['漁業生產量值-漁業種類別魚類別生產量值1'.K22])&#10;+SUM(['漁業生產量值-漁業種類別魚類別生產量值2'.G22];['漁業生產量值-漁業種類別魚類別生產量值2'.I22];['漁業生產量值-漁業種類別魚類別生產量值2'.K22];['漁業生產量值-漁業種類別魚類別生產量值2'.M22])&#10;+SUM(['漁業生產量值-漁業種類別魚類別生產量值3'.I22];['漁業生產量值-漁業種類別魚類別生產量值3'.O22];['漁業生產量值-漁業種類別魚類別生產量值4'.C22];['漁業生產量值-漁業種類別魚類別生產量值4'.E22])&#10;+SUM(['漁業生產量值-漁業種類別魚類別生產量值4'.M22];['漁業生產量值-漁業種類別魚類別生產量值4'.O22];['漁業生產量值-漁業種類別魚類別生產量值5'.C22];['漁業生產量值-漁業種類別魚類別生產量值5'.E22];['漁業生產量值-漁業種類別魚類別生產量值5'.G22])&#10;+SUM(['漁業生產量值-漁業種類別魚類別生產量值6'.C22];['漁業生產量值-漁業種類別魚類別生產量值6'.E22];['漁業生產量值-漁業種類別魚類別生產量值6'.G22])&#10;+SUM(['漁業生產量值-漁業種類別魚類別生產量值6'.I22];['漁業生產量值-漁業種類別魚類別生產量值6'.K22];['漁業生產量值-漁業種類別魚類別生產量值6'.M22];['漁業生產量值-漁業種類別魚類別生產量值6'.O22];['漁業生產量值-漁業種類別魚類別生產量值7'.C22];['漁業生產量值-漁業種類別魚類別生產量值7'.E22];['漁業生產量值-漁業種類別魚類別生產量值7'.G22])&#10;+SUM(['漁業生產量值-漁業種類別魚類別生產量值7'.I22];['漁業生產量值-漁業種類別魚類別生產量值7'.K22];['漁業生產量值-漁業種類別魚類別生產量值7'.M22])&#10;+SUM(['漁業生產量值-漁業種類別魚類別生產量值9'.O22];['漁業生產量值-漁業種類別魚類別生產量值10'.C22])&#10;+SUM(['漁業生產量值-漁業種類別魚類別生產量值10'.O22])&#10;+SUM(['漁業生產量值-漁業種類別魚類別生產量值11'.K22];['漁業生產量值-漁業種類別魚類別生產量值11'.M22];['漁業生產量值-漁業種類別魚類別生產量值11'.O22];['漁業生產量值-漁業種類別魚類別生產量值12'.C22];['漁業生產量值-漁業種類別魚類別生產量值12'.E22])&#10;+SUM(['漁業生產量值-漁業種類別魚類別生產量值12'.O22])&#10;+SUM(['漁業生產量值-漁業種類別魚類別生產量值14'.K22];['漁業生產量值-漁業種類別魚類別生產量值15'.I22])&#10;+SUM(['漁業生產量值-漁業種類別魚類別生產量值15'.K22];['漁業生產量值-漁業種類別魚類別生產量值15'.M22];['漁業生產量值-漁業種類別魚類別生產量值15'.O22];['漁業生產量值-漁業種類別魚類別生產量值16'.C22])&#10;)" table:style-name="ce47">
            <text:p>4,063<text:s/></text:p>
          </table:table-cell>
          <table:table-cell office:value-type="float" office:value="517286.19498000003" table:formula="of:=  IF(SUM([.H22];[.J22])&#10;+SUM(['漁業生產量值-漁業種類別魚類別生產量值1'.H22];['漁業生產量值-漁業種類別魚類別生產量值1'.J22];['漁業生產量值-漁業種類別魚類別生產量值1'.L22];['漁業生產量值-漁業種類別魚類別生產量值2'.F22])&#10;+SUM(['漁業生產量值-漁業種類別魚類別生產量值2'.H22];['漁業生產量值-漁業種類別魚類別生產量值2'.J22];['漁業生產量值-漁業種類別魚類別生產量值2'.L22];['漁業生產量值-漁業種類別魚類別生產量值2'.N22])&#10;+SUM(['漁業生產量值-漁業種類別魚類別生產量值3'.J22];['漁業生產量值-漁業種類別魚類別生產量值3'.P22];['漁業生產量值-漁業種類別魚類別生產量值4'.D22];['漁業生產量值-漁業種類別魚類別生產量值4'.F22])&#10;+SUM(['漁業生產量值-漁業種類別魚類別生產量值4'.N22];['漁業生產量值-漁業種類別魚類別生產量值4'.P22];['漁業生產量值-漁業種類別魚類別生產量值5'.D22];['漁業生產量值-漁業種類別魚類別生產量值5'.F22];['漁業生產量值-漁業種類別魚類別生產量值5'.H22])&#10;+SUM(['漁業生產量值-漁業種類別魚類別生產量值6'.D22];['漁業生產量值-漁業種類別魚類別生產量值6'.F22];['漁業生產量值-漁業種類別魚類別生產量值6'.H22])&#10;+SUM(['漁業生產量值-漁業種類別魚類別生產量值6'.J22];['漁業生產量值-漁業種類別魚類別生產量值6'.L22];['漁業生產量值-漁業種類別魚類別生產量值6'.N22];['漁業生產量值-漁業種類別魚類別生產量值6'.P22];['漁業生產量值-漁業種類別魚類別生產量值7'.D22];['漁業生產量值-漁業種類別魚類別生產量值7'.F22];['漁業生產量值-漁業種類別魚類別生產量值7'.H22])&#10;+SUM(['漁業生產量值-漁業種類別魚類別生產量值7'.J22];['漁業生產量值-漁業種類別魚類別生產量值7'.L22];['漁業生產量值-漁業種類別魚類別生產量值7'.N22])&#10;+SUM(['漁業生產量值-漁業種類別魚類別生產量值9'.P22];['漁業生產量值-漁業種類別魚類別生產量值10'.D22])&#10;+SUM(['漁業生產量值-漁業種類別魚類別生產量值10'.P22])&#10;+SUM(['漁業生產量值-漁業種類別魚類別生產量值11'.L22];['漁業生產量值-漁業種類別魚類別生產量值11'.N22];['漁業生產量值-漁業種類別魚類別生產量值11'.P22];['漁業生產量值-漁業種類別魚類別生產量值12'.D22];['漁業生產量值-漁業種類別魚類別生產量值12'.F22])&#10;+SUM(['漁業生產量值-漁業種類別魚類別生產量值12'.P22])&#10;+SUM(['漁業生產量值-漁業種類別魚類別生產量值14'.L22];['漁業生產量值-漁業種類別魚類別生產量值15'.J22])&#10;+SUM(['漁業生產量值-漁業種類別魚類別生產量值15'.L22];['漁業生產量值-漁業種類別魚類別生產量值15'.N22];['漁業生產量值-漁業種類別魚類別生產量值15'.P22];['漁業生產量值-漁業種類別魚類別生產量值16'.D22])=0;&quot;-&quot;;&#10;SUM([.H22];[.J22])&#10;+SUM(['漁業生產量值-漁業種類別魚類別生產量值1'.H22];['漁業生產量值-漁業種類別魚類別生產量值1'.J22];['漁業生產量值-漁業種類別魚類別生產量值1'.L22];['漁業生產量值-漁業種類別魚類別生產量值2'.F22])&#10;+SUM(['漁業生產量值-漁業種類別魚類別生產量值2'.H22];['漁業生產量值-漁業種類別魚類別生產量值2'.J22];['漁業生產量值-漁業種類別魚類別生產量值2'.L22];['漁業生產量值-漁業種類別魚類別生產量值2'.N22])&#10;+SUM(['漁業生產量值-漁業種類別魚類別生產量值3'.J22];['漁業生產量值-漁業種類別魚類別生產量值3'.P22];['漁業生產量值-漁業種類別魚類別生產量值4'.D22];['漁業生產量值-漁業種類別魚類別生產量值4'.F22])&#10;+SUM(['漁業生產量值-漁業種類別魚類別生產量值4'.N22];['漁業生產量值-漁業種類別魚類別生產量值4'.P22];['漁業生產量值-漁業種類別魚類別生產量值5'.D22];['漁業生產量值-漁業種類別魚類別生產量值5'.F22];['漁業生產量值-漁業種類別魚類別生產量值5'.H22])&#10;+SUM(['漁業生產量值-漁業種類別魚類別生產量值6'.D22];['漁業生產量值-漁業種類別魚類別生產量值6'.F22];['漁業生產量值-漁業種類別魚類別生產量值6'.H22])&#10;+SUM(['漁業生產量值-漁業種類別魚類別生產量值6'.J22];['漁業生產量值-漁業種類別魚類別生產量值6'.L22];['漁業生產量值-漁業種類別魚類別生產量值6'.N22];['漁業生產量值-漁業種類別魚類別生產量值6'.P22];['漁業生產量值-漁業種類別魚類別生產量值7'.D22];['漁業生產量值-漁業種類別魚類別生產量值7'.F22];['漁業生產量值-漁業種類別魚類別生產量值7'.H22])&#10;+SUM(['漁業生產量值-漁業種類別魚類別生產量值7'.J22];['漁業生產量值-漁業種類別魚類別生產量值7'.L22];['漁業生產量值-漁業種類別魚類別生產量值7'.N22])&#10;+SUM(['漁業生產量值-漁業種類別魚類別生產量值9'.P22];['漁業生產量值-漁業種類別魚類別生產量值10'.D22])&#10;+SUM(['漁業生產量值-漁業種類別魚類別生產量值10'.P22])&#10;+SUM(['漁業生產量值-漁業種類別魚類別生產量值11'.L22];['漁業生產量值-漁業種類別魚類別生產量值11'.N22];['漁業生產量值-漁業種類別魚類別生產量值11'.P22];['漁業生產量值-漁業種類別魚類別生產量值12'.D22];['漁業生產量值-漁業種類別魚類別生產量值12'.F22])&#10;+SUM(['漁業生產量值-漁業種類別魚類別生產量值12'.P22])&#10;+SUM(['漁業生產量值-漁業種類別魚類別生產量值14'.L22];['漁業生產量值-漁業種類別魚類別生產量值15'.J22])&#10;+SUM(['漁業生產量值-漁業種類別魚類別生產量值15'.L22];['漁業生產量值-漁業種類別魚類別生產量值15'.N22];['漁業生產量值-漁業種類別魚類別生產量值15'.P22];['漁業生產量值-漁業種類別魚類別生產量值16'.D22])&#10;)" table:style-name="ce47">
            <text:p>517,28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2];[.M22];[.O22];['漁業生產量值-漁業種類別魚類別生產量值1'.C22];['漁業生產量值-漁業種類別魚類別生產量值1'.E22])=0;&quot;-&quot;;SUM([.K22];[.M22];[.O22];['漁業生產量值-漁業種類別魚類別生產量值1'.C22];['漁業生產量值-漁業種類別魚類別生產量值1'.E22]))" table:style-name="ce37">
            <text:p>-</text:p>
          </table:table-cell>
          <table:table-cell office:value-type="string" office:string-value="-" table:formula="of:=  IF(SUM([.L22];[.N22];[.P22];['漁業生產量值-漁業種類別魚類別生產量值1'.D22];['漁業生產量值-漁業種類別魚類別生產量值1'.F22])=0;&quot;-&quot;;SUM([.L22];[.N22];[.P22];['漁業生產量值-漁業種類別魚類別生產量值1'.D22];['漁業生產量值-漁業種類別魚類別生產量值1'.F2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float" office:value="26715.30976" table:style-name="ce47">
            <text:p>26,715<text:s/></text:p>
          </table:table-cell>
          <table:table-cell office:value-type="float" office:value="2901804.1327" table:style-name="ce47">
            <text:p>2,901,804<text:s/></text:p>
          </table:table-cell>
          <table:table-cell office:value-type="float" office:value="25004.826019999997" table:formula="of:=  IF(SUM([.G23];[.I23])&#10;+SUM(['漁業生產量值-漁業種類別魚類別生產量值1'.G23];['漁業生產量值-漁業種類別魚類別生產量值1'.I23];['漁業生產量值-漁業種類別魚類別生產量值1'.K23])&#10;+SUM(['漁業生產量值-漁業種類別魚類別生產量值2'.G23];['漁業生產量值-漁業種類別魚類別生產量值2'.I23];['漁業生產量值-漁業種類別魚類別生產量值2'.K23];['漁業生產量值-漁業種類別魚類別生產量值2'.M23])&#10;+SUM(['漁業生產量值-漁業種類別魚類別生產量值3'.I23];['漁業生產量值-漁業種類別魚類別生產量值3'.O23];['漁業生產量值-漁業種類別魚類別生產量值4'.C23];['漁業生產量值-漁業種類別魚類別生產量值4'.E23])&#10;+SUM(['漁業生產量值-漁業種類別魚類別生產量值4'.M23];['漁業生產量值-漁業種類別魚類別生產量值4'.O23];['漁業生產量值-漁業種類別魚類別生產量值5'.C23];['漁業生產量值-漁業種類別魚類別生產量值5'.E23];['漁業生產量值-漁業種類別魚類別生產量值5'.G23])&#10;+SUM(['漁業生產量值-漁業種類別魚類別生產量值6'.C23];['漁業生產量值-漁業種類別魚類別生產量值6'.E23];['漁業生產量值-漁業種類別魚類別生產量值6'.G23])&#10;+SUM(['漁業生產量值-漁業種類別魚類別生產量值6'.I23];['漁業生產量值-漁業種類別魚類別生產量值6'.K23];['漁業生產量值-漁業種類別魚類別生產量值6'.M23];['漁業生產量值-漁業種類別魚類別生產量值6'.O23];['漁業生產量值-漁業種類別魚類別生產量值7'.C23];['漁業生產量值-漁業種類別魚類別生產量值7'.E23];['漁業生產量值-漁業種類別魚類別生產量值7'.G23])&#10;+SUM(['漁業生產量值-漁業種類別魚類別生產量值7'.I23];['漁業生產量值-漁業種類別魚類別生產量值7'.K23];['漁業生產量值-漁業種類別魚類別生產量值7'.M23])&#10;+SUM(['漁業生產量值-漁業種類別魚類別生產量值9'.O23];['漁業生產量值-漁業種類別魚類別生產量值10'.C23])&#10;+SUM(['漁業生產量值-漁業種類別魚類別生產量值10'.O23])&#10;+SUM(['漁業生產量值-漁業種類別魚類別生產量值11'.K23];['漁業生產量值-漁業種類別魚類別生產量值11'.M23];['漁業生產量值-漁業種類別魚類別生產量值11'.O23];['漁業生產量值-漁業種類別魚類別生產量值12'.C23];['漁業生產量值-漁業種類別魚類別生產量值12'.E23])&#10;+SUM(['漁業生產量值-漁業種類別魚類別生產量值12'.O23])&#10;+SUM(['漁業生產量值-漁業種類別魚類別生產量值14'.K23];['漁業生產量值-漁業種類別魚類別生產量值15'.I23])&#10;+SUM(['漁業生產量值-漁業種類別魚類別生產量值15'.K23];['漁業生產量值-漁業種類別魚類別生產量值15'.M23];['漁業生產量值-漁業種類別魚類別生產量值15'.O23];['漁業生產量值-漁業種類別魚類別生產量值16'.C23])=0;&quot;-&quot;;&#10;SUM([.G23];[.I23])&#10;+SUM(['漁業生產量值-漁業種類別魚類別生產量值1'.G23];['漁業生產量值-漁業種類別魚類別生產量值1'.I23];['漁業生產量值-漁業種類別魚類別生產量值1'.K23])&#10;+SUM(['漁業生產量值-漁業種類別魚類別生產量值2'.G23];['漁業生產量值-漁業種類別魚類別生產量值2'.I23];['漁業生產量值-漁業種類別魚類別生產量值2'.K23];['漁業生產量值-漁業種類別魚類別生產量值2'.M23])&#10;+SUM(['漁業生產量值-漁業種類別魚類別生產量值3'.I23];['漁業生產量值-漁業種類別魚類別生產量值3'.O23];['漁業生產量值-漁業種類別魚類別生產量值4'.C23];['漁業生產量值-漁業種類別魚類別生產量值4'.E23])&#10;+SUM(['漁業生產量值-漁業種類別魚類別生產量值4'.M23];['漁業生產量值-漁業種類別魚類別生產量值4'.O23];['漁業生產量值-漁業種類別魚類別生產量值5'.C23];['漁業生產量值-漁業種類別魚類別生產量值5'.E23];['漁業生產量值-漁業種類別魚類別生產量值5'.G23])&#10;+SUM(['漁業生產量值-漁業種類別魚類別生產量值6'.C23];['漁業生產量值-漁業種類別魚類別生產量值6'.E23];['漁業生產量值-漁業種類別魚類別生產量值6'.G23])&#10;+SUM(['漁業生產量值-漁業種類別魚類別生產量值6'.I23];['漁業生產量值-漁業種類別魚類別生產量值6'.K23];['漁業生產量值-漁業種類別魚類別生產量值6'.M23];['漁業生產量值-漁業種類別魚類別生產量值6'.O23];['漁業生產量值-漁業種類別魚類別生產量值7'.C23];['漁業生產量值-漁業種類別魚類別生產量值7'.E23];['漁業生產量值-漁業種類別魚類別生產量值7'.G23])&#10;+SUM(['漁業生產量值-漁業種類別魚類別生產量值7'.I23];['漁業生產量值-漁業種類別魚類別生產量值7'.K23];['漁業生產量值-漁業種類別魚類別生產量值7'.M23])&#10;+SUM(['漁業生產量值-漁業種類別魚類別生產量值9'.O23];['漁業生產量值-漁業種類別魚類別生產量值10'.C23])&#10;+SUM(['漁業生產量值-漁業種類別魚類別生產量值10'.O23])&#10;+SUM(['漁業生產量值-漁業種類別魚類別生產量值11'.K23];['漁業生產量值-漁業種類別魚類別生產量值11'.M23];['漁業生產量值-漁業種類別魚類別生產量值11'.O23];['漁業生產量值-漁業種類別魚類別生產量值12'.C23];['漁業生產量值-漁業種類別魚類別生產量值12'.E23])&#10;+SUM(['漁業生產量值-漁業種類別魚類別生產量值12'.O23])&#10;+SUM(['漁業生產量值-漁業種類別魚類別生產量值14'.K23];['漁業生產量值-漁業種類別魚類別生產量值15'.I23])&#10;+SUM(['漁業生產量值-漁業種類別魚類別生產量值15'.K23];['漁業生產量值-漁業種類別魚類別生產量值15'.M23];['漁業生產量值-漁業種類別魚類別生產量值15'.O23];['漁業生產量值-漁業種類別魚類別生產量值16'.C23])&#10;)" table:style-name="ce47">
            <text:p>25,005<text:s/></text:p>
          </table:table-cell>
          <table:table-cell office:value-type="float" office:value="2666658.0801400002" table:formula="of:=  IF(SUM([.H23];[.J23])&#10;+SUM(['漁業生產量值-漁業種類別魚類別生產量值1'.H23];['漁業生產量值-漁業種類別魚類別生產量值1'.J23];['漁業生產量值-漁業種類別魚類別生產量值1'.L23];['漁業生產量值-漁業種類別魚類別生產量值2'.F23])&#10;+SUM(['漁業生產量值-漁業種類別魚類別生產量值2'.H23];['漁業生產量值-漁業種類別魚類別生產量值2'.J23];['漁業生產量值-漁業種類別魚類別生產量值2'.L23];['漁業生產量值-漁業種類別魚類別生產量值2'.N23])&#10;+SUM(['漁業生產量值-漁業種類別魚類別生產量值3'.J23];['漁業生產量值-漁業種類別魚類別生產量值3'.P23];['漁業生產量值-漁業種類別魚類別生產量值4'.D23];['漁業生產量值-漁業種類別魚類別生產量值4'.F23])&#10;+SUM(['漁業生產量值-漁業種類別魚類別生產量值4'.N23];['漁業生產量值-漁業種類別魚類別生產量值4'.P23];['漁業生產量值-漁業種類別魚類別生產量值5'.D23];['漁業生產量值-漁業種類別魚類別生產量值5'.F23];['漁業生產量值-漁業種類別魚類別生產量值5'.H23])&#10;+SUM(['漁業生產量值-漁業種類別魚類別生產量值6'.D23];['漁業生產量值-漁業種類別魚類別生產量值6'.F23];['漁業生產量值-漁業種類別魚類別生產量值6'.H23])&#10;+SUM(['漁業生產量值-漁業種類別魚類別生產量值6'.J23];['漁業生產量值-漁業種類別魚類別生產量值6'.L23];['漁業生產量值-漁業種類別魚類別生產量值6'.N23];['漁業生產量值-漁業種類別魚類別生產量值6'.P23];['漁業生產量值-漁業種類別魚類別生產量值7'.D23];['漁業生產量值-漁業種類別魚類別生產量值7'.F23];['漁業生產量值-漁業種類別魚類別生產量值7'.H23])&#10;+SUM(['漁業生產量值-漁業種類別魚類別生產量值7'.J23];['漁業生產量值-漁業種類別魚類別生產量值7'.L23];['漁業生產量值-漁業種類別魚類別生產量值7'.N23])&#10;+SUM(['漁業生產量值-漁業種類別魚類別生產量值9'.P23];['漁業生產量值-漁業種類別魚類別生產量值10'.D23])&#10;+SUM(['漁業生產量值-漁業種類別魚類別生產量值10'.P23])&#10;+SUM(['漁業生產量值-漁業種類別魚類別生產量值11'.L23];['漁業生產量值-漁業種類別魚類別生產量值11'.N23];['漁業生產量值-漁業種類別魚類別生產量值11'.P23];['漁業生產量值-漁業種類別魚類別生產量值12'.D23];['漁業生產量值-漁業種類別魚類別生產量值12'.F23])&#10;+SUM(['漁業生產量值-漁業種類別魚類別生產量值12'.P23])&#10;+SUM(['漁業生產量值-漁業種類別魚類別生產量值14'.L23];['漁業生產量值-漁業種類別魚類別生產量值15'.J23])&#10;+SUM(['漁業生產量值-漁業種類別魚類別生產量值15'.L23];['漁業生產量值-漁業種類別魚類別生產量值15'.N23];['漁業生產量值-漁業種類別魚類別生產量值15'.P23];['漁業生產量值-漁業種類別魚類別生產量值16'.D23])=0;&quot;-&quot;;&#10;SUM([.H23];[.J23])&#10;+SUM(['漁業生產量值-漁業種類別魚類別生產量值1'.H23];['漁業生產量值-漁業種類別魚類別生產量值1'.J23];['漁業生產量值-漁業種類別魚類別生產量值1'.L23];['漁業生產量值-漁業種類別魚類別生產量值2'.F23])&#10;+SUM(['漁業生產量值-漁業種類別魚類別生產量值2'.H23];['漁業生產量值-漁業種類別魚類別生產量值2'.J23];['漁業生產量值-漁業種類別魚類別生產量值2'.L23];['漁業生產量值-漁業種類別魚類別生產量值2'.N23])&#10;+SUM(['漁業生產量值-漁業種類別魚類別生產量值3'.J23];['漁業生產量值-漁業種類別魚類別生產量值3'.P23];['漁業生產量值-漁業種類別魚類別生產量值4'.D23];['漁業生產量值-漁業種類別魚類別生產量值4'.F23])&#10;+SUM(['漁業生產量值-漁業種類別魚類別生產量值4'.N23];['漁業生產量值-漁業種類別魚類別生產量值4'.P23];['漁業生產量值-漁業種類別魚類別生產量值5'.D23];['漁業生產量值-漁業種類別魚類別生產量值5'.F23];['漁業生產量值-漁業種類別魚類別生產量值5'.H23])&#10;+SUM(['漁業生產量值-漁業種類別魚類別生產量值6'.D23];['漁業生產量值-漁業種類別魚類別生產量值6'.F23];['漁業生產量值-漁業種類別魚類別生產量值6'.H23])&#10;+SUM(['漁業生產量值-漁業種類別魚類別生產量值6'.J23];['漁業生產量值-漁業種類別魚類別生產量值6'.L23];['漁業生產量值-漁業種類別魚類別生產量值6'.N23];['漁業生產量值-漁業種類別魚類別生產量值6'.P23];['漁業生產量值-漁業種類別魚類別生產量值7'.D23];['漁業生產量值-漁業種類別魚類別生產量值7'.F23];['漁業生產量值-漁業種類別魚類別生產量值7'.H23])&#10;+SUM(['漁業生產量值-漁業種類別魚類別生產量值7'.J23];['漁業生產量值-漁業種類別魚類別生產量值7'.L23];['漁業生產量值-漁業種類別魚類別生產量值7'.N23])&#10;+SUM(['漁業生產量值-漁業種類別魚類別生產量值9'.P23];['漁業生產量值-漁業種類別魚類別生產量值10'.D23])&#10;+SUM(['漁業生產量值-漁業種類別魚類別生產量值10'.P23])&#10;+SUM(['漁業生產量值-漁業種類別魚類別生產量值11'.L23];['漁業生產量值-漁業種類別魚類別生產量值11'.N23];['漁業生產量值-漁業種類別魚類別生產量值11'.P23];['漁業生產量值-漁業種類別魚類別生產量值12'.D23];['漁業生產量值-漁業種類別魚類別生產量值12'.F23])&#10;+SUM(['漁業生產量值-漁業種類別魚類別生產量值12'.P23])&#10;+SUM(['漁業生產量值-漁業種類別魚類別生產量值14'.L23];['漁業生產量值-漁業種類別魚類別生產量值15'.J23])&#10;+SUM(['漁業生產量值-漁業種類別魚類別生產量值15'.L23];['漁業生產量值-漁業種類別魚類別生產量值15'.N23];['漁業生產量值-漁業種類別魚類別生產量值15'.P23];['漁業生產量值-漁業種類別魚類別生產量值16'.D23])&#10;)" table:style-name="ce47">
            <text:p>2,666,658<text:s/></text:p>
          </table:table-cell>
          <table:table-cell office:value-type="float" office:value="0.12809999999999999" table:style-name="ce47">
            <text:p>0<text:s/></text:p>
          </table:table-cell>
          <table:table-cell office:value-type="float" office:value="9.3513000000000002" table:style-name="ce47">
            <text:p>9<text:s/></text:p>
          </table:table-cell>
          <table:table-cell office:value-type="string" office:string-value="-" table:formula="of:=  IF(SUM([.K23];[.M23];[.O23];['漁業生產量值-漁業種類別魚類別生產量值1'.C23];['漁業生產量值-漁業種類別魚類別生產量值1'.E23])=0;&quot;-&quot;;SUM([.K23];[.M23];[.O23];['漁業生產量值-漁業種類別魚類別生產量值1'.C23];['漁業生產量值-漁業種類別魚類別生產量值1'.E23]))" table:style-name="ce37">
            <text:p>-</text:p>
          </table:table-cell>
          <table:table-cell office:value-type="string" office:string-value="-" table:formula="of:=  IF(SUM([.L23];[.N23];[.P23];['漁業生產量值-漁業種類別魚類別生產量值1'.D23];['漁業生產量值-漁業種類別魚類別生產量值1'.F23])=0;&quot;-&quot;;SUM([.L23];[.N23];[.P23];['漁業生產量值-漁業種類別魚類別生產量值1'.D23];['漁業生產量值-漁業種類別魚類別生產量值1'.F2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float" office:value="3123.0350800000001" table:style-name="ce47">
            <text:p>3,123<text:s/></text:p>
          </table:table-cell>
          <table:table-cell office:value-type="float" office:value="458668.11644999997" table:style-name="ce47">
            <text:p>458,668<text:s/></text:p>
          </table:table-cell>
          <table:table-cell office:value-type="float" office:value="2988.6872499999999" table:formula="of:=  IF(SUM([.G24];[.I24])&#10;+SUM(['漁業生產量值-漁業種類別魚類別生產量值1'.G24];['漁業生產量值-漁業種類別魚類別生產量值1'.I24];['漁業生產量值-漁業種類別魚類別生產量值1'.K24])&#10;+SUM(['漁業生產量值-漁業種類別魚類別生產量值2'.G24];['漁業生產量值-漁業種類別魚類別生產量值2'.I24];['漁業生產量值-漁業種類別魚類別生產量值2'.K24];['漁業生產量值-漁業種類別魚類別生產量值2'.M24])&#10;+SUM(['漁業生產量值-漁業種類別魚類別生產量值3'.I24];['漁業生產量值-漁業種類別魚類別生產量值3'.O24];['漁業生產量值-漁業種類別魚類別生產量值4'.C24];['漁業生產量值-漁業種類別魚類別生產量值4'.E24])&#10;+SUM(['漁業生產量值-漁業種類別魚類別生產量值4'.M24];['漁業生產量值-漁業種類別魚類別生產量值4'.O24];['漁業生產量值-漁業種類別魚類別生產量值5'.C24];['漁業生產量值-漁業種類別魚類別生產量值5'.E24];['漁業生產量值-漁業種類別魚類別生產量值5'.G24])&#10;+SUM(['漁業生產量值-漁業種類別魚類別生產量值6'.C24];['漁業生產量值-漁業種類別魚類別生產量值6'.E24];['漁業生產量值-漁業種類別魚類別生產量值6'.G24])&#10;+SUM(['漁業生產量值-漁業種類別魚類別生產量值6'.I24];['漁業生產量值-漁業種類別魚類別生產量值6'.K24];['漁業生產量值-漁業種類別魚類別生產量值6'.M24];['漁業生產量值-漁業種類別魚類別生產量值6'.O24];['漁業生產量值-漁業種類別魚類別生產量值7'.C24];['漁業生產量值-漁業種類別魚類別生產量值7'.E24];['漁業生產量值-漁業種類別魚類別生產量值7'.G24])&#10;+SUM(['漁業生產量值-漁業種類別魚類別生產量值7'.I24];['漁業生產量值-漁業種類別魚類別生產量值7'.K24];['漁業生產量值-漁業種類別魚類別生產量值7'.M24])&#10;+SUM(['漁業生產量值-漁業種類別魚類別生產量值9'.O24];['漁業生產量值-漁業種類別魚類別生產量值10'.C24])&#10;+SUM(['漁業生產量值-漁業種類別魚類別生產量值10'.O24])&#10;+SUM(['漁業生產量值-漁業種類別魚類別生產量值11'.K24];['漁業生產量值-漁業種類別魚類別生產量值11'.M24];['漁業生產量值-漁業種類別魚類別生產量值11'.O24];['漁業生產量值-漁業種類別魚類別生產量值12'.C24];['漁業生產量值-漁業種類別魚類別生產量值12'.E24])&#10;+SUM(['漁業生產量值-漁業種類別魚類別生產量值12'.O24])&#10;+SUM(['漁業生產量值-漁業種類別魚類別生產量值14'.K24];['漁業生產量值-漁業種類別魚類別生產量值15'.I24])&#10;+SUM(['漁業生產量值-漁業種類別魚類別生產量值15'.K24];['漁業生產量值-漁業種類別魚類別生產量值15'.M24];['漁業生產量值-漁業種類別魚類別生產量值15'.O24];['漁業生產量值-漁業種類別魚類別生產量值16'.C24])=0;&quot;-&quot;;&#10;SUM([.G24];[.I24])&#10;+SUM(['漁業生產量值-漁業種類別魚類別生產量值1'.G24];['漁業生產量值-漁業種類別魚類別生產量值1'.I24];['漁業生產量值-漁業種類別魚類別生產量值1'.K24])&#10;+SUM(['漁業生產量值-漁業種類別魚類別生產量值2'.G24];['漁業生產量值-漁業種類別魚類別生產量值2'.I24];['漁業生產量值-漁業種類別魚類別生產量值2'.K24];['漁業生產量值-漁業種類別魚類別生產量值2'.M24])&#10;+SUM(['漁業生產量值-漁業種類別魚類別生產量值3'.I24];['漁業生產量值-漁業種類別魚類別生產量值3'.O24];['漁業生產量值-漁業種類別魚類別生產量值4'.C24];['漁業生產量值-漁業種類別魚類別生產量值4'.E24])&#10;+SUM(['漁業生產量值-漁業種類別魚類別生產量值4'.M24];['漁業生產量值-漁業種類別魚類別生產量值4'.O24];['漁業生產量值-漁業種類別魚類別生產量值5'.C24];['漁業生產量值-漁業種類別魚類別生產量值5'.E24];['漁業生產量值-漁業種類別魚類別生產量值5'.G24])&#10;+SUM(['漁業生產量值-漁業種類別魚類別生產量值6'.C24];['漁業生產量值-漁業種類別魚類別生產量值6'.E24];['漁業生產量值-漁業種類別魚類別生產量值6'.G24])&#10;+SUM(['漁業生產量值-漁業種類別魚類別生產量值6'.I24];['漁業生產量值-漁業種類別魚類別生產量值6'.K24];['漁業生產量值-漁業種類別魚類別生產量值6'.M24];['漁業生產量值-漁業種類別魚類別生產量值6'.O24];['漁業生產量值-漁業種類別魚類別生產量值7'.C24];['漁業生產量值-漁業種類別魚類別生產量值7'.E24];['漁業生產量值-漁業種類別魚類別生產量值7'.G24])&#10;+SUM(['漁業生產量值-漁業種類別魚類別生產量值7'.I24];['漁業生產量值-漁業種類別魚類別生產量值7'.K24];['漁業生產量值-漁業種類別魚類別生產量值7'.M24])&#10;+SUM(['漁業生產量值-漁業種類別魚類別生產量值9'.O24];['漁業生產量值-漁業種類別魚類別生產量值10'.C24])&#10;+SUM(['漁業生產量值-漁業種類別魚類別生產量值10'.O24])&#10;+SUM(['漁業生產量值-漁業種類別魚類別生產量值11'.K24];['漁業生產量值-漁業種類別魚類別生產量值11'.M24];['漁業生產量值-漁業種類別魚類別生產量值11'.O24];['漁業生產量值-漁業種類別魚類別生產量值12'.C24];['漁業生產量值-漁業種類別魚類別生產量值12'.E24])&#10;+SUM(['漁業生產量值-漁業種類別魚類別生產量值12'.O24])&#10;+SUM(['漁業生產量值-漁業種類別魚類別生產量值14'.K24];['漁業生產量值-漁業種類別魚類別生產量值15'.I24])&#10;+SUM(['漁業生產量值-漁業種類別魚類別生產量值15'.K24];['漁業生產量值-漁業種類別魚類別生產量值15'.M24];['漁業生產量值-漁業種類別魚類別生產量值15'.O24];['漁業生產量值-漁業種類別魚類別生產量值16'.C24])&#10;)" table:style-name="ce47">
            <text:p>2,989<text:s/></text:p>
          </table:table-cell>
          <table:table-cell office:value-type="float" office:value="415675.66988" table:formula="of:=  IF(SUM([.H24];[.J24])&#10;+SUM(['漁業生產量值-漁業種類別魚類別生產量值1'.H24];['漁業生產量值-漁業種類別魚類別生產量值1'.J24];['漁業生產量值-漁業種類別魚類別生產量值1'.L24];['漁業生產量值-漁業種類別魚類別生產量值2'.F24])&#10;+SUM(['漁業生產量值-漁業種類別魚類別生產量值2'.H24];['漁業生產量值-漁業種類別魚類別生產量值2'.J24];['漁業生產量值-漁業種類別魚類別生產量值2'.L24];['漁業生產量值-漁業種類別魚類別生產量值2'.N24])&#10;+SUM(['漁業生產量值-漁業種類別魚類別生產量值3'.J24];['漁業生產量值-漁業種類別魚類別生產量值3'.P24];['漁業生產量值-漁業種類別魚類別生產量值4'.D24];['漁業生產量值-漁業種類別魚類別生產量值4'.F24])&#10;+SUM(['漁業生產量值-漁業種類別魚類別生產量值4'.N24];['漁業生產量值-漁業種類別魚類別生產量值4'.P24];['漁業生產量值-漁業種類別魚類別生產量值5'.D24];['漁業生產量值-漁業種類別魚類別生產量值5'.F24];['漁業生產量值-漁業種類別魚類別生產量值5'.H24])&#10;+SUM(['漁業生產量值-漁業種類別魚類別生產量值6'.D24];['漁業生產量值-漁業種類別魚類別生產量值6'.F24];['漁業生產量值-漁業種類別魚類別生產量值6'.H24])&#10;+SUM(['漁業生產量值-漁業種類別魚類別生產量值6'.J24];['漁業生產量值-漁業種類別魚類別生產量值6'.L24];['漁業生產量值-漁業種類別魚類別生產量值6'.N24];['漁業生產量值-漁業種類別魚類別生產量值6'.P24];['漁業生產量值-漁業種類別魚類別生產量值7'.D24];['漁業生產量值-漁業種類別魚類別生產量值7'.F24];['漁業生產量值-漁業種類別魚類別生產量值7'.H24])&#10;+SUM(['漁業生產量值-漁業種類別魚類別生產量值7'.J24];['漁業生產量值-漁業種類別魚類別生產量值7'.L24];['漁業生產量值-漁業種類別魚類別生產量值7'.N24])&#10;+SUM(['漁業生產量值-漁業種類別魚類別生產量值9'.P24];['漁業生產量值-漁業種類別魚類別生產量值10'.D24])&#10;+SUM(['漁業生產量值-漁業種類別魚類別生產量值10'.P24])&#10;+SUM(['漁業生產量值-漁業種類別魚類別生產量值11'.L24];['漁業生產量值-漁業種類別魚類別生產量值11'.N24];['漁業生產量值-漁業種類別魚類別生產量值11'.P24];['漁業生產量值-漁業種類別魚類別生產量值12'.D24];['漁業生產量值-漁業種類別魚類別生產量值12'.F24])&#10;+SUM(['漁業生產量值-漁業種類別魚類別生產量值12'.P24])&#10;+SUM(['漁業生產量值-漁業種類別魚類別生產量值14'.L24];['漁業生產量值-漁業種類別魚類別生產量值15'.J24])&#10;+SUM(['漁業生產量值-漁業種類別魚類別生產量值15'.L24];['漁業生產量值-漁業種類別魚類別生產量值15'.N24];['漁業生產量值-漁業種類別魚類別生產量值15'.P24];['漁業生產量值-漁業種類別魚類別生產量值16'.D24])=0;&quot;-&quot;;&#10;SUM([.H24];[.J24])&#10;+SUM(['漁業生產量值-漁業種類別魚類別生產量值1'.H24];['漁業生產量值-漁業種類別魚類別生產量值1'.J24];['漁業生產量值-漁業種類別魚類別生產量值1'.L24];['漁業生產量值-漁業種類別魚類別生產量值2'.F24])&#10;+SUM(['漁業生產量值-漁業種類別魚類別生產量值2'.H24];['漁業生產量值-漁業種類別魚類別生產量值2'.J24];['漁業生產量值-漁業種類別魚類別生產量值2'.L24];['漁業生產量值-漁業種類別魚類別生產量值2'.N24])&#10;+SUM(['漁業生產量值-漁業種類別魚類別生產量值3'.J24];['漁業生產量值-漁業種類別魚類別生產量值3'.P24];['漁業生產量值-漁業種類別魚類別生產量值4'.D24];['漁業生產量值-漁業種類別魚類別生產量值4'.F24])&#10;+SUM(['漁業生產量值-漁業種類別魚類別生產量值4'.N24];['漁業生產量值-漁業種類別魚類別生產量值4'.P24];['漁業生產量值-漁業種類別魚類別生產量值5'.D24];['漁業生產量值-漁業種類別魚類別生產量值5'.F24];['漁業生產量值-漁業種類別魚類別生產量值5'.H24])&#10;+SUM(['漁業生產量值-漁業種類別魚類別生產量值6'.D24];['漁業生產量值-漁業種類別魚類別生產量值6'.F24];['漁業生產量值-漁業種類別魚類別生產量值6'.H24])&#10;+SUM(['漁業生產量值-漁業種類別魚類別生產量值6'.J24];['漁業生產量值-漁業種類別魚類別生產量值6'.L24];['漁業生產量值-漁業種類別魚類別生產量值6'.N24];['漁業生產量值-漁業種類別魚類別生產量值6'.P24];['漁業生產量值-漁業種類別魚類別生產量值7'.D24];['漁業生產量值-漁業種類別魚類別生產量值7'.F24];['漁業生產量值-漁業種類別魚類別生產量值7'.H24])&#10;+SUM(['漁業生產量值-漁業種類別魚類別生產量值7'.J24];['漁業生產量值-漁業種類別魚類別生產量值7'.L24];['漁業生產量值-漁業種類別魚類別生產量值7'.N24])&#10;+SUM(['漁業生產量值-漁業種類別魚類別生產量值9'.P24];['漁業生產量值-漁業種類別魚類別生產量值10'.D24])&#10;+SUM(['漁業生產量值-漁業種類別魚類別生產量值10'.P24])&#10;+SUM(['漁業生產量值-漁業種類別魚類別生產量值11'.L24];['漁業生產量值-漁業種類別魚類別生產量值11'.N24];['漁業生產量值-漁業種類別魚類別生產量值11'.P24];['漁業生產量值-漁業種類別魚類別生產量值12'.D24];['漁業生產量值-漁業種類別魚類別生產量值12'.F24])&#10;+SUM(['漁業生產量值-漁業種類別魚類別生產量值12'.P24])&#10;+SUM(['漁業生產量值-漁業種類別魚類別生產量值14'.L24];['漁業生產量值-漁業種類別魚類別生產量值15'.J24])&#10;+SUM(['漁業生產量值-漁業種類別魚類別生產量值15'.L24];['漁業生產量值-漁業種類別魚類別生產量值15'.N24];['漁業生產量值-漁業種類別魚類別生產量值15'.P24];['漁業生產量值-漁業種類別魚類別生產量值16'.D24])&#10;)" table:style-name="ce47">
            <text:p>415,67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4];[.M24];[.O24];['漁業生產量值-漁業種類別魚類別生產量值1'.C24];['漁業生產量值-漁業種類別魚類別生產量值1'.E24])=0;&quot;-&quot;;SUM([.K24];[.M24];[.O24];['漁業生產量值-漁業種類別魚類別生產量值1'.C24];['漁業生產量值-漁業種類別魚類別生產量值1'.E24]))" table:style-name="ce37">
            <text:p>-</text:p>
          </table:table-cell>
          <table:table-cell office:value-type="string" office:string-value="-" table:formula="of:=  IF(SUM([.L24];[.N24];[.P24];['漁業生產量值-漁業種類別魚類別生產量值1'.D24];['漁業生產量值-漁業種類別魚類別生產量值1'.F24])=0;&quot;-&quot;;SUM([.L24];[.N24];[.P24];['漁業生產量值-漁業種類別魚類別生產量值1'.D24];['漁業生產量值-漁業種類別魚類別生產量值1'.F2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float" office:value="80306.648000000001" table:style-name="ce47">
            <text:p>80,307<text:s/></text:p>
          </table:table-cell>
          <table:table-cell office:value-type="float" office:value="3084279.5567399999" table:style-name="ce47">
            <text:p>3,084,280<text:s/></text:p>
          </table:table-cell>
          <table:table-cell office:value-type="float" office:value="80201.058000000019" table:formula="of:=  IF(SUM([.G25];[.I25])&#10;+SUM(['漁業生產量值-漁業種類別魚類別生產量值1'.G25];['漁業生產量值-漁業種類別魚類別生產量值1'.I25];['漁業生產量值-漁業種類別魚類別生產量值1'.K25])&#10;+SUM(['漁業生產量值-漁業種類別魚類別生產量值2'.G25];['漁業生產量值-漁業種類別魚類別生產量值2'.I25];['漁業生產量值-漁業種類別魚類別生產量值2'.K25];['漁業生產量值-漁業種類別魚類別生產量值2'.M25])&#10;+SUM(['漁業生產量值-漁業種類別魚類別生產量值3'.I25];['漁業生產量值-漁業種類別魚類別生產量值3'.O25];['漁業生產量值-漁業種類別魚類別生產量值4'.C25];['漁業生產量值-漁業種類別魚類別生產量值4'.E25])&#10;+SUM(['漁業生產量值-漁業種類別魚類別生產量值4'.M25];['漁業生產量值-漁業種類別魚類別生產量值4'.O25];['漁業生產量值-漁業種類別魚類別生產量值5'.C25];['漁業生產量值-漁業種類別魚類別生產量值5'.E25];['漁業生產量值-漁業種類別魚類別生產量值5'.G25])&#10;+SUM(['漁業生產量值-漁業種類別魚類別生產量值6'.C25];['漁業生產量值-漁業種類別魚類別生產量值6'.E25];['漁業生產量值-漁業種類別魚類別生產量值6'.G25])&#10;+SUM(['漁業生產量值-漁業種類別魚類別生產量值6'.I25];['漁業生產量值-漁業種類別魚類別生產量值6'.K25];['漁業生產量值-漁業種類別魚類別生產量值6'.M25];['漁業生產量值-漁業種類別魚類別生產量值6'.O25];['漁業生產量值-漁業種類別魚類別生產量值7'.C25];['漁業生產量值-漁業種類別魚類別生產量值7'.E25];['漁業生產量值-漁業種類別魚類別生產量值7'.G25])&#10;+SUM(['漁業生產量值-漁業種類別魚類別生產量值7'.I25];['漁業生產量值-漁業種類別魚類別生產量值7'.K25];['漁業生產量值-漁業種類別魚類別生產量值7'.M25])&#10;+SUM(['漁業生產量值-漁業種類別魚類別生產量值9'.O25];['漁業生產量值-漁業種類別魚類別生產量值10'.C25])&#10;+SUM(['漁業生產量值-漁業種類別魚類別生產量值10'.O25])&#10;+SUM(['漁業生產量值-漁業種類別魚類別生產量值11'.K25];['漁業生產量值-漁業種類別魚類別生產量值11'.M25];['漁業生產量值-漁業種類別魚類別生產量值11'.O25];['漁業生產量值-漁業種類別魚類別生產量值12'.C25];['漁業生產量值-漁業種類別魚類別生產量值12'.E25])&#10;+SUM(['漁業生產量值-漁業種類別魚類別生產量值12'.O25])&#10;+SUM(['漁業生產量值-漁業種類別魚類別生產量值14'.K25];['漁業生產量值-漁業種類別魚類別生產量值15'.I25])&#10;+SUM(['漁業生產量值-漁業種類別魚類別生產量值15'.K25];['漁業生產量值-漁業種類別魚類別生產量值15'.M25];['漁業生產量值-漁業種類別魚類別生產量值15'.O25];['漁業生產量值-漁業種類別魚類別生產量值16'.C25])=0;&quot;-&quot;;&#10;SUM([.G25];[.I25])&#10;+SUM(['漁業生產量值-漁業種類別魚類別生產量值1'.G25];['漁業生產量值-漁業種類別魚類別生產量值1'.I25];['漁業生產量值-漁業種類別魚類別生產量值1'.K25])&#10;+SUM(['漁業生產量值-漁業種類別魚類別生產量值2'.G25];['漁業生產量值-漁業種類別魚類別生產量值2'.I25];['漁業生產量值-漁業種類別魚類別生產量值2'.K25];['漁業生產量值-漁業種類別魚類別生產量值2'.M25])&#10;+SUM(['漁業生產量值-漁業種類別魚類別生產量值3'.I25];['漁業生產量值-漁業種類別魚類別生產量值3'.O25];['漁業生產量值-漁業種類別魚類別生產量值4'.C25];['漁業生產量值-漁業種類別魚類別生產量值4'.E25])&#10;+SUM(['漁業生產量值-漁業種類別魚類別生產量值4'.M25];['漁業生產量值-漁業種類別魚類別生產量值4'.O25];['漁業生產量值-漁業種類別魚類別生產量值5'.C25];['漁業生產量值-漁業種類別魚類別生產量值5'.E25];['漁業生產量值-漁業種類別魚類別生產量值5'.G25])&#10;+SUM(['漁業生產量值-漁業種類別魚類別生產量值6'.C25];['漁業生產量值-漁業種類別魚類別生產量值6'.E25];['漁業生產量值-漁業種類別魚類別生產量值6'.G25])&#10;+SUM(['漁業生產量值-漁業種類別魚類別生產量值6'.I25];['漁業生產量值-漁業種類別魚類別生產量值6'.K25];['漁業生產量值-漁業種類別魚類別生產量值6'.M25];['漁業生產量值-漁業種類別魚類別生產量值6'.O25];['漁業生產量值-漁業種類別魚類別生產量值7'.C25];['漁業生產量值-漁業種類別魚類別生產量值7'.E25];['漁業生產量值-漁業種類別魚類別生產量值7'.G25])&#10;+SUM(['漁業生產量值-漁業種類別魚類別生產量值7'.I25];['漁業生產量值-漁業種類別魚類別生產量值7'.K25];['漁業生產量值-漁業種類別魚類別生產量值7'.M25])&#10;+SUM(['漁業生產量值-漁業種類別魚類別生產量值9'.O25];['漁業生產量值-漁業種類別魚類別生產量值10'.C25])&#10;+SUM(['漁業生產量值-漁業種類別魚類別生產量值10'.O25])&#10;+SUM(['漁業生產量值-漁業種類別魚類別生產量值11'.K25];['漁業生產量值-漁業種類別魚類別生產量值11'.M25];['漁業生產量值-漁業種類別魚類別生產量值11'.O25];['漁業生產量值-漁業種類別魚類別生產量值12'.C25];['漁業生產量值-漁業種類別魚類別生產量值12'.E25])&#10;+SUM(['漁業生產量值-漁業種類別魚類別生產量值12'.O25])&#10;+SUM(['漁業生產量值-漁業種類別魚類別生產量值14'.K25];['漁業生產量值-漁業種類別魚類別生產量值15'.I25])&#10;+SUM(['漁業生產量值-漁業種類別魚類別生產量值15'.K25];['漁業生產量值-漁業種類別魚類別生產量值15'.M25];['漁業生產量值-漁業種類別魚類別生產量值15'.O25];['漁業生產量值-漁業種類別魚類別生產量值16'.C25])&#10;)" table:style-name="ce47">
            <text:p>80,201<text:s/></text:p>
          </table:table-cell>
          <table:table-cell office:value-type="float" office:value="3081288.1067399997" table:formula="of:=  IF(SUM([.H25];[.J25])&#10;+SUM(['漁業生產量值-漁業種類別魚類別生產量值1'.H25];['漁業生產量值-漁業種類別魚類別生產量值1'.J25];['漁業生產量值-漁業種類別魚類別生產量值1'.L25];['漁業生產量值-漁業種類別魚類別生產量值2'.F25])&#10;+SUM(['漁業生產量值-漁業種類別魚類別生產量值2'.H25];['漁業生產量值-漁業種類別魚類別生產量值2'.J25];['漁業生產量值-漁業種類別魚類別生產量值2'.L25];['漁業生產量值-漁業種類別魚類別生產量值2'.N25])&#10;+SUM(['漁業生產量值-漁業種類別魚類別生產量值3'.J25];['漁業生產量值-漁業種類別魚類別生產量值3'.P25];['漁業生產量值-漁業種類別魚類別生產量值4'.D25];['漁業生產量值-漁業種類別魚類別生產量值4'.F25])&#10;+SUM(['漁業生產量值-漁業種類別魚類別生產量值4'.N25];['漁業生產量值-漁業種類別魚類別生產量值4'.P25];['漁業生產量值-漁業種類別魚類別生產量值5'.D25];['漁業生產量值-漁業種類別魚類別生產量值5'.F25];['漁業生產量值-漁業種類別魚類別生產量值5'.H25])&#10;+SUM(['漁業生產量值-漁業種類別魚類別生產量值6'.D25];['漁業生產量值-漁業種類別魚類別生產量值6'.F25];['漁業生產量值-漁業種類別魚類別生產量值6'.H25])&#10;+SUM(['漁業生產量值-漁業種類別魚類別生產量值6'.J25];['漁業生產量值-漁業種類別魚類別生產量值6'.L25];['漁業生產量值-漁業種類別魚類別生產量值6'.N25];['漁業生產量值-漁業種類別魚類別生產量值6'.P25];['漁業生產量值-漁業種類別魚類別生產量值7'.D25];['漁業生產量值-漁業種類別魚類別生產量值7'.F25];['漁業生產量值-漁業種類別魚類別生產量值7'.H25])&#10;+SUM(['漁業生產量值-漁業種類別魚類別生產量值7'.J25];['漁業生產量值-漁業種類別魚類別生產量值7'.L25];['漁業生產量值-漁業種類別魚類別生產量值7'.N25])&#10;+SUM(['漁業生產量值-漁業種類別魚類別生產量值9'.P25];['漁業生產量值-漁業種類別魚類別生產量值10'.D25])&#10;+SUM(['漁業生產量值-漁業種類別魚類別生產量值10'.P25])&#10;+SUM(['漁業生產量值-漁業種類別魚類別生產量值11'.L25];['漁業生產量值-漁業種類別魚類別生產量值11'.N25];['漁業生產量值-漁業種類別魚類別生產量值11'.P25];['漁業生產量值-漁業種類別魚類別生產量值12'.D25];['漁業生產量值-漁業種類別魚類別生產量值12'.F25])&#10;+SUM(['漁業生產量值-漁業種類別魚類別生產量值12'.P25])&#10;+SUM(['漁業生產量值-漁業種類別魚類別生產量值14'.L25];['漁業生產量值-漁業種類別魚類別生產量值15'.J25])&#10;+SUM(['漁業生產量值-漁業種類別魚類別生產量值15'.L25];['漁業生產量值-漁業種類別魚類別生產量值15'.N25];['漁業生產量值-漁業種類別魚類別生產量值15'.P25];['漁業生產量值-漁業種類別魚類別生產量值16'.D25])=0;&quot;-&quot;;&#10;SUM([.H25];[.J25])&#10;+SUM(['漁業生產量值-漁業種類別魚類別生產量值1'.H25];['漁業生產量值-漁業種類別魚類別生產量值1'.J25];['漁業生產量值-漁業種類別魚類別生產量值1'.L25];['漁業生產量值-漁業種類別魚類別生產量值2'.F25])&#10;+SUM(['漁業生產量值-漁業種類別魚類別生產量值2'.H25];['漁業生產量值-漁業種類別魚類別生產量值2'.J25];['漁業生產量值-漁業種類別魚類別生產量值2'.L25];['漁業生產量值-漁業種類別魚類別生產量值2'.N25])&#10;+SUM(['漁業生產量值-漁業種類別魚類別生產量值3'.J25];['漁業生產量值-漁業種類別魚類別生產量值3'.P25];['漁業生產量值-漁業種類別魚類別生產量值4'.D25];['漁業生產量值-漁業種類別魚類別生產量值4'.F25])&#10;+SUM(['漁業生產量值-漁業種類別魚類別生產量值4'.N25];['漁業生產量值-漁業種類別魚類別生產量值4'.P25];['漁業生產量值-漁業種類別魚類別生產量值5'.D25];['漁業生產量值-漁業種類別魚類別生產量值5'.F25];['漁業生產量值-漁業種類別魚類別生產量值5'.H25])&#10;+SUM(['漁業生產量值-漁業種類別魚類別生產量值6'.D25];['漁業生產量值-漁業種類別魚類別生產量值6'.F25];['漁業生產量值-漁業種類別魚類別生產量值6'.H25])&#10;+SUM(['漁業生產量值-漁業種類別魚類別生產量值6'.J25];['漁業生產量值-漁業種類別魚類別生產量值6'.L25];['漁業生產量值-漁業種類別魚類別生產量值6'.N25];['漁業生產量值-漁業種類別魚類別生產量值6'.P25];['漁業生產量值-漁業種類別魚類別生產量值7'.D25];['漁業生產量值-漁業種類別魚類別生產量值7'.F25];['漁業生產量值-漁業種類別魚類別生產量值7'.H25])&#10;+SUM(['漁業生產量值-漁業種類別魚類別生產量值7'.J25];['漁業生產量值-漁業種類別魚類別生產量值7'.L25];['漁業生產量值-漁業種類別魚類別生產量值7'.N25])&#10;+SUM(['漁業生產量值-漁業種類別魚類別生產量值9'.P25];['漁業生產量值-漁業種類別魚類別生產量值10'.D25])&#10;+SUM(['漁業生產量值-漁業種類別魚類別生產量值10'.P25])&#10;+SUM(['漁業生產量值-漁業種類別魚類別生產量值11'.L25];['漁業生產量值-漁業種類別魚類別生產量值11'.N25];['漁業生產量值-漁業種類別魚類別生產量值11'.P25];['漁業生產量值-漁業種類別魚類別生產量值12'.D25];['漁業生產量值-漁業種類別魚類別生產量值12'.F25])&#10;+SUM(['漁業生產量值-漁業種類別魚類別生產量值12'.P25])&#10;+SUM(['漁業生產量值-漁業種類別魚類別生產量值14'.L25];['漁業生產量值-漁業種類別魚類別生產量值15'.J25])&#10;+SUM(['漁業生產量值-漁業種類別魚類別生產量值15'.L25];['漁業生產量值-漁業種類別魚類別生產量值15'.N25];['漁業生產量值-漁業種類別魚類別生產量值15'.P25];['漁業生產量值-漁業種類別魚類別生產量值16'.D25])&#10;)" table:style-name="ce47">
            <text:p>3,081,28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5];[.M25];[.O25];['漁業生產量值-漁業種類別魚類別生產量值1'.C25];['漁業生產量值-漁業種類別魚類別生產量值1'.E25])=0;&quot;-&quot;;SUM([.K25];[.M25];[.O25];['漁業生產量值-漁業種類別魚類別生產量值1'.C25];['漁業生產量值-漁業種類別魚類別生產量值1'.E25]))" table:style-name="ce37">
            <text:p>-</text:p>
          </table:table-cell>
          <table:table-cell office:value-type="string" office:string-value="-" table:formula="of:=  IF(SUM([.L25];[.N25];[.P25];['漁業生產量值-漁業種類別魚類別生產量值1'.D25];['漁業生產量值-漁業種類別魚類別生產量值1'.F25])=0;&quot;-&quot;;SUM([.L25];[.N25];[.P25];['漁業生產量值-漁業種類別魚類別生產量值1'.D25];['漁業生產量值-漁業種類別魚類別生產量值1'.F2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float" office:value="87.601699999999994" table:style-name="ce47">
            <text:p>88<text:s/></text:p>
          </table:table-cell>
          <table:table-cell office:value-type="float" office:value="17630.161599999999" table:style-name="ce47">
            <text:p>17,630<text:s/></text:p>
          </table:table-cell>
          <table:table-cell office:value-type="float" office:value="72.085299999999989" table:formula="of:=  IF(SUM([.G26];[.I26])&#10;+SUM(['漁業生產量值-漁業種類別魚類別生產量值1'.G26];['漁業生產量值-漁業種類別魚類別生產量值1'.I26];['漁業生產量值-漁業種類別魚類別生產量值1'.K26])&#10;+SUM(['漁業生產量值-漁業種類別魚類別生產量值2'.G26];['漁業生產量值-漁業種類別魚類別生產量值2'.I26];['漁業生產量值-漁業種類別魚類別生產量值2'.K26];['漁業生產量值-漁業種類別魚類別生產量值2'.M26])&#10;+SUM(['漁業生產量值-漁業種類別魚類別生產量值3'.I26];['漁業生產量值-漁業種類別魚類別生產量值3'.O26];['漁業生產量值-漁業種類別魚類別生產量值4'.C26];['漁業生產量值-漁業種類別魚類別生產量值4'.E26])&#10;+SUM(['漁業生產量值-漁業種類別魚類別生產量值4'.M26];['漁業生產量值-漁業種類別魚類別生產量值4'.O26];['漁業生產量值-漁業種類別魚類別生產量值5'.C26];['漁業生產量值-漁業種類別魚類別生產量值5'.E26];['漁業生產量值-漁業種類別魚類別生產量值5'.G26])&#10;+SUM(['漁業生產量值-漁業種類別魚類別生產量值6'.C26];['漁業生產量值-漁業種類別魚類別生產量值6'.E26];['漁業生產量值-漁業種類別魚類別生產量值6'.G26])&#10;+SUM(['漁業生產量值-漁業種類別魚類別生產量值6'.I26];['漁業生產量值-漁業種類別魚類別生產量值6'.K26];['漁業生產量值-漁業種類別魚類別生產量值6'.M26];['漁業生產量值-漁業種類別魚類別生產量值6'.O26];['漁業生產量值-漁業種類別魚類別生產量值7'.C26];['漁業生產量值-漁業種類別魚類別生產量值7'.E26];['漁業生產量值-漁業種類別魚類別生產量值7'.G26])&#10;+SUM(['漁業生產量值-漁業種類別魚類別生產量值7'.I26];['漁業生產量值-漁業種類別魚類別生產量值7'.K26];['漁業生產量值-漁業種類別魚類別生產量值7'.M26])&#10;+SUM(['漁業生產量值-漁業種類別魚類別生產量值9'.O26];['漁業生產量值-漁業種類別魚類別生產量值10'.C26])&#10;+SUM(['漁業生產量值-漁業種類別魚類別生產量值10'.O26])&#10;+SUM(['漁業生產量值-漁業種類別魚類別生產量值11'.K26];['漁業生產量值-漁業種類別魚類別生產量值11'.M26];['漁業生產量值-漁業種類別魚類別生產量值11'.O26];['漁業生產量值-漁業種類別魚類別生產量值12'.C26];['漁業生產量值-漁業種類別魚類別生產量值12'.E26])&#10;+SUM(['漁業生產量值-漁業種類別魚類別生產量值12'.O26])&#10;+SUM(['漁業生產量值-漁業種類別魚類別生產量值14'.K26];['漁業生產量值-漁業種類別魚類別生產量值15'.I26])&#10;+SUM(['漁業生產量值-漁業種類別魚類別生產量值15'.K26];['漁業生產量值-漁業種類別魚類別生產量值15'.M26];['漁業生產量值-漁業種類別魚類別生產量值15'.O26];['漁業生產量值-漁業種類別魚類別生產量值16'.C26])=0;&quot;-&quot;;&#10;SUM([.G26];[.I26])&#10;+SUM(['漁業生產量值-漁業種類別魚類別生產量值1'.G26];['漁業生產量值-漁業種類別魚類別生產量值1'.I26];['漁業生產量值-漁業種類別魚類別生產量值1'.K26])&#10;+SUM(['漁業生產量值-漁業種類別魚類別生產量值2'.G26];['漁業生產量值-漁業種類別魚類別生產量值2'.I26];['漁業生產量值-漁業種類別魚類別生產量值2'.K26];['漁業生產量值-漁業種類別魚類別生產量值2'.M26])&#10;+SUM(['漁業生產量值-漁業種類別魚類別生產量值3'.I26];['漁業生產量值-漁業種類別魚類別生產量值3'.O26];['漁業生產量值-漁業種類別魚類別生產量值4'.C26];['漁業生產量值-漁業種類別魚類別生產量值4'.E26])&#10;+SUM(['漁業生產量值-漁業種類別魚類別生產量值4'.M26];['漁業生產量值-漁業種類別魚類別生產量值4'.O26];['漁業生產量值-漁業種類別魚類別生產量值5'.C26];['漁業生產量值-漁業種類別魚類別生產量值5'.E26];['漁業生產量值-漁業種類別魚類別生產量值5'.G26])&#10;+SUM(['漁業生產量值-漁業種類別魚類別生產量值6'.C26];['漁業生產量值-漁業種類別魚類別生產量值6'.E26];['漁業生產量值-漁業種類別魚類別生產量值6'.G26])&#10;+SUM(['漁業生產量值-漁業種類別魚類別生產量值6'.I26];['漁業生產量值-漁業種類別魚類別生產量值6'.K26];['漁業生產量值-漁業種類別魚類別生產量值6'.M26];['漁業生產量值-漁業種類別魚類別生產量值6'.O26];['漁業生產量值-漁業種類別魚類別生產量值7'.C26];['漁業生產量值-漁業種類別魚類別生產量值7'.E26];['漁業生產量值-漁業種類別魚類別生產量值7'.G26])&#10;+SUM(['漁業生產量值-漁業種類別魚類別生產量值7'.I26];['漁業生產量值-漁業種類別魚類別生產量值7'.K26];['漁業生產量值-漁業種類別魚類別生產量值7'.M26])&#10;+SUM(['漁業生產量值-漁業種類別魚類別生產量值9'.O26];['漁業生產量值-漁業種類別魚類別生產量值10'.C26])&#10;+SUM(['漁業生產量值-漁業種類別魚類別生產量值10'.O26])&#10;+SUM(['漁業生產量值-漁業種類別魚類別生產量值11'.K26];['漁業生產量值-漁業種類別魚類別生產量值11'.M26];['漁業生產量值-漁業種類別魚類別生產量值11'.O26];['漁業生產量值-漁業種類別魚類別生產量值12'.C26];['漁業生產量值-漁業種類別魚類別生產量值12'.E26])&#10;+SUM(['漁業生產量值-漁業種類別魚類別生產量值12'.O26])&#10;+SUM(['漁業生產量值-漁業種類別魚類別生產量值14'.K26];['漁業生產量值-漁業種類別魚類別生產量值15'.I26])&#10;+SUM(['漁業生產量值-漁業種類別魚類別生產量值15'.K26];['漁業生產量值-漁業種類別魚類別生產量值15'.M26];['漁業生產量值-漁業種類別魚類別生產量值15'.O26];['漁業生產量值-漁業種類別魚類別生產量值16'.C26])&#10;)" table:style-name="ce47">
            <text:p>72<text:s/></text:p>
          </table:table-cell>
          <table:table-cell office:value-type="float" office:value="10861.7552" table:formula="of:=  IF(SUM([.H26];[.J26])&#10;+SUM(['漁業生產量值-漁業種類別魚類別生產量值1'.H26];['漁業生產量值-漁業種類別魚類別生產量值1'.J26];['漁業生產量值-漁業種類別魚類別生產量值1'.L26];['漁業生產量值-漁業種類別魚類別生產量值2'.F26])&#10;+SUM(['漁業生產量值-漁業種類別魚類別生產量值2'.H26];['漁業生產量值-漁業種類別魚類別生產量值2'.J26];['漁業生產量值-漁業種類別魚類別生產量值2'.L26];['漁業生產量值-漁業種類別魚類別生產量值2'.N26])&#10;+SUM(['漁業生產量值-漁業種類別魚類別生產量值3'.J26];['漁業生產量值-漁業種類別魚類別生產量值3'.P26];['漁業生產量值-漁業種類別魚類別生產量值4'.D26];['漁業生產量值-漁業種類別魚類別生產量值4'.F26])&#10;+SUM(['漁業生產量值-漁業種類別魚類別生產量值4'.N26];['漁業生產量值-漁業種類別魚類別生產量值4'.P26];['漁業生產量值-漁業種類別魚類別生產量值5'.D26];['漁業生產量值-漁業種類別魚類別生產量值5'.F26];['漁業生產量值-漁業種類別魚類別生產量值5'.H26])&#10;+SUM(['漁業生產量值-漁業種類別魚類別生產量值6'.D26];['漁業生產量值-漁業種類別魚類別生產量值6'.F26];['漁業生產量值-漁業種類別魚類別生產量值6'.H26])&#10;+SUM(['漁業生產量值-漁業種類別魚類別生產量值6'.J26];['漁業生產量值-漁業種類別魚類別生產量值6'.L26];['漁業生產量值-漁業種類別魚類別生產量值6'.N26];['漁業生產量值-漁業種類別魚類別生產量值6'.P26];['漁業生產量值-漁業種類別魚類別生產量值7'.D26];['漁業生產量值-漁業種類別魚類別生產量值7'.F26];['漁業生產量值-漁業種類別魚類別生產量值7'.H26])&#10;+SUM(['漁業生產量值-漁業種類別魚類別生產量值7'.J26];['漁業生產量值-漁業種類別魚類別生產量值7'.L26];['漁業生產量值-漁業種類別魚類別生產量值7'.N26])&#10;+SUM(['漁業生產量值-漁業種類別魚類別生產量值9'.P26];['漁業生產量值-漁業種類別魚類別生產量值10'.D26])&#10;+SUM(['漁業生產量值-漁業種類別魚類別生產量值10'.P26])&#10;+SUM(['漁業生產量值-漁業種類別魚類別生產量值11'.L26];['漁業生產量值-漁業種類別魚類別生產量值11'.N26];['漁業生產量值-漁業種類別魚類別生產量值11'.P26];['漁業生產量值-漁業種類別魚類別生產量值12'.D26];['漁業生產量值-漁業種類別魚類別生產量值12'.F26])&#10;+SUM(['漁業生產量值-漁業種類別魚類別生產量值12'.P26])&#10;+SUM(['漁業生產量值-漁業種類別魚類別生產量值14'.L26];['漁業生產量值-漁業種類別魚類別生產量值15'.J26])&#10;+SUM(['漁業生產量值-漁業種類別魚類別生產量值15'.L26];['漁業生產量值-漁業種類別魚類別生產量值15'.N26];['漁業生產量值-漁業種類別魚類別生產量值15'.P26];['漁業生產量值-漁業種類別魚類別生產量值16'.D26])=0;&quot;-&quot;;&#10;SUM([.H26];[.J26])&#10;+SUM(['漁業生產量值-漁業種類別魚類別生產量值1'.H26];['漁業生產量值-漁業種類別魚類別生產量值1'.J26];['漁業生產量值-漁業種類別魚類別生產量值1'.L26];['漁業生產量值-漁業種類別魚類別生產量值2'.F26])&#10;+SUM(['漁業生產量值-漁業種類別魚類別生產量值2'.H26];['漁業生產量值-漁業種類別魚類別生產量值2'.J26];['漁業生產量值-漁業種類別魚類別生產量值2'.L26];['漁業生產量值-漁業種類別魚類別生產量值2'.N26])&#10;+SUM(['漁業生產量值-漁業種類別魚類別生產量值3'.J26];['漁業生產量值-漁業種類別魚類別生產量值3'.P26];['漁業生產量值-漁業種類別魚類別生產量值4'.D26];['漁業生產量值-漁業種類別魚類別生產量值4'.F26])&#10;+SUM(['漁業生產量值-漁業種類別魚類別生產量值4'.N26];['漁業生產量值-漁業種類別魚類別生產量值4'.P26];['漁業生產量值-漁業種類別魚類別生產量值5'.D26];['漁業生產量值-漁業種類別魚類別生產量值5'.F26];['漁業生產量值-漁業種類別魚類別生產量值5'.H26])&#10;+SUM(['漁業生產量值-漁業種類別魚類別生產量值6'.D26];['漁業生產量值-漁業種類別魚類別生產量值6'.F26];['漁業生產量值-漁業種類別魚類別生產量值6'.H26])&#10;+SUM(['漁業生產量值-漁業種類別魚類別生產量值6'.J26];['漁業生產量值-漁業種類別魚類別生產量值6'.L26];['漁業生產量值-漁業種類別魚類別生產量值6'.N26];['漁業生產量值-漁業種類別魚類別生產量值6'.P26];['漁業生產量值-漁業種類別魚類別生產量值7'.D26];['漁業生產量值-漁業種類別魚類別生產量值7'.F26];['漁業生產量值-漁業種類別魚類別生產量值7'.H26])&#10;+SUM(['漁業生產量值-漁業種類別魚類別生產量值7'.J26];['漁業生產量值-漁業種類別魚類別生產量值7'.L26];['漁業生產量值-漁業種類別魚類別生產量值7'.N26])&#10;+SUM(['漁業生產量值-漁業種類別魚類別生產量值9'.P26];['漁業生產量值-漁業種類別魚類別生產量值10'.D26])&#10;+SUM(['漁業生產量值-漁業種類別魚類別生產量值10'.P26])&#10;+SUM(['漁業生產量值-漁業種類別魚類別生產量值11'.L26];['漁業生產量值-漁業種類別魚類別生產量值11'.N26];['漁業生產量值-漁業種類別魚類別生產量值11'.P26];['漁業生產量值-漁業種類別魚類別生產量值12'.D26];['漁業生產量值-漁業種類別魚類別生產量值12'.F26])&#10;+SUM(['漁業生產量值-漁業種類別魚類別生產量值12'.P26])&#10;+SUM(['漁業生產量值-漁業種類別魚類別生產量值14'.L26];['漁業生產量值-漁業種類別魚類別生產量值15'.J26])&#10;+SUM(['漁業生產量值-漁業種類別魚類別生產量值15'.L26];['漁業生產量值-漁業種類別魚類別生產量值15'.N26];['漁業生產量值-漁業種類別魚類別生產量值15'.P26];['漁業生產量值-漁業種類別魚類別生產量值16'.D26])&#10;)" table:style-name="ce47">
            <text:p>10,86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6];[.M26];[.O26];['漁業生產量值-漁業種類別魚類別生產量值1'.C26];['漁業生產量值-漁業種類別魚類別生產量值1'.E26])=0;&quot;-&quot;;SUM([.K26];[.M26];[.O26];['漁業生產量值-漁業種類別魚類別生產量值1'.C26];['漁業生產量值-漁業種類別魚類別生產量值1'.E26]))" table:style-name="ce37">
            <text:p>-</text:p>
          </table:table-cell>
          <table:table-cell office:value-type="string" office:string-value="-" table:formula="of:=  IF(SUM([.L26];[.N26];[.P26];['漁業生產量值-漁業種類別魚類別生產量值1'.D26];['漁業生產量值-漁業種類別魚類別生產量值1'.F26])=0;&quot;-&quot;;SUM([.L26];[.N26];[.P26];['漁業生產量值-漁業種類別魚類別生產量值1'.D26];['漁業生產量值-漁業種類別魚類別生產量值1'.F2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float" office:value="15466.5059" table:style-name="ce47">
            <text:p>15,467<text:s/></text:p>
          </table:table-cell>
          <table:table-cell office:value-type="float" office:value="1958414.7172300001" table:style-name="ce47">
            <text:p>1,958,415<text:s/></text:p>
          </table:table-cell>
          <table:table-cell office:value-type="float" office:value="15455.716899999999" table:formula="of:=  IF(SUM([.G27];[.I27])&#10;+SUM(['漁業生產量值-漁業種類別魚類別生產量值1'.G27];['漁業生產量值-漁業種類別魚類別生產量值1'.I27];['漁業生產量值-漁業種類別魚類別生產量值1'.K27])&#10;+SUM(['漁業生產量值-漁業種類別魚類別生產量值2'.G27];['漁業生產量值-漁業種類別魚類別生產量值2'.I27];['漁業生產量值-漁業種類別魚類別生產量值2'.K27];['漁業生產量值-漁業種類別魚類別生產量值2'.M27])&#10;+SUM(['漁業生產量值-漁業種類別魚類別生產量值3'.I27];['漁業生產量值-漁業種類別魚類別生產量值3'.O27];['漁業生產量值-漁業種類別魚類別生產量值4'.C27];['漁業生產量值-漁業種類別魚類別生產量值4'.E27])&#10;+SUM(['漁業生產量值-漁業種類別魚類別生產量值4'.M27];['漁業生產量值-漁業種類別魚類別生產量值4'.O27];['漁業生產量值-漁業種類別魚類別生產量值5'.C27];['漁業生產量值-漁業種類別魚類別生產量值5'.E27];['漁業生產量值-漁業種類別魚類別生產量值5'.G27])&#10;+SUM(['漁業生產量值-漁業種類別魚類別生產量值6'.C27];['漁業生產量值-漁業種類別魚類別生產量值6'.E27];['漁業生產量值-漁業種類別魚類別生產量值6'.G27])&#10;+SUM(['漁業生產量值-漁業種類別魚類別生產量值6'.I27];['漁業生產量值-漁業種類別魚類別生產量值6'.K27];['漁業生產量值-漁業種類別魚類別生產量值6'.M27];['漁業生產量值-漁業種類別魚類別生產量值6'.O27];['漁業生產量值-漁業種類別魚類別生產量值7'.C27];['漁業生產量值-漁業種類別魚類別生產量值7'.E27];['漁業生產量值-漁業種類別魚類別生產量值7'.G27])&#10;+SUM(['漁業生產量值-漁業種類別魚類別生產量值7'.I27];['漁業生產量值-漁業種類別魚類別生產量值7'.K27];['漁業生產量值-漁業種類別魚類別生產量值7'.M27])&#10;+SUM(['漁業生產量值-漁業種類別魚類別生產量值9'.O27];['漁業生產量值-漁業種類別魚類別生產量值10'.C27])&#10;+SUM(['漁業生產量值-漁業種類別魚類別生產量值10'.O27])&#10;+SUM(['漁業生產量值-漁業種類別魚類別生產量值11'.K27];['漁業生產量值-漁業種類別魚類別生產量值11'.M27];['漁業生產量值-漁業種類別魚類別生產量值11'.O27];['漁業生產量值-漁業種類別魚類別生產量值12'.C27];['漁業生產量值-漁業種類別魚類別生產量值12'.E27])&#10;+SUM(['漁業生產量值-漁業種類別魚類別生產量值12'.O27])&#10;+SUM(['漁業生產量值-漁業種類別魚類別生產量值14'.K27];['漁業生產量值-漁業種類別魚類別生產量值15'.I27])&#10;+SUM(['漁業生產量值-漁業種類別魚類別生產量值15'.K27];['漁業生產量值-漁業種類別魚類別生產量值15'.M27];['漁業生產量值-漁業種類別魚類別生產量值15'.O27];['漁業生產量值-漁業種類別魚類別生產量值16'.C27])=0;&quot;-&quot;;&#10;SUM([.G27];[.I27])&#10;+SUM(['漁業生產量值-漁業種類別魚類別生產量值1'.G27];['漁業生產量值-漁業種類別魚類別生產量值1'.I27];['漁業生產量值-漁業種類別魚類別生產量值1'.K27])&#10;+SUM(['漁業生產量值-漁業種類別魚類別生產量值2'.G27];['漁業生產量值-漁業種類別魚類別生產量值2'.I27];['漁業生產量值-漁業種類別魚類別生產量值2'.K27];['漁業生產量值-漁業種類別魚類別生產量值2'.M27])&#10;+SUM(['漁業生產量值-漁業種類別魚類別生產量值3'.I27];['漁業生產量值-漁業種類別魚類別生產量值3'.O27];['漁業生產量值-漁業種類別魚類別生產量值4'.C27];['漁業生產量值-漁業種類別魚類別生產量值4'.E27])&#10;+SUM(['漁業生產量值-漁業種類別魚類別生產量值4'.M27];['漁業生產量值-漁業種類別魚類別生產量值4'.O27];['漁業生產量值-漁業種類別魚類別生產量值5'.C27];['漁業生產量值-漁業種類別魚類別生產量值5'.E27];['漁業生產量值-漁業種類別魚類別生產量值5'.G27])&#10;+SUM(['漁業生產量值-漁業種類別魚類別生產量值6'.C27];['漁業生產量值-漁業種類別魚類別生產量值6'.E27];['漁業生產量值-漁業種類別魚類別生產量值6'.G27])&#10;+SUM(['漁業生產量值-漁業種類別魚類別生產量值6'.I27];['漁業生產量值-漁業種類別魚類別生產量值6'.K27];['漁業生產量值-漁業種類別魚類別生產量值6'.M27];['漁業生產量值-漁業種類別魚類別生產量值6'.O27];['漁業生產量值-漁業種類別魚類別生產量值7'.C27];['漁業生產量值-漁業種類別魚類別生產量值7'.E27];['漁業生產量值-漁業種類別魚類別生產量值7'.G27])&#10;+SUM(['漁業生產量值-漁業種類別魚類別生產量值7'.I27];['漁業生產量值-漁業種類別魚類別生產量值7'.K27];['漁業生產量值-漁業種類別魚類別生產量值7'.M27])&#10;+SUM(['漁業生產量值-漁業種類別魚類別生產量值9'.O27];['漁業生產量值-漁業種類別魚類別生產量值10'.C27])&#10;+SUM(['漁業生產量值-漁業種類別魚類別生產量值10'.O27])&#10;+SUM(['漁業生產量值-漁業種類別魚類別生產量值11'.K27];['漁業生產量值-漁業種類別魚類別生產量值11'.M27];['漁業生產量值-漁業種類別魚類別生產量值11'.O27];['漁業生產量值-漁業種類別魚類別生產量值12'.C27];['漁業生產量值-漁業種類別魚類別生產量值12'.E27])&#10;+SUM(['漁業生產量值-漁業種類別魚類別生產量值12'.O27])&#10;+SUM(['漁業生產量值-漁業種類別魚類別生產量值14'.K27];['漁業生產量值-漁業種類別魚類別生產量值15'.I27])&#10;+SUM(['漁業生產量值-漁業種類別魚類別生產量值15'.K27];['漁業生產量值-漁業種類別魚類別生產量值15'.M27];['漁業生產量值-漁業種類別魚類別生產量值15'.O27];['漁業生產量值-漁業種類別魚類別生產量值16'.C27])&#10;)" table:style-name="ce47">
            <text:p>15,456<text:s/></text:p>
          </table:table-cell>
          <table:table-cell office:value-type="float" office:value="1958303.5905299999" table:formula="of:=  IF(SUM([.H27];[.J27])&#10;+SUM(['漁業生產量值-漁業種類別魚類別生產量值1'.H27];['漁業生產量值-漁業種類別魚類別生產量值1'.J27];['漁業生產量值-漁業種類別魚類別生產量值1'.L27];['漁業生產量值-漁業種類別魚類別生產量值2'.F27])&#10;+SUM(['漁業生產量值-漁業種類別魚類別生產量值2'.H27];['漁業生產量值-漁業種類別魚類別生產量值2'.J27];['漁業生產量值-漁業種類別魚類別生產量值2'.L27];['漁業生產量值-漁業種類別魚類別生產量值2'.N27])&#10;+SUM(['漁業生產量值-漁業種類別魚類別生產量值3'.J27];['漁業生產量值-漁業種類別魚類別生產量值3'.P27];['漁業生產量值-漁業種類別魚類別生產量值4'.D27];['漁業生產量值-漁業種類別魚類別生產量值4'.F27])&#10;+SUM(['漁業生產量值-漁業種類別魚類別生產量值4'.N27];['漁業生產量值-漁業種類別魚類別生產量值4'.P27];['漁業生產量值-漁業種類別魚類別生產量值5'.D27];['漁業生產量值-漁業種類別魚類別生產量值5'.F27];['漁業生產量值-漁業種類別魚類別生產量值5'.H27])&#10;+SUM(['漁業生產量值-漁業種類別魚類別生產量值6'.D27];['漁業生產量值-漁業種類別魚類別生產量值6'.F27];['漁業生產量值-漁業種類別魚類別生產量值6'.H27])&#10;+SUM(['漁業生產量值-漁業種類別魚類別生產量值6'.J27];['漁業生產量值-漁業種類別魚類別生產量值6'.L27];['漁業生產量值-漁業種類別魚類別生產量值6'.N27];['漁業生產量值-漁業種類別魚類別生產量值6'.P27];['漁業生產量值-漁業種類別魚類別生產量值7'.D27];['漁業生產量值-漁業種類別魚類別生產量值7'.F27];['漁業生產量值-漁業種類別魚類別生產量值7'.H27])&#10;+SUM(['漁業生產量值-漁業種類別魚類別生產量值7'.J27];['漁業生產量值-漁業種類別魚類別生產量值7'.L27];['漁業生產量值-漁業種類別魚類別生產量值7'.N27])&#10;+SUM(['漁業生產量值-漁業種類別魚類別生產量值9'.P27];['漁業生產量值-漁業種類別魚類別生產量值10'.D27])&#10;+SUM(['漁業生產量值-漁業種類別魚類別生產量值10'.P27])&#10;+SUM(['漁業生產量值-漁業種類別魚類別生產量值11'.L27];['漁業生產量值-漁業種類別魚類別生產量值11'.N27];['漁業生產量值-漁業種類別魚類別生產量值11'.P27];['漁業生產量值-漁業種類別魚類別生產量值12'.D27];['漁業生產量值-漁業種類別魚類別生產量值12'.F27])&#10;+SUM(['漁業生產量值-漁業種類別魚類別生產量值12'.P27])&#10;+SUM(['漁業生產量值-漁業種類別魚類別生產量值14'.L27];['漁業生產量值-漁業種類別魚類別生產量值15'.J27])&#10;+SUM(['漁業生產量值-漁業種類別魚類別生產量值15'.L27];['漁業生產量值-漁業種類別魚類別生產量值15'.N27];['漁業生產量值-漁業種類別魚類別生產量值15'.P27];['漁業生產量值-漁業種類別魚類別生產量值16'.D27])=0;&quot;-&quot;;&#10;SUM([.H27];[.J27])&#10;+SUM(['漁業生產量值-漁業種類別魚類別生產量值1'.H27];['漁業生產量值-漁業種類別魚類別生產量值1'.J27];['漁業生產量值-漁業種類別魚類別生產量值1'.L27];['漁業生產量值-漁業種類別魚類別生產量值2'.F27])&#10;+SUM(['漁業生產量值-漁業種類別魚類別生產量值2'.H27];['漁業生產量值-漁業種類別魚類別生產量值2'.J27];['漁業生產量值-漁業種類別魚類別生產量值2'.L27];['漁業生產量值-漁業種類別魚類別生產量值2'.N27])&#10;+SUM(['漁業生產量值-漁業種類別魚類別生產量值3'.J27];['漁業生產量值-漁業種類別魚類別生產量值3'.P27];['漁業生產量值-漁業種類別魚類別生產量值4'.D27];['漁業生產量值-漁業種類別魚類別生產量值4'.F27])&#10;+SUM(['漁業生產量值-漁業種類別魚類別生產量值4'.N27];['漁業生產量值-漁業種類別魚類別生產量值4'.P27];['漁業生產量值-漁業種類別魚類別生產量值5'.D27];['漁業生產量值-漁業種類別魚類別生產量值5'.F27];['漁業生產量值-漁業種類別魚類別生產量值5'.H27])&#10;+SUM(['漁業生產量值-漁業種類別魚類別生產量值6'.D27];['漁業生產量值-漁業種類別魚類別生產量值6'.F27];['漁業生產量值-漁業種類別魚類別生產量值6'.H27])&#10;+SUM(['漁業生產量值-漁業種類別魚類別生產量值6'.J27];['漁業生產量值-漁業種類別魚類別生產量值6'.L27];['漁業生產量值-漁業種類別魚類別生產量值6'.N27];['漁業生產量值-漁業種類別魚類別生產量值6'.P27];['漁業生產量值-漁業種類別魚類別生產量值7'.D27];['漁業生產量值-漁業種類別魚類別生產量值7'.F27];['漁業生產量值-漁業種類別魚類別生產量值7'.H27])&#10;+SUM(['漁業生產量值-漁業種類別魚類別生產量值7'.J27];['漁業生產量值-漁業種類別魚類別生產量值7'.L27];['漁業生產量值-漁業種類別魚類別生產量值7'.N27])&#10;+SUM(['漁業生產量值-漁業種類別魚類別生產量值9'.P27];['漁業生產量值-漁業種類別魚類別生產量值10'.D27])&#10;+SUM(['漁業生產量值-漁業種類別魚類別生產量值10'.P27])&#10;+SUM(['漁業生產量值-漁業種類別魚類別生產量值11'.L27];['漁業生產量值-漁業種類別魚類別生產量值11'.N27];['漁業生產量值-漁業種類別魚類別生產量值11'.P27];['漁業生產量值-漁業種類別魚類別生產量值12'.D27];['漁業生產量值-漁業種類別魚類別生產量值12'.F27])&#10;+SUM(['漁業生產量值-漁業種類別魚類別生產量值12'.P27])&#10;+SUM(['漁業生產量值-漁業種類別魚類別生產量值14'.L27];['漁業生產量值-漁業種類別魚類別生產量值15'.J27])&#10;+SUM(['漁業生產量值-漁業種類別魚類別生產量值15'.L27];['漁業生產量值-漁業種類別魚類別生產量值15'.N27];['漁業生產量值-漁業種類別魚類別生產量值15'.P27];['漁業生產量值-漁業種類別魚類別生產量值16'.D27])&#10;)" table:style-name="ce47">
            <text:p>1,958,30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7];[.M27];[.O27];['漁業生產量值-漁業種類別魚類別生產量值1'.C27];['漁業生產量值-漁業種類別魚類別生產量值1'.E27])=0;&quot;-&quot;;SUM([.K27];[.M27];[.O27];['漁業生產量值-漁業種類別魚類別生產量值1'.C27];['漁業生產量值-漁業種類別魚類別生產量值1'.E27]))" table:style-name="ce37">
            <text:p>-</text:p>
          </table:table-cell>
          <table:table-cell office:value-type="string" office:string-value="-" table:formula="of:=  IF(SUM([.L27];[.N27];[.P27];['漁業生產量值-漁業種類別魚類別生產量值1'.D27];['漁業生產量值-漁業種類別魚類別生產量值1'.F27])=0;&quot;-&quot;;SUM([.L27];[.N27];[.P27];['漁業生產量值-漁業種類別魚類別生產量值1'.D27];['漁業生產量值-漁業種類別魚類別生產量值1'.F2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float" office:value="2382.2641199999998" table:style-name="ce47">
            <text:p>2,382<text:s/></text:p>
          </table:table-cell>
          <table:table-cell office:value-type="float" office:value="417518.04083999997" table:style-name="ce47">
            <text:p>417,518<text:s/></text:p>
          </table:table-cell>
          <table:table-cell office:value-type="float" office:value="2315.7054600000001" table:formula="of:=  IF(SUM([.G28];[.I28])&#10;+SUM(['漁業生產量值-漁業種類別魚類別生產量值1'.G28];['漁業生產量值-漁業種類別魚類別生產量值1'.I28];['漁業生產量值-漁業種類別魚類別生產量值1'.K28])&#10;+SUM(['漁業生產量值-漁業種類別魚類別生產量值2'.G28];['漁業生產量值-漁業種類別魚類別生產量值2'.I28];['漁業生產量值-漁業種類別魚類別生產量值2'.K28];['漁業生產量值-漁業種類別魚類別生產量值2'.M28])&#10;+SUM(['漁業生產量值-漁業種類別魚類別生產量值3'.I28];['漁業生產量值-漁業種類別魚類別生產量值3'.O28];['漁業生產量值-漁業種類別魚類別生產量值4'.C28];['漁業生產量值-漁業種類別魚類別生產量值4'.E28])&#10;+SUM(['漁業生產量值-漁業種類別魚類別生產量值4'.M28];['漁業生產量值-漁業種類別魚類別生產量值4'.O28];['漁業生產量值-漁業種類別魚類別生產量值5'.C28];['漁業生產量值-漁業種類別魚類別生產量值5'.E28];['漁業生產量值-漁業種類別魚類別生產量值5'.G28])&#10;+SUM(['漁業生產量值-漁業種類別魚類別生產量值6'.C28];['漁業生產量值-漁業種類別魚類別生產量值6'.E28];['漁業生產量值-漁業種類別魚類別生產量值6'.G28])&#10;+SUM(['漁業生產量值-漁業種類別魚類別生產量值6'.I28];['漁業生產量值-漁業種類別魚類別生產量值6'.K28];['漁業生產量值-漁業種類別魚類別生產量值6'.M28];['漁業生產量值-漁業種類別魚類別生產量值6'.O28];['漁業生產量值-漁業種類別魚類別生產量值7'.C28];['漁業生產量值-漁業種類別魚類別生產量值7'.E28];['漁業生產量值-漁業種類別魚類別生產量值7'.G28])&#10;+SUM(['漁業生產量值-漁業種類別魚類別生產量值7'.I28];['漁業生產量值-漁業種類別魚類別生產量值7'.K28];['漁業生產量值-漁業種類別魚類別生產量值7'.M28])&#10;+SUM(['漁業生產量值-漁業種類別魚類別生產量值9'.O28];['漁業生產量值-漁業種類別魚類別生產量值10'.C28])&#10;+SUM(['漁業生產量值-漁業種類別魚類別生產量值10'.O28])&#10;+SUM(['漁業生產量值-漁業種類別魚類別生產量值11'.K28];['漁業生產量值-漁業種類別魚類別生產量值11'.M28];['漁業生產量值-漁業種類別魚類別生產量值11'.O28];['漁業生產量值-漁業種類別魚類別生產量值12'.C28];['漁業生產量值-漁業種類別魚類別生產量值12'.E28])&#10;+SUM(['漁業生產量值-漁業種類別魚類別生產量值12'.O28])&#10;+SUM(['漁業生產量值-漁業種類別魚類別生產量值14'.K28];['漁業生產量值-漁業種類別魚類別生產量值15'.I28])&#10;+SUM(['漁業生產量值-漁業種類別魚類別生產量值15'.K28];['漁業生產量值-漁業種類別魚類別生產量值15'.M28];['漁業生產量值-漁業種類別魚類別生產量值15'.O28];['漁業生產量值-漁業種類別魚類別生產量值16'.C28])=0;&quot;-&quot;;&#10;SUM([.G28];[.I28])&#10;+SUM(['漁業生產量值-漁業種類別魚類別生產量值1'.G28];['漁業生產量值-漁業種類別魚類別生產量值1'.I28];['漁業生產量值-漁業種類別魚類別生產量值1'.K28])&#10;+SUM(['漁業生產量值-漁業種類別魚類別生產量值2'.G28];['漁業生產量值-漁業種類別魚類別生產量值2'.I28];['漁業生產量值-漁業種類別魚類別生產量值2'.K28];['漁業生產量值-漁業種類別魚類別生產量值2'.M28])&#10;+SUM(['漁業生產量值-漁業種類別魚類別生產量值3'.I28];['漁業生產量值-漁業種類別魚類別生產量值3'.O28];['漁業生產量值-漁業種類別魚類別生產量值4'.C28];['漁業生產量值-漁業種類別魚類別生產量值4'.E28])&#10;+SUM(['漁業生產量值-漁業種類別魚類別生產量值4'.M28];['漁業生產量值-漁業種類別魚類別生產量值4'.O28];['漁業生產量值-漁業種類別魚類別生產量值5'.C28];['漁業生產量值-漁業種類別魚類別生產量值5'.E28];['漁業生產量值-漁業種類別魚類別生產量值5'.G28])&#10;+SUM(['漁業生產量值-漁業種類別魚類別生產量值6'.C28];['漁業生產量值-漁業種類別魚類別生產量值6'.E28];['漁業生產量值-漁業種類別魚類別生產量值6'.G28])&#10;+SUM(['漁業生產量值-漁業種類別魚類別生產量值6'.I28];['漁業生產量值-漁業種類別魚類別生產量值6'.K28];['漁業生產量值-漁業種類別魚類別生產量值6'.M28];['漁業生產量值-漁業種類別魚類別生產量值6'.O28];['漁業生產量值-漁業種類別魚類別生產量值7'.C28];['漁業生產量值-漁業種類別魚類別生產量值7'.E28];['漁業生產量值-漁業種類別魚類別生產量值7'.G28])&#10;+SUM(['漁業生產量值-漁業種類別魚類別生產量值7'.I28];['漁業生產量值-漁業種類別魚類別生產量值7'.K28];['漁業生產量值-漁業種類別魚類別生產量值7'.M28])&#10;+SUM(['漁業生產量值-漁業種類別魚類別生產量值9'.O28];['漁業生產量值-漁業種類別魚類別生產量值10'.C28])&#10;+SUM(['漁業生產量值-漁業種類別魚類別生產量值10'.O28])&#10;+SUM(['漁業生產量值-漁業種類別魚類別生產量值11'.K28];['漁業生產量值-漁業種類別魚類別生產量值11'.M28];['漁業生產量值-漁業種類別魚類別生產量值11'.O28];['漁業生產量值-漁業種類別魚類別生產量值12'.C28];['漁業生產量值-漁業種類別魚類別生產量值12'.E28])&#10;+SUM(['漁業生產量值-漁業種類別魚類別生產量值12'.O28])&#10;+SUM(['漁業生產量值-漁業種類別魚類別生產量值14'.K28];['漁業生產量值-漁業種類別魚類別生產量值15'.I28])&#10;+SUM(['漁業生產量值-漁業種類別魚類別生產量值15'.K28];['漁業生產量值-漁業種類別魚類別生產量值15'.M28];['漁業生產量值-漁業種類別魚類別生產量值15'.O28];['漁業生產量值-漁業種類別魚類別生產量值16'.C28])&#10;)" table:style-name="ce47">
            <text:p>2,316<text:s/></text:p>
          </table:table-cell>
          <table:table-cell office:value-type="float" office:value="398172.40054" table:formula="of:=  IF(SUM([.H28];[.J28])&#10;+SUM(['漁業生產量值-漁業種類別魚類別生產量值1'.H28];['漁業生產量值-漁業種類別魚類別生產量值1'.J28];['漁業生產量值-漁業種類別魚類別生產量值1'.L28];['漁業生產量值-漁業種類別魚類別生產量值2'.F28])&#10;+SUM(['漁業生產量值-漁業種類別魚類別生產量值2'.H28];['漁業生產量值-漁業種類別魚類別生產量值2'.J28];['漁業生產量值-漁業種類別魚類別生產量值2'.L28];['漁業生產量值-漁業種類別魚類別生產量值2'.N28])&#10;+SUM(['漁業生產量值-漁業種類別魚類別生產量值3'.J28];['漁業生產量值-漁業種類別魚類別生產量值3'.P28];['漁業生產量值-漁業種類別魚類別生產量值4'.D28];['漁業生產量值-漁業種類別魚類別生產量值4'.F28])&#10;+SUM(['漁業生產量值-漁業種類別魚類別生產量值4'.N28];['漁業生產量值-漁業種類別魚類別生產量值4'.P28];['漁業生產量值-漁業種類別魚類別生產量值5'.D28];['漁業生產量值-漁業種類別魚類別生產量值5'.F28];['漁業生產量值-漁業種類別魚類別生產量值5'.H28])&#10;+SUM(['漁業生產量值-漁業種類別魚類別生產量值6'.D28];['漁業生產量值-漁業種類別魚類別生產量值6'.F28];['漁業生產量值-漁業種類別魚類別生產量值6'.H28])&#10;+SUM(['漁業生產量值-漁業種類別魚類別生產量值6'.J28];['漁業生產量值-漁業種類別魚類別生產量值6'.L28];['漁業生產量值-漁業種類別魚類別生產量值6'.N28];['漁業生產量值-漁業種類別魚類別生產量值6'.P28];['漁業生產量值-漁業種類別魚類別生產量值7'.D28];['漁業生產量值-漁業種類別魚類別生產量值7'.F28];['漁業生產量值-漁業種類別魚類別生產量值7'.H28])&#10;+SUM(['漁業生產量值-漁業種類別魚類別生產量值7'.J28];['漁業生產量值-漁業種類別魚類別生產量值7'.L28];['漁業生產量值-漁業種類別魚類別生產量值7'.N28])&#10;+SUM(['漁業生產量值-漁業種類別魚類別生產量值9'.P28];['漁業生產量值-漁業種類別魚類別生產量值10'.D28])&#10;+SUM(['漁業生產量值-漁業種類別魚類別生產量值10'.P28])&#10;+SUM(['漁業生產量值-漁業種類別魚類別生產量值11'.L28];['漁業生產量值-漁業種類別魚類別生產量值11'.N28];['漁業生產量值-漁業種類別魚類別生產量值11'.P28];['漁業生產量值-漁業種類別魚類別生產量值12'.D28];['漁業生產量值-漁業種類別魚類別生產量值12'.F28])&#10;+SUM(['漁業生產量值-漁業種類別魚類別生產量值12'.P28])&#10;+SUM(['漁業生產量值-漁業種類別魚類別生產量值14'.L28];['漁業生產量值-漁業種類別魚類別生產量值15'.J28])&#10;+SUM(['漁業生產量值-漁業種類別魚類別生產量值15'.L28];['漁業生產量值-漁業種類別魚類別生產量值15'.N28];['漁業生產量值-漁業種類別魚類別生產量值15'.P28];['漁業生產量值-漁業種類別魚類別生產量值16'.D28])=0;&quot;-&quot;;&#10;SUM([.H28];[.J28])&#10;+SUM(['漁業生產量值-漁業種類別魚類別生產量值1'.H28];['漁業生產量值-漁業種類別魚類別生產量值1'.J28];['漁業生產量值-漁業種類別魚類別生產量值1'.L28];['漁業生產量值-漁業種類別魚類別生產量值2'.F28])&#10;+SUM(['漁業生產量值-漁業種類別魚類別生產量值2'.H28];['漁業生產量值-漁業種類別魚類別生產量值2'.J28];['漁業生產量值-漁業種類別魚類別生產量值2'.L28];['漁業生產量值-漁業種類別魚類別生產量值2'.N28])&#10;+SUM(['漁業生產量值-漁業種類別魚類別生產量值3'.J28];['漁業生產量值-漁業種類別魚類別生產量值3'.P28];['漁業生產量值-漁業種類別魚類別生產量值4'.D28];['漁業生產量值-漁業種類別魚類別生產量值4'.F28])&#10;+SUM(['漁業生產量值-漁業種類別魚類別生產量值4'.N28];['漁業生產量值-漁業種類別魚類別生產量值4'.P28];['漁業生產量值-漁業種類別魚類別生產量值5'.D28];['漁業生產量值-漁業種類別魚類別生產量值5'.F28];['漁業生產量值-漁業種類別魚類別生產量值5'.H28])&#10;+SUM(['漁業生產量值-漁業種類別魚類別生產量值6'.D28];['漁業生產量值-漁業種類別魚類別生產量值6'.F28];['漁業生產量值-漁業種類別魚類別生產量值6'.H28])&#10;+SUM(['漁業生產量值-漁業種類別魚類別生產量值6'.J28];['漁業生產量值-漁業種類別魚類別生產量值6'.L28];['漁業生產量值-漁業種類別魚類別生產量值6'.N28];['漁業生產量值-漁業種類別魚類別生產量值6'.P28];['漁業生產量值-漁業種類別魚類別生產量值7'.D28];['漁業生產量值-漁業種類別魚類別生產量值7'.F28];['漁業生產量值-漁業種類別魚類別生產量值7'.H28])&#10;+SUM(['漁業生產量值-漁業種類別魚類別生產量值7'.J28];['漁業生產量值-漁業種類別魚類別生產量值7'.L28];['漁業生產量值-漁業種類別魚類別生產量值7'.N28])&#10;+SUM(['漁業生產量值-漁業種類別魚類別生產量值9'.P28];['漁業生產量值-漁業種類別魚類別生產量值10'.D28])&#10;+SUM(['漁業生產量值-漁業種類別魚類別生產量值10'.P28])&#10;+SUM(['漁業生產量值-漁業種類別魚類別生產量值11'.L28];['漁業生產量值-漁業種類別魚類別生產量值11'.N28];['漁業生產量值-漁業種類別魚類別生產量值11'.P28];['漁業生產量值-漁業種類別魚類別生產量值12'.D28];['漁業生產量值-漁業種類別魚類別生產量值12'.F28])&#10;+SUM(['漁業生產量值-漁業種類別魚類別生產量值12'.P28])&#10;+SUM(['漁業生產量值-漁業種類別魚類別生產量值14'.L28];['漁業生產量值-漁業種類別魚類別生產量值15'.J28])&#10;+SUM(['漁業生產量值-漁業種類別魚類別生產量值15'.L28];['漁業生產量值-漁業種類別魚類別生產量值15'.N28];['漁業生產量值-漁業種類別魚類別生產量值15'.P28];['漁業生產量值-漁業種類別魚類別生產量值16'.D28])&#10;)" table:style-name="ce47">
            <text:p>398,17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8];[.M28];[.O28];['漁業生產量值-漁業種類別魚類別生產量值1'.C28];['漁業生產量值-漁業種類別魚類別生產量值1'.E28])=0;&quot;-&quot;;SUM([.K28];[.M28];[.O28];['漁業生產量值-漁業種類別魚類別生產量值1'.C28];['漁業生產量值-漁業種類別魚類別生產量值1'.E28]))" table:style-name="ce37">
            <text:p>-</text:p>
          </table:table-cell>
          <table:table-cell office:value-type="string" office:string-value="-" table:formula="of:=  IF(SUM([.L28];[.N28];[.P28];['漁業生產量值-漁業種類別魚類別生產量值1'.D28];['漁業生產量值-漁業種類別魚類別生產量值1'.F28])=0;&quot;-&quot;;SUM([.L28];[.N28];[.P28];['漁業生產量值-漁業種類別魚類別生產量值1'.D28];['漁業生產量值-漁業種類別魚類別生產量值1'.F28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float" office:value="510.77699000000001" table:style-name="ce47">
            <text:p>511<text:s/></text:p>
          </table:table-cell>
          <table:table-cell office:value-type="float" office:value="70654.939929999993" table:style-name="ce47">
            <text:p>70,655<text:s/></text:p>
          </table:table-cell>
          <table:table-cell office:value-type="float" office:value="510.77699000000007" table:formula="of:=  IF(SUM([.G29];[.I29])&#10;+SUM(['漁業生產量值-漁業種類別魚類別生產量值1'.G29];['漁業生產量值-漁業種類別魚類別生產量值1'.I29];['漁業生產量值-漁業種類別魚類別生產量值1'.K29])&#10;+SUM(['漁業生產量值-漁業種類別魚類別生產量值2'.G29];['漁業生產量值-漁業種類別魚類別生產量值2'.I29];['漁業生產量值-漁業種類別魚類別生產量值2'.K29];['漁業生產量值-漁業種類別魚類別生產量值2'.M29])&#10;+SUM(['漁業生產量值-漁業種類別魚類別生產量值3'.I29];['漁業生產量值-漁業種類別魚類別生產量值3'.O29];['漁業生產量值-漁業種類別魚類別生產量值4'.C29];['漁業生產量值-漁業種類別魚類別生產量值4'.E29])&#10;+SUM(['漁業生產量值-漁業種類別魚類別生產量值4'.M29];['漁業生產量值-漁業種類別魚類別生產量值4'.O29];['漁業生產量值-漁業種類別魚類別生產量值5'.C29];['漁業生產量值-漁業種類別魚類別生產量值5'.E29];['漁業生產量值-漁業種類別魚類別生產量值5'.G29])&#10;+SUM(['漁業生產量值-漁業種類別魚類別生產量值6'.C29];['漁業生產量值-漁業種類別魚類別生產量值6'.E29];['漁業生產量值-漁業種類別魚類別生產量值6'.G29])&#10;+SUM(['漁業生產量值-漁業種類別魚類別生產量值6'.I29];['漁業生產量值-漁業種類別魚類別生產量值6'.K29];['漁業生產量值-漁業種類別魚類別生產量值6'.M29];['漁業生產量值-漁業種類別魚類別生產量值6'.O29];['漁業生產量值-漁業種類別魚類別生產量值7'.C29];['漁業生產量值-漁業種類別魚類別生產量值7'.E29];['漁業生產量值-漁業種類別魚類別生產量值7'.G29])&#10;+SUM(['漁業生產量值-漁業種類別魚類別生產量值7'.I29];['漁業生產量值-漁業種類別魚類別生產量值7'.K29];['漁業生產量值-漁業種類別魚類別生產量值7'.M29])&#10;+SUM(['漁業生產量值-漁業種類別魚類別生產量值9'.O29];['漁業生產量值-漁業種類別魚類別生產量值10'.C29])&#10;+SUM(['漁業生產量值-漁業種類別魚類別生產量值10'.O29])&#10;+SUM(['漁業生產量值-漁業種類別魚類別生產量值11'.K29];['漁業生產量值-漁業種類別魚類別生產量值11'.M29];['漁業生產量值-漁業種類別魚類別生產量值11'.O29];['漁業生產量值-漁業種類別魚類別生產量值12'.C29];['漁業生產量值-漁業種類別魚類別生產量值12'.E29])&#10;+SUM(['漁業生產量值-漁業種類別魚類別生產量值12'.O29])&#10;+SUM(['漁業生產量值-漁業種類別魚類別生產量值14'.K29];['漁業生產量值-漁業種類別魚類別生產量值15'.I29])&#10;+SUM(['漁業生產量值-漁業種類別魚類別生產量值15'.K29];['漁業生產量值-漁業種類別魚類別生產量值15'.M29];['漁業生產量值-漁業種類別魚類別生產量值15'.O29];['漁業生產量值-漁業種類別魚類別生產量值16'.C29])=0;&quot;-&quot;;&#10;SUM([.G29];[.I29])&#10;+SUM(['漁業生產量值-漁業種類別魚類別生產量值1'.G29];['漁業生產量值-漁業種類別魚類別生產量值1'.I29];['漁業生產量值-漁業種類別魚類別生產量值1'.K29])&#10;+SUM(['漁業生產量值-漁業種類別魚類別生產量值2'.G29];['漁業生產量值-漁業種類別魚類別生產量值2'.I29];['漁業生產量值-漁業種類別魚類別生產量值2'.K29];['漁業生產量值-漁業種類別魚類別生產量值2'.M29])&#10;+SUM(['漁業生產量值-漁業種類別魚類別生產量值3'.I29];['漁業生產量值-漁業種類別魚類別生產量值3'.O29];['漁業生產量值-漁業種類別魚類別生產量值4'.C29];['漁業生產量值-漁業種類別魚類別生產量值4'.E29])&#10;+SUM(['漁業生產量值-漁業種類別魚類別生產量值4'.M29];['漁業生產量值-漁業種類別魚類別生產量值4'.O29];['漁業生產量值-漁業種類別魚類別生產量值5'.C29];['漁業生產量值-漁業種類別魚類別生產量值5'.E29];['漁業生產量值-漁業種類別魚類別生產量值5'.G29])&#10;+SUM(['漁業生產量值-漁業種類別魚類別生產量值6'.C29];['漁業生產量值-漁業種類別魚類別生產量值6'.E29];['漁業生產量值-漁業種類別魚類別生產量值6'.G29])&#10;+SUM(['漁業生產量值-漁業種類別魚類別生產量值6'.I29];['漁業生產量值-漁業種類別魚類別生產量值6'.K29];['漁業生產量值-漁業種類別魚類別生產量值6'.M29];['漁業生產量值-漁業種類別魚類別生產量值6'.O29];['漁業生產量值-漁業種類別魚類別生產量值7'.C29];['漁業生產量值-漁業種類別魚類別生產量值7'.E29];['漁業生產量值-漁業種類別魚類別生產量值7'.G29])&#10;+SUM(['漁業生產量值-漁業種類別魚類別生產量值7'.I29];['漁業生產量值-漁業種類別魚類別生產量值7'.K29];['漁業生產量值-漁業種類別魚類別生產量值7'.M29])&#10;+SUM(['漁業生產量值-漁業種類別魚類別生產量值9'.O29];['漁業生產量值-漁業種類別魚類別生產量值10'.C29])&#10;+SUM(['漁業生產量值-漁業種類別魚類別生產量值10'.O29])&#10;+SUM(['漁業生產量值-漁業種類別魚類別生產量值11'.K29];['漁業生產量值-漁業種類別魚類別生產量值11'.M29];['漁業生產量值-漁業種類別魚類別生產量值11'.O29];['漁業生產量值-漁業種類別魚類別生產量值12'.C29];['漁業生產量值-漁業種類別魚類別生產量值12'.E29])&#10;+SUM(['漁業生產量值-漁業種類別魚類別生產量值12'.O29])&#10;+SUM(['漁業生產量值-漁業種類別魚類別生產量值14'.K29];['漁業生產量值-漁業種類別魚類別生產量值15'.I29])&#10;+SUM(['漁業生產量值-漁業種類別魚類別生產量值15'.K29];['漁業生產量值-漁業種類別魚類別生產量值15'.M29];['漁業生產量值-漁業種類別魚類別生產量值15'.O29];['漁業生產量值-漁業種類別魚類別生產量值16'.C29])&#10;)" table:style-name="ce47">
            <text:p>511<text:s/></text:p>
          </table:table-cell>
          <table:table-cell office:value-type="float" office:value="70654.939930000008" table:formula="of:=  IF(SUM([.H29];[.J29])&#10;+SUM(['漁業生產量值-漁業種類別魚類別生產量值1'.H29];['漁業生產量值-漁業種類別魚類別生產量值1'.J29];['漁業生產量值-漁業種類別魚類別生產量值1'.L29];['漁業生產量值-漁業種類別魚類別生產量值2'.F29])&#10;+SUM(['漁業生產量值-漁業種類別魚類別生產量值2'.H29];['漁業生產量值-漁業種類別魚類別生產量值2'.J29];['漁業生產量值-漁業種類別魚類別生產量值2'.L29];['漁業生產量值-漁業種類別魚類別生產量值2'.N29])&#10;+SUM(['漁業生產量值-漁業種類別魚類別生產量值3'.J29];['漁業生產量值-漁業種類別魚類別生產量值3'.P29];['漁業生產量值-漁業種類別魚類別生產量值4'.D29];['漁業生產量值-漁業種類別魚類別生產量值4'.F29])&#10;+SUM(['漁業生產量值-漁業種類別魚類別生產量值4'.N29];['漁業生產量值-漁業種類別魚類別生產量值4'.P29];['漁業生產量值-漁業種類別魚類別生產量值5'.D29];['漁業生產量值-漁業種類別魚類別生產量值5'.F29];['漁業生產量值-漁業種類別魚類別生產量值5'.H29])&#10;+SUM(['漁業生產量值-漁業種類別魚類別生產量值6'.D29];['漁業生產量值-漁業種類別魚類別生產量值6'.F29];['漁業生產量值-漁業種類別魚類別生產量值6'.H29])&#10;+SUM(['漁業生產量值-漁業種類別魚類別生產量值6'.J29];['漁業生產量值-漁業種類別魚類別生產量值6'.L29];['漁業生產量值-漁業種類別魚類別生產量值6'.N29];['漁業生產量值-漁業種類別魚類別生產量值6'.P29];['漁業生產量值-漁業種類別魚類別生產量值7'.D29];['漁業生產量值-漁業種類別魚類別生產量值7'.F29];['漁業生產量值-漁業種類別魚類別生產量值7'.H29])&#10;+SUM(['漁業生產量值-漁業種類別魚類別生產量值7'.J29];['漁業生產量值-漁業種類別魚類別生產量值7'.L29];['漁業生產量值-漁業種類別魚類別生產量值7'.N29])&#10;+SUM(['漁業生產量值-漁業種類別魚類別生產量值9'.P29];['漁業生產量值-漁業種類別魚類別生產量值10'.D29])&#10;+SUM(['漁業生產量值-漁業種類別魚類別生產量值10'.P29])&#10;+SUM(['漁業生產量值-漁業種類別魚類別生產量值11'.L29];['漁業生產量值-漁業種類別魚類別生產量值11'.N29];['漁業生產量值-漁業種類別魚類別生產量值11'.P29];['漁業生產量值-漁業種類別魚類別生產量值12'.D29];['漁業生產量值-漁業種類別魚類別生產量值12'.F29])&#10;+SUM(['漁業生產量值-漁業種類別魚類別生產量值12'.P29])&#10;+SUM(['漁業生產量值-漁業種類別魚類別生產量值14'.L29];['漁業生產量值-漁業種類別魚類別生產量值15'.J29])&#10;+SUM(['漁業生產量值-漁業種類別魚類別生產量值15'.L29];['漁業生產量值-漁業種類別魚類別生產量值15'.N29];['漁業生產量值-漁業種類別魚類別生產量值15'.P29];['漁業生產量值-漁業種類別魚類別生產量值16'.D29])=0;&quot;-&quot;;&#10;SUM([.H29];[.J29])&#10;+SUM(['漁業生產量值-漁業種類別魚類別生產量值1'.H29];['漁業生產量值-漁業種類別魚類別生產量值1'.J29];['漁業生產量值-漁業種類別魚類別生產量值1'.L29];['漁業生產量值-漁業種類別魚類別生產量值2'.F29])&#10;+SUM(['漁業生產量值-漁業種類別魚類別生產量值2'.H29];['漁業生產量值-漁業種類別魚類別生產量值2'.J29];['漁業生產量值-漁業種類別魚類別生產量值2'.L29];['漁業生產量值-漁業種類別魚類別生產量值2'.N29])&#10;+SUM(['漁業生產量值-漁業種類別魚類別生產量值3'.J29];['漁業生產量值-漁業種類別魚類別生產量值3'.P29];['漁業生產量值-漁業種類別魚類別生產量值4'.D29];['漁業生產量值-漁業種類別魚類別生產量值4'.F29])&#10;+SUM(['漁業生產量值-漁業種類別魚類別生產量值4'.N29];['漁業生產量值-漁業種類別魚類別生產量值4'.P29];['漁業生產量值-漁業種類別魚類別生產量值5'.D29];['漁業生產量值-漁業種類別魚類別生產量值5'.F29];['漁業生產量值-漁業種類別魚類別生產量值5'.H29])&#10;+SUM(['漁業生產量值-漁業種類別魚類別生產量值6'.D29];['漁業生產量值-漁業種類別魚類別生產量值6'.F29];['漁業生產量值-漁業種類別魚類別生產量值6'.H29])&#10;+SUM(['漁業生產量值-漁業種類別魚類別生產量值6'.J29];['漁業生產量值-漁業種類別魚類別生產量值6'.L29];['漁業生產量值-漁業種類別魚類別生產量值6'.N29];['漁業生產量值-漁業種類別魚類別生產量值6'.P29];['漁業生產量值-漁業種類別魚類別生產量值7'.D29];['漁業生產量值-漁業種類別魚類別生產量值7'.F29];['漁業生產量值-漁業種類別魚類別生產量值7'.H29])&#10;+SUM(['漁業生產量值-漁業種類別魚類別生產量值7'.J29];['漁業生產量值-漁業種類別魚類別生產量值7'.L29];['漁業生產量值-漁業種類別魚類別生產量值7'.N29])&#10;+SUM(['漁業生產量值-漁業種類別魚類別生產量值9'.P29];['漁業生產量值-漁業種類別魚類別生產量值10'.D29])&#10;+SUM(['漁業生產量值-漁業種類別魚類別生產量值10'.P29])&#10;+SUM(['漁業生產量值-漁業種類別魚類別生產量值11'.L29];['漁業生產量值-漁業種類別魚類別生產量值11'.N29];['漁業生產量值-漁業種類別魚類別生產量值11'.P29];['漁業生產量值-漁業種類別魚類別生產量值12'.D29];['漁業生產量值-漁業種類別魚類別生產量值12'.F29])&#10;+SUM(['漁業生產量值-漁業種類別魚類別生產量值12'.P29])&#10;+SUM(['漁業生產量值-漁業種類別魚類別生產量值14'.L29];['漁業生產量值-漁業種類別魚類別生產量值15'.J29])&#10;+SUM(['漁業生產量值-漁業種類別魚類別生產量值15'.L29];['漁業生產量值-漁業種類別魚類別生產量值15'.N29];['漁業生產量值-漁業種類別魚類別生產量值15'.P29];['漁業生產量值-漁業種類別魚類別生產量值16'.D29])&#10;)" table:style-name="ce47">
            <text:p>70,65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9];[.M29];[.O29];['漁業生產量值-漁業種類別魚類別生產量值1'.C29];['漁業生產量值-漁業種類別魚類別生產量值1'.E29])=0;&quot;-&quot;;SUM([.K29];[.M29];[.O29];['漁業生產量值-漁業種類別魚類別生產量值1'.C29];['漁業生產量值-漁業種類別魚類別生產量值1'.E29]))" table:style-name="ce37">
            <text:p>-</text:p>
          </table:table-cell>
          <table:table-cell office:value-type="string" office:string-value="-" table:formula="of:=  IF(SUM([.L29];[.N29];[.P29];['漁業生產量值-漁業種類別魚類別生產量值1'.D29];['漁業生產量值-漁業種類別魚類別生產量值1'.F29])=0;&quot;-&quot;;SUM([.L29];[.N29];[.P29];['漁業生產量值-漁業種類別魚類別生產量值1'.D29];['漁業生產量值-漁業種類別魚類別生產量值1'.F2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float" office:value="2884.01181" table:style-name="ce47">
            <text:p>2,884<text:s/></text:p>
          </table:table-cell>
          <table:table-cell office:value-type="float" office:value="477222.27289000002" table:style-name="ce47">
            <text:p>477,222<text:s/></text:p>
          </table:table-cell>
          <table:table-cell office:value-type="float" office:value="2764.4471100000001" table:formula="of:=  IF(SUM([.G30];[.I30])&#10;+SUM(['漁業生產量值-漁業種類別魚類別生產量值1'.G30];['漁業生產量值-漁業種類別魚類別生產量值1'.I30];['漁業生產量值-漁業種類別魚類別生產量值1'.K30])&#10;+SUM(['漁業生產量值-漁業種類別魚類別生產量值2'.G30];['漁業生產量值-漁業種類別魚類別生產量值2'.I30];['漁業生產量值-漁業種類別魚類別生產量值2'.K30];['漁業生產量值-漁業種類別魚類別生產量值2'.M30])&#10;+SUM(['漁業生產量值-漁業種類別魚類別生產量值3'.I30];['漁業生產量值-漁業種類別魚類別生產量值3'.O30];['漁業生產量值-漁業種類別魚類別生產量值4'.C30];['漁業生產量值-漁業種類別魚類別生產量值4'.E30])&#10;+SUM(['漁業生產量值-漁業種類別魚類別生產量值4'.M30];['漁業生產量值-漁業種類別魚類別生產量值4'.O30];['漁業生產量值-漁業種類別魚類別生產量值5'.C30];['漁業生產量值-漁業種類別魚類別生產量值5'.E30];['漁業生產量值-漁業種類別魚類別生產量值5'.G30])&#10;+SUM(['漁業生產量值-漁業種類別魚類別生產量值6'.C30];['漁業生產量值-漁業種類別魚類別生產量值6'.E30];['漁業生產量值-漁業種類別魚類別生產量值6'.G30])&#10;+SUM(['漁業生產量值-漁業種類別魚類別生產量值6'.I30];['漁業生產量值-漁業種類別魚類別生產量值6'.K30];['漁業生產量值-漁業種類別魚類別生產量值6'.M30];['漁業生產量值-漁業種類別魚類別生產量值6'.O30];['漁業生產量值-漁業種類別魚類別生產量值7'.C30];['漁業生產量值-漁業種類別魚類別生產量值7'.E30];['漁業生產量值-漁業種類別魚類別生產量值7'.G30])&#10;+SUM(['漁業生產量值-漁業種類別魚類別生產量值7'.I30];['漁業生產量值-漁業種類別魚類別生產量值7'.K30];['漁業生產量值-漁業種類別魚類別生產量值7'.M30])&#10;+SUM(['漁業生產量值-漁業種類別魚類別生產量值9'.O30];['漁業生產量值-漁業種類別魚類別生產量值10'.C30])&#10;+SUM(['漁業生產量值-漁業種類別魚類別生產量值10'.O30])&#10;+SUM(['漁業生產量值-漁業種類別魚類別生產量值11'.K30];['漁業生產量值-漁業種類別魚類別生產量值11'.M30];['漁業生產量值-漁業種類別魚類別生產量值11'.O30];['漁業生產量值-漁業種類別魚類別生產量值12'.C30];['漁業生產量值-漁業種類別魚類別生產量值12'.E30])&#10;+SUM(['漁業生產量值-漁業種類別魚類別生產量值12'.O30])&#10;+SUM(['漁業生產量值-漁業種類別魚類別生產量值14'.K30];['漁業生產量值-漁業種類別魚類別生產量值15'.I30])&#10;+SUM(['漁業生產量值-漁業種類別魚類別生產量值15'.K30];['漁業生產量值-漁業種類別魚類別生產量值15'.M30];['漁業生產量值-漁業種類別魚類別生產量值15'.O30];['漁業生產量值-漁業種類別魚類別生產量值16'.C30])=0;&quot;-&quot;;&#10;SUM([.G30];[.I30])&#10;+SUM(['漁業生產量值-漁業種類別魚類別生產量值1'.G30];['漁業生產量值-漁業種類別魚類別生產量值1'.I30];['漁業生產量值-漁業種類別魚類別生產量值1'.K30])&#10;+SUM(['漁業生產量值-漁業種類別魚類別生產量值2'.G30];['漁業生產量值-漁業種類別魚類別生產量值2'.I30];['漁業生產量值-漁業種類別魚類別生產量值2'.K30];['漁業生產量值-漁業種類別魚類別生產量值2'.M30])&#10;+SUM(['漁業生產量值-漁業種類別魚類別生產量值3'.I30];['漁業生產量值-漁業種類別魚類別生產量值3'.O30];['漁業生產量值-漁業種類別魚類別生產量值4'.C30];['漁業生產量值-漁業種類別魚類別生產量值4'.E30])&#10;+SUM(['漁業生產量值-漁業種類別魚類別生產量值4'.M30];['漁業生產量值-漁業種類別魚類別生產量值4'.O30];['漁業生產量值-漁業種類別魚類別生產量值5'.C30];['漁業生產量值-漁業種類別魚類別生產量值5'.E30];['漁業生產量值-漁業種類別魚類別生產量值5'.G30])&#10;+SUM(['漁業生產量值-漁業種類別魚類別生產量值6'.C30];['漁業生產量值-漁業種類別魚類別生產量值6'.E30];['漁業生產量值-漁業種類別魚類別生產量值6'.G30])&#10;+SUM(['漁業生產量值-漁業種類別魚類別生產量值6'.I30];['漁業生產量值-漁業種類別魚類別生產量值6'.K30];['漁業生產量值-漁業種類別魚類別生產量值6'.M30];['漁業生產量值-漁業種類別魚類別生產量值6'.O30];['漁業生產量值-漁業種類別魚類別生產量值7'.C30];['漁業生產量值-漁業種類別魚類別生產量值7'.E30];['漁業生產量值-漁業種類別魚類別生產量值7'.G30])&#10;+SUM(['漁業生產量值-漁業種類別魚類別生產量值7'.I30];['漁業生產量值-漁業種類別魚類別生產量值7'.K30];['漁業生產量值-漁業種類別魚類別生產量值7'.M30])&#10;+SUM(['漁業生產量值-漁業種類別魚類別生產量值9'.O30];['漁業生產量值-漁業種類別魚類別生產量值10'.C30])&#10;+SUM(['漁業生產量值-漁業種類別魚類別生產量值10'.O30])&#10;+SUM(['漁業生產量值-漁業種類別魚類別生產量值11'.K30];['漁業生產量值-漁業種類別魚類別生產量值11'.M30];['漁業生產量值-漁業種類別魚類別生產量值11'.O30];['漁業生產量值-漁業種類別魚類別生產量值12'.C30];['漁業生產量值-漁業種類別魚類別生產量值12'.E30])&#10;+SUM(['漁業生產量值-漁業種類別魚類別生產量值12'.O30])&#10;+SUM(['漁業生產量值-漁業種類別魚類別生產量值14'.K30];['漁業生產量值-漁業種類別魚類別生產量值15'.I30])&#10;+SUM(['漁業生產量值-漁業種類別魚類別生產量值15'.K30];['漁業生產量值-漁業種類別魚類別生產量值15'.M30];['漁業生產量值-漁業種類別魚類別生產量值15'.O30];['漁業生產量值-漁業種類別魚類別生產量值16'.C30])&#10;)" table:style-name="ce47">
            <text:p>2,764<text:s/></text:p>
          </table:table-cell>
          <table:table-cell office:value-type="float" office:value="440467.00539000006" table:formula="of:=  IF(SUM([.H30];[.J30])&#10;+SUM(['漁業生產量值-漁業種類別魚類別生產量值1'.H30];['漁業生產量值-漁業種類別魚類別生產量值1'.J30];['漁業生產量值-漁業種類別魚類別生產量值1'.L30];['漁業生產量值-漁業種類別魚類別生產量值2'.F30])&#10;+SUM(['漁業生產量值-漁業種類別魚類別生產量值2'.H30];['漁業生產量值-漁業種類別魚類別生產量值2'.J30];['漁業生產量值-漁業種類別魚類別生產量值2'.L30];['漁業生產量值-漁業種類別魚類別生產量值2'.N30])&#10;+SUM(['漁業生產量值-漁業種類別魚類別生產量值3'.J30];['漁業生產量值-漁業種類別魚類別生產量值3'.P30];['漁業生產量值-漁業種類別魚類別生產量值4'.D30];['漁業生產量值-漁業種類別魚類別生產量值4'.F30])&#10;+SUM(['漁業生產量值-漁業種類別魚類別生產量值4'.N30];['漁業生產量值-漁業種類別魚類別生產量值4'.P30];['漁業生產量值-漁業種類別魚類別生產量值5'.D30];['漁業生產量值-漁業種類別魚類別生產量值5'.F30];['漁業生產量值-漁業種類別魚類別生產量值5'.H30])&#10;+SUM(['漁業生產量值-漁業種類別魚類別生產量值6'.D30];['漁業生產量值-漁業種類別魚類別生產量值6'.F30];['漁業生產量值-漁業種類別魚類別生產量值6'.H30])&#10;+SUM(['漁業生產量值-漁業種類別魚類別生產量值6'.J30];['漁業生產量值-漁業種類別魚類別生產量值6'.L30];['漁業生產量值-漁業種類別魚類別生產量值6'.N30];['漁業生產量值-漁業種類別魚類別生產量值6'.P30];['漁業生產量值-漁業種類別魚類別生產量值7'.D30];['漁業生產量值-漁業種類別魚類別生產量值7'.F30];['漁業生產量值-漁業種類別魚類別生產量值7'.H30])&#10;+SUM(['漁業生產量值-漁業種類別魚類別生產量值7'.J30];['漁業生產量值-漁業種類別魚類別生產量值7'.L30];['漁業生產量值-漁業種類別魚類別生產量值7'.N30])&#10;+SUM(['漁業生產量值-漁業種類別魚類別生產量值9'.P30];['漁業生產量值-漁業種類別魚類別生產量值10'.D30])&#10;+SUM(['漁業生產量值-漁業種類別魚類別生產量值10'.P30])&#10;+SUM(['漁業生產量值-漁業種類別魚類別生產量值11'.L30];['漁業生產量值-漁業種類別魚類別生產量值11'.N30];['漁業生產量值-漁業種類別魚類別生產量值11'.P30];['漁業生產量值-漁業種類別魚類別生產量值12'.D30];['漁業生產量值-漁業種類別魚類別生產量值12'.F30])&#10;+SUM(['漁業生產量值-漁業種類別魚類別生產量值12'.P30])&#10;+SUM(['漁業生產量值-漁業種類別魚類別生產量值14'.L30];['漁業生產量值-漁業種類別魚類別生產量值15'.J30])&#10;+SUM(['漁業生產量值-漁業種類別魚類別生產量值15'.L30];['漁業生產量值-漁業種類別魚類別生產量值15'.N30];['漁業生產量值-漁業種類別魚類別生產量值15'.P30];['漁業生產量值-漁業種類別魚類別生產量值16'.D30])=0;&quot;-&quot;;&#10;SUM([.H30];[.J30])&#10;+SUM(['漁業生產量值-漁業種類別魚類別生產量值1'.H30];['漁業生產量值-漁業種類別魚類別生產量值1'.J30];['漁業生產量值-漁業種類別魚類別生產量值1'.L30];['漁業生產量值-漁業種類別魚類別生產量值2'.F30])&#10;+SUM(['漁業生產量值-漁業種類別魚類別生產量值2'.H30];['漁業生產量值-漁業種類別魚類別生產量值2'.J30];['漁業生產量值-漁業種類別魚類別生產量值2'.L30];['漁業生產量值-漁業種類別魚類別生產量值2'.N30])&#10;+SUM(['漁業生產量值-漁業種類別魚類別生產量值3'.J30];['漁業生產量值-漁業種類別魚類別生產量值3'.P30];['漁業生產量值-漁業種類別魚類別生產量值4'.D30];['漁業生產量值-漁業種類別魚類別生產量值4'.F30])&#10;+SUM(['漁業生產量值-漁業種類別魚類別生產量值4'.N30];['漁業生產量值-漁業種類別魚類別生產量值4'.P30];['漁業生產量值-漁業種類別魚類別生產量值5'.D30];['漁業生產量值-漁業種類別魚類別生產量值5'.F30];['漁業生產量值-漁業種類別魚類別生產量值5'.H30])&#10;+SUM(['漁業生產量值-漁業種類別魚類別生產量值6'.D30];['漁業生產量值-漁業種類別魚類別生產量值6'.F30];['漁業生產量值-漁業種類別魚類別生產量值6'.H30])&#10;+SUM(['漁業生產量值-漁業種類別魚類別生產量值6'.J30];['漁業生產量值-漁業種類別魚類別生產量值6'.L30];['漁業生產量值-漁業種類別魚類別生產量值6'.N30];['漁業生產量值-漁業種類別魚類別生產量值6'.P30];['漁業生產量值-漁業種類別魚類別生產量值7'.D30];['漁業生產量值-漁業種類別魚類別生產量值7'.F30];['漁業生產量值-漁業種類別魚類別生產量值7'.H30])&#10;+SUM(['漁業生產量值-漁業種類別魚類別生產量值7'.J30];['漁業生產量值-漁業種類別魚類別生產量值7'.L30];['漁業生產量值-漁業種類別魚類別生產量值7'.N30])&#10;+SUM(['漁業生產量值-漁業種類別魚類別生產量值9'.P30];['漁業生產量值-漁業種類別魚類別生產量值10'.D30])&#10;+SUM(['漁業生產量值-漁業種類別魚類別生產量值10'.P30])&#10;+SUM(['漁業生產量值-漁業種類別魚類別生產量值11'.L30];['漁業生產量值-漁業種類別魚類別生產量值11'.N30];['漁業生產量值-漁業種類別魚類別生產量值11'.P30];['漁業生產量值-漁業種類別魚類別生產量值12'.D30];['漁業生產量值-漁業種類別魚類別生產量值12'.F30])&#10;+SUM(['漁業生產量值-漁業種類別魚類別生產量值12'.P30])&#10;+SUM(['漁業生產量值-漁業種類別魚類別生產量值14'.L30];['漁業生產量值-漁業種類別魚類別生產量值15'.J30])&#10;+SUM(['漁業生產量值-漁業種類別魚類別生產量值15'.L30];['漁業生產量值-漁業種類別魚類別生產量值15'.N30];['漁業生產量值-漁業種類別魚類別生產量值15'.P30];['漁業生產量值-漁業種類別魚類別生產量值16'.D30])&#10;)" table:style-name="ce47">
            <text:p>440,46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30];[.M30];[.O30];['漁業生產量值-漁業種類別魚類別生產量值1'.C30];['漁業生產量值-漁業種類別魚類別生產量值1'.E30])=0;&quot;-&quot;;SUM([.K30];[.M30];[.O30];['漁業生產量值-漁業種類別魚類別生產量值1'.C30];['漁業生產量值-漁業種類別魚類別生產量值1'.E30]))" table:style-name="ce37">
            <text:p>-</text:p>
          </table:table-cell>
          <table:table-cell office:value-type="string" office:string-value="-" table:formula="of:=  IF(SUM([.L30];[.N30];[.P30];['漁業生產量值-漁業種類別魚類別生產量值1'.D30];['漁業生產量值-漁業種類別魚類別生產量值1'.F30])=0;&quot;-&quot;;SUM([.L30];[.N30];[.P30];['漁業生產量值-漁業種類別魚類別生產量值1'.D30];['漁業生產量值-漁業種類別魚類別生產量值1'.F30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31];[.I31])&#10;+SUM(['漁業生產量值-漁業種類別魚類別生產量值1'.G31];['漁業生產量值-漁業種類別魚類別生產量值1'.I31];['漁業生產量值-漁業種類別魚類別生產量值1'.K31])&#10;+SUM(['漁業生產量值-漁業種類別魚類別生產量值2'.G31];['漁業生產量值-漁業種類別魚類別生產量值2'.I31];['漁業生產量值-漁業種類別魚類別生產量值2'.K31];['漁業生產量值-漁業種類別魚類別生產量值2'.M31])&#10;+SUM(['漁業生產量值-漁業種類別魚類別生產量值3'.I31];['漁業生產量值-漁業種類別魚類別生產量值3'.O31];['漁業生產量值-漁業種類別魚類別生產量值4'.C31];['漁業生產量值-漁業種類別魚類別生產量值4'.E31])&#10;+SUM(['漁業生產量值-漁業種類別魚類別生產量值4'.M31];['漁業生產量值-漁業種類別魚類別生產量值4'.O31];['漁業生產量值-漁業種類別魚類別生產量值5'.C31];['漁業生產量值-漁業種類別魚類別生產量值5'.E31];['漁業生產量值-漁業種類別魚類別生產量值5'.G31])&#10;+SUM(['漁業生產量值-漁業種類別魚類別生產量值6'.C31];['漁業生產量值-漁業種類別魚類別生產量值6'.E31];['漁業生產量值-漁業種類別魚類別生產量值6'.G31])&#10;+SUM(['漁業生產量值-漁業種類別魚類別生產量值6'.I31];['漁業生產量值-漁業種類別魚類別生產量值6'.K31];['漁業生產量值-漁業種類別魚類別生產量值6'.M31];['漁業生產量值-漁業種類別魚類別生產量值6'.O31];['漁業生產量值-漁業種類別魚類別生產量值7'.C31];['漁業生產量值-漁業種類別魚類別生產量值7'.E31];['漁業生產量值-漁業種類別魚類別生產量值7'.G31])&#10;+SUM(['漁業生產量值-漁業種類別魚類別生產量值7'.I31];['漁業生產量值-漁業種類別魚類別生產量值7'.K31];['漁業生產量值-漁業種類別魚類別生產量值7'.M31])&#10;+SUM(['漁業生產量值-漁業種類別魚類別生產量值9'.O31];['漁業生產量值-漁業種類別魚類別生產量值10'.C31])&#10;+SUM(['漁業生產量值-漁業種類別魚類別生產量值10'.O31])&#10;+SUM(['漁業生產量值-漁業種類別魚類別生產量值11'.K31];['漁業生產量值-漁業種類別魚類別生產量值11'.M31];['漁業生產量值-漁業種類別魚類別生產量值11'.O31];['漁業生產量值-漁業種類別魚類別生產量值12'.C31];['漁業生產量值-漁業種類別魚類別生產量值12'.E31])&#10;+SUM(['漁業生產量值-漁業種類別魚類別生產量值12'.O31])&#10;+SUM(['漁業生產量值-漁業種類別魚類別生產量值14'.K31];['漁業生產量值-漁業種類別魚類別生產量值15'.I31])&#10;+SUM(['漁業生產量值-漁業種類別魚類別生產量值15'.K31];['漁業生產量值-漁業種類別魚類別生產量值15'.M31];['漁業生產量值-漁業種類別魚類別生產量值15'.O31];['漁業生產量值-漁業種類別魚類別生產量值16'.C31])=0;&quot;-&quot;;&#10;SUM([.G31];[.I31])&#10;+SUM(['漁業生產量值-漁業種類別魚類別生產量值1'.G31];['漁業生產量值-漁業種類別魚類別生產量值1'.I31];['漁業生產量值-漁業種類別魚類別生產量值1'.K31])&#10;+SUM(['漁業生產量值-漁業種類別魚類別生產量值2'.G31];['漁業生產量值-漁業種類別魚類別生產量值2'.I31];['漁業生產量值-漁業種類別魚類別生產量值2'.K31];['漁業生產量值-漁業種類別魚類別生產量值2'.M31])&#10;+SUM(['漁業生產量值-漁業種類別魚類別生產量值3'.I31];['漁業生產量值-漁業種類別魚類別生產量值3'.O31];['漁業生產量值-漁業種類別魚類別生產量值4'.C31];['漁業生產量值-漁業種類別魚類別生產量值4'.E31])&#10;+SUM(['漁業生產量值-漁業種類別魚類別生產量值4'.M31];['漁業生產量值-漁業種類別魚類別生產量值4'.O31];['漁業生產量值-漁業種類別魚類別生產量值5'.C31];['漁業生產量值-漁業種類別魚類別生產量值5'.E31];['漁業生產量值-漁業種類別魚類別生產量值5'.G31])&#10;+SUM(['漁業生產量值-漁業種類別魚類別生產量值6'.C31];['漁業生產量值-漁業種類別魚類別生產量值6'.E31];['漁業生產量值-漁業種類別魚類別生產量值6'.G31])&#10;+SUM(['漁業生產量值-漁業種類別魚類別生產量值6'.I31];['漁業生產量值-漁業種類別魚類別生產量值6'.K31];['漁業生產量值-漁業種類別魚類別生產量值6'.M31];['漁業生產量值-漁業種類別魚類別生產量值6'.O31];['漁業生產量值-漁業種類別魚類別生產量值7'.C31];['漁業生產量值-漁業種類別魚類別生產量值7'.E31];['漁業生產量值-漁業種類別魚類別生產量值7'.G31])&#10;+SUM(['漁業生產量值-漁業種類別魚類別生產量值7'.I31];['漁業生產量值-漁業種類別魚類別生產量值7'.K31];['漁業生產量值-漁業種類別魚類別生產量值7'.M31])&#10;+SUM(['漁業生產量值-漁業種類別魚類別生產量值9'.O31];['漁業生產量值-漁業種類別魚類別生產量值10'.C31])&#10;+SUM(['漁業生產量值-漁業種類別魚類別生產量值10'.O31])&#10;+SUM(['漁業生產量值-漁業種類別魚類別生產量值11'.K31];['漁業生產量值-漁業種類別魚類別生產量值11'.M31];['漁業生產量值-漁業種類別魚類別生產量值11'.O31];['漁業生產量值-漁業種類別魚類別生產量值12'.C31];['漁業生產量值-漁業種類別魚類別生產量值12'.E31])&#10;+SUM(['漁業生產量值-漁業種類別魚類別生產量值12'.O31])&#10;+SUM(['漁業生產量值-漁業種類別魚類別生產量值14'.K31];['漁業生產量值-漁業種類別魚類別生產量值15'.I31])&#10;+SUM(['漁業生產量值-漁業種類別魚類別生產量值15'.K31];['漁業生產量值-漁業種類別魚類別生產量值15'.M31];['漁業生產量值-漁業種類別魚類別生產量值15'.O31];['漁業生產量值-漁業種類別魚類別生產量值16'.C31])&#10;)" table:style-name="ce47">
            <text:p>-</text:p>
          </table:table-cell>
          <table:table-cell office:value-type="string" office:string-value="-" table:formula="of:=  IF(SUM([.H31];[.J31])&#10;+SUM(['漁業生產量值-漁業種類別魚類別生產量值1'.H31];['漁業生產量值-漁業種類別魚類別生產量值1'.J31];['漁業生產量值-漁業種類別魚類別生產量值1'.L31];['漁業生產量值-漁業種類別魚類別生產量值2'.F31])&#10;+SUM(['漁業生產量值-漁業種類別魚類別生產量值2'.H31];['漁業生產量值-漁業種類別魚類別生產量值2'.J31];['漁業生產量值-漁業種類別魚類別生產量值2'.L31];['漁業生產量值-漁業種類別魚類別生產量值2'.N31])&#10;+SUM(['漁業生產量值-漁業種類別魚類別生產量值3'.J31];['漁業生產量值-漁業種類別魚類別生產量值3'.P31];['漁業生產量值-漁業種類別魚類別生產量值4'.D31];['漁業生產量值-漁業種類別魚類別生產量值4'.F31])&#10;+SUM(['漁業生產量值-漁業種類別魚類別生產量值4'.N31];['漁業生產量值-漁業種類別魚類別生產量值4'.P31];['漁業生產量值-漁業種類別魚類別生產量值5'.D31];['漁業生產量值-漁業種類別魚類別生產量值5'.F31];['漁業生產量值-漁業種類別魚類別生產量值5'.H31])&#10;+SUM(['漁業生產量值-漁業種類別魚類別生產量值6'.D31];['漁業生產量值-漁業種類別魚類別生產量值6'.F31];['漁業生產量值-漁業種類別魚類別生產量值6'.H31])&#10;+SUM(['漁業生產量值-漁業種類別魚類別生產量值6'.J31];['漁業生產量值-漁業種類別魚類別生產量值6'.L31];['漁業生產量值-漁業種類別魚類別生產量值6'.N31];['漁業生產量值-漁業種類別魚類別生產量值6'.P31];['漁業生產量值-漁業種類別魚類別生產量值7'.D31];['漁業生產量值-漁業種類別魚類別生產量值7'.F31];['漁業生產量值-漁業種類別魚類別生產量值7'.H31])&#10;+SUM(['漁業生產量值-漁業種類別魚類別生產量值7'.J31];['漁業生產量值-漁業種類別魚類別生產量值7'.L31];['漁業生產量值-漁業種類別魚類別生產量值7'.N31])&#10;+SUM(['漁業生產量值-漁業種類別魚類別生產量值9'.P31];['漁業生產量值-漁業種類別魚類別生產量值10'.D31])&#10;+SUM(['漁業生產量值-漁業種類別魚類別生產量值10'.P31])&#10;+SUM(['漁業生產量值-漁業種類別魚類別生產量值11'.L31];['漁業生產量值-漁業種類別魚類別生產量值11'.N31];['漁業生產量值-漁業種類別魚類別生產量值11'.P31];['漁業生產量值-漁業種類別魚類別生產量值12'.D31];['漁業生產量值-漁業種類別魚類別生產量值12'.F31])&#10;+SUM(['漁業生產量值-漁業種類別魚類別生產量值12'.P31])&#10;+SUM(['漁業生產量值-漁業種類別魚類別生產量值14'.L31];['漁業生產量值-漁業種類別魚類別生產量值15'.J31])&#10;+SUM(['漁業生產量值-漁業種類別魚類別生產量值15'.L31];['漁業生產量值-漁業種類別魚類別生產量值15'.N31];['漁業生產量值-漁業種類別魚類別生產量值15'.P31];['漁業生產量值-漁業種類別魚類別生產量值16'.D31])=0;&quot;-&quot;;&#10;SUM([.H31];[.J31])&#10;+SUM(['漁業生產量值-漁業種類別魚類別生產量值1'.H31];['漁業生產量值-漁業種類別魚類別生產量值1'.J31];['漁業生產量值-漁業種類別魚類別生產量值1'.L31];['漁業生產量值-漁業種類別魚類別生產量值2'.F31])&#10;+SUM(['漁業生產量值-漁業種類別魚類別生產量值2'.H31];['漁業生產量值-漁業種類別魚類別生產量值2'.J31];['漁業生產量值-漁業種類別魚類別生產量值2'.L31];['漁業生產量值-漁業種類別魚類別生產量值2'.N31])&#10;+SUM(['漁業生產量值-漁業種類別魚類別生產量值3'.J31];['漁業生產量值-漁業種類別魚類別生產量值3'.P31];['漁業生產量值-漁業種類別魚類別生產量值4'.D31];['漁業生產量值-漁業種類別魚類別生產量值4'.F31])&#10;+SUM(['漁業生產量值-漁業種類別魚類別生產量值4'.N31];['漁業生產量值-漁業種類別魚類別生產量值4'.P31];['漁業生產量值-漁業種類別魚類別生產量值5'.D31];['漁業生產量值-漁業種類別魚類別生產量值5'.F31];['漁業生產量值-漁業種類別魚類別生產量值5'.H31])&#10;+SUM(['漁業生產量值-漁業種類別魚類別生產量值6'.D31];['漁業生產量值-漁業種類別魚類別生產量值6'.F31];['漁業生產量值-漁業種類別魚類別生產量值6'.H31])&#10;+SUM(['漁業生產量值-漁業種類別魚類別生產量值6'.J31];['漁業生產量值-漁業種類別魚類別生產量值6'.L31];['漁業生產量值-漁業種類別魚類別生產量值6'.N31];['漁業生產量值-漁業種類別魚類別生產量值6'.P31];['漁業生產量值-漁業種類別魚類別生產量值7'.D31];['漁業生產量值-漁業種類別魚類別生產量值7'.F31];['漁業生產量值-漁業種類別魚類別生產量值7'.H31])&#10;+SUM(['漁業生產量值-漁業種類別魚類別生產量值7'.J31];['漁業生產量值-漁業種類別魚類別生產量值7'.L31];['漁業生產量值-漁業種類別魚類別生產量值7'.N31])&#10;+SUM(['漁業生產量值-漁業種類別魚類別生產量值9'.P31];['漁業生產量值-漁業種類別魚類別生產量值10'.D31])&#10;+SUM(['漁業生產量值-漁業種類別魚類別生產量值10'.P31])&#10;+SUM(['漁業生產量值-漁業種類別魚類別生產量值11'.L31];['漁業生產量值-漁業種類別魚類別生產量值11'.N31];['漁業生產量值-漁業種類別魚類別生產量值11'.P31];['漁業生產量值-漁業種類別魚類別生產量值12'.D31];['漁業生產量值-漁業種類別魚類別生產量值12'.F31])&#10;+SUM(['漁業生產量值-漁業種類別魚類別生產量值12'.P31])&#10;+SUM(['漁業生產量值-漁業種類別魚類別生產量值14'.L31];['漁業生產量值-漁業種類別魚類別生產量值15'.J31])&#10;+SUM(['漁業生產量值-漁業種類別魚類別生產量值15'.L31];['漁業生產量值-漁業種類別魚類別生產量值15'.N31];['漁業生產量值-漁業種類別魚類別生產量值15'.P31];['漁業生產量值-漁業種類別魚類別生產量值16'.D31])&#10;)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31];[.M31];[.O31];['漁業生產量值-漁業種類別魚類別生產量值1'.C31];['漁業生產量值-漁業種類別魚類別生產量值1'.E31])=0;&quot;-&quot;;SUM([.K31];[.M31];[.O31];['漁業生產量值-漁業種類別魚類別生產量值1'.C31];['漁業生產量值-漁業種類別魚類別生產量值1'.E31]))" table:style-name="ce37">
            <text:p>-</text:p>
          </table:table-cell>
          <table:table-cell office:value-type="string" office:string-value="-" table:formula="of:=  IF(SUM([.L31];[.N31];[.P31];['漁業生產量值-漁業種類別魚類別生產量值1'.D31];['漁業生產量值-漁業種類別魚類別生產量值1'.F31])=0;&quot;-&quot;;SUM([.L31];[.N31];[.P31];['漁業生產量值-漁業種類別魚類別生產量值1'.D31];['漁業生產量值-漁業種類別魚類別生產量值1'.F3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float" office:value="553.51751999999999" table:style-name="ce47">
            <text:p>554<text:s/></text:p>
          </table:table-cell>
          <table:table-cell office:value-type="float" office:value="185312.78495" table:style-name="ce47">
            <text:p>185,313<text:s/></text:p>
          </table:table-cell>
          <table:table-cell office:value-type="float" office:value="553.51751999999999" table:formula="of:=  IF(SUM([.G32];[.I32])&#10;+SUM(['漁業生產量值-漁業種類別魚類別生產量值1'.G32];['漁業生產量值-漁業種類別魚類別生產量值1'.I32];['漁業生產量值-漁業種類別魚類別生產量值1'.K32])&#10;+SUM(['漁業生產量值-漁業種類別魚類別生產量值2'.G32];['漁業生產量值-漁業種類別魚類別生產量值2'.I32];['漁業生產量值-漁業種類別魚類別生產量值2'.K32];['漁業生產量值-漁業種類別魚類別生產量值2'.M32])&#10;+SUM(['漁業生產量值-漁業種類別魚類別生產量值3'.I32];['漁業生產量值-漁業種類別魚類別生產量值3'.O32];['漁業生產量值-漁業種類別魚類別生產量值4'.C32];['漁業生產量值-漁業種類別魚類別生產量值4'.E32])&#10;+SUM(['漁業生產量值-漁業種類別魚類別生產量值4'.M32];['漁業生產量值-漁業種類別魚類別生產量值4'.O32];['漁業生產量值-漁業種類別魚類別生產量值5'.C32];['漁業生產量值-漁業種類別魚類別生產量值5'.E32];['漁業生產量值-漁業種類別魚類別生產量值5'.G32])&#10;+SUM(['漁業生產量值-漁業種類別魚類別生產量值6'.C32];['漁業生產量值-漁業種類別魚類別生產量值6'.E32];['漁業生產量值-漁業種類別魚類別生產量值6'.G32])&#10;+SUM(['漁業生產量值-漁業種類別魚類別生產量值6'.I32];['漁業生產量值-漁業種類別魚類別生產量值6'.K32];['漁業生產量值-漁業種類別魚類別生產量值6'.M32];['漁業生產量值-漁業種類別魚類別生產量值6'.O32];['漁業生產量值-漁業種類別魚類別生產量值7'.C32];['漁業生產量值-漁業種類別魚類別生產量值7'.E32];['漁業生產量值-漁業種類別魚類別生產量值7'.G32])&#10;+SUM(['漁業生產量值-漁業種類別魚類別生產量值7'.I32];['漁業生產量值-漁業種類別魚類別生產量值7'.K32];['漁業生產量值-漁業種類別魚類別生產量值7'.M32])&#10;+SUM(['漁業生產量值-漁業種類別魚類別生產量值9'.O32];['漁業生產量值-漁業種類別魚類別生產量值10'.C32])&#10;+SUM(['漁業生產量值-漁業種類別魚類別生產量值10'.O32])&#10;+SUM(['漁業生產量值-漁業種類別魚類別生產量值11'.K32];['漁業生產量值-漁業種類別魚類別生產量值11'.M32];['漁業生產量值-漁業種類別魚類別生產量值11'.O32];['漁業生產量值-漁業種類別魚類別生產量值12'.C32];['漁業生產量值-漁業種類別魚類別生產量值12'.E32])&#10;+SUM(['漁業生產量值-漁業種類別魚類別生產量值12'.O32])&#10;+SUM(['漁業生產量值-漁業種類別魚類別生產量值14'.K32];['漁業生產量值-漁業種類別魚類別生產量值15'.I32])&#10;+SUM(['漁業生產量值-漁業種類別魚類別生產量值15'.K32];['漁業生產量值-漁業種類別魚類別生產量值15'.M32];['漁業生產量值-漁業種類別魚類別生產量值15'.O32];['漁業生產量值-漁業種類別魚類別生產量值16'.C32])=0;&quot;-&quot;;&#10;SUM([.G32];[.I32])&#10;+SUM(['漁業生產量值-漁業種類別魚類別生產量值1'.G32];['漁業生產量值-漁業種類別魚類別生產量值1'.I32];['漁業生產量值-漁業種類別魚類別生產量值1'.K32])&#10;+SUM(['漁業生產量值-漁業種類別魚類別生產量值2'.G32];['漁業生產量值-漁業種類別魚類別生產量值2'.I32];['漁業生產量值-漁業種類別魚類別生產量值2'.K32];['漁業生產量值-漁業種類別魚類別生產量值2'.M32])&#10;+SUM(['漁業生產量值-漁業種類別魚類別生產量值3'.I32];['漁業生產量值-漁業種類別魚類別生產量值3'.O32];['漁業生產量值-漁業種類別魚類別生產量值4'.C32];['漁業生產量值-漁業種類別魚類別生產量值4'.E32])&#10;+SUM(['漁業生產量值-漁業種類別魚類別生產量值4'.M32];['漁業生產量值-漁業種類別魚類別生產量值4'.O32];['漁業生產量值-漁業種類別魚類別生產量值5'.C32];['漁業生產量值-漁業種類別魚類別生產量值5'.E32];['漁業生產量值-漁業種類別魚類別生產量值5'.G32])&#10;+SUM(['漁業生產量值-漁業種類別魚類別生產量值6'.C32];['漁業生產量值-漁業種類別魚類別生產量值6'.E32];['漁業生產量值-漁業種類別魚類別生產量值6'.G32])&#10;+SUM(['漁業生產量值-漁業種類別魚類別生產量值6'.I32];['漁業生產量值-漁業種類別魚類別生產量值6'.K32];['漁業生產量值-漁業種類別魚類別生產量值6'.M32];['漁業生產量值-漁業種類別魚類別生產量值6'.O32];['漁業生產量值-漁業種類別魚類別生產量值7'.C32];['漁業生產量值-漁業種類別魚類別生產量值7'.E32];['漁業生產量值-漁業種類別魚類別生產量值7'.G32])&#10;+SUM(['漁業生產量值-漁業種類別魚類別生產量值7'.I32];['漁業生產量值-漁業種類別魚類別生產量值7'.K32];['漁業生產量值-漁業種類別魚類別生產量值7'.M32])&#10;+SUM(['漁業生產量值-漁業種類別魚類別生產量值9'.O32];['漁業生產量值-漁業種類別魚類別生產量值10'.C32])&#10;+SUM(['漁業生產量值-漁業種類別魚類別生產量值10'.O32])&#10;+SUM(['漁業生產量值-漁業種類別魚類別生產量值11'.K32];['漁業生產量值-漁業種類別魚類別生產量值11'.M32];['漁業生產量值-漁業種類別魚類別生產量值11'.O32];['漁業生產量值-漁業種類別魚類別生產量值12'.C32];['漁業生產量值-漁業種類別魚類別生產量值12'.E32])&#10;+SUM(['漁業生產量值-漁業種類別魚類別生產量值12'.O32])&#10;+SUM(['漁業生產量值-漁業種類別魚類別生產量值14'.K32];['漁業生產量值-漁業種類別魚類別生產量值15'.I32])&#10;+SUM(['漁業生產量值-漁業種類別魚類別生產量值15'.K32];['漁業生產量值-漁業種類別魚類別生產量值15'.M32];['漁業生產量值-漁業種類別魚類別生產量值15'.O32];['漁業生產量值-漁業種類別魚類別生產量值16'.C32])&#10;)" table:style-name="ce47">
            <text:p>554<text:s/></text:p>
          </table:table-cell>
          <table:table-cell office:value-type="float" office:value="185312.78495000003" table:formula="of:=  IF(SUM([.H32];[.J32])&#10;+SUM(['漁業生產量值-漁業種類別魚類別生產量值1'.H32];['漁業生產量值-漁業種類別魚類別生產量值1'.J32];['漁業生產量值-漁業種類別魚類別生產量值1'.L32];['漁業生產量值-漁業種類別魚類別生產量值2'.F32])&#10;+SUM(['漁業生產量值-漁業種類別魚類別生產量值2'.H32];['漁業生產量值-漁業種類別魚類別生產量值2'.J32];['漁業生產量值-漁業種類別魚類別生產量值2'.L32];['漁業生產量值-漁業種類別魚類別生產量值2'.N32])&#10;+SUM(['漁業生產量值-漁業種類別魚類別生產量值3'.J32];['漁業生產量值-漁業種類別魚類別生產量值3'.P32];['漁業生產量值-漁業種類別魚類別生產量值4'.D32];['漁業生產量值-漁業種類別魚類別生產量值4'.F32])&#10;+SUM(['漁業生產量值-漁業種類別魚類別生產量值4'.N32];['漁業生產量值-漁業種類別魚類別生產量值4'.P32];['漁業生產量值-漁業種類別魚類別生產量值5'.D32];['漁業生產量值-漁業種類別魚類別生產量值5'.F32];['漁業生產量值-漁業種類別魚類別生產量值5'.H32])&#10;+SUM(['漁業生產量值-漁業種類別魚類別生產量值6'.D32];['漁業生產量值-漁業種類別魚類別生產量值6'.F32];['漁業生產量值-漁業種類別魚類別生產量值6'.H32])&#10;+SUM(['漁業生產量值-漁業種類別魚類別生產量值6'.J32];['漁業生產量值-漁業種類別魚類別生產量值6'.L32];['漁業生產量值-漁業種類別魚類別生產量值6'.N32];['漁業生產量值-漁業種類別魚類別生產量值6'.P32];['漁業生產量值-漁業種類別魚類別生產量值7'.D32];['漁業生產量值-漁業種類別魚類別生產量值7'.F32];['漁業生產量值-漁業種類別魚類別生產量值7'.H32])&#10;+SUM(['漁業生產量值-漁業種類別魚類別生產量值7'.J32];['漁業生產量值-漁業種類別魚類別生產量值7'.L32];['漁業生產量值-漁業種類別魚類別生產量值7'.N32])&#10;+SUM(['漁業生產量值-漁業種類別魚類別生產量值9'.P32];['漁業生產量值-漁業種類別魚類別生產量值10'.D32])&#10;+SUM(['漁業生產量值-漁業種類別魚類別生產量值10'.P32])&#10;+SUM(['漁業生產量值-漁業種類別魚類別生產量值11'.L32];['漁業生產量值-漁業種類別魚類別生產量值11'.N32];['漁業生產量值-漁業種類別魚類別生產量值11'.P32];['漁業生產量值-漁業種類別魚類別生產量值12'.D32];['漁業生產量值-漁業種類別魚類別生產量值12'.F32])&#10;+SUM(['漁業生產量值-漁業種類別魚類別生產量值12'.P32])&#10;+SUM(['漁業生產量值-漁業種類別魚類別生產量值14'.L32];['漁業生產量值-漁業種類別魚類別生產量值15'.J32])&#10;+SUM(['漁業生產量值-漁業種類別魚類別生產量值15'.L32];['漁業生產量值-漁業種類別魚類別生產量值15'.N32];['漁業生產量值-漁業種類別魚類別生產量值15'.P32];['漁業生產量值-漁業種類別魚類別生產量值16'.D32])=0;&quot;-&quot;;&#10;SUM([.H32];[.J32])&#10;+SUM(['漁業生產量值-漁業種類別魚類別生產量值1'.H32];['漁業生產量值-漁業種類別魚類別生產量值1'.J32];['漁業生產量值-漁業種類別魚類別生產量值1'.L32];['漁業生產量值-漁業種類別魚類別生產量值2'.F32])&#10;+SUM(['漁業生產量值-漁業種類別魚類別生產量值2'.H32];['漁業生產量值-漁業種類別魚類別生產量值2'.J32];['漁業生產量值-漁業種類別魚類別生產量值2'.L32];['漁業生產量值-漁業種類別魚類別生產量值2'.N32])&#10;+SUM(['漁業生產量值-漁業種類別魚類別生產量值3'.J32];['漁業生產量值-漁業種類別魚類別生產量值3'.P32];['漁業生產量值-漁業種類別魚類別生產量值4'.D32];['漁業生產量值-漁業種類別魚類別生產量值4'.F32])&#10;+SUM(['漁業生產量值-漁業種類別魚類別生產量值4'.N32];['漁業生產量值-漁業種類別魚類別生產量值4'.P32];['漁業生產量值-漁業種類別魚類別生產量值5'.D32];['漁業生產量值-漁業種類別魚類別生產量值5'.F32];['漁業生產量值-漁業種類別魚類別生產量值5'.H32])&#10;+SUM(['漁業生產量值-漁業種類別魚類別生產量值6'.D32];['漁業生產量值-漁業種類別魚類別生產量值6'.F32];['漁業生產量值-漁業種類別魚類別生產量值6'.H32])&#10;+SUM(['漁業生產量值-漁業種類別魚類別生產量值6'.J32];['漁業生產量值-漁業種類別魚類別生產量值6'.L32];['漁業生產量值-漁業種類別魚類別生產量值6'.N32];['漁業生產量值-漁業種類別魚類別生產量值6'.P32];['漁業生產量值-漁業種類別魚類別生產量值7'.D32];['漁業生產量值-漁業種類別魚類別生產量值7'.F32];['漁業生產量值-漁業種類別魚類別生產量值7'.H32])&#10;+SUM(['漁業生產量值-漁業種類別魚類別生產量值7'.J32];['漁業生產量值-漁業種類別魚類別生產量值7'.L32];['漁業生產量值-漁業種類別魚類別生產量值7'.N32])&#10;+SUM(['漁業生產量值-漁業種類別魚類別生產量值9'.P32];['漁業生產量值-漁業種類別魚類別生產量值10'.D32])&#10;+SUM(['漁業生產量值-漁業種類別魚類別生產量值10'.P32])&#10;+SUM(['漁業生產量值-漁業種類別魚類別生產量值11'.L32];['漁業生產量值-漁業種類別魚類別生產量值11'.N32];['漁業生產量值-漁業種類別魚類別生產量值11'.P32];['漁業生產量值-漁業種類別魚類別生產量值12'.D32];['漁業生產量值-漁業種類別魚類別生產量值12'.F32])&#10;+SUM(['漁業生產量值-漁業種類別魚類別生產量值12'.P32])&#10;+SUM(['漁業生產量值-漁業種類別魚類別生產量值14'.L32];['漁業生產量值-漁業種類別魚類別生產量值15'.J32])&#10;+SUM(['漁業生產量值-漁業種類別魚類別生產量值15'.L32];['漁業生產量值-漁業種類別魚類別生產量值15'.N32];['漁業生產量值-漁業種類別魚類別生產量值15'.P32];['漁業生產量值-漁業種類別魚類別生產量值16'.D32])&#10;)" table:style-name="ce47">
            <text:p>185,31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32];[.M32];[.O32];['漁業生產量值-漁業種類別魚類別生產量值1'.C32];['漁業生產量值-漁業種類別魚類別生產量值1'.E32])=0;&quot;-&quot;;SUM([.K32];[.M32];[.O32];['漁業生產量值-漁業種類別魚類別生產量值1'.C32];['漁業生產量值-漁業種類別魚類別生產量值1'.E32]))" table:style-name="ce37">
            <text:p>-</text:p>
          </table:table-cell>
          <table:table-cell office:value-type="string" office:string-value="-" table:formula="of:=  IF(SUM([.L32];[.N32];[.P32];['漁業生產量值-漁業種類別魚類別生產量值1'.D32];['漁業生產量值-漁業種類別魚類別生產量值1'.F32])=0;&quot;-&quot;;SUM([.L32];[.N32];[.P32];['漁業生產量值-漁業種類別魚類別生產量值1'.D32];['漁業生產量值-漁業種類別魚類別生產量值1'.F3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float" office:value="2.6066600000000002" table:style-name="ce47">
            <text:p>3<text:s/></text:p>
          </table:table-cell>
          <table:table-cell office:value-type="float" office:value="487016.21561999997" table:style-name="ce47">
            <text:p>487,016<text:s/></text:p>
          </table:table-cell>
          <table:table-cell office:value-type="float" office:value="2.6066600000000002" table:formula="of:=  IF(SUM([.G33];[.I33])&#10;+SUM(['漁業生產量值-漁業種類別魚類別生產量值1'.G33];['漁業生產量值-漁業種類別魚類別生產量值1'.I33];['漁業生產量值-漁業種類別魚類別生產量值1'.K33])&#10;+SUM(['漁業生產量值-漁業種類別魚類別生產量值2'.G33];['漁業生產量值-漁業種類別魚類別生產量值2'.I33];['漁業生產量值-漁業種類別魚類別生產量值2'.K33];['漁業生產量值-漁業種類別魚類別生產量值2'.M33])&#10;+SUM(['漁業生產量值-漁業種類別魚類別生產量值3'.I33];['漁業生產量值-漁業種類別魚類別生產量值3'.O33];['漁業生產量值-漁業種類別魚類別生產量值4'.C33];['漁業生產量值-漁業種類別魚類別生產量值4'.E33])&#10;+SUM(['漁業生產量值-漁業種類別魚類別生產量值4'.M33];['漁業生產量值-漁業種類別魚類別生產量值4'.O33];['漁業生產量值-漁業種類別魚類別生產量值5'.C33];['漁業生產量值-漁業種類別魚類別生產量值5'.E33];['漁業生產量值-漁業種類別魚類別生產量值5'.G33])&#10;+SUM(['漁業生產量值-漁業種類別魚類別生產量值6'.C33];['漁業生產量值-漁業種類別魚類別生產量值6'.E33];['漁業生產量值-漁業種類別魚類別生產量值6'.G33])&#10;+SUM(['漁業生產量值-漁業種類別魚類別生產量值6'.I33];['漁業生產量值-漁業種類別魚類別生產量值6'.K33];['漁業生產量值-漁業種類別魚類別生產量值6'.M33];['漁業生產量值-漁業種類別魚類別生產量值6'.O33];['漁業生產量值-漁業種類別魚類別生產量值7'.C33];['漁業生產量值-漁業種類別魚類別生產量值7'.E33];['漁業生產量值-漁業種類別魚類別生產量值7'.G33])&#10;+SUM(['漁業生產量值-漁業種類別魚類別生產量值7'.I33];['漁業生產量值-漁業種類別魚類別生產量值7'.K33];['漁業生產量值-漁業種類別魚類別生產量值7'.M33])&#10;+SUM(['漁業生產量值-漁業種類別魚類別生產量值9'.O33];['漁業生產量值-漁業種類別魚類別生產量值10'.C33])&#10;+SUM(['漁業生產量值-漁業種類別魚類別生產量值10'.O33])&#10;+SUM(['漁業生產量值-漁業種類別魚類別生產量值11'.K33];['漁業生產量值-漁業種類別魚類別生產量值11'.M33];['漁業生產量值-漁業種類別魚類別生產量值11'.O33];['漁業生產量值-漁業種類別魚類別生產量值12'.C33];['漁業生產量值-漁業種類別魚類別生產量值12'.E33])&#10;+SUM(['漁業生產量值-漁業種類別魚類別生產量值12'.O33])&#10;+SUM(['漁業生產量值-漁業種類別魚類別生產量值14'.K33];['漁業生產量值-漁業種類別魚類別生產量值15'.I33])&#10;+SUM(['漁業生產量值-漁業種類別魚類別生產量值15'.K33];['漁業生產量值-漁業種類別魚類別生產量值15'.M33];['漁業生產量值-漁業種類別魚類別生產量值15'.O33];['漁業生產量值-漁業種類別魚類別生產量值16'.C33])=0;&quot;-&quot;;&#10;SUM([.G33];[.I33])&#10;+SUM(['漁業生產量值-漁業種類別魚類別生產量值1'.G33];['漁業生產量值-漁業種類別魚類別生產量值1'.I33];['漁業生產量值-漁業種類別魚類別生產量值1'.K33])&#10;+SUM(['漁業生產量值-漁業種類別魚類別生產量值2'.G33];['漁業生產量值-漁業種類別魚類別生產量值2'.I33];['漁業生產量值-漁業種類別魚類別生產量值2'.K33];['漁業生產量值-漁業種類別魚類別生產量值2'.M33])&#10;+SUM(['漁業生產量值-漁業種類別魚類別生產量值3'.I33];['漁業生產量值-漁業種類別魚類別生產量值3'.O33];['漁業生產量值-漁業種類別魚類別生產量值4'.C33];['漁業生產量值-漁業種類別魚類別生產量值4'.E33])&#10;+SUM(['漁業生產量值-漁業種類別魚類別生產量值4'.M33];['漁業生產量值-漁業種類別魚類別生產量值4'.O33];['漁業生產量值-漁業種類別魚類別生產量值5'.C33];['漁業生產量值-漁業種類別魚類別生產量值5'.E33];['漁業生產量值-漁業種類別魚類別生產量值5'.G33])&#10;+SUM(['漁業生產量值-漁業種類別魚類別生產量值6'.C33];['漁業生產量值-漁業種類別魚類別生產量值6'.E33];['漁業生產量值-漁業種類別魚類別生產量值6'.G33])&#10;+SUM(['漁業生產量值-漁業種類別魚類別生產量值6'.I33];['漁業生產量值-漁業種類別魚類別生產量值6'.K33];['漁業生產量值-漁業種類別魚類別生產量值6'.M33];['漁業生產量值-漁業種類別魚類別生產量值6'.O33];['漁業生產量值-漁業種類別魚類別生產量值7'.C33];['漁業生產量值-漁業種類別魚類別生產量值7'.E33];['漁業生產量值-漁業種類別魚類別生產量值7'.G33])&#10;+SUM(['漁業生產量值-漁業種類別魚類別生產量值7'.I33];['漁業生產量值-漁業種類別魚類別生產量值7'.K33];['漁業生產量值-漁業種類別魚類別生產量值7'.M33])&#10;+SUM(['漁業生產量值-漁業種類別魚類別生產量值9'.O33];['漁業生產量值-漁業種類別魚類別生產量值10'.C33])&#10;+SUM(['漁業生產量值-漁業種類別魚類別生產量值10'.O33])&#10;+SUM(['漁業生產量值-漁業種類別魚類別生產量值11'.K33];['漁業生產量值-漁業種類別魚類別生產量值11'.M33];['漁業生產量值-漁業種類別魚類別生產量值11'.O33];['漁業生產量值-漁業種類別魚類別生產量值12'.C33];['漁業生產量值-漁業種類別魚類別生產量值12'.E33])&#10;+SUM(['漁業生產量值-漁業種類別魚類別生產量值12'.O33])&#10;+SUM(['漁業生產量值-漁業種類別魚類別生產量值14'.K33];['漁業生產量值-漁業種類別魚類別生產量值15'.I33])&#10;+SUM(['漁業生產量值-漁業種類別魚類別生產量值15'.K33];['漁業生產量值-漁業種類別魚類別生產量值15'.M33];['漁業生產量值-漁業種類別魚類別生產量值15'.O33];['漁業生產量值-漁業種類別魚類別生產量值16'.C33])&#10;)" table:style-name="ce47">
            <text:p>3<text:s/></text:p>
          </table:table-cell>
          <table:table-cell office:value-type="float" office:value="487016.21561999997" table:formula="of:=  IF(SUM([.H33];[.J33])&#10;+SUM(['漁業生產量值-漁業種類別魚類別生產量值1'.H33];['漁業生產量值-漁業種類別魚類別生產量值1'.J33];['漁業生產量值-漁業種類別魚類別生產量值1'.L33];['漁業生產量值-漁業種類別魚類別生產量值2'.F33])&#10;+SUM(['漁業生產量值-漁業種類別魚類別生產量值2'.H33];['漁業生產量值-漁業種類別魚類別生產量值2'.J33];['漁業生產量值-漁業種類別魚類別生產量值2'.L33];['漁業生產量值-漁業種類別魚類別生產量值2'.N33])&#10;+SUM(['漁業生產量值-漁業種類別魚類別生產量值3'.J33];['漁業生產量值-漁業種類別魚類別生產量值3'.P33];['漁業生產量值-漁業種類別魚類別生產量值4'.D33];['漁業生產量值-漁業種類別魚類別生產量值4'.F33])&#10;+SUM(['漁業生產量值-漁業種類別魚類別生產量值4'.N33];['漁業生產量值-漁業種類別魚類別生產量值4'.P33];['漁業生產量值-漁業種類別魚類別生產量值5'.D33];['漁業生產量值-漁業種類別魚類別生產量值5'.F33];['漁業生產量值-漁業種類別魚類別生產量值5'.H33])&#10;+SUM(['漁業生產量值-漁業種類別魚類別生產量值6'.D33];['漁業生產量值-漁業種類別魚類別生產量值6'.F33];['漁業生產量值-漁業種類別魚類別生產量值6'.H33])&#10;+SUM(['漁業生產量值-漁業種類別魚類別生產量值6'.J33];['漁業生產量值-漁業種類別魚類別生產量值6'.L33];['漁業生產量值-漁業種類別魚類別生產量值6'.N33];['漁業生產量值-漁業種類別魚類別生產量值6'.P33];['漁業生產量值-漁業種類別魚類別生產量值7'.D33];['漁業生產量值-漁業種類別魚類別生產量值7'.F33];['漁業生產量值-漁業種類別魚類別生產量值7'.H33])&#10;+SUM(['漁業生產量值-漁業種類別魚類別生產量值7'.J33];['漁業生產量值-漁業種類別魚類別生產量值7'.L33];['漁業生產量值-漁業種類別魚類別生產量值7'.N33])&#10;+SUM(['漁業生產量值-漁業種類別魚類別生產量值9'.P33];['漁業生產量值-漁業種類別魚類別生產量值10'.D33])&#10;+SUM(['漁業生產量值-漁業種類別魚類別生產量值10'.P33])&#10;+SUM(['漁業生產量值-漁業種類別魚類別生產量值11'.L33];['漁業生產量值-漁業種類別魚類別生產量值11'.N33];['漁業生產量值-漁業種類別魚類別生產量值11'.P33];['漁業生產量值-漁業種類別魚類別生產量值12'.D33];['漁業生產量值-漁業種類別魚類別生產量值12'.F33])&#10;+SUM(['漁業生產量值-漁業種類別魚類別生產量值12'.P33])&#10;+SUM(['漁業生產量值-漁業種類別魚類別生產量值14'.L33];['漁業生產量值-漁業種類別魚類別生產量值15'.J33])&#10;+SUM(['漁業生產量值-漁業種類別魚類別生產量值15'.L33];['漁業生產量值-漁業種類別魚類別生產量值15'.N33];['漁業生產量值-漁業種類別魚類別生產量值15'.P33];['漁業生產量值-漁業種類別魚類別生產量值16'.D33])=0;&quot;-&quot;;&#10;SUM([.H33];[.J33])&#10;+SUM(['漁業生產量值-漁業種類別魚類別生產量值1'.H33];['漁業生產量值-漁業種類別魚類別生產量值1'.J33];['漁業生產量值-漁業種類別魚類別生產量值1'.L33];['漁業生產量值-漁業種類別魚類別生產量值2'.F33])&#10;+SUM(['漁業生產量值-漁業種類別魚類別生產量值2'.H33];['漁業生產量值-漁業種類別魚類別生產量值2'.J33];['漁業生產量值-漁業種類別魚類別生產量值2'.L33];['漁業生產量值-漁業種類別魚類別生產量值2'.N33])&#10;+SUM(['漁業生產量值-漁業種類別魚類別生產量值3'.J33];['漁業生產量值-漁業種類別魚類別生產量值3'.P33];['漁業生產量值-漁業種類別魚類別生產量值4'.D33];['漁業生產量值-漁業種類別魚類別生產量值4'.F33])&#10;+SUM(['漁業生產量值-漁業種類別魚類別生產量值4'.N33];['漁業生產量值-漁業種類別魚類別生產量值4'.P33];['漁業生產量值-漁業種類別魚類別生產量值5'.D33];['漁業生產量值-漁業種類別魚類別生產量值5'.F33];['漁業生產量值-漁業種類別魚類別生產量值5'.H33])&#10;+SUM(['漁業生產量值-漁業種類別魚類別生產量值6'.D33];['漁業生產量值-漁業種類別魚類別生產量值6'.F33];['漁業生產量值-漁業種類別魚類別生產量值6'.H33])&#10;+SUM(['漁業生產量值-漁業種類別魚類別生產量值6'.J33];['漁業生產量值-漁業種類別魚類別生產量值6'.L33];['漁業生產量值-漁業種類別魚類別生產量值6'.N33];['漁業生產量值-漁業種類別魚類別生產量值6'.P33];['漁業生產量值-漁業種類別魚類別生產量值7'.D33];['漁業生產量值-漁業種類別魚類別生產量值7'.F33];['漁業生產量值-漁業種類別魚類別生產量值7'.H33])&#10;+SUM(['漁業生產量值-漁業種類別魚類別生產量值7'.J33];['漁業生產量值-漁業種類別魚類別生產量值7'.L33];['漁業生產量值-漁業種類別魚類別生產量值7'.N33])&#10;+SUM(['漁業生產量值-漁業種類別魚類別生產量值9'.P33];['漁業生產量值-漁業種類別魚類別生產量值10'.D33])&#10;+SUM(['漁業生產量值-漁業種類別魚類別生產量值10'.P33])&#10;+SUM(['漁業生產量值-漁業種類別魚類別生產量值11'.L33];['漁業生產量值-漁業種類別魚類別生產量值11'.N33];['漁業生產量值-漁業種類別魚類別生產量值11'.P33];['漁業生產量值-漁業種類別魚類別生產量值12'.D33];['漁業生產量值-漁業種類別魚類別生產量值12'.F33])&#10;+SUM(['漁業生產量值-漁業種類別魚類別生產量值12'.P33])&#10;+SUM(['漁業生產量值-漁業種類別魚類別生產量值14'.L33];['漁業生產量值-漁業種類別魚類別生產量值15'.J33])&#10;+SUM(['漁業生產量值-漁業種類別魚類別生產量值15'.L33];['漁業生產量值-漁業種類別魚類別生產量值15'.N33];['漁業生產量值-漁業種類別魚類別生產量值15'.P33];['漁業生產量值-漁業種類別魚類別生產量值16'.D33])&#10;)" table:style-name="ce47">
            <text:p>487,01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33];[.M33];[.O33];['漁業生產量值-漁業種類別魚類別生產量值1'.C33];['漁業生產量值-漁業種類別魚類別生產量值1'.E33])=0;&quot;-&quot;;SUM([.K33];[.M33];[.O33];['漁業生產量值-漁業種類別魚類別生產量值1'.C33];['漁業生產量值-漁業種類別魚類別生產量值1'.E33]))" table:style-name="ce37">
            <text:p>-</text:p>
          </table:table-cell>
          <table:table-cell office:value-type="string" office:string-value="-" table:formula="of:=  IF(SUM([.L33];[.N33];[.P33];['漁業生產量值-漁業種類別魚類別生產量值1'.D33];['漁業生產量值-漁業種類別魚類別生產量值1'.F33])=0;&quot;-&quot;;SUM([.L33];[.N33];[.P33];['漁業生產量值-漁業種類別魚類別生產量值1'.D33];['漁業生產量值-漁業種類別魚類別生產量值1'.F3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float" office:value="54.06" table:style-name="ce47">
            <text:p>54<text:s/></text:p>
          </table:table-cell>
          <table:table-cell office:value-type="float" office:value="9648.7999999999993" table:style-name="ce47">
            <text:p>9,649<text:s/></text:p>
          </table:table-cell>
          <table:table-cell office:value-type="float" office:value="54.06" table:formula="of:=  IF(SUM([.G34];[.I34])&#10;+SUM(['漁業生產量值-漁業種類別魚類別生產量值1'.G34];['漁業生產量值-漁業種類別魚類別生產量值1'.I34];['漁業生產量值-漁業種類別魚類別生產量值1'.K34])&#10;+SUM(['漁業生產量值-漁業種類別魚類別生產量值2'.G34];['漁業生產量值-漁業種類別魚類別生產量值2'.I34];['漁業生產量值-漁業種類別魚類別生產量值2'.K34];['漁業生產量值-漁業種類別魚類別生產量值2'.M34])&#10;+SUM(['漁業生產量值-漁業種類別魚類別生產量值3'.I34];['漁業生產量值-漁業種類別魚類別生產量值3'.O34];['漁業生產量值-漁業種類別魚類別生產量值4'.C34];['漁業生產量值-漁業種類別魚類別生產量值4'.E34])&#10;+SUM(['漁業生產量值-漁業種類別魚類別生產量值4'.M34];['漁業生產量值-漁業種類別魚類別生產量值4'.O34];['漁業生產量值-漁業種類別魚類別生產量值5'.C34];['漁業生產量值-漁業種類別魚類別生產量值5'.E34];['漁業生產量值-漁業種類別魚類別生產量值5'.G34])&#10;+SUM(['漁業生產量值-漁業種類別魚類別生產量值6'.C34];['漁業生產量值-漁業種類別魚類別生產量值6'.E34];['漁業生產量值-漁業種類別魚類別生產量值6'.G34])&#10;+SUM(['漁業生產量值-漁業種類別魚類別生產量值6'.I34];['漁業生產量值-漁業種類別魚類別生產量值6'.K34];['漁業生產量值-漁業種類別魚類別生產量值6'.M34];['漁業生產量值-漁業種類別魚類別生產量值6'.O34];['漁業生產量值-漁業種類別魚類別生產量值7'.C34];['漁業生產量值-漁業種類別魚類別生產量值7'.E34];['漁業生產量值-漁業種類別魚類別生產量值7'.G34])&#10;+SUM(['漁業生產量值-漁業種類別魚類別生產量值7'.I34];['漁業生產量值-漁業種類別魚類別生產量值7'.K34];['漁業生產量值-漁業種類別魚類別生產量值7'.M34])&#10;+SUM(['漁業生產量值-漁業種類別魚類別生產量值9'.O34];['漁業生產量值-漁業種類別魚類別生產量值10'.C34])&#10;+SUM(['漁業生產量值-漁業種類別魚類別生產量值10'.O34])&#10;+SUM(['漁業生產量值-漁業種類別魚類別生產量值11'.K34];['漁業生產量值-漁業種類別魚類別生產量值11'.M34];['漁業生產量值-漁業種類別魚類別生產量值11'.O34];['漁業生產量值-漁業種類別魚類別生產量值12'.C34];['漁業生產量值-漁業種類別魚類別生產量值12'.E34])&#10;+SUM(['漁業生產量值-漁業種類別魚類別生產量值12'.O34])&#10;+SUM(['漁業生產量值-漁業種類別魚類別生產量值14'.K34];['漁業生產量值-漁業種類別魚類別生產量值15'.I34])&#10;+SUM(['漁業生產量值-漁業種類別魚類別生產量值15'.K34];['漁業生產量值-漁業種類別魚類別生產量值15'.M34];['漁業生產量值-漁業種類別魚類別生產量值15'.O34];['漁業生產量值-漁業種類別魚類別生產量值16'.C34])=0;&quot;-&quot;;&#10;SUM([.G34];[.I34])&#10;+SUM(['漁業生產量值-漁業種類別魚類別生產量值1'.G34];['漁業生產量值-漁業種類別魚類別生產量值1'.I34];['漁業生產量值-漁業種類別魚類別生產量值1'.K34])&#10;+SUM(['漁業生產量值-漁業種類別魚類別生產量值2'.G34];['漁業生產量值-漁業種類別魚類別生產量值2'.I34];['漁業生產量值-漁業種類別魚類別生產量值2'.K34];['漁業生產量值-漁業種類別魚類別生產量值2'.M34])&#10;+SUM(['漁業生產量值-漁業種類別魚類別生產量值3'.I34];['漁業生產量值-漁業種類別魚類別生產量值3'.O34];['漁業生產量值-漁業種類別魚類別生產量值4'.C34];['漁業生產量值-漁業種類別魚類別生產量值4'.E34])&#10;+SUM(['漁業生產量值-漁業種類別魚類別生產量值4'.M34];['漁業生產量值-漁業種類別魚類別生產量值4'.O34];['漁業生產量值-漁業種類別魚類別生產量值5'.C34];['漁業生產量值-漁業種類別魚類別生產量值5'.E34];['漁業生產量值-漁業種類別魚類別生產量值5'.G34])&#10;+SUM(['漁業生產量值-漁業種類別魚類別生產量值6'.C34];['漁業生產量值-漁業種類別魚類別生產量值6'.E34];['漁業生產量值-漁業種類別魚類別生產量值6'.G34])&#10;+SUM(['漁業生產量值-漁業種類別魚類別生產量值6'.I34];['漁業生產量值-漁業種類別魚類別生產量值6'.K34];['漁業生產量值-漁業種類別魚類別生產量值6'.M34];['漁業生產量值-漁業種類別魚類別生產量值6'.O34];['漁業生產量值-漁業種類別魚類別生產量值7'.C34];['漁業生產量值-漁業種類別魚類別生產量值7'.E34];['漁業生產量值-漁業種類別魚類別生產量值7'.G34])&#10;+SUM(['漁業生產量值-漁業種類別魚類別生產量值7'.I34];['漁業生產量值-漁業種類別魚類別生產量值7'.K34];['漁業生產量值-漁業種類別魚類別生產量值7'.M34])&#10;+SUM(['漁業生產量值-漁業種類別魚類別生產量值9'.O34];['漁業生產量值-漁業種類別魚類別生產量值10'.C34])&#10;+SUM(['漁業生產量值-漁業種類別魚類別生產量值10'.O34])&#10;+SUM(['漁業生產量值-漁業種類別魚類別生產量值11'.K34];['漁業生產量值-漁業種類別魚類別生產量值11'.M34];['漁業生產量值-漁業種類別魚類別生產量值11'.O34];['漁業生產量值-漁業種類別魚類別生產量值12'.C34];['漁業生產量值-漁業種類別魚類別生產量值12'.E34])&#10;+SUM(['漁業生產量值-漁業種類別魚類別生產量值12'.O34])&#10;+SUM(['漁業生產量值-漁業種類別魚類別生產量值14'.K34];['漁業生產量值-漁業種類別魚類別生產量值15'.I34])&#10;+SUM(['漁業生產量值-漁業種類別魚類別生產量值15'.K34];['漁業生產量值-漁業種類別魚類別生產量值15'.M34];['漁業生產量值-漁業種類別魚類別生產量值15'.O34];['漁業生產量值-漁業種類別魚類別生產量值16'.C34])&#10;)" table:style-name="ce47">
            <text:p>54<text:s/></text:p>
          </table:table-cell>
          <table:table-cell office:value-type="float" office:value="9648.7999999999993" table:formula="of:=  IF(SUM([.H34];[.J34])&#10;+SUM(['漁業生產量值-漁業種類別魚類別生產量值1'.H34];['漁業生產量值-漁業種類別魚類別生產量值1'.J34];['漁業生產量值-漁業種類別魚類別生產量值1'.L34];['漁業生產量值-漁業種類別魚類別生產量值2'.F34])&#10;+SUM(['漁業生產量值-漁業種類別魚類別生產量值2'.H34];['漁業生產量值-漁業種類別魚類別生產量值2'.J34];['漁業生產量值-漁業種類別魚類別生產量值2'.L34];['漁業生產量值-漁業種類別魚類別生產量值2'.N34])&#10;+SUM(['漁業生產量值-漁業種類別魚類別生產量值3'.J34];['漁業生產量值-漁業種類別魚類別生產量值3'.P34];['漁業生產量值-漁業種類別魚類別生產量值4'.D34];['漁業生產量值-漁業種類別魚類別生產量值4'.F34])&#10;+SUM(['漁業生產量值-漁業種類別魚類別生產量值4'.N34];['漁業生產量值-漁業種類別魚類別生產量值4'.P34];['漁業生產量值-漁業種類別魚類別生產量值5'.D34];['漁業生產量值-漁業種類別魚類別生產量值5'.F34];['漁業生產量值-漁業種類別魚類別生產量值5'.H34])&#10;+SUM(['漁業生產量值-漁業種類別魚類別生產量值6'.D34];['漁業生產量值-漁業種類別魚類別生產量值6'.F34];['漁業生產量值-漁業種類別魚類別生產量值6'.H34])&#10;+SUM(['漁業生產量值-漁業種類別魚類別生產量值6'.J34];['漁業生產量值-漁業種類別魚類別生產量值6'.L34];['漁業生產量值-漁業種類別魚類別生產量值6'.N34];['漁業生產量值-漁業種類別魚類別生產量值6'.P34];['漁業生產量值-漁業種類別魚類別生產量值7'.D34];['漁業生產量值-漁業種類別魚類別生產量值7'.F34];['漁業生產量值-漁業種類別魚類別生產量值7'.H34])&#10;+SUM(['漁業生產量值-漁業種類別魚類別生產量值7'.J34];['漁業生產量值-漁業種類別魚類別生產量值7'.L34];['漁業生產量值-漁業種類別魚類別生產量值7'.N34])&#10;+SUM(['漁業生產量值-漁業種類別魚類別生產量值9'.P34];['漁業生產量值-漁業種類別魚類別生產量值10'.D34])&#10;+SUM(['漁業生產量值-漁業種類別魚類別生產量值10'.P34])&#10;+SUM(['漁業生產量值-漁業種類別魚類別生產量值11'.L34];['漁業生產量值-漁業種類別魚類別生產量值11'.N34];['漁業生產量值-漁業種類別魚類別生產量值11'.P34];['漁業生產量值-漁業種類別魚類別生產量值12'.D34];['漁業生產量值-漁業種類別魚類別生產量值12'.F34])&#10;+SUM(['漁業生產量值-漁業種類別魚類別生產量值12'.P34])&#10;+SUM(['漁業生產量值-漁業種類別魚類別生產量值14'.L34];['漁業生產量值-漁業種類別魚類別生產量值15'.J34])&#10;+SUM(['漁業生產量值-漁業種類別魚類別生產量值15'.L34];['漁業生產量值-漁業種類別魚類別生產量值15'.N34];['漁業生產量值-漁業種類別魚類別生產量值15'.P34];['漁業生產量值-漁業種類別魚類別生產量值16'.D34])=0;&quot;-&quot;;&#10;SUM([.H34];[.J34])&#10;+SUM(['漁業生產量值-漁業種類別魚類別生產量值1'.H34];['漁業生產量值-漁業種類別魚類別生產量值1'.J34];['漁業生產量值-漁業種類別魚類別生產量值1'.L34];['漁業生產量值-漁業種類別魚類別生產量值2'.F34])&#10;+SUM(['漁業生產量值-漁業種類別魚類別生產量值2'.H34];['漁業生產量值-漁業種類別魚類別生產量值2'.J34];['漁業生產量值-漁業種類別魚類別生產量值2'.L34];['漁業生產量值-漁業種類別魚類別生產量值2'.N34])&#10;+SUM(['漁業生產量值-漁業種類別魚類別生產量值3'.J34];['漁業生產量值-漁業種類別魚類別生產量值3'.P34];['漁業生產量值-漁業種類別魚類別生產量值4'.D34];['漁業生產量值-漁業種類別魚類別生產量值4'.F34])&#10;+SUM(['漁業生產量值-漁業種類別魚類別生產量值4'.N34];['漁業生產量值-漁業種類別魚類別生產量值4'.P34];['漁業生產量值-漁業種類別魚類別生產量值5'.D34];['漁業生產量值-漁業種類別魚類別生產量值5'.F34];['漁業生產量值-漁業種類別魚類別生產量值5'.H34])&#10;+SUM(['漁業生產量值-漁業種類別魚類別生產量值6'.D34];['漁業生產量值-漁業種類別魚類別生產量值6'.F34];['漁業生產量值-漁業種類別魚類別生產量值6'.H34])&#10;+SUM(['漁業生產量值-漁業種類別魚類別生產量值6'.J34];['漁業生產量值-漁業種類別魚類別生產量值6'.L34];['漁業生產量值-漁業種類別魚類別生產量值6'.N34];['漁業生產量值-漁業種類別魚類別生產量值6'.P34];['漁業生產量值-漁業種類別魚類別生產量值7'.D34];['漁業生產量值-漁業種類別魚類別生產量值7'.F34];['漁業生產量值-漁業種類別魚類別生產量值7'.H34])&#10;+SUM(['漁業生產量值-漁業種類別魚類別生產量值7'.J34];['漁業生產量值-漁業種類別魚類別生產量值7'.L34];['漁業生產量值-漁業種類別魚類別生產量值7'.N34])&#10;+SUM(['漁業生產量值-漁業種類別魚類別生產量值9'.P34];['漁業生產量值-漁業種類別魚類別生產量值10'.D34])&#10;+SUM(['漁業生產量值-漁業種類別魚類別生產量值10'.P34])&#10;+SUM(['漁業生產量值-漁業種類別魚類別生產量值11'.L34];['漁業生產量值-漁業種類別魚類別生產量值11'.N34];['漁業生產量值-漁業種類別魚類別生產量值11'.P34];['漁業生產量值-漁業種類別魚類別生產量值12'.D34];['漁業生產量值-漁業種類別魚類別生產量值12'.F34])&#10;+SUM(['漁業生產量值-漁業種類別魚類別生產量值12'.P34])&#10;+SUM(['漁業生產量值-漁業種類別魚類別生產量值14'.L34];['漁業生產量值-漁業種類別魚類別生產量值15'.J34])&#10;+SUM(['漁業生產量值-漁業種類別魚類別生產量值15'.L34];['漁業生產量值-漁業種類別魚類別生產量值15'.N34];['漁業生產量值-漁業種類別魚類別生產量值15'.P34];['漁業生產量值-漁業種類別魚類別生產量值16'.D34])&#10;)" table:style-name="ce47">
            <text:p>9,64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34];[.M34];[.O34];['漁業生產量值-漁業種類別魚類別生產量值1'.C34];['漁業生產量值-漁業種類別魚類別生產量值1'.E34])=0;&quot;-&quot;;SUM([.K34];[.M34];[.O34];['漁業生產量值-漁業種類別魚類別生產量值1'.C34];['漁業生產量值-漁業種類別魚類別生產量值1'.E34]))" table:style-name="ce37">
            <text:p>-</text:p>
          </table:table-cell>
          <table:table-cell office:value-type="string" office:string-value="-" table:formula="of:=  IF(SUM([.L34];[.N34];[.P34];['漁業生產量值-漁業種類別魚類別生產量值1'.D34];['漁業生產量值-漁業種類別魚類別生產量值1'.F34])=0;&quot;-&quot;;SUM([.L34];[.N34];[.P34];['漁業生產量值-漁業種類別魚類別生產量值1'.D34];['漁業生產量值-漁業種類別魚類別生產量值1'.F3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float" office:value="531.1" table:style-name="ce49">
            <text:p>531<text:s/></text:p>
          </table:table-cell>
          <table:table-cell office:value-type="float" office:value="19171.7042" table:style-name="ce49">
            <text:p>19,172<text:s/></text:p>
          </table:table-cell>
          <table:table-cell office:value-type="float" office:value="525.92100000000005" table:formula="of:=  IF(SUM([.G35];[.I35])&#10;+SUM(['漁業生產量值-漁業種類別魚類別生產量值1'.G35];['漁業生產量值-漁業種類別魚類別生產量值1'.I35];['漁業生產量值-漁業種類別魚類別生產量值1'.K35])&#10;+SUM(['漁業生產量值-漁業種類別魚類別生產量值2'.G35];['漁業生產量值-漁業種類別魚類別生產量值2'.I35];['漁業生產量值-漁業種類別魚類別生產量值2'.K35];['漁業生產量值-漁業種類別魚類別生產量值2'.M35])&#10;+SUM(['漁業生產量值-漁業種類別魚類別生產量值3'.I35];['漁業生產量值-漁業種類別魚類別生產量值3'.O35];['漁業生產量值-漁業種類別魚類別生產量值4'.C35];['漁業生產量值-漁業種類別魚類別生產量值4'.E35])&#10;+SUM(['漁業生產量值-漁業種類別魚類別生產量值4'.M35];['漁業生產量值-漁業種類別魚類別生產量值4'.O35];['漁業生產量值-漁業種類別魚類別生產量值5'.C35];['漁業生產量值-漁業種類別魚類別生產量值5'.E35];['漁業生產量值-漁業種類別魚類別生產量值5'.G35])&#10;+SUM(['漁業生產量值-漁業種類別魚類別生產量值6'.C35];['漁業生產量值-漁業種類別魚類別生產量值6'.E35];['漁業生產量值-漁業種類別魚類別生產量值6'.G35])&#10;+SUM(['漁業生產量值-漁業種類別魚類別生產量值6'.I35];['漁業生產量值-漁業種類別魚類別生產量值6'.K35];['漁業生產量值-漁業種類別魚類別生產量值6'.M35];['漁業生產量值-漁業種類別魚類別生產量值6'.O35];['漁業生產量值-漁業種類別魚類別生產量值7'.C35];['漁業生產量值-漁業種類別魚類別生產量值7'.E35];['漁業生產量值-漁業種類別魚類別生產量值7'.G35])&#10;+SUM(['漁業生產量值-漁業種類別魚類別生產量值7'.I35];['漁業生產量值-漁業種類別魚類別生產量值7'.K35];['漁業生產量值-漁業種類別魚類別生產量值7'.M35])&#10;+SUM(['漁業生產量值-漁業種類別魚類別生產量值9'.O35];['漁業生產量值-漁業種類別魚類別生產量值10'.C35])&#10;+SUM(['漁業生產量值-漁業種類別魚類別生產量值10'.O35])&#10;+SUM(['漁業生產量值-漁業種類別魚類別生產量值11'.K35];['漁業生產量值-漁業種類別魚類別生產量值11'.M35];['漁業生產量值-漁業種類別魚類別生產量值11'.O35];['漁業生產量值-漁業種類別魚類別生產量值12'.C35];['漁業生產量值-漁業種類別魚類別生產量值12'.E35])&#10;+SUM(['漁業生產量值-漁業種類別魚類別生產量值12'.O35])&#10;+SUM(['漁業生產量值-漁業種類別魚類別生產量值14'.K35];['漁業生產量值-漁業種類別魚類別生產量值15'.I35])&#10;+SUM(['漁業生產量值-漁業種類別魚類別生產量值15'.K35];['漁業生產量值-漁業種類別魚類別生產量值15'.M35];['漁業生產量值-漁業種類別魚類別生產量值15'.O35];['漁業生產量值-漁業種類別魚類別生產量值16'.C35])=0;&quot;-&quot;;&#10;SUM([.G35];[.I35])&#10;+SUM(['漁業生產量值-漁業種類別魚類別生產量值1'.G35];['漁業生產量值-漁業種類別魚類別生產量值1'.I35];['漁業生產量值-漁業種類別魚類別生產量值1'.K35])&#10;+SUM(['漁業生產量值-漁業種類別魚類別生產量值2'.G35];['漁業生產量值-漁業種類別魚類別生產量值2'.I35];['漁業生產量值-漁業種類別魚類別生產量值2'.K35];['漁業生產量值-漁業種類別魚類別生產量值2'.M35])&#10;+SUM(['漁業生產量值-漁業種類別魚類別生產量值3'.I35];['漁業生產量值-漁業種類別魚類別生產量值3'.O35];['漁業生產量值-漁業種類別魚類別生產量值4'.C35];['漁業生產量值-漁業種類別魚類別生產量值4'.E35])&#10;+SUM(['漁業生產量值-漁業種類別魚類別生產量值4'.M35];['漁業生產量值-漁業種類別魚類別生產量值4'.O35];['漁業生產量值-漁業種類別魚類別生產量值5'.C35];['漁業生產量值-漁業種類別魚類別生產量值5'.E35];['漁業生產量值-漁業種類別魚類別生產量值5'.G35])&#10;+SUM(['漁業生產量值-漁業種類別魚類別生產量值6'.C35];['漁業生產量值-漁業種類別魚類別生產量值6'.E35];['漁業生產量值-漁業種類別魚類別生產量值6'.G35])&#10;+SUM(['漁業生產量值-漁業種類別魚類別生產量值6'.I35];['漁業生產量值-漁業種類別魚類別生產量值6'.K35];['漁業生產量值-漁業種類別魚類別生產量值6'.M35];['漁業生產量值-漁業種類別魚類別生產量值6'.O35];['漁業生產量值-漁業種類別魚類別生產量值7'.C35];['漁業生產量值-漁業種類別魚類別生產量值7'.E35];['漁業生產量值-漁業種類別魚類別生產量值7'.G35])&#10;+SUM(['漁業生產量值-漁業種類別魚類別生產量值7'.I35];['漁業生產量值-漁業種類別魚類別生產量值7'.K35];['漁業生產量值-漁業種類別魚類別生產量值7'.M35])&#10;+SUM(['漁業生產量值-漁業種類別魚類別生產量值9'.O35];['漁業生產量值-漁業種類別魚類別生產量值10'.C35])&#10;+SUM(['漁業生產量值-漁業種類別魚類別生產量值10'.O35])&#10;+SUM(['漁業生產量值-漁業種類別魚類別生產量值11'.K35];['漁業生產量值-漁業種類別魚類別生產量值11'.M35];['漁業生產量值-漁業種類別魚類別生產量值11'.O35];['漁業生產量值-漁業種類別魚類別生產量值12'.C35];['漁業生產量值-漁業種類別魚類別生產量值12'.E35])&#10;+SUM(['漁業生產量值-漁業種類別魚類別生產量值12'.O35])&#10;+SUM(['漁業生產量值-漁業種類別魚類別生產量值14'.K35];['漁業生產量值-漁業種類別魚類別生產量值15'.I35])&#10;+SUM(['漁業生產量值-漁業種類別魚類別生產量值15'.K35];['漁業生產量值-漁業種類別魚類別生產量值15'.M35];['漁業生產量值-漁業種類別魚類別生產量值15'.O35];['漁業生產量值-漁業種類別魚類別生產量值16'.C35])&#10;)" table:style-name="ce47">
            <text:p>526<text:s/></text:p>
          </table:table-cell>
          <table:table-cell office:value-type="float" office:value="19117.615500000004" table:formula="of:=  IF(SUM([.H35];[.J35])&#10;+SUM(['漁業生產量值-漁業種類別魚類別生產量值1'.H35];['漁業生產量值-漁業種類別魚類別生產量值1'.J35];['漁業生產量值-漁業種類別魚類別生產量值1'.L35];['漁業生產量值-漁業種類別魚類別生產量值2'.F35])&#10;+SUM(['漁業生產量值-漁業種類別魚類別生產量值2'.H35];['漁業生產量值-漁業種類別魚類別生產量值2'.J35];['漁業生產量值-漁業種類別魚類別生產量值2'.L35];['漁業生產量值-漁業種類別魚類別生產量值2'.N35])&#10;+SUM(['漁業生產量值-漁業種類別魚類別生產量值3'.J35];['漁業生產量值-漁業種類別魚類別生產量值3'.P35];['漁業生產量值-漁業種類別魚類別生產量值4'.D35];['漁業生產量值-漁業種類別魚類別生產量值4'.F35])&#10;+SUM(['漁業生產量值-漁業種類別魚類別生產量值4'.N35];['漁業生產量值-漁業種類別魚類別生產量值4'.P35];['漁業生產量值-漁業種類別魚類別生產量值5'.D35];['漁業生產量值-漁業種類別魚類別生產量值5'.F35];['漁業生產量值-漁業種類別魚類別生產量值5'.H35])&#10;+SUM(['漁業生產量值-漁業種類別魚類別生產量值6'.D35];['漁業生產量值-漁業種類別魚類別生產量值6'.F35];['漁業生產量值-漁業種類別魚類別生產量值6'.H35])&#10;+SUM(['漁業生產量值-漁業種類別魚類別生產量值6'.J35];['漁業生產量值-漁業種類別魚類別生產量值6'.L35];['漁業生產量值-漁業種類別魚類別生產量值6'.N35];['漁業生產量值-漁業種類別魚類別生產量值6'.P35];['漁業生產量值-漁業種類別魚類別生產量值7'.D35];['漁業生產量值-漁業種類別魚類別生產量值7'.F35];['漁業生產量值-漁業種類別魚類別生產量值7'.H35])&#10;+SUM(['漁業生產量值-漁業種類別魚類別生產量值7'.J35];['漁業生產量值-漁業種類別魚類別生產量值7'.L35];['漁業生產量值-漁業種類別魚類別生產量值7'.N35])&#10;+SUM(['漁業生產量值-漁業種類別魚類別生產量值9'.P35];['漁業生產量值-漁業種類別魚類別生產量值10'.D35])&#10;+SUM(['漁業生產量值-漁業種類別魚類別生產量值10'.P35])&#10;+SUM(['漁業生產量值-漁業種類別魚類別生產量值11'.L35];['漁業生產量值-漁業種類別魚類別生產量值11'.N35];['漁業生產量值-漁業種類別魚類別生產量值11'.P35];['漁業生產量值-漁業種類別魚類別生產量值12'.D35];['漁業生產量值-漁業種類別魚類別生產量值12'.F35])&#10;+SUM(['漁業生產量值-漁業種類別魚類別生產量值12'.P35])&#10;+SUM(['漁業生產量值-漁業種類別魚類別生產量值14'.L35];['漁業生產量值-漁業種類別魚類別生產量值15'.J35])&#10;+SUM(['漁業生產量值-漁業種類別魚類別生產量值15'.L35];['漁業生產量值-漁業種類別魚類別生產量值15'.N35];['漁業生產量值-漁業種類別魚類別生產量值15'.P35];['漁業生產量值-漁業種類別魚類別生產量值16'.D35])=0;&quot;-&quot;;&#10;SUM([.H35];[.J35])&#10;+SUM(['漁業生產量值-漁業種類別魚類別生產量值1'.H35];['漁業生產量值-漁業種類別魚類別生產量值1'.J35];['漁業生產量值-漁業種類別魚類別生產量值1'.L35];['漁業生產量值-漁業種類別魚類別生產量值2'.F35])&#10;+SUM(['漁業生產量值-漁業種類別魚類別生產量值2'.H35];['漁業生產量值-漁業種類別魚類別生產量值2'.J35];['漁業生產量值-漁業種類別魚類別生產量值2'.L35];['漁業生產量值-漁業種類別魚類別生產量值2'.N35])&#10;+SUM(['漁業生產量值-漁業種類別魚類別生產量值3'.J35];['漁業生產量值-漁業種類別魚類別生產量值3'.P35];['漁業生產量值-漁業種類別魚類別生產量值4'.D35];['漁業生產量值-漁業種類別魚類別生產量值4'.F35])&#10;+SUM(['漁業生產量值-漁業種類別魚類別生產量值4'.N35];['漁業生產量值-漁業種類別魚類別生產量值4'.P35];['漁業生產量值-漁業種類別魚類別生產量值5'.D35];['漁業生產量值-漁業種類別魚類別生產量值5'.F35];['漁業生產量值-漁業種類別魚類別生產量值5'.H35])&#10;+SUM(['漁業生產量值-漁業種類別魚類別生產量值6'.D35];['漁業生產量值-漁業種類別魚類別生產量值6'.F35];['漁業生產量值-漁業種類別魚類別生產量值6'.H35])&#10;+SUM(['漁業生產量值-漁業種類別魚類別生產量值6'.J35];['漁業生產量值-漁業種類別魚類別生產量值6'.L35];['漁業生產量值-漁業種類別魚類別生產量值6'.N35];['漁業生產量值-漁業種類別魚類別生產量值6'.P35];['漁業生產量值-漁業種類別魚類別生產量值7'.D35];['漁業生產量值-漁業種類別魚類別生產量值7'.F35];['漁業生產量值-漁業種類別魚類別生產量值7'.H35])&#10;+SUM(['漁業生產量值-漁業種類別魚類別生產量值7'.J35];['漁業生產量值-漁業種類別魚類別生產量值7'.L35];['漁業生產量值-漁業種類別魚類別生產量值7'.N35])&#10;+SUM(['漁業生產量值-漁業種類別魚類別生產量值9'.P35];['漁業生產量值-漁業種類別魚類別生產量值10'.D35])&#10;+SUM(['漁業生產量值-漁業種類別魚類別生產量值10'.P35])&#10;+SUM(['漁業生產量值-漁業種類別魚類別生產量值11'.L35];['漁業生產量值-漁業種類別魚類別生產量值11'.N35];['漁業生產量值-漁業種類別魚類別生產量值11'.P35];['漁業生產量值-漁業種類別魚類別生產量值12'.D35];['漁業生產量值-漁業種類別魚類別生產量值12'.F35])&#10;+SUM(['漁業生產量值-漁業種類別魚類別生產量值12'.P35])&#10;+SUM(['漁業生產量值-漁業種類別魚類別生產量值14'.L35];['漁業生產量值-漁業種類別魚類別生產量值15'.J35])&#10;+SUM(['漁業生產量值-漁業種類別魚類別生產量值15'.L35];['漁業生產量值-漁業種類別魚類別生產量值15'.N35];['漁業生產量值-漁業種類別魚類別生產量值15'.P35];['漁業生產量值-漁業種類別魚類別生產量值16'.D35])&#10;)" table:style-name="ce47">
            <text:p>19,118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K35];[.M35];[.O35];['漁業生產量值-漁業種類別魚類別生產量值1'.C35];['漁業生產量值-漁業種類別魚類別生產量值1'.E35])=0;&quot;-&quot;;SUM([.K35];[.M35];[.O35];['漁業生產量值-漁業種類別魚類別生產量值1'.C35];['漁業生產量值-漁業種類別魚類別生產量值1'.E35]))" table:style-name="ce37">
            <text:p>-</text:p>
          </table:table-cell>
          <table:table-cell office:value-type="string" office:string-value="-" table:formula="of:=  IF(SUM([.L35];[.N35];[.P35];['漁業生產量值-漁業種類別魚類別生產量值1'.D35];['漁業生產量值-漁業種類別魚類別生產量值1'.F35])=0;&quot;-&quot;;SUM([.L35];[.N35];[.P35];['漁業生產量值-漁業種類別魚類別生產量值1'.D35];['漁業生產量值-漁業種類別魚類別生產量值1'.F35]))" table:style-name="ce3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26214.525750000001" table:formula="of:=  IF(SUM([.C37:.C53])=0;&quot;-&quot;;SUM([.C37:.C53]))" table:style-name="ce44">
            <text:p>26,215<text:s/></text:p>
          </table:table-cell>
          <table:table-cell office:value-type="float" office:value="4114795.6165100001" table:formula="of:=  IF(SUM([.D37:.D53])=0;&quot;-&quot;;SUM([.D37:.D53]))" table:style-name="ce44">
            <text:p>4,114,796<text:s/></text:p>
          </table:table-cell>
          <table:table-cell office:value-type="float" office:value="24645.817400000004" table:formula="of:=  IF(SUM([.E37:.E53])=0;&quot;-&quot;;SUM([.E37:.E53]))" table:style-name="ce44">
            <text:p>24,646<text:s/></text:p>
          </table:table-cell>
          <table:table-cell office:value-type="float" office:value="3867753.5355400005" table:formula="of:=  IF(SUM([.F37:.F53])=0;&quot;-&quot;;SUM([.F37:.F53]))" table:style-name="ce44">
            <text:p>3,867,754<text:s/></text:p>
          </table:table-cell>
          <table:table-cell office:value-type="string" office:string-value="-" table:formula="of:=  IF(SUM([.G37:.G53])=0;&quot;-&quot;;SUM([.G37:.G53]))" table:style-name="ce44">
            <text:p>-</text:p>
          </table:table-cell>
          <table:table-cell office:value-type="string" office:string-value="-" table:formula="of:=  IF(SUM([.H37:.H53])=0;&quot;-&quot;;SUM([.H37:.H53]))" table:style-name="ce44">
            <text:p>-</text:p>
          </table:table-cell>
          <table:table-cell office:value-type="float" office:value="6.8550000000000004" table:formula="of:=  IF(SUM([.K36];[.M36];[.O36];['漁業生產量值-漁業種類別魚類別生產量值1'.C36];['漁業生產量值-漁業種類別魚類別生產量值1'.E36])=0;&quot;-&quot;;SUM([.K36];[.M36];[.O36];['漁業生產量值-漁業種類別魚類別生產量值1'.C36];['漁業生產量值-漁業種類別魚類別生產量值1'.E36]))" table:style-name="ce64">
            <text:p>7<text:s/></text:p>
          </table:table-cell>
          <table:table-cell office:value-type="float" office:value="1096.8" table:formula="of:=  IF(SUM([.L36];[.N36];[.P36];['漁業生產量值-漁業種類別魚類別生產量值1'.D36];['漁業生產量值-漁業種類別魚類別生產量值1'.F36])=0;&quot;-&quot;;SUM([.L36];[.N36];[.P36];['漁業生產量值-漁業種類別魚類別生產量值1'.D36];['漁業生產量值-漁業種類別魚類別生產量值1'.F36]))" table:style-name="ce64">
            <text:p>1,097<text:s/></text:p>
          </table:table-cell>
          <table:table-cell office:value-type="string" office:string-value="-" table:formula="of:=  IF(SUM([.K37:.K53])=0;&quot;-&quot;;SUM([.K37:.K53]))" table:style-name="ce44">
            <text:p>-</text:p>
          </table:table-cell>
          <table:table-cell office:value-type="string" office:string-value="-" table:formula="of:=  IF(SUM([.L37:.L53])=0;&quot;-&quot;;SUM([.L37:.L53]))" table:style-name="ce44">
            <text:p>-</text:p>
          </table:table-cell>
          <table:table-cell office:value-type="string" office:string-value="-" table:formula="of:=  IF(SUM([.M37:.M53])=0;&quot;-&quot;;SUM([.M37:.M53]))" table:style-name="ce44">
            <text:p>-</text:p>
          </table:table-cell>
          <table:table-cell office:value-type="string" office:string-value="-" table:formula="of:=  IF(SUM([.N37:.N53])=0;&quot;-&quot;;SUM([.N37:.N53]))" table:style-name="ce44">
            <text:p>-</text:p>
          </table:table-cell>
          <table:table-cell office:value-type="string" office:string-value="-" table:formula="of:=  IF(SUM([.O37:.O53])=0;&quot;-&quot;;SUM([.O37:.O53]))" table:style-name="ce44">
            <text:p>-</text:p>
          </table:table-cell>
          <table:table-cell office:value-type="string" office:string-value="-" table:formula="of:=  IF(SUM([.P37:.P53])=0;&quot;-&quot;;SUM([.P37:.P53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float" office:value="6838.2457100000001" table:style-name="ce47">
            <text:p>6,838<text:s/></text:p>
          </table:table-cell>
          <table:table-cell office:value-type="float" office:value="627402.44709000003" table:style-name="ce47">
            <text:p>627,402<text:s/></text:p>
          </table:table-cell>
          <table:table-cell office:value-type="float" office:value="5971.3263699999998" table:formula="of:=  IF(SUM([.G37];[.I37])&#10;+SUM(['漁業生產量值-漁業種類別魚類別生產量值1'.G37];['漁業生產量值-漁業種類別魚類別生產量值1'.I37];['漁業生產量值-漁業種類別魚類別生產量值1'.K37])&#10;+SUM(['漁業生產量值-漁業種類別魚類別生產量值2'.G37];['漁業生產量值-漁業種類別魚類別生產量值2'.I37];['漁業生產量值-漁業種類別魚類別生產量值2'.K37];['漁業生產量值-漁業種類別魚類別生產量值2'.M37])&#10;+SUM(['漁業生產量值-漁業種類別魚類別生產量值3'.I37];['漁業生產量值-漁業種類別魚類別生產量值3'.O37];['漁業生產量值-漁業種類別魚類別生產量值4'.C37];['漁業生產量值-漁業種類別魚類別生產量值4'.E37])&#10;+SUM(['漁業生產量值-漁業種類別魚類別生產量值4'.M37];['漁業生產量值-漁業種類別魚類別生產量值4'.O37];['漁業生產量值-漁業種類別魚類別生產量值5'.C37];['漁業生產量值-漁業種類別魚類別生產量值5'.E37];['漁業生產量值-漁業種類別魚類別生產量值5'.G37])&#10;+SUM(['漁業生產量值-漁業種類別魚類別生產量值6'.C37];['漁業生產量值-漁業種類別魚類別生產量值6'.E37];['漁業生產量值-漁業種類別魚類別生產量值6'.G37])&#10;+SUM(['漁業生產量值-漁業種類別魚類別生產量值6'.I37];['漁業生產量值-漁業種類別魚類別生產量值6'.K37];['漁業生產量值-漁業種類別魚類別生產量值6'.M37];['漁業生產量值-漁業種類別魚類別生產量值6'.O37];['漁業生產量值-漁業種類別魚類別生產量值7'.C37];['漁業生產量值-漁業種類別魚類別生產量值7'.E37];['漁業生產量值-漁業種類別魚類別生產量值7'.G37])&#10;+SUM(['漁業生產量值-漁業種類別魚類別生產量值7'.I37];['漁業生產量值-漁業種類別魚類別生產量值7'.K37];['漁業生產量值-漁業種類別魚類別生產量值7'.M37])&#10;+SUM(['漁業生產量值-漁業種類別魚類別生產量值9'.O37];['漁業生產量值-漁業種類別魚類別生產量值10'.C37])&#10;+SUM(['漁業生產量值-漁業種類別魚類別生產量值10'.O37])&#10;+SUM(['漁業生產量值-漁業種類別魚類別生產量值11'.K37];['漁業生產量值-漁業種類別魚類別生產量值11'.M37];['漁業生產量值-漁業種類別魚類別生產量值11'.O37];['漁業生產量值-漁業種類別魚類別生產量值12'.C37];['漁業生產量值-漁業種類別魚類別生產量值12'.E37])&#10;+SUM(['漁業生產量值-漁業種類別魚類別生產量值12'.O37])&#10;+SUM(['漁業生產量值-漁業種類別魚類別生產量值14'.K37];['漁業生產量值-漁業種類別魚類別生產量值15'.I37])&#10;+SUM(['漁業生產量值-漁業種類別魚類別生產量值15'.K37];['漁業生產量值-漁業種類別魚類別生產量值15'.M37];['漁業生產量值-漁業種類別魚類別生產量值15'.O37];['漁業生產量值-漁業種類別魚類別生產量值16'.C37])=0;&quot;-&quot;;&#10;SUM([.G37];[.I37])&#10;+SUM(['漁業生產量值-漁業種類別魚類別生產量值1'.G37];['漁業生產量值-漁業種類別魚類別生產量值1'.I37];['漁業生產量值-漁業種類別魚類別生產量值1'.K37])&#10;+SUM(['漁業生產量值-漁業種類別魚類別生產量值2'.G37];['漁業生產量值-漁業種類別魚類別生產量值2'.I37];['漁業生產量值-漁業種類別魚類別生產量值2'.K37];['漁業生產量值-漁業種類別魚類別生產量值2'.M37])&#10;+SUM(['漁業生產量值-漁業種類別魚類別生產量值3'.I37];['漁業生產量值-漁業種類別魚類別生產量值3'.O37];['漁業生產量值-漁業種類別魚類別生產量值4'.C37];['漁業生產量值-漁業種類別魚類別生產量值4'.E37])&#10;+SUM(['漁業生產量值-漁業種類別魚類別生產量值4'.M37];['漁業生產量值-漁業種類別魚類別生產量值4'.O37];['漁業生產量值-漁業種類別魚類別生產量值5'.C37];['漁業生產量值-漁業種類別魚類別生產量值5'.E37];['漁業生產量值-漁業種類別魚類別生產量值5'.G37])&#10;+SUM(['漁業生產量值-漁業種類別魚類別生產量值6'.C37];['漁業生產量值-漁業種類別魚類別生產量值6'.E37];['漁業生產量值-漁業種類別魚類別生產量值6'.G37])&#10;+SUM(['漁業生產量值-漁業種類別魚類別生產量值6'.I37];['漁業生產量值-漁業種類別魚類別生產量值6'.K37];['漁業生產量值-漁業種類別魚類別生產量值6'.M37];['漁業生產量值-漁業種類別魚類別生產量值6'.O37];['漁業生產量值-漁業種類別魚類別生產量值7'.C37];['漁業生產量值-漁業種類別魚類別生產量值7'.E37];['漁業生產量值-漁業種類別魚類別生產量值7'.G37])&#10;+SUM(['漁業生產量值-漁業種類別魚類別生產量值7'.I37];['漁業生產量值-漁業種類別魚類別生產量值7'.K37];['漁業生產量值-漁業種類別魚類別生產量值7'.M37])&#10;+SUM(['漁業生產量值-漁業種類別魚類別生產量值9'.O37];['漁業生產量值-漁業種類別魚類別生產量值10'.C37])&#10;+SUM(['漁業生產量值-漁業種類別魚類別生產量值10'.O37])&#10;+SUM(['漁業生產量值-漁業種類別魚類別生產量值11'.K37];['漁業生產量值-漁業種類別魚類別生產量值11'.M37];['漁業生產量值-漁業種類別魚類別生產量值11'.O37];['漁業生產量值-漁業種類別魚類別生產量值12'.C37];['漁業生產量值-漁業種類別魚類別生產量值12'.E37])&#10;+SUM(['漁業生產量值-漁業種類別魚類別生產量值12'.O37])&#10;+SUM(['漁業生產量值-漁業種類別魚類別生產量值14'.K37];['漁業生產量值-漁業種類別魚類別生產量值15'.I37])&#10;+SUM(['漁業生產量值-漁業種類別魚類別生產量值15'.K37];['漁業生產量值-漁業種類別魚類別生產量值15'.M37];['漁業生產量值-漁業種類別魚類別生產量值15'.O37];['漁業生產量值-漁業種類別魚類別生產量值16'.C37])&#10;)" table:style-name="ce47">
            <text:p>5,971<text:s/></text:p>
          </table:table-cell>
          <table:table-cell office:value-type="float" office:value="555176.13324999996" table:formula="of:=  IF(SUM([.H37];[.J37])&#10;+SUM(['漁業生產量值-漁業種類別魚類別生產量值1'.H37];['漁業生產量值-漁業種類別魚類別生產量值1'.J37];['漁業生產量值-漁業種類別魚類別生產量值1'.L37];['漁業生產量值-漁業種類別魚類別生產量值2'.F37])&#10;+SUM(['漁業生產量值-漁業種類別魚類別生產量值2'.H37];['漁業生產量值-漁業種類別魚類別生產量值2'.J37];['漁業生產量值-漁業種類別魚類別生產量值2'.L37];['漁業生產量值-漁業種類別魚類別生產量值2'.N37])&#10;+SUM(['漁業生產量值-漁業種類別魚類別生產量值3'.J37];['漁業生產量值-漁業種類別魚類別生產量值3'.P37];['漁業生產量值-漁業種類別魚類別生產量值4'.D37];['漁業生產量值-漁業種類別魚類別生產量值4'.F37])&#10;+SUM(['漁業生產量值-漁業種類別魚類別生產量值4'.N37];['漁業生產量值-漁業種類別魚類別生產量值4'.P37];['漁業生產量值-漁業種類別魚類別生產量值5'.D37];['漁業生產量值-漁業種類別魚類別生產量值5'.F37];['漁業生產量值-漁業種類別魚類別生產量值5'.H37])&#10;+SUM(['漁業生產量值-漁業種類別魚類別生產量值6'.D37];['漁業生產量值-漁業種類別魚類別生產量值6'.F37];['漁業生產量值-漁業種類別魚類別生產量值6'.H37])&#10;+SUM(['漁業生產量值-漁業種類別魚類別生產量值6'.J37];['漁業生產量值-漁業種類別魚類別生產量值6'.L37];['漁業生產量值-漁業種類別魚類別生產量值6'.N37];['漁業生產量值-漁業種類別魚類別生產量值6'.P37];['漁業生產量值-漁業種類別魚類別生產量值7'.D37];['漁業生產量值-漁業種類別魚類別生產量值7'.F37];['漁業生產量值-漁業種類別魚類別生產量值7'.H37])&#10;+SUM(['漁業生產量值-漁業種類別魚類別生產量值7'.J37];['漁業生產量值-漁業種類別魚類別生產量值7'.L37];['漁業生產量值-漁業種類別魚類別生產量值7'.N37])&#10;+SUM(['漁業生產量值-漁業種類別魚類別生產量值9'.P37];['漁業生產量值-漁業種類別魚類別生產量值10'.D37])&#10;+SUM(['漁業生產量值-漁業種類別魚類別生產量值10'.P37])&#10;+SUM(['漁業生產量值-漁業種類別魚類別生產量值11'.L37];['漁業生產量值-漁業種類別魚類別生產量值11'.N37];['漁業生產量值-漁業種類別魚類別生產量值11'.P37];['漁業生產量值-漁業種類別魚類別生產量值12'.D37];['漁業生產量值-漁業種類別魚類別生產量值12'.F37])&#10;+SUM(['漁業生產量值-漁業種類別魚類別生產量值12'.P37])&#10;+SUM(['漁業生產量值-漁業種類別魚類別生產量值14'.L37];['漁業生產量值-漁業種類別魚類別生產量值15'.J37])&#10;+SUM(['漁業生產量值-漁業種類別魚類別生產量值15'.L37];['漁業生產量值-漁業種類別魚類別生產量值15'.N37];['漁業生產量值-漁業種類別魚類別生產量值15'.P37];['漁業生產量值-漁業種類別魚類別生產量值16'.D37])=0;&quot;-&quot;;&#10;SUM([.H37];[.J37])&#10;+SUM(['漁業生產量值-漁業種類別魚類別生產量值1'.H37];['漁業生產量值-漁業種類別魚類別生產量值1'.J37];['漁業生產量值-漁業種類別魚類別生產量值1'.L37];['漁業生產量值-漁業種類別魚類別生產量值2'.F37])&#10;+SUM(['漁業生產量值-漁業種類別魚類別生產量值2'.H37];['漁業生產量值-漁業種類別魚類別生產量值2'.J37];['漁業生產量值-漁業種類別魚類別生產量值2'.L37];['漁業生產量值-漁業種類別魚類別生產量值2'.N37])&#10;+SUM(['漁業生產量值-漁業種類別魚類別生產量值3'.J37];['漁業生產量值-漁業種類別魚類別生產量值3'.P37];['漁業生產量值-漁業種類別魚類別生產量值4'.D37];['漁業生產量值-漁業種類別魚類別生產量值4'.F37])&#10;+SUM(['漁業生產量值-漁業種類別魚類別生產量值4'.N37];['漁業生產量值-漁業種類別魚類別生產量值4'.P37];['漁業生產量值-漁業種類別魚類別生產量值5'.D37];['漁業生產量值-漁業種類別魚類別生產量值5'.F37];['漁業生產量值-漁業種類別魚類別生產量值5'.H37])&#10;+SUM(['漁業生產量值-漁業種類別魚類別生產量值6'.D37];['漁業生產量值-漁業種類別魚類別生產量值6'.F37];['漁業生產量值-漁業種類別魚類別生產量值6'.H37])&#10;+SUM(['漁業生產量值-漁業種類別魚類別生產量值6'.J37];['漁業生產量值-漁業種類別魚類別生產量值6'.L37];['漁業生產量值-漁業種類別魚類別生產量值6'.N37];['漁業生產量值-漁業種類別魚類別生產量值6'.P37];['漁業生產量值-漁業種類別魚類別生產量值7'.D37];['漁業生產量值-漁業種類別魚類別生產量值7'.F37];['漁業生產量值-漁業種類別魚類別生產量值7'.H37])&#10;+SUM(['漁業生產量值-漁業種類別魚類別生產量值7'.J37];['漁業生產量值-漁業種類別魚類別生產量值7'.L37];['漁業生產量值-漁業種類別魚類別生產量值7'.N37])&#10;+SUM(['漁業生產量值-漁業種類別魚類別生產量值9'.P37];['漁業生產量值-漁業種類別魚類別生產量值10'.D37])&#10;+SUM(['漁業生產量值-漁業種類別魚類別生產量值10'.P37])&#10;+SUM(['漁業生產量值-漁業種類別魚類別生產量值11'.L37];['漁業生產量值-漁業種類別魚類別生產量值11'.N37];['漁業生產量值-漁業種類別魚類別生產量值11'.P37];['漁業生產量值-漁業種類別魚類別生產量值12'.D37];['漁業生產量值-漁業種類別魚類別生產量值12'.F37])&#10;+SUM(['漁業生產量值-漁業種類別魚類別生產量值12'.P37])&#10;+SUM(['漁業生產量值-漁業種類別魚類別生產量值14'.L37];['漁業生產量值-漁業種類別魚類別生產量值15'.J37])&#10;+SUM(['漁業生產量值-漁業種類別魚類別生產量值15'.L37];['漁業生產量值-漁業種類別魚類別生產量值15'.N37];['漁業生產量值-漁業種類別魚類別生產量值15'.P37];['漁業生產量值-漁業種類別魚類別生產量值16'.D37])&#10;)" table:style-name="ce47">
            <text:p>555,17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37];[.M37];[.O37];['漁業生產量值-漁業種類別魚類別生產量值1'.C37];['漁業生產量值-漁業種類別魚類別生產量值1'.E37])=0;&quot;-&quot;;SUM([.K37];[.M37];[.O37];['漁業生產量值-漁業種類別魚類別生產量值1'.C37];['漁業生產量值-漁業種類別魚類別生產量值1'.E37]))" table:style-name="ce37">
            <text:p>-</text:p>
          </table:table-cell>
          <table:table-cell office:value-type="string" office:string-value="-" table:formula="of:=  IF(SUM([.L37];[.N37];[.P37];['漁業生產量值-漁業種類別魚類別生產量值1'.D37];['漁業生產量值-漁業種類別魚類別生產量值1'.F37])=0;&quot;-&quot;;SUM([.L37];[.N37];[.P37];['漁業生產量值-漁業種類別魚類別生產量值1'.D37];['漁業生產量值-漁業種類別魚類別生產量值1'.F3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float" office:value="310.26499999999999" table:style-name="ce47">
            <text:p>310<text:s/></text:p>
          </table:table-cell>
          <table:table-cell office:value-type="float" office:value="185026.63944999999" table:style-name="ce47">
            <text:p>185,027<text:s/></text:p>
          </table:table-cell>
          <table:table-cell office:value-type="float" office:value="310.26500000000004" table:formula="of:=  IF(SUM([.G38];[.I38])&#10;+SUM(['漁業生產量值-漁業種類別魚類別生產量值1'.G38];['漁業生產量值-漁業種類別魚類別生產量值1'.I38];['漁業生產量值-漁業種類別魚類別生產量值1'.K38])&#10;+SUM(['漁業生產量值-漁業種類別魚類別生產量值2'.G38];['漁業生產量值-漁業種類別魚類別生產量值2'.I38];['漁業生產量值-漁業種類別魚類別生產量值2'.K38];['漁業生產量值-漁業種類別魚類別生產量值2'.M38])&#10;+SUM(['漁業生產量值-漁業種類別魚類別生產量值3'.I38];['漁業生產量值-漁業種類別魚類別生產量值3'.O38];['漁業生產量值-漁業種類別魚類別生產量值4'.C38];['漁業生產量值-漁業種類別魚類別生產量值4'.E38])&#10;+SUM(['漁業生產量值-漁業種類別魚類別生產量值4'.M38];['漁業生產量值-漁業種類別魚類別生產量值4'.O38];['漁業生產量值-漁業種類別魚類別生產量值5'.C38];['漁業生產量值-漁業種類別魚類別生產量值5'.E38];['漁業生產量值-漁業種類別魚類別生產量值5'.G38])&#10;+SUM(['漁業生產量值-漁業種類別魚類別生產量值6'.C38];['漁業生產量值-漁業種類別魚類別生產量值6'.E38];['漁業生產量值-漁業種類別魚類別生產量值6'.G38])&#10;+SUM(['漁業生產量值-漁業種類別魚類別生產量值6'.I38];['漁業生產量值-漁業種類別魚類別生產量值6'.K38];['漁業生產量值-漁業種類別魚類別生產量值6'.M38];['漁業生產量值-漁業種類別魚類別生產量值6'.O38];['漁業生產量值-漁業種類別魚類別生產量值7'.C38];['漁業生產量值-漁業種類別魚類別生產量值7'.E38];['漁業生產量值-漁業種類別魚類別生產量值7'.G38])&#10;+SUM(['漁業生產量值-漁業種類別魚類別生產量值7'.I38];['漁業生產量值-漁業種類別魚類別生產量值7'.K38];['漁業生產量值-漁業種類別魚類別生產量值7'.M38])&#10;+SUM(['漁業生產量值-漁業種類別魚類別生產量值9'.O38];['漁業生產量值-漁業種類別魚類別生產量值10'.C38])&#10;+SUM(['漁業生產量值-漁業種類別魚類別生產量值10'.O38])&#10;+SUM(['漁業生產量值-漁業種類別魚類別生產量值11'.K38];['漁業生產量值-漁業種類別魚類別生產量值11'.M38];['漁業生產量值-漁業種類別魚類別生產量值11'.O38];['漁業生產量值-漁業種類別魚類別生產量值12'.C38];['漁業生產量值-漁業種類別魚類別生產量值12'.E38])&#10;+SUM(['漁業生產量值-漁業種類別魚類別生產量值12'.O38])&#10;+SUM(['漁業生產量值-漁業種類別魚類別生產量值14'.K38];['漁業生產量值-漁業種類別魚類別生產量值15'.I38])&#10;+SUM(['漁業生產量值-漁業種類別魚類別生產量值15'.K38];['漁業生產量值-漁業種類別魚類別生產量值15'.M38];['漁業生產量值-漁業種類別魚類別生產量值15'.O38];['漁業生產量值-漁業種類別魚類別生產量值16'.C38])=0;&quot;-&quot;;&#10;SUM([.G38];[.I38])&#10;+SUM(['漁業生產量值-漁業種類別魚類別生產量值1'.G38];['漁業生產量值-漁業種類別魚類別生產量值1'.I38];['漁業生產量值-漁業種類別魚類別生產量值1'.K38])&#10;+SUM(['漁業生產量值-漁業種類別魚類別生產量值2'.G38];['漁業生產量值-漁業種類別魚類別生產量值2'.I38];['漁業生產量值-漁業種類別魚類別生產量值2'.K38];['漁業生產量值-漁業種類別魚類別生產量值2'.M38])&#10;+SUM(['漁業生產量值-漁業種類別魚類別生產量值3'.I38];['漁業生產量值-漁業種類別魚類別生產量值3'.O38];['漁業生產量值-漁業種類別魚類別生產量值4'.C38];['漁業生產量值-漁業種類別魚類別生產量值4'.E38])&#10;+SUM(['漁業生產量值-漁業種類別魚類別生產量值4'.M38];['漁業生產量值-漁業種類別魚類別生產量值4'.O38];['漁業生產量值-漁業種類別魚類別生產量值5'.C38];['漁業生產量值-漁業種類別魚類別生產量值5'.E38];['漁業生產量值-漁業種類別魚類別生產量值5'.G38])&#10;+SUM(['漁業生產量值-漁業種類別魚類別生產量值6'.C38];['漁業生產量值-漁業種類別魚類別生產量值6'.E38];['漁業生產量值-漁業種類別魚類別生產量值6'.G38])&#10;+SUM(['漁業生產量值-漁業種類別魚類別生產量值6'.I38];['漁業生產量值-漁業種類別魚類別生產量值6'.K38];['漁業生產量值-漁業種類別魚類別生產量值6'.M38];['漁業生產量值-漁業種類別魚類別生產量值6'.O38];['漁業生產量值-漁業種類別魚類別生產量值7'.C38];['漁業生產量值-漁業種類別魚類別生產量值7'.E38];['漁業生產量值-漁業種類別魚類別生產量值7'.G38])&#10;+SUM(['漁業生產量值-漁業種類別魚類別生產量值7'.I38];['漁業生產量值-漁業種類別魚類別生產量值7'.K38];['漁業生產量值-漁業種類別魚類別生產量值7'.M38])&#10;+SUM(['漁業生產量值-漁業種類別魚類別生產量值9'.O38];['漁業生產量值-漁業種類別魚類別生產量值10'.C38])&#10;+SUM(['漁業生產量值-漁業種類別魚類別生產量值10'.O38])&#10;+SUM(['漁業生產量值-漁業種類別魚類別生產量值11'.K38];['漁業生產量值-漁業種類別魚類別生產量值11'.M38];['漁業生產量值-漁業種類別魚類別生產量值11'.O38];['漁業生產量值-漁業種類別魚類別生產量值12'.C38];['漁業生產量值-漁業種類別魚類別生產量值12'.E38])&#10;+SUM(['漁業生產量值-漁業種類別魚類別生產量值12'.O38])&#10;+SUM(['漁業生產量值-漁業種類別魚類別生產量值14'.K38];['漁業生產量值-漁業種類別魚類別生產量值15'.I38])&#10;+SUM(['漁業生產量值-漁業種類別魚類別生產量值15'.K38];['漁業生產量值-漁業種類別魚類別生產量值15'.M38];['漁業生產量值-漁業種類別魚類別生產量值15'.O38];['漁業生產量值-漁業種類別魚類別生產量值16'.C38])&#10;)" table:style-name="ce47">
            <text:p>310<text:s/></text:p>
          </table:table-cell>
          <table:table-cell office:value-type="float" office:value="185026.63945000002" table:formula="of:=  IF(SUM([.H38];[.J38])&#10;+SUM(['漁業生產量值-漁業種類別魚類別生產量值1'.H38];['漁業生產量值-漁業種類別魚類別生產量值1'.J38];['漁業生產量值-漁業種類別魚類別生產量值1'.L38];['漁業生產量值-漁業種類別魚類別生產量值2'.F38])&#10;+SUM(['漁業生產量值-漁業種類別魚類別生產量值2'.H38];['漁業生產量值-漁業種類別魚類別生產量值2'.J38];['漁業生產量值-漁業種類別魚類別生產量值2'.L38];['漁業生產量值-漁業種類別魚類別生產量值2'.N38])&#10;+SUM(['漁業生產量值-漁業種類別魚類別生產量值3'.J38];['漁業生產量值-漁業種類別魚類別生產量值3'.P38];['漁業生產量值-漁業種類別魚類別生產量值4'.D38];['漁業生產量值-漁業種類別魚類別生產量值4'.F38])&#10;+SUM(['漁業生產量值-漁業種類別魚類別生產量值4'.N38];['漁業生產量值-漁業種類別魚類別生產量值4'.P38];['漁業生產量值-漁業種類別魚類別生產量值5'.D38];['漁業生產量值-漁業種類別魚類別生產量值5'.F38];['漁業生產量值-漁業種類別魚類別生產量值5'.H38])&#10;+SUM(['漁業生產量值-漁業種類別魚類別生產量值6'.D38];['漁業生產量值-漁業種類別魚類別生產量值6'.F38];['漁業生產量值-漁業種類別魚類別生產量值6'.H38])&#10;+SUM(['漁業生產量值-漁業種類別魚類別生產量值6'.J38];['漁業生產量值-漁業種類別魚類別生產量值6'.L38];['漁業生產量值-漁業種類別魚類別生產量值6'.N38];['漁業生產量值-漁業種類別魚類別生產量值6'.P38];['漁業生產量值-漁業種類別魚類別生產量值7'.D38];['漁業生產量值-漁業種類別魚類別生產量值7'.F38];['漁業生產量值-漁業種類別魚類別生產量值7'.H38])&#10;+SUM(['漁業生產量值-漁業種類別魚類別生產量值7'.J38];['漁業生產量值-漁業種類別魚類別生產量值7'.L38];['漁業生產量值-漁業種類別魚類別生產量值7'.N38])&#10;+SUM(['漁業生產量值-漁業種類別魚類別生產量值9'.P38];['漁業生產量值-漁業種類別魚類別生產量值10'.D38])&#10;+SUM(['漁業生產量值-漁業種類別魚類別生產量值10'.P38])&#10;+SUM(['漁業生產量值-漁業種類別魚類別生產量值11'.L38];['漁業生產量值-漁業種類別魚類別生產量值11'.N38];['漁業生產量值-漁業種類別魚類別生產量值11'.P38];['漁業生產量值-漁業種類別魚類別生產量值12'.D38];['漁業生產量值-漁業種類別魚類別生產量值12'.F38])&#10;+SUM(['漁業生產量值-漁業種類別魚類別生產量值12'.P38])&#10;+SUM(['漁業生產量值-漁業種類別魚類別生產量值14'.L38];['漁業生產量值-漁業種類別魚類別生產量值15'.J38])&#10;+SUM(['漁業生產量值-漁業種類別魚類別生產量值15'.L38];['漁業生產量值-漁業種類別魚類別生產量值15'.N38];['漁業生產量值-漁業種類別魚類別生產量值15'.P38];['漁業生產量值-漁業種類別魚類別生產量值16'.D38])=0;&quot;-&quot;;&#10;SUM([.H38];[.J38])&#10;+SUM(['漁業生產量值-漁業種類別魚類別生產量值1'.H38];['漁業生產量值-漁業種類別魚類別生產量值1'.J38];['漁業生產量值-漁業種類別魚類別生產量值1'.L38];['漁業生產量值-漁業種類別魚類別生產量值2'.F38])&#10;+SUM(['漁業生產量值-漁業種類別魚類別生產量值2'.H38];['漁業生產量值-漁業種類別魚類別生產量值2'.J38];['漁業生產量值-漁業種類別魚類別生產量值2'.L38];['漁業生產量值-漁業種類別魚類別生產量值2'.N38])&#10;+SUM(['漁業生產量值-漁業種類別魚類別生產量值3'.J38];['漁業生產量值-漁業種類別魚類別生產量值3'.P38];['漁業生產量值-漁業種類別魚類別生產量值4'.D38];['漁業生產量值-漁業種類別魚類別生產量值4'.F38])&#10;+SUM(['漁業生產量值-漁業種類別魚類別生產量值4'.N38];['漁業生產量值-漁業種類別魚類別生產量值4'.P38];['漁業生產量值-漁業種類別魚類別生產量值5'.D38];['漁業生產量值-漁業種類別魚類別生產量值5'.F38];['漁業生產量值-漁業種類別魚類別生產量值5'.H38])&#10;+SUM(['漁業生產量值-漁業種類別魚類別生產量值6'.D38];['漁業生產量值-漁業種類別魚類別生產量值6'.F38];['漁業生產量值-漁業種類別魚類別生產量值6'.H38])&#10;+SUM(['漁業生產量值-漁業種類別魚類別生產量值6'.J38];['漁業生產量值-漁業種類別魚類別生產量值6'.L38];['漁業生產量值-漁業種類別魚類別生產量值6'.N38];['漁業生產量值-漁業種類別魚類別生產量值6'.P38];['漁業生產量值-漁業種類別魚類別生產量值7'.D38];['漁業生產量值-漁業種類別魚類別生產量值7'.F38];['漁業生產量值-漁業種類別魚類別生產量值7'.H38])&#10;+SUM(['漁業生產量值-漁業種類別魚類別生產量值7'.J38];['漁業生產量值-漁業種類別魚類別生產量值7'.L38];['漁業生產量值-漁業種類別魚類別生產量值7'.N38])&#10;+SUM(['漁業生產量值-漁業種類別魚類別生產量值9'.P38];['漁業生產量值-漁業種類別魚類別生產量值10'.D38])&#10;+SUM(['漁業生產量值-漁業種類別魚類別生產量值10'.P38])&#10;+SUM(['漁業生產量值-漁業種類別魚類別生產量值11'.L38];['漁業生產量值-漁業種類別魚類別生產量值11'.N38];['漁業生產量值-漁業種類別魚類別生產量值11'.P38];['漁業生產量值-漁業種類別魚類別生產量值12'.D38];['漁業生產量值-漁業種類別魚類別生產量值12'.F38])&#10;+SUM(['漁業生產量值-漁業種類別魚類別生產量值12'.P38])&#10;+SUM(['漁業生產量值-漁業種類別魚類別生產量值14'.L38];['漁業生產量值-漁業種類別魚類別生產量值15'.J38])&#10;+SUM(['漁業生產量值-漁業種類別魚類別生產量值15'.L38];['漁業生產量值-漁業種類別魚類別生產量值15'.N38];['漁業生產量值-漁業種類別魚類別生產量值15'.P38];['漁業生產量值-漁業種類別魚類別生產量值16'.D38])&#10;)" table:style-name="ce47">
            <text:p>185,02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38];[.M38];[.O38];['漁業生產量值-漁業種類別魚類別生產量值1'.C38];['漁業生產量值-漁業種類別魚類別生產量值1'.E38])=0;&quot;-&quot;;SUM([.K38];[.M38];[.O38];['漁業生產量值-漁業種類別魚類別生產量值1'.C38];['漁業生產量值-漁業種類別魚類別生產量值1'.E38]))" table:style-name="ce37">
            <text:p>-</text:p>
          </table:table-cell>
          <table:table-cell office:value-type="string" office:string-value="-" table:formula="of:=  IF(SUM([.L38];[.N38];[.P38];['漁業生產量值-漁業種類別魚類別生產量值1'.D38];['漁業生產量值-漁業種類別魚類別生產量值1'.F38])=0;&quot;-&quot;;SUM([.L38];[.N38];[.P38];['漁業生產量值-漁業種類別魚類別生產量值1'.D38];['漁業生產量值-漁業種類別魚類別生產量值1'.F38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float" office:value="149.8732" table:style-name="ce47">
            <text:p>150<text:s/></text:p>
          </table:table-cell>
          <table:table-cell office:value-type="float" office:value="10469.430619999999" table:style-name="ce47">
            <text:p>10,469<text:s/></text:p>
          </table:table-cell>
          <table:table-cell office:value-type="float" office:value="149.8732" table:formula="of:=  IF(SUM([.G39];[.I39])&#10;+SUM(['漁業生產量值-漁業種類別魚類別生產量值1'.G39];['漁業生產量值-漁業種類別魚類別生產量值1'.I39];['漁業生產量值-漁業種類別魚類別生產量值1'.K39])&#10;+SUM(['漁業生產量值-漁業種類別魚類別生產量值2'.G39];['漁業生產量值-漁業種類別魚類別生產量值2'.I39];['漁業生產量值-漁業種類別魚類別生產量值2'.K39];['漁業生產量值-漁業種類別魚類別生產量值2'.M39])&#10;+SUM(['漁業生產量值-漁業種類別魚類別生產量值3'.I39];['漁業生產量值-漁業種類別魚類別生產量值3'.O39];['漁業生產量值-漁業種類別魚類別生產量值4'.C39];['漁業生產量值-漁業種類別魚類別生產量值4'.E39])&#10;+SUM(['漁業生產量值-漁業種類別魚類別生產量值4'.M39];['漁業生產量值-漁業種類別魚類別生產量值4'.O39];['漁業生產量值-漁業種類別魚類別生產量值5'.C39];['漁業生產量值-漁業種類別魚類別生產量值5'.E39];['漁業生產量值-漁業種類別魚類別生產量值5'.G39])&#10;+SUM(['漁業生產量值-漁業種類別魚類別生產量值6'.C39];['漁業生產量值-漁業種類別魚類別生產量值6'.E39];['漁業生產量值-漁業種類別魚類別生產量值6'.G39])&#10;+SUM(['漁業生產量值-漁業種類別魚類別生產量值6'.I39];['漁業生產量值-漁業種類別魚類別生產量值6'.K39];['漁業生產量值-漁業種類別魚類別生產量值6'.M39];['漁業生產量值-漁業種類別魚類別生產量值6'.O39];['漁業生產量值-漁業種類別魚類別生產量值7'.C39];['漁業生產量值-漁業種類別魚類別生產量值7'.E39];['漁業生產量值-漁業種類別魚類別生產量值7'.G39])&#10;+SUM(['漁業生產量值-漁業種類別魚類別生產量值7'.I39];['漁業生產量值-漁業種類別魚類別生產量值7'.K39];['漁業生產量值-漁業種類別魚類別生產量值7'.M39])&#10;+SUM(['漁業生產量值-漁業種類別魚類別生產量值9'.O39];['漁業生產量值-漁業種類別魚類別生產量值10'.C39])&#10;+SUM(['漁業生產量值-漁業種類別魚類別生產量值10'.O39])&#10;+SUM(['漁業生產量值-漁業種類別魚類別生產量值11'.K39];['漁業生產量值-漁業種類別魚類別生產量值11'.M39];['漁業生產量值-漁業種類別魚類別生產量值11'.O39];['漁業生產量值-漁業種類別魚類別生產量值12'.C39];['漁業生產量值-漁業種類別魚類別生產量值12'.E39])&#10;+SUM(['漁業生產量值-漁業種類別魚類別生產量值12'.O39])&#10;+SUM(['漁業生產量值-漁業種類別魚類別生產量值14'.K39];['漁業生產量值-漁業種類別魚類別生產量值15'.I39])&#10;+SUM(['漁業生產量值-漁業種類別魚類別生產量值15'.K39];['漁業生產量值-漁業種類別魚類別生產量值15'.M39];['漁業生產量值-漁業種類別魚類別生產量值15'.O39];['漁業生產量值-漁業種類別魚類別生產量值16'.C39])=0;&quot;-&quot;;&#10;SUM([.G39];[.I39])&#10;+SUM(['漁業生產量值-漁業種類別魚類別生產量值1'.G39];['漁業生產量值-漁業種類別魚類別生產量值1'.I39];['漁業生產量值-漁業種類別魚類別生產量值1'.K39])&#10;+SUM(['漁業生產量值-漁業種類別魚類別生產量值2'.G39];['漁業生產量值-漁業種類別魚類別生產量值2'.I39];['漁業生產量值-漁業種類別魚類別生產量值2'.K39];['漁業生產量值-漁業種類別魚類別生產量值2'.M39])&#10;+SUM(['漁業生產量值-漁業種類別魚類別生產量值3'.I39];['漁業生產量值-漁業種類別魚類別生產量值3'.O39];['漁業生產量值-漁業種類別魚類別生產量值4'.C39];['漁業生產量值-漁業種類別魚類別生產量值4'.E39])&#10;+SUM(['漁業生產量值-漁業種類別魚類別生產量值4'.M39];['漁業生產量值-漁業種類別魚類別生產量值4'.O39];['漁業生產量值-漁業種類別魚類別生產量值5'.C39];['漁業生產量值-漁業種類別魚類別生產量值5'.E39];['漁業生產量值-漁業種類別魚類別生產量值5'.G39])&#10;+SUM(['漁業生產量值-漁業種類別魚類別生產量值6'.C39];['漁業生產量值-漁業種類別魚類別生產量值6'.E39];['漁業生產量值-漁業種類別魚類別生產量值6'.G39])&#10;+SUM(['漁業生產量值-漁業種類別魚類別生產量值6'.I39];['漁業生產量值-漁業種類別魚類別生產量值6'.K39];['漁業生產量值-漁業種類別魚類別生產量值6'.M39];['漁業生產量值-漁業種類別魚類別生產量值6'.O39];['漁業生產量值-漁業種類別魚類別生產量值7'.C39];['漁業生產量值-漁業種類別魚類別生產量值7'.E39];['漁業生產量值-漁業種類別魚類別生產量值7'.G39])&#10;+SUM(['漁業生產量值-漁業種類別魚類別生產量值7'.I39];['漁業生產量值-漁業種類別魚類別生產量值7'.K39];['漁業生產量值-漁業種類別魚類別生產量值7'.M39])&#10;+SUM(['漁業生產量值-漁業種類別魚類別生產量值9'.O39];['漁業生產量值-漁業種類別魚類別生產量值10'.C39])&#10;+SUM(['漁業生產量值-漁業種類別魚類別生產量值10'.O39])&#10;+SUM(['漁業生產量值-漁業種類別魚類別生產量值11'.K39];['漁業生產量值-漁業種類別魚類別生產量值11'.M39];['漁業生產量值-漁業種類別魚類別生產量值11'.O39];['漁業生產量值-漁業種類別魚類別生產量值12'.C39];['漁業生產量值-漁業種類別魚類別生產量值12'.E39])&#10;+SUM(['漁業生產量值-漁業種類別魚類別生產量值12'.O39])&#10;+SUM(['漁業生產量值-漁業種類別魚類別生產量值14'.K39];['漁業生產量值-漁業種類別魚類別生產量值15'.I39])&#10;+SUM(['漁業生產量值-漁業種類別魚類別生產量值15'.K39];['漁業生產量值-漁業種類別魚類別生產量值15'.M39];['漁業生產量值-漁業種類別魚類別生產量值15'.O39];['漁業生產量值-漁業種類別魚類別生產量值16'.C39])&#10;)" table:style-name="ce47">
            <text:p>150<text:s/></text:p>
          </table:table-cell>
          <table:table-cell office:value-type="float" office:value="10469.430619999999" table:formula="of:=  IF(SUM([.H39];[.J39])&#10;+SUM(['漁業生產量值-漁業種類別魚類別生產量值1'.H39];['漁業生產量值-漁業種類別魚類別生產量值1'.J39];['漁業生產量值-漁業種類別魚類別生產量值1'.L39];['漁業生產量值-漁業種類別魚類別生產量值2'.F39])&#10;+SUM(['漁業生產量值-漁業種類別魚類別生產量值2'.H39];['漁業生產量值-漁業種類別魚類別生產量值2'.J39];['漁業生產量值-漁業種類別魚類別生產量值2'.L39];['漁業生產量值-漁業種類別魚類別生產量值2'.N39])&#10;+SUM(['漁業生產量值-漁業種類別魚類別生產量值3'.J39];['漁業生產量值-漁業種類別魚類別生產量值3'.P39];['漁業生產量值-漁業種類別魚類別生產量值4'.D39];['漁業生產量值-漁業種類別魚類別生產量值4'.F39])&#10;+SUM(['漁業生產量值-漁業種類別魚類別生產量值4'.N39];['漁業生產量值-漁業種類別魚類別生產量值4'.P39];['漁業生產量值-漁業種類別魚類別生產量值5'.D39];['漁業生產量值-漁業種類別魚類別生產量值5'.F39];['漁業生產量值-漁業種類別魚類別生產量值5'.H39])&#10;+SUM(['漁業生產量值-漁業種類別魚類別生產量值6'.D39];['漁業生產量值-漁業種類別魚類別生產量值6'.F39];['漁業生產量值-漁業種類別魚類別生產量值6'.H39])&#10;+SUM(['漁業生產量值-漁業種類別魚類別生產量值6'.J39];['漁業生產量值-漁業種類別魚類別生產量值6'.L39];['漁業生產量值-漁業種類別魚類別生產量值6'.N39];['漁業生產量值-漁業種類別魚類別生產量值6'.P39];['漁業生產量值-漁業種類別魚類別生產量值7'.D39];['漁業生產量值-漁業種類別魚類別生產量值7'.F39];['漁業生產量值-漁業種類別魚類別生產量值7'.H39])&#10;+SUM(['漁業生產量值-漁業種類別魚類別生產量值7'.J39];['漁業生產量值-漁業種類別魚類別生產量值7'.L39];['漁業生產量值-漁業種類別魚類別生產量值7'.N39])&#10;+SUM(['漁業生產量值-漁業種類別魚類別生產量值9'.P39];['漁業生產量值-漁業種類別魚類別生產量值10'.D39])&#10;+SUM(['漁業生產量值-漁業種類別魚類別生產量值10'.P39])&#10;+SUM(['漁業生產量值-漁業種類別魚類別生產量值11'.L39];['漁業生產量值-漁業種類別魚類別生產量值11'.N39];['漁業生產量值-漁業種類別魚類別生產量值11'.P39];['漁業生產量值-漁業種類別魚類別生產量值12'.D39];['漁業生產量值-漁業種類別魚類別生產量值12'.F39])&#10;+SUM(['漁業生產量值-漁業種類別魚類別生產量值12'.P39])&#10;+SUM(['漁業生產量值-漁業種類別魚類別生產量值14'.L39];['漁業生產量值-漁業種類別魚類別生產量值15'.J39])&#10;+SUM(['漁業生產量值-漁業種類別魚類別生產量值15'.L39];['漁業生產量值-漁業種類別魚類別生產量值15'.N39];['漁業生產量值-漁業種類別魚類別生產量值15'.P39];['漁業生產量值-漁業種類別魚類別生產量值16'.D39])=0;&quot;-&quot;;&#10;SUM([.H39];[.J39])&#10;+SUM(['漁業生產量值-漁業種類別魚類別生產量值1'.H39];['漁業生產量值-漁業種類別魚類別生產量值1'.J39];['漁業生產量值-漁業種類別魚類別生產量值1'.L39];['漁業生產量值-漁業種類別魚類別生產量值2'.F39])&#10;+SUM(['漁業生產量值-漁業種類別魚類別生產量值2'.H39];['漁業生產量值-漁業種類別魚類別生產量值2'.J39];['漁業生產量值-漁業種類別魚類別生產量值2'.L39];['漁業生產量值-漁業種類別魚類別生產量值2'.N39])&#10;+SUM(['漁業生產量值-漁業種類別魚類別生產量值3'.J39];['漁業生產量值-漁業種類別魚類別生產量值3'.P39];['漁業生產量值-漁業種類別魚類別生產量值4'.D39];['漁業生產量值-漁業種類別魚類別生產量值4'.F39])&#10;+SUM(['漁業生產量值-漁業種類別魚類別生產量值4'.N39];['漁業生產量值-漁業種類別魚類別生產量值4'.P39];['漁業生產量值-漁業種類別魚類別生產量值5'.D39];['漁業生產量值-漁業種類別魚類別生產量值5'.F39];['漁業生產量值-漁業種類別魚類別生產量值5'.H39])&#10;+SUM(['漁業生產量值-漁業種類別魚類別生產量值6'.D39];['漁業生產量值-漁業種類別魚類別生產量值6'.F39];['漁業生產量值-漁業種類別魚類別生產量值6'.H39])&#10;+SUM(['漁業生產量值-漁業種類別魚類別生產量值6'.J39];['漁業生產量值-漁業種類別魚類別生產量值6'.L39];['漁業生產量值-漁業種類別魚類別生產量值6'.N39];['漁業生產量值-漁業種類別魚類別生產量值6'.P39];['漁業生產量值-漁業種類別魚類別生產量值7'.D39];['漁業生產量值-漁業種類別魚類別生產量值7'.F39];['漁業生產量值-漁業種類別魚類別生產量值7'.H39])&#10;+SUM(['漁業生產量值-漁業種類別魚類別生產量值7'.J39];['漁業生產量值-漁業種類別魚類別生產量值7'.L39];['漁業生產量值-漁業種類別魚類別生產量值7'.N39])&#10;+SUM(['漁業生產量值-漁業種類別魚類別生產量值9'.P39];['漁業生產量值-漁業種類別魚類別生產量值10'.D39])&#10;+SUM(['漁業生產量值-漁業種類別魚類別生產量值10'.P39])&#10;+SUM(['漁業生產量值-漁業種類別魚類別生產量值11'.L39];['漁業生產量值-漁業種類別魚類別生產量值11'.N39];['漁業生產量值-漁業種類別魚類別生產量值11'.P39];['漁業生產量值-漁業種類別魚類別生產量值12'.D39];['漁業生產量值-漁業種類別魚類別生產量值12'.F39])&#10;+SUM(['漁業生產量值-漁業種類別魚類別生產量值12'.P39])&#10;+SUM(['漁業生產量值-漁業種類別魚類別生產量值14'.L39];['漁業生產量值-漁業種類別魚類別生產量值15'.J39])&#10;+SUM(['漁業生產量值-漁業種類別魚類別生產量值15'.L39];['漁業生產量值-漁業種類別魚類別生產量值15'.N39];['漁業生產量值-漁業種類別魚類別生產量值15'.P39];['漁業生產量值-漁業種類別魚類別生產量值16'.D39])&#10;)" table:style-name="ce47">
            <text:p>10,46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39];[.M39];[.O39];['漁業生產量值-漁業種類別魚類別生產量值1'.C39];['漁業生產量值-漁業種類別魚類別生產量值1'.E39])=0;&quot;-&quot;;SUM([.K39];[.M39];[.O39];['漁業生產量值-漁業種類別魚類別生產量值1'.C39];['漁業生產量值-漁業種類別魚類別生產量值1'.E39]))" table:style-name="ce37">
            <text:p>-</text:p>
          </table:table-cell>
          <table:table-cell office:value-type="string" office:string-value="-" table:formula="of:=  IF(SUM([.L39];[.N39];[.P39];['漁業生產量值-漁業種類別魚類別生產量值1'.D39];['漁業生產量值-漁業種類別魚類別生產量值1'.F39])=0;&quot;-&quot;;SUM([.L39];[.N39];[.P39];['漁業生產量值-漁業種類別魚類別生產量值1'.D39];['漁業生產量值-漁業種類別魚類別生產量值1'.F3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6833.4480400000002" table:style-name="ce47">
            <text:p>6,833<text:s/></text:p>
          </table:table-cell>
          <table:table-cell office:value-type="float" office:value="1448456.93456" table:style-name="ce47">
            <text:p>1,448,457<text:s/></text:p>
          </table:table-cell>
          <table:table-cell office:value-type="float" office:value="6194.9439300000004" table:formula="of:=  IF(SUM([.G40];[.I40])&#10;+SUM(['漁業生產量值-漁業種類別魚類別生產量值1'.G40];['漁業生產量值-漁業種類別魚類別生產量值1'.I40];['漁業生產量值-漁業種類別魚類別生產量值1'.K40])&#10;+SUM(['漁業生產量值-漁業種類別魚類別生產量值2'.G40];['漁業生產量值-漁業種類別魚類別生產量值2'.I40];['漁業生產量值-漁業種類別魚類別生產量值2'.K40];['漁業生產量值-漁業種類別魚類別生產量值2'.M40])&#10;+SUM(['漁業生產量值-漁業種類別魚類別生產量值3'.I40];['漁業生產量值-漁業種類別魚類別生產量值3'.O40];['漁業生產量值-漁業種類別魚類別生產量值4'.C40];['漁業生產量值-漁業種類別魚類別生產量值4'.E40])&#10;+SUM(['漁業生產量值-漁業種類別魚類別生產量值4'.M40];['漁業生產量值-漁業種類別魚類別生產量值4'.O40];['漁業生產量值-漁業種類別魚類別生產量值5'.C40];['漁業生產量值-漁業種類別魚類別生產量值5'.E40];['漁業生產量值-漁業種類別魚類別生產量值5'.G40])&#10;+SUM(['漁業生產量值-漁業種類別魚類別生產量值6'.C40];['漁業生產量值-漁業種類別魚類別生產量值6'.E40];['漁業生產量值-漁業種類別魚類別生產量值6'.G40])&#10;+SUM(['漁業生產量值-漁業種類別魚類別生產量值6'.I40];['漁業生產量值-漁業種類別魚類別生產量值6'.K40];['漁業生產量值-漁業種類別魚類別生產量值6'.M40];['漁業生產量值-漁業種類別魚類別生產量值6'.O40];['漁業生產量值-漁業種類別魚類別生產量值7'.C40];['漁業生產量值-漁業種類別魚類別生產量值7'.E40];['漁業生產量值-漁業種類別魚類別生產量值7'.G40])&#10;+SUM(['漁業生產量值-漁業種類別魚類別生產量值7'.I40];['漁業生產量值-漁業種類別魚類別生產量值7'.K40];['漁業生產量值-漁業種類別魚類別生產量值7'.M40])&#10;+SUM(['漁業生產量值-漁業種類別魚類別生產量值9'.O40];['漁業生產量值-漁業種類別魚類別生產量值10'.C40])&#10;+SUM(['漁業生產量值-漁業種類別魚類別生產量值10'.O40])&#10;+SUM(['漁業生產量值-漁業種類別魚類別生產量值11'.K40];['漁業生產量值-漁業種類別魚類別生產量值11'.M40];['漁業生產量值-漁業種類別魚類別生產量值11'.O40];['漁業生產量值-漁業種類別魚類別生產量值12'.C40];['漁業生產量值-漁業種類別魚類別生產量值12'.E40])&#10;+SUM(['漁業生產量值-漁業種類別魚類別生產量值12'.O40])&#10;+SUM(['漁業生產量值-漁業種類別魚類別生產量值14'.K40];['漁業生產量值-漁業種類別魚類別生產量值15'.I40])&#10;+SUM(['漁業生產量值-漁業種類別魚類別生產量值15'.K40];['漁業生產量值-漁業種類別魚類別生產量值15'.M40];['漁業生產量值-漁業種類別魚類別生產量值15'.O40];['漁業生產量值-漁業種類別魚類別生產量值16'.C40])=0;&quot;-&quot;;&#10;SUM([.G40];[.I40])&#10;+SUM(['漁業生產量值-漁業種類別魚類別生產量值1'.G40];['漁業生產量值-漁業種類別魚類別生產量值1'.I40];['漁業生產量值-漁業種類別魚類別生產量值1'.K40])&#10;+SUM(['漁業生產量值-漁業種類別魚類別生產量值2'.G40];['漁業生產量值-漁業種類別魚類別生產量值2'.I40];['漁業生產量值-漁業種類別魚類別生產量值2'.K40];['漁業生產量值-漁業種類別魚類別生產量值2'.M40])&#10;+SUM(['漁業生產量值-漁業種類別魚類別生產量值3'.I40];['漁業生產量值-漁業種類別魚類別生產量值3'.O40];['漁業生產量值-漁業種類別魚類別生產量值4'.C40];['漁業生產量值-漁業種類別魚類別生產量值4'.E40])&#10;+SUM(['漁業生產量值-漁業種類別魚類別生產量值4'.M40];['漁業生產量值-漁業種類別魚類別生產量值4'.O40];['漁業生產量值-漁業種類別魚類別生產量值5'.C40];['漁業生產量值-漁業種類別魚類別生產量值5'.E40];['漁業生產量值-漁業種類別魚類別生產量值5'.G40])&#10;+SUM(['漁業生產量值-漁業種類別魚類別生產量值6'.C40];['漁業生產量值-漁業種類別魚類別生產量值6'.E40];['漁業生產量值-漁業種類別魚類別生產量值6'.G40])&#10;+SUM(['漁業生產量值-漁業種類別魚類別生產量值6'.I40];['漁業生產量值-漁業種類別魚類別生產量值6'.K40];['漁業生產量值-漁業種類別魚類別生產量值6'.M40];['漁業生產量值-漁業種類別魚類別生產量值6'.O40];['漁業生產量值-漁業種類別魚類別生產量值7'.C40];['漁業生產量值-漁業種類別魚類別生產量值7'.E40];['漁業生產量值-漁業種類別魚類別生產量值7'.G40])&#10;+SUM(['漁業生產量值-漁業種類別魚類別生產量值7'.I40];['漁業生產量值-漁業種類別魚類別生產量值7'.K40];['漁業生產量值-漁業種類別魚類別生產量值7'.M40])&#10;+SUM(['漁業生產量值-漁業種類別魚類別生產量值9'.O40];['漁業生產量值-漁業種類別魚類別生產量值10'.C40])&#10;+SUM(['漁業生產量值-漁業種類別魚類別生產量值10'.O40])&#10;+SUM(['漁業生產量值-漁業種類別魚類別生產量值11'.K40];['漁業生產量值-漁業種類別魚類別生產量值11'.M40];['漁業生產量值-漁業種類別魚類別生產量值11'.O40];['漁業生產量值-漁業種類別魚類別生產量值12'.C40];['漁業生產量值-漁業種類別魚類別生產量值12'.E40])&#10;+SUM(['漁業生產量值-漁業種類別魚類別生產量值12'.O40])&#10;+SUM(['漁業生產量值-漁業種類別魚類別生產量值14'.K40];['漁業生產量值-漁業種類別魚類別生產量值15'.I40])&#10;+SUM(['漁業生產量值-漁業種類別魚類別生產量值15'.K40];['漁業生產量值-漁業種類別魚類別生產量值15'.M40];['漁業生產量值-漁業種類別魚類別生產量值15'.O40];['漁業生產量值-漁業種類別魚類別生產量值16'.C40])&#10;)" table:style-name="ce47">
            <text:p>6,195<text:s/></text:p>
          </table:table-cell>
          <table:table-cell office:value-type="float" office:value="1296642.5775300001" table:formula="of:=  IF(SUM([.H40];[.J40])&#10;+SUM(['漁業生產量值-漁業種類別魚類別生產量值1'.H40];['漁業生產量值-漁業種類別魚類別生產量值1'.J40];['漁業生產量值-漁業種類別魚類別生產量值1'.L40];['漁業生產量值-漁業種類別魚類別生產量值2'.F40])&#10;+SUM(['漁業生產量值-漁業種類別魚類別生產量值2'.H40];['漁業生產量值-漁業種類別魚類別生產量值2'.J40];['漁業生產量值-漁業種類別魚類別生產量值2'.L40];['漁業生產量值-漁業種類別魚類別生產量值2'.N40])&#10;+SUM(['漁業生產量值-漁業種類別魚類別生產量值3'.J40];['漁業生產量值-漁業種類別魚類別生產量值3'.P40];['漁業生產量值-漁業種類別魚類別生產量值4'.D40];['漁業生產量值-漁業種類別魚類別生產量值4'.F40])&#10;+SUM(['漁業生產量值-漁業種類別魚類別生產量值4'.N40];['漁業生產量值-漁業種類別魚類別生產量值4'.P40];['漁業生產量值-漁業種類別魚類別生產量值5'.D40];['漁業生產量值-漁業種類別魚類別生產量值5'.F40];['漁業生產量值-漁業種類別魚類別生產量值5'.H40])&#10;+SUM(['漁業生產量值-漁業種類別魚類別生產量值6'.D40];['漁業生產量值-漁業種類別魚類別生產量值6'.F40];['漁業生產量值-漁業種類別魚類別生產量值6'.H40])&#10;+SUM(['漁業生產量值-漁業種類別魚類別生產量值6'.J40];['漁業生產量值-漁業種類別魚類別生產量值6'.L40];['漁業生產量值-漁業種類別魚類別生產量值6'.N40];['漁業生產量值-漁業種類別魚類別生產量值6'.P40];['漁業生產量值-漁業種類別魚類別生產量值7'.D40];['漁業生產量值-漁業種類別魚類別生產量值7'.F40];['漁業生產量值-漁業種類別魚類別生產量值7'.H40])&#10;+SUM(['漁業生產量值-漁業種類別魚類別生產量值7'.J40];['漁業生產量值-漁業種類別魚類別生產量值7'.L40];['漁業生產量值-漁業種類別魚類別生產量值7'.N40])&#10;+SUM(['漁業生產量值-漁業種類別魚類別生產量值9'.P40];['漁業生產量值-漁業種類別魚類別生產量值10'.D40])&#10;+SUM(['漁業生產量值-漁業種類別魚類別生產量值10'.P40])&#10;+SUM(['漁業生產量值-漁業種類別魚類別生產量值11'.L40];['漁業生產量值-漁業種類別魚類別生產量值11'.N40];['漁業生產量值-漁業種類別魚類別生產量值11'.P40];['漁業生產量值-漁業種類別魚類別生產量值12'.D40];['漁業生產量值-漁業種類別魚類別生產量值12'.F40])&#10;+SUM(['漁業生產量值-漁業種類別魚類別生產量值12'.P40])&#10;+SUM(['漁業生產量值-漁業種類別魚類別生產量值14'.L40];['漁業生產量值-漁業種類別魚類別生產量值15'.J40])&#10;+SUM(['漁業生產量值-漁業種類別魚類別生產量值15'.L40];['漁業生產量值-漁業種類別魚類別生產量值15'.N40];['漁業生產量值-漁業種類別魚類別生產量值15'.P40];['漁業生產量值-漁業種類別魚類別生產量值16'.D40])=0;&quot;-&quot;;&#10;SUM([.H40];[.J40])&#10;+SUM(['漁業生產量值-漁業種類別魚類別生產量值1'.H40];['漁業生產量值-漁業種類別魚類別生產量值1'.J40];['漁業生產量值-漁業種類別魚類別生產量值1'.L40];['漁業生產量值-漁業種類別魚類別生產量值2'.F40])&#10;+SUM(['漁業生產量值-漁業種類別魚類別生產量值2'.H40];['漁業生產量值-漁業種類別魚類別生產量值2'.J40];['漁業生產量值-漁業種類別魚類別生產量值2'.L40];['漁業生產量值-漁業種類別魚類別生產量值2'.N40])&#10;+SUM(['漁業生產量值-漁業種類別魚類別生產量值3'.J40];['漁業生產量值-漁業種類別魚類別生產量值3'.P40];['漁業生產量值-漁業種類別魚類別生產量值4'.D40];['漁業生產量值-漁業種類別魚類別生產量值4'.F40])&#10;+SUM(['漁業生產量值-漁業種類別魚類別生產量值4'.N40];['漁業生產量值-漁業種類別魚類別生產量值4'.P40];['漁業生產量值-漁業種類別魚類別生產量值5'.D40];['漁業生產量值-漁業種類別魚類別生產量值5'.F40];['漁業生產量值-漁業種類別魚類別生產量值5'.H40])&#10;+SUM(['漁業生產量值-漁業種類別魚類別生產量值6'.D40];['漁業生產量值-漁業種類別魚類別生產量值6'.F40];['漁業生產量值-漁業種類別魚類別生產量值6'.H40])&#10;+SUM(['漁業生產量值-漁業種類別魚類別生產量值6'.J40];['漁業生產量值-漁業種類別魚類別生產量值6'.L40];['漁業生產量值-漁業種類別魚類別生產量值6'.N40];['漁業生產量值-漁業種類別魚類別生產量值6'.P40];['漁業生產量值-漁業種類別魚類別生產量值7'.D40];['漁業生產量值-漁業種類別魚類別生產量值7'.F40];['漁業生產量值-漁業種類別魚類別生產量值7'.H40])&#10;+SUM(['漁業生產量值-漁業種類別魚類別生產量值7'.J40];['漁業生產量值-漁業種類別魚類別生產量值7'.L40];['漁業生產量值-漁業種類別魚類別生產量值7'.N40])&#10;+SUM(['漁業生產量值-漁業種類別魚類別生產量值9'.P40];['漁業生產量值-漁業種類別魚類別生產量值10'.D40])&#10;+SUM(['漁業生產量值-漁業種類別魚類別生產量值10'.P40])&#10;+SUM(['漁業生產量值-漁業種類別魚類別生產量值11'.L40];['漁業生產量值-漁業種類別魚類別生產量值11'.N40];['漁業生產量值-漁業種類別魚類別生產量值11'.P40];['漁業生產量值-漁業種類別魚類別生產量值12'.D40];['漁業生產量值-漁業種類別魚類別生產量值12'.F40])&#10;+SUM(['漁業生產量值-漁業種類別魚類別生產量值12'.P40])&#10;+SUM(['漁業生產量值-漁業種類別魚類別生產量值14'.L40];['漁業生產量值-漁業種類別魚類別生產量值15'.J40])&#10;+SUM(['漁業生產量值-漁業種類別魚類別生產量值15'.L40];['漁業生產量值-漁業種類別魚類別生產量值15'.N40];['漁業生產量值-漁業種類別魚類別生產量值15'.P40];['漁業生產量值-漁業種類別魚類別生產量值16'.D40])&#10;)" table:style-name="ce47">
            <text:p>1,296,64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6.8550000000000004" table:formula="of:=  IF(SUM([.K40];[.M40];[.O40];['漁業生產量值-漁業種類別魚類別生產量值1'.C40];['漁業生產量值-漁業種類別魚類別生產量值1'.E40])=0;&quot;-&quot;;SUM([.K40];[.M40];[.O40];['漁業生產量值-漁業種類別魚類別生產量值1'.C40];['漁業生產量值-漁業種類別魚類別生產量值1'.E40]))" table:style-name="ce37">
            <text:p>7<text:s/></text:p>
          </table:table-cell>
          <table:table-cell office:value-type="float" office:value="1096.8" table:formula="of:=  IF(SUM([.L40];[.N40];[.P40];['漁業生產量值-漁業種類別魚類別生產量值1'.D40];['漁業生產量值-漁業種類別魚類別生產量值1'.F40])=0;&quot;-&quot;;SUM([.L40];[.N40];[.P40];['漁業生產量值-漁業種類別魚類別生產量值1'.D40];['漁業生產量值-漁業種類別魚類別生產量值1'.F40]))" table:style-name="ce37">
            <text:p>1,09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41];[.I41])&#10;+SUM(['漁業生產量值-漁業種類別魚類別生產量值1'.G41];['漁業生產量值-漁業種類別魚類別生產量值1'.I41];['漁業生產量值-漁業種類別魚類別生產量值1'.K41])&#10;+SUM(['漁業生產量值-漁業種類別魚類別生產量值2'.G41];['漁業生產量值-漁業種類別魚類別生產量值2'.I41];['漁業生產量值-漁業種類別魚類別生產量值2'.K41];['漁業生產量值-漁業種類別魚類別生產量值2'.M41])&#10;+SUM(['漁業生產量值-漁業種類別魚類別生產量值3'.I41];['漁業生產量值-漁業種類別魚類別生產量值3'.O41];['漁業生產量值-漁業種類別魚類別生產量值4'.C41];['漁業生產量值-漁業種類別魚類別生產量值4'.E41])&#10;+SUM(['漁業生產量值-漁業種類別魚類別生產量值4'.M41];['漁業生產量值-漁業種類別魚類別生產量值4'.O41];['漁業生產量值-漁業種類別魚類別生產量值5'.C41];['漁業生產量值-漁業種類別魚類別生產量值5'.E41];['漁業生產量值-漁業種類別魚類別生產量值5'.G41])&#10;+SUM(['漁業生產量值-漁業種類別魚類別生產量值6'.C41];['漁業生產量值-漁業種類別魚類別生產量值6'.E41];['漁業生產量值-漁業種類別魚類別生產量值6'.G41])&#10;+SUM(['漁業生產量值-漁業種類別魚類別生產量值6'.I41];['漁業生產量值-漁業種類別魚類別生產量值6'.K41];['漁業生產量值-漁業種類別魚類別生產量值6'.M41];['漁業生產量值-漁業種類別魚類別生產量值6'.O41];['漁業生產量值-漁業種類別魚類別生產量值7'.C41];['漁業生產量值-漁業種類別魚類別生產量值7'.E41];['漁業生產量值-漁業種類別魚類別生產量值7'.G41])&#10;+SUM(['漁業生產量值-漁業種類別魚類別生產量值7'.I41];['漁業生產量值-漁業種類別魚類別生產量值7'.K41];['漁業生產量值-漁業種類別魚類別生產量值7'.M41])&#10;+SUM(['漁業生產量值-漁業種類別魚類別生產量值9'.O41];['漁業生產量值-漁業種類別魚類別生產量值10'.C41])&#10;+SUM(['漁業生產量值-漁業種類別魚類別生產量值10'.O41])&#10;+SUM(['漁業生產量值-漁業種類別魚類別生產量值11'.K41];['漁業生產量值-漁業種類別魚類別生產量值11'.M41];['漁業生產量值-漁業種類別魚類別生產量值11'.O41];['漁業生產量值-漁業種類別魚類別生產量值12'.C41];['漁業生產量值-漁業種類別魚類別生產量值12'.E41])&#10;+SUM(['漁業生產量值-漁業種類別魚類別生產量值12'.O41])&#10;+SUM(['漁業生產量值-漁業種類別魚類別生產量值14'.K41];['漁業生產量值-漁業種類別魚類別生產量值15'.I41])&#10;+SUM(['漁業生產量值-漁業種類別魚類別生產量值15'.K41];['漁業生產量值-漁業種類別魚類別生產量值15'.M41];['漁業生產量值-漁業種類別魚類別生產量值15'.O41];['漁業生產量值-漁業種類別魚類別生產量值16'.C41])=0;&quot;-&quot;;&#10;SUM([.G41];[.I41])&#10;+SUM(['漁業生產量值-漁業種類別魚類別生產量值1'.G41];['漁業生產量值-漁業種類別魚類別生產量值1'.I41];['漁業生產量值-漁業種類別魚類別生產量值1'.K41])&#10;+SUM(['漁業生產量值-漁業種類別魚類別生產量值2'.G41];['漁業生產量值-漁業種類別魚類別生產量值2'.I41];['漁業生產量值-漁業種類別魚類別生產量值2'.K41];['漁業生產量值-漁業種類別魚類別生產量值2'.M41])&#10;+SUM(['漁業生產量值-漁業種類別魚類別生產量值3'.I41];['漁業生產量值-漁業種類別魚類別生產量值3'.O41];['漁業生產量值-漁業種類別魚類別生產量值4'.C41];['漁業生產量值-漁業種類別魚類別生產量值4'.E41])&#10;+SUM(['漁業生產量值-漁業種類別魚類別生產量值4'.M41];['漁業生產量值-漁業種類別魚類別生產量值4'.O41];['漁業生產量值-漁業種類別魚類別生產量值5'.C41];['漁業生產量值-漁業種類別魚類別生產量值5'.E41];['漁業生產量值-漁業種類別魚類別生產量值5'.G41])&#10;+SUM(['漁業生產量值-漁業種類別魚類別生產量值6'.C41];['漁業生產量值-漁業種類別魚類別生產量值6'.E41];['漁業生產量值-漁業種類別魚類別生產量值6'.G41])&#10;+SUM(['漁業生產量值-漁業種類別魚類別生產量值6'.I41];['漁業生產量值-漁業種類別魚類別生產量值6'.K41];['漁業生產量值-漁業種類別魚類別生產量值6'.M41];['漁業生產量值-漁業種類別魚類別生產量值6'.O41];['漁業生產量值-漁業種類別魚類別生產量值7'.C41];['漁業生產量值-漁業種類別魚類別生產量值7'.E41];['漁業生產量值-漁業種類別魚類別生產量值7'.G41])&#10;+SUM(['漁業生產量值-漁業種類別魚類別生產量值7'.I41];['漁業生產量值-漁業種類別魚類別生產量值7'.K41];['漁業生產量值-漁業種類別魚類別生產量值7'.M41])&#10;+SUM(['漁業生產量值-漁業種類別魚類別生產量值9'.O41];['漁業生產量值-漁業種類別魚類別生產量值10'.C41])&#10;+SUM(['漁業生產量值-漁業種類別魚類別生產量值10'.O41])&#10;+SUM(['漁業生產量值-漁業種類別魚類別生產量值11'.K41];['漁業生產量值-漁業種類別魚類別生產量值11'.M41];['漁業生產量值-漁業種類別魚類別生產量值11'.O41];['漁業生產量值-漁業種類別魚類別生產量值12'.C41];['漁業生產量值-漁業種類別魚類別生產量值12'.E41])&#10;+SUM(['漁業生產量值-漁業種類別魚類別生產量值12'.O41])&#10;+SUM(['漁業生產量值-漁業種類別魚類別生產量值14'.K41];['漁業生產量值-漁業種類別魚類別生產量值15'.I41])&#10;+SUM(['漁業生產量值-漁業種類別魚類別生產量值15'.K41];['漁業生產量值-漁業種類別魚類別生產量值15'.M41];['漁業生產量值-漁業種類別魚類別生產量值15'.O41];['漁業生產量值-漁業種類別魚類別生產量值16'.C41])&#10;)" table:style-name="ce47">
            <text:p>-</text:p>
          </table:table-cell>
          <table:table-cell office:value-type="string" office:string-value="-" table:formula="of:=  IF(SUM([.H41];[.J41])&#10;+SUM(['漁業生產量值-漁業種類別魚類別生產量值1'.H41];['漁業生產量值-漁業種類別魚類別生產量值1'.J41];['漁業生產量值-漁業種類別魚類別生產量值1'.L41];['漁業生產量值-漁業種類別魚類別生產量值2'.F41])&#10;+SUM(['漁業生產量值-漁業種類別魚類別生產量值2'.H41];['漁業生產量值-漁業種類別魚類別生產量值2'.J41];['漁業生產量值-漁業種類別魚類別生產量值2'.L41];['漁業生產量值-漁業種類別魚類別生產量值2'.N41])&#10;+SUM(['漁業生產量值-漁業種類別魚類別生產量值3'.J41];['漁業生產量值-漁業種類別魚類別生產量值3'.P41];['漁業生產量值-漁業種類別魚類別生產量值4'.D41];['漁業生產量值-漁業種類別魚類別生產量值4'.F41])&#10;+SUM(['漁業生產量值-漁業種類別魚類別生產量值4'.N41];['漁業生產量值-漁業種類別魚類別生產量值4'.P41];['漁業生產量值-漁業種類別魚類別生產量值5'.D41];['漁業生產量值-漁業種類別魚類別生產量值5'.F41];['漁業生產量值-漁業種類別魚類別生產量值5'.H41])&#10;+SUM(['漁業生產量值-漁業種類別魚類別生產量值6'.D41];['漁業生產量值-漁業種類別魚類別生產量值6'.F41];['漁業生產量值-漁業種類別魚類別生產量值6'.H41])&#10;+SUM(['漁業生產量值-漁業種類別魚類別生產量值6'.J41];['漁業生產量值-漁業種類別魚類別生產量值6'.L41];['漁業生產量值-漁業種類別魚類別生產量值6'.N41];['漁業生產量值-漁業種類別魚類別生產量值6'.P41];['漁業生產量值-漁業種類別魚類別生產量值7'.D41];['漁業生產量值-漁業種類別魚類別生產量值7'.F41];['漁業生產量值-漁業種類別魚類別生產量值7'.H41])&#10;+SUM(['漁業生產量值-漁業種類別魚類別生產量值7'.J41];['漁業生產量值-漁業種類別魚類別生產量值7'.L41];['漁業生產量值-漁業種類別魚類別生產量值7'.N41])&#10;+SUM(['漁業生產量值-漁業種類別魚類別生產量值9'.P41];['漁業生產量值-漁業種類別魚類別生產量值10'.D41])&#10;+SUM(['漁業生產量值-漁業種類別魚類別生產量值10'.P41])&#10;+SUM(['漁業生產量值-漁業種類別魚類別生產量值11'.L41];['漁業生產量值-漁業種類別魚類別生產量值11'.N41];['漁業生產量值-漁業種類別魚類別生產量值11'.P41];['漁業生產量值-漁業種類別魚類別生產量值12'.D41];['漁業生產量值-漁業種類別魚類別生產量值12'.F41])&#10;+SUM(['漁業生產量值-漁業種類別魚類別生產量值12'.P41])&#10;+SUM(['漁業生產量值-漁業種類別魚類別生產量值14'.L41];['漁業生產量值-漁業種類別魚類別生產量值15'.J41])&#10;+SUM(['漁業生產量值-漁業種類別魚類別生產量值15'.L41];['漁業生產量值-漁業種類別魚類別生產量值15'.N41];['漁業生產量值-漁業種類別魚類別生產量值15'.P41];['漁業生產量值-漁業種類別魚類別生產量值16'.D41])=0;&quot;-&quot;;&#10;SUM([.H41];[.J41])&#10;+SUM(['漁業生產量值-漁業種類別魚類別生產量值1'.H41];['漁業生產量值-漁業種類別魚類別生產量值1'.J41];['漁業生產量值-漁業種類別魚類別生產量值1'.L41];['漁業生產量值-漁業種類別魚類別生產量值2'.F41])&#10;+SUM(['漁業生產量值-漁業種類別魚類別生產量值2'.H41];['漁業生產量值-漁業種類別魚類別生產量值2'.J41];['漁業生產量值-漁業種類別魚類別生產量值2'.L41];['漁業生產量值-漁業種類別魚類別生產量值2'.N41])&#10;+SUM(['漁業生產量值-漁業種類別魚類別生產量值3'.J41];['漁業生產量值-漁業種類別魚類別生產量值3'.P41];['漁業生產量值-漁業種類別魚類別生產量值4'.D41];['漁業生產量值-漁業種類別魚類別生產量值4'.F41])&#10;+SUM(['漁業生產量值-漁業種類別魚類別生產量值4'.N41];['漁業生產量值-漁業種類別魚類別生產量值4'.P41];['漁業生產量值-漁業種類別魚類別生產量值5'.D41];['漁業生產量值-漁業種類別魚類別生產量值5'.F41];['漁業生產量值-漁業種類別魚類別生產量值5'.H41])&#10;+SUM(['漁業生產量值-漁業種類別魚類別生產量值6'.D41];['漁業生產量值-漁業種類別魚類別生產量值6'.F41];['漁業生產量值-漁業種類別魚類別生產量值6'.H41])&#10;+SUM(['漁業生產量值-漁業種類別魚類別生產量值6'.J41];['漁業生產量值-漁業種類別魚類別生產量值6'.L41];['漁業生產量值-漁業種類別魚類別生產量值6'.N41];['漁業生產量值-漁業種類別魚類別生產量值6'.P41];['漁業生產量值-漁業種類別魚類別生產量值7'.D41];['漁業生產量值-漁業種類別魚類別生產量值7'.F41];['漁業生產量值-漁業種類別魚類別生產量值7'.H41])&#10;+SUM(['漁業生產量值-漁業種類別魚類別生產量值7'.J41];['漁業生產量值-漁業種類別魚類別生產量值7'.L41];['漁業生產量值-漁業種類別魚類別生產量值7'.N41])&#10;+SUM(['漁業生產量值-漁業種類別魚類別生產量值9'.P41];['漁業生產量值-漁業種類別魚類別生產量值10'.D41])&#10;+SUM(['漁業生產量值-漁業種類別魚類別生產量值10'.P41])&#10;+SUM(['漁業生產量值-漁業種類別魚類別生產量值11'.L41];['漁業生產量值-漁業種類別魚類別生產量值11'.N41];['漁業生產量值-漁業種類別魚類別生產量值11'.P41];['漁業生產量值-漁業種類別魚類別生產量值12'.D41];['漁業生產量值-漁業種類別魚類別生產量值12'.F41])&#10;+SUM(['漁業生產量值-漁業種類別魚類別生產量值12'.P41])&#10;+SUM(['漁業生產量值-漁業種類別魚類別生產量值14'.L41];['漁業生產量值-漁業種類別魚類別生產量值15'.J41])&#10;+SUM(['漁業生產量值-漁業種類別魚類別生產量值15'.L41];['漁業生產量值-漁業種類別魚類別生產量值15'.N41];['漁業生產量值-漁業種類別魚類別生產量值15'.P41];['漁業生產量值-漁業種類別魚類別生產量值16'.D41])&#10;)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1];[.M41];[.O41];['漁業生產量值-漁業種類別魚類別生產量值1'.C41];['漁業生產量值-漁業種類別魚類別生產量值1'.E41])=0;&quot;-&quot;;SUM([.K41];[.M41];[.O41];['漁業生產量值-漁業種類別魚類別生產量值1'.C41];['漁業生產量值-漁業種類別魚類別生產量值1'.E41]))" table:style-name="ce37">
            <text:p>-</text:p>
          </table:table-cell>
          <table:table-cell office:value-type="string" office:string-value="-" table:formula="of:=  IF(SUM([.L41];[.N41];[.P41];['漁業生產量值-漁業種類別魚類別生產量值1'.D41];['漁業生產量值-漁業種類別魚類別生產量值1'.F41])=0;&quot;-&quot;;SUM([.L41];[.N41];[.P41];['漁業生產量值-漁業種類別魚類別生產量值1'.D41];['漁業生產量值-漁業種類別魚類別生產量值1'.F4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float" office:value="4" table:style-name="ce47">
            <text:p>4<text:s/></text:p>
          </table:table-cell>
          <table:table-cell office:value-type="float" office:value="700" table:style-name="ce47">
            <text:p>700<text:s/></text:p>
          </table:table-cell>
          <table:table-cell office:value-type="float" office:value="4" table:formula="of:=  IF(SUM([.G42];[.I42])&#10;+SUM(['漁業生產量值-漁業種類別魚類別生產量值1'.G42];['漁業生產量值-漁業種類別魚類別生產量值1'.I42];['漁業生產量值-漁業種類別魚類別生產量值1'.K42])&#10;+SUM(['漁業生產量值-漁業種類別魚類別生產量值2'.G42];['漁業生產量值-漁業種類別魚類別生產量值2'.I42];['漁業生產量值-漁業種類別魚類別生產量值2'.K42];['漁業生產量值-漁業種類別魚類別生產量值2'.M42])&#10;+SUM(['漁業生產量值-漁業種類別魚類別生產量值3'.I42];['漁業生產量值-漁業種類別魚類別生產量值3'.O42];['漁業生產量值-漁業種類別魚類別生產量值4'.C42];['漁業生產量值-漁業種類別魚類別生產量值4'.E42])&#10;+SUM(['漁業生產量值-漁業種類別魚類別生產量值4'.M42];['漁業生產量值-漁業種類別魚類別生產量值4'.O42];['漁業生產量值-漁業種類別魚類別生產量值5'.C42];['漁業生產量值-漁業種類別魚類別生產量值5'.E42];['漁業生產量值-漁業種類別魚類別生產量值5'.G42])&#10;+SUM(['漁業生產量值-漁業種類別魚類別生產量值6'.C42];['漁業生產量值-漁業種類別魚類別生產量值6'.E42];['漁業生產量值-漁業種類別魚類別生產量值6'.G42])&#10;+SUM(['漁業生產量值-漁業種類別魚類別生產量值6'.I42];['漁業生產量值-漁業種類別魚類別生產量值6'.K42];['漁業生產量值-漁業種類別魚類別生產量值6'.M42];['漁業生產量值-漁業種類別魚類別生產量值6'.O42];['漁業生產量值-漁業種類別魚類別生產量值7'.C42];['漁業生產量值-漁業種類別魚類別生產量值7'.E42];['漁業生產量值-漁業種類別魚類別生產量值7'.G42])&#10;+SUM(['漁業生產量值-漁業種類別魚類別生產量值7'.I42];['漁業生產量值-漁業種類別魚類別生產量值7'.K42];['漁業生產量值-漁業種類別魚類別生產量值7'.M42])&#10;+SUM(['漁業生產量值-漁業種類別魚類別生產量值9'.O42];['漁業生產量值-漁業種類別魚類別生產量值10'.C42])&#10;+SUM(['漁業生產量值-漁業種類別魚類別生產量值10'.O42])&#10;+SUM(['漁業生產量值-漁業種類別魚類別生產量值11'.K42];['漁業生產量值-漁業種類別魚類別生產量值11'.M42];['漁業生產量值-漁業種類別魚類別生產量值11'.O42];['漁業生產量值-漁業種類別魚類別生產量值12'.C42];['漁業生產量值-漁業種類別魚類別生產量值12'.E42])&#10;+SUM(['漁業生產量值-漁業種類別魚類別生產量值12'.O42])&#10;+SUM(['漁業生產量值-漁業種類別魚類別生產量值14'.K42];['漁業生產量值-漁業種類別魚類別生產量值15'.I42])&#10;+SUM(['漁業生產量值-漁業種類別魚類別生產量值15'.K42];['漁業生產量值-漁業種類別魚類別生產量值15'.M42];['漁業生產量值-漁業種類別魚類別生產量值15'.O42];['漁業生產量值-漁業種類別魚類別生產量值16'.C42])=0;&quot;-&quot;;&#10;SUM([.G42];[.I42])&#10;+SUM(['漁業生產量值-漁業種類別魚類別生產量值1'.G42];['漁業生產量值-漁業種類別魚類別生產量值1'.I42];['漁業生產量值-漁業種類別魚類別生產量值1'.K42])&#10;+SUM(['漁業生產量值-漁業種類別魚類別生產量值2'.G42];['漁業生產量值-漁業種類別魚類別生產量值2'.I42];['漁業生產量值-漁業種類別魚類別生產量值2'.K42];['漁業生產量值-漁業種類別魚類別生產量值2'.M42])&#10;+SUM(['漁業生產量值-漁業種類別魚類別生產量值3'.I42];['漁業生產量值-漁業種類別魚類別生產量值3'.O42];['漁業生產量值-漁業種類別魚類別生產量值4'.C42];['漁業生產量值-漁業種類別魚類別生產量值4'.E42])&#10;+SUM(['漁業生產量值-漁業種類別魚類別生產量值4'.M42];['漁業生產量值-漁業種類別魚類別生產量值4'.O42];['漁業生產量值-漁業種類別魚類別生產量值5'.C42];['漁業生產量值-漁業種類別魚類別生產量值5'.E42];['漁業生產量值-漁業種類別魚類別生產量值5'.G42])&#10;+SUM(['漁業生產量值-漁業種類別魚類別生產量值6'.C42];['漁業生產量值-漁業種類別魚類別生產量值6'.E42];['漁業生產量值-漁業種類別魚類別生產量值6'.G42])&#10;+SUM(['漁業生產量值-漁業種類別魚類別生產量值6'.I42];['漁業生產量值-漁業種類別魚類別生產量值6'.K42];['漁業生產量值-漁業種類別魚類別生產量值6'.M42];['漁業生產量值-漁業種類別魚類別生產量值6'.O42];['漁業生產量值-漁業種類別魚類別生產量值7'.C42];['漁業生產量值-漁業種類別魚類別生產量值7'.E42];['漁業生產量值-漁業種類別魚類別生產量值7'.G42])&#10;+SUM(['漁業生產量值-漁業種類別魚類別生產量值7'.I42];['漁業生產量值-漁業種類別魚類別生產量值7'.K42];['漁業生產量值-漁業種類別魚類別生產量值7'.M42])&#10;+SUM(['漁業生產量值-漁業種類別魚類別生產量值9'.O42];['漁業生產量值-漁業種類別魚類別生產量值10'.C42])&#10;+SUM(['漁業生產量值-漁業種類別魚類別生產量值10'.O42])&#10;+SUM(['漁業生產量值-漁業種類別魚類別生產量值11'.K42];['漁業生產量值-漁業種類別魚類別生產量值11'.M42];['漁業生產量值-漁業種類別魚類別生產量值11'.O42];['漁業生產量值-漁業種類別魚類別生產量值12'.C42];['漁業生產量值-漁業種類別魚類別生產量值12'.E42])&#10;+SUM(['漁業生產量值-漁業種類別魚類別生產量值12'.O42])&#10;+SUM(['漁業生產量值-漁業種類別魚類別生產量值14'.K42];['漁業生產量值-漁業種類別魚類別生產量值15'.I42])&#10;+SUM(['漁業生產量值-漁業種類別魚類別生產量值15'.K42];['漁業生產量值-漁業種類別魚類別生產量值15'.M42];['漁業生產量值-漁業種類別魚類別生產量值15'.O42];['漁業生產量值-漁業種類別魚類別生產量值16'.C42])&#10;)" table:style-name="ce47">
            <text:p>4<text:s/></text:p>
          </table:table-cell>
          <table:table-cell office:value-type="float" office:value="700" table:formula="of:=  IF(SUM([.H42];[.J42])&#10;+SUM(['漁業生產量值-漁業種類別魚類別生產量值1'.H42];['漁業生產量值-漁業種類別魚類別生產量值1'.J42];['漁業生產量值-漁業種類別魚類別生產量值1'.L42];['漁業生產量值-漁業種類別魚類別生產量值2'.F42])&#10;+SUM(['漁業生產量值-漁業種類別魚類別生產量值2'.H42];['漁業生產量值-漁業種類別魚類別生產量值2'.J42];['漁業生產量值-漁業種類別魚類別生產量值2'.L42];['漁業生產量值-漁業種類別魚類別生產量值2'.N42])&#10;+SUM(['漁業生產量值-漁業種類別魚類別生產量值3'.J42];['漁業生產量值-漁業種類別魚類別生產量值3'.P42];['漁業生產量值-漁業種類別魚類別生產量值4'.D42];['漁業生產量值-漁業種類別魚類別生產量值4'.F42])&#10;+SUM(['漁業生產量值-漁業種類別魚類別生產量值4'.N42];['漁業生產量值-漁業種類別魚類別生產量值4'.P42];['漁業生產量值-漁業種類別魚類別生產量值5'.D42];['漁業生產量值-漁業種類別魚類別生產量值5'.F42];['漁業生產量值-漁業種類別魚類別生產量值5'.H42])&#10;+SUM(['漁業生產量值-漁業種類別魚類別生產量值6'.D42];['漁業生產量值-漁業種類別魚類別生產量值6'.F42];['漁業生產量值-漁業種類別魚類別生產量值6'.H42])&#10;+SUM(['漁業生產量值-漁業種類別魚類別生產量值6'.J42];['漁業生產量值-漁業種類別魚類別生產量值6'.L42];['漁業生產量值-漁業種類別魚類別生產量值6'.N42];['漁業生產量值-漁業種類別魚類別生產量值6'.P42];['漁業生產量值-漁業種類別魚類別生產量值7'.D42];['漁業生產量值-漁業種類別魚類別生產量值7'.F42];['漁業生產量值-漁業種類別魚類別生產量值7'.H42])&#10;+SUM(['漁業生產量值-漁業種類別魚類別生產量值7'.J42];['漁業生產量值-漁業種類別魚類別生產量值7'.L42];['漁業生產量值-漁業種類別魚類別生產量值7'.N42])&#10;+SUM(['漁業生產量值-漁業種類別魚類別生產量值9'.P42];['漁業生產量值-漁業種類別魚類別生產量值10'.D42])&#10;+SUM(['漁業生產量值-漁業種類別魚類別生產量值10'.P42])&#10;+SUM(['漁業生產量值-漁業種類別魚類別生產量值11'.L42];['漁業生產量值-漁業種類別魚類別生產量值11'.N42];['漁業生產量值-漁業種類別魚類別生產量值11'.P42];['漁業生產量值-漁業種類別魚類別生產量值12'.D42];['漁業生產量值-漁業種類別魚類別生產量值12'.F42])&#10;+SUM(['漁業生產量值-漁業種類別魚類別生產量值12'.P42])&#10;+SUM(['漁業生產量值-漁業種類別魚類別生產量值14'.L42];['漁業生產量值-漁業種類別魚類別生產量值15'.J42])&#10;+SUM(['漁業生產量值-漁業種類別魚類別生產量值15'.L42];['漁業生產量值-漁業種類別魚類別生產量值15'.N42];['漁業生產量值-漁業種類別魚類別生產量值15'.P42];['漁業生產量值-漁業種類別魚類別生產量值16'.D42])=0;&quot;-&quot;;&#10;SUM([.H42];[.J42])&#10;+SUM(['漁業生產量值-漁業種類別魚類別生產量值1'.H42];['漁業生產量值-漁業種類別魚類別生產量值1'.J42];['漁業生產量值-漁業種類別魚類別生產量值1'.L42];['漁業生產量值-漁業種類別魚類別生產量值2'.F42])&#10;+SUM(['漁業生產量值-漁業種類別魚類別生產量值2'.H42];['漁業生產量值-漁業種類別魚類別生產量值2'.J42];['漁業生產量值-漁業種類別魚類別生產量值2'.L42];['漁業生產量值-漁業種類別魚類別生產量值2'.N42])&#10;+SUM(['漁業生產量值-漁業種類別魚類別生產量值3'.J42];['漁業生產量值-漁業種類別魚類別生產量值3'.P42];['漁業生產量值-漁業種類別魚類別生產量值4'.D42];['漁業生產量值-漁業種類別魚類別生產量值4'.F42])&#10;+SUM(['漁業生產量值-漁業種類別魚類別生產量值4'.N42];['漁業生產量值-漁業種類別魚類別生產量值4'.P42];['漁業生產量值-漁業種類別魚類別生產量值5'.D42];['漁業生產量值-漁業種類別魚類別生產量值5'.F42];['漁業生產量值-漁業種類別魚類別生產量值5'.H42])&#10;+SUM(['漁業生產量值-漁業種類別魚類別生產量值6'.D42];['漁業生產量值-漁業種類別魚類別生產量值6'.F42];['漁業生產量值-漁業種類別魚類別生產量值6'.H42])&#10;+SUM(['漁業生產量值-漁業種類別魚類別生產量值6'.J42];['漁業生產量值-漁業種類別魚類別生產量值6'.L42];['漁業生產量值-漁業種類別魚類別生產量值6'.N42];['漁業生產量值-漁業種類別魚類別生產量值6'.P42];['漁業生產量值-漁業種類別魚類別生產量值7'.D42];['漁業生產量值-漁業種類別魚類別生產量值7'.F42];['漁業生產量值-漁業種類別魚類別生產量值7'.H42])&#10;+SUM(['漁業生產量值-漁業種類別魚類別生產量值7'.J42];['漁業生產量值-漁業種類別魚類別生產量值7'.L42];['漁業生產量值-漁業種類別魚類別生產量值7'.N42])&#10;+SUM(['漁業生產量值-漁業種類別魚類別生產量值9'.P42];['漁業生產量值-漁業種類別魚類別生產量值10'.D42])&#10;+SUM(['漁業生產量值-漁業種類別魚類別生產量值10'.P42])&#10;+SUM(['漁業生產量值-漁業種類別魚類別生產量值11'.L42];['漁業生產量值-漁業種類別魚類別生產量值11'.N42];['漁業生產量值-漁業種類別魚類別生產量值11'.P42];['漁業生產量值-漁業種類別魚類別生產量值12'.D42];['漁業生產量值-漁業種類別魚類別生產量值12'.F42])&#10;+SUM(['漁業生產量值-漁業種類別魚類別生產量值12'.P42])&#10;+SUM(['漁業生產量值-漁業種類別魚類別生產量值14'.L42];['漁業生產量值-漁業種類別魚類別生產量值15'.J42])&#10;+SUM(['漁業生產量值-漁業種類別魚類別生產量值15'.L42];['漁業生產量值-漁業種類別魚類別生產量值15'.N42];['漁業生產量值-漁業種類別魚類別生產量值15'.P42];['漁業生產量值-漁業種類別魚類別生產量值16'.D42])&#10;)" table:style-name="ce47">
            <text:p>70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2];[.M42];[.O42];['漁業生產量值-漁業種類別魚類別生產量值1'.C42];['漁業生產量值-漁業種類別魚類別生產量值1'.E42])=0;&quot;-&quot;;SUM([.K42];[.M42];[.O42];['漁業生產量值-漁業種類別魚類別生產量值1'.C42];['漁業生產量值-漁業種類別魚類別生產量值1'.E42]))" table:style-name="ce37">
            <text:p>-</text:p>
          </table:table-cell>
          <table:table-cell office:value-type="string" office:string-value="-" table:formula="of:=  IF(SUM([.L42];[.N42];[.P42];['漁業生產量值-漁業種類別魚類別生產量值1'.D42];['漁業生產量值-漁業種類別魚類別生產量值1'.F42])=0;&quot;-&quot;;SUM([.L42];[.N42];[.P42];['漁業生產量值-漁業種類別魚類別生產量值1'.D42];['漁業生產量值-漁業種類別魚類別生產量值1'.F4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float" office:value="807.82799999999997" table:style-name="ce47">
            <text:p>808<text:s/></text:p>
          </table:table-cell>
          <table:table-cell office:value-type="float" office:value="136461.7047" table:style-name="ce47">
            <text:p>136,462<text:s/></text:p>
          </table:table-cell>
          <table:table-cell office:value-type="float" office:value="807.82799999999997" table:formula="of:=  IF(SUM([.G43];[.I43])&#10;+SUM(['漁業生產量值-漁業種類別魚類別生產量值1'.G43];['漁業生產量值-漁業種類別魚類別生產量值1'.I43];['漁業生產量值-漁業種類別魚類別生產量值1'.K43])&#10;+SUM(['漁業生產量值-漁業種類別魚類別生產量值2'.G43];['漁業生產量值-漁業種類別魚類別生產量值2'.I43];['漁業生產量值-漁業種類別魚類別生產量值2'.K43];['漁業生產量值-漁業種類別魚類別生產量值2'.M43])&#10;+SUM(['漁業生產量值-漁業種類別魚類別生產量值3'.I43];['漁業生產量值-漁業種類別魚類別生產量值3'.O43];['漁業生產量值-漁業種類別魚類別生產量值4'.C43];['漁業生產量值-漁業種類別魚類別生產量值4'.E43])&#10;+SUM(['漁業生產量值-漁業種類別魚類別生產量值4'.M43];['漁業生產量值-漁業種類別魚類別生產量值4'.O43];['漁業生產量值-漁業種類別魚類別生產量值5'.C43];['漁業生產量值-漁業種類別魚類別生產量值5'.E43];['漁業生產量值-漁業種類別魚類別生產量值5'.G43])&#10;+SUM(['漁業生產量值-漁業種類別魚類別生產量值6'.C43];['漁業生產量值-漁業種類別魚類別生產量值6'.E43];['漁業生產量值-漁業種類別魚類別生產量值6'.G43])&#10;+SUM(['漁業生產量值-漁業種類別魚類別生產量值6'.I43];['漁業生產量值-漁業種類別魚類別生產量值6'.K43];['漁業生產量值-漁業種類別魚類別生產量值6'.M43];['漁業生產量值-漁業種類別魚類別生產量值6'.O43];['漁業生產量值-漁業種類別魚類別生產量值7'.C43];['漁業生產量值-漁業種類別魚類別生產量值7'.E43];['漁業生產量值-漁業種類別魚類別生產量值7'.G43])&#10;+SUM(['漁業生產量值-漁業種類別魚類別生產量值7'.I43];['漁業生產量值-漁業種類別魚類別生產量值7'.K43];['漁業生產量值-漁業種類別魚類別生產量值7'.M43])&#10;+SUM(['漁業生產量值-漁業種類別魚類別生產量值9'.O43];['漁業生產量值-漁業種類別魚類別生產量值10'.C43])&#10;+SUM(['漁業生產量值-漁業種類別魚類別生產量值10'.O43])&#10;+SUM(['漁業生產量值-漁業種類別魚類別生產量值11'.K43];['漁業生產量值-漁業種類別魚類別生產量值11'.M43];['漁業生產量值-漁業種類別魚類別生產量值11'.O43];['漁業生產量值-漁業種類別魚類別生產量值12'.C43];['漁業生產量值-漁業種類別魚類別生產量值12'.E43])&#10;+SUM(['漁業生產量值-漁業種類別魚類別生產量值12'.O43])&#10;+SUM(['漁業生產量值-漁業種類別魚類別生產量值14'.K43];['漁業生產量值-漁業種類別魚類別生產量值15'.I43])&#10;+SUM(['漁業生產量值-漁業種類別魚類別生產量值15'.K43];['漁業生產量值-漁業種類別魚類別生產量值15'.M43];['漁業生產量值-漁業種類別魚類別生產量值15'.O43];['漁業生產量值-漁業種類別魚類別生產量值16'.C43])=0;&quot;-&quot;;&#10;SUM([.G43];[.I43])&#10;+SUM(['漁業生產量值-漁業種類別魚類別生產量值1'.G43];['漁業生產量值-漁業種類別魚類別生產量值1'.I43];['漁業生產量值-漁業種類別魚類別生產量值1'.K43])&#10;+SUM(['漁業生產量值-漁業種類別魚類別生產量值2'.G43];['漁業生產量值-漁業種類別魚類別生產量值2'.I43];['漁業生產量值-漁業種類別魚類別生產量值2'.K43];['漁業生產量值-漁業種類別魚類別生產量值2'.M43])&#10;+SUM(['漁業生產量值-漁業種類別魚類別生產量值3'.I43];['漁業生產量值-漁業種類別魚類別生產量值3'.O43];['漁業生產量值-漁業種類別魚類別生產量值4'.C43];['漁業生產量值-漁業種類別魚類別生產量值4'.E43])&#10;+SUM(['漁業生產量值-漁業種類別魚類別生產量值4'.M43];['漁業生產量值-漁業種類別魚類別生產量值4'.O43];['漁業生產量值-漁業種類別魚類別生產量值5'.C43];['漁業生產量值-漁業種類別魚類別生產量值5'.E43];['漁業生產量值-漁業種類別魚類別生產量值5'.G43])&#10;+SUM(['漁業生產量值-漁業種類別魚類別生產量值6'.C43];['漁業生產量值-漁業種類別魚類別生產量值6'.E43];['漁業生產量值-漁業種類別魚類別生產量值6'.G43])&#10;+SUM(['漁業生產量值-漁業種類別魚類別生產量值6'.I43];['漁業生產量值-漁業種類別魚類別生產量值6'.K43];['漁業生產量值-漁業種類別魚類別生產量值6'.M43];['漁業生產量值-漁業種類別魚類別生產量值6'.O43];['漁業生產量值-漁業種類別魚類別生產量值7'.C43];['漁業生產量值-漁業種類別魚類別生產量值7'.E43];['漁業生產量值-漁業種類別魚類別生產量值7'.G43])&#10;+SUM(['漁業生產量值-漁業種類別魚類別生產量值7'.I43];['漁業生產量值-漁業種類別魚類別生產量值7'.K43];['漁業生產量值-漁業種類別魚類別生產量值7'.M43])&#10;+SUM(['漁業生產量值-漁業種類別魚類別生產量值9'.O43];['漁業生產量值-漁業種類別魚類別生產量值10'.C43])&#10;+SUM(['漁業生產量值-漁業種類別魚類別生產量值10'.O43])&#10;+SUM(['漁業生產量值-漁業種類別魚類別生產量值11'.K43];['漁業生產量值-漁業種類別魚類別生產量值11'.M43];['漁業生產量值-漁業種類別魚類別生產量值11'.O43];['漁業生產量值-漁業種類別魚類別生產量值12'.C43];['漁業生產量值-漁業種類別魚類別生產量值12'.E43])&#10;+SUM(['漁業生產量值-漁業種類別魚類別生產量值12'.O43])&#10;+SUM(['漁業生產量值-漁業種類別魚類別生產量值14'.K43];['漁業生產量值-漁業種類別魚類別生產量值15'.I43])&#10;+SUM(['漁業生產量值-漁業種類別魚類別生產量值15'.K43];['漁業生產量值-漁業種類別魚類別生產量值15'.M43];['漁業生產量值-漁業種類別魚類別生產量值15'.O43];['漁業生產量值-漁業種類別魚類別生產量值16'.C43])&#10;)" table:style-name="ce47">
            <text:p>808<text:s/></text:p>
          </table:table-cell>
          <table:table-cell office:value-type="float" office:value="136461.7047" table:formula="of:=  IF(SUM([.H43];[.J43])&#10;+SUM(['漁業生產量值-漁業種類別魚類別生產量值1'.H43];['漁業生產量值-漁業種類別魚類別生產量值1'.J43];['漁業生產量值-漁業種類別魚類別生產量值1'.L43];['漁業生產量值-漁業種類別魚類別生產量值2'.F43])&#10;+SUM(['漁業生產量值-漁業種類別魚類別生產量值2'.H43];['漁業生產量值-漁業種類別魚類別生產量值2'.J43];['漁業生產量值-漁業種類別魚類別生產量值2'.L43];['漁業生產量值-漁業種類別魚類別生產量值2'.N43])&#10;+SUM(['漁業生產量值-漁業種類別魚類別生產量值3'.J43];['漁業生產量值-漁業種類別魚類別生產量值3'.P43];['漁業生產量值-漁業種類別魚類別生產量值4'.D43];['漁業生產量值-漁業種類別魚類別生產量值4'.F43])&#10;+SUM(['漁業生產量值-漁業種類別魚類別生產量值4'.N43];['漁業生產量值-漁業種類別魚類別生產量值4'.P43];['漁業生產量值-漁業種類別魚類別生產量值5'.D43];['漁業生產量值-漁業種類別魚類別生產量值5'.F43];['漁業生產量值-漁業種類別魚類別生產量值5'.H43])&#10;+SUM(['漁業生產量值-漁業種類別魚類別生產量值6'.D43];['漁業生產量值-漁業種類別魚類別生產量值6'.F43];['漁業生產量值-漁業種類別魚類別生產量值6'.H43])&#10;+SUM(['漁業生產量值-漁業種類別魚類別生產量值6'.J43];['漁業生產量值-漁業種類別魚類別生產量值6'.L43];['漁業生產量值-漁業種類別魚類別生產量值6'.N43];['漁業生產量值-漁業種類別魚類別生產量值6'.P43];['漁業生產量值-漁業種類別魚類別生產量值7'.D43];['漁業生產量值-漁業種類別魚類別生產量值7'.F43];['漁業生產量值-漁業種類別魚類別生產量值7'.H43])&#10;+SUM(['漁業生產量值-漁業種類別魚類別生產量值7'.J43];['漁業生產量值-漁業種類別魚類別生產量值7'.L43];['漁業生產量值-漁業種類別魚類別生產量值7'.N43])&#10;+SUM(['漁業生產量值-漁業種類別魚類別生產量值9'.P43];['漁業生產量值-漁業種類別魚類別生產量值10'.D43])&#10;+SUM(['漁業生產量值-漁業種類別魚類別生產量值10'.P43])&#10;+SUM(['漁業生產量值-漁業種類別魚類別生產量值11'.L43];['漁業生產量值-漁業種類別魚類別生產量值11'.N43];['漁業生產量值-漁業種類別魚類別生產量值11'.P43];['漁業生產量值-漁業種類別魚類別生產量值12'.D43];['漁業生產量值-漁業種類別魚類別生產量值12'.F43])&#10;+SUM(['漁業生產量值-漁業種類別魚類別生產量值12'.P43])&#10;+SUM(['漁業生產量值-漁業種類別魚類別生產量值14'.L43];['漁業生產量值-漁業種類別魚類別生產量值15'.J43])&#10;+SUM(['漁業生產量值-漁業種類別魚類別生產量值15'.L43];['漁業生產量值-漁業種類別魚類別生產量值15'.N43];['漁業生產量值-漁業種類別魚類別生產量值15'.P43];['漁業生產量值-漁業種類別魚類別生產量值16'.D43])=0;&quot;-&quot;;&#10;SUM([.H43];[.J43])&#10;+SUM(['漁業生產量值-漁業種類別魚類別生產量值1'.H43];['漁業生產量值-漁業種類別魚類別生產量值1'.J43];['漁業生產量值-漁業種類別魚類別生產量值1'.L43];['漁業生產量值-漁業種類別魚類別生產量值2'.F43])&#10;+SUM(['漁業生產量值-漁業種類別魚類別生產量值2'.H43];['漁業生產量值-漁業種類別魚類別生產量值2'.J43];['漁業生產量值-漁業種類別魚類別生產量值2'.L43];['漁業生產量值-漁業種類別魚類別生產量值2'.N43])&#10;+SUM(['漁業生產量值-漁業種類別魚類別生產量值3'.J43];['漁業生產量值-漁業種類別魚類別生產量值3'.P43];['漁業生產量值-漁業種類別魚類別生產量值4'.D43];['漁業生產量值-漁業種類別魚類別生產量值4'.F43])&#10;+SUM(['漁業生產量值-漁業種類別魚類別生產量值4'.N43];['漁業生產量值-漁業種類別魚類別生產量值4'.P43];['漁業生產量值-漁業種類別魚類別生產量值5'.D43];['漁業生產量值-漁業種類別魚類別生產量值5'.F43];['漁業生產量值-漁業種類別魚類別生產量值5'.H43])&#10;+SUM(['漁業生產量值-漁業種類別魚類別生產量值6'.D43];['漁業生產量值-漁業種類別魚類別生產量值6'.F43];['漁業生產量值-漁業種類別魚類別生產量值6'.H43])&#10;+SUM(['漁業生產量值-漁業種類別魚類別生產量值6'.J43];['漁業生產量值-漁業種類別魚類別生產量值6'.L43];['漁業生產量值-漁業種類別魚類別生產量值6'.N43];['漁業生產量值-漁業種類別魚類別生產量值6'.P43];['漁業生產量值-漁業種類別魚類別生產量值7'.D43];['漁業生產量值-漁業種類別魚類別生產量值7'.F43];['漁業生產量值-漁業種類別魚類別生產量值7'.H43])&#10;+SUM(['漁業生產量值-漁業種類別魚類別生產量值7'.J43];['漁業生產量值-漁業種類別魚類別生產量值7'.L43];['漁業生產量值-漁業種類別魚類別生產量值7'.N43])&#10;+SUM(['漁業生產量值-漁業種類別魚類別生產量值9'.P43];['漁業生產量值-漁業種類別魚類別生產量值10'.D43])&#10;+SUM(['漁業生產量值-漁業種類別魚類別生產量值10'.P43])&#10;+SUM(['漁業生產量值-漁業種類別魚類別生產量值11'.L43];['漁業生產量值-漁業種類別魚類別生產量值11'.N43];['漁業生產量值-漁業種類別魚類別生產量值11'.P43];['漁業生產量值-漁業種類別魚類別生產量值12'.D43];['漁業生產量值-漁業種類別魚類別生產量值12'.F43])&#10;+SUM(['漁業生產量值-漁業種類別魚類別生產量值12'.P43])&#10;+SUM(['漁業生產量值-漁業種類別魚類別生產量值14'.L43];['漁業生產量值-漁業種類別魚類別生產量值15'.J43])&#10;+SUM(['漁業生產量值-漁業種類別魚類別生產量值15'.L43];['漁業生產量值-漁業種類別魚類別生產量值15'.N43];['漁業生產量值-漁業種類別魚類別生產量值15'.P43];['漁業生產量值-漁業種類別魚類別生產量值16'.D43])&#10;)" table:style-name="ce47">
            <text:p>136,46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3];[.M43];[.O43];['漁業生產量值-漁業種類別魚類別生產量值1'.C43];['漁業生產量值-漁業種類別魚類別生產量值1'.E43])=0;&quot;-&quot;;SUM([.K43];[.M43];[.O43];['漁業生產量值-漁業種類別魚類別生產量值1'.C43];['漁業生產量值-漁業種類別魚類別生產量值1'.E43]))" table:style-name="ce37">
            <text:p>-</text:p>
          </table:table-cell>
          <table:table-cell office:value-type="string" office:string-value="-" table:formula="of:=  IF(SUM([.L43];[.N43];[.P43];['漁業生產量值-漁業種類別魚類別生產量值1'.D43];['漁業生產量值-漁業種類別魚類別生產量值1'.F43])=0;&quot;-&quot;;SUM([.L43];[.N43];[.P43];['漁業生產量值-漁業種類別魚類別生產量值1'.D43];['漁業生產量值-漁業種類別魚類別生產量值1'.F4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float" office:value="2046.664" table:style-name="ce47">
            <text:p>2,047<text:s/></text:p>
          </table:table-cell>
          <table:table-cell office:value-type="float" office:value="645678.27399999998" table:style-name="ce47">
            <text:p>645,678<text:s/></text:p>
          </table:table-cell>
          <table:table-cell office:value-type="float" office:value="2046.664" table:formula="of:=  IF(SUM([.G44];[.I44])&#10;+SUM(['漁業生產量值-漁業種類別魚類別生產量值1'.G44];['漁業生產量值-漁業種類別魚類別生產量值1'.I44];['漁業生產量值-漁業種類別魚類別生產量值1'.K44])&#10;+SUM(['漁業生產量值-漁業種類別魚類別生產量值2'.G44];['漁業生產量值-漁業種類別魚類別生產量值2'.I44];['漁業生產量值-漁業種類別魚類別生產量值2'.K44];['漁業生產量值-漁業種類別魚類別生產量值2'.M44])&#10;+SUM(['漁業生產量值-漁業種類別魚類別生產量值3'.I44];['漁業生產量值-漁業種類別魚類別生產量值3'.O44];['漁業生產量值-漁業種類別魚類別生產量值4'.C44];['漁業生產量值-漁業種類別魚類別生產量值4'.E44])&#10;+SUM(['漁業生產量值-漁業種類別魚類別生產量值4'.M44];['漁業生產量值-漁業種類別魚類別生產量值4'.O44];['漁業生產量值-漁業種類別魚類別生產量值5'.C44];['漁業生產量值-漁業種類別魚類別生產量值5'.E44];['漁業生產量值-漁業種類別魚類別生產量值5'.G44])&#10;+SUM(['漁業生產量值-漁業種類別魚類別生產量值6'.C44];['漁業生產量值-漁業種類別魚類別生產量值6'.E44];['漁業生產量值-漁業種類別魚類別生產量值6'.G44])&#10;+SUM(['漁業生產量值-漁業種類別魚類別生產量值6'.I44];['漁業生產量值-漁業種類別魚類別生產量值6'.K44];['漁業生產量值-漁業種類別魚類別生產量值6'.M44];['漁業生產量值-漁業種類別魚類別生產量值6'.O44];['漁業生產量值-漁業種類別魚類別生產量值7'.C44];['漁業生產量值-漁業種類別魚類別生產量值7'.E44];['漁業生產量值-漁業種類別魚類別生產量值7'.G44])&#10;+SUM(['漁業生產量值-漁業種類別魚類別生產量值7'.I44];['漁業生產量值-漁業種類別魚類別生產量值7'.K44];['漁業生產量值-漁業種類別魚類別生產量值7'.M44])&#10;+SUM(['漁業生產量值-漁業種類別魚類別生產量值9'.O44];['漁業生產量值-漁業種類別魚類別生產量值10'.C44])&#10;+SUM(['漁業生產量值-漁業種類別魚類別生產量值10'.O44])&#10;+SUM(['漁業生產量值-漁業種類別魚類別生產量值11'.K44];['漁業生產量值-漁業種類別魚類別生產量值11'.M44];['漁業生產量值-漁業種類別魚類別生產量值11'.O44];['漁業生產量值-漁業種類別魚類別生產量值12'.C44];['漁業生產量值-漁業種類別魚類別生產量值12'.E44])&#10;+SUM(['漁業生產量值-漁業種類別魚類別生產量值12'.O44])&#10;+SUM(['漁業生產量值-漁業種類別魚類別生產量值14'.K44];['漁業生產量值-漁業種類別魚類別生產量值15'.I44])&#10;+SUM(['漁業生產量值-漁業種類別魚類別生產量值15'.K44];['漁業生產量值-漁業種類別魚類別生產量值15'.M44];['漁業生產量值-漁業種類別魚類別生產量值15'.O44];['漁業生產量值-漁業種類別魚類別生產量值16'.C44])=0;&quot;-&quot;;&#10;SUM([.G44];[.I44])&#10;+SUM(['漁業生產量值-漁業種類別魚類別生產量值1'.G44];['漁業生產量值-漁業種類別魚類別生產量值1'.I44];['漁業生產量值-漁業種類別魚類別生產量值1'.K44])&#10;+SUM(['漁業生產量值-漁業種類別魚類別生產量值2'.G44];['漁業生產量值-漁業種類別魚類別生產量值2'.I44];['漁業生產量值-漁業種類別魚類別生產量值2'.K44];['漁業生產量值-漁業種類別魚類別生產量值2'.M44])&#10;+SUM(['漁業生產量值-漁業種類別魚類別生產量值3'.I44];['漁業生產量值-漁業種類別魚類別生產量值3'.O44];['漁業生產量值-漁業種類別魚類別生產量值4'.C44];['漁業生產量值-漁業種類別魚類別生產量值4'.E44])&#10;+SUM(['漁業生產量值-漁業種類別魚類別生產量值4'.M44];['漁業生產量值-漁業種類別魚類別生產量值4'.O44];['漁業生產量值-漁業種類別魚類別生產量值5'.C44];['漁業生產量值-漁業種類別魚類別生產量值5'.E44];['漁業生產量值-漁業種類別魚類別生產量值5'.G44])&#10;+SUM(['漁業生產量值-漁業種類別魚類別生產量值6'.C44];['漁業生產量值-漁業種類別魚類別生產量值6'.E44];['漁業生產量值-漁業種類別魚類別生產量值6'.G44])&#10;+SUM(['漁業生產量值-漁業種類別魚類別生產量值6'.I44];['漁業生產量值-漁業種類別魚類別生產量值6'.K44];['漁業生產量值-漁業種類別魚類別生產量值6'.M44];['漁業生產量值-漁業種類別魚類別生產量值6'.O44];['漁業生產量值-漁業種類別魚類別生產量值7'.C44];['漁業生產量值-漁業種類別魚類別生產量值7'.E44];['漁業生產量值-漁業種類別魚類別生產量值7'.G44])&#10;+SUM(['漁業生產量值-漁業種類別魚類別生產量值7'.I44];['漁業生產量值-漁業種類別魚類別生產量值7'.K44];['漁業生產量值-漁業種類別魚類別生產量值7'.M44])&#10;+SUM(['漁業生產量值-漁業種類別魚類別生產量值9'.O44];['漁業生產量值-漁業種類別魚類別生產量值10'.C44])&#10;+SUM(['漁業生產量值-漁業種類別魚類別生產量值10'.O44])&#10;+SUM(['漁業生產量值-漁業種類別魚類別生產量值11'.K44];['漁業生產量值-漁業種類別魚類別生產量值11'.M44];['漁業生產量值-漁業種類別魚類別生產量值11'.O44];['漁業生產量值-漁業種類別魚類別生產量值12'.C44];['漁業生產量值-漁業種類別魚類別生產量值12'.E44])&#10;+SUM(['漁業生產量值-漁業種類別魚類別生產量值12'.O44])&#10;+SUM(['漁業生產量值-漁業種類別魚類別生產量值14'.K44];['漁業生產量值-漁業種類別魚類別生產量值15'.I44])&#10;+SUM(['漁業生產量值-漁業種類別魚類別生產量值15'.K44];['漁業生產量值-漁業種類別魚類別生產量值15'.M44];['漁業生產量值-漁業種類別魚類別生產量值15'.O44];['漁業生產量值-漁業種類別魚類別生產量值16'.C44])&#10;)" table:style-name="ce47">
            <text:p>2,047<text:s/></text:p>
          </table:table-cell>
          <table:table-cell office:value-type="float" office:value="645678.27399999998" table:formula="of:=  IF(SUM([.H44];[.J44])&#10;+SUM(['漁業生產量值-漁業種類別魚類別生產量值1'.H44];['漁業生產量值-漁業種類別魚類別生產量值1'.J44];['漁業生產量值-漁業種類別魚類別生產量值1'.L44];['漁業生產量值-漁業種類別魚類別生產量值2'.F44])&#10;+SUM(['漁業生產量值-漁業種類別魚類別生產量值2'.H44];['漁業生產量值-漁業種類別魚類別生產量值2'.J44];['漁業生產量值-漁業種類別魚類別生產量值2'.L44];['漁業生產量值-漁業種類別魚類別生產量值2'.N44])&#10;+SUM(['漁業生產量值-漁業種類別魚類別生產量值3'.J44];['漁業生產量值-漁業種類別魚類別生產量值3'.P44];['漁業生產量值-漁業種類別魚類別生產量值4'.D44];['漁業生產量值-漁業種類別魚類別生產量值4'.F44])&#10;+SUM(['漁業生產量值-漁業種類別魚類別生產量值4'.N44];['漁業生產量值-漁業種類別魚類別生產量值4'.P44];['漁業生產量值-漁業種類別魚類別生產量值5'.D44];['漁業生產量值-漁業種類別魚類別生產量值5'.F44];['漁業生產量值-漁業種類別魚類別生產量值5'.H44])&#10;+SUM(['漁業生產量值-漁業種類別魚類別生產量值6'.D44];['漁業生產量值-漁業種類別魚類別生產量值6'.F44];['漁業生產量值-漁業種類別魚類別生產量值6'.H44])&#10;+SUM(['漁業生產量值-漁業種類別魚類別生產量值6'.J44];['漁業生產量值-漁業種類別魚類別生產量值6'.L44];['漁業生產量值-漁業種類別魚類別生產量值6'.N44];['漁業生產量值-漁業種類別魚類別生產量值6'.P44];['漁業生產量值-漁業種類別魚類別生產量值7'.D44];['漁業生產量值-漁業種類別魚類別生產量值7'.F44];['漁業生產量值-漁業種類別魚類別生產量值7'.H44])&#10;+SUM(['漁業生產量值-漁業種類別魚類別生產量值7'.J44];['漁業生產量值-漁業種類別魚類別生產量值7'.L44];['漁業生產量值-漁業種類別魚類別生產量值7'.N44])&#10;+SUM(['漁業生產量值-漁業種類別魚類別生產量值9'.P44];['漁業生產量值-漁業種類別魚類別生產量值10'.D44])&#10;+SUM(['漁業生產量值-漁業種類別魚類別生產量值10'.P44])&#10;+SUM(['漁業生產量值-漁業種類別魚類別生產量值11'.L44];['漁業生產量值-漁業種類別魚類別生產量值11'.N44];['漁業生產量值-漁業種類別魚類別生產量值11'.P44];['漁業生產量值-漁業種類別魚類別生產量值12'.D44];['漁業生產量值-漁業種類別魚類別生產量值12'.F44])&#10;+SUM(['漁業生產量值-漁業種類別魚類別生產量值12'.P44])&#10;+SUM(['漁業生產量值-漁業種類別魚類別生產量值14'.L44];['漁業生產量值-漁業種類別魚類別生產量值15'.J44])&#10;+SUM(['漁業生產量值-漁業種類別魚類別生產量值15'.L44];['漁業生產量值-漁業種類別魚類別生產量值15'.N44];['漁業生產量值-漁業種類別魚類別生產量值15'.P44];['漁業生產量值-漁業種類別魚類別生產量值16'.D44])=0;&quot;-&quot;;&#10;SUM([.H44];[.J44])&#10;+SUM(['漁業生產量值-漁業種類別魚類別生產量值1'.H44];['漁業生產量值-漁業種類別魚類別生產量值1'.J44];['漁業生產量值-漁業種類別魚類別生產量值1'.L44];['漁業生產量值-漁業種類別魚類別生產量值2'.F44])&#10;+SUM(['漁業生產量值-漁業種類別魚類別生產量值2'.H44];['漁業生產量值-漁業種類別魚類別生產量值2'.J44];['漁業生產量值-漁業種類別魚類別生產量值2'.L44];['漁業生產量值-漁業種類別魚類別生產量值2'.N44])&#10;+SUM(['漁業生產量值-漁業種類別魚類別生產量值3'.J44];['漁業生產量值-漁業種類別魚類別生產量值3'.P44];['漁業生產量值-漁業種類別魚類別生產量值4'.D44];['漁業生產量值-漁業種類別魚類別生產量值4'.F44])&#10;+SUM(['漁業生產量值-漁業種類別魚類別生產量值4'.N44];['漁業生產量值-漁業種類別魚類別生產量值4'.P44];['漁業生產量值-漁業種類別魚類別生產量值5'.D44];['漁業生產量值-漁業種類別魚類別生產量值5'.F44];['漁業生產量值-漁業種類別魚類別生產量值5'.H44])&#10;+SUM(['漁業生產量值-漁業種類別魚類別生產量值6'.D44];['漁業生產量值-漁業種類別魚類別生產量值6'.F44];['漁業生產量值-漁業種類別魚類別生產量值6'.H44])&#10;+SUM(['漁業生產量值-漁業種類別魚類別生產量值6'.J44];['漁業生產量值-漁業種類別魚類別生產量值6'.L44];['漁業生產量值-漁業種類別魚類別生產量值6'.N44];['漁業生產量值-漁業種類別魚類別生產量值6'.P44];['漁業生產量值-漁業種類別魚類別生產量值7'.D44];['漁業生產量值-漁業種類別魚類別生產量值7'.F44];['漁業生產量值-漁業種類別魚類別生產量值7'.H44])&#10;+SUM(['漁業生產量值-漁業種類別魚類別生產量值7'.J44];['漁業生產量值-漁業種類別魚類別生產量值7'.L44];['漁業生產量值-漁業種類別魚類別生產量值7'.N44])&#10;+SUM(['漁業生產量值-漁業種類別魚類別生產量值9'.P44];['漁業生產量值-漁業種類別魚類別生產量值10'.D44])&#10;+SUM(['漁業生產量值-漁業種類別魚類別生產量值10'.P44])&#10;+SUM(['漁業生產量值-漁業種類別魚類別生產量值11'.L44];['漁業生產量值-漁業種類別魚類別生產量值11'.N44];['漁業生產量值-漁業種類別魚類別生產量值11'.P44];['漁業生產量值-漁業種類別魚類別生產量值12'.D44];['漁業生產量值-漁業種類別魚類別生產量值12'.F44])&#10;+SUM(['漁業生產量值-漁業種類別魚類別生產量值12'.P44])&#10;+SUM(['漁業生產量值-漁業種類別魚類別生產量值14'.L44];['漁業生產量值-漁業種類別魚類別生產量值15'.J44])&#10;+SUM(['漁業生產量值-漁業種類別魚類別生產量值15'.L44];['漁業生產量值-漁業種類別魚類別生產量值15'.N44];['漁業生產量值-漁業種類別魚類別生產量值15'.P44];['漁業生產量值-漁業種類別魚類別生產量值16'.D44])&#10;)" table:style-name="ce47">
            <text:p>645,67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4];[.M44];[.O44];['漁業生產量值-漁業種類別魚類別生產量值1'.C44];['漁業生產量值-漁業種類別魚類別生產量值1'.E44])=0;&quot;-&quot;;SUM([.K44];[.M44];[.O44];['漁業生產量值-漁業種類別魚類別生產量值1'.C44];['漁業生產量值-漁業種類別魚類別生產量值1'.E44]))" table:style-name="ce37">
            <text:p>-</text:p>
          </table:table-cell>
          <table:table-cell office:value-type="string" office:string-value="-" table:formula="of:=  IF(SUM([.L44];[.N44];[.P44];['漁業生產量值-漁業種類別魚類別生產量值1'.D44];['漁業生產量值-漁業種類別魚類別生產量值1'.F44])=0;&quot;-&quot;;SUM([.L44];[.N44];[.P44];['漁業生產量值-漁業種類別魚類別生產量值1'.D44];['漁業生產量值-漁業種類別魚類別生產量值1'.F4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float" office:value="3748.4520000000002" table:style-name="ce47">
            <text:p>3,748<text:s/></text:p>
          </table:table-cell>
          <table:table-cell office:value-type="float" office:value="184623.03" table:style-name="ce47">
            <text:p>184,623<text:s/></text:p>
          </table:table-cell>
          <table:table-cell office:value-type="float" office:value="3748.4520000000002" table:formula="of:=  IF(SUM([.G45];[.I45])&#10;+SUM(['漁業生產量值-漁業種類別魚類別生產量值1'.G45];['漁業生產量值-漁業種類別魚類別生產量值1'.I45];['漁業生產量值-漁業種類別魚類別生產量值1'.K45])&#10;+SUM(['漁業生產量值-漁業種類別魚類別生產量值2'.G45];['漁業生產量值-漁業種類別魚類別生產量值2'.I45];['漁業生產量值-漁業種類別魚類別生產量值2'.K45];['漁業生產量值-漁業種類別魚類別生產量值2'.M45])&#10;+SUM(['漁業生產量值-漁業種類別魚類別生產量值3'.I45];['漁業生產量值-漁業種類別魚類別生產量值3'.O45];['漁業生產量值-漁業種類別魚類別生產量值4'.C45];['漁業生產量值-漁業種類別魚類別生產量值4'.E45])&#10;+SUM(['漁業生產量值-漁業種類別魚類別生產量值4'.M45];['漁業生產量值-漁業種類別魚類別生產量值4'.O45];['漁業生產量值-漁業種類別魚類別生產量值5'.C45];['漁業生產量值-漁業種類別魚類別生產量值5'.E45];['漁業生產量值-漁業種類別魚類別生產量值5'.G45])&#10;+SUM(['漁業生產量值-漁業種類別魚類別生產量值6'.C45];['漁業生產量值-漁業種類別魚類別生產量值6'.E45];['漁業生產量值-漁業種類別魚類別生產量值6'.G45])&#10;+SUM(['漁業生產量值-漁業種類別魚類別生產量值6'.I45];['漁業生產量值-漁業種類別魚類別生產量值6'.K45];['漁業生產量值-漁業種類別魚類別生產量值6'.M45];['漁業生產量值-漁業種類別魚類別生產量值6'.O45];['漁業生產量值-漁業種類別魚類別生產量值7'.C45];['漁業生產量值-漁業種類別魚類別生產量值7'.E45];['漁業生產量值-漁業種類別魚類別生產量值7'.G45])&#10;+SUM(['漁業生產量值-漁業種類別魚類別生產量值7'.I45];['漁業生產量值-漁業種類別魚類別生產量值7'.K45];['漁業生產量值-漁業種類別魚類別生產量值7'.M45])&#10;+SUM(['漁業生產量值-漁業種類別魚類別生產量值9'.O45];['漁業生產量值-漁業種類別魚類別生產量值10'.C45])&#10;+SUM(['漁業生產量值-漁業種類別魚類別生產量值10'.O45])&#10;+SUM(['漁業生產量值-漁業種類別魚類別生產量值11'.K45];['漁業生產量值-漁業種類別魚類別生產量值11'.M45];['漁業生產量值-漁業種類別魚類別生產量值11'.O45];['漁業生產量值-漁業種類別魚類別生產量值12'.C45];['漁業生產量值-漁業種類別魚類別生產量值12'.E45])&#10;+SUM(['漁業生產量值-漁業種類別魚類別生產量值12'.O45])&#10;+SUM(['漁業生產量值-漁業種類別魚類別生產量值14'.K45];['漁業生產量值-漁業種類別魚類別生產量值15'.I45])&#10;+SUM(['漁業生產量值-漁業種類別魚類別生產量值15'.K45];['漁業生產量值-漁業種類別魚類別生產量值15'.M45];['漁業生產量值-漁業種類別魚類別生產量值15'.O45];['漁業生產量值-漁業種類別魚類別生產量值16'.C45])=0;&quot;-&quot;;&#10;SUM([.G45];[.I45])&#10;+SUM(['漁業生產量值-漁業種類別魚類別生產量值1'.G45];['漁業生產量值-漁業種類別魚類別生產量值1'.I45];['漁業生產量值-漁業種類別魚類別生產量值1'.K45])&#10;+SUM(['漁業生產量值-漁業種類別魚類別生產量值2'.G45];['漁業生產量值-漁業種類別魚類別生產量值2'.I45];['漁業生產量值-漁業種類別魚類別生產量值2'.K45];['漁業生產量值-漁業種類別魚類別生產量值2'.M45])&#10;+SUM(['漁業生產量值-漁業種類別魚類別生產量值3'.I45];['漁業生產量值-漁業種類別魚類別生產量值3'.O45];['漁業生產量值-漁業種類別魚類別生產量值4'.C45];['漁業生產量值-漁業種類別魚類別生產量值4'.E45])&#10;+SUM(['漁業生產量值-漁業種類別魚類別生產量值4'.M45];['漁業生產量值-漁業種類別魚類別生產量值4'.O45];['漁業生產量值-漁業種類別魚類別生產量值5'.C45];['漁業生產量值-漁業種類別魚類別生產量值5'.E45];['漁業生產量值-漁業種類別魚類別生產量值5'.G45])&#10;+SUM(['漁業生產量值-漁業種類別魚類別生產量值6'.C45];['漁業生產量值-漁業種類別魚類別生產量值6'.E45];['漁業生產量值-漁業種類別魚類別生產量值6'.G45])&#10;+SUM(['漁業生產量值-漁業種類別魚類別生產量值6'.I45];['漁業生產量值-漁業種類別魚類別生產量值6'.K45];['漁業生產量值-漁業種類別魚類別生產量值6'.M45];['漁業生產量值-漁業種類別魚類別生產量值6'.O45];['漁業生產量值-漁業種類別魚類別生產量值7'.C45];['漁業生產量值-漁業種類別魚類別生產量值7'.E45];['漁業生產量值-漁業種類別魚類別生產量值7'.G45])&#10;+SUM(['漁業生產量值-漁業種類別魚類別生產量值7'.I45];['漁業生產量值-漁業種類別魚類別生產量值7'.K45];['漁業生產量值-漁業種類別魚類別生產量值7'.M45])&#10;+SUM(['漁業生產量值-漁業種類別魚類別生產量值9'.O45];['漁業生產量值-漁業種類別魚類別生產量值10'.C45])&#10;+SUM(['漁業生產量值-漁業種類別魚類別生產量值10'.O45])&#10;+SUM(['漁業生產量值-漁業種類別魚類別生產量值11'.K45];['漁業生產量值-漁業種類別魚類別生產量值11'.M45];['漁業生產量值-漁業種類別魚類別生產量值11'.O45];['漁業生產量值-漁業種類別魚類別生產量值12'.C45];['漁業生產量值-漁業種類別魚類別生產量值12'.E45])&#10;+SUM(['漁業生產量值-漁業種類別魚類別生產量值12'.O45])&#10;+SUM(['漁業生產量值-漁業種類別魚類別生產量值14'.K45];['漁業生產量值-漁業種類別魚類別生產量值15'.I45])&#10;+SUM(['漁業生產量值-漁業種類別魚類別生產量值15'.K45];['漁業生產量值-漁業種類別魚類別生產量值15'.M45];['漁業生產量值-漁業種類別魚類別生產量值15'.O45];['漁業生產量值-漁業種類別魚類別生產量值16'.C45])&#10;)" table:style-name="ce47">
            <text:p>3,748<text:s/></text:p>
          </table:table-cell>
          <table:table-cell office:value-type="float" office:value="184623.03" table:formula="of:=  IF(SUM([.H45];[.J45])&#10;+SUM(['漁業生產量值-漁業種類別魚類別生產量值1'.H45];['漁業生產量值-漁業種類別魚類別生產量值1'.J45];['漁業生產量值-漁業種類別魚類別生產量值1'.L45];['漁業生產量值-漁業種類別魚類別生產量值2'.F45])&#10;+SUM(['漁業生產量值-漁業種類別魚類別生產量值2'.H45];['漁業生產量值-漁業種類別魚類別生產量值2'.J45];['漁業生產量值-漁業種類別魚類別生產量值2'.L45];['漁業生產量值-漁業種類別魚類別生產量值2'.N45])&#10;+SUM(['漁業生產量值-漁業種類別魚類別生產量值3'.J45];['漁業生產量值-漁業種類別魚類別生產量值3'.P45];['漁業生產量值-漁業種類別魚類別生產量值4'.D45];['漁業生產量值-漁業種類別魚類別生產量值4'.F45])&#10;+SUM(['漁業生產量值-漁業種類別魚類別生產量值4'.N45];['漁業生產量值-漁業種類別魚類別生產量值4'.P45];['漁業生產量值-漁業種類別魚類別生產量值5'.D45];['漁業生產量值-漁業種類別魚類別生產量值5'.F45];['漁業生產量值-漁業種類別魚類別生產量值5'.H45])&#10;+SUM(['漁業生產量值-漁業種類別魚類別生產量值6'.D45];['漁業生產量值-漁業種類別魚類別生產量值6'.F45];['漁業生產量值-漁業種類別魚類別生產量值6'.H45])&#10;+SUM(['漁業生產量值-漁業種類別魚類別生產量值6'.J45];['漁業生產量值-漁業種類別魚類別生產量值6'.L45];['漁業生產量值-漁業種類別魚類別生產量值6'.N45];['漁業生產量值-漁業種類別魚類別生產量值6'.P45];['漁業生產量值-漁業種類別魚類別生產量值7'.D45];['漁業生產量值-漁業種類別魚類別生產量值7'.F45];['漁業生產量值-漁業種類別魚類別生產量值7'.H45])&#10;+SUM(['漁業生產量值-漁業種類別魚類別生產量值7'.J45];['漁業生產量值-漁業種類別魚類別生產量值7'.L45];['漁業生產量值-漁業種類別魚類別生產量值7'.N45])&#10;+SUM(['漁業生產量值-漁業種類別魚類別生產量值9'.P45];['漁業生產量值-漁業種類別魚類別生產量值10'.D45])&#10;+SUM(['漁業生產量值-漁業種類別魚類別生產量值10'.P45])&#10;+SUM(['漁業生產量值-漁業種類別魚類別生產量值11'.L45];['漁業生產量值-漁業種類別魚類別生產量值11'.N45];['漁業生產量值-漁業種類別魚類別生產量值11'.P45];['漁業生產量值-漁業種類別魚類別生產量值12'.D45];['漁業生產量值-漁業種類別魚類別生產量值12'.F45])&#10;+SUM(['漁業生產量值-漁業種類別魚類別生產量值12'.P45])&#10;+SUM(['漁業生產量值-漁業種類別魚類別生產量值14'.L45];['漁業生產量值-漁業種類別魚類別生產量值15'.J45])&#10;+SUM(['漁業生產量值-漁業種類別魚類別生產量值15'.L45];['漁業生產量值-漁業種類別魚類別生產量值15'.N45];['漁業生產量值-漁業種類別魚類別生產量值15'.P45];['漁業生產量值-漁業種類別魚類別生產量值16'.D45])=0;&quot;-&quot;;&#10;SUM([.H45];[.J45])&#10;+SUM(['漁業生產量值-漁業種類別魚類別生產量值1'.H45];['漁業生產量值-漁業種類別魚類別生產量值1'.J45];['漁業生產量值-漁業種類別魚類別生產量值1'.L45];['漁業生產量值-漁業種類別魚類別生產量值2'.F45])&#10;+SUM(['漁業生產量值-漁業種類別魚類別生產量值2'.H45];['漁業生產量值-漁業種類別魚類別生產量值2'.J45];['漁業生產量值-漁業種類別魚類別生產量值2'.L45];['漁業生產量值-漁業種類別魚類別生產量值2'.N45])&#10;+SUM(['漁業生產量值-漁業種類別魚類別生產量值3'.J45];['漁業生產量值-漁業種類別魚類別生產量值3'.P45];['漁業生產量值-漁業種類別魚類別生產量值4'.D45];['漁業生產量值-漁業種類別魚類別生產量值4'.F45])&#10;+SUM(['漁業生產量值-漁業種類別魚類別生產量值4'.N45];['漁業生產量值-漁業種類別魚類別生產量值4'.P45];['漁業生產量值-漁業種類別魚類別生產量值5'.D45];['漁業生產量值-漁業種類別魚類別生產量值5'.F45];['漁業生產量值-漁業種類別魚類別生產量值5'.H45])&#10;+SUM(['漁業生產量值-漁業種類別魚類別生產量值6'.D45];['漁業生產量值-漁業種類別魚類別生產量值6'.F45];['漁業生產量值-漁業種類別魚類別生產量值6'.H45])&#10;+SUM(['漁業生產量值-漁業種類別魚類別生產量值6'.J45];['漁業生產量值-漁業種類別魚類別生產量值6'.L45];['漁業生產量值-漁業種類別魚類別生產量值6'.N45];['漁業生產量值-漁業種類別魚類別生產量值6'.P45];['漁業生產量值-漁業種類別魚類別生產量值7'.D45];['漁業生產量值-漁業種類別魚類別生產量值7'.F45];['漁業生產量值-漁業種類別魚類別生產量值7'.H45])&#10;+SUM(['漁業生產量值-漁業種類別魚類別生產量值7'.J45];['漁業生產量值-漁業種類別魚類別生產量值7'.L45];['漁業生產量值-漁業種類別魚類別生產量值7'.N45])&#10;+SUM(['漁業生產量值-漁業種類別魚類別生產量值9'.P45];['漁業生產量值-漁業種類別魚類別生產量值10'.D45])&#10;+SUM(['漁業生產量值-漁業種類別魚類別生產量值10'.P45])&#10;+SUM(['漁業生產量值-漁業種類別魚類別生產量值11'.L45];['漁業生產量值-漁業種類別魚類別生產量值11'.N45];['漁業生產量值-漁業種類別魚類別生產量值11'.P45];['漁業生產量值-漁業種類別魚類別生產量值12'.D45];['漁業生產量值-漁業種類別魚類別生產量值12'.F45])&#10;+SUM(['漁業生產量值-漁業種類別魚類別生產量值12'.P45])&#10;+SUM(['漁業生產量值-漁業種類別魚類別生產量值14'.L45];['漁業生產量值-漁業種類別魚類別生產量值15'.J45])&#10;+SUM(['漁業生產量值-漁業種類別魚類別生產量值15'.L45];['漁業生產量值-漁業種類別魚類別生產量值15'.N45];['漁業生產量值-漁業種類別魚類別生產量值15'.P45];['漁業生產量值-漁業種類別魚類別生產量值16'.D45])&#10;)" table:style-name="ce47">
            <text:p>184,62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5];[.M45];[.O45];['漁業生產量值-漁業種類別魚類別生產量值1'.C45];['漁業生產量值-漁業種類別魚類別生產量值1'.E45])=0;&quot;-&quot;;SUM([.K45];[.M45];[.O45];['漁業生產量值-漁業種類別魚類別生產量值1'.C45];['漁業生產量值-漁業種類別魚類別生產量值1'.E45]))" table:style-name="ce37">
            <text:p>-</text:p>
          </table:table-cell>
          <table:table-cell office:value-type="string" office:string-value="-" table:formula="of:=  IF(SUM([.L45];[.N45];[.P45];['漁業生產量值-漁業種類別魚類別生產量值1'.D45];['漁業生產量值-漁業種類別魚類別生產量值1'.F45])=0;&quot;-&quot;;SUM([.L45];[.N45];[.P45];['漁業生產量值-漁業種類別魚類別生產量值1'.D45];['漁業生產量值-漁業種類別魚類別生產量值1'.F4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float" office:value="369.00754000000001" table:style-name="ce47">
            <text:p>369<text:s/></text:p>
          </table:table-cell>
          <table:table-cell office:value-type="float" office:value="118187.67742000001" table:style-name="ce47">
            <text:p>118,188<text:s/></text:p>
          </table:table-cell>
          <table:table-cell office:value-type="float" office:value="367.16454000000004" table:formula="of:=  IF(SUM([.G46];[.I46])&#10;+SUM(['漁業生產量值-漁業種類別魚類別生產量值1'.G46];['漁業生產量值-漁業種類別魚類別生產量值1'.I46];['漁業生產量值-漁業種類別魚類別生產量值1'.K46])&#10;+SUM(['漁業生產量值-漁業種類別魚類別生產量值2'.G46];['漁業生產量值-漁業種類別魚類別生產量值2'.I46];['漁業生產量值-漁業種類別魚類別生產量值2'.K46];['漁業生產量值-漁業種類別魚類別生產量值2'.M46])&#10;+SUM(['漁業生產量值-漁業種類別魚類別生產量值3'.I46];['漁業生產量值-漁業種類別魚類別生產量值3'.O46];['漁業生產量值-漁業種類別魚類別生產量值4'.C46];['漁業生產量值-漁業種類別魚類別生產量值4'.E46])&#10;+SUM(['漁業生產量值-漁業種類別魚類別生產量值4'.M46];['漁業生產量值-漁業種類別魚類別生產量值4'.O46];['漁業生產量值-漁業種類別魚類別生產量值5'.C46];['漁業生產量值-漁業種類別魚類別生產量值5'.E46];['漁業生產量值-漁業種類別魚類別生產量值5'.G46])&#10;+SUM(['漁業生產量值-漁業種類別魚類別生產量值6'.C46];['漁業生產量值-漁業種類別魚類別生產量值6'.E46];['漁業生產量值-漁業種類別魚類別生產量值6'.G46])&#10;+SUM(['漁業生產量值-漁業種類別魚類別生產量值6'.I46];['漁業生產量值-漁業種類別魚類別生產量值6'.K46];['漁業生產量值-漁業種類別魚類別生產量值6'.M46];['漁業生產量值-漁業種類別魚類別生產量值6'.O46];['漁業生產量值-漁業種類別魚類別生產量值7'.C46];['漁業生產量值-漁業種類別魚類別生產量值7'.E46];['漁業生產量值-漁業種類別魚類別生產量值7'.G46])&#10;+SUM(['漁業生產量值-漁業種類別魚類別生產量值7'.I46];['漁業生產量值-漁業種類別魚類別生產量值7'.K46];['漁業生產量值-漁業種類別魚類別生產量值7'.M46])&#10;+SUM(['漁業生產量值-漁業種類別魚類別生產量值9'.O46];['漁業生產量值-漁業種類別魚類別生產量值10'.C46])&#10;+SUM(['漁業生產量值-漁業種類別魚類別生產量值10'.O46])&#10;+SUM(['漁業生產量值-漁業種類別魚類別生產量值11'.K46];['漁業生產量值-漁業種類別魚類別生產量值11'.M46];['漁業生產量值-漁業種類別魚類別生產量值11'.O46];['漁業生產量值-漁業種類別魚類別生產量值12'.C46];['漁業生產量值-漁業種類別魚類別生產量值12'.E46])&#10;+SUM(['漁業生產量值-漁業種類別魚類別生產量值12'.O46])&#10;+SUM(['漁業生產量值-漁業種類別魚類別生產量值14'.K46];['漁業生產量值-漁業種類別魚類別生產量值15'.I46])&#10;+SUM(['漁業生產量值-漁業種類別魚類別生產量值15'.K46];['漁業生產量值-漁業種類別魚類別生產量值15'.M46];['漁業生產量值-漁業種類別魚類別生產量值15'.O46];['漁業生產量值-漁業種類別魚類別生產量值16'.C46])=0;&quot;-&quot;;&#10;SUM([.G46];[.I46])&#10;+SUM(['漁業生產量值-漁業種類別魚類別生產量值1'.G46];['漁業生產量值-漁業種類別魚類別生產量值1'.I46];['漁業生產量值-漁業種類別魚類別生產量值1'.K46])&#10;+SUM(['漁業生產量值-漁業種類別魚類別生產量值2'.G46];['漁業生產量值-漁業種類別魚類別生產量值2'.I46];['漁業生產量值-漁業種類別魚類別生產量值2'.K46];['漁業生產量值-漁業種類別魚類別生產量值2'.M46])&#10;+SUM(['漁業生產量值-漁業種類別魚類別生產量值3'.I46];['漁業生產量值-漁業種類別魚類別生產量值3'.O46];['漁業生產量值-漁業種類別魚類別生產量值4'.C46];['漁業生產量值-漁業種類別魚類別生產量值4'.E46])&#10;+SUM(['漁業生產量值-漁業種類別魚類別生產量值4'.M46];['漁業生產量值-漁業種類別魚類別生產量值4'.O46];['漁業生產量值-漁業種類別魚類別生產量值5'.C46];['漁業生產量值-漁業種類別魚類別生產量值5'.E46];['漁業生產量值-漁業種類別魚類別生產量值5'.G46])&#10;+SUM(['漁業生產量值-漁業種類別魚類別生產量值6'.C46];['漁業生產量值-漁業種類別魚類別生產量值6'.E46];['漁業生產量值-漁業種類別魚類別生產量值6'.G46])&#10;+SUM(['漁業生產量值-漁業種類別魚類別生產量值6'.I46];['漁業生產量值-漁業種類別魚類別生產量值6'.K46];['漁業生產量值-漁業種類別魚類別生產量值6'.M46];['漁業生產量值-漁業種類別魚類別生產量值6'.O46];['漁業生產量值-漁業種類別魚類別生產量值7'.C46];['漁業生產量值-漁業種類別魚類別生產量值7'.E46];['漁業生產量值-漁業種類別魚類別生產量值7'.G46])&#10;+SUM(['漁業生產量值-漁業種類別魚類別生產量值7'.I46];['漁業生產量值-漁業種類別魚類別生產量值7'.K46];['漁業生產量值-漁業種類別魚類別生產量值7'.M46])&#10;+SUM(['漁業生產量值-漁業種類別魚類別生產量值9'.O46];['漁業生產量值-漁業種類別魚類別生產量值10'.C46])&#10;+SUM(['漁業生產量值-漁業種類別魚類別生產量值10'.O46])&#10;+SUM(['漁業生產量值-漁業種類別魚類別生產量值11'.K46];['漁業生產量值-漁業種類別魚類別生產量值11'.M46];['漁業生產量值-漁業種類別魚類別生產量值11'.O46];['漁業生產量值-漁業種類別魚類別生產量值12'.C46];['漁業生產量值-漁業種類別魚類別生產量值12'.E46])&#10;+SUM(['漁業生產量值-漁業種類別魚類別生產量值12'.O46])&#10;+SUM(['漁業生產量值-漁業種類別魚類別生產量值14'.K46];['漁業生產量值-漁業種類別魚類別生產量值15'.I46])&#10;+SUM(['漁業生產量值-漁業種類別魚類別生產量值15'.K46];['漁業生產量值-漁業種類別魚類別生產量值15'.M46];['漁業生產量值-漁業種類別魚類別生產量值15'.O46];['漁業生產量值-漁業種類別魚類別生產量值16'.C46])&#10;)" table:style-name="ce47">
            <text:p>367<text:s/></text:p>
          </table:table-cell>
          <table:table-cell office:value-type="float" office:value="118010.24007000001" table:formula="of:=  IF(SUM([.H46];[.J46])&#10;+SUM(['漁業生產量值-漁業種類別魚類別生產量值1'.H46];['漁業生產量值-漁業種類別魚類別生產量值1'.J46];['漁業生產量值-漁業種類別魚類別生產量值1'.L46];['漁業生產量值-漁業種類別魚類別生產量值2'.F46])&#10;+SUM(['漁業生產量值-漁業種類別魚類別生產量值2'.H46];['漁業生產量值-漁業種類別魚類別生產量值2'.J46];['漁業生產量值-漁業種類別魚類別生產量值2'.L46];['漁業生產量值-漁業種類別魚類別生產量值2'.N46])&#10;+SUM(['漁業生產量值-漁業種類別魚類別生產量值3'.J46];['漁業生產量值-漁業種類別魚類別生產量值3'.P46];['漁業生產量值-漁業種類別魚類別生產量值4'.D46];['漁業生產量值-漁業種類別魚類別生產量值4'.F46])&#10;+SUM(['漁業生產量值-漁業種類別魚類別生產量值4'.N46];['漁業生產量值-漁業種類別魚類別生產量值4'.P46];['漁業生產量值-漁業種類別魚類別生產量值5'.D46];['漁業生產量值-漁業種類別魚類別生產量值5'.F46];['漁業生產量值-漁業種類別魚類別生產量值5'.H46])&#10;+SUM(['漁業生產量值-漁業種類別魚類別生產量值6'.D46];['漁業生產量值-漁業種類別魚類別生產量值6'.F46];['漁業生產量值-漁業種類別魚類別生產量值6'.H46])&#10;+SUM(['漁業生產量值-漁業種類別魚類別生產量值6'.J46];['漁業生產量值-漁業種類別魚類別生產量值6'.L46];['漁業生產量值-漁業種類別魚類別生產量值6'.N46];['漁業生產量值-漁業種類別魚類別生產量值6'.P46];['漁業生產量值-漁業種類別魚類別生產量值7'.D46];['漁業生產量值-漁業種類別魚類別生產量值7'.F46];['漁業生產量值-漁業種類別魚類別生產量值7'.H46])&#10;+SUM(['漁業生產量值-漁業種類別魚類別生產量值7'.J46];['漁業生產量值-漁業種類別魚類別生產量值7'.L46];['漁業生產量值-漁業種類別魚類別生產量值7'.N46])&#10;+SUM(['漁業生產量值-漁業種類別魚類別生產量值9'.P46];['漁業生產量值-漁業種類別魚類別生產量值10'.D46])&#10;+SUM(['漁業生產量值-漁業種類別魚類別生產量值10'.P46])&#10;+SUM(['漁業生產量值-漁業種類別魚類別生產量值11'.L46];['漁業生產量值-漁業種類別魚類別生產量值11'.N46];['漁業生產量值-漁業種類別魚類別生產量值11'.P46];['漁業生產量值-漁業種類別魚類別生產量值12'.D46];['漁業生產量值-漁業種類別魚類別生產量值12'.F46])&#10;+SUM(['漁業生產量值-漁業種類別魚類別生產量值12'.P46])&#10;+SUM(['漁業生產量值-漁業種類別魚類別生產量值14'.L46];['漁業生產量值-漁業種類別魚類別生產量值15'.J46])&#10;+SUM(['漁業生產量值-漁業種類別魚類別生產量值15'.L46];['漁業生產量值-漁業種類別魚類別生產量值15'.N46];['漁業生產量值-漁業種類別魚類別生產量值15'.P46];['漁業生產量值-漁業種類別魚類別生產量值16'.D46])=0;&quot;-&quot;;&#10;SUM([.H46];[.J46])&#10;+SUM(['漁業生產量值-漁業種類別魚類別生產量值1'.H46];['漁業生產量值-漁業種類別魚類別生產量值1'.J46];['漁業生產量值-漁業種類別魚類別生產量值1'.L46];['漁業生產量值-漁業種類別魚類別生產量值2'.F46])&#10;+SUM(['漁業生產量值-漁業種類別魚類別生產量值2'.H46];['漁業生產量值-漁業種類別魚類別生產量值2'.J46];['漁業生產量值-漁業種類別魚類別生產量值2'.L46];['漁業生產量值-漁業種類別魚類別生產量值2'.N46])&#10;+SUM(['漁業生產量值-漁業種類別魚類別生產量值3'.J46];['漁業生產量值-漁業種類別魚類別生產量值3'.P46];['漁業生產量值-漁業種類別魚類別生產量值4'.D46];['漁業生產量值-漁業種類別魚類別生產量值4'.F46])&#10;+SUM(['漁業生產量值-漁業種類別魚類別生產量值4'.N46];['漁業生產量值-漁業種類別魚類別生產量值4'.P46];['漁業生產量值-漁業種類別魚類別生產量值5'.D46];['漁業生產量值-漁業種類別魚類別生產量值5'.F46];['漁業生產量值-漁業種類別魚類別生產量值5'.H46])&#10;+SUM(['漁業生產量值-漁業種類別魚類別生產量值6'.D46];['漁業生產量值-漁業種類別魚類別生產量值6'.F46];['漁業生產量值-漁業種類別魚類別生產量值6'.H46])&#10;+SUM(['漁業生產量值-漁業種類別魚類別生產量值6'.J46];['漁業生產量值-漁業種類別魚類別生產量值6'.L46];['漁業生產量值-漁業種類別魚類別生產量值6'.N46];['漁業生產量值-漁業種類別魚類別生產量值6'.P46];['漁業生產量值-漁業種類別魚類別生產量值7'.D46];['漁業生產量值-漁業種類別魚類別生產量值7'.F46];['漁業生產量值-漁業種類別魚類別生產量值7'.H46])&#10;+SUM(['漁業生產量值-漁業種類別魚類別生產量值7'.J46];['漁業生產量值-漁業種類別魚類別生產量值7'.L46];['漁業生產量值-漁業種類別魚類別生產量值7'.N46])&#10;+SUM(['漁業生產量值-漁業種類別魚類別生產量值9'.P46];['漁業生產量值-漁業種類別魚類別生產量值10'.D46])&#10;+SUM(['漁業生產量值-漁業種類別魚類別生產量值10'.P46])&#10;+SUM(['漁業生產量值-漁業種類別魚類別生產量值11'.L46];['漁業生產量值-漁業種類別魚類別生產量值11'.N46];['漁業生產量值-漁業種類別魚類別生產量值11'.P46];['漁業生產量值-漁業種類別魚類別生產量值12'.D46];['漁業生產量值-漁業種類別魚類別生產量值12'.F46])&#10;+SUM(['漁業生產量值-漁業種類別魚類別生產量值12'.P46])&#10;+SUM(['漁業生產量值-漁業種類別魚類別生產量值14'.L46];['漁業生產量值-漁業種類別魚類別生產量值15'.J46])&#10;+SUM(['漁業生產量值-漁業種類別魚類別生產量值15'.L46];['漁業生產量值-漁業種類別魚類別生產量值15'.N46];['漁業生產量值-漁業種類別魚類別生產量值15'.P46];['漁業生產量值-漁業種類別魚類別生產量值16'.D46])&#10;)" table:style-name="ce47">
            <text:p>118,01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6];[.M46];[.O46];['漁業生產量值-漁業種類別魚類別生產量值1'.C46];['漁業生產量值-漁業種類別魚類別生產量值1'.E46])=0;&quot;-&quot;;SUM([.K46];[.M46];[.O46];['漁業生產量值-漁業種類別魚類別生產量值1'.C46];['漁業生產量值-漁業種類別魚類別生產量值1'.E46]))" table:style-name="ce37">
            <text:p>-</text:p>
          </table:table-cell>
          <table:table-cell office:value-type="string" office:string-value="-" table:formula="of:=  IF(SUM([.L46];[.N46];[.P46];['漁業生產量值-漁業種類別魚類別生產量值1'.D46];['漁業生產量值-漁業種類別魚類別生產量值1'.F46])=0;&quot;-&quot;;SUM([.L46];[.N46];[.P46];['漁業生產量值-漁業種類別魚類別生產量值1'.D46];['漁業生產量值-漁業種類別魚類別生產量值1'.F4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float" office:value="1802.1391000000001" table:style-name="ce47">
            <text:p>1,802<text:s/></text:p>
          </table:table-cell>
          <table:table-cell office:value-type="float" office:value="273457.79664000002" table:style-name="ce47">
            <text:p>273,458<text:s/></text:p>
          </table:table-cell>
          <table:table-cell office:value-type="float" office:value="1776.1406999999997" table:formula="of:=  IF(SUM([.G47];[.I47])&#10;+SUM(['漁業生產量值-漁業種類別魚類別生產量值1'.G47];['漁業生產量值-漁業種類別魚類別生產量值1'.I47];['漁業生產量值-漁業種類別魚類別生產量值1'.K47])&#10;+SUM(['漁業生產量值-漁業種類別魚類別生產量值2'.G47];['漁業生產量值-漁業種類別魚類別生產量值2'.I47];['漁業生產量值-漁業種類別魚類別生產量值2'.K47];['漁業生產量值-漁業種類別魚類別生產量值2'.M47])&#10;+SUM(['漁業生產量值-漁業種類別魚類別生產量值3'.I47];['漁業生產量值-漁業種類別魚類別生產量值3'.O47];['漁業生產量值-漁業種類別魚類別生產量值4'.C47];['漁業生產量值-漁業種類別魚類別生產量值4'.E47])&#10;+SUM(['漁業生產量值-漁業種類別魚類別生產量值4'.M47];['漁業生產量值-漁業種類別魚類別生產量值4'.O47];['漁業生產量值-漁業種類別魚類別生產量值5'.C47];['漁業生產量值-漁業種類別魚類別生產量值5'.E47];['漁業生產量值-漁業種類別魚類別生產量值5'.G47])&#10;+SUM(['漁業生產量值-漁業種類別魚類別生產量值6'.C47];['漁業生產量值-漁業種類別魚類別生產量值6'.E47];['漁業生產量值-漁業種類別魚類別生產量值6'.G47])&#10;+SUM(['漁業生產量值-漁業種類別魚類別生產量值6'.I47];['漁業生產量值-漁業種類別魚類別生產量值6'.K47];['漁業生產量值-漁業種類別魚類別生產量值6'.M47];['漁業生產量值-漁業種類別魚類別生產量值6'.O47];['漁業生產量值-漁業種類別魚類別生產量值7'.C47];['漁業生產量值-漁業種類別魚類別生產量值7'.E47];['漁業生產量值-漁業種類別魚類別生產量值7'.G47])&#10;+SUM(['漁業生產量值-漁業種類別魚類別生產量值7'.I47];['漁業生產量值-漁業種類別魚類別生產量值7'.K47];['漁業生產量值-漁業種類別魚類別生產量值7'.M47])&#10;+SUM(['漁業生產量值-漁業種類別魚類別生產量值9'.O47];['漁業生產量值-漁業種類別魚類別生產量值10'.C47])&#10;+SUM(['漁業生產量值-漁業種類別魚類別生產量值10'.O47])&#10;+SUM(['漁業生產量值-漁業種類別魚類別生產量值11'.K47];['漁業生產量值-漁業種類別魚類別生產量值11'.M47];['漁業生產量值-漁業種類別魚類別生產量值11'.O47];['漁業生產量值-漁業種類別魚類別生產量值12'.C47];['漁業生產量值-漁業種類別魚類別生產量值12'.E47])&#10;+SUM(['漁業生產量值-漁業種類別魚類別生產量值12'.O47])&#10;+SUM(['漁業生產量值-漁業種類別魚類別生產量值14'.K47];['漁業生產量值-漁業種類別魚類別生產量值15'.I47])&#10;+SUM(['漁業生產量值-漁業種類別魚類別生產量值15'.K47];['漁業生產量值-漁業種類別魚類別生產量值15'.M47];['漁業生產量值-漁業種類別魚類別生產量值15'.O47];['漁業生產量值-漁業種類別魚類別生產量值16'.C47])=0;&quot;-&quot;;&#10;SUM([.G47];[.I47])&#10;+SUM(['漁業生產量值-漁業種類別魚類別生產量值1'.G47];['漁業生產量值-漁業種類別魚類別生產量值1'.I47];['漁業生產量值-漁業種類別魚類別生產量值1'.K47])&#10;+SUM(['漁業生產量值-漁業種類別魚類別生產量值2'.G47];['漁業生產量值-漁業種類別魚類別生產量值2'.I47];['漁業生產量值-漁業種類別魚類別生產量值2'.K47];['漁業生產量值-漁業種類別魚類別生產量值2'.M47])&#10;+SUM(['漁業生產量值-漁業種類別魚類別生產量值3'.I47];['漁業生產量值-漁業種類別魚類別生產量值3'.O47];['漁業生產量值-漁業種類別魚類別生產量值4'.C47];['漁業生產量值-漁業種類別魚類別生產量值4'.E47])&#10;+SUM(['漁業生產量值-漁業種類別魚類別生產量值4'.M47];['漁業生產量值-漁業種類別魚類別生產量值4'.O47];['漁業生產量值-漁業種類別魚類別生產量值5'.C47];['漁業生產量值-漁業種類別魚類別生產量值5'.E47];['漁業生產量值-漁業種類別魚類別生產量值5'.G47])&#10;+SUM(['漁業生產量值-漁業種類別魚類別生產量值6'.C47];['漁業生產量值-漁業種類別魚類別生產量值6'.E47];['漁業生產量值-漁業種類別魚類別生產量值6'.G47])&#10;+SUM(['漁業生產量值-漁業種類別魚類別生產量值6'.I47];['漁業生產量值-漁業種類別魚類別生產量值6'.K47];['漁業生產量值-漁業種類別魚類別生產量值6'.M47];['漁業生產量值-漁業種類別魚類別生產量值6'.O47];['漁業生產量值-漁業種類別魚類別生產量值7'.C47];['漁業生產量值-漁業種類別魚類別生產量值7'.E47];['漁業生產量值-漁業種類別魚類別生產量值7'.G47])&#10;+SUM(['漁業生產量值-漁業種類別魚類別生產量值7'.I47];['漁業生產量值-漁業種類別魚類別生產量值7'.K47];['漁業生產量值-漁業種類別魚類別生產量值7'.M47])&#10;+SUM(['漁業生產量值-漁業種類別魚類別生產量值9'.O47];['漁業生產量值-漁業種類別魚類別生產量值10'.C47])&#10;+SUM(['漁業生產量值-漁業種類別魚類別生產量值10'.O47])&#10;+SUM(['漁業生產量值-漁業種類別魚類別生產量值11'.K47];['漁業生產量值-漁業種類別魚類別生產量值11'.M47];['漁業生產量值-漁業種類別魚類別生產量值11'.O47];['漁業生產量值-漁業種類別魚類別生產量值12'.C47];['漁業生產量值-漁業種類別魚類別生產量值12'.E47])&#10;+SUM(['漁業生產量值-漁業種類別魚類別生產量值12'.O47])&#10;+SUM(['漁業生產量值-漁業種類別魚類別生產量值14'.K47];['漁業生產量值-漁業種類別魚類別生產量值15'.I47])&#10;+SUM(['漁業生產量值-漁業種類別魚類別生產量值15'.K47];['漁業生產量值-漁業種類別魚類別生產量值15'.M47];['漁業生產量值-漁業種類別魚類別生產量值15'.O47];['漁業生產量值-漁業種類別魚類別生產量值16'.C47])&#10;)" table:style-name="ce47">
            <text:p>1,776<text:s/></text:p>
          </table:table-cell>
          <table:table-cell office:value-type="float" office:value="263799.14639000001" table:formula="of:=  IF(SUM([.H47];[.J47])&#10;+SUM(['漁業生產量值-漁業種類別魚類別生產量值1'.H47];['漁業生產量值-漁業種類別魚類別生產量值1'.J47];['漁業生產量值-漁業種類別魚類別生產量值1'.L47];['漁業生產量值-漁業種類別魚類別生產量值2'.F47])&#10;+SUM(['漁業生產量值-漁業種類別魚類別生產量值2'.H47];['漁業生產量值-漁業種類別魚類別生產量值2'.J47];['漁業生產量值-漁業種類別魚類別生產量值2'.L47];['漁業生產量值-漁業種類別魚類別生產量值2'.N47])&#10;+SUM(['漁業生產量值-漁業種類別魚類別生產量值3'.J47];['漁業生產量值-漁業種類別魚類別生產量值3'.P47];['漁業生產量值-漁業種類別魚類別生產量值4'.D47];['漁業生產量值-漁業種類別魚類別生產量值4'.F47])&#10;+SUM(['漁業生產量值-漁業種類別魚類別生產量值4'.N47];['漁業生產量值-漁業種類別魚類別生產量值4'.P47];['漁業生產量值-漁業種類別魚類別生產量值5'.D47];['漁業生產量值-漁業種類別魚類別生產量值5'.F47];['漁業生產量值-漁業種類別魚類別生產量值5'.H47])&#10;+SUM(['漁業生產量值-漁業種類別魚類別生產量值6'.D47];['漁業生產量值-漁業種類別魚類別生產量值6'.F47];['漁業生產量值-漁業種類別魚類別生產量值6'.H47])&#10;+SUM(['漁業生產量值-漁業種類別魚類別生產量值6'.J47];['漁業生產量值-漁業種類別魚類別生產量值6'.L47];['漁業生產量值-漁業種類別魚類別生產量值6'.N47];['漁業生產量值-漁業種類別魚類別生產量值6'.P47];['漁業生產量值-漁業種類別魚類別生產量值7'.D47];['漁業生產量值-漁業種類別魚類別生產量值7'.F47];['漁業生產量值-漁業種類別魚類別生產量值7'.H47])&#10;+SUM(['漁業生產量值-漁業種類別魚類別生產量值7'.J47];['漁業生產量值-漁業種類別魚類別生產量值7'.L47];['漁業生產量值-漁業種類別魚類別生產量值7'.N47])&#10;+SUM(['漁業生產量值-漁業種類別魚類別生產量值9'.P47];['漁業生產量值-漁業種類別魚類別生產量值10'.D47])&#10;+SUM(['漁業生產量值-漁業種類別魚類別生產量值10'.P47])&#10;+SUM(['漁業生產量值-漁業種類別魚類別生產量值11'.L47];['漁業生產量值-漁業種類別魚類別生產量值11'.N47];['漁業生產量值-漁業種類別魚類別生產量值11'.P47];['漁業生產量值-漁業種類別魚類別生產量值12'.D47];['漁業生產量值-漁業種類別魚類別生產量值12'.F47])&#10;+SUM(['漁業生產量值-漁業種類別魚類別生產量值12'.P47])&#10;+SUM(['漁業生產量值-漁業種類別魚類別生產量值14'.L47];['漁業生產量值-漁業種類別魚類別生產量值15'.J47])&#10;+SUM(['漁業生產量值-漁業種類別魚類別生產量值15'.L47];['漁業生產量值-漁業種類別魚類別生產量值15'.N47];['漁業生產量值-漁業種類別魚類別生產量值15'.P47];['漁業生產量值-漁業種類別魚類別生產量值16'.D47])=0;&quot;-&quot;;&#10;SUM([.H47];[.J47])&#10;+SUM(['漁業生產量值-漁業種類別魚類別生產量值1'.H47];['漁業生產量值-漁業種類別魚類別生產量值1'.J47];['漁業生產量值-漁業種類別魚類別生產量值1'.L47];['漁業生產量值-漁業種類別魚類別生產量值2'.F47])&#10;+SUM(['漁業生產量值-漁業種類別魚類別生產量值2'.H47];['漁業生產量值-漁業種類別魚類別生產量值2'.J47];['漁業生產量值-漁業種類別魚類別生產量值2'.L47];['漁業生產量值-漁業種類別魚類別生產量值2'.N47])&#10;+SUM(['漁業生產量值-漁業種類別魚類別生產量值3'.J47];['漁業生產量值-漁業種類別魚類別生產量值3'.P47];['漁業生產量值-漁業種類別魚類別生產量值4'.D47];['漁業生產量值-漁業種類別魚類別生產量值4'.F47])&#10;+SUM(['漁業生產量值-漁業種類別魚類別生產量值4'.N47];['漁業生產量值-漁業種類別魚類別生產量值4'.P47];['漁業生產量值-漁業種類別魚類別生產量值5'.D47];['漁業生產量值-漁業種類別魚類別生產量值5'.F47];['漁業生產量值-漁業種類別魚類別生產量值5'.H47])&#10;+SUM(['漁業生產量值-漁業種類別魚類別生產量值6'.D47];['漁業生產量值-漁業種類別魚類別生產量值6'.F47];['漁業生產量值-漁業種類別魚類別生產量值6'.H47])&#10;+SUM(['漁業生產量值-漁業種類別魚類別生產量值6'.J47];['漁業生產量值-漁業種類別魚類別生產量值6'.L47];['漁業生產量值-漁業種類別魚類別生產量值6'.N47];['漁業生產量值-漁業種類別魚類別生產量值6'.P47];['漁業生產量值-漁業種類別魚類別生產量值7'.D47];['漁業生產量值-漁業種類別魚類別生產量值7'.F47];['漁業生產量值-漁業種類別魚類別生產量值7'.H47])&#10;+SUM(['漁業生產量值-漁業種類別魚類別生產量值7'.J47];['漁業生產量值-漁業種類別魚類別生產量值7'.L47];['漁業生產量值-漁業種類別魚類別生產量值7'.N47])&#10;+SUM(['漁業生產量值-漁業種類別魚類別生產量值9'.P47];['漁業生產量值-漁業種類別魚類別生產量值10'.D47])&#10;+SUM(['漁業生產量值-漁業種類別魚類別生產量值10'.P47])&#10;+SUM(['漁業生產量值-漁業種類別魚類別生產量值11'.L47];['漁業生產量值-漁業種類別魚類別生產量值11'.N47];['漁業生產量值-漁業種類別魚類別生產量值11'.P47];['漁業生產量值-漁業種類別魚類別生產量值12'.D47];['漁業生產量值-漁業種類別魚類別生產量值12'.F47])&#10;+SUM(['漁業生產量值-漁業種類別魚類別生產量值12'.P47])&#10;+SUM(['漁業生產量值-漁業種類別魚類別生產量值14'.L47];['漁業生產量值-漁業種類別魚類別生產量值15'.J47])&#10;+SUM(['漁業生產量值-漁業種類別魚類別生產量值15'.L47];['漁業生產量值-漁業種類別魚類別生產量值15'.N47];['漁業生產量值-漁業種類別魚類別生產量值15'.P47];['漁業生產量值-漁業種類別魚類別生產量值16'.D47])&#10;)" table:style-name="ce47">
            <text:p>263,79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7];[.M47];[.O47];['漁業生產量值-漁業種類別魚類別生產量值1'.C47];['漁業生產量值-漁業種類別魚類別生產量值1'.E47])=0;&quot;-&quot;;SUM([.K47];[.M47];[.O47];['漁業生產量值-漁業種類別魚類別生產量值1'.C47];['漁業生產量值-漁業種類別魚類別生產量值1'.E47]))" table:style-name="ce37">
            <text:p>-</text:p>
          </table:table-cell>
          <table:table-cell office:value-type="string" office:string-value="-" table:formula="of:=  IF(SUM([.L47];[.N47];[.P47];['漁業生產量值-漁業種類別魚類別生產量值1'.D47];['漁業生產量值-漁業種類別魚類別生產量值1'.F47])=0;&quot;-&quot;;SUM([.L47];[.N47];[.P47];['漁業生產量值-漁業種類別魚類別生產量值1'.D47];['漁業生產量值-漁業種類別魚類別生產量值1'.F4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float" office:value="916.69051000000002" table:style-name="ce47">
            <text:p>917<text:s/></text:p>
          </table:table-cell>
          <table:table-cell office:value-type="float" office:value="177921.26204" table:style-name="ce47">
            <text:p>177,921<text:s/></text:p>
          </table:table-cell>
          <table:table-cell office:value-type="float" office:value="883.32900999999993" table:formula="of:=  IF(SUM([.G48];[.I48])&#10;+SUM(['漁業生產量值-漁業種類別魚類別生產量值1'.G48];['漁業生產量值-漁業種類別魚類別生產量值1'.I48];['漁業生產量值-漁業種類別魚類別生產量值1'.K48])&#10;+SUM(['漁業生產量值-漁業種類別魚類別生產量值2'.G48];['漁業生產量值-漁業種類別魚類別生產量值2'.I48];['漁業生產量值-漁業種類別魚類別生產量值2'.K48];['漁業生產量值-漁業種類別魚類別生產量值2'.M48])&#10;+SUM(['漁業生產量值-漁業種類別魚類別生產量值3'.I48];['漁業生產量值-漁業種類別魚類別生產量值3'.O48];['漁業生產量值-漁業種類別魚類別生產量值4'.C48];['漁業生產量值-漁業種類別魚類別生產量值4'.E48])&#10;+SUM(['漁業生產量值-漁業種類別魚類別生產量值4'.M48];['漁業生產量值-漁業種類別魚類別生產量值4'.O48];['漁業生產量值-漁業種類別魚類別生產量值5'.C48];['漁業生產量值-漁業種類別魚類別生產量值5'.E48];['漁業生產量值-漁業種類別魚類別生產量值5'.G48])&#10;+SUM(['漁業生產量值-漁業種類別魚類別生產量值6'.C48];['漁業生產量值-漁業種類別魚類別生產量值6'.E48];['漁業生產量值-漁業種類別魚類別生產量值6'.G48])&#10;+SUM(['漁業生產量值-漁業種類別魚類別生產量值6'.I48];['漁業生產量值-漁業種類別魚類別生產量值6'.K48];['漁業生產量值-漁業種類別魚類別生產量值6'.M48];['漁業生產量值-漁業種類別魚類別生產量值6'.O48];['漁業生產量值-漁業種類別魚類別生產量值7'.C48];['漁業生產量值-漁業種類別魚類別生產量值7'.E48];['漁業生產量值-漁業種類別魚類別生產量值7'.G48])&#10;+SUM(['漁業生產量值-漁業種類別魚類別生產量值7'.I48];['漁業生產量值-漁業種類別魚類別生產量值7'.K48];['漁業生產量值-漁業種類別魚類別生產量值7'.M48])&#10;+SUM(['漁業生產量值-漁業種類別魚類別生產量值9'.O48];['漁業生產量值-漁業種類別魚類別生產量值10'.C48])&#10;+SUM(['漁業生產量值-漁業種類別魚類別生產量值10'.O48])&#10;+SUM(['漁業生產量值-漁業種類別魚類別生產量值11'.K48];['漁業生產量值-漁業種類別魚類別生產量值11'.M48];['漁業生產量值-漁業種類別魚類別生產量值11'.O48];['漁業生產量值-漁業種類別魚類別生產量值12'.C48];['漁業生產量值-漁業種類別魚類別生產量值12'.E48])&#10;+SUM(['漁業生產量值-漁業種類別魚類別生產量值12'.O48])&#10;+SUM(['漁業生產量值-漁業種類別魚類別生產量值14'.K48];['漁業生產量值-漁業種類別魚類別生產量值15'.I48])&#10;+SUM(['漁業生產量值-漁業種類別魚類別生產量值15'.K48];['漁業生產量值-漁業種類別魚類別生產量值15'.M48];['漁業生產量值-漁業種類別魚類別生產量值15'.O48];['漁業生產量值-漁業種類別魚類別生產量值16'.C48])=0;&quot;-&quot;;&#10;SUM([.G48];[.I48])&#10;+SUM(['漁業生產量值-漁業種類別魚類別生產量值1'.G48];['漁業生產量值-漁業種類別魚類別生產量值1'.I48];['漁業生產量值-漁業種類別魚類別生產量值1'.K48])&#10;+SUM(['漁業生產量值-漁業種類別魚類別生產量值2'.G48];['漁業生產量值-漁業種類別魚類別生產量值2'.I48];['漁業生產量值-漁業種類別魚類別生產量值2'.K48];['漁業生產量值-漁業種類別魚類別生產量值2'.M48])&#10;+SUM(['漁業生產量值-漁業種類別魚類別生產量值3'.I48];['漁業生產量值-漁業種類別魚類別生產量值3'.O48];['漁業生產量值-漁業種類別魚類別生產量值4'.C48];['漁業生產量值-漁業種類別魚類別生產量值4'.E48])&#10;+SUM(['漁業生產量值-漁業種類別魚類別生產量值4'.M48];['漁業生產量值-漁業種類別魚類別生產量值4'.O48];['漁業生產量值-漁業種類別魚類別生產量值5'.C48];['漁業生產量值-漁業種類別魚類別生產量值5'.E48];['漁業生產量值-漁業種類別魚類別生產量值5'.G48])&#10;+SUM(['漁業生產量值-漁業種類別魚類別生產量值6'.C48];['漁業生產量值-漁業種類別魚類別生產量值6'.E48];['漁業生產量值-漁業種類別魚類別生產量值6'.G48])&#10;+SUM(['漁業生產量值-漁業種類別魚類別生產量值6'.I48];['漁業生產量值-漁業種類別魚類別生產量值6'.K48];['漁業生產量值-漁業種類別魚類別生產量值6'.M48];['漁業生產量值-漁業種類別魚類別生產量值6'.O48];['漁業生產量值-漁業種類別魚類別生產量值7'.C48];['漁業生產量值-漁業種類別魚類別生產量值7'.E48];['漁業生產量值-漁業種類別魚類別生產量值7'.G48])&#10;+SUM(['漁業生產量值-漁業種類別魚類別生產量值7'.I48];['漁業生產量值-漁業種類別魚類別生產量值7'.K48];['漁業生產量值-漁業種類別魚類別生產量值7'.M48])&#10;+SUM(['漁業生產量值-漁業種類別魚類別生產量值9'.O48];['漁業生產量值-漁業種類別魚類別生產量值10'.C48])&#10;+SUM(['漁業生產量值-漁業種類別魚類別生產量值10'.O48])&#10;+SUM(['漁業生產量值-漁業種類別魚類別生產量值11'.K48];['漁業生產量值-漁業種類別魚類別生產量值11'.M48];['漁業生產量值-漁業種類別魚類別生產量值11'.O48];['漁業生產量值-漁業種類別魚類別生產量值12'.C48];['漁業生產量值-漁業種類別魚類別生產量值12'.E48])&#10;+SUM(['漁業生產量值-漁業種類別魚類別生產量值12'.O48])&#10;+SUM(['漁業生產量值-漁業種類別魚類別生產量值14'.K48];['漁業生產量值-漁業種類別魚類別生產量值15'.I48])&#10;+SUM(['漁業生產量值-漁業種類別魚類別生產量值15'.K48];['漁業生產量值-漁業種類別魚類別生產量值15'.M48];['漁業生產量值-漁業種類別魚類別生產量值15'.O48];['漁業生產量值-漁業種類別魚類別生產量值16'.C48])&#10;)" table:style-name="ce47">
            <text:p>883<text:s/></text:p>
          </table:table-cell>
          <table:table-cell office:value-type="float" office:value="166290.39954000001" table:formula="of:=  IF(SUM([.H48];[.J48])&#10;+SUM(['漁業生產量值-漁業種類別魚類別生產量值1'.H48];['漁業生產量值-漁業種類別魚類別生產量值1'.J48];['漁業生產量值-漁業種類別魚類別生產量值1'.L48];['漁業生產量值-漁業種類別魚類別生產量值2'.F48])&#10;+SUM(['漁業生產量值-漁業種類別魚類別生產量值2'.H48];['漁業生產量值-漁業種類別魚類別生產量值2'.J48];['漁業生產量值-漁業種類別魚類別生產量值2'.L48];['漁業生產量值-漁業種類別魚類別生產量值2'.N48])&#10;+SUM(['漁業生產量值-漁業種類別魚類別生產量值3'.J48];['漁業生產量值-漁業種類別魚類別生產量值3'.P48];['漁業生產量值-漁業種類別魚類別生產量值4'.D48];['漁業生產量值-漁業種類別魚類別生產量值4'.F48])&#10;+SUM(['漁業生產量值-漁業種類別魚類別生產量值4'.N48];['漁業生產量值-漁業種類別魚類別生產量值4'.P48];['漁業生產量值-漁業種類別魚類別生產量值5'.D48];['漁業生產量值-漁業種類別魚類別生產量值5'.F48];['漁業生產量值-漁業種類別魚類別生產量值5'.H48])&#10;+SUM(['漁業生產量值-漁業種類別魚類別生產量值6'.D48];['漁業生產量值-漁業種類別魚類別生產量值6'.F48];['漁業生產量值-漁業種類別魚類別生產量值6'.H48])&#10;+SUM(['漁業生產量值-漁業種類別魚類別生產量值6'.J48];['漁業生產量值-漁業種類別魚類別生產量值6'.L48];['漁業生產量值-漁業種類別魚類別生產量值6'.N48];['漁業生產量值-漁業種類別魚類別生產量值6'.P48];['漁業生產量值-漁業種類別魚類別生產量值7'.D48];['漁業生產量值-漁業種類別魚類別生產量值7'.F48];['漁業生產量值-漁業種類別魚類別生產量值7'.H48])&#10;+SUM(['漁業生產量值-漁業種類別魚類別生產量值7'.J48];['漁業生產量值-漁業種類別魚類別生產量值7'.L48];['漁業生產量值-漁業種類別魚類別生產量值7'.N48])&#10;+SUM(['漁業生產量值-漁業種類別魚類別生產量值9'.P48];['漁業生產量值-漁業種類別魚類別生產量值10'.D48])&#10;+SUM(['漁業生產量值-漁業種類別魚類別生產量值10'.P48])&#10;+SUM(['漁業生產量值-漁業種類別魚類別生產量值11'.L48];['漁業生產量值-漁業種類別魚類別生產量值11'.N48];['漁業生產量值-漁業種類別魚類別生產量值11'.P48];['漁業生產量值-漁業種類別魚類別生產量值12'.D48];['漁業生產量值-漁業種類別魚類別生產量值12'.F48])&#10;+SUM(['漁業生產量值-漁業種類別魚類別生產量值12'.P48])&#10;+SUM(['漁業生產量值-漁業種類別魚類別生產量值14'.L48];['漁業生產量值-漁業種類別魚類別生產量值15'.J48])&#10;+SUM(['漁業生產量值-漁業種類別魚類別生產量值15'.L48];['漁業生產量值-漁業種類別魚類別生產量值15'.N48];['漁業生產量值-漁業種類別魚類別生產量值15'.P48];['漁業生產量值-漁業種類別魚類別生產量值16'.D48])=0;&quot;-&quot;;&#10;SUM([.H48];[.J48])&#10;+SUM(['漁業生產量值-漁業種類別魚類別生產量值1'.H48];['漁業生產量值-漁業種類別魚類別生產量值1'.J48];['漁業生產量值-漁業種類別魚類別生產量值1'.L48];['漁業生產量值-漁業種類別魚類別生產量值2'.F48])&#10;+SUM(['漁業生產量值-漁業種類別魚類別生產量值2'.H48];['漁業生產量值-漁業種類別魚類別生產量值2'.J48];['漁業生產量值-漁業種類別魚類別生產量值2'.L48];['漁業生產量值-漁業種類別魚類別生產量值2'.N48])&#10;+SUM(['漁業生產量值-漁業種類別魚類別生產量值3'.J48];['漁業生產量值-漁業種類別魚類別生產量值3'.P48];['漁業生產量值-漁業種類別魚類別生產量值4'.D48];['漁業生產量值-漁業種類別魚類別生產量值4'.F48])&#10;+SUM(['漁業生產量值-漁業種類別魚類別生產量值4'.N48];['漁業生產量值-漁業種類別魚類別生產量值4'.P48];['漁業生產量值-漁業種類別魚類別生產量值5'.D48];['漁業生產量值-漁業種類別魚類別生產量值5'.F48];['漁業生產量值-漁業種類別魚類別生產量值5'.H48])&#10;+SUM(['漁業生產量值-漁業種類別魚類別生產量值6'.D48];['漁業生產量值-漁業種類別魚類別生產量值6'.F48];['漁業生產量值-漁業種類別魚類別生產量值6'.H48])&#10;+SUM(['漁業生產量值-漁業種類別魚類別生產量值6'.J48];['漁業生產量值-漁業種類別魚類別生產量值6'.L48];['漁業生產量值-漁業種類別魚類別生產量值6'.N48];['漁業生產量值-漁業種類別魚類別生產量值6'.P48];['漁業生產量值-漁業種類別魚類別生產量值7'.D48];['漁業生產量值-漁業種類別魚類別生產量值7'.F48];['漁業生產量值-漁業種類別魚類別生產量值7'.H48])&#10;+SUM(['漁業生產量值-漁業種類別魚類別生產量值7'.J48];['漁業生產量值-漁業種類別魚類別生產量值7'.L48];['漁業生產量值-漁業種類別魚類別生產量值7'.N48])&#10;+SUM(['漁業生產量值-漁業種類別魚類別生產量值9'.P48];['漁業生產量值-漁業種類別魚類別生產量值10'.D48])&#10;+SUM(['漁業生產量值-漁業種類別魚類別生產量值10'.P48])&#10;+SUM(['漁業生產量值-漁業種類別魚類別生產量值11'.L48];['漁業生產量值-漁業種類別魚類別生產量值11'.N48];['漁業生產量值-漁業種類別魚類別生產量值11'.P48];['漁業生產量值-漁業種類別魚類別生產量值12'.D48];['漁業生產量值-漁業種類別魚類別生產量值12'.F48])&#10;+SUM(['漁業生產量值-漁業種類別魚類別生產量值12'.P48])&#10;+SUM(['漁業生產量值-漁業種類別魚類別生產量值14'.L48];['漁業生產量值-漁業種類別魚類別生產量值15'.J48])&#10;+SUM(['漁業生產量值-漁業種類別魚類別生產量值15'.L48];['漁業生產量值-漁業種類別魚類別生產量值15'.N48];['漁業生產量值-漁業種類別魚類別生產量值15'.P48];['漁業生產量值-漁業種類別魚類別生產量值16'.D48])&#10;)" table:style-name="ce47">
            <text:p>166,29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8];[.M48];[.O48];['漁業生產量值-漁業種類別魚類別生產量值1'.C48];['漁業生產量值-漁業種類別魚類別生產量值1'.E48])=0;&quot;-&quot;;SUM([.K48];[.M48];[.O48];['漁業生產量值-漁業種類別魚類別生產量值1'.C48];['漁業生產量值-漁業種類別魚類別生產量值1'.E48]))" table:style-name="ce37">
            <text:p>-</text:p>
          </table:table-cell>
          <table:table-cell office:value-type="string" office:string-value="-" table:formula="of:=  IF(SUM([.L48];[.N48];[.P48];['漁業生產量值-漁業種類別魚類別生產量值1'.D48];['漁業生產量值-漁業種類別魚類別生產量值1'.F48])=0;&quot;-&quot;;SUM([.L48];[.N48];[.P48];['漁業生產量值-漁業種類別魚類別生產量值1'.D48];['漁業生產量值-漁業種類別魚類別生產量值1'.F48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float" office:value="123.51421999999999" table:style-name="ce47">
            <text:p>124<text:s/></text:p>
          </table:table-cell>
          <table:table-cell office:value-type="float" office:value="11691.615400000001" table:style-name="ce47">
            <text:p>11,692<text:s/></text:p>
          </table:table-cell>
          <table:table-cell office:value-type="float" office:value="123.51421999999999" table:formula="of:=  IF(SUM([.G49];[.I49])&#10;+SUM(['漁業生產量值-漁業種類別魚類別生產量值1'.G49];['漁業生產量值-漁業種類別魚類別生產量值1'.I49];['漁業生產量值-漁業種類別魚類別生產量值1'.K49])&#10;+SUM(['漁業生產量值-漁業種類別魚類別生產量值2'.G49];['漁業生產量值-漁業種類別魚類別生產量值2'.I49];['漁業生產量值-漁業種類別魚類別生產量值2'.K49];['漁業生產量值-漁業種類別魚類別生產量值2'.M49])&#10;+SUM(['漁業生產量值-漁業種類別魚類別生產量值3'.I49];['漁業生產量值-漁業種類別魚類別生產量值3'.O49];['漁業生產量值-漁業種類別魚類別生產量值4'.C49];['漁業生產量值-漁業種類別魚類別生產量值4'.E49])&#10;+SUM(['漁業生產量值-漁業種類別魚類別生產量值4'.M49];['漁業生產量值-漁業種類別魚類別生產量值4'.O49];['漁業生產量值-漁業種類別魚類別生產量值5'.C49];['漁業生產量值-漁業種類別魚類別生產量值5'.E49];['漁業生產量值-漁業種類別魚類別生產量值5'.G49])&#10;+SUM(['漁業生產量值-漁業種類別魚類別生產量值6'.C49];['漁業生產量值-漁業種類別魚類別生產量值6'.E49];['漁業生產量值-漁業種類別魚類別生產量值6'.G49])&#10;+SUM(['漁業生產量值-漁業種類別魚類別生產量值6'.I49];['漁業生產量值-漁業種類別魚類別生產量值6'.K49];['漁業生產量值-漁業種類別魚類別生產量值6'.M49];['漁業生產量值-漁業種類別魚類別生產量值6'.O49];['漁業生產量值-漁業種類別魚類別生產量值7'.C49];['漁業生產量值-漁業種類別魚類別生產量值7'.E49];['漁業生產量值-漁業種類別魚類別生產量值7'.G49])&#10;+SUM(['漁業生產量值-漁業種類別魚類別生產量值7'.I49];['漁業生產量值-漁業種類別魚類別生產量值7'.K49];['漁業生產量值-漁業種類別魚類別生產量值7'.M49])&#10;+SUM(['漁業生產量值-漁業種類別魚類別生產量值9'.O49];['漁業生產量值-漁業種類別魚類別生產量值10'.C49])&#10;+SUM(['漁業生產量值-漁業種類別魚類別生產量值10'.O49])&#10;+SUM(['漁業生產量值-漁業種類別魚類別生產量值11'.K49];['漁業生產量值-漁業種類別魚類別生產量值11'.M49];['漁業生產量值-漁業種類別魚類別生產量值11'.O49];['漁業生產量值-漁業種類別魚類別生產量值12'.C49];['漁業生產量值-漁業種類別魚類別生產量值12'.E49])&#10;+SUM(['漁業生產量值-漁業種類別魚類別生產量值12'.O49])&#10;+SUM(['漁業生產量值-漁業種類別魚類別生產量值14'.K49];['漁業生產量值-漁業種類別魚類別生產量值15'.I49])&#10;+SUM(['漁業生產量值-漁業種類別魚類別生產量值15'.K49];['漁業生產量值-漁業種類別魚類別生產量值15'.M49];['漁業生產量值-漁業種類別魚類別生產量值15'.O49];['漁業生產量值-漁業種類別魚類別生產量值16'.C49])=0;&quot;-&quot;;&#10;SUM([.G49];[.I49])&#10;+SUM(['漁業生產量值-漁業種類別魚類別生產量值1'.G49];['漁業生產量值-漁業種類別魚類別生產量值1'.I49];['漁業生產量值-漁業種類別魚類別生產量值1'.K49])&#10;+SUM(['漁業生產量值-漁業種類別魚類別生產量值2'.G49];['漁業生產量值-漁業種類別魚類別生產量值2'.I49];['漁業生產量值-漁業種類別魚類別生產量值2'.K49];['漁業生產量值-漁業種類別魚類別生產量值2'.M49])&#10;+SUM(['漁業生產量值-漁業種類別魚類別生產量值3'.I49];['漁業生產量值-漁業種類別魚類別生產量值3'.O49];['漁業生產量值-漁業種類別魚類別生產量值4'.C49];['漁業生產量值-漁業種類別魚類別生產量值4'.E49])&#10;+SUM(['漁業生產量值-漁業種類別魚類別生產量值4'.M49];['漁業生產量值-漁業種類別魚類別生產量值4'.O49];['漁業生產量值-漁業種類別魚類別生產量值5'.C49];['漁業生產量值-漁業種類別魚類別生產量值5'.E49];['漁業生產量值-漁業種類別魚類別生產量值5'.G49])&#10;+SUM(['漁業生產量值-漁業種類別魚類別生產量值6'.C49];['漁業生產量值-漁業種類別魚類別生產量值6'.E49];['漁業生產量值-漁業種類別魚類別生產量值6'.G49])&#10;+SUM(['漁業生產量值-漁業種類別魚類別生產量值6'.I49];['漁業生產量值-漁業種類別魚類別生產量值6'.K49];['漁業生產量值-漁業種類別魚類別生產量值6'.M49];['漁業生產量值-漁業種類別魚類別生產量值6'.O49];['漁業生產量值-漁業種類別魚類別生產量值7'.C49];['漁業生產量值-漁業種類別魚類別生產量值7'.E49];['漁業生產量值-漁業種類別魚類別生產量值7'.G49])&#10;+SUM(['漁業生產量值-漁業種類別魚類別生產量值7'.I49];['漁業生產量值-漁業種類別魚類別生產量值7'.K49];['漁業生產量值-漁業種類別魚類別生產量值7'.M49])&#10;+SUM(['漁業生產量值-漁業種類別魚類別生產量值9'.O49];['漁業生產量值-漁業種類別魚類別生產量值10'.C49])&#10;+SUM(['漁業生產量值-漁業種類別魚類別生產量值10'.O49])&#10;+SUM(['漁業生產量值-漁業種類別魚類別生產量值11'.K49];['漁業生產量值-漁業種類別魚類別生產量值11'.M49];['漁業生產量值-漁業種類別魚類別生產量值11'.O49];['漁業生產量值-漁業種類別魚類別生產量值12'.C49];['漁業生產量值-漁業種類別魚類別生產量值12'.E49])&#10;+SUM(['漁業生產量值-漁業種類別魚類別生產量值12'.O49])&#10;+SUM(['漁業生產量值-漁業種類別魚類別生產量值14'.K49];['漁業生產量值-漁業種類別魚類別生產量值15'.I49])&#10;+SUM(['漁業生產量值-漁業種類別魚類別生產量值15'.K49];['漁業生產量值-漁業種類別魚類別生產量值15'.M49];['漁業生產量值-漁業種類別魚類別生產量值15'.O49];['漁業生產量值-漁業種類別魚類別生產量值16'.C49])&#10;)" table:style-name="ce47">
            <text:p>124<text:s/></text:p>
          </table:table-cell>
          <table:table-cell office:value-type="float" office:value="11691.615400000001" table:formula="of:=  IF(SUM([.H49];[.J49])&#10;+SUM(['漁業生產量值-漁業種類別魚類別生產量值1'.H49];['漁業生產量值-漁業種類別魚類別生產量值1'.J49];['漁業生產量值-漁業種類別魚類別生產量值1'.L49];['漁業生產量值-漁業種類別魚類別生產量值2'.F49])&#10;+SUM(['漁業生產量值-漁業種類別魚類別生產量值2'.H49];['漁業生產量值-漁業種類別魚類別生產量值2'.J49];['漁業生產量值-漁業種類別魚類別生產量值2'.L49];['漁業生產量值-漁業種類別魚類別生產量值2'.N49])&#10;+SUM(['漁業生產量值-漁業種類別魚類別生產量值3'.J49];['漁業生產量值-漁業種類別魚類別生產量值3'.P49];['漁業生產量值-漁業種類別魚類別生產量值4'.D49];['漁業生產量值-漁業種類別魚類別生產量值4'.F49])&#10;+SUM(['漁業生產量值-漁業種類別魚類別生產量值4'.N49];['漁業生產量值-漁業種類別魚類別生產量值4'.P49];['漁業生產量值-漁業種類別魚類別生產量值5'.D49];['漁業生產量值-漁業種類別魚類別生產量值5'.F49];['漁業生產量值-漁業種類別魚類別生產量值5'.H49])&#10;+SUM(['漁業生產量值-漁業種類別魚類別生產量值6'.D49];['漁業生產量值-漁業種類別魚類別生產量值6'.F49];['漁業生產量值-漁業種類別魚類別生產量值6'.H49])&#10;+SUM(['漁業生產量值-漁業種類別魚類別生產量值6'.J49];['漁業生產量值-漁業種類別魚類別生產量值6'.L49];['漁業生產量值-漁業種類別魚類別生產量值6'.N49];['漁業生產量值-漁業種類別魚類別生產量值6'.P49];['漁業生產量值-漁業種類別魚類別生產量值7'.D49];['漁業生產量值-漁業種類別魚類別生產量值7'.F49];['漁業生產量值-漁業種類別魚類別生產量值7'.H49])&#10;+SUM(['漁業生產量值-漁業種類別魚類別生產量值7'.J49];['漁業生產量值-漁業種類別魚類別生產量值7'.L49];['漁業生產量值-漁業種類別魚類別生產量值7'.N49])&#10;+SUM(['漁業生產量值-漁業種類別魚類別生產量值9'.P49];['漁業生產量值-漁業種類別魚類別生產量值10'.D49])&#10;+SUM(['漁業生產量值-漁業種類別魚類別生產量值10'.P49])&#10;+SUM(['漁業生產量值-漁業種類別魚類別生產量值11'.L49];['漁業生產量值-漁業種類別魚類別生產量值11'.N49];['漁業生產量值-漁業種類別魚類別生產量值11'.P49];['漁業生產量值-漁業種類別魚類別生產量值12'.D49];['漁業生產量值-漁業種類別魚類別生產量值12'.F49])&#10;+SUM(['漁業生產量值-漁業種類別魚類別生產量值12'.P49])&#10;+SUM(['漁業生產量值-漁業種類別魚類別生產量值14'.L49];['漁業生產量值-漁業種類別魚類別生產量值15'.J49])&#10;+SUM(['漁業生產量值-漁業種類別魚類別生產量值15'.L49];['漁業生產量值-漁業種類別魚類別生產量值15'.N49];['漁業生產量值-漁業種類別魚類別生產量值15'.P49];['漁業生產量值-漁業種類別魚類別生產量值16'.D49])=0;&quot;-&quot;;&#10;SUM([.H49];[.J49])&#10;+SUM(['漁業生產量值-漁業種類別魚類別生產量值1'.H49];['漁業生產量值-漁業種類別魚類別生產量值1'.J49];['漁業生產量值-漁業種類別魚類別生產量值1'.L49];['漁業生產量值-漁業種類別魚類別生產量值2'.F49])&#10;+SUM(['漁業生產量值-漁業種類別魚類別生產量值2'.H49];['漁業生產量值-漁業種類別魚類別生產量值2'.J49];['漁業生產量值-漁業種類別魚類別生產量值2'.L49];['漁業生產量值-漁業種類別魚類別生產量值2'.N49])&#10;+SUM(['漁業生產量值-漁業種類別魚類別生產量值3'.J49];['漁業生產量值-漁業種類別魚類別生產量值3'.P49];['漁業生產量值-漁業種類別魚類別生產量值4'.D49];['漁業生產量值-漁業種類別魚類別生產量值4'.F49])&#10;+SUM(['漁業生產量值-漁業種類別魚類別生產量值4'.N49];['漁業生產量值-漁業種類別魚類別生產量值4'.P49];['漁業生產量值-漁業種類別魚類別生產量值5'.D49];['漁業生產量值-漁業種類別魚類別生產量值5'.F49];['漁業生產量值-漁業種類別魚類別生產量值5'.H49])&#10;+SUM(['漁業生產量值-漁業種類別魚類別生產量值6'.D49];['漁業生產量值-漁業種類別魚類別生產量值6'.F49];['漁業生產量值-漁業種類別魚類別生產量值6'.H49])&#10;+SUM(['漁業生產量值-漁業種類別魚類別生產量值6'.J49];['漁業生產量值-漁業種類別魚類別生產量值6'.L49];['漁業生產量值-漁業種類別魚類別生產量值6'.N49];['漁業生產量值-漁業種類別魚類別生產量值6'.P49];['漁業生產量值-漁業種類別魚類別生產量值7'.D49];['漁業生產量值-漁業種類別魚類別生產量值7'.F49];['漁業生產量值-漁業種類別魚類別生產量值7'.H49])&#10;+SUM(['漁業生產量值-漁業種類別魚類別生產量值7'.J49];['漁業生產量值-漁業種類別魚類別生產量值7'.L49];['漁業生產量值-漁業種類別魚類別生產量值7'.N49])&#10;+SUM(['漁業生產量值-漁業種類別魚類別生產量值9'.P49];['漁業生產量值-漁業種類別魚類別生產量值10'.D49])&#10;+SUM(['漁業生產量值-漁業種類別魚類別生產量值10'.P49])&#10;+SUM(['漁業生產量值-漁業種類別魚類別生產量值11'.L49];['漁業生產量值-漁業種類別魚類別生產量值11'.N49];['漁業生產量值-漁業種類別魚類別生產量值11'.P49];['漁業生產量值-漁業種類別魚類別生產量值12'.D49];['漁業生產量值-漁業種類別魚類別生產量值12'.F49])&#10;+SUM(['漁業生產量值-漁業種類別魚類別生產量值12'.P49])&#10;+SUM(['漁業生產量值-漁業種類別魚類別生產量值14'.L49];['漁業生產量值-漁業種類別魚類別生產量值15'.J49])&#10;+SUM(['漁業生產量值-漁業種類別魚類別生產量值15'.L49];['漁業生產量值-漁業種類別魚類別生產量值15'.N49];['漁業生產量值-漁業種類別魚類別生產量值15'.P49];['漁業生產量值-漁業種類別魚類別生產量值16'.D49])&#10;)" table:style-name="ce47">
            <text:p>11,69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9];[.M49];[.O49];['漁業生產量值-漁業種類別魚類別生產量值1'.C49];['漁業生產量值-漁業種類別魚類別生產量值1'.E49])=0;&quot;-&quot;;SUM([.K49];[.M49];[.O49];['漁業生產量值-漁業種類別魚類別生產量值1'.C49];['漁業生產量值-漁業種類別魚類別生產量值1'.E49]))" table:style-name="ce37">
            <text:p>-</text:p>
          </table:table-cell>
          <table:table-cell office:value-type="string" office:string-value="-" table:formula="of:=  IF(SUM([.L49];[.N49];[.P49];['漁業生產量值-漁業種類別魚類別生產量值1'.D49];['漁業生產量值-漁業種類別魚類別生產量值1'.F49])=0;&quot;-&quot;;SUM([.L49];[.N49];[.P49];['漁業生產量值-漁業種類別魚類別生產量值1'.D49];['漁業生產量值-漁業種類別魚類別生產量值1'.F4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float" office:value="605.03420000000006" table:style-name="ce47">
            <text:p>605<text:s/></text:p>
          </table:table-cell>
          <table:table-cell office:value-type="float" office:value="107758.2751" table:style-name="ce47">
            <text:p>107,758<text:s/></text:p>
          </table:table-cell>
          <table:table-cell office:value-type="float" office:value="605.03420000000006" table:formula="of:=  IF(SUM([.G50];[.I50])&#10;+SUM(['漁業生產量值-漁業種類別魚類別生產量值1'.G50];['漁業生產量值-漁業種類別魚類別生產量值1'.I50];['漁業生產量值-漁業種類別魚類別生產量值1'.K50])&#10;+SUM(['漁業生產量值-漁業種類別魚類別生產量值2'.G50];['漁業生產量值-漁業種類別魚類別生產量值2'.I50];['漁業生產量值-漁業種類別魚類別生產量值2'.K50];['漁業生產量值-漁業種類別魚類別生產量值2'.M50])&#10;+SUM(['漁業生產量值-漁業種類別魚類別生產量值3'.I50];['漁業生產量值-漁業種類別魚類別生產量值3'.O50];['漁業生產量值-漁業種類別魚類別生產量值4'.C50];['漁業生產量值-漁業種類別魚類別生產量值4'.E50])&#10;+SUM(['漁業生產量值-漁業種類別魚類別生產量值4'.M50];['漁業生產量值-漁業種類別魚類別生產量值4'.O50];['漁業生產量值-漁業種類別魚類別生產量值5'.C50];['漁業生產量值-漁業種類別魚類別生產量值5'.E50];['漁業生產量值-漁業種類別魚類別生產量值5'.G50])&#10;+SUM(['漁業生產量值-漁業種類別魚類別生產量值6'.C50];['漁業生產量值-漁業種類別魚類別生產量值6'.E50];['漁業生產量值-漁業種類別魚類別生產量值6'.G50])&#10;+SUM(['漁業生產量值-漁業種類別魚類別生產量值6'.I50];['漁業生產量值-漁業種類別魚類別生產量值6'.K50];['漁業生產量值-漁業種類別魚類別生產量值6'.M50];['漁業生產量值-漁業種類別魚類別生產量值6'.O50];['漁業生產量值-漁業種類別魚類別生產量值7'.C50];['漁業生產量值-漁業種類別魚類別生產量值7'.E50];['漁業生產量值-漁業種類別魚類別生產量值7'.G50])&#10;+SUM(['漁業生產量值-漁業種類別魚類別生產量值7'.I50];['漁業生產量值-漁業種類別魚類別生產量值7'.K50];['漁業生產量值-漁業種類別魚類別生產量值7'.M50])&#10;+SUM(['漁業生產量值-漁業種類別魚類別生產量值9'.O50];['漁業生產量值-漁業種類別魚類別生產量值10'.C50])&#10;+SUM(['漁業生產量值-漁業種類別魚類別生產量值10'.O50])&#10;+SUM(['漁業生產量值-漁業種類別魚類別生產量值11'.K50];['漁業生產量值-漁業種類別魚類別生產量值11'.M50];['漁業生產量值-漁業種類別魚類別生產量值11'.O50];['漁業生產量值-漁業種類別魚類別生產量值12'.C50];['漁業生產量值-漁業種類別魚類別生產量值12'.E50])&#10;+SUM(['漁業生產量值-漁業種類別魚類別生產量值12'.O50])&#10;+SUM(['漁業生產量值-漁業種類別魚類別生產量值14'.K50];['漁業生產量值-漁業種類別魚類別生產量值15'.I50])&#10;+SUM(['漁業生產量值-漁業種類別魚類別生產量值15'.K50];['漁業生產量值-漁業種類別魚類別生產量值15'.M50];['漁業生產量值-漁業種類別魚類別生產量值15'.O50];['漁業生產量值-漁業種類別魚類別生產量值16'.C50])=0;&quot;-&quot;;&#10;SUM([.G50];[.I50])&#10;+SUM(['漁業生產量值-漁業種類別魚類別生產量值1'.G50];['漁業生產量值-漁業種類別魚類別生產量值1'.I50];['漁業生產量值-漁業種類別魚類別生產量值1'.K50])&#10;+SUM(['漁業生產量值-漁業種類別魚類別生產量值2'.G50];['漁業生產量值-漁業種類別魚類別生產量值2'.I50];['漁業生產量值-漁業種類別魚類別生產量值2'.K50];['漁業生產量值-漁業種類別魚類別生產量值2'.M50])&#10;+SUM(['漁業生產量值-漁業種類別魚類別生產量值3'.I50];['漁業生產量值-漁業種類別魚類別生產量值3'.O50];['漁業生產量值-漁業種類別魚類別生產量值4'.C50];['漁業生產量值-漁業種類別魚類別生產量值4'.E50])&#10;+SUM(['漁業生產量值-漁業種類別魚類別生產量值4'.M50];['漁業生產量值-漁業種類別魚類別生產量值4'.O50];['漁業生產量值-漁業種類別魚類別生產量值5'.C50];['漁業生產量值-漁業種類別魚類別生產量值5'.E50];['漁業生產量值-漁業種類別魚類別生產量值5'.G50])&#10;+SUM(['漁業生產量值-漁業種類別魚類別生產量值6'.C50];['漁業生產量值-漁業種類別魚類別生產量值6'.E50];['漁業生產量值-漁業種類別魚類別生產量值6'.G50])&#10;+SUM(['漁業生產量值-漁業種類別魚類別生產量值6'.I50];['漁業生產量值-漁業種類別魚類別生產量值6'.K50];['漁業生產量值-漁業種類別魚類別生產量值6'.M50];['漁業生產量值-漁業種類別魚類別生產量值6'.O50];['漁業生產量值-漁業種類別魚類別生產量值7'.C50];['漁業生產量值-漁業種類別魚類別生產量值7'.E50];['漁業生產量值-漁業種類別魚類別生產量值7'.G50])&#10;+SUM(['漁業生產量值-漁業種類別魚類別生產量值7'.I50];['漁業生產量值-漁業種類別魚類別生產量值7'.K50];['漁業生產量值-漁業種類別魚類別生產量值7'.M50])&#10;+SUM(['漁業生產量值-漁業種類別魚類別生產量值9'.O50];['漁業生產量值-漁業種類別魚類別生產量值10'.C50])&#10;+SUM(['漁業生產量值-漁業種類別魚類別生產量值10'.O50])&#10;+SUM(['漁業生產量值-漁業種類別魚類別生產量值11'.K50];['漁業生產量值-漁業種類別魚類別生產量值11'.M50];['漁業生產量值-漁業種類別魚類別生產量值11'.O50];['漁業生產量值-漁業種類別魚類別生產量值12'.C50];['漁業生產量值-漁業種類別魚類別生產量值12'.E50])&#10;+SUM(['漁業生產量值-漁業種類別魚類別生產量值12'.O50])&#10;+SUM(['漁業生產量值-漁業種類別魚類別生產量值14'.K50];['漁業生產量值-漁業種類別魚類別生產量值15'.I50])&#10;+SUM(['漁業生產量值-漁業種類別魚類別生產量值15'.K50];['漁業生產量值-漁業種類別魚類別生產量值15'.M50];['漁業生產量值-漁業種類別魚類別生產量值15'.O50];['漁業生產量值-漁業種類別魚類別生產量值16'.C50])&#10;)" table:style-name="ce47">
            <text:p>605<text:s/></text:p>
          </table:table-cell>
          <table:table-cell office:value-type="float" office:value="107758.2751" table:formula="of:=  IF(SUM([.H50];[.J50])&#10;+SUM(['漁業生產量值-漁業種類別魚類別生產量值1'.H50];['漁業生產量值-漁業種類別魚類別生產量值1'.J50];['漁業生產量值-漁業種類別魚類別生產量值1'.L50];['漁業生產量值-漁業種類別魚類別生產量值2'.F50])&#10;+SUM(['漁業生產量值-漁業種類別魚類別生產量值2'.H50];['漁業生產量值-漁業種類別魚類別生產量值2'.J50];['漁業生產量值-漁業種類別魚類別生產量值2'.L50];['漁業生產量值-漁業種類別魚類別生產量值2'.N50])&#10;+SUM(['漁業生產量值-漁業種類別魚類別生產量值3'.J50];['漁業生產量值-漁業種類別魚類別生產量值3'.P50];['漁業生產量值-漁業種類別魚類別生產量值4'.D50];['漁業生產量值-漁業種類別魚類別生產量值4'.F50])&#10;+SUM(['漁業生產量值-漁業種類別魚類別生產量值4'.N50];['漁業生產量值-漁業種類別魚類別生產量值4'.P50];['漁業生產量值-漁業種類別魚類別生產量值5'.D50];['漁業生產量值-漁業種類別魚類別生產量值5'.F50];['漁業生產量值-漁業種類別魚類別生產量值5'.H50])&#10;+SUM(['漁業生產量值-漁業種類別魚類別生產量值6'.D50];['漁業生產量值-漁業種類別魚類別生產量值6'.F50];['漁業生產量值-漁業種類別魚類別生產量值6'.H50])&#10;+SUM(['漁業生產量值-漁業種類別魚類別生產量值6'.J50];['漁業生產量值-漁業種類別魚類別生產量值6'.L50];['漁業生產量值-漁業種類別魚類別生產量值6'.N50];['漁業生產量值-漁業種類別魚類別生產量值6'.P50];['漁業生產量值-漁業種類別魚類別生產量值7'.D50];['漁業生產量值-漁業種類別魚類別生產量值7'.F50];['漁業生產量值-漁業種類別魚類別生產量值7'.H50])&#10;+SUM(['漁業生產量值-漁業種類別魚類別生產量值7'.J50];['漁業生產量值-漁業種類別魚類別生產量值7'.L50];['漁業生產量值-漁業種類別魚類別生產量值7'.N50])&#10;+SUM(['漁業生產量值-漁業種類別魚類別生產量值9'.P50];['漁業生產量值-漁業種類別魚類別生產量值10'.D50])&#10;+SUM(['漁業生產量值-漁業種類別魚類別生產量值10'.P50])&#10;+SUM(['漁業生產量值-漁業種類別魚類別生產量值11'.L50];['漁業生產量值-漁業種類別魚類別生產量值11'.N50];['漁業生產量值-漁業種類別魚類別生產量值11'.P50];['漁業生產量值-漁業種類別魚類別生產量值12'.D50];['漁業生產量值-漁業種類別魚類別生產量值12'.F50])&#10;+SUM(['漁業生產量值-漁業種類別魚類別生產量值12'.P50])&#10;+SUM(['漁業生產量值-漁業種類別魚類別生產量值14'.L50];['漁業生產量值-漁業種類別魚類別生產量值15'.J50])&#10;+SUM(['漁業生產量值-漁業種類別魚類別生產量值15'.L50];['漁業生產量值-漁業種類別魚類別生產量值15'.N50];['漁業生產量值-漁業種類別魚類別生產量值15'.P50];['漁業生產量值-漁業種類別魚類別生產量值16'.D50])=0;&quot;-&quot;;&#10;SUM([.H50];[.J50])&#10;+SUM(['漁業生產量值-漁業種類別魚類別生產量值1'.H50];['漁業生產量值-漁業種類別魚類別生產量值1'.J50];['漁業生產量值-漁業種類別魚類別生產量值1'.L50];['漁業生產量值-漁業種類別魚類別生產量值2'.F50])&#10;+SUM(['漁業生產量值-漁業種類別魚類別生產量值2'.H50];['漁業生產量值-漁業種類別魚類別生產量值2'.J50];['漁業生產量值-漁業種類別魚類別生產量值2'.L50];['漁業生產量值-漁業種類別魚類別生產量值2'.N50])&#10;+SUM(['漁業生產量值-漁業種類別魚類別生產量值3'.J50];['漁業生產量值-漁業種類別魚類別生產量值3'.P50];['漁業生產量值-漁業種類別魚類別生產量值4'.D50];['漁業生產量值-漁業種類別魚類別生產量值4'.F50])&#10;+SUM(['漁業生產量值-漁業種類別魚類別生產量值4'.N50];['漁業生產量值-漁業種類別魚類別生產量值4'.P50];['漁業生產量值-漁業種類別魚類別生產量值5'.D50];['漁業生產量值-漁業種類別魚類別生產量值5'.F50];['漁業生產量值-漁業種類別魚類別生產量值5'.H50])&#10;+SUM(['漁業生產量值-漁業種類別魚類別生產量值6'.D50];['漁業生產量值-漁業種類別魚類別生產量值6'.F50];['漁業生產量值-漁業種類別魚類別生產量值6'.H50])&#10;+SUM(['漁業生產量值-漁業種類別魚類別生產量值6'.J50];['漁業生產量值-漁業種類別魚類別生產量值6'.L50];['漁業生產量值-漁業種類別魚類別生產量值6'.N50];['漁業生產量值-漁業種類別魚類別生產量值6'.P50];['漁業生產量值-漁業種類別魚類別生產量值7'.D50];['漁業生產量值-漁業種類別魚類別生產量值7'.F50];['漁業生產量值-漁業種類別魚類別生產量值7'.H50])&#10;+SUM(['漁業生產量值-漁業種類別魚類別生產量值7'.J50];['漁業生產量值-漁業種類別魚類別生產量值7'.L50];['漁業生產量值-漁業種類別魚類別生產量值7'.N50])&#10;+SUM(['漁業生產量值-漁業種類別魚類別生產量值9'.P50];['漁業生產量值-漁業種類別魚類別生產量值10'.D50])&#10;+SUM(['漁業生產量值-漁業種類別魚類別生產量值10'.P50])&#10;+SUM(['漁業生產量值-漁業種類別魚類別生產量值11'.L50];['漁業生產量值-漁業種類別魚類別生產量值11'.N50];['漁業生產量值-漁業種類別魚類別生產量值11'.P50];['漁業生產量值-漁業種類別魚類別生產量值12'.D50];['漁業生產量值-漁業種類別魚類別生產量值12'.F50])&#10;+SUM(['漁業生產量值-漁業種類別魚類別生產量值12'.P50])&#10;+SUM(['漁業生產量值-漁業種類別魚類別生產量值14'.L50];['漁業生產量值-漁業種類別魚類別生產量值15'.J50])&#10;+SUM(['漁業生產量值-漁業種類別魚類別生產量值15'.L50];['漁業生產量值-漁業種類別魚類別生產量值15'.N50];['漁業生產量值-漁業種類別魚類別生產量值15'.P50];['漁業生產量值-漁業種類別魚類別生產量值16'.D50])&#10;)" table:style-name="ce47">
            <text:p>107,75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50];[.M50];[.O50];['漁業生產量值-漁業種類別魚類別生產量值1'.C50];['漁業生產量值-漁業種類別魚類別生產量值1'.E50])=0;&quot;-&quot;;SUM([.K50];[.M50];[.O50];['漁業生產量值-漁業種類別魚類別生產量值1'.C50];['漁業生產量值-漁業種類別魚類別生產量值1'.E50]))" table:style-name="ce37">
            <text:p>-</text:p>
          </table:table-cell>
          <table:table-cell office:value-type="string" office:string-value="-" table:formula="of:=  IF(SUM([.L50];[.N50];[.P50];['漁業生產量值-漁業種類別魚類別生產量值1'.D50];['漁業生產量值-漁業種類別魚類別生產量值1'.F50])=0;&quot;-&quot;;SUM([.L50];[.N50];[.P50];['漁業生產量值-漁業種類別魚類別生產量值1'.D50];['漁業生產量值-漁業種類別魚類別生產量值1'.F50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float" office:value="246.17" table:style-name="ce47">
            <text:p>246<text:s/></text:p>
          </table:table-cell>
          <table:table-cell office:value-type="float" office:value="56253.25" table:style-name="ce47">
            <text:p>56,253<text:s/></text:p>
          </table:table-cell>
          <table:table-cell office:value-type="float" office:value="244.14000000000001" table:formula="of:=  IF(SUM([.G51];[.I51])&#10;+SUM(['漁業生產量值-漁業種類別魚類別生產量值1'.G51];['漁業生產量值-漁業種類別魚類別生產量值1'.I51];['漁業生產量值-漁業種類別魚類別生產量值1'.K51])&#10;+SUM(['漁業生產量值-漁業種類別魚類別生產量值2'.G51];['漁業生產量值-漁業種類別魚類別生產量值2'.I51];['漁業生產量值-漁業種類別魚類別生產量值2'.K51];['漁業生產量值-漁業種類別魚類別生產量值2'.M51])&#10;+SUM(['漁業生產量值-漁業種類別魚類別生產量值3'.I51];['漁業生產量值-漁業種類別魚類別生產量值3'.O51];['漁業生產量值-漁業種類別魚類別生產量值4'.C51];['漁業生產量值-漁業種類別魚類別生產量值4'.E51])&#10;+SUM(['漁業生產量值-漁業種類別魚類別生產量值4'.M51];['漁業生產量值-漁業種類別魚類別生產量值4'.O51];['漁業生產量值-漁業種類別魚類別生產量值5'.C51];['漁業生產量值-漁業種類別魚類別生產量值5'.E51];['漁業生產量值-漁業種類別魚類別生產量值5'.G51])&#10;+SUM(['漁業生產量值-漁業種類別魚類別生產量值6'.C51];['漁業生產量值-漁業種類別魚類別生產量值6'.E51];['漁業生產量值-漁業種類別魚類別生產量值6'.G51])&#10;+SUM(['漁業生產量值-漁業種類別魚類別生產量值6'.I51];['漁業生產量值-漁業種類別魚類別生產量值6'.K51];['漁業生產量值-漁業種類別魚類別生產量值6'.M51];['漁業生產量值-漁業種類別魚類別生產量值6'.O51];['漁業生產量值-漁業種類別魚類別生產量值7'.C51];['漁業生產量值-漁業種類別魚類別生產量值7'.E51];['漁業生產量值-漁業種類別魚類別生產量值7'.G51])&#10;+SUM(['漁業生產量值-漁業種類別魚類別生產量值7'.I51];['漁業生產量值-漁業種類別魚類別生產量值7'.K51];['漁業生產量值-漁業種類別魚類別生產量值7'.M51])&#10;+SUM(['漁業生產量值-漁業種類別魚類別生產量值9'.O51];['漁業生產量值-漁業種類別魚類別生產量值10'.C51])&#10;+SUM(['漁業生產量值-漁業種類別魚類別生產量值10'.O51])&#10;+SUM(['漁業生產量值-漁業種類別魚類別生產量值11'.K51];['漁業生產量值-漁業種類別魚類別生產量值11'.M51];['漁業生產量值-漁業種類別魚類別生產量值11'.O51];['漁業生產量值-漁業種類別魚類別生產量值12'.C51];['漁業生產量值-漁業種類別魚類別生產量值12'.E51])&#10;+SUM(['漁業生產量值-漁業種類別魚類別生產量值12'.O51])&#10;+SUM(['漁業生產量值-漁業種類別魚類別生產量值14'.K51];['漁業生產量值-漁業種類別魚類別生產量值15'.I51])&#10;+SUM(['漁業生產量值-漁業種類別魚類別生產量值15'.K51];['漁業生產量值-漁業種類別魚類別生產量值15'.M51];['漁業生產量值-漁業種類別魚類別生產量值15'.O51];['漁業生產量值-漁業種類別魚類別生產量值16'.C51])=0;&quot;-&quot;;&#10;SUM([.G51];[.I51])&#10;+SUM(['漁業生產量值-漁業種類別魚類別生產量值1'.G51];['漁業生產量值-漁業種類別魚類別生產量值1'.I51];['漁業生產量值-漁業種類別魚類別生產量值1'.K51])&#10;+SUM(['漁業生產量值-漁業種類別魚類別生產量值2'.G51];['漁業生產量值-漁業種類別魚類別生產量值2'.I51];['漁業生產量值-漁業種類別魚類別生產量值2'.K51];['漁業生產量值-漁業種類別魚類別生產量值2'.M51])&#10;+SUM(['漁業生產量值-漁業種類別魚類別生產量值3'.I51];['漁業生產量值-漁業種類別魚類別生產量值3'.O51];['漁業生產量值-漁業種類別魚類別生產量值4'.C51];['漁業生產量值-漁業種類別魚類別生產量值4'.E51])&#10;+SUM(['漁業生產量值-漁業種類別魚類別生產量值4'.M51];['漁業生產量值-漁業種類別魚類別生產量值4'.O51];['漁業生產量值-漁業種類別魚類別生產量值5'.C51];['漁業生產量值-漁業種類別魚類別生產量值5'.E51];['漁業生產量值-漁業種類別魚類別生產量值5'.G51])&#10;+SUM(['漁業生產量值-漁業種類別魚類別生產量值6'.C51];['漁業生產量值-漁業種類別魚類別生產量值6'.E51];['漁業生產量值-漁業種類別魚類別生產量值6'.G51])&#10;+SUM(['漁業生產量值-漁業種類別魚類別生產量值6'.I51];['漁業生產量值-漁業種類別魚類別生產量值6'.K51];['漁業生產量值-漁業種類別魚類別生產量值6'.M51];['漁業生產量值-漁業種類別魚類別生產量值6'.O51];['漁業生產量值-漁業種類別魚類別生產量值7'.C51];['漁業生產量值-漁業種類別魚類別生產量值7'.E51];['漁業生產量值-漁業種類別魚類別生產量值7'.G51])&#10;+SUM(['漁業生產量值-漁業種類別魚類別生產量值7'.I51];['漁業生產量值-漁業種類別魚類別生產量值7'.K51];['漁業生產量值-漁業種類別魚類別生產量值7'.M51])&#10;+SUM(['漁業生產量值-漁業種類別魚類別生產量值9'.O51];['漁業生產量值-漁業種類別魚類別生產量值10'.C51])&#10;+SUM(['漁業生產量值-漁業種類別魚類別生產量值10'.O51])&#10;+SUM(['漁業生產量值-漁業種類別魚類別生產量值11'.K51];['漁業生產量值-漁業種類別魚類別生產量值11'.M51];['漁業生產量值-漁業種類別魚類別生產量值11'.O51];['漁業生產量值-漁業種類別魚類別生產量值12'.C51];['漁業生產量值-漁業種類別魚類別生產量值12'.E51])&#10;+SUM(['漁業生產量值-漁業種類別魚類別生產量值12'.O51])&#10;+SUM(['漁業生產量值-漁業種類別魚類別生產量值14'.K51];['漁業生產量值-漁業種類別魚類別生產量值15'.I51])&#10;+SUM(['漁業生產量值-漁業種類別魚類別生產量值15'.K51];['漁業生產量值-漁業種類別魚類別生產量值15'.M51];['漁業生產量值-漁業種類別魚類別生產量值15'.O51];['漁業生產量值-漁業種類別魚類別生產量值16'.C51])&#10;)" table:style-name="ce47">
            <text:p>244<text:s/></text:p>
          </table:table-cell>
          <table:table-cell office:value-type="float" office:value="54730.75" table:formula="of:=  IF(SUM([.H51];[.J51])&#10;+SUM(['漁業生產量值-漁業種類別魚類別生產量值1'.H51];['漁業生產量值-漁業種類別魚類別生產量值1'.J51];['漁業生產量值-漁業種類別魚類別生產量值1'.L51];['漁業生產量值-漁業種類別魚類別生產量值2'.F51])&#10;+SUM(['漁業生產量值-漁業種類別魚類別生產量值2'.H51];['漁業生產量值-漁業種類別魚類別生產量值2'.J51];['漁業生產量值-漁業種類別魚類別生產量值2'.L51];['漁業生產量值-漁業種類別魚類別生產量值2'.N51])&#10;+SUM(['漁業生產量值-漁業種類別魚類別生產量值3'.J51];['漁業生產量值-漁業種類別魚類別生產量值3'.P51];['漁業生產量值-漁業種類別魚類別生產量值4'.D51];['漁業生產量值-漁業種類別魚類別生產量值4'.F51])&#10;+SUM(['漁業生產量值-漁業種類別魚類別生產量值4'.N51];['漁業生產量值-漁業種類別魚類別生產量值4'.P51];['漁業生產量值-漁業種類別魚類別生產量值5'.D51];['漁業生產量值-漁業種類別魚類別生產量值5'.F51];['漁業生產量值-漁業種類別魚類別生產量值5'.H51])&#10;+SUM(['漁業生產量值-漁業種類別魚類別生產量值6'.D51];['漁業生產量值-漁業種類別魚類別生產量值6'.F51];['漁業生產量值-漁業種類別魚類別生產量值6'.H51])&#10;+SUM(['漁業生產量值-漁業種類別魚類別生產量值6'.J51];['漁業生產量值-漁業種類別魚類別生產量值6'.L51];['漁業生產量值-漁業種類別魚類別生產量值6'.N51];['漁業生產量值-漁業種類別魚類別生產量值6'.P51];['漁業生產量值-漁業種類別魚類別生產量值7'.D51];['漁業生產量值-漁業種類別魚類別生產量值7'.F51];['漁業生產量值-漁業種類別魚類別生產量值7'.H51])&#10;+SUM(['漁業生產量值-漁業種類別魚類別生產量值7'.J51];['漁業生產量值-漁業種類別魚類別生產量值7'.L51];['漁業生產量值-漁業種類別魚類別生產量值7'.N51])&#10;+SUM(['漁業生產量值-漁業種類別魚類別生產量值9'.P51];['漁業生產量值-漁業種類別魚類別生產量值10'.D51])&#10;+SUM(['漁業生產量值-漁業種類別魚類別生產量值10'.P51])&#10;+SUM(['漁業生產量值-漁業種類別魚類別生產量值11'.L51];['漁業生產量值-漁業種類別魚類別生產量值11'.N51];['漁業生產量值-漁業種類別魚類別生產量值11'.P51];['漁業生產量值-漁業種類別魚類別生產量值12'.D51];['漁業生產量值-漁業種類別魚類別生產量值12'.F51])&#10;+SUM(['漁業生產量值-漁業種類別魚類別生產量值12'.P51])&#10;+SUM(['漁業生產量值-漁業種類別魚類別生產量值14'.L51];['漁業生產量值-漁業種類別魚類別生產量值15'.J51])&#10;+SUM(['漁業生產量值-漁業種類別魚類別生產量值15'.L51];['漁業生產量值-漁業種類別魚類別生產量值15'.N51];['漁業生產量值-漁業種類別魚類別生產量值15'.P51];['漁業生產量值-漁業種類別魚類別生產量值16'.D51])=0;&quot;-&quot;;&#10;SUM([.H51];[.J51])&#10;+SUM(['漁業生產量值-漁業種類別魚類別生產量值1'.H51];['漁業生產量值-漁業種類別魚類別生產量值1'.J51];['漁業生產量值-漁業種類別魚類別生產量值1'.L51];['漁業生產量值-漁業種類別魚類別生產量值2'.F51])&#10;+SUM(['漁業生產量值-漁業種類別魚類別生產量值2'.H51];['漁業生產量值-漁業種類別魚類別生產量值2'.J51];['漁業生產量值-漁業種類別魚類別生產量值2'.L51];['漁業生產量值-漁業種類別魚類別生產量值2'.N51])&#10;+SUM(['漁業生產量值-漁業種類別魚類別生產量值3'.J51];['漁業生產量值-漁業種類別魚類別生產量值3'.P51];['漁業生產量值-漁業種類別魚類別生產量值4'.D51];['漁業生產量值-漁業種類別魚類別生產量值4'.F51])&#10;+SUM(['漁業生產量值-漁業種類別魚類別生產量值4'.N51];['漁業生產量值-漁業種類別魚類別生產量值4'.P51];['漁業生產量值-漁業種類別魚類別生產量值5'.D51];['漁業生產量值-漁業種類別魚類別生產量值5'.F51];['漁業生產量值-漁業種類別魚類別生產量值5'.H51])&#10;+SUM(['漁業生產量值-漁業種類別魚類別生產量值6'.D51];['漁業生產量值-漁業種類別魚類別生產量值6'.F51];['漁業生產量值-漁業種類別魚類別生產量值6'.H51])&#10;+SUM(['漁業生產量值-漁業種類別魚類別生產量值6'.J51];['漁業生產量值-漁業種類別魚類別生產量值6'.L51];['漁業生產量值-漁業種類別魚類別生產量值6'.N51];['漁業生產量值-漁業種類別魚類別生產量值6'.P51];['漁業生產量值-漁業種類別魚類別生產量值7'.D51];['漁業生產量值-漁業種類別魚類別生產量值7'.F51];['漁業生產量值-漁業種類別魚類別生產量值7'.H51])&#10;+SUM(['漁業生產量值-漁業種類別魚類別生產量值7'.J51];['漁業生產量值-漁業種類別魚類別生產量值7'.L51];['漁業生產量值-漁業種類別魚類別生產量值7'.N51])&#10;+SUM(['漁業生產量值-漁業種類別魚類別生產量值9'.P51];['漁業生產量值-漁業種類別魚類別生產量值10'.D51])&#10;+SUM(['漁業生產量值-漁業種類別魚類別生產量值10'.P51])&#10;+SUM(['漁業生產量值-漁業種類別魚類別生產量值11'.L51];['漁業生產量值-漁業種類別魚類別生產量值11'.N51];['漁業生產量值-漁業種類別魚類別生產量值11'.P51];['漁業生產量值-漁業種類別魚類別生產量值12'.D51];['漁業生產量值-漁業種類別魚類別生產量值12'.F51])&#10;+SUM(['漁業生產量值-漁業種類別魚類別生產量值12'.P51])&#10;+SUM(['漁業生產量值-漁業種類別魚類別生產量值14'.L51];['漁業生產量值-漁業種類別魚類別生產量值15'.J51])&#10;+SUM(['漁業生產量值-漁業種類別魚類別生產量值15'.L51];['漁業生產量值-漁業種類別魚類別生產量值15'.N51];['漁業生產量值-漁業種類別魚類別生產量值15'.P51];['漁業生產量值-漁業種類別魚類別生產量值16'.D51])&#10;)" table:style-name="ce47">
            <text:p>54,73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51];[.M51];[.O51];['漁業生產量值-漁業種類別魚類別生產量值1'.C51];['漁業生產量值-漁業種類別魚類別生產量值1'.E51])=0;&quot;-&quot;;SUM([.K51];[.M51];[.O51];['漁業生產量值-漁業種類別魚類別生產量值1'.C51];['漁業生產量值-漁業種類別魚類別生產量值1'.E51]))" table:style-name="ce37">
            <text:p>-</text:p>
          </table:table-cell>
          <table:table-cell office:value-type="string" office:string-value="-" table:formula="of:=  IF(SUM([.L51];[.N51];[.P51];['漁業生產量值-漁業種類別魚類別生產量值1'.D51];['漁業生產量值-漁業種類別魚類別生產量值1'.F51])=0;&quot;-&quot;;SUM([.L51];[.N51];[.P51];['漁業生產量值-漁業種類別魚類別生產量值1'.D51];['漁業生產量值-漁業種類別魚類別生產量值1'.F5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float" office:value="2.0727199999999999" table:style-name="ce47">
            <text:p>2<text:s/></text:p>
          </table:table-cell>
          <table:table-cell office:value-type="float" office:value="254.9562" table:style-name="ce47">
            <text:p>255<text:s/></text:p>
          </table:table-cell>
          <table:table-cell office:value-type="float" office:value="2.0727199999999999" table:formula="of:=  IF(SUM([.G52];[.I52])&#10;+SUM(['漁業生產量值-漁業種類別魚類別生產量值1'.G52];['漁業生產量值-漁業種類別魚類別生產量值1'.I52];['漁業生產量值-漁業種類別魚類別生產量值1'.K52])&#10;+SUM(['漁業生產量值-漁業種類別魚類別生產量值2'.G52];['漁業生產量值-漁業種類別魚類別生產量值2'.I52];['漁業生產量值-漁業種類別魚類別生產量值2'.K52];['漁業生產量值-漁業種類別魚類別生產量值2'.M52])&#10;+SUM(['漁業生產量值-漁業種類別魚類別生產量值3'.I52];['漁業生產量值-漁業種類別魚類別生產量值3'.O52];['漁業生產量值-漁業種類別魚類別生產量值4'.C52];['漁業生產量值-漁業種類別魚類別生產量值4'.E52])&#10;+SUM(['漁業生產量值-漁業種類別魚類別生產量值4'.M52];['漁業生產量值-漁業種類別魚類別生產量值4'.O52];['漁業生產量值-漁業種類別魚類別生產量值5'.C52];['漁業生產量值-漁業種類別魚類別生產量值5'.E52];['漁業生產量值-漁業種類別魚類別生產量值5'.G52])&#10;+SUM(['漁業生產量值-漁業種類別魚類別生產量值6'.C52];['漁業生產量值-漁業種類別魚類別生產量值6'.E52];['漁業生產量值-漁業種類別魚類別生產量值6'.G52])&#10;+SUM(['漁業生產量值-漁業種類別魚類別生產量值6'.I52];['漁業生產量值-漁業種類別魚類別生產量值6'.K52];['漁業生產量值-漁業種類別魚類別生產量值6'.M52];['漁業生產量值-漁業種類別魚類別生產量值6'.O52];['漁業生產量值-漁業種類別魚類別生產量值7'.C52];['漁業生產量值-漁業種類別魚類別生產量值7'.E52];['漁業生產量值-漁業種類別魚類別生產量值7'.G52])&#10;+SUM(['漁業生產量值-漁業種類別魚類別生產量值7'.I52];['漁業生產量值-漁業種類別魚類別生產量值7'.K52];['漁業生產量值-漁業種類別魚類別生產量值7'.M52])&#10;+SUM(['漁業生產量值-漁業種類別魚類別生產量值9'.O52];['漁業生產量值-漁業種類別魚類別生產量值10'.C52])&#10;+SUM(['漁業生產量值-漁業種類別魚類別生產量值10'.O52])&#10;+SUM(['漁業生產量值-漁業種類別魚類別生產量值11'.K52];['漁業生產量值-漁業種類別魚類別生產量值11'.M52];['漁業生產量值-漁業種類別魚類別生產量值11'.O52];['漁業生產量值-漁業種類別魚類別生產量值12'.C52];['漁業生產量值-漁業種類別魚類別生產量值12'.E52])&#10;+SUM(['漁業生產量值-漁業種類別魚類別生產量值12'.O52])&#10;+SUM(['漁業生產量值-漁業種類別魚類別生產量值14'.K52];['漁業生產量值-漁業種類別魚類別生產量值15'.I52])&#10;+SUM(['漁業生產量值-漁業種類別魚類別生產量值15'.K52];['漁業生產量值-漁業種類別魚類別生產量值15'.M52];['漁業生產量值-漁業種類別魚類別生產量值15'.O52];['漁業生產量值-漁業種類別魚類別生產量值16'.C52])=0;&quot;-&quot;;&#10;SUM([.G52];[.I52])&#10;+SUM(['漁業生產量值-漁業種類別魚類別生產量值1'.G52];['漁業生產量值-漁業種類別魚類別生產量值1'.I52];['漁業生產量值-漁業種類別魚類別生產量值1'.K52])&#10;+SUM(['漁業生產量值-漁業種類別魚類別生產量值2'.G52];['漁業生產量值-漁業種類別魚類別生產量值2'.I52];['漁業生產量值-漁業種類別魚類別生產量值2'.K52];['漁業生產量值-漁業種類別魚類別生產量值2'.M52])&#10;+SUM(['漁業生產量值-漁業種類別魚類別生產量值3'.I52];['漁業生產量值-漁業種類別魚類別生產量值3'.O52];['漁業生產量值-漁業種類別魚類別生產量值4'.C52];['漁業生產量值-漁業種類別魚類別生產量值4'.E52])&#10;+SUM(['漁業生產量值-漁業種類別魚類別生產量值4'.M52];['漁業生產量值-漁業種類別魚類別生產量值4'.O52];['漁業生產量值-漁業種類別魚類別生產量值5'.C52];['漁業生產量值-漁業種類別魚類別生產量值5'.E52];['漁業生產量值-漁業種類別魚類別生產量值5'.G52])&#10;+SUM(['漁業生產量值-漁業種類別魚類別生產量值6'.C52];['漁業生產量值-漁業種類別魚類別生產量值6'.E52];['漁業生產量值-漁業種類別魚類別生產量值6'.G52])&#10;+SUM(['漁業生產量值-漁業種類別魚類別生產量值6'.I52];['漁業生產量值-漁業種類別魚類別生產量值6'.K52];['漁業生產量值-漁業種類別魚類別生產量值6'.M52];['漁業生產量值-漁業種類別魚類別生產量值6'.O52];['漁業生產量值-漁業種類別魚類別生產量值7'.C52];['漁業生產量值-漁業種類別魚類別生產量值7'.E52];['漁業生產量值-漁業種類別魚類別生產量值7'.G52])&#10;+SUM(['漁業生產量值-漁業種類別魚類別生產量值7'.I52];['漁業生產量值-漁業種類別魚類別生產量值7'.K52];['漁業生產量值-漁業種類別魚類別生產量值7'.M52])&#10;+SUM(['漁業生產量值-漁業種類別魚類別生產量值9'.O52];['漁業生產量值-漁業種類別魚類別生產量值10'.C52])&#10;+SUM(['漁業生產量值-漁業種類別魚類別生產量值10'.O52])&#10;+SUM(['漁業生產量值-漁業種類別魚類別生產量值11'.K52];['漁業生產量值-漁業種類別魚類別生產量值11'.M52];['漁業生產量值-漁業種類別魚類別生產量值11'.O52];['漁業生產量值-漁業種類別魚類別生產量值12'.C52];['漁業生產量值-漁業種類別魚類別生產量值12'.E52])&#10;+SUM(['漁業生產量值-漁業種類別魚類別生產量值12'.O52])&#10;+SUM(['漁業生產量值-漁業種類別魚類別生產量值14'.K52];['漁業生產量值-漁業種類別魚類別生產量值15'.I52])&#10;+SUM(['漁業生產量值-漁業種類別魚類別生產量值15'.K52];['漁業生產量值-漁業種類別魚類別生產量值15'.M52];['漁業生產量值-漁業種類別魚類別生產量值15'.O52];['漁業生產量值-漁業種類別魚類別生產量值16'.C52])&#10;)" table:style-name="ce47">
            <text:p>2<text:s/></text:p>
          </table:table-cell>
          <table:table-cell office:value-type="float" office:value="254.95619999999997" table:formula="of:=  IF(SUM([.H52];[.J52])&#10;+SUM(['漁業生產量值-漁業種類別魚類別生產量值1'.H52];['漁業生產量值-漁業種類別魚類別生產量值1'.J52];['漁業生產量值-漁業種類別魚類別生產量值1'.L52];['漁業生產量值-漁業種類別魚類別生產量值2'.F52])&#10;+SUM(['漁業生產量值-漁業種類別魚類別生產量值2'.H52];['漁業生產量值-漁業種類別魚類別生產量值2'.J52];['漁業生產量值-漁業種類別魚類別生產量值2'.L52];['漁業生產量值-漁業種類別魚類別生產量值2'.N52])&#10;+SUM(['漁業生產量值-漁業種類別魚類別生產量值3'.J52];['漁業生產量值-漁業種類別魚類別生產量值3'.P52];['漁業生產量值-漁業種類別魚類別生產量值4'.D52];['漁業生產量值-漁業種類別魚類別生產量值4'.F52])&#10;+SUM(['漁業生產量值-漁業種類別魚類別生產量值4'.N52];['漁業生產量值-漁業種類別魚類別生產量值4'.P52];['漁業生產量值-漁業種類別魚類別生產量值5'.D52];['漁業生產量值-漁業種類別魚類別生產量值5'.F52];['漁業生產量值-漁業種類別魚類別生產量值5'.H52])&#10;+SUM(['漁業生產量值-漁業種類別魚類別生產量值6'.D52];['漁業生產量值-漁業種類別魚類別生產量值6'.F52];['漁業生產量值-漁業種類別魚類別生產量值6'.H52])&#10;+SUM(['漁業生產量值-漁業種類別魚類別生產量值6'.J52];['漁業生產量值-漁業種類別魚類別生產量值6'.L52];['漁業生產量值-漁業種類別魚類別生產量值6'.N52];['漁業生產量值-漁業種類別魚類別生產量值6'.P52];['漁業生產量值-漁業種類別魚類別生產量值7'.D52];['漁業生產量值-漁業種類別魚類別生產量值7'.F52];['漁業生產量值-漁業種類別魚類別生產量值7'.H52])&#10;+SUM(['漁業生產量值-漁業種類別魚類別生產量值7'.J52];['漁業生產量值-漁業種類別魚類別生產量值7'.L52];['漁業生產量值-漁業種類別魚類別生產量值7'.N52])&#10;+SUM(['漁業生產量值-漁業種類別魚類別生產量值9'.P52];['漁業生產量值-漁業種類別魚類別生產量值10'.D52])&#10;+SUM(['漁業生產量值-漁業種類別魚類別生產量值10'.P52])&#10;+SUM(['漁業生產量值-漁業種類別魚類別生產量值11'.L52];['漁業生產量值-漁業種類別魚類別生產量值11'.N52];['漁業生產量值-漁業種類別魚類別生產量值11'.P52];['漁業生產量值-漁業種類別魚類別生產量值12'.D52];['漁業生產量值-漁業種類別魚類別生產量值12'.F52])&#10;+SUM(['漁業生產量值-漁業種類別魚類別生產量值12'.P52])&#10;+SUM(['漁業生產量值-漁業種類別魚類別生產量值14'.L52];['漁業生產量值-漁業種類別魚類別生產量值15'.J52])&#10;+SUM(['漁業生產量值-漁業種類別魚類別生產量值15'.L52];['漁業生產量值-漁業種類別魚類別生產量值15'.N52];['漁業生產量值-漁業種類別魚類別生產量值15'.P52];['漁業生產量值-漁業種類別魚類別生產量值16'.D52])=0;&quot;-&quot;;&#10;SUM([.H52];[.J52])&#10;+SUM(['漁業生產量值-漁業種類別魚類別生產量值1'.H52];['漁業生產量值-漁業種類別魚類別生產量值1'.J52];['漁業生產量值-漁業種類別魚類別生產量值1'.L52];['漁業生產量值-漁業種類別魚類別生產量值2'.F52])&#10;+SUM(['漁業生產量值-漁業種類別魚類別生產量值2'.H52];['漁業生產量值-漁業種類別魚類別生產量值2'.J52];['漁業生產量值-漁業種類別魚類別生產量值2'.L52];['漁業生產量值-漁業種類別魚類別生產量值2'.N52])&#10;+SUM(['漁業生產量值-漁業種類別魚類別生產量值3'.J52];['漁業生產量值-漁業種類別魚類別生產量值3'.P52];['漁業生產量值-漁業種類別魚類別生產量值4'.D52];['漁業生產量值-漁業種類別魚類別生產量值4'.F52])&#10;+SUM(['漁業生產量值-漁業種類別魚類別生產量值4'.N52];['漁業生產量值-漁業種類別魚類別生產量值4'.P52];['漁業生產量值-漁業種類別魚類別生產量值5'.D52];['漁業生產量值-漁業種類別魚類別生產量值5'.F52];['漁業生產量值-漁業種類別魚類別生產量值5'.H52])&#10;+SUM(['漁業生產量值-漁業種類別魚類別生產量值6'.D52];['漁業生產量值-漁業種類別魚類別生產量值6'.F52];['漁業生產量值-漁業種類別魚類別生產量值6'.H52])&#10;+SUM(['漁業生產量值-漁業種類別魚類別生產量值6'.J52];['漁業生產量值-漁業種類別魚類別生產量值6'.L52];['漁業生產量值-漁業種類別魚類別生產量值6'.N52];['漁業生產量值-漁業種類別魚類別生產量值6'.P52];['漁業生產量值-漁業種類別魚類別生產量值7'.D52];['漁業生產量值-漁業種類別魚類別生產量值7'.F52];['漁業生產量值-漁業種類別魚類別生產量值7'.H52])&#10;+SUM(['漁業生產量值-漁業種類別魚類別生產量值7'.J52];['漁業生產量值-漁業種類別魚類別生產量值7'.L52];['漁業生產量值-漁業種類別魚類別生產量值7'.N52])&#10;+SUM(['漁業生產量值-漁業種類別魚類別生產量值9'.P52];['漁業生產量值-漁業種類別魚類別生產量值10'.D52])&#10;+SUM(['漁業生產量值-漁業種類別魚類別生產量值10'.P52])&#10;+SUM(['漁業生產量值-漁業種類別魚類別生產量值11'.L52];['漁業生產量值-漁業種類別魚類別生產量值11'.N52];['漁業生產量值-漁業種類別魚類別生產量值11'.P52];['漁業生產量值-漁業種類別魚類別生產量值12'.D52];['漁業生產量值-漁業種類別魚類別生產量值12'.F52])&#10;+SUM(['漁業生產量值-漁業種類別魚類別生產量值12'.P52])&#10;+SUM(['漁業生產量值-漁業種類別魚類別生產量值14'.L52];['漁業生產量值-漁業種類別魚類別生產量值15'.J52])&#10;+SUM(['漁業生產量值-漁業種類別魚類別生產量值15'.L52];['漁業生產量值-漁業種類別魚類別生產量值15'.N52];['漁業生產量值-漁業種類別魚類別生產量值15'.P52];['漁業生產量值-漁業種類別魚類別生產量值16'.D52])&#10;)" table:style-name="ce47">
            <text:p>25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52];[.M52];[.O52];['漁業生產量值-漁業種類別魚類別生產量值1'.C52];['漁業生產量值-漁業種類別魚類別生產量值1'.E52])=0;&quot;-&quot;;SUM([.K52];[.M52];[.O52];['漁業生產量值-漁業種類別魚類別生產量值1'.C52];['漁業生產量值-漁業種類別魚類別生產量值1'.E52]))" table:style-name="ce37">
            <text:p>-</text:p>
          </table:table-cell>
          <table:table-cell office:value-type="string" office:string-value="-" table:formula="of:=  IF(SUM([.L52];[.N52];[.P52];['漁業生產量值-漁業種類別魚類別生產量值1'.D52];['漁業生產量值-漁業種類別魚類別生產量值1'.F52])=0;&quot;-&quot;;SUM([.L52];[.N52];[.P52];['漁業生產量值-漁業種類別魚類別生產量值1'.D52];['漁業生產量值-漁業種類別魚類別生產量值1'.F5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float" office:value="1411.1215099999999" table:style-name="ce49">
            <text:p>1,411<text:s/></text:p>
          </table:table-cell>
          <table:table-cell office:value-type="float" office:value="130452.32329" table:style-name="ce49">
            <text:p>130,452<text:s/></text:p>
          </table:table-cell>
          <table:table-cell office:value-type="float" office:value="1411.06951" table:formula="of:=  IF(SUM([.G53];[.I53])&#10;+SUM(['漁業生產量值-漁業種類別魚類別生產量值1'.G53];['漁業生產量值-漁業種類別魚類別生產量值1'.I53];['漁業生產量值-漁業種類別魚類別生產量值1'.K53])&#10;+SUM(['漁業生產量值-漁業種類別魚類別生產量值2'.G53];['漁業生產量值-漁業種類別魚類別生產量值2'.I53];['漁業生產量值-漁業種類別魚類別生產量值2'.K53];['漁業生產量值-漁業種類別魚類別生產量值2'.M53])&#10;+SUM(['漁業生產量值-漁業種類別魚類別生產量值3'.I53];['漁業生產量值-漁業種類別魚類別生產量值3'.O53];['漁業生產量值-漁業種類別魚類別生產量值4'.C53];['漁業生產量值-漁業種類別魚類別生產量值4'.E53])&#10;+SUM(['漁業生產量值-漁業種類別魚類別生產量值4'.M53];['漁業生產量值-漁業種類別魚類別生產量值4'.O53];['漁業生產量值-漁業種類別魚類別生產量值5'.C53];['漁業生產量值-漁業種類別魚類別生產量值5'.E53];['漁業生產量值-漁業種類別魚類別生產量值5'.G53])&#10;+SUM(['漁業生產量值-漁業種類別魚類別生產量值6'.C53];['漁業生產量值-漁業種類別魚類別生產量值6'.E53];['漁業生產量值-漁業種類別魚類別生產量值6'.G53])&#10;+SUM(['漁業生產量值-漁業種類別魚類別生產量值6'.I53];['漁業生產量值-漁業種類別魚類別生產量值6'.K53];['漁業生產量值-漁業種類別魚類別生產量值6'.M53];['漁業生產量值-漁業種類別魚類別生產量值6'.O53];['漁業生產量值-漁業種類別魚類別生產量值7'.C53];['漁業生產量值-漁業種類別魚類別生產量值7'.E53];['漁業生產量值-漁業種類別魚類別生產量值7'.G53])&#10;+SUM(['漁業生產量值-漁業種類別魚類別生產量值7'.I53];['漁業生產量值-漁業種類別魚類別生產量值7'.K53];['漁業生產量值-漁業種類別魚類別生產量值7'.M53])&#10;+SUM(['漁業生產量值-漁業種類別魚類別生產量值9'.O53];['漁業生產量值-漁業種類別魚類別生產量值10'.C53])&#10;+SUM(['漁業生產量值-漁業種類別魚類別生產量值10'.O53])&#10;+SUM(['漁業生產量值-漁業種類別魚類別生產量值11'.K53];['漁業生產量值-漁業種類別魚類別生產量值11'.M53];['漁業生產量值-漁業種類別魚類別生產量值11'.O53];['漁業生產量值-漁業種類別魚類別生產量值12'.C53];['漁業生產量值-漁業種類別魚類別生產量值12'.E53])&#10;+SUM(['漁業生產量值-漁業種類別魚類別生產量值12'.O53])&#10;+SUM(['漁業生產量值-漁業種類別魚類別生產量值14'.K53];['漁業生產量值-漁業種類別魚類別生產量值15'.I53])&#10;+SUM(['漁業生產量值-漁業種類別魚類別生產量值15'.K53];['漁業生產量值-漁業種類別魚類別生產量值15'.M53];['漁業生產量值-漁業種類別魚類別生產量值15'.O53];['漁業生產量值-漁業種類別魚類別生產量值16'.C53])=0;&quot;-&quot;;&#10;SUM([.G53];[.I53])&#10;+SUM(['漁業生產量值-漁業種類別魚類別生產量值1'.G53];['漁業生產量值-漁業種類別魚類別生產量值1'.I53];['漁業生產量值-漁業種類別魚類別生產量值1'.K53])&#10;+SUM(['漁業生產量值-漁業種類別魚類別生產量值2'.G53];['漁業生產量值-漁業種類別魚類別生產量值2'.I53];['漁業生產量值-漁業種類別魚類別生產量值2'.K53];['漁業生產量值-漁業種類別魚類別生產量值2'.M53])&#10;+SUM(['漁業生產量值-漁業種類別魚類別生產量值3'.I53];['漁業生產量值-漁業種類別魚類別生產量值3'.O53];['漁業生產量值-漁業種類別魚類別生產量值4'.C53];['漁業生產量值-漁業種類別魚類別生產量值4'.E53])&#10;+SUM(['漁業生產量值-漁業種類別魚類別生產量值4'.M53];['漁業生產量值-漁業種類別魚類別生產量值4'.O53];['漁業生產量值-漁業種類別魚類別生產量值5'.C53];['漁業生產量值-漁業種類別魚類別生產量值5'.E53];['漁業生產量值-漁業種類別魚類別生產量值5'.G53])&#10;+SUM(['漁業生產量值-漁業種類別魚類別生產量值6'.C53];['漁業生產量值-漁業種類別魚類別生產量值6'.E53];['漁業生產量值-漁業種類別魚類別生產量值6'.G53])&#10;+SUM(['漁業生產量值-漁業種類別魚類別生產量值6'.I53];['漁業生產量值-漁業種類別魚類別生產量值6'.K53];['漁業生產量值-漁業種類別魚類別生產量值6'.M53];['漁業生產量值-漁業種類別魚類別生產量值6'.O53];['漁業生產量值-漁業種類別魚類別生產量值7'.C53];['漁業生產量值-漁業種類別魚類別生產量值7'.E53];['漁業生產量值-漁業種類別魚類別生產量值7'.G53])&#10;+SUM(['漁業生產量值-漁業種類別魚類別生產量值7'.I53];['漁業生產量值-漁業種類別魚類別生產量值7'.K53];['漁業生產量值-漁業種類別魚類別生產量值7'.M53])&#10;+SUM(['漁業生產量值-漁業種類別魚類別生產量值9'.O53];['漁業生產量值-漁業種類別魚類別生產量值10'.C53])&#10;+SUM(['漁業生產量值-漁業種類別魚類別生產量值10'.O53])&#10;+SUM(['漁業生產量值-漁業種類別魚類別生產量值11'.K53];['漁業生產量值-漁業種類別魚類別生產量值11'.M53];['漁業生產量值-漁業種類別魚類別生產量值11'.O53];['漁業生產量值-漁業種類別魚類別生產量值12'.C53];['漁業生產量值-漁業種類別魚類別生產量值12'.E53])&#10;+SUM(['漁業生產量值-漁業種類別魚類別生產量值12'.O53])&#10;+SUM(['漁業生產量值-漁業種類別魚類別生產量值14'.K53];['漁業生產量值-漁業種類別魚類別生產量值15'.I53])&#10;+SUM(['漁業生產量值-漁業種類別魚類別生產量值15'.K53];['漁業生產量值-漁業種類別魚類別生產量值15'.M53];['漁業生產量值-漁業種類別魚類別生產量值15'.O53];['漁業生產量值-漁業種類別魚類別生產量值16'.C53])&#10;)" table:style-name="ce47">
            <text:p>1,411<text:s/></text:p>
          </table:table-cell>
          <table:table-cell office:value-type="float" office:value="130440.36329000001" table:formula="of:=  IF(SUM([.H53];[.J53])&#10;+SUM(['漁業生產量值-漁業種類別魚類別生產量值1'.H53];['漁業生產量值-漁業種類別魚類別生產量值1'.J53];['漁業生產量值-漁業種類別魚類別生產量值1'.L53];['漁業生產量值-漁業種類別魚類別生產量值2'.F53])&#10;+SUM(['漁業生產量值-漁業種類別魚類別生產量值2'.H53];['漁業生產量值-漁業種類別魚類別生產量值2'.J53];['漁業生產量值-漁業種類別魚類別生產量值2'.L53];['漁業生產量值-漁業種類別魚類別生產量值2'.N53])&#10;+SUM(['漁業生產量值-漁業種類別魚類別生產量值3'.J53];['漁業生產量值-漁業種類別魚類別生產量值3'.P53];['漁業生產量值-漁業種類別魚類別生產量值4'.D53];['漁業生產量值-漁業種類別魚類別生產量值4'.F53])&#10;+SUM(['漁業生產量值-漁業種類別魚類別生產量值4'.N53];['漁業生產量值-漁業種類別魚類別生產量值4'.P53];['漁業生產量值-漁業種類別魚類別生產量值5'.D53];['漁業生產量值-漁業種類別魚類別生產量值5'.F53];['漁業生產量值-漁業種類別魚類別生產量值5'.H53])&#10;+SUM(['漁業生產量值-漁業種類別魚類別生產量值6'.D53];['漁業生產量值-漁業種類別魚類別生產量值6'.F53];['漁業生產量值-漁業種類別魚類別生產量值6'.H53])&#10;+SUM(['漁業生產量值-漁業種類別魚類別生產量值6'.J53];['漁業生產量值-漁業種類別魚類別生產量值6'.L53];['漁業生產量值-漁業種類別魚類別生產量值6'.N53];['漁業生產量值-漁業種類別魚類別生產量值6'.P53];['漁業生產量值-漁業種類別魚類別生產量值7'.D53];['漁業生產量值-漁業種類別魚類別生產量值7'.F53];['漁業生產量值-漁業種類別魚類別生產量值7'.H53])&#10;+SUM(['漁業生產量值-漁業種類別魚類別生產量值7'.J53];['漁業生產量值-漁業種類別魚類別生產量值7'.L53];['漁業生產量值-漁業種類別魚類別生產量值7'.N53])&#10;+SUM(['漁業生產量值-漁業種類別魚類別生產量值9'.P53];['漁業生產量值-漁業種類別魚類別生產量值10'.D53])&#10;+SUM(['漁業生產量值-漁業種類別魚類別生產量值10'.P53])&#10;+SUM(['漁業生產量值-漁業種類別魚類別生產量值11'.L53];['漁業生產量值-漁業種類別魚類別生產量值11'.N53];['漁業生產量值-漁業種類別魚類別生產量值11'.P53];['漁業生產量值-漁業種類別魚類別生產量值12'.D53];['漁業生產量值-漁業種類別魚類別生產量值12'.F53])&#10;+SUM(['漁業生產量值-漁業種類別魚類別生產量值12'.P53])&#10;+SUM(['漁業生產量值-漁業種類別魚類別生產量值14'.L53];['漁業生產量值-漁業種類別魚類別生產量值15'.J53])&#10;+SUM(['漁業生產量值-漁業種類別魚類別生產量值15'.L53];['漁業生產量值-漁業種類別魚類別生產量值15'.N53];['漁業生產量值-漁業種類別魚類別生產量值15'.P53];['漁業生產量值-漁業種類別魚類別生產量值16'.D53])=0;&quot;-&quot;;&#10;SUM([.H53];[.J53])&#10;+SUM(['漁業生產量值-漁業種類別魚類別生產量值1'.H53];['漁業生產量值-漁業種類別魚類別生產量值1'.J53];['漁業生產量值-漁業種類別魚類別生產量值1'.L53];['漁業生產量值-漁業種類別魚類別生產量值2'.F53])&#10;+SUM(['漁業生產量值-漁業種類別魚類別生產量值2'.H53];['漁業生產量值-漁業種類別魚類別生產量值2'.J53];['漁業生產量值-漁業種類別魚類別生產量值2'.L53];['漁業生產量值-漁業種類別魚類別生產量值2'.N53])&#10;+SUM(['漁業生產量值-漁業種類別魚類別生產量值3'.J53];['漁業生產量值-漁業種類別魚類別生產量值3'.P53];['漁業生產量值-漁業種類別魚類別生產量值4'.D53];['漁業生產量值-漁業種類別魚類別生產量值4'.F53])&#10;+SUM(['漁業生產量值-漁業種類別魚類別生產量值4'.N53];['漁業生產量值-漁業種類別魚類別生產量值4'.P53];['漁業生產量值-漁業種類別魚類別生產量值5'.D53];['漁業生產量值-漁業種類別魚類別生產量值5'.F53];['漁業生產量值-漁業種類別魚類別生產量值5'.H53])&#10;+SUM(['漁業生產量值-漁業種類別魚類別生產量值6'.D53];['漁業生產量值-漁業種類別魚類別生產量值6'.F53];['漁業生產量值-漁業種類別魚類別生產量值6'.H53])&#10;+SUM(['漁業生產量值-漁業種類別魚類別生產量值6'.J53];['漁業生產量值-漁業種類別魚類別生產量值6'.L53];['漁業生產量值-漁業種類別魚類別生產量值6'.N53];['漁業生產量值-漁業種類別魚類別生產量值6'.P53];['漁業生產量值-漁業種類別魚類別生產量值7'.D53];['漁業生產量值-漁業種類別魚類別生產量值7'.F53];['漁業生產量值-漁業種類別魚類別生產量值7'.H53])&#10;+SUM(['漁業生產量值-漁業種類別魚類別生產量值7'.J53];['漁業生產量值-漁業種類別魚類別生產量值7'.L53];['漁業生產量值-漁業種類別魚類別生產量值7'.N53])&#10;+SUM(['漁業生產量值-漁業種類別魚類別生產量值9'.P53];['漁業生產量值-漁業種類別魚類別生產量值10'.D53])&#10;+SUM(['漁業生產量值-漁業種類別魚類別生產量值10'.P53])&#10;+SUM(['漁業生產量值-漁業種類別魚類別生產量值11'.L53];['漁業生產量值-漁業種類別魚類別生產量值11'.N53];['漁業生產量值-漁業種類別魚類別生產量值11'.P53];['漁業生產量值-漁業種類別魚類別生產量值12'.D53];['漁業生產量值-漁業種類別魚類別生產量值12'.F53])&#10;+SUM(['漁業生產量值-漁業種類別魚類別生產量值12'.P53])&#10;+SUM(['漁業生產量值-漁業種類別魚類別生產量值14'.L53];['漁業生產量值-漁業種類別魚類別生產量值15'.J53])&#10;+SUM(['漁業生產量值-漁業種類別魚類別生產量值15'.L53];['漁業生產量值-漁業種類別魚類別生產量值15'.N53];['漁業生產量值-漁業種類別魚類別生產量值15'.P53];['漁業生產量值-漁業種類別魚類別生產量值16'.D53])&#10;)" table:style-name="ce47">
            <text:p>130,44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K53];[.M53];[.O53];['漁業生產量值-漁業種類別魚類別生產量值1'.C53];['漁業生產量值-漁業種類別魚類別生產量值1'.E53])=0;&quot;-&quot;;SUM([.K53];[.M53];[.O53];['漁業生產量值-漁業種類別魚類別生產量值1'.C53];['漁業生產量值-漁業種類別魚類別生產量值1'.E53]))" table:style-name="ce92">
            <text:p>-</text:p>
          </table:table-cell>
          <table:table-cell office:value-type="string" office:string-value="-" table:formula="of:=  IF(SUM([.L53];[.N53];[.P53];['漁業生產量值-漁業種類別魚類別生產量值1'.D53];['漁業生產量值-漁業種類別魚類別生產量值1'.F53])=0;&quot;-&quot;;SUM([.L53];[.N53];[.P53];['漁業生產量值-漁業種類別魚類別生產量值1'.D53];['漁業生產量值-漁業種類別魚類別生產量值1'.F53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float" office:value="88.411999999999992" table:formula="of:=  IF(SUM([.C55:.C57])=0;&quot;-&quot;;SUM([.C55:.C57]))" table:style-name="ce44">
            <text:p>88<text:s/></text:p>
          </table:table-cell>
          <table:table-cell office:value-type="float" office:value="6264.9660000000003" table:formula="of:=  IF(SUM([.D55:.D57])=0;&quot;-&quot;;SUM([.D55:.D57]))" table:style-name="ce44">
            <text:p>6,265<text:s/></text:p>
          </table:table-cell>
          <table:table-cell office:value-type="float" office:value="88.412000000000006" table:formula="of:=  IF(SUM([.E55:.E57])=0;&quot;-&quot;;SUM([.E55:.E57]))" table:style-name="ce44">
            <text:p>88<text:s/></text:p>
          </table:table-cell>
          <table:table-cell office:value-type="float" office:value="6264.9660000000003" table:formula="of:=  IF(SUM([.F55:.F57])=0;&quot;-&quot;;SUM([.F55:.F57]))" table:style-name="ce45">
            <text:p>6,265<text:s/></text:p>
          </table:table-cell>
          <table:table-cell office:value-type="float" office:value="1.54" table:formula="of:=  IF(SUM([.G55:.G57])=0;&quot;-&quot;;SUM([.G55:.G57]))" table:style-name="ce44">
            <text:p>2<text:s/></text:p>
          </table:table-cell>
          <table:table-cell office:value-type="float" office:value="107.80000000000001" table:formula="of:=  IF(SUM([.H55:.H57])=0;&quot;-&quot;;SUM([.H55:.H57]))" table:style-name="ce44">
            <text:p>108<text:s/></text:p>
          </table:table-cell>
          <table:table-cell office:value-type="float" office:value="82.112000000000009" table:formula="of:=  IF(SUM([.K54];[.M54];[.O54];['漁業生產量值-漁業種類別魚類別生產量值1'.C54];['漁業生產量值-漁業種類別魚類別生產量值1'.E54])=0;&quot;-&quot;;SUM([.K54];[.M54];[.O54];['漁業生產量值-漁業種類別魚類別生產量值1'.C54];['漁業生產量值-漁業種類別魚類別生產量值1'.E54]))" table:style-name="ce37">
            <text:p>82<text:s/></text:p>
          </table:table-cell>
          <table:table-cell office:value-type="float" office:value="5617.4660000000003" table:formula="of:=  IF(SUM([.L54];[.N54];[.P54];['漁業生產量值-漁業種類別魚類別生產量值1'.D54];['漁業生產量值-漁業種類別魚類別生產量值1'.F54])=0;&quot;-&quot;;SUM([.L54];[.N54];[.P54];['漁業生產量值-漁業種類別魚類別生產量值1'.D54];['漁業生產量值-漁業種類別魚類別生產量值1'.F54]))" table:style-name="ce37">
            <text:p>5,617<text:s/></text:p>
          </table:table-cell>
          <table:table-cell office:value-type="float" office:value="1.1779999999999999" table:formula="of:=  IF(SUM([.K55:.K57])=0;&quot;-&quot;;SUM([.K55:.K57]))" table:style-name="ce44">
            <text:p>1<text:s/></text:p>
          </table:table-cell>
          <table:table-cell office:value-type="float" office:value="80.36" table:formula="of:=  IF(SUM([.L55:.L57])=0;&quot;-&quot;;SUM([.L55:.L57]))" table:style-name="ce44">
            <text:p>80<text:s/></text:p>
          </table:table-cell>
          <table:table-cell office:value-type="float" office:value="0.17" table:formula="of:=  IF(SUM([.M55:.M57])=0;&quot;-&quot;;SUM([.M55:.M57]))" table:style-name="ce44">
            <text:p>0<text:s/></text:p>
          </table:table-cell>
          <table:table-cell office:value-type="float" office:value="11.05" table:formula="of:=  IF(SUM([.N55:.N57])=0;&quot;-&quot;;SUM([.N55:.N57]))" table:style-name="ce44">
            <text:p>11<text:s/></text:p>
          </table:table-cell>
          <table:table-cell office:value-type="float" office:value="0.46800000000000003" table:formula="of:=  IF(SUM([.O55:.O57])=0;&quot;-&quot;;SUM([.O55:.O57]))" table:style-name="ce44">
            <text:p>0<text:s/></text:p>
          </table:table-cell>
          <table:table-cell office:value-type="float" office:value="38.375999999999998" table:formula="of:=  IF(SUM([.P55:.P57])=0;&quot;-&quot;;SUM([.P55:.P57]))" table:style-name="ce44">
            <text:p>3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float" office:value="0.97" table:style-name="ce47">
            <text:p>1<text:s/></text:p>
          </table:table-cell>
          <table:table-cell office:value-type="float" office:value="67.5" table:style-name="ce47">
            <text:p>68<text:s/></text:p>
          </table:table-cell>
          <table:table-cell office:value-type="float" office:value="0.97000000000000008" table:formula="of:=  IF(SUM([.G55];[.I55])&#10;+SUM(['漁業生產量值-漁業種類別魚類別生產量值1'.G55];['漁業生產量值-漁業種類別魚類別生產量值1'.I55];['漁業生產量值-漁業種類別魚類別生產量值1'.K55])&#10;+SUM(['漁業生產量值-漁業種類別魚類別生產量值2'.G55];['漁業生產量值-漁業種類別魚類別生產量值2'.I55];['漁業生產量值-漁業種類別魚類別生產量值2'.K55];['漁業生產量值-漁業種類別魚類別生產量值2'.M55])&#10;+SUM(['漁業生產量值-漁業種類別魚類別生產量值3'.I55];['漁業生產量值-漁業種類別魚類別生產量值3'.O55];['漁業生產量值-漁業種類別魚類別生產量值4'.C55];['漁業生產量值-漁業種類別魚類別生產量值4'.E55])&#10;+SUM(['漁業生產量值-漁業種類別魚類別生產量值4'.M55];['漁業生產量值-漁業種類別魚類別生產量值4'.O55];['漁業生產量值-漁業種類別魚類別生產量值5'.C55];['漁業生產量值-漁業種類別魚類別生產量值5'.E55];['漁業生產量值-漁業種類別魚類別生產量值5'.G55])&#10;+SUM(['漁業生產量值-漁業種類別魚類別生產量值6'.C55];['漁業生產量值-漁業種類別魚類別生產量值6'.E55];['漁業生產量值-漁業種類別魚類別生產量值6'.G55])&#10;+SUM(['漁業生產量值-漁業種類別魚類別生產量值6'.I55];['漁業生產量值-漁業種類別魚類別生產量值6'.K55];['漁業生產量值-漁業種類別魚類別生產量值6'.M55];['漁業生產量值-漁業種類別魚類別生產量值6'.O55];['漁業生產量值-漁業種類別魚類別生產量值7'.C55];['漁業生產量值-漁業種類別魚類別生產量值7'.E55];['漁業生產量值-漁業種類別魚類別生產量值7'.G55])&#10;+SUM(['漁業生產量值-漁業種類別魚類別生產量值7'.I55];['漁業生產量值-漁業種類別魚類別生產量值7'.K55];['漁業生產量值-漁業種類別魚類別生產量值7'.M55])&#10;+SUM(['漁業生產量值-漁業種類別魚類別生產量值9'.O55];['漁業生產量值-漁業種類別魚類別生產量值10'.C55])&#10;+SUM(['漁業生產量值-漁業種類別魚類別生產量值10'.O55])&#10;+SUM(['漁業生產量值-漁業種類別魚類別生產量值11'.K55];['漁業生產量值-漁業種類別魚類別生產量值11'.M55];['漁業生產量值-漁業種類別魚類別生產量值11'.O55];['漁業生產量值-漁業種類別魚類別生產量值12'.C55];['漁業生產量值-漁業種類別魚類別生產量值12'.E55])&#10;+SUM(['漁業生產量值-漁業種類別魚類別生產量值12'.O55])&#10;+SUM(['漁業生產量值-漁業種類別魚類別生產量值14'.K55];['漁業生產量值-漁業種類別魚類別生產量值15'.I55])&#10;+SUM(['漁業生產量值-漁業種類別魚類別生產量值15'.K55];['漁業生產量值-漁業種類別魚類別生產量值15'.M55];['漁業生產量值-漁業種類別魚類別生產量值15'.O55];['漁業生產量值-漁業種類別魚類別生產量值16'.C55])=0;&quot;-&quot;;&#10;SUM([.G55];[.I55])&#10;+SUM(['漁業生產量值-漁業種類別魚類別生產量值1'.G55];['漁業生產量值-漁業種類別魚類別生產量值1'.I55];['漁業生產量值-漁業種類別魚類別生產量值1'.K55])&#10;+SUM(['漁業生產量值-漁業種類別魚類別生產量值2'.G55];['漁業生產量值-漁業種類別魚類別生產量值2'.I55];['漁業生產量值-漁業種類別魚類別生產量值2'.K55];['漁業生產量值-漁業種類別魚類別生產量值2'.M55])&#10;+SUM(['漁業生產量值-漁業種類別魚類別生產量值3'.I55];['漁業生產量值-漁業種類別魚類別生產量值3'.O55];['漁業生產量值-漁業種類別魚類別生產量值4'.C55];['漁業生產量值-漁業種類別魚類別生產量值4'.E55])&#10;+SUM(['漁業生產量值-漁業種類別魚類別生產量值4'.M55];['漁業生產量值-漁業種類別魚類別生產量值4'.O55];['漁業生產量值-漁業種類別魚類別生產量值5'.C55];['漁業生產量值-漁業種類別魚類別生產量值5'.E55];['漁業生產量值-漁業種類別魚類別生產量值5'.G55])&#10;+SUM(['漁業生產量值-漁業種類別魚類別生產量值6'.C55];['漁業生產量值-漁業種類別魚類別生產量值6'.E55];['漁業生產量值-漁業種類別魚類別生產量值6'.G55])&#10;+SUM(['漁業生產量值-漁業種類別魚類別生產量值6'.I55];['漁業生產量值-漁業種類別魚類別生產量值6'.K55];['漁業生產量值-漁業種類別魚類別生產量值6'.M55];['漁業生產量值-漁業種類別魚類別生產量值6'.O55];['漁業生產量值-漁業種類別魚類別生產量值7'.C55];['漁業生產量值-漁業種類別魚類別生產量值7'.E55];['漁業生產量值-漁業種類別魚類別生產量值7'.G55])&#10;+SUM(['漁業生產量值-漁業種類別魚類別生產量值7'.I55];['漁業生產量值-漁業種類別魚類別生產量值7'.K55];['漁業生產量值-漁業種類別魚類別生產量值7'.M55])&#10;+SUM(['漁業生產量值-漁業種類別魚類別生產量值9'.O55];['漁業生產量值-漁業種類別魚類別生產量值10'.C55])&#10;+SUM(['漁業生產量值-漁業種類別魚類別生產量值10'.O55])&#10;+SUM(['漁業生產量值-漁業種類別魚類別生產量值11'.K55];['漁業生產量值-漁業種類別魚類別生產量值11'.M55];['漁業生產量值-漁業種類別魚類別生產量值11'.O55];['漁業生產量值-漁業種類別魚類別生產量值12'.C55];['漁業生產量值-漁業種類別魚類別生產量值12'.E55])&#10;+SUM(['漁業生產量值-漁業種類別魚類別生產量值12'.O55])&#10;+SUM(['漁業生產量值-漁業種類別魚類別生產量值14'.K55];['漁業生產量值-漁業種類別魚類別生產量值15'.I55])&#10;+SUM(['漁業生產量值-漁業種類別魚類別生產量值15'.K55];['漁業生產量值-漁業種類別魚類別生產量值15'.M55];['漁業生產量值-漁業種類別魚類別生產量值15'.O55];['漁業生產量值-漁業種類別魚類別生產量值16'.C55])&#10;)" table:style-name="ce47">
            <text:p>1<text:s/></text:p>
          </table:table-cell>
          <table:table-cell office:value-type="float" office:value="67.5" table:formula="of:=  IF(SUM([.H55];[.J55])&#10;+SUM(['漁業生產量值-漁業種類別魚類別生產量值1'.H55];['漁業生產量值-漁業種類別魚類別生產量值1'.J55];['漁業生產量值-漁業種類別魚類別生產量值1'.L55];['漁業生產量值-漁業種類別魚類別生產量值2'.F55])&#10;+SUM(['漁業生產量值-漁業種類別魚類別生產量值2'.H55];['漁業生產量值-漁業種類別魚類別生產量值2'.J55];['漁業生產量值-漁業種類別魚類別生產量值2'.L55];['漁業生產量值-漁業種類別魚類別生產量值2'.N55])&#10;+SUM(['漁業生產量值-漁業種類別魚類別生產量值3'.J55];['漁業生產量值-漁業種類別魚類別生產量值3'.P55];['漁業生產量值-漁業種類別魚類別生產量值4'.D55];['漁業生產量值-漁業種類別魚類別生產量值4'.F55])&#10;+SUM(['漁業生產量值-漁業種類別魚類別生產量值4'.N55];['漁業生產量值-漁業種類別魚類別生產量值4'.P55];['漁業生產量值-漁業種類別魚類別生產量值5'.D55];['漁業生產量值-漁業種類別魚類別生產量值5'.F55];['漁業生產量值-漁業種類別魚類別生產量值5'.H55])&#10;+SUM(['漁業生產量值-漁業種類別魚類別生產量值6'.D55];['漁業生產量值-漁業種類別魚類別生產量值6'.F55];['漁業生產量值-漁業種類別魚類別生產量值6'.H55])&#10;+SUM(['漁業生產量值-漁業種類別魚類別生產量值6'.J55];['漁業生產量值-漁業種類別魚類別生產量值6'.L55];['漁業生產量值-漁業種類別魚類別生產量值6'.N55];['漁業生產量值-漁業種類別魚類別生產量值6'.P55];['漁業生產量值-漁業種類別魚類別生產量值7'.D55];['漁業生產量值-漁業種類別魚類別生產量值7'.F55];['漁業生產量值-漁業種類別魚類別生產量值7'.H55])&#10;+SUM(['漁業生產量值-漁業種類別魚類別生產量值7'.J55];['漁業生產量值-漁業種類別魚類別生產量值7'.L55];['漁業生產量值-漁業種類別魚類別生產量值7'.N55])&#10;+SUM(['漁業生產量值-漁業種類別魚類別生產量值9'.P55];['漁業生產量值-漁業種類別魚類別生產量值10'.D55])&#10;+SUM(['漁業生產量值-漁業種類別魚類別生產量值10'.P55])&#10;+SUM(['漁業生產量值-漁業種類別魚類別生產量值11'.L55];['漁業生產量值-漁業種類別魚類別生產量值11'.N55];['漁業生產量值-漁業種類別魚類別生產量值11'.P55];['漁業生產量值-漁業種類別魚類別生產量值12'.D55];['漁業生產量值-漁業種類別魚類別生產量值12'.F55])&#10;+SUM(['漁業生產量值-漁業種類別魚類別生產量值12'.P55])&#10;+SUM(['漁業生產量值-漁業種類別魚類別生產量值14'.L55];['漁業生產量值-漁業種類別魚類別生產量值15'.J55])&#10;+SUM(['漁業生產量值-漁業種類別魚類別生產量值15'.L55];['漁業生產量值-漁業種類別魚類別生產量值15'.N55];['漁業生產量值-漁業種類別魚類別生產量值15'.P55];['漁業生產量值-漁業種類別魚類別生產量值16'.D55])=0;&quot;-&quot;;&#10;SUM([.H55];[.J55])&#10;+SUM(['漁業生產量值-漁業種類別魚類別生產量值1'.H55];['漁業生產量值-漁業種類別魚類別生產量值1'.J55];['漁業生產量值-漁業種類別魚類別生產量值1'.L55];['漁業生產量值-漁業種類別魚類別生產量值2'.F55])&#10;+SUM(['漁業生產量值-漁業種類別魚類別生產量值2'.H55];['漁業生產量值-漁業種類別魚類別生產量值2'.J55];['漁業生產量值-漁業種類別魚類別生產量值2'.L55];['漁業生產量值-漁業種類別魚類別生產量值2'.N55])&#10;+SUM(['漁業生產量值-漁業種類別魚類別生產量值3'.J55];['漁業生產量值-漁業種類別魚類別生產量值3'.P55];['漁業生產量值-漁業種類別魚類別生產量值4'.D55];['漁業生產量值-漁業種類別魚類別生產量值4'.F55])&#10;+SUM(['漁業生產量值-漁業種類別魚類別生產量值4'.N55];['漁業生產量值-漁業種類別魚類別生產量值4'.P55];['漁業生產量值-漁業種類別魚類別生產量值5'.D55];['漁業生產量值-漁業種類別魚類別生產量值5'.F55];['漁業生產量值-漁業種類別魚類別生產量值5'.H55])&#10;+SUM(['漁業生產量值-漁業種類別魚類別生產量值6'.D55];['漁業生產量值-漁業種類別魚類別生產量值6'.F55];['漁業生產量值-漁業種類別魚類別生產量值6'.H55])&#10;+SUM(['漁業生產量值-漁業種類別魚類別生產量值6'.J55];['漁業生產量值-漁業種類別魚類別生產量值6'.L55];['漁業生產量值-漁業種類別魚類別生產量值6'.N55];['漁業生產量值-漁業種類別魚類別生產量值6'.P55];['漁業生產量值-漁業種類別魚類別生產量值7'.D55];['漁業生產量值-漁業種類別魚類別生產量值7'.F55];['漁業生產量值-漁業種類別魚類別生產量值7'.H55])&#10;+SUM(['漁業生產量值-漁業種類別魚類別生產量值7'.J55];['漁業生產量值-漁業種類別魚類別生產量值7'.L55];['漁業生產量值-漁業種類別魚類別生產量值7'.N55])&#10;+SUM(['漁業生產量值-漁業種類別魚類別生產量值9'.P55];['漁業生產量值-漁業種類別魚類別生產量值10'.D55])&#10;+SUM(['漁業生產量值-漁業種類別魚類別生產量值10'.P55])&#10;+SUM(['漁業生產量值-漁業種類別魚類別生產量值11'.L55];['漁業生產量值-漁業種類別魚類別生產量值11'.N55];['漁業生產量值-漁業種類別魚類別生產量值11'.P55];['漁業生產量值-漁業種類別魚類別生產量值12'.D55];['漁業生產量值-漁業種類別魚類別生產量值12'.F55])&#10;+SUM(['漁業生產量值-漁業種類別魚類別生產量值12'.P55])&#10;+SUM(['漁業生產量值-漁業種類別魚類別生產量值14'.L55];['漁業生產量值-漁業種類別魚類別生產量值15'.J55])&#10;+SUM(['漁業生產量值-漁業種類別魚類別生產量值15'.L55];['漁業生產量值-漁業種類別魚類別生產量值15'.N55];['漁業生產量值-漁業種類別魚類別生產量值15'.P55];['漁業生產量值-漁業種類別魚類別生產量值16'.D55])&#10;)" table:style-name="ce47">
            <text:p>68<text:s/></text:p>
          </table:table-cell>
          <table:table-cell office:value-type="float" office:value="0.63" table:style-name="ce47">
            <text:p>1<text:s/></text:p>
          </table:table-cell>
          <table:table-cell office:value-type="float" office:value="44.1" table:style-name="ce47">
            <text:p>44<text:s/></text:p>
          </table:table-cell>
          <table:table-cell office:value-type="float" office:value="0.31000000000000005" table:formula="of:=  IF(SUM([.K55];[.M55];[.O55];['漁業生產量值-漁業種類別魚類別生產量值1'.C55];['漁業生產量值-漁業種類別魚類別生產量值1'.E55])=0;&quot;-&quot;;SUM([.K55];[.M55];[.O55];['漁業生產量值-漁業種類別魚類別生產量值1'.C55];['漁業生產量值-漁業種類別魚類別生產量值1'.E55]))" table:style-name="ce37">
            <text:p>0<text:s/></text:p>
          </table:table-cell>
          <table:table-cell office:value-type="float" office:value="18.75" table:formula="of:=  IF(SUM([.L55];[.N55];[.P55];['漁業生產量值-漁業種類別魚類別生產量值1'.D55];['漁業生產量值-漁業種類別魚類別生產量值1'.F55])=0;&quot;-&quot;;SUM([.L55];[.N55];[.P55];['漁業生產量值-漁業種類別魚類別生產量值1'.D55];['漁業生產量值-漁業種類別魚類別生產量值1'.F55]))" table:style-name="ce37">
            <text:p>19<text:s/></text:p>
          </table:table-cell>
          <table:table-cell office:value-type="float" office:value="0.14000000000000001" table:style-name="ce47">
            <text:p>0<text:s/></text:p>
          </table:table-cell>
          <table:table-cell office:value-type="float" office:value="7.7" table:style-name="ce47">
            <text:p>8<text:s/></text:p>
          </table:table-cell>
          <table:table-cell office:value-type="float" office:value="0.17" table:style-name="ce47">
            <text:p>0<text:s/></text:p>
          </table:table-cell>
          <table:table-cell office:value-type="float" office:value="11.05" table:style-name="ce47">
            <text:p>1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float" office:value="87.441999999999993" table:style-name="ce47">
            <text:p>87<text:s/></text:p>
          </table:table-cell>
          <table:table-cell office:value-type="float" office:value="6197.4660000000003" table:style-name="ce47">
            <text:p>6,197<text:s/></text:p>
          </table:table-cell>
          <table:table-cell office:value-type="float" office:value="87.442000000000007" table:formula="of:=  IF(SUM([.G56];[.I56])&#10;+SUM(['漁業生產量值-漁業種類別魚類別生產量值1'.G56];['漁業生產量值-漁業種類別魚類別生產量值1'.I56];['漁業生產量值-漁業種類別魚類別生產量值1'.K56])&#10;+SUM(['漁業生產量值-漁業種類別魚類別生產量值2'.G56];['漁業生產量值-漁業種類別魚類別生產量值2'.I56];['漁業生產量值-漁業種類別魚類別生產量值2'.K56];['漁業生產量值-漁業種類別魚類別生產量值2'.M56])&#10;+SUM(['漁業生產量值-漁業種類別魚類別生產量值3'.I56];['漁業生產量值-漁業種類別魚類別生產量值3'.O56];['漁業生產量值-漁業種類別魚類別生產量值4'.C56];['漁業生產量值-漁業種類別魚類別生產量值4'.E56])&#10;+SUM(['漁業生產量值-漁業種類別魚類別生產量值4'.M56];['漁業生產量值-漁業種類別魚類別生產量值4'.O56];['漁業生產量值-漁業種類別魚類別生產量值5'.C56];['漁業生產量值-漁業種類別魚類別生產量值5'.E56];['漁業生產量值-漁業種類別魚類別生產量值5'.G56])&#10;+SUM(['漁業生產量值-漁業種類別魚類別生產量值6'.C56];['漁業生產量值-漁業種類別魚類別生產量值6'.E56];['漁業生產量值-漁業種類別魚類別生產量值6'.G56])&#10;+SUM(['漁業生產量值-漁業種類別魚類別生產量值6'.I56];['漁業生產量值-漁業種類別魚類別生產量值6'.K56];['漁業生產量值-漁業種類別魚類別生產量值6'.M56];['漁業生產量值-漁業種類別魚類別生產量值6'.O56];['漁業生產量值-漁業種類別魚類別生產量值7'.C56];['漁業生產量值-漁業種類別魚類別生產量值7'.E56];['漁業生產量值-漁業種類別魚類別生產量值7'.G56])&#10;+SUM(['漁業生產量值-漁業種類別魚類別生產量值7'.I56];['漁業生產量值-漁業種類別魚類別生產量值7'.K56];['漁業生產量值-漁業種類別魚類別生產量值7'.M56])&#10;+SUM(['漁業生產量值-漁業種類別魚類別生產量值9'.O56];['漁業生產量值-漁業種類別魚類別生產量值10'.C56])&#10;+SUM(['漁業生產量值-漁業種類別魚類別生產量值10'.O56])&#10;+SUM(['漁業生產量值-漁業種類別魚類別生產量值11'.K56];['漁業生產量值-漁業種類別魚類別生產量值11'.M56];['漁業生產量值-漁業種類別魚類別生產量值11'.O56];['漁業生產量值-漁業種類別魚類別生產量值12'.C56];['漁業生產量值-漁業種類別魚類別生產量值12'.E56])&#10;+SUM(['漁業生產量值-漁業種類別魚類別生產量值12'.O56])&#10;+SUM(['漁業生產量值-漁業種類別魚類別生產量值14'.K56];['漁業生產量值-漁業種類別魚類別生產量值15'.I56])&#10;+SUM(['漁業生產量值-漁業種類別魚類別生產量值15'.K56];['漁業生產量值-漁業種類別魚類別生產量值15'.M56];['漁業生產量值-漁業種類別魚類別生產量值15'.O56];['漁業生產量值-漁業種類別魚類別生產量值16'.C56])=0;&quot;-&quot;;&#10;SUM([.G56];[.I56])&#10;+SUM(['漁業生產量值-漁業種類別魚類別生產量值1'.G56];['漁業生產量值-漁業種類別魚類別生產量值1'.I56];['漁業生產量值-漁業種類別魚類別生產量值1'.K56])&#10;+SUM(['漁業生產量值-漁業種類別魚類別生產量值2'.G56];['漁業生產量值-漁業種類別魚類別生產量值2'.I56];['漁業生產量值-漁業種類別魚類別生產量值2'.K56];['漁業生產量值-漁業種類別魚類別生產量值2'.M56])&#10;+SUM(['漁業生產量值-漁業種類別魚類別生產量值3'.I56];['漁業生產量值-漁業種類別魚類別生產量值3'.O56];['漁業生產量值-漁業種類別魚類別生產量值4'.C56];['漁業生產量值-漁業種類別魚類別生產量值4'.E56])&#10;+SUM(['漁業生產量值-漁業種類別魚類別生產量值4'.M56];['漁業生產量值-漁業種類別魚類別生產量值4'.O56];['漁業生產量值-漁業種類別魚類別生產量值5'.C56];['漁業生產量值-漁業種類別魚類別生產量值5'.E56];['漁業生產量值-漁業種類別魚類別生產量值5'.G56])&#10;+SUM(['漁業生產量值-漁業種類別魚類別生產量值6'.C56];['漁業生產量值-漁業種類別魚類別生產量值6'.E56];['漁業生產量值-漁業種類別魚類別生產量值6'.G56])&#10;+SUM(['漁業生產量值-漁業種類別魚類別生產量值6'.I56];['漁業生產量值-漁業種類別魚類別生產量值6'.K56];['漁業生產量值-漁業種類別魚類別生產量值6'.M56];['漁業生產量值-漁業種類別魚類別生產量值6'.O56];['漁業生產量值-漁業種類別魚類別生產量值7'.C56];['漁業生產量值-漁業種類別魚類別生產量值7'.E56];['漁業生產量值-漁業種類別魚類別生產量值7'.G56])&#10;+SUM(['漁業生產量值-漁業種類別魚類別生產量值7'.I56];['漁業生產量值-漁業種類別魚類別生產量值7'.K56];['漁業生產量值-漁業種類別魚類別生產量值7'.M56])&#10;+SUM(['漁業生產量值-漁業種類別魚類別生產量值9'.O56];['漁業生產量值-漁業種類別魚類別生產量值10'.C56])&#10;+SUM(['漁業生產量值-漁業種類別魚類別生產量值10'.O56])&#10;+SUM(['漁業生產量值-漁業種類別魚類別生產量值11'.K56];['漁業生產量值-漁業種類別魚類別生產量值11'.M56];['漁業生產量值-漁業種類別魚類別生產量值11'.O56];['漁業生產量值-漁業種類別魚類別生產量值12'.C56];['漁業生產量值-漁業種類別魚類別生產量值12'.E56])&#10;+SUM(['漁業生產量值-漁業種類別魚類別生產量值12'.O56])&#10;+SUM(['漁業生產量值-漁業種類別魚類別生產量值14'.K56];['漁業生產量值-漁業種類別魚類別生產量值15'.I56])&#10;+SUM(['漁業生產量值-漁業種類別魚類別生產量值15'.K56];['漁業生產量值-漁業種類別魚類別生產量值15'.M56];['漁業生產量值-漁業種類別魚類別生產量值15'.O56];['漁業生產量值-漁業種類別魚類別生產量值16'.C56])&#10;)" table:style-name="ce47">
            <text:p>87<text:s/></text:p>
          </table:table-cell>
          <table:table-cell office:value-type="float" office:value="6197.4660000000003" table:formula="of:=  IF(SUM([.H56];[.J56])&#10;+SUM(['漁業生產量值-漁業種類別魚類別生產量值1'.H56];['漁業生產量值-漁業種類別魚類別生產量值1'.J56];['漁業生產量值-漁業種類別魚類別生產量值1'.L56];['漁業生產量值-漁業種類別魚類別生產量值2'.F56])&#10;+SUM(['漁業生產量值-漁業種類別魚類別生產量值2'.H56];['漁業生產量值-漁業種類別魚類別生產量值2'.J56];['漁業生產量值-漁業種類別魚類別生產量值2'.L56];['漁業生產量值-漁業種類別魚類別生產量值2'.N56])&#10;+SUM(['漁業生產量值-漁業種類別魚類別生產量值3'.J56];['漁業生產量值-漁業種類別魚類別生產量值3'.P56];['漁業生產量值-漁業種類別魚類別生產量值4'.D56];['漁業生產量值-漁業種類別魚類別生產量值4'.F56])&#10;+SUM(['漁業生產量值-漁業種類別魚類別生產量值4'.N56];['漁業生產量值-漁業種類別魚類別生產量值4'.P56];['漁業生產量值-漁業種類別魚類別生產量值5'.D56];['漁業生產量值-漁業種類別魚類別生產量值5'.F56];['漁業生產量值-漁業種類別魚類別生產量值5'.H56])&#10;+SUM(['漁業生產量值-漁業種類別魚類別生產量值6'.D56];['漁業生產量值-漁業種類別魚類別生產量值6'.F56];['漁業生產量值-漁業種類別魚類別生產量值6'.H56])&#10;+SUM(['漁業生產量值-漁業種類別魚類別生產量值6'.J56];['漁業生產量值-漁業種類別魚類別生產量值6'.L56];['漁業生產量值-漁業種類別魚類別生產量值6'.N56];['漁業生產量值-漁業種類別魚類別生產量值6'.P56];['漁業生產量值-漁業種類別魚類別生產量值7'.D56];['漁業生產量值-漁業種類別魚類別生產量值7'.F56];['漁業生產量值-漁業種類別魚類別生產量值7'.H56])&#10;+SUM(['漁業生產量值-漁業種類別魚類別生產量值7'.J56];['漁業生產量值-漁業種類別魚類別生產量值7'.L56];['漁業生產量值-漁業種類別魚類別生產量值7'.N56])&#10;+SUM(['漁業生產量值-漁業種類別魚類別生產量值9'.P56];['漁業生產量值-漁業種類別魚類別生產量值10'.D56])&#10;+SUM(['漁業生產量值-漁業種類別魚類別生產量值10'.P56])&#10;+SUM(['漁業生產量值-漁業種類別魚類別生產量值11'.L56];['漁業生產量值-漁業種類別魚類別生產量值11'.N56];['漁業生產量值-漁業種類別魚類別生產量值11'.P56];['漁業生產量值-漁業種類別魚類別生產量值12'.D56];['漁業生產量值-漁業種類別魚類別生產量值12'.F56])&#10;+SUM(['漁業生產量值-漁業種類別魚類別生產量值12'.P56])&#10;+SUM(['漁業生產量值-漁業種類別魚類別生產量值14'.L56];['漁業生產量值-漁業種類別魚類別生產量值15'.J56])&#10;+SUM(['漁業生產量值-漁業種類別魚類別生產量值15'.L56];['漁業生產量值-漁業種類別魚類別生產量值15'.N56];['漁業生產量值-漁業種類別魚類別生產量值15'.P56];['漁業生產量值-漁業種類別魚類別生產量值16'.D56])=0;&quot;-&quot;;&#10;SUM([.H56];[.J56])&#10;+SUM(['漁業生產量值-漁業種類別魚類別生產量值1'.H56];['漁業生產量值-漁業種類別魚類別生產量值1'.J56];['漁業生產量值-漁業種類別魚類別生產量值1'.L56];['漁業生產量值-漁業種類別魚類別生產量值2'.F56])&#10;+SUM(['漁業生產量值-漁業種類別魚類別生產量值2'.H56];['漁業生產量值-漁業種類別魚類別生產量值2'.J56];['漁業生產量值-漁業種類別魚類別生產量值2'.L56];['漁業生產量值-漁業種類別魚類別生產量值2'.N56])&#10;+SUM(['漁業生產量值-漁業種類別魚類別生產量值3'.J56];['漁業生產量值-漁業種類別魚類別生產量值3'.P56];['漁業生產量值-漁業種類別魚類別生產量值4'.D56];['漁業生產量值-漁業種類別魚類別生產量值4'.F56])&#10;+SUM(['漁業生產量值-漁業種類別魚類別生產量值4'.N56];['漁業生產量值-漁業種類別魚類別生產量值4'.P56];['漁業生產量值-漁業種類別魚類別生產量值5'.D56];['漁業生產量值-漁業種類別魚類別生產量值5'.F56];['漁業生產量值-漁業種類別魚類別生產量值5'.H56])&#10;+SUM(['漁業生產量值-漁業種類別魚類別生產量值6'.D56];['漁業生產量值-漁業種類別魚類別生產量值6'.F56];['漁業生產量值-漁業種類別魚類別生產量值6'.H56])&#10;+SUM(['漁業生產量值-漁業種類別魚類別生產量值6'.J56];['漁業生產量值-漁業種類別魚類別生產量值6'.L56];['漁業生產量值-漁業種類別魚類別生產量值6'.N56];['漁業生產量值-漁業種類別魚類別生產量值6'.P56];['漁業生產量值-漁業種類別魚類別生產量值7'.D56];['漁業生產量值-漁業種類別魚類別生產量值7'.F56];['漁業生產量值-漁業種類別魚類別生產量值7'.H56])&#10;+SUM(['漁業生產量值-漁業種類別魚類別生產量值7'.J56];['漁業生產量值-漁業種類別魚類別生產量值7'.L56];['漁業生產量值-漁業種類別魚類別生產量值7'.N56])&#10;+SUM(['漁業生產量值-漁業種類別魚類別生產量值9'.P56];['漁業生產量值-漁業種類別魚類別生產量值10'.D56])&#10;+SUM(['漁業生產量值-漁業種類別魚類別生產量值10'.P56])&#10;+SUM(['漁業生產量值-漁業種類別魚類別生產量值11'.L56];['漁業生產量值-漁業種類別魚類別生產量值11'.N56];['漁業生產量值-漁業種類別魚類別生產量值11'.P56];['漁業生產量值-漁業種類別魚類別生產量值12'.D56];['漁業生產量值-漁業種類別魚類別生產量值12'.F56])&#10;+SUM(['漁業生產量值-漁業種類別魚類別生產量值12'.P56])&#10;+SUM(['漁業生產量值-漁業種類別魚類別生產量值14'.L56];['漁業生產量值-漁業種類別魚類別生產量值15'.J56])&#10;+SUM(['漁業生產量值-漁業種類別魚類別生產量值15'.L56];['漁業生產量值-漁業種類別魚類別生產量值15'.N56];['漁業生產量值-漁業種類別魚類別生產量值15'.P56];['漁業生產量值-漁業種類別魚類別生產量值16'.D56])&#10;)" table:style-name="ce47">
            <text:p>6,197<text:s/></text:p>
          </table:table-cell>
          <table:table-cell office:value-type="float" office:value="0.91" table:style-name="ce47">
            <text:p>1<text:s/></text:p>
          </table:table-cell>
          <table:table-cell office:value-type="float" office:value="63.7" table:style-name="ce47">
            <text:p>64<text:s/></text:p>
          </table:table-cell>
          <table:table-cell office:value-type="float" office:value="81.802000000000007" table:formula="of:=  IF(SUM([.K56];[.M56];[.O56];['漁業生產量值-漁業種類別魚類別生產量值1'.C56];['漁業生產量值-漁業種類別魚類別生產量值1'.E56])=0;&quot;-&quot;;SUM([.K56];[.M56];[.O56];['漁業生產量值-漁業種類別魚類別生產量值1'.C56];['漁業生產量值-漁業種類別魚類別生產量值1'.E56]))" table:style-name="ce37">
            <text:p>82<text:s/></text:p>
          </table:table-cell>
          <table:table-cell office:value-type="float" office:value="5598.7160000000003" table:formula="of:=  IF(SUM([.L56];[.N56];[.P56];['漁業生產量值-漁業種類別魚類別生產量值1'.D56];['漁業生產量值-漁業種類別魚類別生產量值1'.F56])=0;&quot;-&quot;;SUM([.L56];[.N56];[.P56];['漁業生產量值-漁業種類別魚類別生產量值1'.D56];['漁業生產量值-漁業種類別魚類別生產量值1'.F56]))" table:style-name="ce37">
            <text:p>5,599<text:s/></text:p>
          </table:table-cell>
          <table:table-cell office:value-type="float" office:value="1.038" table:style-name="ce47">
            <text:p>1<text:s/></text:p>
          </table:table-cell>
          <table:table-cell office:value-type="float" office:value="72.66" table:style-name="ce47">
            <text:p>7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46800000000000003" table:style-name="ce47">
            <text:p>0<text:s/></text:p>
          </table:table-cell>
          <table:table-cell office:value-type="float" office:value="38.375999999999998" table:style-name="ce47">
            <text:p>38<text:s/>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G57];[.I57])&#10;+SUM(['漁業生產量值-漁業種類別魚類別生產量值1'.G57];['漁業生產量值-漁業種類別魚類別生產量值1'.I57];['漁業生產量值-漁業種類別魚類別生產量值1'.K57])&#10;+SUM(['漁業生產量值-漁業種類別魚類別生產量值2'.G57];['漁業生產量值-漁業種類別魚類別生產量值2'.I57];['漁業生產量值-漁業種類別魚類別生產量值2'.K57];['漁業生產量值-漁業種類別魚類別生產量值2'.M57])&#10;+SUM(['漁業生產量值-漁業種類別魚類別生產量值3'.I57];['漁業生產量值-漁業種類別魚類別生產量值3'.O57];['漁業生產量值-漁業種類別魚類別生產量值4'.C57];['漁業生產量值-漁業種類別魚類別生產量值4'.E57])&#10;+SUM(['漁業生產量值-漁業種類別魚類別生產量值4'.M57];['漁業生產量值-漁業種類別魚類別生產量值4'.O57];['漁業生產量值-漁業種類別魚類別生產量值5'.C57];['漁業生產量值-漁業種類別魚類別生產量值5'.E57];['漁業生產量值-漁業種類別魚類別生產量值5'.G57])&#10;+SUM(['漁業生產量值-漁業種類別魚類別生產量值6'.C57];['漁業生產量值-漁業種類別魚類別生產量值6'.E57];['漁業生產量值-漁業種類別魚類別生產量值6'.G57])&#10;+SUM(['漁業生產量值-漁業種類別魚類別生產量值6'.I57];['漁業生產量值-漁業種類別魚類別生產量值6'.K57];['漁業生產量值-漁業種類別魚類別生產量值6'.M57];['漁業生產量值-漁業種類別魚類別生產量值6'.O57];['漁業生產量值-漁業種類別魚類別生產量值7'.C57];['漁業生產量值-漁業種類別魚類別生產量值7'.E57];['漁業生產量值-漁業種類別魚類別生產量值7'.G57])&#10;+SUM(['漁業生產量值-漁業種類別魚類別生產量值7'.I57];['漁業生產量值-漁業種類別魚類別生產量值7'.K57];['漁業生產量值-漁業種類別魚類別生產量值7'.M57])&#10;+SUM(['漁業生產量值-漁業種類別魚類別生產量值9'.O57];['漁業生產量值-漁業種類別魚類別生產量值10'.C57])&#10;+SUM(['漁業生產量值-漁業種類別魚類別生產量值10'.O57])&#10;+SUM(['漁業生產量值-漁業種類別魚類別生產量值11'.K57];['漁業生產量值-漁業種類別魚類別生產量值11'.M57];['漁業生產量值-漁業種類別魚類別生產量值11'.O57];['漁業生產量值-漁業種類別魚類別生產量值12'.C57];['漁業生產量值-漁業種類別魚類別生產量值12'.E57])&#10;+SUM(['漁業生產量值-漁業種類別魚類別生產量值12'.O57])&#10;+SUM(['漁業生產量值-漁業種類別魚類別生產量值14'.K57];['漁業生產量值-漁業種類別魚類別生產量值15'.I57])&#10;+SUM(['漁業生產量值-漁業種類別魚類別生產量值15'.K57];['漁業生產量值-漁業種類別魚類別生產量值15'.M57];['漁業生產量值-漁業種類別魚類別生產量值15'.O57];['漁業生產量值-漁業種類別魚類別生產量值16'.C57])=0;&quot;-&quot;;&#10;SUM([.G57];[.I57])&#10;+SUM(['漁業生產量值-漁業種類別魚類別生產量值1'.G57];['漁業生產量值-漁業種類別魚類別生產量值1'.I57];['漁業生產量值-漁業種類別魚類別生產量值1'.K57])&#10;+SUM(['漁業生產量值-漁業種類別魚類別生產量值2'.G57];['漁業生產量值-漁業種類別魚類別生產量值2'.I57];['漁業生產量值-漁業種類別魚類別生產量值2'.K57];['漁業生產量值-漁業種類別魚類別生產量值2'.M57])&#10;+SUM(['漁業生產量值-漁業種類別魚類別生產量值3'.I57];['漁業生產量值-漁業種類別魚類別生產量值3'.O57];['漁業生產量值-漁業種類別魚類別生產量值4'.C57];['漁業生產量值-漁業種類別魚類別生產量值4'.E57])&#10;+SUM(['漁業生產量值-漁業種類別魚類別生產量值4'.M57];['漁業生產量值-漁業種類別魚類別生產量值4'.O57];['漁業生產量值-漁業種類別魚類別生產量值5'.C57];['漁業生產量值-漁業種類別魚類別生產量值5'.E57];['漁業生產量值-漁業種類別魚類別生產量值5'.G57])&#10;+SUM(['漁業生產量值-漁業種類別魚類別生產量值6'.C57];['漁業生產量值-漁業種類別魚類別生產量值6'.E57];['漁業生產量值-漁業種類別魚類別生產量值6'.G57])&#10;+SUM(['漁業生產量值-漁業種類別魚類別生產量值6'.I57];['漁業生產量值-漁業種類別魚類別生產量值6'.K57];['漁業生產量值-漁業種類別魚類別生產量值6'.M57];['漁業生產量值-漁業種類別魚類別生產量值6'.O57];['漁業生產量值-漁業種類別魚類別生產量值7'.C57];['漁業生產量值-漁業種類別魚類別生產量值7'.E57];['漁業生產量值-漁業種類別魚類別生產量值7'.G57])&#10;+SUM(['漁業生產量值-漁業種類別魚類別生產量值7'.I57];['漁業生產量值-漁業種類別魚類別生產量值7'.K57];['漁業生產量值-漁業種類別魚類別生產量值7'.M57])&#10;+SUM(['漁業生產量值-漁業種類別魚類別生產量值9'.O57];['漁業生產量值-漁業種類別魚類別生產量值10'.C57])&#10;+SUM(['漁業生產量值-漁業種類別魚類別生產量值10'.O57])&#10;+SUM(['漁業生產量值-漁業種類別魚類別生產量值11'.K57];['漁業生產量值-漁業種類別魚類別生產量值11'.M57];['漁業生產量值-漁業種類別魚類別生產量值11'.O57];['漁業生產量值-漁業種類別魚類別生產量值12'.C57];['漁業生產量值-漁業種類別魚類別生產量值12'.E57])&#10;+SUM(['漁業生產量值-漁業種類別魚類別生產量值12'.O57])&#10;+SUM(['漁業生產量值-漁業種類別魚類別生產量值14'.K57];['漁業生產量值-漁業種類別魚類別生產量值15'.I57])&#10;+SUM(['漁業生產量值-漁業種類別魚類別生產量值15'.K57];['漁業生產量值-漁業種類別魚類別生產量值15'.M57];['漁業生產量值-漁業種類別魚類別生產量值15'.O57];['漁業生產量值-漁業種類別魚類別生產量值16'.C57])&#10;)" table:style-name="ce47">
            <text:p>-</text:p>
          </table:table-cell>
          <table:table-cell office:value-type="string" office:string-value="-" table:formula="of:=  IF(SUM([.H57];[.J57])&#10;+SUM(['漁業生產量值-漁業種類別魚類別生產量值1'.H57];['漁業生產量值-漁業種類別魚類別生產量值1'.J57];['漁業生產量值-漁業種類別魚類別生產量值1'.L57];['漁業生產量值-漁業種類別魚類別生產量值2'.F57])&#10;+SUM(['漁業生產量值-漁業種類別魚類別生產量值2'.H57];['漁業生產量值-漁業種類別魚類別生產量值2'.J57];['漁業生產量值-漁業種類別魚類別生產量值2'.L57];['漁業生產量值-漁業種類別魚類別生產量值2'.N57])&#10;+SUM(['漁業生產量值-漁業種類別魚類別生產量值3'.J57];['漁業生產量值-漁業種類別魚類別生產量值3'.P57];['漁業生產量值-漁業種類別魚類別生產量值4'.D57];['漁業生產量值-漁業種類別魚類別生產量值4'.F57])&#10;+SUM(['漁業生產量值-漁業種類別魚類別生產量值4'.N57];['漁業生產量值-漁業種類別魚類別生產量值4'.P57];['漁業生產量值-漁業種類別魚類別生產量值5'.D57];['漁業生產量值-漁業種類別魚類別生產量值5'.F57];['漁業生產量值-漁業種類別魚類別生產量值5'.H57])&#10;+SUM(['漁業生產量值-漁業種類別魚類別生產量值6'.D57];['漁業生產量值-漁業種類別魚類別生產量值6'.F57];['漁業生產量值-漁業種類別魚類別生產量值6'.H57])&#10;+SUM(['漁業生產量值-漁業種類別魚類別生產量值6'.J57];['漁業生產量值-漁業種類別魚類別生產量值6'.L57];['漁業生產量值-漁業種類別魚類別生產量值6'.N57];['漁業生產量值-漁業種類別魚類別生產量值6'.P57];['漁業生產量值-漁業種類別魚類別生產量值7'.D57];['漁業生產量值-漁業種類別魚類別生產量值7'.F57];['漁業生產量值-漁業種類別魚類別生產量值7'.H57])&#10;+SUM(['漁業生產量值-漁業種類別魚類別生產量值7'.J57];['漁業生產量值-漁業種類別魚類別生產量值7'.L57];['漁業生產量值-漁業種類別魚類別生產量值7'.N57])&#10;+SUM(['漁業生產量值-漁業種類別魚類別生產量值9'.P57];['漁業生產量值-漁業種類別魚類別生產量值10'.D57])&#10;+SUM(['漁業生產量值-漁業種類別魚類別生產量值10'.P57])&#10;+SUM(['漁業生產量值-漁業種類別魚類別生產量值11'.L57];['漁業生產量值-漁業種類別魚類別生產量值11'.N57];['漁業生產量值-漁業種類別魚類別生產量值11'.P57];['漁業生產量值-漁業種類別魚類別生產量值12'.D57];['漁業生產量值-漁業種類別魚類別生產量值12'.F57])&#10;+SUM(['漁業生產量值-漁業種類別魚類別生產量值12'.P57])&#10;+SUM(['漁業生產量值-漁業種類別魚類別生產量值14'.L57];['漁業生產量值-漁業種類別魚類別生產量值15'.J57])&#10;+SUM(['漁業生產量值-漁業種類別魚類別生產量值15'.L57];['漁業生產量值-漁業種類別魚類別生產量值15'.N57];['漁業生產量值-漁業種類別魚類別生產量值15'.P57];['漁業生產量值-漁業種類別魚類別生產量值16'.D57])=0;&quot;-&quot;;&#10;SUM([.H57];[.J57])&#10;+SUM(['漁業生產量值-漁業種類別魚類別生產量值1'.H57];['漁業生產量值-漁業種類別魚類別生產量值1'.J57];['漁業生產量值-漁業種類別魚類別生產量值1'.L57];['漁業生產量值-漁業種類別魚類別生產量值2'.F57])&#10;+SUM(['漁業生產量值-漁業種類別魚類別生產量值2'.H57];['漁業生產量值-漁業種類別魚類別生產量值2'.J57];['漁業生產量值-漁業種類別魚類別生產量值2'.L57];['漁業生產量值-漁業種類別魚類別生產量值2'.N57])&#10;+SUM(['漁業生產量值-漁業種類別魚類別生產量值3'.J57];['漁業生產量值-漁業種類別魚類別生產量值3'.P57];['漁業生產量值-漁業種類別魚類別生產量值4'.D57];['漁業生產量值-漁業種類別魚類別生產量值4'.F57])&#10;+SUM(['漁業生產量值-漁業種類別魚類別生產量值4'.N57];['漁業生產量值-漁業種類別魚類別生產量值4'.P57];['漁業生產量值-漁業種類別魚類別生產量值5'.D57];['漁業生產量值-漁業種類別魚類別生產量值5'.F57];['漁業生產量值-漁業種類別魚類別生產量值5'.H57])&#10;+SUM(['漁業生產量值-漁業種類別魚類別生產量值6'.D57];['漁業生產量值-漁業種類別魚類別生產量值6'.F57];['漁業生產量值-漁業種類別魚類別生產量值6'.H57])&#10;+SUM(['漁業生產量值-漁業種類別魚類別生產量值6'.J57];['漁業生產量值-漁業種類別魚類別生產量值6'.L57];['漁業生產量值-漁業種類別魚類別生產量值6'.N57];['漁業生產量值-漁業種類別魚類別生產量值6'.P57];['漁業生產量值-漁業種類別魚類別生產量值7'.D57];['漁業生產量值-漁業種類別魚類別生產量值7'.F57];['漁業生產量值-漁業種類別魚類別生產量值7'.H57])&#10;+SUM(['漁業生產量值-漁業種類別魚類別生產量值7'.J57];['漁業生產量值-漁業種類別魚類別生產量值7'.L57];['漁業生產量值-漁業種類別魚類別生產量值7'.N57])&#10;+SUM(['漁業生產量值-漁業種類別魚類別生產量值9'.P57];['漁業生產量值-漁業種類別魚類別生產量值10'.D57])&#10;+SUM(['漁業生產量值-漁業種類別魚類別生產量值10'.P57])&#10;+SUM(['漁業生產量值-漁業種類別魚類別生產量值11'.L57];['漁業生產量值-漁業種類別魚類別生產量值11'.N57];['漁業生產量值-漁業種類別魚類別生產量值11'.P57];['漁業生產量值-漁業種類別魚類別生產量值12'.D57];['漁業生產量值-漁業種類別魚類別生產量值12'.F57])&#10;+SUM(['漁業生產量值-漁業種類別魚類別生產量值12'.P57])&#10;+SUM(['漁業生產量值-漁業種類別魚類別生產量值14'.L57];['漁業生產量值-漁業種類別魚類別生產量值15'.J57])&#10;+SUM(['漁業生產量值-漁業種類別魚類別生產量值15'.L57];['漁業生產量值-漁業種類別魚類別生產量值15'.N57];['漁業生產量值-漁業種類別魚類別生產量值15'.P57];['漁業生產量值-漁業種類別魚類別生產量值16'.D57])&#10;)" table:style-name="ce4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K57];[.M57];[.O57];['漁業生產量值-漁業種類別魚類別生產量值1'.C57];['漁業生產量值-漁業種類別魚類別生產量值1'.E57])=0;&quot;-&quot;;SUM([.K57];[.M57];[.O57];['漁業生產量值-漁業種類別魚類別生產量值1'.C57];['漁業生產量值-漁業種類別魚類別生產量值1'.E57]))" table:style-name="ce37">
            <text:p>-</text:p>
          </table:table-cell>
          <table:table-cell office:value-type="string" office:string-value="-" table:formula="of:=  IF(SUM([.L57];[.N57];[.P57];['漁業生產量值-漁業種類別魚類別生產量值1'.D57];['漁業生產量值-漁業種類別魚類別生產量值1'.F57])=0;&quot;-&quot;;SUM([.L57];[.N57];[.P57];['漁業生產量值-漁業種類別魚類別生產量值1'.D57];['漁業生產量值-漁業種類別魚類別生產量值1'.F57]))" table:style-name="ce3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float" office:value="25266.852129999999" table:formula="of:=  IF(SUM([.C59:.C61])=0;&quot;-&quot;;SUM([.C59:.C61]))" table:style-name="ce44">
            <text:p>25,267<text:s/></text:p>
          </table:table-cell>
          <table:table-cell office:value-type="float" office:value="5601349.2162999995" table:formula="of:=  IF(SUM([.D59:.D61])=0;&quot;-&quot;;SUM([.D59:.D61]))" table:style-name="ce44">
            <text:p>5,601,349<text:s/></text:p>
          </table:table-cell>
          <table:table-cell office:value-type="float" office:value="25266.852129999996" table:formula="of:=  IF(SUM([.E59:.E61])=0;&quot;-&quot;;SUM([.E59:.E61]))" table:style-name="ce44">
            <text:p>25,267<text:s/></text:p>
          </table:table-cell>
          <table:table-cell office:value-type="float" office:value="5601349.2162999995" table:formula="of:=  IF(SUM([.F59:.F61])=0;&quot;-&quot;;SUM([.F59:.F61]))" table:style-name="ce45">
            <text:p>5,601,349<text:s/></text:p>
          </table:table-cell>
          <table:table-cell office:value-type="string" office:string-value="-" table:formula="of:=  IF(SUM([.G59:.G61])=0;&quot;-&quot;;SUM([.G59:.G61]))" table:style-name="ce44">
            <text:p>-</text:p>
          </table:table-cell>
          <table:table-cell office:value-type="string" office:string-value="-" table:formula="of:=  IF(SUM([.H59:.H61])=0;&quot;-&quot;;SUM([.H59:.H61]))" table:style-name="ce44">
            <text:p>-</text:p>
          </table:table-cell>
          <table:table-cell office:value-type="string" office:string-value="-" table:formula="of:=  IF(SUM([.K58];[.M58];[.O58];['漁業生產量值-漁業種類別魚類別生產量值1'.C58];['漁業生產量值-漁業種類別魚類別生產量值1'.E58])=0;&quot;-&quot;;SUM([.K58];[.M58];[.O58];['漁業生產量值-漁業種類別魚類別生產量值1'.C58];['漁業生產量值-漁業種類別魚類別生產量值1'.E58]))" table:style-name="ce64">
            <text:p>-</text:p>
          </table:table-cell>
          <table:table-cell office:value-type="string" office:string-value="-" table:formula="of:=  IF(SUM([.L58];[.N58];[.P58];['漁業生產量值-漁業種類別魚類別生產量值1'.D58];['漁業生產量值-漁業種類別魚類別生產量值1'.F58])=0;&quot;-&quot;;SUM([.L58];[.N58];[.P58];['漁業生產量值-漁業種類別魚類別生產量值1'.D58];['漁業生產量值-漁業種類別魚類別生產量值1'.F58]))" table:style-name="ce64">
            <text:p>-</text:p>
          </table:table-cell>
          <table:table-cell office:value-type="string" office:string-value="-" table:formula="of:=  IF(SUM([.K59:.K61])=0;&quot;-&quot;;SUM([.K59:.K61]))" table:style-name="ce44">
            <text:p>-</text:p>
          </table:table-cell>
          <table:table-cell office:value-type="string" office:string-value="-" table:formula="of:=  IF(SUM([.L59:.L61])=0;&quot;-&quot;;SUM([.L59:.L61]))" table:style-name="ce44">
            <text:p>-</text:p>
          </table:table-cell>
          <table:table-cell office:value-type="string" office:string-value="-" table:formula="of:=  IF(SUM([.M59:.M61])=0;&quot;-&quot;;SUM([.M59:.M61]))" table:style-name="ce44">
            <text:p>-</text:p>
          </table:table-cell>
          <table:table-cell office:value-type="string" office:string-value="-" table:formula="of:=  IF(SUM([.N59:.N61])=0;&quot;-&quot;;SUM([.N59:.N61]))" table:style-name="ce44">
            <text:p>-</text:p>
          </table:table-cell>
          <table:table-cell office:value-type="string" office:string-value="-" table:formula="of:=  IF(SUM([.O59:.O61])=0;&quot;-&quot;;SUM([.O59:.O61]))" table:style-name="ce44">
            <text:p>-</text:p>
          </table:table-cell>
          <table:table-cell office:value-type="string" office:string-value="-" table:formula="of:=  IF(SUM([.P59:.P61])=0;&quot;-&quot;;SUM([.P59:.P61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float" office:value="22826.429" table:style-name="ce47">
            <text:p>22,826<text:s/></text:p>
          </table:table-cell>
          <table:table-cell office:value-type="float" office:value="4828005.216" table:style-name="ce47">
            <text:p>4,828,005<text:s/></text:p>
          </table:table-cell>
          <table:table-cell office:value-type="float" office:value="22826.428999999996" table:formula="of:=  IF(SUM([.G59];[.I59])&#10;+SUM(['漁業生產量值-漁業種類別魚類別生產量值1'.G59];['漁業生產量值-漁業種類別魚類別生產量值1'.I59];['漁業生產量值-漁業種類別魚類別生產量值1'.K59])&#10;+SUM(['漁業生產量值-漁業種類別魚類別生產量值2'.G59];['漁業生產量值-漁業種類別魚類別生產量值2'.I59];['漁業生產量值-漁業種類別魚類別生產量值2'.K59];['漁業生產量值-漁業種類別魚類別生產量值2'.M59])&#10;+SUM(['漁業生產量值-漁業種類別魚類別生產量值3'.I59];['漁業生產量值-漁業種類別魚類別生產量值3'.O59];['漁業生產量值-漁業種類別魚類別生產量值4'.C59];['漁業生產量值-漁業種類別魚類別生產量值4'.E59])&#10;+SUM(['漁業生產量值-漁業種類別魚類別生產量值4'.M59];['漁業生產量值-漁業種類別魚類別生產量值4'.O59];['漁業生產量值-漁業種類別魚類別生產量值5'.C59];['漁業生產量值-漁業種類別魚類別生產量值5'.E59];['漁業生產量值-漁業種類別魚類別生產量值5'.G59])&#10;+SUM(['漁業生產量值-漁業種類別魚類別生產量值6'.C59];['漁業生產量值-漁業種類別魚類別生產量值6'.E59];['漁業生產量值-漁業種類別魚類別生產量值6'.G59])&#10;+SUM(['漁業生產量值-漁業種類別魚類別生產量值6'.I59];['漁業生產量值-漁業種類別魚類別生產量值6'.K59];['漁業生產量值-漁業種類別魚類別生產量值6'.M59];['漁業生產量值-漁業種類別魚類別生產量值6'.O59];['漁業生產量值-漁業種類別魚類別生產量值7'.C59];['漁業生產量值-漁業種類別魚類別生產量值7'.E59];['漁業生產量值-漁業種類別魚類別生產量值7'.G59])&#10;+SUM(['漁業生產量值-漁業種類別魚類別生產量值7'.I59];['漁業生產量值-漁業種類別魚類別生產量值7'.K59];['漁業生產量值-漁業種類別魚類別生產量值7'.M59])&#10;+SUM(['漁業生產量值-漁業種類別魚類別生產量值9'.O59];['漁業生產量值-漁業種類別魚類別生產量值10'.C59])&#10;+SUM(['漁業生產量值-漁業種類別魚類別生產量值10'.O59])&#10;+SUM(['漁業生產量值-漁業種類別魚類別生產量值11'.K59];['漁業生產量值-漁業種類別魚類別生產量值11'.M59];['漁業生產量值-漁業種類別魚類別生產量值11'.O59];['漁業生產量值-漁業種類別魚類別生產量值12'.C59];['漁業生產量值-漁業種類別魚類別生產量值12'.E59])&#10;+SUM(['漁業生產量值-漁業種類別魚類別生產量值12'.O59])&#10;+SUM(['漁業生產量值-漁業種類別魚類別生產量值14'.K59];['漁業生產量值-漁業種類別魚類別生產量值15'.I59])&#10;+SUM(['漁業生產量值-漁業種類別魚類別生產量值15'.K59];['漁業生產量值-漁業種類別魚類別生產量值15'.M59];['漁業生產量值-漁業種類別魚類別生產量值15'.O59];['漁業生產量值-漁業種類別魚類別生產量值16'.C59])=0;&quot;-&quot;;&#10;SUM([.G59];[.I59])&#10;+SUM(['漁業生產量值-漁業種類別魚類別生產量值1'.G59];['漁業生產量值-漁業種類別魚類別生產量值1'.I59];['漁業生產量值-漁業種類別魚類別生產量值1'.K59])&#10;+SUM(['漁業生產量值-漁業種類別魚類別生產量值2'.G59];['漁業生產量值-漁業種類別魚類別生產量值2'.I59];['漁業生產量值-漁業種類別魚類別生產量值2'.K59];['漁業生產量值-漁業種類別魚類別生產量值2'.M59])&#10;+SUM(['漁業生產量值-漁業種類別魚類別生產量值3'.I59];['漁業生產量值-漁業種類別魚類別生產量值3'.O59];['漁業生產量值-漁業種類別魚類別生產量值4'.C59];['漁業生產量值-漁業種類別魚類別生產量值4'.E59])&#10;+SUM(['漁業生產量值-漁業種類別魚類別生產量值4'.M59];['漁業生產量值-漁業種類別魚類別生產量值4'.O59];['漁業生產量值-漁業種類別魚類別生產量值5'.C59];['漁業生產量值-漁業種類別魚類別生產量值5'.E59];['漁業生產量值-漁業種類別魚類別生產量值5'.G59])&#10;+SUM(['漁業生產量值-漁業種類別魚類別生產量值6'.C59];['漁業生產量值-漁業種類別魚類別生產量值6'.E59];['漁業生產量值-漁業種類別魚類別生產量值6'.G59])&#10;+SUM(['漁業生產量值-漁業種類別魚類別生產量值6'.I59];['漁業生產量值-漁業種類別魚類別生產量值6'.K59];['漁業生產量值-漁業種類別魚類別生產量值6'.M59];['漁業生產量值-漁業種類別魚類別生產量值6'.O59];['漁業生產量值-漁業種類別魚類別生產量值7'.C59];['漁業生產量值-漁業種類別魚類別生產量值7'.E59];['漁業生產量值-漁業種類別魚類別生產量值7'.G59])&#10;+SUM(['漁業生產量值-漁業種類別魚類別生產量值7'.I59];['漁業生產量值-漁業種類別魚類別生產量值7'.K59];['漁業生產量值-漁業種類別魚類別生產量值7'.M59])&#10;+SUM(['漁業生產量值-漁業種類別魚類別生產量值9'.O59];['漁業生產量值-漁業種類別魚類別生產量值10'.C59])&#10;+SUM(['漁業生產量值-漁業種類別魚類別生產量值10'.O59])&#10;+SUM(['漁業生產量值-漁業種類別魚類別生產量值11'.K59];['漁業生產量值-漁業種類別魚類別生產量值11'.M59];['漁業生產量值-漁業種類別魚類別生產量值11'.O59];['漁業生產量值-漁業種類別魚類別生產量值12'.C59];['漁業生產量值-漁業種類別魚類別生產量值12'.E59])&#10;+SUM(['漁業生產量值-漁業種類別魚類別生產量值12'.O59])&#10;+SUM(['漁業生產量值-漁業種類別魚類別生產量值14'.K59];['漁業生產量值-漁業種類別魚類別生產量值15'.I59])&#10;+SUM(['漁業生產量值-漁業種類別魚類別生產量值15'.K59];['漁業生產量值-漁業種類別魚類別生產量值15'.M59];['漁業生產量值-漁業種類別魚類別生產量值15'.O59];['漁業生產量值-漁業種類別魚類別生產量值16'.C59])&#10;)" table:style-name="ce47">
            <text:p>22,826<text:s/></text:p>
          </table:table-cell>
          <table:table-cell office:value-type="float" office:value="4828005.216" table:formula="of:=  IF(SUM([.H59];[.J59])&#10;+SUM(['漁業生產量值-漁業種類別魚類別生產量值1'.H59];['漁業生產量值-漁業種類別魚類別生產量值1'.J59];['漁業生產量值-漁業種類別魚類別生產量值1'.L59];['漁業生產量值-漁業種類別魚類別生產量值2'.F59])&#10;+SUM(['漁業生產量值-漁業種類別魚類別生產量值2'.H59];['漁業生產量值-漁業種類別魚類別生產量值2'.J59];['漁業生產量值-漁業種類別魚類別生產量值2'.L59];['漁業生產量值-漁業種類別魚類別生產量值2'.N59])&#10;+SUM(['漁業生產量值-漁業種類別魚類別生產量值3'.J59];['漁業生產量值-漁業種類別魚類別生產量值3'.P59];['漁業生產量值-漁業種類別魚類別生產量值4'.D59];['漁業生產量值-漁業種類別魚類別生產量值4'.F59])&#10;+SUM(['漁業生產量值-漁業種類別魚類別生產量值4'.N59];['漁業生產量值-漁業種類別魚類別生產量值4'.P59];['漁業生產量值-漁業種類別魚類別生產量值5'.D59];['漁業生產量值-漁業種類別魚類別生產量值5'.F59];['漁業生產量值-漁業種類別魚類別生產量值5'.H59])&#10;+SUM(['漁業生產量值-漁業種類別魚類別生產量值6'.D59];['漁業生產量值-漁業種類別魚類別生產量值6'.F59];['漁業生產量值-漁業種類別魚類別生產量值6'.H59])&#10;+SUM(['漁業生產量值-漁業種類別魚類別生產量值6'.J59];['漁業生產量值-漁業種類別魚類別生產量值6'.L59];['漁業生產量值-漁業種類別魚類別生產量值6'.N59];['漁業生產量值-漁業種類別魚類別生產量值6'.P59];['漁業生產量值-漁業種類別魚類別生產量值7'.D59];['漁業生產量值-漁業種類別魚類別生產量值7'.F59];['漁業生產量值-漁業種類別魚類別生產量值7'.H59])&#10;+SUM(['漁業生產量值-漁業種類別魚類別生產量值7'.J59];['漁業生產量值-漁業種類別魚類別生產量值7'.L59];['漁業生產量值-漁業種類別魚類別生產量值7'.N59])&#10;+SUM(['漁業生產量值-漁業種類別魚類別生產量值9'.P59];['漁業生產量值-漁業種類別魚類別生產量值10'.D59])&#10;+SUM(['漁業生產量值-漁業種類別魚類別生產量值10'.P59])&#10;+SUM(['漁業生產量值-漁業種類別魚類別生產量值11'.L59];['漁業生產量值-漁業種類別魚類別生產量值11'.N59];['漁業生產量值-漁業種類別魚類別生產量值11'.P59];['漁業生產量值-漁業種類別魚類別生產量值12'.D59];['漁業生產量值-漁業種類別魚類別生產量值12'.F59])&#10;+SUM(['漁業生產量值-漁業種類別魚類別生產量值12'.P59])&#10;+SUM(['漁業生產量值-漁業種類別魚類別生產量值14'.L59];['漁業生產量值-漁業種類別魚類別生產量值15'.J59])&#10;+SUM(['漁業生產量值-漁業種類別魚類別生產量值15'.L59];['漁業生產量值-漁業種類別魚類別生產量值15'.N59];['漁業生產量值-漁業種類別魚類別生產量值15'.P59];['漁業生產量值-漁業種類別魚類別生產量值16'.D59])=0;&quot;-&quot;;&#10;SUM([.H59];[.J59])&#10;+SUM(['漁業生產量值-漁業種類別魚類別生產量值1'.H59];['漁業生產量值-漁業種類別魚類別生產量值1'.J59];['漁業生產量值-漁業種類別魚類別生產量值1'.L59];['漁業生產量值-漁業種類別魚類別生產量值2'.F59])&#10;+SUM(['漁業生產量值-漁業種類別魚類別生產量值2'.H59];['漁業生產量值-漁業種類別魚類別生產量值2'.J59];['漁業生產量值-漁業種類別魚類別生產量值2'.L59];['漁業生產量值-漁業種類別魚類別生產量值2'.N59])&#10;+SUM(['漁業生產量值-漁業種類別魚類別生產量值3'.J59];['漁業生產量值-漁業種類別魚類別生產量值3'.P59];['漁業生產量值-漁業種類別魚類別生產量值4'.D59];['漁業生產量值-漁業種類別魚類別生產量值4'.F59])&#10;+SUM(['漁業生產量值-漁業種類別魚類別生產量值4'.N59];['漁業生產量值-漁業種類別魚類別生產量值4'.P59];['漁業生產量值-漁業種類別魚類別生產量值5'.D59];['漁業生產量值-漁業種類別魚類別生產量值5'.F59];['漁業生產量值-漁業種類別魚類別生產量值5'.H59])&#10;+SUM(['漁業生產量值-漁業種類別魚類別生產量值6'.D59];['漁業生產量值-漁業種類別魚類別生產量值6'.F59];['漁業生產量值-漁業種類別魚類別生產量值6'.H59])&#10;+SUM(['漁業生產量值-漁業種類別魚類別生產量值6'.J59];['漁業生產量值-漁業種類別魚類別生產量值6'.L59];['漁業生產量值-漁業種類別魚類別生產量值6'.N59];['漁業生產量值-漁業種類別魚類別生產量值6'.P59];['漁業生產量值-漁業種類別魚類別生產量值7'.D59];['漁業生產量值-漁業種類別魚類別生產量值7'.F59];['漁業生產量值-漁業種類別魚類別生產量值7'.H59])&#10;+SUM(['漁業生產量值-漁業種類別魚類別生產量值7'.J59];['漁業生產量值-漁業種類別魚類別生產量值7'.L59];['漁業生產量值-漁業種類別魚類別生產量值7'.N59])&#10;+SUM(['漁業生產量值-漁業種類別魚類別生產量值9'.P59];['漁業生產量值-漁業種類別魚類別生產量值10'.D59])&#10;+SUM(['漁業生產量值-漁業種類別魚類別生產量值10'.P59])&#10;+SUM(['漁業生產量值-漁業種類別魚類別生產量值11'.L59];['漁業生產量值-漁業種類別魚類別生產量值11'.N59];['漁業生產量值-漁業種類別魚類別生產量值11'.P59];['漁業生產量值-漁業種類別魚類別生產量值12'.D59];['漁業生產量值-漁業種類別魚類別生產量值12'.F59])&#10;+SUM(['漁業生產量值-漁業種類別魚類別生產量值12'.P59])&#10;+SUM(['漁業生產量值-漁業種類別魚類別生產量值14'.L59];['漁業生產量值-漁業種類別魚類別生產量值15'.J59])&#10;+SUM(['漁業生產量值-漁業種類別魚類別生產量值15'.L59];['漁業生產量值-漁業種類別魚類別生產量值15'.N59];['漁業生產量值-漁業種類別魚類別生產量值15'.P59];['漁業生產量值-漁業種類別魚類別生產量值16'.D59])&#10;)" table:style-name="ce47">
            <text:p>4,828,00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59];[.M59];[.O59];['漁業生產量值-漁業種類別魚類別生產量值1'.C59];['漁業生產量值-漁業種類別魚類別生產量值1'.E59])=0;&quot;-&quot;;SUM([.K59];[.M59];[.O59];['漁業生產量值-漁業種類別魚類別生產量值1'.C59];['漁業生產量值-漁業種類別魚類別生產量值1'.E59]))" table:style-name="ce37">
            <text:p>-</text:p>
          </table:table-cell>
          <table:table-cell office:value-type="string" office:string-value="-" table:formula="of:=  IF(SUM([.L59];[.N59];[.P59];['漁業生產量值-漁業種類別魚類別生產量值1'.D59];['漁業生產量值-漁業種類別魚類別生產量值1'.F59])=0;&quot;-&quot;;SUM([.L59];[.N59];[.P59];['漁業生產量值-漁業種類別魚類別生產量值1'.D59];['漁業生產量值-漁業種類別魚類別生產量值1'.F5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float" office:value="2440.4231300000001" table:style-name="ce47">
            <text:p>2,440<text:s/></text:p>
          </table:table-cell>
          <table:table-cell office:value-type="float" office:value="773344.00029999996" table:style-name="ce47">
            <text:p>773,344<text:s/></text:p>
          </table:table-cell>
          <table:table-cell office:value-type="float" office:value="2440.4231300000001" table:formula="of:=  IF(SUM([.G60];[.I60])&#10;+SUM(['漁業生產量值-漁業種類別魚類別生產量值1'.G60];['漁業生產量值-漁業種類別魚類別生產量值1'.I60];['漁業生產量值-漁業種類別魚類別生產量值1'.K60])&#10;+SUM(['漁業生產量值-漁業種類別魚類別生產量值2'.G60];['漁業生產量值-漁業種類別魚類別生產量值2'.I60];['漁業生產量值-漁業種類別魚類別生產量值2'.K60];['漁業生產量值-漁業種類別魚類別生產量值2'.M60])&#10;+SUM(['漁業生產量值-漁業種類別魚類別生產量值3'.I60];['漁業生產量值-漁業種類別魚類別生產量值3'.O60];['漁業生產量值-漁業種類別魚類別生產量值4'.C60];['漁業生產量值-漁業種類別魚類別生產量值4'.E60])&#10;+SUM(['漁業生產量值-漁業種類別魚類別生產量值4'.M60];['漁業生產量值-漁業種類別魚類別生產量值4'.O60];['漁業生產量值-漁業種類別魚類別生產量值5'.C60];['漁業生產量值-漁業種類別魚類別生產量值5'.E60];['漁業生產量值-漁業種類別魚類別生產量值5'.G60])&#10;+SUM(['漁業生產量值-漁業種類別魚類別生產量值6'.C60];['漁業生產量值-漁業種類別魚類別生產量值6'.E60];['漁業生產量值-漁業種類別魚類別生產量值6'.G60])&#10;+SUM(['漁業生產量值-漁業種類別魚類別生產量值6'.I60];['漁業生產量值-漁業種類別魚類別生產量值6'.K60];['漁業生產量值-漁業種類別魚類別生產量值6'.M60];['漁業生產量值-漁業種類別魚類別生產量值6'.O60];['漁業生產量值-漁業種類別魚類別生產量值7'.C60];['漁業生產量值-漁業種類別魚類別生產量值7'.E60];['漁業生產量值-漁業種類別魚類別生產量值7'.G60])&#10;+SUM(['漁業生產量值-漁業種類別魚類別生產量值7'.I60];['漁業生產量值-漁業種類別魚類別生產量值7'.K60];['漁業生產量值-漁業種類別魚類別生產量值7'.M60])&#10;+SUM(['漁業生產量值-漁業種類別魚類別生產量值9'.O60];['漁業生產量值-漁業種類別魚類別生產量值10'.C60])&#10;+SUM(['漁業生產量值-漁業種類別魚類別生產量值10'.O60])&#10;+SUM(['漁業生產量值-漁業種類別魚類別生產量值11'.K60];['漁業生產量值-漁業種類別魚類別生產量值11'.M60];['漁業生產量值-漁業種類別魚類別生產量值11'.O60];['漁業生產量值-漁業種類別魚類別生產量值12'.C60];['漁業生產量值-漁業種類別魚類別生產量值12'.E60])&#10;+SUM(['漁業生產量值-漁業種類別魚類別生產量值12'.O60])&#10;+SUM(['漁業生產量值-漁業種類別魚類別生產量值14'.K60];['漁業生產量值-漁業種類別魚類別生產量值15'.I60])&#10;+SUM(['漁業生產量值-漁業種類別魚類別生產量值15'.K60];['漁業生產量值-漁業種類別魚類別生產量值15'.M60];['漁業生產量值-漁業種類別魚類別生產量值15'.O60];['漁業生產量值-漁業種類別魚類別生產量值16'.C60])=0;&quot;-&quot;;&#10;SUM([.G60];[.I60])&#10;+SUM(['漁業生產量值-漁業種類別魚類別生產量值1'.G60];['漁業生產量值-漁業種類別魚類別生產量值1'.I60];['漁業生產量值-漁業種類別魚類別生產量值1'.K60])&#10;+SUM(['漁業生產量值-漁業種類別魚類別生產量值2'.G60];['漁業生產量值-漁業種類別魚類別生產量值2'.I60];['漁業生產量值-漁業種類別魚類別生產量值2'.K60];['漁業生產量值-漁業種類別魚類別生產量值2'.M60])&#10;+SUM(['漁業生產量值-漁業種類別魚類別生產量值3'.I60];['漁業生產量值-漁業種類別魚類別生產量值3'.O60];['漁業生產量值-漁業種類別魚類別生產量值4'.C60];['漁業生產量值-漁業種類別魚類別生產量值4'.E60])&#10;+SUM(['漁業生產量值-漁業種類別魚類別生產量值4'.M60];['漁業生產量值-漁業種類別魚類別生產量值4'.O60];['漁業生產量值-漁業種類別魚類別生產量值5'.C60];['漁業生產量值-漁業種類別魚類別生產量值5'.E60];['漁業生產量值-漁業種類別魚類別生產量值5'.G60])&#10;+SUM(['漁業生產量值-漁業種類別魚類別生產量值6'.C60];['漁業生產量值-漁業種類別魚類別生產量值6'.E60];['漁業生產量值-漁業種類別魚類別生產量值6'.G60])&#10;+SUM(['漁業生產量值-漁業種類別魚類別生產量值6'.I60];['漁業生產量值-漁業種類別魚類別生產量值6'.K60];['漁業生產量值-漁業種類別魚類別生產量值6'.M60];['漁業生產量值-漁業種類別魚類別生產量值6'.O60];['漁業生產量值-漁業種類別魚類別生產量值7'.C60];['漁業生產量值-漁業種類別魚類別生產量值7'.E60];['漁業生產量值-漁業種類別魚類別生產量值7'.G60])&#10;+SUM(['漁業生產量值-漁業種類別魚類別生產量值7'.I60];['漁業生產量值-漁業種類別魚類別生產量值7'.K60];['漁業生產量值-漁業種類別魚類別生產量值7'.M60])&#10;+SUM(['漁業生產量值-漁業種類別魚類別生產量值9'.O60];['漁業生產量值-漁業種類別魚類別生產量值10'.C60])&#10;+SUM(['漁業生產量值-漁業種類別魚類別生產量值10'.O60])&#10;+SUM(['漁業生產量值-漁業種類別魚類別生產量值11'.K60];['漁業生產量值-漁業種類別魚類別生產量值11'.M60];['漁業生產量值-漁業種類別魚類別生產量值11'.O60];['漁業生產量值-漁業種類別魚類別生產量值12'.C60];['漁業生產量值-漁業種類別魚類別生產量值12'.E60])&#10;+SUM(['漁業生產量值-漁業種類別魚類別生產量值12'.O60])&#10;+SUM(['漁業生產量值-漁業種類別魚類別生產量值14'.K60];['漁業生產量值-漁業種類別魚類別生產量值15'.I60])&#10;+SUM(['漁業生產量值-漁業種類別魚類別生產量值15'.K60];['漁業生產量值-漁業種類別魚類別生產量值15'.M60];['漁業生產量值-漁業種類別魚類別生產量值15'.O60];['漁業生產量值-漁業種類別魚類別生產量值16'.C60])&#10;)" table:style-name="ce47">
            <text:p>2,440<text:s/></text:p>
          </table:table-cell>
          <table:table-cell office:value-type="float" office:value="773344.00029999996" table:formula="of:=  IF(SUM([.H60];[.J60])&#10;+SUM(['漁業生產量值-漁業種類別魚類別生產量值1'.H60];['漁業生產量值-漁業種類別魚類別生產量值1'.J60];['漁業生產量值-漁業種類別魚類別生產量值1'.L60];['漁業生產量值-漁業種類別魚類別生產量值2'.F60])&#10;+SUM(['漁業生產量值-漁業種類別魚類別生產量值2'.H60];['漁業生產量值-漁業種類別魚類別生產量值2'.J60];['漁業生產量值-漁業種類別魚類別生產量值2'.L60];['漁業生產量值-漁業種類別魚類別生產量值2'.N60])&#10;+SUM(['漁業生產量值-漁業種類別魚類別生產量值3'.J60];['漁業生產量值-漁業種類別魚類別生產量值3'.P60];['漁業生產量值-漁業種類別魚類別生產量值4'.D60];['漁業生產量值-漁業種類別魚類別生產量值4'.F60])&#10;+SUM(['漁業生產量值-漁業種類別魚類別生產量值4'.N60];['漁業生產量值-漁業種類別魚類別生產量值4'.P60];['漁業生產量值-漁業種類別魚類別生產量值5'.D60];['漁業生產量值-漁業種類別魚類別生產量值5'.F60];['漁業生產量值-漁業種類別魚類別生產量值5'.H60])&#10;+SUM(['漁業生產量值-漁業種類別魚類別生產量值6'.D60];['漁業生產量值-漁業種類別魚類別生產量值6'.F60];['漁業生產量值-漁業種類別魚類別生產量值6'.H60])&#10;+SUM(['漁業生產量值-漁業種類別魚類別生產量值6'.J60];['漁業生產量值-漁業種類別魚類別生產量值6'.L60];['漁業生產量值-漁業種類別魚類別生產量值6'.N60];['漁業生產量值-漁業種類別魚類別生產量值6'.P60];['漁業生產量值-漁業種類別魚類別生產量值7'.D60];['漁業生產量值-漁業種類別魚類別生產量值7'.F60];['漁業生產量值-漁業種類別魚類別生產量值7'.H60])&#10;+SUM(['漁業生產量值-漁業種類別魚類別生產量值7'.J60];['漁業生產量值-漁業種類別魚類別生產量值7'.L60];['漁業生產量值-漁業種類別魚類別生產量值7'.N60])&#10;+SUM(['漁業生產量值-漁業種類別魚類別生產量值9'.P60];['漁業生產量值-漁業種類別魚類別生產量值10'.D60])&#10;+SUM(['漁業生產量值-漁業種類別魚類別生產量值10'.P60])&#10;+SUM(['漁業生產量值-漁業種類別魚類別生產量值11'.L60];['漁業生產量值-漁業種類別魚類別生產量值11'.N60];['漁業生產量值-漁業種類別魚類別生產量值11'.P60];['漁業生產量值-漁業種類別魚類別生產量值12'.D60];['漁業生產量值-漁業種類別魚類別生產量值12'.F60])&#10;+SUM(['漁業生產量值-漁業種類別魚類別生產量值12'.P60])&#10;+SUM(['漁業生產量值-漁業種類別魚類別生產量值14'.L60];['漁業生產量值-漁業種類別魚類別生產量值15'.J60])&#10;+SUM(['漁業生產量值-漁業種類別魚類別生產量值15'.L60];['漁業生產量值-漁業種類別魚類別生產量值15'.N60];['漁業生產量值-漁業種類別魚類別生產量值15'.P60];['漁業生產量值-漁業種類別魚類別生產量值16'.D60])=0;&quot;-&quot;;&#10;SUM([.H60];[.J60])&#10;+SUM(['漁業生產量值-漁業種類別魚類別生產量值1'.H60];['漁業生產量值-漁業種類別魚類別生產量值1'.J60];['漁業生產量值-漁業種類別魚類別生產量值1'.L60];['漁業生產量值-漁業種類別魚類別生產量值2'.F60])&#10;+SUM(['漁業生產量值-漁業種類別魚類別生產量值2'.H60];['漁業生產量值-漁業種類別魚類別生產量值2'.J60];['漁業生產量值-漁業種類別魚類別生產量值2'.L60];['漁業生產量值-漁業種類別魚類別生產量值2'.N60])&#10;+SUM(['漁業生產量值-漁業種類別魚類別生產量值3'.J60];['漁業生產量值-漁業種類別魚類別生產量值3'.P60];['漁業生產量值-漁業種類別魚類別生產量值4'.D60];['漁業生產量值-漁業種類別魚類別生產量值4'.F60])&#10;+SUM(['漁業生產量值-漁業種類別魚類別生產量值4'.N60];['漁業生產量值-漁業種類別魚類別生產量值4'.P60];['漁業生產量值-漁業種類別魚類別生產量值5'.D60];['漁業生產量值-漁業種類別魚類別生產量值5'.F60];['漁業生產量值-漁業種類別魚類別生產量值5'.H60])&#10;+SUM(['漁業生產量值-漁業種類別魚類別生產量值6'.D60];['漁業生產量值-漁業種類別魚類別生產量值6'.F60];['漁業生產量值-漁業種類別魚類別生產量值6'.H60])&#10;+SUM(['漁業生產量值-漁業種類別魚類別生產量值6'.J60];['漁業生產量值-漁業種類別魚類別生產量值6'.L60];['漁業生產量值-漁業種類別魚類別生產量值6'.N60];['漁業生產量值-漁業種類別魚類別生產量值6'.P60];['漁業生產量值-漁業種類別魚類別生產量值7'.D60];['漁業生產量值-漁業種類別魚類別生產量值7'.F60];['漁業生產量值-漁業種類別魚類別生產量值7'.H60])&#10;+SUM(['漁業生產量值-漁業種類別魚類別生產量值7'.J60];['漁業生產量值-漁業種類別魚類別生產量值7'.L60];['漁業生產量值-漁業種類別魚類別生產量值7'.N60])&#10;+SUM(['漁業生產量值-漁業種類別魚類別生產量值9'.P60];['漁業生產量值-漁業種類別魚類別生產量值10'.D60])&#10;+SUM(['漁業生產量值-漁業種類別魚類別生產量值10'.P60])&#10;+SUM(['漁業生產量值-漁業種類別魚類別生產量值11'.L60];['漁業生產量值-漁業種類別魚類別生產量值11'.N60];['漁業生產量值-漁業種類別魚類別生產量值11'.P60];['漁業生產量值-漁業種類別魚類別生產量值12'.D60];['漁業生產量值-漁業種類別魚類別生產量值12'.F60])&#10;+SUM(['漁業生產量值-漁業種類別魚類別生產量值12'.P60])&#10;+SUM(['漁業生產量值-漁業種類別魚類別生產量值14'.L60];['漁業生產量值-漁業種類別魚類別生產量值15'.J60])&#10;+SUM(['漁業生產量值-漁業種類別魚類別生產量值15'.L60];['漁業生產量值-漁業種類別魚類別生產量值15'.N60];['漁業生產量值-漁業種類別魚類別生產量值15'.P60];['漁業生產量值-漁業種類別魚類別生產量值16'.D60])&#10;)" table:style-name="ce47">
            <text:p>773,34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60];[.M60];[.O60];['漁業生產量值-漁業種類別魚類別生產量值1'.C60];['漁業生產量值-漁業種類別魚類別生產量值1'.E60])=0;&quot;-&quot;;SUM([.K60];[.M60];[.O60];['漁業生產量值-漁業種類別魚類別生產量值1'.C60];['漁業生產量值-漁業種類別魚類別生產量值1'.E60]))" table:style-name="ce37">
            <text:p>-</text:p>
          </table:table-cell>
          <table:table-cell office:value-type="string" office:string-value="-" table:formula="of:=  IF(SUM([.L60];[.N60];[.P60];['漁業生產量值-漁業種類別魚類別生產量值1'.D60];['漁業生產量值-漁業種類別魚類別生產量值1'.F60])=0;&quot;-&quot;;SUM([.L60];[.N60];[.P60];['漁業生產量值-漁業種類別魚類別生產量值1'.D60];['漁業生產量值-漁業種類別魚類別生產量值1'.F60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G61];[.I61])&#10;+SUM(['漁業生產量值-漁業種類別魚類別生產量值1'.G61];['漁業生產量值-漁業種類別魚類別生產量值1'.I61];['漁業生產量值-漁業種類別魚類別生產量值1'.K61])&#10;+SUM(['漁業生產量值-漁業種類別魚類別生產量值2'.G61];['漁業生產量值-漁業種類別魚類別生產量值2'.I61];['漁業生產量值-漁業種類別魚類別生產量值2'.K61];['漁業生產量值-漁業種類別魚類別生產量值2'.M61])&#10;+SUM(['漁業生產量值-漁業種類別魚類別生產量值3'.I61];['漁業生產量值-漁業種類別魚類別生產量值3'.O61];['漁業生產量值-漁業種類別魚類別生產量值4'.C61];['漁業生產量值-漁業種類別魚類別生產量值4'.E61])&#10;+SUM(['漁業生產量值-漁業種類別魚類別生產量值4'.M61];['漁業生產量值-漁業種類別魚類別生產量值4'.O61];['漁業生產量值-漁業種類別魚類別生產量值5'.C61];['漁業生產量值-漁業種類別魚類別生產量值5'.E61];['漁業生產量值-漁業種類別魚類別生產量值5'.G61])&#10;+SUM(['漁業生產量值-漁業種類別魚類別生產量值6'.C61];['漁業生產量值-漁業種類別魚類別生產量值6'.E61];['漁業生產量值-漁業種類別魚類別生產量值6'.G61])&#10;+SUM(['漁業生產量值-漁業種類別魚類別生產量值6'.I61];['漁業生產量值-漁業種類別魚類別生產量值6'.K61];['漁業生產量值-漁業種類別魚類別生產量值6'.M61];['漁業生產量值-漁業種類別魚類別生產量值6'.O61];['漁業生產量值-漁業種類別魚類別生產量值7'.C61];['漁業生產量值-漁業種類別魚類別生產量值7'.E61];['漁業生產量值-漁業種類別魚類別生產量值7'.G61])&#10;+SUM(['漁業生產量值-漁業種類別魚類別生產量值7'.I61];['漁業生產量值-漁業種類別魚類別生產量值7'.K61];['漁業生產量值-漁業種類別魚類別生產量值7'.M61])&#10;+SUM(['漁業生產量值-漁業種類別魚類別生產量值9'.O61];['漁業生產量值-漁業種類別魚類別生產量值10'.C61])&#10;+SUM(['漁業生產量值-漁業種類別魚類別生產量值10'.O61])&#10;+SUM(['漁業生產量值-漁業種類別魚類別生產量值11'.K61];['漁業生產量值-漁業種類別魚類別生產量值11'.M61];['漁業生產量值-漁業種類別魚類別生產量值11'.O61];['漁業生產量值-漁業種類別魚類別生產量值12'.C61];['漁業生產量值-漁業種類別魚類別生產量值12'.E61])&#10;+SUM(['漁業生產量值-漁業種類別魚類別生產量值12'.O61])&#10;+SUM(['漁業生產量值-漁業種類別魚類別生產量值14'.K61];['漁業生產量值-漁業種類別魚類別生產量值15'.I61])&#10;+SUM(['漁業生產量值-漁業種類別魚類別生產量值15'.K61];['漁業生產量值-漁業種類別魚類別生產量值15'.M61];['漁業生產量值-漁業種類別魚類別生產量值15'.O61];['漁業生產量值-漁業種類別魚類別生產量值16'.C61])=0;&quot;-&quot;;&#10;SUM([.G61];[.I61])&#10;+SUM(['漁業生產量值-漁業種類別魚類別生產量值1'.G61];['漁業生產量值-漁業種類別魚類別生產量值1'.I61];['漁業生產量值-漁業種類別魚類別生產量值1'.K61])&#10;+SUM(['漁業生產量值-漁業種類別魚類別生產量值2'.G61];['漁業生產量值-漁業種類別魚類別生產量值2'.I61];['漁業生產量值-漁業種類別魚類別生產量值2'.K61];['漁業生產量值-漁業種類別魚類別生產量值2'.M61])&#10;+SUM(['漁業生產量值-漁業種類別魚類別生產量值3'.I61];['漁業生產量值-漁業種類別魚類別生產量值3'.O61];['漁業生產量值-漁業種類別魚類別生產量值4'.C61];['漁業生產量值-漁業種類別魚類別生產量值4'.E61])&#10;+SUM(['漁業生產量值-漁業種類別魚類別生產量值4'.M61];['漁業生產量值-漁業種類別魚類別生產量值4'.O61];['漁業生產量值-漁業種類別魚類別生產量值5'.C61];['漁業生產量值-漁業種類別魚類別生產量值5'.E61];['漁業生產量值-漁業種類別魚類別生產量值5'.G61])&#10;+SUM(['漁業生產量值-漁業種類別魚類別生產量值6'.C61];['漁業生產量值-漁業種類別魚類別生產量值6'.E61];['漁業生產量值-漁業種類別魚類別生產量值6'.G61])&#10;+SUM(['漁業生產量值-漁業種類別魚類別生產量值6'.I61];['漁業生產量值-漁業種類別魚類別生產量值6'.K61];['漁業生產量值-漁業種類別魚類別生產量值6'.M61];['漁業生產量值-漁業種類別魚類別生產量值6'.O61];['漁業生產量值-漁業種類別魚類別生產量值7'.C61];['漁業生產量值-漁業種類別魚類別生產量值7'.E61];['漁業生產量值-漁業種類別魚類別生產量值7'.G61])&#10;+SUM(['漁業生產量值-漁業種類別魚類別生產量值7'.I61];['漁業生產量值-漁業種類別魚類別生產量值7'.K61];['漁業生產量值-漁業種類別魚類別生產量值7'.M61])&#10;+SUM(['漁業生產量值-漁業種類別魚類別生產量值9'.O61];['漁業生產量值-漁業種類別魚類別生產量值10'.C61])&#10;+SUM(['漁業生產量值-漁業種類別魚類別生產量值10'.O61])&#10;+SUM(['漁業生產量值-漁業種類別魚類別生產量值11'.K61];['漁業生產量值-漁業種類別魚類別生產量值11'.M61];['漁業生產量值-漁業種類別魚類別生產量值11'.O61];['漁業生產量值-漁業種類別魚類別生產量值12'.C61];['漁業生產量值-漁業種類別魚類別生產量值12'.E61])&#10;+SUM(['漁業生產量值-漁業種類別魚類別生產量值12'.O61])&#10;+SUM(['漁業生產量值-漁業種類別魚類別生產量值14'.K61];['漁業生產量值-漁業種類別魚類別生產量值15'.I61])&#10;+SUM(['漁業生產量值-漁業種類別魚類別生產量值15'.K61];['漁業生產量值-漁業種類別魚類別生產量值15'.M61];['漁業生產量值-漁業種類別魚類別生產量值15'.O61];['漁業生產量值-漁業種類別魚類別生產量值16'.C61])&#10;)" table:style-name="ce47">
            <text:p>-</text:p>
          </table:table-cell>
          <table:table-cell office:value-type="string" office:string-value="-" table:formula="of:=  IF(SUM([.H61];[.J61])&#10;+SUM(['漁業生產量值-漁業種類別魚類別生產量值1'.H61];['漁業生產量值-漁業種類別魚類別生產量值1'.J61];['漁業生產量值-漁業種類別魚類別生產量值1'.L61];['漁業生產量值-漁業種類別魚類別生產量值2'.F61])&#10;+SUM(['漁業生產量值-漁業種類別魚類別生產量值2'.H61];['漁業生產量值-漁業種類別魚類別生產量值2'.J61];['漁業生產量值-漁業種類別魚類別生產量值2'.L61];['漁業生產量值-漁業種類別魚類別生產量值2'.N61])&#10;+SUM(['漁業生產量值-漁業種類別魚類別生產量值3'.J61];['漁業生產量值-漁業種類別魚類別生產量值3'.P61];['漁業生產量值-漁業種類別魚類別生產量值4'.D61];['漁業生產量值-漁業種類別魚類別生產量值4'.F61])&#10;+SUM(['漁業生產量值-漁業種類別魚類別生產量值4'.N61];['漁業生產量值-漁業種類別魚類別生產量值4'.P61];['漁業生產量值-漁業種類別魚類別生產量值5'.D61];['漁業生產量值-漁業種類別魚類別生產量值5'.F61];['漁業生產量值-漁業種類別魚類別生產量值5'.H61])&#10;+SUM(['漁業生產量值-漁業種類別魚類別生產量值6'.D61];['漁業生產量值-漁業種類別魚類別生產量值6'.F61];['漁業生產量值-漁業種類別魚類別生產量值6'.H61])&#10;+SUM(['漁業生產量值-漁業種類別魚類別生產量值6'.J61];['漁業生產量值-漁業種類別魚類別生產量值6'.L61];['漁業生產量值-漁業種類別魚類別生產量值6'.N61];['漁業生產量值-漁業種類別魚類別生產量值6'.P61];['漁業生產量值-漁業種類別魚類別生產量值7'.D61];['漁業生產量值-漁業種類別魚類別生產量值7'.F61];['漁業生產量值-漁業種類別魚類別生產量值7'.H61])&#10;+SUM(['漁業生產量值-漁業種類別魚類別生產量值7'.J61];['漁業生產量值-漁業種類別魚類別生產量值7'.L61];['漁業生產量值-漁業種類別魚類別生產量值7'.N61])&#10;+SUM(['漁業生產量值-漁業種類別魚類別生產量值9'.P61];['漁業生產量值-漁業種類別魚類別生產量值10'.D61])&#10;+SUM(['漁業生產量值-漁業種類別魚類別生產量值10'.P61])&#10;+SUM(['漁業生產量值-漁業種類別魚類別生產量值11'.L61];['漁業生產量值-漁業種類別魚類別生產量值11'.N61];['漁業生產量值-漁業種類別魚類別生產量值11'.P61];['漁業生產量值-漁業種類別魚類別生產量值12'.D61];['漁業生產量值-漁業種類別魚類別生產量值12'.F61])&#10;+SUM(['漁業生產量值-漁業種類別魚類別生產量值12'.P61])&#10;+SUM(['漁業生產量值-漁業種類別魚類別生產量值14'.L61];['漁業生產量值-漁業種類別魚類別生產量值15'.J61])&#10;+SUM(['漁業生產量值-漁業種類別魚類別生產量值15'.L61];['漁業生產量值-漁業種類別魚類別生產量值15'.N61];['漁業生產量值-漁業種類別魚類別生產量值15'.P61];['漁業生產量值-漁業種類別魚類別生產量值16'.D61])=0;&quot;-&quot;;&#10;SUM([.H61];[.J61])&#10;+SUM(['漁業生產量值-漁業種類別魚類別生產量值1'.H61];['漁業生產量值-漁業種類別魚類別生產量值1'.J61];['漁業生產量值-漁業種類別魚類別生產量值1'.L61];['漁業生產量值-漁業種類別魚類別生產量值2'.F61])&#10;+SUM(['漁業生產量值-漁業種類別魚類別生產量值2'.H61];['漁業生產量值-漁業種類別魚類別生產量值2'.J61];['漁業生產量值-漁業種類別魚類別生產量值2'.L61];['漁業生產量值-漁業種類別魚類別生產量值2'.N61])&#10;+SUM(['漁業生產量值-漁業種類別魚類別生產量值3'.J61];['漁業生產量值-漁業種類別魚類別生產量值3'.P61];['漁業生產量值-漁業種類別魚類別生產量值4'.D61];['漁業生產量值-漁業種類別魚類別生產量值4'.F61])&#10;+SUM(['漁業生產量值-漁業種類別魚類別生產量值4'.N61];['漁業生產量值-漁業種類別魚類別生產量值4'.P61];['漁業生產量值-漁業種類別魚類別生產量值5'.D61];['漁業生產量值-漁業種類別魚類別生產量值5'.F61];['漁業生產量值-漁業種類別魚類別生產量值5'.H61])&#10;+SUM(['漁業生產量值-漁業種類別魚類別生產量值6'.D61];['漁業生產量值-漁業種類別魚類別生產量值6'.F61];['漁業生產量值-漁業種類別魚類別生產量值6'.H61])&#10;+SUM(['漁業生產量值-漁業種類別魚類別生產量值6'.J61];['漁業生產量值-漁業種類別魚類別生產量值6'.L61];['漁業生產量值-漁業種類別魚類別生產量值6'.N61];['漁業生產量值-漁業種類別魚類別生產量值6'.P61];['漁業生產量值-漁業種類別魚類別生產量值7'.D61];['漁業生產量值-漁業種類別魚類別生產量值7'.F61];['漁業生產量值-漁業種類別魚類別生產量值7'.H61])&#10;+SUM(['漁業生產量值-漁業種類別魚類別生產量值7'.J61];['漁業生產量值-漁業種類別魚類別生產量值7'.L61];['漁業生產量值-漁業種類別魚類別生產量值7'.N61])&#10;+SUM(['漁業生產量值-漁業種類別魚類別生產量值9'.P61];['漁業生產量值-漁業種類別魚類別生產量值10'.D61])&#10;+SUM(['漁業生產量值-漁業種類別魚類別生產量值10'.P61])&#10;+SUM(['漁業生產量值-漁業種類別魚類別生產量值11'.L61];['漁業生產量值-漁業種類別魚類別生產量值11'.N61];['漁業生產量值-漁業種類別魚類別生產量值11'.P61];['漁業生產量值-漁業種類別魚類別生產量值12'.D61];['漁業生產量值-漁業種類別魚類別生產量值12'.F61])&#10;+SUM(['漁業生產量值-漁業種類別魚類別生產量值12'.P61])&#10;+SUM(['漁業生產量值-漁業種類別魚類別生產量值14'.L61];['漁業生產量值-漁業種類別魚類別生產量值15'.J61])&#10;+SUM(['漁業生產量值-漁業種類別魚類別生產量值15'.L61];['漁業生產量值-漁業種類別魚類別生產量值15'.N61];['漁業生產量值-漁業種類別魚類別生產量值15'.P61];['漁業生產量值-漁業種類別魚類別生產量值16'.D61])&#10;)" table:style-name="ce4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K61];[.M61];[.O61];['漁業生產量值-漁業種類別魚類別生產量值1'.C61];['漁業生產量值-漁業種類別魚類別生產量值1'.E61])=0;&quot;-&quot;;SUM([.K61];[.M61];[.O61];['漁業生產量值-漁業種類別魚類別生產量值1'.C61];['漁業生產量值-漁業種類別魚類別生產量值1'.E61]))" table:style-name="ce92">
            <text:p>-</text:p>
          </table:table-cell>
          <table:table-cell office:value-type="string" office:string-value="-" table:formula="of:=  IF(SUM([.L61];[.N61];[.P61];['漁業生產量值-漁業種類別魚類別生產量值1'.D61];['漁業生產量值-漁業種類別魚類別生產量值1'.F61])=0;&quot;-&quot;;SUM([.L61];[.N61];[.P61];['漁業生產量值-漁業種類別魚類別生產量值1'.D61];['漁業生產量值-漁業種類別魚類別生產量值1'.F61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float" office:value="230036.04823000001" table:formula="of:=  IF(SUM([.C63];[.C64];[.C65];[.C67])=0;IF([.C66]=0;&quot;-&quot;;[.C66]);SUM([.C63];[.C64];[.C65];[.C67]))" table:style-name="ce44">
            <text:p>230,036<text:s/></text:p>
          </table:table-cell>
          <table:table-cell office:value-type="float" office:value="28327475.25011" table:formula="of:=  IF(SUM([.D63:.D67])=0;&quot;-&quot;;SUM([.D63:.D67]))" table:style-name="ce44">
            <text:p>28,327,475<text:s/></text:p>
          </table:table-cell>
          <table:table-cell office:value-type="float" office:value="229321.71923000002" table:formula="of:=  IF(SUM([.E63];[.E64];[.E65];[.E67])=0;IF([.E66]=0;&quot;-&quot;;[.E66]);SUM([.E63];[.E64];[.E65];[.E67]))" table:style-name="ce44">
            <text:p>229,322<text:s/></text:p>
          </table:table-cell>
          <table:table-cell office:value-type="float" office:value="28192006.231609993" table:formula="of:=  IF(SUM([.F63:.F67])=0;&quot;-&quot;;SUM([.F63:.F67]))" table:style-name="ce45">
            <text:p>28,192,006<text:s/></text:p>
          </table:table-cell>
          <table:table-cell office:value-type="float" office:value="63027.794600000001" table:formula="of:=  IF(SUM([.G63];[.G64];[.G65];[.G67])=0;IF([.G66]=0;&quot;-&quot;;[.G66]);SUM([.G63];[.G64];[.G65];[.G67]))" table:style-name="ce44">
            <text:p>63,028<text:s/></text:p>
          </table:table-cell>
          <table:table-cell office:value-type="float" office:value="2484001.1107799998" table:formula="of:=  IF(SUM([.H63:.H67])=0;&quot;-&quot;;SUM([.H63:.H67]))" table:style-name="ce44">
            <text:p>2,484,001<text:s/></text:p>
          </table:table-cell>
          <table:table-cell office:value-type="float" office:value="1903.4311000000002" table:formula="of:=  IF(SUM([.K62];[.M62];[.O62];['漁業生產量值-漁業種類別魚類別生產量值1'.C62];['漁業生產量值-漁業種類別魚類別生產量值1'.E62])=0;&quot;-&quot;;SUM([.K62];[.M62];[.O62];['漁業生產量值-漁業種類別魚類別生產量值1'.C62];['漁業生產量值-漁業種類別魚類別生產量值1'.E62]))" table:style-name="ce37">
            <text:p>1,903<text:s/></text:p>
          </table:table-cell>
          <table:table-cell office:value-type="float" office:value="122752.74249" table:formula="of:=  IF(SUM([.L62];[.N62];[.P62];['漁業生產量值-漁業種類別魚類別生產量值1'.D62];['漁業生產量值-漁業種類別魚類別生產量值1'.F62])=0;&quot;-&quot;;SUM([.L62];[.N62];[.P62];['漁業生產量值-漁業種類別魚類別生產量值1'.D62];['漁業生產量值-漁業種類別魚類別生產量值1'.F62]))" table:style-name="ce37">
            <text:p>122,753<text:s/></text:p>
          </table:table-cell>
          <table:table-cell office:value-type="float" office:value="143.71710000000002" table:formula="of:=  IF(SUM([.K63];[.K64];[.K65];[.K67])=0;IF([.K66]=0;&quot;-&quot;;[.K66]);SUM([.K63];[.K64];[.K65];[.K67]))" table:style-name="ce44">
            <text:p>144<text:s/></text:p>
          </table:table-cell>
          <table:table-cell office:value-type="float" office:value="6732.8447500000002" table:formula="of:=  IF(SUM([.L63:.L67])=0;&quot;-&quot;;SUM([.L63:.L67]))" table:style-name="ce44">
            <text:p>6,733<text:s/></text:p>
          </table:table-cell>
          <table:table-cell office:value-type="float" office:value="384.33600000000001" table:formula="of:=  IF(SUM([.M63];[.M64];[.M65];[.M67])=0;IF([.M66]=0;&quot;-&quot;;[.M66]);SUM([.M63];[.M64];[.M65];[.M67]))" table:style-name="ce44">
            <text:p>384<text:s/></text:p>
          </table:table-cell>
          <table:table-cell office:value-type="float" office:value="33826.716999999997" table:formula="of:=  IF(SUM([.N63:.N67])=0;&quot;-&quot;;SUM([.N63:.N67]))" table:style-name="ce44">
            <text:p>33,827<text:s/></text:p>
          </table:table-cell>
          <table:table-cell office:value-type="float" office:value="660.02300000000002" table:formula="of:=  IF(SUM([.O63];[.O64];[.O65];[.O67])=0;IF([.O66]=0;&quot;-&quot;;[.O66]);SUM([.O63];[.O64];[.O65];[.O67]))" table:style-name="ce44">
            <text:p>660<text:s/></text:p>
          </table:table-cell>
          <table:table-cell office:value-type="float" office:value="45146.16964" table:formula="of:=  IF(SUM([.P63:.P67])=0;&quot;-&quot;;SUM([.P63:.P67]))" table:style-name="ce44">
            <text:p>45,14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float" office:value="111128.28603" table:style-name="ce47">
            <text:p>111,128<text:s/></text:p>
          </table:table-cell>
          <table:table-cell office:value-type="float" office:value="14346585.688589999" table:style-name="ce47">
            <text:p>14,346,586<text:s/></text:p>
          </table:table-cell>
          <table:table-cell office:value-type="float" office:value="110759.03103000001" table:formula="of:=  IF(SUM([.G63];[.I63])&#10;+SUM(['漁業生產量值-漁業種類別魚類別生產量值1'.G63];['漁業生產量值-漁業種類別魚類別生產量值1'.I63];['漁業生產量值-漁業種類別魚類別生產量值1'.K63])&#10;+SUM(['漁業生產量值-漁業種類別魚類別生產量值2'.G63];['漁業生產量值-漁業種類別魚類別生產量值2'.I63];['漁業生產量值-漁業種類別魚類別生產量值2'.K63];['漁業生產量值-漁業種類別魚類別生產量值2'.M63])&#10;+SUM(['漁業生產量值-漁業種類別魚類別生產量值3'.I63];['漁業生產量值-漁業種類別魚類別生產量值3'.O63];['漁業生產量值-漁業種類別魚類別生產量值4'.C63];['漁業生產量值-漁業種類別魚類別生產量值4'.E63])&#10;+SUM(['漁業生產量值-漁業種類別魚類別生產量值4'.M63];['漁業生產量值-漁業種類別魚類別生產量值4'.O63];['漁業生產量值-漁業種類別魚類別生產量值5'.C63];['漁業生產量值-漁業種類別魚類別生產量值5'.E63];['漁業生產量值-漁業種類別魚類別生產量值5'.G63])&#10;+SUM(['漁業生產量值-漁業種類別魚類別生產量值6'.C63];['漁業生產量值-漁業種類別魚類別生產量值6'.E63];['漁業生產量值-漁業種類別魚類別生產量值6'.G63])&#10;+SUM(['漁業生產量值-漁業種類別魚類別生產量值6'.I63];['漁業生產量值-漁業種類別魚類別生產量值6'.K63];['漁業生產量值-漁業種類別魚類別生產量值6'.M63];['漁業生產量值-漁業種類別魚類別生產量值6'.O63];['漁業生產量值-漁業種類別魚類別生產量值7'.C63];['漁業生產量值-漁業種類別魚類別生產量值7'.E63];['漁業生產量值-漁業種類別魚類別生產量值7'.G63])&#10;+SUM(['漁業生產量值-漁業種類別魚類別生產量值7'.I63];['漁業生產量值-漁業種類別魚類別生產量值7'.K63];['漁業生產量值-漁業種類別魚類別生產量值7'.M63])&#10;+SUM(['漁業生產量值-漁業種類別魚類別生產量值9'.O63];['漁業生產量值-漁業種類別魚類別生產量值10'.C63])&#10;+SUM(['漁業生產量值-漁業種類別魚類別生產量值10'.O63])&#10;+SUM(['漁業生產量值-漁業種類別魚類別生產量值11'.K63];['漁業生產量值-漁業種類別魚類別生產量值11'.M63];['漁業生產量值-漁業種類別魚類別生產量值11'.O63];['漁業生產量值-漁業種類別魚類別生產量值12'.C63];['漁業生產量值-漁業種類別魚類別生產量值12'.E63])&#10;+SUM(['漁業生產量值-漁業種類別魚類別生產量值12'.O63])&#10;+SUM(['漁業生產量值-漁業種類別魚類別生產量值14'.K63];['漁業生產量值-漁業種類別魚類別生產量值15'.I63])&#10;+SUM(['漁業生產量值-漁業種類別魚類別生產量值15'.K63];['漁業生產量值-漁業種類別魚類別生產量值15'.M63];['漁業生產量值-漁業種類別魚類別生產量值15'.O63];['漁業生產量值-漁業種類別魚類別生產量值16'.C63])=0;&quot;-&quot;;&#10;SUM([.G63];[.I63])&#10;+SUM(['漁業生產量值-漁業種類別魚類別生產量值1'.G63];['漁業生產量值-漁業種類別魚類別生產量值1'.I63];['漁業生產量值-漁業種類別魚類別生產量值1'.K63])&#10;+SUM(['漁業生產量值-漁業種類別魚類別生產量值2'.G63];['漁業生產量值-漁業種類別魚類別生產量值2'.I63];['漁業生產量值-漁業種類別魚類別生產量值2'.K63];['漁業生產量值-漁業種類別魚類別生產量值2'.M63])&#10;+SUM(['漁業生產量值-漁業種類別魚類別生產量值3'.I63];['漁業生產量值-漁業種類別魚類別生產量值3'.O63];['漁業生產量值-漁業種類別魚類別生產量值4'.C63];['漁業生產量值-漁業種類別魚類別生產量值4'.E63])&#10;+SUM(['漁業生產量值-漁業種類別魚類別生產量值4'.M63];['漁業生產量值-漁業種類別魚類別生產量值4'.O63];['漁業生產量值-漁業種類別魚類別生產量值5'.C63];['漁業生產量值-漁業種類別魚類別生產量值5'.E63];['漁業生產量值-漁業種類別魚類別生產量值5'.G63])&#10;+SUM(['漁業生產量值-漁業種類別魚類別生產量值6'.C63];['漁業生產量值-漁業種類別魚類別生產量值6'.E63];['漁業生產量值-漁業種類別魚類別生產量值6'.G63])&#10;+SUM(['漁業生產量值-漁業種類別魚類別生產量值6'.I63];['漁業生產量值-漁業種類別魚類別生產量值6'.K63];['漁業生產量值-漁業種類別魚類別生產量值6'.M63];['漁業生產量值-漁業種類別魚類別生產量值6'.O63];['漁業生產量值-漁業種類別魚類別生產量值7'.C63];['漁業生產量值-漁業種類別魚類別生產量值7'.E63];['漁業生產量值-漁業種類別魚類別生產量值7'.G63])&#10;+SUM(['漁業生產量值-漁業種類別魚類別生產量值7'.I63];['漁業生產量值-漁業種類別魚類別生產量值7'.K63];['漁業生產量值-漁業種類別魚類別生產量值7'.M63])&#10;+SUM(['漁業生產量值-漁業種類別魚類別生產量值9'.O63];['漁業生產量值-漁業種類別魚類別生產量值10'.C63])&#10;+SUM(['漁業生產量值-漁業種類別魚類別生產量值10'.O63])&#10;+SUM(['漁業生產量值-漁業種類別魚類別生產量值11'.K63];['漁業生產量值-漁業種類別魚類別生產量值11'.M63];['漁業生產量值-漁業種類別魚類別生產量值11'.O63];['漁業生產量值-漁業種類別魚類別生產量值12'.C63];['漁業生產量值-漁業種類別魚類別生產量值12'.E63])&#10;+SUM(['漁業生產量值-漁業種類別魚類別生產量值12'.O63])&#10;+SUM(['漁業生產量值-漁業種類別魚類別生產量值14'.K63];['漁業生產量值-漁業種類別魚類別生產量值15'.I63])&#10;+SUM(['漁業生產量值-漁業種類別魚類別生產量值15'.K63];['漁業生產量值-漁業種類別魚類別生產量值15'.M63];['漁業生產量值-漁業種類別魚類別生產量值15'.O63];['漁業生產量值-漁業種類別魚類別生產量值16'.C63])&#10;)" table:style-name="ce47">
            <text:p>110,759<text:s/></text:p>
          </table:table-cell>
          <table:table-cell office:value-type="float" office:value="14288749.741089996" table:formula="of:=  IF(SUM([.H63];[.J63])&#10;+SUM(['漁業生產量值-漁業種類別魚類別生產量值1'.H63];['漁業生產量值-漁業種類別魚類別生產量值1'.J63];['漁業生產量值-漁業種類別魚類別生產量值1'.L63];['漁業生產量值-漁業種類別魚類別生產量值2'.F63])&#10;+SUM(['漁業生產量值-漁業種類別魚類別生產量值2'.H63];['漁業生產量值-漁業種類別魚類別生產量值2'.J63];['漁業生產量值-漁業種類別魚類別生產量值2'.L63];['漁業生產量值-漁業種類別魚類別生產量值2'.N63])&#10;+SUM(['漁業生產量值-漁業種類別魚類別生產量值3'.J63];['漁業生產量值-漁業種類別魚類別生產量值3'.P63];['漁業生產量值-漁業種類別魚類別生產量值4'.D63];['漁業生產量值-漁業種類別魚類別生產量值4'.F63])&#10;+SUM(['漁業生產量值-漁業種類別魚類別生產量值4'.N63];['漁業生產量值-漁業種類別魚類別生產量值4'.P63];['漁業生產量值-漁業種類別魚類別生產量值5'.D63];['漁業生產量值-漁業種類別魚類別生產量值5'.F63];['漁業生產量值-漁業種類別魚類別生產量值5'.H63])&#10;+SUM(['漁業生產量值-漁業種類別魚類別生產量值6'.D63];['漁業生產量值-漁業種類別魚類別生產量值6'.F63];['漁業生產量值-漁業種類別魚類別生產量值6'.H63])&#10;+SUM(['漁業生產量值-漁業種類別魚類別生產量值6'.J63];['漁業生產量值-漁業種類別魚類別生產量值6'.L63];['漁業生產量值-漁業種類別魚類別生產量值6'.N63];['漁業生產量值-漁業種類別魚類別生產量值6'.P63];['漁業生產量值-漁業種類別魚類別生產量值7'.D63];['漁業生產量值-漁業種類別魚類別生產量值7'.F63];['漁業生產量值-漁業種類別魚類別生產量值7'.H63])&#10;+SUM(['漁業生產量值-漁業種類別魚類別生產量值7'.J63];['漁業生產量值-漁業種類別魚類別生產量值7'.L63];['漁業生產量值-漁業種類別魚類別生產量值7'.N63])&#10;+SUM(['漁業生產量值-漁業種類別魚類別生產量值9'.P63];['漁業生產量值-漁業種類別魚類別生產量值10'.D63])&#10;+SUM(['漁業生產量值-漁業種類別魚類別生產量值10'.P63])&#10;+SUM(['漁業生產量值-漁業種類別魚類別生產量值11'.L63];['漁業生產量值-漁業種類別魚類別生產量值11'.N63];['漁業生產量值-漁業種類別魚類別生產量值11'.P63];['漁業生產量值-漁業種類別魚類別生產量值12'.D63];['漁業生產量值-漁業種類別魚類別生產量值12'.F63])&#10;+SUM(['漁業生產量值-漁業種類別魚類別生產量值12'.P63])&#10;+SUM(['漁業生產量值-漁業種類別魚類別生產量值14'.L63];['漁業生產量值-漁業種類別魚類別生產量值15'.J63])&#10;+SUM(['漁業生產量值-漁業種類別魚類別生產量值15'.L63];['漁業生產量值-漁業種類別魚類別生產量值15'.N63];['漁業生產量值-漁業種類別魚類別生產量值15'.P63];['漁業生產量值-漁業種類別魚類別生產量值16'.D63])=0;&quot;-&quot;;&#10;SUM([.H63];[.J63])&#10;+SUM(['漁業生產量值-漁業種類別魚類別生產量值1'.H63];['漁業生產量值-漁業種類別魚類別生產量值1'.J63];['漁業生產量值-漁業種類別魚類別生產量值1'.L63];['漁業生產量值-漁業種類別魚類別生產量值2'.F63])&#10;+SUM(['漁業生產量值-漁業種類別魚類別生產量值2'.H63];['漁業生產量值-漁業種類別魚類別生產量值2'.J63];['漁業生產量值-漁業種類別魚類別生產量值2'.L63];['漁業生產量值-漁業種類別魚類別生產量值2'.N63])&#10;+SUM(['漁業生產量值-漁業種類別魚類別生產量值3'.J63];['漁業生產量值-漁業種類別魚類別生產量值3'.P63];['漁業生產量值-漁業種類別魚類別生產量值4'.D63];['漁業生產量值-漁業種類別魚類別生產量值4'.F63])&#10;+SUM(['漁業生產量值-漁業種類別魚類別生產量值4'.N63];['漁業生產量值-漁業種類別魚類別生產量值4'.P63];['漁業生產量值-漁業種類別魚類別生產量值5'.D63];['漁業生產量值-漁業種類別魚類別生產量值5'.F63];['漁業生產量值-漁業種類別魚類別生產量值5'.H63])&#10;+SUM(['漁業生產量值-漁業種類別魚類別生產量值6'.D63];['漁業生產量值-漁業種類別魚類別生產量值6'.F63];['漁業生產量值-漁業種類別魚類別生產量值6'.H63])&#10;+SUM(['漁業生產量值-漁業種類別魚類別生產量值6'.J63];['漁業生產量值-漁業種類別魚類別生產量值6'.L63];['漁業生產量值-漁業種類別魚類別生產量值6'.N63];['漁業生產量值-漁業種類別魚類別生產量值6'.P63];['漁業生產量值-漁業種類別魚類別生產量值7'.D63];['漁業生產量值-漁業種類別魚類別生產量值7'.F63];['漁業生產量值-漁業種類別魚類別生產量值7'.H63])&#10;+SUM(['漁業生產量值-漁業種類別魚類別生產量值7'.J63];['漁業生產量值-漁業種類別魚類別生產量值7'.L63];['漁業生產量值-漁業種類別魚類別生產量值7'.N63])&#10;+SUM(['漁業生產量值-漁業種類別魚類別生產量值9'.P63];['漁業生產量值-漁業種類別魚類別生產量值10'.D63])&#10;+SUM(['漁業生產量值-漁業種類別魚類別生產量值10'.P63])&#10;+SUM(['漁業生產量值-漁業種類別魚類別生產量值11'.L63];['漁業生產量值-漁業種類別魚類別生產量值11'.N63];['漁業生產量值-漁業種類別魚類別生產量值11'.P63];['漁業生產量值-漁業種類別魚類別生產量值12'.D63];['漁業生產量值-漁業種類別魚類別生產量值12'.F63])&#10;+SUM(['漁業生產量值-漁業種類別魚類別生產量值12'.P63])&#10;+SUM(['漁業生產量值-漁業種類別魚類別生產量值14'.L63];['漁業生產量值-漁業種類別魚類別生產量值15'.J63])&#10;+SUM(['漁業生產量值-漁業種類別魚類別生產量值15'.L63];['漁業生產量值-漁業種類別魚類別生產量值15'.N63];['漁業生產量值-漁業種類別魚類別生產量值15'.P63];['漁業生產量值-漁業種類別魚類別生產量值16'.D63])&#10;)" table:style-name="ce47">
            <text:p>14,288,750<text:s/></text:p>
          </table:table-cell>
          <table:table-cell office:value-type="float" office:value="8978.7553700000008" table:style-name="ce47">
            <text:p>8,979<text:s/></text:p>
          </table:table-cell>
          <table:table-cell office:value-type="float" office:value="346705.11171000003" table:style-name="ce47">
            <text:p>346,705<text:s/></text:p>
          </table:table-cell>
          <table:table-cell office:value-type="string" office:string-value="-" table:formula="of:=  IF(SUM([.K63];[.M63];[.O63];['漁業生產量值-漁業種類別魚類別生產量值1'.C63];['漁業生產量值-漁業種類別魚類別生產量值1'.E63])=0;&quot;-&quot;;SUM([.K63];[.M63];[.O63];['漁業生產量值-漁業種類別魚類別生產量值1'.C63];['漁業生產量值-漁業種類別魚類別生產量值1'.E63]))" table:style-name="ce37">
            <text:p>-</text:p>
          </table:table-cell>
          <table:table-cell office:value-type="string" office:string-value="-" table:formula="of:=  IF(SUM([.L63];[.N63];[.P63];['漁業生產量值-漁業種類別魚類別生產量值1'.D63];['漁業生產量值-漁業種類別魚類別生產量值1'.F63])=0;&quot;-&quot;;SUM([.L63];[.N63];[.P63];['漁業生產量值-漁業種類別魚類別生產量值1'.D63];['漁業生產量值-漁業種類別魚類別生產量值1'.F6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float" office:value="118404.24201" table:style-name="ce47">
            <text:p>118,404<text:s/></text:p>
          </table:table-cell>
          <table:table-cell office:value-type="float" office:value="12934091.96455" table:style-name="ce47">
            <text:p>12,934,092<text:s/></text:p>
          </table:table-cell>
          <table:table-cell office:value-type="float" office:value="118119.84601000001" table:formula="of:=  IF(SUM([.G64];[.I64])&#10;+SUM(['漁業生產量值-漁業種類別魚類別生產量值1'.G64];['漁業生產量值-漁業種類別魚類別生產量值1'.I64];['漁業生產量值-漁業種類別魚類別生產量值1'.K64])&#10;+SUM(['漁業生產量值-漁業種類別魚類別生產量值2'.G64];['漁業生產量值-漁業種類別魚類別生產量值2'.I64];['漁業生產量值-漁業種類別魚類別生產量值2'.K64];['漁業生產量值-漁業種類別魚類別生產量值2'.M64])&#10;+SUM(['漁業生產量值-漁業種類別魚類別生產量值3'.I64];['漁業生產量值-漁業種類別魚類別生產量值3'.O64];['漁業生產量值-漁業種類別魚類別生產量值4'.C64];['漁業生產量值-漁業種類別魚類別生產量值4'.E64])&#10;+SUM(['漁業生產量值-漁業種類別魚類別生產量值4'.M64];['漁業生產量值-漁業種類別魚類別生產量值4'.O64];['漁業生產量值-漁業種類別魚類別生產量值5'.C64];['漁業生產量值-漁業種類別魚類別生產量值5'.E64];['漁業生產量值-漁業種類別魚類別生產量值5'.G64])&#10;+SUM(['漁業生產量值-漁業種類別魚類別生產量值6'.C64];['漁業生產量值-漁業種類別魚類別生產量值6'.E64];['漁業生產量值-漁業種類別魚類別生產量值6'.G64])&#10;+SUM(['漁業生產量值-漁業種類別魚類別生產量值6'.I64];['漁業生產量值-漁業種類別魚類別生產量值6'.K64];['漁業生產量值-漁業種類別魚類別生產量值6'.M64];['漁業生產量值-漁業種類別魚類別生產量值6'.O64];['漁業生產量值-漁業種類別魚類別生產量值7'.C64];['漁業生產量值-漁業種類別魚類別生產量值7'.E64];['漁業生產量值-漁業種類別魚類別生產量值7'.G64])&#10;+SUM(['漁業生產量值-漁業種類別魚類別生產量值7'.I64];['漁業生產量值-漁業種類別魚類別生產量值7'.K64];['漁業生產量值-漁業種類別魚類別生產量值7'.M64])&#10;+SUM(['漁業生產量值-漁業種類別魚類別生產量值9'.O64];['漁業生產量值-漁業種類別魚類別生產量值10'.C64])&#10;+SUM(['漁業生產量值-漁業種類別魚類別生產量值10'.O64])&#10;+SUM(['漁業生產量值-漁業種類別魚類別生產量值11'.K64];['漁業生產量值-漁業種類別魚類別生產量值11'.M64];['漁業生產量值-漁業種類別魚類別生產量值11'.O64];['漁業生產量值-漁業種類別魚類別生產量值12'.C64];['漁業生產量值-漁業種類別魚類別生產量值12'.E64])&#10;+SUM(['漁業生產量值-漁業種類別魚類別生產量值12'.O64])&#10;+SUM(['漁業生產量值-漁業種類別魚類別生產量值14'.K64];['漁業生產量值-漁業種類別魚類別生產量值15'.I64])&#10;+SUM(['漁業生產量值-漁業種類別魚類別生產量值15'.K64];['漁業生產量值-漁業種類別魚類別生產量值15'.M64];['漁業生產量值-漁業種類別魚類別生產量值15'.O64];['漁業生產量值-漁業種類別魚類別生產量值16'.C64])=0;&quot;-&quot;;&#10;SUM([.G64];[.I64])&#10;+SUM(['漁業生產量值-漁業種類別魚類別生產量值1'.G64];['漁業生產量值-漁業種類別魚類別生產量值1'.I64];['漁業生產量值-漁業種類別魚類別生產量值1'.K64])&#10;+SUM(['漁業生產量值-漁業種類別魚類別生產量值2'.G64];['漁業生產量值-漁業種類別魚類別生產量值2'.I64];['漁業生產量值-漁業種類別魚類別生產量值2'.K64];['漁業生產量值-漁業種類別魚類別生產量值2'.M64])&#10;+SUM(['漁業生產量值-漁業種類別魚類別生產量值3'.I64];['漁業生產量值-漁業種類別魚類別生產量值3'.O64];['漁業生產量值-漁業種類別魚類別生產量值4'.C64];['漁業生產量值-漁業種類別魚類別生產量值4'.E64])&#10;+SUM(['漁業生產量值-漁業種類別魚類別生產量值4'.M64];['漁業生產量值-漁業種類別魚類別生產量值4'.O64];['漁業生產量值-漁業種類別魚類別生產量值5'.C64];['漁業生產量值-漁業種類別魚類別生產量值5'.E64];['漁業生產量值-漁業種類別魚類別生產量值5'.G64])&#10;+SUM(['漁業生產量值-漁業種類別魚類別生產量值6'.C64];['漁業生產量值-漁業種類別魚類別生產量值6'.E64];['漁業生產量值-漁業種類別魚類別生產量值6'.G64])&#10;+SUM(['漁業生產量值-漁業種類別魚類別生產量值6'.I64];['漁業生產量值-漁業種類別魚類別生產量值6'.K64];['漁業生產量值-漁業種類別魚類別生產量值6'.M64];['漁業生產量值-漁業種類別魚類別生產量值6'.O64];['漁業生產量值-漁業種類別魚類別生產量值7'.C64];['漁業生產量值-漁業種類別魚類別生產量值7'.E64];['漁業生產量值-漁業種類別魚類別生產量值7'.G64])&#10;+SUM(['漁業生產量值-漁業種類別魚類別生產量值7'.I64];['漁業生產量值-漁業種類別魚類別生產量值7'.K64];['漁業生產量值-漁業種類別魚類別生產量值7'.M64])&#10;+SUM(['漁業生產量值-漁業種類別魚類別生產量值9'.O64];['漁業生產量值-漁業種類別魚類別生產量值10'.C64])&#10;+SUM(['漁業生產量值-漁業種類別魚類別生產量值10'.O64])&#10;+SUM(['漁業生產量值-漁業種類別魚類別生產量值11'.K64];['漁業生產量值-漁業種類別魚類別生產量值11'.M64];['漁業生產量值-漁業種類別魚類別生產量值11'.O64];['漁業生產量值-漁業種類別魚類別生產量值12'.C64];['漁業生產量值-漁業種類別魚類別生產量值12'.E64])&#10;+SUM(['漁業生產量值-漁業種類別魚類別生產量值12'.O64])&#10;+SUM(['漁業生產量值-漁業種類別魚類別生產量值14'.K64];['漁業生產量值-漁業種類別魚類別生產量值15'.I64])&#10;+SUM(['漁業生產量值-漁業種類別魚類別生產量值15'.K64];['漁業生產量值-漁業種類別魚類別生產量值15'.M64];['漁業生產量值-漁業種類別魚類別生產量值15'.O64];['漁業生產量值-漁業種類別魚類別生產量值16'.C64])&#10;)" table:style-name="ce47">
            <text:p>118,120<text:s/></text:p>
          </table:table-cell>
          <table:table-cell office:value-type="float" office:value="12880304.383549999" table:formula="of:=  IF(SUM([.H64];[.J64])&#10;+SUM(['漁業生產量值-漁業種類別魚類別生產量值1'.H64];['漁業生產量值-漁業種類別魚類別生產量值1'.J64];['漁業生產量值-漁業種類別魚類別生產量值1'.L64];['漁業生產量值-漁業種類別魚類別生產量值2'.F64])&#10;+SUM(['漁業生產量值-漁業種類別魚類別生產量值2'.H64];['漁業生產量值-漁業種類別魚類別生產量值2'.J64];['漁業生產量值-漁業種類別魚類別生產量值2'.L64];['漁業生產量值-漁業種類別魚類別生產量值2'.N64])&#10;+SUM(['漁業生產量值-漁業種類別魚類別生產量值3'.J64];['漁業生產量值-漁業種類別魚類別生產量值3'.P64];['漁業生產量值-漁業種類別魚類別生產量值4'.D64];['漁業生產量值-漁業種類別魚類別生產量值4'.F64])&#10;+SUM(['漁業生產量值-漁業種類別魚類別生產量值4'.N64];['漁業生產量值-漁業種類別魚類別生產量值4'.P64];['漁業生產量值-漁業種類別魚類別生產量值5'.D64];['漁業生產量值-漁業種類別魚類別生產量值5'.F64];['漁業生產量值-漁業種類別魚類別生產量值5'.H64])&#10;+SUM(['漁業生產量值-漁業種類別魚類別生產量值6'.D64];['漁業生產量值-漁業種類別魚類別生產量值6'.F64];['漁業生產量值-漁業種類別魚類別生產量值6'.H64])&#10;+SUM(['漁業生產量值-漁業種類別魚類別生產量值6'.J64];['漁業生產量值-漁業種類別魚類別生產量值6'.L64];['漁業生產量值-漁業種類別魚類別生產量值6'.N64];['漁業生產量值-漁業種類別魚類別生產量值6'.P64];['漁業生產量值-漁業種類別魚類別生產量值7'.D64];['漁業生產量值-漁業種類別魚類別生產量值7'.F64];['漁業生產量值-漁業種類別魚類別生產量值7'.H64])&#10;+SUM(['漁業生產量值-漁業種類別魚類別生產量值7'.J64];['漁業生產量值-漁業種類別魚類別生產量值7'.L64];['漁業生產量值-漁業種類別魚類別生產量值7'.N64])&#10;+SUM(['漁業生產量值-漁業種類別魚類別生產量值9'.P64];['漁業生產量值-漁業種類別魚類別生產量值10'.D64])&#10;+SUM(['漁業生產量值-漁業種類別魚類別生產量值10'.P64])&#10;+SUM(['漁業生產量值-漁業種類別魚類別生產量值11'.L64];['漁業生產量值-漁業種類別魚類別生產量值11'.N64];['漁業生產量值-漁業種類別魚類別生產量值11'.P64];['漁業生產量值-漁業種類別魚類別生產量值12'.D64];['漁業生產量值-漁業種類別魚類別生產量值12'.F64])&#10;+SUM(['漁業生產量值-漁業種類別魚類別生產量值12'.P64])&#10;+SUM(['漁業生產量值-漁業種類別魚類別生產量值14'.L64];['漁業生產量值-漁業種類別魚類別生產量值15'.J64])&#10;+SUM(['漁業生產量值-漁業種類別魚類別生產量值15'.L64];['漁業生產量值-漁業種類別魚類別生產量值15'.N64];['漁業生產量值-漁業種類別魚類別生產量值15'.P64];['漁業生產量值-漁業種類別魚類別生產量值16'.D64])=0;&quot;-&quot;;&#10;SUM([.H64];[.J64])&#10;+SUM(['漁業生產量值-漁業種類別魚類別生產量值1'.H64];['漁業生產量值-漁業種類別魚類別生產量值1'.J64];['漁業生產量值-漁業種類別魚類別生產量值1'.L64];['漁業生產量值-漁業種類別魚類別生產量值2'.F64])&#10;+SUM(['漁業生產量值-漁業種類別魚類別生產量值2'.H64];['漁業生產量值-漁業種類別魚類別生產量值2'.J64];['漁業生產量值-漁業種類別魚類別生產量值2'.L64];['漁業生產量值-漁業種類別魚類別生產量值2'.N64])&#10;+SUM(['漁業生產量值-漁業種類別魚類別生產量值3'.J64];['漁業生產量值-漁業種類別魚類別生產量值3'.P64];['漁業生產量值-漁業種類別魚類別生產量值4'.D64];['漁業生產量值-漁業種類別魚類別生產量值4'.F64])&#10;+SUM(['漁業生產量值-漁業種類別魚類別生產量值4'.N64];['漁業生產量值-漁業種類別魚類別生產量值4'.P64];['漁業生產量值-漁業種類別魚類別生產量值5'.D64];['漁業生產量值-漁業種類別魚類別生產量值5'.F64];['漁業生產量值-漁業種類別魚類別生產量值5'.H64])&#10;+SUM(['漁業生產量值-漁業種類別魚類別生產量值6'.D64];['漁業生產量值-漁業種類別魚類別生產量值6'.F64];['漁業生產量值-漁業種類別魚類別生產量值6'.H64])&#10;+SUM(['漁業生產量值-漁業種類別魚類別生產量值6'.J64];['漁業生產量值-漁業種類別魚類別生產量值6'.L64];['漁業生產量值-漁業種類別魚類別生產量值6'.N64];['漁業生產量值-漁業種類別魚類別生產量值6'.P64];['漁業生產量值-漁業種類別魚類別生產量值7'.D64];['漁業生產量值-漁業種類別魚類別生產量值7'.F64];['漁業生產量值-漁業種類別魚類別生產量值7'.H64])&#10;+SUM(['漁業生產量值-漁業種類別魚類別生產量值7'.J64];['漁業生產量值-漁業種類別魚類別生產量值7'.L64];['漁業生產量值-漁業種類別魚類別生產量值7'.N64])&#10;+SUM(['漁業生產量值-漁業種類別魚類別生產量值9'.P64];['漁業生產量值-漁業種類別魚類別生產量值10'.D64])&#10;+SUM(['漁業生產量值-漁業種類別魚類別生產量值10'.P64])&#10;+SUM(['漁業生產量值-漁業種類別魚類別生產量值11'.L64];['漁業生產量值-漁業種類別魚類別生產量值11'.N64];['漁業生產量值-漁業種類別魚類別生產量值11'.P64];['漁業生產量值-漁業種類別魚類別生產量值12'.D64];['漁業生產量值-漁業種類別魚類別生產量值12'.F64])&#10;+SUM(['漁業生產量值-漁業種類別魚類別生產量值12'.P64])&#10;+SUM(['漁業生產量值-漁業種類別魚類別生產量值14'.L64];['漁業生產量值-漁業種類別魚類別生產量值15'.J64])&#10;+SUM(['漁業生產量值-漁業種類別魚類別生產量值15'.L64];['漁業生產量值-漁業種類別魚類別生產量值15'.N64];['漁業生產量值-漁業種類別魚類別生產量值15'.P64];['漁業生產量值-漁業種類別魚類別生產量值16'.D64])&#10;)" table:style-name="ce47">
            <text:p>12,880,304<text:s/></text:p>
          </table:table-cell>
          <table:table-cell office:value-type="float" office:value="53745.094040000004" table:style-name="ce47">
            <text:p>53,745<text:s/></text:p>
          </table:table-cell>
          <table:table-cell office:value-type="float" office:value="2118800.7970699999" table:style-name="ce47">
            <text:p>2,118,801<text:s/></text:p>
          </table:table-cell>
          <table:table-cell office:value-type="float" office:value="1778.0191000000002" table:formula="of:=  IF(SUM([.K64];[.M64];[.O64];['漁業生產量值-漁業種類別魚類別生產量值1'.C64];['漁業生產量值-漁業種類別魚類別生產量值1'.E64])=0;&quot;-&quot;;SUM([.K64];[.M64];[.O64];['漁業生產量值-漁業種類別魚類別生產量值1'.C64];['漁業生產量值-漁業種類別魚類別生產量值1'.E64]))" table:style-name="ce37">
            <text:p>1,778<text:s/></text:p>
          </table:table-cell>
          <table:table-cell office:value-type="float" office:value="114104.73249000001" table:formula="of:=  IF(SUM([.L64];[.N64];[.P64];['漁業生產量值-漁業種類別魚類別生產量值1'.D64];['漁業生產量值-漁業種類別魚類別生產量值1'.F64])=0;&quot;-&quot;;SUM([.L64];[.N64];[.P64];['漁業生產量值-漁業種類別魚類別生產量值1'.D64];['漁業生產量值-漁業種類別魚類別生產量值1'.F64]))" table:style-name="ce37">
            <text:p>114,105<text:s/></text:p>
          </table:table-cell>
          <table:table-cell office:value-type="float" office:value="123.8121" table:style-name="ce47">
            <text:p>124<text:s/></text:p>
          </table:table-cell>
          <table:table-cell office:value-type="float" office:value="5535.1147499999997" table:style-name="ce47">
            <text:p>5,535<text:s/></text:p>
          </table:table-cell>
          <table:table-cell office:value-type="float" office:value="382.57100000000003" table:style-name="ce47">
            <text:p>383<text:s/></text:p>
          </table:table-cell>
          <table:table-cell office:value-type="float" office:value="33750.822" table:style-name="ce47">
            <text:p>33,751<text:s/></text:p>
          </table:table-cell>
          <table:table-cell office:value-type="float" office:value="629.52300000000002" table:style-name="ce47">
            <text:p>630<text:s/></text:p>
          </table:table-cell>
          <table:table-cell office:value-type="float" office:value="42659.219640000003" table:style-name="ce47">
            <text:p>42,65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65];[.I65])&#10;+SUM(['漁業生產量值-漁業種類別魚類別生產量值1'.G65];['漁業生產量值-漁業種類別魚類別生產量值1'.I65];['漁業生產量值-漁業種類別魚類別生產量值1'.K65])&#10;+SUM(['漁業生產量值-漁業種類別魚類別生產量值2'.G65];['漁業生產量值-漁業種類別魚類別生產量值2'.I65];['漁業生產量值-漁業種類別魚類別生產量值2'.K65];['漁業生產量值-漁業種類別魚類別生產量值2'.M65])&#10;+SUM(['漁業生產量值-漁業種類別魚類別生產量值3'.I65];['漁業生產量值-漁業種類別魚類別生產量值3'.O65];['漁業生產量值-漁業種類別魚類別生產量值4'.C65];['漁業生產量值-漁業種類別魚類別生產量值4'.E65])&#10;+SUM(['漁業生產量值-漁業種類別魚類別生產量值4'.M65];['漁業生產量值-漁業種類別魚類別生產量值4'.O65];['漁業生產量值-漁業種類別魚類別生產量值5'.C65];['漁業生產量值-漁業種類別魚類別生產量值5'.E65];['漁業生產量值-漁業種類別魚類別生產量值5'.G65])&#10;+SUM(['漁業生產量值-漁業種類別魚類別生產量值6'.C65];['漁業生產量值-漁業種類別魚類別生產量值6'.E65];['漁業生產量值-漁業種類別魚類別生產量值6'.G65])&#10;+SUM(['漁業生產量值-漁業種類別魚類別生產量值6'.I65];['漁業生產量值-漁業種類別魚類別生產量值6'.K65];['漁業生產量值-漁業種類別魚類別生產量值6'.M65];['漁業生產量值-漁業種類別魚類別生產量值6'.O65];['漁業生產量值-漁業種類別魚類別生產量值7'.C65];['漁業生產量值-漁業種類別魚類別生產量值7'.E65];['漁業生產量值-漁業種類別魚類別生產量值7'.G65])&#10;+SUM(['漁業生產量值-漁業種類別魚類別生產量值7'.I65];['漁業生產量值-漁業種類別魚類別生產量值7'.K65];['漁業生產量值-漁業種類別魚類別生產量值7'.M65])&#10;+SUM(['漁業生產量值-漁業種類別魚類別生產量值9'.O65];['漁業生產量值-漁業種類別魚類別生產量值10'.C65])&#10;+SUM(['漁業生產量值-漁業種類別魚類別生產量值10'.O65])&#10;+SUM(['漁業生產量值-漁業種類別魚類別生產量值11'.K65];['漁業生產量值-漁業種類別魚類別生產量值11'.M65];['漁業生產量值-漁業種類別魚類別生產量值11'.O65];['漁業生產量值-漁業種類別魚類別生產量值12'.C65];['漁業生產量值-漁業種類別魚類別生產量值12'.E65])&#10;+SUM(['漁業生產量值-漁業種類別魚類別生產量值12'.O65])&#10;+SUM(['漁業生產量值-漁業種類別魚類別生產量值14'.K65];['漁業生產量值-漁業種類別魚類別生產量值15'.I65])&#10;+SUM(['漁業生產量值-漁業種類別魚類別生產量值15'.K65];['漁業生產量值-漁業種類別魚類別生產量值15'.M65];['漁業生產量值-漁業種類別魚類別生產量值15'.O65];['漁業生產量值-漁業種類別魚類別生產量值16'.C65])=0;&quot;-&quot;;&#10;SUM([.G65];[.I65])&#10;+SUM(['漁業生產量值-漁業種類別魚類別生產量值1'.G65];['漁業生產量值-漁業種類別魚類別生產量值1'.I65];['漁業生產量值-漁業種類別魚類別生產量值1'.K65])&#10;+SUM(['漁業生產量值-漁業種類別魚類別生產量值2'.G65];['漁業生產量值-漁業種類別魚類別生產量值2'.I65];['漁業生產量值-漁業種類別魚類別生產量值2'.K65];['漁業生產量值-漁業種類別魚類別生產量值2'.M65])&#10;+SUM(['漁業生產量值-漁業種類別魚類別生產量值3'.I65];['漁業生產量值-漁業種類別魚類別生產量值3'.O65];['漁業生產量值-漁業種類別魚類別生產量值4'.C65];['漁業生產量值-漁業種類別魚類別生產量值4'.E65])&#10;+SUM(['漁業生產量值-漁業種類別魚類別生產量值4'.M65];['漁業生產量值-漁業種類別魚類別生產量值4'.O65];['漁業生產量值-漁業種類別魚類別生產量值5'.C65];['漁業生產量值-漁業種類別魚類別生產量值5'.E65];['漁業生產量值-漁業種類別魚類別生產量值5'.G65])&#10;+SUM(['漁業生產量值-漁業種類別魚類別生產量值6'.C65];['漁業生產量值-漁業種類別魚類別生產量值6'.E65];['漁業生產量值-漁業種類別魚類別生產量值6'.G65])&#10;+SUM(['漁業生產量值-漁業種類別魚類別生產量值6'.I65];['漁業生產量值-漁業種類別魚類別生產量值6'.K65];['漁業生產量值-漁業種類別魚類別生產量值6'.M65];['漁業生產量值-漁業種類別魚類別生產量值6'.O65];['漁業生產量值-漁業種類別魚類別生產量值7'.C65];['漁業生產量值-漁業種類別魚類別生產量值7'.E65];['漁業生產量值-漁業種類別魚類別生產量值7'.G65])&#10;+SUM(['漁業生產量值-漁業種類別魚類別生產量值7'.I65];['漁業生產量值-漁業種類別魚類別生產量值7'.K65];['漁業生產量值-漁業種類別魚類別生產量值7'.M65])&#10;+SUM(['漁業生產量值-漁業種類別魚類別生產量值9'.O65];['漁業生產量值-漁業種類別魚類別生產量值10'.C65])&#10;+SUM(['漁業生產量值-漁業種類別魚類別生產量值10'.O65])&#10;+SUM(['漁業生產量值-漁業種類別魚類別生產量值11'.K65];['漁業生產量值-漁業種類別魚類別生產量值11'.M65];['漁業生產量值-漁業種類別魚類別生產量值11'.O65];['漁業生產量值-漁業種類別魚類別生產量值12'.C65];['漁業生產量值-漁業種類別魚類別生產量值12'.E65])&#10;+SUM(['漁業生產量值-漁業種類別魚類別生產量值12'.O65])&#10;+SUM(['漁業生產量值-漁業種類別魚類別生產量值14'.K65];['漁業生產量值-漁業種類別魚類別生產量值15'.I65])&#10;+SUM(['漁業生產量值-漁業種類別魚類別生產量值15'.K65];['漁業生產量值-漁業種類別魚類別生產量值15'.M65];['漁業生產量值-漁業種類別魚類別生產量值15'.O65];['漁業生產量值-漁業種類別魚類別生產量值16'.C65])&#10;)" table:style-name="ce47">
            <text:p>-</text:p>
          </table:table-cell>
          <table:table-cell office:value-type="string" office:string-value="-" table:formula="of:=  IF(SUM([.H65];[.J65])&#10;+SUM(['漁業生產量值-漁業種類別魚類別生產量值1'.H65];['漁業生產量值-漁業種類別魚類別生產量值1'.J65];['漁業生產量值-漁業種類別魚類別生產量值1'.L65];['漁業生產量值-漁業種類別魚類別生產量值2'.F65])&#10;+SUM(['漁業生產量值-漁業種類別魚類別生產量值2'.H65];['漁業生產量值-漁業種類別魚類別生產量值2'.J65];['漁業生產量值-漁業種類別魚類別生產量值2'.L65];['漁業生產量值-漁業種類別魚類別生產量值2'.N65])&#10;+SUM(['漁業生產量值-漁業種類別魚類別生產量值3'.J65];['漁業生產量值-漁業種類別魚類別生產量值3'.P65];['漁業生產量值-漁業種類別魚類別生產量值4'.D65];['漁業生產量值-漁業種類別魚類別生產量值4'.F65])&#10;+SUM(['漁業生產量值-漁業種類別魚類別生產量值4'.N65];['漁業生產量值-漁業種類別魚類別生產量值4'.P65];['漁業生產量值-漁業種類別魚類別生產量值5'.D65];['漁業生產量值-漁業種類別魚類別生產量值5'.F65];['漁業生產量值-漁業種類別魚類別生產量值5'.H65])&#10;+SUM(['漁業生產量值-漁業種類別魚類別生產量值6'.D65];['漁業生產量值-漁業種類別魚類別生產量值6'.F65];['漁業生產量值-漁業種類別魚類別生產量值6'.H65])&#10;+SUM(['漁業生產量值-漁業種類別魚類別生產量值6'.J65];['漁業生產量值-漁業種類別魚類別生產量值6'.L65];['漁業生產量值-漁業種類別魚類別生產量值6'.N65];['漁業生產量值-漁業種類別魚類別生產量值6'.P65];['漁業生產量值-漁業種類別魚類別生產量值7'.D65];['漁業生產量值-漁業種類別魚類別生產量值7'.F65];['漁業生產量值-漁業種類別魚類別生產量值7'.H65])&#10;+SUM(['漁業生產量值-漁業種類別魚類別生產量值7'.J65];['漁業生產量值-漁業種類別魚類別生產量值7'.L65];['漁業生產量值-漁業種類別魚類別生產量值7'.N65])&#10;+SUM(['漁業生產量值-漁業種類別魚類別生產量值9'.P65];['漁業生產量值-漁業種類別魚類別生產量值10'.D65])&#10;+SUM(['漁業生產量值-漁業種類別魚類別生產量值10'.P65])&#10;+SUM(['漁業生產量值-漁業種類別魚類別生產量值11'.L65];['漁業生產量值-漁業種類別魚類別生產量值11'.N65];['漁業生產量值-漁業種類別魚類別生產量值11'.P65];['漁業生產量值-漁業種類別魚類別生產量值12'.D65];['漁業生產量值-漁業種類別魚類別生產量值12'.F65])&#10;+SUM(['漁業生產量值-漁業種類別魚類別生產量值12'.P65])&#10;+SUM(['漁業生產量值-漁業種類別魚類別生產量值14'.L65];['漁業生產量值-漁業種類別魚類別生產量值15'.J65])&#10;+SUM(['漁業生產量值-漁業種類別魚類別生產量值15'.L65];['漁業生產量值-漁業種類別魚類別生產量值15'.N65];['漁業生產量值-漁業種類別魚類別生產量值15'.P65];['漁業生產量值-漁業種類別魚類別生產量值16'.D65])=0;&quot;-&quot;;&#10;SUM([.H65];[.J65])&#10;+SUM(['漁業生產量值-漁業種類別魚類別生產量值1'.H65];['漁業生產量值-漁業種類別魚類別生產量值1'.J65];['漁業生產量值-漁業種類別魚類別生產量值1'.L65];['漁業生產量值-漁業種類別魚類別生產量值2'.F65])&#10;+SUM(['漁業生產量值-漁業種類別魚類別生產量值2'.H65];['漁業生產量值-漁業種類別魚類別生產量值2'.J65];['漁業生產量值-漁業種類別魚類別生產量值2'.L65];['漁業生產量值-漁業種類別魚類別生產量值2'.N65])&#10;+SUM(['漁業生產量值-漁業種類別魚類別生產量值3'.J65];['漁業生產量值-漁業種類別魚類別生產量值3'.P65];['漁業生產量值-漁業種類別魚類別生產量值4'.D65];['漁業生產量值-漁業種類別魚類別生產量值4'.F65])&#10;+SUM(['漁業生產量值-漁業種類別魚類別生產量值4'.N65];['漁業生產量值-漁業種類別魚類別生產量值4'.P65];['漁業生產量值-漁業種類別魚類別生產量值5'.D65];['漁業生產量值-漁業種類別魚類別生產量值5'.F65];['漁業生產量值-漁業種類別魚類別生產量值5'.H65])&#10;+SUM(['漁業生產量值-漁業種類別魚類別生產量值6'.D65];['漁業生產量值-漁業種類別魚類別生產量值6'.F65];['漁業生產量值-漁業種類別魚類別生產量值6'.H65])&#10;+SUM(['漁業生產量值-漁業種類別魚類別生產量值6'.J65];['漁業生產量值-漁業種類別魚類別生產量值6'.L65];['漁業生產量值-漁業種類別魚類別生產量值6'.N65];['漁業生產量值-漁業種類別魚類別生產量值6'.P65];['漁業生產量值-漁業種類別魚類別生產量值7'.D65];['漁業生產量值-漁業種類別魚類別生產量值7'.F65];['漁業生產量值-漁業種類別魚類別生產量值7'.H65])&#10;+SUM(['漁業生產量值-漁業種類別魚類別生產量值7'.J65];['漁業生產量值-漁業種類別魚類別生產量值7'.L65];['漁業生產量值-漁業種類別魚類別生產量值7'.N65])&#10;+SUM(['漁業生產量值-漁業種類別魚類別生產量值9'.P65];['漁業生產量值-漁業種類別魚類別生產量值10'.D65])&#10;+SUM(['漁業生產量值-漁業種類別魚類別生產量值10'.P65])&#10;+SUM(['漁業生產量值-漁業種類別魚類別生產量值11'.L65];['漁業生產量值-漁業種類別魚類別生產量值11'.N65];['漁業生產量值-漁業種類別魚類別生產量值11'.P65];['漁業生產量值-漁業種類別魚類別生產量值12'.D65];['漁業生產量值-漁業種類別魚類別生產量值12'.F65])&#10;+SUM(['漁業生產量值-漁業種類別魚類別生產量值12'.P65])&#10;+SUM(['漁業生產量值-漁業種類別魚類別生產量值14'.L65];['漁業生產量值-漁業種類別魚類別生產量值15'.J65])&#10;+SUM(['漁業生產量值-漁業種類別魚類別生產量值15'.L65];['漁業生產量值-漁業種類別魚類別生產量值15'.N65];['漁業生產量值-漁業種類別魚類別生產量值15'.P65];['漁業生產量值-漁業種類別魚類別生產量值16'.D65])&#10;)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65];[.M65];[.O65];['漁業生產量值-漁業種類別魚類別生產量值1'.C65];['漁業生產量值-漁業種類別魚類別生產量值1'.E65])=0;&quot;-&quot;;SUM([.K65];[.M65];[.O65];['漁業生產量值-漁業種類別魚類別生產量值1'.C65];['漁業生產量值-漁業種類別魚類別生產量值1'.E65]))" table:style-name="ce37">
            <text:p>-</text:p>
          </table:table-cell>
          <table:table-cell office:value-type="string" office:string-value="-" table:formula="of:=  IF(SUM([.L65];[.N65];[.P65];['漁業生產量值-漁業種類別魚類別生產量值1'.D65];['漁業生產量值-漁業種類別魚類別生產量值1'.F65])=0;&quot;-&quot;;SUM([.L65];[.N65];[.P65];['漁業生產量值-漁業種類別魚類別生產量值1'.D65];['漁業生產量值-漁業種類別魚類別生產量值1'.F6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float" office:value="51064" table:style-name="ce47">
            <text:p>51,064<text:s/></text:p>
          </table:table-cell>
          <table:table-cell office:value-type="float" office:value="994751.89997000003" table:style-name="ce47">
            <text:p>994,752<text:s/></text:p>
          </table:table-cell>
          <table:table-cell office:value-type="string" office:string-value="-" table:formula="of:=  IF(SUM([.G66];[.I66])&#10;+SUM(['漁業生產量值-漁業種類別魚類別生產量值1'.G66];['漁業生產量值-漁業種類別魚類別生產量值1'.I66];['漁業生產量值-漁業種類別魚類別生產量值1'.K66])&#10;+SUM(['漁業生產量值-漁業種類別魚類別生產量值2'.G66];['漁業生產量值-漁業種類別魚類別生產量值2'.I66];['漁業生產量值-漁業種類別魚類別生產量值2'.K66];['漁業生產量值-漁業種類別魚類別生產量值2'.M66])&#10;+SUM(['漁業生產量值-漁業種類別魚類別生產量值3'.I66];['漁業生產量值-漁業種類別魚類別生產量值3'.O66];['漁業生產量值-漁業種類別魚類別生產量值4'.C66];['漁業生產量值-漁業種類別魚類別生產量值4'.E66])&#10;+SUM(['漁業生產量值-漁業種類別魚類別生產量值4'.M66];['漁業生產量值-漁業種類別魚類別生產量值4'.O66];['漁業生產量值-漁業種類別魚類別生產量值5'.C66];['漁業生產量值-漁業種類別魚類別生產量值5'.E66];['漁業生產量值-漁業種類別魚類別生產量值5'.G66])&#10;+SUM(['漁業生產量值-漁業種類別魚類別生產量值6'.C66];['漁業生產量值-漁業種類別魚類別生產量值6'.E66];['漁業生產量值-漁業種類別魚類別生產量值6'.G66])&#10;+SUM(['漁業生產量值-漁業種類別魚類別生產量值6'.I66];['漁業生產量值-漁業種類別魚類別生產量值6'.K66];['漁業生產量值-漁業種類別魚類別生產量值6'.M66];['漁業生產量值-漁業種類別魚類別生產量值6'.O66];['漁業生產量值-漁業種類別魚類別生產量值7'.C66];['漁業生產量值-漁業種類別魚類別生產量值7'.E66];['漁業生產量值-漁業種類別魚類別生產量值7'.G66])&#10;+SUM(['漁業生產量值-漁業種類別魚類別生產量值7'.I66];['漁業生產量值-漁業種類別魚類別生產量值7'.K66];['漁業生產量值-漁業種類別魚類別生產量值7'.M66])&#10;+SUM(['漁業生產量值-漁業種類別魚類別生產量值9'.O66];['漁業生產量值-漁業種類別魚類別生產量值10'.C66])&#10;+SUM(['漁業生產量值-漁業種類別魚類別生產量值10'.O66])&#10;+SUM(['漁業生產量值-漁業種類別魚類別生產量值11'.K66];['漁業生產量值-漁業種類別魚類別生產量值11'.M66];['漁業生產量值-漁業種類別魚類別生產量值11'.O66];['漁業生產量值-漁業種類別魚類別生產量值12'.C66];['漁業生產量值-漁業種類別魚類別生產量值12'.E66])&#10;+SUM(['漁業生產量值-漁業種類別魚類別生產量值12'.O66])&#10;+SUM(['漁業生產量值-漁業種類別魚類別生產量值14'.K66];['漁業生產量值-漁業種類別魚類別生產量值15'.I66])&#10;+SUM(['漁業生產量值-漁業種類別魚類別生產量值15'.K66];['漁業生產量值-漁業種類別魚類別生產量值15'.M66];['漁業生產量值-漁業種類別魚類別生產量值15'.O66];['漁業生產量值-漁業種類別魚類別生產量值16'.C66])=0;&quot;-&quot;;&#10;SUM([.G66];[.I66])&#10;+SUM(['漁業生產量值-漁業種類別魚類別生產量值1'.G66];['漁業生產量值-漁業種類別魚類別生產量值1'.I66];['漁業生產量值-漁業種類別魚類別生產量值1'.K66])&#10;+SUM(['漁業生產量值-漁業種類別魚類別生產量值2'.G66];['漁業生產量值-漁業種類別魚類別生產量值2'.I66];['漁業生產量值-漁業種類別魚類別生產量值2'.K66];['漁業生產量值-漁業種類別魚類別生產量值2'.M66])&#10;+SUM(['漁業生產量值-漁業種類別魚類別生產量值3'.I66];['漁業生產量值-漁業種類別魚類別生產量值3'.O66];['漁業生產量值-漁業種類別魚類別生產量值4'.C66];['漁業生產量值-漁業種類別魚類別生產量值4'.E66])&#10;+SUM(['漁業生產量值-漁業種類別魚類別生產量值4'.M66];['漁業生產量值-漁業種類別魚類別生產量值4'.O66];['漁業生產量值-漁業種類別魚類別生產量值5'.C66];['漁業生產量值-漁業種類別魚類別生產量值5'.E66];['漁業生產量值-漁業種類別魚類別生產量值5'.G66])&#10;+SUM(['漁業生產量值-漁業種類別魚類別生產量值6'.C66];['漁業生產量值-漁業種類別魚類別生產量值6'.E66];['漁業生產量值-漁業種類別魚類別生產量值6'.G66])&#10;+SUM(['漁業生產量值-漁業種類別魚類別生產量值6'.I66];['漁業生產量值-漁業種類別魚類別生產量值6'.K66];['漁業生產量值-漁業種類別魚類別生產量值6'.M66];['漁業生產量值-漁業種類別魚類別生產量值6'.O66];['漁業生產量值-漁業種類別魚類別生產量值7'.C66];['漁業生產量值-漁業種類別魚類別生產量值7'.E66];['漁業生產量值-漁業種類別魚類別生產量值7'.G66])&#10;+SUM(['漁業生產量值-漁業種類別魚類別生產量值7'.I66];['漁業生產量值-漁業種類別魚類別生產量值7'.K66];['漁業生產量值-漁業種類別魚類別生產量值7'.M66])&#10;+SUM(['漁業生產量值-漁業種類別魚類別生產量值9'.O66];['漁業生產量值-漁業種類別魚類別生產量值10'.C66])&#10;+SUM(['漁業生產量值-漁業種類別魚類別生產量值10'.O66])&#10;+SUM(['漁業生產量值-漁業種類別魚類別生產量值11'.K66];['漁業生產量值-漁業種類別魚類別生產量值11'.M66];['漁業生產量值-漁業種類別魚類別生產量值11'.O66];['漁業生產量值-漁業種類別魚類別生產量值12'.C66];['漁業生產量值-漁業種類別魚類別生產量值12'.E66])&#10;+SUM(['漁業生產量值-漁業種類別魚類別生產量值12'.O66])&#10;+SUM(['漁業生產量值-漁業種類別魚類別生產量值14'.K66];['漁業生產量值-漁業種類別魚類別生產量值15'.I66])&#10;+SUM(['漁業生產量值-漁業種類別魚類別生產量值15'.K66];['漁業生產量值-漁業種類別魚類別生產量值15'.M66];['漁業生產量值-漁業種類別魚類別生產量值15'.O66];['漁業生產量值-漁業種類別魚類別生產量值16'.C66])&#10;)" table:style-name="ce47">
            <text:p>-</text:p>
          </table:table-cell>
          <table:table-cell office:value-type="float" office:value="994751.89997000003" table:formula="of:=  IF(SUM([.H66];[.J66])&#10;+SUM(['漁業生產量值-漁業種類別魚類別生產量值1'.H66];['漁業生產量值-漁業種類別魚類別生產量值1'.J66];['漁業生產量值-漁業種類別魚類別生產量值1'.L66];['漁業生產量值-漁業種類別魚類別生產量值2'.F66])&#10;+SUM(['漁業生產量值-漁業種類別魚類別生產量值2'.H66];['漁業生產量值-漁業種類別魚類別生產量值2'.J66];['漁業生產量值-漁業種類別魚類別生產量值2'.L66];['漁業生產量值-漁業種類別魚類別生產量值2'.N66])&#10;+SUM(['漁業生產量值-漁業種類別魚類別生產量值3'.J66];['漁業生產量值-漁業種類別魚類別生產量值3'.P66];['漁業生產量值-漁業種類別魚類別生產量值4'.D66];['漁業生產量值-漁業種類別魚類別生產量值4'.F66])&#10;+SUM(['漁業生產量值-漁業種類別魚類別生產量值4'.N66];['漁業生產量值-漁業種類別魚類別生產量值4'.P66];['漁業生產量值-漁業種類別魚類別生產量值5'.D66];['漁業生產量值-漁業種類別魚類別生產量值5'.F66];['漁業生產量值-漁業種類別魚類別生產量值5'.H66])&#10;+SUM(['漁業生產量值-漁業種類別魚類別生產量值6'.D66];['漁業生產量值-漁業種類別魚類別生產量值6'.F66];['漁業生產量值-漁業種類別魚類別生產量值6'.H66])&#10;+SUM(['漁業生產量值-漁業種類別魚類別生產量值6'.J66];['漁業生產量值-漁業種類別魚類別生產量值6'.L66];['漁業生產量值-漁業種類別魚類別生產量值6'.N66];['漁業生產量值-漁業種類別魚類別生產量值6'.P66];['漁業生產量值-漁業種類別魚類別生產量值7'.D66];['漁業生產量值-漁業種類別魚類別生產量值7'.F66];['漁業生產量值-漁業種類別魚類別生產量值7'.H66])&#10;+SUM(['漁業生產量值-漁業種類別魚類別生產量值7'.J66];['漁業生產量值-漁業種類別魚類別生產量值7'.L66];['漁業生產量值-漁業種類別魚類別生產量值7'.N66])&#10;+SUM(['漁業生產量值-漁業種類別魚類別生產量值9'.P66];['漁業生產量值-漁業種類別魚類別生產量值10'.D66])&#10;+SUM(['漁業生產量值-漁業種類別魚類別生產量值10'.P66])&#10;+SUM(['漁業生產量值-漁業種類別魚類別生產量值11'.L66];['漁業生產量值-漁業種類別魚類別生產量值11'.N66];['漁業生產量值-漁業種類別魚類別生產量值11'.P66];['漁業生產量值-漁業種類別魚類別生產量值12'.D66];['漁業生產量值-漁業種類別魚類別生產量值12'.F66])&#10;+SUM(['漁業生產量值-漁業種類別魚類別生產量值12'.P66])&#10;+SUM(['漁業生產量值-漁業種類別魚類別生產量值14'.L66];['漁業生產量值-漁業種類別魚類別生產量值15'.J66])&#10;+SUM(['漁業生產量值-漁業種類別魚類別生產量值15'.L66];['漁業生產量值-漁業種類別魚類別生產量值15'.N66];['漁業生產量值-漁業種類別魚類別生產量值15'.P66];['漁業生產量值-漁業種類別魚類別生產量值16'.D66])=0;&quot;-&quot;;&#10;SUM([.H66];[.J66])&#10;+SUM(['漁業生產量值-漁業種類別魚類別生產量值1'.H66];['漁業生產量值-漁業種類別魚類別生產量值1'.J66];['漁業生產量值-漁業種類別魚類別生產量值1'.L66];['漁業生產量值-漁業種類別魚類別生產量值2'.F66])&#10;+SUM(['漁業生產量值-漁業種類別魚類別生產量值2'.H66];['漁業生產量值-漁業種類別魚類別生產量值2'.J66];['漁業生產量值-漁業種類別魚類別生產量值2'.L66];['漁業生產量值-漁業種類別魚類別生產量值2'.N66])&#10;+SUM(['漁業生產量值-漁業種類別魚類別生產量值3'.J66];['漁業生產量值-漁業種類別魚類別生產量值3'.P66];['漁業生產量值-漁業種類別魚類別生產量值4'.D66];['漁業生產量值-漁業種類別魚類別生產量值4'.F66])&#10;+SUM(['漁業生產量值-漁業種類別魚類別生產量值4'.N66];['漁業生產量值-漁業種類別魚類別生產量值4'.P66];['漁業生產量值-漁業種類別魚類別生產量值5'.D66];['漁業生產量值-漁業種類別魚類別生產量值5'.F66];['漁業生產量值-漁業種類別魚類別生產量值5'.H66])&#10;+SUM(['漁業生產量值-漁業種類別魚類別生產量值6'.D66];['漁業生產量值-漁業種類別魚類別生產量值6'.F66];['漁業生產量值-漁業種類別魚類別生產量值6'.H66])&#10;+SUM(['漁業生產量值-漁業種類別魚類別生產量值6'.J66];['漁業生產量值-漁業種類別魚類別生產量值6'.L66];['漁業生產量值-漁業種類別魚類別生產量值6'.N66];['漁業生產量值-漁業種類別魚類別生產量值6'.P66];['漁業生產量值-漁業種類別魚類別生產量值7'.D66];['漁業生產量值-漁業種類別魚類別生產量值7'.F66];['漁業生產量值-漁業種類別魚類別生產量值7'.H66])&#10;+SUM(['漁業生產量值-漁業種類別魚類別生產量值7'.J66];['漁業生產量值-漁業種類別魚類別生產量值7'.L66];['漁業生產量值-漁業種類別魚類別生產量值7'.N66])&#10;+SUM(['漁業生產量值-漁業種類別魚類別生產量值9'.P66];['漁業生產量值-漁業種類別魚類別生產量值10'.D66])&#10;+SUM(['漁業生產量值-漁業種類別魚類別生產量值10'.P66])&#10;+SUM(['漁業生產量值-漁業種類別魚類別生產量值11'.L66];['漁業生產量值-漁業種類別魚類別生產量值11'.N66];['漁業生產量值-漁業種類別魚類別生產量值11'.P66];['漁業生產量值-漁業種類別魚類別生產量值12'.D66];['漁業生產量值-漁業種類別魚類別生產量值12'.F66])&#10;+SUM(['漁業生產量值-漁業種類別魚類別生產量值12'.P66])&#10;+SUM(['漁業生產量值-漁業種類別魚類別生產量值14'.L66];['漁業生產量值-漁業種類別魚類別生產量值15'.J66])&#10;+SUM(['漁業生產量值-漁業種類別魚類別生產量值15'.L66];['漁業生產量值-漁業種類別魚類別生產量值15'.N66];['漁業生產量值-漁業種類別魚類別生產量值15'.P66];['漁業生產量值-漁業種類別魚類別生產量值16'.D66])&#10;)" table:style-name="ce47">
            <text:p>994,75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66];[.M66];[.O66];['漁業生產量值-漁業種類別魚類別生產量值1'.C66];['漁業生產量值-漁業種類別魚類別生產量值1'.E66])=0;&quot;-&quot;;SUM([.K66];[.M66];[.O66];['漁業生產量值-漁業種類別魚類別生產量值1'.C66];['漁業生產量值-漁業種類別魚類別生產量值1'.E66]))" table:style-name="ce37">
            <text:p>-</text:p>
          </table:table-cell>
          <table:table-cell office:value-type="string" office:string-value="-" table:formula="of:=  IF(SUM([.L66];[.N66];[.P66];['漁業生產量值-漁業種類別魚類別生產量值1'.D66];['漁業生產量值-漁業種類別魚類別生產量值1'.F66])=0;&quot;-&quot;;SUM([.L66];[.N66];[.P66];['漁業生產量值-漁業種類別魚類別生產量值1'.D66];['漁業生產量值-漁業種類別魚類別生產量值1'.F6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float" office:value="503.52019000000001" table:style-name="ce49">
            <text:p>504<text:s/></text:p>
          </table:table-cell>
          <table:table-cell office:value-type="float" office:value="52045.697" table:style-name="ce49">
            <text:p>52,046<text:s/></text:p>
          </table:table-cell>
          <table:table-cell office:value-type="float" office:value="442.84219000000007" table:formula="of:=  IF(SUM([.G67];[.I67])&#10;+SUM(['漁業生產量值-漁業種類別魚類別生產量值1'.G67];['漁業生產量值-漁業種類別魚類別生產量值1'.I67];['漁業生產量值-漁業種類別魚類別生產量值1'.K67])&#10;+SUM(['漁業生產量值-漁業種類別魚類別生產量值2'.G67];['漁業生產量值-漁業種類別魚類別生產量值2'.I67];['漁業生產量值-漁業種類別魚類別生產量值2'.K67];['漁業生產量值-漁業種類別魚類別生產量值2'.M67])&#10;+SUM(['漁業生產量值-漁業種類別魚類別生產量值3'.I67];['漁業生產量值-漁業種類別魚類別生產量值3'.O67];['漁業生產量值-漁業種類別魚類別生產量值4'.C67];['漁業生產量值-漁業種類別魚類別生產量值4'.E67])&#10;+SUM(['漁業生產量值-漁業種類別魚類別生產量值4'.M67];['漁業生產量值-漁業種類別魚類別生產量值4'.O67];['漁業生產量值-漁業種類別魚類別生產量值5'.C67];['漁業生產量值-漁業種類別魚類別生產量值5'.E67];['漁業生產量值-漁業種類別魚類別生產量值5'.G67])&#10;+SUM(['漁業生產量值-漁業種類別魚類別生產量值6'.C67];['漁業生產量值-漁業種類別魚類別生產量值6'.E67];['漁業生產量值-漁業種類別魚類別生產量值6'.G67])&#10;+SUM(['漁業生產量值-漁業種類別魚類別生產量值6'.I67];['漁業生產量值-漁業種類別魚類別生產量值6'.K67];['漁業生產量值-漁業種類別魚類別生產量值6'.M67];['漁業生產量值-漁業種類別魚類別生產量值6'.O67];['漁業生產量值-漁業種類別魚類別生產量值7'.C67];['漁業生產量值-漁業種類別魚類別生產量值7'.E67];['漁業生產量值-漁業種類別魚類別生產量值7'.G67])&#10;+SUM(['漁業生產量值-漁業種類別魚類別生產量值7'.I67];['漁業生產量值-漁業種類別魚類別生產量值7'.K67];['漁業生產量值-漁業種類別魚類別生產量值7'.M67])&#10;+SUM(['漁業生產量值-漁業種類別魚類別生產量值9'.O67];['漁業生產量值-漁業種類別魚類別生產量值10'.C67])&#10;+SUM(['漁業生產量值-漁業種類別魚類別生產量值10'.O67])&#10;+SUM(['漁業生產量值-漁業種類別魚類別生產量值11'.K67];['漁業生產量值-漁業種類別魚類別生產量值11'.M67];['漁業生產量值-漁業種類別魚類別生產量值11'.O67];['漁業生產量值-漁業種類別魚類別生產量值12'.C67];['漁業生產量值-漁業種類別魚類別生產量值12'.E67])&#10;+SUM(['漁業生產量值-漁業種類別魚類別生產量值12'.O67])&#10;+SUM(['漁業生產量值-漁業種類別魚類別生產量值14'.K67];['漁業生產量值-漁業種類別魚類別生產量值15'.I67])&#10;+SUM(['漁業生產量值-漁業種類別魚類別生產量值15'.K67];['漁業生產量值-漁業種類別魚類別生產量值15'.M67];['漁業生產量值-漁業種類別魚類別生產量值15'.O67];['漁業生產量值-漁業種類別魚類別生產量值16'.C67])=0;&quot;-&quot;;&#10;SUM([.G67];[.I67])&#10;+SUM(['漁業生產量值-漁業種類別魚類別生產量值1'.G67];['漁業生產量值-漁業種類別魚類別生產量值1'.I67];['漁業生產量值-漁業種類別魚類別生產量值1'.K67])&#10;+SUM(['漁業生產量值-漁業種類別魚類別生產量值2'.G67];['漁業生產量值-漁業種類別魚類別生產量值2'.I67];['漁業生產量值-漁業種類別魚類別生產量值2'.K67];['漁業生產量值-漁業種類別魚類別生產量值2'.M67])&#10;+SUM(['漁業生產量值-漁業種類別魚類別生產量值3'.I67];['漁業生產量值-漁業種類別魚類別生產量值3'.O67];['漁業生產量值-漁業種類別魚類別生產量值4'.C67];['漁業生產量值-漁業種類別魚類別生產量值4'.E67])&#10;+SUM(['漁業生產量值-漁業種類別魚類別生產量值4'.M67];['漁業生產量值-漁業種類別魚類別生產量值4'.O67];['漁業生產量值-漁業種類別魚類別生產量值5'.C67];['漁業生產量值-漁業種類別魚類別生產量值5'.E67];['漁業生產量值-漁業種類別魚類別生產量值5'.G67])&#10;+SUM(['漁業生產量值-漁業種類別魚類別生產量值6'.C67];['漁業生產量值-漁業種類別魚類別生產量值6'.E67];['漁業生產量值-漁業種類別魚類別生產量值6'.G67])&#10;+SUM(['漁業生產量值-漁業種類別魚類別生產量值6'.I67];['漁業生產量值-漁業種類別魚類別生產量值6'.K67];['漁業生產量值-漁業種類別魚類別生產量值6'.M67];['漁業生產量值-漁業種類別魚類別生產量值6'.O67];['漁業生產量值-漁業種類別魚類別生產量值7'.C67];['漁業生產量值-漁業種類別魚類別生產量值7'.E67];['漁業生產量值-漁業種類別魚類別生產量值7'.G67])&#10;+SUM(['漁業生產量值-漁業種類別魚類別生產量值7'.I67];['漁業生產量值-漁業種類別魚類別生產量值7'.K67];['漁業生產量值-漁業種類別魚類別生產量值7'.M67])&#10;+SUM(['漁業生產量值-漁業種類別魚類別生產量值9'.O67];['漁業生產量值-漁業種類別魚類別生產量值10'.C67])&#10;+SUM(['漁業生產量值-漁業種類別魚類別生產量值10'.O67])&#10;+SUM(['漁業生產量值-漁業種類別魚類別生產量值11'.K67];['漁業生產量值-漁業種類別魚類別生產量值11'.M67];['漁業生產量值-漁業種類別魚類別生產量值11'.O67];['漁業生產量值-漁業種類別魚類別生產量值12'.C67];['漁業生產量值-漁業種類別魚類別生產量值12'.E67])&#10;+SUM(['漁業生產量值-漁業種類別魚類別生產量值12'.O67])&#10;+SUM(['漁業生產量值-漁業種類別魚類別生產量值14'.K67];['漁業生產量值-漁業種類別魚類別生產量值15'.I67])&#10;+SUM(['漁業生產量值-漁業種類別魚類別生產量值15'.K67];['漁業生產量值-漁業種類別魚類別生產量值15'.M67];['漁業生產量值-漁業種類別魚類別生產量值15'.O67];['漁業生產量值-漁業種類別魚類別生產量值16'.C67])&#10;)" table:style-name="ce47">
            <text:p>443<text:s/></text:p>
          </table:table-cell>
          <table:table-cell office:value-type="float" office:value="28200.206999999999" table:formula="of:=  IF(SUM([.H67];[.J67])&#10;+SUM(['漁業生產量值-漁業種類別魚類別生產量值1'.H67];['漁業生產量值-漁業種類別魚類別生產量值1'.J67];['漁業生產量值-漁業種類別魚類別生產量值1'.L67];['漁業生產量值-漁業種類別魚類別生產量值2'.F67])&#10;+SUM(['漁業生產量值-漁業種類別魚類別生產量值2'.H67];['漁業生產量值-漁業種類別魚類別生產量值2'.J67];['漁業生產量值-漁業種類別魚類別生產量值2'.L67];['漁業生產量值-漁業種類別魚類別生產量值2'.N67])&#10;+SUM(['漁業生產量值-漁業種類別魚類別生產量值3'.J67];['漁業生產量值-漁業種類別魚類別生產量值3'.P67];['漁業生產量值-漁業種類別魚類別生產量值4'.D67];['漁業生產量值-漁業種類別魚類別生產量值4'.F67])&#10;+SUM(['漁業生產量值-漁業種類別魚類別生產量值4'.N67];['漁業生產量值-漁業種類別魚類別生產量值4'.P67];['漁業生產量值-漁業種類別魚類別生產量值5'.D67];['漁業生產量值-漁業種類別魚類別生產量值5'.F67];['漁業生產量值-漁業種類別魚類別生產量值5'.H67])&#10;+SUM(['漁業生產量值-漁業種類別魚類別生產量值6'.D67];['漁業生產量值-漁業種類別魚類別生產量值6'.F67];['漁業生產量值-漁業種類別魚類別生產量值6'.H67])&#10;+SUM(['漁業生產量值-漁業種類別魚類別生產量值6'.J67];['漁業生產量值-漁業種類別魚類別生產量值6'.L67];['漁業生產量值-漁業種類別魚類別生產量值6'.N67];['漁業生產量值-漁業種類別魚類別生產量值6'.P67];['漁業生產量值-漁業種類別魚類別生產量值7'.D67];['漁業生產量值-漁業種類別魚類別生產量值7'.F67];['漁業生產量值-漁業種類別魚類別生產量值7'.H67])&#10;+SUM(['漁業生產量值-漁業種類別魚類別生產量值7'.J67];['漁業生產量值-漁業種類別魚類別生產量值7'.L67];['漁業生產量值-漁業種類別魚類別生產量值7'.N67])&#10;+SUM(['漁業生產量值-漁業種類別魚類別生產量值9'.P67];['漁業生產量值-漁業種類別魚類別生產量值10'.D67])&#10;+SUM(['漁業生產量值-漁業種類別魚類別生產量值10'.P67])&#10;+SUM(['漁業生產量值-漁業種類別魚類別生產量值11'.L67];['漁業生產量值-漁業種類別魚類別生產量值11'.N67];['漁業生產量值-漁業種類別魚類別生產量值11'.P67];['漁業生產量值-漁業種類別魚類別生產量值12'.D67];['漁業生產量值-漁業種類別魚類別生產量值12'.F67])&#10;+SUM(['漁業生產量值-漁業種類別魚類別生產量值12'.P67])&#10;+SUM(['漁業生產量值-漁業種類別魚類別生產量值14'.L67];['漁業生產量值-漁業種類別魚類別生產量值15'.J67])&#10;+SUM(['漁業生產量值-漁業種類別魚類別生產量值15'.L67];['漁業生產量值-漁業種類別魚類別生產量值15'.N67];['漁業生產量值-漁業種類別魚類別生產量值15'.P67];['漁業生產量值-漁業種類別魚類別生產量值16'.D67])=0;&quot;-&quot;;&#10;SUM([.H67];[.J67])&#10;+SUM(['漁業生產量值-漁業種類別魚類別生產量值1'.H67];['漁業生產量值-漁業種類別魚類別生產量值1'.J67];['漁業生產量值-漁業種類別魚類別生產量值1'.L67];['漁業生產量值-漁業種類別魚類別生產量值2'.F67])&#10;+SUM(['漁業生產量值-漁業種類別魚類別生產量值2'.H67];['漁業生產量值-漁業種類別魚類別生產量值2'.J67];['漁業生產量值-漁業種類別魚類別生產量值2'.L67];['漁業生產量值-漁業種類別魚類別生產量值2'.N67])&#10;+SUM(['漁業生產量值-漁業種類別魚類別生產量值3'.J67];['漁業生產量值-漁業種類別魚類別生產量值3'.P67];['漁業生產量值-漁業種類別魚類別生產量值4'.D67];['漁業生產量值-漁業種類別魚類別生產量值4'.F67])&#10;+SUM(['漁業生產量值-漁業種類別魚類別生產量值4'.N67];['漁業生產量值-漁業種類別魚類別生產量值4'.P67];['漁業生產量值-漁業種類別魚類別生產量值5'.D67];['漁業生產量值-漁業種類別魚類別生產量值5'.F67];['漁業生產量值-漁業種類別魚類別生產量值5'.H67])&#10;+SUM(['漁業生產量值-漁業種類別魚類別生產量值6'.D67];['漁業生產量值-漁業種類別魚類別生產量值6'.F67];['漁業生產量值-漁業種類別魚類別生產量值6'.H67])&#10;+SUM(['漁業生產量值-漁業種類別魚類別生產量值6'.J67];['漁業生產量值-漁業種類別魚類別生產量值6'.L67];['漁業生產量值-漁業種類別魚類別生產量值6'.N67];['漁業生產量值-漁業種類別魚類別生產量值6'.P67];['漁業生產量值-漁業種類別魚類別生產量值7'.D67];['漁業生產量值-漁業種類別魚類別生產量值7'.F67];['漁業生產量值-漁業種類別魚類別生產量值7'.H67])&#10;+SUM(['漁業生產量值-漁業種類別魚類別生產量值7'.J67];['漁業生產量值-漁業種類別魚類別生產量值7'.L67];['漁業生產量值-漁業種類別魚類別生產量值7'.N67])&#10;+SUM(['漁業生產量值-漁業種類別魚類別生產量值9'.P67];['漁業生產量值-漁業種類別魚類別生產量值10'.D67])&#10;+SUM(['漁業生產量值-漁業種類別魚類別生產量值10'.P67])&#10;+SUM(['漁業生產量值-漁業種類別魚類別生產量值11'.L67];['漁業生產量值-漁業種類別魚類別生產量值11'.N67];['漁業生產量值-漁業種類別魚類別生產量值11'.P67];['漁業生產量值-漁業種類別魚類別生產量值12'.D67];['漁業生產量值-漁業種類別魚類別生產量值12'.F67])&#10;+SUM(['漁業生產量值-漁業種類別魚類別生產量值12'.P67])&#10;+SUM(['漁業生產量值-漁業種類別魚類別生產量值14'.L67];['漁業生產量值-漁業種類別魚類別生產量值15'.J67])&#10;+SUM(['漁業生產量值-漁業種類別魚類別生產量值15'.L67];['漁業生產量值-漁業種類別魚類別生產量值15'.N67];['漁業生產量值-漁業種類別魚類別生產量值15'.P67];['漁業生產量值-漁業種類別魚類別生產量值16'.D67])&#10;)" table:style-name="ce47">
            <text:p>28,200<text:s/></text:p>
          </table:table-cell>
          <table:table-cell office:value-type="float" office:value="303.94519000000003" table:style-name="ce49">
            <text:p>304<text:s/></text:p>
          </table:table-cell>
          <table:table-cell office:value-type="float" office:value="18495.202000000001" table:style-name="ce49">
            <text:p>18,495<text:s/></text:p>
          </table:table-cell>
          <table:table-cell office:value-type="float" office:value="125.41200000000001" table:formula="of:=  IF(SUM([.K67];[.M67];[.O67];['漁業生產量值-漁業種類別魚類別生產量值1'.C67];['漁業生產量值-漁業種類別魚類別生產量值1'.E67])=0;&quot;-&quot;;SUM([.K67];[.M67];[.O67];['漁業生產量值-漁業種類別魚類別生產量值1'.C67];['漁業生產量值-漁業種類別魚類別生產量值1'.E67]))" table:style-name="ce37">
            <text:p>125<text:s/></text:p>
          </table:table-cell>
          <table:table-cell office:value-type="float" office:value="8648.01" table:formula="of:=  IF(SUM([.L67];[.N67];[.P67];['漁業生產量值-漁業種類別魚類別生產量值1'.D67];['漁業生產量值-漁業種類別魚類別生產量值1'.F67])=0;&quot;-&quot;;SUM([.L67];[.N67];[.P67];['漁業生產量值-漁業種類別魚類別生產量值1'.D67];['漁業生產量值-漁業種類別魚類別生產量值1'.F67]))" table:style-name="ce37">
            <text:p>8,648<text:s/></text:p>
          </table:table-cell>
          <table:table-cell office:value-type="float" office:value="19.905000000000001" table:style-name="ce49">
            <text:p>20<text:s/></text:p>
          </table:table-cell>
          <table:table-cell office:value-type="float" office:value="1197.73" table:style-name="ce49">
            <text:p>1,198<text:s/></text:p>
          </table:table-cell>
          <table:table-cell office:value-type="float" office:value="1.7649999999999999" table:style-name="ce49">
            <text:p>2<text:s/></text:p>
          </table:table-cell>
          <table:table-cell office:value-type="float" office:value="75.894999999999996" table:style-name="ce49">
            <text:p>76<text:s/></text:p>
          </table:table-cell>
          <table:table-cell office:value-type="float" office:value="30.5" table:style-name="ce49">
            <text:p>31<text:s/></text:p>
          </table:table-cell>
          <table:table-cell office:value-type="float" office:value="2486.9499999999998" table:style-name="ce49">
            <text:p>2,487<text:s/>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number-rows-repeated="1048508" table:style-name="ro5">
          <table:table-cell table:number-columns-repeated="16384"/>
        </table:table-row>
      </table:table>
      <table:table table:name="漁業生產量值-漁業種類別魚類別生產量值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76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76"/>
          <table:table-cell office:value-type="string" table:style-name="ce77">
            <text:p>價值：新臺幣千元</text:p>
          </table:table-cell>
          <table:table-cell table:style-name="ce76"/>
          <table:table-cell table:style-name="ce77"/>
          <table:table-cell office:value-type="string" table:style-name="ce77">
            <text:p>(1) By type of fisheries by species(Continued)</text:p>
          </table:table-cell>
          <table:table-cell table:number-columns-repeated="3" table:style-name="ce76"/>
          <table:table-cell office:value-type="string" table:style-name="ce19">
            <text:p>Value：Thousand NT $</text:p>
          </table:table-cell>
          <table:table-cell table:number-columns-repeated="16371" table:style-name="ce76"/>
        </table:table-row>
        <table:table-row table:style-name="ro3">
          <table:table-cell table:style-name="ce7"/>
          <table:table-cell office:value-type="string" table:number-columns-spanned="1" table:number-rows-spanned="3" table:style-name="ce14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4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4" table:number-rows-spanned="1" table:style-name="ce245">
            <text:p>鯉科</text:p>
          </table:table-cell>
          <table:covered-table-cell table:number-columns-repeated="3"/>
          <table:table-cell table:number-columns-spanned="2" table:number-rows-spanned="1" table:style-name="ce244"/>
          <table:covered-table-cell/>
          <table:table-cell table:number-columns-spanned="2" table:number-rows-spanned="1" table:style-name="ce244"/>
          <table:covered-table-cell/>
          <table:table-cell office:value-type="string" table:number-columns-spanned="6" table:number-rows-spanned="1" table:style-name="ce245">
            <text:p>鱸 <text:s text:c="3"/>魚 <text:s text:c="3"/>類<text:s text:c="2"/></text:p>
          </table:table-cell>
          <table:covered-table-cell table:number-columns-repeated="5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161">
            <text:p>鱅</text:p>
          </table:table-cell>
          <table:covered-table-cell/>
          <table:table-cell office:value-type="string" table:number-columns-spanned="2" table:number-rows-spanned="1" table:style-name="ce161">
            <text:p>其他</text:p>
          </table:table-cell>
          <table:covered-table-cell/>
          <table:table-cell office:value-type="string" table:number-columns-spanned="2" table:number-rows-spanned="1" table:style-name="ce247">
            <text:p>鰻 <text:s/>鱺 <text:s/>科</text:p>
          </table:table-cell>
          <table:covered-table-cell/>
          <table:table-cell office:value-type="string" table:number-columns-spanned="2" table:number-rows-spanned="1" table:style-name="ce246">
            <text:p>淡水鯰</text:p>
          </table:table-cell>
          <table:covered-table-cell/>
          <table:table-cell office:value-type="string" table:number-columns-spanned="2" table:number-rows-spanned="1" table:style-name="ce161">
            <text:p>小計</text:p>
          </table:table-cell>
          <table:covered-table-cell/>
          <table:table-cell office:value-type="string" table:number-columns-spanned="2" table:number-rows-spanned="1" table:style-name="ce161">
            <text:p>紅眼沙鱸</text:p>
          </table:table-cell>
          <table:covered-table-cell/>
          <table:table-cell office:value-type="string" table:number-columns-spanned="2" table:number-rows-spanned="1" table:style-name="ce161">
            <text:p>尖吻鱸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4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31">
            <text:p>02005</text:p>
          </table:table-cell>
          <table:covered-table-cell/>
          <table:table-cell office:value-type="string" table:number-columns-spanned="2" table:number-rows-spanned="1" table:style-name="ce248">
            <text:p>02ZZZ</text:p>
          </table:table-cell>
          <table:covered-table-cell/>
          <table:table-cell office:value-type="string" table:number-columns-spanned="2" table:number-rows-spanned="1" table:style-name="ce242">
            <text:p>03000</text:p>
          </table:table-cell>
          <table:covered-table-cell/>
          <table:table-cell office:value-type="string" table:number-columns-spanned="2" table:number-rows-spanned="1" table:style-name="ce236">
            <text:p>04001</text:p>
          </table:table-cell>
          <table:covered-table-cell/>
          <table:table-cell office:value-type="string" table:number-columns-spanned="2" table:number-rows-spanned="1" table:style-name="ce166">
            <text:p>Sub Total</text:p>
          </table:table-cell>
          <table:covered-table-cell/>
          <table:table-cell office:value-type="string" table:number-columns-spanned="2" table:number-rows-spanned="1" table:style-name="ce163">
            <text:p>05003</text:p>
          </table:table-cell>
          <table:covered-table-cell/>
          <table:table-cell office:value-type="string" table:number-columns-spanned="2" table:number-rows-spanned="1" table:style-name="ce163">
            <text:p>05004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7">
            <text:p>價值</text:p>
          </table:table-cell>
          <table:table-cell office:value-type="string" table:style-name="ce108">
            <text:p>產量</text:p>
          </table:table-cell>
          <table:table-cell office:value-type="string" table:style-name="ce108">
            <text:p>價值</text:p>
          </table:table-cell>
          <table:table-cell office:value-type="string" table:style-name="ce108">
            <text:p>產量</text:p>
          </table:table-cell>
          <table:table-cell office:value-type="string" table:style-name="ce108">
            <text:p>價值</text:p>
          </table:table-cell>
          <table:table-cell office:value-type="string" table:style-name="ce108">
            <text:p>產量</text:p>
          </table:table-cell>
          <table:table-cell office:value-type="string" table:style-name="ce108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83">
            <text:p>Value</text:p>
          </table:table-cell>
          <table:table-cell office:value-type="string" table:style-name="ce97">
            <text:p>Quantity</text:p>
          </table:table-cell>
          <table:table-cell office:value-type="string" table:style-name="ce97">
            <text:p>Value</text:p>
          </table:table-cell>
          <table:table-cell office:value-type="string" table:style-name="ce97">
            <text:p>Quantity</text:p>
          </table:table-cell>
          <table:table-cell office:value-type="string" table:style-name="ce97">
            <text:p>Value</text:p>
          </table:table-cell>
          <table:table-cell office:value-type="string" table:style-name="ce97">
            <text:p>Quantity</text:p>
          </table:table-cell>
          <table:table-cell office:value-type="string" table:style-name="ce97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567.46199999999999" table:formula="of:=  IF(SUM([.C11];[.C19];[.C36];[.C54];[.C58];[.C62])=0;&quot;-&quot;;SUM([.C11];[.C19];[.C36];[.C54];[.C58];[.C62]))" table:style-name="ce37">
            <text:p>567<text:s/></text:p>
          </table:table-cell>
          <table:table-cell office:value-type="float" office:value="29631.8351" table:formula="of:=  IF(SUM([.D11];[.D19];[.D36];[.D54];[.D58];[.D62])=0;&quot;-&quot;;SUM([.D11];[.D19];[.D36];[.D54];[.D58];[.D62]))" table:style-name="ce37">
            <text:p>29,632<text:s/></text:p>
          </table:table-cell>
          <table:table-cell office:value-type="float" office:value="235.04400000000001" table:formula="of:=  IF(SUM([.E11];[.E19];[.E36];[.E54];[.E58];[.E62])=0;&quot;-&quot;;SUM([.E11];[.E19];[.E36];[.E54];[.E58];[.E62]))" table:style-name="ce37">
            <text:p>235<text:s/></text:p>
          </table:table-cell>
          <table:table-cell office:value-type="float" office:value="13999.655999999999" table:formula="of:=  IF(SUM([.F11];[.F19];[.F36];[.F54];[.F58];[.F62])=0;&quot;-&quot;;SUM([.F11];[.F19];[.F36];[.F54];[.F58];[.F62]))" table:style-name="ce37">
            <text:p>14,000<text:s/></text:p>
          </table:table-cell>
          <table:table-cell office:value-type="float" office:value="4811.8510000000006" table:formula="of:=  IF(SUM([.G11];[.G19];[.G36];[.G54];[.G58];[.G62])=0;&quot;-&quot;;SUM([.G11];[.G19];[.G36];[.G54];[.G58];[.G62]))" table:style-name="ce37">
            <text:p>4,812<text:s/></text:p>
          </table:table-cell>
          <table:table-cell office:value-type="float" office:value="3556630.1753500002" table:formula="of:=  IF(SUM([.H11];[.H19];[.H36];[.H54];[.H58];[.H62])=0;&quot;-&quot;;SUM([.H11];[.H19];[.H36];[.H54];[.H58];[.H62]))" table:style-name="ce37">
            <text:p>3,556,630<text:s/></text:p>
          </table:table-cell>
          <table:table-cell office:value-type="float" office:value="358.27499999999998" table:formula="of:=  IF(SUM([.I11];[.I19];[.I36];[.I54];[.I58];[.I62])=0;&quot;-&quot;;SUM([.I11];[.I19];[.I36];[.I54];[.I58];[.I62]))" table:style-name="ce37">
            <text:p>358<text:s/></text:p>
          </table:table-cell>
          <table:table-cell office:value-type="float" office:value="11914.618700000001" table:formula="of:=  IF(SUM([.J11];[.J19];[.J36];[.J54];[.J58];[.J62])=0;&quot;-&quot;;SUM([.J11];[.J19];[.J36];[.J54];[.J58];[.J62]))" table:style-name="ce58">
            <text:p>11,915<text:s/></text:p>
          </table:table-cell>
          <table:table-cell office:value-type="float" office:value="18817.82994" table:formula="of:=  IF(SUM([.M10];[.O10];['漁業生產量值-漁業種類別魚類別生產量值2'.C10])=0;&quot;-&quot;;SUM([.M10];[.O10];['漁業生產量值-漁業種類別魚類別生產量值2'.C10]))" table:style-name="ce98">
            <text:p>18,818<text:s/></text:p>
          </table:table-cell>
          <table:table-cell office:value-type="float" office:value="1977101.2875099999" table:formula="of:=  IF(SUM([.N10];[.P10];['漁業生產量值-漁業種類別魚類別生產量值2'.D10])=0;&quot;-&quot;;SUM([.N10];[.P10];['漁業生產量值-漁業種類別魚類別生產量值2'.D10]))" table:style-name="ce98">
            <text:p>1,977,101<text:s/></text:p>
          </table:table-cell>
          <table:table-cell office:value-type="string" office:string-value="-" table:formula="of:=  IF(SUM([.M11];[.M19];[.M36];[.M54];[.M58];[.M62])=0;&quot;-&quot;;SUM([.M11];[.M19];[.M36];[.M54];[.M58];[.M62]))" table:style-name="ce98">
            <text:p>-</text:p>
          </table:table-cell>
          <table:table-cell office:value-type="string" office:string-value="-" table:formula="of:=  IF(SUM([.N11];[.N19];[.N36];[.N54];[.N58];[.N62])=0;&quot;-&quot;;SUM([.N11];[.N19];[.N36];[.N54];[.N58];[.N62]))" table:style-name="ce98">
            <text:p>-</text:p>
          </table:table-cell>
          <table:table-cell office:value-type="float" office:value="7555.3036900000006" table:formula="of:=  IF(SUM([.O11];[.O19];[.O36];[.O54];[.O58];[.O62])=0;&quot;-&quot;;SUM([.O11];[.O19];[.O36];[.O54];[.O58];[.O62]))" table:style-name="ce98">
            <text:p>7,555<text:s/></text:p>
          </table:table-cell>
          <table:table-cell office:value-type="float" office:value="800870.95442000008" table:formula="of:=  IF(SUM([.P11];[.P19];[.P36];[.P54];[.P58];[.P62])=0;&quot;-&quot;;SUM([.P11];[.P19];[.P36];[.P54];[.P58];[.P62]))" table:style-name="ce98">
            <text:p>800,871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string" office:string-value="-" table:formula="of:=  IF(SUM([.C12:.C18])=0;&quot;-&quot;;SUM([.C12:.C18]))" table:style-name="ce44">
            <text:p>-</text:p>
          </table:table-cell>
          <table:table-cell office:value-type="string" office:string-value="-" table:formula="of:=  IF(SUM([.D12:.D18])=0;&quot;-&quot;;SUM([.D12:.D18]))" table:style-name="ce44">
            <text:p>-</text:p>
          </table:table-cell>
          <table:table-cell office:value-type="string" office:string-value="-" table:formula="of:=  IF(SUM([.E12:.E18])=0;&quot;-&quot;;SUM([.E12:.E18]))" table:style-name="ce44">
            <text:p>-</text:p>
          </table:table-cell>
          <table:table-cell office:value-type="string" office:string-value="-" table:formula="of:=  IF(SUM([.F12:.F18])=0;&quot;-&quot;;SUM([.F12:.F18]))" table:style-name="ce44">
            <text:p>-</text:p>
          </table:table-cell>
          <table:table-cell office:value-type="string" office:string-value="-" table:formula="of:=  IF(SUM([.G12:.G18])=0;&quot;-&quot;;SUM([.G12:.G18]))" table:style-name="ce44">
            <text:p>-</text:p>
          </table:table-cell>
          <table:table-cell office:value-type="string" office:string-value="-" table:formula="of:=  IF(SUM([.H12:.H18])=0;&quot;-&quot;;SUM([.H12:.H18]))" table:style-name="ce44">
            <text:p>-</text:p>
          </table:table-cell>
          <table:table-cell office:value-type="string" office:string-value="-" table:formula="of:=  IF(SUM([.I12:.I18])=0;&quot;-&quot;;SUM([.I12:.I18]))" table:style-name="ce44">
            <text:p>-</text:p>
          </table:table-cell>
          <table:table-cell office:value-type="string" office:string-value="-" table:formula="of:=  IF(SUM([.J12:.J18])=0;&quot;-&quot;;SUM([.J12:.J18]))" table:style-name="ce52">
            <text:p>-</text:p>
          </table:table-cell>
          <table:table-cell office:value-type="string" office:string-value="-" table:formula="of:=  IF(SUM([.M11];[.O11];['漁業生產量值-漁業種類別魚類別生產量值2'.C11])=0;&quot;-&quot;;SUM([.M11];[.O11];['漁業生產量值-漁業種類別魚類別生產量值2'.C11]))" table:style-name="ce104">
            <text:p>-</text:p>
          </table:table-cell>
          <table:table-cell office:value-type="string" office:string-value="-" table:formula="of:=  IF(SUM([.N11];[.P11];['漁業生產量值-漁業種類別魚類別生產量值2'.D11])=0;&quot;-&quot;;SUM([.N11];[.P11];['漁業生產量值-漁業種類別魚類別生產量值2'.D11]))" table:style-name="ce104">
            <text:p>-</text:p>
          </table:table-cell>
          <table:table-cell office:value-type="string" office:string-value="-" table:formula="of:=  IF(SUM([.M12:.M18])=0;&quot;-&quot;;SUM([.M12:.M18]))" table:style-name="ce99">
            <text:p>-</text:p>
          </table:table-cell>
          <table:table-cell office:value-type="string" office:string-value="-" table:formula="of:=  IF(SUM([.N12:.N18])=0;&quot;-&quot;;SUM([.N12:.N18]))" table:style-name="ce99">
            <text:p>-</text:p>
          </table:table-cell>
          <table:table-cell office:value-type="string" office:string-value="-" table:formula="of:=  IF(SUM([.O12:.O18])=0;&quot;-&quot;;SUM([.O12:.O18]))" table:style-name="ce99">
            <text:p>-</text:p>
          </table:table-cell>
          <table:table-cell office:value-type="string" office:string-value="-" table:formula="of:=  IF(SUM([.P12:.P18])=0;&quot;-&quot;;SUM([.P12:.P18]))" table:style-name="ce9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12];[.O12];['漁業生產量值-漁業種類別魚類別生產量值2'.C12])=0;&quot;-&quot;;SUM([.M12];[.O12];['漁業生產量值-漁業種類別魚類別生產量值2'.C12]))" table:style-name="ce98">
            <text:p>-</text:p>
          </table:table-cell>
          <table:table-cell office:value-type="string" office:string-value="-" table:formula="of:=  IF(SUM([.N12];[.P12];['漁業生產量值-漁業種類別魚類別生產量值2'.D12])=0;&quot;-&quot;;SUM([.N12];[.P12];['漁業生產量值-漁業種類別魚類別生產量值2'.D12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13];[.O13];['漁業生產量值-漁業種類別魚類別生產量值2'.C13])=0;&quot;-&quot;;SUM([.M13];[.O13];['漁業生產量值-漁業種類別魚類別生產量值2'.C13]))" table:style-name="ce98">
            <text:p>-</text:p>
          </table:table-cell>
          <table:table-cell office:value-type="string" office:string-value="-" table:formula="of:=  IF(SUM([.N13];[.P13];['漁業生產量值-漁業種類別魚類別生產量值2'.D13])=0;&quot;-&quot;;SUM([.N13];[.P13];['漁業生產量值-漁業種類別魚類別生產量值2'.D13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14];[.O14];['漁業生產量值-漁業種類別魚類別生產量值2'.C14])=0;&quot;-&quot;;SUM([.M14];[.O14];['漁業生產量值-漁業種類別魚類別生產量值2'.C14]))" table:style-name="ce98">
            <text:p>-</text:p>
          </table:table-cell>
          <table:table-cell office:value-type="string" office:string-value="-" table:formula="of:=  IF(SUM([.N14];[.P14];['漁業生產量值-漁業種類別魚類別生產量值2'.D14])=0;&quot;-&quot;;SUM([.N14];[.P14];['漁業生產量值-漁業種類別魚類別生產量值2'.D14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15];[.O15];['漁業生產量值-漁業種類別魚類別生產量值2'.C15])=0;&quot;-&quot;;SUM([.M15];[.O15];['漁業生產量值-漁業種類別魚類別生產量值2'.C15]))" table:style-name="ce98">
            <text:p>-</text:p>
          </table:table-cell>
          <table:table-cell office:value-type="string" office:string-value="-" table:formula="of:=  IF(SUM([.N15];[.P15];['漁業生產量值-漁業種類別魚類別生產量值2'.D15])=0;&quot;-&quot;;SUM([.N15];[.P15];['漁業生產量值-漁業種類別魚類別生產量值2'.D15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16];[.O16];['漁業生產量值-漁業種類別魚類別生產量值2'.C16])=0;&quot;-&quot;;SUM([.M16];[.O16];['漁業生產量值-漁業種類別魚類別生產量值2'.C16]))" table:style-name="ce98">
            <text:p>-</text:p>
          </table:table-cell>
          <table:table-cell office:value-type="string" office:string-value="-" table:formula="of:=  IF(SUM([.N16];[.P16];['漁業生產量值-漁業種類別魚類別生產量值2'.D16])=0;&quot;-&quot;;SUM([.N16];[.P16];['漁業生產量值-漁業種類別魚類別生產量值2'.D16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17];[.O17];['漁業生產量值-漁業種類別魚類別生產量值2'.C17])=0;&quot;-&quot;;SUM([.M17];[.O17];['漁業生產量值-漁業種類別魚類別生產量值2'.C17]))" table:style-name="ce98">
            <text:p>-</text:p>
          </table:table-cell>
          <table:table-cell office:value-type="string" office:string-value="-" table:formula="of:=  IF(SUM([.N17];[.P17];['漁業生產量值-漁業種類別魚類別生產量值2'.D17])=0;&quot;-&quot;;SUM([.N17];[.P17];['漁業生產量值-漁業種類別魚類別生產量值2'.D17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M18];[.O18];['漁業生產量值-漁業種類別魚類別生產量值2'.C18])=0;&quot;-&quot;;SUM([.M18];[.O18];['漁業生產量值-漁業種類別魚類別生產量值2'.C18]))" table:style-name="ce105">
            <text:p>-</text:p>
          </table:table-cell>
          <table:table-cell office:value-type="string" office:string-value="-" table:formula="of:=  IF(SUM([.N18];[.P18];['漁業生產量值-漁業種類別魚類別生產量值2'.D18])=0;&quot;-&quot;;SUM([.N18];[.P18];['漁業生產量值-漁業種類別魚類別生產量值2'.D18]))" table:style-name="ce105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string" office:string-value="-" table:formula="of:=  IF(SUM([.C20:.C35])=0;&quot;-&quot;;SUM([.C20:.C35]))" table:style-name="ce44">
            <text:p>-</text:p>
          </table:table-cell>
          <table:table-cell office:value-type="string" office:string-value="-" table:formula="of:=  IF(SUM([.D20:.D35])=0;&quot;-&quot;;SUM([.D20:.D35]))" table:style-name="ce44">
            <text:p>-</text:p>
          </table:table-cell>
          <table:table-cell office:value-type="string" office:string-value="-" table:formula="of:=  IF(SUM([.E20:.E35])=0;&quot;-&quot;;SUM([.E20:.E35]))" table:style-name="ce44">
            <text:p>-</text:p>
          </table:table-cell>
          <table:table-cell office:value-type="string" office:string-value="-" table:formula="of:=  IF(SUM([.F20:.F35])=0;&quot;-&quot;;SUM([.F20:.F35]))" table:style-name="ce44">
            <text:p>-</text:p>
          </table:table-cell>
          <table:table-cell office:value-type="string" office:string-value="-" table:formula="of:=  IF(SUM([.G20:.G35])=0;&quot;-&quot;;SUM([.G20:.G35]))" table:style-name="ce44">
            <text:p>-</text:p>
          </table:table-cell>
          <table:table-cell office:value-type="string" office:string-value="-" table:formula="of:=  IF(SUM([.H20:.H35])=0;&quot;-&quot;;SUM([.H20:.H35]))" table:style-name="ce44">
            <text:p>-</text:p>
          </table:table-cell>
          <table:table-cell office:value-type="string" office:string-value="-" table:formula="of:=  IF(SUM([.I20:.I35])=0;&quot;-&quot;;SUM([.I20:.I35]))" table:style-name="ce44">
            <text:p>-</text:p>
          </table:table-cell>
          <table:table-cell office:value-type="string" office:string-value="-" table:formula="of:=  IF(SUM([.J20:.J35])=0;&quot;-&quot;;SUM([.J20:.J35]))" table:style-name="ce52">
            <text:p>-</text:p>
          </table:table-cell>
          <table:table-cell office:value-type="float" office:value="27.325549999999996" table:formula="of:=  IF(SUM([.M19];[.O19];['漁業生產量值-漁業種類別魚類別生產量值2'.C19])=0;&quot;-&quot;;SUM([.M19];[.O19];['漁業生產量值-漁業種類別魚類別生產量值2'.C19]))" table:style-name="ce98">
            <text:p>27<text:s/></text:p>
          </table:table-cell>
          <table:table-cell office:value-type="float" office:value="3149.8608399999994" table:formula="of:=  IF(SUM([.N19];[.P19];['漁業生產量值-漁業種類別魚類別生產量值2'.D19])=0;&quot;-&quot;;SUM([.N19];[.P19];['漁業生產量值-漁業種類別魚類別生產量值2'.D19]))" table:style-name="ce98">
            <text:p>3,150<text:s/></text:p>
          </table:table-cell>
          <table:table-cell office:value-type="string" office:string-value="-" table:formula="of:=  IF(SUM([.M20:.M35])=0;&quot;-&quot;;SUM([.M20:.M35]))" table:style-name="ce99">
            <text:p>-</text:p>
          </table:table-cell>
          <table:table-cell office:value-type="string" office:string-value="-" table:formula="of:=  IF(SUM([.N20:.N35])=0;&quot;-&quot;;SUM([.N20:.N35]))" table:style-name="ce99">
            <text:p>-</text:p>
          </table:table-cell>
          <table:table-cell office:value-type="float" office:value="8.9700000000000002E-2" table:formula="of:=  IF(SUM([.O20:.O35])=0;&quot;-&quot;;SUM([.O20:.O35]))" table:style-name="ce99">
            <text:p>0<text:s/></text:p>
          </table:table-cell>
          <table:table-cell office:value-type="float" office:value="20.361899999999999" table:formula="of:=  IF(SUM([.P20:.P35])=0;&quot;-&quot;;SUM([.P20:.P35]))" table:style-name="ce99">
            <text:p>20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of:=  IF(SUM([.M20];[.O20];['漁業生產量值-漁業種類別魚類別生產量值2'.C20])=0;&quot;-&quot;;SUM([.M20];[.O20];['漁業生產量值-漁業種類別魚類別生產量值2'.C20]))" table:style-name="ce98">
            <text:p>-</text:p>
          </table:table-cell>
          <table:table-cell office:value-type="string" office:string-value="-" table:formula="of:=  IF(SUM([.N20];[.P20];['漁業生產量值-漁業種類別魚類別生產量值2'.D20])=0;&quot;-&quot;;SUM([.N20];[.P20];['漁業生產量值-漁業種類別魚類別生產量值2'.D20]))" table:style-name="ce98">
            <text:p>-</text:p>
          </table:table-cell>
          <table:table-cell office:value-type="string" table:style-name="ce102">
            <text:p>-</text:p>
          </table:table-cell>
          <table:table-cell office:value-type="string" table:style-name="ce102">
            <text:p>-</text:p>
          </table:table-cell>
          <table:table-cell office:value-type="string" table:style-name="ce102">
            <text:p>-</text:p>
          </table:table-cell>
          <table:table-cell office:value-type="string" table:style-name="ce10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21];[.O21];['漁業生產量值-漁業種類別魚類別生產量值2'.C21])=0;&quot;-&quot;;SUM([.M21];[.O21];['漁業生產量值-漁業種類別魚類別生產量值2'.C21]))" table:style-name="ce98">
            <text:p>-</text:p>
          </table:table-cell>
          <table:table-cell office:value-type="string" office:string-value="-" table:formula="of:=  IF(SUM([.N21];[.P21];['漁業生產量值-漁業種類別魚類別生產量值2'.D21])=0;&quot;-&quot;;SUM([.N21];[.P21];['漁業生產量值-漁業種類別魚類別生產量值2'.D21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22];[.O22];['漁業生產量值-漁業種類別魚類別生產量值2'.C22])=0;&quot;-&quot;;SUM([.M22];[.O22];['漁業生產量值-漁業種類別魚類別生產量值2'.C22]))" table:style-name="ce98">
            <text:p>-</text:p>
          </table:table-cell>
          <table:table-cell office:value-type="string" office:string-value="-" table:formula="of:=  IF(SUM([.N22];[.P22];['漁業生產量值-漁業種類別魚類別生產量值2'.D22])=0;&quot;-&quot;;SUM([.N22];[.P22];['漁業生產量值-漁業種類別魚類別生產量值2'.D22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0.76774999999999993" table:formula="of:=  IF(SUM([.M23];[.O23];['漁業生產量值-漁業種類別魚類別生產量值2'.C23])=0;&quot;-&quot;;SUM([.M23];[.O23];['漁業生產量值-漁業種類別魚類別生產量值2'.C23]))" table:style-name="ce98">
            <text:p>1<text:s/></text:p>
          </table:table-cell>
          <table:table-cell office:value-type="float" office:value="148.48181" table:formula="of:=  IF(SUM([.N23];[.P23];['漁業生產量值-漁業種類別魚類別生產量值2'.D23])=0;&quot;-&quot;;SUM([.N23];[.P23];['漁業生產量值-漁業種類別魚類別生產量值2'.D23]))" table:style-name="ce98">
            <text:p>148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4.4850000000000001E-2" table:style-name="ce100">
            <text:p>0<text:s/></text:p>
          </table:table-cell>
          <table:table-cell office:value-type="float" office:value="10.180949999999999" table:style-name="ce100">
            <text:p>10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26.155269999999998" table:formula="of:=  IF(SUM([.M24];[.O24];['漁業生產量值-漁業種類別魚類別生產量值2'.C24])=0;&quot;-&quot;;SUM([.M24];[.O24];['漁業生產量值-漁業種類別魚類別生產量值2'.C24]))" table:style-name="ce98">
            <text:p>26<text:s/></text:p>
          </table:table-cell>
          <table:table-cell office:value-type="float" office:value="2894.2756999999997" table:formula="of:=  IF(SUM([.N24];[.P24];['漁業生產量值-漁業種類別魚類別生產量值2'.D24])=0;&quot;-&quot;;SUM([.N24];[.P24];['漁業生產量值-漁業種類別魚類別生產量值2'.D24]))" table:style-name="ce98">
            <text:p>2,894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4.4850000000000001E-2" table:style-name="ce100">
            <text:p>0<text:s/></text:p>
          </table:table-cell>
          <table:table-cell office:value-type="float" office:value="10.180949999999999" table:style-name="ce100">
            <text:p>10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25];[.O25];['漁業生產量值-漁業種類別魚類別生產量值2'.C25])=0;&quot;-&quot;;SUM([.M25];[.O25];['漁業生產量值-漁業種類別魚類別生產量值2'.C25]))" table:style-name="ce98">
            <text:p>-</text:p>
          </table:table-cell>
          <table:table-cell office:value-type="string" office:string-value="-" table:formula="of:=  IF(SUM([.N25];[.P25];['漁業生產量值-漁業種類別魚類別生產量值2'.D25])=0;&quot;-&quot;;SUM([.N25];[.P25];['漁業生產量值-漁業種類別魚類別生產量值2'.D25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26];[.O26];['漁業生產量值-漁業種類別魚類別生產量值2'.C26])=0;&quot;-&quot;;SUM([.M26];[.O26];['漁業生產量值-漁業種類別魚類別生產量值2'.C26]))" table:style-name="ce98">
            <text:p>-</text:p>
          </table:table-cell>
          <table:table-cell office:value-type="string" office:string-value="-" table:formula="of:=  IF(SUM([.N26];[.P26];['漁業生產量值-漁業種類別魚類別生產量值2'.D26])=0;&quot;-&quot;;SUM([.N26];[.P26];['漁業生產量值-漁業種類別魚類別生產量值2'.D26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27];[.O27];['漁業生產量值-漁業種類別魚類別生產量值2'.C27])=0;&quot;-&quot;;SUM([.M27];[.O27];['漁業生產量值-漁業種類別魚類別生產量值2'.C27]))" table:style-name="ce98">
            <text:p>-</text:p>
          </table:table-cell>
          <table:table-cell office:value-type="string" office:string-value="-" table:formula="of:=  IF(SUM([.N27];[.P27];['漁業生產量值-漁業種類別魚類別生產量值2'.D27])=0;&quot;-&quot;;SUM([.N27];[.P27];['漁業生產量值-漁業種類別魚類別生產量值2'.D27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28];[.O28];['漁業生產量值-漁業種類別魚類別生產量值2'.C28])=0;&quot;-&quot;;SUM([.M28];[.O28];['漁業生產量值-漁業種類別魚類別生產量值2'.C28]))" table:style-name="ce98">
            <text:p>-</text:p>
          </table:table-cell>
          <table:table-cell office:value-type="string" office:string-value="-" table:formula="of:=  IF(SUM([.N28];[.P28];['漁業生產量值-漁業種類別魚類別生產量值2'.D28])=0;&quot;-&quot;;SUM([.N28];[.P28];['漁業生產量值-漁業種類別魚類別生產量值2'.D28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29];[.O29];['漁業生產量值-漁業種類別魚類別生產量值2'.C29])=0;&quot;-&quot;;SUM([.M29];[.O29];['漁業生產量值-漁業種類別魚類別生產量值2'.C29]))" table:style-name="ce98">
            <text:p>-</text:p>
          </table:table-cell>
          <table:table-cell office:value-type="string" office:string-value="-" table:formula="of:=  IF(SUM([.N29];[.P29];['漁業生產量值-漁業種類別魚類別生產量值2'.D29])=0;&quot;-&quot;;SUM([.N29];[.P29];['漁業生產量值-漁業種類別魚類別生產量值2'.D29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0.40253" table:formula="of:=  IF(SUM([.M30];[.O30];['漁業生產量值-漁業種類別魚類別生產量值2'.C30])=0;&quot;-&quot;;SUM([.M30];[.O30];['漁業生產量值-漁業種類別魚類別生產量值2'.C30]))" table:style-name="ce98">
            <text:p>0<text:s/></text:p>
          </table:table-cell>
          <table:table-cell office:value-type="float" office:value="107.10333" table:formula="of:=  IF(SUM([.N30];[.P30];['漁業生產量值-漁業種類別魚類別生產量值2'.D30])=0;&quot;-&quot;;SUM([.N30];[.P30];['漁業生產量值-漁業種類別魚類別生產量值2'.D30]))" table:style-name="ce98">
            <text:p>107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31];[.O31];['漁業生產量值-漁業種類別魚類別生產量值2'.C31])=0;&quot;-&quot;;SUM([.M31];[.O31];['漁業生產量值-漁業種類別魚類別生產量值2'.C31]))" table:style-name="ce98">
            <text:p>-</text:p>
          </table:table-cell>
          <table:table-cell office:value-type="string" office:string-value="-" table:formula="of:=  IF(SUM([.N31];[.P31];['漁業生產量值-漁業種類別魚類別生產量值2'.D31])=0;&quot;-&quot;;SUM([.N31];[.P31];['漁業生產量值-漁業種類別魚類別生產量值2'.D31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32];[.O32];['漁業生產量值-漁業種類別魚類別生產量值2'.C32])=0;&quot;-&quot;;SUM([.M32];[.O32];['漁業生產量值-漁業種類別魚類別生產量值2'.C32]))" table:style-name="ce98">
            <text:p>-</text:p>
          </table:table-cell>
          <table:table-cell office:value-type="string" office:string-value="-" table:formula="of:=  IF(SUM([.N32];[.P32];['漁業生產量值-漁業種類別魚類別生產量值2'.D32])=0;&quot;-&quot;;SUM([.N32];[.P32];['漁業生產量值-漁業種類別魚類別生產量值2'.D32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33];[.O33];['漁業生產量值-漁業種類別魚類別生產量值2'.C33])=0;&quot;-&quot;;SUM([.M33];[.O33];['漁業生產量值-漁業種類別魚類別生產量值2'.C33]))" table:style-name="ce98">
            <text:p>-</text:p>
          </table:table-cell>
          <table:table-cell office:value-type="string" office:string-value="-" table:formula="of:=  IF(SUM([.N33];[.P33];['漁業生產量值-漁業種類別魚類別生產量值2'.D33])=0;&quot;-&quot;;SUM([.N33];[.P33];['漁業生產量值-漁業種類別魚類別生產量值2'.D33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34];[.O34];['漁業生產量值-漁業種類別魚類別生產量值2'.C34])=0;&quot;-&quot;;SUM([.M34];[.O34];['漁業生產量值-漁業種類別魚類別生產量值2'.C34]))" table:style-name="ce98">
            <text:p>-</text:p>
          </table:table-cell>
          <table:table-cell office:value-type="string" office:string-value="-" table:formula="of:=  IF(SUM([.N34];[.P34];['漁業生產量值-漁業種類別魚類別生產量值2'.D34])=0;&quot;-&quot;;SUM([.N34];[.P34];['漁業生產量值-漁業種類別魚類別生產量值2'.D34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M35];[.O35];['漁業生產量值-漁業種類別魚類別生產量值2'.C35])=0;&quot;-&quot;;SUM([.M35];[.O35];['漁業生產量值-漁業種類別魚類別生產量值2'.C35]))" table:style-name="ce98">
            <text:p>-</text:p>
          </table:table-cell>
          <table:table-cell office:value-type="string" office:string-value="-" table:formula="of:=  IF(SUM([.N35];[.P35];['漁業生產量值-漁業種類別魚類別生產量值2'.D35])=0;&quot;-&quot;;SUM([.N35];[.P35];['漁業生產量值-漁業種類別魚類別生產量值2'.D35]))" table:style-name="ce98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6.8550000000000004" table:formula="of:=  IF(SUM([.C37:.C53])=0;&quot;-&quot;;SUM([.C37:.C53]))" table:style-name="ce44">
            <text:p>7<text:s/></text:p>
          </table:table-cell>
          <table:table-cell office:value-type="float" office:value="1096.8" table:formula="of:=  IF(SUM([.D37:.D53])=0;&quot;-&quot;;SUM([.D37:.D53]))" table:style-name="ce44">
            <text:p>1,097<text:s/></text:p>
          </table:table-cell>
          <table:table-cell office:value-type="string" office:string-value="-" table:formula="of:=  IF(SUM([.E37:.E53])=0;&quot;-&quot;;SUM([.E37:.E53]))" table:style-name="ce44">
            <text:p>-</text:p>
          </table:table-cell>
          <table:table-cell office:value-type="string" office:string-value="-" table:formula="of:=  IF(SUM([.F37:.F53])=0;&quot;-&quot;;SUM([.F37:.F53]))" table:style-name="ce44">
            <text:p>-</text:p>
          </table:table-cell>
          <table:table-cell office:value-type="string" office:string-value="-" table:formula="of:=  IF(SUM([.G37:.G53])=0;&quot;-&quot;;SUM([.G37:.G53]))" table:style-name="ce44">
            <text:p>-</text:p>
          </table:table-cell>
          <table:table-cell office:value-type="string" office:string-value="-" table:formula="of:=  IF(SUM([.H37:.H53])=0;&quot;-&quot;;SUM([.H37:.H53]))" table:style-name="ce44">
            <text:p>-</text:p>
          </table:table-cell>
          <table:table-cell office:value-type="string" office:string-value="-" table:formula="of:=  IF(SUM([.I37:.I53])=0;&quot;-&quot;;SUM([.I37:.I53]))" table:style-name="ce44">
            <text:p>-</text:p>
          </table:table-cell>
          <table:table-cell office:value-type="string" office:string-value="-" table:formula="of:=  IF(SUM([.J37:.J53])=0;&quot;-&quot;;SUM([.J37:.J53]))" table:style-name="ce52">
            <text:p>-</text:p>
          </table:table-cell>
          <table:table-cell office:value-type="float" office:value="49.023400000000002" table:formula="of:=  IF(SUM([.M36];[.O36];['漁業生產量值-漁業種類別魚類別生產量值2'.C36])=0;&quot;-&quot;;SUM([.M36];[.O36];['漁業生產量值-漁業種類別魚類別生產量值2'.C36]))" table:style-name="ce104">
            <text:p>49<text:s/></text:p>
          </table:table-cell>
          <table:table-cell office:value-type="float" office:value="9562.9346500000011" table:formula="of:=  IF(SUM([.N36];[.P36];['漁業生產量值-漁業種類別魚類別生產量值2'.D36])=0;&quot;-&quot;;SUM([.N36];[.P36];['漁業生產量值-漁業種類別魚類別生產量值2'.D36]))" table:style-name="ce104">
            <text:p>9,563<text:s/></text:p>
          </table:table-cell>
          <table:table-cell office:value-type="string" office:string-value="-" table:formula="of:=  IF(SUM([.M37:.M53])=0;&quot;-&quot;;SUM([.M37:.M53]))" table:style-name="ce99">
            <text:p>-</text:p>
          </table:table-cell>
          <table:table-cell office:value-type="string" office:string-value="-" table:formula="of:=  IF(SUM([.N37:.N53])=0;&quot;-&quot;;SUM([.N37:.N53]))" table:style-name="ce99">
            <text:p>-</text:p>
          </table:table-cell>
          <table:table-cell office:value-type="float" office:value="1.1160000000000001" table:formula="of:=  IF(SUM([.O37:.O53])=0;&quot;-&quot;;SUM([.O37:.O53]))" table:style-name="ce99">
            <text:p>1<text:s/></text:p>
          </table:table-cell>
          <table:table-cell office:value-type="float" office:value="196.334" table:formula="of:=  IF(SUM([.P37:.P53])=0;&quot;-&quot;;SUM([.P37:.P53]))" table:style-name="ce99">
            <text:p>19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0.35189999999999999" table:formula="of:=  IF(SUM([.M37];[.O37];['漁業生產量值-漁業種類別魚類別生產量值2'.C37])=0;&quot;-&quot;;SUM([.M37];[.O37];['漁業生產量值-漁業種類別魚類別生產量值2'.C37]))" table:style-name="ce98">
            <text:p>0<text:s/></text:p>
          </table:table-cell>
          <table:table-cell office:value-type="float" office:value="154.92740000000001" table:formula="of:=  IF(SUM([.N37];[.P37];['漁業生產量值-漁業種類別魚類別生產量值2'.D37])=0;&quot;-&quot;;SUM([.N37];[.P37];['漁業生產量值-漁業種類別魚類別生產量值2'.D37]))" table:style-name="ce98">
            <text:p>155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38];[.O38];['漁業生產量值-漁業種類別魚類別生產量值2'.C38])=0;&quot;-&quot;;SUM([.M38];[.O38];['漁業生產量值-漁業種類別魚類別生產量值2'.C38]))" table:style-name="ce98">
            <text:p>-</text:p>
          </table:table-cell>
          <table:table-cell office:value-type="string" office:string-value="-" table:formula="of:=  IF(SUM([.N38];[.P38];['漁業生產量值-漁業種類別魚類別生產量值2'.D38])=0;&quot;-&quot;;SUM([.N38];[.P38];['漁業生產量值-漁業種類別魚類別生產量值2'.D38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39];[.O39];['漁業生產量值-漁業種類別魚類別生產量值2'.C39])=0;&quot;-&quot;;SUM([.M39];[.O39];['漁業生產量值-漁業種類別魚類別生產量值2'.C39]))" table:style-name="ce98">
            <text:p>-</text:p>
          </table:table-cell>
          <table:table-cell office:value-type="string" office:string-value="-" table:formula="of:=  IF(SUM([.N39];[.P39];['漁業生產量值-漁業種類別魚類別生產量值2'.D39])=0;&quot;-&quot;;SUM([.N39];[.P39];['漁業生產量值-漁業種類別魚類別生產量值2'.D39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6.8550000000000004" table:style-name="ce47">
            <text:p>7<text:s/></text:p>
          </table:table-cell>
          <table:table-cell office:value-type="float" office:value="1096.8" table:style-name="ce47">
            <text:p>1,09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44.6265" table:formula="of:=  IF(SUM([.M40];[.O40];['漁業生產量值-漁業種類別魚類別生產量值2'.C40])=0;&quot;-&quot;;SUM([.M40];[.O40];['漁業生產量值-漁業種類別魚類別生產量值2'.C40]))" table:style-name="ce98">
            <text:p>45<text:s/></text:p>
          </table:table-cell>
          <table:table-cell office:value-type="float" office:value="8760.7122500000005" table:formula="of:=  IF(SUM([.N40];[.P40];['漁業生產量值-漁業種類別魚類別生產量值2'.D40])=0;&quot;-&quot;;SUM([.N40];[.P40];['漁業生產量值-漁業種類別魚類別生產量值2'.D40]))" table:style-name="ce98">
            <text:p>8,761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1.1160000000000001" table:style-name="ce100">
            <text:p>1<text:s/></text:p>
          </table:table-cell>
          <table:table-cell office:value-type="float" office:value="196.334" table:style-name="ce100">
            <text:p>19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41];[.O41];['漁業生產量值-漁業種類別魚類別生產量值2'.C41])=0;&quot;-&quot;;SUM([.M41];[.O41];['漁業生產量值-漁業種類別魚類別生產量值2'.C41]))" table:style-name="ce98">
            <text:p>-</text:p>
          </table:table-cell>
          <table:table-cell office:value-type="string" office:string-value="-" table:formula="of:=  IF(SUM([.N41];[.P41];['漁業生產量值-漁業種類別魚類別生產量值2'.D41])=0;&quot;-&quot;;SUM([.N41];[.P41];['漁業生產量值-漁業種類別魚類別生產量值2'.D41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42];[.O42];['漁業生產量值-漁業種類別魚類別生產量值2'.C42])=0;&quot;-&quot;;SUM([.M42];[.O42];['漁業生產量值-漁業種類別魚類別生產量值2'.C42]))" table:style-name="ce98">
            <text:p>-</text:p>
          </table:table-cell>
          <table:table-cell office:value-type="string" office:string-value="-" table:formula="of:=  IF(SUM([.N42];[.P42];['漁業生產量值-漁業種類別魚類別生產量值2'.D42])=0;&quot;-&quot;;SUM([.N42];[.P42];['漁業生產量值-漁業種類別魚類別生產量值2'.D42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43];[.O43];['漁業生產量值-漁業種類別魚類別生產量值2'.C43])=0;&quot;-&quot;;SUM([.M43];[.O43];['漁業生產量值-漁業種類別魚類別生產量值2'.C43]))" table:style-name="ce98">
            <text:p>-</text:p>
          </table:table-cell>
          <table:table-cell office:value-type="string" office:string-value="-" table:formula="of:=  IF(SUM([.N43];[.P43];['漁業生產量值-漁業種類別魚類別生產量值2'.D43])=0;&quot;-&quot;;SUM([.N43];[.P43];['漁業生產量值-漁業種類別魚類別生產量值2'.D43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44];[.O44];['漁業生產量值-漁業種類別魚類別生產量值2'.C44])=0;&quot;-&quot;;SUM([.M44];[.O44];['漁業生產量值-漁業種類別魚類別生產量值2'.C44]))" table:style-name="ce98">
            <text:p>-</text:p>
          </table:table-cell>
          <table:table-cell office:value-type="string" office:string-value="-" table:formula="of:=  IF(SUM([.N44];[.P44];['漁業生產量值-漁業種類別魚類別生產量值2'.D44])=0;&quot;-&quot;;SUM([.N44];[.P44];['漁業生產量值-漁業種類別魚類別生產量值2'.D44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45];[.O45];['漁業生產量值-漁業種類別魚類別生產量值2'.C45])=0;&quot;-&quot;;SUM([.M45];[.O45];['漁業生產量值-漁業種類別魚類別生產量值2'.C45]))" table:style-name="ce98">
            <text:p>-</text:p>
          </table:table-cell>
          <table:table-cell office:value-type="string" office:string-value="-" table:formula="of:=  IF(SUM([.N45];[.P45];['漁業生產量值-漁業種類別魚類別生產量值2'.D45])=0;&quot;-&quot;;SUM([.N45];[.P45];['漁業生產量值-漁業種類別魚類別生產量值2'.D45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46];[.O46];['漁業生產量值-漁業種類別魚類別生產量值2'.C46])=0;&quot;-&quot;;SUM([.M46];[.O46];['漁業生產量值-漁業種類別魚類別生產量值2'.C46]))" table:style-name="ce98">
            <text:p>-</text:p>
          </table:table-cell>
          <table:table-cell office:value-type="string" office:string-value="-" table:formula="of:=  IF(SUM([.N46];[.P46];['漁業生產量值-漁業種類別魚類別生產量值2'.D46])=0;&quot;-&quot;;SUM([.N46];[.P46];['漁業生產量值-漁業種類別魚類別生產量值2'.D46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4.0449999999999999" table:formula="of:=  IF(SUM([.M47];[.O47];['漁業生產量值-漁業種類別魚類別生產量值2'.C47])=0;&quot;-&quot;;SUM([.M47];[.O47];['漁業生產量值-漁業種類別魚類別生產量值2'.C47]))" table:style-name="ce98">
            <text:p>4<text:s/></text:p>
          </table:table-cell>
          <table:table-cell office:value-type="float" office:value="647.29500000000007" table:formula="of:=  IF(SUM([.N47];[.P47];['漁業生產量值-漁業種類別魚類別生產量值2'.D47])=0;&quot;-&quot;;SUM([.N47];[.P47];['漁業生產量值-漁業種類別魚類別生產量值2'.D47]))" table:style-name="ce98">
            <text:p>647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48];[.O48];['漁業生產量值-漁業種類別魚類別生產量值2'.C48])=0;&quot;-&quot;;SUM([.M48];[.O48];['漁業生產量值-漁業種類別魚類別生產量值2'.C48]))" table:style-name="ce98">
            <text:p>-</text:p>
          </table:table-cell>
          <table:table-cell office:value-type="string" office:string-value="-" table:formula="of:=  IF(SUM([.N48];[.P48];['漁業生產量值-漁業種類別魚類別生產量值2'.D48])=0;&quot;-&quot;;SUM([.N48];[.P48];['漁業生產量值-漁業種類別魚類別生產量值2'.D48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49];[.O49];['漁業生產量值-漁業種類別魚類別生產量值2'.C49])=0;&quot;-&quot;;SUM([.M49];[.O49];['漁業生產量值-漁業種類別魚類別生產量值2'.C49]))" table:style-name="ce98">
            <text:p>-</text:p>
          </table:table-cell>
          <table:table-cell office:value-type="string" office:string-value="-" table:formula="of:=  IF(SUM([.N49];[.P49];['漁業生產量值-漁業種類別魚類別生產量值2'.D49])=0;&quot;-&quot;;SUM([.N49];[.P49];['漁業生產量值-漁業種類別魚類別生產量值2'.D49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50];[.O50];['漁業生產量值-漁業種類別魚類別生產量值2'.C50])=0;&quot;-&quot;;SUM([.M50];[.O50];['漁業生產量值-漁業種類別魚類別生產量值2'.C50]))" table:style-name="ce98">
            <text:p>-</text:p>
          </table:table-cell>
          <table:table-cell office:value-type="string" office:string-value="-" table:formula="of:=  IF(SUM([.N50];[.P50];['漁業生產量值-漁業種類別魚類別生產量值2'.D50])=0;&quot;-&quot;;SUM([.N50];[.P50];['漁業生產量值-漁業種類別魚類別生產量值2'.D50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51];[.O51];['漁業生產量值-漁業種類別魚類別生產量值2'.C51])=0;&quot;-&quot;;SUM([.M51];[.O51];['漁業生產量值-漁業種類別魚類別生產量值2'.C51]))" table:style-name="ce98">
            <text:p>-</text:p>
          </table:table-cell>
          <table:table-cell office:value-type="string" office:string-value="-" table:formula="of:=  IF(SUM([.N51];[.P51];['漁業生產量值-漁業種類別魚類別生產量值2'.D51])=0;&quot;-&quot;;SUM([.N51];[.P51];['漁業生產量值-漁業種類別魚類別生產量值2'.D51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52];[.O52];['漁業生產量值-漁業種類別魚類別生產量值2'.C52])=0;&quot;-&quot;;SUM([.M52];[.O52];['漁業生產量值-漁業種類別魚類別生產量值2'.C52]))" table:style-name="ce98">
            <text:p>-</text:p>
          </table:table-cell>
          <table:table-cell office:value-type="string" office:string-value="-" table:formula="of:=  IF(SUM([.N52];[.P52];['漁業生產量值-漁業種類別魚類別生產量值2'.D52])=0;&quot;-&quot;;SUM([.N52];[.P52];['漁業生產量值-漁業種類別魚類別生產量值2'.D52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M53];[.O53];['漁業生產量值-漁業種類別魚類別生產量值2'.C53])=0;&quot;-&quot;;SUM([.M53];[.O53];['漁業生產量值-漁業種類別魚類別生產量值2'.C53]))" table:style-name="ce105">
            <text:p>-</text:p>
          </table:table-cell>
          <table:table-cell office:value-type="string" office:string-value="-" table:formula="of:=  IF(SUM([.N53];[.P53];['漁業生產量值-漁業種類別魚類別生產量值2'.D53])=0;&quot;-&quot;;SUM([.N53];[.P53];['漁業生產量值-漁業種類別魚類別生產量值2'.D53]))" table:style-name="ce105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float" office:value="79.64" table:formula="of:=  IF(SUM([.C55:.C57])=0;&quot;-&quot;;SUM([.C55:.C57]))" table:style-name="ce44">
            <text:p>80<text:s/></text:p>
          </table:table-cell>
          <table:table-cell office:value-type="float" office:value="5415.52" table:formula="of:=  IF(SUM([.D55:.D57])=0;&quot;-&quot;;SUM([.D55:.D57]))" table:style-name="ce44">
            <text:p>5,416<text:s/></text:p>
          </table:table-cell>
          <table:table-cell office:value-type="float" office:value="0.65600000000000003" table:formula="of:=  IF(SUM([.E55:.E57])=0;&quot;-&quot;;SUM([.E55:.E57]))" table:style-name="ce44">
            <text:p>1<text:s/></text:p>
          </table:table-cell>
          <table:table-cell office:value-type="float" office:value="72.16" table:formula="of:=  IF(SUM([.F55:.F57])=0;&quot;-&quot;;SUM([.F55:.F57]))" table:style-name="ce44">
            <text:p>72<text:s/>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44">
            <text:p>-</text:p>
          </table:table-cell>
          <table:table-cell office:value-type="string" office:string-value="-" table:formula="of:=  IF(SUM([.I55:.I57])=0;&quot;-&quot;;SUM([.I55:.I57]))" table:style-name="ce44">
            <text:p>-</text:p>
          </table:table-cell>
          <table:table-cell office:value-type="string" office:string-value="-" table:formula="of:=  IF(SUM([.J55:.J57])=0;&quot;-&quot;;SUM([.J55:.J57]))" table:style-name="ce52">
            <text:p>-</text:p>
          </table:table-cell>
          <table:table-cell office:value-type="string" office:string-value="-" table:formula="of:=  IF(SUM([.M54];[.O54];['漁業生產量值-漁業種類別魚類別生產量值2'.C54])=0;&quot;-&quot;;SUM([.M54];[.O54];['漁業生產量值-漁業種類別魚類別生產量值2'.C54]))" table:style-name="ce98">
            <text:p>-</text:p>
          </table:table-cell>
          <table:table-cell office:value-type="string" office:string-value="-" table:formula="of:=  IF(SUM([.N54];[.P54];['漁業生產量值-漁業種類別魚類別生產量值2'.D54])=0;&quot;-&quot;;SUM([.N54];[.P54];['漁業生產量值-漁業種類別魚類別生產量值2'.D54]))" table:style-name="ce98">
            <text:p>-</text:p>
          </table:table-cell>
          <table:table-cell office:value-type="string" office:string-value="-" table:formula="of:=  IF(SUM([.M55:.M57])=0;&quot;-&quot;;SUM([.M55:.M57]))" table:style-name="ce99">
            <text:p>-</text:p>
          </table:table-cell>
          <table:table-cell office:value-type="string" office:string-value="-" table:formula="of:=  IF(SUM([.N55:.N57])=0;&quot;-&quot;;SUM([.N55:.N57]))" table:style-name="ce99">
            <text:p>-</text:p>
          </table:table-cell>
          <table:table-cell office:value-type="string" office:string-value="-" table:formula="of:=  IF(SUM([.O55:.O57])=0;&quot;-&quot;;SUM([.O55:.O57]))" table:style-name="ce99">
            <text:p>-</text:p>
          </table:table-cell>
          <table:table-cell office:value-type="string" office:string-value="-" table:formula="of:=  IF(SUM([.P55:.P57])=0;&quot;-&quot;;SUM([.P55:.P57]))" table:style-name="ce9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55];[.O55];['漁業生產量值-漁業種類別魚類別生產量值2'.C55])=0;&quot;-&quot;;SUM([.M55];[.O55];['漁業生產量值-漁業種類別魚類別生產量值2'.C55]))" table:style-name="ce98">
            <text:p>-</text:p>
          </table:table-cell>
          <table:table-cell office:value-type="string" office:string-value="-" table:formula="of:=  IF(SUM([.N55];[.P55];['漁業生產量值-漁業種類別魚類別生產量值2'.D55])=0;&quot;-&quot;;SUM([.N55];[.P55];['漁業生產量值-漁業種類別魚類別生產量值2'.D55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float" office:value="79.64" table:style-name="ce47">
            <text:p>80<text:s/></text:p>
          </table:table-cell>
          <table:table-cell office:value-type="float" office:value="5415.52" table:style-name="ce47">
            <text:p>5,416<text:s/></text:p>
          </table:table-cell>
          <table:table-cell office:value-type="float" office:value="0.65600000000000003" table:style-name="ce47">
            <text:p>1<text:s/></text:p>
          </table:table-cell>
          <table:table-cell office:value-type="float" office:value="72.16" table:style-name="ce47">
            <text:p>7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56];[.O56];['漁業生產量值-漁業種類別魚類別生產量值2'.C56])=0;&quot;-&quot;;SUM([.M56];[.O56];['漁業生產量值-漁業種類別魚類別生產量值2'.C56]))" table:style-name="ce98">
            <text:p>-</text:p>
          </table:table-cell>
          <table:table-cell office:value-type="string" office:string-value="-" table:formula="of:=  IF(SUM([.N56];[.P56];['漁業生產量值-漁業種類別魚類別生產量值2'.D56])=0;&quot;-&quot;;SUM([.N56];[.P56];['漁業生產量值-漁業種類別魚類別生產量值2'.D56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M57];[.O57];['漁業生產量值-漁業種類別魚類別生產量值2'.C57])=0;&quot;-&quot;;SUM([.M57];[.O57];['漁業生產量值-漁業種類別魚類別生產量值2'.C57]))" table:style-name="ce98">
            <text:p>-</text:p>
          </table:table-cell>
          <table:table-cell office:value-type="string" office:string-value="-" table:formula="of:=  IF(SUM([.N57];[.P57];['漁業生產量值-漁業種類別魚類別生產量值2'.D57])=0;&quot;-&quot;;SUM([.N57];[.P57];['漁業生產量值-漁業種類別魚類別生產量值2'.D57]))" table:style-name="ce98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string" office:string-value="-" table:formula="of:=  IF(SUM([.C59:.C61])=0;&quot;-&quot;;SUM([.C59:.C61]))" table:style-name="ce44">
            <text:p>-</text:p>
          </table:table-cell>
          <table:table-cell office:value-type="string" office:string-value="-" table:formula="of:=  IF(SUM([.D59:.D61])=0;&quot;-&quot;;SUM([.D59:.D61]))" table:style-name="ce44">
            <text:p>-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44">
            <text:p>-</text:p>
          </table:table-cell>
          <table:table-cell office:value-type="string" office:string-value="-" table:formula="of:=  IF(SUM([.G59:.G61])=0;&quot;-&quot;;SUM([.G59:.G61]))" table:style-name="ce44">
            <text:p>-</text:p>
          </table:table-cell>
          <table:table-cell office:value-type="string" office:string-value="-" table:formula="of:=  IF(SUM([.H59:.H61])=0;&quot;-&quot;;SUM([.H59:.H61]))" table:style-name="ce44">
            <text:p>-</text:p>
          </table:table-cell>
          <table:table-cell office:value-type="string" office:string-value="-" table:formula="of:=  IF(SUM([.I59:.I61])=0;&quot;-&quot;;SUM([.I59:.I61]))" table:style-name="ce44">
            <text:p>-</text:p>
          </table:table-cell>
          <table:table-cell office:value-type="string" office:string-value="-" table:formula="of:=  IF(SUM([.J59:.J61])=0;&quot;-&quot;;SUM([.J59:.J61]))" table:style-name="ce52">
            <text:p>-</text:p>
          </table:table-cell>
          <table:table-cell office:value-type="string" office:string-value="-" table:formula="of:=  IF(SUM([.M58];[.O58];['漁業生產量值-漁業種類別魚類別生產量值2'.C58])=0;&quot;-&quot;;SUM([.M58];[.O58];['漁業生產量值-漁業種類別魚類別生產量值2'.C58]))" table:style-name="ce104">
            <text:p>-</text:p>
          </table:table-cell>
          <table:table-cell office:value-type="string" office:string-value="-" table:formula="of:=  IF(SUM([.N58];[.P58];['漁業生產量值-漁業種類別魚類別生產量值2'.D58])=0;&quot;-&quot;;SUM([.N58];[.P58];['漁業生產量值-漁業種類別魚類別生產量值2'.D58]))" table:style-name="ce104">
            <text:p>-</text:p>
          </table:table-cell>
          <table:table-cell office:value-type="string" office:string-value="-" table:formula="of:=  IF(SUM([.M59:.M61])=0;&quot;-&quot;;SUM([.M59:.M61]))" table:style-name="ce99">
            <text:p>-</text:p>
          </table:table-cell>
          <table:table-cell office:value-type="string" office:string-value="-" table:formula="of:=  IF(SUM([.N59:.N61])=0;&quot;-&quot;;SUM([.N59:.N61]))" table:style-name="ce99">
            <text:p>-</text:p>
          </table:table-cell>
          <table:table-cell office:value-type="string" office:string-value="-" table:formula="of:=  IF(SUM([.O59:.O61])=0;&quot;-&quot;;SUM([.O59:.O61]))" table:style-name="ce99">
            <text:p>-</text:p>
          </table:table-cell>
          <table:table-cell office:value-type="string" office:string-value="-" table:formula="of:=  IF(SUM([.P59:.P61])=0;&quot;-&quot;;SUM([.P59:.P61]))" table:style-name="ce9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59];[.O59];['漁業生產量值-漁業種類別魚類別生產量值2'.C59])=0;&quot;-&quot;;SUM([.M59];[.O59];['漁業生產量值-漁業種類別魚類別生產量值2'.C59]))" table:style-name="ce98">
            <text:p>-</text:p>
          </table:table-cell>
          <table:table-cell office:value-type="string" office:string-value="-" table:formula="of:=  IF(SUM([.N59];[.P59];['漁業生產量值-漁業種類別魚類別生產量值2'.D59])=0;&quot;-&quot;;SUM([.N59];[.P59];['漁業生產量值-漁業種類別魚類別生產量值2'.D59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60];[.O60];['漁業生產量值-漁業種類別魚類別生產量值2'.C60])=0;&quot;-&quot;;SUM([.M60];[.O60];['漁業生產量值-漁業種類別魚類別生產量值2'.C60]))" table:style-name="ce98">
            <text:p>-</text:p>
          </table:table-cell>
          <table:table-cell office:value-type="string" office:string-value="-" table:formula="of:=  IF(SUM([.N60];[.P60];['漁業生產量值-漁業種類別魚類別生產量值2'.D60])=0;&quot;-&quot;;SUM([.N60];[.P60];['漁業生產量值-漁業種類別魚類別生產量值2'.D60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M61];[.O61];['漁業生產量值-漁業種類別魚類別生產量值2'.C61])=0;&quot;-&quot;;SUM([.M61];[.O61];['漁業生產量值-漁業種類別魚類別生產量值2'.C61]))" table:style-name="ce105">
            <text:p>-</text:p>
          </table:table-cell>
          <table:table-cell office:value-type="string" office:string-value="-" table:formula="of:=  IF(SUM([.N61];[.P61];['漁業生產量值-漁業種類別魚類別生產量值2'.D61])=0;&quot;-&quot;;SUM([.N61];[.P61];['漁業生產量值-漁業種類別魚類別生產量值2'.D61]))" table:style-name="ce105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float" office:value="480.96699999999998" table:formula="of:=  IF(SUM([.C63];[.C64];[.C65];[.C67])=0;IF([.C66]=0;&quot;-&quot;;[.C66]);SUM([.C63];[.C64];[.C65];[.C67]))" table:style-name="ce44">
            <text:p>481<text:s/></text:p>
          </table:table-cell>
          <table:table-cell office:value-type="float" office:value="23119.515100000001" table:formula="of:=  IF(SUM([.D63:.D67])=0;&quot;-&quot;;SUM([.D63:.D67]))" table:style-name="ce44">
            <text:p>23,120<text:s/></text:p>
          </table:table-cell>
          <table:table-cell office:value-type="float" office:value="234.38800000000001" table:formula="of:=  IF(SUM([.E63];[.E64];[.E65];[.E67])=0;IF([.E66]=0;&quot;-&quot;;[.E66]);SUM([.E63];[.E64];[.E65];[.E67]))" table:style-name="ce44">
            <text:p>234<text:s/></text:p>
          </table:table-cell>
          <table:table-cell office:value-type="float" office:value="13927.495999999999" table:formula="of:=  IF(SUM([.F63:.F67])=0;&quot;-&quot;;SUM([.F63:.F67]))" table:style-name="ce44">
            <text:p>13,927<text:s/></text:p>
          </table:table-cell>
          <table:table-cell office:value-type="float" office:value="4811.8510000000006" table:formula="of:=  IF(SUM([.G63];[.G64];[.G65];[.G67])=0;IF([.G66]=0;&quot;-&quot;;[.G66]);SUM([.G63];[.G64];[.G65];[.G67]))" table:style-name="ce44">
            <text:p>4,812<text:s/></text:p>
          </table:table-cell>
          <table:table-cell office:value-type="float" office:value="3556630.1753500002" table:formula="of:=  IF(SUM([.H63:.H67])=0;&quot;-&quot;;SUM([.H63:.H67]))" table:style-name="ce44">
            <text:p>3,556,630<text:s/></text:p>
          </table:table-cell>
          <table:table-cell office:value-type="float" office:value="358.27499999999998" table:formula="of:=  IF(SUM([.I63];[.I64];[.I65];[.I67])=0;IF([.I66]=0;&quot;-&quot;;[.I66]);SUM([.I63];[.I64];[.I65];[.I67]))" table:style-name="ce44">
            <text:p>358<text:s/></text:p>
          </table:table-cell>
          <table:table-cell office:value-type="float" office:value="11914.618700000001" table:formula="of:=  IF(SUM([.J63:.J67])=0;&quot;-&quot;;SUM([.J63:.J67]))" table:style-name="ce52">
            <text:p>11,915<text:s/></text:p>
          </table:table-cell>
          <table:table-cell office:value-type="float" office:value="18741.48099" table:formula="of:=  IF(SUM([.M62];[.O62];['漁業生產量值-漁業種類別魚類別生產量值2'.C62])=0;&quot;-&quot;;SUM([.M62];[.O62];['漁業生產量值-漁業種類別魚類別生產量值2'.C62]))" table:style-name="ce98">
            <text:p>18,741<text:s/></text:p>
          </table:table-cell>
          <table:table-cell office:value-type="float" office:value="1964388.4920199998" table:formula="of:=  IF(SUM([.N62];[.P62];['漁業生產量值-漁業種類別魚類別生產量值2'.D62])=0;&quot;-&quot;;SUM([.N62];[.P62];['漁業生產量值-漁業種類別魚類別生產量值2'.D62]))" table:style-name="ce98">
            <text:p>1,964,388<text:s/></text:p>
          </table:table-cell>
          <table:table-cell office:value-type="string" office:string-value="-" table:formula="of:=  IF(SUM([.M63];[.M64];[.M65];[.M67])=0;IF([.M66]=0;&quot;-&quot;;[.M66]);SUM([.M63];[.M64];[.M65];[.M67]))" table:style-name="ce99">
            <text:p>-</text:p>
          </table:table-cell>
          <table:table-cell office:value-type="string" office:string-value="-" table:formula="of:=  IF(SUM([.N63:.N67])=0;&quot;-&quot;;SUM([.N63:.N67]))" table:style-name="ce99">
            <text:p>-</text:p>
          </table:table-cell>
          <table:table-cell office:value-type="float" office:value="7554.0979900000002" table:formula="of:=  IF(SUM([.O63];[.O64];[.O65];[.O67])=0;IF([.O66]=0;&quot;-&quot;;[.O66]);SUM([.O63];[.O64];[.O65];[.O67]))" table:style-name="ce99">
            <text:p>7,554<text:s/></text:p>
          </table:table-cell>
          <table:table-cell office:value-type="float" office:value="800654.25852000003" table:formula="of:=  IF(SUM([.P63:.P67])=0;&quot;-&quot;;SUM([.P63:.P67]))" table:style-name="ce99">
            <text:p>800,65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71.95999999999998" table:style-name="ce47">
            <text:p>272<text:s/></text:p>
          </table:table-cell>
          <table:table-cell office:value-type="float" office:value="187528.1" table:style-name="ce47">
            <text:p>187,528<text:s/>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3837.5945999999999" table:formula="of:=  IF(SUM([.M63];[.O63];['漁業生產量值-漁業種類別魚類別生產量值2'.C63])=0;&quot;-&quot;;SUM([.M63];[.O63];['漁業生產量值-漁業種類別魚類別生產量值2'.C63]))" table:style-name="ce98">
            <text:p>3,838<text:s/></text:p>
          </table:table-cell>
          <table:table-cell office:value-type="float" office:value="396180.22320999997" table:formula="of:=  IF(SUM([.N63];[.P63];['漁業生產量值-漁業種類別魚類別生產量值2'.D63])=0;&quot;-&quot;;SUM([.N63];[.P63];['漁業生產量值-漁業種類別魚類別生產量值2'.D63]))" table:style-name="ce98">
            <text:p>396,180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178.8175999999999" table:style-name="ce100">
            <text:p>2,179<text:s/></text:p>
          </table:table-cell>
          <table:table-cell office:value-type="float" office:value="234429.25120999999" table:style-name="ce100">
            <text:p>234,42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float" office:value="423.2" table:style-name="ce47">
            <text:p>423<text:s/></text:p>
          </table:table-cell>
          <table:table-cell office:value-type="float" office:value="19005.830099999999" table:style-name="ce47">
            <text:p>19,006<text:s/></text:p>
          </table:table-cell>
          <table:table-cell office:value-type="float" office:value="218.91300000000001" table:style-name="ce47">
            <text:p>219<text:s/></text:p>
          </table:table-cell>
          <table:table-cell office:value-type="float" office:value="13153.745999999999" table:style-name="ce47">
            <text:p>13,154<text:s/></text:p>
          </table:table-cell>
          <table:table-cell office:value-type="float" office:value="4535.2110000000002" table:style-name="ce47">
            <text:p>4,535<text:s/></text:p>
          </table:table-cell>
          <table:table-cell office:value-type="float" office:value="3368984.1393499998" table:style-name="ce47">
            <text:p>3,368,984<text:s/></text:p>
          </table:table-cell>
          <table:table-cell office:value-type="float" office:value="358.27499999999998" table:style-name="ce47">
            <text:p>358<text:s/></text:p>
          </table:table-cell>
          <table:table-cell office:value-type="float" office:value="11914.618700000001" table:style-name="ce53">
            <text:p>11,915<text:s/></text:p>
          </table:table-cell>
          <table:table-cell office:value-type="float" office:value="14895.366389999999" table:formula="of:=  IF(SUM([.M64];[.O64];['漁業生產量值-漁業種類別魚類別生產量值2'.C64])=0;&quot;-&quot;;SUM([.M64];[.O64];['漁業生產量值-漁業種類別魚類別生產量值2'.C64]))" table:style-name="ce98">
            <text:p>14,895<text:s/></text:p>
          </table:table-cell>
          <table:table-cell office:value-type="float" office:value="1567276.3063099999" table:formula="of:=  IF(SUM([.N64];[.P64];['漁業生產量值-漁業種類別魚類別生產量值2'.D64])=0;&quot;-&quot;;SUM([.N64];[.P64];['漁業生產量值-漁業種類別魚類別生產量值2'.D64]))" table:style-name="ce98">
            <text:p>1,567,276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5375.2803899999999" table:style-name="ce100">
            <text:p>5,375<text:s/></text:p>
          </table:table-cell>
          <table:table-cell office:value-type="float" office:value="566225.00731000002" table:style-name="ce100">
            <text:p>566,22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65];[.O65];['漁業生產量值-漁業種類別魚類別生產量值2'.C65])=0;&quot;-&quot;;SUM([.M65];[.O65];['漁業生產量值-漁業種類別魚類別生產量值2'.C65]))" table:style-name="ce98">
            <text:p>-</text:p>
          </table:table-cell>
          <table:table-cell office:value-type="string" office:string-value="-" table:formula="of:=  IF(SUM([.N65];[.P65];['漁業生產量值-漁業種類別魚類別生產量值2'.D65])=0;&quot;-&quot;;SUM([.N65];[.P65];['漁業生產量值-漁業種類別魚類別生產量值2'.D65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M66];[.O66];['漁業生產量值-漁業種類別魚類別生產量值2'.C66])=0;&quot;-&quot;;SUM([.M66];[.O66];['漁業生產量值-漁業種類別魚類別生產量值2'.C66]))" table:style-name="ce98">
            <text:p>-</text:p>
          </table:table-cell>
          <table:table-cell office:value-type="string" office:string-value="-" table:formula="of:=  IF(SUM([.N66];[.P66];['漁業生產量值-漁業種類別魚類別生產量值2'.D66])=0;&quot;-&quot;;SUM([.N66];[.P66];['漁業生產量值-漁業種類別魚類別生產量值2'.D66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float" office:value="57.767000000000003" table:style-name="ce49">
            <text:p>58<text:s/></text:p>
          </table:table-cell>
          <table:table-cell office:value-type="float" office:value="4113.6850000000004" table:style-name="ce49">
            <text:p>4,114<text:s/></text:p>
          </table:table-cell>
          <table:table-cell office:value-type="float" office:value="15.475" table:style-name="ce49">
            <text:p>15<text:s/></text:p>
          </table:table-cell>
          <table:table-cell office:value-type="float" office:value="773.75" table:style-name="ce49">
            <text:p>774<text:s/></text:p>
          </table:table-cell>
          <table:table-cell office:value-type="float" office:value="4.68" table:style-name="ce49">
            <text:p>5<text:s/></text:p>
          </table:table-cell>
          <table:table-cell office:value-type="float" office:value="117.93600000000001" table:style-name="ce49">
            <text:p>118<text:s/>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float" office:value="8.52" table:formula="of:=  IF(SUM([.M67];[.O67];['漁業生產量值-漁業種類別魚類別生產量值2'.C67])=0;&quot;-&quot;;SUM([.M67];[.O67];['漁業生產量值-漁業種類別魚類別生產量值2'.C67]))" table:style-name="ce98">
            <text:p>9<text:s/></text:p>
          </table:table-cell>
          <table:table-cell office:value-type="float" office:value="931.96249999999998" table:formula="of:=  IF(SUM([.N67];[.P67];['漁業生產量值-漁業種類別魚類別生產量值2'.D67])=0;&quot;-&quot;;SUM([.N67];[.P67];['漁業生產量值-漁業種類別魚類別生產量值2'.D67]))" table:style-name="ce98">
            <text:p>932<text:s/>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16384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52">
            <text:p><text:s text:c="20"/><text:span text:style-name="T1">魚類別</text:span></text:p>
            <text:p><text:span text:style-name="T1"><text:s text:c="20"/>Species</text:span></text:p>
            <draw:custom-shape svg:x="0in" svg:y="0in" svg:width="0.97826in" svg:height="0.70335in" draw:z-index="1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4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45">
            <text:p>鱸 <text:s text:c="3"/>魚 <text:s text:c="3"/>類<text:s text:c="2"/></text:p>
          </table:table-cell>
          <table:covered-table-cell/>
          <table:table-cell table:number-columns-spanned="2" table:number-rows-spanned="1" table:style-name="ce250"/>
          <table:covered-table-cell/>
          <table:table-cell table:number-columns-spanned="2" table:number-rows-spanned="1" table:style-name="ce244"/>
          <table:covered-table-cell/>
          <table:table-cell table:number-columns-spanned="2" table:number-rows-spanned="1" table:style-name="ce244"/>
          <table:covered-table-cell/>
          <table:table-cell table:number-columns-spanned="2" table:number-rows-spanned="1" table:style-name="ce244"/>
          <table:covered-table-cell/>
          <table:table-cell office:value-type="string" table:number-columns-spanned="4" table:number-rows-spanned="1" table:style-name="ce245">
            <text:p>鯛 <text:s text:c="2"/>科</text:p>
          </table:table-cell>
          <table:covered-table-cell table:number-columns-repeated="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49">
            <text:p>其他</text:p>
          </table:table-cell>
          <table:covered-table-cell/>
          <table:table-cell office:value-type="string" table:number-columns-spanned="2" table:number-rows-spanned="1" table:style-name="ce246">
            <text:p>觀賞魚類</text:p>
          </table:table-cell>
          <table:covered-table-cell/>
          <table:table-cell office:value-type="string" table:number-columns-spanned="2" table:number-rows-spanned="1" table:style-name="ce246">
            <text:p>麥奇鈎吻鮭</text:p>
          </table:table-cell>
          <table:covered-table-cell/>
          <table:table-cell office:value-type="string" table:number-columns-spanned="2" table:number-rows-spanned="1" table:style-name="ce251">
            <text:p>香魚</text:p>
          </table:table-cell>
          <table:covered-table-cell/>
          <table:table-cell office:value-type="string" table:number-columns-spanned="2" table:number-rows-spanned="1" table:style-name="ce251">
            <text:p>虱目魚</text:p>
          </table:table-cell>
          <table:covered-table-cell/>
          <table:table-cell office:value-type="string" table:number-columns-spanned="2" table:number-rows-spanned="1" table:style-name="ce249">
            <text:p>小計</text:p>
          </table:table-cell>
          <table:covered-table-cell/>
          <table:table-cell office:value-type="string" table:number-columns-spanned="2" table:number-rows-spanned="1" table:style-name="ce249">
            <text:p>真鯛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5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55">
            <text:p>05ZZZ</text:p>
          </table:table-cell>
          <table:covered-table-cell/>
          <table:table-cell office:value-type="string" table:number-columns-spanned="2" table:number-rows-spanned="1" table:style-name="ce236">
            <text:p>07000</text:p>
          </table:table-cell>
          <table:covered-table-cell/>
          <table:table-cell office:value-type="string" table:number-columns-spanned="2" table:number-rows-spanned="1" table:style-name="ce254">
            <text:p>08001</text:p>
          </table:table-cell>
          <table:covered-table-cell/>
          <table:table-cell office:value-type="string" table:number-columns-spanned="2" table:number-rows-spanned="1" table:style-name="ce231">
            <text:p>09001</text:p>
          </table:table-cell>
          <table:covered-table-cell/>
          <table:table-cell office:value-type="string" table:number-columns-spanned="2" table:number-rows-spanned="1" table:style-name="ce231">
            <text:p>10001</text:p>
          </table:table-cell>
          <table:covered-table-cell/>
          <table:table-cell office:value-type="string" table:number-columns-spanned="2" table:number-rows-spanned="1" table:style-name="ce242">
            <text:p>Sub Total</text:p>
          </table:table-cell>
          <table:covered-table-cell/>
          <table:table-cell office:value-type="string" table:number-columns-spanned="2" table:number-rows-spanned="1" table:style-name="ce242">
            <text:p>12001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12">
            <text:p>產量</text:p>
          </table:table-cell>
          <table:table-cell office:value-type="string" table:style-name="ce12">
            <text:p>價值</text:p>
          </table:table-cell>
          <table:table-cell office:value-type="string" table:style-name="ce96">
            <text:p>產量</text:p>
          </table:table-cell>
          <table:table-cell office:value-type="string" table:style-name="ce96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97">
            <text:p>Quantity</text:p>
          </table:table-cell>
          <table:table-cell office:value-type="string" table:style-name="ce9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1262.526249999999" table:formula="of:=  IF(SUM([.C11];[.C19];[.C36];[.C54];[.C58];[.C62])=0;&quot;-&quot;;SUM([.C11];[.C19];[.C36];[.C54];[.C58];[.C62]))" table:style-name="ce37">
            <text:p>11,263<text:s/></text:p>
          </table:table-cell>
          <table:table-cell office:value-type="float" office:value="1176230.3330899999" table:formula="of:=  IF(SUM([.D11];[.D19];[.D36];[.D54];[.D58];[.D62])=0;&quot;-&quot;;SUM([.D11];[.D19];[.D36];[.D54];[.D58];[.D62]))" table:style-name="ce37">
            <text:p>1,176,230<text:s/></text:p>
          </table:table-cell>
          <table:table-cell office:value-type="float" office:value="51064" table:formula="of:=  IF(SUM([.E11];[.E19];[.E36];[.E54];[.E58];[.E62])=0;&quot;-&quot;;SUM([.E11];[.E19];[.E36];[.E54];[.E58];[.E62]))" table:style-name="ce37">
            <text:p>51,064<text:s/></text:p>
          </table:table-cell>
          <table:table-cell office:value-type="float" office:value="994751.89997000003" table:formula="of:=  IF(SUM([.F11];[.F19];[.F36];[.F54];[.F58];[.F62])=0;&quot;-&quot;;SUM([.F11];[.F19];[.F36];[.F54];[.F58];[.F62]))" table:style-name="ce37">
            <text:p>994,752<text:s/></text:p>
          </table:table-cell>
          <table:table-cell office:value-type="float" office:value="170.16" table:formula="of:=  IF(SUM([.G11];[.G19];[.G36];[.G54];[.G58];[.G62])=0;&quot;-&quot;;SUM([.G11];[.G19];[.G36];[.G54];[.G58];[.G62]))" table:style-name="ce37">
            <text:p>170<text:s/></text:p>
          </table:table-cell>
          <table:table-cell office:value-type="float" office:value="34319.68" table:formula="of:=  IF(SUM([.H11];[.H19];[.H36];[.H54];[.H58];[.H62])=0;&quot;-&quot;;SUM([.H11];[.H19];[.H36];[.H54];[.H58];[.H62]))" table:style-name="ce37">
            <text:p>34,320<text:s/></text:p>
          </table:table-cell>
          <table:table-cell office:value-type="float" office:value="1045" table:formula="of:=  IF(SUM([.I11];[.I19];[.I36];[.I54];[.I58];[.I62])=0;&quot;-&quot;;SUM([.I11];[.I19];[.I36];[.I54];[.I58];[.I62]))" table:style-name="ce37">
            <text:p>1,045<text:s/></text:p>
          </table:table-cell>
          <table:table-cell office:value-type="float" office:value="165495.29999999999" table:formula="of:=  IF(SUM([.J11];[.J19];[.J36];[.J54];[.J58];[.J62])=0;&quot;-&quot;;SUM([.J11];[.J19];[.J36];[.J54];[.J58];[.J62]))" table:style-name="ce37">
            <text:p>165,495<text:s/></text:p>
          </table:table-cell>
          <table:table-cell office:value-type="float" office:value="44575.761750000005" table:formula="of:=  IF(SUM([.K11];[.K19];[.K36];[.K54];[.K58];[.K62])=0;&quot;-&quot;;SUM([.K11];[.K19];[.K36];[.K54];[.K58];[.K62]))" table:style-name="ce37">
            <text:p>44,576<text:s/></text:p>
          </table:table-cell>
          <table:table-cell office:value-type="float" office:value="3314754.7477699998" table:formula="of:=  IF(SUM([.L11];[.L19];[.L36];[.L54];[.L58];[.L62])=0;&quot;-&quot;;SUM([.L11];[.L19];[.L36];[.L54];[.L58];[.L62]))" table:style-name="ce37">
            <text:p>3,314,755<text:s/></text:p>
          </table:table-cell>
          <table:table-cell office:value-type="float" office:value="2352.91122" table:formula="of:=  IF(SUM([.O10];['漁業生產量值-漁業種類別魚類別生產量值3'.C10];['漁業生產量值-漁業種類別魚類別生產量值3'.E10];['漁業生產量值-漁業種類別魚類別生產量值3'.G10])=0;&quot;-&quot;;SUM([.O10];['漁業生產量值-漁業種類別魚類別生產量值3'.C10];['漁業生產量值-漁業種類別魚類別生產量值3'.E10];['漁業生產量值-漁業種類別魚類別生產量值3'.G10]))" table:style-name="ce98">
            <text:p>2,353<text:s/></text:p>
          </table:table-cell>
          <table:table-cell office:value-type="float" office:value="543921.05962000007" table:formula="of:=  IF(SUM([.P10];['漁業生產量值-漁業種類別魚類別生產量值3'.D10];['漁業生產量值-漁業種類別魚類別生產量值3'.F10];['漁業生產量值-漁業種類別魚類別生產量值3'.H10])=0;&quot;-&quot;;SUM([.P10];['漁業生產量值-漁業種類別魚類別生產量值3'.D10];['漁業生產量值-漁業種類別魚類別生產量值3'.F10];['漁業生產量值-漁業種類別魚類別生產量值3'.H10]))" table:style-name="ce98">
            <text:p>543,921<text:s/></text:p>
          </table:table-cell>
          <table:table-cell office:value-type="float" office:value="137.07550000000001" table:formula="of:=  IF(SUM([.O11];[.O19];[.O36];[.O54];[.O58];[.O62])=0;&quot;-&quot;;SUM([.O11];[.O19];[.O36];[.O54];[.O58];[.O62]))" table:style-name="ce37">
            <text:p>137<text:s/></text:p>
          </table:table-cell>
          <table:table-cell office:value-type="float" office:value="43752.178620000006" table:formula="of:=  IF(SUM([.P11];[.P19];[.P36];[.P54];[.P58];[.P62])=0;&quot;-&quot;;SUM([.P11];[.P19];[.P36];[.P54];[.P58];[.P62]))" table:style-name="ce37">
            <text:p>43,752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string" office:string-value="-" table:formula="of:=  IF(SUM([.C12:.C18])=0;&quot;-&quot;;SUM([.C12:.C18]))" table:style-name="ce44">
            <text:p>-</text:p>
          </table:table-cell>
          <table:table-cell office:value-type="string" office:string-value="-" table:formula="of:=  IF(SUM([.D12:.D18])=0;&quot;-&quot;;SUM([.D12:.D18]))" table:style-name="ce44">
            <text:p>-</text:p>
          </table:table-cell>
          <table:table-cell office:value-type="string" office:string-value="-" table:formula="of:=  IF(SUM([.E12:.E18])=0;&quot;-&quot;;SUM([.E12:.E18]))" table:style-name="ce44">
            <text:p>-</text:p>
          </table:table-cell>
          <table:table-cell office:value-type="string" office:string-value="-" table:formula="of:=  IF(SUM([.F12:.F18])=0;&quot;-&quot;;SUM([.F12:.F18]))" table:style-name="ce44">
            <text:p>-</text:p>
          </table:table-cell>
          <table:table-cell office:value-type="string" office:string-value="-" table:formula="of:=  IF(SUM([.G12:.G18])=0;&quot;-&quot;;SUM([.G12:.G18]))" table:style-name="ce44">
            <text:p>-</text:p>
          </table:table-cell>
          <table:table-cell office:value-type="string" office:string-value="-" table:formula="of:=  IF(SUM([.H12:.H18])=0;&quot;-&quot;;SUM([.H12:.H18]))" table:style-name="ce44">
            <text:p>-</text:p>
          </table:table-cell>
          <table:table-cell office:value-type="string" office:string-value="-" table:formula="of:=  IF(SUM([.I12:.I18])=0;&quot;-&quot;;SUM([.I12:.I18]))" table:style-name="ce44">
            <text:p>-</text:p>
          </table:table-cell>
          <table:table-cell office:value-type="string" office:string-value="-" table:formula="of:=  IF(SUM([.J12:.J18])=0;&quot;-&quot;;SUM([.J12:.J18]))" table:style-name="ce44">
            <text:p>-</text:p>
          </table:table-cell>
          <table:table-cell office:value-type="string" office:string-value="-" table:formula="of:=  IF(SUM([.K12:.K18])=0;&quot;-&quot;;SUM([.K12:.K18]))" table:style-name="ce44">
            <text:p>-</text:p>
          </table:table-cell>
          <table:table-cell office:value-type="string" office:string-value="-" table:formula="of:=  IF(SUM([.L12:.L18])=0;&quot;-&quot;;SUM([.L12:.L18]))" table:style-name="ce44">
            <text:p>-</text:p>
          </table:table-cell>
          <table:table-cell office:value-type="string" office:string-value="-" table:formula="of:=  IF(SUM([.O11];['漁業生產量值-漁業種類別魚類別生產量值3'.C11];['漁業生產量值-漁業種類別魚類別生產量值3'.E11];['漁業生產量值-漁業種類別魚類別生產量值3'.G11])=0;&quot;-&quot;;SUM([.O11];['漁業生產量值-漁業種類別魚類別生產量值3'.C11];['漁業生產量值-漁業種類別魚類別生產量值3'.E11];['漁業生產量值-漁業種類別魚類別生產量值3'.G11]))" table:style-name="ce106">
            <text:p>-</text:p>
          </table:table-cell>
          <table:table-cell office:value-type="string" office:string-value="-" table:formula="of:=  IF(SUM([.P11];['漁業生產量值-漁業種類別魚類別生產量值3'.D11];['漁業生產量值-漁業種類別魚類別生產量值3'.F11];['漁業生產量值-漁業種類別魚類別生產量值3'.H11])=0;&quot;-&quot;;SUM([.P11];['漁業生產量值-漁業種類別魚類別生產量值3'.D11];['漁業生產量值-漁業種類別魚類別生產量值3'.F11];['漁業生產量值-漁業種類別魚類別生產量值3'.H11]))" table:style-name="ce109">
            <text:p>-</text:p>
          </table:table-cell>
          <table:table-cell office:value-type="string" office:string-value="-" table:formula="of:=  IF(SUM([.O12:.O18])=0;&quot;-&quot;;SUM([.O12:.O18]))" table:style-name="ce44">
            <text:p>-</text:p>
          </table:table-cell>
          <table:table-cell office:value-type="string" office:string-value="-" table:formula="of:=  IF(SUM([.P12:.P18])=0;&quot;-&quot;;SUM([.P12:.P18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12];['漁業生產量值-漁業種類別魚類別生產量值3'.C12];['漁業生產量值-漁業種類別魚類別生產量值3'.E12];['漁業生產量值-漁業種類別魚類別生產量值3'.G12])=0;&quot;-&quot;;SUM([.O12];['漁業生產量值-漁業種類別魚類別生產量值3'.C12];['漁業生產量值-漁業種類別魚類別生產量值3'.E12];['漁業生產量值-漁業種類別魚類別生產量值3'.G12]))" table:style-name="ce67">
            <text:p>-</text:p>
          </table:table-cell>
          <table:table-cell office:value-type="string" office:string-value="-" table:formula="of:=  IF(SUM([.P12];['漁業生產量值-漁業種類別魚類別生產量值3'.D12];['漁業生產量值-漁業種類別魚類別生產量值3'.F12];['漁業生產量值-漁業種類別魚類別生產量值3'.H12])=0;&quot;-&quot;;SUM([.P12];['漁業生產量值-漁業種類別魚類別生產量值3'.D12];['漁業生產量值-漁業種類別魚類別生產量值3'.F12];['漁業生產量值-漁業種類別魚類別生產量值3'.H12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13];['漁業生產量值-漁業種類別魚類別生產量值3'.C13];['漁業生產量值-漁業種類別魚類別生產量值3'.E13];['漁業生產量值-漁業種類別魚類別生產量值3'.G13])=0;&quot;-&quot;;SUM([.O13];['漁業生產量值-漁業種類別魚類別生產量值3'.C13];['漁業生產量值-漁業種類別魚類別生產量值3'.E13];['漁業生產量值-漁業種類別魚類別生產量值3'.G13]))" table:style-name="ce67">
            <text:p>-</text:p>
          </table:table-cell>
          <table:table-cell office:value-type="string" office:string-value="-" table:formula="of:=  IF(SUM([.P13];['漁業生產量值-漁業種類別魚類別生產量值3'.D13];['漁業生產量值-漁業種類別魚類別生產量值3'.F13];['漁業生產量值-漁業種類別魚類別生產量值3'.H13])=0;&quot;-&quot;;SUM([.P13];['漁業生產量值-漁業種類別魚類別生產量值3'.D13];['漁業生產量值-漁業種類別魚類別生產量值3'.F13];['漁業生產量值-漁業種類別魚類別生產量值3'.H13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14];['漁業生產量值-漁業種類別魚類別生產量值3'.C14];['漁業生產量值-漁業種類別魚類別生產量值3'.E14];['漁業生產量值-漁業種類別魚類別生產量值3'.G14])=0;&quot;-&quot;;SUM([.O14];['漁業生產量值-漁業種類別魚類別生產量值3'.C14];['漁業生產量值-漁業種類別魚類別生產量值3'.E14];['漁業生產量值-漁業種類別魚類別生產量值3'.G14]))" table:style-name="ce67">
            <text:p>-</text:p>
          </table:table-cell>
          <table:table-cell office:value-type="string" office:string-value="-" table:formula="of:=  IF(SUM([.P14];['漁業生產量值-漁業種類別魚類別生產量值3'.D14];['漁業生產量值-漁業種類別魚類別生產量值3'.F14];['漁業生產量值-漁業種類別魚類別生產量值3'.H14])=0;&quot;-&quot;;SUM([.P14];['漁業生產量值-漁業種類別魚類別生產量值3'.D14];['漁業生產量值-漁業種類別魚類別生產量值3'.F14];['漁業生產量值-漁業種類別魚類別生產量值3'.H14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15];['漁業生產量值-漁業種類別魚類別生產量值3'.C15];['漁業生產量值-漁業種類別魚類別生產量值3'.E15];['漁業生產量值-漁業種類別魚類別生產量值3'.G15])=0;&quot;-&quot;;SUM([.O15];['漁業生產量值-漁業種類別魚類別生產量值3'.C15];['漁業生產量值-漁業種類別魚類別生產量值3'.E15];['漁業生產量值-漁業種類別魚類別生產量值3'.G15]))" table:style-name="ce67">
            <text:p>-</text:p>
          </table:table-cell>
          <table:table-cell office:value-type="string" office:string-value="-" table:formula="of:=  IF(SUM([.P15];['漁業生產量值-漁業種類別魚類別生產量值3'.D15];['漁業生產量值-漁業種類別魚類別生產量值3'.F15];['漁業生產量值-漁業種類別魚類別生產量值3'.H15])=0;&quot;-&quot;;SUM([.P15];['漁業生產量值-漁業種類別魚類別生產量值3'.D15];['漁業生產量值-漁業種類別魚類別生產量值3'.F15];['漁業生產量值-漁業種類別魚類別生產量值3'.H15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16];['漁業生產量值-漁業種類別魚類別生產量值3'.C16];['漁業生產量值-漁業種類別魚類別生產量值3'.E16];['漁業生產量值-漁業種類別魚類別生產量值3'.G16])=0;&quot;-&quot;;SUM([.O16];['漁業生產量值-漁業種類別魚類別生產量值3'.C16];['漁業生產量值-漁業種類別魚類別生產量值3'.E16];['漁業生產量值-漁業種類別魚類別生產量值3'.G16]))" table:style-name="ce67">
            <text:p>-</text:p>
          </table:table-cell>
          <table:table-cell office:value-type="string" office:string-value="-" table:formula="of:=  IF(SUM([.P16];['漁業生產量值-漁業種類別魚類別生產量值3'.D16];['漁業生產量值-漁業種類別魚類別生產量值3'.F16];['漁業生產量值-漁業種類別魚類別生產量值3'.H16])=0;&quot;-&quot;;SUM([.P16];['漁業生產量值-漁業種類別魚類別生產量值3'.D16];['漁業生產量值-漁業種類別魚類別生產量值3'.F16];['漁業生產量值-漁業種類別魚類別生產量值3'.H16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17];['漁業生產量值-漁業種類別魚類別生產量值3'.C17];['漁業生產量值-漁業種類別魚類別生產量值3'.E17];['漁業生產量值-漁業種類別魚類別生產量值3'.G17])=0;&quot;-&quot;;SUM([.O17];['漁業生產量值-漁業種類別魚類別生產量值3'.C17];['漁業生產量值-漁業種類別魚類別生產量值3'.E17];['漁業生產量值-漁業種類別魚類別生產量值3'.G17]))" table:style-name="ce67">
            <text:p>-</text:p>
          </table:table-cell>
          <table:table-cell office:value-type="string" office:string-value="-" table:formula="of:=  IF(SUM([.P17];['漁業生產量值-漁業種類別魚類別生產量值3'.D17];['漁業生產量值-漁業種類別魚類別生產量值3'.F17];['漁業生產量值-漁業種類別魚類別生產量值3'.H17])=0;&quot;-&quot;;SUM([.P17];['漁業生產量值-漁業種類別魚類別生產量值3'.D17];['漁業生產量值-漁業種類別魚類別生產量值3'.F17];['漁業生產量值-漁業種類別魚類別生產量值3'.H17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O18];['漁業生產量值-漁業種類別魚類別生產量值3'.C18];['漁業生產量值-漁業種類別魚類別生產量值3'.E18];['漁業生產量值-漁業種類別魚類別生產量值3'.G18])=0;&quot;-&quot;;SUM([.O18];['漁業生產量值-漁業種類別魚類別生產量值3'.C18];['漁業生產量值-漁業種類別魚類別生產量值3'.E18];['漁業生產量值-漁業種類別魚類別生產量值3'.G18]))" table:style-name="ce107">
            <text:p>-</text:p>
          </table:table-cell>
          <table:table-cell office:value-type="string" office:string-value="-" table:formula="of:=  IF(SUM([.P18];['漁業生產量值-漁業種類別魚類別生產量值3'.D18];['漁業生產量值-漁業種類別魚類別生產量值3'.F18];['漁業生產量值-漁業種類別魚類別生產量值3'.H18])=0;&quot;-&quot;;SUM([.P18];['漁業生產量值-漁業種類別魚類別生產量值3'.D18];['漁業生產量值-漁業種類別魚類別生產量值3'.F18];['漁業生產量值-漁業種類別魚類別生產量值3'.H18]))" table:style-name="ce11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float" office:value="27.235849999999996" table:formula="of:=  IF(SUM([.C20:.C35])=0;&quot;-&quot;;SUM([.C20:.C35]))" table:style-name="ce44">
            <text:p>27<text:s/></text:p>
          </table:table-cell>
          <table:table-cell office:value-type="float" office:value="3129.4989399999995" table:formula="of:=  IF(SUM([.D20:.D35])=0;&quot;-&quot;;SUM([.D20:.D35]))" table:style-name="ce44">
            <text:p>3,129<text:s/></text:p>
          </table:table-cell>
          <table:table-cell office:value-type="string" office:string-value="-" table:formula="of:=  IF(SUM([.E20:.E35])=0;&quot;-&quot;;SUM([.E20:.E35]))" table:style-name="ce44">
            <text:p>-</text:p>
          </table:table-cell>
          <table:table-cell office:value-type="string" office:string-value="-" table:formula="of:=  IF(SUM([.F20:.F35])=0;&quot;-&quot;;SUM([.F20:.F35]))" table:style-name="ce44">
            <text:p>-</text:p>
          </table:table-cell>
          <table:table-cell office:value-type="string" office:string-value="-" table:formula="of:=  IF(SUM([.G20:.G35])=0;&quot;-&quot;;SUM([.G20:.G35]))" table:style-name="ce44">
            <text:p>-</text:p>
          </table:table-cell>
          <table:table-cell office:value-type="string" office:string-value="-" table:formula="of:=  IF(SUM([.H20:.H35])=0;&quot;-&quot;;SUM([.H20:.H35]))" table:style-name="ce44">
            <text:p>-</text:p>
          </table:table-cell>
          <table:table-cell office:value-type="string" office:string-value="-" table:formula="of:=  IF(SUM([.I20:.I35])=0;&quot;-&quot;;SUM([.I20:.I35]))" table:style-name="ce44">
            <text:p>-</text:p>
          </table:table-cell>
          <table:table-cell office:value-type="string" office:string-value="-" table:formula="of:=  IF(SUM([.J20:.J35])=0;&quot;-&quot;;SUM([.J20:.J35]))" table:style-name="ce44">
            <text:p>-</text:p>
          </table:table-cell>
          <table:table-cell office:value-type="float" office:value="0.36080000000000001" table:formula="of:=  IF(SUM([.K20:.K35])=0;&quot;-&quot;;SUM([.K20:.K35]))" table:style-name="ce44">
            <text:p>0<text:s/></text:p>
          </table:table-cell>
          <table:table-cell office:value-type="float" office:value="37.884" table:formula="of:=  IF(SUM([.L20:.L35])=0;&quot;-&quot;;SUM([.L20:.L35]))" table:style-name="ce44">
            <text:p>38<text:s/></text:p>
          </table:table-cell>
          <table:table-cell office:value-type="float" office:value="1140.6423500000001" table:formula="of:=  IF(SUM([.O19];['漁業生產量值-漁業種類別魚類別生產量值3'.C19];['漁業生產量值-漁業種類別魚類別生產量值3'.E19];['漁業生產量值-漁業種類別魚類別生產量值3'.G19])=0;&quot;-&quot;;SUM([.O19];['漁業生產量值-漁業種類別魚類別生產量值3'.C19];['漁業生產量值-漁業種類別魚類別生產量值3'.E19];['漁業生產量值-漁業種類別魚類別生產量值3'.G19]))" table:style-name="ce98">
            <text:p>1,141<text:s/></text:p>
          </table:table-cell>
          <table:table-cell office:value-type="float" office:value="283516.81613000005" table:formula="of:=  IF(SUM([.P19];['漁業生產量值-漁業種類別魚類別生產量值3'.D19];['漁業生產量值-漁業種類別魚類別生產量值3'.F19];['漁業生產量值-漁業種類別魚類別生產量值3'.H19])=0;&quot;-&quot;;SUM([.P19];['漁業生產量值-漁業種類別魚類別生產量值3'.D19];['漁業生產量值-漁業種類別魚類別生產量值3'.F19];['漁業生產量值-漁業種類別魚類別生產量值3'.H19]))" table:style-name="ce98">
            <text:p>283,517<text:s/></text:p>
          </table:table-cell>
          <table:table-cell office:value-type="float" office:value="99.006100000000004" table:formula="of:=  IF(SUM([.O20:.O35])=0;&quot;-&quot;;SUM([.O20:.O35]))" table:style-name="ce44">
            <text:p>99<text:s/></text:p>
          </table:table-cell>
          <table:table-cell office:value-type="float" office:value="33322.281900000002" table:formula="of:=  IF(SUM([.P20:.P35])=0;&quot;-&quot;;SUM([.P20:.P35]))" table:style-name="ce44">
            <text:p>33,322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office:string-value="-" table:formula="of:=  IF(SUM([.O20];['漁業生產量值-漁業種類別魚類別生產量值3'.C20];['漁業生產量值-漁業種類別魚類別生產量值3'.E20];['漁業生產量值-漁業種類別魚類別生產量值3'.G20])=0;&quot;-&quot;;SUM([.O20];['漁業生產量值-漁業種類別魚類別生產量值3'.C20];['漁業生產量值-漁業種類別魚類別生產量值3'.E20];['漁業生產量值-漁業種類別魚類別生產量值3'.G20]))" table:style-name="ce98">
            <text:p>-</text:p>
          </table:table-cell>
          <table:table-cell office:value-type="string" office:string-value="-" table:formula="of:=  IF(SUM([.P20];['漁業生產量值-漁業種類別魚類別生產量值3'.D20];['漁業生產量值-漁業種類別魚類別生產量值3'.F20];['漁業生產量值-漁業種類別魚類別生產量值3'.H20])=0;&quot;-&quot;;SUM([.P20];['漁業生產量值-漁業種類別魚類別生產量值3'.D20];['漁業生產量值-漁業種類別魚類別生產量值3'.F20];['漁業生產量值-漁業種類別魚類別生產量值3'.H20]))" table:style-name="ce98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21];['漁業生產量值-漁業種類別魚類別生產量值3'.C21];['漁業生產量值-漁業種類別魚類別生產量值3'.E21];['漁業生產量值-漁業種類別魚類別生產量值3'.G21])=0;&quot;-&quot;;SUM([.O21];['漁業生產量值-漁業種類別魚類別生產量值3'.C21];['漁業生產量值-漁業種類別魚類別生產量值3'.E21];['漁業生產量值-漁業種類別魚類別生產量值3'.G21]))" table:style-name="ce98">
            <text:p>-</text:p>
          </table:table-cell>
          <table:table-cell office:value-type="string" office:string-value="-" table:formula="of:=  IF(SUM([.P21];['漁業生產量值-漁業種類別魚類別生產量值3'.D21];['漁業生產量值-漁業種類別魚類別生產量值3'.F21];['漁業生產量值-漁業種類別魚類別生產量值3'.H21])=0;&quot;-&quot;;SUM([.P21];['漁業生產量值-漁業種類別魚類別生產量值3'.D21];['漁業生產量值-漁業種類別魚類別生產量值3'.F21];['漁業生產量值-漁業種類別魚類別生產量值3'.H21]))" table:style-name="ce9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22];['漁業生產量值-漁業種類別魚類別生產量值3'.C22];['漁業生產量值-漁業種類別魚類別生產量值3'.E22];['漁業生產量值-漁業種類別魚類別生產量值3'.G22])=0;&quot;-&quot;;SUM([.O22];['漁業生產量值-漁業種類別魚類別生產量值3'.C22];['漁業生產量值-漁業種類別魚類別生產量值3'.E22];['漁業生產量值-漁業種類別魚類別生產量值3'.G22]))" table:style-name="ce98">
            <text:p>-</text:p>
          </table:table-cell>
          <table:table-cell office:value-type="string" office:string-value="-" table:formula="of:=  IF(SUM([.P22];['漁業生產量值-漁業種類別魚類別生產量值3'.D22];['漁業生產量值-漁業種類別魚類別生產量值3'.F22];['漁業生產量值-漁業種類別魚類別生產量值3'.H22])=0;&quot;-&quot;;SUM([.P22];['漁業生產量值-漁業種類別魚類別生產量值3'.D22];['漁業生產量值-漁業種類別魚類別生產量值3'.F22];['漁業生產量值-漁業種類別魚類別生產量值3'.H22]))" table:style-name="ce9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float" office:value="0.72289999999999999" table:style-name="ce47">
            <text:p>1<text:s/></text:p>
          </table:table-cell>
          <table:table-cell office:value-type="float" office:value="138.30086" table:style-name="ce47">
            <text:p>13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36080000000000001" table:style-name="ce47">
            <text:p>0<text:s/></text:p>
          </table:table-cell>
          <table:table-cell office:value-type="float" office:value="37.884" table:style-name="ce47">
            <text:p>38<text:s/></text:p>
          </table:table-cell>
          <table:table-cell office:value-type="float" office:value="211.5667" table:formula="of:=  IF(SUM([.O23];['漁業生產量值-漁業種類別魚類別生產量值3'.C23];['漁業生產量值-漁業種類別魚類別生產量值3'.E23];['漁業生產量值-漁業種類別魚類別生產量值3'.G23])=0;&quot;-&quot;;SUM([.O23];['漁業生產量值-漁業種類別魚類別生產量值3'.C23];['漁業生產量值-漁業種類別魚類別生產量值3'.E23];['漁業生產量值-漁業種類別魚類別生產量值3'.G23]))" table:style-name="ce98">
            <text:p>212<text:s/></text:p>
          </table:table-cell>
          <table:table-cell office:value-type="float" office:value="40806.358829999997" table:formula="of:=  IF(SUM([.P23];['漁業生產量值-漁業種類別魚類別生產量值3'.D23];['漁業生產量值-漁業種類別魚類別生產量值3'.F23];['漁業生產量值-漁業種類別魚類別生產量值3'.H23])=0;&quot;-&quot;;SUM([.P23];['漁業生產量值-漁業種類別魚類別生產量值3'.D23];['漁業生產量值-漁業種類別魚類別生產量值3'.F23];['漁業生產量值-漁業種類別魚類別生產量值3'.H23]))" table:style-name="ce98">
            <text:p>40,806<text:s/></text:p>
          </table:table-cell>
          <table:table-cell office:value-type="float" office:value="16.587620000000001" table:style-name="ce47">
            <text:p>17<text:s/></text:p>
          </table:table-cell>
          <table:table-cell office:value-type="float" office:value="4223.0780999999997" table:style-name="ce47">
            <text:p>4,223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float" office:value="26.110419999999998" table:style-name="ce47">
            <text:p>26<text:s/></text:p>
          </table:table-cell>
          <table:table-cell office:value-type="float" office:value="2884.0947499999997" table:style-name="ce47">
            <text:p>2,88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97.868220000000008" table:formula="of:=  IF(SUM([.O24];['漁業生產量值-漁業種類別魚類別生產量值3'.C24];['漁業生產量值-漁業種類別魚類別生產量值3'.E24];['漁業生產量值-漁業種類別魚類別生產量值3'.G24])=0;&quot;-&quot;;SUM([.O24];['漁業生產量值-漁業種類別魚類別生產量值3'.C24];['漁業生產量值-漁業種類別魚類別生產量值3'.E24];['漁業生產量值-漁業種類別魚類別生產量值3'.G24]))" table:style-name="ce98">
            <text:p>98<text:s/></text:p>
          </table:table-cell>
          <table:table-cell office:value-type="float" office:value="21610.549609999998" table:formula="of:=  IF(SUM([.P24];['漁業生產量值-漁業種類別魚類別生產量值3'.D24];['漁業生產量值-漁業種類別魚類別生產量值3'.F24];['漁業生產量值-漁業種類別魚類別生產量值3'.H24])=0;&quot;-&quot;;SUM([.P24];['漁業生產量值-漁業種類別魚類別生產量值3'.D24];['漁業生產量值-漁業種類別魚類別生產量值3'.F24];['漁業生產量值-漁業種類別魚類別生產量值3'.H24]))" table:style-name="ce98">
            <text:p>21,611<text:s/></text:p>
          </table:table-cell>
          <table:table-cell office:value-type="float" office:value="17.827580000000001" table:style-name="ce47">
            <text:p>18<text:s/></text:p>
          </table:table-cell>
          <table:table-cell office:value-type="float" office:value="4162.0665399999998" table:style-name="ce47">
            <text:p>4,162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25];['漁業生產量值-漁業種類別魚類別生產量值3'.C25];['漁業生產量值-漁業種類別魚類別生產量值3'.E25];['漁業生產量值-漁業種類別魚類別生產量值3'.G25])=0;&quot;-&quot;;SUM([.O25];['漁業生產量值-漁業種類別魚類別生產量值3'.C25];['漁業生產量值-漁業種類別魚類別生產量值3'.E25];['漁業生產量值-漁業種類別魚類別生產量值3'.G25]))" table:style-name="ce98">
            <text:p>-</text:p>
          </table:table-cell>
          <table:table-cell office:value-type="string" office:string-value="-" table:formula="of:=  IF(SUM([.P25];['漁業生產量值-漁業種類別魚類別生產量值3'.D25];['漁業生產量值-漁業種類別魚類別生產量值3'.F25];['漁業生產量值-漁業種類別魚類別生產量值3'.H25])=0;&quot;-&quot;;SUM([.P25];['漁業生產量值-漁業種類別魚類別生產量值3'.D25];['漁業生產量值-漁業種類別魚類別生產量值3'.F25];['漁業生產量值-漁業種類別魚類別生產量值3'.H25]))" table:style-name="ce9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26];['漁業生產量值-漁業種類別魚類別生產量值3'.C26];['漁業生產量值-漁業種類別魚類別生產量值3'.E26];['漁業生產量值-漁業種類別魚類別生產量值3'.G26])=0;&quot;-&quot;;SUM([.O26];['漁業生產量值-漁業種類別魚類別生產量值3'.C26];['漁業生產量值-漁業種類別魚類別生產量值3'.E26];['漁業生產量值-漁業種類別魚類別生產量值3'.G26]))" table:style-name="ce98">
            <text:p>-</text:p>
          </table:table-cell>
          <table:table-cell office:value-type="string" office:string-value="-" table:formula="of:=  IF(SUM([.P26];['漁業生產量值-漁業種類別魚類別生產量值3'.D26];['漁業生產量值-漁業種類別魚類別生產量值3'.F26];['漁業生產量值-漁業種類別魚類別生產量值3'.H26])=0;&quot;-&quot;;SUM([.P26];['漁業生產量值-漁業種類別魚類別生產量值3'.D26];['漁業生產量值-漁業種類別魚類別生產量值3'.F26];['漁業生產量值-漁業種類別魚類別生產量值3'.H26]))" table:style-name="ce9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27];['漁業生產量值-漁業種類別魚類別生產量值3'.C27];['漁業生產量值-漁業種類別魚類別生產量值3'.E27];['漁業生產量值-漁業種類別魚類別生產量值3'.G27])=0;&quot;-&quot;;SUM([.O27];['漁業生產量值-漁業種類別魚類別生產量值3'.C27];['漁業生產量值-漁業種類別魚類別生產量值3'.E27];['漁業生產量值-漁業種類別魚類別生產量值3'.G27]))" table:style-name="ce98">
            <text:p>-</text:p>
          </table:table-cell>
          <table:table-cell office:value-type="string" office:string-value="-" table:formula="of:=  IF(SUM([.P27];['漁業生產量值-漁業種類別魚類別生產量值3'.D27];['漁業生產量值-漁業種類別魚類別生產量值3'.F27];['漁業生產量值-漁業種類別魚類別生產量值3'.H27])=0;&quot;-&quot;;SUM([.P27];['漁業生產量值-漁業種類別魚類別生產量值3'.D27];['漁業生產量值-漁業種類別魚類別生產量值3'.F27];['漁業生產量值-漁業種類別魚類別生產量值3'.H27]))" table:style-name="ce9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619.36664999999994" table:formula="of:=  IF(SUM([.O28];['漁業生產量值-漁業種類別魚類別生產量值3'.C28];['漁業生產量值-漁業種類別魚類別生產量值3'.E28];['漁業生產量值-漁業種類別魚類別生產量值3'.G28])=0;&quot;-&quot;;SUM([.O28];['漁業生產量值-漁業種類別魚類別生產量值3'.C28];['漁業生產量值-漁業種類別魚類別生產量值3'.E28];['漁業生產量值-漁業種類別魚類別生產量值3'.G28]))" table:style-name="ce98">
            <text:p>619<text:s/></text:p>
          </table:table-cell>
          <table:table-cell office:value-type="float" office:value="172723.16930000001" table:formula="of:=  IF(SUM([.P28];['漁業生產量值-漁業種類別魚類別生產量值3'.D28];['漁業生產量值-漁業種類別魚類別生產量值3'.F28];['漁業生產量值-漁業種類別魚類別生產量值3'.H28])=0;&quot;-&quot;;SUM([.P28];['漁業生產量值-漁業種類別魚類別生產量值3'.D28];['漁業生產量值-漁業種類別魚類別生產量值3'.F28];['漁業生產量值-漁業種類別魚類別生產量值3'.H28]))" table:style-name="ce98">
            <text:p>172,723<text:s/></text:p>
          </table:table-cell>
          <table:table-cell office:value-type="float" office:value="55.800899999999999" table:style-name="ce47">
            <text:p>56<text:s/></text:p>
          </table:table-cell>
          <table:table-cell office:value-type="float" office:value="21024.767260000001" table:style-name="ce47">
            <text:p>21,02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29];['漁業生產量值-漁業種類別魚類別生產量值3'.C29];['漁業生產量值-漁業種類別魚類別生產量值3'.E29];['漁業生產量值-漁業種類別魚類別生產量值3'.G29])=0;&quot;-&quot;;SUM([.O29];['漁業生產量值-漁業種類別魚類別生產量值3'.C29];['漁業生產量值-漁業種類別魚類別生產量值3'.E29];['漁業生產量值-漁業種類別魚類別生產量值3'.G29]))" table:style-name="ce98">
            <text:p>-</text:p>
          </table:table-cell>
          <table:table-cell office:value-type="string" office:string-value="-" table:formula="of:=  IF(SUM([.P29];['漁業生產量值-漁業種類別魚類別生產量值3'.D29];['漁業生產量值-漁業種類別魚類別生產量值3'.F29];['漁業生產量值-漁業種類別魚類別生產量值3'.H29])=0;&quot;-&quot;;SUM([.P29];['漁業生產量值-漁業種類別魚類別生產量值3'.D29];['漁業生產量值-漁業種類別魚類別生產量值3'.F29];['漁業生產量值-漁業種類別魚類別生產量值3'.H29]))" table:style-name="ce9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float" office:value="0.40253" table:style-name="ce47">
            <text:p>0<text:s/></text:p>
          </table:table-cell>
          <table:table-cell office:value-type="float" office:value="107.10333" table:style-name="ce47">
            <text:p>10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11.42" table:formula="of:=  IF(SUM([.O30];['漁業生產量值-漁業種類別魚類別生產量值3'.C30];['漁業生產量值-漁業種類別魚類別生產量值3'.E30];['漁業生產量值-漁業種類別魚類別生產量值3'.G30])=0;&quot;-&quot;;SUM([.O30];['漁業生產量值-漁業種類別魚類別生產量值3'.C30];['漁業生產量值-漁業種類別魚類別生產量值3'.E30];['漁業生產量值-漁業種類別魚類別生產量值3'.G30]))" table:style-name="ce98">
            <text:p>211<text:s/></text:p>
          </table:table-cell>
          <table:table-cell office:value-type="float" office:value="48292.695500000002" table:formula="of:=  IF(SUM([.P30];['漁業生產量值-漁業種類別魚類別生產量值3'.D30];['漁業生產量值-漁業種類別魚類別生產量值3'.F30];['漁業生產量值-漁業種類別魚類別生產量值3'.H30])=0;&quot;-&quot;;SUM([.P30];['漁業生產量值-漁業種類別魚類別生產量值3'.D30];['漁業生產量值-漁業種類別魚類別生產量值3'.F30];['漁業生產量值-漁業種類別魚類別生產量值3'.H30]))" table:style-name="ce98">
            <text:p>48,293<text:s/></text:p>
          </table:table-cell>
          <table:table-cell office:value-type="float" office:value="8.7899999999999991" table:style-name="ce47">
            <text:p>9<text:s/></text:p>
          </table:table-cell>
          <table:table-cell office:value-type="float" office:value="3912.37" table:style-name="ce47">
            <text:p>3,912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31];['漁業生產量值-漁業種類別魚類別生產量值3'.C31];['漁業生產量值-漁業種類別魚類別生產量值3'.E31];['漁業生產量值-漁業種類別魚類別生產量值3'.G31])=0;&quot;-&quot;;SUM([.O31];['漁業生產量值-漁業種類別魚類別生產量值3'.C31];['漁業生產量值-漁業種類別魚類別生產量值3'.E31];['漁業生產量值-漁業種類別魚類別生產量值3'.G31]))" table:style-name="ce98">
            <text:p>-</text:p>
          </table:table-cell>
          <table:table-cell office:value-type="string" office:string-value="-" table:formula="of:=  IF(SUM([.P31];['漁業生產量值-漁業種類別魚類別生產量值3'.D31];['漁業生產量值-漁業種類別魚類別生產量值3'.F31];['漁業生產量值-漁業種類別魚類別生產量值3'.H31])=0;&quot;-&quot;;SUM([.P31];['漁業生產量值-漁業種類別魚類別生產量值3'.D31];['漁業生產量值-漁業種類別魚類別生產量值3'.F31];['漁業生產量值-漁業種類別魚類別生產量值3'.H31]))" table:style-name="ce9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7.0779999999999996E-2" table:formula="of:=  IF(SUM([.O32];['漁業生產量值-漁業種類別魚類別生產量值3'.C32];['漁業生產量值-漁業種類別魚類別生產量值3'.E32];['漁業生產量值-漁業種類別魚類別生產量值3'.G32])=0;&quot;-&quot;;SUM([.O32];['漁業生產量值-漁業種類別魚類別生產量值3'.C32];['漁業生產量值-漁業種類別魚類別生產量值3'.E32];['漁業生產量值-漁業種類別魚類別生產量值3'.G32]))" table:style-name="ce98">
            <text:p>0<text:s/></text:p>
          </table:table-cell>
          <table:table-cell office:value-type="float" office:value="21.04289" table:formula="of:=  IF(SUM([.P32];['漁業生產量值-漁業種類別魚類別生產量值3'.D32];['漁業生產量值-漁業種類別魚類別生產量值3'.F32];['漁業生產量值-漁業種類別魚類別生產量值3'.H32])=0;&quot;-&quot;;SUM([.P32];['漁業生產量值-漁業種類別魚類別生產量值3'.D32];['漁業生產量值-漁業種類別魚類別生產量值3'.F32];['漁業生產量值-漁業種類別魚類別生產量值3'.H32]))" table:style-name="ce98">
            <text:p>2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33];['漁業生產量值-漁業種類別魚類別生產量值3'.C33];['漁業生產量值-漁業種類別魚類別生產量值3'.E33];['漁業生產量值-漁業種類別魚類別生產量值3'.G33])=0;&quot;-&quot;;SUM([.O33];['漁業生產量值-漁業種類別魚類別生產量值3'.C33];['漁業生產量值-漁業種類別魚類別生產量值3'.E33];['漁業生產量值-漁業種類別魚類別生產量值3'.G33]))" table:style-name="ce98">
            <text:p>-</text:p>
          </table:table-cell>
          <table:table-cell office:value-type="string" office:string-value="-" table:formula="of:=  IF(SUM([.P33];['漁業生產量值-漁業種類別魚類別生產量值3'.D33];['漁業生產量值-漁業種類別魚類別生產量值3'.F33];['漁業生產量值-漁業種類別魚類別生產量值3'.H33])=0;&quot;-&quot;;SUM([.P33];['漁業生產量值-漁業種類別魚類別生產量值3'.D33];['漁業生產量值-漁業種類別魚類別生產量值3'.F33];['漁業生產量值-漁業種類別魚類別生產量值3'.H33]))" table:style-name="ce9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34];['漁業生產量值-漁業種類別魚類別生產量值3'.C34];['漁業生產量值-漁業種類別魚類別生產量值3'.E34];['漁業生產量值-漁業種類別魚類別生產量值3'.G34])=0;&quot;-&quot;;SUM([.O34];['漁業生產量值-漁業種類別魚類別生產量值3'.C34];['漁業生產量值-漁業種類別魚類別生產量值3'.E34];['漁業生產量值-漁業種類別魚類別生產量值3'.G34]))" table:style-name="ce98">
            <text:p>-</text:p>
          </table:table-cell>
          <table:table-cell office:value-type="string" office:string-value="-" table:formula="of:=  IF(SUM([.P34];['漁業生產量值-漁業種類別魚類別生產量值3'.D34];['漁業生產量值-漁業種類別魚類別生產量值3'.F34];['漁業生產量值-漁業種類別魚類別生產量值3'.H34])=0;&quot;-&quot;;SUM([.P34];['漁業生產量值-漁業種類別魚類別生產量值3'.D34];['漁業生產量值-漁業種類別魚類別生產量值3'.F34];['漁業生產量值-漁業種類別魚類別生產量值3'.H34]))" table:style-name="ce9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35" table:formula="of:=  IF(SUM([.O35];['漁業生產量值-漁業種類別魚類別生產量值3'.C35];['漁業生產量值-漁業種類別魚類別生產量值3'.E35];['漁業生產量值-漁業種類別魚類別生產量值3'.G35])=0;&quot;-&quot;;SUM([.O35];['漁業生產量值-漁業種類別魚類別生產量值3'.C35];['漁業生產量值-漁業種類別魚類別生產量值3'.E35];['漁業生產量值-漁業種類別魚類別生產量值3'.G35]))" table:style-name="ce98">
            <text:p>0<text:s/></text:p>
          </table:table-cell>
          <table:table-cell office:value-type="float" office:value="63" table:formula="of:=  IF(SUM([.P35];['漁業生產量值-漁業種類別魚類別生產量值3'.D35];['漁業生產量值-漁業種類別魚類別生產量值3'.F35];['漁業生產量值-漁業種類別魚類別生產量值3'.H35])=0;&quot;-&quot;;SUM([.P35];['漁業生產量值-漁業種類別魚類別生產量值3'.D35];['漁業生產量值-漁業種類別魚類別生產量值3'.F35];['漁業生產量值-漁業種類別魚類別生產量值3'.H35]))" table:style-name="ce98">
            <text:p>6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47.907400000000003" table:formula="of:=  IF(SUM([.C37:.C53])=0;&quot;-&quot;;SUM([.C37:.C53]))" table:style-name="ce44">
            <text:p>48<text:s/></text:p>
          </table:table-cell>
          <table:table-cell office:value-type="float" office:value="9366.6006500000003" table:formula="of:=  IF(SUM([.D37:.D53])=0;&quot;-&quot;;SUM([.D37:.D53]))" table:style-name="ce44">
            <text:p>9,367<text:s/></text:p>
          </table:table-cell>
          <table:table-cell office:value-type="string" office:string-value="-" table:formula="of:=  IF(SUM([.E37:.E53])=0;&quot;-&quot;;SUM([.E37:.E53]))" table:style-name="ce44">
            <text:p>-</text:p>
          </table:table-cell>
          <table:table-cell office:value-type="string" office:string-value="-" table:formula="of:=  IF(SUM([.F37:.F53])=0;&quot;-&quot;;SUM([.F37:.F53]))" table:style-name="ce44">
            <text:p>-</text:p>
          </table:table-cell>
          <table:table-cell office:value-type="string" office:string-value="-" table:formula="of:=  IF(SUM([.G37:.G53])=0;&quot;-&quot;;SUM([.G37:.G53]))" table:style-name="ce44">
            <text:p>-</text:p>
          </table:table-cell>
          <table:table-cell office:value-type="string" office:string-value="-" table:formula="of:=  IF(SUM([.H37:.H53])=0;&quot;-&quot;;SUM([.H37:.H53]))" table:style-name="ce44">
            <text:p>-</text:p>
          </table:table-cell>
          <table:table-cell office:value-type="string" office:string-value="-" table:formula="of:=  IF(SUM([.I37:.I53])=0;&quot;-&quot;;SUM([.I37:.I53]))" table:style-name="ce44">
            <text:p>-</text:p>
          </table:table-cell>
          <table:table-cell office:value-type="string" office:string-value="-" table:formula="of:=  IF(SUM([.J37:.J53])=0;&quot;-&quot;;SUM([.J37:.J53]))" table:style-name="ce44">
            <text:p>-</text:p>
          </table:table-cell>
          <table:table-cell office:value-type="float" office:value="27.614829999999998" table:formula="of:=  IF(SUM([.K37:.K53])=0;&quot;-&quot;;SUM([.K37:.K53]))" table:style-name="ce44">
            <text:p>28<text:s/></text:p>
          </table:table-cell>
          <table:table-cell office:value-type="float" office:value="2491.0833000000002" table:formula="of:=  IF(SUM([.L37:.L53])=0;&quot;-&quot;;SUM([.L37:.L53]))" table:style-name="ce44">
            <text:p>2,491<text:s/></text:p>
          </table:table-cell>
          <table:table-cell office:value-type="float" office:value="511.79387000000003" table:formula="of:=  IF(SUM([.O36];['漁業生產量值-漁業種類別魚類別生產量值3'.C36];['漁業生產量值-漁業種類別魚類別生產量值3'.E36];['漁業生產量值-漁業種類別魚類別生產量值3'.G36])=0;&quot;-&quot;;SUM([.O36];['漁業生產量值-漁業種類別魚類別生產量值3'.C36];['漁業生產量值-漁業種類別魚類別生產量值3'.E36];['漁業生產量值-漁業種類別魚類別生產量值3'.G36]))" table:style-name="ce106">
            <text:p>512<text:s/></text:p>
          </table:table-cell>
          <table:table-cell office:value-type="float" office:value="132808.26349000001" table:formula="of:=  IF(SUM([.P36];['漁業生產量值-漁業種類別魚類別生產量值3'.D36];['漁業生產量值-漁業種類別魚類別生產量值3'.F36];['漁業生產量值-漁業種類別魚類別生產量值3'.H36])=0;&quot;-&quot;;SUM([.P36];['漁業生產量值-漁業種類別魚類別生產量值3'.D36];['漁業生產量值-漁業種類別魚類別生產量值3'.F36];['漁業生產量值-漁業種類別魚類別生產量值3'.H36]))" table:style-name="ce109">
            <text:p>132,808<text:s/></text:p>
          </table:table-cell>
          <table:table-cell office:value-type="float" office:value="38.069399999999995" table:formula="of:=  IF(SUM([.O37:.O53])=0;&quot;-&quot;;SUM([.O37:.O53]))" table:style-name="ce44">
            <text:p>38<text:s/></text:p>
          </table:table-cell>
          <table:table-cell office:value-type="float" office:value="10429.896720000001" table:formula="of:=  IF(SUM([.P37:.P53])=0;&quot;-&quot;;SUM([.P37:.P53]))" table:style-name="ce44">
            <text:p>10,430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float" office:value="0.35189999999999999" table:style-name="ce47">
            <text:p>0<text:s/></text:p>
          </table:table-cell>
          <table:table-cell office:value-type="float" office:value="154.92740000000001" table:style-name="ce47">
            <text:p>15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6.621729999999999" table:style-name="ce47">
            <text:p>27<text:s/></text:p>
          </table:table-cell>
          <table:table-cell office:value-type="float" office:value="2396.3346000000001" table:style-name="ce47">
            <text:p>2,396<text:s/></text:p>
          </table:table-cell>
          <table:table-cell office:value-type="float" office:value="7.2805" table:formula="of:=  IF(SUM([.O37];['漁業生產量值-漁業種類別魚類別生產量值3'.C37];['漁業生產量值-漁業種類別魚類別生產量值3'.E37];['漁業生產量值-漁業種類別魚類別生產量值3'.G37])=0;&quot;-&quot;;SUM([.O37];['漁業生產量值-漁業種類別魚類別生產量值3'.C37];['漁業生產量值-漁業種類別魚類別生產量值3'.E37];['漁業生產量值-漁業種類別魚類別生產量值3'.G37]))" table:style-name="ce67">
            <text:p>7<text:s/></text:p>
          </table:table-cell>
          <table:table-cell office:value-type="float" office:value="2420.1490600000002" table:formula="of:=  IF(SUM([.P37];['漁業生產量值-漁業種類別魚類別生產量值3'.D37];['漁業生產量值-漁業種類別魚類別生產量值3'.F37];['漁業生產量值-漁業種類別魚類別生產量值3'.H37])=0;&quot;-&quot;;SUM([.P37];['漁業生產量值-漁業種類別魚類別生產量值3'.D37];['漁業生產量值-漁業種類別魚類別生產量值3'.F37];['漁業生產量值-漁業種類別魚類別生產量值3'.H37]))" table:style-name="ce110">
            <text:p>2,420<text:s/></text:p>
          </table:table-cell>
          <table:table-cell office:value-type="float" office:value="1.1774" table:style-name="ce47">
            <text:p>1<text:s/></text:p>
          </table:table-cell>
          <table:table-cell office:value-type="float" office:value="137.71877000000001" table:style-name="ce47">
            <text:p>13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38];['漁業生產量值-漁業種類別魚類別生產量值3'.C38];['漁業生產量值-漁業種類別魚類別生產量值3'.E38];['漁業生產量值-漁業種類別魚類別生產量值3'.G38])=0;&quot;-&quot;;SUM([.O38];['漁業生產量值-漁業種類別魚類別生產量值3'.C38];['漁業生產量值-漁業種類別魚類別生產量值3'.E38];['漁業生產量值-漁業種類別魚類別生產量值3'.G38]))" table:style-name="ce67">
            <text:p>-</text:p>
          </table:table-cell>
          <table:table-cell office:value-type="string" office:string-value="-" table:formula="of:=  IF(SUM([.P38];['漁業生產量值-漁業種類別魚類別生產量值3'.D38];['漁業生產量值-漁業種類別魚類別生產量值3'.F38];['漁業生產量值-漁業種類別魚類別生產量值3'.H38])=0;&quot;-&quot;;SUM([.P38];['漁業生產量值-漁業種類別魚類別生產量值3'.D38];['漁業生產量值-漁業種類別魚類別生產量值3'.F38];['漁業生產量值-漁業種類別魚類別生產量值3'.H38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39];['漁業生產量值-漁業種類別魚類別生產量值3'.C39];['漁業生產量值-漁業種類別魚類別生產量值3'.E39];['漁業生產量值-漁業種類別魚類別生產量值3'.G39])=0;&quot;-&quot;;SUM([.O39];['漁業生產量值-漁業種類別魚類別生產量值3'.C39];['漁業生產量值-漁業種類別魚類別生產量值3'.E39];['漁業生產量值-漁業種類別魚類別生產量值3'.G39]))" table:style-name="ce67">
            <text:p>-</text:p>
          </table:table-cell>
          <table:table-cell office:value-type="string" office:string-value="-" table:formula="of:=  IF(SUM([.P39];['漁業生產量值-漁業種類別魚類別生產量值3'.D39];['漁業生產量值-漁業種類別魚類別生產量值3'.F39];['漁業生產量值-漁業種類別魚類別生產量值3'.H39])=0;&quot;-&quot;;SUM([.P39];['漁業生產量值-漁業種類別魚類別生產量值3'.D39];['漁業生產量值-漁業種類別魚類別生產量值3'.F39];['漁業生產量值-漁業種類別魚類別生產量值3'.H39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43.5105" table:style-name="ce47">
            <text:p>44<text:s/></text:p>
          </table:table-cell>
          <table:table-cell office:value-type="float" office:value="8564.3782499999998" table:style-name="ce47">
            <text:p>8,56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99309999999999998" table:style-name="ce47">
            <text:p>1<text:s/></text:p>
          </table:table-cell>
          <table:table-cell office:value-type="float" office:value="94.748699999999999" table:style-name="ce47">
            <text:p>95<text:s/></text:p>
          </table:table-cell>
          <table:table-cell office:value-type="float" office:value="276.57317999999998" table:formula="of:=  IF(SUM([.O40];['漁業生產量值-漁業種類別魚類別生產量值3'.C40];['漁業生產量值-漁業種類別魚類別生產量值3'.E40];['漁業生產量值-漁業種類別魚類別生產量值3'.G40])=0;&quot;-&quot;;SUM([.O40];['漁業生產量值-漁業種類別魚類別生產量值3'.C40];['漁業生產量值-漁業種類別魚類別生產量值3'.E40];['漁業生產量值-漁業種類別魚類別生產量值3'.G40]))" table:style-name="ce67">
            <text:p>277<text:s/></text:p>
          </table:table-cell>
          <table:table-cell office:value-type="float" office:value="70200.072839999993" table:formula="of:=  IF(SUM([.P40];['漁業生產量值-漁業種類別魚類別生產量值3'.D40];['漁業生產量值-漁業種類別魚類別生產量值3'.F40];['漁業生產量值-漁業種類別魚類別生產量值3'.H40])=0;&quot;-&quot;;SUM([.P40];['漁業生產量值-漁業種類別魚類別生產量值3'.D40];['漁業生產量值-漁業種類別魚類別生產量值3'.F40];['漁業生產量值-漁業種類別魚類別生產量值3'.H40]))" table:style-name="ce110">
            <text:p>70,200<text:s/></text:p>
          </table:table-cell>
          <table:table-cell office:value-type="float" office:value="30.157499999999999" table:style-name="ce47">
            <text:p>30<text:s/></text:p>
          </table:table-cell>
          <table:table-cell office:value-type="float" office:value="6846.8045000000002" table:style-name="ce47">
            <text:p>6,847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41];['漁業生產量值-漁業種類別魚類別生產量值3'.C41];['漁業生產量值-漁業種類別魚類別生產量值3'.E41];['漁業生產量值-漁業種類別魚類別生產量值3'.G41])=0;&quot;-&quot;;SUM([.O41];['漁業生產量值-漁業種類別魚類別生產量值3'.C41];['漁業生產量值-漁業種類別魚類別生產量值3'.E41];['漁業生產量值-漁業種類別魚類別生產量值3'.G41]))" table:style-name="ce67">
            <text:p>-</text:p>
          </table:table-cell>
          <table:table-cell office:value-type="string" office:string-value="-" table:formula="of:=  IF(SUM([.P41];['漁業生產量值-漁業種類別魚類別生產量值3'.D41];['漁業生產量值-漁業種類別魚類別生產量值3'.F41];['漁業生產量值-漁業種類別魚類別生產量值3'.H41])=0;&quot;-&quot;;SUM([.P41];['漁業生產量值-漁業種類別魚類別生產量值3'.D41];['漁業生產量值-漁業種類別魚類別生產量值3'.F41];['漁業生產量值-漁業種類別魚類別生產量值3'.H41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42];['漁業生產量值-漁業種類別魚類別生產量值3'.C42];['漁業生產量值-漁業種類別魚類別生產量值3'.E42];['漁業生產量值-漁業種類別魚類別生產量值3'.G42])=0;&quot;-&quot;;SUM([.O42];['漁業生產量值-漁業種類別魚類別生產量值3'.C42];['漁業生產量值-漁業種類別魚類別生產量值3'.E42];['漁業生產量值-漁業種類別魚類別生產量值3'.G42]))" table:style-name="ce67">
            <text:p>-</text:p>
          </table:table-cell>
          <table:table-cell office:value-type="string" office:string-value="-" table:formula="of:=  IF(SUM([.P42];['漁業生產量值-漁業種類別魚類別生產量值3'.D42];['漁業生產量值-漁業種類別魚類別生產量值3'.F42];['漁業生產量值-漁業種類別魚類別生產量值3'.H42])=0;&quot;-&quot;;SUM([.P42];['漁業生產量值-漁業種類別魚類別生產量值3'.D42];['漁業生產量值-漁業種類別魚類別生產量值3'.F42];['漁業生產量值-漁業種類別魚類別生產量值3'.H42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43];['漁業生產量值-漁業種類別魚類別生產量值3'.C43];['漁業生產量值-漁業種類別魚類別生產量值3'.E43];['漁業生產量值-漁業種類別魚類別生產量值3'.G43])=0;&quot;-&quot;;SUM([.O43];['漁業生產量值-漁業種類別魚類別生產量值3'.C43];['漁業生產量值-漁業種類別魚類別生產量值3'.E43];['漁業生產量值-漁業種類別魚類別生產量值3'.G43]))" table:style-name="ce67">
            <text:p>-</text:p>
          </table:table-cell>
          <table:table-cell office:value-type="string" office:string-value="-" table:formula="of:=  IF(SUM([.P43];['漁業生產量值-漁業種類別魚類別生產量值3'.D43];['漁業生產量值-漁業種類別魚類別生產量值3'.F43];['漁業生產量值-漁業種類別魚類別生產量值3'.H43])=0;&quot;-&quot;;SUM([.P43];['漁業生產量值-漁業種類別魚類別生產量值3'.D43];['漁業生產量值-漁業種類別魚類別生產量值3'.F43];['漁業生產量值-漁業種類別魚類別生產量值3'.H43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44];['漁業生產量值-漁業種類別魚類別生產量值3'.C44];['漁業生產量值-漁業種類別魚類別生產量值3'.E44];['漁業生產量值-漁業種類別魚類別生產量值3'.G44])=0;&quot;-&quot;;SUM([.O44];['漁業生產量值-漁業種類別魚類別生產量值3'.C44];['漁業生產量值-漁業種類別魚類別生產量值3'.E44];['漁業生產量值-漁業種類別魚類別生產量值3'.G44]))" table:style-name="ce67">
            <text:p>-</text:p>
          </table:table-cell>
          <table:table-cell office:value-type="string" office:string-value="-" table:formula="of:=  IF(SUM([.P44];['漁業生產量值-漁業種類別魚類別生產量值3'.D44];['漁業生產量值-漁業種類別魚類別生產量值3'.F44];['漁業生產量值-漁業種類別魚類別生產量值3'.H44])=0;&quot;-&quot;;SUM([.P44];['漁業生產量值-漁業種類別魚類別生產量值3'.D44];['漁業生產量值-漁業種類別魚類別生產量值3'.F44];['漁業生產量值-漁業種類別魚類別生產量值3'.H44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45];['漁業生產量值-漁業種類別魚類別生產量值3'.C45];['漁業生產量值-漁業種類別魚類別生產量值3'.E45];['漁業生產量值-漁業種類別魚類別生產量值3'.G45])=0;&quot;-&quot;;SUM([.O45];['漁業生產量值-漁業種類別魚類別生產量值3'.C45];['漁業生產量值-漁業種類別魚類別生產量值3'.E45];['漁業生產量值-漁業種類別魚類別生產量值3'.G45]))" table:style-name="ce67">
            <text:p>-</text:p>
          </table:table-cell>
          <table:table-cell office:value-type="string" office:string-value="-" table:formula="of:=  IF(SUM([.P45];['漁業生產量值-漁業種類別魚類別生產量值3'.D45];['漁業生產量值-漁業種類別魚類別生產量值3'.F45];['漁業生產量值-漁業種類別魚類別生產量值3'.H45])=0;&quot;-&quot;;SUM([.P45];['漁業生產量值-漁業種類別魚類別生產量值3'.D45];['漁業生產量值-漁業種類別魚類別生產量值3'.F45];['漁業生產量值-漁業種類別魚類別生產量值3'.H45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.8500000000000001E-2" table:formula="of:=  IF(SUM([.O46];['漁業生產量值-漁業種類別魚類別生產量值3'.C46];['漁業生產量值-漁業種類別魚類別生產量值3'.E46];['漁業生產量值-漁業種類別魚類別生產量值3'.G46])=0;&quot;-&quot;;SUM([.O46];['漁業生產量值-漁業種類別魚類別生產量值3'.C46];['漁業生產量值-漁業種類別魚類別生產量值3'.E46];['漁業生產量值-漁業種類別魚類別生產量值3'.G46]))" table:style-name="ce67">
            <text:p>0<text:s/></text:p>
          </table:table-cell>
          <table:table-cell office:value-type="float" office:value="10.597950000000001" table:formula="of:=  IF(SUM([.P46];['漁業生產量值-漁業種類別魚類別生產量值3'.D46];['漁業生產量值-漁業種類別魚類別生產量值3'.F46];['漁業生產量值-漁業種類別魚類別生產量值3'.H46])=0;&quot;-&quot;;SUM([.P46];['漁業生產量值-漁業種類別魚類別生產量值3'.D46];['漁業生產量值-漁業種類別魚類別生產量值3'.F46];['漁業生產量值-漁業種類別魚類別生產量值3'.H46]))" table:style-name="ce110">
            <text:p>1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float" office:value="4.0449999999999999" table:style-name="ce47">
            <text:p>4<text:s/></text:p>
          </table:table-cell>
          <table:table-cell office:value-type="float" office:value="647.29500000000007" table:style-name="ce47">
            <text:p>64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72.67174" table:formula="of:=  IF(SUM([.O47];['漁業生產量值-漁業種類別魚類別生產量值3'.C47];['漁業生產量值-漁業種類別魚類別生產量值3'.E47];['漁業生產量值-漁業種類別魚類別生產量值3'.G47])=0;&quot;-&quot;;SUM([.O47];['漁業生產量值-漁業種類別魚類別生產量值3'.C47];['漁業生產量值-漁業種類別魚類別生產量值3'.E47];['漁業生產量值-漁業種類別魚類別生產量值3'.G47]))" table:style-name="ce67">
            <text:p>173<text:s/></text:p>
          </table:table-cell>
          <table:table-cell office:value-type="float" office:value="43042.972630000004" table:formula="of:=  IF(SUM([.P47];['漁業生產量值-漁業種類別魚類別生產量值3'.D47];['漁業生產量值-漁業種類別魚類別生產量值3'.F47];['漁業生產量值-漁業種類別魚類別生產量值3'.H47])=0;&quot;-&quot;;SUM([.P47];['漁業生產量值-漁業種類別魚類別生產量值3'.D47];['漁業生產量值-漁業種類別魚類別生產量值3'.F47];['漁業生產量值-漁業種類別魚類別生產量值3'.H47]))" table:style-name="ce110">
            <text:p>43,043<text:s/></text:p>
          </table:table-cell>
          <table:table-cell office:value-type="float" office:value="3.6695000000000002" table:style-name="ce47">
            <text:p>4<text:s/></text:p>
          </table:table-cell>
          <table:table-cell office:value-type="float" office:value="1222.8794499999999" table:style-name="ce47">
            <text:p>1,223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4.882640000000002" table:formula="of:=  IF(SUM([.O48];['漁業生產量值-漁業種類別魚類別生產量值3'.C48];['漁業生產量值-漁業種類別魚類別生產量值3'.E48];['漁業生產量值-漁業種類別魚類別生產量值3'.G48])=0;&quot;-&quot;;SUM([.O48];['漁業生產量值-漁業種類別魚類別生產量值3'.C48];['漁業生產量值-漁業種類別魚類別生產量值3'.E48];['漁業生產量值-漁業種類別魚類別生產量值3'.G48]))" table:style-name="ce67">
            <text:p>45<text:s/></text:p>
          </table:table-cell>
          <table:table-cell office:value-type="float" office:value="12232.29169" table:formula="of:=  IF(SUM([.P48];['漁業生產量值-漁業種類別魚類別生產量值3'.D48];['漁業生產量值-漁業種類別魚類別生產量值3'.F48];['漁業生產量值-漁業種類別魚類別生產量值3'.H48])=0;&quot;-&quot;;SUM([.P48];['漁業生產量值-漁業種類別魚類別生產量值3'.D48];['漁業生產量值-漁業種類別魚類別生產量值3'.F48];['漁業生產量值-漁業種類別魚類別生產量值3'.H48]))" table:style-name="ce110">
            <text:p>12,232<text:s/></text:p>
          </table:table-cell>
          <table:table-cell office:value-type="float" office:value="0.625" table:style-name="ce47">
            <text:p>1<text:s/></text:p>
          </table:table-cell>
          <table:table-cell office:value-type="float" office:value="331.49400000000003" table:style-name="ce47">
            <text:p>33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49];['漁業生產量值-漁業種類別魚類別生產量值3'.C49];['漁業生產量值-漁業種類別魚類別生產量值3'.E49];['漁業生產量值-漁業種類別魚類別生產量值3'.G49])=0;&quot;-&quot;;SUM([.O49];['漁業生產量值-漁業種類別魚類別生產量值3'.C49];['漁業生產量值-漁業種類別魚類別生產量值3'.E49];['漁業生產量值-漁業種類別魚類別生產量值3'.G49]))" table:style-name="ce67">
            <text:p>-</text:p>
          </table:table-cell>
          <table:table-cell office:value-type="string" office:string-value="-" table:formula="of:=  IF(SUM([.P49];['漁業生產量值-漁業種類別魚類別生產量值3'.D49];['漁業生產量值-漁業種類別魚類別生產量值3'.F49];['漁業生產量值-漁業種類別魚類別生產量值3'.H49])=0;&quot;-&quot;;SUM([.P49];['漁業生產量值-漁業種類別魚類別生產量值3'.D49];['漁業生產量值-漁業種類別魚類別生產量值3'.F49];['漁業生產量值-漁業種類別魚類別生產量值3'.H49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50];['漁業生產量值-漁業種類別魚類別生產量值3'.C50];['漁業生產量值-漁業種類別魚類別生產量值3'.E50];['漁業生產量值-漁業種類別魚類別生產量值3'.G50])=0;&quot;-&quot;;SUM([.O50];['漁業生產量值-漁業種類別魚類別生產量值3'.C50];['漁業生產量值-漁業種類別魚類別生產量值3'.E50];['漁業生產量值-漁業種類別魚類別生產量值3'.G50]))" table:style-name="ce67">
            <text:p>-</text:p>
          </table:table-cell>
          <table:table-cell office:value-type="string" office:string-value="-" table:formula="of:=  IF(SUM([.P50];['漁業生產量值-漁業種類別魚類別生產量值3'.D50];['漁業生產量值-漁業種類別魚類別生產量值3'.F50];['漁業生產量值-漁業種類別魚類別生產量值3'.H50])=0;&quot;-&quot;;SUM([.P50];['漁業生產量值-漁業種類別魚類別生產量值3'.D50];['漁業生產量值-漁業種類別魚類別生產量值3'.F50];['漁業生產量值-漁業種類別魚類別生產量值3'.H50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9.7999999999999989" table:formula="of:=  IF(SUM([.O51];['漁業生產量值-漁業種類別魚類別生產量值3'.C51];['漁業生產量值-漁業種類別魚類別生產量值3'.E51];['漁業生產量值-漁業種類別魚類別生產量值3'.G51])=0;&quot;-&quot;;SUM([.O51];['漁業生產量值-漁業種類別魚類別生產量值3'.C51];['漁業生產量值-漁業種類別魚類別生產量值3'.E51];['漁業生產量值-漁業種類別魚類別生產量值3'.G51]))" table:style-name="ce67">
            <text:p>10<text:s/></text:p>
          </table:table-cell>
          <table:table-cell office:value-type="float" office:value="4769.625" table:formula="of:=  IF(SUM([.P51];['漁業生產量值-漁業種類別魚類別生產量值3'.D51];['漁業生產量值-漁業種類別魚類別生產量值3'.F51];['漁業生產量值-漁業種類別魚類別生產量值3'.H51])=0;&quot;-&quot;;SUM([.P51];['漁業生產量值-漁業種類別魚類別生產量值3'.D51];['漁業生產量值-漁業種類別魚類別生產量值3'.F51];['漁業生產量值-漁業種類別魚類別生產量值3'.H51]))" table:style-name="ce110">
            <text:p>4,770<text:s/></text:p>
          </table:table-cell>
          <table:table-cell office:value-type="float" office:value="2.44" table:style-name="ce47">
            <text:p>2<text:s/></text:p>
          </table:table-cell>
          <table:table-cell office:value-type="float" office:value="1891" table:style-name="ce47">
            <text:p>1,891<text:s/>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52];['漁業生產量值-漁業種類別魚類別生產量值3'.C52];['漁業生產量值-漁業種類別魚類別生產量值3'.E52];['漁業生產量值-漁業種類別魚類別生產量值3'.G52])=0;&quot;-&quot;;SUM([.O52];['漁業生產量值-漁業種類別魚類別生產量值3'.C52];['漁業生產量值-漁業種類別魚類別生產量值3'.E52];['漁業生產量值-漁業種類別魚類別生產量值3'.G52]))" table:style-name="ce67">
            <text:p>-</text:p>
          </table:table-cell>
          <table:table-cell office:value-type="string" office:string-value="-" table:formula="of:=  IF(SUM([.P52];['漁業生產量值-漁業種類別魚類別生產量值3'.D52];['漁業生產量值-漁業種類別魚類別生產量值3'.F52];['漁業生產量值-漁業種類別魚類別生產量值3'.H52])=0;&quot;-&quot;;SUM([.P52];['漁業生產量值-漁業種類別魚類別生產量值3'.D52];['漁業生產量值-漁業種類別魚類別生產量值3'.F52];['漁業生產量值-漁業種類別魚類別生產量值3'.H52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53730999999999995" table:formula="of:=  IF(SUM([.O53];['漁業生產量值-漁業種類別魚類別生產量值3'.C53];['漁業生產量值-漁業種類別魚類別生產量值3'.E53];['漁業生產量值-漁業種類別魚類別生產量值3'.G53])=0;&quot;-&quot;;SUM([.O53];['漁業生產量值-漁業種類別魚類別生產量值3'.C53];['漁業生產量值-漁業種類別魚類別生產量值3'.E53];['漁業生產量值-漁業種類別魚類別生產量值3'.G53]))" table:style-name="ce107">
            <text:p>1<text:s/></text:p>
          </table:table-cell>
          <table:table-cell office:value-type="float" office:value="132.55431999999999" table:formula="of:=  IF(SUM([.P53];['漁業生產量值-漁業種類別魚類別生產量值3'.D53];['漁業生產量值-漁業種類別魚類別生產量值3'.F53];['漁業生產量值-漁業種類別魚類別生產量值3'.H53])=0;&quot;-&quot;;SUM([.P53];['漁業生產量值-漁業種類別魚類別生產量值3'.D53];['漁業生產量值-漁業種類別魚類別生產量值3'.F53];['漁業生產量值-漁業種類別魚類別生產量值3'.H53]))" table:style-name="ce111">
            <text:p>13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C55:.C57])=0;&quot;-&quot;;SUM([.C55:.C57]))" table:style-name="ce44">
            <text:p>-</text:p>
          </table:table-cell>
          <table:table-cell office:value-type="string" office:string-value="-" table:formula="of:=  IF(SUM([.D55:.D57])=0;&quot;-&quot;;SUM([.D55:.D57]))" table:style-name="ce44">
            <text:p>-</text:p>
          </table:table-cell>
          <table:table-cell office:value-type="string" office:string-value="-" table:formula="of:=  IF(SUM([.E55:.E57])=0;&quot;-&quot;;SUM([.E55:.E57]))" table:style-name="ce44">
            <text:p>-</text:p>
          </table:table-cell>
          <table:table-cell office:value-type="string" office:string-value="-" table:formula="of:=  IF(SUM([.F55:.F57])=0;&quot;-&quot;;SUM([.F55:.F57]))" table:style-name="ce44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44">
            <text:p>-</text:p>
          </table:table-cell>
          <table:table-cell office:value-type="string" office:string-value="-" table:formula="of:=  IF(SUM([.I55:.I57])=0;&quot;-&quot;;SUM([.I55:.I57]))" table:style-name="ce44">
            <text:p>-</text:p>
          </table:table-cell>
          <table:table-cell office:value-type="string" office:string-value="-" table:formula="of:=  IF(SUM([.J55:.J57])=0;&quot;-&quot;;SUM([.J55:.J57]))" table:style-name="ce44">
            <text:p>-</text:p>
          </table:table-cell>
          <table:table-cell office:value-type="string" office:string-value="-" table:formula="of:=  IF(SUM([.K55:.K57])=0;&quot;-&quot;;SUM([.K55:.K57]))" table:style-name="ce44">
            <text:p>-</text:p>
          </table:table-cell>
          <table:table-cell office:value-type="string" office:string-value="-" table:formula="of:=  IF(SUM([.L55:.L57])=0;&quot;-&quot;;SUM([.L55:.L57]))" table:style-name="ce44">
            <text:p>-</text:p>
          </table:table-cell>
          <table:table-cell office:value-type="string" office:string-value="-" table:formula="of:=  IF(SUM([.O54];['漁業生產量值-漁業種類別魚類別生產量值3'.C54];['漁業生產量值-漁業種類別魚類別生產量值3'.E54];['漁業生產量值-漁業種類別魚類別生產量值3'.G54])=0;&quot;-&quot;;SUM([.O54];['漁業生產量值-漁業種類別魚類別生產量值3'.C54];['漁業生產量值-漁業種類別魚類別生產量值3'.E54];['漁業生產量值-漁業種類別魚類別生產量值3'.G54]))" table:style-name="ce98">
            <text:p>-</text:p>
          </table:table-cell>
          <table:table-cell office:value-type="string" office:string-value="-" table:formula="of:=  IF(SUM([.P54];['漁業生產量值-漁業種類別魚類別生產量值3'.D54];['漁業生產量值-漁業種類別魚類別生產量值3'.F54];['漁業生產量值-漁業種類別魚類別生產量值3'.H54])=0;&quot;-&quot;;SUM([.P54];['漁業生產量值-漁業種類別魚類別生產量值3'.D54];['漁業生產量值-漁業種類別魚類別生產量值3'.F54];['漁業生產量值-漁業種類別魚類別生產量值3'.H54]))" table:style-name="ce98">
            <text:p>-</text:p>
          </table:table-cell>
          <table:table-cell office:value-type="string" office:string-value="-" table:formula="of:=  IF(SUM([.O55:.O57])=0;&quot;-&quot;;SUM([.O55:.O57]))" table:style-name="ce44">
            <text:p>-</text:p>
          </table:table-cell>
          <table:table-cell office:value-type="string" office:string-value="-" table:formula="of:=  IF(SUM([.P55:.P57])=0;&quot;-&quot;;SUM([.P55:.P5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55];['漁業生產量值-漁業種類別魚類別生產量值3'.C55];['漁業生產量值-漁業種類別魚類別生產量值3'.E55];['漁業生產量值-漁業種類別魚類別生產量值3'.G55])=0;&quot;-&quot;;SUM([.O55];['漁業生產量值-漁業種類別魚類別生產量值3'.C55];['漁業生產量值-漁業種類別魚類別生產量值3'.E55];['漁業生產量值-漁業種類別魚類別生產量值3'.G55]))" table:style-name="ce98">
            <text:p>-</text:p>
          </table:table-cell>
          <table:table-cell office:value-type="string" office:string-value="-" table:formula="of:=  IF(SUM([.P55];['漁業生產量值-漁業種類別魚類別生產量值3'.D55];['漁業生產量值-漁業種類別魚類別生產量值3'.F55];['漁業生產量值-漁業種類別魚類別生產量值3'.H55])=0;&quot;-&quot;;SUM([.P55];['漁業生產量值-漁業種類別魚類別生產量值3'.D55];['漁業生產量值-漁業種類別魚類別生產量值3'.F55];['漁業生產量值-漁業種類別魚類別生產量值3'.H55]))" table:style-name="ce9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56];['漁業生產量值-漁業種類別魚類別生產量值3'.C56];['漁業生產量值-漁業種類別魚類別生產量值3'.E56];['漁業生產量值-漁業種類別魚類別生產量值3'.G56])=0;&quot;-&quot;;SUM([.O56];['漁業生產量值-漁業種類別魚類別生產量值3'.C56];['漁業生產量值-漁業種類別魚類別生產量值3'.E56];['漁業生產量值-漁業種類別魚類別生產量值3'.G56]))" table:style-name="ce98">
            <text:p>-</text:p>
          </table:table-cell>
          <table:table-cell office:value-type="string" office:string-value="-" table:formula="of:=  IF(SUM([.P56];['漁業生產量值-漁業種類別魚類別生產量值3'.D56];['漁業生產量值-漁業種類別魚類別生產量值3'.F56];['漁業生產量值-漁業種類別魚類別生產量值3'.H56])=0;&quot;-&quot;;SUM([.P56];['漁業生產量值-漁業種類別魚類別生產量值3'.D56];['漁業生產量值-漁業種類別魚類別生產量值3'.F56];['漁業生產量值-漁業種類別魚類別生產量值3'.H56]))" table:style-name="ce9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O57];['漁業生產量值-漁業種類別魚類別生產量值3'.C57];['漁業生產量值-漁業種類別魚類別生產量值3'.E57];['漁業生產量值-漁業種類別魚類別生產量值3'.G57])=0;&quot;-&quot;;SUM([.O57];['漁業生產量值-漁業種類別魚類別生產量值3'.C57];['漁業生產量值-漁業種類別魚類別生產量值3'.E57];['漁業生產量值-漁業種類別魚類別生產量值3'.G57]))" table:style-name="ce98">
            <text:p>-</text:p>
          </table:table-cell>
          <table:table-cell office:value-type="string" office:string-value="-" table:formula="of:=  IF(SUM([.P57];['漁業生產量值-漁業種類別魚類別生產量值3'.D57];['漁業生產量值-漁業種類別魚類別生產量值3'.F57];['漁業生產量值-漁業種類別魚類別生產量值3'.H57])=0;&quot;-&quot;;SUM([.P57];['漁業生產量值-漁業種類別魚類別生產量值3'.D57];['漁業生產量值-漁業種類別魚類別生產量值3'.F57];['漁業生產量值-漁業種類別魚類別生產量值3'.H57]))" table:style-name="ce9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string" office:string-value="-" table:formula="of:=  IF(SUM([.C59:.C61])=0;&quot;-&quot;;SUM([.C59:.C61]))" table:style-name="ce44">
            <text:p>-</text:p>
          </table:table-cell>
          <table:table-cell office:value-type="string" office:string-value="-" table:formula="of:=  IF(SUM([.D59:.D61])=0;&quot;-&quot;;SUM([.D59:.D61]))" table:style-name="ce44">
            <text:p>-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44">
            <text:p>-</text:p>
          </table:table-cell>
          <table:table-cell office:value-type="string" office:string-value="-" table:formula="of:=  IF(SUM([.G59:.G61])=0;&quot;-&quot;;SUM([.G59:.G61]))" table:style-name="ce44">
            <text:p>-</text:p>
          </table:table-cell>
          <table:table-cell office:value-type="string" office:string-value="-" table:formula="of:=  IF(SUM([.H59:.H61])=0;&quot;-&quot;;SUM([.H59:.H61]))" table:style-name="ce44">
            <text:p>-</text:p>
          </table:table-cell>
          <table:table-cell office:value-type="string" office:string-value="-" table:formula="of:=  IF(SUM([.I59:.I61])=0;&quot;-&quot;;SUM([.I59:.I61]))" table:style-name="ce44">
            <text:p>-</text:p>
          </table:table-cell>
          <table:table-cell office:value-type="string" office:string-value="-" table:formula="of:=  IF(SUM([.J59:.J61])=0;&quot;-&quot;;SUM([.J59:.J61]))" table:style-name="ce44">
            <text:p>-</text:p>
          </table:table-cell>
          <table:table-cell office:value-type="string" office:string-value="-" table:formula="of:=  IF(SUM([.K59:.K61])=0;&quot;-&quot;;SUM([.K59:.K61]))" table:style-name="ce44">
            <text:p>-</text:p>
          </table:table-cell>
          <table:table-cell office:value-type="string" office:string-value="-" table:formula="of:=  IF(SUM([.L59:.L61])=0;&quot;-&quot;;SUM([.L59:.L61]))" table:style-name="ce44">
            <text:p>-</text:p>
          </table:table-cell>
          <table:table-cell office:value-type="float" office:value="90.1" table:formula="of:=  IF(SUM([.O58];['漁業生產量值-漁業種類別魚類別生產量值3'.C58];['漁業生產量值-漁業種類別魚類別生產量值3'.E58];['漁業生產量值-漁業種類別魚類別生產量值3'.G58])=0;&quot;-&quot;;SUM([.O58];['漁業生產量值-漁業種類別魚類別生產量值3'.C58];['漁業生產量值-漁業種類別魚類別生產量值3'.E58];['漁業生產量值-漁業種類別魚類別生產量值3'.G58]))" table:style-name="ce106">
            <text:p>90<text:s/></text:p>
          </table:table-cell>
          <table:table-cell office:value-type="float" office:value="27030" table:formula="of:=  IF(SUM([.P58];['漁業生產量值-漁業種類別魚類別生產量值3'.D58];['漁業生產量值-漁業種類別魚類別生產量值3'.F58];['漁業生產量值-漁業種類別魚類別生產量值3'.H58])=0;&quot;-&quot;;SUM([.P58];['漁業生產量值-漁業種類別魚類別生產量值3'.D58];['漁業生產量值-漁業種類別魚類別生產量值3'.F58];['漁業生產量值-漁業種類別魚類別生產量值3'.H58]))" table:style-name="ce109">
            <text:p>27,030<text:s/></text:p>
          </table:table-cell>
          <table:table-cell office:value-type="string" office:string-value="-" table:formula="of:=  IF(SUM([.O59:.O61])=0;&quot;-&quot;;SUM([.O59:.O61]))" table:style-name="ce44">
            <text:p>-</text:p>
          </table:table-cell>
          <table:table-cell office:value-type="string" office:string-value="-" table:formula="of:=  IF(SUM([.P59:.P61])=0;&quot;-&quot;;SUM([.P59:.P61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59];['漁業生產量值-漁業種類別魚類別生產量值3'.C59];['漁業生產量值-漁業種類別魚類別生產量值3'.E59];['漁業生產量值-漁業種類別魚類別生產量值3'.G59])=0;&quot;-&quot;;SUM([.O59];['漁業生產量值-漁業種類別魚類別生產量值3'.C59];['漁業生產量值-漁業種類別魚類別生產量值3'.E59];['漁業生產量值-漁業種類別魚類別生產量值3'.G59]))" table:style-name="ce67">
            <text:p>-</text:p>
          </table:table-cell>
          <table:table-cell office:value-type="string" office:string-value="-" table:formula="of:=  IF(SUM([.P59];['漁業生產量值-漁業種類別魚類別生產量值3'.D59];['漁業生產量值-漁業種類別魚類別生產量值3'.F59];['漁業生產量值-漁業種類別魚類別生產量值3'.H59])=0;&quot;-&quot;;SUM([.P59];['漁業生產量值-漁業種類別魚類別生產量值3'.D59];['漁業生產量值-漁業種類別魚類別生產量值3'.F59];['漁業生產量值-漁業種類別魚類別生產量值3'.H59]))" table:style-name="ce11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90.1" table:formula="of:=  IF(SUM([.O60];['漁業生產量值-漁業種類別魚類別生產量值3'.C60];['漁業生產量值-漁業種類別魚類別生產量值3'.E60];['漁業生產量值-漁業種類別魚類別生產量值3'.G60])=0;&quot;-&quot;;SUM([.O60];['漁業生產量值-漁業種類別魚類別生產量值3'.C60];['漁業生產量值-漁業種類別魚類別生產量值3'.E60];['漁業生產量值-漁業種類別魚類別生產量值3'.G60]))" table:style-name="ce67">
            <text:p>90<text:s/></text:p>
          </table:table-cell>
          <table:table-cell office:value-type="float" office:value="27030" table:formula="of:=  IF(SUM([.P60];['漁業生產量值-漁業種類別魚類別生產量值3'.D60];['漁業生產量值-漁業種類別魚類別生產量值3'.F60];['漁業生產量值-漁業種類別魚類別生產量值3'.H60])=0;&quot;-&quot;;SUM([.P60];['漁業生產量值-漁業種類別魚類別生產量值3'.D60];['漁業生產量值-漁業種類別魚類別生產量值3'.F60];['漁業生產量值-漁業種類別魚類別生產量值3'.H60]))" table:style-name="ce110">
            <text:p>27,03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O61];['漁業生產量值-漁業種類別魚類別生產量值3'.C61];['漁業生產量值-漁業種類別魚類別生產量值3'.E61];['漁業生產量值-漁業種類別魚類別生產量值3'.G61])=0;&quot;-&quot;;SUM([.O61];['漁業生產量值-漁業種類別魚類別生產量值3'.C61];['漁業生產量值-漁業種類別魚類別生產量值3'.E61];['漁業生產量值-漁業種類別魚類別生產量值3'.G61]))" table:style-name="ce107">
            <text:p>-</text:p>
          </table:table-cell>
          <table:table-cell office:value-type="string" office:string-value="-" table:formula="of:=  IF(SUM([.P61];['漁業生產量值-漁業種類別魚類別生產量值3'.D61];['漁業生產量值-漁業種類別魚類別生產量值3'.F61];['漁業生產量值-漁業種類別魚類別生產量值3'.H61])=0;&quot;-&quot;;SUM([.P61];['漁業生產量值-漁業種類別魚類別生產量值3'.D61];['漁業生產量值-漁業種類別魚類別生產量值3'.F61];['漁業生產量值-漁業種類別魚類別生產量值3'.H61]))" table:style-name="ce11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float" office:value="11187.383" table:formula="of:=  IF(SUM([.C63];[.C64];[.C65];[.C67])=0;IF([.C66]=0;&quot;-&quot;;[.C66]);SUM([.C63];[.C64];[.C65];[.C67]))" table:style-name="ce44">
            <text:p>11,187<text:s/></text:p>
          </table:table-cell>
          <table:table-cell office:value-type="float" office:value="1163734.2334999999" table:formula="of:=  IF(SUM([.D63:.D67])=0;&quot;-&quot;;SUM([.D63:.D67]))" table:style-name="ce44">
            <text:p>1,163,734<text:s/></text:p>
          </table:table-cell>
          <table:table-cell office:value-type="float" office:value="51064" table:formula="of:=  IF(SUM([.E63];[.E64];[.E65];[.E67])=0;IF([.E66]=0;&quot;-&quot;;[.E66]);SUM([.E63];[.E64];[.E65];[.E67]))" table:style-name="ce44">
            <text:p>51,064<text:s/></text:p>
          </table:table-cell>
          <table:table-cell office:value-type="float" office:value="994751.89997000003" table:formula="of:=  IF(SUM([.F63:.F67])=0;&quot;-&quot;;SUM([.F63:.F67]))" table:style-name="ce44">
            <text:p>994,752<text:s/></text:p>
          </table:table-cell>
          <table:table-cell office:value-type="float" office:value="170.16" table:formula="of:=  IF(SUM([.G63];[.G64];[.G65];[.G67])=0;IF([.G66]=0;&quot;-&quot;;[.G66]);SUM([.G63];[.G64];[.G65];[.G67]))" table:style-name="ce44">
            <text:p>170<text:s/></text:p>
          </table:table-cell>
          <table:table-cell office:value-type="float" office:value="34319.68" table:formula="of:=  IF(SUM([.H63:.H67])=0;&quot;-&quot;;SUM([.H63:.H67]))" table:style-name="ce44">
            <text:p>34,320<text:s/></text:p>
          </table:table-cell>
          <table:table-cell office:value-type="float" office:value="1045" table:formula="of:=  IF(SUM([.I63];[.I64];[.I65];[.I67])=0;IF([.I66]=0;&quot;-&quot;;[.I66]);SUM([.I63];[.I64];[.I65];[.I67]))" table:style-name="ce44">
            <text:p>1,045<text:s/></text:p>
          </table:table-cell>
          <table:table-cell office:value-type="float" office:value="165495.29999999999" table:formula="of:=  IF(SUM([.J63:.J67])=0;&quot;-&quot;;SUM([.J63:.J67]))" table:style-name="ce44">
            <text:p>165,495<text:s/></text:p>
          </table:table-cell>
          <table:table-cell office:value-type="float" office:value="44547.786120000004" table:formula="of:=  IF(SUM([.K63];[.K64];[.K65];[.K67])=0;IF([.K66]=0;&quot;-&quot;;[.K66]);SUM([.K63];[.K64];[.K65];[.K67]))" table:style-name="ce44">
            <text:p>44,548<text:s/></text:p>
          </table:table-cell>
          <table:table-cell office:value-type="float" office:value="3312225.7804699996" table:formula="of:=  IF(SUM([.L63:.L67])=0;&quot;-&quot;;SUM([.L63:.L67]))" table:style-name="ce44">
            <text:p>3,312,226<text:s/></text:p>
          </table:table-cell>
          <table:table-cell office:value-type="float" office:value="610.375" table:formula="of:=  IF(SUM([.O62];['漁業生產量值-漁業種類別魚類別生產量值3'.C62];['漁業生產量值-漁業種類別魚類別生產量值3'.E62];['漁業生產量值-漁業種類別魚類別生產量值3'.G62])=0;&quot;-&quot;;SUM([.O62];['漁業生產量值-漁業種類別魚類別生產量值3'.C62];['漁業生產量值-漁業種類別魚類別生產量值3'.E62];['漁業生產量值-漁業種類別魚類別生產量值3'.G62]))" table:style-name="ce98">
            <text:p>610<text:s/></text:p>
          </table:table-cell>
          <table:table-cell office:value-type="float" office:value="100565.98000000001" table:formula="of:=  IF(SUM([.P62];['漁業生產量值-漁業種類別魚類別生產量值3'.D62];['漁業生產量值-漁業種類別魚類別生產量值3'.F62];['漁業生產量值-漁業種類別魚類別生產量值3'.H62])=0;&quot;-&quot;;SUM([.P62];['漁業生產量值-漁業種類別魚類別生產量值3'.D62];['漁業生產量值-漁業種類別魚類別生產量值3'.F62];['漁業生產量值-漁業種類別魚類別生產量值3'.H62]))" table:style-name="ce98">
            <text:p>100,566<text:s/></text:p>
          </table:table-cell>
          <table:table-cell office:value-type="string" office:string-value="-" table:formula="of:=  IF(SUM([.O63];[.O64];[.O65];[.O67])=0;IF([.O66]=0;&quot;-&quot;;[.O66]);SUM([.O63];[.O64];[.O65];[.O67]))" table:style-name="ce44">
            <text:p>-</text:p>
          </table:table-cell>
          <table:table-cell office:value-type="string" office:string-value="-" table:formula="of:=  IF(SUM([.P63:.P67])=0;&quot;-&quot;;SUM([.P63:.P6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float" office:value="1658.777" table:style-name="ce47">
            <text:p>1,659<text:s/></text:p>
          </table:table-cell>
          <table:table-cell office:value-type="float" office:value="161750.97200000001" table:style-name="ce47">
            <text:p>161,75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5841.661520000001" table:style-name="ce47">
            <text:p>25,842<text:s/></text:p>
          </table:table-cell>
          <table:table-cell office:value-type="float" office:value="1988350.00085" table:style-name="ce47">
            <text:p>1,988,350<text:s/></text:p>
          </table:table-cell>
          <table:table-cell office:value-type="float" office:value="577.86500000000001" table:formula="of:=  IF(SUM([.O63];['漁業生產量值-漁業種類別魚類別生產量值3'.C63];['漁業生產量值-漁業種類別魚類別生產量值3'.E63];['漁業生產量值-漁業種類別魚類別生產量值3'.G63])=0;&quot;-&quot;;SUM([.O63];['漁業生產量值-漁業種類別魚類別生產量值3'.C63];['漁業生產量值-漁業種類別魚類別生產量值3'.E63];['漁業生產量值-漁業種類別魚類別生產量值3'.G63]))" table:style-name="ce98">
            <text:p>578<text:s/></text:p>
          </table:table-cell>
          <table:table-cell office:value-type="float" office:value="95439.153000000006" table:formula="of:=  IF(SUM([.P63];['漁業生產量值-漁業種類別魚類別生產量值3'.D63];['漁業生產量值-漁業種類別魚類別生產量值3'.F63];['漁業生產量值-漁業種類別魚類別生產量值3'.H63])=0;&quot;-&quot;;SUM([.P63];['漁業生產量值-漁業種類別魚類別生產量值3'.D63];['漁業生產量值-漁業種類別魚類別生產量值3'.F63];['漁業生產量值-漁業種類別魚類別生產量值3'.H63]))" table:style-name="ce98">
            <text:p>95,43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float" office:value="9520.0859999999993" table:style-name="ce47">
            <text:p>9,520<text:s/></text:p>
          </table:table-cell>
          <table:table-cell office:value-type="float" office:value="1001051.299" table:style-name="ce47">
            <text:p>1,001,05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70.16" table:style-name="ce47">
            <text:p>170<text:s/></text:p>
          </table:table-cell>
          <table:table-cell office:value-type="float" office:value="34319.68" table:style-name="ce47">
            <text:p>34,320<text:s/></text:p>
          </table:table-cell>
          <table:table-cell office:value-type="float" office:value="1045" table:style-name="ce47">
            <text:p>1,045<text:s/></text:p>
          </table:table-cell>
          <table:table-cell office:value-type="float" office:value="165495.29999999999" table:style-name="ce47">
            <text:p>165,495<text:s/></text:p>
          </table:table-cell>
          <table:table-cell office:value-type="float" office:value="18706.124599999999" table:style-name="ce47">
            <text:p>18,706<text:s/></text:p>
          </table:table-cell>
          <table:table-cell office:value-type="float" office:value="1323875.7796199999" table:style-name="ce47">
            <text:p>1,323,876<text:s/></text:p>
          </table:table-cell>
          <table:table-cell office:value-type="float" office:value="32.51" table:formula="of:=  IF(SUM([.O64];['漁業生產量值-漁業種類別魚類別生產量值3'.C64];['漁業生產量值-漁業種類別魚類別生產量值3'.E64];['漁業生產量值-漁業種類別魚類別生產量值3'.G64])=0;&quot;-&quot;;SUM([.O64];['漁業生產量值-漁業種類別魚類別生產量值3'.C64];['漁業生產量值-漁業種類別魚類別生產量值3'.E64];['漁業生產量值-漁業種類別魚類別生產量值3'.G64]))" table:style-name="ce98">
            <text:p>33<text:s/></text:p>
          </table:table-cell>
          <table:table-cell office:value-type="float" office:value="5126.8270000000002" table:formula="of:=  IF(SUM([.P64];['漁業生產量值-漁業種類別魚類別生產量值3'.D64];['漁業生產量值-漁業種類別魚類別生產量值3'.F64];['漁業生產量值-漁業種類別魚類別生產量值3'.H64])=0;&quot;-&quot;;SUM([.P64];['漁業生產量值-漁業種類別魚類別生產量值3'.D64];['漁業生產量值-漁業種類別魚類別生產量值3'.F64];['漁業生產量值-漁業種類別魚類別生產量值3'.H64]))" table:style-name="ce98">
            <text:p>5,12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65];['漁業生產量值-漁業種類別魚類別生產量值3'.C65];['漁業生產量值-漁業種類別魚類別生產量值3'.E65];['漁業生產量值-漁業種類別魚類別生產量值3'.G65])=0;&quot;-&quot;;SUM([.O65];['漁業生產量值-漁業種類別魚類別生產量值3'.C65];['漁業生產量值-漁業種類別魚類別生產量值3'.E65];['漁業生產量值-漁業種類別魚類別生產量值3'.G65]))" table:style-name="ce98">
            <text:p>-</text:p>
          </table:table-cell>
          <table:table-cell office:value-type="string" office:string-value="-" table:formula="of:=  IF(SUM([.P65];['漁業生產量值-漁業種類別魚類別生產量值3'.D65];['漁業生產量值-漁業種類別魚類別生產量值3'.F65];['漁業生產量值-漁業種類別魚類別生產量值3'.H65])=0;&quot;-&quot;;SUM([.P65];['漁業生產量值-漁業種類別魚類別生產量值3'.D65];['漁業生產量值-漁業種類別魚類別生產量值3'.F65];['漁業生產量值-漁業種類別魚類別生產量值3'.H65]))" table:style-name="ce9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1064" table:style-name="ce47">
            <text:p>51,064<text:s/></text:p>
          </table:table-cell>
          <table:table-cell office:value-type="float" office:value="994751.89997000003" table:style-name="ce47">
            <text:p>994,75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O66];['漁業生產量值-漁業種類別魚類別生產量值3'.C66];['漁業生產量值-漁業種類別魚類別生產量值3'.E66];['漁業生產量值-漁業種類別魚類別生產量值3'.G66])=0;&quot;-&quot;;SUM([.O66];['漁業生產量值-漁業種類別魚類別生產量值3'.C66];['漁業生產量值-漁業種類別魚類別生產量值3'.E66];['漁業生產量值-漁業種類別魚類別生產量值3'.G66]))" table:style-name="ce98">
            <text:p>-</text:p>
          </table:table-cell>
          <table:table-cell office:value-type="string" office:string-value="-" table:formula="of:=  IF(SUM([.P66];['漁業生產量值-漁業種類別魚類別生產量值3'.D66];['漁業生產量值-漁業種類別魚類別生產量值3'.F66];['漁業生產量值-漁業種類別魚類別生產量值3'.H66])=0;&quot;-&quot;;SUM([.P66];['漁業生產量值-漁業種類別魚類別生產量值3'.D66];['漁業生產量值-漁業種類別魚類別生產量值3'.F66];['漁業生產量值-漁業種類別魚類別生產量值3'.H66]))" table:style-name="ce9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float" office:value="8.52" table:style-name="ce49">
            <text:p>9<text:s/></text:p>
          </table:table-cell>
          <table:table-cell office:value-type="float" office:value="931.96249999999998" table:style-name="ce49">
            <text:p>932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O67];['漁業生產量值-漁業種類別魚類別生產量值3'.C67];['漁業生產量值-漁業種類別魚類別生產量值3'.E67];['漁業生產量值-漁業種類別魚類別生產量值3'.G67])=0;&quot;-&quot;;SUM([.O67];['漁業生產量值-漁業種類別魚類別生產量值3'.C67];['漁業生產量值-漁業種類別魚類別生產量值3'.E67];['漁業生產量值-漁業種類別魚類別生產量值3'.G67]))" table:style-name="ce98">
            <text:p>-</text:p>
          </table:table-cell>
          <table:table-cell office:value-type="string" office:string-value="-" table:formula="of:=  IF(SUM([.P67];['漁業生產量值-漁業種類別魚類別生產量值3'.D67];['漁業生產量值-漁業種類別魚類別生產量值3'.F67];['漁業生產量值-漁業種類別魚類別生產量值3'.H67])=0;&quot;-&quot;;SUM([.P67];['漁業生產量值-漁業種類別魚類別生產量值3'.D67];['漁業生產量值-漁業種類別魚類別生產量值3'.F67];['漁業生產量值-漁業種類別魚類別生產量值3'.H67]))" table:style-name="ce9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16384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14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826in" svg:height="0.70335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4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6" table:number-rows-spanned="1" table:style-name="ce257">
            <text:p>鯛 <text:s text:c="3"/>科</text:p>
          </table:table-cell>
          <table:covered-table-cell table:number-columns-repeated="5"/>
          <table:table-cell office:value-type="string" table:number-columns-spanned="6" table:number-rows-spanned="1" table:style-name="ce245">
            <text:p>石 <text:s/>首 <text:s/>魚 <text:s/>科</text:p>
          </table:table-cell>
          <table:covered-table-cell table:number-columns-repeated="5"/>
          <table:table-cell table:number-columns-spanned="2" table:number-rows-spanned="1" table:style-name="ce261"/>
          <table:covered-table-cell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49">
            <text:p>黃背牙鯛</text:p>
          </table:table-cell>
          <table:covered-table-cell/>
          <table:table-cell office:value-type="string" table:number-columns-spanned="2" table:number-rows-spanned="1" table:style-name="ce263">
            <text:p>黑棘鯛</text:p>
          </table:table-cell>
          <table:covered-table-cell/>
          <table:table-cell office:value-type="string" table:number-columns-spanned="2" table:number-rows-spanned="1" table:style-name="ce262">
            <text:p>其他</text:p>
          </table:table-cell>
          <table:covered-table-cell/>
          <table:table-cell office:value-type="string" table:number-columns-spanned="2" table:number-rows-spanned="1" table:style-name="ce256">
            <text:p>小計</text:p>
          </table:table-cell>
          <table:covered-table-cell/>
          <table:table-cell office:value-type="string" table:number-columns-spanned="2" table:number-rows-spanned="1" table:style-name="ce161">
            <text:p>白姑魚</text:p>
          </table:table-cell>
          <table:covered-table-cell/>
          <table:table-cell office:value-type="string" table:number-columns-spanned="2" table:number-rows-spanned="1" table:style-name="ce249">
            <text:p>其他</text:p>
          </table:table-cell>
          <table:covered-table-cell/>
          <table:table-cell office:value-type="string" table:number-columns-spanned="2" table:number-rows-spanned="1" table:style-name="ce258">
            <text:p>金線魚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5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42">
            <text:p>12002</text:p>
          </table:table-cell>
          <table:covered-table-cell/>
          <table:table-cell office:value-type="string" table:number-columns-spanned="2" table:number-rows-spanned="1" table:style-name="ce235">
            <text:p>12004</text:p>
          </table:table-cell>
          <table:covered-table-cell/>
          <table:table-cell office:value-type="string" table:number-columns-spanned="2" table:number-rows-spanned="1" table:style-name="ce260">
            <text:p>12ZZZ</text:p>
          </table:table-cell>
          <table:covered-table-cell/>
          <table:table-cell office:value-type="string" table:number-columns-spanned="2" table:number-rows-spanned="1" table:style-name="ce236">
            <text:p>Sub Total</text:p>
          </table:table-cell>
          <table:covered-table-cell/>
          <table:table-cell office:value-type="string" table:number-columns-spanned="2" table:number-rows-spanned="1" table:style-name="ce163">
            <text:p>15004</text:p>
          </table:table-cell>
          <table:covered-table-cell/>
          <table:table-cell office:value-type="string" table:number-columns-spanned="2" table:number-rows-spanned="1" table:style-name="ce255">
            <text:p>15ZZZ</text:p>
          </table:table-cell>
          <table:covered-table-cell/>
          <table:table-cell office:value-type="string" table:number-columns-spanned="2" table:number-rows-spanned="1" table:style-name="ce242">
            <text:p>16001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96">
            <text:p>產量</text:p>
          </table:table-cell>
          <table:table-cell office:value-type="string" table:style-name="ce96">
            <text:p>價值</text:p>
          </table:table-cell>
          <table:table-cell office:value-type="string" table:style-name="ce96">
            <text:p>產量</text:p>
          </table:table-cell>
          <table:table-cell office:value-type="string" table:style-name="ce96">
            <text:p>價值</text:p>
          </table:table-cell>
          <table:table-cell office:value-type="string" table:style-name="ce96">
            <text:p>產量</text:p>
          </table:table-cell>
          <table:table-cell office:value-type="string" table:style-name="ce96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97">
            <text:p>Quantity</text:p>
          </table:table-cell>
          <table:table-cell office:value-type="string" table:style-name="ce97">
            <text:p>Value</text:p>
          </table:table-cell>
          <table:table-cell office:value-type="string" table:style-name="ce97">
            <text:p>Quantity</text:p>
          </table:table-cell>
          <table:table-cell office:value-type="string" table:style-name="ce97">
            <text:p>Value</text:p>
          </table:table-cell>
          <table:table-cell office:value-type="string" table:style-name="ce97">
            <text:p>Quantity</text:p>
          </table:table-cell>
          <table:table-cell office:value-type="string" table:style-name="ce97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541.11557000000005" table:formula="of:=  IF(SUM([.C11];[.C19];[.C36];[.C54];[.C58];[.C62])=0;&quot;-&quot;;SUM([.C11];[.C19];[.C36];[.C54];[.C58];[.C62]))" table:style-name="ce37">
            <text:p>541<text:s/></text:p>
          </table:table-cell>
          <table:table-cell office:value-type="float" office:value="122019.81753" table:formula="of:=  IF(SUM([.D11];[.D19];[.D36];[.D54];[.D58];[.D62])=0;&quot;-&quot;;SUM([.D11];[.D19];[.D36];[.D54];[.D58];[.D62]))" table:style-name="ce37">
            <text:p>122,020<text:s/></text:p>
          </table:table-cell>
          <table:table-cell office:value-type="float" office:value="350.84783000000004" table:formula="of:=  IF(SUM([.E11];[.E19];[.E36];[.E54];[.E58];[.E62])=0;&quot;-&quot;;SUM([.E11];[.E19];[.E36];[.E54];[.E58];[.E62]))" table:style-name="ce37">
            <text:p>351<text:s/></text:p>
          </table:table-cell>
          <table:table-cell office:value-type="float" office:value="77146.188280000002" table:formula="of:=  IF(SUM([.F11];[.F19];[.F36];[.F54];[.F58];[.F62])=0;&quot;-&quot;;SUM([.F11];[.F19];[.F36];[.F54];[.F58];[.F62]))" table:style-name="ce37">
            <text:p>77,146<text:s/></text:p>
          </table:table-cell>
          <table:table-cell office:value-type="float" office:value="1323.8723200000002" table:formula="of:=  IF(SUM([.G11];[.G19];[.G36];[.G54];[.G58];[.G62])=0;&quot;-&quot;;SUM([.G11];[.G19];[.G36];[.G54];[.G58];[.G62]))" table:style-name="ce37">
            <text:p>1,324<text:s/></text:p>
          </table:table-cell>
          <table:table-cell office:value-type="float" office:value="301002.87519000005" table:formula="of:=  IF(SUM([.H11];[.H19];[.H36];[.H54];[.H58];[.H62])=0;&quot;-&quot;;SUM([.H11];[.H19];[.H36];[.H54];[.H58];[.H62]))" table:style-name="ce37">
            <text:p>301,003<text:s/></text:p>
          </table:table-cell>
          <table:table-cell office:value-type="float" office:value="1680.2028399999999" table:formula="of:=  IF(SUM([.K10];[.M10])=0;&quot;-&quot;;SUM([.K10];[.M10]))" table:style-name="ce103">
            <text:p>1,680<text:s/></text:p>
          </table:table-cell>
          <table:table-cell office:value-type="float" office:value="376836.18101" table:formula="of:=  IF(SUM([.L10];[.N10])=0;&quot;-&quot;;SUM([.L10];[.N10]))" table:style-name="ce103">
            <text:p>376,836<text:s/></text:p>
          </table:table-cell>
          <table:table-cell office:value-type="float" office:value="749.09254999999996" table:formula="of:=  IF(SUM([.K11];[.K19];[.K36];[.K54];[.K58];[.K62])=0;&quot;-&quot;;SUM([.K11];[.K19];[.K36];[.K54];[.K58];[.K62]))" table:style-name="ce98">
            <text:p>749<text:s/></text:p>
          </table:table-cell>
          <table:table-cell office:value-type="float" office:value="86523.62248000002" table:formula="of:=  IF(SUM([.L11];[.L19];[.L36];[.L54];[.L58];[.L62])=0;&quot;-&quot;;SUM([.L11];[.L19];[.L36];[.L54];[.L58];[.L62]))" table:style-name="ce98">
            <text:p>86,524<text:s/></text:p>
          </table:table-cell>
          <table:table-cell office:value-type="float" office:value="931.11028999999985" table:formula="of:=  IF(SUM([.M11];[.M19];[.M36];[.M54];[.M58];[.M62])=0;&quot;-&quot;;SUM([.M11];[.M19];[.M36];[.M54];[.M58];[.M62]))" table:style-name="ce98">
            <text:p>931<text:s/></text:p>
          </table:table-cell>
          <table:table-cell office:value-type="float" office:value="290312.55852999998" table:formula="of:=  IF(SUM([.N11];[.N19];[.N36];[.N54];[.N58];[.N62])=0;&quot;-&quot;;SUM([.N11];[.N19];[.N36];[.N54];[.N58];[.N62]))" table:style-name="ce98">
            <text:p>290,313<text:s/></text:p>
          </table:table-cell>
          <table:table-cell office:value-type="float" office:value="94.440599999999989" table:formula="of:=  IF(SUM([.O11];[.O19];[.O36];[.O54];[.O58];[.O62])=0;&quot;-&quot;;SUM([.O11];[.O19];[.O36];[.O54];[.O58];[.O62]))" table:style-name="ce37">
            <text:p>94<text:s/></text:p>
          </table:table-cell>
          <table:table-cell office:value-type="float" office:value="24343.799180000002" table:formula="of:=  IF(SUM([.P11];[.P19];[.P36];[.P54];[.P58];[.P62])=0;&quot;-&quot;;SUM([.P11];[.P19];[.P36];[.P54];[.P58];[.P62]))" table:style-name="ce37">
            <text:p>24,344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string" office:string-value="-" table:formula="of:=  IF(SUM([.C12:.C18])=0;&quot;-&quot;;SUM([.C12:.C18]))" table:style-name="ce44">
            <text:p>-</text:p>
          </table:table-cell>
          <table:table-cell office:value-type="string" office:string-value="-" table:formula="of:=  IF(SUM([.D12:.D18])=0;&quot;-&quot;;SUM([.D12:.D18]))" table:style-name="ce44">
            <text:p>-</text:p>
          </table:table-cell>
          <table:table-cell office:value-type="string" office:string-value="-" table:formula="of:=  IF(SUM([.E12:.E18])=0;&quot;-&quot;;SUM([.E12:.E18]))" table:style-name="ce44">
            <text:p>-</text:p>
          </table:table-cell>
          <table:table-cell office:value-type="string" office:string-value="-" table:formula="of:=  IF(SUM([.F12:.F18])=0;&quot;-&quot;;SUM([.F12:.F18]))" table:style-name="ce44">
            <text:p>-</text:p>
          </table:table-cell>
          <table:table-cell office:value-type="string" office:string-value="-" table:formula="of:=  IF(SUM([.G12:.G18])=0;&quot;-&quot;;SUM([.G12:.G18]))" table:style-name="ce44">
            <text:p>-</text:p>
          </table:table-cell>
          <table:table-cell office:value-type="string" office:string-value="-" table:formula="of:=  IF(SUM([.H12:.H18])=0;&quot;-&quot;;SUM([.H12:.H18]))" table:style-name="ce44">
            <text:p>-</text:p>
          </table:table-cell>
          <table:table-cell office:value-type="string" office:string-value="-" table:formula="of:=  IF(SUM([.K11];[.M11])=0;&quot;-&quot;;SUM([.K11];[.M11]))" table:style-name="ce98">
            <text:p>-</text:p>
          </table:table-cell>
          <table:table-cell office:value-type="string" office:string-value="-" table:formula="of:=  IF(SUM([.L11];[.N11])=0;&quot;-&quot;;SUM([.L11];[.N11]))" table:style-name="ce98">
            <text:p>-</text:p>
          </table:table-cell>
          <table:table-cell office:value-type="string" office:string-value="-" table:formula="of:=  IF(SUM([.K12:.K18])=0;&quot;-&quot;;SUM([.K12:.K18]))" table:style-name="ce99">
            <text:p>-</text:p>
          </table:table-cell>
          <table:table-cell office:value-type="string" office:string-value="-" table:formula="of:=  IF(SUM([.L12:.L18])=0;&quot;-&quot;;SUM([.L12:.L18]))" table:style-name="ce99">
            <text:p>-</text:p>
          </table:table-cell>
          <table:table-cell office:value-type="string" office:string-value="-" table:formula="of:=  IF(SUM([.M12:.M18])=0;&quot;-&quot;;SUM([.M12:.M18]))" table:style-name="ce99">
            <text:p>-</text:p>
          </table:table-cell>
          <table:table-cell office:value-type="string" office:string-value="-" table:formula="of:=  IF(SUM([.N12:.N18])=0;&quot;-&quot;;SUM([.N12:.N18]))" table:style-name="ce99">
            <text:p>-</text:p>
          </table:table-cell>
          <table:table-cell office:value-type="string" office:string-value="-" table:formula="of:=  IF(SUM([.O12:.O18])=0;&quot;-&quot;;SUM([.O12:.O18]))" table:style-name="ce44">
            <text:p>-</text:p>
          </table:table-cell>
          <table:table-cell office:value-type="string" office:string-value="-" table:formula="of:=  IF(SUM([.P12:.P18])=0;&quot;-&quot;;SUM([.P12:.P18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12];[.M12])=0;&quot;-&quot;;SUM([.K12];[.M12]))" table:style-name="ce98">
            <text:p>-</text:p>
          </table:table-cell>
          <table:table-cell office:value-type="string" office:string-value="-" table:formula="of:=  IF(SUM([.L12];[.N12])=0;&quot;-&quot;;SUM([.L12];[.N12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13];[.M13])=0;&quot;-&quot;;SUM([.K13];[.M13]))" table:style-name="ce98">
            <text:p>-</text:p>
          </table:table-cell>
          <table:table-cell office:value-type="string" office:string-value="-" table:formula="of:=  IF(SUM([.L13];[.N13])=0;&quot;-&quot;;SUM([.L13];[.N13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14];[.M14])=0;&quot;-&quot;;SUM([.K14];[.M14]))" table:style-name="ce98">
            <text:p>-</text:p>
          </table:table-cell>
          <table:table-cell office:value-type="string" office:string-value="-" table:formula="of:=  IF(SUM([.L14];[.N14])=0;&quot;-&quot;;SUM([.L14];[.N14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15];[.M15])=0;&quot;-&quot;;SUM([.K15];[.M15]))" table:style-name="ce98">
            <text:p>-</text:p>
          </table:table-cell>
          <table:table-cell office:value-type="string" office:string-value="-" table:formula="of:=  IF(SUM([.L15];[.N15])=0;&quot;-&quot;;SUM([.L15];[.N15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16];[.M16])=0;&quot;-&quot;;SUM([.K16];[.M16]))" table:style-name="ce98">
            <text:p>-</text:p>
          </table:table-cell>
          <table:table-cell office:value-type="string" office:string-value="-" table:formula="of:=  IF(SUM([.L16];[.N16])=0;&quot;-&quot;;SUM([.L16];[.N16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17];[.M17])=0;&quot;-&quot;;SUM([.K17];[.M17]))" table:style-name="ce98">
            <text:p>-</text:p>
          </table:table-cell>
          <table:table-cell office:value-type="string" office:string-value="-" table:formula="of:=  IF(SUM([.L17];[.N17])=0;&quot;-&quot;;SUM([.L17];[.N17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K18];[.M18])=0;&quot;-&quot;;SUM([.K18];[.M18]))" table:style-name="ce98">
            <text:p>-</text:p>
          </table:table-cell>
          <table:table-cell office:value-type="string" office:string-value="-" table:formula="of:=  IF(SUM([.L18];[.N18])=0;&quot;-&quot;;SUM([.L18];[.N18]))" table:style-name="ce98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float" office:value="373.73405000000002" table:formula="of:=  IF(SUM([.C20:.C35])=0;&quot;-&quot;;SUM([.C20:.C35]))" table:style-name="ce44">
            <text:p>374<text:s/></text:p>
          </table:table-cell>
          <table:table-cell office:value-type="float" office:value="88079.695250000004" table:formula="of:=  IF(SUM([.D20:.D35])=0;&quot;-&quot;;SUM([.D20:.D35]))" table:style-name="ce44">
            <text:p>88,080<text:s/></text:p>
          </table:table-cell>
          <table:table-cell office:value-type="float" office:value="66.621600000000001" table:formula="of:=  IF(SUM([.E20:.E35])=0;&quot;-&quot;;SUM([.E20:.E35]))" table:style-name="ce44">
            <text:p>67<text:s/></text:p>
          </table:table-cell>
          <table:table-cell office:value-type="float" office:value="16491.753860000001" table:formula="of:=  IF(SUM([.F20:.F35])=0;&quot;-&quot;;SUM([.F20:.F35]))" table:style-name="ce44">
            <text:p>16,492<text:s/></text:p>
          </table:table-cell>
          <table:table-cell office:value-type="float" office:value="601.28060000000005" table:formula="of:=  IF(SUM([.G20:.G35])=0;&quot;-&quot;;SUM([.G20:.G35]))" table:style-name="ce44">
            <text:p>601<text:s/></text:p>
          </table:table-cell>
          <table:table-cell office:value-type="float" office:value="145623.08512" table:formula="of:=  IF(SUM([.H20:.H35])=0;&quot;-&quot;;SUM([.H20:.H35]))" table:style-name="ce44">
            <text:p>145,623<text:s/></text:p>
          </table:table-cell>
          <table:table-cell office:value-type="float" office:value="989.71226999999999" table:formula="of:=  IF(SUM([.K19];[.M19])=0;&quot;-&quot;;SUM([.K19];[.M19]))" table:style-name="ce104">
            <text:p>990<text:s/></text:p>
          </table:table-cell>
          <table:table-cell office:value-type="float" office:value="159075.80336999998" table:formula="of:=  IF(SUM([.L19];[.N19])=0;&quot;-&quot;;SUM([.L19];[.N19]))" table:style-name="ce104">
            <text:p>159,076<text:s/></text:p>
          </table:table-cell>
          <table:table-cell office:value-type="float" office:value="447.04165" table:formula="of:=  IF(SUM([.K20:.K35])=0;&quot;-&quot;;SUM([.K20:.K35]))" table:style-name="ce99">
            <text:p>447<text:s/></text:p>
          </table:table-cell>
          <table:table-cell office:value-type="float" office:value="39411.450530000002" table:formula="of:=  IF(SUM([.L20:.L35])=0;&quot;-&quot;;SUM([.L20:.L35]))" table:style-name="ce99">
            <text:p>39,411<text:s/></text:p>
          </table:table-cell>
          <table:table-cell office:value-type="float" office:value="542.67061999999999" table:formula="of:=  IF(SUM([.M20:.M35])=0;&quot;-&quot;;SUM([.M20:.M35]))" table:style-name="ce99">
            <text:p>543<text:s/></text:p>
          </table:table-cell>
          <table:table-cell office:value-type="float" office:value="119664.35283999999" table:formula="of:=  IF(SUM([.N20:.N35])=0;&quot;-&quot;;SUM([.N20:.N35]))" table:style-name="ce99">
            <text:p>119,664<text:s/></text:p>
          </table:table-cell>
          <table:table-cell office:value-type="float" office:value="93.709299999999985" table:formula="of:=  IF(SUM([.O20:.O35])=0;&quot;-&quot;;SUM([.O20:.O35]))" table:style-name="ce44">
            <text:p>94<text:s/></text:p>
          </table:table-cell>
          <table:table-cell office:value-type="float" office:value="24224.0537" table:formula="of:=  IF(SUM([.P20:.P35])=0;&quot;-&quot;;SUM([.P20:.P35]))" table:style-name="ce44">
            <text:p>24,22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office:string-value="-" table:formula="of:=  IF(SUM([.K20];[.M20])=0;&quot;-&quot;;SUM([.K20];[.M20]))" table:style-name="ce98">
            <text:p>-</text:p>
          </table:table-cell>
          <table:table-cell office:value-type="string" office:string-value="-" table:formula="of:=  IF(SUM([.L20];[.N20])=0;&quot;-&quot;;SUM([.L20];[.N20]))" table:style-name="ce98">
            <text:p>-</text:p>
          </table:table-cell>
          <table:table-cell office:value-type="string" table:style-name="ce102">
            <text:p>-</text:p>
          </table:table-cell>
          <table:table-cell office:value-type="string" table:style-name="ce102">
            <text:p>-</text:p>
          </table:table-cell>
          <table:table-cell office:value-type="string" table:style-name="ce102">
            <text:p>-</text:p>
          </table:table-cell>
          <table:table-cell office:value-type="string" table:style-name="ce102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1];[.M21])=0;&quot;-&quot;;SUM([.K21];[.M21]))" table:style-name="ce98">
            <text:p>-</text:p>
          </table:table-cell>
          <table:table-cell office:value-type="string" office:string-value="-" table:formula="of:=  IF(SUM([.L21];[.N21])=0;&quot;-&quot;;SUM([.L21];[.N21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2];[.M22])=0;&quot;-&quot;;SUM([.K22];[.M22]))" table:style-name="ce98">
            <text:p>-</text:p>
          </table:table-cell>
          <table:table-cell office:value-type="string" office:string-value="-" table:formula="of:=  IF(SUM([.L22];[.N22])=0;&quot;-&quot;;SUM([.L22];[.N22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float" office:value="78.316370000000006" table:style-name="ce47">
            <text:p>78<text:s/></text:p>
          </table:table-cell>
          <table:table-cell office:value-type="float" office:value="16360.791069999999" table:style-name="ce47">
            <text:p>16,361<text:s/></text:p>
          </table:table-cell>
          <table:table-cell office:value-type="float" office:value="16.102930000000001" table:style-name="ce47">
            <text:p>16<text:s/></text:p>
          </table:table-cell>
          <table:table-cell office:value-type="float" office:value="4066.9733900000001" table:style-name="ce47">
            <text:p>4,067<text:s/></text:p>
          </table:table-cell>
          <table:table-cell office:value-type="float" office:value="100.55977999999999" table:style-name="ce47">
            <text:p>101<text:s/></text:p>
          </table:table-cell>
          <table:table-cell office:value-type="float" office:value="16155.51627" table:style-name="ce47">
            <text:p>16,156<text:s/></text:p>
          </table:table-cell>
          <table:table-cell office:value-type="float" office:value="696.92192" table:formula="of:=  IF(SUM([.K23];[.M23])=0;&quot;-&quot;;SUM([.K23];[.M23]))" table:style-name="ce98">
            <text:p>697<text:s/></text:p>
          </table:table-cell>
          <table:table-cell office:value-type="float" office:value="99700.977299999999" table:formula="of:=  IF(SUM([.L23];[.N23])=0;&quot;-&quot;;SUM([.L23];[.N23]))" table:style-name="ce98">
            <text:p>99,701<text:s/></text:p>
          </table:table-cell>
          <table:table-cell office:value-type="float" office:value="311.81393000000003" table:style-name="ce100">
            <text:p>312<text:s/></text:p>
          </table:table-cell>
          <table:table-cell office:value-type="float" office:value="24218.575560000001" table:style-name="ce100">
            <text:p>24,219<text:s/></text:p>
          </table:table-cell>
          <table:table-cell office:value-type="float" office:value="385.10798999999997" table:style-name="ce100">
            <text:p>385<text:s/></text:p>
          </table:table-cell>
          <table:table-cell office:value-type="float" office:value="75482.401740000001" table:style-name="ce100">
            <text:p>75,482<text:s/></text:p>
          </table:table-cell>
          <table:table-cell office:value-type="float" office:value="93.454949999999997" table:style-name="ce47">
            <text:p>93<text:s/></text:p>
          </table:table-cell>
          <table:table-cell office:value-type="float" office:value="24108.471300000001" table:style-name="ce47">
            <text:p>24,10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float" office:value="0.97048000000000001" table:style-name="ce47">
            <text:p>1<text:s/></text:p>
          </table:table-cell>
          <table:table-cell office:value-type="float" office:value="256.82287000000002" table:style-name="ce47">
            <text:p>257<text:s/></text:p>
          </table:table-cell>
          <table:table-cell office:value-type="float" office:value="43.830440000000003" table:style-name="ce47">
            <text:p>44<text:s/></text:p>
          </table:table-cell>
          <table:table-cell office:value-type="float" office:value="9992.7691599999998" table:style-name="ce47">
            <text:p>9,993<text:s/></text:p>
          </table:table-cell>
          <table:table-cell office:value-type="float" office:value="35.239719999999998" table:style-name="ce47">
            <text:p>35<text:s/></text:p>
          </table:table-cell>
          <table:table-cell office:value-type="float" office:value="7198.8910399999995" table:style-name="ce47">
            <text:p>7,199<text:s/></text:p>
          </table:table-cell>
          <table:table-cell office:value-type="float" office:value="165.22543000000002" table:formula="of:=  IF(SUM([.K24];[.M24])=0;&quot;-&quot;;SUM([.K24];[.M24]))" table:style-name="ce98">
            <text:p>165<text:s/></text:p>
          </table:table-cell>
          <table:table-cell office:value-type="float" office:value="32810.319309999999" table:formula="of:=  IF(SUM([.L24];[.N24])=0;&quot;-&quot;;SUM([.L24];[.N24]))" table:style-name="ce98">
            <text:p>32,810<text:s/></text:p>
          </table:table-cell>
          <table:table-cell office:value-type="float" office:value="92.989220000000003" table:style-name="ce100">
            <text:p>93<text:s/></text:p>
          </table:table-cell>
          <table:table-cell office:value-type="float" office:value="8179.5641500000002" table:style-name="ce100">
            <text:p>8,180<text:s/></text:p>
          </table:table-cell>
          <table:table-cell office:value-type="float" office:value="72.23621" table:style-name="ce100">
            <text:p>72<text:s/></text:p>
          </table:table-cell>
          <table:table-cell office:value-type="float" office:value="24630.755160000001" table:style-name="ce100">
            <text:p>24,631<text:s/></text:p>
          </table:table-cell>
          <table:table-cell office:value-type="float" office:value="0.22312000000000001" table:style-name="ce47">
            <text:p>0<text:s/></text:p>
          </table:table-cell>
          <table:table-cell office:value-type="float" office:value="101.02145" table:style-name="ce47">
            <text:p>10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5];[.M25])=0;&quot;-&quot;;SUM([.K25];[.M25]))" table:style-name="ce98">
            <text:p>-</text:p>
          </table:table-cell>
          <table:table-cell office:value-type="string" office:string-value="-" table:formula="of:=  IF(SUM([.L25];[.N25])=0;&quot;-&quot;;SUM([.L25];[.N25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6];[.M26])=0;&quot;-&quot;;SUM([.K26];[.M26]))" table:style-name="ce98">
            <text:p>-</text:p>
          </table:table-cell>
          <table:table-cell office:value-type="string" office:string-value="-" table:formula="of:=  IF(SUM([.L26];[.N26])=0;&quot;-&quot;;SUM([.L26];[.N26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7];[.M27])=0;&quot;-&quot;;SUM([.K27];[.M27]))" table:style-name="ce98">
            <text:p>-</text:p>
          </table:table-cell>
          <table:table-cell office:value-type="string" office:string-value="-" table:formula="of:=  IF(SUM([.L27];[.N27])=0;&quot;-&quot;;SUM([.L27];[.N27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float" office:value="141.38641999999999" table:style-name="ce47">
            <text:p>141<text:s/></text:p>
          </table:table-cell>
          <table:table-cell office:value-type="float" office:value="39999.138420000003" table:style-name="ce47">
            <text:p>39,999<text:s/></text:p>
          </table:table-cell>
          <table:table-cell office:value-type="float" office:value="1.9852300000000001" table:style-name="ce47">
            <text:p>2<text:s/></text:p>
          </table:table-cell>
          <table:table-cell office:value-type="float" office:value="692.38130999999998" table:style-name="ce47">
            <text:p>692<text:s/></text:p>
          </table:table-cell>
          <table:table-cell office:value-type="float" office:value="420.19409999999999" table:style-name="ce47">
            <text:p>420<text:s/></text:p>
          </table:table-cell>
          <table:table-cell office:value-type="float" office:value="111006.88231" table:style-name="ce47">
            <text:p>111,007<text:s/></text:p>
          </table:table-cell>
          <table:table-cell office:value-type="float" office:value="87.321069999999992" table:formula="of:=  IF(SUM([.K28];[.M28])=0;&quot;-&quot;;SUM([.K28];[.M28]))" table:style-name="ce98">
            <text:p>87<text:s/></text:p>
          </table:table-cell>
          <table:table-cell office:value-type="float" office:value="14093.317880000001" table:formula="of:=  IF(SUM([.L28];[.N28])=0;&quot;-&quot;;SUM([.L28];[.N28]))" table:style-name="ce98">
            <text:p>14,093<text:s/></text:p>
          </table:table-cell>
          <table:table-cell office:value-type="float" office:value="36.882350000000002" table:style-name="ce100">
            <text:p>37<text:s/></text:p>
          </table:table-cell>
          <table:table-cell office:value-type="float" office:value="6596.9919399999999" table:style-name="ce100">
            <text:p>6,597<text:s/></text:p>
          </table:table-cell>
          <table:table-cell office:value-type="float" office:value="50.438719999999996" table:style-name="ce100">
            <text:p>50<text:s/></text:p>
          </table:table-cell>
          <table:table-cell office:value-type="float" office:value="7496.3259400000006" table:style-name="ce100">
            <text:p>7,496<text:s/></text:p>
          </table:table-cell>
          <table:table-cell office:value-type="float" office:value="3.1230000000000001E-2" table:style-name="ce47">
            <text:p>0<text:s/></text:p>
          </table:table-cell>
          <table:table-cell office:value-type="float" office:value="14.56095" table:style-name="ce47">
            <text:p>1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29];[.M29])=0;&quot;-&quot;;SUM([.K29];[.M29]))" table:style-name="ce98">
            <text:p>-</text:p>
          </table:table-cell>
          <table:table-cell office:value-type="string" office:string-value="-" table:formula="of:=  IF(SUM([.L29];[.N29])=0;&quot;-&quot;;SUM([.L29];[.N29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float" office:value="152.63999999999999" table:style-name="ce47">
            <text:p>153<text:s/></text:p>
          </table:table-cell>
          <table:table-cell office:value-type="float" office:value="31378.9" table:style-name="ce47">
            <text:p>31,379<text:s/></text:p>
          </table:table-cell>
          <table:table-cell office:value-type="float" office:value="4.7030000000000003" table:style-name="ce47">
            <text:p>5<text:s/></text:p>
          </table:table-cell>
          <table:table-cell office:value-type="float" office:value="1739.63" table:style-name="ce47">
            <text:p>1,740<text:s/></text:p>
          </table:table-cell>
          <table:table-cell office:value-type="float" office:value="45.286999999999999" table:style-name="ce47">
            <text:p>45<text:s/></text:p>
          </table:table-cell>
          <table:table-cell office:value-type="float" office:value="11261.7955" table:style-name="ce47">
            <text:p>11,262<text:s/></text:p>
          </table:table-cell>
          <table:table-cell office:value-type="float" office:value="40.131199999999993" table:formula="of:=  IF(SUM([.K30];[.M30])=0;&quot;-&quot;;SUM([.K30];[.M30]))" table:style-name="ce98">
            <text:p>40<text:s/></text:p>
          </table:table-cell>
          <table:table-cell office:value-type="float" office:value="12456.816999999999" table:formula="of:=  IF(SUM([.L30];[.N30])=0;&quot;-&quot;;SUM([.L30];[.N30]))" table:style-name="ce98">
            <text:p>12,457<text:s/></text:p>
          </table:table-cell>
          <table:table-cell office:value-type="float" office:value="5.2435" table:style-name="ce100">
            <text:p>5<text:s/></text:p>
          </table:table-cell>
          <table:table-cell office:value-type="float" office:value="401.947" table:style-name="ce100">
            <text:p>402<text:s/></text:p>
          </table:table-cell>
          <table:table-cell office:value-type="float" office:value="34.887699999999995" table:style-name="ce100">
            <text:p>35<text:s/></text:p>
          </table:table-cell>
          <table:table-cell office:value-type="float" office:value="12054.869999999999" table:style-name="ce100">
            <text:p>12,05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31];[.M31])=0;&quot;-&quot;;SUM([.K31];[.M31]))" table:style-name="ce98">
            <text:p>-</text:p>
          </table:table-cell>
          <table:table-cell office:value-type="string" office:string-value="-" table:formula="of:=  IF(SUM([.L31];[.N31])=0;&quot;-&quot;;SUM([.L31];[.N31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float" office:value="7.0779999999999996E-2" table:style-name="ce47">
            <text:p>0<text:s/></text:p>
          </table:table-cell>
          <table:table-cell office:value-type="float" office:value="21.04289" table:style-name="ce47">
            <text:p>2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11265" table:formula="of:=  IF(SUM([.K32];[.M32])=0;&quot;-&quot;;SUM([.K32];[.M32]))" table:style-name="ce98">
            <text:p>0<text:s/></text:p>
          </table:table-cell>
          <table:table-cell office:value-type="float" office:value="14.371880000000001" table:formula="of:=  IF(SUM([.L32];[.N32])=0;&quot;-&quot;;SUM([.L32];[.N32]))" table:style-name="ce98">
            <text:p>14<text:s/></text:p>
          </table:table-cell>
          <table:table-cell office:value-type="float" office:value="0.11265" table:style-name="ce100">
            <text:p>0<text:s/></text:p>
          </table:table-cell>
          <table:table-cell office:value-type="float" office:value="14.371880000000001" table:style-name="ce100">
            <text:p>14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33];[.M33])=0;&quot;-&quot;;SUM([.K33];[.M33]))" table:style-name="ce98">
            <text:p>-</text:p>
          </table:table-cell>
          <table:table-cell office:value-type="string" office:string-value="-" table:formula="of:=  IF(SUM([.L33];[.N33])=0;&quot;-&quot;;SUM([.L33];[.N33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34];[.M34])=0;&quot;-&quot;;SUM([.K34];[.M34]))" table:style-name="ce98">
            <text:p>-</text:p>
          </table:table-cell>
          <table:table-cell office:value-type="string" office:string-value="-" table:formula="of:=  IF(SUM([.L34];[.N34])=0;&quot;-&quot;;SUM([.L34];[.N34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float" office:value="0.35" table:style-name="ce49">
            <text:p>0<text:s/></text:p>
          </table:table-cell>
          <table:table-cell office:value-type="float" office:value="63" table:style-name="ce49">
            <text:p>63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K35];[.M35])=0;&quot;-&quot;;SUM([.K35];[.M35]))" table:style-name="ce105">
            <text:p>-</text:p>
          </table:table-cell>
          <table:table-cell office:value-type="string" office:string-value="-" table:formula="of:=  IF(SUM([.L35];[.N35])=0;&quot;-&quot;;SUM([.L35];[.N35]))" table:style-name="ce105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167.38152000000002" table:formula="of:=  IF(SUM([.C37:.C53])=0;&quot;-&quot;;SUM([.C37:.C53]))" table:style-name="ce44">
            <text:p>167<text:s/></text:p>
          </table:table-cell>
          <table:table-cell office:value-type="float" office:value="33940.122279999996" table:formula="of:=  IF(SUM([.D37:.D53])=0;&quot;-&quot;;SUM([.D37:.D53]))" table:style-name="ce44">
            <text:p>33,940<text:s/></text:p>
          </table:table-cell>
          <table:table-cell office:value-type="float" office:value="161.23823000000004" table:formula="of:=  IF(SUM([.E37:.E53])=0;&quot;-&quot;;SUM([.E37:.E53]))" table:style-name="ce44">
            <text:p>161<text:s/></text:p>
          </table:table-cell>
          <table:table-cell office:value-type="float" office:value="38651.354420000003" table:formula="of:=  IF(SUM([.F37:.F53])=0;&quot;-&quot;;SUM([.F37:.F53]))" table:style-name="ce44">
            <text:p>38,651<text:s/></text:p>
          </table:table-cell>
          <table:table-cell office:value-type="float" office:value="145.10471999999999" table:formula="of:=  IF(SUM([.G37:.G53])=0;&quot;-&quot;;SUM([.G37:.G53]))" table:style-name="ce44">
            <text:p>145<text:s/></text:p>
          </table:table-cell>
          <table:table-cell office:value-type="float" office:value="49786.890070000009" table:formula="of:=  IF(SUM([.H37:.H53])=0;&quot;-&quot;;SUM([.H37:.H53]))" table:style-name="ce44">
            <text:p>49,787<text:s/></text:p>
          </table:table-cell>
          <table:table-cell office:value-type="float" office:value="690.49056999999993" table:formula="of:=  IF(SUM([.K36];[.M36])=0;&quot;-&quot;;SUM([.K36];[.M36]))" table:style-name="ce98">
            <text:p>690<text:s/></text:p>
          </table:table-cell>
          <table:table-cell office:value-type="float" office:value="217760.37764000002" table:formula="of:=  IF(SUM([.L36];[.N36])=0;&quot;-&quot;;SUM([.L36];[.N36]))" table:style-name="ce98">
            <text:p>217,760<text:s/></text:p>
          </table:table-cell>
          <table:table-cell office:value-type="float" office:value="302.05089999999996" table:formula="of:=  IF(SUM([.K37:.K53])=0;&quot;-&quot;;SUM([.K37:.K53]))" table:style-name="ce99">
            <text:p>302<text:s/></text:p>
          </table:table-cell>
          <table:table-cell office:value-type="float" office:value="47112.171950000011" table:formula="of:=  IF(SUM([.L37:.L53])=0;&quot;-&quot;;SUM([.L37:.L53]))" table:style-name="ce99">
            <text:p>47,112<text:s/></text:p>
          </table:table-cell>
          <table:table-cell office:value-type="float" office:value="388.43966999999992" table:formula="of:=  IF(SUM([.M37:.M53])=0;&quot;-&quot;;SUM([.M37:.M53]))" table:style-name="ce99">
            <text:p>388<text:s/></text:p>
          </table:table-cell>
          <table:table-cell office:value-type="float" office:value="170648.20569" table:formula="of:=  IF(SUM([.N37:.N53])=0;&quot;-&quot;;SUM([.N37:.N53]))" table:style-name="ce99">
            <text:p>170,648<text:s/></text:p>
          </table:table-cell>
          <table:table-cell office:value-type="float" office:value="0.73129999999999995" table:formula="of:=  IF(SUM([.O37:.O53])=0;&quot;-&quot;;SUM([.O37:.O53]))" table:style-name="ce44">
            <text:p>1<text:s/></text:p>
          </table:table-cell>
          <table:table-cell office:value-type="float" office:value="119.74548" table:formula="of:=  IF(SUM([.P37:.P53])=0;&quot;-&quot;;SUM([.P37:.P53]))" table:style-name="ce44">
            <text:p>120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.0354999999999999" table:style-name="ce47">
            <text:p>5<text:s/></text:p>
          </table:table-cell>
          <table:table-cell office:value-type="float" office:value="1875.2205100000001" table:style-name="ce47">
            <text:p>1,875<text:s/></text:p>
          </table:table-cell>
          <table:table-cell office:value-type="float" office:value="1.0676000000000001" table:style-name="ce47">
            <text:p>1<text:s/></text:p>
          </table:table-cell>
          <table:table-cell office:value-type="float" office:value="407.20978000000002" table:style-name="ce47">
            <text:p>407<text:s/></text:p>
          </table:table-cell>
          <table:table-cell office:value-type="float" office:value="91.830299999999994" table:formula="of:=  IF(SUM([.K37];[.M37])=0;&quot;-&quot;;SUM([.K37];[.M37]))" table:style-name="ce98">
            <text:p>92<text:s/></text:p>
          </table:table-cell>
          <table:table-cell office:value-type="float" office:value="32800.138079999997" table:formula="of:=  IF(SUM([.L37];[.N37])=0;&quot;-&quot;;SUM([.L37];[.N37]))" table:style-name="ce98">
            <text:p>32,800<text:s/></text:p>
          </table:table-cell>
          <table:table-cell office:value-type="float" office:value="27.642199999999999" table:style-name="ce100">
            <text:p>28<text:s/></text:p>
          </table:table-cell>
          <table:table-cell office:value-type="float" office:value="2496.4255899999998" table:style-name="ce100">
            <text:p>2,496<text:s/></text:p>
          </table:table-cell>
          <table:table-cell office:value-type="float" office:value="64.188099999999991" table:style-name="ce100">
            <text:p>64<text:s/></text:p>
          </table:table-cell>
          <table:table-cell office:value-type="float" office:value="30303.712489999998" table:style-name="ce100">
            <text:p>30,304<text:s/></text:p>
          </table:table-cell>
          <table:table-cell office:value-type="float" office:value="7.7999999999999996E-3" table:style-name="ce47">
            <text:p>0<text:s/></text:p>
          </table:table-cell>
          <table:table-cell office:value-type="float" office:value="3.12" table:style-name="ce47">
            <text:p>3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13650000000000001" table:formula="of:=  IF(SUM([.K38];[.M38])=0;&quot;-&quot;;SUM([.K38];[.M38]))" table:style-name="ce98">
            <text:p>0<text:s/></text:p>
          </table:table-cell>
          <table:table-cell office:value-type="float" office:value="10.76985" table:formula="of:=  IF(SUM([.L38];[.N38])=0;&quot;-&quot;;SUM([.L38];[.N38]))" table:style-name="ce98">
            <text:p>11<text:s/></text:p>
          </table:table-cell>
          <table:table-cell office:value-type="float" office:value="0.13650000000000001" table:style-name="ce100">
            <text:p>0<text:s/></text:p>
          </table:table-cell>
          <table:table-cell office:value-type="float" office:value="10.76985" table:style-name="ce100">
            <text:p>11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39];[.M39])=0;&quot;-&quot;;SUM([.K39];[.M39]))" table:style-name="ce98">
            <text:p>-</text:p>
          </table:table-cell>
          <table:table-cell office:value-type="string" office:string-value="-" table:formula="of:=  IF(SUM([.L39];[.N39])=0;&quot;-&quot;;SUM([.L39];[.N39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30.0151" table:style-name="ce47">
            <text:p>30<text:s/></text:p>
          </table:table-cell>
          <table:table-cell office:value-type="float" office:value="7044.3909999999996" table:style-name="ce47">
            <text:p>7,044<text:s/></text:p>
          </table:table-cell>
          <table:table-cell office:value-type="float" office:value="134.65973" table:style-name="ce47">
            <text:p>135<text:s/></text:p>
          </table:table-cell>
          <table:table-cell office:value-type="float" office:value="28734.060959999999" table:style-name="ce47">
            <text:p>28,734<text:s/></text:p>
          </table:table-cell>
          <table:table-cell office:value-type="float" office:value="81.740849999999995" table:style-name="ce47">
            <text:p>82<text:s/></text:p>
          </table:table-cell>
          <table:table-cell office:value-type="float" office:value="27574.81638" table:style-name="ce47">
            <text:p>27,575<text:s/></text:p>
          </table:table-cell>
          <table:table-cell office:value-type="float" office:value="548.35216999999989" table:formula="of:=  IF(SUM([.K40];[.M40])=0;&quot;-&quot;;SUM([.K40];[.M40]))" table:style-name="ce98">
            <text:p>548<text:s/></text:p>
          </table:table-cell>
          <table:table-cell office:value-type="float" office:value="152676.74174" table:formula="of:=  IF(SUM([.L40];[.N40])=0;&quot;-&quot;;SUM([.L40];[.N40]))" table:style-name="ce98">
            <text:p>152,677<text:s/></text:p>
          </table:table-cell>
          <table:table-cell office:value-type="float" office:value="264.22949999999997" table:style-name="ce100">
            <text:p>264<text:s/></text:p>
          </table:table-cell>
          <table:table-cell office:value-type="float" office:value="43537.999860000004" table:style-name="ce100">
            <text:p>43,538<text:s/></text:p>
          </table:table-cell>
          <table:table-cell office:value-type="float" office:value="284.12266999999997" table:style-name="ce100">
            <text:p>284<text:s/></text:p>
          </table:table-cell>
          <table:table-cell office:value-type="float" office:value="109138.74188" table:style-name="ce100">
            <text:p>109,139<text:s/></text:p>
          </table:table-cell>
          <table:table-cell office:value-type="float" office:value="0.21029999999999999" table:style-name="ce47">
            <text:p>0<text:s/></text:p>
          </table:table-cell>
          <table:table-cell office:value-type="float" office:value="21.854620000000001" table:style-name="ce47">
            <text:p>22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1];[.M41])=0;&quot;-&quot;;SUM([.K41];[.M41]))" table:style-name="ce98">
            <text:p>-</text:p>
          </table:table-cell>
          <table:table-cell office:value-type="string" office:string-value="-" table:formula="of:=  IF(SUM([.L41];[.N41])=0;&quot;-&quot;;SUM([.L41];[.N41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2];[.M42])=0;&quot;-&quot;;SUM([.K42];[.M42]))" table:style-name="ce98">
            <text:p>-</text:p>
          </table:table-cell>
          <table:table-cell office:value-type="string" office:string-value="-" table:formula="of:=  IF(SUM([.L42];[.N42])=0;&quot;-&quot;;SUM([.L42];[.N42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3];[.M43])=0;&quot;-&quot;;SUM([.K43];[.M43]))" table:style-name="ce98">
            <text:p>-</text:p>
          </table:table-cell>
          <table:table-cell office:value-type="string" office:string-value="-" table:formula="of:=  IF(SUM([.L43];[.N43])=0;&quot;-&quot;;SUM([.L43];[.N43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4];[.M44])=0;&quot;-&quot;;SUM([.K44];[.M44]))" table:style-name="ce98">
            <text:p>-</text:p>
          </table:table-cell>
          <table:table-cell office:value-type="string" office:string-value="-" table:formula="of:=  IF(SUM([.L44];[.N44])=0;&quot;-&quot;;SUM([.L44];[.N44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5];[.M45])=0;&quot;-&quot;;SUM([.K45];[.M45]))" table:style-name="ce98">
            <text:p>-</text:p>
          </table:table-cell>
          <table:table-cell office:value-type="string" office:string-value="-" table:formula="of:=  IF(SUM([.L45];[.N45])=0;&quot;-&quot;;SUM([.L45];[.N45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8500000000000001E-2" table:style-name="ce47">
            <text:p>0<text:s/></text:p>
          </table:table-cell>
          <table:table-cell office:value-type="float" office:value="6.5179499999999999" table:style-name="ce47">
            <text:p>7<text:s/></text:p>
          </table:table-cell>
          <table:table-cell office:value-type="float" office:value="0.02" table:style-name="ce47">
            <text:p>0<text:s/></text:p>
          </table:table-cell>
          <table:table-cell office:value-type="float" office:value="4.08" table:style-name="ce47">
            <text:p>4<text:s/></text:p>
          </table:table-cell>
          <table:table-cell office:value-type="float" office:value="2.5514999999999999" table:formula="of:=  IF(SUM([.K46];[.M46])=0;&quot;-&quot;;SUM([.K46];[.M46]))" table:style-name="ce98">
            <text:p>3<text:s/></text:p>
          </table:table-cell>
          <table:table-cell office:value-type="float" office:value="291.95180000000005" table:formula="of:=  IF(SUM([.L46];[.N46])=0;&quot;-&quot;;SUM([.L46];[.N46]))" table:style-name="ce98">
            <text:p>292<text:s/></text:p>
          </table:table-cell>
          <table:table-cell office:value-type="float" office:value="2.0754999999999999" table:style-name="ce100">
            <text:p>2<text:s/></text:p>
          </table:table-cell>
          <table:table-cell office:value-type="float" office:value="133.15065000000001" table:style-name="ce100">
            <text:p>133<text:s/></text:p>
          </table:table-cell>
          <table:table-cell office:value-type="float" office:value="0.47599999999999998" table:style-name="ce100">
            <text:p>0<text:s/></text:p>
          </table:table-cell>
          <table:table-cell office:value-type="float" office:value="158.80115000000001" table:style-name="ce100">
            <text:p>15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float" office:value="117.43442" table:style-name="ce47">
            <text:p>117<text:s/></text:p>
          </table:table-cell>
          <table:table-cell office:value-type="float" office:value="21145.62628" table:style-name="ce47">
            <text:p>21,146<text:s/></text:p>
          </table:table-cell>
          <table:table-cell office:value-type="float" office:value="9.2675000000000001" table:style-name="ce47">
            <text:p>9<text:s/></text:p>
          </table:table-cell>
          <table:table-cell office:value-type="float" office:value="3687.509" table:style-name="ce47">
            <text:p>3,688<text:s/></text:p>
          </table:table-cell>
          <table:table-cell office:value-type="float" office:value="42.300319999999999" table:style-name="ce47">
            <text:p>42<text:s/></text:p>
          </table:table-cell>
          <table:table-cell office:value-type="float" office:value="16986.957900000001" table:style-name="ce47">
            <text:p>16,987<text:s/></text:p>
          </table:table-cell>
          <table:table-cell office:value-type="float" office:value="32.163800000000002" table:formula="of:=  IF(SUM([.K47];[.M47])=0;&quot;-&quot;;SUM([.K47];[.M47]))" table:style-name="ce98">
            <text:p>32<text:s/></text:p>
          </table:table-cell>
          <table:table-cell office:value-type="float" office:value="27185.595070000003" table:formula="of:=  IF(SUM([.L47];[.N47])=0;&quot;-&quot;;SUM([.L47];[.N47]))" table:style-name="ce98">
            <text:p>27,186<text:s/></text:p>
          </table:table-cell>
          <table:table-cell office:value-type="float" office:value="7.9672000000000001" table:style-name="ce100">
            <text:p>8<text:s/></text:p>
          </table:table-cell>
          <table:table-cell office:value-type="float" office:value="933.82600000000002" table:style-name="ce100">
            <text:p>934<text:s/></text:p>
          </table:table-cell>
          <table:table-cell office:value-type="float" office:value="24.1966" table:style-name="ce100">
            <text:p>24<text:s/></text:p>
          </table:table-cell>
          <table:table-cell office:value-type="float" office:value="26251.769070000002" table:style-name="ce100">
            <text:p>26,252<text:s/></text:p>
          </table:table-cell>
          <table:table-cell office:value-type="float" office:value="0.51319999999999999" table:style-name="ce47">
            <text:p>1<text:s/></text:p>
          </table:table-cell>
          <table:table-cell office:value-type="float" office:value="94.770859999999999" table:style-name="ce47">
            <text:p>9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float" office:value="15.502000000000001" table:style-name="ce47">
            <text:p>16<text:s/></text:p>
          </table:table-cell>
          <table:table-cell office:value-type="float" office:value="2981.355" table:style-name="ce47">
            <text:p>2,981<text:s/></text:p>
          </table:table-cell>
          <table:table-cell office:value-type="float" office:value="12.247" table:style-name="ce47">
            <text:p>12<text:s/></text:p>
          </table:table-cell>
          <table:table-cell office:value-type="float" office:value="4348.0460000000003" table:style-name="ce47">
            <text:p>4,348<text:s/></text:p>
          </table:table-cell>
          <table:table-cell office:value-type="float" office:value="16.50864" table:style-name="ce47">
            <text:p>17<text:s/></text:p>
          </table:table-cell>
          <table:table-cell office:value-type="float" office:value="4571.3966899999996" table:style-name="ce47">
            <text:p>4,571<text:s/></text:p>
          </table:table-cell>
          <table:table-cell office:value-type="float" office:value="15.456299999999999" table:formula="of:=  IF(SUM([.K48];[.M48])=0;&quot;-&quot;;SUM([.K48];[.M48]))" table:style-name="ce98">
            <text:p>15<text:s/></text:p>
          </table:table-cell>
          <table:table-cell office:value-type="float" office:value="4795.1810999999998" table:formula="of:=  IF(SUM([.L48];[.N48])=0;&quot;-&quot;;SUM([.L48];[.N48]))" table:style-name="ce98">
            <text:p>4,795<text:s/>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15.456299999999999" table:style-name="ce100">
            <text:p>15<text:s/></text:p>
          </table:table-cell>
          <table:table-cell office:value-type="float" office:value="4795.1810999999998" table:style-name="ce100">
            <text:p>4,79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49];[.M49])=0;&quot;-&quot;;SUM([.K49];[.M49]))" table:style-name="ce98">
            <text:p>-</text:p>
          </table:table-cell>
          <table:table-cell office:value-type="string" office:string-value="-" table:formula="of:=  IF(SUM([.L49];[.N49])=0;&quot;-&quot;;SUM([.L49];[.N49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50];[.M50])=0;&quot;-&quot;;SUM([.K50];[.M50]))" table:style-name="ce98">
            <text:p>-</text:p>
          </table:table-cell>
          <table:table-cell office:value-type="string" office:string-value="-" table:formula="of:=  IF(SUM([.L50];[.N50])=0;&quot;-&quot;;SUM([.L50];[.N50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float" office:value="4.43" table:style-name="ce47">
            <text:p>4<text:s/></text:p>
          </table:table-cell>
          <table:table-cell office:value-type="float" office:value="2768.75" table:style-name="ce47">
            <text:p>2,76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93" table:style-name="ce47">
            <text:p>3<text:s/></text:p>
          </table:table-cell>
          <table:table-cell office:value-type="float" office:value="109.875" table:style-name="ce47">
            <text:p>110<text:s/></text:p>
          </table:table-cell>
          <table:table-cell office:value-type="string" office:string-value="-" table:formula="of:=  IF(SUM([.K51];[.M51])=0;&quot;-&quot;;SUM([.K51];[.M51]))" table:style-name="ce98">
            <text:p>-</text:p>
          </table:table-cell>
          <table:table-cell office:value-type="string" office:string-value="-" table:formula="of:=  IF(SUM([.L51];[.N51])=0;&quot;-&quot;;SUM([.L51];[.N51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52];[.M52])=0;&quot;-&quot;;SUM([.K52];[.M52]))" table:style-name="ce98">
            <text:p>-</text:p>
          </table:table-cell>
          <table:table-cell office:value-type="string" office:string-value="-" table:formula="of:=  IF(SUM([.L52];[.N52])=0;&quot;-&quot;;SUM([.L52];[.N52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53730999999999995" table:style-name="ce49">
            <text:p>1<text:s/></text:p>
          </table:table-cell>
          <table:table-cell office:value-type="float" office:value="132.55431999999999" table:style-name="ce49">
            <text:p>133<text:s/></text:p>
          </table:table-cell>
          <table:table-cell office:value-type="string" office:string-value="-" table:formula="of:=  IF(SUM([.K53];[.M53])=0;&quot;-&quot;;SUM([.K53];[.M53]))" table:style-name="ce98">
            <text:p>-</text:p>
          </table:table-cell>
          <table:table-cell office:value-type="string" office:string-value="-" table:formula="of:=  IF(SUM([.L53];[.N53])=0;&quot;-&quot;;SUM([.L53];[.N53]))" table:style-name="ce98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C55:.C57])=0;&quot;-&quot;;SUM([.C55:.C57]))" table:style-name="ce44">
            <text:p>-</text:p>
          </table:table-cell>
          <table:table-cell office:value-type="string" office:string-value="-" table:formula="of:=  IF(SUM([.D55:.D57])=0;&quot;-&quot;;SUM([.D55:.D57]))" table:style-name="ce44">
            <text:p>-</text:p>
          </table:table-cell>
          <table:table-cell office:value-type="string" office:string-value="-" table:formula="of:=  IF(SUM([.E55:.E57])=0;&quot;-&quot;;SUM([.E55:.E57]))" table:style-name="ce44">
            <text:p>-</text:p>
          </table:table-cell>
          <table:table-cell office:value-type="string" office:string-value="-" table:formula="of:=  IF(SUM([.F55:.F57])=0;&quot;-&quot;;SUM([.F55:.F57]))" table:style-name="ce44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44">
            <text:p>-</text:p>
          </table:table-cell>
          <table:table-cell office:value-type="string" office:string-value="-" table:formula="of:=  IF(SUM([.K54];[.M54])=0;&quot;-&quot;;SUM([.K54];[.M54]))" table:style-name="ce104">
            <text:p>-</text:p>
          </table:table-cell>
          <table:table-cell office:value-type="string" office:string-value="-" table:formula="of:=  IF(SUM([.L54];[.N54])=0;&quot;-&quot;;SUM([.L54];[.N54]))" table:style-name="ce104">
            <text:p>-</text:p>
          </table:table-cell>
          <table:table-cell office:value-type="string" office:string-value="-" table:formula="of:=  IF(SUM([.K55:.K57])=0;&quot;-&quot;;SUM([.K55:.K57]))" table:style-name="ce99">
            <text:p>-</text:p>
          </table:table-cell>
          <table:table-cell office:value-type="string" office:string-value="-" table:formula="of:=  IF(SUM([.L55:.L57])=0;&quot;-&quot;;SUM([.L55:.L57]))" table:style-name="ce99">
            <text:p>-</text:p>
          </table:table-cell>
          <table:table-cell office:value-type="string" office:string-value="-" table:formula="of:=  IF(SUM([.M55:.M57])=0;&quot;-&quot;;SUM([.M55:.M57]))" table:style-name="ce99">
            <text:p>-</text:p>
          </table:table-cell>
          <table:table-cell office:value-type="string" office:string-value="-" table:formula="of:=  IF(SUM([.N55:.N57])=0;&quot;-&quot;;SUM([.N55:.N57]))" table:style-name="ce99">
            <text:p>-</text:p>
          </table:table-cell>
          <table:table-cell office:value-type="string" office:string-value="-" table:formula="of:=  IF(SUM([.O55:.O57])=0;&quot;-&quot;;SUM([.O55:.O57]))" table:style-name="ce44">
            <text:p>-</text:p>
          </table:table-cell>
          <table:table-cell office:value-type="string" office:string-value="-" table:formula="of:=  IF(SUM([.P55:.P57])=0;&quot;-&quot;;SUM([.P55:.P5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55];[.M55])=0;&quot;-&quot;;SUM([.K55];[.M55]))" table:style-name="ce98">
            <text:p>-</text:p>
          </table:table-cell>
          <table:table-cell office:value-type="string" office:string-value="-" table:formula="of:=  IF(SUM([.L55];[.N55])=0;&quot;-&quot;;SUM([.L55];[.N55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56];[.M56])=0;&quot;-&quot;;SUM([.K56];[.M56]))" table:style-name="ce98">
            <text:p>-</text:p>
          </table:table-cell>
          <table:table-cell office:value-type="string" office:string-value="-" table:formula="of:=  IF(SUM([.L56];[.N56])=0;&quot;-&quot;;SUM([.L56];[.N56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K57];[.M57])=0;&quot;-&quot;;SUM([.K57];[.M57]))" table:style-name="ce105">
            <text:p>-</text:p>
          </table:table-cell>
          <table:table-cell office:value-type="string" office:string-value="-" table:formula="of:=  IF(SUM([.L57];[.N57])=0;&quot;-&quot;;SUM([.L57];[.N57]))" table:style-name="ce105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string" office:string-value="-" table:formula="of:=  IF(SUM([.C59:.C61])=0;&quot;-&quot;;SUM([.C59:.C61]))" table:style-name="ce44">
            <text:p>-</text:p>
          </table:table-cell>
          <table:table-cell office:value-type="string" office:string-value="-" table:formula="of:=  IF(SUM([.D59:.D61])=0;&quot;-&quot;;SUM([.D59:.D61]))" table:style-name="ce44">
            <text:p>-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44">
            <text:p>-</text:p>
          </table:table-cell>
          <table:table-cell office:value-type="float" office:value="90.1" table:formula="of:=  IF(SUM([.G59:.G61])=0;&quot;-&quot;;SUM([.G59:.G61]))" table:style-name="ce44">
            <text:p>90<text:s/></text:p>
          </table:table-cell>
          <table:table-cell office:value-type="float" office:value="27030" table:formula="of:=  IF(SUM([.H59:.H61])=0;&quot;-&quot;;SUM([.H59:.H61]))" table:style-name="ce44">
            <text:p>27,030<text:s/></text:p>
          </table:table-cell>
          <table:table-cell office:value-type="string" office:string-value="-" table:formula="of:=  IF(SUM([.K58];[.M58])=0;&quot;-&quot;;SUM([.K58];[.M58]))" table:style-name="ce104">
            <text:p>-</text:p>
          </table:table-cell>
          <table:table-cell office:value-type="string" office:string-value="-" table:formula="of:=  IF(SUM([.L58];[.N58])=0;&quot;-&quot;;SUM([.L58];[.N58]))" table:style-name="ce104">
            <text:p>-</text:p>
          </table:table-cell>
          <table:table-cell office:value-type="string" office:string-value="-" table:formula="of:=  IF(SUM([.K59:.K61])=0;&quot;-&quot;;SUM([.K59:.K61]))" table:style-name="ce99">
            <text:p>-</text:p>
          </table:table-cell>
          <table:table-cell office:value-type="string" office:string-value="-" table:formula="of:=  IF(SUM([.L59:.L61])=0;&quot;-&quot;;SUM([.L59:.L61]))" table:style-name="ce99">
            <text:p>-</text:p>
          </table:table-cell>
          <table:table-cell office:value-type="string" office:string-value="-" table:formula="of:=  IF(SUM([.M59:.M61])=0;&quot;-&quot;;SUM([.M59:.M61]))" table:style-name="ce99">
            <text:p>-</text:p>
          </table:table-cell>
          <table:table-cell office:value-type="string" office:string-value="-" table:formula="of:=  IF(SUM([.N59:.N61])=0;&quot;-&quot;;SUM([.N59:.N61]))" table:style-name="ce99">
            <text:p>-</text:p>
          </table:table-cell>
          <table:table-cell office:value-type="string" office:string-value="-" table:formula="of:=  IF(SUM([.O59:.O61])=0;&quot;-&quot;;SUM([.O59:.O61]))" table:style-name="ce44">
            <text:p>-</text:p>
          </table:table-cell>
          <table:table-cell office:value-type="string" office:string-value="-" table:formula="of:=  IF(SUM([.P59:.P61])=0;&quot;-&quot;;SUM([.P59:.P61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59];[.M59])=0;&quot;-&quot;;SUM([.K59];[.M59]))" table:style-name="ce98">
            <text:p>-</text:p>
          </table:table-cell>
          <table:table-cell office:value-type="string" office:string-value="-" table:formula="of:=  IF(SUM([.L59];[.N59])=0;&quot;-&quot;;SUM([.L59];[.N59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90.1" table:style-name="ce47">
            <text:p>90<text:s/></text:p>
          </table:table-cell>
          <table:table-cell office:value-type="float" office:value="27030" table:style-name="ce47">
            <text:p>27,030<text:s/></text:p>
          </table:table-cell>
          <table:table-cell office:value-type="string" office:string-value="-" table:formula="of:=  IF(SUM([.K60];[.M60])=0;&quot;-&quot;;SUM([.K60];[.M60]))" table:style-name="ce98">
            <text:p>-</text:p>
          </table:table-cell>
          <table:table-cell office:value-type="string" office:string-value="-" table:formula="of:=  IF(SUM([.L60];[.N60])=0;&quot;-&quot;;SUM([.L60];[.N60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K61];[.M61])=0;&quot;-&quot;;SUM([.K61];[.M61]))" table:style-name="ce105">
            <text:p>-</text:p>
          </table:table-cell>
          <table:table-cell office:value-type="string" office:string-value="-" table:formula="of:=  IF(SUM([.L61];[.N61])=0;&quot;-&quot;;SUM([.L61];[.N61]))" table:style-name="ce105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string" office:string-value="-" table:formula="of:=  IF(SUM([.C63];[.C64];[.C65];[.C67])=0;IF([.C66]=0;&quot;-&quot;;[.C66]);SUM([.C63];[.C64];[.C65];[.C67]))" table:style-name="ce44">
            <text:p>-</text:p>
          </table:table-cell>
          <table:table-cell office:value-type="string" office:string-value="-" table:formula="of:=  IF(SUM([.D63:.D67])=0;&quot;-&quot;;SUM([.D63:.D67]))" table:style-name="ce44">
            <text:p>-</text:p>
          </table:table-cell>
          <table:table-cell office:value-type="float" office:value="122.988" table:formula="of:=  IF(SUM([.E63];[.E64];[.E65];[.E67])=0;IF([.E66]=0;&quot;-&quot;;[.E66]);SUM([.E63];[.E64];[.E65];[.E67]))" table:style-name="ce44">
            <text:p>123<text:s/></text:p>
          </table:table-cell>
          <table:table-cell office:value-type="float" office:value="22003.08" table:formula="of:=  IF(SUM([.F63:.F67])=0;&quot;-&quot;;SUM([.F63:.F67]))" table:style-name="ce44">
            <text:p>22,003<text:s/></text:p>
          </table:table-cell>
          <table:table-cell office:value-type="float" office:value="487.387" table:formula="of:=  IF(SUM([.G63];[.G64];[.G65];[.G67])=0;IF([.G66]=0;&quot;-&quot;;[.G66]);SUM([.G63];[.G64];[.G65];[.G67]))" table:style-name="ce44">
            <text:p>487<text:s/></text:p>
          </table:table-cell>
          <table:table-cell office:value-type="float" office:value="78562.900000000009" table:formula="of:=  IF(SUM([.H63:.H67])=0;&quot;-&quot;;SUM([.H63:.H67]))" table:style-name="ce44">
            <text:p>78,563<text:s/></text:p>
          </table:table-cell>
          <table:table-cell office:value-type="string" office:string-value="-" table:formula="of:=  IF(SUM([.K62];[.M62])=0;&quot;-&quot;;SUM([.K62];[.M62]))" table:style-name="ce98">
            <text:p>-</text:p>
          </table:table-cell>
          <table:table-cell office:value-type="string" office:string-value="-" table:formula="of:=  IF(SUM([.L62];[.N62])=0;&quot;-&quot;;SUM([.L62];[.N62]))" table:style-name="ce98">
            <text:p>-</text:p>
          </table:table-cell>
          <table:table-cell office:value-type="string" office:string-value="-" table:formula="of:=  IF(SUM([.K63];[.K64];[.K65];[.K67])=0;IF([.K66]=0;&quot;-&quot;;[.K66]);SUM([.K63];[.K64];[.K65];[.K67]))" table:style-name="ce99">
            <text:p>-</text:p>
          </table:table-cell>
          <table:table-cell office:value-type="string" office:string-value="-" table:formula="of:=  IF(SUM([.L63:.L67])=0;&quot;-&quot;;SUM([.L63:.L67]))" table:style-name="ce99">
            <text:p>-</text:p>
          </table:table-cell>
          <table:table-cell office:value-type="string" office:string-value="-" table:formula="of:=  IF(SUM([.M63];[.M64];[.M65];[.M67])=0;IF([.M66]=0;&quot;-&quot;;[.M66]);SUM([.M63];[.M64];[.M65];[.M67]))" table:style-name="ce99">
            <text:p>-</text:p>
          </table:table-cell>
          <table:table-cell office:value-type="string" office:string-value="-" table:formula="of:=  IF(SUM([.N63:.N67])=0;&quot;-&quot;;SUM([.N63:.N67]))" table:style-name="ce99">
            <text:p>-</text:p>
          </table:table-cell>
          <table:table-cell office:value-type="string" office:string-value="-" table:formula="of:=  IF(SUM([.O63];[.O64];[.O65];[.O67])=0;IF([.O66]=0;&quot;-&quot;;[.O66]);SUM([.O63];[.O64];[.O65];[.O67]))" table:style-name="ce44">
            <text:p>-</text:p>
          </table:table-cell>
          <table:table-cell office:value-type="string" office:string-value="-" table:formula="of:=  IF(SUM([.P63:.P67])=0;&quot;-&quot;;SUM([.P63:.P6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22.988" table:style-name="ce47">
            <text:p>123<text:s/></text:p>
          </table:table-cell>
          <table:table-cell office:value-type="float" office:value="22003.08" table:style-name="ce47">
            <text:p>22,003<text:s/></text:p>
          </table:table-cell>
          <table:table-cell office:value-type="float" office:value="454.87700000000001" table:style-name="ce47">
            <text:p>455<text:s/></text:p>
          </table:table-cell>
          <table:table-cell office:value-type="float" office:value="73436.073000000004" table:style-name="ce47">
            <text:p>73,436<text:s/></text:p>
          </table:table-cell>
          <table:table-cell office:value-type="string" office:string-value="-" table:formula="of:=  IF(SUM([.K63];[.M63])=0;&quot;-&quot;;SUM([.K63];[.M63]))" table:style-name="ce98">
            <text:p>-</text:p>
          </table:table-cell>
          <table:table-cell office:value-type="string" office:string-value="-" table:formula="of:=  IF(SUM([.L63];[.N63])=0;&quot;-&quot;;SUM([.L63];[.N63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2.51" table:style-name="ce47">
            <text:p>33<text:s/></text:p>
          </table:table-cell>
          <table:table-cell office:value-type="float" office:value="5126.8270000000002" table:style-name="ce47">
            <text:p>5,127<text:s/></text:p>
          </table:table-cell>
          <table:table-cell office:value-type="string" office:string-value="-" table:formula="of:=  IF(SUM([.K64];[.M64])=0;&quot;-&quot;;SUM([.K64];[.M64]))" table:style-name="ce98">
            <text:p>-</text:p>
          </table:table-cell>
          <table:table-cell office:value-type="string" office:string-value="-" table:formula="of:=  IF(SUM([.L64];[.N64])=0;&quot;-&quot;;SUM([.L64];[.N64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65];[.M65])=0;&quot;-&quot;;SUM([.K65];[.M65]))" table:style-name="ce98">
            <text:p>-</text:p>
          </table:table-cell>
          <table:table-cell office:value-type="string" office:string-value="-" table:formula="of:=  IF(SUM([.L65];[.N65])=0;&quot;-&quot;;SUM([.L65];[.N65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K66];[.M66])=0;&quot;-&quot;;SUM([.K66];[.M66]))" table:style-name="ce98">
            <text:p>-</text:p>
          </table:table-cell>
          <table:table-cell office:value-type="string" office:string-value="-" table:formula="of:=  IF(SUM([.L66];[.N66])=0;&quot;-&quot;;SUM([.L66];[.N66]))" table:style-name="ce98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K67];[.M67])=0;&quot;-&quot;;SUM([.K67];[.M67]))" table:style-name="ce98">
            <text:p>-</text:p>
          </table:table-cell>
          <table:table-cell office:value-type="string" office:string-value="-" table:formula="of:=  IF(SUM([.L67];[.N67])=0;&quot;-&quot;;SUM([.L67];[.N67]))" table:style-name="ce98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16384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14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826in" svg:height="0.70335in" draw:z-index="1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4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table:style-name="ce22"/>
          <table:table-cell table:style-name="ce23"/>
          <table:table-cell office:value-type="string" table:number-columns-spanned="8" table:number-rows-spanned="1" table:style-name="ce245">
            <text:p>石 <text:s/>斑 <text:s/>類</text:p>
          </table:table-cell>
          <table:covered-table-cell table:number-columns-repeated="7"/>
          <table:table-cell table:number-columns-spanned="2" table:number-rows-spanned="1" table:style-name="ce161"/>
          <table:covered-table-cell/>
          <table:table-cell table:number-columns-spanned="2" table:number-rows-spanned="1" table:style-name="ce161"/>
          <table:covered-table-cell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47">
            <text:p>大棘大眼鯛</text:p>
          </table:table-cell>
          <table:covered-table-cell/>
          <table:table-cell office:value-type="string" table:number-columns-spanned="2" table:number-rows-spanned="1" table:style-name="ce263">
            <text:p>小計</text:p>
          </table:table-cell>
          <table:covered-table-cell/>
          <table:table-cell office:value-type="string" table:number-columns-spanned="2" table:number-rows-spanned="1" table:style-name="ce263">
            <text:p>點帶石斑</text:p>
          </table:table-cell>
          <table:covered-table-cell/>
          <table:table-cell office:value-type="string" table:number-columns-spanned="2" table:number-rows-spanned="1" table:style-name="ce263">
            <text:p>鞍帶石斑魚</text:p>
          </table:table-cell>
          <table:covered-table-cell/>
          <table:table-cell office:value-type="string" table:number-columns-spanned="2" table:number-rows-spanned="1" table:style-name="ce263">
            <text:p>其他</text:p>
          </table:table-cell>
          <table:covered-table-cell/>
          <table:table-cell office:value-type="string" table:number-columns-spanned="2" table:number-rows-spanned="1" table:style-name="ce264">
            <text:p>合齒魚科</text:p>
          </table:table-cell>
          <table:covered-table-cell/>
          <table:table-cell office:value-type="string" table:number-columns-spanned="2" table:number-rows-spanned="1" table:style-name="ce264">
            <text:p>鯙科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5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42">
            <text:p>23001</text:p>
          </table:table-cell>
          <table:covered-table-cell/>
          <table:table-cell office:value-type="string" table:number-columns-spanned="2" table:number-rows-spanned="1" table:style-name="ce235">
            <text:p>Sub Total</text:p>
          </table:table-cell>
          <table:covered-table-cell/>
          <table:table-cell office:value-type="string" table:number-columns-spanned="2" table:number-rows-spanned="1" table:style-name="ce235">
            <text:p>26002</text:p>
          </table:table-cell>
          <table:covered-table-cell/>
          <table:table-cell office:value-type="string" table:number-columns-spanned="2" table:number-rows-spanned="1" table:style-name="ce235">
            <text:p>26003</text:p>
          </table:table-cell>
          <table:covered-table-cell/>
          <table:table-cell office:value-type="string" table:number-columns-spanned="2" table:number-rows-spanned="1" table:style-name="ce260">
            <text:p>26ZZZ</text:p>
          </table:table-cell>
          <table:covered-table-cell/>
          <table:table-cell office:value-type="string" table:number-columns-spanned="2" table:number-rows-spanned="1" table:style-name="ce235">
            <text:p>29000</text:p>
          </table:table-cell>
          <table:covered-table-cell/>
          <table:table-cell office:value-type="string" table:number-columns-spanned="2" table:number-rows-spanned="1" table:style-name="ce235">
            <text:p>30000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1">
            <text:p>產量</text:p>
          </table:table-cell>
          <table:table-cell office:value-type="string" table:style-name="ce12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328.50509999999997" table:formula="of:=  IF(SUM([.C11];[.C19];[.C36];[.C54];[.C58];[.C62])=0;&quot;-&quot;;SUM([.C11];[.C19];[.C36];[.C54];[.C58];[.C62]))" table:style-name="ce37">
            <text:p>329<text:s/></text:p>
          </table:table-cell>
          <table:table-cell office:value-type="float" office:value="101260.16585999999" table:formula="of:=  IF(SUM([.D11];[.D19];[.D36];[.D54];[.D58];[.D62])=0;&quot;-&quot;;SUM([.D11];[.D19];[.D36];[.D54];[.D58];[.D62]))" table:style-name="ce37">
            <text:p>101,260<text:s/></text:p>
          </table:table-cell>
          <table:table-cell office:value-type="float" office:value="21001.480650000001" table:formula="of:=  IF(SUM([.G10];[.I10];[.K10])=0;&quot;-&quot;;SUM([.G10];[.I10];[.K10]))" table:style-name="ce37">
            <text:p>21,001<text:s/></text:p>
          </table:table-cell>
          <table:table-cell office:value-type="float" office:value="5661117.4275000002" table:formula="of:=  IF(SUM([.H10];[.J10];[.L10])=0;&quot;-&quot;;SUM([.H10];[.J10];[.L10]))" table:style-name="ce37">
            <text:p>5,661,117<text:s/></text:p>
          </table:table-cell>
          <table:table-cell office:value-type="float" office:value="12101.251469999999" table:formula="of:=  IF(SUM([.G11];[.G19];[.G36];[.G54];[.G58];[.G62])=0;&quot;-&quot;;SUM([.G11];[.G19];[.G36];[.G54];[.G58];[.G62]))" table:style-name="ce37">
            <text:p>12,101<text:s/></text:p>
          </table:table-cell>
          <table:table-cell office:value-type="float" office:value="2953138.1204000004" table:formula="of:=  IF(SUM([.H11];[.H19];[.H36];[.H54];[.H58];[.H62])=0;&quot;-&quot;;SUM([.H11];[.H19];[.H36];[.H54];[.H58];[.H62]))" table:style-name="ce37">
            <text:p>2,953,138<text:s/></text:p>
          </table:table-cell>
          <table:table-cell office:value-type="float" office:value="5407.99809" table:formula="of:=  IF(SUM([.I11];[.I19];[.I36];[.I54];[.I58];[.I62])=0;&quot;-&quot;;SUM([.I11];[.I19];[.I36];[.I54];[.I58];[.I62]))" table:style-name="ce37">
            <text:p>5,408<text:s/></text:p>
          </table:table-cell>
          <table:table-cell office:value-type="float" office:value="1838616.2566" table:formula="of:=  IF(SUM([.J11];[.J19];[.J36];[.J54];[.J58];[.J62])=0;&quot;-&quot;;SUM([.J11];[.J19];[.J36];[.J54];[.J58];[.J62]))" table:style-name="ce37">
            <text:p>1,838,616<text:s/></text:p>
          </table:table-cell>
          <table:table-cell office:value-type="float" office:value="3492.2310900000002" table:formula="of:=  IF(SUM([.K11];[.K19];[.K36];[.K54];[.K58];[.K62])=0;&quot;-&quot;;SUM([.K11];[.K19];[.K36];[.K54];[.K58];[.K62]))" table:style-name="ce37">
            <text:p>3,492<text:s/></text:p>
          </table:table-cell>
          <table:table-cell office:value-type="float" office:value="869363.05050000001" table:formula="of:=  IF(SUM([.L11];[.L19];[.L36];[.L54];[.L58];[.L62])=0;&quot;-&quot;;SUM([.L11];[.L19];[.L36];[.L54];[.L58];[.L62]))" table:style-name="ce37">
            <text:p>869,363<text:s/></text:p>
          </table:table-cell>
          <table:table-cell office:value-type="float" office:value="301.17098999999996" table:formula="of:=  IF(SUM([.M11];[.M19];[.M36];[.M54];[.M58];[.M62])=0;&quot;-&quot;;SUM([.M11];[.M19];[.M36];[.M54];[.M58];[.M62]))" table:style-name="ce37">
            <text:p>301<text:s/></text:p>
          </table:table-cell>
          <table:table-cell office:value-type="float" office:value="18980.886859999999" table:formula="of:=  IF(SUM([.N11];[.N19];[.N36];[.N54];[.N58];[.N62])=0;&quot;-&quot;;SUM([.N11];[.N19];[.N36];[.N54];[.N58];[.N62]))" table:style-name="ce37">
            <text:p>18,981<text:s/></text:p>
          </table:table-cell>
          <table:table-cell office:value-type="float" office:value="341.52449999999999" table:formula="of:=  IF(SUM([.O11];[.O19];[.O36];[.O54];[.O58];[.O62])=0;&quot;-&quot;;SUM([.O11];[.O19];[.O36];[.O54];[.O58];[.O62]))" table:style-name="ce37">
            <text:p>342<text:s/></text:p>
          </table:table-cell>
          <table:table-cell office:value-type="float" office:value="26361.25819" table:formula="of:=  IF(SUM([.P11];[.P19];[.P36];[.P54];[.P58];[.P62])=0;&quot;-&quot;;SUM([.P11];[.P19];[.P36];[.P54];[.P58];[.P62]))" table:style-name="ce37">
            <text:p>26,361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string" office:string-value="-" table:formula="of:=  IF(SUM([.C12:.C18])=0;&quot;-&quot;;SUM([.C12:.C18]))" table:style-name="ce44">
            <text:p>-</text:p>
          </table:table-cell>
          <table:table-cell office:value-type="string" office:string-value="-" table:formula="of:=  IF(SUM([.D12:.D18])=0;&quot;-&quot;;SUM([.D12:.D18]))" table:style-name="ce44">
            <text:p>-</text:p>
          </table:table-cell>
          <table:table-cell office:value-type="float" office:value="25.295000000000002" table:formula="of:=  IF(SUM([.G11];[.I11];[.K11])=0;&quot;-&quot;;SUM([.G11];[.I11];[.K11]))" table:style-name="ce64">
            <text:p>25<text:s/></text:p>
          </table:table-cell>
          <table:table-cell office:value-type="float" office:value="1107.2149999999999" table:formula="of:=  IF(SUM([.H11];[.J11];[.L11])=0;&quot;-&quot;;SUM([.H11];[.J11];[.L11]))" table:style-name="ce64">
            <text:p>1,107<text:s/></text:p>
          </table:table-cell>
          <table:table-cell office:value-type="string" office:string-value="-" table:formula="of:=  IF(SUM([.G12:.G18])=0;&quot;-&quot;;SUM([.G12:.G18]))" table:style-name="ce44">
            <text:p>-</text:p>
          </table:table-cell>
          <table:table-cell office:value-type="string" office:string-value="-" table:formula="of:=  IF(SUM([.H12:.H18])=0;&quot;-&quot;;SUM([.H12:.H18]))" table:style-name="ce44">
            <text:p>-</text:p>
          </table:table-cell>
          <table:table-cell office:value-type="string" office:string-value="-" table:formula="of:=  IF(SUM([.I12:.I18])=0;&quot;-&quot;;SUM([.I12:.I18]))" table:style-name="ce44">
            <text:p>-</text:p>
          </table:table-cell>
          <table:table-cell office:value-type="string" office:string-value="-" table:formula="of:=  IF(SUM([.J12:.J18])=0;&quot;-&quot;;SUM([.J12:.J18]))" table:style-name="ce44">
            <text:p>-</text:p>
          </table:table-cell>
          <table:table-cell office:value-type="float" office:value="25.295000000000002" table:formula="of:=  IF(SUM([.K12:.K18])=0;&quot;-&quot;;SUM([.K12:.K18]))" table:style-name="ce44">
            <text:p>25<text:s/></text:p>
          </table:table-cell>
          <table:table-cell office:value-type="float" office:value="1107.2149999999999" table:formula="of:=  IF(SUM([.L12:.L18])=0;&quot;-&quot;;SUM([.L12:.L18]))" table:style-name="ce44">
            <text:p>1,107<text:s/></text:p>
          </table:table-cell>
          <table:table-cell office:value-type="string" office:string-value="-" table:formula="of:=  IF(SUM([.M12:.M18])=0;&quot;-&quot;;SUM([.M12:.M18]))" table:style-name="ce44">
            <text:p>-</text:p>
          </table:table-cell>
          <table:table-cell office:value-type="string" office:string-value="-" table:formula="of:=  IF(SUM([.N12:.N18])=0;&quot;-&quot;;SUM([.N12:.N18]))" table:style-name="ce44">
            <text:p>-</text:p>
          </table:table-cell>
          <table:table-cell office:value-type="string" office:string-value="-" table:formula="of:=  IF(SUM([.O12:.O18])=0;&quot;-&quot;;SUM([.O12:.O18]))" table:style-name="ce44">
            <text:p>-</text:p>
          </table:table-cell>
          <table:table-cell office:value-type="string" office:string-value="-" table:formula="of:=  IF(SUM([.P12:.P18])=0;&quot;-&quot;;SUM([.P12:.P18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12];[.I12];[.K12])=0;&quot;-&quot;;SUM([.G12];[.I12];[.K12]))" table:style-name="ce37">
            <text:p>-</text:p>
          </table:table-cell>
          <table:table-cell office:value-type="string" office:string-value="-" table:formula="of:=  IF(SUM([.H12];[.J12];[.L12])=0;&quot;-&quot;;SUM([.H12];[.J12];[.L1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13];[.I13];[.K13])=0;&quot;-&quot;;SUM([.G13];[.I13];[.K13]))" table:style-name="ce37">
            <text:p>-</text:p>
          </table:table-cell>
          <table:table-cell office:value-type="string" office:string-value="-" table:formula="of:=  IF(SUM([.H13];[.J13];[.L13])=0;&quot;-&quot;;SUM([.H13];[.J13];[.L1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14];[.I14];[.K14])=0;&quot;-&quot;;SUM([.G14];[.I14];[.K14]))" table:style-name="ce37">
            <text:p>-</text:p>
          </table:table-cell>
          <table:table-cell office:value-type="string" office:string-value="-" table:formula="of:=  IF(SUM([.H14];[.J14];[.L14])=0;&quot;-&quot;;SUM([.H14];[.J14];[.L1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15];[.I15];[.K15])=0;&quot;-&quot;;SUM([.G15];[.I15];[.K15]))" table:style-name="ce37">
            <text:p>-</text:p>
          </table:table-cell>
          <table:table-cell office:value-type="string" office:string-value="-" table:formula="of:=  IF(SUM([.H15];[.J15];[.L15])=0;&quot;-&quot;;SUM([.H15];[.J15];[.L1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5.295000000000002" table:formula="of:=  IF(SUM([.G16];[.I16];[.K16])=0;&quot;-&quot;;SUM([.G16];[.I16];[.K16]))" table:style-name="ce37">
            <text:p>25<text:s/></text:p>
          </table:table-cell>
          <table:table-cell office:value-type="float" office:value="1107.2149999999999" table:formula="of:=  IF(SUM([.H16];[.J16];[.L16])=0;&quot;-&quot;;SUM([.H16];[.J16];[.L16]))" table:style-name="ce37">
            <text:p>1,10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5.295000000000002" table:style-name="ce47">
            <text:p>25<text:s/></text:p>
          </table:table-cell>
          <table:table-cell office:value-type="float" office:value="1107.2149999999999" table:style-name="ce47">
            <text:p>1,10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17];[.I17];[.K17])=0;&quot;-&quot;;SUM([.G17];[.I17];[.K17]))" table:style-name="ce37">
            <text:p>-</text:p>
          </table:table-cell>
          <table:table-cell office:value-type="string" office:string-value="-" table:formula="of:=  IF(SUM([.H17];[.J17];[.L17])=0;&quot;-&quot;;SUM([.H17];[.J17];[.L1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G18];[.I18];[.K18])=0;&quot;-&quot;;SUM([.G18];[.I18];[.K18]))" table:style-name="ce92">
            <text:p>-</text:p>
          </table:table-cell>
          <table:table-cell office:value-type="string" office:string-value="-" table:formula="of:=  IF(SUM([.H18];[.J18];[.L18])=0;&quot;-&quot;;SUM([.H18];[.J18];[.L18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float" office:value="196.2251" table:formula="of:=  IF(SUM([.C20:.C35])=0;&quot;-&quot;;SUM([.C20:.C35]))" table:style-name="ce44">
            <text:p>196<text:s/></text:p>
          </table:table-cell>
          <table:table-cell office:value-type="float" office:value="52941.337459999995" table:formula="of:=  IF(SUM([.D20:.D35])=0;&quot;-&quot;;SUM([.D20:.D35]))" table:style-name="ce44">
            <text:p>52,941<text:s/></text:p>
          </table:table-cell>
          <table:table-cell office:value-type="float" office:value="404.3673" table:formula="of:=  IF(SUM([.G19];[.I19];[.K19])=0;&quot;-&quot;;SUM([.G19];[.I19];[.K19]))" table:style-name="ce37">
            <text:p>404<text:s/></text:p>
          </table:table-cell>
          <table:table-cell office:value-type="float" office:value="126715.86913000001" table:formula="of:=  IF(SUM([.H19];[.J19];[.L19])=0;&quot;-&quot;;SUM([.H19];[.J19];[.L19]))" table:style-name="ce37">
            <text:p>126,716<text:s/></text:p>
          </table:table-cell>
          <table:table-cell office:value-type="float" office:value="8.0842999999999989" table:formula="of:=  IF(SUM([.G20:.G35])=0;&quot;-&quot;;SUM([.G20:.G35]))" table:style-name="ce44">
            <text:p>8<text:s/></text:p>
          </table:table-cell>
          <table:table-cell office:value-type="float" office:value="2748.3430800000001" table:formula="of:=  IF(SUM([.H20:.H35])=0;&quot;-&quot;;SUM([.H20:.H35]))" table:style-name="ce44">
            <text:p>2,748<text:s/></text:p>
          </table:table-cell>
          <table:table-cell office:value-type="string" office:string-value="-" table:formula="of:=  IF(SUM([.I20:.I35])=0;&quot;-&quot;;SUM([.I20:.I35]))" table:style-name="ce44">
            <text:p>-</text:p>
          </table:table-cell>
          <table:table-cell office:value-type="string" office:string-value="-" table:formula="of:=  IF(SUM([.J20:.J35])=0;&quot;-&quot;;SUM([.J20:.J35]))" table:style-name="ce44">
            <text:p>-</text:p>
          </table:table-cell>
          <table:table-cell office:value-type="float" office:value="396.28300000000002" table:formula="of:=  IF(SUM([.K20:.K35])=0;&quot;-&quot;;SUM([.K20:.K35]))" table:style-name="ce44">
            <text:p>396<text:s/></text:p>
          </table:table-cell>
          <table:table-cell office:value-type="float" office:value="123967.52605" table:formula="of:=  IF(SUM([.L20:.L35])=0;&quot;-&quot;;SUM([.L20:.L35]))" table:style-name="ce44">
            <text:p>123,968<text:s/></text:p>
          </table:table-cell>
          <table:table-cell office:value-type="float" office:value="201.69389999999999" table:formula="of:=  IF(SUM([.M20:.M35])=0;&quot;-&quot;;SUM([.M20:.M35]))" table:style-name="ce44">
            <text:p>202<text:s/></text:p>
          </table:table-cell>
          <table:table-cell office:value-type="float" office:value="11025.007829999999" table:formula="of:=  IF(SUM([.N20:.N35])=0;&quot;-&quot;;SUM([.N20:.N35]))" table:style-name="ce44">
            <text:p>11,025<text:s/></text:p>
          </table:table-cell>
          <table:table-cell office:value-type="float" office:value="334.37139999999999" table:formula="of:=  IF(SUM([.O20:.O35])=0;&quot;-&quot;;SUM([.O20:.O35]))" table:style-name="ce44">
            <text:p>334<text:s/></text:p>
          </table:table-cell>
          <table:table-cell office:value-type="float" office:value="24626.30819" table:formula="of:=  IF(SUM([.P20:.P35])=0;&quot;-&quot;;SUM([.P20:.P35]))" table:style-name="ce44">
            <text:p>24,62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office:string-value="-" table:formula="of:=  IF(SUM([.G20];[.I20];[.K20])=0;&quot;-&quot;;SUM([.G20];[.I20];[.K20]))" table:style-name="ce37">
            <text:p>-</text:p>
          </table:table-cell>
          <table:table-cell office:value-type="string" office:string-value="-" table:formula="of:=  IF(SUM([.H20];[.J20];[.L20])=0;&quot;-&quot;;SUM([.H20];[.J20];[.L20]))" table:style-name="ce37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21];[.I21];[.K21])=0;&quot;-&quot;;SUM([.G21];[.I21];[.K21]))" table:style-name="ce37">
            <text:p>-</text:p>
          </table:table-cell>
          <table:table-cell office:value-type="string" office:string-value="-" table:formula="of:=  IF(SUM([.H21];[.J21];[.L21])=0;&quot;-&quot;;SUM([.H21];[.J21];[.L2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22];[.I22];[.K22])=0;&quot;-&quot;;SUM([.G22];[.I22];[.K22]))" table:style-name="ce37">
            <text:p>-</text:p>
          </table:table-cell>
          <table:table-cell office:value-type="string" office:string-value="-" table:formula="of:=  IF(SUM([.H22];[.J22];[.L22])=0;&quot;-&quot;;SUM([.H22];[.J22];[.L2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float" office:value="65.104579999999999" table:style-name="ce47">
            <text:p>65<text:s/></text:p>
          </table:table-cell>
          <table:table-cell office:value-type="float" office:value="27386.56422" table:style-name="ce47">
            <text:p>27,387<text:s/></text:p>
          </table:table-cell>
          <table:table-cell office:value-type="float" office:value="180.67711" table:formula="of:=  IF(SUM([.G23];[.I23];[.K23])=0;&quot;-&quot;;SUM([.G23];[.I23];[.K23]))" table:style-name="ce37">
            <text:p>181<text:s/></text:p>
          </table:table-cell>
          <table:table-cell office:value-type="float" office:value="44103.335569999996" table:formula="of:=  IF(SUM([.H23];[.J23];[.L23])=0;&quot;-&quot;;SUM([.H23];[.J23];[.L23]))" table:style-name="ce37">
            <text:p>44,103<text:s/></text:p>
          </table:table-cell>
          <table:table-cell office:value-type="float" office:value="3.08961" table:style-name="ce47">
            <text:p>3<text:s/></text:p>
          </table:table-cell>
          <table:table-cell office:value-type="float" office:value="1194.13057" table:style-name="ce47">
            <text:p>1,19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77.58750000000001" table:style-name="ce47">
            <text:p>178<text:s/></text:p>
          </table:table-cell>
          <table:table-cell office:value-type="float" office:value="42909.204999999994" table:style-name="ce47">
            <text:p>42,909<text:s/></text:p>
          </table:table-cell>
          <table:table-cell office:value-type="float" office:value="188.45849999999999" table:style-name="ce47">
            <text:p>188<text:s/></text:p>
          </table:table-cell>
          <table:table-cell office:value-type="float" office:value="10279.374529999999" table:style-name="ce47">
            <text:p>10,279<text:s/></text:p>
          </table:table-cell>
          <table:table-cell office:value-type="float" office:value="323.07139999999998" table:style-name="ce47">
            <text:p>323<text:s/></text:p>
          </table:table-cell>
          <table:table-cell office:value-type="float" office:value="22535.80819" table:style-name="ce47">
            <text:p>22,53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float" office:value="1.7858799999999999" table:style-name="ce47">
            <text:p>2<text:s/></text:p>
          </table:table-cell>
          <table:table-cell office:value-type="float" office:value="588.65884000000005" table:style-name="ce47">
            <text:p>589<text:s/></text:p>
          </table:table-cell>
          <table:table-cell office:value-type="float" office:value="24.0305" table:formula="of:=  IF(SUM([.G24];[.I24];[.K24])=0;&quot;-&quot;;SUM([.G24];[.I24];[.K24]))" table:style-name="ce37">
            <text:p>24<text:s/></text:p>
          </table:table-cell>
          <table:table-cell office:value-type="float" office:value="7659.7287500000002" table:formula="of:=  IF(SUM([.H24];[.J24];[.L24])=0;&quot;-&quot;;SUM([.H24];[.J24];[.L24]))" table:style-name="ce37">
            <text:p>7,660<text:s/></text:p>
          </table:table-cell>
          <table:table-cell office:value-type="float" office:value="1.6930000000000001" table:style-name="ce47">
            <text:p>2<text:s/></text:p>
          </table:table-cell>
          <table:table-cell office:value-type="float" office:value="480.81200000000001" table:style-name="ce47">
            <text:p>48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2.337499999999999" table:style-name="ce47">
            <text:p>22<text:s/></text:p>
          </table:table-cell>
          <table:table-cell office:value-type="float" office:value="7178.9167500000003" table:style-name="ce47">
            <text:p>7,179<text:s/></text:p>
          </table:table-cell>
          <table:table-cell office:value-type="float" office:value="13.2354" table:style-name="ce47">
            <text:p>13<text:s/></text:p>
          </table:table-cell>
          <table:table-cell office:value-type="float" office:value="745.63329999999996" table:style-name="ce47">
            <text:p>74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8919999999999999" table:formula="of:=  IF(SUM([.G25];[.I25];[.K25])=0;&quot;-&quot;;SUM([.G25];[.I25];[.K25]))" table:style-name="ce37">
            <text:p>2<text:s/></text:p>
          </table:table-cell>
          <table:table-cell office:value-type="float" office:value="340.56" table:formula="of:=  IF(SUM([.H25];[.J25];[.L25])=0;&quot;-&quot;;SUM([.H25];[.J25];[.L25]))" table:style-name="ce37">
            <text:p>34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8919999999999999" table:style-name="ce47">
            <text:p>2<text:s/></text:p>
          </table:table-cell>
          <table:table-cell office:value-type="float" office:value="340.56" table:style-name="ce47">
            <text:p>34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26];[.I26];[.K26])=0;&quot;-&quot;;SUM([.G26];[.I26];[.K26]))" table:style-name="ce37">
            <text:p>-</text:p>
          </table:table-cell>
          <table:table-cell office:value-type="string" office:string-value="-" table:formula="of:=  IF(SUM([.H26];[.J26];[.L26])=0;&quot;-&quot;;SUM([.H26];[.J26];[.L2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27];[.I27];[.K27])=0;&quot;-&quot;;SUM([.G27];[.I27];[.K27]))" table:style-name="ce37">
            <text:p>-</text:p>
          </table:table-cell>
          <table:table-cell office:value-type="string" office:string-value="-" table:formula="of:=  IF(SUM([.H27];[.J27];[.L27])=0;&quot;-&quot;;SUM([.H27];[.J27];[.L2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float" office:value="118.94464000000001" table:style-name="ce47">
            <text:p>119<text:s/></text:p>
          </table:table-cell>
          <table:table-cell office:value-type="float" office:value="20916.164400000001" table:style-name="ce47">
            <text:p>20,916<text:s/></text:p>
          </table:table-cell>
          <table:table-cell office:value-type="float" office:value="106.54046" table:formula="of:=  IF(SUM([.G28];[.I28];[.K28])=0;&quot;-&quot;;SUM([.G28];[.I28];[.K28]))" table:style-name="ce37">
            <text:p>107<text:s/></text:p>
          </table:table-cell>
          <table:table-cell office:value-type="float" office:value="39527.62833" table:formula="of:=  IF(SUM([.H28];[.J28];[.L28])=0;&quot;-&quot;;SUM([.H28];[.J28];[.L28]))" table:style-name="ce37">
            <text:p>39,528<text:s/></text:p>
          </table:table-cell>
          <table:table-cell office:value-type="float" office:value="1.1684600000000001" table:style-name="ce47">
            <text:p>1<text:s/></text:p>
          </table:table-cell>
          <table:table-cell office:value-type="float" office:value="422.32303000000002" table:style-name="ce47">
            <text:p>42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05.372" table:style-name="ce47">
            <text:p>105<text:s/></text:p>
          </table:table-cell>
          <table:table-cell office:value-type="float" office:value="39105.3053" table:style-name="ce47">
            <text:p>39,10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1.3" table:style-name="ce47">
            <text:p>11<text:s/></text:p>
          </table:table-cell>
          <table:table-cell office:value-type="float" office:value="2090.5" table:style-name="ce47">
            <text:p>2,09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29];[.I29];[.K29])=0;&quot;-&quot;;SUM([.G29];[.I29];[.K29]))" table:style-name="ce37">
            <text:p>-</text:p>
          </table:table-cell>
          <table:table-cell office:value-type="string" office:string-value="-" table:formula="of:=  IF(SUM([.H29];[.J29];[.L29])=0;&quot;-&quot;;SUM([.H29];[.J29];[.L2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float" office:value="10.39" table:style-name="ce47">
            <text:p>10<text:s/></text:p>
          </table:table-cell>
          <table:table-cell office:value-type="float" office:value="4049.95" table:style-name="ce47">
            <text:p>4,050<text:s/></text:p>
          </table:table-cell>
          <table:table-cell office:value-type="float" office:value="91.227229999999992" table:formula="of:=  IF(SUM([.G30];[.I30];[.K30])=0;&quot;-&quot;;SUM([.G30];[.I30];[.K30]))" table:style-name="ce37">
            <text:p>91<text:s/></text:p>
          </table:table-cell>
          <table:table-cell office:value-type="float" office:value="35084.616480000004" table:formula="of:=  IF(SUM([.H30];[.J30];[.L30])=0;&quot;-&quot;;SUM([.H30];[.J30];[.L30]))" table:style-name="ce37">
            <text:p>35,085<text:s/></text:p>
          </table:table-cell>
          <table:table-cell office:value-type="float" office:value="2.1332300000000002" table:style-name="ce47">
            <text:p>2<text:s/></text:p>
          </table:table-cell>
          <table:table-cell office:value-type="float" office:value="651.07748000000004" table:style-name="ce47">
            <text:p>65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89.093999999999994" table:style-name="ce47">
            <text:p>89<text:s/></text:p>
          </table:table-cell>
          <table:table-cell office:value-type="float" office:value="34433.539000000004" table:style-name="ce47">
            <text:p>34,43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31];[.I31];[.K31])=0;&quot;-&quot;;SUM([.G31];[.I31];[.K31]))" table:style-name="ce37">
            <text:p>-</text:p>
          </table:table-cell>
          <table:table-cell office:value-type="string" office:string-value="-" table:formula="of:=  IF(SUM([.H31];[.J31];[.L31])=0;&quot;-&quot;;SUM([.H31];[.J31];[.L3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32];[.I32];[.K32])=0;&quot;-&quot;;SUM([.G32];[.I32];[.K32]))" table:style-name="ce37">
            <text:p>-</text:p>
          </table:table-cell>
          <table:table-cell office:value-type="string" office:string-value="-" table:formula="of:=  IF(SUM([.H32];[.J32];[.L32])=0;&quot;-&quot;;SUM([.H32];[.J32];[.L3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33];[.I33];[.K33])=0;&quot;-&quot;;SUM([.G33];[.I33];[.K33]))" table:style-name="ce37">
            <text:p>-</text:p>
          </table:table-cell>
          <table:table-cell office:value-type="string" office:string-value="-" table:formula="of:=  IF(SUM([.H33];[.J33];[.L33])=0;&quot;-&quot;;SUM([.H33];[.J33];[.L3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34];[.I34];[.K34])=0;&quot;-&quot;;SUM([.G34];[.I34];[.K34]))" table:style-name="ce37">
            <text:p>-</text:p>
          </table:table-cell>
          <table:table-cell office:value-type="string" office:string-value="-" table:formula="of:=  IF(SUM([.H34];[.J34];[.L34])=0;&quot;-&quot;;SUM([.H34];[.J34];[.L3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G35];[.I35];[.K35])=0;&quot;-&quot;;SUM([.G35];[.I35];[.K35]))" table:style-name="ce37">
            <text:p>-</text:p>
          </table:table-cell>
          <table:table-cell office:value-type="string" office:string-value="-" table:formula="of:=  IF(SUM([.H35];[.J35];[.L35])=0;&quot;-&quot;;SUM([.H35];[.J35];[.L35]))" table:style-name="ce3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132.28" table:formula="of:=  IF(SUM([.C37:.C53])=0;&quot;-&quot;;SUM([.C37:.C53]))" table:style-name="ce44">
            <text:p>132<text:s/></text:p>
          </table:table-cell>
          <table:table-cell office:value-type="float" office:value="48318.828399999999" table:formula="of:=  IF(SUM([.D37:.D53])=0;&quot;-&quot;;SUM([.D37:.D53]))" table:style-name="ce44">
            <text:p>48,319<text:s/></text:p>
          </table:table-cell>
          <table:table-cell office:value-type="float" office:value="92.573300000000003" table:formula="of:=  IF(SUM([.G36];[.I36];[.K36])=0;&quot;-&quot;;SUM([.G36];[.I36];[.K36]))" table:style-name="ce64">
            <text:p>93<text:s/></text:p>
          </table:table-cell>
          <table:table-cell office:value-type="float" office:value="34941.289030000007" table:formula="of:=  IF(SUM([.H36];[.J36];[.L36])=0;&quot;-&quot;;SUM([.H36];[.J36];[.L36]))" table:style-name="ce64">
            <text:p>34,941<text:s/></text:p>
          </table:table-cell>
          <table:table-cell office:value-type="float" office:value="19.6221" table:formula="of:=  IF(SUM([.G37:.G53])=0;&quot;-&quot;;SUM([.G37:.G53]))" table:style-name="ce44">
            <text:p>20<text:s/></text:p>
          </table:table-cell>
          <table:table-cell office:value-type="float" office:value="6679.3050000000003" table:formula="of:=  IF(SUM([.H37:.H53])=0;&quot;-&quot;;SUM([.H37:.H53]))" table:style-name="ce44">
            <text:p>6,679<text:s/></text:p>
          </table:table-cell>
          <table:table-cell office:value-type="float" office:value="0.82109999999999994" table:formula="of:=  IF(SUM([.I37:.I53])=0;&quot;-&quot;;SUM([.I37:.I53]))" table:style-name="ce44">
            <text:p>1<text:s/></text:p>
          </table:table-cell>
          <table:table-cell office:value-type="float" office:value="429.26574999999997" table:formula="of:=  IF(SUM([.J37:.J53])=0;&quot;-&quot;;SUM([.J37:.J53]))" table:style-name="ce44">
            <text:p>429<text:s/></text:p>
          </table:table-cell>
          <table:table-cell office:value-type="float" office:value="72.130099999999999" table:formula="of:=  IF(SUM([.K37:.K53])=0;&quot;-&quot;;SUM([.K37:.K53]))" table:style-name="ce44">
            <text:p>72<text:s/></text:p>
          </table:table-cell>
          <table:table-cell office:value-type="float" office:value="27832.718280000005" table:formula="of:=  IF(SUM([.L37:.L53])=0;&quot;-&quot;;SUM([.L37:.L53]))" table:style-name="ce44">
            <text:p>27,833<text:s/></text:p>
          </table:table-cell>
          <table:table-cell office:value-type="float" office:value="99.47708999999999" table:formula="of:=  IF(SUM([.M37:.M53])=0;&quot;-&quot;;SUM([.M37:.M53]))" table:style-name="ce44">
            <text:p>99<text:s/></text:p>
          </table:table-cell>
          <table:table-cell office:value-type="float" office:value="7955.8790300000001" table:formula="of:=  IF(SUM([.N37:.N53])=0;&quot;-&quot;;SUM([.N37:.N53]))" table:style-name="ce44">
            <text:p>7,956<text:s/></text:p>
          </table:table-cell>
          <table:table-cell office:value-type="float" office:value="7.1531000000000002" table:formula="of:=  IF(SUM([.O37:.O53])=0;&quot;-&quot;;SUM([.O37:.O53]))" table:style-name="ce44">
            <text:p>7<text:s/></text:p>
          </table:table-cell>
          <table:table-cell office:value-type="float" office:value="1734.95" table:formula="of:=  IF(SUM([.P37:.P53])=0;&quot;-&quot;;SUM([.P37:.P53]))" table:style-name="ce44">
            <text:p>1,73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float" office:value="11.448700000000001" table:style-name="ce47">
            <text:p>11<text:s/></text:p>
          </table:table-cell>
          <table:table-cell office:value-type="float" office:value="3934.9470000000001" table:style-name="ce47">
            <text:p>3,935<text:s/></text:p>
          </table:table-cell>
          <table:table-cell office:value-type="float" office:value="2.5182000000000002" table:formula="of:=  IF(SUM([.G37];[.I37];[.K37])=0;&quot;-&quot;;SUM([.G37];[.I37];[.K37]))" table:style-name="ce37">
            <text:p>3<text:s/></text:p>
          </table:table-cell>
          <table:table-cell office:value-type="float" office:value="1159.51433" table:formula="of:=  IF(SUM([.H37];[.J37];[.L37])=0;&quot;-&quot;;SUM([.H37];[.J37];[.L37]))" table:style-name="ce37">
            <text:p>1,16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70499999999999996" table:style-name="ce47">
            <text:p>1<text:s/></text:p>
          </table:table-cell>
          <table:table-cell office:value-type="float" office:value="369.47424999999998" table:style-name="ce47">
            <text:p>369<text:s/></text:p>
          </table:table-cell>
          <table:table-cell office:value-type="float" office:value="1.8132000000000001" table:style-name="ce47">
            <text:p>2<text:s/></text:p>
          </table:table-cell>
          <table:table-cell office:value-type="float" office:value="790.04007999999999" table:style-name="ce47">
            <text:p>79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311" table:style-name="ce47">
            <text:p>0<text:s/></text:p>
          </table:table-cell>
          <table:table-cell office:value-type="float" office:value="36.825000000000003" table:style-name="ce47">
            <text:p>37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38];[.I38];[.K38])=0;&quot;-&quot;;SUM([.G38];[.I38];[.K38]))" table:style-name="ce37">
            <text:p>-</text:p>
          </table:table-cell>
          <table:table-cell office:value-type="string" office:string-value="-" table:formula="of:=  IF(SUM([.H38];[.J38];[.L38])=0;&quot;-&quot;;SUM([.H38];[.J38];[.L38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39];[.I39];[.K39])=0;&quot;-&quot;;SUM([.G39];[.I39];[.K39]))" table:style-name="ce37">
            <text:p>-</text:p>
          </table:table-cell>
          <table:table-cell office:value-type="string" office:string-value="-" table:formula="of:=  IF(SUM([.H39];[.J39];[.L39])=0;&quot;-&quot;;SUM([.H39];[.J39];[.L3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60.40645" table:style-name="ce47">
            <text:p>60<text:s/></text:p>
          </table:table-cell>
          <table:table-cell office:value-type="float" office:value="28874.402999999998" table:style-name="ce47">
            <text:p>28,874<text:s/></text:p>
          </table:table-cell>
          <table:table-cell office:value-type="float" office:value="40.678200000000004" table:formula="of:=  IF(SUM([.G40];[.I40];[.K40])=0;&quot;-&quot;;SUM([.G40];[.I40];[.K40]))" table:style-name="ce37">
            <text:p>41<text:s/></text:p>
          </table:table-cell>
          <table:table-cell office:value-type="float" office:value="14452.349200000001" table:formula="of:=  IF(SUM([.H40];[.J40];[.L40])=0;&quot;-&quot;;SUM([.H40];[.J40];[.L40]))" table:style-name="ce37">
            <text:p>14,452<text:s/></text:p>
          </table:table-cell>
          <table:table-cell office:value-type="float" office:value="18.127099999999999" table:style-name="ce47">
            <text:p>18<text:s/></text:p>
          </table:table-cell>
          <table:table-cell office:value-type="float" office:value="6254.7250000000004" table:style-name="ce47">
            <text:p>6,25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2.551100000000002" table:style-name="ce47">
            <text:p>23<text:s/></text:p>
          </table:table-cell>
          <table:table-cell office:value-type="float" office:value="8197.6242000000002" table:style-name="ce47">
            <text:p>8,198<text:s/></text:p>
          </table:table-cell>
          <table:table-cell office:value-type="float" office:value="99.216089999999994" table:style-name="ce47">
            <text:p>99<text:s/></text:p>
          </table:table-cell>
          <table:table-cell office:value-type="float" office:value="7937.4263300000002" table:style-name="ce47">
            <text:p>7,937<text:s/></text:p>
          </table:table-cell>
          <table:table-cell office:value-type="float" office:value="0.15049999999999999" table:style-name="ce47">
            <text:p>0<text:s/></text:p>
          </table:table-cell>
          <table:table-cell office:value-type="float" office:value="37.625" table:style-name="ce47">
            <text:p>3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41];[.I41];[.K41])=0;&quot;-&quot;;SUM([.G41];[.I41];[.K41]))" table:style-name="ce37">
            <text:p>-</text:p>
          </table:table-cell>
          <table:table-cell office:value-type="string" office:string-value="-" table:formula="of:=  IF(SUM([.H41];[.J41];[.L41])=0;&quot;-&quot;;SUM([.H41];[.J41];[.L4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42];[.I42];[.K42])=0;&quot;-&quot;;SUM([.G42];[.I42];[.K42]))" table:style-name="ce37">
            <text:p>-</text:p>
          </table:table-cell>
          <table:table-cell office:value-type="string" office:string-value="-" table:formula="of:=  IF(SUM([.H42];[.J42];[.L42])=0;&quot;-&quot;;SUM([.H42];[.J42];[.L4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43];[.I43];[.K43])=0;&quot;-&quot;;SUM([.G43];[.I43];[.K43]))" table:style-name="ce37">
            <text:p>-</text:p>
          </table:table-cell>
          <table:table-cell office:value-type="string" office:string-value="-" table:formula="of:=  IF(SUM([.H43];[.J43];[.L43])=0;&quot;-&quot;;SUM([.H43];[.J43];[.L4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44];[.I44];[.K44])=0;&quot;-&quot;;SUM([.G44];[.I44];[.K44]))" table:style-name="ce37">
            <text:p>-</text:p>
          </table:table-cell>
          <table:table-cell office:value-type="string" office:string-value="-" table:formula="of:=  IF(SUM([.H44];[.J44];[.L44])=0;&quot;-&quot;;SUM([.H44];[.J44];[.L4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45];[.I45];[.K45])=0;&quot;-&quot;;SUM([.G45];[.I45];[.K45]))" table:style-name="ce37">
            <text:p>-</text:p>
          </table:table-cell>
          <table:table-cell office:value-type="string" office:string-value="-" table:formula="of:=  IF(SUM([.H45];[.J45];[.L45])=0;&quot;-&quot;;SUM([.H45];[.J45];[.L4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float" office:value="1.6500000000000001E-2" table:style-name="ce47">
            <text:p>0<text:s/></text:p>
          </table:table-cell>
          <table:table-cell office:value-type="float" office:value="4.5144000000000002" table:style-name="ce47">
            <text:p>5<text:s/></text:p>
          </table:table-cell>
          <table:table-cell office:value-type="string" office:string-value="-" table:formula="of:=  IF(SUM([.G46];[.I46];[.K46])=0;&quot;-&quot;;SUM([.G46];[.I46];[.K46]))" table:style-name="ce37">
            <text:p>-</text:p>
          </table:table-cell>
          <table:table-cell office:value-type="string" office:string-value="-" table:formula="of:=  IF(SUM([.H46];[.J46];[.L46])=0;&quot;-&quot;;SUM([.H46];[.J46];[.L4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26100000000000001" table:style-name="ce47">
            <text:p>0<text:s/></text:p>
          </table:table-cell>
          <table:table-cell office:value-type="float" office:value="18.4527" table:style-name="ce47">
            <text:p>1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float" office:value="4.9965799999999998" table:style-name="ce47">
            <text:p>5<text:s/></text:p>
          </table:table-cell>
          <table:table-cell office:value-type="float" office:value="1806.5926999999999" table:style-name="ce47">
            <text:p>1,807<text:s/></text:p>
          </table:table-cell>
          <table:table-cell office:value-type="float" office:value="23.9695" table:formula="of:=  IF(SUM([.G47];[.I47];[.K47])=0;&quot;-&quot;;SUM([.G47];[.I47];[.K47]))" table:style-name="ce37">
            <text:p>24<text:s/></text:p>
          </table:table-cell>
          <table:table-cell office:value-type="float" office:value="9681.4070000000011" table:formula="of:=  IF(SUM([.H47];[.J47];[.L47])=0;&quot;-&quot;;SUM([.H47];[.J47];[.L47]))" table:style-name="ce37">
            <text:p>9,681<text:s/></text:p>
          </table:table-cell>
          <table:table-cell office:value-type="float" office:value="1.4950000000000001" table:style-name="ce47">
            <text:p>1<text:s/></text:p>
          </table:table-cell>
          <table:table-cell office:value-type="float" office:value="424.58" table:style-name="ce47">
            <text:p>42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2.474499999999999" table:style-name="ce47">
            <text:p>22<text:s/></text:p>
          </table:table-cell>
          <table:table-cell office:value-type="float" office:value="9256.8270000000011" table:style-name="ce47">
            <text:p>9,25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.7736000000000001" table:style-name="ce47">
            <text:p>6<text:s/></text:p>
          </table:table-cell>
          <table:table-cell office:value-type="float" office:value="1476.9" table:style-name="ce47">
            <text:p>1,477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float" office:value="48.331769999999999" table:style-name="ce47">
            <text:p>48<text:s/></text:p>
          </table:table-cell>
          <table:table-cell office:value-type="float" office:value="10760.1713" table:style-name="ce47">
            <text:p>10,760<text:s/></text:p>
          </table:table-cell>
          <table:table-cell office:value-type="float" office:value="25.4056" table:formula="of:=  IF(SUM([.G48];[.I48];[.K48])=0;&quot;-&quot;;SUM([.G48];[.I48];[.K48]))" table:style-name="ce37">
            <text:p>25<text:s/></text:p>
          </table:table-cell>
          <table:table-cell office:value-type="float" office:value="9646.9385000000002" table:formula="of:=  IF(SUM([.H48];[.J48];[.L48])=0;&quot;-&quot;;SUM([.H48];[.J48];[.L48]))" table:style-name="ce37">
            <text:p>9,64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11609999999999999" table:style-name="ce47">
            <text:p>0<text:s/></text:p>
          </table:table-cell>
          <table:table-cell office:value-type="float" office:value="59.791499999999999" table:style-name="ce47">
            <text:p>60<text:s/></text:p>
          </table:table-cell>
          <table:table-cell office:value-type="float" office:value="25.2895" table:style-name="ce47">
            <text:p>25<text:s/></text:p>
          </table:table-cell>
          <table:table-cell office:value-type="float" office:value="9587.1470000000008" table:style-name="ce47">
            <text:p>9,58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91800000000000004" table:style-name="ce47">
            <text:p>1<text:s/></text:p>
          </table:table-cell>
          <table:table-cell office:value-type="float" office:value="183.6" table:style-name="ce47">
            <text:p>18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49];[.I49];[.K49])=0;&quot;-&quot;;SUM([.G49];[.I49];[.K49]))" table:style-name="ce37">
            <text:p>-</text:p>
          </table:table-cell>
          <table:table-cell office:value-type="string" office:string-value="-" table:formula="of:=  IF(SUM([.H49];[.J49];[.L49])=0;&quot;-&quot;;SUM([.H49];[.J49];[.L4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50];[.I50];[.K50])=0;&quot;-&quot;;SUM([.G50];[.I50];[.K50]))" table:style-name="ce37">
            <text:p>-</text:p>
          </table:table-cell>
          <table:table-cell office:value-type="string" office:string-value="-" table:formula="of:=  IF(SUM([.H50];[.J50];[.L50])=0;&quot;-&quot;;SUM([.H50];[.J50];[.L50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float" office:value="7.08" table:style-name="ce47">
            <text:p>7<text:s/></text:p>
          </table:table-cell>
          <table:table-cell office:value-type="float" office:value="2938.2" table:style-name="ce47">
            <text:p>2,938<text:s/></text:p>
          </table:table-cell>
          <table:table-cell office:value-type="string" office:string-value="-" table:formula="of:=  IF(SUM([.G51];[.I51];[.K51])=0;&quot;-&quot;;SUM([.G51];[.I51];[.K51]))" table:style-name="ce37">
            <text:p>-</text:p>
          </table:table-cell>
          <table:table-cell office:value-type="string" office:string-value="-" table:formula="of:=  IF(SUM([.H51];[.J51];[.L51])=0;&quot;-&quot;;SUM([.H51];[.J51];[.L5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52];[.I52];[.K52])=0;&quot;-&quot;;SUM([.G52];[.I52];[.K52]))" table:style-name="ce37">
            <text:p>-</text:p>
          </table:table-cell>
          <table:table-cell office:value-type="string" office:string-value="-" table:formula="of:=  IF(SUM([.H52];[.J52];[.L52])=0;&quot;-&quot;;SUM([.H52];[.J52];[.L5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8E-3" table:formula="of:=  IF(SUM([.G53];[.I53];[.K53])=0;&quot;-&quot;;SUM([.G53];[.I53];[.K53]))" table:style-name="ce92">
            <text:p>0<text:s/></text:p>
          </table:table-cell>
          <table:table-cell office:value-type="float" office:value="1.08" table:formula="of:=  IF(SUM([.H53];[.J53];[.L53])=0;&quot;-&quot;;SUM([.H53];[.J53];[.L53]))" table:style-name="ce92">
            <text:p>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8E-3" table:style-name="ce49">
            <text:p>0<text:s/></text:p>
          </table:table-cell>
          <table:table-cell office:value-type="float" office:value="1.08" table:style-name="ce49">
            <text:p>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C55:.C57])=0;&quot;-&quot;;SUM([.C55:.C57]))" table:style-name="ce44">
            <text:p>-</text:p>
          </table:table-cell>
          <table:table-cell office:value-type="string" office:string-value="-" table:formula="of:=  IF(SUM([.D55:.D57])=0;&quot;-&quot;;SUM([.D55:.D57]))" table:style-name="ce44">
            <text:p>-</text:p>
          </table:table-cell>
          <table:table-cell office:value-type="string" office:string-value="-" table:formula="of:=  IF(SUM([.G54];[.I54];[.K54])=0;&quot;-&quot;;SUM([.G54];[.I54];[.K54]))" table:style-name="ce37">
            <text:p>-</text:p>
          </table:table-cell>
          <table:table-cell office:value-type="string" office:string-value="-" table:formula="of:=  IF(SUM([.H54];[.J54];[.L54])=0;&quot;-&quot;;SUM([.H54];[.J54];[.L54]))" table:style-name="ce37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44">
            <text:p>-</text:p>
          </table:table-cell>
          <table:table-cell office:value-type="string" office:string-value="-" table:formula="of:=  IF(SUM([.I55:.I57])=0;&quot;-&quot;;SUM([.I55:.I57]))" table:style-name="ce44">
            <text:p>-</text:p>
          </table:table-cell>
          <table:table-cell office:value-type="string" office:string-value="-" table:formula="of:=  IF(SUM([.J55:.J57])=0;&quot;-&quot;;SUM([.J55:.J57]))" table:style-name="ce44">
            <text:p>-</text:p>
          </table:table-cell>
          <table:table-cell office:value-type="string" office:string-value="-" table:formula="of:=  IF(SUM([.K55:.K57])=0;&quot;-&quot;;SUM([.K55:.K57]))" table:style-name="ce44">
            <text:p>-</text:p>
          </table:table-cell>
          <table:table-cell office:value-type="string" office:string-value="-" table:formula="of:=  IF(SUM([.L55:.L57])=0;&quot;-&quot;;SUM([.L55:.L57]))" table:style-name="ce44">
            <text:p>-</text:p>
          </table:table-cell>
          <table:table-cell office:value-type="string" office:string-value="-" table:formula="of:=  IF(SUM([.M55:.M57])=0;&quot;-&quot;;SUM([.M55:.M57]))" table:style-name="ce44">
            <text:p>-</text:p>
          </table:table-cell>
          <table:table-cell office:value-type="string" office:string-value="-" table:formula="of:=  IF(SUM([.N55:.N57])=0;&quot;-&quot;;SUM([.N55:.N57]))" table:style-name="ce44">
            <text:p>-</text:p>
          </table:table-cell>
          <table:table-cell office:value-type="string" office:string-value="-" table:formula="of:=  IF(SUM([.O55:.O57])=0;&quot;-&quot;;SUM([.O55:.O57]))" table:style-name="ce44">
            <text:p>-</text:p>
          </table:table-cell>
          <table:table-cell office:value-type="string" office:string-value="-" table:formula="of:=  IF(SUM([.P55:.P57])=0;&quot;-&quot;;SUM([.P55:.P5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55];[.I55];[.K55])=0;&quot;-&quot;;SUM([.G55];[.I55];[.K55]))" table:style-name="ce37">
            <text:p>-</text:p>
          </table:table-cell>
          <table:table-cell office:value-type="string" office:string-value="-" table:formula="of:=  IF(SUM([.H55];[.J55];[.L55])=0;&quot;-&quot;;SUM([.H55];[.J55];[.L5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56];[.I56];[.K56])=0;&quot;-&quot;;SUM([.G56];[.I56];[.K56]))" table:style-name="ce37">
            <text:p>-</text:p>
          </table:table-cell>
          <table:table-cell office:value-type="string" office:string-value="-" table:formula="of:=  IF(SUM([.H56];[.J56];[.L56])=0;&quot;-&quot;;SUM([.H56];[.J56];[.L5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G57];[.I57];[.K57])=0;&quot;-&quot;;SUM([.G57];[.I57];[.K57]))" table:style-name="ce37">
            <text:p>-</text:p>
          </table:table-cell>
          <table:table-cell office:value-type="string" office:string-value="-" table:formula="of:=  IF(SUM([.H57];[.J57];[.L57])=0;&quot;-&quot;;SUM([.H57];[.J57];[.L57]))" table:style-name="ce3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string" office:string-value="-" table:formula="of:=  IF(SUM([.C59:.C61])=0;&quot;-&quot;;SUM([.C59:.C61]))" table:style-name="ce44">
            <text:p>-</text:p>
          </table:table-cell>
          <table:table-cell office:value-type="string" office:string-value="-" table:formula="of:=  IF(SUM([.D59:.D61])=0;&quot;-&quot;;SUM([.D59:.D61]))" table:style-name="ce44">
            <text:p>-</text:p>
          </table:table-cell>
          <table:table-cell office:value-type="float" office:value="367.4" table:formula="of:=  IF(SUM([.G58];[.I58];[.K58])=0;&quot;-&quot;;SUM([.G58];[.I58];[.K58]))" table:style-name="ce64">
            <text:p>367<text:s/></text:p>
          </table:table-cell>
          <table:table-cell office:value-type="float" office:value="116860" table:formula="of:=  IF(SUM([.H58];[.J58];[.L58])=0;&quot;-&quot;;SUM([.H58];[.J58];[.L58]))" table:style-name="ce64">
            <text:p>116,860<text:s/></text:p>
          </table:table-cell>
          <table:table-cell office:value-type="float" office:value="173.5" table:formula="of:=  IF(SUM([.G59:.G61])=0;&quot;-&quot;;SUM([.G59:.G61]))" table:style-name="ce44">
            <text:p>174<text:s/></text:p>
          </table:table-cell>
          <table:table-cell office:value-type="float" office:value="52050" table:formula="of:=  IF(SUM([.H59:.H61])=0;&quot;-&quot;;SUM([.H59:.H61]))" table:style-name="ce44">
            <text:p>52,050<text:s/></text:p>
          </table:table-cell>
          <table:table-cell office:value-type="float" office:value="66.400000000000006" table:formula="of:=  IF(SUM([.I59:.I61])=0;&quot;-&quot;;SUM([.I59:.I61]))" table:style-name="ce44">
            <text:p>66<text:s/></text:p>
          </table:table-cell>
          <table:table-cell office:value-type="float" office:value="26560" table:formula="of:=  IF(SUM([.J59:.J61])=0;&quot;-&quot;;SUM([.J59:.J61]))" table:style-name="ce44">
            <text:p>26,560<text:s/></text:p>
          </table:table-cell>
          <table:table-cell office:value-type="float" office:value="127.5" table:formula="of:=  IF(SUM([.K59:.K61])=0;&quot;-&quot;;SUM([.K59:.K61]))" table:style-name="ce44">
            <text:p>128<text:s/></text:p>
          </table:table-cell>
          <table:table-cell office:value-type="float" office:value="38250" table:formula="of:=  IF(SUM([.L59:.L61])=0;&quot;-&quot;;SUM([.L59:.L61]))" table:style-name="ce44">
            <text:p>38,250<text:s/></text:p>
          </table:table-cell>
          <table:table-cell office:value-type="string" office:string-value="-" table:formula="of:=  IF(SUM([.M59:.M61])=0;&quot;-&quot;;SUM([.M59:.M61]))" table:style-name="ce44">
            <text:p>-</text:p>
          </table:table-cell>
          <table:table-cell office:value-type="string" office:string-value="-" table:formula="of:=  IF(SUM([.N59:.N61])=0;&quot;-&quot;;SUM([.N59:.N61]))" table:style-name="ce44">
            <text:p>-</text:p>
          </table:table-cell>
          <table:table-cell office:value-type="string" office:string-value="-" table:formula="of:=  IF(SUM([.O59:.O61])=0;&quot;-&quot;;SUM([.O59:.O61]))" table:style-name="ce44">
            <text:p>-</text:p>
          </table:table-cell>
          <table:table-cell office:value-type="string" office:string-value="-" table:formula="of:=  IF(SUM([.P59:.P61])=0;&quot;-&quot;;SUM([.P59:.P61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59];[.I59];[.K59])=0;&quot;-&quot;;SUM([.G59];[.I59];[.K59]))" table:style-name="ce37">
            <text:p>-</text:p>
          </table:table-cell>
          <table:table-cell office:value-type="string" office:string-value="-" table:formula="of:=  IF(SUM([.H59];[.J59];[.L59])=0;&quot;-&quot;;SUM([.H59];[.J59];[.L5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67.4" table:formula="of:=  IF(SUM([.G60];[.I60];[.K60])=0;&quot;-&quot;;SUM([.G60];[.I60];[.K60]))" table:style-name="ce37">
            <text:p>367<text:s/></text:p>
          </table:table-cell>
          <table:table-cell office:value-type="float" office:value="116860" table:formula="of:=  IF(SUM([.H60];[.J60];[.L60])=0;&quot;-&quot;;SUM([.H60];[.J60];[.L60]))" table:style-name="ce37">
            <text:p>116,860<text:s/></text:p>
          </table:table-cell>
          <table:table-cell office:value-type="float" office:value="173.5" table:style-name="ce47">
            <text:p>174<text:s/></text:p>
          </table:table-cell>
          <table:table-cell office:value-type="float" office:value="52050" table:style-name="ce47">
            <text:p>52,050<text:s/></text:p>
          </table:table-cell>
          <table:table-cell office:value-type="float" office:value="66.400000000000006" table:style-name="ce47">
            <text:p>66<text:s/></text:p>
          </table:table-cell>
          <table:table-cell office:value-type="float" office:value="26560" table:style-name="ce47">
            <text:p>26,560<text:s/></text:p>
          </table:table-cell>
          <table:table-cell office:value-type="float" office:value="127.5" table:style-name="ce47">
            <text:p>128<text:s/></text:p>
          </table:table-cell>
          <table:table-cell office:value-type="float" office:value="38250" table:style-name="ce47">
            <text:p>38,25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G61];[.I61];[.K61])=0;&quot;-&quot;;SUM([.G61];[.I61];[.K61]))" table:style-name="ce92">
            <text:p>-</text:p>
          </table:table-cell>
          <table:table-cell office:value-type="string" office:string-value="-" table:formula="of:=  IF(SUM([.H61];[.J61];[.L61])=0;&quot;-&quot;;SUM([.H61];[.J61];[.L61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string" office:string-value="-" table:formula="of:=  IF(SUM([.C63];[.C64];[.C65];[.C67])=0;IF([.C66]=0;&quot;-&quot;;[.C66]);SUM([.C63];[.C64];[.C65];[.C67]))" table:style-name="ce44">
            <text:p>-</text:p>
          </table:table-cell>
          <table:table-cell office:value-type="string" office:string-value="-" table:formula="of:=  IF(SUM([.D63:.D67])=0;&quot;-&quot;;SUM([.D63:.D67]))" table:style-name="ce44">
            <text:p>-</text:p>
          </table:table-cell>
          <table:table-cell office:value-type="float" office:value="20111.84505" table:formula="of:=  IF(SUM([.G62];[.I62];[.K62])=0;&quot;-&quot;;SUM([.G62];[.I62];[.K62]))" table:style-name="ce37">
            <text:p>20,112<text:s/></text:p>
          </table:table-cell>
          <table:table-cell office:value-type="float" office:value="5381493.0543400003" table:formula="of:=  IF(SUM([.H62];[.J62];[.L62])=0;&quot;-&quot;;SUM([.H62];[.J62];[.L62]))" table:style-name="ce37">
            <text:p>5,381,493<text:s/></text:p>
          </table:table-cell>
          <table:table-cell office:value-type="float" office:value="11900.04507" table:formula="of:=  IF(SUM([.G63];[.G64];[.G65];[.G67])=0;IF([.G66]=0;&quot;-&quot;;[.G66]);SUM([.G63];[.G64];[.G65];[.G67]))" table:style-name="ce44">
            <text:p>11,900<text:s/></text:p>
          </table:table-cell>
          <table:table-cell office:value-type="float" office:value="2891660.4723200002" table:formula="of:=  IF(SUM([.H63:.H67])=0;&quot;-&quot;;SUM([.H63:.H67]))" table:style-name="ce44">
            <text:p>2,891,660<text:s/></text:p>
          </table:table-cell>
          <table:table-cell office:value-type="float" office:value="5340.7769900000003" table:formula="of:=  IF(SUM([.I63];[.I64];[.I65];[.I67])=0;IF([.I66]=0;&quot;-&quot;;[.I66]);SUM([.I63];[.I64];[.I65];[.I67]))" table:style-name="ce44">
            <text:p>5,341<text:s/></text:p>
          </table:table-cell>
          <table:table-cell office:value-type="float" office:value="1811626.9908499999" table:formula="of:=  IF(SUM([.J63:.J67])=0;&quot;-&quot;;SUM([.J63:.J67]))" table:style-name="ce44">
            <text:p>1,811,627<text:s/></text:p>
          </table:table-cell>
          <table:table-cell office:value-type="float" office:value="2871.0229899999999" table:formula="of:=  IF(SUM([.K63];[.K64];[.K65];[.K67])=0;IF([.K66]=0;&quot;-&quot;;[.K66]);SUM([.K63];[.K64];[.K65];[.K67]))" table:style-name="ce44">
            <text:p>2,871<text:s/></text:p>
          </table:table-cell>
          <table:table-cell office:value-type="float" office:value="678205.59117000003" table:formula="of:=  IF(SUM([.L63:.L67])=0;&quot;-&quot;;SUM([.L63:.L67]))" table:style-name="ce44">
            <text:p>678,206<text:s/></text:p>
          </table:table-cell>
          <table:table-cell office:value-type="string" office:string-value="-" table:formula="of:=  IF(SUM([.M63];[.M64];[.M65];[.M67])=0;IF([.M66]=0;&quot;-&quot;;[.M66]);SUM([.M63];[.M64];[.M65];[.M67]))" table:style-name="ce44">
            <text:p>-</text:p>
          </table:table-cell>
          <table:table-cell office:value-type="string" office:string-value="-" table:formula="of:=  IF(SUM([.N63:.N67])=0;&quot;-&quot;;SUM([.N63:.N67]))" table:style-name="ce44">
            <text:p>-</text:p>
          </table:table-cell>
          <table:table-cell office:value-type="string" office:string-value="-" table:formula="of:=  IF(SUM([.O63];[.O64];[.O65];[.O67])=0;IF([.O66]=0;&quot;-&quot;;[.O66]);SUM([.O63];[.O64];[.O65];[.O67]))" table:style-name="ce44">
            <text:p>-</text:p>
          </table:table-cell>
          <table:table-cell office:value-type="string" office:string-value="-" table:formula="of:=  IF(SUM([.P63:.P67])=0;&quot;-&quot;;SUM([.P63:.P6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0111.84505" table:formula="of:=  IF(SUM([.G63];[.I63];[.K63])=0;&quot;-&quot;;SUM([.G63];[.I63];[.K63]))" table:style-name="ce37">
            <text:p>20,112<text:s/></text:p>
          </table:table-cell>
          <table:table-cell office:value-type="float" office:value="5381493.0543400003" table:formula="of:=  IF(SUM([.H63];[.J63];[.L63])=0;&quot;-&quot;;SUM([.H63];[.J63];[.L63]))" table:style-name="ce37">
            <text:p>5,381,493<text:s/></text:p>
          </table:table-cell>
          <table:table-cell office:value-type="float" office:value="11900.04507" table:style-name="ce47">
            <text:p>11,900<text:s/></text:p>
          </table:table-cell>
          <table:table-cell office:value-type="float" office:value="2891660.4723200002" table:style-name="ce47">
            <text:p>2,891,660<text:s/></text:p>
          </table:table-cell>
          <table:table-cell office:value-type="float" office:value="5340.7769900000003" table:style-name="ce47">
            <text:p>5,341<text:s/></text:p>
          </table:table-cell>
          <table:table-cell office:value-type="float" office:value="1811626.9908499999" table:style-name="ce47">
            <text:p>1,811,627<text:s/></text:p>
          </table:table-cell>
          <table:table-cell office:value-type="float" office:value="2871.0229899999999" table:style-name="ce47">
            <text:p>2,871<text:s/></text:p>
          </table:table-cell>
          <table:table-cell office:value-type="float" office:value="678205.59117000003" table:style-name="ce47">
            <text:p>678,20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64];[.I64];[.K64])=0;&quot;-&quot;;SUM([.G64];[.I64];[.K64]))" table:style-name="ce37">
            <text:p>-</text:p>
          </table:table-cell>
          <table:table-cell office:value-type="string" office:string-value="-" table:formula="of:=  IF(SUM([.H64];[.J64];[.L64])=0;&quot;-&quot;;SUM([.H64];[.J64];[.L6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65];[.I65];[.K65])=0;&quot;-&quot;;SUM([.G65];[.I65];[.K65]))" table:style-name="ce37">
            <text:p>-</text:p>
          </table:table-cell>
          <table:table-cell office:value-type="string" office:string-value="-" table:formula="of:=  IF(SUM([.H65];[.J65];[.L65])=0;&quot;-&quot;;SUM([.H65];[.J65];[.L6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66];[.I66];[.K66])=0;&quot;-&quot;;SUM([.G66];[.I66];[.K66]))" table:style-name="ce37">
            <text:p>-</text:p>
          </table:table-cell>
          <table:table-cell office:value-type="string" office:string-value="-" table:formula="of:=  IF(SUM([.H66];[.J66];[.L66])=0;&quot;-&quot;;SUM([.H66];[.J66];[.L6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G67];[.I67];[.K67])=0;&quot;-&quot;;SUM([.G67];[.I67];[.K67]))" table:style-name="ce37">
            <text:p>-</text:p>
          </table:table-cell>
          <table:table-cell office:value-type="string" office:string-value="-" table:formula="of:=  IF(SUM([.H67];[.J67];[.L67])=0;&quot;-&quot;;SUM([.H67];[.J67];[.L67]))" table:style-name="ce3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16384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5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6" table:number-columns-repeated="16367" table:default-cell-style-name="ce25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4" table:style-name="ce25"/>
          <table:table-cell office:value-type="string" table:style-name="ce26">
            <text:p>單位：</text:p>
          </table:table-cell>
          <table:table-cell office:value-type="string" table:style-name="ce27">
            <text:p>產量：公噸, 千尾(觀賞魚)</text:p>
          </table:table-cell>
          <table:table-cell table:style-name="ce25"/>
          <table:table-cell table:number-columns-repeated="2" table:style-name="ce27"/>
          <table:table-cell table:number-columns-repeated="2" table:style-name="ce25"/>
          <table:table-cell office:value-type="string" table:style-name="ce26">
            <text:p>Unit：</text:p>
          </table:table-cell>
          <table:table-cell office:value-type="string" table:style-name="ce27">
            <text:p>Quantity：M.T.; 1000Pcs. by ornamental fish</text:p>
          </table:table-cell>
          <table:table-cell table:number-columns-repeated="16371" table:style-name="ce25"/>
        </table:table-row>
        <table:table-row table:style-name="ro2">
          <table:table-cell table:style-name="ce25"/>
          <table:table-cell office:value-type="string" table:number-columns-spanned="3" table:number-rows-spanned="1" table:style-name="ce203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5"/>
          <table:table-cell office:value-type="string" table:style-name="ce28">
            <text:p>價值：新臺幣千元</text:p>
          </table:table-cell>
          <table:table-cell table:style-name="ce25"/>
          <table:table-cell table:style-name="ce28"/>
          <table:table-cell office:value-type="string" table:style-name="ce28">
            <text:p>(1) By type of fisheries by species(Continued)</text:p>
          </table:table-cell>
          <table:table-cell table:number-columns-repeated="3" table:style-name="ce25"/>
          <table:table-cell office:value-type="string" table:style-name="ce29">
            <text:p>Value：Thousand NT $</text:p>
          </table:table-cell>
          <table:table-cell table:number-columns-repeated="16371" table:style-name="ce25"/>
        </table:table-row>
        <table:table-row table:style-name="ro3">
          <table:table-cell table:style-name="ce30"/>
          <table:table-cell office:value-type="string" table:number-columns-spanned="1" table:number-rows-spanned="3" table:style-name="ce205">
            <text:p><text:s text:c="20"/><text:span text:style-name="T1">魚類別</text:span></text:p>
            <text:p><text:span text:style-name="T1"><text:s text:c="20"/>Species</text:span></text:p>
            <draw:custom-shape svg:x="0in" svg:y="0in" svg:width="0.97826in" svg:height="0.70335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6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1"/>
          <table:covered-table-cell/>
          <table:table-cell table:number-columns-spanned="2" table:number-rows-spanned="1" table:style-name="ce161"/>
          <table:covered-table-cell/>
          <table:table-cell table:number-columns-spanned="2" table:number-rows-spanned="1" table:style-name="ce161"/>
          <table:covered-table-cell/>
          <table:table-cell office:value-type="string" table:number-columns-spanned="10" table:number-rows-spanned="1" table:style-name="ce245">
            <text:p>鰺 <text:s text:c="3"/>科</text:p>
          </table:table-cell>
          <table:covered-table-cell table:number-columns-repeated="9"/>
          <table:table-cell table:number-columns-repeated="16368"/>
        </table:table-row>
        <table:table-row table:style-name="ro3">
          <table:table-cell table:style-name="ce31"/>
          <table:covered-table-cell/>
          <table:table-cell office:value-type="string" table:number-columns-spanned="2" table:number-rows-spanned="1" table:style-name="ce247">
            <text:p>海鱺</text:p>
          </table:table-cell>
          <table:covered-table-cell/>
          <table:table-cell office:value-type="string" table:number-columns-spanned="2" table:number-rows-spanned="1" table:style-name="ce264">
            <text:p>眼眶魚</text:p>
          </table:table-cell>
          <table:covered-table-cell/>
          <table:table-cell office:value-type="string" table:number-columns-spanned="2" table:number-rows-spanned="1" table:style-name="ce256">
            <text:p>小計</text:p>
          </table:table-cell>
          <table:covered-table-cell/>
          <table:table-cell office:value-type="string" table:number-columns-spanned="2" table:number-rows-spanned="1" table:style-name="ce267">
            <text:p>真鰺</text:p>
          </table:table-cell>
          <table:covered-table-cell/>
          <table:table-cell office:value-type="string" table:number-columns-spanned="2" table:number-rows-spanned="1" table:style-name="ce266">
            <text:p>藍圓鰺</text:p>
          </table:table-cell>
          <table:covered-table-cell/>
          <table:table-cell office:value-type="string" table:number-columns-spanned="2" table:number-rows-spanned="1" table:style-name="ce266">
            <text:p>吉打副葉鰺</text:p>
          </table:table-cell>
          <table:covered-table-cell/>
          <table:table-cell office:value-type="string" table:number-columns-spanned="2" table:number-rows-spanned="1" table:style-name="ce266">
            <text:p>其他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1">
            <text:p>代碼</text:p>
          </table:table-cell>
          <table:table-cell office:value-type="string" table:number-columns-spanned="1" table:number-rows-spanned="3" table:style-name="ce268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42">
            <text:p>34001</text:p>
          </table:table-cell>
          <table:covered-table-cell/>
          <table:table-cell office:value-type="string" table:number-columns-spanned="2" table:number-rows-spanned="1" table:style-name="ce235">
            <text:p>35001</text:p>
          </table:table-cell>
          <table:covered-table-cell/>
          <table:table-cell office:value-type="string" table:number-columns-spanned="2" table:number-rows-spanned="1" table:style-name="ce236">
            <text:p>Sub Total</text:p>
          </table:table-cell>
          <table:covered-table-cell/>
          <table:table-cell office:value-type="string" table:number-columns-spanned="2" table:number-rows-spanned="1" table:style-name="ce163">
            <text:p>36001</text:p>
          </table:table-cell>
          <table:covered-table-cell/>
          <table:table-cell office:value-type="string" table:number-columns-spanned="2" table:number-rows-spanned="1" table:style-name="ce163">
            <text:p>36003</text:p>
          </table:table-cell>
          <table:covered-table-cell/>
          <table:table-cell office:value-type="string" table:number-columns-spanned="2" table:number-rows-spanned="1" table:style-name="ce242">
            <text:p>36005</text:p>
          </table:table-cell>
          <table:covered-table-cell/>
          <table:table-cell office:value-type="string" table:number-columns-spanned="2" table:number-rows-spanned="1" table:style-name="ce260">
            <text:p>36ZZZ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1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table:number-columns-repeated="16368"/>
        </table:table-row>
        <table:table-row table:style-name="ro3">
          <table:table-cell table:style-name="ce33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529.68975" table:formula="of:=  IF(SUM([.C11];[.C19];[.C36];[.C54];[.C58];[.C62])=0;&quot;-&quot;;SUM([.C11];[.C19];[.C36];[.C54];[.C58];[.C62]))" table:style-name="ce37">
            <text:p>1,530<text:s/></text:p>
          </table:table-cell>
          <table:table-cell office:value-type="float" office:value="452075.69055" table:formula="of:=  IF(SUM([.D11];[.D19];[.D36];[.D54];[.D58];[.D62])=0;&quot;-&quot;;SUM([.D11];[.D19];[.D36];[.D54];[.D58];[.D62]))" table:style-name="ce37">
            <text:p>452,076<text:s/></text:p>
          </table:table-cell>
          <table:table-cell office:value-type="float" office:value="6019.0119399999994" table:formula="of:=  IF(SUM([.E11];[.E19];[.E36];[.E54];[.E58];[.E62])=0;&quot;-&quot;;SUM([.E11];[.E19];[.E36];[.E54];[.E58];[.E62]))" table:style-name="ce37">
            <text:p>6,019<text:s/></text:p>
          </table:table-cell>
          <table:table-cell office:value-type="float" office:value="138130.88188999999" table:formula="of:=  IF(SUM([.F11];[.F19];[.F36];[.F54];[.F58];[.F62])=0;&quot;-&quot;;SUM([.F11];[.F19];[.F36];[.F54];[.F58];[.F62]))" table:style-name="ce37">
            <text:p>138,131<text:s/></text:p>
          </table:table-cell>
          <table:table-cell office:value-type="float" office:value="16586.253799999999" table:formula="of:=  IF(SUM([.I10];[.K10];[.M10];[.O10])=0;&quot;-&quot;;SUM([.I10];[.K10];[.M10];[.O10]))" table:style-name="ce37">
            <text:p>16,586<text:s/></text:p>
          </table:table-cell>
          <table:table-cell office:value-type="float" office:value="946522.32637000002" table:formula="of:=  IF(SUM([.J10];[.L10];[.N10];[.P10])=0;&quot;-&quot;;SUM([.J10];[.L10];[.N10];[.P10]))" table:style-name="ce37">
            <text:p>946,522<text:s/></text:p>
          </table:table-cell>
          <table:table-cell office:value-type="float" office:value="7433.0518200000006" table:formula="of:=  IF(SUM([.I11];[.I19];[.I36];[.I54];[.I58];[.I62])=0;&quot;-&quot;;SUM([.I11];[.I19];[.I36];[.I54];[.I58];[.I62]))" table:style-name="ce37">
            <text:p>7,433<text:s/></text:p>
          </table:table-cell>
          <table:table-cell office:value-type="float" office:value="206824.67363000003" table:formula="of:=  IF(SUM([.J11];[.J19];[.J36];[.J54];[.J58];[.J62])=0;&quot;-&quot;;SUM([.J11];[.J19];[.J36];[.J54];[.J58];[.J62]))" table:style-name="ce37">
            <text:p>206,825<text:s/></text:p>
          </table:table-cell>
          <table:table-cell office:value-type="float" office:value="5079.9508000000005" table:formula="of:=  IF(SUM([.K11];[.K19];[.K36];[.K54];[.K58];[.K62])=0;&quot;-&quot;;SUM([.K11];[.K19];[.K36];[.K54];[.K58];[.K62]))" table:style-name="ce37">
            <text:p>5,080<text:s/></text:p>
          </table:table-cell>
          <table:table-cell office:value-type="float" office:value="131258.06242999999" table:formula="of:=  IF(SUM([.L11];[.L19];[.L36];[.L54];[.L58];[.L62])=0;&quot;-&quot;;SUM([.L11];[.L19];[.L36];[.L54];[.L58];[.L62]))" table:style-name="ce37">
            <text:p>131,258<text:s/></text:p>
          </table:table-cell>
          <table:table-cell office:value-type="float" office:value="362.77120000000002" table:formula="of:=  IF(SUM([.M11];[.M19];[.M36];[.M54];[.M58];[.M62])=0;&quot;-&quot;;SUM([.M11];[.M19];[.M36];[.M54];[.M58];[.M62]))" table:style-name="ce37">
            <text:p>363<text:s/></text:p>
          </table:table-cell>
          <table:table-cell office:value-type="float" office:value="59199.950910000007" table:formula="of:=  IF(SUM([.N11];[.N19];[.N36];[.N54];[.N58];[.N62])=0;&quot;-&quot;;SUM([.N11];[.N19];[.N36];[.N54];[.N58];[.N62]))" table:style-name="ce37">
            <text:p>59,200<text:s/></text:p>
          </table:table-cell>
          <table:table-cell office:value-type="float" office:value="3710.4799800000001" table:formula="of:=  IF(SUM([.O11];[.O19];[.O36];[.O54];[.O58];[.O62])=0;&quot;-&quot;;SUM([.O11];[.O19];[.O36];[.O54];[.O58];[.O62]))" table:style-name="ce37">
            <text:p>3,710<text:s/></text:p>
          </table:table-cell>
          <table:table-cell office:value-type="float" office:value="549239.63939999999" table:formula="of:=  IF(SUM([.P11];[.P19];[.P36];[.P54];[.P58];[.P62])=0;&quot;-&quot;;SUM([.P11];[.P19];[.P36];[.P54];[.P58];[.P62]))" table:style-name="ce37">
            <text:p>549,240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float" office:value="1.548" table:formula="of:=  IF(SUM([.C12:.C18])=0;&quot;-&quot;;SUM([.C12:.C18]))" table:style-name="ce44">
            <text:p>2<text:s/></text:p>
          </table:table-cell>
          <table:table-cell office:value-type="float" office:value="66.563999999999993" table:formula="of:=  IF(SUM([.D12:.D18])=0;&quot;-&quot;;SUM([.D12:.D18]))" table:style-name="ce44">
            <text:p>67<text:s/></text:p>
          </table:table-cell>
          <table:table-cell office:value-type="float" office:value="131.874" table:formula="of:=  IF(SUM([.E12:.E18])=0;&quot;-&quot;;SUM([.E12:.E18]))" table:style-name="ce44">
            <text:p>132<text:s/></text:p>
          </table:table-cell>
          <table:table-cell office:value-type="float" office:value="3428.7240000000002" table:formula="of:=  IF(SUM([.F12:.F18])=0;&quot;-&quot;;SUM([.F12:.F18]))" table:style-name="ce44">
            <text:p>3,429<text:s/></text:p>
          </table:table-cell>
          <table:table-cell office:value-type="float" office:value="26.361000000000001" table:formula="of:=  IF(SUM([.I11];[.K11];[.M11];[.O11])=0;&quot;-&quot;;SUM([.I11];[.K11];[.M11];[.O11]))" table:style-name="ce64">
            <text:p>26<text:s/></text:p>
          </table:table-cell>
          <table:table-cell office:value-type="float" office:value="885.09099999999989" table:formula="of:=  IF(SUM([.J11];[.L11];[.N11];[.P11])=0;&quot;-&quot;;SUM([.J11];[.L11];[.N11];[.P11]))" table:style-name="ce64">
            <text:p>885<text:s/></text:p>
          </table:table-cell>
          <table:table-cell office:value-type="string" office:string-value="-" table:formula="of:=  IF(SUM([.I12:.I18])=0;&quot;-&quot;;SUM([.I12:.I18]))" table:style-name="ce44">
            <text:p>-</text:p>
          </table:table-cell>
          <table:table-cell office:value-type="string" office:string-value="-" table:formula="of:=  IF(SUM([.J12:.J18])=0;&quot;-&quot;;SUM([.J12:.J18]))" table:style-name="ce44">
            <text:p>-</text:p>
          </table:table-cell>
          <table:table-cell office:value-type="float" office:value="25.876000000000001" table:formula="of:=  IF(SUM([.K12:.K18])=0;&quot;-&quot;;SUM([.K12:.K18]))" table:style-name="ce44">
            <text:p>26<text:s/></text:p>
          </table:table-cell>
          <table:table-cell office:value-type="float" office:value="802.15599999999995" table:formula="of:=  IF(SUM([.L12:.L18])=0;&quot;-&quot;;SUM([.L12:.L18]))" table:style-name="ce44">
            <text:p>802<text:s/></text:p>
          </table:table-cell>
          <table:table-cell office:value-type="string" office:string-value="-" table:formula="of:=  IF(SUM([.M12:.M18])=0;&quot;-&quot;;SUM([.M12:.M18]))" table:style-name="ce44">
            <text:p>-</text:p>
          </table:table-cell>
          <table:table-cell office:value-type="string" office:string-value="-" table:formula="of:=  IF(SUM([.N12:.N18])=0;&quot;-&quot;;SUM([.N12:.N18]))" table:style-name="ce44">
            <text:p>-</text:p>
          </table:table-cell>
          <table:table-cell office:value-type="float" office:value="0.48499999999999999" table:formula="of:=  IF(SUM([.O12:.O18])=0;&quot;-&quot;;SUM([.O12:.O18]))" table:style-name="ce44">
            <text:p>0<text:s/></text:p>
          </table:table-cell>
          <table:table-cell office:value-type="float" office:value="82.935000000000002" table:formula="of:=  IF(SUM([.P12:.P18])=0;&quot;-&quot;;SUM([.P12:.P18]))" table:style-name="ce44">
            <text:p>83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12];[.K12];[.M12];[.O12])=0;&quot;-&quot;;SUM([.I12];[.K12];[.M12];[.O12]))" table:style-name="ce37">
            <text:p>-</text:p>
          </table:table-cell>
          <table:table-cell office:value-type="string" office:string-value="-" table:formula="of:=  IF(SUM([.J12];[.L12];[.N12];[.P12])=0;&quot;-&quot;;SUM([.J12];[.L12];[.N12];[.P1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13];[.K13];[.M13];[.O13])=0;&quot;-&quot;;SUM([.I13];[.K13];[.M13];[.O13]))" table:style-name="ce37">
            <text:p>-</text:p>
          </table:table-cell>
          <table:table-cell office:value-type="string" office:string-value="-" table:formula="of:=  IF(SUM([.J13];[.L13];[.N13];[.P13])=0;&quot;-&quot;;SUM([.J13];[.L13];[.N13];[.P1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14];[.K14];[.M14];[.O14])=0;&quot;-&quot;;SUM([.I14];[.K14];[.M14];[.O14]))" table:style-name="ce37">
            <text:p>-</text:p>
          </table:table-cell>
          <table:table-cell office:value-type="string" office:string-value="-" table:formula="of:=  IF(SUM([.J14];[.L14];[.N14];[.P14])=0;&quot;-&quot;;SUM([.J14];[.L14];[.N14];[.P1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15];[.K15];[.M15];[.O15])=0;&quot;-&quot;;SUM([.I15];[.K15];[.M15];[.O15]))" table:style-name="ce37">
            <text:p>-</text:p>
          </table:table-cell>
          <table:table-cell office:value-type="string" office:string-value="-" table:formula="of:=  IF(SUM([.J15];[.L15];[.N15];[.P15])=0;&quot;-&quot;;SUM([.J15];[.L15];[.N15];[.P1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float" office:value="1.548" table:style-name="ce47">
            <text:p>2<text:s/></text:p>
          </table:table-cell>
          <table:table-cell office:value-type="float" office:value="66.563999999999993" table:style-name="ce47">
            <text:p>67<text:s/></text:p>
          </table:table-cell>
          <table:table-cell office:value-type="float" office:value="131.874" table:style-name="ce47">
            <text:p>132<text:s/></text:p>
          </table:table-cell>
          <table:table-cell office:value-type="float" office:value="3428.7240000000002" table:style-name="ce47">
            <text:p>3,429<text:s/></text:p>
          </table:table-cell>
          <table:table-cell office:value-type="float" office:value="26.361000000000001" table:formula="of:=  IF(SUM([.I16];[.K16];[.M16];[.O16])=0;&quot;-&quot;;SUM([.I16];[.K16];[.M16];[.O16]))" table:style-name="ce37">
            <text:p>26<text:s/></text:p>
          </table:table-cell>
          <table:table-cell office:value-type="float" office:value="885.09099999999989" table:formula="of:=  IF(SUM([.J16];[.L16];[.N16];[.P16])=0;&quot;-&quot;;SUM([.J16];[.L16];[.N16];[.P16]))" table:style-name="ce37">
            <text:p>88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5.876000000000001" table:style-name="ce47">
            <text:p>26<text:s/></text:p>
          </table:table-cell>
          <table:table-cell office:value-type="float" office:value="802.15599999999995" table:style-name="ce47">
            <text:p>80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48499999999999999" table:style-name="ce47">
            <text:p>0<text:s/></text:p>
          </table:table-cell>
          <table:table-cell office:value-type="float" office:value="82.935000000000002" table:style-name="ce47">
            <text:p>83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17];[.K17];[.M17];[.O17])=0;&quot;-&quot;;SUM([.I17];[.K17];[.M17];[.O17]))" table:style-name="ce37">
            <text:p>-</text:p>
          </table:table-cell>
          <table:table-cell office:value-type="string" office:string-value="-" table:formula="of:=  IF(SUM([.J17];[.L17];[.N17];[.P17])=0;&quot;-&quot;;SUM([.J17];[.L17];[.N17];[.P1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I18];[.K18];[.M18];[.O18])=0;&quot;-&quot;;SUM([.I18];[.K18];[.M18];[.O18]))" table:style-name="ce92">
            <text:p>-</text:p>
          </table:table-cell>
          <table:table-cell office:value-type="string" office:string-value="-" table:formula="of:=  IF(SUM([.J18];[.L18];[.N18];[.P18])=0;&quot;-&quot;;SUM([.J18];[.L18];[.N18];[.P18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float" office:value="2.5434999999999999" table:formula="of:=  IF(SUM([.C20:.C35])=0;&quot;-&quot;;SUM([.C20:.C35]))" table:style-name="ce44">
            <text:p>3<text:s/></text:p>
          </table:table-cell>
          <table:table-cell office:value-type="float" office:value="554.39014999999995" table:formula="of:=  IF(SUM([.D20:.D35])=0;&quot;-&quot;;SUM([.D20:.D35]))" table:style-name="ce44">
            <text:p>554<text:s/></text:p>
          </table:table-cell>
          <table:table-cell office:value-type="float" office:value="5696.8047999999999" table:formula="of:=  IF(SUM([.E20:.E35])=0;&quot;-&quot;;SUM([.E20:.E35]))" table:style-name="ce44">
            <text:p>5,697<text:s/></text:p>
          </table:table-cell>
          <table:table-cell office:value-type="float" office:value="124335.36914" table:formula="of:=  IF(SUM([.F20:.F35])=0;&quot;-&quot;;SUM([.F20:.F35]))" table:style-name="ce44">
            <text:p>124,335<text:s/></text:p>
          </table:table-cell>
          <table:table-cell office:value-type="float" office:value="13912.812260000001" table:formula="of:=  IF(SUM([.I19];[.K19];[.M19];[.O19])=0;&quot;-&quot;;SUM([.I19];[.K19];[.M19];[.O19]))" table:style-name="ce37">
            <text:p>13,913<text:s/></text:p>
          </table:table-cell>
          <table:table-cell office:value-type="float" office:value="499644.28291000007" table:formula="of:=  IF(SUM([.J19];[.L19];[.N19];[.P19])=0;&quot;-&quot;;SUM([.J19];[.L19];[.N19];[.P19]))" table:style-name="ce37">
            <text:p>499,644<text:s/></text:p>
          </table:table-cell>
          <table:table-cell office:value-type="float" office:value="6907.9874600000003" table:formula="of:=  IF(SUM([.I20:.I35])=0;&quot;-&quot;;SUM([.I20:.I35]))" table:style-name="ce44">
            <text:p>6,908<text:s/></text:p>
          </table:table-cell>
          <table:table-cell office:value-type="float" office:value="178139.66225000002" table:formula="of:=  IF(SUM([.J20:.J35])=0;&quot;-&quot;;SUM([.J20:.J35]))" table:style-name="ce44">
            <text:p>178,140<text:s/></text:p>
          </table:table-cell>
          <table:table-cell office:value-type="float" office:value="4851.9704000000002" table:formula="of:=  IF(SUM([.K20:.K35])=0;&quot;-&quot;;SUM([.K20:.K35]))" table:style-name="ce44">
            <text:p>4,852<text:s/></text:p>
          </table:table-cell>
          <table:table-cell office:value-type="float" office:value="122193.15359999999" table:formula="of:=  IF(SUM([.L20:.L35])=0;&quot;-&quot;;SUM([.L20:.L35]))" table:style-name="ce44">
            <text:p>122,193<text:s/></text:p>
          </table:table-cell>
          <table:table-cell office:value-type="float" office:value="256.7276" table:formula="of:=  IF(SUM([.M20:.M35])=0;&quot;-&quot;;SUM([.M20:.M35]))" table:style-name="ce44">
            <text:p>257<text:s/></text:p>
          </table:table-cell>
          <table:table-cell office:value-type="float" office:value="45515.096950000006" table:formula="of:=  IF(SUM([.N20:.N35])=0;&quot;-&quot;;SUM([.N20:.N35]))" table:style-name="ce44">
            <text:p>45,515<text:s/></text:p>
          </table:table-cell>
          <table:table-cell office:value-type="float" office:value="1896.1268" table:formula="of:=  IF(SUM([.O20:.O35])=0;&quot;-&quot;;SUM([.O20:.O35]))" table:style-name="ce44">
            <text:p>1,896<text:s/></text:p>
          </table:table-cell>
          <table:table-cell office:value-type="float" office:value="153796.37011000002" table:formula="of:=  IF(SUM([.P20:.P35])=0;&quot;-&quot;;SUM([.P20:.P35]))" table:style-name="ce44">
            <text:p>153,79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float" office:value="54.190800000000003" table:style-name="ce51">
            <text:p>54<text:s/></text:p>
          </table:table-cell>
          <table:table-cell office:value-type="float" office:value="2111.8154300000001" table:style-name="ce51">
            <text:p>2,112<text:s/></text:p>
          </table:table-cell>
          <table:table-cell office:value-type="string" office:string-value="-" table:formula="of:=  IF(SUM([.I20];[.K20];[.M20];[.O20])=0;&quot;-&quot;;SUM([.I20];[.K20];[.M20];[.O20]))" table:style-name="ce37">
            <text:p>-</text:p>
          </table:table-cell>
          <table:table-cell office:value-type="string" office:string-value="-" table:formula="of:=  IF(SUM([.J20];[.L20];[.N20];[.P20])=0;&quot;-&quot;;SUM([.J20];[.L20];[.N20];[.P20]))" table:style-name="ce37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21];[.K21];[.M21];[.O21])=0;&quot;-&quot;;SUM([.I21];[.K21];[.M21];[.O21]))" table:style-name="ce37">
            <text:p>-</text:p>
          </table:table-cell>
          <table:table-cell office:value-type="string" office:string-value="-" table:formula="of:=  IF(SUM([.J21];[.L21];[.N21];[.P21])=0;&quot;-&quot;;SUM([.J21];[.L21];[.N21];[.P2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52.35500000000002" table:formula="of:=  IF(SUM([.I22];[.K22];[.M22];[.O22])=0;&quot;-&quot;;SUM([.I22];[.K22];[.M22];[.O22]))" table:style-name="ce37">
            <text:p>452<text:s/></text:p>
          </table:table-cell>
          <table:table-cell office:value-type="float" office:value="15518.8968" table:formula="of:=  IF(SUM([.J22];[.L22];[.N22];[.P22])=0;&quot;-&quot;;SUM([.J22];[.L22];[.N22];[.P22]))" table:style-name="ce37">
            <text:p>15,519<text:s/></text:p>
          </table:table-cell>
          <table:table-cell office:value-type="float" office:value="101.828" table:style-name="ce47">
            <text:p>102<text:s/></text:p>
          </table:table-cell>
          <table:table-cell office:value-type="float" office:value="2285.2143999999998" table:style-name="ce47">
            <text:p>2,285<text:s/></text:p>
          </table:table-cell>
          <table:table-cell office:value-type="float" office:value="146.828" table:style-name="ce47">
            <text:p>147<text:s/></text:p>
          </table:table-cell>
          <table:table-cell office:value-type="float" office:value="3314.2143999999998" table:style-name="ce47">
            <text:p>3,31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03.69900000000001" table:style-name="ce47">
            <text:p>204<text:s/></text:p>
          </table:table-cell>
          <table:table-cell office:value-type="float" office:value="9919.4680000000008" table:style-name="ce47">
            <text:p>9,91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653.30015000000003" table:style-name="ce47">
            <text:p>653<text:s/></text:p>
          </table:table-cell>
          <table:table-cell office:value-type="float" office:value="19221.715459999999" table:style-name="ce47">
            <text:p>19,222<text:s/></text:p>
          </table:table-cell>
          <table:table-cell office:value-type="float" office:value="1250.1098500000001" table:formula="of:=  IF(SUM([.I23];[.K23];[.M23];[.O23])=0;&quot;-&quot;;SUM([.I23];[.K23];[.M23];[.O23]))" table:style-name="ce37">
            <text:p>1,250<text:s/></text:p>
          </table:table-cell>
          <table:table-cell office:value-type="float" office:value="110149.03360999998" table:formula="of:=  IF(SUM([.J23];[.L23];[.N23];[.P23])=0;&quot;-&quot;;SUM([.J23];[.L23];[.N23];[.P23]))" table:style-name="ce37">
            <text:p>110,149<text:s/></text:p>
          </table:table-cell>
          <table:table-cell office:value-type="float" office:value="220.31245999999999" table:style-name="ce47">
            <text:p>220<text:s/></text:p>
          </table:table-cell>
          <table:table-cell office:value-type="float" office:value="10007.542170000001" table:style-name="ce47">
            <text:p>10,008<text:s/></text:p>
          </table:table-cell>
          <table:table-cell office:value-type="float" office:value="508.45400000000001" table:style-name="ce47">
            <text:p>508<text:s/></text:p>
          </table:table-cell>
          <table:table-cell office:value-type="float" office:value="22880.43" table:style-name="ce47">
            <text:p>22,880<text:s/></text:p>
          </table:table-cell>
          <table:table-cell office:value-type="float" office:value="243.27383" table:style-name="ce47">
            <text:p>243<text:s/></text:p>
          </table:table-cell>
          <table:table-cell office:value-type="float" office:value="43250.706630000001" table:style-name="ce47">
            <text:p>43,251<text:s/></text:p>
          </table:table-cell>
          <table:table-cell office:value-type="float" office:value="278.06956000000002" table:style-name="ce47">
            <text:p>278<text:s/></text:p>
          </table:table-cell>
          <table:table-cell office:value-type="float" office:value="34010.354809999997" table:style-name="ce47">
            <text:p>34,010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float" office:value="0.77949999999999997" table:style-name="ce47">
            <text:p>1<text:s/></text:p>
          </table:table-cell>
          <table:table-cell office:value-type="float" office:value="161.90254999999999" table:style-name="ce47">
            <text:p>162<text:s/></text:p>
          </table:table-cell>
          <table:table-cell office:value-type="float" office:value="6.2734500000000004" table:style-name="ce47">
            <text:p>6<text:s/></text:p>
          </table:table-cell>
          <table:table-cell office:value-type="float" office:value="255.56422000000001" table:style-name="ce47">
            <text:p>256<text:s/></text:p>
          </table:table-cell>
          <table:table-cell office:value-type="float" office:value="93.083650000000006" table:formula="of:=  IF(SUM([.I24];[.K24];[.M24];[.O24])=0;&quot;-&quot;;SUM([.I24];[.K24];[.M24];[.O24]))" table:style-name="ce37">
            <text:p>93<text:s/></text:p>
          </table:table-cell>
          <table:table-cell office:value-type="float" office:value="9637.6045000000013" table:formula="of:=  IF(SUM([.J24];[.L24];[.N24];[.P24])=0;&quot;-&quot;;SUM([.J24];[.L24];[.N24];[.P24]))" table:style-name="ce37">
            <text:p>9,638<text:s/></text:p>
          </table:table-cell>
          <table:table-cell office:value-type="float" office:value="25.710280000000001" table:style-name="ce47">
            <text:p>26<text:s/></text:p>
          </table:table-cell>
          <table:table-cell office:value-type="float" office:value="1853.6439600000001" table:style-name="ce47">
            <text:p>1,854<text:s/></text:p>
          </table:table-cell>
          <table:table-cell office:value-type="float" office:value="11.44" table:style-name="ce47">
            <text:p>11<text:s/></text:p>
          </table:table-cell>
          <table:table-cell office:value-type="float" office:value="271.95999999999998" table:style-name="ce47">
            <text:p>272<text:s/></text:p>
          </table:table-cell>
          <table:table-cell office:value-type="float" office:value="5.1705800000000002" table:style-name="ce47">
            <text:p>5<text:s/></text:p>
          </table:table-cell>
          <table:table-cell office:value-type="float" office:value="1439.0023699999999" table:style-name="ce47">
            <text:p>1,439<text:s/></text:p>
          </table:table-cell>
          <table:table-cell office:value-type="float" office:value="50.762789999999995" table:style-name="ce47">
            <text:p>51<text:s/></text:p>
          </table:table-cell>
          <table:table-cell office:value-type="float" office:value="6072.9981700000008" table:style-name="ce47">
            <text:p>6,073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573.9930000000004" table:style-name="ce47">
            <text:p>4,574<text:s/></text:p>
          </table:table-cell>
          <table:table-cell office:value-type="float" office:value="86680.036099999998" table:style-name="ce47">
            <text:p>86,680<text:s/></text:p>
          </table:table-cell>
          <table:table-cell office:value-type="float" office:value="11754.476000000001" table:formula="of:=  IF(SUM([.I25];[.K25];[.M25];[.O25])=0;&quot;-&quot;;SUM([.I25];[.K25];[.M25];[.O25]))" table:style-name="ce37">
            <text:p>11,754<text:s/></text:p>
          </table:table-cell>
          <table:table-cell office:value-type="float" office:value="301227.22537" table:formula="of:=  IF(SUM([.J25];[.L25];[.N25];[.P25])=0;&quot;-&quot;;SUM([.J25];[.L25];[.N25];[.P25]))" table:style-name="ce37">
            <text:p>301,227<text:s/></text:p>
          </table:table-cell>
          <table:table-cell office:value-type="float" office:value="6535.2629999999999" table:style-name="ce47">
            <text:p>6,535<text:s/></text:p>
          </table:table-cell>
          <table:table-cell office:value-type="float" office:value="162711.44026" table:style-name="ce47">
            <text:p>162,711<text:s/></text:p>
          </table:table-cell>
          <table:table-cell office:value-type="float" office:value="4182.808" table:style-name="ce47">
            <text:p>4,183<text:s/></text:p>
          </table:table-cell>
          <table:table-cell office:value-type="float" office:value="95439.551200000002" table:style-name="ce47">
            <text:p>95,440<text:s/></text:p>
          </table:table-cell>
          <table:table-cell office:value-type="float" office:value="7.0350000000000001" table:style-name="ce47">
            <text:p>7<text:s/></text:p>
          </table:table-cell>
          <table:table-cell office:value-type="float" office:value="592.34699999999998" table:style-name="ce47">
            <text:p>592<text:s/></text:p>
          </table:table-cell>
          <table:table-cell office:value-type="float" office:value="1029.3700000000001" table:style-name="ce47">
            <text:p>1,029<text:s/></text:p>
          </table:table-cell>
          <table:table-cell office:value-type="float" office:value="42483.886910000001" table:style-name="ce47">
            <text:p>42,48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1625000000000001" table:formula="of:=  IF(SUM([.I26];[.K26];[.M26];[.O26])=0;&quot;-&quot;;SUM([.I26];[.K26];[.M26];[.O26]))" table:style-name="ce37">
            <text:p>2<text:s/></text:p>
          </table:table-cell>
          <table:table-cell office:value-type="float" office:value="576.21" table:formula="of:=  IF(SUM([.J26];[.L26];[.N26];[.P26])=0;&quot;-&quot;;SUM([.J26];[.L26];[.N26];[.P26]))" table:style-name="ce37">
            <text:p>57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1625000000000001" table:style-name="ce47">
            <text:p>2<text:s/></text:p>
          </table:table-cell>
          <table:table-cell office:value-type="float" office:value="576.21" table:style-name="ce47">
            <text:p>57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16.76320000000001" table:style-name="ce47">
            <text:p>217<text:s/></text:p>
          </table:table-cell>
          <table:table-cell office:value-type="float" office:value="8447.2618600000005" table:style-name="ce47">
            <text:p>8,447<text:s/></text:p>
          </table:table-cell>
          <table:table-cell office:value-type="string" office:string-value="-" table:formula="of:=  IF(SUM([.I27];[.K27];[.M27];[.O27])=0;&quot;-&quot;;SUM([.I27];[.K27];[.M27];[.O27]))" table:style-name="ce37">
            <text:p>-</text:p>
          </table:table-cell>
          <table:table-cell office:value-type="string" office:string-value="-" table:formula="of:=  IF(SUM([.J27];[.L27];[.N27];[.P27])=0;&quot;-&quot;;SUM([.J27];[.L27];[.N27];[.P2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float" office:value="1.764" table:style-name="ce47">
            <text:p>2<text:s/></text:p>
          </table:table-cell>
          <table:table-cell office:value-type="float" office:value="392.48759999999999" table:style-name="ce47">
            <text:p>392<text:s/></text:p>
          </table:table-cell>
          <table:table-cell office:value-type="float" office:value="163.87299999999999" table:style-name="ce47">
            <text:p>164<text:s/></text:p>
          </table:table-cell>
          <table:table-cell office:value-type="float" office:value="6452.5003800000004" table:style-name="ce47">
            <text:p>6,453<text:s/></text:p>
          </table:table-cell>
          <table:table-cell office:value-type="float" office:value="94.016559999999998" table:formula="of:=  IF(SUM([.I28];[.K28];[.M28];[.O28])=0;&quot;-&quot;;SUM([.I28];[.K28];[.M28];[.O28]))" table:style-name="ce37">
            <text:p>94<text:s/></text:p>
          </table:table-cell>
          <table:table-cell office:value-type="float" office:value="17295.91403" table:formula="of:=  IF(SUM([.J28];[.L28];[.N28];[.P28])=0;&quot;-&quot;;SUM([.J28];[.L28];[.N28];[.P28]))" table:style-name="ce37">
            <text:p>17,296<text:s/></text:p>
          </table:table-cell>
          <table:table-cell office:value-type="float" office:value="0.72152000000000005" table:style-name="ce47">
            <text:p>1<text:s/></text:p>
          </table:table-cell>
          <table:table-cell office:value-type="float" office:value="43.914459999999998" table:style-name="ce47">
            <text:p>44<text:s/></text:p>
          </table:table-cell>
          <table:table-cell office:value-type="float" office:value="0.81299999999999994" table:style-name="ce47">
            <text:p>1<text:s/></text:p>
          </table:table-cell>
          <table:table-cell office:value-type="float" office:value="97.56" table:style-name="ce47">
            <text:p>98<text:s/></text:p>
          </table:table-cell>
          <table:table-cell office:value-type="float" office:value="1.2481899999999999" table:style-name="ce47">
            <text:p>1<text:s/></text:p>
          </table:table-cell>
          <table:table-cell office:value-type="float" office:value="233.04095000000001" table:style-name="ce47">
            <text:p>233<text:s/></text:p>
          </table:table-cell>
          <table:table-cell office:value-type="float" office:value="91.233850000000004" table:style-name="ce47">
            <text:p>91<text:s/></text:p>
          </table:table-cell>
          <table:table-cell office:value-type="float" office:value="16921.39862" table:style-name="ce47">
            <text:p>16,92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" table:formula="of:=  IF(SUM([.I29];[.K29];[.M29];[.O29])=0;&quot;-&quot;;SUM([.I29];[.K29];[.M29];[.O29]))" table:style-name="ce37">
            <text:p>3<text:s/></text:p>
          </table:table-cell>
          <table:table-cell office:value-type="float" office:value="345" table:formula="of:=  IF(SUM([.J29];[.L29];[.N29];[.P29])=0;&quot;-&quot;;SUM([.J29];[.L29];[.N29];[.P29]))" table:style-name="ce37">
            <text:p>345<text:s/></text:p>
          </table:table-cell>
          <table:table-cell office:value-type="float" office:value="3" table:style-name="ce47">
            <text:p>3<text:s/></text:p>
          </table:table-cell>
          <table:table-cell office:value-type="float" office:value="345" table:style-name="ce47">
            <text:p>34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8.3062" table:style-name="ce47">
            <text:p>28<text:s/></text:p>
          </table:table-cell>
          <table:table-cell office:value-type="float" office:value="1164.87969" table:style-name="ce47">
            <text:p>1,165<text:s/></text:p>
          </table:table-cell>
          <table:table-cell office:value-type="float" office:value="263.38470000000001" table:formula="of:=  IF(SUM([.I30];[.K30];[.M30];[.O30])=0;&quot;-&quot;;SUM([.I30];[.K30];[.M30];[.O30]))" table:style-name="ce37">
            <text:p>263<text:s/></text:p>
          </table:table-cell>
          <table:table-cell office:value-type="float" office:value="44879.861000000004" table:formula="of:=  IF(SUM([.J30];[.L30];[.N30];[.P30])=0;&quot;-&quot;;SUM([.J30];[.L30];[.N30];[.P30]))" table:style-name="ce37">
            <text:p>44,880<text:s/></text:p>
          </table:table-cell>
          <table:table-cell office:value-type="float" office:value="21.152200000000001" table:style-name="ce47">
            <text:p>21<text:s/></text:p>
          </table:table-cell>
          <table:table-cell office:value-type="float" office:value="892.90700000000004" table:style-name="ce47">
            <text:p>893<text:s/></text:p>
          </table:table-cell>
          <table:table-cell office:value-type="float" office:value="1.6274" table:style-name="ce47">
            <text:p>2<text:s/></text:p>
          </table:table-cell>
          <table:table-cell office:value-type="float" office:value="189.43799999999999" table:style-name="ce47">
            <text:p>18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40.60509999999999" table:style-name="ce47">
            <text:p>241<text:s/></text:p>
          </table:table-cell>
          <table:table-cell office:value-type="float" office:value="43797.516000000003" table:style-name="ce47">
            <text:p>43,79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31];[.K31];[.M31];[.O31])=0;&quot;-&quot;;SUM([.I31];[.K31];[.M31];[.O31]))" table:style-name="ce37">
            <text:p>-</text:p>
          </table:table-cell>
          <table:table-cell office:value-type="string" office:string-value="-" table:formula="of:=  IF(SUM([.J31];[.L31];[.N31];[.P31])=0;&quot;-&quot;;SUM([.J31];[.L31];[.N31];[.P3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32];[.K32];[.M32];[.O32])=0;&quot;-&quot;;SUM([.I32];[.K32];[.M32];[.O32]))" table:style-name="ce37">
            <text:p>-</text:p>
          </table:table-cell>
          <table:table-cell office:value-type="string" office:string-value="-" table:formula="of:=  IF(SUM([.J32];[.L32];[.N32];[.P32])=0;&quot;-&quot;;SUM([.J32];[.L32];[.N32];[.P3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33];[.K33];[.M33];[.O33])=0;&quot;-&quot;;SUM([.I33];[.K33];[.M33];[.O33]))" table:style-name="ce37">
            <text:p>-</text:p>
          </table:table-cell>
          <table:table-cell office:value-type="string" office:string-value="-" table:formula="of:=  IF(SUM([.J33];[.L33];[.N33];[.P33])=0;&quot;-&quot;;SUM([.J33];[.L33];[.N33];[.P3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34];[.K34];[.M34];[.O34])=0;&quot;-&quot;;SUM([.I34];[.K34];[.M34];[.O34]))" table:style-name="ce37">
            <text:p>-</text:p>
          </table:table-cell>
          <table:table-cell office:value-type="string" office:string-value="-" table:formula="of:=  IF(SUM([.J34];[.L34];[.N34];[.P34])=0;&quot;-&quot;;SUM([.J34];[.L34];[.N34];[.P3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105" table:style-name="ce49">
            <text:p>0<text:s/></text:p>
          </table:table-cell>
          <table:table-cell office:value-type="float" office:value="1.5960000000000001" table:style-name="ce49">
            <text:p>2<text:s/></text:p>
          </table:table-cell>
          <table:table-cell office:value-type="float" office:value="0.224" table:formula="of:=  IF(SUM([.I35];[.K35];[.M35];[.O35])=0;&quot;-&quot;;SUM([.I35];[.K35];[.M35];[.O35]))" table:style-name="ce37">
            <text:p>0<text:s/></text:p>
          </table:table-cell>
          <table:table-cell office:value-type="float" office:value="14.537599999999999" table:formula="of:=  IF(SUM([.J35];[.L35];[.N35];[.P35])=0;&quot;-&quot;;SUM([.J35];[.L35];[.N35];[.P35]))" table:style-name="ce37">
            <text:p>15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224" table:style-name="ce49">
            <text:p>0<text:s/></text:p>
          </table:table-cell>
          <table:table-cell office:value-type="float" office:value="14.537599999999999" table:style-name="ce49">
            <text:p>15<text:s/>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10.612019999999999" table:formula="of:=  IF(SUM([.C37:.C53])=0;&quot;-&quot;;SUM([.C37:.C53]))" table:style-name="ce44">
            <text:p>11<text:s/></text:p>
          </table:table-cell>
          <table:table-cell office:value-type="float" office:value="2776.7531000000004" table:formula="of:=  IF(SUM([.D37:.D53])=0;&quot;-&quot;;SUM([.D37:.D53]))" table:style-name="ce44">
            <text:p>2,777<text:s/></text:p>
          </table:table-cell>
          <table:table-cell office:value-type="float" office:value="190.33313999999999" table:formula="of:=  IF(SUM([.E37:.E53])=0;&quot;-&quot;;SUM([.E37:.E53]))" table:style-name="ce44">
            <text:p>190<text:s/></text:p>
          </table:table-cell>
          <table:table-cell office:value-type="float" office:value="10366.78875" table:formula="of:=  IF(SUM([.F37:.F53])=0;&quot;-&quot;;SUM([.F37:.F53]))" table:style-name="ce44">
            <text:p>10,367<text:s/></text:p>
          </table:table-cell>
          <table:table-cell office:value-type="float" office:value="1742.95164" table:formula="of:=  IF(SUM([.I36];[.K36];[.M36];[.O36])=0;&quot;-&quot;;SUM([.I36];[.K36];[.M36];[.O36]))" table:style-name="ce64">
            <text:p>1,743<text:s/></text:p>
          </table:table-cell>
          <table:table-cell office:value-type="float" office:value="197775.73546" table:formula="of:=  IF(SUM([.J36];[.L36];[.N36];[.P36])=0;&quot;-&quot;;SUM([.J36];[.L36];[.N36];[.P36]))" table:style-name="ce64">
            <text:p>197,776<text:s/></text:p>
          </table:table-cell>
          <table:table-cell office:value-type="float" office:value="525.06435999999997" table:formula="of:=  IF(SUM([.I37:.I53])=0;&quot;-&quot;;SUM([.I37:.I53]))" table:style-name="ce44">
            <text:p>525<text:s/></text:p>
          </table:table-cell>
          <table:table-cell office:value-type="float" office:value="28685.01138" table:formula="of:=  IF(SUM([.J37:.J53])=0;&quot;-&quot;;SUM([.J37:.J53]))" table:style-name="ce44">
            <text:p>28,685<text:s/></text:p>
          </table:table-cell>
          <table:table-cell office:value-type="float" office:value="202.1044" table:formula="of:=  IF(SUM([.K37:.K53])=0;&quot;-&quot;;SUM([.K37:.K53]))" table:style-name="ce44">
            <text:p>202<text:s/></text:p>
          </table:table-cell>
          <table:table-cell office:value-type="float" office:value="8262.7528299999994" table:formula="of:=  IF(SUM([.L37:.L53])=0;&quot;-&quot;;SUM([.L37:.L53]))" table:style-name="ce44">
            <text:p>8,263<text:s/></text:p>
          </table:table-cell>
          <table:table-cell office:value-type="float" office:value="106.0436" table:formula="of:=  IF(SUM([.M37:.M53])=0;&quot;-&quot;;SUM([.M37:.M53]))" table:style-name="ce44">
            <text:p>106<text:s/></text:p>
          </table:table-cell>
          <table:table-cell office:value-type="float" office:value="13684.85396" table:formula="of:=  IF(SUM([.N37:.N53])=0;&quot;-&quot;;SUM([.N37:.N53]))" table:style-name="ce44">
            <text:p>13,685<text:s/></text:p>
          </table:table-cell>
          <table:table-cell office:value-type="float" office:value="909.73928000000001" table:formula="of:=  IF(SUM([.O37:.O53])=0;&quot;-&quot;;SUM([.O37:.O53]))" table:style-name="ce44">
            <text:p>910<text:s/></text:p>
          </table:table-cell>
          <table:table-cell office:value-type="float" office:value="147143.11728999999" table:formula="of:=  IF(SUM([.P37:.P53])=0;&quot;-&quot;;SUM([.P37:.P53]))" table:style-name="ce44">
            <text:p>147,143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float" office:value="3.9679799999999998" table:style-name="ce47">
            <text:p>4<text:s/></text:p>
          </table:table-cell>
          <table:table-cell office:value-type="float" office:value="1207.6717000000001" table:style-name="ce47">
            <text:p>1,208<text:s/></text:p>
          </table:table-cell>
          <table:table-cell office:value-type="float" office:value="161.17903999999999" table:style-name="ce47">
            <text:p>161<text:s/></text:p>
          </table:table-cell>
          <table:table-cell office:value-type="float" office:value="9164.5997499999994" table:style-name="ce47">
            <text:p>9,165<text:s/></text:p>
          </table:table-cell>
          <table:table-cell office:value-type="float" office:value="904.01405999999997" table:formula="of:=  IF(SUM([.I37];[.K37];[.M37];[.O37])=0;&quot;-&quot;;SUM([.I37];[.K37];[.M37];[.O37]))" table:style-name="ce37">
            <text:p>904<text:s/></text:p>
          </table:table-cell>
          <table:table-cell office:value-type="float" office:value="88627.112610000011" table:formula="of:=  IF(SUM([.J37];[.L37];[.N37];[.P37])=0;&quot;-&quot;;SUM([.J37];[.L37];[.N37];[.P37]))" table:style-name="ce37">
            <text:p>88,627<text:s/></text:p>
          </table:table-cell>
          <table:table-cell office:value-type="float" office:value="368.23809999999997" table:style-name="ce47">
            <text:p>368<text:s/></text:p>
          </table:table-cell>
          <table:table-cell office:value-type="float" office:value="20955.714960000001" table:style-name="ce47">
            <text:p>20,956<text:s/></text:p>
          </table:table-cell>
          <table:table-cell office:value-type="float" office:value="198.82740000000001" table:style-name="ce47">
            <text:p>199<text:s/></text:p>
          </table:table-cell>
          <table:table-cell office:value-type="float" office:value="8143.4882299999999" table:style-name="ce47">
            <text:p>8,143<text:s/></text:p>
          </table:table-cell>
          <table:table-cell office:value-type="float" office:value="0.55700000000000005" table:style-name="ce47">
            <text:p>1<text:s/></text:p>
          </table:table-cell>
          <table:table-cell office:value-type="float" office:value="142.84020000000001" table:style-name="ce47">
            <text:p>143<text:s/></text:p>
          </table:table-cell>
          <table:table-cell office:value-type="float" office:value="336.39156000000003" table:style-name="ce47">
            <text:p>336<text:s/></text:p>
          </table:table-cell>
          <table:table-cell office:value-type="float" office:value="59385.069220000005" table:style-name="ce47">
            <text:p>59,38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38];[.K38];[.M38];[.O38])=0;&quot;-&quot;;SUM([.I38];[.K38];[.M38];[.O38]))" table:style-name="ce37">
            <text:p>-</text:p>
          </table:table-cell>
          <table:table-cell office:value-type="string" office:string-value="-" table:formula="of:=  IF(SUM([.J38];[.L38];[.N38];[.P38])=0;&quot;-&quot;;SUM([.J38];[.L38];[.N38];[.P38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3.74" table:style-name="ce47">
            <text:p>24<text:s/></text:p>
          </table:table-cell>
          <table:table-cell office:value-type="float" office:value="868.88400000000001" table:style-name="ce47">
            <text:p>869<text:s/></text:p>
          </table:table-cell>
          <table:table-cell office:value-type="float" office:value="19.927" table:formula="of:=  IF(SUM([.I39];[.K39];[.M39];[.O39])=0;&quot;-&quot;;SUM([.I39];[.K39];[.M39];[.O39]))" table:style-name="ce37">
            <text:p>20<text:s/></text:p>
          </table:table-cell>
          <table:table-cell office:value-type="float" office:value="1225.056" table:formula="of:=  IF(SUM([.J39];[.L39];[.N39];[.P39])=0;&quot;-&quot;;SUM([.J39];[.L39];[.N39];[.P39]))" table:style-name="ce37">
            <text:p>1,225<text:s/></text:p>
          </table:table-cell>
          <table:table-cell office:value-type="float" office:value="3.26" table:style-name="ce47">
            <text:p>3<text:s/></text:p>
          </table:table-cell>
          <table:table-cell office:value-type="float" office:value="172.78" table:style-name="ce47">
            <text:p>17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73" table:style-name="ce47">
            <text:p>1<text:s/></text:p>
          </table:table-cell>
          <table:table-cell office:value-type="float" office:value="61.466000000000001" table:style-name="ce47">
            <text:p>61<text:s/></text:p>
          </table:table-cell>
          <table:table-cell office:value-type="float" office:value="15.936999999999999" table:style-name="ce47">
            <text:p>16<text:s/></text:p>
          </table:table-cell>
          <table:table-cell office:value-type="float" office:value="990.81" table:style-name="ce47">
            <text:p>99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3.0600399999999999" table:style-name="ce47">
            <text:p>3<text:s/></text:p>
          </table:table-cell>
          <table:table-cell office:value-type="float" office:value="738.85320000000002" table:style-name="ce47">
            <text:p>739<text:s/></text:p>
          </table:table-cell>
          <table:table-cell office:value-type="float" office:value="4.2007000000000003" table:style-name="ce47">
            <text:p>4<text:s/></text:p>
          </table:table-cell>
          <table:table-cell office:value-type="float" office:value="199.619" table:style-name="ce47">
            <text:p>200<text:s/></text:p>
          </table:table-cell>
          <table:table-cell office:value-type="float" office:value="431.38629999999995" table:formula="of:=  IF(SUM([.I40];[.K40];[.M40];[.O40])=0;&quot;-&quot;;SUM([.I40];[.K40];[.M40];[.O40]))" table:style-name="ce37">
            <text:p>431<text:s/></text:p>
          </table:table-cell>
          <table:table-cell office:value-type="float" office:value="45503.822899999999" table:formula="of:=  IF(SUM([.J40];[.L40];[.N40];[.P40])=0;&quot;-&quot;;SUM([.J40];[.L40];[.N40];[.P40]))" table:style-name="ce37">
            <text:p>45,504<text:s/></text:p>
          </table:table-cell>
          <table:table-cell office:value-type="float" office:value="67.643500000000003" table:style-name="ce47">
            <text:p>68<text:s/></text:p>
          </table:table-cell>
          <table:table-cell office:value-type="float" office:value="4033.2029000000002" table:style-name="ce47">
            <text:p>4,033<text:s/></text:p>
          </table:table-cell>
          <table:table-cell office:value-type="float" office:value="3.2770000000000001" table:style-name="ce47">
            <text:p>3<text:s/></text:p>
          </table:table-cell>
          <table:table-cell office:value-type="float" office:value="119.2646" table:style-name="ce47">
            <text:p>119<text:s/></text:p>
          </table:table-cell>
          <table:table-cell office:value-type="float" office:value="101.17149999999999" table:style-name="ce47">
            <text:p>101<text:s/></text:p>
          </table:table-cell>
          <table:table-cell office:value-type="float" office:value="12675.9503" table:style-name="ce47">
            <text:p>12,676<text:s/></text:p>
          </table:table-cell>
          <table:table-cell office:value-type="float" office:value="259.29429999999996" table:style-name="ce47">
            <text:p>259<text:s/></text:p>
          </table:table-cell>
          <table:table-cell office:value-type="float" office:value="28675.4051" table:style-name="ce47">
            <text:p>28,67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41];[.K41];[.M41];[.O41])=0;&quot;-&quot;;SUM([.I41];[.K41];[.M41];[.O41]))" table:style-name="ce37">
            <text:p>-</text:p>
          </table:table-cell>
          <table:table-cell office:value-type="string" office:string-value="-" table:formula="of:=  IF(SUM([.J41];[.L41];[.N41];[.P41])=0;&quot;-&quot;;SUM([.J41];[.L41];[.N41];[.P4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42];[.K42];[.M42];[.O42])=0;&quot;-&quot;;SUM([.I42];[.K42];[.M42];[.O42]))" table:style-name="ce37">
            <text:p>-</text:p>
          </table:table-cell>
          <table:table-cell office:value-type="string" office:string-value="-" table:formula="of:=  IF(SUM([.J42];[.L42];[.N42];[.P42])=0;&quot;-&quot;;SUM([.J42];[.L42];[.N42];[.P4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43];[.K43];[.M43];[.O43])=0;&quot;-&quot;;SUM([.I43];[.K43];[.M43];[.O43]))" table:style-name="ce37">
            <text:p>-</text:p>
          </table:table-cell>
          <table:table-cell office:value-type="string" office:string-value="-" table:formula="of:=  IF(SUM([.J43];[.L43];[.N43];[.P43])=0;&quot;-&quot;;SUM([.J43];[.L43];[.N43];[.P4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44];[.K44];[.M44];[.O44])=0;&quot;-&quot;;SUM([.I44];[.K44];[.M44];[.O44]))" table:style-name="ce37">
            <text:p>-</text:p>
          </table:table-cell>
          <table:table-cell office:value-type="string" office:string-value="-" table:formula="of:=  IF(SUM([.J44];[.L44];[.N44];[.P44])=0;&quot;-&quot;;SUM([.J44];[.L44];[.N44];[.P4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45];[.K45];[.M45];[.O45])=0;&quot;-&quot;;SUM([.I45];[.K45];[.M45];[.O45]))" table:style-name="ce37">
            <text:p>-</text:p>
          </table:table-cell>
          <table:table-cell office:value-type="string" office:string-value="-" table:formula="of:=  IF(SUM([.J45];[.L45];[.N45];[.P45])=0;&quot;-&quot;;SUM([.J45];[.L45];[.N45];[.P4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27200000000000002" table:style-name="ce47">
            <text:p>0<text:s/></text:p>
          </table:table-cell>
          <table:table-cell office:value-type="float" office:value="48.96" table:style-name="ce47">
            <text:p>49<text:s/></text:p>
          </table:table-cell>
          <table:table-cell office:value-type="float" office:value="2.35E-2" table:formula="of:=  IF(SUM([.I46];[.K46];[.M46];[.O46])=0;&quot;-&quot;;SUM([.I46];[.K46];[.M46];[.O46]))" table:style-name="ce37">
            <text:p>0<text:s/></text:p>
          </table:table-cell>
          <table:table-cell office:value-type="float" office:value="1.9786999999999999" table:formula="of:=  IF(SUM([.J46];[.L46];[.N46];[.P46])=0;&quot;-&quot;;SUM([.J46];[.L46];[.N46];[.P46]))" table:style-name="ce37">
            <text:p>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35E-2" table:style-name="ce47">
            <text:p>0<text:s/></text:p>
          </table:table-cell>
          <table:table-cell office:value-type="float" office:value="1.9786999999999999" table:style-name="ce47">
            <text:p>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float" office:value="3.4590000000000001" table:style-name="ce47">
            <text:p>3<text:s/></text:p>
          </table:table-cell>
          <table:table-cell office:value-type="float" office:value="805.11569999999995" table:style-name="ce47">
            <text:p>805<text:s/></text:p>
          </table:table-cell>
          <table:table-cell office:value-type="float" office:value="0.94140000000000001" table:style-name="ce47">
            <text:p>1<text:s/></text:p>
          </table:table-cell>
          <table:table-cell office:value-type="float" office:value="84.725999999999999" table:style-name="ce47">
            <text:p>85<text:s/></text:p>
          </table:table-cell>
          <table:table-cell office:value-type="float" office:value="343.43328000000002" table:formula="of:=  IF(SUM([.I47];[.K47];[.M47];[.O47])=0;&quot;-&quot;;SUM([.I47];[.K47];[.M47];[.O47]))" table:style-name="ce37">
            <text:p>343<text:s/></text:p>
          </table:table-cell>
          <table:table-cell office:value-type="float" office:value="54771.212950000008" table:formula="of:=  IF(SUM([.J47];[.L47];[.N47];[.P47])=0;&quot;-&quot;;SUM([.J47];[.L47];[.N47];[.P47]))" table:style-name="ce37">
            <text:p>54,771<text:s/></text:p>
          </table:table-cell>
          <table:table-cell office:value-type="float" office:value="85.922759999999997" table:style-name="ce47">
            <text:p>86<text:s/></text:p>
          </table:table-cell>
          <table:table-cell office:value-type="float" office:value="3523.3135200000002" table:style-name="ce47">
            <text:p>3,52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.5615999999999999" table:style-name="ce47">
            <text:p>4<text:s/></text:p>
          </table:table-cell>
          <table:table-cell office:value-type="float" office:value="802.61875999999995" table:style-name="ce47">
            <text:p>803<text:s/></text:p>
          </table:table-cell>
          <table:table-cell office:value-type="float" office:value="253.94892000000002" table:style-name="ce47">
            <text:p>254<text:s/></text:p>
          </table:table-cell>
          <table:table-cell office:value-type="float" office:value="50445.280670000007" table:style-name="ce47">
            <text:p>50,44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float" office:value="0.125" table:style-name="ce47">
            <text:p>0<text:s/></text:p>
          </table:table-cell>
          <table:table-cell office:value-type="float" office:value="25.112500000000001" table:style-name="ce47">
            <text:p>2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0.6875" table:formula="of:=  IF(SUM([.I48];[.K48];[.M48];[.O48])=0;&quot;-&quot;;SUM([.I48];[.K48];[.M48];[.O48]))" table:style-name="ce37">
            <text:p>41<text:s/></text:p>
          </table:table-cell>
          <table:table-cell office:value-type="float" office:value="6654.7523000000001" table:formula="of:=  IF(SUM([.J48];[.L48];[.N48];[.P48])=0;&quot;-&quot;;SUM([.J48];[.L48];[.N48];[.P48]))" table:style-name="ce37">
            <text:p>6,65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0.6875" table:style-name="ce47">
            <text:p>41<text:s/></text:p>
          </table:table-cell>
          <table:table-cell office:value-type="float" office:value="6654.7523000000001" table:style-name="ce47">
            <text:p>6,65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49];[.K49];[.M49];[.O49])=0;&quot;-&quot;;SUM([.I49];[.K49];[.M49];[.O49]))" table:style-name="ce37">
            <text:p>-</text:p>
          </table:table-cell>
          <table:table-cell office:value-type="string" office:string-value="-" table:formula="of:=  IF(SUM([.J49];[.L49];[.N49];[.P49])=0;&quot;-&quot;;SUM([.J49];[.L49];[.N49];[.P4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50];[.K50];[.M50];[.O50])=0;&quot;-&quot;;SUM([.I50];[.K50];[.M50];[.O50]))" table:style-name="ce37">
            <text:p>-</text:p>
          </table:table-cell>
          <table:table-cell office:value-type="string" office:string-value="-" table:formula="of:=  IF(SUM([.J50];[.L50];[.N50];[.P50])=0;&quot;-&quot;;SUM([.J50];[.L50];[.N50];[.P50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.48" table:formula="of:=  IF(SUM([.I51];[.K51];[.M51];[.O51])=0;&quot;-&quot;;SUM([.I51];[.K51];[.M51];[.O51]))" table:style-name="ce37">
            <text:p>3<text:s/></text:p>
          </table:table-cell>
          <table:table-cell office:value-type="float" office:value="991.8" table:formula="of:=  IF(SUM([.J51];[.L51];[.N51];[.P51])=0;&quot;-&quot;;SUM([.J51];[.L51];[.N51];[.P51]))" table:style-name="ce37">
            <text:p>99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.48" table:style-name="ce47">
            <text:p>3<text:s/></text:p>
          </table:table-cell>
          <table:table-cell office:value-type="float" office:value="991.8" table:style-name="ce47">
            <text:p>992<text:s/>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52];[.K52];[.M52];[.O52])=0;&quot;-&quot;;SUM([.I52];[.K52];[.M52];[.O52]))" table:style-name="ce37">
            <text:p>-</text:p>
          </table:table-cell>
          <table:table-cell office:value-type="string" office:string-value="-" table:formula="of:=  IF(SUM([.J52];[.L52];[.N52];[.P52])=0;&quot;-&quot;;SUM([.J52];[.L52];[.N52];[.P5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I53];[.K53];[.M53];[.O53])=0;&quot;-&quot;;SUM([.I53];[.K53];[.M53];[.O53]))" table:style-name="ce92">
            <text:p>-</text:p>
          </table:table-cell>
          <table:table-cell office:value-type="string" office:string-value="-" table:formula="of:=  IF(SUM([.J53];[.L53];[.N53];[.P53])=0;&quot;-&quot;;SUM([.J53];[.L53];[.N53];[.P53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C55:.C57])=0;&quot;-&quot;;SUM([.C55:.C57]))" table:style-name="ce44">
            <text:p>-</text:p>
          </table:table-cell>
          <table:table-cell office:value-type="string" office:string-value="-" table:formula="of:=  IF(SUM([.D55:.D57])=0;&quot;-&quot;;SUM([.D55:.D57]))" table:style-name="ce44">
            <text:p>-</text:p>
          </table:table-cell>
          <table:table-cell office:value-type="string" office:string-value="-" table:formula="of:=  IF(SUM([.E55:.E57])=0;&quot;-&quot;;SUM([.E55:.E57]))" table:style-name="ce44">
            <text:p>-</text:p>
          </table:table-cell>
          <table:table-cell office:value-type="string" office:string-value="-" table:formula="of:=  IF(SUM([.F55:.F57])=0;&quot;-&quot;;SUM([.F55:.F57]))" table:style-name="ce44">
            <text:p>-</text:p>
          </table:table-cell>
          <table:table-cell office:value-type="string" office:string-value="-" table:formula="of:=  IF(SUM([.I54];[.K54];[.M54];[.O54])=0;&quot;-&quot;;SUM([.I54];[.K54];[.M54];[.O54]))" table:style-name="ce37">
            <text:p>-</text:p>
          </table:table-cell>
          <table:table-cell office:value-type="string" office:string-value="-" table:formula="of:=  IF(SUM([.J54];[.L54];[.N54];[.P54])=0;&quot;-&quot;;SUM([.J54];[.L54];[.N54];[.P54]))" table:style-name="ce37">
            <text:p>-</text:p>
          </table:table-cell>
          <table:table-cell office:value-type="string" office:string-value="-" table:formula="of:=  IF(SUM([.I55:.I57])=0;&quot;-&quot;;SUM([.I55:.I57]))" table:style-name="ce44">
            <text:p>-</text:p>
          </table:table-cell>
          <table:table-cell office:value-type="string" office:string-value="-" table:formula="of:=  IF(SUM([.J55:.J57])=0;&quot;-&quot;;SUM([.J55:.J57]))" table:style-name="ce44">
            <text:p>-</text:p>
          </table:table-cell>
          <table:table-cell office:value-type="string" office:string-value="-" table:formula="of:=  IF(SUM([.K55:.K57])=0;&quot;-&quot;;SUM([.K55:.K57]))" table:style-name="ce44">
            <text:p>-</text:p>
          </table:table-cell>
          <table:table-cell office:value-type="string" office:string-value="-" table:formula="of:=  IF(SUM([.L55:.L57])=0;&quot;-&quot;;SUM([.L55:.L57]))" table:style-name="ce44">
            <text:p>-</text:p>
          </table:table-cell>
          <table:table-cell office:value-type="string" office:string-value="-" table:formula="of:=  IF(SUM([.M55:.M57])=0;&quot;-&quot;;SUM([.M55:.M57]))" table:style-name="ce44">
            <text:p>-</text:p>
          </table:table-cell>
          <table:table-cell office:value-type="string" office:string-value="-" table:formula="of:=  IF(SUM([.N55:.N57])=0;&quot;-&quot;;SUM([.N55:.N57]))" table:style-name="ce44">
            <text:p>-</text:p>
          </table:table-cell>
          <table:table-cell office:value-type="string" office:string-value="-" table:formula="of:=  IF(SUM([.O55:.O57])=0;&quot;-&quot;;SUM([.O55:.O57]))" table:style-name="ce44">
            <text:p>-</text:p>
          </table:table-cell>
          <table:table-cell office:value-type="string" office:string-value="-" table:formula="of:=  IF(SUM([.P55:.P57])=0;&quot;-&quot;;SUM([.P55:.P5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55];[.K55];[.M55];[.O55])=0;&quot;-&quot;;SUM([.I55];[.K55];[.M55];[.O55]))" table:style-name="ce37">
            <text:p>-</text:p>
          </table:table-cell>
          <table:table-cell office:value-type="string" office:string-value="-" table:formula="of:=  IF(SUM([.J55];[.L55];[.N55];[.P55])=0;&quot;-&quot;;SUM([.J55];[.L55];[.N55];[.P5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56];[.K56];[.M56];[.O56])=0;&quot;-&quot;;SUM([.I56];[.K56];[.M56];[.O56]))" table:style-name="ce37">
            <text:p>-</text:p>
          </table:table-cell>
          <table:table-cell office:value-type="string" office:string-value="-" table:formula="of:=  IF(SUM([.J56];[.L56];[.N56];[.P56])=0;&quot;-&quot;;SUM([.J56];[.L56];[.N56];[.P5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I57];[.K57];[.M57];[.O57])=0;&quot;-&quot;;SUM([.I57];[.K57];[.M57];[.O57]))" table:style-name="ce37">
            <text:p>-</text:p>
          </table:table-cell>
          <table:table-cell office:value-type="string" office:string-value="-" table:formula="of:=  IF(SUM([.J57];[.L57];[.N57];[.P57])=0;&quot;-&quot;;SUM([.J57];[.L57];[.N57];[.P57]))" table:style-name="ce3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float" office:value="1055.06123" table:formula="of:=  IF(SUM([.C59:.C61])=0;&quot;-&quot;;SUM([.C59:.C61]))" table:style-name="ce44">
            <text:p>1,055<text:s/></text:p>
          </table:table-cell>
          <table:table-cell office:value-type="float" office:value="357474.85830000002" table:formula="of:=  IF(SUM([.D59:.D61])=0;&quot;-&quot;;SUM([.D59:.D61]))" table:style-name="ce44">
            <text:p>357,475<text:s/>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44">
            <text:p>-</text:p>
          </table:table-cell>
          <table:table-cell office:value-type="float" office:value="360.26190000000003" table:formula="of:=  IF(SUM([.I58];[.K58];[.M58];[.O58])=0;&quot;-&quot;;SUM([.I58];[.K58];[.M58];[.O58]))" table:style-name="ce64">
            <text:p>360<text:s/></text:p>
          </table:table-cell>
          <table:table-cell office:value-type="float" office:value="101699.14200000001" table:formula="of:=  IF(SUM([.J58];[.L58];[.N58];[.P58])=0;&quot;-&quot;;SUM([.J58];[.L58];[.N58];[.P58]))" table:style-name="ce64">
            <text:p>101,699<text:s/></text:p>
          </table:table-cell>
          <table:table-cell office:value-type="string" office:string-value="-" table:formula="of:=  IF(SUM([.I59:.I61])=0;&quot;-&quot;;SUM([.I59:.I61]))" table:style-name="ce44">
            <text:p>-</text:p>
          </table:table-cell>
          <table:table-cell office:value-type="string" office:string-value="-" table:formula="of:=  IF(SUM([.J59:.J61])=0;&quot;-&quot;;SUM([.J59:.J61]))" table:style-name="ce44">
            <text:p>-</text:p>
          </table:table-cell>
          <table:table-cell office:value-type="string" office:string-value="-" table:formula="of:=  IF(SUM([.K59:.K61])=0;&quot;-&quot;;SUM([.K59:.K61]))" table:style-name="ce44">
            <text:p>-</text:p>
          </table:table-cell>
          <table:table-cell office:value-type="string" office:string-value="-" table:formula="of:=  IF(SUM([.L59:.L61])=0;&quot;-&quot;;SUM([.L59:.L61]))" table:style-name="ce44">
            <text:p>-</text:p>
          </table:table-cell>
          <table:table-cell office:value-type="string" office:string-value="-" table:formula="of:=  IF(SUM([.M59:.M61])=0;&quot;-&quot;;SUM([.M59:.M61]))" table:style-name="ce44">
            <text:p>-</text:p>
          </table:table-cell>
          <table:table-cell office:value-type="string" office:string-value="-" table:formula="of:=  IF(SUM([.N59:.N61])=0;&quot;-&quot;;SUM([.N59:.N61]))" table:style-name="ce44">
            <text:p>-</text:p>
          </table:table-cell>
          <table:table-cell office:value-type="float" office:value="360.26190000000003" table:formula="of:=  IF(SUM([.O59:.O61])=0;&quot;-&quot;;SUM([.O59:.O61]))" table:style-name="ce44">
            <text:p>360<text:s/></text:p>
          </table:table-cell>
          <table:table-cell office:value-type="float" office:value="101699.14200000001" table:formula="of:=  IF(SUM([.P59:.P61])=0;&quot;-&quot;;SUM([.P59:.P61]))" table:style-name="ce44">
            <text:p>101,69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59];[.K59];[.M59];[.O59])=0;&quot;-&quot;;SUM([.I59];[.K59];[.M59];[.O59]))" table:style-name="ce37">
            <text:p>-</text:p>
          </table:table-cell>
          <table:table-cell office:value-type="string" office:string-value="-" table:formula="of:=  IF(SUM([.J59];[.L59];[.N59];[.P59])=0;&quot;-&quot;;SUM([.J59];[.L59];[.N59];[.P5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float" office:value="1055.06123" table:style-name="ce47">
            <text:p>1,055<text:s/></text:p>
          </table:table-cell>
          <table:table-cell office:value-type="float" office:value="357474.85830000002" table:style-name="ce47">
            <text:p>357,47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60.26190000000003" table:formula="of:=  IF(SUM([.I60];[.K60];[.M60];[.O60])=0;&quot;-&quot;;SUM([.I60];[.K60];[.M60];[.O60]))" table:style-name="ce37">
            <text:p>360<text:s/></text:p>
          </table:table-cell>
          <table:table-cell office:value-type="float" office:value="101699.14200000001" table:formula="of:=  IF(SUM([.J60];[.L60];[.N60];[.P60])=0;&quot;-&quot;;SUM([.J60];[.L60];[.N60];[.P60]))" table:style-name="ce37">
            <text:p>101,69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60.26190000000003" table:style-name="ce47">
            <text:p>360<text:s/></text:p>
          </table:table-cell>
          <table:table-cell office:value-type="float" office:value="101699.14200000001" table:style-name="ce47">
            <text:p>101,699<text:s/>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I61];[.K61];[.M61];[.O61])=0;&quot;-&quot;;SUM([.I61];[.K61];[.M61];[.O61]))" table:style-name="ce92">
            <text:p>-</text:p>
          </table:table-cell>
          <table:table-cell office:value-type="string" office:string-value="-" table:formula="of:=  IF(SUM([.J61];[.L61];[.N61];[.P61])=0;&quot;-&quot;;SUM([.J61];[.L61];[.N61];[.P61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float" office:value="459.92500000000001" table:formula="of:=  IF(SUM([.C63];[.C64];[.C65];[.C67])=0;IF([.C66]=0;&quot;-&quot;;[.C66]);SUM([.C63];[.C64];[.C65];[.C67]))" table:style-name="ce44">
            <text:p>460<text:s/></text:p>
          </table:table-cell>
          <table:table-cell office:value-type="float" office:value="91203.125" table:formula="of:=  IF(SUM([.D63:.D67])=0;&quot;-&quot;;SUM([.D63:.D67]))" table:style-name="ce44">
            <text:p>91,203<text:s/></text:p>
          </table:table-cell>
          <table:table-cell office:value-type="string" office:string-value="-" table:formula="of:=  IF(SUM([.E63];[.E64];[.E65];[.E67])=0;IF([.E66]=0;&quot;-&quot;;[.E66]);SUM([.E63];[.E64];[.E65];[.E67]))" table:style-name="ce44">
            <text:p>-</text:p>
          </table:table-cell>
          <table:table-cell office:value-type="string" office:string-value="-" table:formula="of:=  IF(SUM([.F63:.F67])=0;&quot;-&quot;;SUM([.F63:.F67]))" table:style-name="ce44">
            <text:p>-</text:p>
          </table:table-cell>
          <table:table-cell office:value-type="float" office:value="543.86699999999996" table:formula="of:=  IF(SUM([.I62];[.K62];[.M62];[.O62])=0;&quot;-&quot;;SUM([.I62];[.K62];[.M62];[.O62]))" table:style-name="ce37">
            <text:p>544<text:s/></text:p>
          </table:table-cell>
          <table:table-cell office:value-type="float" office:value="146518.07499999998" table:formula="of:=  IF(SUM([.J62];[.L62];[.N62];[.P62])=0;&quot;-&quot;;SUM([.J62];[.L62];[.N62];[.P62]))" table:style-name="ce37">
            <text:p>146,518<text:s/></text:p>
          </table:table-cell>
          <table:table-cell office:value-type="string" office:string-value="-" table:formula="of:=  IF(SUM([.I63];[.I64];[.I65];[.I67])=0;IF([.I66]=0;&quot;-&quot;;[.I66]);SUM([.I63];[.I64];[.I65];[.I67]))" table:style-name="ce44">
            <text:p>-</text:p>
          </table:table-cell>
          <table:table-cell office:value-type="string" office:string-value="-" table:formula="of:=  IF(SUM([.J63:.J67])=0;&quot;-&quot;;SUM([.J63:.J67]))" table:style-name="ce44">
            <text:p>-</text:p>
          </table:table-cell>
          <table:table-cell office:value-type="string" office:string-value="-" table:formula="of:=  IF(SUM([.K63];[.K64];[.K65];[.K67])=0;IF([.K66]=0;&quot;-&quot;;[.K66]);SUM([.K63];[.K64];[.K65];[.K67]))" table:style-name="ce44">
            <text:p>-</text:p>
          </table:table-cell>
          <table:table-cell office:value-type="string" office:string-value="-" table:formula="of:=  IF(SUM([.L63:.L67])=0;&quot;-&quot;;SUM([.L63:.L67]))" table:style-name="ce44">
            <text:p>-</text:p>
          </table:table-cell>
          <table:table-cell office:value-type="string" office:string-value="-" table:formula="of:=  IF(SUM([.M63];[.M64];[.M65];[.M67])=0;IF([.M66]=0;&quot;-&quot;;[.M66]);SUM([.M63];[.M64];[.M65];[.M67]))" table:style-name="ce44">
            <text:p>-</text:p>
          </table:table-cell>
          <table:table-cell office:value-type="string" office:string-value="-" table:formula="of:=  IF(SUM([.N63:.N67])=0;&quot;-&quot;;SUM([.N63:.N67]))" table:style-name="ce44">
            <text:p>-</text:p>
          </table:table-cell>
          <table:table-cell office:value-type="float" office:value="543.86699999999996" table:formula="of:=  IF(SUM([.O63];[.O64];[.O65];[.O67])=0;IF([.O66]=0;&quot;-&quot;;[.O66]);SUM([.O63];[.O64];[.O65];[.O67]))" table:style-name="ce44">
            <text:p>544<text:s/></text:p>
          </table:table-cell>
          <table:table-cell office:value-type="float" office:value="146518.07499999998" table:formula="of:=  IF(SUM([.P63:.P67])=0;&quot;-&quot;;SUM([.P63:.P67]))" table:style-name="ce44">
            <text:p>146,51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float" office:value="459.92500000000001" table:style-name="ce47">
            <text:p>460<text:s/></text:p>
          </table:table-cell>
          <table:table-cell office:value-type="float" office:value="91203.125" table:style-name="ce47">
            <text:p>91,20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43.86699999999996" table:formula="of:=  IF(SUM([.I63];[.K63];[.M63];[.O63])=0;&quot;-&quot;;SUM([.I63];[.K63];[.M63];[.O63]))" table:style-name="ce37">
            <text:p>544<text:s/></text:p>
          </table:table-cell>
          <table:table-cell office:value-type="float" office:value="146518.07499999998" table:formula="of:=  IF(SUM([.J63];[.L63];[.N63];[.P63])=0;&quot;-&quot;;SUM([.J63];[.L63];[.N63];[.P63]))" table:style-name="ce37">
            <text:p>146,51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43.86699999999996" table:style-name="ce47">
            <text:p>544<text:s/></text:p>
          </table:table-cell>
          <table:table-cell office:value-type="float" office:value="146518.07499999998" table:style-name="ce47">
            <text:p>146,51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64];[.K64];[.M64];[.O64])=0;&quot;-&quot;;SUM([.I64];[.K64];[.M64];[.O64]))" table:style-name="ce37">
            <text:p>-</text:p>
          </table:table-cell>
          <table:table-cell office:value-type="string" office:string-value="-" table:formula="of:=  IF(SUM([.J64];[.L64];[.N64];[.P64])=0;&quot;-&quot;;SUM([.J64];[.L64];[.N64];[.P6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65];[.K65];[.M65];[.O65])=0;&quot;-&quot;;SUM([.I65];[.K65];[.M65];[.O65]))" table:style-name="ce37">
            <text:p>-</text:p>
          </table:table-cell>
          <table:table-cell office:value-type="string" office:string-value="-" table:formula="of:=  IF(SUM([.J65];[.L65];[.N65];[.P65])=0;&quot;-&quot;;SUM([.J65];[.L65];[.N65];[.P6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I66];[.K66];[.M66];[.O66])=0;&quot;-&quot;;SUM([.I66];[.K66];[.M66];[.O66]))" table:style-name="ce37">
            <text:p>-</text:p>
          </table:table-cell>
          <table:table-cell office:value-type="string" office:string-value="-" table:formula="of:=  IF(SUM([.J66];[.L66];[.N66];[.P66])=0;&quot;-&quot;;SUM([.J66];[.L66];[.N66];[.P6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I67];[.K67];[.M67];[.O67])=0;&quot;-&quot;;SUM([.I67];[.K67];[.M67];[.O67]))" table:style-name="ce37">
            <text:p>-</text:p>
          </table:table-cell>
          <table:table-cell office:value-type="string" office:string-value="-" table:formula="of:=  IF(SUM([.J67];[.L67];[.N67];[.P67])=0;&quot;-&quot;;SUM([.J67];[.L67];[.N67];[.P67]))" table:style-name="ce3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16384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141">
            <text:p><text:s text:c="20"/><text:span text:style-name="T1">魚類別</text:span></text:p>
            <text:p><text:span text:style-name="T1"><text:s text:c="20"/>Species</text:span></text:p>
            <draw:custom-shape svg:x="0in" svg:y="0in" svg:width="0.97826in" svg:height="0.70335in" draw:z-index="1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4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table:number-columns-spanned="2" table:number-rows-spanned="1" table:style-name="ce269"/>
          <table:covered-table-cell/>
          <table:table-cell table:number-columns-spanned="2" table:number-rows-spanned="1" table:style-name="ce269"/>
          <table:covered-table-cell/>
          <table:table-cell table:number-columns-spanned="2" table:number-rows-spanned="1" table:style-name="ce269"/>
          <table:covered-table-cell/>
          <table:table-cell table:number-columns-spanned="2" table:number-rows-spanned="1" table:style-name="ce161"/>
          <table:covered-table-cell/>
          <table:table-cell table:number-columns-spanned="2" table:number-rows-spanned="1" table:style-name="ce250"/>
          <table:covered-table-cell/>
          <table:table-cell table:number-columns-spanned="2" table:number-rows-spanned="1" table:style-name="ce250"/>
          <table:covered-table-cell/>
          <table:table-cell table:style-name="ce20"/>
          <table:table-cell table:style-name="ce21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73">
            <text:p>鯔</text:p>
          </table:table-cell>
          <table:covered-table-cell/>
          <table:table-cell office:value-type="string" table:number-columns-spanned="2" table:number-rows-spanned="1" table:style-name="ce270">
            <text:p>鐮鯧</text:p>
          </table:table-cell>
          <table:covered-table-cell/>
          <table:table-cell office:value-type="string" table:number-columns-spanned="2" table:number-rows-spanned="1" table:style-name="ce270">
            <text:p>刺鯧</text:p>
          </table:table-cell>
          <table:covered-table-cell/>
          <table:table-cell office:value-type="string" table:number-columns-spanned="2" table:number-rows-spanned="1" table:style-name="ce264">
            <text:p>馬鮁科</text:p>
          </table:table-cell>
          <table:covered-table-cell/>
          <table:table-cell office:value-type="string" table:number-columns-spanned="2" table:number-rows-spanned="1" table:style-name="ce264">
            <text:p>飛魚卵</text:p>
          </table:table-cell>
          <table:covered-table-cell/>
          <table:table-cell office:value-type="string" table:number-columns-spanned="2" table:number-rows-spanned="1" table:style-name="ce264">
            <text:p>帶鰆科</text:p>
          </table:table-cell>
          <table:covered-table-cell/>
          <table:table-cell office:value-type="string" table:number-columns-spanned="2" table:number-rows-spanned="1" table:style-name="ce264">
            <text:p>帶魚屬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5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72">
            <text:p>37001</text:p>
          </table:table-cell>
          <table:covered-table-cell/>
          <table:table-cell office:value-type="string" table:number-columns-spanned="2" table:number-rows-spanned="1" table:style-name="ce271">
            <text:p>38002</text:p>
          </table:table-cell>
          <table:covered-table-cell/>
          <table:table-cell office:value-type="string" table:number-columns-spanned="2" table:number-rows-spanned="1" table:style-name="ce271">
            <text:p>39001</text:p>
          </table:table-cell>
          <table:covered-table-cell/>
          <table:table-cell office:value-type="string" table:number-columns-spanned="2" table:number-rows-spanned="1" table:style-name="ce271">
            <text:p>40000</text:p>
          </table:table-cell>
          <table:covered-table-cell/>
          <table:table-cell office:value-type="string" table:number-columns-spanned="2" table:number-rows-spanned="1" table:style-name="ce271">
            <text:p>41001</text:p>
          </table:table-cell>
          <table:covered-table-cell/>
          <table:table-cell office:value-type="string" table:number-columns-spanned="2" table:number-rows-spanned="1" table:style-name="ce271">
            <text:p>46000</text:p>
          </table:table-cell>
          <table:covered-table-cell/>
          <table:table-cell office:value-type="string" table:number-columns-spanned="2" table:number-rows-spanned="1" table:style-name="ce235">
            <text:p>48000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3308.9074599999999" table:formula="of:=  IF(SUM([.C11];[.C19];[.C36];[.C54];[.C58];[.C62])=0;&quot;-&quot;;SUM([.C11];[.C19];[.C36];[.C54];[.C58];[.C62]))" table:style-name="ce37">
            <text:p>3,309<text:s/></text:p>
          </table:table-cell>
          <table:table-cell office:value-type="float" office:value="286840.84970000002" table:formula="of:=  IF(SUM([.D11];[.D19];[.D36];[.D54];[.D58];[.D62])=0;&quot;-&quot;;SUM([.D11];[.D19];[.D36];[.D54];[.D58];[.D62]))" table:style-name="ce37">
            <text:p>286,841<text:s/></text:p>
          </table:table-cell>
          <table:table-cell office:value-type="float" office:value="184.97644" table:formula="of:=  IF(SUM([.E11];[.E19];[.E36];[.E54];[.E58];[.E62])=0;&quot;-&quot;;SUM([.E11];[.E19];[.E36];[.E54];[.E58];[.E62]))" table:style-name="ce37">
            <text:p>185<text:s/></text:p>
          </table:table-cell>
          <table:table-cell office:value-type="float" office:value="43486.069559999996" table:formula="of:=  IF(SUM([.F11];[.F19];[.F36];[.F54];[.F58];[.F62])=0;&quot;-&quot;;SUM([.F11];[.F19];[.F36];[.F54];[.F58];[.F62]))" table:style-name="ce37">
            <text:p>43,486<text:s/></text:p>
          </table:table-cell>
          <table:table-cell office:value-type="float" office:value="592.47487999999998" table:formula="of:=  IF(SUM([.G11];[.G19];[.G36];[.G54];[.G58];[.G62])=0;&quot;-&quot;;SUM([.G11];[.G19];[.G36];[.G54];[.G58];[.G62]))" table:style-name="ce37">
            <text:p>592<text:s/></text:p>
          </table:table-cell>
          <table:table-cell office:value-type="float" office:value="146753.06344" table:formula="of:=  IF(SUM([.H11];[.H19];[.H36];[.H54];[.H58];[.H62])=0;&quot;-&quot;;SUM([.H11];[.H19];[.H36];[.H54];[.H58];[.H62]))" table:style-name="ce37">
            <text:p>146,753<text:s/></text:p>
          </table:table-cell>
          <table:table-cell office:value-type="float" office:value="4018.02189" table:formula="of:=  IF(SUM([.I11];[.I19];[.I36];[.I54];[.I58];[.I62])=0;&quot;-&quot;;SUM([.I11];[.I19];[.I36];[.I54];[.I58];[.I62]))" table:style-name="ce37">
            <text:p>4,018<text:s/></text:p>
          </table:table-cell>
          <table:table-cell office:value-type="float" office:value="957815.07814999996" table:formula="of:=  IF(SUM([.J11];[.J19];[.J36];[.J54];[.J58];[.J62])=0;&quot;-&quot;;SUM([.J11];[.J19];[.J36];[.J54];[.J58];[.J62]))" table:style-name="ce37">
            <text:p>957,815<text:s/></text:p>
          </table:table-cell>
          <table:table-cell office:value-type="float" office:value="54.06" table:formula="of:=  IF(SUM([.K11];[.K19];[.K36];[.K54];[.K58];[.K62])=0;&quot;-&quot;;SUM([.K11];[.K19];[.K36];[.K54];[.K58];[.K62]))" table:style-name="ce37">
            <text:p>54<text:s/></text:p>
          </table:table-cell>
          <table:table-cell office:value-type="float" office:value="9648.7999999999993" table:formula="of:=  IF(SUM([.L11];[.L19];[.L36];[.L54];[.L58];[.L62])=0;&quot;-&quot;;SUM([.L11];[.L19];[.L36];[.L54];[.L58];[.L62]))" table:style-name="ce37">
            <text:p>9,649<text:s/></text:p>
          </table:table-cell>
          <table:table-cell office:value-type="float" office:value="16774.114030000001" table:formula="of:=  IF(SUM([.M11];[.M19];[.M36];[.M54];[.M58];[.M62])=0;&quot;-&quot;;SUM([.M11];[.M19];[.M36];[.M54];[.M58];[.M62]))" table:style-name="ce37">
            <text:p>16,774<text:s/></text:p>
          </table:table-cell>
          <table:table-cell office:value-type="float" office:value="670805.09357000003" table:formula="of:=  IF(SUM([.N11];[.N19];[.N36];[.N54];[.N58];[.N62])=0;&quot;-&quot;;SUM([.N11];[.N19];[.N36];[.N54];[.N58];[.N62]))" table:style-name="ce37">
            <text:p>670,805<text:s/></text:p>
          </table:table-cell>
          <table:table-cell office:value-type="float" office:value="4593.8288300000004" table:formula="of:=  IF(SUM([.O11];[.O19];[.O36];[.O54];[.O58];[.O62])=0;&quot;-&quot;;SUM([.O11];[.O19];[.O36];[.O54];[.O58];[.O62]))" table:style-name="ce37">
            <text:p>4,594<text:s/></text:p>
          </table:table-cell>
          <table:table-cell office:value-type="float" office:value="493672.43247" table:formula="of:=  IF(SUM([.P11];[.P19];[.P36];[.P54];[.P58];[.P62])=0;&quot;-&quot;;SUM([.P11];[.P19];[.P36];[.P54];[.P58];[.P62]))" table:style-name="ce37">
            <text:p>493,672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string" office:string-value="-" table:formula="of:=  IF(SUM([.C12:.C18])=0;&quot;-&quot;;SUM([.C12:.C18]))" table:style-name="ce44">
            <text:p>-</text:p>
          </table:table-cell>
          <table:table-cell office:value-type="string" office:string-value="-" table:formula="of:=  IF(SUM([.D12:.D18])=0;&quot;-&quot;;SUM([.D12:.D18]))" table:style-name="ce44">
            <text:p>-</text:p>
          </table:table-cell>
          <table:table-cell office:value-type="string" office:string-value="-" table:formula="of:=  IF(SUM([.E12:.E18])=0;&quot;-&quot;;SUM([.E12:.E18]))" table:style-name="ce44">
            <text:p>-</text:p>
          </table:table-cell>
          <table:table-cell office:value-type="string" office:string-value="-" table:formula="of:=  IF(SUM([.F12:.F18])=0;&quot;-&quot;;SUM([.F12:.F18]))" table:style-name="ce44">
            <text:p>-</text:p>
          </table:table-cell>
          <table:table-cell office:value-type="string" office:string-value="-" table:formula="of:=  IF(SUM([.G12:.G18])=0;&quot;-&quot;;SUM([.G12:.G18]))" table:style-name="ce44">
            <text:p>-</text:p>
          </table:table-cell>
          <table:table-cell office:value-type="string" office:string-value="-" table:formula="of:=  IF(SUM([.H12:.H18])=0;&quot;-&quot;;SUM([.H12:.H18]))" table:style-name="ce44">
            <text:p>-</text:p>
          </table:table-cell>
          <table:table-cell office:value-type="string" office:string-value="-" table:formula="of:=  IF(SUM([.I12:.I18])=0;&quot;-&quot;;SUM([.I12:.I18]))" table:style-name="ce44">
            <text:p>-</text:p>
          </table:table-cell>
          <table:table-cell office:value-type="string" office:string-value="-" table:formula="of:=  IF(SUM([.J12:.J18])=0;&quot;-&quot;;SUM([.J12:.J18]))" table:style-name="ce44">
            <text:p>-</text:p>
          </table:table-cell>
          <table:table-cell office:value-type="string" office:string-value="-" table:formula="of:=  IF(SUM([.K12:.K18])=0;&quot;-&quot;;SUM([.K12:.K18]))" table:style-name="ce44">
            <text:p>-</text:p>
          </table:table-cell>
          <table:table-cell office:value-type="string" office:string-value="-" table:formula="of:=  IF(SUM([.L12:.L18])=0;&quot;-&quot;;SUM([.L12:.L18]))" table:style-name="ce44">
            <text:p>-</text:p>
          </table:table-cell>
          <table:table-cell office:value-type="float" office:value="16459.487130000001" table:formula="of:=  IF(SUM([.M12:.M18])=0;&quot;-&quot;;SUM([.M12:.M18]))" table:style-name="ce44">
            <text:p>16,459<text:s/></text:p>
          </table:table-cell>
          <table:table-cell office:value-type="float" office:value="644950.93435" table:formula="of:=  IF(SUM([.N12:.N18])=0;&quot;-&quot;;SUM([.N12:.N18]))" table:style-name="ce44">
            <text:p>644,951<text:s/></text:p>
          </table:table-cell>
          <table:table-cell office:value-type="string" office:string-value="-" table:formula="of:=  IF(SUM([.O12:.O18])=0;&quot;-&quot;;SUM([.O12:.O18]))" table:style-name="ce44">
            <text:p>-</text:p>
          </table:table-cell>
          <table:table-cell office:value-type="string" office:string-value="-" table:formula="of:=  IF(SUM([.P12:.P18])=0;&quot;-&quot;;SUM([.P12:.P18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6459.487130000001" table:style-name="ce47">
            <text:p>16,459<text:s/></text:p>
          </table:table-cell>
          <table:table-cell office:value-type="float" office:value="644950.93435" table:style-name="ce47">
            <text:p>644,95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float" office:value="1510.95156" table:formula="of:=  IF(SUM([.C20:.C35])=0;&quot;-&quot;;SUM([.C20:.C35]))" table:style-name="ce44">
            <text:p>1,511<text:s/></text:p>
          </table:table-cell>
          <table:table-cell office:value-type="float" office:value="116737.39165000001" table:formula="of:=  IF(SUM([.D20:.D35])=0;&quot;-&quot;;SUM([.D20:.D35]))" table:style-name="ce44">
            <text:p>116,737<text:s/></text:p>
          </table:table-cell>
          <table:table-cell office:value-type="float" office:value="148.99469999999999" table:formula="of:=  IF(SUM([.E20:.E35])=0;&quot;-&quot;;SUM([.E20:.E35]))" table:style-name="ce44">
            <text:p>149<text:s/></text:p>
          </table:table-cell>
          <table:table-cell office:value-type="float" office:value="36956.185099999995" table:formula="of:=  IF(SUM([.F20:.F35])=0;&quot;-&quot;;SUM([.F20:.F35]))" table:style-name="ce44">
            <text:p>36,956<text:s/></text:p>
          </table:table-cell>
          <table:table-cell office:value-type="float" office:value="554.81251999999995" table:formula="of:=  IF(SUM([.G20:.G35])=0;&quot;-&quot;;SUM([.G20:.G35]))" table:style-name="ce44">
            <text:p>555<text:s/></text:p>
          </table:table-cell>
          <table:table-cell office:value-type="float" office:value="135967.22573000001" table:formula="of:=  IF(SUM([.H20:.H35])=0;&quot;-&quot;;SUM([.H20:.H35]))" table:style-name="ce44">
            <text:p>135,967<text:s/></text:p>
          </table:table-cell>
          <table:table-cell office:value-type="float" office:value="212.46673999999999" table:formula="of:=  IF(SUM([.I20:.I35])=0;&quot;-&quot;;SUM([.I20:.I35]))" table:style-name="ce44">
            <text:p>212<text:s/></text:p>
          </table:table-cell>
          <table:table-cell office:value-type="float" office:value="38132.703549999998" table:formula="of:=  IF(SUM([.J20:.J35])=0;&quot;-&quot;;SUM([.J20:.J35]))" table:style-name="ce44">
            <text:p>38,133<text:s/></text:p>
          </table:table-cell>
          <table:table-cell office:value-type="float" office:value="54.06" table:formula="of:=  IF(SUM([.K20:.K35])=0;&quot;-&quot;;SUM([.K20:.K35]))" table:style-name="ce44">
            <text:p>54<text:s/></text:p>
          </table:table-cell>
          <table:table-cell office:value-type="float" office:value="9648.7999999999993" table:formula="of:=  IF(SUM([.L20:.L35])=0;&quot;-&quot;;SUM([.L20:.L35]))" table:style-name="ce44">
            <text:p>9,649<text:s/></text:p>
          </table:table-cell>
          <table:table-cell office:value-type="float" office:value="312.10840000000002" table:formula="of:=  IF(SUM([.M20:.M35])=0;&quot;-&quot;;SUM([.M20:.M35]))" table:style-name="ce44">
            <text:p>312<text:s/></text:p>
          </table:table-cell>
          <table:table-cell office:value-type="float" office:value="25571.617200000001" table:formula="of:=  IF(SUM([.N20:.N35])=0;&quot;-&quot;;SUM([.N20:.N35]))" table:style-name="ce44">
            <text:p>25,572<text:s/></text:p>
          </table:table-cell>
          <table:table-cell office:value-type="float" office:value="2922.3317999999999" table:formula="of:=  IF(SUM([.O20:.O35])=0;&quot;-&quot;;SUM([.O20:.O35]))" table:style-name="ce44">
            <text:p>2,922<text:s/></text:p>
          </table:table-cell>
          <table:table-cell office:value-type="float" office:value="287765.58113000001" table:formula="of:=  IF(SUM([.P20:.P35])=0;&quot;-&quot;;SUM([.P20:.P35]))" table:style-name="ce44">
            <text:p>287,76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float" office:value="57.46" table:style-name="ce51">
            <text:p>57<text:s/></text:p>
          </table:table-cell>
          <table:table-cell office:value-type="float" office:value="3829.8" table:style-name="ce51">
            <text:p>3,830<text:s/>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float" office:value="349.19513000000001" table:style-name="ce47">
            <text:p>349<text:s/></text:p>
          </table:table-cell>
          <table:table-cell office:value-type="float" office:value="18378.472000000002" table:style-name="ce47">
            <text:p>18,378<text:s/></text:p>
          </table:table-cell>
          <table:table-cell office:value-type="float" office:value="50.76829" table:style-name="ce47">
            <text:p>51<text:s/></text:p>
          </table:table-cell>
          <table:table-cell office:value-type="float" office:value="12425.255139999999" table:style-name="ce47">
            <text:p>12,425<text:s/></text:p>
          </table:table-cell>
          <table:table-cell office:value-type="float" office:value="530.45673999999997" table:style-name="ce47">
            <text:p>530<text:s/></text:p>
          </table:table-cell>
          <table:table-cell office:value-type="float" office:value="128950.47414000001" table:style-name="ce47">
            <text:p>128,950<text:s/></text:p>
          </table:table-cell>
          <table:table-cell office:value-type="float" office:value="170.04410999999999" table:style-name="ce47">
            <text:p>170<text:s/></text:p>
          </table:table-cell>
          <table:table-cell office:value-type="float" office:value="21141.949710000001" table:style-name="ce47">
            <text:p>21,14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044.19445" table:style-name="ce47">
            <text:p>1,044<text:s/></text:p>
          </table:table-cell>
          <table:table-cell office:value-type="float" office:value="92223.206179999994" table:style-name="ce47">
            <text:p>92,223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float" office:value="998.87144000000001" table:style-name="ce47">
            <text:p>999<text:s/></text:p>
          </table:table-cell>
          <table:table-cell office:value-type="float" office:value="87998.964500000002" table:style-name="ce47">
            <text:p>87,999<text:s/></text:p>
          </table:table-cell>
          <table:table-cell office:value-type="float" office:value="35.754359999999998" table:style-name="ce47">
            <text:p>36<text:s/></text:p>
          </table:table-cell>
          <table:table-cell office:value-type="float" office:value="10378.177970000001" table:style-name="ce47">
            <text:p>10,378<text:s/></text:p>
          </table:table-cell>
          <table:table-cell office:value-type="float" office:value="23.533919999999998" table:style-name="ce47">
            <text:p>24<text:s/></text:p>
          </table:table-cell>
          <table:table-cell office:value-type="float" office:value="6758.04997" table:style-name="ce47">
            <text:p>6,758<text:s/></text:p>
          </table:table-cell>
          <table:table-cell office:value-type="float" office:value="36.674079999999996" table:style-name="ce47">
            <text:p>37<text:s/></text:p>
          </table:table-cell>
          <table:table-cell office:value-type="float" office:value="14715.77341" table:style-name="ce47">
            <text:p>14,71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91.702240000000003" table:style-name="ce47">
            <text:p>92<text:s/></text:p>
          </table:table-cell>
          <table:table-cell office:value-type="float" office:value="12013.516159999999" table:style-name="ce47">
            <text:p>12,01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float" office:value="101" table:style-name="ce47">
            <text:p>101<text:s/></text:p>
          </table:table-cell>
          <table:table-cell office:value-type="float" office:value="6060" table:style-name="ce47">
            <text:p>6,060<text:s/></text:p>
          </table:table-cell>
          <table:table-cell office:value-type="float" office:value="60.406999999999996" table:style-name="ce47">
            <text:p>60<text:s/></text:p>
          </table:table-cell>
          <table:table-cell office:value-type="float" office:value="13595.6782" table:style-name="ce47">
            <text:p>13,59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711.27599999999995" table:style-name="ce47">
            <text:p>711<text:s/></text:p>
          </table:table-cell>
          <table:table-cell office:value-type="float" office:value="31754.125090000001" table:style-name="ce47">
            <text:p>31,75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.7922000000000002" table:style-name="ce47">
            <text:p>5<text:s/></text:p>
          </table:table-cell>
          <table:table-cell office:value-type="float" office:value="1341.816" table:style-name="ce47">
            <text:p>1,342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10.8356" table:style-name="ce47">
            <text:p>311<text:s/></text:p>
          </table:table-cell>
          <table:table-cell office:value-type="float" office:value="25459.7932" table:style-name="ce47">
            <text:p>25,46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float" office:value="4.4249900000000002" table:style-name="ce47">
            <text:p>4<text:s/></text:p>
          </table:table-cell>
          <table:table-cell office:value-type="float" office:value="470.15514999999999" table:style-name="ce47">
            <text:p>470<text:s/></text:p>
          </table:table-cell>
          <table:table-cell office:value-type="float" office:value="0.90625" table:style-name="ce47">
            <text:p>1<text:s/></text:p>
          </table:table-cell>
          <table:table-cell office:value-type="float" office:value="241.10279" table:style-name="ce47">
            <text:p>241<text:s/></text:p>
          </table:table-cell>
          <table:table-cell office:value-type="float" office:value="0.46666000000000002" table:style-name="ce47">
            <text:p>0<text:s/></text:p>
          </table:table-cell>
          <table:table-cell office:value-type="float" office:value="162.55162000000001" table:style-name="ce47">
            <text:p>163<text:s/></text:p>
          </table:table-cell>
          <table:table-cell office:value-type="float" office:value="1.7435499999999999" table:style-name="ce47">
            <text:p>2<text:s/></text:p>
          </table:table-cell>
          <table:table-cell office:value-type="float" office:value="568.85042999999996" table:style-name="ce47">
            <text:p>56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10050000000000001" table:style-name="ce47">
            <text:p>0<text:s/></text:p>
          </table:table-cell>
          <table:table-cell office:value-type="float" office:value="8.0399999999999991" table:style-name="ce47">
            <text:p>8<text:s/></text:p>
          </table:table-cell>
          <table:table-cell office:value-type="float" office:value="85.283010000000004" table:style-name="ce47">
            <text:p>85<text:s/></text:p>
          </table:table-cell>
          <table:table-cell office:value-type="float" office:value="6177.2022999999999" table:style-name="ce47">
            <text:p>6,177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1588000000000001" table:style-name="ce47">
            <text:p>1<text:s/></text:p>
          </table:table-cell>
          <table:table-cell office:value-type="float" office:value="315.971" table:style-name="ce47">
            <text:p>316<text:s/></text:p>
          </table:table-cell>
          <table:table-cell office:value-type="float" office:value="0.35520000000000002" table:style-name="ce47">
            <text:p>0<text:s/></text:p>
          </table:table-cell>
          <table:table-cell office:value-type="float" office:value="96.15" table:style-name="ce47">
            <text:p>96<text:s/></text:p>
          </table:table-cell>
          <table:table-cell office:value-type="float" office:value="4.0049999999999999" table:style-name="ce47">
            <text:p>4<text:s/></text:p>
          </table:table-cell>
          <table:table-cell office:value-type="float" office:value="1706.13" table:style-name="ce47">
            <text:p>1,70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1722999999999999" table:style-name="ce47">
            <text:p>1<text:s/></text:p>
          </table:table-cell>
          <table:table-cell office:value-type="float" office:value="103.78400000000001" table:style-name="ce47">
            <text:p>104<text:s/></text:p>
          </table:table-cell>
          <table:table-cell office:value-type="float" office:value="831.26189999999997" table:style-name="ce47">
            <text:p>831<text:s/></text:p>
          </table:table-cell>
          <table:table-cell office:value-type="float" office:value="142302.17600000001" table:style-name="ce47">
            <text:p>142,302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4.06" table:style-name="ce47">
            <text:p>54<text:s/></text:p>
          </table:table-cell>
          <table:table-cell office:value-type="float" office:value="9648.7999999999993" table:style-name="ce47">
            <text:p>9,64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53.822" table:style-name="ce49">
            <text:p>154<text:s/></text:p>
          </table:table-cell>
          <table:table-cell office:value-type="float" office:value="1953.5393999999999" table:style-name="ce49">
            <text:p>1,954<text:s/>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286.78090000000003" table:formula="of:=  IF(SUM([.C37:.C53])=0;&quot;-&quot;;SUM([.C37:.C53]))" table:style-name="ce44">
            <text:p>287<text:s/></text:p>
          </table:table-cell>
          <table:table-cell office:value-type="float" office:value="62259.724750000001" table:formula="of:=  IF(SUM([.D37:.D53])=0;&quot;-&quot;;SUM([.D37:.D53]))" table:style-name="ce44">
            <text:p>62,260<text:s/></text:p>
          </table:table-cell>
          <table:table-cell office:value-type="float" office:value="35.981739999999995" table:formula="of:=  IF(SUM([.E37:.E53])=0;&quot;-&quot;;SUM([.E37:.E53]))" table:style-name="ce44">
            <text:p>36<text:s/></text:p>
          </table:table-cell>
          <table:table-cell office:value-type="float" office:value="6529.8844600000002" table:formula="of:=  IF(SUM([.F37:.F53])=0;&quot;-&quot;;SUM([.F37:.F53]))" table:style-name="ce44">
            <text:p>6,530<text:s/></text:p>
          </table:table-cell>
          <table:table-cell office:value-type="float" office:value="37.66236" table:formula="of:=  IF(SUM([.G37:.G53])=0;&quot;-&quot;;SUM([.G37:.G53]))" table:style-name="ce44">
            <text:p>38<text:s/></text:p>
          </table:table-cell>
          <table:table-cell office:value-type="float" office:value="10785.83771" table:formula="of:=  IF(SUM([.H37:.H53])=0;&quot;-&quot;;SUM([.H37:.H53]))" table:style-name="ce44">
            <text:p>10,786<text:s/></text:p>
          </table:table-cell>
          <table:table-cell office:value-type="float" office:value="371.49615" table:formula="of:=  IF(SUM([.I37:.I53])=0;&quot;-&quot;;SUM([.I37:.I53]))" table:style-name="ce44">
            <text:p>371<text:s/></text:p>
          </table:table-cell>
          <table:table-cell office:value-type="float" office:value="151923.78859999997" table:formula="of:=  IF(SUM([.J37:.J53])=0;&quot;-&quot;;SUM([.J37:.J53]))" table:style-name="ce44">
            <text:p>151,924<text:s/></text:p>
          </table:table-cell>
          <table:table-cell office:value-type="string" office:string-value="-" table:formula="of:=  IF(SUM([.K37:.K53])=0;&quot;-&quot;;SUM([.K37:.K53]))" table:style-name="ce44">
            <text:p>-</text:p>
          </table:table-cell>
          <table:table-cell office:value-type="string" office:string-value="-" table:formula="of:=  IF(SUM([.L37:.L53])=0;&quot;-&quot;;SUM([.L37:.L53]))" table:style-name="ce44">
            <text:p>-</text:p>
          </table:table-cell>
          <table:table-cell office:value-type="float" office:value="2.5185" table:formula="of:=  IF(SUM([.M37:.M53])=0;&quot;-&quot;;SUM([.M37:.M53]))" table:style-name="ce44">
            <text:p>3<text:s/></text:p>
          </table:table-cell>
          <table:table-cell office:value-type="float" office:value="282.54201999999998" table:formula="of:=  IF(SUM([.N37:.N53])=0;&quot;-&quot;;SUM([.N37:.N53]))" table:style-name="ce44">
            <text:p>283<text:s/></text:p>
          </table:table-cell>
          <table:table-cell office:value-type="float" office:value="1671.49703" table:formula="of:=  IF(SUM([.O37:.O53])=0;&quot;-&quot;;SUM([.O37:.O53]))" table:style-name="ce44">
            <text:p>1,671<text:s/></text:p>
          </table:table-cell>
          <table:table-cell office:value-type="float" office:value="205906.85133999999" table:formula="of:=  IF(SUM([.P37:.P53])=0;&quot;-&quot;;SUM([.P37:.P53]))" table:style-name="ce44">
            <text:p>205,907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float" office:value="4.4888000000000003" table:style-name="ce47">
            <text:p>4<text:s/></text:p>
          </table:table-cell>
          <table:table-cell office:value-type="float" office:value="750.35599999999999" table:style-name="ce47">
            <text:p>750<text:s/></text:p>
          </table:table-cell>
          <table:table-cell office:value-type="float" office:value="3.4628000000000001" table:style-name="ce47">
            <text:p>3<text:s/></text:p>
          </table:table-cell>
          <table:table-cell office:value-type="float" office:value="861.60320000000002" table:style-name="ce47">
            <text:p>862<text:s/></text:p>
          </table:table-cell>
          <table:table-cell office:value-type="float" office:value="1.5064" table:style-name="ce47">
            <text:p>2<text:s/></text:p>
          </table:table-cell>
          <table:table-cell office:value-type="float" office:value="507.5385" table:style-name="ce47">
            <text:p>508<text:s/></text:p>
          </table:table-cell>
          <table:table-cell office:value-type="float" office:value="181.1626" table:style-name="ce47">
            <text:p>181<text:s/></text:p>
          </table:table-cell>
          <table:table-cell office:value-type="float" office:value="76100.709950000004" table:style-name="ce47">
            <text:p>76,10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1293" table:style-name="ce47">
            <text:p>0<text:s/></text:p>
          </table:table-cell>
          <table:table-cell office:value-type="float" office:value="7.9390200000000002" table:style-name="ce47">
            <text:p>8<text:s/></text:p>
          </table:table-cell>
          <table:table-cell office:value-type="float" office:value="313.2321" table:style-name="ce47">
            <text:p>313<text:s/></text:p>
          </table:table-cell>
          <table:table-cell office:value-type="float" office:value="30393.700690000001" table:style-name="ce47">
            <text:p>30,39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49" table:style-name="ce47">
            <text:p>0<text:s/></text:p>
          </table:table-cell>
          <table:table-cell office:value-type="float" office:value="78.302000000000007" table:style-name="ce47">
            <text:p>7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62.654000000000003" table:style-name="ce47">
            <text:p>63<text:s/></text:p>
          </table:table-cell>
          <table:table-cell office:value-type="float" office:value="3768.2310000000002" table:style-name="ce47">
            <text:p>3,76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282.2921" table:style-name="ce47">
            <text:p>282<text:s/></text:p>
          </table:table-cell>
          <table:table-cell office:value-type="float" office:value="61509.368750000001" table:style-name="ce47">
            <text:p>61,509<text:s/></text:p>
          </table:table-cell>
          <table:table-cell office:value-type="float" office:value="31.268940000000001" table:style-name="ce47">
            <text:p>31<text:s/></text:p>
          </table:table-cell>
          <table:table-cell office:value-type="float" office:value="5399.9792600000001" table:style-name="ce47">
            <text:p>5,400<text:s/></text:p>
          </table:table-cell>
          <table:table-cell office:value-type="float" office:value="30.25996" table:style-name="ce47">
            <text:p>30<text:s/></text:p>
          </table:table-cell>
          <table:table-cell office:value-type="float" office:value="8468.2272099999991" table:style-name="ce47">
            <text:p>8,468<text:s/></text:p>
          </table:table-cell>
          <table:table-cell office:value-type="float" office:value="186.04685000000001" table:style-name="ce47">
            <text:p>186<text:s/></text:p>
          </table:table-cell>
          <table:table-cell office:value-type="float" office:value="74030.540399999998" table:style-name="ce47">
            <text:p>74,03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58120000000000005" table:style-name="ce47">
            <text:p>1<text:s/></text:p>
          </table:table-cell>
          <table:table-cell office:value-type="float" office:value="67.123000000000005" table:style-name="ce47">
            <text:p>67<text:s/></text:p>
          </table:table-cell>
          <table:table-cell office:value-type="float" office:value="402.33861999999999" table:style-name="ce47">
            <text:p>402<text:s/></text:p>
          </table:table-cell>
          <table:table-cell office:value-type="float" office:value="43623.407520000001" table:style-name="ce47">
            <text:p>43,623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1105" table:style-name="ce47">
            <text:p>0<text:s/></text:p>
          </table:table-cell>
          <table:table-cell office:value-type="float" office:value="8.8510500000000008" table:style-name="ce47">
            <text:p>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76" table:style-name="ce47">
            <text:p>1<text:s/></text:p>
          </table:table-cell>
          <table:table-cell office:value-type="float" office:value="190" table:style-name="ce47">
            <text:p>19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.1761999999999997" table:style-name="ce47">
            <text:p>4<text:s/></text:p>
          </table:table-cell>
          <table:table-cell office:value-type="float" office:value="1783.6872000000001" table:style-name="ce47">
            <text:p>1,78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8080000000000001" table:style-name="ce47">
            <text:p>2<text:s/></text:p>
          </table:table-cell>
          <table:table-cell office:value-type="float" office:value="207.48" table:style-name="ce47">
            <text:p>207<text:s/></text:p>
          </table:table-cell>
          <table:table-cell office:value-type="float" office:value="624.88090999999997" table:style-name="ce47">
            <text:p>625<text:s/></text:p>
          </table:table-cell>
          <table:table-cell office:value-type="float" office:value="72840.457129999995" table:style-name="ce47">
            <text:p>72,840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.8959999999999999" table:style-name="ce47">
            <text:p>6<text:s/></text:p>
          </table:table-cell>
          <table:table-cell office:value-type="float" office:value="1810.0719999999999" table:style-name="ce47">
            <text:p>1,81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75.491399999999999" table:style-name="ce47">
            <text:p>75<text:s/></text:p>
          </table:table-cell>
          <table:table-cell office:value-type="float" office:value="11878.555" table:style-name="ce47">
            <text:p>11,87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92.9" table:style-name="ce47">
            <text:p>193<text:s/></text:p>
          </table:table-cell>
          <table:table-cell office:value-type="float" office:value="43402.5" table:style-name="ce47">
            <text:p>43,403<text:s/>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C55:.C57])=0;&quot;-&quot;;SUM([.C55:.C57]))" table:style-name="ce44">
            <text:p>-</text:p>
          </table:table-cell>
          <table:table-cell office:value-type="string" office:string-value="-" table:formula="of:=  IF(SUM([.D55:.D57])=0;&quot;-&quot;;SUM([.D55:.D57]))" table:style-name="ce44">
            <text:p>-</text:p>
          </table:table-cell>
          <table:table-cell office:value-type="string" office:string-value="-" table:formula="of:=  IF(SUM([.E55:.E57])=0;&quot;-&quot;;SUM([.E55:.E57]))" table:style-name="ce44">
            <text:p>-</text:p>
          </table:table-cell>
          <table:table-cell office:value-type="string" office:string-value="-" table:formula="of:=  IF(SUM([.F55:.F57])=0;&quot;-&quot;;SUM([.F55:.F57]))" table:style-name="ce44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44">
            <text:p>-</text:p>
          </table:table-cell>
          <table:table-cell office:value-type="string" office:string-value="-" table:formula="of:=  IF(SUM([.I55:.I57])=0;&quot;-&quot;;SUM([.I55:.I57]))" table:style-name="ce44">
            <text:p>-</text:p>
          </table:table-cell>
          <table:table-cell office:value-type="string" office:string-value="-" table:formula="of:=  IF(SUM([.J55:.J57])=0;&quot;-&quot;;SUM([.J55:.J57]))" table:style-name="ce44">
            <text:p>-</text:p>
          </table:table-cell>
          <table:table-cell office:value-type="string" office:string-value="-" table:formula="of:=  IF(SUM([.K55:.K57])=0;&quot;-&quot;;SUM([.K55:.K57]))" table:style-name="ce44">
            <text:p>-</text:p>
          </table:table-cell>
          <table:table-cell office:value-type="string" office:string-value="-" table:formula="of:=  IF(SUM([.L55:.L57])=0;&quot;-&quot;;SUM([.L55:.L57]))" table:style-name="ce44">
            <text:p>-</text:p>
          </table:table-cell>
          <table:table-cell office:value-type="string" office:string-value="-" table:formula="of:=  IF(SUM([.M55:.M57])=0;&quot;-&quot;;SUM([.M55:.M57]))" table:style-name="ce44">
            <text:p>-</text:p>
          </table:table-cell>
          <table:table-cell office:value-type="string" office:string-value="-" table:formula="of:=  IF(SUM([.N55:.N57])=0;&quot;-&quot;;SUM([.N55:.N57]))" table:style-name="ce44">
            <text:p>-</text:p>
          </table:table-cell>
          <table:table-cell office:value-type="string" office:string-value="-" table:formula="of:=  IF(SUM([.O55:.O57])=0;&quot;-&quot;;SUM([.O55:.O57]))" table:style-name="ce44">
            <text:p>-</text:p>
          </table:table-cell>
          <table:table-cell office:value-type="string" office:string-value="-" table:formula="of:=  IF(SUM([.P55:.P57])=0;&quot;-&quot;;SUM([.P55:.P5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string" office:string-value="-" table:formula="of:=  IF(SUM([.C59:.C61])=0;&quot;-&quot;;SUM([.C59:.C61]))" table:style-name="ce44">
            <text:p>-</text:p>
          </table:table-cell>
          <table:table-cell office:value-type="string" office:string-value="-" table:formula="of:=  IF(SUM([.D59:.D61])=0;&quot;-&quot;;SUM([.D59:.D61]))" table:style-name="ce44">
            <text:p>-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44">
            <text:p>-</text:p>
          </table:table-cell>
          <table:table-cell office:value-type="string" office:string-value="-" table:formula="of:=  IF(SUM([.G59:.G61])=0;&quot;-&quot;;SUM([.G59:.G61]))" table:style-name="ce44">
            <text:p>-</text:p>
          </table:table-cell>
          <table:table-cell office:value-type="string" office:string-value="-" table:formula="of:=  IF(SUM([.H59:.H61])=0;&quot;-&quot;;SUM([.H59:.H61]))" table:style-name="ce44">
            <text:p>-</text:p>
          </table:table-cell>
          <table:table-cell office:value-type="string" office:string-value="-" table:formula="of:=  IF(SUM([.I59:.I61])=0;&quot;-&quot;;SUM([.I59:.I61]))" table:style-name="ce44">
            <text:p>-</text:p>
          </table:table-cell>
          <table:table-cell office:value-type="string" office:string-value="-" table:formula="of:=  IF(SUM([.J59:.J61])=0;&quot;-&quot;;SUM([.J59:.J61]))" table:style-name="ce44">
            <text:p>-</text:p>
          </table:table-cell>
          <table:table-cell office:value-type="string" office:string-value="-" table:formula="of:=  IF(SUM([.K59:.K61])=0;&quot;-&quot;;SUM([.K59:.K61]))" table:style-name="ce44">
            <text:p>-</text:p>
          </table:table-cell>
          <table:table-cell office:value-type="string" office:string-value="-" table:formula="of:=  IF(SUM([.L59:.L61])=0;&quot;-&quot;;SUM([.L59:.L61]))" table:style-name="ce44">
            <text:p>-</text:p>
          </table:table-cell>
          <table:table-cell office:value-type="string" office:string-value="-" table:formula="of:=  IF(SUM([.M59:.M61])=0;&quot;-&quot;;SUM([.M59:.M61]))" table:style-name="ce44">
            <text:p>-</text:p>
          </table:table-cell>
          <table:table-cell office:value-type="string" office:string-value="-" table:formula="of:=  IF(SUM([.N59:.N61])=0;&quot;-&quot;;SUM([.N59:.N61]))" table:style-name="ce44">
            <text:p>-</text:p>
          </table:table-cell>
          <table:table-cell office:value-type="string" office:string-value="-" table:formula="of:=  IF(SUM([.O59:.O61])=0;&quot;-&quot;;SUM([.O59:.O61]))" table:style-name="ce44">
            <text:p>-</text:p>
          </table:table-cell>
          <table:table-cell office:value-type="string" office:string-value="-" table:formula="of:=  IF(SUM([.P59:.P61])=0;&quot;-&quot;;SUM([.P59:.P61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float" office:value="1511.175" table:formula="of:=  IF(SUM([.C63];[.C64];[.C65];[.C67])=0;IF([.C66]=0;&quot;-&quot;;[.C66]);SUM([.C63];[.C64];[.C65];[.C67]))" table:style-name="ce44">
            <text:p>1,511<text:s/></text:p>
          </table:table-cell>
          <table:table-cell office:value-type="float" office:value="107843.73329999999" table:formula="of:=  IF(SUM([.D63:.D67])=0;&quot;-&quot;;SUM([.D63:.D67]))" table:style-name="ce44">
            <text:p>107,844<text:s/></text:p>
          </table:table-cell>
          <table:table-cell office:value-type="string" office:string-value="-" table:formula="of:=  IF(SUM([.E63];[.E64];[.E65];[.E67])=0;IF([.E66]=0;&quot;-&quot;;[.E66]);SUM([.E63];[.E64];[.E65];[.E67]))" table:style-name="ce44">
            <text:p>-</text:p>
          </table:table-cell>
          <table:table-cell office:value-type="string" office:string-value="-" table:formula="of:=  IF(SUM([.F63:.F67])=0;&quot;-&quot;;SUM([.F63:.F67]))" table:style-name="ce44">
            <text:p>-</text:p>
          </table:table-cell>
          <table:table-cell office:value-type="string" office:string-value="-" table:formula="of:=  IF(SUM([.G63];[.G64];[.G65];[.G67])=0;IF([.G66]=0;&quot;-&quot;;[.G66]);SUM([.G63];[.G64];[.G65];[.G67]))" table:style-name="ce44">
            <text:p>-</text:p>
          </table:table-cell>
          <table:table-cell office:value-type="string" office:string-value="-" table:formula="of:=  IF(SUM([.H63:.H67])=0;&quot;-&quot;;SUM([.H63:.H67]))" table:style-name="ce44">
            <text:p>-</text:p>
          </table:table-cell>
          <table:table-cell office:value-type="float" office:value="3434.0590000000002" table:formula="of:=  IF(SUM([.I63];[.I64];[.I65];[.I67])=0;IF([.I66]=0;&quot;-&quot;;[.I66]);SUM([.I63];[.I64];[.I65];[.I67]))" table:style-name="ce44">
            <text:p>3,434<text:s/></text:p>
          </table:table-cell>
          <table:table-cell office:value-type="float" office:value="767758.58600000001" table:formula="of:=  IF(SUM([.J63:.J67])=0;&quot;-&quot;;SUM([.J63:.J67]))" table:style-name="ce44">
            <text:p>767,759<text:s/></text:p>
          </table:table-cell>
          <table:table-cell office:value-type="string" office:string-value="-" table:formula="of:=  IF(SUM([.K63];[.K64];[.K65];[.K67])=0;IF([.K66]=0;&quot;-&quot;;[.K66]);SUM([.K63];[.K64];[.K65];[.K67]))" table:style-name="ce44">
            <text:p>-</text:p>
          </table:table-cell>
          <table:table-cell office:value-type="string" office:string-value="-" table:formula="of:=  IF(SUM([.L63:.L67])=0;&quot;-&quot;;SUM([.L63:.L67]))" table:style-name="ce44">
            <text:p>-</text:p>
          </table:table-cell>
          <table:table-cell office:value-type="string" office:string-value="-" table:formula="of:=  IF(SUM([.M63];[.M64];[.M65];[.M67])=0;IF([.M66]=0;&quot;-&quot;;[.M66]);SUM([.M63];[.M64];[.M65];[.M67]))" table:style-name="ce44">
            <text:p>-</text:p>
          </table:table-cell>
          <table:table-cell office:value-type="string" office:string-value="-" table:formula="of:=  IF(SUM([.N63:.N67])=0;&quot;-&quot;;SUM([.N63:.N67]))" table:style-name="ce44">
            <text:p>-</text:p>
          </table:table-cell>
          <table:table-cell office:value-type="string" office:string-value="-" table:formula="of:=  IF(SUM([.O63];[.O64];[.O65];[.O67])=0;IF([.O66]=0;&quot;-&quot;;[.O66]);SUM([.O63];[.O64];[.O65];[.O67]))" table:style-name="ce44">
            <text:p>-</text:p>
          </table:table-cell>
          <table:table-cell office:value-type="string" office:string-value="-" table:formula="of:=  IF(SUM([.P63:.P67])=0;&quot;-&quot;;SUM([.P63:.P6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float" office:value="639.61699999999996" table:style-name="ce47">
            <text:p>640<text:s/></text:p>
          </table:table-cell>
          <table:table-cell office:value-type="float" office:value="53304.932500000003" table:style-name="ce47">
            <text:p>53,30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434.0590000000002" table:style-name="ce47">
            <text:p>3,434<text:s/></text:p>
          </table:table-cell>
          <table:table-cell office:value-type="float" office:value="767758.58600000001" table:style-name="ce47">
            <text:p>767,75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float" office:value="871.55799999999999" table:style-name="ce47">
            <text:p>872<text:s/></text:p>
          </table:table-cell>
          <table:table-cell office:value-type="float" office:value="54538.800799999997" table:style-name="ce47">
            <text:p>54,53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16384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7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6" table:number-columns-repeated="16367" table:default-cell-style-name="ce25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4" table:style-name="ce25"/>
          <table:table-cell office:value-type="string" table:style-name="ce26">
            <text:p>單位：</text:p>
          </table:table-cell>
          <table:table-cell office:value-type="string" table:style-name="ce27">
            <text:p>產量：公噸, 千尾(觀賞魚)</text:p>
          </table:table-cell>
          <table:table-cell table:style-name="ce25"/>
          <table:table-cell table:number-columns-repeated="2" table:style-name="ce27"/>
          <table:table-cell table:number-columns-repeated="2" table:style-name="ce25"/>
          <table:table-cell office:value-type="string" table:style-name="ce26">
            <text:p>Unit：</text:p>
          </table:table-cell>
          <table:table-cell office:value-type="string" table:style-name="ce27">
            <text:p>Quantity：M.T.; 1000Pcs. by ornamental fish</text:p>
          </table:table-cell>
          <table:table-cell table:number-columns-repeated="16371" table:style-name="ce25"/>
        </table:table-row>
        <table:table-row table:style-name="ro2">
          <table:table-cell table:style-name="ce25"/>
          <table:table-cell office:value-type="string" table:number-columns-spanned="3" table:number-rows-spanned="1" table:style-name="ce203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5"/>
          <table:table-cell office:value-type="string" table:style-name="ce28">
            <text:p>價值：新臺幣千元</text:p>
          </table:table-cell>
          <table:table-cell table:style-name="ce25"/>
          <table:table-cell table:style-name="ce28"/>
          <table:table-cell office:value-type="string" table:style-name="ce28">
            <text:p>(1) By type of fisheries by species(Continued)</text:p>
          </table:table-cell>
          <table:table-cell table:number-columns-repeated="3" table:style-name="ce25"/>
          <table:table-cell office:value-type="string" table:style-name="ce29">
            <text:p>Value：Thousand NT $</text:p>
          </table:table-cell>
          <table:table-cell table:number-columns-repeated="16371" table:style-name="ce25"/>
        </table:table-row>
        <table:table-row table:style-name="ro3">
          <table:table-cell table:style-name="ce30"/>
          <table:table-cell office:value-type="string" table:number-columns-spanned="1" table:number-rows-spanned="3" table:style-name="ce205">
            <text:p><text:s text:c="20"/><text:span text:style-name="T1">魚類別</text:span></text:p>
            <text:p><text:span text:style-name="T1"><text:s text:c="20"/>Species</text:span></text:p>
            <draw:custom-shape svg:x="0in" svg:y="0in" svg:width="0.97826in" svg:height="0.70335in" draw:z-index="1" draw:id="id7" draw:style-name="a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6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1"/>
          <table:covered-table-cell/>
          <table:table-cell table:number-columns-spanned="2" table:number-rows-spanned="1" table:style-name="ce250"/>
          <table:covered-table-cell/>
          <table:table-cell table:number-columns-spanned="2" table:number-rows-spanned="1" table:style-name="ce250"/>
          <table:covered-table-cell/>
          <table:table-cell table:number-columns-spanned="2" table:number-rows-spanned="1" table:style-name="ce161"/>
          <table:covered-table-cell/>
          <table:table-cell table:number-columns-spanned="2" table:number-rows-spanned="1" table:style-name="ce274"/>
          <table:covered-table-cell/>
          <table:table-cell table:number-columns-spanned="2" table:number-rows-spanned="1" table:style-name="ce274"/>
          <table:covered-table-cell/>
          <table:table-cell office:value-type="string" table:number-columns-spanned="4" table:number-rows-spanned="1" table:style-name="ce245">
            <text:p>鯖 <text:s text:c="5"/>科</text:p>
          </table:table-cell>
          <table:covered-table-cell table:number-columns-repeated="3"/>
          <table:table-cell table:number-columns-repeated="16368"/>
        </table:table-row>
        <table:table-row table:style-name="ro3">
          <table:table-cell table:style-name="ce31"/>
          <table:covered-table-cell/>
          <table:table-cell office:value-type="string" table:number-columns-spanned="2" table:number-rows-spanned="1" table:style-name="ce247">
            <text:p>鬼頭刀</text:p>
          </table:table-cell>
          <table:covered-table-cell/>
          <table:table-cell office:value-type="string" table:number-columns-spanned="2" table:number-rows-spanned="1" table:style-name="ce264">
            <text:p>日本銀帶鯡</text:p>
          </table:table-cell>
          <table:covered-table-cell/>
          <table:table-cell office:value-type="string" table:number-columns-spanned="2" table:number-rows-spanned="1" table:style-name="ce264">
            <text:p>其他鯡</text:p>
          </table:table-cell>
          <table:covered-table-cell/>
          <table:table-cell office:value-type="string" table:number-columns-spanned="2" table:number-rows-spanned="1" table:style-name="ce270">
            <text:p>鱙仔</text:p>
          </table:table-cell>
          <table:covered-table-cell/>
          <table:table-cell office:value-type="string" table:number-columns-spanned="2" table:number-rows-spanned="1" table:style-name="ce275">
            <text:p>魩仔</text:p>
          </table:table-cell>
          <table:covered-table-cell/>
          <table:table-cell office:value-type="string" table:number-columns-spanned="2" table:number-rows-spanned="1" table:style-name="ce249">
            <text:p>小計</text:p>
          </table:table-cell>
          <table:covered-table-cell/>
          <table:table-cell office:value-type="string" table:number-columns-spanned="2" table:number-rows-spanned="1" table:style-name="ce256">
            <text:p>花腹鯖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1">
            <text:p>代碼</text:p>
          </table:table-cell>
          <table:table-cell office:value-type="string" table:number-columns-spanned="1" table:number-rows-spanned="3" table:style-name="ce268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42">
            <text:p>49001</text:p>
          </table:table-cell>
          <table:covered-table-cell/>
          <table:table-cell office:value-type="string" table:number-columns-spanned="2" table:number-rows-spanned="1" table:style-name="ce235">
            <text:p>51003</text:p>
          </table:table-cell>
          <table:covered-table-cell/>
          <table:table-cell office:value-type="string" table:number-columns-spanned="2" table:number-rows-spanned="1" table:style-name="ce235">
            <text:p>51099</text:p>
          </table:table-cell>
          <table:covered-table-cell/>
          <table:table-cell office:value-type="string" table:number-columns-spanned="2" table:number-rows-spanned="1" table:style-name="ce235">
            <text:p>52001</text:p>
          </table:table-cell>
          <table:covered-table-cell/>
          <table:table-cell office:value-type="string" table:number-columns-spanned="2" table:number-rows-spanned="1" table:style-name="ce236">
            <text:p>52002</text:p>
          </table:table-cell>
          <table:covered-table-cell/>
          <table:table-cell office:value-type="string" table:number-columns-spanned="2" table:number-rows-spanned="1" table:style-name="ce242">
            <text:p>Sub Total</text:p>
          </table:table-cell>
          <table:covered-table-cell/>
          <table:table-cell office:value-type="string" table:number-columns-spanned="2" table:number-rows-spanned="1" table:style-name="ce236">
            <text:p>53001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1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0">
            <text:p>價值</text:p>
          </table:table-cell>
          <table:table-cell office:value-type="string" table:style-name="ce112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65">
            <text:p>價值</text:p>
          </table:table-cell>
          <table:table-cell table:number-columns-repeated="16368"/>
        </table:table-row>
        <table:table-row table:style-name="ro3">
          <table:table-cell table:style-name="ce33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3">
            <text:p>Value</text:p>
          </table:table-cell>
          <table:table-cell office:value-type="string" table:style-name="ce113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6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3423.434570000001" table:formula="of:=  IF(SUM([.C11];[.C19];[.C36];[.C54];[.C58];[.C62])=0;&quot;-&quot;;SUM([.C11];[.C19];[.C36];[.C54];[.C58];[.C62]))" table:style-name="ce37">
            <text:p>13,423<text:s/></text:p>
          </table:table-cell>
          <table:table-cell office:value-type="float" office:value="1063512.69885" table:formula="of:=  IF(SUM([.D11];[.D19];[.D36];[.D54];[.D58];[.D62])=0;&quot;-&quot;;SUM([.D11];[.D19];[.D36];[.D54];[.D58];[.D62]))" table:style-name="ce37">
            <text:p>1,063,513<text:s/></text:p>
          </table:table-cell>
          <table:table-cell office:value-type="float" office:value="16.5" table:formula="of:=  IF(SUM([.E11];[.E19];[.E36];[.E54];[.E58];[.E62])=0;&quot;-&quot;;SUM([.E11];[.E19];[.E36];[.E54];[.E58];[.E62]))" table:style-name="ce37">
            <text:p>17<text:s/></text:p>
          </table:table-cell>
          <table:table-cell office:value-type="float" office:value="1650" table:formula="of:=  IF(SUM([.F11];[.F19];[.F36];[.F54];[.F58];[.F62])=0;&quot;-&quot;;SUM([.F11];[.F19];[.F36];[.F54];[.F58];[.F62]))" table:style-name="ce37">
            <text:p>1,650<text:s/></text:p>
          </table:table-cell>
          <table:table-cell office:value-type="float" office:value="1210.2508" table:formula="of:=  IF(SUM([.G11];[.G19];[.G36];[.G54];[.G58];[.G62])=0;&quot;-&quot;;SUM([.G11];[.G19];[.G36];[.G54];[.G58];[.G62]))" table:style-name="ce37">
            <text:p>1,210<text:s/></text:p>
          </table:table-cell>
          <table:table-cell office:value-type="float" office:value="14626.90652" table:formula="of:=  IF(SUM([.H11];[.H19];[.H36];[.H54];[.H58];[.H62])=0;&quot;-&quot;;SUM([.H11];[.H19];[.H36];[.H54];[.H58];[.H62]))" table:style-name="ce37">
            <text:p>14,627<text:s/></text:p>
          </table:table-cell>
          <table:table-cell office:value-type="float" office:value="64.700199999999995" table:formula="of:=  IF(SUM([.I11];[.I19];[.I36];[.I54];[.I58];[.I62])=0;&quot;-&quot;;SUM([.I11];[.I19];[.I36];[.I54];[.I58];[.I62]))" table:style-name="ce37">
            <text:p>65<text:s/></text:p>
          </table:table-cell>
          <table:table-cell office:value-type="float" office:value="5889.723" table:formula="of:=  IF(SUM([.J11];[.J19];[.J36];[.J54];[.J58];[.J62])=0;&quot;-&quot;;SUM([.J11];[.J19];[.J36];[.J54];[.J58];[.J62]))" table:style-name="ce37">
            <text:p>5,890<text:s/></text:p>
          </table:table-cell>
          <table:table-cell office:value-type="float" office:value="747.12779999999998" table:formula="of:=  IF(SUM([.K11];[.K19];[.K36];[.K54];[.K58];[.K62])=0;&quot;-&quot;;SUM([.K11];[.K19];[.K36];[.K54];[.K58];[.K62]))" table:style-name="ce37">
            <text:p>747<text:s/></text:p>
          </table:table-cell>
          <table:table-cell office:value-type="float" office:value="131271.9817" table:formula="of:=  IF(SUM([.L11];[.L19];[.L36];[.L54];[.L58];[.L62])=0;&quot;-&quot;;SUM([.L11];[.L19];[.L36];[.L54];[.L58];[.L62]))" table:style-name="ce58">
            <text:p>131,272<text:s/></text:p>
          </table:table-cell>
          <table:table-cell office:value-type="float" office:value="398228.28677999997" table:formula="of:=  IF(SUM([.O10];['漁業生產量值-漁業種類別魚類別生產量值8'.C10];['漁業生產量值-漁業種類別魚類別生產量值8'.E10];['漁業生產量值-漁業種類別魚類別生產量值8'.G10];['漁業生產量值-漁業種類別魚類別生產量值8'.I10];['漁業生產量值-漁業種類別魚類別生產量值8'.K10];['漁業生產量值-漁業種類別魚類別生產量值8'.M10];['漁業生產量值-漁業種類別魚類別生產量值8'.O10];['漁業生產量值-漁業種類別魚類別生產量值9'.C10];['漁業生產量值-漁業種類別魚類別生產量值9'.E10];['漁業生產量值-漁業種類別魚類別生產量值9'.G10];['漁業生產量值-漁業種類別魚類別生產量值9'.I10];['漁業生產量值-漁業種類別魚類別生產量值9'.K10];['漁業生產量值-漁業種類別魚類別生產量值9'.M10])=0;&quot;-&quot;;SUM([.O10];['漁業生產量值-漁業種類別魚類別生產量值8'.C10];['漁業生產量值-漁業種類別魚類別生產量值8'.E10];['漁業生產量值-漁業種類別魚類別生產量值8'.G10];['漁業生產量值-漁業種類別魚類別生產量值8'.I10];['漁業生產量值-漁業種類別魚類別生產量值8'.K10];['漁業生產量值-漁業種類別魚類別生產量值8'.M10];['漁業生產量值-漁業種類別魚類別生產量值8'.O10];['漁業生產量值-漁業種類別魚類別生產量值9'.C10];['漁業生產量值-漁業種類別魚類別生產量值9'.E10];['漁業生產量值-漁業種類別魚類別生產量值9'.G10];['漁業生產量值-漁業種類別魚類別生產量值9'.I10];['漁業生產量值-漁業種類別魚類別生產量值9'.K10];['漁業生產量值-漁業種類別魚類別生產量值9'.M10]))" table:style-name="ce114">
            <text:p>398,228<text:s/></text:p>
          </table:table-cell>
          <table:table-cell office:value-type="float" office:value="29591735.649980001" table:formula="of:=  IF(SUM([.P10];['漁業生產量值-漁業種類別魚類別生產量值8'.D10];['漁業生產量值-漁業種類別魚類別生產量值8'.F10];['漁業生產量值-漁業種類別魚類別生產量值8'.H10];['漁業生產量值-漁業種類別魚類別生產量值8'.J10];['漁業生產量值-漁業種類別魚類別生產量值8'.L10];['漁業生產量值-漁業種類別魚類別生產量值8'.N10];['漁業生產量值-漁業種類別魚類別生產量值8'.P10];['漁業生產量值-漁業種類別魚類別生產量值9'.D10];['漁業生產量值-漁業種類別魚類別生產量值9'.F10];['漁業生產量值-漁業種類別魚類別生產量值9'.H10];['漁業生產量值-漁業種類別魚類別生產量值9'.J10];['漁業生產量值-漁業種類別魚類別生產量值9'.L10];['漁業生產量值-漁業種類別魚類別生產量值9'.N10])=0;&quot;-&quot;;SUM([.P10];['漁業生產量值-漁業種類別魚類別生產量值8'.D10];['漁業生產量值-漁業種類別魚類別生產量值8'.F10];['漁業生產量值-漁業種類別魚類別生產量值8'.H10];['漁業生產量值-漁業種類別魚類別生產量值8'.J10];['漁業生產量值-漁業種類別魚類別生產量值8'.L10];['漁業生產量值-漁業種類別魚類別生產量值8'.N10];['漁業生產量值-漁業種類別魚類別生產量值8'.P10];['漁業生產量值-漁業種類別魚類別生產量值9'.D10];['漁業生產量值-漁業種類別魚類別生產量值9'.F10];['漁業生產量值-漁業種類別魚類別生產量值9'.H10];['漁業生產量值-漁業種類別魚類別生產量值9'.J10];['漁業生產量值-漁業種類別魚類別生產量值9'.L10];['漁業生產量值-漁業種類別魚類別生產量值9'.N10]))" table:style-name="ce95">
            <text:p>29,591,736<text:s/></text:p>
          </table:table-cell>
          <table:table-cell office:value-type="float" office:value="58928.631320000008" table:formula="of:=  IF(SUM([.O11];[.O19];[.O36];[.O54];[.O58];[.O62])=0;&quot;-&quot;;SUM([.O11];[.O19];[.O36];[.O54];[.O58];[.O62]))" table:style-name="ce37">
            <text:p>58,929<text:s/></text:p>
          </table:table-cell>
          <table:table-cell office:value-type="float" office:value="2480865.6423200001" table:formula="of:=  IF(SUM([.P11];[.P19];[.P36];[.P54];[.P58];[.P62])=0;&quot;-&quot;;SUM([.P11];[.P19];[.P36];[.P54];[.P58];[.P62]))" table:style-name="ce67">
            <text:p>2,480,866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float" office:value="8405.5491999999995" table:formula="of:=  IF(SUM([.C12:.C18])=0;&quot;-&quot;;SUM([.C12:.C18]))" table:style-name="ce44">
            <text:p>8,406<text:s/></text:p>
          </table:table-cell>
          <table:table-cell office:value-type="float" office:value="637029.53075000003" table:formula="of:=  IF(SUM([.D12:.D18])=0;&quot;-&quot;;SUM([.D12:.D18]))" table:style-name="ce44">
            <text:p>637,030<text:s/></text:p>
          </table:table-cell>
          <table:table-cell office:value-type="string" office:string-value="-" table:formula="of:=  IF(SUM([.E12:.E18])=0;&quot;-&quot;;SUM([.E12:.E18]))" table:style-name="ce44">
            <text:p>-</text:p>
          </table:table-cell>
          <table:table-cell office:value-type="string" office:string-value="-" table:formula="of:=  IF(SUM([.F12:.F18])=0;&quot;-&quot;;SUM([.F12:.F18]))" table:style-name="ce44">
            <text:p>-</text:p>
          </table:table-cell>
          <table:table-cell office:value-type="string" office:string-value="-" table:formula="of:=  IF(SUM([.G12:.G18])=0;&quot;-&quot;;SUM([.G12:.G18]))" table:style-name="ce44">
            <text:p>-</text:p>
          </table:table-cell>
          <table:table-cell office:value-type="string" office:string-value="-" table:formula="of:=  IF(SUM([.H12:.H18])=0;&quot;-&quot;;SUM([.H12:.H18]))" table:style-name="ce44">
            <text:p>-</text:p>
          </table:table-cell>
          <table:table-cell office:value-type="string" office:string-value="-" table:formula="of:=  IF(SUM([.I12:.I18])=0;&quot;-&quot;;SUM([.I12:.I18]))" table:style-name="ce44">
            <text:p>-</text:p>
          </table:table-cell>
          <table:table-cell office:value-type="string" office:string-value="-" table:formula="of:=  IF(SUM([.J12:.J18])=0;&quot;-&quot;;SUM([.J12:.J18]))" table:style-name="ce44">
            <text:p>-</text:p>
          </table:table-cell>
          <table:table-cell office:value-type="string" office:string-value="-" table:formula="of:=  IF(SUM([.K12:.K18])=0;&quot;-&quot;;SUM([.K12:.K18]))" table:style-name="ce44">
            <text:p>-</text:p>
          </table:table-cell>
          <table:table-cell office:value-type="string" office:string-value="-" table:formula="of:=  IF(SUM([.L12:.L18])=0;&quot;-&quot;;SUM([.L12:.L18]))" table:style-name="ce52">
            <text:p>-</text:p>
          </table:table-cell>
          <table:table-cell office:value-type="float" office:value="318325.14807999996" table:formula="of:=  IF(SUM([.O11];['漁業生產量值-漁業種類別魚類別生產量值8'.C11];['漁業生產量值-漁業種類別魚類別生產量值8'.E11];['漁業生產量值-漁業種類別魚類別生產量值8'.G11];['漁業生產量值-漁業種類別魚類別生產量值8'.I11];['漁業生產量值-漁業種類別魚類別生產量值8'.K11];['漁業生產量值-漁業種類別魚類別生產量值8'.M11];['漁業生產量值-漁業種類別魚類別生產量值8'.O11];['漁業生產量值-漁業種類別魚類別生產量值9'.C11];['漁業生產量值-漁業種類別魚類別生產量值9'.E11];['漁業生產量值-漁業種類別魚類別生產量值9'.G11];['漁業生產量值-漁業種類別魚類別生產量值9'.I11];['漁業生產量值-漁業種類別魚類別生產量值9'.K11];['漁業生產量值-漁業種類別魚類別生產量值9'.M11])=0;&quot;-&quot;;SUM([.O11];['漁業生產量值-漁業種類別魚類別生產量值8'.C11];['漁業生產量值-漁業種類別魚類別生產量值8'.E11];['漁業生產量值-漁業種類別魚類別生產量值8'.G11];['漁業生產量值-漁業種類別魚類別生產量值8'.I11];['漁業生產量值-漁業種類別魚類別生產量值8'.K11];['漁業生產量值-漁業種類別魚類別生產量值8'.M11];['漁業生產量值-漁業種類別魚類別生產量值8'.O11];['漁業生產量值-漁業種類別魚類別生產量值9'.C11];['漁業生產量值-漁業種類別魚類別生產量值9'.E11];['漁業生產量值-漁業種類別魚類別生產量值9'.G11];['漁業生產量值-漁業種類別魚類別生產量值9'.I11];['漁業生產量值-漁業種類別魚類別生產量值9'.K11];['漁業生產量值-漁業種類別魚類別生產量值9'.M11]))" table:style-name="ce109">
            <text:p>318,325<text:s/></text:p>
          </table:table-cell>
          <table:table-cell office:value-type="float" office:value="25116521.72504" table:formula="of:=  IF(SUM([.P11];['漁業生產量值-漁業種類別魚類別生產量值8'.D11];['漁業生產量值-漁業種類別魚類別生產量值8'.F11];['漁業生產量值-漁業種類別魚類別生產量值8'.H11];['漁業生產量值-漁業種類別魚類別生產量值8'.J11];['漁業生產量值-漁業種類別魚類別生產量值8'.L11];['漁業生產量值-漁業種類別魚類別生產量值8'.N11];['漁業生產量值-漁業種類別魚類別生產量值8'.P11];['漁業生產量值-漁業種類別魚類別生產量值9'.D11];['漁業生產量值-漁業種類別魚類別生產量值9'.F11];['漁業生產量值-漁業種類別魚類別生產量值9'.H11];['漁業生產量值-漁業種類別魚類別生產量值9'.J11];['漁業生產量值-漁業種類別魚類別生產量值9'.L11];['漁業生產量值-漁業種類別魚類別生產量值9'.N11])=0;&quot;-&quot;;SUM([.P11];['漁業生產量值-漁業種類別魚類別生產量值8'.D11];['漁業生產量值-漁業種類別魚類別生產量值8'.F11];['漁業生產量值-漁業種類別魚類別生產量值8'.H11];['漁業生產量值-漁業種類別魚類別生產量值8'.J11];['漁業生產量值-漁業種類別魚類別生產量值8'.L11];['漁業生產量值-漁業種類別魚類別生產量值8'.N11];['漁業生產量值-漁業種類別魚類別生產量值8'.P11];['漁業生產量值-漁業種類別魚類別生產量值9'.D11];['漁業生產量值-漁業種類別魚類別生產量值9'.F11];['漁業生產量值-漁業種類別魚類別生產量值9'.H11];['漁業生產量值-漁業種類別魚類別生產量值9'.J11];['漁業生產量值-漁業種類別魚類別生產量值9'.L11];['漁業生產量值-漁業種類別魚類別生產量值9'.N11]))" table:style-name="ce64">
            <text:p>25,116,522<text:s/></text:p>
          </table:table-cell>
          <table:table-cell office:value-type="string" office:string-value="-" table:formula="of:=  IF(SUM([.O12:.O18])=0;&quot;-&quot;;SUM([.O12:.O18]))" table:style-name="ce44">
            <text:p>-</text:p>
          </table:table-cell>
          <table:table-cell office:value-type="string" office:string-value="-" table:formula="of:=  IF(SUM([.P12:.P18])=0;&quot;-&quot;;SUM([.P12:.P18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12];['漁業生產量值-漁業種類別魚類別生產量值8'.C12];['漁業生產量值-漁業種類別魚類別生產量值8'.E12];['漁業生產量值-漁業種類別魚類別生產量值8'.G12];['漁業生產量值-漁業種類別魚類別生產量值8'.I12];['漁業生產量值-漁業種類別魚類別生產量值8'.K12];['漁業生產量值-漁業種類別魚類別生產量值8'.M12];['漁業生產量值-漁業種類別魚類別生產量值8'.O12];['漁業生產量值-漁業種類別魚類別生產量值9'.C12];['漁業生產量值-漁業種類別魚類別生產量值9'.E12];['漁業生產量值-漁業種類別魚類別生產量值9'.G12];['漁業生產量值-漁業種類別魚類別生產量值9'.I12];['漁業生產量值-漁業種類別魚類別生產量值9'.K12];['漁業生產量值-漁業種類別魚類別生產量值9'.M12])=0;&quot;-&quot;;SUM([.O12];['漁業生產量值-漁業種類別魚類別生產量值8'.C12];['漁業生產量值-漁業種類別魚類別生產量值8'.E12];['漁業生產量值-漁業種類別魚類別生產量值8'.G12];['漁業生產量值-漁業種類別魚類別生產量值8'.I12];['漁業生產量值-漁業種類別魚類別生產量值8'.K12];['漁業生產量值-漁業種類別魚類別生產量值8'.M12];['漁業生產量值-漁業種類別魚類別生產量值8'.O12];['漁業生產量值-漁業種類別魚類別生產量值9'.C12];['漁業生產量值-漁業種類別魚類別生產量值9'.E12];['漁業生產量值-漁業種類別魚類別生產量值9'.G12];['漁業生產量值-漁業種類別魚類別生產量值9'.I12];['漁業生產量值-漁業種類別魚類別生產量值9'.K12];['漁業生產量值-漁業種類別魚類別生產量值9'.M12]))" table:style-name="ce110">
            <text:p>-</text:p>
          </table:table-cell>
          <table:table-cell office:value-type="string" office:string-value="-" table:formula="of:=  IF(SUM([.P12];['漁業生產量值-漁業種類別魚類別生產量值8'.D12];['漁業生產量值-漁業種類別魚類別生產量值8'.F12];['漁業生產量值-漁業種類別魚類別生產量值8'.H12];['漁業生產量值-漁業種類別魚類別生產量值8'.J12];['漁業生產量值-漁業種類別魚類別生產量值8'.L12];['漁業生產量值-漁業種類別魚類別生產量值8'.N12];['漁業生產量值-漁業種類別魚類別生產量值8'.P12];['漁業生產量值-漁業種類別魚類別生產量值9'.D12];['漁業生產量值-漁業種類別魚類別生產量值9'.F12];['漁業生產量值-漁業種類別魚類別生產量值9'.H12];['漁業生產量值-漁業種類別魚類別生產量值9'.J12];['漁業生產量值-漁業種類別魚類別生產量值9'.L12];['漁業生產量值-漁業種類別魚類別生產量值9'.N12])=0;&quot;-&quot;;SUM([.P12];['漁業生產量值-漁業種類別魚類別生產量值8'.D12];['漁業生產量值-漁業種類別魚類別生產量值8'.F12];['漁業生產量值-漁業種類別魚類別生產量值8'.H12];['漁業生產量值-漁業種類別魚類別生產量值8'.J12];['漁業生產量值-漁業種類別魚類別生產量值8'.L12];['漁業生產量值-漁業種類別魚類別生產量值8'.N12];['漁業生產量值-漁業種類別魚類別生產量值8'.P12];['漁業生產量值-漁業種類別魚類別生產量值9'.D12];['漁業生產量值-漁業種類別魚類別生產量值9'.F12];['漁業生產量值-漁業種類別魚類別生產量值9'.H12];['漁業生產量值-漁業種類別魚類別生產量值9'.J12];['漁業生產量值-漁業種類別魚類別生產量值9'.L12];['漁業生產量值-漁業種類別魚類別生產量值9'.N1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13];['漁業生產量值-漁業種類別魚類別生產量值8'.C13];['漁業生產量值-漁業種類別魚類別生產量值8'.E13];['漁業生產量值-漁業種類別魚類別生產量值8'.G13];['漁業生產量值-漁業種類別魚類別生產量值8'.I13];['漁業生產量值-漁業種類別魚類別生產量值8'.K13];['漁業生產量值-漁業種類別魚類別生產量值8'.M13];['漁業生產量值-漁業種類別魚類別生產量值8'.O13];['漁業生產量值-漁業種類別魚類別生產量值9'.C13];['漁業生產量值-漁業種類別魚類別生產量值9'.E13];['漁業生產量值-漁業種類別魚類別生產量值9'.G13];['漁業生產量值-漁業種類別魚類別生產量值9'.I13];['漁業生產量值-漁業種類別魚類別生產量值9'.K13];['漁業生產量值-漁業種類別魚類別生產量值9'.M13])=0;&quot;-&quot;;SUM([.O13];['漁業生產量值-漁業種類別魚類別生產量值8'.C13];['漁業生產量值-漁業種類別魚類別生產量值8'.E13];['漁業生產量值-漁業種類別魚類別生產量值8'.G13];['漁業生產量值-漁業種類別魚類別生產量值8'.I13];['漁業生產量值-漁業種類別魚類別生產量值8'.K13];['漁業生產量值-漁業種類別魚類別生產量值8'.M13];['漁業生產量值-漁業種類別魚類別生產量值8'.O13];['漁業生產量值-漁業種類別魚類別生產量值9'.C13];['漁業生產量值-漁業種類別魚類別生產量值9'.E13];['漁業生產量值-漁業種類別魚類別生產量值9'.G13];['漁業生產量值-漁業種類別魚類別生產量值9'.I13];['漁業生產量值-漁業種類別魚類別生產量值9'.K13];['漁業生產量值-漁業種類別魚類別生產量值9'.M13]))" table:style-name="ce110">
            <text:p>-</text:p>
          </table:table-cell>
          <table:table-cell office:value-type="string" office:string-value="-" table:formula="of:=  IF(SUM([.P13];['漁業生產量值-漁業種類別魚類別生產量值8'.D13];['漁業生產量值-漁業種類別魚類別生產量值8'.F13];['漁業生產量值-漁業種類別魚類別生產量值8'.H13];['漁業生產量值-漁業種類別魚類別生產量值8'.J13];['漁業生產量值-漁業種類別魚類別生產量值8'.L13];['漁業生產量值-漁業種類別魚類別生產量值8'.N13];['漁業生產量值-漁業種類別魚類別生產量值8'.P13];['漁業生產量值-漁業種類別魚類別生產量值9'.D13];['漁業生產量值-漁業種類別魚類別生產量值9'.F13];['漁業生產量值-漁業種類別魚類別生產量值9'.H13];['漁業生產量值-漁業種類別魚類別生產量值9'.J13];['漁業生產量值-漁業種類別魚類別生產量值9'.L13];['漁業生產量值-漁業種類別魚類別生產量值9'.N13])=0;&quot;-&quot;;SUM([.P13];['漁業生產量值-漁業種類別魚類別生產量值8'.D13];['漁業生產量值-漁業種類別魚類別生產量值8'.F13];['漁業生產量值-漁業種類別魚類別生產量值8'.H13];['漁業生產量值-漁業種類別魚類別生產量值8'.J13];['漁業生產量值-漁業種類別魚類別生產量值8'.L13];['漁業生產量值-漁業種類別魚類別生產量值8'.N13];['漁業生產量值-漁業種類別魚類別生產量值8'.P13];['漁業生產量值-漁業種類別魚類別生產量值9'.D13];['漁業生產量值-漁業種類別魚類別生產量值9'.F13];['漁業生產量值-漁業種類別魚類別生產量值9'.H13];['漁業生產量值-漁業種類別魚類別生產量值9'.J13];['漁業生產量值-漁業種類別魚類別生產量值9'.L13];['漁業生產量值-漁業種類別魚類別生產量值9'.N1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185712.27770000001" table:formula="of:=  IF(SUM([.O14];['漁業生產量值-漁業種類別魚類別生產量值8'.C14];['漁業生產量值-漁業種類別魚類別生產量值8'.E14];['漁業生產量值-漁業種類別魚類別生產量值8'.G14];['漁業生產量值-漁業種類別魚類別生產量值8'.I14];['漁業生產量值-漁業種類別魚類別生產量值8'.K14];['漁業生產量值-漁業種類別魚類別生產量值8'.M14];['漁業生產量值-漁業種類別魚類別生產量值8'.O14];['漁業生產量值-漁業種類別魚類別生產量值9'.C14];['漁業生產量值-漁業種類別魚類別生產量值9'.E14];['漁業生產量值-漁業種類別魚類別生產量值9'.G14];['漁業生產量值-漁業種類別魚類別生產量值9'.I14];['漁業生產量值-漁業種類別魚類別生產量值9'.K14];['漁業生產量值-漁業種類別魚類別生產量值9'.M14])=0;&quot;-&quot;;SUM([.O14];['漁業生產量值-漁業種類別魚類別生產量值8'.C14];['漁業生產量值-漁業種類別魚類別生產量值8'.E14];['漁業生產量值-漁業種類別魚類別生產量值8'.G14];['漁業生產量值-漁業種類別魚類別生產量值8'.I14];['漁業生產量值-漁業種類別魚類別生產量值8'.K14];['漁業生產量值-漁業種類別魚類別生產量值8'.M14];['漁業生產量值-漁業種類別魚類別生產量值8'.O14];['漁業生產量值-漁業種類別魚類別生產量值9'.C14];['漁業生產量值-漁業種類別魚類別生產量值9'.E14];['漁業生產量值-漁業種類別魚類別生產量值9'.G14];['漁業生產量值-漁業種類別魚類別生產量值9'.I14];['漁業生產量值-漁業種類別魚類別生產量值9'.K14];['漁業生產量值-漁業種類別魚類別生產量值9'.M14]))" table:style-name="ce110">
            <text:p>185,712<text:s/></text:p>
          </table:table-cell>
          <table:table-cell office:value-type="float" office:value="6276417.1152100004" table:formula="of:=  IF(SUM([.P14];['漁業生產量值-漁業種類別魚類別生產量值8'.D14];['漁業生產量值-漁業種類別魚類別生產量值8'.F14];['漁業生產量值-漁業種類別魚類別生產量值8'.H14];['漁業生產量值-漁業種類別魚類別生產量值8'.J14];['漁業生產量值-漁業種類別魚類別生產量值8'.L14];['漁業生產量值-漁業種類別魚類別生產量值8'.N14];['漁業生產量值-漁業種類別魚類別生產量值8'.P14];['漁業生產量值-漁業種類別魚類別生產量值9'.D14];['漁業生產量值-漁業種類別魚類別生產量值9'.F14];['漁業生產量值-漁業種類別魚類別生產量值9'.H14];['漁業生產量值-漁業種類別魚類別生產量值9'.J14];['漁業生產量值-漁業種類別魚類別生產量值9'.L14];['漁業生產量值-漁業種類別魚類別生產量值9'.N14])=0;&quot;-&quot;;SUM([.P14];['漁業生產量值-漁業種類別魚類別生產量值8'.D14];['漁業生產量值-漁業種類別魚類別生產量值8'.F14];['漁業生產量值-漁業種類別魚類別生產量值8'.H14];['漁業生產量值-漁業種類別魚類別生產量值8'.J14];['漁業生產量值-漁業種類別魚類別生產量值8'.L14];['漁業生產量值-漁業種類別魚類別生產量值8'.N14];['漁業生產量值-漁業種類別魚類別生產量值8'.P14];['漁業生產量值-漁業種類別魚類別生產量值9'.D14];['漁業生產量值-漁業種類別魚類別生產量值9'.F14];['漁業生產量值-漁業種類別魚類別生產量值9'.H14];['漁業生產量值-漁業種類別魚類別生產量值9'.J14];['漁業生產量值-漁業種類別魚類別生產量值9'.L14];['漁業生產量值-漁業種類別魚類別生產量值9'.N14]))" table:style-name="ce37">
            <text:p>6,276,417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15];['漁業生產量值-漁業種類別魚類別生產量值8'.C15];['漁業生產量值-漁業種類別魚類別生產量值8'.E15];['漁業生產量值-漁業種類別魚類別生產量值8'.G15];['漁業生產量值-漁業種類別魚類別生產量值8'.I15];['漁業生產量值-漁業種類別魚類別生產量值8'.K15];['漁業生產量值-漁業種類別魚類別生產量值8'.M15];['漁業生產量值-漁業種類別魚類別生產量值8'.O15];['漁業生產量值-漁業種類別魚類別生產量值9'.C15];['漁業生產量值-漁業種類別魚類別生產量值9'.E15];['漁業生產量值-漁業種類別魚類別生產量值9'.G15];['漁業生產量值-漁業種類別魚類別生產量值9'.I15];['漁業生產量值-漁業種類別魚類別生產量值9'.K15];['漁業生產量值-漁業種類別魚類別生產量值9'.M15])=0;&quot;-&quot;;SUM([.O15];['漁業生產量值-漁業種類別魚類別生產量值8'.C15];['漁業生產量值-漁業種類別魚類別生產量值8'.E15];['漁業生產量值-漁業種類別魚類別生產量值8'.G15];['漁業生產量值-漁業種類別魚類別生產量值8'.I15];['漁業生產量值-漁業種類別魚類別生產量值8'.K15];['漁業生產量值-漁業種類別魚類別生產量值8'.M15];['漁業生產量值-漁業種類別魚類別生產量值8'.O15];['漁業生產量值-漁業種類別魚類別生產量值9'.C15];['漁業生產量值-漁業種類別魚類別生產量值9'.E15];['漁業生產量值-漁業種類別魚類別生產量值9'.G15];['漁業生產量值-漁業種類別魚類別生產量值9'.I15];['漁業生產量值-漁業種類別魚類別生產量值9'.K15];['漁業生產量值-漁業種類別魚類別生產量值9'.M15]))" table:style-name="ce110">
            <text:p>-</text:p>
          </table:table-cell>
          <table:table-cell office:value-type="string" office:string-value="-" table:formula="of:=  IF(SUM([.P15];['漁業生產量值-漁業種類別魚類別生產量值8'.D15];['漁業生產量值-漁業種類別魚類別生產量值8'.F15];['漁業生產量值-漁業種類別魚類別生產量值8'.H15];['漁業生產量值-漁業種類別魚類別生產量值8'.J15];['漁業生產量值-漁業種類別魚類別生產量值8'.L15];['漁業生產量值-漁業種類別魚類別生產量值8'.N15];['漁業生產量值-漁業種類別魚類別生產量值8'.P15];['漁業生產量值-漁業種類別魚類別生產量值9'.D15];['漁業生產量值-漁業種類別魚類別生產量值9'.F15];['漁業生產量值-漁業種類別魚類別生產量值9'.H15];['漁業生產量值-漁業種類別魚類別生產量值9'.J15];['漁業生產量值-漁業種類別魚類別生產量值9'.L15];['漁業生產量值-漁業種類別魚類別生產量值9'.N15])=0;&quot;-&quot;;SUM([.P15];['漁業生產量值-漁業種類別魚類別生產量值8'.D15];['漁業生產量值-漁業種類別魚類別生產量值8'.F15];['漁業生產量值-漁業種類別魚類別生產量值8'.H15];['漁業生產量值-漁業種類別魚類別生產量值8'.J15];['漁業生產量值-漁業種類別魚類別生產量值8'.L15];['漁業生產量值-漁業種類別魚類別生產量值8'.N15];['漁業生產量值-漁業種類別魚類別生產量值8'.P15];['漁業生產量值-漁業種類別魚類別生產量值9'.D15];['漁業生產量值-漁業種類別魚類別生產量值9'.F15];['漁業生產量值-漁業種類別魚類別生產量值9'.H15];['漁業生產量值-漁業種類別魚類別生產量值9'.J15];['漁業生產量值-漁業種類別魚類別生產量值9'.L15];['漁業生產量值-漁業種類別魚類別生產量值9'.N1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float" office:value="8405.5491999999995" table:style-name="ce47">
            <text:p>8,406<text:s/></text:p>
          </table:table-cell>
          <table:table-cell office:value-type="float" office:value="637029.53075000003" table:style-name="ce47">
            <text:p>637,03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132612.87038000001" table:formula="of:=  IF(SUM([.O16];['漁業生產量值-漁業種類別魚類別生產量值8'.C16];['漁業生產量值-漁業種類別魚類別生產量值8'.E16];['漁業生產量值-漁業種類別魚類別生產量值8'.G16];['漁業生產量值-漁業種類別魚類別生產量值8'.I16];['漁業生產量值-漁業種類別魚類別生產量值8'.K16];['漁業生產量值-漁業種類別魚類別生產量值8'.M16];['漁業生產量值-漁業種類別魚類別生產量值8'.O16];['漁業生產量值-漁業種類別魚類別生產量值9'.C16];['漁業生產量值-漁業種類別魚類別生產量值9'.E16];['漁業生產量值-漁業種類別魚類別生產量值9'.G16];['漁業生產量值-漁業種類別魚類別生產量值9'.I16];['漁業生產量值-漁業種類別魚類別生產量值9'.K16];['漁業生產量值-漁業種類別魚類別生產量值9'.M16])=0;&quot;-&quot;;SUM([.O16];['漁業生產量值-漁業種類別魚類別生產量值8'.C16];['漁業生產量值-漁業種類別魚類別生產量值8'.E16];['漁業生產量值-漁業種類別魚類別生產量值8'.G16];['漁業生產量值-漁業種類別魚類別生產量值8'.I16];['漁業生產量值-漁業種類別魚類別生產量值8'.K16];['漁業生產量值-漁業種類別魚類別生產量值8'.M16];['漁業生產量值-漁業種類別魚類別生產量值8'.O16];['漁業生產量值-漁業種類別魚類別生產量值9'.C16];['漁業生產量值-漁業種類別魚類別生產量值9'.E16];['漁業生產量值-漁業種類別魚類別生產量值9'.G16];['漁業生產量值-漁業種類別魚類別生產量值9'.I16];['漁業生產量值-漁業種類別魚類別生產量值9'.K16];['漁業生產量值-漁業種類別魚類別生產量值9'.M16]))" table:style-name="ce110">
            <text:p>132,613<text:s/></text:p>
          </table:table-cell>
          <table:table-cell office:value-type="float" office:value="18840104.609830003" table:formula="of:=  IF(SUM([.P16];['漁業生產量值-漁業種類別魚類別生產量值8'.D16];['漁業生產量值-漁業種類別魚類別生產量值8'.F16];['漁業生產量值-漁業種類別魚類別生產量值8'.H16];['漁業生產量值-漁業種類別魚類別生產量值8'.J16];['漁業生產量值-漁業種類別魚類別生產量值8'.L16];['漁業生產量值-漁業種類別魚類別生產量值8'.N16];['漁業生產量值-漁業種類別魚類別生產量值8'.P16];['漁業生產量值-漁業種類別魚類別生產量值9'.D16];['漁業生產量值-漁業種類別魚類別生產量值9'.F16];['漁業生產量值-漁業種類別魚類別生產量值9'.H16];['漁業生產量值-漁業種類別魚類別生產量值9'.J16];['漁業生產量值-漁業種類別魚類別生產量值9'.L16];['漁業生產量值-漁業種類別魚類別生產量值9'.N16])=0;&quot;-&quot;;SUM([.P16];['漁業生產量值-漁業種類別魚類別生產量值8'.D16];['漁業生產量值-漁業種類別魚類別生產量值8'.F16];['漁業生產量值-漁業種類別魚類別生產量值8'.H16];['漁業生產量值-漁業種類別魚類別生產量值8'.J16];['漁業生產量值-漁業種類別魚類別生產量值8'.L16];['漁業生產量值-漁業種類別魚類別生產量值8'.N16];['漁業生產量值-漁業種類別魚類別生產量值8'.P16];['漁業生產量值-漁業種類別魚類別生產量值9'.D16];['漁業生產量值-漁業種類別魚類別生產量值9'.F16];['漁業生產量值-漁業種類別魚類別生產量值9'.H16];['漁業生產量值-漁業種類別魚類別生產量值9'.J16];['漁業生產量值-漁業種類別魚類別生產量值9'.L16];['漁業生產量值-漁業種類別魚類別生產量值9'.N16]))" table:style-name="ce37">
            <text:p>18,840,105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17];['漁業生產量值-漁業種類別魚類別生產量值8'.C17];['漁業生產量值-漁業種類別魚類別生產量值8'.E17];['漁業生產量值-漁業種類別魚類別生產量值8'.G17];['漁業生產量值-漁業種類別魚類別生產量值8'.I17];['漁業生產量值-漁業種類別魚類別生產量值8'.K17];['漁業生產量值-漁業種類別魚類別生產量值8'.M17];['漁業生產量值-漁業種類別魚類別生產量值8'.O17];['漁業生產量值-漁業種類別魚類別生產量值9'.C17];['漁業生產量值-漁業種類別魚類別生產量值9'.E17];['漁業生產量值-漁業種類別魚類別生產量值9'.G17];['漁業生產量值-漁業種類別魚類別生產量值9'.I17];['漁業生產量值-漁業種類別魚類別生產量值9'.K17];['漁業生產量值-漁業種類別魚類別生產量值9'.M17])=0;&quot;-&quot;;SUM([.O17];['漁業生產量值-漁業種類別魚類別生產量值8'.C17];['漁業生產量值-漁業種類別魚類別生產量值8'.E17];['漁業生產量值-漁業種類別魚類別生產量值8'.G17];['漁業生產量值-漁業種類別魚類別生產量值8'.I17];['漁業生產量值-漁業種類別魚類別生產量值8'.K17];['漁業生產量值-漁業種類別魚類別生產量值8'.M17];['漁業生產量值-漁業種類別魚類別生產量值8'.O17];['漁業生產量值-漁業種類別魚類別生產量值9'.C17];['漁業生產量值-漁業種類別魚類別生產量值9'.E17];['漁業生產量值-漁業種類別魚類別生產量值9'.G17];['漁業生產量值-漁業種類別魚類別生產量值9'.I17];['漁業生產量值-漁業種類別魚類別生產量值9'.K17];['漁業生產量值-漁業種類別魚類別生產量值9'.M17]))" table:style-name="ce110">
            <text:p>-</text:p>
          </table:table-cell>
          <table:table-cell office:value-type="string" office:string-value="-" table:formula="of:=  IF(SUM([.P17];['漁業生產量值-漁業種類別魚類別生產量值8'.D17];['漁業生產量值-漁業種類別魚類別生產量值8'.F17];['漁業生產量值-漁業種類別魚類別生產量值8'.H17];['漁業生產量值-漁業種類別魚類別生產量值8'.J17];['漁業生產量值-漁業種類別魚類別生產量值8'.L17];['漁業生產量值-漁業種類別魚類別生產量值8'.N17];['漁業生產量值-漁業種類別魚類別生產量值8'.P17];['漁業生產量值-漁業種類別魚類別生產量值9'.D17];['漁業生產量值-漁業種類別魚類別生產量值9'.F17];['漁業生產量值-漁業種類別魚類別生產量值9'.H17];['漁業生產量值-漁業種類別魚類別生產量值9'.J17];['漁業生產量值-漁業種類別魚類別生產量值9'.L17];['漁業生產量值-漁業種類別魚類別生產量值9'.N17])=0;&quot;-&quot;;SUM([.P17];['漁業生產量值-漁業種類別魚類別生產量值8'.D17];['漁業生產量值-漁業種類別魚類別生產量值8'.F17];['漁業生產量值-漁業種類別魚類別生產量值8'.H17];['漁業生產量值-漁業種類別魚類別生產量值8'.J17];['漁業生產量值-漁業種類別魚類別生產量值8'.L17];['漁業生產量值-漁業種類別魚類別生產量值8'.N17];['漁業生產量值-漁業種類別魚類別生產量值8'.P17];['漁業生產量值-漁業種類別魚類別生產量值9'.D17];['漁業生產量值-漁業種類別魚類別生產量值9'.F17];['漁業生產量值-漁業種類別魚類別生產量值9'.H17];['漁業生產量值-漁業種類別魚類別生產量值9'.J17];['漁業生產量值-漁業種類別魚類別生產量值9'.L17];['漁業生產量值-漁業種類別魚類別生產量值9'.N1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O18];['漁業生產量值-漁業種類別魚類別生產量值8'.C18];['漁業生產量值-漁業種類別魚類別生產量值8'.E18];['漁業生產量值-漁業種類別魚類別生產量值8'.G18];['漁業生產量值-漁業種類別魚類別生產量值8'.I18];['漁業生產量值-漁業種類別魚類別生產量值8'.K18];['漁業生產量值-漁業種類別魚類別生產量值8'.M18];['漁業生產量值-漁業種類別魚類別生產量值8'.O18];['漁業生產量值-漁業種類別魚類別生產量值9'.C18];['漁業生產量值-漁業種類別魚類別生產量值9'.E18];['漁業生產量值-漁業種類別魚類別生產量值9'.G18];['漁業生產量值-漁業種類別魚類別生產量值9'.I18];['漁業生產量值-漁業種類別魚類別生產量值9'.K18];['漁業生產量值-漁業種類別魚類別生產量值9'.M18])=0;&quot;-&quot;;SUM([.O18];['漁業生產量值-漁業種類別魚類別生產量值8'.C18];['漁業生產量值-漁業種類別魚類別生產量值8'.E18];['漁業生產量值-漁業種類別魚類別生產量值8'.G18];['漁業生產量值-漁業種類別魚類別生產量值8'.I18];['漁業生產量值-漁業種類別魚類別生產量值8'.K18];['漁業生產量值-漁業種類別魚類別生產量值8'.M18];['漁業生產量值-漁業種類別魚類別生產量值8'.O18];['漁業生產量值-漁業種類別魚類別生產量值9'.C18];['漁業生產量值-漁業種類別魚類別生產量值9'.E18];['漁業生產量值-漁業種類別魚類別生產量值9'.G18];['漁業生產量值-漁業種類別魚類別生產量值9'.I18];['漁業生產量值-漁業種類別魚類別生產量值9'.K18];['漁業生產量值-漁業種類別魚類別生產量值9'.M18]))" table:style-name="ce111">
            <text:p>-</text:p>
          </table:table-cell>
          <table:table-cell office:value-type="string" office:string-value="-" table:formula="of:=  IF(SUM([.P18];['漁業生產量值-漁業種類別魚類別生產量值8'.D18];['漁業生產量值-漁業種類別魚類別生產量值8'.F18];['漁業生產量值-漁業種類別魚類別生產量值8'.H18];['漁業生產量值-漁業種類別魚類別生產量值8'.J18];['漁業生產量值-漁業種類別魚類別生產量值8'.L18];['漁業生產量值-漁業種類別魚類別生產量值8'.N18];['漁業生產量值-漁業種類別魚類別生產量值8'.P18];['漁業生產量值-漁業種類別魚類別生產量值9'.D18];['漁業生產量值-漁業種類別魚類別生產量值9'.F18];['漁業生產量值-漁業種類別魚類別生產量值9'.H18];['漁業生產量值-漁業種類別魚類別生產量值9'.J18];['漁業生產量值-漁業種類別魚類別生產量值9'.L18];['漁業生產量值-漁業種類別魚類別生產量值9'.N18])=0;&quot;-&quot;;SUM([.P18];['漁業生產量值-漁業種類別魚類別生產量值8'.D18];['漁業生產量值-漁業種類別魚類別生產量值8'.F18];['漁業生產量值-漁業種類別魚類別生產量值8'.H18];['漁業生產量值-漁業種類別魚類別生產量值8'.J18];['漁業生產量值-漁業種類別魚類別生產量值8'.L18];['漁業生產量值-漁業種類別魚類別生產量值8'.N18];['漁業生產量值-漁業種類別魚類別生產量值8'.P18];['漁業生產量值-漁業種類別魚類別生產量值9'.D18];['漁業生產量值-漁業種類別魚類別生產量值9'.F18];['漁業生產量值-漁業種類別魚類別生產量值9'.H18];['漁業生產量值-漁業種類別魚類別生產量值9'.J18];['漁業生產量值-漁業種類別魚類別生產量值9'.L18];['漁業生產量值-漁業種類別魚類別生產量值9'.N18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float" office:value="4288.8887000000004" table:formula="of:=  IF(SUM([.C20:.C35])=0;&quot;-&quot;;SUM([.C20:.C35]))" table:style-name="ce44">
            <text:p>4,289<text:s/></text:p>
          </table:table-cell>
          <table:table-cell office:value-type="float" office:value="359625.38360000006" table:formula="of:=  IF(SUM([.D20:.D35])=0;&quot;-&quot;;SUM([.D20:.D35]))" table:style-name="ce44">
            <text:p>359,625<text:s/></text:p>
          </table:table-cell>
          <table:table-cell office:value-type="float" office:value="16.5" table:formula="of:=  IF(SUM([.E20:.E35])=0;&quot;-&quot;;SUM([.E20:.E35]))" table:style-name="ce44">
            <text:p>17<text:s/></text:p>
          </table:table-cell>
          <table:table-cell office:value-type="float" office:value="1650" table:formula="of:=  IF(SUM([.F20:.F35])=0;&quot;-&quot;;SUM([.F20:.F35]))" table:style-name="ce44">
            <text:p>1,650<text:s/></text:p>
          </table:table-cell>
          <table:table-cell office:value-type="float" office:value="1141.5064" table:formula="of:=  IF(SUM([.G20:.G35])=0;&quot;-&quot;;SUM([.G20:.G35]))" table:style-name="ce44">
            <text:p>1,142<text:s/></text:p>
          </table:table-cell>
          <table:table-cell office:value-type="float" office:value="9481.0998799999998" table:formula="of:=  IF(SUM([.H20:.H35])=0;&quot;-&quot;;SUM([.H20:.H35]))" table:style-name="ce44">
            <text:p>9,481<text:s/></text:p>
          </table:table-cell>
          <table:table-cell office:value-type="string" office:string-value="-" table:formula="of:=  IF(SUM([.I20:.I35])=0;&quot;-&quot;;SUM([.I20:.I35]))" table:style-name="ce44">
            <text:p>-</text:p>
          </table:table-cell>
          <table:table-cell office:value-type="string" office:string-value="-" table:formula="of:=  IF(SUM([.J20:.J35])=0;&quot;-&quot;;SUM([.J20:.J35]))" table:style-name="ce44">
            <text:p>-</text:p>
          </table:table-cell>
          <table:table-cell office:value-type="string" office:string-value="-" table:formula="of:=  IF(SUM([.K20:.K35])=0;&quot;-&quot;;SUM([.K20:.K35]))" table:style-name="ce44">
            <text:p>-</text:p>
          </table:table-cell>
          <table:table-cell office:value-type="string" office:string-value="-" table:formula="of:=  IF(SUM([.L20:.L35])=0;&quot;-&quot;;SUM([.L20:.L35]))" table:style-name="ce52">
            <text:p>-</text:p>
          </table:table-cell>
          <table:table-cell office:value-type="float" office:value="74930.193880000006" table:formula="of:=  IF(SUM([.O19];['漁業生產量值-漁業種類別魚類別生產量值8'.C19];['漁業生產量值-漁業種類別魚類別生產量值8'.E19];['漁業生產量值-漁業種類別魚類別生產量值8'.G19];['漁業生產量值-漁業種類別魚類別生產量值8'.I19];['漁業生產量值-漁業種類別魚類別生產量值8'.K19];['漁業生產量值-漁業種類別魚類別生產量值8'.M19];['漁業生產量值-漁業種類別魚類別生產量值8'.O19];['漁業生產量值-漁業種類別魚類別生產量值9'.C19];['漁業生產量值-漁業種類別魚類別生產量值9'.E19];['漁業生產量值-漁業種類別魚類別生產量值9'.G19];['漁業生產量值-漁業種類別魚類別生產量值9'.I19];['漁業生產量值-漁業種類別魚類別生產量值9'.K19];['漁業生產量值-漁業種類別魚類別生產量值9'.M19])=0;&quot;-&quot;;SUM([.O19];['漁業生產量值-漁業種類別魚類別生產量值8'.C19];['漁業生產量值-漁業種類別魚類別生產量值8'.E19];['漁業生產量值-漁業種類別魚類別生產量值8'.G19];['漁業生產量值-漁業種類別魚類別生產量值8'.I19];['漁業生產量值-漁業種類別魚類別生產量值8'.K19];['漁業生產量值-漁業種類別魚類別生產量值8'.M19];['漁業生產量值-漁業種類別魚類別生產量值8'.O19];['漁業生產量值-漁業種類別魚類別生產量值9'.C19];['漁業生產量值-漁業種類別魚類別生產量值9'.E19];['漁業生產量值-漁業種類別魚類別生產量值9'.G19];['漁業生產量值-漁業種類別魚類別生產量值9'.I19];['漁業生產量值-漁業種類別魚類別生產量值9'.K19];['漁業生產量值-漁業種類別魚類別生產量值9'.M19]))" table:style-name="ce109">
            <text:p>74,930<text:s/></text:p>
          </table:table-cell>
          <table:table-cell office:value-type="float" office:value="4080825.9807699998" table:formula="of:=  IF(SUM([.P19];['漁業生產量值-漁業種類別魚類別生產量值8'.D19];['漁業生產量值-漁業種類別魚類別生產量值8'.F19];['漁業生產量值-漁業種類別魚類別生產量值8'.H19];['漁業生產量值-漁業種類別魚類別生產量值8'.J19];['漁業生產量值-漁業種類別魚類別生產量值8'.L19];['漁業生產量值-漁業種類別魚類別生產量值8'.N19];['漁業生產量值-漁業種類別魚類別生產量值8'.P19];['漁業生產量值-漁業種類別魚類別生產量值9'.D19];['漁業生產量值-漁業種類別魚類別生產量值9'.F19];['漁業生產量值-漁業種類別魚類別生產量值9'.H19];['漁業生產量值-漁業種類別魚類別生產量值9'.J19];['漁業生產量值-漁業種類別魚類別生產量值9'.L19];['漁業生產量值-漁業種類別魚類別生產量值9'.N19])=0;&quot;-&quot;;SUM([.P19];['漁業生產量值-漁業種類別魚類別生產量值8'.D19];['漁業生產量值-漁業種類別魚類別生產量值8'.F19];['漁業生產量值-漁業種類別魚類別生產量值8'.H19];['漁業生產量值-漁業種類別魚類別生產量值8'.J19];['漁業生產量值-漁業種類別魚類別生產量值8'.L19];['漁業生產量值-漁業種類別魚類別生產量值8'.N19];['漁業生產量值-漁業種類別魚類別生產量值8'.P19];['漁業生產量值-漁業種類別魚類別生產量值9'.D19];['漁業生產量值-漁業種類別魚類別生產量值9'.F19];['漁業生產量值-漁業種類別魚類別生產量值9'.H19];['漁業生產量值-漁業種類別魚類別生產量值9'.J19];['漁業生產量值-漁業種類別魚類別生產量值9'.L19];['漁業生產量值-漁業種類別魚類別生產量值9'.N19]))" table:style-name="ce64">
            <text:p>4,080,826<text:s/></text:p>
          </table:table-cell>
          <table:table-cell office:value-type="float" office:value="58463.382300000005" table:formula="of:=  IF(SUM([.O20:.O35])=0;&quot;-&quot;;SUM([.O20:.O35]))" table:style-name="ce44">
            <text:p>58,463<text:s/></text:p>
          </table:table-cell>
          <table:table-cell office:value-type="float" office:value="2451789.2679699999" table:formula="of:=  IF(SUM([.P20:.P35])=0;&quot;-&quot;;SUM([.P20:.P35]))" table:style-name="ce45">
            <text:p>2,451,78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float" office:value="2.48088" table:style-name="ce51">
            <text:p>2<text:s/></text:p>
          </table:table-cell>
          <table:table-cell office:value-type="float" office:value="140.91394" table:style-name="ce51">
            <text:p>141<text:s/>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9">
            <text:p>-</text:p>
          </table:table-cell>
          <table:table-cell office:value-type="string" office:string-value="-" table:formula="of:=  IF(SUM([.O20];['漁業生產量值-漁業種類別魚類別生產量值8'.C20];['漁業生產量值-漁業種類別魚類別生產量值8'.E20];['漁業生產量值-漁業種類別魚類別生產量值8'.G20];['漁業生產量值-漁業種類別魚類別生產量值8'.I20];['漁業生產量值-漁業種類別魚類別生產量值8'.K20];['漁業生產量值-漁業種類別魚類別生產量值8'.M20];['漁業生產量值-漁業種類別魚類別生產量值8'.O20];['漁業生產量值-漁業種類別魚類別生產量值9'.C20];['漁業生產量值-漁業種類別魚類別生產量值9'.E20];['漁業生產量值-漁業種類別魚類別生產量值9'.G20];['漁業生產量值-漁業種類別魚類別生產量值9'.I20];['漁業生產量值-漁業種類別魚類別生產量值9'.K20];['漁業生產量值-漁業種類別魚類別生產量值9'.M20])=0;&quot;-&quot;;SUM([.O20];['漁業生產量值-漁業種類別魚類別生產量值8'.C20];['漁業生產量值-漁業種類別魚類別生產量值8'.E20];['漁業生產量值-漁業種類別魚類別生產量值8'.G20];['漁業生產量值-漁業種類別魚類別生產量值8'.I20];['漁業生產量值-漁業種類別魚類別生產量值8'.K20];['漁業生產量值-漁業種類別魚類別生產量值8'.M20];['漁業生產量值-漁業種類別魚類別生產量值8'.O20];['漁業生產量值-漁業種類別魚類別生產量值9'.C20];['漁業生產量值-漁業種類別魚類別生產量值9'.E20];['漁業生產量值-漁業種類別魚類別生產量值9'.G20];['漁業生產量值-漁業種類別魚類別生產量值9'.I20];['漁業生產量值-漁業種類別魚類別生產量值9'.K20];['漁業生產量值-漁業種類別魚類別生產量值9'.M20]))" table:style-name="ce110">
            <text:p>-</text:p>
          </table:table-cell>
          <table:table-cell office:value-type="string" office:string-value="-" table:formula="of:=  IF(SUM([.P20];['漁業生產量值-漁業種類別魚類別生產量值8'.D20];['漁業生產量值-漁業種類別魚類別生產量值8'.F20];['漁業生產量值-漁業種類別魚類別生產量值8'.H20];['漁業生產量值-漁業種類別魚類別生產量值8'.J20];['漁業生產量值-漁業種類別魚類別生產量值8'.L20];['漁業生產量值-漁業種類別魚類別生產量值8'.N20];['漁業生產量值-漁業種類別魚類別生產量值8'.P20];['漁業生產量值-漁業種類別魚類別生產量值9'.D20];['漁業生產量值-漁業種類別魚類別生產量值9'.F20];['漁業生產量值-漁業種類別魚類別生產量值9'.H20];['漁業生產量值-漁業種類別魚類別生產量值9'.J20];['漁業生產量值-漁業種類別魚類別生產量值9'.L20];['漁業生產量值-漁業種類別魚類別生產量值9'.N20])=0;&quot;-&quot;;SUM([.P20];['漁業生產量值-漁業種類別魚類別生產量值8'.D20];['漁業生產量值-漁業種類別魚類別生產量值8'.F20];['漁業生產量值-漁業種類別魚類別生產量值8'.H20];['漁業生產量值-漁業種類別魚類別生產量值8'.J20];['漁業生產量值-漁業種類別魚類別生產量值8'.L20];['漁業生產量值-漁業種類別魚類別生產量值8'.N20];['漁業生產量值-漁業種類別魚類別生產量值8'.P20];['漁業生產量值-漁業種類別魚類別生產量值9'.D20];['漁業生產量值-漁業種類別魚類別生產量值9'.F20];['漁業生產量值-漁業種類別魚類別生產量值9'.H20];['漁業生產量值-漁業種類別魚類別生產量值9'.J20];['漁業生產量值-漁業種類別魚類別生產量值9'.L20];['漁業生產量值-漁業種類別魚類別生產量值9'.N20]))" table:style-name="ce37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7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21];['漁業生產量值-漁業種類別魚類別生產量值8'.C21];['漁業生產量值-漁業種類別魚類別生產量值8'.E21];['漁業生產量值-漁業種類別魚類別生產量值8'.G21];['漁業生產量值-漁業種類別魚類別生產量值8'.I21];['漁業生產量值-漁業種類別魚類別生產量值8'.K21];['漁業生產量值-漁業種類別魚類別生產量值8'.M21];['漁業生產量值-漁業種類別魚類別生產量值8'.O21];['漁業生產量值-漁業種類別魚類別生產量值9'.C21];['漁業生產量值-漁業種類別魚類別生產量值9'.E21];['漁業生產量值-漁業種類別魚類別生產量值9'.G21];['漁業生產量值-漁業種類別魚類別生產量值9'.I21];['漁業生產量值-漁業種類別魚類別生產量值9'.K21];['漁業生產量值-漁業種類別魚類別生產量值9'.M21])=0;&quot;-&quot;;SUM([.O21];['漁業生產量值-漁業種類別魚類別生產量值8'.C21];['漁業生產量值-漁業種類別魚類別生產量值8'.E21];['漁業生產量值-漁業種類別魚類別生產量值8'.G21];['漁業生產量值-漁業種類別魚類別生產量值8'.I21];['漁業生產量值-漁業種類別魚類別生產量值8'.K21];['漁業生產量值-漁業種類別魚類別生產量值8'.M21];['漁業生產量值-漁業種類別魚類別生產量值8'.O21];['漁業生產量值-漁業種類別魚類別生產量值9'.C21];['漁業生產量值-漁業種類別魚類別生產量值9'.E21];['漁業生產量值-漁業種類別魚類別生產量值9'.G21];['漁業生產量值-漁業種類別魚類別生產量值9'.I21];['漁業生產量值-漁業種類別魚類別生產量值9'.K21];['漁業生產量值-漁業種類別魚類別生產量值9'.M21]))" table:style-name="ce110">
            <text:p>-</text:p>
          </table:table-cell>
          <table:table-cell office:value-type="string" office:string-value="-" table:formula="of:=  IF(SUM([.P21];['漁業生產量值-漁業種類別魚類別生產量值8'.D21];['漁業生產量值-漁業種類別魚類別生產量值8'.F21];['漁業生產量值-漁業種類別魚類別生產量值8'.H21];['漁業生產量值-漁業種類別魚類別生產量值8'.J21];['漁業生產量值-漁業種類別魚類別生產量值8'.L21];['漁業生產量值-漁業種類別魚類別生產量值8'.N21];['漁業生產量值-漁業種類別魚類別生產量值8'.P21];['漁業生產量值-漁業種類別魚類別生產量值9'.D21];['漁業生產量值-漁業種類別魚類別生產量值9'.F21];['漁業生產量值-漁業種類別魚類別生產量值9'.H21];['漁業生產量值-漁業種類別魚類別生產量值9'.J21];['漁業生產量值-漁業種類別魚類別生產量值9'.L21];['漁業生產量值-漁業種類別魚類別生產量值9'.N21])=0;&quot;-&quot;;SUM([.P21];['漁業生產量值-漁業種類別魚類別生產量值8'.D21];['漁業生產量值-漁業種類別魚類別生產量值8'.F21];['漁業生產量值-漁業種類別魚類別生產量值8'.H21];['漁業生產量值-漁業種類別魚類別生產量值8'.J21];['漁業生產量值-漁業種類別魚類別生產量值8'.L21];['漁業生產量值-漁業種類別魚類別生產量值8'.N21];['漁業生產量值-漁業種類別魚類別生產量值8'.P21];['漁業生產量值-漁業種類別魚類別生產量值9'.D21];['漁業生產量值-漁業種類別魚類別生產量值9'.F21];['漁業生產量值-漁業種類別魚類別生產量值9'.H21];['漁業生產量值-漁業種類別魚類別生產量值9'.J21];['漁業生產量值-漁業種類別魚類別生產量值9'.L21];['漁業生產量值-漁業種類別魚類別生產量值9'.N2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4" table:style-name="ce47">
            <text:p>14<text:s/></text:p>
          </table:table-cell>
          <table:table-cell office:value-type="float" office:value="1400" table:style-name="ce47">
            <text:p>1,400<text:s/></text:p>
          </table:table-cell>
          <table:table-cell office:value-type="float" office:value="108.6" table:style-name="ce47">
            <text:p>109<text:s/></text:p>
          </table:table-cell>
          <table:table-cell office:value-type="float" office:value="814.5" table:style-name="ce47">
            <text:p>81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671.52200000000005" table:formula="of:=  IF(SUM([.O22];['漁業生產量值-漁業種類別魚類別生產量值8'.C22];['漁業生產量值-漁業種類別魚類別生產量值8'.E22];['漁業生產量值-漁業種類別魚類別生產量值8'.G22];['漁業生產量值-漁業種類別魚類別生產量值8'.I22];['漁業生產量值-漁業種類別魚類別生產量值8'.K22];['漁業生產量值-漁業種類別魚類別生產量值8'.M22];['漁業生產量值-漁業種類別魚類別生產量值8'.O22];['漁業生產量值-漁業種類別魚類別生產量值9'.C22];['漁業生產量值-漁業種類別魚類別生產量值9'.E22];['漁業生產量值-漁業種類別魚類別生產量值9'.G22];['漁業生產量值-漁業種類別魚類別生產量值9'.I22];['漁業生產量值-漁業種類別魚類別生產量值9'.K22];['漁業生產量值-漁業種類別魚類別生產量值9'.M22])=0;&quot;-&quot;;SUM([.O22];['漁業生產量值-漁業種類別魚類別生產量值8'.C22];['漁業生產量值-漁業種類別魚類別生產量值8'.E22];['漁業生產量值-漁業種類別魚類別生產量值8'.G22];['漁業生產量值-漁業種類別魚類別生產量值8'.I22];['漁業生產量值-漁業種類別魚類別生產量值8'.K22];['漁業生產量值-漁業種類別魚類別生產量值8'.M22];['漁業生產量值-漁業種類別魚類別生產量值8'.O22];['漁業生產量值-漁業種類別魚類別生產量值9'.C22];['漁業生產量值-漁業種類別魚類別生產量值9'.E22];['漁業生產量值-漁業種類別魚類別生產量值9'.G22];['漁業生產量值-漁業種類別魚類別生產量值9'.I22];['漁業生產量值-漁業種類別魚類別生產量值9'.K22];['漁業生產量值-漁業種類別魚類別生產量值9'.M22]))" table:style-name="ce110">
            <text:p>672<text:s/></text:p>
          </table:table-cell>
          <table:table-cell office:value-type="float" office:value="17390.166000000001" table:formula="of:=  IF(SUM([.P22];['漁業生產量值-漁業種類別魚類別生產量值8'.D22];['漁業生產量值-漁業種類別魚類別生產量值8'.F22];['漁業生產量值-漁業種類別魚類別生產量值8'.H22];['漁業生產量值-漁業種類別魚類別生產量值8'.J22];['漁業生產量值-漁業種類別魚類別生產量值8'.L22];['漁業生產量值-漁業種類別魚類別生產量值8'.N22];['漁業生產量值-漁業種類別魚類別生產量值8'.P22];['漁業生產量值-漁業種類別魚類別生產量值9'.D22];['漁業生產量值-漁業種類別魚類別生產量值9'.F22];['漁業生產量值-漁業種類別魚類別生產量值9'.H22];['漁業生產量值-漁業種類別魚類別生產量值9'.J22];['漁業生產量值-漁業種類別魚類別生產量值9'.L22];['漁業生產量值-漁業種類別魚類別生產量值9'.N22])=0;&quot;-&quot;;SUM([.P22];['漁業生產量值-漁業種類別魚類別生產量值8'.D22];['漁業生產量值-漁業種類別魚類別生產量值8'.F22];['漁業生產量值-漁業種類別魚類別生產量值8'.H22];['漁業生產量值-漁業種類別魚類別生產量值8'.J22];['漁業生產量值-漁業種類別魚類別生產量值8'.L22];['漁業生產量值-漁業種類別魚類別生產量值8'.N22];['漁業生產量值-漁業種類別魚類別生產量值8'.P22];['漁業生產量值-漁業種類別魚類別生產量值9'.D22];['漁業生產量值-漁業種類別魚類別生產量值9'.F22];['漁業生產量值-漁業種類別魚類別生產量值9'.H22];['漁業生產量值-漁業種類別魚類別生產量值9'.J22];['漁業生產量值-漁業種類別魚類別生產量值9'.L22];['漁業生產量值-漁業種類別魚類別生產量值9'.N22]))" table:style-name="ce37">
            <text:p>17,390<text:s/></text:p>
          </table:table-cell>
          <table:table-cell office:value-type="float" office:value="219.328" table:style-name="ce47">
            <text:p>219<text:s/></text:p>
          </table:table-cell>
          <table:table-cell office:value-type="float" office:value="5208.2240000000002" table:style-name="ce68">
            <text:p>5,20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float" office:value="94.099590000000006" table:style-name="ce47">
            <text:p>94<text:s/></text:p>
          </table:table-cell>
          <table:table-cell office:value-type="float" office:value="2889.8259499999999" table:style-name="ce47">
            <text:p>2,89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0.157439999999999" table:style-name="ce47">
            <text:p>10<text:s/></text:p>
          </table:table-cell>
          <table:table-cell office:value-type="float" office:value="581.72717999999998" table:style-name="ce47">
            <text:p>58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7132.8803899999994" table:formula="of:=  IF(SUM([.O23];['漁業生產量值-漁業種類別魚類別生產量值8'.C23];['漁業生產量值-漁業種類別魚類別生產量值8'.E23];['漁業生產量值-漁業種類別魚類別生產量值8'.G23];['漁業生產量值-漁業種類別魚類別生產量值8'.I23];['漁業生產量值-漁業種類別魚類別生產量值8'.K23];['漁業生產量值-漁業種類別魚類別生產量值8'.M23];['漁業生產量值-漁業種類別魚類別生產量值8'.O23];['漁業生產量值-漁業種類別魚類別生產量值9'.C23];['漁業生產量值-漁業種類別魚類別生產量值9'.E23];['漁業生產量值-漁業種類別魚類別生產量值9'.G23];['漁業生產量值-漁業種類別魚類別生產量值9'.I23];['漁業生產量值-漁業種類別魚類別生產量值9'.K23];['漁業生產量值-漁業種類別魚類別生產量值9'.M23])=0;&quot;-&quot;;SUM([.O23];['漁業生產量值-漁業種類別魚類別生產量值8'.C23];['漁業生產量值-漁業種類別魚類別生產量值8'.E23];['漁業生產量值-漁業種類別魚類別生產量值8'.G23];['漁業生產量值-漁業種類別魚類別生產量值8'.I23];['漁業生產量值-漁業種類別魚類別生產量值8'.K23];['漁業生產量值-漁業種類別魚類別生產量值8'.M23];['漁業生產量值-漁業種類別魚類別生產量值8'.O23];['漁業生產量值-漁業種類別魚類別生產量值9'.C23];['漁業生產量值-漁業種類別魚類別生產量值9'.E23];['漁業生產量值-漁業種類別魚類別生產量值9'.G23];['漁業生產量值-漁業種類別魚類別生產量值9'.I23];['漁業生產量值-漁業種類別魚類別生產量值9'.K23];['漁業生產量值-漁業種類別魚類別生產量值9'.M23]))" table:style-name="ce110">
            <text:p>7,133<text:s/></text:p>
          </table:table-cell>
          <table:table-cell office:value-type="float" office:value="528355.86917999992" table:formula="of:=  IF(SUM([.P23];['漁業生產量值-漁業種類別魚類別生產量值8'.D23];['漁業生產量值-漁業種類別魚類別生產量值8'.F23];['漁業生產量值-漁業種類別魚類別生產量值8'.H23];['漁業生產量值-漁業種類別魚類別生產量值8'.J23];['漁業生產量值-漁業種類別魚類別生產量值8'.L23];['漁業生產量值-漁業種類別魚類別生產量值8'.N23];['漁業生產量值-漁業種類別魚類別生產量值8'.P23];['漁業生產量值-漁業種類別魚類別生產量值9'.D23];['漁業生產量值-漁業種類別魚類別生產量值9'.F23];['漁業生產量值-漁業種類別魚類別生產量值9'.H23];['漁業生產量值-漁業種類別魚類別生產量值9'.J23];['漁業生產量值-漁業種類別魚類別生產量值9'.L23];['漁業生產量值-漁業種類別魚類別生產量值9'.N23])=0;&quot;-&quot;;SUM([.P23];['漁業生產量值-漁業種類別魚類別生產量值8'.D23];['漁業生產量值-漁業種類別魚類別生產量值8'.F23];['漁業生產量值-漁業種類別魚類別生產量值8'.H23];['漁業生產量值-漁業種類別魚類別生產量值8'.J23];['漁業生產量值-漁業種類別魚類別生產量值8'.L23];['漁業生產量值-漁業種類別魚類別生產量值8'.N23];['漁業生產量值-漁業種類別魚類別生產量值8'.P23];['漁業生產量值-漁業種類別魚類別生產量值9'.D23];['漁業生產量值-漁業種類別魚類別生產量值9'.F23];['漁業生產量值-漁業種類別魚類別生產量值9'.H23];['漁業生產量值-漁業種類別魚類別生產量值9'.J23];['漁業生產量值-漁業種類別魚類別生產量值9'.L23];['漁業生產量值-漁業種類別魚類別生產量值9'.N23]))" table:style-name="ce37">
            <text:p>528,356<text:s/></text:p>
          </table:table-cell>
          <table:table-cell office:value-type="float" office:value="6693.2788" table:style-name="ce47">
            <text:p>6,693<text:s/></text:p>
          </table:table-cell>
          <table:table-cell office:value-type="float" office:value="435611.79996999999" table:style-name="ce68">
            <text:p>435,612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float" office:value="11.71461" table:style-name="ce47">
            <text:p>12<text:s/></text:p>
          </table:table-cell>
          <table:table-cell office:value-type="float" office:value="943.70468000000005" table:style-name="ce47">
            <text:p>94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.1659600000000001" table:style-name="ce47">
            <text:p>5<text:s/></text:p>
          </table:table-cell>
          <table:table-cell office:value-type="float" office:value="421.33670000000001" table:style-name="ce47">
            <text:p>42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330.11223999999999" table:formula="of:=  IF(SUM([.O24];['漁業生產量值-漁業種類別魚類別生產量值8'.C24];['漁業生產量值-漁業種類別魚類別生產量值8'.E24];['漁業生產量值-漁業種類別魚類別生產量值8'.G24];['漁業生產量值-漁業種類別魚類別生產量值8'.I24];['漁業生產量值-漁業種類別魚類別生產量值8'.K24];['漁業生產量值-漁業種類別魚類別生產量值8'.M24];['漁業生產量值-漁業種類別魚類別生產量值8'.O24];['漁業生產量值-漁業種類別魚類別生產量值9'.C24];['漁業生產量值-漁業種類別魚類別生產量值9'.E24];['漁業生產量值-漁業種類別魚類別生產量值9'.G24];['漁業生產量值-漁業種類別魚類別生產量值9'.I24];['漁業生產量值-漁業種類別魚類別生產量值9'.K24];['漁業生產量值-漁業種類別魚類別生產量值9'.M24])=0;&quot;-&quot;;SUM([.O24];['漁業生產量值-漁業種類別魚類別生產量值8'.C24];['漁業生產量值-漁業種類別魚類別生產量值8'.E24];['漁業生產量值-漁業種類別魚類別生產量值8'.G24];['漁業生產量值-漁業種類別魚類別生產量值8'.I24];['漁業生產量值-漁業種類別魚類別生產量值8'.K24];['漁業生產量值-漁業種類別魚類別生產量值8'.M24];['漁業生產量值-漁業種類別魚類別生產量值8'.O24];['漁業生產量值-漁業種類別魚類別生產量值9'.C24];['漁業生產量值-漁業種類別魚類別生產量值9'.E24];['漁業生產量值-漁業種類別魚類別生產量值9'.G24];['漁業生產量值-漁業種類別魚類別生產量值9'.I24];['漁業生產量值-漁業種類別魚類別生產量值9'.K24];['漁業生產量值-漁業種類別魚類別生產量值9'.M24]))" table:style-name="ce110">
            <text:p>330<text:s/></text:p>
          </table:table-cell>
          <table:table-cell office:value-type="float" office:value="72834.222349999996" table:formula="of:=  IF(SUM([.P24];['漁業生產量值-漁業種類別魚類別生產量值8'.D24];['漁業生產量值-漁業種類別魚類別生產量值8'.F24];['漁業生產量值-漁業種類別魚類別生產量值8'.H24];['漁業生產量值-漁業種類別魚類別生產量值8'.J24];['漁業生產量值-漁業種類別魚類別生產量值8'.L24];['漁業生產量值-漁業種類別魚類別生產量值8'.N24];['漁業生產量值-漁業種類別魚類別生產量值8'.P24];['漁業生產量值-漁業種類別魚類別生產量值9'.D24];['漁業生產量值-漁業種類別魚類別生產量值9'.F24];['漁業生產量值-漁業種類別魚類別生產量值9'.H24];['漁業生產量值-漁業種類別魚類別生產量值9'.J24];['漁業生產量值-漁業種類別魚類別生產量值9'.L24];['漁業生產量值-漁業種類別魚類別生產量值9'.N24])=0;&quot;-&quot;;SUM([.P24];['漁業生產量值-漁業種類別魚類別生產量值8'.D24];['漁業生產量值-漁業種類別魚類別生產量值8'.F24];['漁業生產量值-漁業種類別魚類別生產量值8'.H24];['漁業生產量值-漁業種類別魚類別生產量值8'.J24];['漁業生產量值-漁業種類別魚類別生產量值8'.L24];['漁業生產量值-漁業種類別魚類別生產量值8'.N24];['漁業生產量值-漁業種類別魚類別生產量值8'.P24];['漁業生產量值-漁業種類別魚類別生產量值9'.D24];['漁業生產量值-漁業種類別魚類別生產量值9'.F24];['漁業生產量值-漁業種類別魚類別生產量值9'.H24];['漁業生產量值-漁業種類別魚類別生產量值9'.J24];['漁業生產量值-漁業種類別魚類別生產量值9'.L24];['漁業生產量值-漁業種類別魚類別生產量值9'.N24]))" table:style-name="ce37">
            <text:p>72,834<text:s/></text:p>
          </table:table-cell>
          <table:table-cell office:value-type="float" office:value="0.84499999999999997" table:style-name="ce47">
            <text:p>1<text:s/></text:p>
          </table:table-cell>
          <table:table-cell office:value-type="float" office:value="66.754999999999995" table:style-name="ce68">
            <text:p>67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5" table:style-name="ce47">
            <text:p>3<text:s/></text:p>
          </table:table-cell>
          <table:table-cell office:value-type="float" office:value="250" table:style-name="ce47">
            <text:p>250<text:s/></text:p>
          </table:table-cell>
          <table:table-cell office:value-type="float" office:value="1017.583" table:style-name="ce47">
            <text:p>1,018<text:s/></text:p>
          </table:table-cell>
          <table:table-cell office:value-type="float" office:value="7663.5360000000001" table:style-name="ce47">
            <text:p>7,66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60618.757000000005" table:formula="of:=  IF(SUM([.O25];['漁業生產量值-漁業種類別魚類別生產量值8'.C25];['漁業生產量值-漁業種類別魚類別生產量值8'.E25];['漁業生產量值-漁業種類別魚類別生產量值8'.G25];['漁業生產量值-漁業種類別魚類別生產量值8'.I25];['漁業生產量值-漁業種類別魚類別生產量值8'.K25];['漁業生產量值-漁業種類別魚類別生產量值8'.M25];['漁業生產量值-漁業種類別魚類別生產量值8'.O25];['漁業生產量值-漁業種類別魚類別生產量值9'.C25];['漁業生產量值-漁業種類別魚類別生產量值9'.E25];['漁業生產量值-漁業種類別魚類別生產量值9'.G25];['漁業生產量值-漁業種類別魚類別生產量值9'.I25];['漁業生產量值-漁業種類別魚類別生產量值9'.K25];['漁業生產量值-漁業種類別魚類別生產量值9'.M25])=0;&quot;-&quot;;SUM([.O25];['漁業生產量值-漁業種類別魚類別生產量值8'.C25];['漁業生產量值-漁業種類別魚類別生產量值8'.E25];['漁業生產量值-漁業種類別魚類別生產量值8'.G25];['漁業生產量值-漁業種類別魚類別生產量值8'.I25];['漁業生產量值-漁業種類別魚類別生產量值8'.K25];['漁業生產量值-漁業種類別魚類別生產量值8'.M25];['漁業生產量值-漁業種類別魚類別生產量值8'.O25];['漁業生產量值-漁業種類別魚類別生產量值9'.C25];['漁業生產量值-漁業種類別魚類別生產量值9'.E25];['漁業生產量值-漁業種類別魚類別生產量值9'.G25];['漁業生產量值-漁業種類別魚類別生產量值9'.I25];['漁業生產量值-漁業種類別魚類別生產量值9'.K25];['漁業生產量值-漁業種類別魚類別生產量值9'.M25]))" table:style-name="ce110">
            <text:p>60,619<text:s/></text:p>
          </table:table-cell>
          <table:table-cell office:value-type="float" office:value="2237005.4526800001" table:formula="of:=  IF(SUM([.P25];['漁業生產量值-漁業種類別魚類別生產量值8'.D25];['漁業生產量值-漁業種類別魚類別生產量值8'.F25];['漁業生產量值-漁業種類別魚類別生產量值8'.H25];['漁業生產量值-漁業種類別魚類別生產量值8'.J25];['漁業生產量值-漁業種類別魚類別生產量值8'.L25];['漁業生產量值-漁業種類別魚類別生產量值8'.N25];['漁業生產量值-漁業種類別魚類別生產量值8'.P25];['漁業生產量值-漁業種類別魚類別生產量值9'.D25];['漁業生產量值-漁業種類別魚類別生產量值9'.F25];['漁業生產量值-漁業種類別魚類別生產量值9'.H25];['漁業生產量值-漁業種類別魚類別生產量值9'.J25];['漁業生產量值-漁業種類別魚類別生產量值9'.L25];['漁業生產量值-漁業種類別魚類別生產量值9'.N25])=0;&quot;-&quot;;SUM([.P25];['漁業生產量值-漁業種類別魚類別生產量值8'.D25];['漁業生產量值-漁業種類別魚類別生產量值8'.F25];['漁業生產量值-漁業種類別魚類別生產量值8'.H25];['漁業生產量值-漁業種類別魚類別生產量值8'.J25];['漁業生產量值-漁業種類別魚類別生產量值8'.L25];['漁業生產量值-漁業種類別魚類別生產量值8'.N25];['漁業生產量值-漁業種類別魚類別生產量值8'.P25];['漁業生產量值-漁業種類別魚類別生產量值9'.D25];['漁業生產量值-漁業種類別魚類別生產量值9'.F25];['漁業生產量值-漁業種類別魚類別生產量值9'.H25];['漁業生產量值-漁業種類別魚類別生產量值9'.J25];['漁業生產量值-漁業種類別魚類別生產量值9'.L25];['漁業生產量值-漁業種類別魚類別生產量值9'.N25]))" table:style-name="ce37">
            <text:p>2,237,005<text:s/></text:p>
          </table:table-cell>
          <table:table-cell office:value-type="float" office:value="51478.857000000004" table:style-name="ce47">
            <text:p>51,479<text:s/></text:p>
          </table:table-cell>
          <table:table-cell office:value-type="float" office:value="2007592.0515000001" table:style-name="ce68">
            <text:p>2,007,592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float" office:value="5.3745000000000003" table:style-name="ce47">
            <text:p>5<text:s/></text:p>
          </table:table-cell>
          <table:table-cell office:value-type="float" office:value="456.83249999999998" table:style-name="ce47">
            <text:p>45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21.2652" table:formula="of:=  IF(SUM([.O26];['漁業生產量值-漁業種類別魚類別生產量值8'.C26];['漁業生產量值-漁業種類別魚類別生產量值8'.E26];['漁業生產量值-漁業種類別魚類別生產量值8'.G26];['漁業生產量值-漁業種類別魚類別生產量值8'.I26];['漁業生產量值-漁業種類別魚類別生產量值8'.K26];['漁業生產量值-漁業種類別魚類別生產量值8'.M26];['漁業生產量值-漁業種類別魚類別生產量值8'.O26];['漁業生產量值-漁業種類別魚類別生產量值9'.C26];['漁業生產量值-漁業種類別魚類別生產量值9'.E26];['漁業生產量值-漁業種類別魚類別生產量值9'.G26];['漁業生產量值-漁業種類別魚類別生產量值9'.I26];['漁業生產量值-漁業種類別魚類別生產量值9'.K26];['漁業生產量值-漁業種類別魚類別生產量值9'.M26])=0;&quot;-&quot;;SUM([.O26];['漁業生產量值-漁業種類別魚類別生產量值8'.C26];['漁業生產量值-漁業種類別魚類別生產量值8'.E26];['漁業生產量值-漁業種類別魚類別生產量值8'.G26];['漁業生產量值-漁業種類別魚類別生產量值8'.I26];['漁業生產量值-漁業種類別魚類別生產量值8'.K26];['漁業生產量值-漁業種類別魚類別生產量值8'.M26];['漁業生產量值-漁業種類別魚類別生產量值8'.O26];['漁業生產量值-漁業種類別魚類別生產量值9'.C26];['漁業生產量值-漁業種類別魚類別生產量值9'.E26];['漁業生產量值-漁業種類別魚類別生產量值9'.G26];['漁業生產量值-漁業種類別魚類別生產量值9'.I26];['漁業生產量值-漁業種類別魚類別生產量值9'.K26];['漁業生產量值-漁業種類別魚類別生產量值9'.M26]))" table:style-name="ce110">
            <text:p>21<text:s/></text:p>
          </table:table-cell>
          <table:table-cell office:value-type="float" office:value="3172.7514999999999" table:formula="of:=  IF(SUM([.P26];['漁業生產量值-漁業種類別魚類別生產量值8'.D26];['漁業生產量值-漁業種類別魚類別生產量值8'.F26];['漁業生產量值-漁業種類別魚類別生產量值8'.H26];['漁業生產量值-漁業種類別魚類別生產量值8'.J26];['漁業生產量值-漁業種類別魚類別生產量值8'.L26];['漁業生產量值-漁業種類別魚類別生產量值8'.N26];['漁業生產量值-漁業種類別魚類別生產量值8'.P26];['漁業生產量值-漁業種類別魚類別生產量值9'.D26];['漁業生產量值-漁業種類別魚類別生產量值9'.F26];['漁業生產量值-漁業種類別魚類別生產量值9'.H26];['漁業生產量值-漁業種類別魚類別生產量值9'.J26];['漁業生產量值-漁業種類別魚類別生產量值9'.L26];['漁業生產量值-漁業種類別魚類別生產量值9'.N26])=0;&quot;-&quot;;SUM([.P26];['漁業生產量值-漁業種類別魚類別生產量值8'.D26];['漁業生產量值-漁業種類別魚類別生產量值8'.F26];['漁業生產量值-漁業種類別魚類別生產量值8'.H26];['漁業生產量值-漁業種類別魚類別生產量值8'.J26];['漁業生產量值-漁業種類別魚類別生產量值8'.L26];['漁業生產量值-漁業種類別魚類別生產量值8'.N26];['漁業生產量值-漁業種類別魚類別生產量值8'.P26];['漁業生產量值-漁業種類別魚類別生產量值9'.D26];['漁業生產量值-漁業種類別魚類別生產量值9'.F26];['漁業生產量值-漁業種類別魚類別生產量值9'.H26];['漁業生產量值-漁業種類別魚類別生產量值9'.J26];['漁業生產量值-漁業種類別魚類別生產量值9'.L26];['漁業生產量值-漁業種類別魚類別生產量值9'.N26]))" table:style-name="ce37">
            <text:p>3,173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float" office:value="3819.8690000000001" table:style-name="ce47">
            <text:p>3,820<text:s/></text:p>
          </table:table-cell>
          <table:table-cell office:value-type="float" office:value="325735.04340000002" table:style-name="ce47">
            <text:p>325,73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4967.3965000000007" table:formula="of:=  IF(SUM([.O27];['漁業生產量值-漁業種類別魚類別生產量值8'.C27];['漁業生產量值-漁業種類別魚類別生產量值8'.E27];['漁業生產量值-漁業種類別魚類別生產量值8'.G27];['漁業生產量值-漁業種類別魚類別生產量值8'.I27];['漁業生產量值-漁業種類別魚類別生產量值8'.K27];['漁業生產量值-漁業種類別魚類別生產量值8'.M27];['漁業生產量值-漁業種類別魚類別生產量值8'.O27];['漁業生產量值-漁業種類別魚類別生產量值9'.C27];['漁業生產量值-漁業種類別魚類別生產量值9'.E27];['漁業生產量值-漁業種類別魚類別生產量值9'.G27];['漁業生產量值-漁業種類別魚類別生產量值9'.I27];['漁業生產量值-漁業種類別魚類別生產量值9'.K27];['漁業生產量值-漁業種類別魚類別生產量值9'.M27])=0;&quot;-&quot;;SUM([.O27];['漁業生產量值-漁業種類別魚類別生產量值8'.C27];['漁業生產量值-漁業種類別魚類別生產量值8'.E27];['漁業生產量值-漁業種類別魚類別生產量值8'.G27];['漁業生產量值-漁業種類別魚類別生產量值8'.I27];['漁業生產量值-漁業種類別魚類別生產量值8'.K27];['漁業生產量值-漁業種類別魚類別生產量值8'.M27];['漁業生產量值-漁業種類別魚類別生產量值8'.O27];['漁業生產量值-漁業種類別魚類別生產量值9'.C27];['漁業生產量值-漁業種類別魚類別生產量值9'.E27];['漁業生產量值-漁業種類別魚類別生產量值9'.G27];['漁業生產量值-漁業種類別魚類別生產量值9'.I27];['漁業生產量值-漁業種類別魚類別生產量值9'.K27];['漁業生產量值-漁業種類別魚類別生產量值9'.M27]))" table:style-name="ce110">
            <text:p>4,967<text:s/></text:p>
          </table:table-cell>
          <table:table-cell office:value-type="float" office:value="1104115.89818" table:formula="of:=  IF(SUM([.P27];['漁業生產量值-漁業種類別魚類別生產量值8'.D27];['漁業生產量值-漁業種類別魚類別生產量值8'.F27];['漁業生產量值-漁業種類別魚類別生產量值8'.H27];['漁業生產量值-漁業種類別魚類別生產量值8'.J27];['漁業生產量值-漁業種類別魚類別生產量值8'.L27];['漁業生產量值-漁業種類別魚類別生產量值8'.N27];['漁業生產量值-漁業種類別魚類別生產量值8'.P27];['漁業生產量值-漁業種類別魚類別生產量值9'.D27];['漁業生產量值-漁業種類別魚類別生產量值9'.F27];['漁業生產量值-漁業種類別魚類別生產量值9'.H27];['漁業生產量值-漁業種類別魚類別生產量值9'.J27];['漁業生產量值-漁業種類別魚類別生產量值9'.L27];['漁業生產量值-漁業種類別魚類別生產量值9'.N27])=0;&quot;-&quot;;SUM([.P27];['漁業生產量值-漁業種類別魚類別生產量值8'.D27];['漁業生產量值-漁業種類別魚類別生產量值8'.F27];['漁業生產量值-漁業種類別魚類別生產量值8'.H27];['漁業生產量值-漁業種類別魚類別生產量值8'.J27];['漁業生產量值-漁業種類別魚類別生產量值8'.L27];['漁業生產量值-漁業種類別魚類別生產量值8'.N27];['漁業生產量值-漁業種類別魚類別生產量值8'.P27];['漁業生產量值-漁業種類別魚類別生產量值9'.D27];['漁業生產量值-漁業種類別魚類別生產量值9'.F27];['漁業生產量值-漁業種類別魚類別生產量值9'.H27];['漁業生產量值-漁業種類別魚類別生產量值9'.J27];['漁業生產量值-漁業種類別魚類別生產量值9'.L27];['漁業生產量值-漁業種類別魚類別生產量值9'.N27]))" table:style-name="ce37">
            <text:p>1,104,116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float" office:value="202.12884" table:style-name="ce47">
            <text:p>202<text:s/></text:p>
          </table:table-cell>
          <table:table-cell office:value-type="float" office:value="14911.806989999999" table:style-name="ce47">
            <text:p>14,91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230.30663999999999" table:formula="of:=  IF(SUM([.O28];['漁業生產量值-漁業種類別魚類別生產量值8'.C28];['漁業生產量值-漁業種類別魚類別生產量值8'.E28];['漁業生產量值-漁業種類別魚類別生產量值8'.G28];['漁業生產量值-漁業種類別魚類別生產量值8'.I28];['漁業生產量值-漁業種類別魚類別生產量值8'.K28];['漁業生產量值-漁業種類別魚類別生產量值8'.M28];['漁業生產量值-漁業種類別魚類別生產量值8'.O28];['漁業生產量值-漁業種類別魚類別生產量值9'.C28];['漁業生產量值-漁業種類別魚類別生產量值9'.E28];['漁業生產量值-漁業種類別魚類別生產量值9'.G28];['漁業生產量值-漁業種類別魚類別生產量值9'.I28];['漁業生產量值-漁業種類別魚類別生產量值9'.K28];['漁業生產量值-漁業種類別魚類別生產量值9'.M28])=0;&quot;-&quot;;SUM([.O28];['漁業生產量值-漁業種類別魚類別生產量值8'.C28];['漁業生產量值-漁業種類別魚類別生產量值8'.E28];['漁業生產量值-漁業種類別魚類別生產量值8'.G28];['漁業生產量值-漁業種類別魚類別生產量值8'.I28];['漁業生產量值-漁業種類別魚類別生產量值8'.K28];['漁業生產量值-漁業種類別魚類別生產量值8'.M28];['漁業生產量值-漁業種類別魚類別生產量值8'.O28];['漁業生產量值-漁業種類別魚類別生產量值9'.C28];['漁業生產量值-漁業種類別魚類別生產量值9'.E28];['漁業生產量值-漁業種類別魚類別生產量值9'.G28];['漁業生產量值-漁業種類別魚類別生產量值9'.I28];['漁業生產量值-漁業種類別魚類別生產量值9'.K28];['漁業生產量值-漁業種類別魚類別生產量值9'.M28]))" table:style-name="ce110">
            <text:p>230<text:s/></text:p>
          </table:table-cell>
          <table:table-cell office:value-type="float" office:value="16086.64603" table:formula="of:=  IF(SUM([.P28];['漁業生產量值-漁業種類別魚類別生產量值8'.D28];['漁業生產量值-漁業種類別魚類別生產量值8'.F28];['漁業生產量值-漁業種類別魚類別生產量值8'.H28];['漁業生產量值-漁業種類別魚類別生產量值8'.J28];['漁業生產量值-漁業種類別魚類別生產量值8'.L28];['漁業生產量值-漁業種類別魚類別生產量值8'.N28];['漁業生產量值-漁業種類別魚類別生產量值8'.P28];['漁業生產量值-漁業種類別魚類別生產量值9'.D28];['漁業生產量值-漁業種類別魚類別生產量值9'.F28];['漁業生產量值-漁業種類別魚類別生產量值9'.H28];['漁業生產量值-漁業種類別魚類別生產量值9'.J28];['漁業生產量值-漁業種類別魚類別生產量值9'.L28];['漁業生產量值-漁業種類別魚類別生產量值9'.N28])=0;&quot;-&quot;;SUM([.P28];['漁業生產量值-漁業種類別魚類別生產量值8'.D28];['漁業生產量值-漁業種類別魚類別生產量值8'.F28];['漁業生產量值-漁業種類別魚類別生產量值8'.H28];['漁業生產量值-漁業種類別魚類別生產量值8'.J28];['漁業生產量值-漁業種類別魚類別生產量值8'.L28];['漁業生產量值-漁業種類別魚類別生產量值8'.N28];['漁業生產量值-漁業種類別魚類別生產量值8'.P28];['漁業生產量值-漁業種類別魚類別生產量值9'.D28];['漁業生產量值-漁業種類別魚類別生產量值9'.F28];['漁業生產量值-漁業種類別魚類別生產量值9'.H28];['漁業生產量值-漁業種類別魚類別生產量值9'.J28];['漁業生產量值-漁業種類別魚類別生產量值9'.L28];['漁業生產量值-漁業種類別魚類別生產量值9'.N28]))" table:style-name="ce37">
            <text:p>16,087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float" office:value="36.765999999999998" table:style-name="ce47">
            <text:p>37<text:s/></text:p>
          </table:table-cell>
          <table:table-cell office:value-type="float" office:value="3486.6181999999999" table:style-name="ce47">
            <text:p>3,48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441.84099000000003" table:formula="of:=  IF(SUM([.O29];['漁業生產量值-漁業種類別魚類別生產量值8'.C29];['漁業生產量值-漁業種類別魚類別生產量值8'.E29];['漁業生產量值-漁業種類別魚類別生產量值8'.G29];['漁業生產量值-漁業種類別魚類別生產量值8'.I29];['漁業生產量值-漁業種類別魚類別生產量值8'.K29];['漁業生產量值-漁業種類別魚類別生產量值8'.M29];['漁業生產量值-漁業種類別魚類別生產量值8'.O29];['漁業生產量值-漁業種類別魚類別生產量值9'.C29];['漁業生產量值-漁業種類別魚類別生產量值9'.E29];['漁業生產量值-漁業種類別魚類別生產量值9'.G29];['漁業生產量值-漁業種類別魚類別生產量值9'.I29];['漁業生產量值-漁業種類別魚類別生產量值9'.K29];['漁業生產量值-漁業種類別魚類別生產量值9'.M29])=0;&quot;-&quot;;SUM([.O29];['漁業生產量值-漁業種類別魚類別生產量值8'.C29];['漁業生產量值-漁業種類別魚類別生產量值8'.E29];['漁業生產量值-漁業種類別魚類別生產量值8'.G29];['漁業生產量值-漁業種類別魚類別生產量值8'.I29];['漁業生產量值-漁業種類別魚類別生產量值8'.K29];['漁業生產量值-漁業種類別魚類別生產量值8'.M29];['漁業生產量值-漁業種類別魚類別生產量值8'.O29];['漁業生產量值-漁業種類別魚類別生產量值9'.C29];['漁業生產量值-漁業種類別魚類別生產量值9'.E29];['漁業生產量值-漁業種類別魚類別生產量值9'.G29];['漁業生產量值-漁業種類別魚類別生產量值9'.I29];['漁業生產量值-漁業種類別魚類別生產量值9'.K29];['漁業生產量值-漁業種類別魚類別生產量值9'.M29]))" table:style-name="ce110">
            <text:p>442<text:s/></text:p>
          </table:table-cell>
          <table:table-cell office:value-type="float" office:value="62569.02173" table:formula="of:=  IF(SUM([.P29];['漁業生產量值-漁業種類別魚類別生產量值8'.D29];['漁業生產量值-漁業種類別魚類別生產量值8'.F29];['漁業生產量值-漁業種類別魚類別生產量值8'.H29];['漁業生產量值-漁業種類別魚類別生產量值8'.J29];['漁業生產量值-漁業種類別魚類別生產量值8'.L29];['漁業生產量值-漁業種類別魚類別生產量值8'.N29];['漁業生產量值-漁業種類別魚類別生產量值8'.P29];['漁業生產量值-漁業種類別魚類別生產量值9'.D29];['漁業生產量值-漁業種類別魚類別生產量值9'.F29];['漁業生產量值-漁業種類別魚類別生產量值9'.H29];['漁業生產量值-漁業種類別魚類別生產量值9'.J29];['漁業生產量值-漁業種類別魚類別生產量值9'.L29];['漁業生產量值-漁業種類別魚類別生產量值9'.N29])=0;&quot;-&quot;;SUM([.P29];['漁業生產量值-漁業種類別魚類別生產量值8'.D29];['漁業生產量值-漁業種類別魚類別生產量值8'.F29];['漁業生產量值-漁業種類別魚類別生產量值8'.H29];['漁業生產量值-漁業種類別魚類別生產量值8'.J29];['漁業生產量值-漁業種類別魚類別生產量值8'.L29];['漁業生產量值-漁業種類別魚類別生產量值8'.N29];['漁業生產量值-漁業種類別魚類別生產量值8'.P29];['漁業生產量值-漁業種類別魚類別生產量值9'.D29];['漁業生產量值-漁業種類別魚類別生產量值9'.F29];['漁業生產量值-漁業種類別魚類別生產量值9'.H29];['漁業生產量值-漁業種類別魚類別生產量值9'.J29];['漁業生產量值-漁業種類別魚類別生產量值9'.L29];['漁業生產量值-漁業種類別魚類別生產量值9'.N29]))" table:style-name="ce37">
            <text:p>62,569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float" office:value="116.45528" table:style-name="ce47">
            <text:p>116<text:s/></text:p>
          </table:table-cell>
          <table:table-cell office:value-type="float" office:value="11060.637940000001" table:style-name="ce47">
            <text:p>11,06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393.36892" table:formula="of:=  IF(SUM([.O30];['漁業生產量值-漁業種類別魚類別生產量值8'.C30];['漁業生產量值-漁業種類別魚類別生產量值8'.E30];['漁業生產量值-漁業種類別魚類別生產量值8'.G30];['漁業生產量值-漁業種類別魚類別生產量值8'.I30];['漁業生產量值-漁業種類別魚類別生產量值8'.K30];['漁業生產量值-漁業種類別魚類別生產量值8'.M30];['漁業生產量值-漁業種類別魚類別生產量值8'.O30];['漁業生產量值-漁業種類別魚類別生產量值9'.C30];['漁業生產量值-漁業種類別魚類別生產量值9'.E30];['漁業生產量值-漁業種類別魚類別生產量值9'.G30];['漁業生產量值-漁業種類別魚類別生產量值9'.I30];['漁業生產量值-漁業種類別魚類別生產量值9'.K30];['漁業生產量值-漁業種類別魚類別生產量值9'.M30])=0;&quot;-&quot;;SUM([.O30];['漁業生產量值-漁業種類別魚類別生產量值8'.C30];['漁業生產量值-漁業種類別魚類別生產量值8'.E30];['漁業生產量值-漁業種類別魚類別生產量值8'.G30];['漁業生產量值-漁業種類別魚類別生產量值8'.I30];['漁業生產量值-漁業種類別魚類別生產量值8'.K30];['漁業生產量值-漁業種類別魚類別生產量值8'.M30];['漁業生產量值-漁業種類別魚類別生產量值8'.O30];['漁業生產量值-漁業種類別魚類別生產量值9'.C30];['漁業生產量值-漁業種類別魚類別生產量值9'.E30];['漁業生產量值-漁業種類別魚類別生產量值9'.G30];['漁業生產量值-漁業種類別魚類別生產量值9'.I30];['漁業生產量值-漁業種類別魚類別生產量值9'.K30];['漁業生產量值-漁業種類別魚類別生產量值9'.M30]))" table:style-name="ce110">
            <text:p>393<text:s/></text:p>
          </table:table-cell>
          <table:table-cell office:value-type="float" office:value="36517.901420000002" table:formula="of:=  IF(SUM([.P30];['漁業生產量值-漁業種類別魚類別生產量值8'.D30];['漁業生產量值-漁業種類別魚類別生產量值8'.F30];['漁業生產量值-漁業種類別魚類別生產量值8'.H30];['漁業生產量值-漁業種類別魚類別生產量值8'.J30];['漁業生產量值-漁業種類別魚類別生產量值8'.L30];['漁業生產量值-漁業種類別魚類別生產量值8'.N30];['漁業生產量值-漁業種類別魚類別生產量值8'.P30];['漁業生產量值-漁業種類別魚類別生產量值9'.D30];['漁業生產量值-漁業種類別魚類別生產量值9'.F30];['漁業生產量值-漁業種類別魚類別生產量值9'.H30];['漁業生產量值-漁業種類別魚類別生產量值9'.J30];['漁業生產量值-漁業種類別魚類別生產量值9'.L30];['漁業生產量值-漁業種類別魚類別生產量值9'.N30])=0;&quot;-&quot;;SUM([.P30];['漁業生產量值-漁業種類別魚類別生產量值8'.D30];['漁業生產量值-漁業種類別魚類別生產量值8'.F30];['漁業生產量值-漁業種類別魚類別生產量值8'.H30];['漁業生產量值-漁業種類別魚類別生產量值8'.J30];['漁業生產量值-漁業種類別魚類別生產量值8'.L30];['漁業生產量值-漁業種類別魚類別生產量值8'.N30];['漁業生產量值-漁業種類別魚類別生產量值8'.P30];['漁業生產量值-漁業種類別魚類別生產量值9'.D30];['漁業生產量值-漁業種類別魚類別生產量值9'.F30];['漁業生產量值-漁業種類別魚類別生產量值9'.H30];['漁業生產量值-漁業種類別魚類別生產量值9'.J30];['漁業生產量值-漁業種類別魚類別生產量值9'.L30];['漁業生產量值-漁業種類別魚類別生產量值9'.N30]))" table:style-name="ce37">
            <text:p>36,518<text:s/></text:p>
          </table:table-cell>
          <table:table-cell office:value-type="float" office:value="71.073499999999996" table:style-name="ce47">
            <text:p>71<text:s/></text:p>
          </table:table-cell>
          <table:table-cell office:value-type="float" office:value="3310.4375" table:style-name="ce68">
            <text:p>3,310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31];['漁業生產量值-漁業種類別魚類別生產量值8'.C31];['漁業生產量值-漁業種類別魚類別生產量值8'.E31];['漁業生產量值-漁業種類別魚類別生產量值8'.G31];['漁業生產量值-漁業種類別魚類別生產量值8'.I31];['漁業生產量值-漁業種類別魚類別生產量值8'.K31];['漁業生產量值-漁業種類別魚類別生產量值8'.M31];['漁業生產量值-漁業種類別魚類別生產量值8'.O31];['漁業生產量值-漁業種類別魚類別生產量值9'.C31];['漁業生產量值-漁業種類別魚類別生產量值9'.E31];['漁業生產量值-漁業種類別魚類別生產量值9'.G31];['漁業生產量值-漁業種類別魚類別生產量值9'.I31];['漁業生產量值-漁業種類別魚類別生產量值9'.K31];['漁業生產量值-漁業種類別魚類別生產量值9'.M31])=0;&quot;-&quot;;SUM([.O31];['漁業生產量值-漁業種類別魚類別生產量值8'.C31];['漁業生產量值-漁業種類別魚類別生產量值8'.E31];['漁業生產量值-漁業種類別魚類別生產量值8'.G31];['漁業生產量值-漁業種類別魚類別生產量值8'.I31];['漁業生產量值-漁業種類別魚類別生產量值8'.K31];['漁業生產量值-漁業種類別魚類別生產量值8'.M31];['漁業生產量值-漁業種類別魚類別生產量值8'.O31];['漁業生產量值-漁業種類別魚類別生產量值9'.C31];['漁業生產量值-漁業種類別魚類別生產量值9'.E31];['漁業生產量值-漁業種類別魚類別生產量值9'.G31];['漁業生產量值-漁業種類別魚類別生產量值9'.I31];['漁業生產量值-漁業種類別魚類別生產量值9'.K31];['漁業生產量值-漁業種類別魚類別生產量值9'.M31]))" table:style-name="ce110">
            <text:p>-</text:p>
          </table:table-cell>
          <table:table-cell office:value-type="string" office:string-value="-" table:formula="of:=  IF(SUM([.P31];['漁業生產量值-漁業種類別魚類別生產量值8'.D31];['漁業生產量值-漁業種類別魚類別生產量值8'.F31];['漁業生產量值-漁業種類別魚類別生產量值8'.H31];['漁業生產量值-漁業種類別魚類別生產量值8'.J31];['漁業生產量值-漁業種類別魚類別生產量值8'.L31];['漁業生產量值-漁業種類別魚類別生產量值8'.N31];['漁業生產量值-漁業種類別魚類別生產量值8'.P31];['漁業生產量值-漁業種類別魚類別生產量值9'.D31];['漁業生產量值-漁業種類別魚類別生產量值9'.F31];['漁業生產量值-漁業種類別魚類別生產量值9'.H31];['漁業生產量值-漁業種類別魚類別生產量值9'.J31];['漁業生產量值-漁業種類別魚類別生產量值9'.L31];['漁業生產量值-漁業種類別魚類別生產量值9'.N31])=0;&quot;-&quot;;SUM([.P31];['漁業生產量值-漁業種類別魚類別生產量值8'.D31];['漁業生產量值-漁業種類別魚類別生產量值8'.F31];['漁業生產量值-漁業種類別魚類別生產量值8'.H31];['漁業生產量值-漁業種類別魚類別生產量值8'.J31];['漁業生產量值-漁業種類別魚類別生產量值8'.L31];['漁業生產量值-漁業種類別魚類別生產量值8'.N31];['漁業生產量值-漁業種類別魚類別生產量值8'.P31];['漁業生產量值-漁業種類別魚類別生產量值9'.D31];['漁業生產量值-漁業種類別魚類別生產量值9'.F31];['漁業生產量值-漁業種類別魚類別生產量值9'.H31];['漁業生產量值-漁業種類別魚類別生產量值9'.J31];['漁業生產量值-漁業種類別魚類別生產量值9'.L31];['漁業生產量值-漁業種類別魚類別生產量值9'.N3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32];['漁業生產量值-漁業種類別魚類別生產量值8'.C32];['漁業生產量值-漁業種類別魚類別生產量值8'.E32];['漁業生產量值-漁業種類別魚類別生產量值8'.G32];['漁業生產量值-漁業種類別魚類別生產量值8'.I32];['漁業生產量值-漁業種類別魚類別生產量值8'.K32];['漁業生產量值-漁業種類別魚類別生產量值8'.M32];['漁業生產量值-漁業種類別魚類別生產量值8'.O32];['漁業生產量值-漁業種類別魚類別生產量值9'.C32];['漁業生產量值-漁業種類別魚類別生產量值9'.E32];['漁業生產量值-漁業種類別魚類別生產量值9'.G32];['漁業生產量值-漁業種類別魚類別生產量值9'.I32];['漁業生產量值-漁業種類別魚類別生產量值9'.K32];['漁業生產量值-漁業種類別魚類別生產量值9'.M32])=0;&quot;-&quot;;SUM([.O32];['漁業生產量值-漁業種類別魚類別生產量值8'.C32];['漁業生產量值-漁業種類別魚類別生產量值8'.E32];['漁業生產量值-漁業種類別魚類別生產量值8'.G32];['漁業生產量值-漁業種類別魚類別生產量值8'.I32];['漁業生產量值-漁業種類別魚類別生產量值8'.K32];['漁業生產量值-漁業種類別魚類別生產量值8'.M32];['漁業生產量值-漁業種類別魚類別生產量值8'.O32];['漁業生產量值-漁業種類別魚類別生產量值9'.C32];['漁業生產量值-漁業種類別魚類別生產量值9'.E32];['漁業生產量值-漁業種類別魚類別生產量值9'.G32];['漁業生產量值-漁業種類別魚類別生產量值9'.I32];['漁業生產量值-漁業種類別魚類別生產量值9'.K32];['漁業生產量值-漁業種類別魚類別生產量值9'.M32]))" table:style-name="ce110">
            <text:p>-</text:p>
          </table:table-cell>
          <table:table-cell office:value-type="string" office:string-value="-" table:formula="of:=  IF(SUM([.P32];['漁業生產量值-漁業種類別魚類別生產量值8'.D32];['漁業生產量值-漁業種類別魚類別生產量值8'.F32];['漁業生產量值-漁業種類別魚類別生產量值8'.H32];['漁業生產量值-漁業種類別魚類別生產量值8'.J32];['漁業生產量值-漁業種類別魚類別生產量值8'.L32];['漁業生產量值-漁業種類別魚類別生產量值8'.N32];['漁業生產量值-漁業種類別魚類別生產量值8'.P32];['漁業生產量值-漁業種類別魚類別生產量值9'.D32];['漁業生產量值-漁業種類別魚類別生產量值9'.F32];['漁業生產量值-漁業種類別魚類別生產量值9'.H32];['漁業生產量值-漁業種類別魚類別生產量值9'.J32];['漁業生產量值-漁業種類別魚類別生產量值9'.L32];['漁業生產量值-漁業種類別魚類別生產量值9'.N32])=0;&quot;-&quot;;SUM([.P32];['漁業生產量值-漁業種類別魚類別生產量值8'.D32];['漁業生產量值-漁業種類別魚類別生產量值8'.F32];['漁業生產量值-漁業種類別魚類別生產量值8'.H32];['漁業生產量值-漁業種類別魚類別生產量值8'.J32];['漁業生產量值-漁業種類別魚類別生產量值8'.L32];['漁業生產量值-漁業種類別魚類別生產量值8'.N32];['漁業生產量值-漁業種類別魚類別生產量值8'.P32];['漁業生產量值-漁業種類別魚類別生產量值9'.D32];['漁業生產量值-漁業種類別魚類別生產量值9'.F32];['漁業生產量值-漁業種類別魚類別生產量值9'.H32];['漁業生產量值-漁業種類別魚類別生產量值9'.J32];['漁業生產量值-漁業種類別魚類別生產量值9'.L32];['漁業生產量值-漁業種類別魚類別生產量值9'.N3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33];['漁業生產量值-漁業種類別魚類別生產量值8'.C33];['漁業生產量值-漁業種類別魚類別生產量值8'.E33];['漁業生產量值-漁業種類別魚類別生產量值8'.G33];['漁業生產量值-漁業種類別魚類別生產量值8'.I33];['漁業生產量值-漁業種類別魚類別生產量值8'.K33];['漁業生產量值-漁業種類別魚類別生產量值8'.M33];['漁業生產量值-漁業種類別魚類別生產量值8'.O33];['漁業生產量值-漁業種類別魚類別生產量值9'.C33];['漁業生產量值-漁業種類別魚類別生產量值9'.E33];['漁業生產量值-漁業種類別魚類別生產量值9'.G33];['漁業生產量值-漁業種類別魚類別生產量值9'.I33];['漁業生產量值-漁業種類別魚類別生產量值9'.K33];['漁業生產量值-漁業種類別魚類別生產量值9'.M33])=0;&quot;-&quot;;SUM([.O33];['漁業生產量值-漁業種類別魚類別生產量值8'.C33];['漁業生產量值-漁業種類別魚類別生產量值8'.E33];['漁業生產量值-漁業種類別魚類別生產量值8'.G33];['漁業生產量值-漁業種類別魚類別生產量值8'.I33];['漁業生產量值-漁業種類別魚類別生產量值8'.K33];['漁業生產量值-漁業種類別魚類別生產量值8'.M33];['漁業生產量值-漁業種類別魚類別生產量值8'.O33];['漁業生產量值-漁業種類別魚類別生產量值9'.C33];['漁業生產量值-漁業種類別魚類別生產量值9'.E33];['漁業生產量值-漁業種類別魚類別生產量值9'.G33];['漁業生產量值-漁業種類別魚類別生產量值9'.I33];['漁業生產量值-漁業種類別魚類別生產量值9'.K33];['漁業生產量值-漁業種類別魚類別生產量值9'.M33]))" table:style-name="ce110">
            <text:p>-</text:p>
          </table:table-cell>
          <table:table-cell office:value-type="string" office:string-value="-" table:formula="of:=  IF(SUM([.P33];['漁業生產量值-漁業種類別魚類別生產量值8'.D33];['漁業生產量值-漁業種類別魚類別生產量值8'.F33];['漁業生產量值-漁業種類別魚類別生產量值8'.H33];['漁業生產量值-漁業種類別魚類別生產量值8'.J33];['漁業生產量值-漁業種類別魚類別生產量值8'.L33];['漁業生產量值-漁業種類別魚類別生產量值8'.N33];['漁業生產量值-漁業種類別魚類別生產量值8'.P33];['漁業生產量值-漁業種類別魚類別生產量值9'.D33];['漁業生產量值-漁業種類別魚類別生產量值9'.F33];['漁業生產量值-漁業種類別魚類別生產量值9'.H33];['漁業生產量值-漁業種類別魚類別生產量值9'.J33];['漁業生產量值-漁業種類別魚類別生產量值9'.L33];['漁業生產量值-漁業種類別魚類別生產量值9'.N33])=0;&quot;-&quot;;SUM([.P33];['漁業生產量值-漁業種類別魚類別生產量值8'.D33];['漁業生產量值-漁業種類別魚類別生產量值8'.F33];['漁業生產量值-漁業種類別魚類別生產量值8'.H33];['漁業生產量值-漁業種類別魚類別生產量值8'.J33];['漁業生產量值-漁業種類別魚類別生產量值8'.L33];['漁業生產量值-漁業種類別魚類別生產量值8'.N33];['漁業生產量值-漁業種類別魚類別生產量值8'.P33];['漁業生產量值-漁業種類別魚類別生產量值9'.D33];['漁業生產量值-漁業種類別魚類別生產量值9'.F33];['漁業生產量值-漁業種類別魚類別生產量值9'.H33];['漁業生產量值-漁業種類別魚類別生產量值9'.J33];['漁業生產量值-漁業種類別魚類別生產量值9'.L33];['漁業生產量值-漁業種類別魚類別生產量值9'.N3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34];['漁業生產量值-漁業種類別魚類別生產量值8'.C34];['漁業生產量值-漁業種類別魚類別生產量值8'.E34];['漁業生產量值-漁業種類別魚類別生產量值8'.G34];['漁業生產量值-漁業種類別魚類別生產量值8'.I34];['漁業生產量值-漁業種類別魚類別生產量值8'.K34];['漁業生產量值-漁業種類別魚類別生產量值8'.M34];['漁業生產量值-漁業種類別魚類別生產量值8'.O34];['漁業生產量值-漁業種類別魚類別生產量值9'.C34];['漁業生產量值-漁業種類別魚類別生產量值9'.E34];['漁業生產量值-漁業種類別魚類別生產量值9'.G34];['漁業生產量值-漁業種類別魚類別生產量值9'.I34];['漁業生產量值-漁業種類別魚類別生產量值9'.K34];['漁業生產量值-漁業種類別魚類別生產量值9'.M34])=0;&quot;-&quot;;SUM([.O34];['漁業生產量值-漁業種類別魚類別生產量值8'.C34];['漁業生產量值-漁業種類別魚類別生產量值8'.E34];['漁業生產量值-漁業種類別魚類別生產量值8'.G34];['漁業生產量值-漁業種類別魚類別生產量值8'.I34];['漁業生產量值-漁業種類別魚類別生產量值8'.K34];['漁業生產量值-漁業種類別魚類別生產量值8'.M34];['漁業生產量值-漁業種類別魚類別生產量值8'.O34];['漁業生產量值-漁業種類別魚類別生產量值9'.C34];['漁業生產量值-漁業種類別魚類別生產量值9'.E34];['漁業生產量值-漁業種類別魚類別生產量值9'.G34];['漁業生產量值-漁業種類別魚類別生產量值9'.I34];['漁業生產量值-漁業種類別魚類別生產量值9'.K34];['漁業生產量值-漁業種類別魚類別生產量值9'.M34]))" table:style-name="ce110">
            <text:p>-</text:p>
          </table:table-cell>
          <table:table-cell office:value-type="string" office:string-value="-" table:formula="of:=  IF(SUM([.P34];['漁業生產量值-漁業種類別魚類別生產量值8'.D34];['漁業生產量值-漁業種類別魚類別生產量值8'.F34];['漁業生產量值-漁業種類別魚類別生產量值8'.H34];['漁業生產量值-漁業種類別魚類別生產量值8'.J34];['漁業生產量值-漁業種類別魚類別生產量值8'.L34];['漁業生產量值-漁業種類別魚類別生產量值8'.N34];['漁業生產量值-漁業種類別魚類別生產量值8'.P34];['漁業生產量值-漁業種類別魚類別生產量值9'.D34];['漁業生產量值-漁業種類別魚類別生產量值9'.F34];['漁業生產量值-漁業種類別魚類別生產量值9'.H34];['漁業生產量值-漁業種類別魚類別生產量值9'.J34];['漁業生產量值-漁業種類別魚類別生產量值9'.L34];['漁業生產量值-漁業種類別魚類別生產量值9'.N34])=0;&quot;-&quot;;SUM([.P34];['漁業生產量值-漁業種類別魚類別生產量值8'.D34];['漁業生產量值-漁業種類別魚類別生產量值8'.F34];['漁業生產量值-漁業種類別魚類別生產量值8'.H34];['漁業生產量值-漁業種類別魚類別生產量值8'.J34];['漁業生產量值-漁業種類別魚類別生產量值8'.L34];['漁業生產量值-漁業種類別魚類別生產量值8'.N34];['漁業生產量值-漁業種類別魚類別生產量值8'.P34];['漁業生產量值-漁業種類別魚類別生產量值9'.D34];['漁業生產量值-漁業種類別魚類別生產量值9'.F34];['漁業生產量值-漁業種類別魚類別生產量值9'.H34];['漁業生產量值-漁業種類別魚類別生產量值9'.J34];['漁業生產量值-漁業種類別魚類別生產量值9'.L34];['漁業生產量值-漁業種類別魚類別生產量值9'.N3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float" office:value="122.744" table:formula="of:=  IF(SUM([.O35];['漁業生產量值-漁業種類別魚類別生產量值8'.C35];['漁業生產量值-漁業種類別魚類別生產量值8'.E35];['漁業生產量值-漁業種類別魚類別生產量值8'.G35];['漁業生產量值-漁業種類別魚類別生產量值8'.I35];['漁業生產量值-漁業種類別魚類別生產量值8'.K35];['漁業生產量值-漁業種類別魚類別生產量值8'.M35];['漁業生產量值-漁業種類別魚類別生產量值8'.O35];['漁業生產量值-漁業種類別魚類別生產量值9'.C35];['漁業生產量值-漁業種類別魚類別生產量值9'.E35];['漁業生產量值-漁業種類別魚類別生產量值9'.G35];['漁業生產量值-漁業種類別魚類別生產量值9'.I35];['漁業生產量值-漁業種類別魚類別生產量值9'.K35];['漁業生產量值-漁業種類別魚類別生產量值9'.M35])=0;&quot;-&quot;;SUM([.O35];['漁業生產量值-漁業種類別魚類別生產量值8'.C35];['漁業生產量值-漁業種類別魚類別生產量值8'.E35];['漁業生產量值-漁業種類別魚類別生產量值8'.G35];['漁業生產量值-漁業種類別魚類別生產量值8'.I35];['漁業生產量值-漁業種類別魚類別生產量值8'.K35];['漁業生產量值-漁業種類別魚類別生產量值8'.M35];['漁業生產量值-漁業種類別魚類別生產量值8'.O35];['漁業生產量值-漁業種類別魚類別生產量值9'.C35];['漁業生產量值-漁業種類別魚類別生產量值9'.E35];['漁業生產量值-漁業種類別魚類別生產量值9'.G35];['漁業生產量值-漁業種類別魚類別生產量值9'.I35];['漁業生產量值-漁業種類別魚類別生產量值9'.K35];['漁業生產量值-漁業種類別魚類別生產量值9'.M35]))" table:style-name="ce111">
            <text:p>123<text:s/></text:p>
          </table:table-cell>
          <table:table-cell office:value-type="float" office:value="2778.0517" table:formula="of:=  IF(SUM([.P35];['漁業生產量值-漁業種類別魚類別生產量值8'.D35];['漁業生產量值-漁業種類別魚類別生產量值8'.F35];['漁業生產量值-漁業種類別魚類別生產量值8'.H35];['漁業生產量值-漁業種類別魚類別生產量值8'.J35];['漁業生產量值-漁業種類別魚類別生產量值8'.L35];['漁業生產量值-漁業種類別魚類別生產量值8'.N35];['漁業生產量值-漁業種類別魚類別生產量值8'.P35];['漁業生產量值-漁業種類別魚類別生產量值9'.D35];['漁業生產量值-漁業種類別魚類別生產量值9'.F35];['漁業生產量值-漁業種類別魚類別生產量值9'.H35];['漁業生產量值-漁業種類別魚類別生產量值9'.J35];['漁業生產量值-漁業種類別魚類別生產量值9'.L35];['漁業生產量值-漁業種類別魚類別生產量值9'.N35])=0;&quot;-&quot;;SUM([.P35];['漁業生產量值-漁業種類別魚類別生產量值8'.D35];['漁業生產量值-漁業種類別魚類別生產量值8'.F35];['漁業生產量值-漁業種類別魚類別生產量值8'.H35];['漁業生產量值-漁業種類別魚類別生產量值8'.J35];['漁業生產量值-漁業種類別魚類別生產量值8'.L35];['漁業生產量值-漁業種類別魚類別生產量值8'.N35];['漁業生產量值-漁業種類別魚類別生產量值8'.P35];['漁業生產量值-漁業種類別魚類別生產量值9'.D35];['漁業生產量值-漁業種類別魚類別生產量值9'.F35];['漁業生產量值-漁業種類別魚類別生產量值9'.H35];['漁業生產量值-漁業種類別魚類別生產量值9'.J35];['漁業生產量值-漁業種類別魚類別生產量值9'.L35];['漁業生產量值-漁業種類別魚類別生產量值9'.N35]))" table:style-name="ce92">
            <text:p>2,778<text:s/>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728.99666999999999" table:formula="of:=  IF(SUM([.C37:.C53])=0;&quot;-&quot;;SUM([.C37:.C53]))" table:style-name="ce44">
            <text:p>729<text:s/></text:p>
          </table:table-cell>
          <table:table-cell office:value-type="float" office:value="66857.784500000009" table:formula="of:=  IF(SUM([.D37:.D53])=0;&quot;-&quot;;SUM([.D37:.D53]))" table:style-name="ce44">
            <text:p>66,858<text:s/></text:p>
          </table:table-cell>
          <table:table-cell office:value-type="string" office:string-value="-" table:formula="of:=  IF(SUM([.E37:.E53])=0;&quot;-&quot;;SUM([.E37:.E53]))" table:style-name="ce44">
            <text:p>-</text:p>
          </table:table-cell>
          <table:table-cell office:value-type="string" office:string-value="-" table:formula="of:=  IF(SUM([.F37:.F53])=0;&quot;-&quot;;SUM([.F37:.F53]))" table:style-name="ce44">
            <text:p>-</text:p>
          </table:table-cell>
          <table:table-cell office:value-type="float" office:value="68.744399999999999" table:formula="of:=  IF(SUM([.G37:.G53])=0;&quot;-&quot;;SUM([.G37:.G53]))" table:style-name="ce44">
            <text:p>69<text:s/></text:p>
          </table:table-cell>
          <table:table-cell office:value-type="float" office:value="5145.8066399999998" table:formula="of:=  IF(SUM([.H37:.H53])=0;&quot;-&quot;;SUM([.H37:.H53]))" table:style-name="ce44">
            <text:p>5,146<text:s/></text:p>
          </table:table-cell>
          <table:table-cell office:value-type="float" office:value="64.700199999999995" table:formula="of:=  IF(SUM([.I37:.I53])=0;&quot;-&quot;;SUM([.I37:.I53]))" table:style-name="ce44">
            <text:p>65<text:s/></text:p>
          </table:table-cell>
          <table:table-cell office:value-type="float" office:value="5889.723" table:formula="of:=  IF(SUM([.J37:.J53])=0;&quot;-&quot;;SUM([.J37:.J53]))" table:style-name="ce44">
            <text:p>5,890<text:s/></text:p>
          </table:table-cell>
          <table:table-cell office:value-type="float" office:value="747.12779999999998" table:formula="of:=  IF(SUM([.K37:.K53])=0;&quot;-&quot;;SUM([.K37:.K53]))" table:style-name="ce44">
            <text:p>747<text:s/></text:p>
          </table:table-cell>
          <table:table-cell office:value-type="float" office:value="131271.9817" table:formula="of:=  IF(SUM([.L37:.L53])=0;&quot;-&quot;;SUM([.L37:.L53]))" table:style-name="ce52">
            <text:p>131,272<text:s/></text:p>
          </table:table-cell>
          <table:table-cell office:value-type="float" office:value="4972.9448199999997" table:formula="of:=  IF(SUM([.O36];['漁業生產量值-漁業種類別魚類別生產量值8'.C36];['漁業生產量值-漁業種類別魚類別生產量值8'.E36];['漁業生產量值-漁業種類別魚類別生產量值8'.G36];['漁業生產量值-漁業種類別魚類別生產量值8'.I36];['漁業生產量值-漁業種類別魚類別生產量值8'.K36];['漁業生產量值-漁業種類別魚類別生產量值8'.M36];['漁業生產量值-漁業種類別魚類別生產量值8'.O36];['漁業生產量值-漁業種類別魚類別生產量值9'.C36];['漁業生產量值-漁業種類別魚類別生產量值9'.E36];['漁業生產量值-漁業種類別魚類別生產量值9'.G36];['漁業生產量值-漁業種類別魚類別生產量值9'.I36];['漁業生產量值-漁業種類別魚類別生產量值9'.K36];['漁業生產量值-漁業種類別魚類別生產量值9'.M36])=0;&quot;-&quot;;SUM([.O36];['漁業生產量值-漁業種類別魚類別生產量值8'.C36];['漁業生產量值-漁業種類別魚類別生產量值8'.E36];['漁業生產量值-漁業種類別魚類別生產量值8'.G36];['漁業生產量值-漁業種類別魚類別生產量值8'.I36];['漁業生產量值-漁業種類別魚類別生產量值8'.K36];['漁業生產量值-漁業種類別魚類別生產量值8'.M36];['漁業生產量值-漁業種類別魚類別生產量值8'.O36];['漁業生產量值-漁業種類別魚類別生產量值9'.C36];['漁業生產量值-漁業種類別魚類別生產量值9'.E36];['漁業生產量值-漁業種類別魚類別生產量值9'.G36];['漁業生產量值-漁業種類別魚類別生產量值9'.I36];['漁業生產量值-漁業種類別魚類別生產量值9'.K36];['漁業生產量值-漁業種類別魚類別生產量值9'.M36]))" table:style-name="ce109">
            <text:p>4,973<text:s/></text:p>
          </table:table-cell>
          <table:table-cell office:value-type="float" office:value="394387.94417000009" table:formula="of:=  IF(SUM([.P36];['漁業生產量值-漁業種類別魚類別生產量值8'.D36];['漁業生產量值-漁業種類別魚類別生產量值8'.F36];['漁業生產量值-漁業種類別魚類別生產量值8'.H36];['漁業生產量值-漁業種類別魚類別生產量值8'.J36];['漁業生產量值-漁業種類別魚類別生產量值8'.L36];['漁業生產量值-漁業種類別魚類別生產量值8'.N36];['漁業生產量值-漁業種類別魚類別生產量值8'.P36];['漁業生產量值-漁業種類別魚類別生產量值9'.D36];['漁業生產量值-漁業種類別魚類別生產量值9'.F36];['漁業生產量值-漁業種類別魚類別生產量值9'.H36];['漁業生產量值-漁業種類別魚類別生產量值9'.J36];['漁業生產量值-漁業種類別魚類別生產量值9'.L36];['漁業生產量值-漁業種類別魚類別生產量值9'.N36])=0;&quot;-&quot;;SUM([.P36];['漁業生產量值-漁業種類別魚類別生產量值8'.D36];['漁業生產量值-漁業種類別魚類別生產量值8'.F36];['漁業生產量值-漁業種類別魚類別生產量值8'.H36];['漁業生產量值-漁業種類別魚類別生產量值8'.J36];['漁業生產量值-漁業種類別魚類別生產量值8'.L36];['漁業生產量值-漁業種類別魚類別生產量值8'.N36];['漁業生產量值-漁業種類別魚類別生產量值8'.P36];['漁業生產量值-漁業種類別魚類別生產量值9'.D36];['漁業生產量值-漁業種類別魚類別生產量值9'.F36];['漁業生產量值-漁業種類別魚類別生產量值9'.H36];['漁業生產量值-漁業種類別魚類別生產量值9'.J36];['漁業生產量值-漁業種類別魚類別生產量值9'.L36];['漁業生產量值-漁業種類別魚類別生產量值9'.N36]))" table:style-name="ce64">
            <text:p>394,388<text:s/></text:p>
          </table:table-cell>
          <table:table-cell office:value-type="float" office:value="465.24902000000003" table:formula="of:=  IF(SUM([.O37:.O53])=0;&quot;-&quot;;SUM([.O37:.O53]))" table:style-name="ce44">
            <text:p>465<text:s/></text:p>
          </table:table-cell>
          <table:table-cell office:value-type="float" office:value="29076.374350000002" table:formula="of:=  IF(SUM([.P37:.P53])=0;&quot;-&quot;;SUM([.P37:.P53]))" table:style-name="ce45">
            <text:p>29,07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float" office:value="220.27906999999999" table:style-name="ce47">
            <text:p>220<text:s/></text:p>
          </table:table-cell>
          <table:table-cell office:value-type="float" office:value="20119.07675" table:style-name="ce47">
            <text:p>20,11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1399999999999999E-2" table:style-name="ce47">
            <text:p>0<text:s/></text:p>
          </table:table-cell>
          <table:table-cell office:value-type="float" office:value="3.31914" table:style-name="ce47">
            <text:p>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3169.5272500000001" table:formula="of:=  IF(SUM([.O37];['漁業生產量值-漁業種類別魚類別生產量值8'.C37];['漁業生產量值-漁業種類別魚類別生產量值8'.E37];['漁業生產量值-漁業種類別魚類別生產量值8'.G37];['漁業生產量值-漁業種類別魚類別生產量值8'.I37];['漁業生產量值-漁業種類別魚類別生產量值8'.K37];['漁業生產量值-漁業種類別魚類別生產量值8'.M37];['漁業生產量值-漁業種類別魚類別生產量值8'.O37];['漁業生產量值-漁業種類別魚類別生產量值9'.C37];['漁業生產量值-漁業種類別魚類別生產量值9'.E37];['漁業生產量值-漁業種類別魚類別生產量值9'.G37];['漁業生產量值-漁業種類別魚類別生產量值9'.I37];['漁業生產量值-漁業種類別魚類別生產量值9'.K37];['漁業生產量值-漁業種類別魚類別生產量值9'.M37])=0;&quot;-&quot;;SUM([.O37];['漁業生產量值-漁業種類別魚類別生產量值8'.C37];['漁業生產量值-漁業種類別魚類別生產量值8'.E37];['漁業生產量值-漁業種類別魚類別生產量值8'.G37];['漁業生產量值-漁業種類別魚類別生產量值8'.I37];['漁業生產量值-漁業種類別魚類別生產量值8'.K37];['漁業生產量值-漁業種類別魚類別生產量值8'.M37];['漁業生產量值-漁業種類別魚類別生產量值8'.O37];['漁業生產量值-漁業種類別魚類別生產量值9'.C37];['漁業生產量值-漁業種類別魚類別生產量值9'.E37];['漁業生產量值-漁業種類別魚類別生產量值9'.G37];['漁業生產量值-漁業種類別魚類別生產量值9'.I37];['漁業生產量值-漁業種類別魚類別生產量值9'.K37];['漁業生產量值-漁業種類別魚類別生產量值9'.M37]))" table:style-name="ce110">
            <text:p>3,170<text:s/></text:p>
          </table:table-cell>
          <table:table-cell office:value-type="float" office:value="196223.58756999997" table:formula="of:=  IF(SUM([.P37];['漁業生產量值-漁業種類別魚類別生產量值8'.D37];['漁業生產量值-漁業種類別魚類別生產量值8'.F37];['漁業生產量值-漁業種類別魚類別生產量值8'.H37];['漁業生產量值-漁業種類別魚類別生產量值8'.J37];['漁業生產量值-漁業種類別魚類別生產量值8'.L37];['漁業生產量值-漁業種類別魚類別生產量值8'.N37];['漁業生產量值-漁業種類別魚類別生產量值8'.P37];['漁業生產量值-漁業種類別魚類別生產量值9'.D37];['漁業生產量值-漁業種類別魚類別生產量值9'.F37];['漁業生產量值-漁業種類別魚類別生產量值9'.H37];['漁業生產量值-漁業種類別魚類別生產量值9'.J37];['漁業生產量值-漁業種類別魚類別生產量值9'.L37];['漁業生產量值-漁業種類別魚類別生產量值9'.N37])=0;&quot;-&quot;;SUM([.P37];['漁業生產量值-漁業種類別魚類別生產量值8'.D37];['漁業生產量值-漁業種類別魚類別生產量值8'.F37];['漁業生產量值-漁業種類別魚類別生產量值8'.H37];['漁業生產量值-漁業種類別魚類別生產量值8'.J37];['漁業生產量值-漁業種類別魚類別生產量值8'.L37];['漁業生產量值-漁業種類別魚類別生產量值8'.N37];['漁業生產量值-漁業種類別魚類別生產量值8'.P37];['漁業生產量值-漁業種類別魚類別生產量值9'.D37];['漁業生產量值-漁業種類別魚類別生產量值9'.F37];['漁業生產量值-漁業種類別魚類別生產量值9'.H37];['漁業生產量值-漁業種類別魚類別生產量值9'.J37];['漁業生產量值-漁業種類別魚類別生產量值9'.L37];['漁業生產量值-漁業種類別魚類別生產量值9'.N37]))" table:style-name="ce37">
            <text:p>196,224<text:s/></text:p>
          </table:table-cell>
          <table:table-cell office:value-type="float" office:value="254.2818" table:style-name="ce47">
            <text:p>254<text:s/></text:p>
          </table:table-cell>
          <table:table-cell office:value-type="float" office:value="18035.83584" table:style-name="ce68">
            <text:p>18,03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38];['漁業生產量值-漁業種類別魚類別生產量值8'.C38];['漁業生產量值-漁業種類別魚類別生產量值8'.E38];['漁業生產量值-漁業種類別魚類別生產量值8'.G38];['漁業生產量值-漁業種類別魚類別生產量值8'.I38];['漁業生產量值-漁業種類別魚類別生產量值8'.K38];['漁業生產量值-漁業種類別魚類別生產量值8'.M38];['漁業生產量值-漁業種類別魚類別生產量值8'.O38];['漁業生產量值-漁業種類別魚類別生產量值9'.C38];['漁業生產量值-漁業種類別魚類別生產量值9'.E38];['漁業生產量值-漁業種類別魚類別生產量值9'.G38];['漁業生產量值-漁業種類別魚類別生產量值9'.I38];['漁業生產量值-漁業種類別魚類別生產量值9'.K38];['漁業生產量值-漁業種類別魚類別生產量值9'.M38])=0;&quot;-&quot;;SUM([.O38];['漁業生產量值-漁業種類別魚類別生產量值8'.C38];['漁業生產量值-漁業種類別魚類別生產量值8'.E38];['漁業生產量值-漁業種類別魚類別生產量值8'.G38];['漁業生產量值-漁業種類別魚類別生產量值8'.I38];['漁業生產量值-漁業種類別魚類別生產量值8'.K38];['漁業生產量值-漁業種類別魚類別生產量值8'.M38];['漁業生產量值-漁業種類別魚類別生產量值8'.O38];['漁業生產量值-漁業種類別魚類別生產量值9'.C38];['漁業生產量值-漁業種類別魚類別生產量值9'.E38];['漁業生產量值-漁業種類別魚類別生產量值9'.G38];['漁業生產量值-漁業種類別魚類別生產量值9'.I38];['漁業生產量值-漁業種類別魚類別生產量值9'.K38];['漁業生產量值-漁業種類別魚類別生產量值9'.M38]))" table:style-name="ce110">
            <text:p>-</text:p>
          </table:table-cell>
          <table:table-cell office:value-type="string" office:string-value="-" table:formula="of:=  IF(SUM([.P38];['漁業生產量值-漁業種類別魚類別生產量值8'.D38];['漁業生產量值-漁業種類別魚類別生產量值8'.F38];['漁業生產量值-漁業種類別魚類別生產量值8'.H38];['漁業生產量值-漁業種類別魚類別生產量值8'.J38];['漁業生產量值-漁業種類別魚類別生產量值8'.L38];['漁業生產量值-漁業種類別魚類別生產量值8'.N38];['漁業生產量值-漁業種類別魚類別生產量值8'.P38];['漁業生產量值-漁業種類別魚類別生產量值9'.D38];['漁業生產量值-漁業種類別魚類別生產量值9'.F38];['漁業生產量值-漁業種類別魚類別生產量值9'.H38];['漁業生產量值-漁業種類別魚類別生產量值9'.J38];['漁業生產量值-漁業種類別魚類別生產量值9'.L38];['漁業生產量值-漁業種類別魚類別生產量值9'.N38])=0;&quot;-&quot;;SUM([.P38];['漁業生產量值-漁業種類別魚類別生產量值8'.D38];['漁業生產量值-漁業種類別魚類別生產量值8'.F38];['漁業生產量值-漁業種類別魚類別生產量值8'.H38];['漁業生產量值-漁業種類別魚類別生產量值8'.J38];['漁業生產量值-漁業種類別魚類別生產量值8'.L38];['漁業生產量值-漁業種類別魚類別生產量值8'.N38];['漁業生產量值-漁業種類別魚類別生產量值8'.P38];['漁業生產量值-漁業種類別魚類別生產量值9'.D38];['漁業生產量值-漁業種類別魚類別生產量值9'.F38];['漁業生產量值-漁業種類別魚類別生產量值9'.H38];['漁業生產量值-漁業種類別魚類別生產量值9'.J38];['漁業生產量值-漁業種類別魚類別生產量值9'.L38];['漁業生產量值-漁業種類別魚類別生產量值9'.N38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0.72699999999999998" table:formula="of:=  IF(SUM([.O39];['漁業生產量值-漁業種類別魚類別生產量值8'.C39];['漁業生產量值-漁業種類別魚類別生產量值8'.E39];['漁業生產量值-漁業種類別魚類別生產量值8'.G39];['漁業生產量值-漁業種類別魚類別生產量值8'.I39];['漁業生產量值-漁業種類別魚類別生產量值8'.K39];['漁業生產量值-漁業種類別魚類別生產量值8'.M39];['漁業生產量值-漁業種類別魚類別生產量值8'.O39];['漁業生產量值-漁業種類別魚類別生產量值9'.C39];['漁業生產量值-漁業種類別魚類別生產量值9'.E39];['漁業生產量值-漁業種類別魚類別生產量值9'.G39];['漁業生產量值-漁業種類別魚類別生產量值9'.I39];['漁業生產量值-漁業種類別魚類別生產量值9'.K39];['漁業生產量值-漁業種類別魚類別生產量值9'.M39])=0;&quot;-&quot;;SUM([.O39];['漁業生產量值-漁業種類別魚類別生產量值8'.C39];['漁業生產量值-漁業種類別魚類別生產量值8'.E39];['漁業生產量值-漁業種類別魚類別生產量值8'.G39];['漁業生產量值-漁業種類別魚類別生產量值8'.I39];['漁業生產量值-漁業種類別魚類別生產量值8'.K39];['漁業生產量值-漁業種類別魚類別生產量值8'.M39];['漁業生產量值-漁業種類別魚類別生產量值8'.O39];['漁業生產量值-漁業種類別魚類別生產量值9'.C39];['漁業生產量值-漁業種類別魚類別生產量值9'.E39];['漁業生產量值-漁業種類別魚類別生產量值9'.G39];['漁業生產量值-漁業種類別魚類別生產量值9'.I39];['漁業生產量值-漁業種類別魚類別生產量值9'.K39];['漁業生產量值-漁業種類別魚類別生產量值9'.M39]))" table:style-name="ce110">
            <text:p>1<text:s/></text:p>
          </table:table-cell>
          <table:table-cell office:value-type="float" office:value="34.168999999999997" table:formula="of:=  IF(SUM([.P39];['漁業生產量值-漁業種類別魚類別生產量值8'.D39];['漁業生產量值-漁業種類別魚類別生產量值8'.F39];['漁業生產量值-漁業種類別魚類別生產量值8'.H39];['漁業生產量值-漁業種類別魚類別生產量值8'.J39];['漁業生產量值-漁業種類別魚類別生產量值8'.L39];['漁業生產量值-漁業種類別魚類別生產量值8'.N39];['漁業生產量值-漁業種類別魚類別生產量值8'.P39];['漁業生產量值-漁業種類別魚類別生產量值9'.D39];['漁業生產量值-漁業種類別魚類別生產量值9'.F39];['漁業生產量值-漁業種類別魚類別生產量值9'.H39];['漁業生產量值-漁業種類別魚類別生產量值9'.J39];['漁業生產量值-漁業種類別魚類別生產量值9'.L39];['漁業生產量值-漁業種類別魚類別生產量值9'.N39])=0;&quot;-&quot;;SUM([.P39];['漁業生產量值-漁業種類別魚類別生產量值8'.D39];['漁業生產量值-漁業種類別魚類別生產量值8'.F39];['漁業生產量值-漁業種類別魚類別生產量值8'.H39];['漁業生產量值-漁業種類別魚類別生產量值8'.J39];['漁業生產量值-漁業種類別魚類別生產量值8'.L39];['漁業生產量值-漁業種類別魚類別生產量值8'.N39];['漁業生產量值-漁業種類別魚類別生產量值8'.P39];['漁業生產量值-漁業種類別魚類別生產量值9'.D39];['漁業生產量值-漁業種類別魚類別生產量值9'.F39];['漁業生產量值-漁業種類別魚類別生產量值9'.H39];['漁業生產量值-漁業種類別魚類別生產量值9'.J39];['漁業生產量值-漁業種類別魚類別生產量值9'.L39];['漁業生產量值-漁業種類別魚類別生產量值9'.N39]))" table:style-name="ce37">
            <text:p>34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299.51650000000001" table:style-name="ce47">
            <text:p>300<text:s/></text:p>
          </table:table-cell>
          <table:table-cell office:value-type="float" office:value="28523.670249999999" table:style-name="ce47">
            <text:p>28,52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68.222999999999999" table:style-name="ce47">
            <text:p>68<text:s/></text:p>
          </table:table-cell>
          <table:table-cell office:value-type="float" office:value="5131.9875000000002" table:style-name="ce47">
            <text:p>5,13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824.43893000000014" table:formula="of:=  IF(SUM([.O40];['漁業生產量值-漁業種類別魚類別生產量值8'.C40];['漁業生產量值-漁業種類別魚類別生產量值8'.E40];['漁業生產量值-漁業種類別魚類別生產量值8'.G40];['漁業生產量值-漁業種類別魚類別生產量值8'.I40];['漁業生產量值-漁業種類別魚類別生產量值8'.K40];['漁業生產量值-漁業種類別魚類別生產量值8'.M40];['漁業生產量值-漁業種類別魚類別生產量值8'.O40];['漁業生產量值-漁業種類別魚類別生產量值9'.C40];['漁業生產量值-漁業種類別魚類別生產量值9'.E40];['漁業生產量值-漁業種類別魚類別生產量值9'.G40];['漁業生產量值-漁業種類別魚類別生產量值9'.I40];['漁業生產量值-漁業種類別魚類別生產量值9'.K40];['漁業生產量值-漁業種類別魚類別生產量值9'.M40])=0;&quot;-&quot;;SUM([.O40];['漁業生產量值-漁業種類別魚類別生產量值8'.C40];['漁業生產量值-漁業種類別魚類別生產量值8'.E40];['漁業生產量值-漁業種類別魚類別生產量值8'.G40];['漁業生產量值-漁業種類別魚類別生產量值8'.I40];['漁業生產量值-漁業種類別魚類別生產量值8'.K40];['漁業生產量值-漁業種類別魚類別生產量值8'.M40];['漁業生產量值-漁業種類別魚類別生產量值8'.O40];['漁業生產量值-漁業種類別魚類別生產量值9'.C40];['漁業生產量值-漁業種類別魚類別生產量值9'.E40];['漁業生產量值-漁業種類別魚類別生產量值9'.G40];['漁業生產量值-漁業種類別魚類別生產量值9'.I40];['漁業生產量值-漁業種類別魚類別生產量值9'.K40];['漁業生產量值-漁業種類別魚類別生產量值9'.M40]))" table:style-name="ce110">
            <text:p>824<text:s/></text:p>
          </table:table-cell>
          <table:table-cell office:value-type="float" office:value="113516.23764000002" table:formula="of:=  IF(SUM([.P40];['漁業生產量值-漁業種類別魚類別生產量值8'.D40];['漁業生產量值-漁業種類別魚類別生產量值8'.F40];['漁業生產量值-漁業種類別魚類別生產量值8'.H40];['漁業生產量值-漁業種類別魚類別生產量值8'.J40];['漁業生產量值-漁業種類別魚類別生產量值8'.L40];['漁業生產量值-漁業種類別魚類別生產量值8'.N40];['漁業生產量值-漁業種類別魚類別生產量值8'.P40];['漁業生產量值-漁業種類別魚類別生產量值9'.D40];['漁業生產量值-漁業種類別魚類別生產量值9'.F40];['漁業生產量值-漁業種類別魚類別生產量值9'.H40];['漁業生產量值-漁業種類別魚類別生產量值9'.J40];['漁業生產量值-漁業種類別魚類別生產量值9'.L40];['漁業生產量值-漁業種類別魚類別生產量值9'.N40])=0;&quot;-&quot;;SUM([.P40];['漁業生產量值-漁業種類別魚類別生產量值8'.D40];['漁業生產量值-漁業種類別魚類別生產量值8'.F40];['漁業生產量值-漁業種類別魚類別生產量值8'.H40];['漁業生產量值-漁業種類別魚類別生產量值8'.J40];['漁業生產量值-漁業種類別魚類別生產量值8'.L40];['漁業生產量值-漁業種類別魚類別生產量值8'.N40];['漁業生產量值-漁業種類別魚類別生產量值8'.P40];['漁業生產量值-漁業種類別魚類別生產量值9'.D40];['漁業生產量值-漁業種類別魚類別生產量值9'.F40];['漁業生產量值-漁業種類別魚類別生產量值9'.H40];['漁業生產量值-漁業種類別魚類別生產量值9'.J40];['漁業生產量值-漁業種類別魚類別生產量值9'.L40];['漁業生產量值-漁業種類別魚類別生產量值9'.N40]))" table:style-name="ce37">
            <text:p>113,516<text:s/></text:p>
          </table:table-cell>
          <table:table-cell office:value-type="float" office:value="32.406999999999996" table:style-name="ce47">
            <text:p>32<text:s/></text:p>
          </table:table-cell>
          <table:table-cell office:value-type="float" office:value="1724.71137" table:style-name="ce68">
            <text:p>1,72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41];['漁業生產量值-漁業種類別魚類別生產量值8'.C41];['漁業生產量值-漁業種類別魚類別生產量值8'.E41];['漁業生產量值-漁業種類別魚類別生產量值8'.G41];['漁業生產量值-漁業種類別魚類別生產量值8'.I41];['漁業生產量值-漁業種類別魚類別生產量值8'.K41];['漁業生產量值-漁業種類別魚類別生產量值8'.M41];['漁業生產量值-漁業種類別魚類別生產量值8'.O41];['漁業生產量值-漁業種類別魚類別生產量值9'.C41];['漁業生產量值-漁業種類別魚類別生產量值9'.E41];['漁業生產量值-漁業種類別魚類別生產量值9'.G41];['漁業生產量值-漁業種類別魚類別生產量值9'.I41];['漁業生產量值-漁業種類別魚類別生產量值9'.K41];['漁業生產量值-漁業種類別魚類別生產量值9'.M41])=0;&quot;-&quot;;SUM([.O41];['漁業生產量值-漁業種類別魚類別生產量值8'.C41];['漁業生產量值-漁業種類別魚類別生產量值8'.E41];['漁業生產量值-漁業種類別魚類別生產量值8'.G41];['漁業生產量值-漁業種類別魚類別生產量值8'.I41];['漁業生產量值-漁業種類別魚類別生產量值8'.K41];['漁業生產量值-漁業種類別魚類別生產量值8'.M41];['漁業生產量值-漁業種類別魚類別生產量值8'.O41];['漁業生產量值-漁業種類別魚類別生產量值9'.C41];['漁業生產量值-漁業種類別魚類別生產量值9'.E41];['漁業生產量值-漁業種類別魚類別生產量值9'.G41];['漁業生產量值-漁業種類別魚類別生產量值9'.I41];['漁業生產量值-漁業種類別魚類別生產量值9'.K41];['漁業生產量值-漁業種類別魚類別生產量值9'.M41]))" table:style-name="ce110">
            <text:p>-</text:p>
          </table:table-cell>
          <table:table-cell office:value-type="string" office:string-value="-" table:formula="of:=  IF(SUM([.P41];['漁業生產量值-漁業種類別魚類別生產量值8'.D41];['漁業生產量值-漁業種類別魚類別生產量值8'.F41];['漁業生產量值-漁業種類別魚類別生產量值8'.H41];['漁業生產量值-漁業種類別魚類別生產量值8'.J41];['漁業生產量值-漁業種類別魚類別生產量值8'.L41];['漁業生產量值-漁業種類別魚類別生產量值8'.N41];['漁業生產量值-漁業種類別魚類別生產量值8'.P41];['漁業生產量值-漁業種類別魚類別生產量值9'.D41];['漁業生產量值-漁業種類別魚類別生產量值9'.F41];['漁業生產量值-漁業種類別魚類別生產量值9'.H41];['漁業生產量值-漁業種類別魚類別生產量值9'.J41];['漁業生產量值-漁業種類別魚類別生產量值9'.L41];['漁業生產量值-漁業種類別魚類別生產量值9'.N41])=0;&quot;-&quot;;SUM([.P41];['漁業生產量值-漁業種類別魚類別生產量值8'.D41];['漁業生產量值-漁業種類別魚類別生產量值8'.F41];['漁業生產量值-漁業種類別魚類別生產量值8'.H41];['漁業生產量值-漁業種類別魚類別生產量值8'.J41];['漁業生產量值-漁業種類別魚類別生產量值8'.L41];['漁業生產量值-漁業種類別魚類別生產量值8'.N41];['漁業生產量值-漁業種類別魚類別生產量值8'.P41];['漁業生產量值-漁業種類別魚類別生產量值9'.D41];['漁業生產量值-漁業種類別魚類別生產量值9'.F41];['漁業生產量值-漁業種類別魚類別生產量值9'.H41];['漁業生產量值-漁業種類別魚類別生產量值9'.J41];['漁業生產量值-漁業種類別魚類別生產量值9'.L41];['漁業生產量值-漁業種類別魚類別生產量值9'.N4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" table:style-name="ce47">
            <text:p>4<text:s/></text:p>
          </table:table-cell>
          <table:table-cell office:value-type="float" office:value="700" table:style-name="ce53">
            <text:p>700<text:s/></text:p>
          </table:table-cell>
          <table:table-cell office:value-type="string" office:string-value="-" table:formula="of:=  IF(SUM([.O42];['漁業生產量值-漁業種類別魚類別生產量值8'.C42];['漁業生產量值-漁業種類別魚類別生產量值8'.E42];['漁業生產量值-漁業種類別魚類別生產量值8'.G42];['漁業生產量值-漁業種類別魚類別生產量值8'.I42];['漁業生產量值-漁業種類別魚類別生產量值8'.K42];['漁業生產量值-漁業種類別魚類別生產量值8'.M42];['漁業生產量值-漁業種類別魚類別生產量值8'.O42];['漁業生產量值-漁業種類別魚類別生產量值9'.C42];['漁業生產量值-漁業種類別魚類別生產量值9'.E42];['漁業生產量值-漁業種類別魚類別生產量值9'.G42];['漁業生產量值-漁業種類別魚類別生產量值9'.I42];['漁業生產量值-漁業種類別魚類別生產量值9'.K42];['漁業生產量值-漁業種類別魚類別生產量值9'.M42])=0;&quot;-&quot;;SUM([.O42];['漁業生產量值-漁業種類別魚類別生產量值8'.C42];['漁業生產量值-漁業種類別魚類別生產量值8'.E42];['漁業生產量值-漁業種類別魚類別生產量值8'.G42];['漁業生產量值-漁業種類別魚類別生產量值8'.I42];['漁業生產量值-漁業種類別魚類別生產量值8'.K42];['漁業生產量值-漁業種類別魚類別生產量值8'.M42];['漁業生產量值-漁業種類別魚類別生產量值8'.O42];['漁業生產量值-漁業種類別魚類別生產量值9'.C42];['漁業生產量值-漁業種類別魚類別生產量值9'.E42];['漁業生產量值-漁業種類別魚類別生產量值9'.G42];['漁業生產量值-漁業種類別魚類別生產量值9'.I42];['漁業生產量值-漁業種類別魚類別生產量值9'.K42];['漁業生產量值-漁業種類別魚類別生產量值9'.M42]))" table:style-name="ce110">
            <text:p>-</text:p>
          </table:table-cell>
          <table:table-cell office:value-type="string" office:string-value="-" table:formula="of:=  IF(SUM([.P42];['漁業生產量值-漁業種類別魚類別生產量值8'.D42];['漁業生產量值-漁業種類別魚類別生產量值8'.F42];['漁業生產量值-漁業種類別魚類別生產量值8'.H42];['漁業生產量值-漁業種類別魚類別生產量值8'.J42];['漁業生產量值-漁業種類別魚類別生產量值8'.L42];['漁業生產量值-漁業種類別魚類別生產量值8'.N42];['漁業生產量值-漁業種類別魚類別生產量值8'.P42];['漁業生產量值-漁業種類別魚類別生產量值9'.D42];['漁業生產量值-漁業種類別魚類別生產量值9'.F42];['漁業生產量值-漁業種類別魚類別生產量值9'.H42];['漁業生產量值-漁業種類別魚類別生產量值9'.J42];['漁業生產量值-漁業種類別魚類別生產量值9'.L42];['漁業生產量值-漁業種類別魚類別生產量值9'.N42])=0;&quot;-&quot;;SUM([.P42];['漁業生產量值-漁業種類別魚類別生產量值8'.D42];['漁業生產量值-漁業種類別魚類別生產量值8'.F42];['漁業生產量值-漁業種類別魚類別生產量值8'.H42];['漁業生產量值-漁業種類別魚類別生產量值8'.J42];['漁業生產量值-漁業種類別魚類別生產量值8'.L42];['漁業生產量值-漁業種類別魚類別生產量值8'.N42];['漁業生產量值-漁業種類別魚類別生產量值8'.P42];['漁業生產量值-漁業種類別魚類別生產量值9'.D42];['漁業生產量值-漁業種類別魚類別生產量值9'.F42];['漁業生產量值-漁業種類別魚類別生產量值9'.H42];['漁業生產量值-漁業種類別魚類別生產量值9'.J42];['漁業生產量值-漁業種類別魚類別生產量值9'.L42];['漁業生產量值-漁業種類別魚類別生產量值9'.N4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64.700199999999995" table:style-name="ce47">
            <text:p>65<text:s/></text:p>
          </table:table-cell>
          <table:table-cell office:value-type="float" office:value="5889.723" table:style-name="ce47">
            <text:p>5,890<text:s/></text:p>
          </table:table-cell>
          <table:table-cell office:value-type="float" office:value="743.12779999999998" table:style-name="ce47">
            <text:p>743<text:s/></text:p>
          </table:table-cell>
          <table:table-cell office:value-type="float" office:value="130571.9817" table:style-name="ce53">
            <text:p>130,572<text:s/></text:p>
          </table:table-cell>
          <table:table-cell office:value-type="string" office:string-value="-" table:formula="of:=  IF(SUM([.O43];['漁業生產量值-漁業種類別魚類別生產量值8'.C43];['漁業生產量值-漁業種類別魚類別生產量值8'.E43];['漁業生產量值-漁業種類別魚類別生產量值8'.G43];['漁業生產量值-漁業種類別魚類別生產量值8'.I43];['漁業生產量值-漁業種類別魚類別生產量值8'.K43];['漁業生產量值-漁業種類別魚類別生產量值8'.M43];['漁業生產量值-漁業種類別魚類別生產量值8'.O43];['漁業生產量值-漁業種類別魚類別生產量值9'.C43];['漁業生產量值-漁業種類別魚類別生產量值9'.E43];['漁業生產量值-漁業種類別魚類別生產量值9'.G43];['漁業生產量值-漁業種類別魚類別生產量值9'.I43];['漁業生產量值-漁業種類別魚類別生產量值9'.K43];['漁業生產量值-漁業種類別魚類別生產量值9'.M43])=0;&quot;-&quot;;SUM([.O43];['漁業生產量值-漁業種類別魚類別生產量值8'.C43];['漁業生產量值-漁業種類別魚類別生產量值8'.E43];['漁業生產量值-漁業種類別魚類別生產量值8'.G43];['漁業生產量值-漁業種類別魚類別生產量值8'.I43];['漁業生產量值-漁業種類別魚類別生產量值8'.K43];['漁業生產量值-漁業種類別魚類別生產量值8'.M43];['漁業生產量值-漁業種類別魚類別生產量值8'.O43];['漁業生產量值-漁業種類別魚類別生產量值9'.C43];['漁業生產量值-漁業種類別魚類別生產量值9'.E43];['漁業生產量值-漁業種類別魚類別生產量值9'.G43];['漁業生產量值-漁業種類別魚類別生產量值9'.I43];['漁業生產量值-漁業種類別魚類別生產量值9'.K43];['漁業生產量值-漁業種類別魚類別生產量值9'.M43]))" table:style-name="ce110">
            <text:p>-</text:p>
          </table:table-cell>
          <table:table-cell office:value-type="string" office:string-value="-" table:formula="of:=  IF(SUM([.P43];['漁業生產量值-漁業種類別魚類別生產量值8'.D43];['漁業生產量值-漁業種類別魚類別生產量值8'.F43];['漁業生產量值-漁業種類別魚類別生產量值8'.H43];['漁業生產量值-漁業種類別魚類別生產量值8'.J43];['漁業生產量值-漁業種類別魚類別生產量值8'.L43];['漁業生產量值-漁業種類別魚類別生產量值8'.N43];['漁業生產量值-漁業種類別魚類別生產量值8'.P43];['漁業生產量值-漁業種類別魚類別生產量值9'.D43];['漁業生產量值-漁業種類別魚類別生產量值9'.F43];['漁業生產量值-漁業種類別魚類別生產量值9'.H43];['漁業生產量值-漁業種類別魚類別生產量值9'.J43];['漁業生產量值-漁業種類別魚類別生產量值9'.L43];['漁業生產量值-漁業種類別魚類別生產量值9'.N43])=0;&quot;-&quot;;SUM([.P43];['漁業生產量值-漁業種類別魚類別生產量值8'.D43];['漁業生產量值-漁業種類別魚類別生產量值8'.F43];['漁業生產量值-漁業種類別魚類別生產量值8'.H43];['漁業生產量值-漁業種類別魚類別生產量值8'.J43];['漁業生產量值-漁業種類別魚類別生產量值8'.L43];['漁業生產量值-漁業種類別魚類別生產量值8'.N43];['漁業生產量值-漁業種類別魚類別生產量值8'.P43];['漁業生產量值-漁業種類別魚類別生產量值9'.D43];['漁業生產量值-漁業種類別魚類別生產量值9'.F43];['漁業生產量值-漁業種類別魚類別生產量值9'.H43];['漁業生產量值-漁業種類別魚類別生產量值9'.J43];['漁業生產量值-漁業種類別魚類別生產量值9'.L43];['漁業生產量值-漁業種類別魚類別生產量值9'.N4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44];['漁業生產量值-漁業種類別魚類別生產量值8'.C44];['漁業生產量值-漁業種類別魚類別生產量值8'.E44];['漁業生產量值-漁業種類別魚類別生產量值8'.G44];['漁業生產量值-漁業種類別魚類別生產量值8'.I44];['漁業生產量值-漁業種類別魚類別生產量值8'.K44];['漁業生產量值-漁業種類別魚類別生產量值8'.M44];['漁業生產量值-漁業種類別魚類別生產量值8'.O44];['漁業生產量值-漁業種類別魚類別生產量值9'.C44];['漁業生產量值-漁業種類別魚類別生產量值9'.E44];['漁業生產量值-漁業種類別魚類別生產量值9'.G44];['漁業生產量值-漁業種類別魚類別生產量值9'.I44];['漁業生產量值-漁業種類別魚類別生產量值9'.K44];['漁業生產量值-漁業種類別魚類別生產量值9'.M44])=0;&quot;-&quot;;SUM([.O44];['漁業生產量值-漁業種類別魚類別生產量值8'.C44];['漁業生產量值-漁業種類別魚類別生產量值8'.E44];['漁業生產量值-漁業種類別魚類別生產量值8'.G44];['漁業生產量值-漁業種類別魚類別生產量值8'.I44];['漁業生產量值-漁業種類別魚類別生產量值8'.K44];['漁業生產量值-漁業種類別魚類別生產量值8'.M44];['漁業生產量值-漁業種類別魚類別生產量值8'.O44];['漁業生產量值-漁業種類別魚類別生產量值9'.C44];['漁業生產量值-漁業種類別魚類別生產量值9'.E44];['漁業生產量值-漁業種類別魚類別生產量值9'.G44];['漁業生產量值-漁業種類別魚類別生產量值9'.I44];['漁業生產量值-漁業種類別魚類別生產量值9'.K44];['漁業生產量值-漁業種類別魚類別生產量值9'.M44]))" table:style-name="ce110">
            <text:p>-</text:p>
          </table:table-cell>
          <table:table-cell office:value-type="string" office:string-value="-" table:formula="of:=  IF(SUM([.P44];['漁業生產量值-漁業種類別魚類別生產量值8'.D44];['漁業生產量值-漁業種類別魚類別生產量值8'.F44];['漁業生產量值-漁業種類別魚類別生產量值8'.H44];['漁業生產量值-漁業種類別魚類別生產量值8'.J44];['漁業生產量值-漁業種類別魚類別生產量值8'.L44];['漁業生產量值-漁業種類別魚類別生產量值8'.N44];['漁業生產量值-漁業種類別魚類別生產量值8'.P44];['漁業生產量值-漁業種類別魚類別生產量值9'.D44];['漁業生產量值-漁業種類別魚類別生產量值9'.F44];['漁業生產量值-漁業種類別魚類別生產量值9'.H44];['漁業生產量值-漁業種類別魚類別生產量值9'.J44];['漁業生產量值-漁業種類別魚類別生產量值9'.L44];['漁業生產量值-漁業種類別魚類別生產量值9'.N44])=0;&quot;-&quot;;SUM([.P44];['漁業生產量值-漁業種類別魚類別生產量值8'.D44];['漁業生產量值-漁業種類別魚類別生產量值8'.F44];['漁業生產量值-漁業種類別魚類別生產量值8'.H44];['漁業生產量值-漁業種類別魚類別生產量值8'.J44];['漁業生產量值-漁業種類別魚類別生產量值8'.L44];['漁業生產量值-漁業種類別魚類別生產量值8'.N44];['漁業生產量值-漁業種類別魚類別生產量值8'.P44];['漁業生產量值-漁業種類別魚類別生產量值9'.D44];['漁業生產量值-漁業種類別魚類別生產量值9'.F44];['漁業生產量值-漁業種類別魚類別生產量值9'.H44];['漁業生產量值-漁業種類別魚類別生產量值9'.J44];['漁業生產量值-漁業種類別魚類別生產量值9'.L44];['漁業生產量值-漁業種類別魚類別生產量值9'.N4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45];['漁業生產量值-漁業種類別魚類別生產量值8'.C45];['漁業生產量值-漁業種類別魚類別生產量值8'.E45];['漁業生產量值-漁業種類別魚類別生產量值8'.G45];['漁業生產量值-漁業種類別魚類別生產量值8'.I45];['漁業生產量值-漁業種類別魚類別生產量值8'.K45];['漁業生產量值-漁業種類別魚類別生產量值8'.M45];['漁業生產量值-漁業種類別魚類別生產量值8'.O45];['漁業生產量值-漁業種類別魚類別生產量值9'.C45];['漁業生產量值-漁業種類別魚類別生產量值9'.E45];['漁業生產量值-漁業種類別魚類別生產量值9'.G45];['漁業生產量值-漁業種類別魚類別生產量值9'.I45];['漁業生產量值-漁業種類別魚類別生產量值9'.K45];['漁業生產量值-漁業種類別魚類別生產量值9'.M45])=0;&quot;-&quot;;SUM([.O45];['漁業生產量值-漁業種類別魚類別生產量值8'.C45];['漁業生產量值-漁業種類別魚類別生產量值8'.E45];['漁業生產量值-漁業種類別魚類別生產量值8'.G45];['漁業生產量值-漁業種類別魚類別生產量值8'.I45];['漁業生產量值-漁業種類別魚類別生產量值8'.K45];['漁業生產量值-漁業種類別魚類別生產量值8'.M45];['漁業生產量值-漁業種類別魚類別生產量值8'.O45];['漁業生產量值-漁業種類別魚類別生產量值9'.C45];['漁業生產量值-漁業種類別魚類別生產量值9'.E45];['漁業生產量值-漁業種類別魚類別生產量值9'.G45];['漁業生產量值-漁業種類別魚類別生產量值9'.I45];['漁業生產量值-漁業種類別魚類別生產量值9'.K45];['漁業生產量值-漁業種類別魚類別生產量值9'.M45]))" table:style-name="ce110">
            <text:p>-</text:p>
          </table:table-cell>
          <table:table-cell office:value-type="string" office:string-value="-" table:formula="of:=  IF(SUM([.P45];['漁業生產量值-漁業種類別魚類別生產量值8'.D45];['漁業生產量值-漁業種類別魚類別生產量值8'.F45];['漁業生產量值-漁業種類別魚類別生產量值8'.H45];['漁業生產量值-漁業種類別魚類別生產量值8'.J45];['漁業生產量值-漁業種類別魚類別生產量值8'.L45];['漁業生產量值-漁業種類別魚類別生產量值8'.N45];['漁業生產量值-漁業種類別魚類別生產量值8'.P45];['漁業生產量值-漁業種類別魚類別生產量值9'.D45];['漁業生產量值-漁業種類別魚類別生產量值9'.F45];['漁業生產量值-漁業種類別魚類別生產量值9'.H45];['漁業生產量值-漁業種類別魚類別生產量值9'.J45];['漁業生產量值-漁業種類別魚類別生產量值9'.L45];['漁業生產量值-漁業種類別魚類別生產量值9'.N45])=0;&quot;-&quot;;SUM([.P45];['漁業生產量值-漁業種類別魚類別生產量值8'.D45];['漁業生產量值-漁業種類別魚類別生產量值8'.F45];['漁業生產量值-漁業種類別魚類別生產量值8'.H45];['漁業生產量值-漁業種類別魚類別生產量值8'.J45];['漁業生產量值-漁業種類別魚類別生產量值8'.L45];['漁業生產量值-漁業種類別魚類別生產量值8'.N45];['漁業生產量值-漁業種類別魚類別生產量值8'.P45];['漁業生產量值-漁業種類別魚類別生產量值9'.D45];['漁業生產量值-漁業種類別魚類別生產量值9'.F45];['漁業生產量值-漁業種類別魚類別生產量值9'.H45];['漁業生產量值-漁業種類別魚類別生產量值9'.J45];['漁業生產量值-漁業種類別魚類別生產量值9'.L45];['漁業生產量值-漁業種類別魚類別生產量值9'.N4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46];['漁業生產量值-漁業種類別魚類別生產量值8'.C46];['漁業生產量值-漁業種類別魚類別生產量值8'.E46];['漁業生產量值-漁業種類別魚類別生產量值8'.G46];['漁業生產量值-漁業種類別魚類別生產量值8'.I46];['漁業生產量值-漁業種類別魚類別生產量值8'.K46];['漁業生產量值-漁業種類別魚類別生產量值8'.M46];['漁業生產量值-漁業種類別魚類別生產量值8'.O46];['漁業生產量值-漁業種類別魚類別生產量值9'.C46];['漁業生產量值-漁業種類別魚類別生產量值9'.E46];['漁業生產量值-漁業種類別魚類別生產量值9'.G46];['漁業生產量值-漁業種類別魚類別生產量值9'.I46];['漁業生產量值-漁業種類別魚類別生產量值9'.K46];['漁業生產量值-漁業種類別魚類別生產量值9'.M46])=0;&quot;-&quot;;SUM([.O46];['漁業生產量值-漁業種類別魚類別生產量值8'.C46];['漁業生產量值-漁業種類別魚類別生產量值8'.E46];['漁業生產量值-漁業種類別魚類別生產量值8'.G46];['漁業生產量值-漁業種類別魚類別生產量值8'.I46];['漁業生產量值-漁業種類別魚類別生產量值8'.K46];['漁業生產量值-漁業種類別魚類別生產量值8'.M46];['漁業生產量值-漁業種類別魚類別生產量值8'.O46];['漁業生產量值-漁業種類別魚類別生產量值9'.C46];['漁業生產量值-漁業種類別魚類別生產量值9'.E46];['漁業生產量值-漁業種類別魚類別生產量值9'.G46];['漁業生產量值-漁業種類別魚類別生產量值9'.I46];['漁業生產量值-漁業種類別魚類別生產量值9'.K46];['漁業生產量值-漁業種類別魚類別生產量值9'.M46]))" table:style-name="ce110">
            <text:p>-</text:p>
          </table:table-cell>
          <table:table-cell office:value-type="string" office:string-value="-" table:formula="of:=  IF(SUM([.P46];['漁業生產量值-漁業種類別魚類別生產量值8'.D46];['漁業生產量值-漁業種類別魚類別生產量值8'.F46];['漁業生產量值-漁業種類別魚類別生產量值8'.H46];['漁業生產量值-漁業種類別魚類別生產量值8'.J46];['漁業生產量值-漁業種類別魚類別生產量值8'.L46];['漁業生產量值-漁業種類別魚類別生產量值8'.N46];['漁業生產量值-漁業種類別魚類別生產量值8'.P46];['漁業生產量值-漁業種類別魚類別生產量值9'.D46];['漁業生產量值-漁業種類別魚類別生產量值9'.F46];['漁業生產量值-漁業種類別魚類別生產量值9'.H46];['漁業生產量值-漁業種類別魚類別生產量值9'.J46];['漁業生產量值-漁業種類別魚類別生產量值9'.L46];['漁業生產量值-漁業種類別魚類別生產量值9'.N46])=0;&quot;-&quot;;SUM([.P46];['漁業生產量值-漁業種類別魚類別生產量值8'.D46];['漁業生產量值-漁業種類別魚類別生產量值8'.F46];['漁業生產量值-漁業種類別魚類別生產量值8'.H46];['漁業生產量值-漁業種類別魚類別生產量值8'.J46];['漁業生產量值-漁業種類別魚類別生產量值8'.L46];['漁業生產量值-漁業種類別魚類別生產量值8'.N46];['漁業生產量值-漁業種類別魚類別生產量值8'.P46];['漁業生產量值-漁業種類別魚類別生產量值9'.D46];['漁業生產量值-漁業種類別魚類別生產量值9'.F46];['漁業生產量值-漁業種類別魚類別生產量值9'.H46];['漁業生產量值-漁業種類別魚類別生產量值9'.J46];['漁業生產量值-漁業種類別魚類別生產量值9'.L46];['漁業生產量值-漁業種類別魚類別生產量值9'.N4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float" office:value="5.7290999999999999" table:style-name="ce47">
            <text:p>6<text:s/></text:p>
          </table:table-cell>
          <table:table-cell office:value-type="float" office:value="486.9735" table:style-name="ce47">
            <text:p>48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5" table:style-name="ce47">
            <text:p>1<text:s/></text:p>
          </table:table-cell>
          <table:table-cell office:value-type="float" office:value="10.5" table:style-name="ce47">
            <text:p>1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291.09212000000002" table:formula="of:=  IF(SUM([.O47];['漁業生產量值-漁業種類別魚類別生產量值8'.C47];['漁業生產量值-漁業種類別魚類別生產量值8'.E47];['漁業生產量值-漁業種類別魚類別生產量值8'.G47];['漁業生產量值-漁業種類別魚類別生產量值8'.I47];['漁業生產量值-漁業種類別魚類別生產量值8'.K47];['漁業生產量值-漁業種類別魚類別生產量值8'.M47];['漁業生產量值-漁業種類別魚類別生產量值8'.O47];['漁業生產量值-漁業種類別魚類別生產量值9'.C47];['漁業生產量值-漁業種類別魚類別生產量值9'.E47];['漁業生產量值-漁業種類別魚類別生產量值9'.G47];['漁業生產量值-漁業種類別魚類別生產量值9'.I47];['漁業生產量值-漁業種類別魚類別生產量值9'.K47];['漁業生產量值-漁業種類別魚類別生產量值9'.M47])=0;&quot;-&quot;;SUM([.O47];['漁業生產量值-漁業種類別魚類別生產量值8'.C47];['漁業生產量值-漁業種類別魚類別生產量值8'.E47];['漁業生產量值-漁業種類別魚類別生產量值8'.G47];['漁業生產量值-漁業種類別魚類別生產量值8'.I47];['漁業生產量值-漁業種類別魚類別生產量值8'.K47];['漁業生產量值-漁業種類別魚類別生產量值8'.M47];['漁業生產量值-漁業種類別魚類別生產量值8'.O47];['漁業生產量值-漁業種類別魚類別生產量值9'.C47];['漁業生產量值-漁業種類別魚類別生產量值9'.E47];['漁業生產量值-漁業種類別魚類別生產量值9'.G47];['漁業生產量值-漁業種類別魚類別生產量值9'.I47];['漁業生產量值-漁業種類別魚類別生產量值9'.K47];['漁業生產量值-漁業種類別魚類別生產量值9'.M47]))" table:style-name="ce110">
            <text:p>291<text:s/></text:p>
          </table:table-cell>
          <table:table-cell office:value-type="float" office:value="20223.27766" table:formula="of:=  IF(SUM([.P47];['漁業生產量值-漁業種類別魚類別生產量值8'.D47];['漁業生產量值-漁業種類別魚類別生產量值8'.F47];['漁業生產量值-漁業種類別魚類別生產量值8'.H47];['漁業生產量值-漁業種類別魚類別生產量值8'.J47];['漁業生產量值-漁業種類別魚類別生產量值8'.L47];['漁業生產量值-漁業種類別魚類別生產量值8'.N47];['漁業生產量值-漁業種類別魚類別生產量值8'.P47];['漁業生產量值-漁業種類別魚類別生產量值9'.D47];['漁業生產量值-漁業種類別魚類別生產量值9'.F47];['漁業生產量值-漁業種類別魚類別生產量值9'.H47];['漁業生產量值-漁業種類別魚類別生產量值9'.J47];['漁業生產量值-漁業種類別魚類別生產量值9'.L47];['漁業生產量值-漁業種類別魚類別生產量值9'.N47])=0;&quot;-&quot;;SUM([.P47];['漁業生產量值-漁業種類別魚類別生產量值8'.D47];['漁業生產量值-漁業種類別魚類別生產量值8'.F47];['漁業生產量值-漁業種類別魚類別生產量值8'.H47];['漁業生產量值-漁業種類別魚類別生產量值8'.J47];['漁業生產量值-漁業種類別魚類別生產量值8'.L47];['漁業生產量值-漁業種類別魚類別生產量值8'.N47];['漁業生產量值-漁業種類別魚類別生產量值8'.P47];['漁業生產量值-漁業種類別魚類別生產量值9'.D47];['漁業生產量值-漁業種類別魚類別生產量值9'.F47];['漁業生產量值-漁業種類別魚類別生產量值9'.H47];['漁業生產量值-漁業種類別魚類別生產量值9'.J47];['漁業生產量值-漁業種類別魚類別生產量值9'.L47];['漁業生產量值-漁業種類別魚類別生產量值9'.N47]))" table:style-name="ce37">
            <text:p>20,223<text:s/></text:p>
          </table:table-cell>
          <table:table-cell office:value-type="float" office:value="159.96021999999999" table:style-name="ce47">
            <text:p>160<text:s/></text:p>
          </table:table-cell>
          <table:table-cell office:value-type="float" office:value="7455.8271400000003" table:style-name="ce68">
            <text:p>7,45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float" office:value="201.47200000000001" table:style-name="ce47">
            <text:p>201<text:s/></text:p>
          </table:table-cell>
          <table:table-cell office:value-type="float" office:value="17528.063999999998" table:style-name="ce47">
            <text:p>17,52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53.764699999999998" table:formula="of:=  IF(SUM([.O48];['漁業生產量值-漁業種類別魚類別生產量值8'.C48];['漁業生產量值-漁業種類別魚類別生產量值8'.E48];['漁業生產量值-漁業種類別魚類別生產量值8'.G48];['漁業生產量值-漁業種類別魚類別生產量值8'.I48];['漁業生產量值-漁業種類別魚類別生產量值8'.K48];['漁業生產量值-漁業種類別魚類別生產量值8'.M48];['漁業生產量值-漁業種類別魚類別生產量值8'.O48];['漁業生產量值-漁業種類別魚類別生產量值9'.C48];['漁業生產量值-漁業種類別魚類別生產量值9'.E48];['漁業生產量值-漁業種類別魚類別生產量值9'.G48];['漁業生產量值-漁業種類別魚類別生產量值9'.I48];['漁業生產量值-漁業種類別魚類別生產量值9'.K48];['漁業生產量值-漁業種類別魚類別生產量值9'.M48])=0;&quot;-&quot;;SUM([.O48];['漁業生產量值-漁業種類別魚類別生產量值8'.C48];['漁業生產量值-漁業種類別魚類別生產量值8'.E48];['漁業生產量值-漁業種類別魚類別生產量值8'.G48];['漁業生產量值-漁業種類別魚類別生產量值8'.I48];['漁業生產量值-漁業種類別魚類別生產量值8'.K48];['漁業生產量值-漁業種類別魚類別生產量值8'.M48];['漁業生產量值-漁業種類別魚類別生產量值8'.O48];['漁業生產量值-漁業種類別魚類別生產量值9'.C48];['漁業生產量值-漁業種類別魚類別生產量值9'.E48];['漁業生產量值-漁業種類別魚類別生產量值9'.G48];['漁業生產量值-漁業種類別魚類別生產量值9'.I48];['漁業生產量值-漁業種類別魚類別生產量值9'.K48];['漁業生產量值-漁業種類別魚類別生產量值9'.M48]))" table:style-name="ce110">
            <text:p>54<text:s/></text:p>
          </table:table-cell>
          <table:table-cell office:value-type="float" office:value="13793.255199999998" table:formula="of:=  IF(SUM([.P48];['漁業生產量值-漁業種類別魚類別生產量值8'.D48];['漁業生產量值-漁業種類別魚類別生產量值8'.F48];['漁業生產量值-漁業種類別魚類別生產量值8'.H48];['漁業生產量值-漁業種類別魚類別生產量值8'.J48];['漁業生產量值-漁業種類別魚類別生產量值8'.L48];['漁業生產量值-漁業種類別魚類別生產量值8'.N48];['漁業生產量值-漁業種類別魚類別生產量值8'.P48];['漁業生產量值-漁業種類別魚類別生產量值9'.D48];['漁業生產量值-漁業種類別魚類別生產量值9'.F48];['漁業生產量值-漁業種類別魚類別生產量值9'.H48];['漁業生產量值-漁業種類別魚類別生產量值9'.J48];['漁業生產量值-漁業種類別魚類別生產量值9'.L48];['漁業生產量值-漁業種類別魚類別生產量值9'.N48])=0;&quot;-&quot;;SUM([.P48];['漁業生產量值-漁業種類別魚類別生產量值8'.D48];['漁業生產量值-漁業種類別魚類別生產量值8'.F48];['漁業生產量值-漁業種類別魚類別生產量值8'.H48];['漁業生產量值-漁業種類別魚類別生產量值8'.J48];['漁業生產量值-漁業種類別魚類別生產量值8'.L48];['漁業生產量值-漁業種類別魚類別生產量值8'.N48];['漁業生產量值-漁業種類別魚類別生產量值8'.P48];['漁業生產量值-漁業種類別魚類別生產量值9'.D48];['漁業生產量值-漁業種類別魚類別生產量值9'.F48];['漁業生產量值-漁業種類別魚類別生產量值9'.H48];['漁業生產量值-漁業種類別魚類別生產量值9'.J48];['漁業生產量值-漁業種類別魚類別生產量值9'.L48];['漁業生產量值-漁業種類別魚類別生產量值9'.N48]))" table:style-name="ce37">
            <text:p>13,793<text:s/></text:p>
          </table:table-cell>
          <table:table-cell office:value-type="float" office:value="18.600000000000001" table:style-name="ce47">
            <text:p>19<text:s/></text:p>
          </table:table-cell>
          <table:table-cell office:value-type="float" office:value="1860" table:style-name="ce68">
            <text:p>1,860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float" office:value="2" table:style-name="ce47">
            <text:p>2<text:s/></text:p>
          </table:table-cell>
          <table:table-cell office:value-type="float" office:value="200" table:style-name="ce47">
            <text:p>20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104.94112" table:formula="of:=  IF(SUM([.O49];['漁業生產量值-漁業種類別魚類別生產量值8'.C49];['漁業生產量值-漁業種類別魚類別生產量值8'.E49];['漁業生產量值-漁業種類別魚類別生產量值8'.G49];['漁業生產量值-漁業種類別魚類別生產量值8'.I49];['漁業生產量值-漁業種類別魚類別生產量值8'.K49];['漁業生產量值-漁業種類別魚類別生產量值8'.M49];['漁業生產量值-漁業種類別魚類別生產量值8'.O49];['漁業生產量值-漁業種類別魚類別生產量值9'.C49];['漁業生產量值-漁業種類別魚類別生產量值9'.E49];['漁業生產量值-漁業種類別魚類別生產量值9'.G49];['漁業生產量值-漁業種類別魚類別生產量值9'.I49];['漁業生產量值-漁業種類別魚類別生產量值9'.K49];['漁業生產量值-漁業種類別魚類別生產量值9'.M49])=0;&quot;-&quot;;SUM([.O49];['漁業生產量值-漁業種類別魚類別生產量值8'.C49];['漁業生產量值-漁業種類別魚類別生產量值8'.E49];['漁業生產量值-漁業種類別魚類別生產量值8'.G49];['漁業生產量值-漁業種類別魚類別生產量值8'.I49];['漁業生產量值-漁業種類別魚類別生產量值8'.K49];['漁業生產量值-漁業種類別魚類別生產量值8'.M49];['漁業生產量值-漁業種類別魚類別生產量值8'.O49];['漁業生產量值-漁業種類別魚類別生產量值9'.C49];['漁業生產量值-漁業種類別魚類別生產量值9'.E49];['漁業生產量值-漁業種類別魚類別生產量值9'.G49];['漁業生產量值-漁業種類別魚類別生產量值9'.I49];['漁業生產量值-漁業種類別魚類別生產量值9'.K49];['漁業生產量值-漁業種類別魚類別生產量值9'.M49]))" table:style-name="ce110">
            <text:p>105<text:s/></text:p>
          </table:table-cell>
          <table:table-cell office:value-type="float" office:value="9370.258600000001" table:formula="of:=  IF(SUM([.P49];['漁業生產量值-漁業種類別魚類別生產量值8'.D49];['漁業生產量值-漁業種類別魚類別生產量值8'.F49];['漁業生產量值-漁業種類別魚類別生產量值8'.H49];['漁業生產量值-漁業種類別魚類別生產量值8'.J49];['漁業生產量值-漁業種類別魚類別生產量值8'.L49];['漁業生產量值-漁業種類別魚類別生產量值8'.N49];['漁業生產量值-漁業種類別魚類別生產量值8'.P49];['漁業生產量值-漁業種類別魚類別生產量值9'.D49];['漁業生產量值-漁業種類別魚類別生產量值9'.F49];['漁業生產量值-漁業種類別魚類別生產量值9'.H49];['漁業生產量值-漁業種類別魚類別生產量值9'.J49];['漁業生產量值-漁業種類別魚類別生產量值9'.L49];['漁業生產量值-漁業種類別魚類別生產量值9'.N49])=0;&quot;-&quot;;SUM([.P49];['漁業生產量值-漁業種類別魚類別生產量值8'.D49];['漁業生產量值-漁業種類別魚類別生產量值8'.F49];['漁業生產量值-漁業種類別魚類別生產量值8'.H49];['漁業生產量值-漁業種類別魚類別生產量值8'.J49];['漁業生產量值-漁業種類別魚類別生產量值8'.L49];['漁業生產量值-漁業種類別魚類別生產量值8'.N49];['漁業生產量值-漁業種類別魚類別生產量值8'.P49];['漁業生產量值-漁業種類別魚類別生產量值9'.D49];['漁業生產量值-漁業種類別魚類別生產量值9'.F49];['漁業生產量值-漁業種類別魚類別生產量值9'.H49];['漁業生產量值-漁業種類別魚類別生產量值9'.J49];['漁業生產量值-漁業種類別魚類別生產量值9'.L49];['漁業生產量值-漁業種類別魚類別生產量值9'.N49]))" table:style-name="ce37">
            <text:p>9,370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0.91749999999999998" table:formula="of:=  IF(SUM([.O50];['漁業生產量值-漁業種類別魚類別生產量值8'.C50];['漁業生產量值-漁業種類別魚類別生產量值8'.E50];['漁業生產量值-漁業種類別魚類別生產量值8'.G50];['漁業生產量值-漁業種類別魚類別生產量值8'.I50];['漁業生產量值-漁業種類別魚類別生產量值8'.K50];['漁業生產量值-漁業種類別魚類別生產量值8'.M50];['漁業生產量值-漁業種類別魚類別生產量值8'.O50];['漁業生產量值-漁業種類別魚類別生產量值9'.C50];['漁業生產量值-漁業種類別魚類別生產量值9'.E50];['漁業生產量值-漁業種類別魚類別生產量值9'.G50];['漁業生產量值-漁業種類別魚類別生產量值9'.I50];['漁業生產量值-漁業種類別魚類別生產量值9'.K50];['漁業生產量值-漁業種類別魚類別生產量值9'.M50])=0;&quot;-&quot;;SUM([.O50];['漁業生產量值-漁業種類別魚類別生產量值8'.C50];['漁業生產量值-漁業種類別魚類別生產量值8'.E50];['漁業生產量值-漁業種類別魚類別生產量值8'.G50];['漁業生產量值-漁業種類別魚類別生產量值8'.I50];['漁業生產量值-漁業種類別魚類別生產量值8'.K50];['漁業生產量值-漁業種類別魚類別生產量值8'.M50];['漁業生產量值-漁業種類別魚類別生產量值8'.O50];['漁業生產量值-漁業種類別魚類別生產量值9'.C50];['漁業生產量值-漁業種類別魚類別生產量值9'.E50];['漁業生產量值-漁業種類別魚類別生產量值9'.G50];['漁業生產量值-漁業種類別魚類別生產量值9'.I50];['漁業生產量值-漁業種類別魚類別生產量值9'.K50];['漁業生產量值-漁業種類別魚類別生產量值9'.M50]))" table:style-name="ce110">
            <text:p>1<text:s/></text:p>
          </table:table-cell>
          <table:table-cell office:value-type="float" office:value="41.287500000000001" table:formula="of:=  IF(SUM([.P50];['漁業生產量值-漁業種類別魚類別生產量值8'.D50];['漁業生產量值-漁業種類別魚類別生產量值8'.F50];['漁業生產量值-漁業種類別魚類別生產量值8'.H50];['漁業生產量值-漁業種類別魚類別生產量值8'.J50];['漁業生產量值-漁業種類別魚類別生產量值8'.L50];['漁業生產量值-漁業種類別魚類別生產量值8'.N50];['漁業生產量值-漁業種類別魚類別生產量值8'.P50];['漁業生產量值-漁業種類別魚類別生產量值9'.D50];['漁業生產量值-漁業種類別魚類別生產量值9'.F50];['漁業生產量值-漁業種類別魚類別生產量值9'.H50];['漁業生產量值-漁業種類別魚類別生產量值9'.J50];['漁業生產量值-漁業種類別魚類別生產量值9'.L50];['漁業生產量值-漁業種類別魚類別生產量值9'.N50])=0;&quot;-&quot;;SUM([.P50];['漁業生產量值-漁業種類別魚類別生產量值8'.D50];['漁業生產量值-漁業種類別魚類別生產量值8'.F50];['漁業生產量值-漁業種類別魚類別生產量值8'.H50];['漁業生產量值-漁業種類別魚類別生產量值8'.J50];['漁業生產量值-漁業種類別魚類別生產量值8'.L50];['漁業生產量值-漁業種類別魚類別生產量值8'.N50];['漁業生產量值-漁業種類別魚類別生產量值8'.P50];['漁業生產量值-漁業種類別魚類別生產量值9'.D50];['漁業生產量值-漁業種類別魚類別生產量值9'.F50];['漁業生產量值-漁業種類別魚類別生產量值9'.H50];['漁業生產量值-漁業種類別魚類別生產量值9'.J50];['漁業生產量值-漁業種類別魚類別生產量值9'.L50];['漁業生產量值-漁業種類別魚類別生產量值9'.N50]))" table:style-name="ce37">
            <text:p>41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23.93" table:formula="of:=  IF(SUM([.O51];['漁業生產量值-漁業種類別魚類別生產量值8'.C51];['漁業生產量值-漁業種類別魚類別生產量值8'.E51];['漁業生產量值-漁業種類別魚類別生產量值8'.G51];['漁業生產量值-漁業種類別魚類別生產量值8'.I51];['漁業生產量值-漁業種類別魚類別生產量值8'.K51];['漁業生產量值-漁業種類別魚類別生產量值8'.M51];['漁業生產量值-漁業種類別魚類別生產量值8'.O51];['漁業生產量值-漁業種類別魚類別生產量值9'.C51];['漁業生產量值-漁業種類別魚類別生產量值9'.E51];['漁業生產量值-漁業種類別魚類別生產量值9'.G51];['漁業生產量值-漁業種類別魚類別生產量值9'.I51];['漁業生產量值-漁業種類別魚類別生產量值9'.K51];['漁業生產量值-漁業種類別魚類別生產量值9'.M51])=0;&quot;-&quot;;SUM([.O51];['漁業生產量值-漁業種類別魚類別生產量值8'.C51];['漁業生產量值-漁業種類別魚類別生產量值8'.E51];['漁業生產量值-漁業種類別魚類別生產量值8'.G51];['漁業生產量值-漁業種類別魚類別生產量值8'.I51];['漁業生產量值-漁業種類別魚類別生產量值8'.K51];['漁業生產量值-漁業種類別魚類別生產量值8'.M51];['漁業生產量值-漁業種類別魚類別生產量值8'.O51];['漁業生產量值-漁業種類別魚類別生產量值9'.C51];['漁業生產量值-漁業種類別魚類別生產量值9'.E51];['漁業生產量值-漁業種類別魚類別生產量值9'.G51];['漁業生產量值-漁業種類別魚類別生產量值9'.I51];['漁業生產量值-漁業種類別魚類別生產量值9'.K51];['漁業生產量值-漁業種類別魚類別生產量值9'.M51]))" table:style-name="ce110">
            <text:p>24<text:s/></text:p>
          </table:table-cell>
          <table:table-cell office:value-type="float" office:value="897.375" table:formula="of:=  IF(SUM([.P51];['漁業生產量值-漁業種類別魚類別生產量值8'.D51];['漁業生產量值-漁業種類別魚類別生產量值8'.F51];['漁業生產量值-漁業種類別魚類別生產量值8'.H51];['漁業生產量值-漁業種類別魚類別生產量值8'.J51];['漁業生產量值-漁業種類別魚類別生產量值8'.L51];['漁業生產量值-漁業種類別魚類別生產量值8'.N51];['漁業生產量值-漁業種類別魚類別生產量值8'.P51];['漁業生產量值-漁業種類別魚類別生產量值9'.D51];['漁業生產量值-漁業種類別魚類別生產量值9'.F51];['漁業生產量值-漁業種類別魚類別生產量值9'.H51];['漁業生產量值-漁業種類別魚類別生產量值9'.J51];['漁業生產量值-漁業種類別魚類別生產量值9'.L51];['漁業生產量值-漁業種類別魚類別生產量值9'.N51])=0;&quot;-&quot;;SUM([.P51];['漁業生產量值-漁業種類別魚類別生產量值8'.D51];['漁業生產量值-漁業種類別魚類別生產量值8'.F51];['漁業生產量值-漁業種類別魚類別生產量值8'.H51];['漁業生產量值-漁業種類別魚類別生產量值8'.J51];['漁業生產量值-漁業種類別魚類別生產量值8'.L51];['漁業生產量值-漁業種類別魚類別生產量值8'.N51];['漁業生產量值-漁業種類別魚類別生產量值8'.P51];['漁業生產量值-漁業種類別魚類別生產量值9'.D51];['漁業生產量值-漁業種類別魚類別生產量值9'.F51];['漁業生產量值-漁業種類別魚類別生產量值9'.H51];['漁業生產量值-漁業種類別魚類別生產量值9'.J51];['漁業生產量值-漁業種類別魚類別生產量值9'.L51];['漁業生產量值-漁業種類別魚類別生產量值9'.N51]))" table:style-name="ce37">
            <text:p>897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52];['漁業生產量值-漁業種類別魚類別生產量值8'.C52];['漁業生產量值-漁業種類別魚類別生產量值8'.E52];['漁業生產量值-漁業種類別魚類別生產量值8'.G52];['漁業生產量值-漁業種類別魚類別生產量值8'.I52];['漁業生產量值-漁業種類別魚類別生產量值8'.K52];['漁業生產量值-漁業種類別魚類別生產量值8'.M52];['漁業生產量值-漁業種類別魚類別生產量值8'.O52];['漁業生產量值-漁業種類別魚類別生產量值9'.C52];['漁業生產量值-漁業種類別魚類別生產量值9'.E52];['漁業生產量值-漁業種類別魚類別生產量值9'.G52];['漁業生產量值-漁業種類別魚類別生產量值9'.I52];['漁業生產量值-漁業種類別魚類別生產量值9'.K52];['漁業生產量值-漁業種類別魚類別生產量值9'.M52])=0;&quot;-&quot;;SUM([.O52];['漁業生產量值-漁業種類別魚類別生產量值8'.C52];['漁業生產量值-漁業種類別魚類別生產量值8'.E52];['漁業生產量值-漁業種類別魚類別生產量值8'.G52];['漁業生產量值-漁業種類別魚類別生產量值8'.I52];['漁業生產量值-漁業種類別魚類別生產量值8'.K52];['漁業生產量值-漁業種類別魚類別生產量值8'.M52];['漁業生產量值-漁業種類別魚類別生產量值8'.O52];['漁業生產量值-漁業種類別魚類別生產量值9'.C52];['漁業生產量值-漁業種類別魚類別生產量值9'.E52];['漁業生產量值-漁業種類別魚類別生產量值9'.G52];['漁業生產量值-漁業種類別魚類別生產量值9'.I52];['漁業生產量值-漁業種類別魚類別生產量值9'.K52];['漁業生產量值-漁業種類別魚類別生產量值9'.M52]))" table:style-name="ce110">
            <text:p>-</text:p>
          </table:table-cell>
          <table:table-cell office:value-type="string" office:string-value="-" table:formula="of:=  IF(SUM([.P52];['漁業生產量值-漁業種類別魚類別生產量值8'.D52];['漁業生產量值-漁業種類別魚類別生產量值8'.F52];['漁業生產量值-漁業種類別魚類別生產量值8'.H52];['漁業生產量值-漁業種類別魚類別生產量值8'.J52];['漁業生產量值-漁業種類別魚類別生產量值8'.L52];['漁業生產量值-漁業種類別魚類別生產量值8'.N52];['漁業生產量值-漁業種類別魚類別生產量值8'.P52];['漁業生產量值-漁業種類別魚類別生產量值9'.D52];['漁業生產量值-漁業種類別魚類別生產量值9'.F52];['漁業生產量值-漁業種類別魚類別生產量值9'.H52];['漁業生產量值-漁業種類別魚類別生產量值9'.J52];['漁業生產量值-漁業種類別魚類別生產量值9'.L52];['漁業生產量值-漁業種類別魚類別生產量值9'.N52])=0;&quot;-&quot;;SUM([.P52];['漁業生產量值-漁業種類別魚類別生產量值8'.D52];['漁業生產量值-漁業種類別魚類別生產量值8'.F52];['漁業生產量值-漁業種類別魚類別生產量值8'.H52];['漁業生產量值-漁業種類別魚類別生產量值8'.J52];['漁業生產量值-漁業種類別魚類別生產量值8'.L52];['漁業生產量值-漁業種類別魚類別生產量值8'.N52];['漁業生產量值-漁業種類別魚類別生產量值8'.P52];['漁業生產量值-漁業種類別魚類別生產量值9'.D52];['漁業生產量值-漁業種類別魚類別生產量值9'.F52];['漁業生產量值-漁業種類別魚類別生產量值9'.H52];['漁業生產量值-漁業種類別魚類別生產量值9'.J52];['漁業生產量值-漁業種類別魚類別生產量值9'.L52];['漁業生產量值-漁業種類別魚類別生產量值9'.N5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float" office:value="503.6062" table:formula="of:=  IF(SUM([.O53];['漁業生產量值-漁業種類別魚類別生產量值8'.C53];['漁業生產量值-漁業種類別魚類別生產量值8'.E53];['漁業生產量值-漁業種類別魚類別生產量值8'.G53];['漁業生產量值-漁業種類別魚類別生產量值8'.I53];['漁業生產量值-漁業種類別魚類別生產量值8'.K53];['漁業生產量值-漁業種類別魚類別生產量值8'.M53];['漁業生產量值-漁業種類別魚類別生產量值8'.O53];['漁業生產量值-漁業種類別魚類別生產量值9'.C53];['漁業生產量值-漁業種類別魚類別生產量值9'.E53];['漁業生產量值-漁業種類別魚類別生產量值9'.G53];['漁業生產量值-漁業種類別魚類別生產量值9'.I53];['漁業生產量值-漁業種類別魚類別生產量值9'.K53];['漁業生產量值-漁業種類別魚類別生產量值9'.M53])=0;&quot;-&quot;;SUM([.O53];['漁業生產量值-漁業種類別魚類別生產量值8'.C53];['漁業生產量值-漁業種類別魚類別生產量值8'.E53];['漁業生產量值-漁業種類別魚類別生產量值8'.G53];['漁業生產量值-漁業種類別魚類別生產量值8'.I53];['漁業生產量值-漁業種類別魚類別生產量值8'.K53];['漁業生產量值-漁業種類別魚類別生產量值8'.M53];['漁業生產量值-漁業種類別魚類別生產量值8'.O53];['漁業生產量值-漁業種類別魚類別生產量值9'.C53];['漁業生產量值-漁業種類別魚類別生產量值9'.E53];['漁業生產量值-漁業種類別魚類別生產量值9'.G53];['漁業生產量值-漁業種類別魚類別生產量值9'.I53];['漁業生產量值-漁業種類別魚類別生產量值9'.K53];['漁業生產量值-漁業種類別魚類別生產量值9'.M53]))" table:style-name="ce111">
            <text:p>504<text:s/></text:p>
          </table:table-cell>
          <table:table-cell office:value-type="float" office:value="40288.495999999999" table:formula="of:=  IF(SUM([.P53];['漁業生產量值-漁業種類別魚類別生產量值8'.D53];['漁業生產量值-漁業種類別魚類別生產量值8'.F53];['漁業生產量值-漁業種類別魚類別生產量值8'.H53];['漁業生產量值-漁業種類別魚類別生產量值8'.J53];['漁業生產量值-漁業種類別魚類別生產量值8'.L53];['漁業生產量值-漁業種類別魚類別生產量值8'.N53];['漁業生產量值-漁業種類別魚類別生產量值8'.P53];['漁業生產量值-漁業種類別魚類別生產量值9'.D53];['漁業生產量值-漁業種類別魚類別生產量值9'.F53];['漁業生產量值-漁業種類別魚類別生產量值9'.H53];['漁業生產量值-漁業種類別魚類別生產量值9'.J53];['漁業生產量值-漁業種類別魚類別生產量值9'.L53];['漁業生產量值-漁業種類別魚類別生產量值9'.N53])=0;&quot;-&quot;;SUM([.P53];['漁業生產量值-漁業種類別魚類別生產量值8'.D53];['漁業生產量值-漁業種類別魚類別生產量值8'.F53];['漁業生產量值-漁業種類別魚類別生產量值8'.H53];['漁業生產量值-漁業種類別魚類別生產量值8'.J53];['漁業生產量值-漁業種類別魚類別生產量值8'.L53];['漁業生產量值-漁業種類別魚類別生產量值8'.N53];['漁業生產量值-漁業種類別魚類別生產量值8'.P53];['漁業生產量值-漁業種類別魚類別生產量值9'.D53];['漁業生產量值-漁業種類別魚類別生產量值9'.F53];['漁業生產量值-漁業種類別魚類別生產量值9'.H53];['漁業生產量值-漁業種類別魚類別生產量值9'.J53];['漁業生產量值-漁業種類別魚類別生產量值9'.L53];['漁業生產量值-漁業種類別魚類別生產量值9'.N53]))" table:style-name="ce92">
            <text:p>40,288<text:s/>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C55:.C57])=0;&quot;-&quot;;SUM([.C55:.C57]))" table:style-name="ce44">
            <text:p>-</text:p>
          </table:table-cell>
          <table:table-cell office:value-type="string" office:string-value="-" table:formula="of:=  IF(SUM([.D55:.D57])=0;&quot;-&quot;;SUM([.D55:.D57]))" table:style-name="ce44">
            <text:p>-</text:p>
          </table:table-cell>
          <table:table-cell office:value-type="string" office:string-value="-" table:formula="of:=  IF(SUM([.E55:.E57])=0;&quot;-&quot;;SUM([.E55:.E57]))" table:style-name="ce44">
            <text:p>-</text:p>
          </table:table-cell>
          <table:table-cell office:value-type="string" office:string-value="-" table:formula="of:=  IF(SUM([.F55:.F57])=0;&quot;-&quot;;SUM([.F55:.F57]))" table:style-name="ce44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44">
            <text:p>-</text:p>
          </table:table-cell>
          <table:table-cell office:value-type="string" office:string-value="-" table:formula="of:=  IF(SUM([.I55:.I57])=0;&quot;-&quot;;SUM([.I55:.I57]))" table:style-name="ce44">
            <text:p>-</text:p>
          </table:table-cell>
          <table:table-cell office:value-type="string" office:string-value="-" table:formula="of:=  IF(SUM([.J55:.J57])=0;&quot;-&quot;;SUM([.J55:.J57]))" table:style-name="ce44">
            <text:p>-</text:p>
          </table:table-cell>
          <table:table-cell office:value-type="string" office:string-value="-" table:formula="of:=  IF(SUM([.K55:.K57])=0;&quot;-&quot;;SUM([.K55:.K57]))" table:style-name="ce44">
            <text:p>-</text:p>
          </table:table-cell>
          <table:table-cell office:value-type="string" office:string-value="-" table:formula="of:=  IF(SUM([.L55:.L57])=0;&quot;-&quot;;SUM([.L55:.L57]))" table:style-name="ce52">
            <text:p>-</text:p>
          </table:table-cell>
          <table:table-cell office:value-type="string" office:string-value="-" table:formula="of:=  IF(SUM([.O54];['漁業生產量值-漁業種類別魚類別生產量值8'.C54];['漁業生產量值-漁業種類別魚類別生產量值8'.E54];['漁業生產量值-漁業種類別魚類別生產量值8'.G54];['漁業生產量值-漁業種類別魚類別生產量值8'.I54];['漁業生產量值-漁業種類別魚類別生產量值8'.K54];['漁業生產量值-漁業種類別魚類別生產量值8'.M54];['漁業生產量值-漁業種類別魚類別生產量值8'.O54];['漁業生產量值-漁業種類別魚類別生產量值9'.C54];['漁業生產量值-漁業種類別魚類別生產量值9'.E54];['漁業生產量值-漁業種類別魚類別生產量值9'.G54];['漁業生產量值-漁業種類別魚類別生產量值9'.I54];['漁業生產量值-漁業種類別魚類別生產量值9'.K54];['漁業生產量值-漁業種類別魚類別生產量值9'.M54])=0;&quot;-&quot;;SUM([.O54];['漁業生產量值-漁業種類別魚類別生產量值8'.C54];['漁業生產量值-漁業種類別魚類別生產量值8'.E54];['漁業生產量值-漁業種類別魚類別生產量值8'.G54];['漁業生產量值-漁業種類別魚類別生產量值8'.I54];['漁業生產量值-漁業種類別魚類別生產量值8'.K54];['漁業生產量值-漁業種類別魚類別生產量值8'.M54];['漁業生產量值-漁業種類別魚類別生產量值8'.O54];['漁業生產量值-漁業種類別魚類別生產量值9'.C54];['漁業生產量值-漁業種類別魚類別生產量值9'.E54];['漁業生產量值-漁業種類別魚類別生產量值9'.G54];['漁業生產量值-漁業種類別魚類別生產量值9'.I54];['漁業生產量值-漁業種類別魚類別生產量值9'.K54];['漁業生產量值-漁業種類別魚類別生產量值9'.M54]))" table:style-name="ce109">
            <text:p>-</text:p>
          </table:table-cell>
          <table:table-cell office:value-type="string" office:string-value="-" table:formula="of:=  IF(SUM([.P54];['漁業生產量值-漁業種類別魚類別生產量值8'.D54];['漁業生產量值-漁業種類別魚類別生產量值8'.F54];['漁業生產量值-漁業種類別魚類別生產量值8'.H54];['漁業生產量值-漁業種類別魚類別生產量值8'.J54];['漁業生產量值-漁業種類別魚類別生產量值8'.L54];['漁業生產量值-漁業種類別魚類別生產量值8'.N54];['漁業生產量值-漁業種類別魚類別生產量值8'.P54];['漁業生產量值-漁業種類別魚類別生產量值9'.D54];['漁業生產量值-漁業種類別魚類別生產量值9'.F54];['漁業生產量值-漁業種類別魚類別生產量值9'.H54];['漁業生產量值-漁業種類別魚類別生產量值9'.J54];['漁業生產量值-漁業種類別魚類別生產量值9'.L54];['漁業生產量值-漁業種類別魚類別生產量值9'.N54])=0;&quot;-&quot;;SUM([.P54];['漁業生產量值-漁業種類別魚類別生產量值8'.D54];['漁業生產量值-漁業種類別魚類別生產量值8'.F54];['漁業生產量值-漁業種類別魚類別生產量值8'.H54];['漁業生產量值-漁業種類別魚類別生產量值8'.J54];['漁業生產量值-漁業種類別魚類別生產量值8'.L54];['漁業生產量值-漁業種類別魚類別生產量值8'.N54];['漁業生產量值-漁業種類別魚類別生產量值8'.P54];['漁業生產量值-漁業種類別魚類別生產量值9'.D54];['漁業生產量值-漁業種類別魚類別生產量值9'.F54];['漁業生產量值-漁業種類別魚類別生產量值9'.H54];['漁業生產量值-漁業種類別魚類別生產量值9'.J54];['漁業生產量值-漁業種類別魚類別生產量值9'.L54];['漁業生產量值-漁業種類別魚類別生產量值9'.N54]))" table:style-name="ce64">
            <text:p>-</text:p>
          </table:table-cell>
          <table:table-cell office:value-type="string" office:string-value="-" table:formula="of:=  IF(SUM([.O55:.O57])=0;&quot;-&quot;;SUM([.O55:.O57]))" table:style-name="ce44">
            <text:p>-</text:p>
          </table:table-cell>
          <table:table-cell office:value-type="string" office:string-value="-" table:formula="of:=  IF(SUM([.P55:.P57])=0;&quot;-&quot;;SUM([.P55:.P57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55];['漁業生產量值-漁業種類別魚類別生產量值8'.C55];['漁業生產量值-漁業種類別魚類別生產量值8'.E55];['漁業生產量值-漁業種類別魚類別生產量值8'.G55];['漁業生產量值-漁業種類別魚類別生產量值8'.I55];['漁業生產量值-漁業種類別魚類別生產量值8'.K55];['漁業生產量值-漁業種類別魚類別生產量值8'.M55];['漁業生產量值-漁業種類別魚類別生產量值8'.O55];['漁業生產量值-漁業種類別魚類別生產量值9'.C55];['漁業生產量值-漁業種類別魚類別生產量值9'.E55];['漁業生產量值-漁業種類別魚類別生產量值9'.G55];['漁業生產量值-漁業種類別魚類別生產量值9'.I55];['漁業生產量值-漁業種類別魚類別生產量值9'.K55];['漁業生產量值-漁業種類別魚類別生產量值9'.M55])=0;&quot;-&quot;;SUM([.O55];['漁業生產量值-漁業種類別魚類別生產量值8'.C55];['漁業生產量值-漁業種類別魚類別生產量值8'.E55];['漁業生產量值-漁業種類別魚類別生產量值8'.G55];['漁業生產量值-漁業種類別魚類別生產量值8'.I55];['漁業生產量值-漁業種類別魚類別生產量值8'.K55];['漁業生產量值-漁業種類別魚類別生產量值8'.M55];['漁業生產量值-漁業種類別魚類別生產量值8'.O55];['漁業生產量值-漁業種類別魚類別生產量值9'.C55];['漁業生產量值-漁業種類別魚類別生產量值9'.E55];['漁業生產量值-漁業種類別魚類別生產量值9'.G55];['漁業生產量值-漁業種類別魚類別生產量值9'.I55];['漁業生產量值-漁業種類別魚類別生產量值9'.K55];['漁業生產量值-漁業種類別魚類別生產量值9'.M55]))" table:style-name="ce110">
            <text:p>-</text:p>
          </table:table-cell>
          <table:table-cell office:value-type="string" office:string-value="-" table:formula="of:=  IF(SUM([.P55];['漁業生產量值-漁業種類別魚類別生產量值8'.D55];['漁業生產量值-漁業種類別魚類別生產量值8'.F55];['漁業生產量值-漁業種類別魚類別生產量值8'.H55];['漁業生產量值-漁業種類別魚類別生產量值8'.J55];['漁業生產量值-漁業種類別魚類別生產量值8'.L55];['漁業生產量值-漁業種類別魚類別生產量值8'.N55];['漁業生產量值-漁業種類別魚類別生產量值8'.P55];['漁業生產量值-漁業種類別魚類別生產量值9'.D55];['漁業生產量值-漁業種類別魚類別生產量值9'.F55];['漁業生產量值-漁業種類別魚類別生產量值9'.H55];['漁業生產量值-漁業種類別魚類別生產量值9'.J55];['漁業生產量值-漁業種類別魚類別生產量值9'.L55];['漁業生產量值-漁業種類別魚類別生產量值9'.N55])=0;&quot;-&quot;;SUM([.P55];['漁業生產量值-漁業種類別魚類別生產量值8'.D55];['漁業生產量值-漁業種類別魚類別生產量值8'.F55];['漁業生產量值-漁業種類別魚類別生產量值8'.H55];['漁業生產量值-漁業種類別魚類別生產量值8'.J55];['漁業生產量值-漁業種類別魚類別生產量值8'.L55];['漁業生產量值-漁業種類別魚類別生產量值8'.N55];['漁業生產量值-漁業種類別魚類別生產量值8'.P55];['漁業生產量值-漁業種類別魚類別生產量值9'.D55];['漁業生產量值-漁業種類別魚類別生產量值9'.F55];['漁業生產量值-漁業種類別魚類別生產量值9'.H55];['漁業生產量值-漁業種類別魚類別生產量值9'.J55];['漁業生產量值-漁業種類別魚類別生產量值9'.L55];['漁業生產量值-漁業種類別魚類別生產量值9'.N5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56];['漁業生產量值-漁業種類別魚類別生產量值8'.C56];['漁業生產量值-漁業種類別魚類別生產量值8'.E56];['漁業生產量值-漁業種類別魚類別生產量值8'.G56];['漁業生產量值-漁業種類別魚類別生產量值8'.I56];['漁業生產量值-漁業種類別魚類別生產量值8'.K56];['漁業生產量值-漁業種類別魚類別生產量值8'.M56];['漁業生產量值-漁業種類別魚類別生產量值8'.O56];['漁業生產量值-漁業種類別魚類別生產量值9'.C56];['漁業生產量值-漁業種類別魚類別生產量值9'.E56];['漁業生產量值-漁業種類別魚類別生產量值9'.G56];['漁業生產量值-漁業種類別魚類別生產量值9'.I56];['漁業生產量值-漁業種類別魚類別生產量值9'.K56];['漁業生產量值-漁業種類別魚類別生產量值9'.M56])=0;&quot;-&quot;;SUM([.O56];['漁業生產量值-漁業種類別魚類別生產量值8'.C56];['漁業生產量值-漁業種類別魚類別生產量值8'.E56];['漁業生產量值-漁業種類別魚類別生產量值8'.G56];['漁業生產量值-漁業種類別魚類別生產量值8'.I56];['漁業生產量值-漁業種類別魚類別生產量值8'.K56];['漁業生產量值-漁業種類別魚類別生產量值8'.M56];['漁業生產量值-漁業種類別魚類別生產量值8'.O56];['漁業生產量值-漁業種類別魚類別生產量值9'.C56];['漁業生產量值-漁業種類別魚類別生產量值9'.E56];['漁業生產量值-漁業種類別魚類別生產量值9'.G56];['漁業生產量值-漁業種類別魚類別生產量值9'.I56];['漁業生產量值-漁業種類別魚類別生產量值9'.K56];['漁業生產量值-漁業種類別魚類別生產量值9'.M56]))" table:style-name="ce110">
            <text:p>-</text:p>
          </table:table-cell>
          <table:table-cell office:value-type="string" office:string-value="-" table:formula="of:=  IF(SUM([.P56];['漁業生產量值-漁業種類別魚類別生產量值8'.D56];['漁業生產量值-漁業種類別魚類別生產量值8'.F56];['漁業生產量值-漁業種類別魚類別生產量值8'.H56];['漁業生產量值-漁業種類別魚類別生產量值8'.J56];['漁業生產量值-漁業種類別魚類別生產量值8'.L56];['漁業生產量值-漁業種類別魚類別生產量值8'.N56];['漁業生產量值-漁業種類別魚類別生產量值8'.P56];['漁業生產量值-漁業種類別魚類別生產量值9'.D56];['漁業生產量值-漁業種類別魚類別生產量值9'.F56];['漁業生產量值-漁業種類別魚類別生產量值9'.H56];['漁業生產量值-漁業種類別魚類別生產量值9'.J56];['漁業生產量值-漁業種類別魚類別生產量值9'.L56];['漁業生產量值-漁業種類別魚類別生產量值9'.N56])=0;&quot;-&quot;;SUM([.P56];['漁業生產量值-漁業種類別魚類別生產量值8'.D56];['漁業生產量值-漁業種類別魚類別生產量值8'.F56];['漁業生產量值-漁業種類別魚類別生產量值8'.H56];['漁業生產量值-漁業種類別魚類別生產量值8'.J56];['漁業生產量值-漁業種類別魚類別生產量值8'.L56];['漁業生產量值-漁業種類別魚類別生產量值8'.N56];['漁業生產量值-漁業種類別魚類別生產量值8'.P56];['漁業生產量值-漁業種類別魚類別生產量值9'.D56];['漁業生產量值-漁業種類別魚類別生產量值9'.F56];['漁業生產量值-漁業種類別魚類別生產量值9'.H56];['漁業生產量值-漁業種類別魚類別生產量值9'.J56];['漁業生產量值-漁業種類別魚類別生產量值9'.L56];['漁業生產量值-漁業種類別魚類別生產量值9'.N5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O57];['漁業生產量值-漁業種類別魚類別生產量值8'.C57];['漁業生產量值-漁業種類別魚類別生產量值8'.E57];['漁業生產量值-漁業種類別魚類別生產量值8'.G57];['漁業生產量值-漁業種類別魚類別生產量值8'.I57];['漁業生產量值-漁業種類別魚類別生產量值8'.K57];['漁業生產量值-漁業種類別魚類別生產量值8'.M57];['漁業生產量值-漁業種類別魚類別生產量值8'.O57];['漁業生產量值-漁業種類別魚類別生產量值9'.C57];['漁業生產量值-漁業種類別魚類別生產量值9'.E57];['漁業生產量值-漁業種類別魚類別生產量值9'.G57];['漁業生產量值-漁業種類別魚類別生產量值9'.I57];['漁業生產量值-漁業種類別魚類別生產量值9'.K57];['漁業生產量值-漁業種類別魚類別生產量值9'.M57])=0;&quot;-&quot;;SUM([.O57];['漁業生產量值-漁業種類別魚類別生產量值8'.C57];['漁業生產量值-漁業種類別魚類別生產量值8'.E57];['漁業生產量值-漁業種類別魚類別生產量值8'.G57];['漁業生產量值-漁業種類別魚類別生產量值8'.I57];['漁業生產量值-漁業種類別魚類別生產量值8'.K57];['漁業生產量值-漁業種類別魚類別生產量值8'.M57];['漁業生產量值-漁業種類別魚類別生產量值8'.O57];['漁業生產量值-漁業種類別魚類別生產量值9'.C57];['漁業生產量值-漁業種類別魚類別生產量值9'.E57];['漁業生產量值-漁業種類別魚類別生產量值9'.G57];['漁業生產量值-漁業種類別魚類別生產量值9'.I57];['漁業生產量值-漁業種類別魚類別生產量值9'.K57];['漁業生產量值-漁業種類別魚類別生產量值9'.M57]))" table:style-name="ce111">
            <text:p>-</text:p>
          </table:table-cell>
          <table:table-cell office:value-type="string" office:string-value="-" table:formula="of:=  IF(SUM([.P57];['漁業生產量值-漁業種類別魚類別生產量值8'.D57];['漁業生產量值-漁業種類別魚類別生產量值8'.F57];['漁業生產量值-漁業種類別魚類別生產量值8'.H57];['漁業生產量值-漁業種類別魚類別生產量值8'.J57];['漁業生產量值-漁業種類別魚類別生產量值8'.L57];['漁業生產量值-漁業種類別魚類別生產量值8'.N57];['漁業生產量值-漁業種類別魚類別生產量值8'.P57];['漁業生產量值-漁業種類別魚類別生產量值9'.D57];['漁業生產量值-漁業種類別魚類別生產量值9'.F57];['漁業生產量值-漁業種類別魚類別生產量值9'.H57];['漁業生產量值-漁業種類別魚類別生產量值9'.J57];['漁業生產量值-漁業種類別魚類別生產量值9'.L57];['漁業生產量值-漁業種類別魚類別生產量值9'.N57])=0;&quot;-&quot;;SUM([.P57];['漁業生產量值-漁業種類別魚類別生產量值8'.D57];['漁業生產量值-漁業種類別魚類別生產量值8'.F57];['漁業生產量值-漁業種類別魚類別生產量值8'.H57];['漁業生產量值-漁業種類別魚類別生產量值8'.J57];['漁業生產量值-漁業種類別魚類別生產量值8'.L57];['漁業生產量值-漁業種類別魚類別生產量值8'.N57];['漁業生產量值-漁業種類別魚類別生產量值8'.P57];['漁業生產量值-漁業種類別魚類別生產量值9'.D57];['漁業生產量值-漁業種類別魚類別生產量值9'.F57];['漁業生產量值-漁業種類別魚類別生產量值9'.H57];['漁業生產量值-漁業種類別魚類別生產量值9'.J57];['漁業生產量值-漁業種類別魚類別生產量值9'.L57];['漁業生產量值-漁業種類別魚類別生產量值9'.N57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string" office:string-value="-" table:formula="of:=  IF(SUM([.C59:.C61])=0;&quot;-&quot;;SUM([.C59:.C61]))" table:style-name="ce44">
            <text:p>-</text:p>
          </table:table-cell>
          <table:table-cell office:value-type="string" office:string-value="-" table:formula="of:=  IF(SUM([.D59:.D61])=0;&quot;-&quot;;SUM([.D59:.D61]))" table:style-name="ce44">
            <text:p>-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44">
            <text:p>-</text:p>
          </table:table-cell>
          <table:table-cell office:value-type="string" office:string-value="-" table:formula="of:=  IF(SUM([.G59:.G61])=0;&quot;-&quot;;SUM([.G59:.G61]))" table:style-name="ce44">
            <text:p>-</text:p>
          </table:table-cell>
          <table:table-cell office:value-type="string" office:string-value="-" table:formula="of:=  IF(SUM([.H59:.H61])=0;&quot;-&quot;;SUM([.H59:.H61]))" table:style-name="ce44">
            <text:p>-</text:p>
          </table:table-cell>
          <table:table-cell office:value-type="string" office:string-value="-" table:formula="of:=  IF(SUM([.I59:.I61])=0;&quot;-&quot;;SUM([.I59:.I61]))" table:style-name="ce44">
            <text:p>-</text:p>
          </table:table-cell>
          <table:table-cell office:value-type="string" office:string-value="-" table:formula="of:=  IF(SUM([.J59:.J61])=0;&quot;-&quot;;SUM([.J59:.J61]))" table:style-name="ce44">
            <text:p>-</text:p>
          </table:table-cell>
          <table:table-cell office:value-type="string" office:string-value="-" table:formula="of:=  IF(SUM([.K59:.K61])=0;&quot;-&quot;;SUM([.K59:.K61]))" table:style-name="ce44">
            <text:p>-</text:p>
          </table:table-cell>
          <table:table-cell office:value-type="string" office:string-value="-" table:formula="of:=  IF(SUM([.L59:.L61])=0;&quot;-&quot;;SUM([.L59:.L61]))" table:style-name="ce52">
            <text:p>-</text:p>
          </table:table-cell>
          <table:table-cell office:value-type="string" office:string-value="-" table:formula="of:=  IF(SUM([.O58];['漁業生產量值-漁業種類別魚類別生產量值8'.C58];['漁業生產量值-漁業種類別魚類別生產量值8'.E58];['漁業生產量值-漁業種類別魚類別生產量值8'.G58];['漁業生產量值-漁業種類別魚類別生產量值8'.I58];['漁業生產量值-漁業種類別魚類別生產量值8'.K58];['漁業生產量值-漁業種類別魚類別生產量值8'.M58];['漁業生產量值-漁業種類別魚類別生產量值8'.O58];['漁業生產量值-漁業種類別魚類別生產量值9'.C58];['漁業生產量值-漁業種類別魚類別生產量值9'.E58];['漁業生產量值-漁業種類別魚類別生產量值9'.G58];['漁業生產量值-漁業種類別魚類別生產量值9'.I58];['漁業生產量值-漁業種類別魚類別生產量值9'.K58];['漁業生產量值-漁業種類別魚類別生產量值9'.M58])=0;&quot;-&quot;;SUM([.O58];['漁業生產量值-漁業種類別魚類別生產量值8'.C58];['漁業生產量值-漁業種類別魚類別生產量值8'.E58];['漁業生產量值-漁業種類別魚類別生產量值8'.G58];['漁業生產量值-漁業種類別魚類別生產量值8'.I58];['漁業生產量值-漁業種類別魚類別生產量值8'.K58];['漁業生產量值-漁業種類別魚類別生產量值8'.M58];['漁業生產量值-漁業種類別魚類別生產量值8'.O58];['漁業生產量值-漁業種類別魚類別生產量值9'.C58];['漁業生產量值-漁業種類別魚類別生產量值9'.E58];['漁業生產量值-漁業種類別魚類別生產量值9'.G58];['漁業生產量值-漁業種類別魚類別生產量值9'.I58];['漁業生產量值-漁業種類別魚類別生產量值9'.K58];['漁業生產量值-漁業種類別魚類別生產量值9'.M58]))" table:style-name="ce109">
            <text:p>-</text:p>
          </table:table-cell>
          <table:table-cell office:value-type="string" office:string-value="-" table:formula="of:=  IF(SUM([.P58];['漁業生產量值-漁業種類別魚類別生產量值8'.D58];['漁業生產量值-漁業種類別魚類別生產量值8'.F58];['漁業生產量值-漁業種類別魚類別生產量值8'.H58];['漁業生產量值-漁業種類別魚類別生產量值8'.J58];['漁業生產量值-漁業種類別魚類別生產量值8'.L58];['漁業生產量值-漁業種類別魚類別生產量值8'.N58];['漁業生產量值-漁業種類別魚類別生產量值8'.P58];['漁業生產量值-漁業種類別魚類別生產量值9'.D58];['漁業生產量值-漁業種類別魚類別生產量值9'.F58];['漁業生產量值-漁業種類別魚類別生產量值9'.H58];['漁業生產量值-漁業種類別魚類別生產量值9'.J58];['漁業生產量值-漁業種類別魚類別生產量值9'.L58];['漁業生產量值-漁業種類別魚類別生產量值9'.N58])=0;&quot;-&quot;;SUM([.P58];['漁業生產量值-漁業種類別魚類別生產量值8'.D58];['漁業生產量值-漁業種類別魚類別生產量值8'.F58];['漁業生產量值-漁業種類別魚類別生產量值8'.H58];['漁業生產量值-漁業種類別魚類別生產量值8'.J58];['漁業生產量值-漁業種類別魚類別生產量值8'.L58];['漁業生產量值-漁業種類別魚類別生產量值8'.N58];['漁業生產量值-漁業種類別魚類別生產量值8'.P58];['漁業生產量值-漁業種類別魚類別生產量值9'.D58];['漁業生產量值-漁業種類別魚類別生產量值9'.F58];['漁業生產量值-漁業種類別魚類別生產量值9'.H58];['漁業生產量值-漁業種類別魚類別生產量值9'.J58];['漁業生產量值-漁業種類別魚類別生產量值9'.L58];['漁業生產量值-漁業種類別魚類別生產量值9'.N58]))" table:style-name="ce64">
            <text:p>-</text:p>
          </table:table-cell>
          <table:table-cell office:value-type="string" office:string-value="-" table:formula="of:=  IF(SUM([.O59:.O61])=0;&quot;-&quot;;SUM([.O59:.O61]))" table:style-name="ce44">
            <text:p>-</text:p>
          </table:table-cell>
          <table:table-cell office:value-type="string" office:string-value="-" table:formula="of:=  IF(SUM([.P59:.P61])=0;&quot;-&quot;;SUM([.P59:.P61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59];['漁業生產量值-漁業種類別魚類別生產量值8'.C59];['漁業生產量值-漁業種類別魚類別生產量值8'.E59];['漁業生產量值-漁業種類別魚類別生產量值8'.G59];['漁業生產量值-漁業種類別魚類別生產量值8'.I59];['漁業生產量值-漁業種類別魚類別生產量值8'.K59];['漁業生產量值-漁業種類別魚類別生產量值8'.M59];['漁業生產量值-漁業種類別魚類別生產量值8'.O59];['漁業生產量值-漁業種類別魚類別生產量值9'.C59];['漁業生產量值-漁業種類別魚類別生產量值9'.E59];['漁業生產量值-漁業種類別魚類別生產量值9'.G59];['漁業生產量值-漁業種類別魚類別生產量值9'.I59];['漁業生產量值-漁業種類別魚類別生產量值9'.K59];['漁業生產量值-漁業種類別魚類別生產量值9'.M59])=0;&quot;-&quot;;SUM([.O59];['漁業生產量值-漁業種類別魚類別生產量值8'.C59];['漁業生產量值-漁業種類別魚類別生產量值8'.E59];['漁業生產量值-漁業種類別魚類別生產量值8'.G59];['漁業生產量值-漁業種類別魚類別生產量值8'.I59];['漁業生產量值-漁業種類別魚類別生產量值8'.K59];['漁業生產量值-漁業種類別魚類別生產量值8'.M59];['漁業生產量值-漁業種類別魚類別生產量值8'.O59];['漁業生產量值-漁業種類別魚類別生產量值9'.C59];['漁業生產量值-漁業種類別魚類別生產量值9'.E59];['漁業生產量值-漁業種類別魚類別生產量值9'.G59];['漁業生產量值-漁業種類別魚類別生產量值9'.I59];['漁業生產量值-漁業種類別魚類別生產量值9'.K59];['漁業生產量值-漁業種類別魚類別生產量值9'.M59]))" table:style-name="ce110">
            <text:p>-</text:p>
          </table:table-cell>
          <table:table-cell office:value-type="string" office:string-value="-" table:formula="of:=  IF(SUM([.P59];['漁業生產量值-漁業種類別魚類別生產量值8'.D59];['漁業生產量值-漁業種類別魚類別生產量值8'.F59];['漁業生產量值-漁業種類別魚類別生產量值8'.H59];['漁業生產量值-漁業種類別魚類別生產量值8'.J59];['漁業生產量值-漁業種類別魚類別生產量值8'.L59];['漁業生產量值-漁業種類別魚類別生產量值8'.N59];['漁業生產量值-漁業種類別魚類別生產量值8'.P59];['漁業生產量值-漁業種類別魚類別生產量值9'.D59];['漁業生產量值-漁業種類別魚類別生產量值9'.F59];['漁業生產量值-漁業種類別魚類別生產量值9'.H59];['漁業生產量值-漁業種類別魚類別生產量值9'.J59];['漁業生產量值-漁業種類別魚類別生產量值9'.L59];['漁業生產量值-漁業種類別魚類別生產量值9'.N59])=0;&quot;-&quot;;SUM([.P59];['漁業生產量值-漁業種類別魚類別生產量值8'.D59];['漁業生產量值-漁業種類別魚類別生產量值8'.F59];['漁業生產量值-漁業種類別魚類別生產量值8'.H59];['漁業生產量值-漁業種類別魚類別生產量值8'.J59];['漁業生產量值-漁業種類別魚類別生產量值8'.L59];['漁業生產量值-漁業種類別魚類別生產量值8'.N59];['漁業生產量值-漁業種類別魚類別生產量值8'.P59];['漁業生產量值-漁業種類別魚類別生產量值9'.D59];['漁業生產量值-漁業種類別魚類別生產量值9'.F59];['漁業生產量值-漁業種類別魚類別生產量值9'.H59];['漁業生產量值-漁業種類別魚類別生產量值9'.J59];['漁業生產量值-漁業種類別魚類別生產量值9'.L59];['漁業生產量值-漁業種類別魚類別生產量值9'.N5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60];['漁業生產量值-漁業種類別魚類別生產量值8'.C60];['漁業生產量值-漁業種類別魚類別生產量值8'.E60];['漁業生產量值-漁業種類別魚類別生產量值8'.G60];['漁業生產量值-漁業種類別魚類別生產量值8'.I60];['漁業生產量值-漁業種類別魚類別生產量值8'.K60];['漁業生產量值-漁業種類別魚類別生產量值8'.M60];['漁業生產量值-漁業種類別魚類別生產量值8'.O60];['漁業生產量值-漁業種類別魚類別生產量值9'.C60];['漁業生產量值-漁業種類別魚類別生產量值9'.E60];['漁業生產量值-漁業種類別魚類別生產量值9'.G60];['漁業生產量值-漁業種類別魚類別生產量值9'.I60];['漁業生產量值-漁業種類別魚類別生產量值9'.K60];['漁業生產量值-漁業種類別魚類別生產量值9'.M60])=0;&quot;-&quot;;SUM([.O60];['漁業生產量值-漁業種類別魚類別生產量值8'.C60];['漁業生產量值-漁業種類別魚類別生產量值8'.E60];['漁業生產量值-漁業種類別魚類別生產量值8'.G60];['漁業生產量值-漁業種類別魚類別生產量值8'.I60];['漁業生產量值-漁業種類別魚類別生產量值8'.K60];['漁業生產量值-漁業種類別魚類別生產量值8'.M60];['漁業生產量值-漁業種類別魚類別生產量值8'.O60];['漁業生產量值-漁業種類別魚類別生產量值9'.C60];['漁業生產量值-漁業種類別魚類別生產量值9'.E60];['漁業生產量值-漁業種類別魚類別生產量值9'.G60];['漁業生產量值-漁業種類別魚類別生產量值9'.I60];['漁業生產量值-漁業種類別魚類別生產量值9'.K60];['漁業生產量值-漁業種類別魚類別生產量值9'.M60]))" table:style-name="ce110">
            <text:p>-</text:p>
          </table:table-cell>
          <table:table-cell office:value-type="string" office:string-value="-" table:formula="of:=  IF(SUM([.P60];['漁業生產量值-漁業種類別魚類別生產量值8'.D60];['漁業生產量值-漁業種類別魚類別生產量值8'.F60];['漁業生產量值-漁業種類別魚類別生產量值8'.H60];['漁業生產量值-漁業種類別魚類別生產量值8'.J60];['漁業生產量值-漁業種類別魚類別生產量值8'.L60];['漁業生產量值-漁業種類別魚類別生產量值8'.N60];['漁業生產量值-漁業種類別魚類別生產量值8'.P60];['漁業生產量值-漁業種類別魚類別生產量值9'.D60];['漁業生產量值-漁業種類別魚類別生產量值9'.F60];['漁業生產量值-漁業種類別魚類別生產量值9'.H60];['漁業生產量值-漁業種類別魚類別生產量值9'.J60];['漁業生產量值-漁業種類別魚類別生產量值9'.L60];['漁業生產量值-漁業種類別魚類別生產量值9'.N60])=0;&quot;-&quot;;SUM([.P60];['漁業生產量值-漁業種類別魚類別生產量值8'.D60];['漁業生產量值-漁業種類別魚類別生產量值8'.F60];['漁業生產量值-漁業種類別魚類別生產量值8'.H60];['漁業生產量值-漁業種類別魚類別生產量值8'.J60];['漁業生產量值-漁業種類別魚類別生產量值8'.L60];['漁業生產量值-漁業種類別魚類別生產量值8'.N60];['漁業生產量值-漁業種類別魚類別生產量值8'.P60];['漁業生產量值-漁業種類別魚類別生產量值9'.D60];['漁業生產量值-漁業種類別魚類別生產量值9'.F60];['漁業生產量值-漁業種類別魚類別生產量值9'.H60];['漁業生產量值-漁業種類別魚類別生產量值9'.J60];['漁業生產量值-漁業種類別魚類別生產量值9'.L60];['漁業生產量值-漁業種類別魚類別生產量值9'.N60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O61];['漁業生產量值-漁業種類別魚類別生產量值8'.C61];['漁業生產量值-漁業種類別魚類別生產量值8'.E61];['漁業生產量值-漁業種類別魚類別生產量值8'.G61];['漁業生產量值-漁業種類別魚類別生產量值8'.I61];['漁業生產量值-漁業種類別魚類別生產量值8'.K61];['漁業生產量值-漁業種類別魚類別生產量值8'.M61];['漁業生產量值-漁業種類別魚類別生產量值8'.O61];['漁業生產量值-漁業種類別魚類別生產量值9'.C61];['漁業生產量值-漁業種類別魚類別生產量值9'.E61];['漁業生產量值-漁業種類別魚類別生產量值9'.G61];['漁業生產量值-漁業種類別魚類別生產量值9'.I61];['漁業生產量值-漁業種類別魚類別生產量值9'.K61];['漁業生產量值-漁業種類別魚類別生產量值9'.M61])=0;&quot;-&quot;;SUM([.O61];['漁業生產量值-漁業種類別魚類別生產量值8'.C61];['漁業生產量值-漁業種類別魚類別生產量值8'.E61];['漁業生產量值-漁業種類別魚類別生產量值8'.G61];['漁業生產量值-漁業種類別魚類別生產量值8'.I61];['漁業生產量值-漁業種類別魚類別生產量值8'.K61];['漁業生產量值-漁業種類別魚類別生產量值8'.M61];['漁業生產量值-漁業種類別魚類別生產量值8'.O61];['漁業生產量值-漁業種類別魚類別生產量值9'.C61];['漁業生產量值-漁業種類別魚類別生產量值9'.E61];['漁業生產量值-漁業種類別魚類別生產量值9'.G61];['漁業生產量值-漁業種類別魚類別生產量值9'.I61];['漁業生產量值-漁業種類別魚類別生產量值9'.K61];['漁業生產量值-漁業種類別魚類別生產量值9'.M61]))" table:style-name="ce111">
            <text:p>-</text:p>
          </table:table-cell>
          <table:table-cell office:value-type="string" office:string-value="-" table:formula="of:=  IF(SUM([.P61];['漁業生產量值-漁業種類別魚類別生產量值8'.D61];['漁業生產量值-漁業種類別魚類別生產量值8'.F61];['漁業生產量值-漁業種類別魚類別生產量值8'.H61];['漁業生產量值-漁業種類別魚類別生產量值8'.J61];['漁業生產量值-漁業種類別魚類別生產量值8'.L61];['漁業生產量值-漁業種類別魚類別生產量值8'.N61];['漁業生產量值-漁業種類別魚類別生產量值8'.P61];['漁業生產量值-漁業種類別魚類別生產量值9'.D61];['漁業生產量值-漁業種類別魚類別生產量值9'.F61];['漁業生產量值-漁業種類別魚類別生產量值9'.H61];['漁業生產量值-漁業種類別魚類別生產量值9'.J61];['漁業生產量值-漁業種類別魚類別生產量值9'.L61];['漁業生產量值-漁業種類別魚類別生產量值9'.N61])=0;&quot;-&quot;;SUM([.P61];['漁業生產量值-漁業種類別魚類別生產量值8'.D61];['漁業生產量值-漁業種類別魚類別生產量值8'.F61];['漁業生產量值-漁業種類別魚類別生產量值8'.H61];['漁業生產量值-漁業種類別魚類別生產量值8'.J61];['漁業生產量值-漁業種類別魚類別生產量值8'.L61];['漁業生產量值-漁業種類別魚類別生產量值8'.N61];['漁業生產量值-漁業種類別魚類別生產量值8'.P61];['漁業生產量值-漁業種類別魚類別生產量值9'.D61];['漁業生產量值-漁業種類別魚類別生產量值9'.F61];['漁業生產量值-漁業種類別魚類別生產量值9'.H61];['漁業生產量值-漁業種類別魚類別生產量值9'.J61];['漁業生產量值-漁業種類別魚類別生產量值9'.L61];['漁業生產量值-漁業種類別魚類別生產量值9'.N61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string" office:string-value="-" table:formula="of:=  IF(SUM([.C63];[.C64];[.C65];[.C67])=0;IF([.C66]=0;&quot;-&quot;;[.C66]);SUM([.C63];[.C64];[.C65];[.C67]))" table:style-name="ce44">
            <text:p>-</text:p>
          </table:table-cell>
          <table:table-cell office:value-type="string" office:string-value="-" table:formula="of:=  IF(SUM([.D63:.D67])=0;&quot;-&quot;;SUM([.D63:.D67]))" table:style-name="ce44">
            <text:p>-</text:p>
          </table:table-cell>
          <table:table-cell office:value-type="string" office:string-value="-" table:formula="of:=  IF(SUM([.E63];[.E64];[.E65];[.E67])=0;IF([.E66]=0;&quot;-&quot;;[.E66]);SUM([.E63];[.E64];[.E65];[.E67]))" table:style-name="ce44">
            <text:p>-</text:p>
          </table:table-cell>
          <table:table-cell office:value-type="string" office:string-value="-" table:formula="of:=  IF(SUM([.F63:.F67])=0;&quot;-&quot;;SUM([.F63:.F67]))" table:style-name="ce44">
            <text:p>-</text:p>
          </table:table-cell>
          <table:table-cell office:value-type="string" office:string-value="-" table:formula="of:=  IF(SUM([.G63];[.G64];[.G65];[.G67])=0;IF([.G66]=0;&quot;-&quot;;[.G66]);SUM([.G63];[.G64];[.G65];[.G67]))" table:style-name="ce44">
            <text:p>-</text:p>
          </table:table-cell>
          <table:table-cell office:value-type="string" office:string-value="-" table:formula="of:=  IF(SUM([.H63:.H67])=0;&quot;-&quot;;SUM([.H63:.H67]))" table:style-name="ce44">
            <text:p>-</text:p>
          </table:table-cell>
          <table:table-cell office:value-type="string" office:string-value="-" table:formula="of:=  IF(SUM([.I63];[.I64];[.I65];[.I67])=0;IF([.I66]=0;&quot;-&quot;;[.I66]);SUM([.I63];[.I64];[.I65];[.I67]))" table:style-name="ce44">
            <text:p>-</text:p>
          </table:table-cell>
          <table:table-cell office:value-type="string" office:string-value="-" table:formula="of:=  IF(SUM([.J63:.J67])=0;&quot;-&quot;;SUM([.J63:.J67]))" table:style-name="ce44">
            <text:p>-</text:p>
          </table:table-cell>
          <table:table-cell office:value-type="string" office:string-value="-" table:formula="of:=  IF(SUM([.K63];[.K64];[.K65];[.K67])=0;IF([.K66]=0;&quot;-&quot;;[.K66]);SUM([.K63];[.K64];[.K65];[.K67]))" table:style-name="ce44">
            <text:p>-</text:p>
          </table:table-cell>
          <table:table-cell office:value-type="string" office:string-value="-" table:formula="of:=  IF(SUM([.L63:.L67])=0;&quot;-&quot;;SUM([.L63:.L67]))" table:style-name="ce52">
            <text:p>-</text:p>
          </table:table-cell>
          <table:table-cell office:value-type="string" office:string-value="-" table:formula="of:=  IF(SUM([.O62];['漁業生產量值-漁業種類別魚類別生產量值8'.C62];['漁業生產量值-漁業種類別魚類別生產量值8'.E62];['漁業生產量值-漁業種類別魚類別生產量值8'.G62];['漁業生產量值-漁業種類別魚類別生產量值8'.I62];['漁業生產量值-漁業種類別魚類別生產量值8'.K62];['漁業生產量值-漁業種類別魚類別生產量值8'.M62];['漁業生產量值-漁業種類別魚類別生產量值8'.O62];['漁業生產量值-漁業種類別魚類別生產量值9'.C62];['漁業生產量值-漁業種類別魚類別生產量值9'.E62];['漁業生產量值-漁業種類別魚類別生產量值9'.G62];['漁業生產量值-漁業種類別魚類別生產量值9'.I62];['漁業生產量值-漁業種類別魚類別生產量值9'.K62];['漁業生產量值-漁業種類別魚類別生產量值9'.M62])=0;&quot;-&quot;;SUM([.O62];['漁業生產量值-漁業種類別魚類別生產量值8'.C62];['漁業生產量值-漁業種類別魚類別生產量值8'.E62];['漁業生產量值-漁業種類別魚類別生產量值8'.G62];['漁業生產量值-漁業種類別魚類別生產量值8'.I62];['漁業生產量值-漁業種類別魚類別生產量值8'.K62];['漁業生產量值-漁業種類別魚類別生產量值8'.M62];['漁業生產量值-漁業種類別魚類別生產量值8'.O62];['漁業生產量值-漁業種類別魚類別生產量值9'.C62];['漁業生產量值-漁業種類別魚類別生產量值9'.E62];['漁業生產量值-漁業種類別魚類別生產量值9'.G62];['漁業生產量值-漁業種類別魚類別生產量值9'.I62];['漁業生產量值-漁業種類別魚類別生產量值9'.K62];['漁業生產量值-漁業種類別魚類別生產量值9'.M62]))" table:style-name="ce109">
            <text:p>-</text:p>
          </table:table-cell>
          <table:table-cell office:value-type="string" office:string-value="-" table:formula="of:=  IF(SUM([.P62];['漁業生產量值-漁業種類別魚類別生產量值8'.D62];['漁業生產量值-漁業種類別魚類別生產量值8'.F62];['漁業生產量值-漁業種類別魚類別生產量值8'.H62];['漁業生產量值-漁業種類別魚類別生產量值8'.J62];['漁業生產量值-漁業種類別魚類別生產量值8'.L62];['漁業生產量值-漁業種類別魚類別生產量值8'.N62];['漁業生產量值-漁業種類別魚類別生產量值8'.P62];['漁業生產量值-漁業種類別魚類別生產量值9'.D62];['漁業生產量值-漁業種類別魚類別生產量值9'.F62];['漁業生產量值-漁業種類別魚類別生產量值9'.H62];['漁業生產量值-漁業種類別魚類別生產量值9'.J62];['漁業生產量值-漁業種類別魚類別生產量值9'.L62];['漁業生產量值-漁業種類別魚類別生產量值9'.N62])=0;&quot;-&quot;;SUM([.P62];['漁業生產量值-漁業種類別魚類別生產量值8'.D62];['漁業生產量值-漁業種類別魚類別生產量值8'.F62];['漁業生產量值-漁業種類別魚類別生產量值8'.H62];['漁業生產量值-漁業種類別魚類別生產量值8'.J62];['漁業生產量值-漁業種類別魚類別生產量值8'.L62];['漁業生產量值-漁業種類別魚類別生產量值8'.N62];['漁業生產量值-漁業種類別魚類別生產量值8'.P62];['漁業生產量值-漁業種類別魚類別生產量值9'.D62];['漁業生產量值-漁業種類別魚類別生產量值9'.F62];['漁業生產量值-漁業種類別魚類別生產量值9'.H62];['漁業生產量值-漁業種類別魚類別生產量值9'.J62];['漁業生產量值-漁業種類別魚類別生產量值9'.L62];['漁業生產量值-漁業種類別魚類別生產量值9'.N62]))" table:style-name="ce64">
            <text:p>-</text:p>
          </table:table-cell>
          <table:table-cell office:value-type="string" office:string-value="-" table:formula="of:=  IF(SUM([.O63];[.O64];[.O65];[.O67])=0;IF([.O66]=0;&quot;-&quot;;[.O66]);SUM([.O63];[.O64];[.O65];[.O67]))" table:style-name="ce44">
            <text:p>-</text:p>
          </table:table-cell>
          <table:table-cell office:value-type="string" office:string-value="-" table:formula="of:=  IF(SUM([.P63:.P67])=0;&quot;-&quot;;SUM([.P63:.P67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63];['漁業生產量值-漁業種類別魚類別生產量值8'.C63];['漁業生產量值-漁業種類別魚類別生產量值8'.E63];['漁業生產量值-漁業種類別魚類別生產量值8'.G63];['漁業生產量值-漁業種類別魚類別生產量值8'.I63];['漁業生產量值-漁業種類別魚類別生產量值8'.K63];['漁業生產量值-漁業種類別魚類別生產量值8'.M63];['漁業生產量值-漁業種類別魚類別生產量值8'.O63];['漁業生產量值-漁業種類別魚類別生產量值9'.C63];['漁業生產量值-漁業種類別魚類別生產量值9'.E63];['漁業生產量值-漁業種類別魚類別生產量值9'.G63];['漁業生產量值-漁業種類別魚類別生產量值9'.I63];['漁業生產量值-漁業種類別魚類別生產量值9'.K63];['漁業生產量值-漁業種類別魚類別生產量值9'.M63])=0;&quot;-&quot;;SUM([.O63];['漁業生產量值-漁業種類別魚類別生產量值8'.C63];['漁業生產量值-漁業種類別魚類別生產量值8'.E63];['漁業生產量值-漁業種類別魚類別生產量值8'.G63];['漁業生產量值-漁業種類別魚類別生產量值8'.I63];['漁業生產量值-漁業種類別魚類別生產量值8'.K63];['漁業生產量值-漁業種類別魚類別生產量值8'.M63];['漁業生產量值-漁業種類別魚類別生產量值8'.O63];['漁業生產量值-漁業種類別魚類別生產量值9'.C63];['漁業生產量值-漁業種類別魚類別生產量值9'.E63];['漁業生產量值-漁業種類別魚類別生產量值9'.G63];['漁業生產量值-漁業種類別魚類別生產量值9'.I63];['漁業生產量值-漁業種類別魚類別生產量值9'.K63];['漁業生產量值-漁業種類別魚類別生產量值9'.M63]))" table:style-name="ce110">
            <text:p>-</text:p>
          </table:table-cell>
          <table:table-cell office:value-type="string" office:string-value="-" table:formula="of:=  IF(SUM([.P63];['漁業生產量值-漁業種類別魚類別生產量值8'.D63];['漁業生產量值-漁業種類別魚類別生產量值8'.F63];['漁業生產量值-漁業種類別魚類別生產量值8'.H63];['漁業生產量值-漁業種類別魚類別生產量值8'.J63];['漁業生產量值-漁業種類別魚類別生產量值8'.L63];['漁業生產量值-漁業種類別魚類別生產量值8'.N63];['漁業生產量值-漁業種類別魚類別生產量值8'.P63];['漁業生產量值-漁業種類別魚類別生產量值9'.D63];['漁業生產量值-漁業種類別魚類別生產量值9'.F63];['漁業生產量值-漁業種類別魚類別生產量值9'.H63];['漁業生產量值-漁業種類別魚類別生產量值9'.J63];['漁業生產量值-漁業種類別魚類別生產量值9'.L63];['漁業生產量值-漁業種類別魚類別生產量值9'.N63])=0;&quot;-&quot;;SUM([.P63];['漁業生產量值-漁業種類別魚類別生產量值8'.D63];['漁業生產量值-漁業種類別魚類別生產量值8'.F63];['漁業生產量值-漁業種類別魚類別生產量值8'.H63];['漁業生產量值-漁業種類別魚類別生產量值8'.J63];['漁業生產量值-漁業種類別魚類別生產量值8'.L63];['漁業生產量值-漁業種類別魚類別生產量值8'.N63];['漁業生產量值-漁業種類別魚類別生產量值8'.P63];['漁業生產量值-漁業種類別魚類別生產量值9'.D63];['漁業生產量值-漁業種類別魚類別生產量值9'.F63];['漁業生產量值-漁業種類別魚類別生產量值9'.H63];['漁業生產量值-漁業種類別魚類別生產量值9'.J63];['漁業生產量值-漁業種類別魚類別生產量值9'.L63];['漁業生產量值-漁業種類別魚類別生產量值9'.N6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64];['漁業生產量值-漁業種類別魚類別生產量值8'.C64];['漁業生產量值-漁業種類別魚類別生產量值8'.E64];['漁業生產量值-漁業種類別魚類別生產量值8'.G64];['漁業生產量值-漁業種類別魚類別生產量值8'.I64];['漁業生產量值-漁業種類別魚類別生產量值8'.K64];['漁業生產量值-漁業種類別魚類別生產量值8'.M64];['漁業生產量值-漁業種類別魚類別生產量值8'.O64];['漁業生產量值-漁業種類別魚類別生產量值9'.C64];['漁業生產量值-漁業種類別魚類別生產量值9'.E64];['漁業生產量值-漁業種類別魚類別生產量值9'.G64];['漁業生產量值-漁業種類別魚類別生產量值9'.I64];['漁業生產量值-漁業種類別魚類別生產量值9'.K64];['漁業生產量值-漁業種類別魚類別生產量值9'.M64])=0;&quot;-&quot;;SUM([.O64];['漁業生產量值-漁業種類別魚類別生產量值8'.C64];['漁業生產量值-漁業種類別魚類別生產量值8'.E64];['漁業生產量值-漁業種類別魚類別生產量值8'.G64];['漁業生產量值-漁業種類別魚類別生產量值8'.I64];['漁業生產量值-漁業種類別魚類別生產量值8'.K64];['漁業生產量值-漁業種類別魚類別生產量值8'.M64];['漁業生產量值-漁業種類別魚類別生產量值8'.O64];['漁業生產量值-漁業種類別魚類別生產量值9'.C64];['漁業生產量值-漁業種類別魚類別生產量值9'.E64];['漁業生產量值-漁業種類別魚類別生產量值9'.G64];['漁業生產量值-漁業種類別魚類別生產量值9'.I64];['漁業生產量值-漁業種類別魚類別生產量值9'.K64];['漁業生產量值-漁業種類別魚類別生產量值9'.M64]))" table:style-name="ce110">
            <text:p>-</text:p>
          </table:table-cell>
          <table:table-cell office:value-type="string" office:string-value="-" table:formula="of:=  IF(SUM([.P64];['漁業生產量值-漁業種類別魚類別生產量值8'.D64];['漁業生產量值-漁業種類別魚類別生產量值8'.F64];['漁業生產量值-漁業種類別魚類別生產量值8'.H64];['漁業生產量值-漁業種類別魚類別生產量值8'.J64];['漁業生產量值-漁業種類別魚類別生產量值8'.L64];['漁業生產量值-漁業種類別魚類別生產量值8'.N64];['漁業生產量值-漁業種類別魚類別生產量值8'.P64];['漁業生產量值-漁業種類別魚類別生產量值9'.D64];['漁業生產量值-漁業種類別魚類別生產量值9'.F64];['漁業生產量值-漁業種類別魚類別生產量值9'.H64];['漁業生產量值-漁業種類別魚類別生產量值9'.J64];['漁業生產量值-漁業種類別魚類別生產量值9'.L64];['漁業生產量值-漁業種類別魚類別生產量值9'.N64])=0;&quot;-&quot;;SUM([.P64];['漁業生產量值-漁業種類別魚類別生產量值8'.D64];['漁業生產量值-漁業種類別魚類別生產量值8'.F64];['漁業生產量值-漁業種類別魚類別生產量值8'.H64];['漁業生產量值-漁業種類別魚類別生產量值8'.J64];['漁業生產量值-漁業種類別魚類別生產量值8'.L64];['漁業生產量值-漁業種類別魚類別生產量值8'.N64];['漁業生產量值-漁業種類別魚類別生產量值8'.P64];['漁業生產量值-漁業種類別魚類別生產量值9'.D64];['漁業生產量值-漁業種類別魚類別生產量值9'.F64];['漁業生產量值-漁業種類別魚類別生產量值9'.H64];['漁業生產量值-漁業種類別魚類別生產量值9'.J64];['漁業生產量值-漁業種類別魚類別生產量值9'.L64];['漁業生產量值-漁業種類別魚類別生產量值9'.N6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65];['漁業生產量值-漁業種類別魚類別生產量值8'.C65];['漁業生產量值-漁業種類別魚類別生產量值8'.E65];['漁業生產量值-漁業種類別魚類別生產量值8'.G65];['漁業生產量值-漁業種類別魚類別生產量值8'.I65];['漁業生產量值-漁業種類別魚類別生產量值8'.K65];['漁業生產量值-漁業種類別魚類別生產量值8'.M65];['漁業生產量值-漁業種類別魚類別生產量值8'.O65];['漁業生產量值-漁業種類別魚類別生產量值9'.C65];['漁業生產量值-漁業種類別魚類別生產量值9'.E65];['漁業生產量值-漁業種類別魚類別生產量值9'.G65];['漁業生產量值-漁業種類別魚類別生產量值9'.I65];['漁業生產量值-漁業種類別魚類別生產量值9'.K65];['漁業生產量值-漁業種類別魚類別生產量值9'.M65])=0;&quot;-&quot;;SUM([.O65];['漁業生產量值-漁業種類別魚類別生產量值8'.C65];['漁業生產量值-漁業種類別魚類別生產量值8'.E65];['漁業生產量值-漁業種類別魚類別生產量值8'.G65];['漁業生產量值-漁業種類別魚類別生產量值8'.I65];['漁業生產量值-漁業種類別魚類別生產量值8'.K65];['漁業生產量值-漁業種類別魚類別生產量值8'.M65];['漁業生產量值-漁業種類別魚類別生產量值8'.O65];['漁業生產量值-漁業種類別魚類別生產量值9'.C65];['漁業生產量值-漁業種類別魚類別生產量值9'.E65];['漁業生產量值-漁業種類別魚類別生產量值9'.G65];['漁業生產量值-漁業種類別魚類別生產量值9'.I65];['漁業生產量值-漁業種類別魚類別生產量值9'.K65];['漁業生產量值-漁業種類別魚類別生產量值9'.M65]))" table:style-name="ce110">
            <text:p>-</text:p>
          </table:table-cell>
          <table:table-cell office:value-type="string" office:string-value="-" table:formula="of:=  IF(SUM([.P65];['漁業生產量值-漁業種類別魚類別生產量值8'.D65];['漁業生產量值-漁業種類別魚類別生產量值8'.F65];['漁業生產量值-漁業種類別魚類別生產量值8'.H65];['漁業生產量值-漁業種類別魚類別生產量值8'.J65];['漁業生產量值-漁業種類別魚類別生產量值8'.L65];['漁業生產量值-漁業種類別魚類別生產量值8'.N65];['漁業生產量值-漁業種類別魚類別生產量值8'.P65];['漁業生產量值-漁業種類別魚類別生產量值9'.D65];['漁業生產量值-漁業種類別魚類別生產量值9'.F65];['漁業生產量值-漁業種類別魚類別生產量值9'.H65];['漁業生產量值-漁業種類別魚類別生產量值9'.J65];['漁業生產量值-漁業種類別魚類別生產量值9'.L65];['漁業生產量值-漁業種類別魚類別生產量值9'.N65])=0;&quot;-&quot;;SUM([.P65];['漁業生產量值-漁業種類別魚類別生產量值8'.D65];['漁業生產量值-漁業種類別魚類別生產量值8'.F65];['漁業生產量值-漁業種類別魚類別生產量值8'.H65];['漁業生產量值-漁業種類別魚類別生產量值8'.J65];['漁業生產量值-漁業種類別魚類別生產量值8'.L65];['漁業生產量值-漁業種類別魚類別生產量值8'.N65];['漁業生產量值-漁業種類別魚類別生產量值8'.P65];['漁業生產量值-漁業種類別魚類別生產量值9'.D65];['漁業生產量值-漁業種類別魚類別生產量值9'.F65];['漁業生產量值-漁業種類別魚類別生產量值9'.H65];['漁業生產量值-漁業種類別魚類別生產量值9'.J65];['漁業生產量值-漁業種類別魚類別生產量值9'.L65];['漁業生產量值-漁業種類別魚類別生產量值9'.N6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office:string-value="-" table:formula="of:=  IF(SUM([.O66];['漁業生產量值-漁業種類別魚類別生產量值8'.C66];['漁業生產量值-漁業種類別魚類別生產量值8'.E66];['漁業生產量值-漁業種類別魚類別生產量值8'.G66];['漁業生產量值-漁業種類別魚類別生產量值8'.I66];['漁業生產量值-漁業種類別魚類別生產量值8'.K66];['漁業生產量值-漁業種類別魚類別生產量值8'.M66];['漁業生產量值-漁業種類別魚類別生產量值8'.O66];['漁業生產量值-漁業種類別魚類別生產量值9'.C66];['漁業生產量值-漁業種類別魚類別生產量值9'.E66];['漁業生產量值-漁業種類別魚類別生產量值9'.G66];['漁業生產量值-漁業種類別魚類別生產量值9'.I66];['漁業生產量值-漁業種類別魚類別生產量值9'.K66];['漁業生產量值-漁業種類別魚類別生產量值9'.M66])=0;&quot;-&quot;;SUM([.O66];['漁業生產量值-漁業種類別魚類別生產量值8'.C66];['漁業生產量值-漁業種類別魚類別生產量值8'.E66];['漁業生產量值-漁業種類別魚類別生產量值8'.G66];['漁業生產量值-漁業種類別魚類別生產量值8'.I66];['漁業生產量值-漁業種類別魚類別生產量值8'.K66];['漁業生產量值-漁業種類別魚類別生產量值8'.M66];['漁業生產量值-漁業種類別魚類別生產量值8'.O66];['漁業生產量值-漁業種類別魚類別生產量值9'.C66];['漁業生產量值-漁業種類別魚類別生產量值9'.E66];['漁業生產量值-漁業種類別魚類別生產量值9'.G66];['漁業生產量值-漁業種類別魚類別生產量值9'.I66];['漁業生產量值-漁業種類別魚類別生產量值9'.K66];['漁業生產量值-漁業種類別魚類別生產量值9'.M66]))" table:style-name="ce110">
            <text:p>-</text:p>
          </table:table-cell>
          <table:table-cell office:value-type="string" office:string-value="-" table:formula="of:=  IF(SUM([.P66];['漁業生產量值-漁業種類別魚類別生產量值8'.D66];['漁業生產量值-漁業種類別魚類別生產量值8'.F66];['漁業生產量值-漁業種類別魚類別生產量值8'.H66];['漁業生產量值-漁業種類別魚類別生產量值8'.J66];['漁業生產量值-漁業種類別魚類別生產量值8'.L66];['漁業生產量值-漁業種類別魚類別生產量值8'.N66];['漁業生產量值-漁業種類別魚類別生產量值8'.P66];['漁業生產量值-漁業種類別魚類別生產量值9'.D66];['漁業生產量值-漁業種類別魚類別生產量值9'.F66];['漁業生產量值-漁業種類別魚類別生產量值9'.H66];['漁業生產量值-漁業種類別魚類別生產量值9'.J66];['漁業生產量值-漁業種類別魚類別生產量值9'.L66];['漁業生產量值-漁業種類別魚類別生產量值9'.N66])=0;&quot;-&quot;;SUM([.P66];['漁業生產量值-漁業種類別魚類別生產量值8'.D66];['漁業生產量值-漁業種類別魚類別生產量值8'.F66];['漁業生產量值-漁業種類別魚類別生產量值8'.H66];['漁業生產量值-漁業種類別魚類別生產量值8'.J66];['漁業生產量值-漁業種類別魚類別生產量值8'.L66];['漁業生產量值-漁業種類別魚類別生產量值8'.N66];['漁業生產量值-漁業種類別魚類別生產量值8'.P66];['漁業生產量值-漁業種類別魚類別生產量值9'.D66];['漁業生產量值-漁業種類別魚類別生產量值9'.F66];['漁業生產量值-漁業種類別魚類別生產量值9'.H66];['漁業生產量值-漁業種類別魚類別生產量值9'.J66];['漁業生產量值-漁業種類別魚類別生產量值9'.L66];['漁業生產量值-漁業種類別魚類別生產量值9'.N6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office:string-value="-" table:formula="of:=  IF(SUM([.O67];['漁業生產量值-漁業種類別魚類別生產量值8'.C67];['漁業生產量值-漁業種類別魚類別生產量值8'.E67];['漁業生產量值-漁業種類別魚類別生產量值8'.G67];['漁業生產量值-漁業種類別魚類別生產量值8'.I67];['漁業生產量值-漁業種類別魚類別生產量值8'.K67];['漁業生產量值-漁業種類別魚類別生產量值8'.M67];['漁業生產量值-漁業種類別魚類別生產量值8'.O67];['漁業生產量值-漁業種類別魚類別生產量值9'.C67];['漁業生產量值-漁業種類別魚類別生產量值9'.E67];['漁業生產量值-漁業種類別魚類別生產量值9'.G67];['漁業生產量值-漁業種類別魚類別生產量值9'.I67];['漁業生產量值-漁業種類別魚類別生產量值9'.K67];['漁業生產量值-漁業種類別魚類別生產量值9'.M67])=0;&quot;-&quot;;SUM([.O67];['漁業生產量值-漁業種類別魚類別生產量值8'.C67];['漁業生產量值-漁業種類別魚類別生產量值8'.E67];['漁業生產量值-漁業種類別魚類別生產量值8'.G67];['漁業生產量值-漁業種類別魚類別生產量值8'.I67];['漁業生產量值-漁業種類別魚類別生產量值8'.K67];['漁業生產量值-漁業種類別魚類別生產量值8'.M67];['漁業生產量值-漁業種類別魚類別生產量值8'.O67];['漁業生產量值-漁業種類別魚類別生產量值9'.C67];['漁業生產量值-漁業種類別魚類別生產量值9'.E67];['漁業生產量值-漁業種類別魚類別生產量值9'.G67];['漁業生產量值-漁業種類別魚類別生產量值9'.I67];['漁業生產量值-漁業種類別魚類別生產量值9'.K67];['漁業生產量值-漁業種類別魚類別生產量值9'.M67]))" table:style-name="ce111">
            <text:p>-</text:p>
          </table:table-cell>
          <table:table-cell office:value-type="string" office:string-value="-" table:formula="of:=  IF(SUM([.P67];['漁業生產量值-漁業種類別魚類別生產量值8'.D67];['漁業生產量值-漁業種類別魚類別生產量值8'.F67];['漁業生產量值-漁業種類別魚類別生產量值8'.H67];['漁業生產量值-漁業種類別魚類別生產量值8'.J67];['漁業生產量值-漁業種類別魚類別生產量值8'.L67];['漁業生產量值-漁業種類別魚類別生產量值8'.N67];['漁業生產量值-漁業種類別魚類別生產量值8'.P67];['漁業生產量值-漁業種類別魚類別生產量值9'.D67];['漁業生產量值-漁業種類別魚類別生產量值9'.F67];['漁業生產量值-漁業種類別魚類別生產量值9'.H67];['漁業生產量值-漁業種類別魚類別生產量值9'.J67];['漁業生產量值-漁業種類別魚類別生產量值9'.L67];['漁業生產量值-漁業種類別魚類別生產量值9'.N67])=0;&quot;-&quot;;SUM([.P67];['漁業生產量值-漁業種類別魚類別生產量值8'.D67];['漁業生產量值-漁業種類別魚類別生產量值8'.F67];['漁業生產量值-漁業種類別魚類別生產量值8'.H67];['漁業生產量值-漁業種類別魚類別生產量值8'.J67];['漁業生產量值-漁業種類別魚類別生產量值8'.L67];['漁業生產量值-漁業種類別魚類別生產量值8'.N67];['漁業生產量值-漁業種類別魚類別生產量值8'.P67];['漁業生產量值-漁業種類別魚類別生產量值9'.D67];['漁業生產量值-漁業種類別魚類別生產量值9'.F67];['漁業生產量值-漁業種類別魚類別生產量值9'.H67];['漁業生產量值-漁業種類別魚類別生產量值9'.J67];['漁業生產量值-漁業種類別魚類別生產量值9'.L67];['漁業生產量值-漁業種類別魚類別生產量值9'.N67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16384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8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6" table:number-columns-repeated="16367" table:default-cell-style-name="ce25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4" table:style-name="ce25"/>
          <table:table-cell office:value-type="string" table:style-name="ce26">
            <text:p>單位：</text:p>
          </table:table-cell>
          <table:table-cell office:value-type="string" table:style-name="ce27">
            <text:p>產量：公噸, 千尾(觀賞魚)</text:p>
          </table:table-cell>
          <table:table-cell table:style-name="ce25"/>
          <table:table-cell table:number-columns-repeated="2" table:style-name="ce27"/>
          <table:table-cell table:number-columns-repeated="2" table:style-name="ce25"/>
          <table:table-cell office:value-type="string" table:style-name="ce26">
            <text:p>Unit：</text:p>
          </table:table-cell>
          <table:table-cell office:value-type="string" table:style-name="ce27">
            <text:p>Quantity：M.T.; 1000Pcs. by ornamental fish</text:p>
          </table:table-cell>
          <table:table-cell table:number-columns-repeated="16371" table:style-name="ce25"/>
        </table:table-row>
        <table:table-row table:style-name="ro2">
          <table:table-cell table:style-name="ce25"/>
          <table:table-cell office:value-type="string" table:number-columns-spanned="3" table:number-rows-spanned="1" table:style-name="ce203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5"/>
          <table:table-cell office:value-type="string" table:style-name="ce28">
            <text:p>價值：新臺幣千元</text:p>
          </table:table-cell>
          <table:table-cell table:style-name="ce25"/>
          <table:table-cell table:style-name="ce28"/>
          <table:table-cell office:value-type="string" table:style-name="ce28">
            <text:p>(1) By type of fisheries by species(Continued)</text:p>
          </table:table-cell>
          <table:table-cell table:number-columns-repeated="3" table:style-name="ce25"/>
          <table:table-cell office:value-type="string" table:style-name="ce29">
            <text:p>Value：Thousand NT $</text:p>
          </table:table-cell>
          <table:table-cell table:number-columns-repeated="16371" table:style-name="ce25"/>
        </table:table-row>
        <table:table-row table:style-name="ro3">
          <table:table-cell table:style-name="ce30"/>
          <table:table-cell office:value-type="string" table:number-columns-spanned="1" table:number-rows-spanned="3" table:style-name="ce276">
            <text:p><text:s text:c="20"/><text:span text:style-name="T1">魚類別</text:span></text:p>
            <text:p><text:span text:style-name="T1"><text:s text:c="20"/>Species</text:span></text:p>
            <draw:custom-shape svg:x="0in" svg:y="0in" svg:width="0.97917in" svg:height="0.70335in" draw:z-index="1" draw:id="id8" draw:style-name="a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6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1"/>
          <table:covered-table-cell/>
          <table:table-cell office:value-type="string" table:number-columns-spanned="14" table:number-rows-spanned="1" table:style-name="ce265">
            <text:p>鯖 <text:s text:c="5"/>科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1"/>
          <table:covered-table-cell/>
          <table:table-cell office:value-type="string" table:number-columns-spanned="2" table:number-rows-spanned="1" table:style-name="ce267">
            <text:p>正鰹</text:p>
          </table:table-cell>
          <table:covered-table-cell/>
          <table:table-cell office:value-type="string" table:number-columns-spanned="2" table:number-rows-spanned="1" table:style-name="ce266">
            <text:p>扁花鰹</text:p>
          </table:table-cell>
          <table:covered-table-cell/>
          <table:table-cell office:value-type="string" table:number-columns-spanned="2" table:number-rows-spanned="1" table:style-name="ce266">
            <text:p>圓花鰹</text:p>
          </table:table-cell>
          <table:covered-table-cell/>
          <table:table-cell office:value-type="string" table:number-columns-spanned="2" table:number-rows-spanned="1" table:style-name="ce266">
            <text:p>其他鰹類</text:p>
          </table:table-cell>
          <table:covered-table-cell/>
          <table:table-cell office:value-type="string" table:number-columns-spanned="2" table:number-rows-spanned="1" table:style-name="ce266">
            <text:p>康氏馬加鰆</text:p>
          </table:table-cell>
          <table:covered-table-cell/>
          <table:table-cell office:value-type="string" table:number-columns-spanned="2" table:number-rows-spanned="1" table:style-name="ce266">
            <text:p>日本馬加鰆</text:p>
          </table:table-cell>
          <table:covered-table-cell/>
          <table:table-cell office:value-type="string" table:number-columns-spanned="2" table:number-rows-spanned="1" table:style-name="ce266">
            <text:p>其他鰆類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1">
            <text:p>代碼</text:p>
          </table:table-cell>
          <table:table-cell office:value-type="string" table:number-columns-spanned="1" table:number-rows-spanned="3" table:style-name="ce278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72">
            <text:p>53101</text:p>
          </table:table-cell>
          <table:covered-table-cell/>
          <table:table-cell office:value-type="string" table:number-columns-spanned="2" table:number-rows-spanned="1" table:style-name="ce271">
            <text:p>53102</text:p>
          </table:table-cell>
          <table:covered-table-cell/>
          <table:table-cell office:value-type="string" table:number-columns-spanned="2" table:number-rows-spanned="1" table:style-name="ce271">
            <text:p>53103</text:p>
          </table:table-cell>
          <table:covered-table-cell/>
          <table:table-cell office:value-type="string" table:number-columns-spanned="2" table:number-rows-spanned="1" table:style-name="ce277">
            <text:p>53199</text:p>
          </table:table-cell>
          <table:covered-table-cell/>
          <table:table-cell office:value-type="string" table:number-columns-spanned="2" table:number-rows-spanned="1" table:style-name="ce271">
            <text:p>53201</text:p>
          </table:table-cell>
          <table:covered-table-cell/>
          <table:table-cell office:value-type="string" table:number-columns-spanned="2" table:number-rows-spanned="1" table:style-name="ce271">
            <text:p>53202</text:p>
          </table:table-cell>
          <table:covered-table-cell/>
          <table:table-cell office:value-type="string" table:number-columns-spanned="2" table:number-rows-spanned="1" table:style-name="ce271">
            <text:p>53299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1">
            <text:p>Code</text:p>
          </table:table-cell>
          <table:covered-table-cell/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table:number-columns-repeated="16368"/>
        </table:table-row>
        <table:table-row table:style-name="ro3">
          <table:table-cell table:style-name="ce33"/>
          <table:covered-table-cell/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49650.85068999999" table:formula="of:=  IF(SUM([.C11];[.C19];[.C36];[.C54];[.C58];[.C62])=0;&quot;-&quot;;SUM([.C11];[.C19];[.C36];[.C54];[.C58];[.C62]))" table:style-name="ce37">
            <text:p>149,651<text:s/></text:p>
          </table:table-cell>
          <table:table-cell office:value-type="float" office:value="4811100.9503300004" table:formula="of:=  IF(SUM([.D11];[.D19];[.D36];[.D54];[.D58];[.D62])=0;&quot;-&quot;;SUM([.D11];[.D19];[.D36];[.D54];[.D58];[.D62]))" table:style-name="ce37">
            <text:p>4,811,101<text:s/></text:p>
          </table:table-cell>
          <table:table-cell office:value-type="float" office:value="1023.3524399999999" table:formula="of:=  IF(SUM([.E11];[.E19];[.E36];[.E54];[.E58];[.E62])=0;&quot;-&quot;;SUM([.E11];[.E19];[.E36];[.E54];[.E58];[.E62]))" table:style-name="ce37">
            <text:p>1,023<text:s/></text:p>
          </table:table-cell>
          <table:table-cell office:value-type="float" office:value="48672.826120000005" table:formula="of:=  IF(SUM([.F11];[.F19];[.F36];[.F54];[.F58];[.F62])=0;&quot;-&quot;;SUM([.F11];[.F19];[.F36];[.F54];[.F58];[.F62]))" table:style-name="ce37">
            <text:p>48,673<text:s/></text:p>
          </table:table-cell>
          <table:table-cell office:value-type="float" office:value="3214.0160000000001" table:formula="of:=  IF(SUM([.G11];[.G19];[.G36];[.G54];[.G58];[.G62])=0;&quot;-&quot;;SUM([.G11];[.G19];[.G36];[.G54];[.G58];[.G62]))" table:style-name="ce37">
            <text:p>3,214<text:s/></text:p>
          </table:table-cell>
          <table:table-cell office:value-type="float" office:value="81476.619479999994" table:formula="of:=  IF(SUM([.H11];[.H19];[.H36];[.H54];[.H58];[.H62])=0;&quot;-&quot;;SUM([.H11];[.H19];[.H36];[.H54];[.H58];[.H62]))" table:style-name="ce37">
            <text:p>81,477<text:s/></text:p>
          </table:table-cell>
          <table:table-cell office:value-type="float" office:value="272.09839999999997" table:formula="of:=  IF(SUM([.I11];[.I19];[.I36];[.I54];[.I58];[.I62])=0;&quot;-&quot;;SUM([.I11];[.I19];[.I36];[.I54];[.I58];[.I62]))" table:style-name="ce37">
            <text:p>272<text:s/></text:p>
          </table:table-cell>
          <table:table-cell office:value-type="float" office:value="6748.4838" table:formula="of:=  IF(SUM([.J11];[.J19];[.J36];[.J54];[.J58];[.J62])=0;&quot;-&quot;;SUM([.J11];[.J19];[.J36];[.J54];[.J58];[.J62]))" table:style-name="ce37">
            <text:p>6,748<text:s/></text:p>
          </table:table-cell>
          <table:table-cell office:value-type="float" office:value="524.41053000000011" table:formula="of:=  IF(SUM([.K11];[.K19];[.K36];[.K54];[.K58];[.K62])=0;&quot;-&quot;;SUM([.K11];[.K19];[.K36];[.K54];[.K58];[.K62]))" table:style-name="ce37">
            <text:p>524<text:s/></text:p>
          </table:table-cell>
          <table:table-cell office:value-type="float" office:value="175244.26021999997" table:formula="of:=  IF(SUM([.L11];[.L19];[.L36];[.L54];[.L58];[.L62])=0;&quot;-&quot;;SUM([.L11];[.L19];[.L36];[.L54];[.L58];[.L62]))" table:style-name="ce37">
            <text:p>175,244<text:s/></text:p>
          </table:table-cell>
          <table:table-cell office:value-type="float" office:value="441.53069999999997" table:formula="of:=  IF(SUM([.M11];[.M19];[.M36];[.M54];[.M58];[.M62])=0;&quot;-&quot;;SUM([.M11];[.M19];[.M36];[.M54];[.M58];[.M62]))" table:style-name="ce37">
            <text:p>442<text:s/></text:p>
          </table:table-cell>
          <table:table-cell office:value-type="float" office:value="65841.664440000008" table:formula="of:=  IF(SUM([.N11];[.N19];[.N36];[.N54];[.N58];[.N62])=0;&quot;-&quot;;SUM([.N11];[.N19];[.N36];[.N54];[.N58];[.N62]))" table:style-name="ce37">
            <text:p>65,842<text:s/></text:p>
          </table:table-cell>
          <table:table-cell office:value-type="float" office:value="2918.8725800000002" table:formula="of:=  IF(SUM([.O11];[.O19];[.O36];[.O54];[.O58];[.O62])=0;&quot;-&quot;;SUM([.O11];[.O19];[.O36];[.O54];[.O58];[.O62]))" table:style-name="ce37">
            <text:p>2,919<text:s/></text:p>
          </table:table-cell>
          <table:table-cell office:value-type="float" office:value="235098.28287000002" table:formula="of:=  IF(SUM([.P11];[.P19];[.P36];[.P54];[.P58];[.P62])=0;&quot;-&quot;;SUM([.P11];[.P19];[.P36];[.P54];[.P58];[.P62]))" table:style-name="ce37">
            <text:p>235,098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float" office:value="147287.54728999999" table:formula="of:=  IF(SUM([.C12:.C18])=0;&quot;-&quot;;SUM([.C12:.C18]))" table:style-name="ce44">
            <text:p>147,288<text:s/></text:p>
          </table:table-cell>
          <table:table-cell office:value-type="float" office:value="4727614.9005800001" table:formula="of:=  IF(SUM([.D12:.D18])=0;&quot;-&quot;;SUM([.D12:.D18]))" table:style-name="ce44">
            <text:p>4,727,615<text:s/></text:p>
          </table:table-cell>
          <table:table-cell office:value-type="string" office:string-value="-" table:formula="of:=  IF(SUM([.E12:.E18])=0;&quot;-&quot;;SUM([.E12:.E18]))" table:style-name="ce44">
            <text:p>-</text:p>
          </table:table-cell>
          <table:table-cell office:value-type="string" office:string-value="-" table:formula="of:=  IF(SUM([.F12:.F18])=0;&quot;-&quot;;SUM([.F12:.F18]))" table:style-name="ce44">
            <text:p>-</text:p>
          </table:table-cell>
          <table:table-cell office:value-type="string" office:string-value="-" table:formula="of:=  IF(SUM([.G12:.G18])=0;&quot;-&quot;;SUM([.G12:.G18]))" table:style-name="ce44">
            <text:p>-</text:p>
          </table:table-cell>
          <table:table-cell office:value-type="string" office:string-value="-" table:formula="of:=  IF(SUM([.H12:.H18])=0;&quot;-&quot;;SUM([.H12:.H18]))" table:style-name="ce44">
            <text:p>-</text:p>
          </table:table-cell>
          <table:table-cell office:value-type="string" office:string-value="-" table:formula="of:=  IF(SUM([.I12:.I18])=0;&quot;-&quot;;SUM([.I12:.I18]))" table:style-name="ce44">
            <text:p>-</text:p>
          </table:table-cell>
          <table:table-cell office:value-type="string" office:string-value="-" table:formula="of:=  IF(SUM([.J12:.J18])=0;&quot;-&quot;;SUM([.J12:.J18]))" table:style-name="ce44">
            <text:p>-</text:p>
          </table:table-cell>
          <table:table-cell office:value-type="float" office:value="0.86" table:formula="of:=  IF(SUM([.K12:.K18])=0;&quot;-&quot;;SUM([.K12:.K18]))" table:style-name="ce44">
            <text:p>1<text:s/></text:p>
          </table:table-cell>
          <table:table-cell office:value-type="float" office:value="22.36" table:formula="of:=  IF(SUM([.L12:.L18])=0;&quot;-&quot;;SUM([.L12:.L18]))" table:style-name="ce44">
            <text:p>22<text:s/></text:p>
          </table:table-cell>
          <table:table-cell office:value-type="float" office:value="14.39" table:formula="of:=  IF(SUM([.M12:.M18])=0;&quot;-&quot;;SUM([.M12:.M18]))" table:style-name="ce44">
            <text:p>14<text:s/></text:p>
          </table:table-cell>
          <table:table-cell office:value-type="float" office:value="582" table:formula="of:=  IF(SUM([.N12:.N18])=0;&quot;-&quot;;SUM([.N12:.N18]))" table:style-name="ce44">
            <text:p>582<text:s/></text:p>
          </table:table-cell>
          <table:table-cell office:value-type="float" office:value="1098.4441999999999" table:formula="of:=  IF(SUM([.O12:.O18])=0;&quot;-&quot;;SUM([.O12:.O18]))" table:style-name="ce44">
            <text:p>1,098<text:s/></text:p>
          </table:table-cell>
          <table:table-cell office:value-type="float" office:value="70366.200140000001" table:formula="of:=  IF(SUM([.P12:.P18])=0;&quot;-&quot;;SUM([.P12:.P18]))" table:style-name="ce44">
            <text:p>70,36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float" office:value="146211.3971" table:style-name="ce47">
            <text:p>146,211<text:s/></text:p>
          </table:table-cell>
          <table:table-cell office:value-type="float" office:value="4695138.5783299999" table:style-name="ce47">
            <text:p>4,695,13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float" office:value="1076.1501900000001" table:style-name="ce47">
            <text:p>1,076<text:s/></text:p>
          </table:table-cell>
          <table:table-cell office:value-type="float" office:value="32476.322250000001" table:style-name="ce47">
            <text:p>32,47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86" table:style-name="ce47">
            <text:p>1<text:s/></text:p>
          </table:table-cell>
          <table:table-cell office:value-type="float" office:value="22.36" table:style-name="ce47">
            <text:p>22<text:s/></text:p>
          </table:table-cell>
          <table:table-cell office:value-type="float" office:value="14.39" table:style-name="ce47">
            <text:p>14<text:s/></text:p>
          </table:table-cell>
          <table:table-cell office:value-type="float" office:value="582" table:style-name="ce47">
            <text:p>582<text:s/></text:p>
          </table:table-cell>
          <table:table-cell office:value-type="float" office:value="1098.4441999999999" table:style-name="ce47">
            <text:p>1,098<text:s/></text:p>
          </table:table-cell>
          <table:table-cell office:value-type="float" office:value="70366.200140000001" table:style-name="ce47">
            <text:p>70,36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float" office:value="1119.4417800000001" table:formula="of:=  IF(SUM([.C20:.C35])=0;&quot;-&quot;;SUM([.C20:.C35]))" table:style-name="ce44">
            <text:p>1,119<text:s/></text:p>
          </table:table-cell>
          <table:table-cell office:value-type="float" office:value="38051.441569999995" table:formula="of:=  IF(SUM([.D20:.D35])=0;&quot;-&quot;;SUM([.D20:.D35]))" table:style-name="ce44">
            <text:p>38,051<text:s/></text:p>
          </table:table-cell>
          <table:table-cell office:value-type="float" office:value="253.3665" table:formula="of:=  IF(SUM([.E20:.E35])=0;&quot;-&quot;;SUM([.E20:.E35]))" table:style-name="ce44">
            <text:p>253<text:s/></text:p>
          </table:table-cell>
          <table:table-cell office:value-type="float" office:value="9312.6165000000019" table:formula="of:=  IF(SUM([.F20:.F35])=0;&quot;-&quot;;SUM([.F20:.F35]))" table:style-name="ce44">
            <text:p>9,313<text:s/></text:p>
          </table:table-cell>
          <table:table-cell office:value-type="float" office:value="2720.0736999999999" table:formula="of:=  IF(SUM([.G20:.G35])=0;&quot;-&quot;;SUM([.G20:.G35]))" table:style-name="ce44">
            <text:p>2,720<text:s/></text:p>
          </table:table-cell>
          <table:table-cell office:value-type="float" office:value="57269.040259999994" table:formula="of:=  IF(SUM([.H20:.H35])=0;&quot;-&quot;;SUM([.H20:.H35]))" table:style-name="ce44">
            <text:p>57,269<text:s/></text:p>
          </table:table-cell>
          <table:table-cell office:value-type="float" office:value="176.72149999999999" table:formula="of:=  IF(SUM([.I20:.I35])=0;&quot;-&quot;;SUM([.I20:.I35]))" table:style-name="ce44">
            <text:p>177<text:s/></text:p>
          </table:table-cell>
          <table:table-cell office:value-type="float" office:value="3009.9515000000001" table:formula="of:=  IF(SUM([.J20:.J35])=0;&quot;-&quot;;SUM([.J20:.J35]))" table:style-name="ce44">
            <text:p>3,010<text:s/></text:p>
          </table:table-cell>
          <table:table-cell office:value-type="float" office:value="370.23429000000004" table:formula="of:=  IF(SUM([.K20:.K35])=0;&quot;-&quot;;SUM([.K20:.K35]))" table:style-name="ce44">
            <text:p>370<text:s/></text:p>
          </table:table-cell>
          <table:table-cell office:value-type="float" office:value="136503.70922999998" table:formula="of:=  IF(SUM([.L20:.L35])=0;&quot;-&quot;;SUM([.L20:.L35]))" table:style-name="ce44">
            <text:p>136,504<text:s/></text:p>
          </table:table-cell>
          <table:table-cell office:value-type="float" office:value="115.70399999999999" table:formula="of:=  IF(SUM([.M20:.M35])=0;&quot;-&quot;;SUM([.M20:.M35]))" table:style-name="ce44">
            <text:p>116<text:s/></text:p>
          </table:table-cell>
          <table:table-cell office:value-type="float" office:value="17186.472060000004" table:formula="of:=  IF(SUM([.N20:.N35])=0;&quot;-&quot;;SUM([.N20:.N35]))" table:style-name="ce44">
            <text:p>17,186<text:s/></text:p>
          </table:table-cell>
          <table:table-cell office:value-type="float" office:value="878.6527000000001" table:formula="of:=  IF(SUM([.O20:.O35])=0;&quot;-&quot;;SUM([.O20:.O35]))" table:style-name="ce44">
            <text:p>879<text:s/></text:p>
          </table:table-cell>
          <table:table-cell office:value-type="float" office:value="79597.583390000014" table:formula="of:=  IF(SUM([.P20:.P35])=0;&quot;-&quot;;SUM([.P20:.P35]))" table:style-name="ce44">
            <text:p>79,59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61.2" table:style-name="ce47">
            <text:p>361<text:s/></text:p>
          </table:table-cell>
          <table:table-cell office:value-type="float" office:value="10294.200000000001" table:style-name="ce47">
            <text:p>10,294<text:s/></text:p>
          </table:table-cell>
          <table:table-cell office:value-type="float" office:value="0.99399999999999999" table:style-name="ce47">
            <text:p>1<text:s/></text:p>
          </table:table-cell>
          <table:table-cell office:value-type="float" office:value="42.741999999999997" table:style-name="ce47">
            <text:p>4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float" office:value="0.51749999999999996" table:style-name="ce47">
            <text:p>1<text:s/></text:p>
          </table:table-cell>
          <table:table-cell office:value-type="float" office:value="24.42" table:style-name="ce47">
            <text:p>24<text:s/></text:p>
          </table:table-cell>
          <table:table-cell office:value-type="float" office:value="26.571000000000002" table:style-name="ce47">
            <text:p>27<text:s/></text:p>
          </table:table-cell>
          <table:table-cell office:value-type="float" office:value="1480.7349999999999" table:style-name="ce47">
            <text:p>1,481<text:s/></text:p>
          </table:table-cell>
          <table:table-cell office:value-type="float" office:value="13.0197" table:style-name="ce47">
            <text:p>13<text:s/></text:p>
          </table:table-cell>
          <table:table-cell office:value-type="float" office:value="317.44206000000003" table:style-name="ce47">
            <text:p>31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53.17227" table:style-name="ce47">
            <text:p>153<text:s/></text:p>
          </table:table-cell>
          <table:table-cell office:value-type="float" office:value="60369.726060000001" table:style-name="ce47">
            <text:p>60,370<text:s/></text:p>
          </table:table-cell>
          <table:table-cell office:value-type="float" office:value="63.529699999999998" table:style-name="ce47">
            <text:p>64<text:s/></text:p>
          </table:table-cell>
          <table:table-cell office:value-type="float" office:value="8813.6334700000007" table:style-name="ce47">
            <text:p>8,814<text:s/></text:p>
          </table:table-cell>
          <table:table-cell office:value-type="float" office:value="127.75485999999999" table:style-name="ce47">
            <text:p>128<text:s/></text:p>
          </table:table-cell>
          <table:table-cell office:value-type="float" office:value="15359.04333" table:style-name="ce47">
            <text:p>15,35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float" office:value="33.418999999999997" table:style-name="ce47">
            <text:p>33<text:s/></text:p>
          </table:table-cell>
          <table:table-cell office:value-type="float" office:value="1230.826" table:style-name="ce47">
            <text:p>1,231<text:s/></text:p>
          </table:table-cell>
          <table:table-cell office:value-type="float" office:value="5.242" table:style-name="ce47">
            <text:p>5<text:s/></text:p>
          </table:table-cell>
          <table:table-cell office:value-type="float" office:value="226.77799999999999" table:style-name="ce47">
            <text:p>227<text:s/></text:p>
          </table:table-cell>
          <table:table-cell office:value-type="float" office:value="4.069" table:style-name="ce47">
            <text:p>4<text:s/></text:p>
          </table:table-cell>
          <table:table-cell office:value-type="float" office:value="213.50800000000001" table:style-name="ce47">
            <text:p>214<text:s/></text:p>
          </table:table-cell>
          <table:table-cell office:value-type="float" office:value="102.071" table:style-name="ce47">
            <text:p>102<text:s/></text:p>
          </table:table-cell>
          <table:table-cell office:value-type="float" office:value="1692.961" table:style-name="ce47">
            <text:p>1,693<text:s/></text:p>
          </table:table-cell>
          <table:table-cell office:value-type="float" office:value="144.97463999999999" table:style-name="ce47">
            <text:p>145<text:s/></text:p>
          </table:table-cell>
          <table:table-cell office:value-type="float" office:value="61825.694439999999" table:style-name="ce47">
            <text:p>61,826<text:s/></text:p>
          </table:table-cell>
          <table:table-cell office:value-type="float" office:value="9.8029600000000006" table:style-name="ce47">
            <text:p>10<text:s/></text:p>
          </table:table-cell>
          <table:table-cell office:value-type="float" office:value="2179.5088999999998" table:style-name="ce47">
            <text:p>2,180<text:s/></text:p>
          </table:table-cell>
          <table:table-cell office:value-type="float" office:value="28.50224" table:style-name="ce47">
            <text:p>29<text:s/></text:p>
          </table:table-cell>
          <table:table-cell office:value-type="float" office:value="4916.6075799999999" table:style-name="ce47">
            <text:p>4,917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float" office:value="577.01" table:style-name="ce47">
            <text:p>577<text:s/></text:p>
          </table:table-cell>
          <table:table-cell office:value-type="float" office:value="18182.57" table:style-name="ce47">
            <text:p>18,183<text:s/></text:p>
          </table:table-cell>
          <table:table-cell office:value-type="float" office:value="214.417" table:style-name="ce47">
            <text:p>214<text:s/></text:p>
          </table:table-cell>
          <table:table-cell office:value-type="float" office:value="7075.7610000000004" table:style-name="ce47">
            <text:p>7,076<text:s/></text:p>
          </table:table-cell>
          <table:table-cell office:value-type="float" office:value="1976.1949999999999" table:style-name="ce47">
            <text:p>1,976<text:s/></text:p>
          </table:table-cell>
          <table:table-cell office:value-type="float" office:value="38958.2955" table:style-name="ce47">
            <text:p>38,958<text:s/></text:p>
          </table:table-cell>
          <table:table-cell office:value-type="float" office:value="66.7" table:style-name="ce47">
            <text:p>67<text:s/></text:p>
          </table:table-cell>
          <table:table-cell office:value-type="float" office:value="1000.5" table:style-name="ce47">
            <text:p>1,00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91.59" table:style-name="ce47">
            <text:p>392<text:s/></text:p>
          </table:table-cell>
          <table:table-cell office:value-type="float" office:value="17423.428680000001" table:style-name="ce47">
            <text:p>17,423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float" office:value="8.6806999999999999" table:style-name="ce47">
            <text:p>9<text:s/></text:p>
          </table:table-cell>
          <table:table-cell office:value-type="float" office:value="390.63150000000002" table:style-name="ce47">
            <text:p>39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9279999999999999" table:style-name="ce47">
            <text:p>3<text:s/></text:p>
          </table:table-cell>
          <table:table-cell office:value-type="float" office:value="146.4" table:style-name="ce47">
            <text:p>14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.1444999999999999" table:style-name="ce47">
            <text:p>5<text:s/></text:p>
          </table:table-cell>
          <table:table-cell office:value-type="float" office:value="823.12" table:style-name="ce47">
            <text:p>823<text:s/></text:p>
          </table:table-cell>
          <table:table-cell office:value-type="float" office:value="3.786" table:style-name="ce47">
            <text:p>4<text:s/></text:p>
          </table:table-cell>
          <table:table-cell office:value-type="float" office:value="1703.7" table:style-name="ce47">
            <text:p>1,70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float" office:value="73.304199999999994" table:style-name="ce47">
            <text:p>73<text:s/></text:p>
          </table:table-cell>
          <table:table-cell office:value-type="float" office:value="2766.8062" table:style-name="ce47">
            <text:p>2,767<text:s/></text:p>
          </table:table-cell>
          <table:table-cell office:value-type="float" office:value="6.94" table:style-name="ce47">
            <text:p>7<text:s/></text:p>
          </table:table-cell>
          <table:table-cell office:value-type="float" office:value="520.5" table:style-name="ce47">
            <text:p>521<text:s/></text:p>
          </table:table-cell>
          <table:table-cell office:value-type="float" office:value="215.53" table:style-name="ce47">
            <text:p>216<text:s/></text:p>
          </table:table-cell>
          <table:table-cell office:value-type="float" office:value="4245.9409999999998" table:style-name="ce47">
            <text:p>4,24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8533999999999999" table:style-name="ce47">
            <text:p>2<text:s/></text:p>
          </table:table-cell>
          <table:table-cell office:value-type="float" office:value="151.7962" table:style-name="ce47">
            <text:p>152<text:s/></text:p>
          </table:table-cell>
          <table:table-cell office:value-type="float" office:value="1.5616000000000001" table:style-name="ce47">
            <text:p>2<text:s/></text:p>
          </table:table-cell>
          <table:table-cell office:value-type="float" office:value="93.695999999999998" table:style-name="ce47">
            <text:p>94<text:s/></text:p>
          </table:table-cell>
          <table:table-cell office:value-type="float" office:value="156.53659999999999" table:style-name="ce47">
            <text:p>157<text:s/></text:p>
          </table:table-cell>
          <table:table-cell office:value-type="float" office:value="12573.378000000001" table:style-name="ce47">
            <text:p>12,573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float" office:value="204.98570000000001" table:style-name="ce47">
            <text:p>205<text:s/></text:p>
          </table:table-cell>
          <table:table-cell office:value-type="float" office:value="7843.9814999999999" table:style-name="ce47">
            <text:p>7,844<text:s/></text:p>
          </table:table-cell>
          <table:table-cell office:value-type="float" office:value="0.19650000000000001" table:style-name="ce47">
            <text:p>0<text:s/></text:p>
          </table:table-cell>
          <table:table-cell office:value-type="float" office:value="8.8424999999999994" table:style-name="ce47">
            <text:p>9<text:s/></text:p>
          </table:table-cell>
          <table:table-cell office:value-type="float" office:value="0.625" table:style-name="ce47">
            <text:p>1<text:s/></text:p>
          </table:table-cell>
          <table:table-cell office:value-type="float" office:value="29.375" table:style-name="ce47">
            <text:p>29<text:s/></text:p>
          </table:table-cell>
          <table:table-cell office:value-type="float" office:value="0.34150000000000003" table:style-name="ce47">
            <text:p>0<text:s/></text:p>
          </table:table-cell>
          <table:table-cell office:value-type="float" office:value="15.567500000000001" table:style-name="ce47">
            <text:p>16<text:s/></text:p>
          </table:table-cell>
          <table:table-cell office:value-type="float" office:value="23.296500000000002" table:style-name="ce47">
            <text:p>23<text:s/></text:p>
          </table:table-cell>
          <table:table-cell office:value-type="float" office:value="7933.9192000000003" table:style-name="ce47">
            <text:p>7,934<text:s/></text:p>
          </table:table-cell>
          <table:table-cell office:value-type="float" office:value="0.1095" table:style-name="ce47">
            <text:p>0<text:s/></text:p>
          </table:table-cell>
          <table:table-cell office:value-type="float" office:value="49.274999999999999" table:style-name="ce47">
            <text:p>49<text:s/></text:p>
          </table:table-cell>
          <table:table-cell office:value-type="float" office:value="0.08" table:style-name="ce47">
            <text:p>0<text:s/></text:p>
          </table:table-cell>
          <table:table-cell office:value-type="float" office:value="13.904" table:style-name="ce47">
            <text:p>1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float" office:value="98.370980000000003" table:style-name="ce47">
            <text:p>98<text:s/></text:p>
          </table:table-cell>
          <table:table-cell office:value-type="float" office:value="4701.1498700000002" table:style-name="ce47">
            <text:p>4,70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6.802" table:style-name="ce47">
            <text:p>57<text:s/></text:p>
          </table:table-cell>
          <table:table-cell office:value-type="float" office:value="1296.6902" table:style-name="ce47">
            <text:p>1,297<text:s/></text:p>
          </table:table-cell>
          <table:table-cell office:value-type="float" office:value="2.34" table:style-name="ce47">
            <text:p>2<text:s/></text:p>
          </table:table-cell>
          <table:table-cell office:value-type="float" office:value="72.849999999999994" table:style-name="ce47">
            <text:p>73<text:s/></text:p>
          </table:table-cell>
          <table:table-cell office:value-type="float" office:value="33.67" table:style-name="ce47">
            <text:p>34<text:s/></text:p>
          </table:table-cell>
          <table:table-cell office:value-type="float" office:value="3145.0108" table:style-name="ce47">
            <text:p>3,145<text:s/></text:p>
          </table:table-cell>
          <table:table-cell office:value-type="float" office:value="33.665999999999997" table:style-name="ce47">
            <text:p>34<text:s/></text:p>
          </table:table-cell>
          <table:table-cell office:value-type="float" office:value="3534.93" table:style-name="ce47">
            <text:p>3,535<text:s/></text:p>
          </table:table-cell>
          <table:table-cell office:value-type="float" office:value="152.00700000000001" table:style-name="ce47">
            <text:p>152<text:s/></text:p>
          </table:table-cell>
          <table:table-cell office:value-type="float" office:value="26522.328399999999" table:style-name="ce47">
            <text:p>26,522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float" office:value="100.7037" table:style-name="ce47">
            <text:p>101<text:s/></text:p>
          </table:table-cell>
          <table:table-cell office:value-type="float" office:value="2390.2165" table:style-name="ce47">
            <text:p>2,39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.2750000000000004" table:style-name="ce47">
            <text:p>4<text:s/></text:p>
          </table:table-cell>
          <table:table-cell office:value-type="float" office:value="185.33099999999999" table:style-name="ce47">
            <text:p>185<text:s/></text:p>
          </table:table-cell>
          <table:table-cell office:value-type="float" office:value="7.3759800000000002" table:style-name="ce47">
            <text:p>7<text:s/></text:p>
          </table:table-cell>
          <table:table-cell office:value-type="float" office:value="2184.6727299999998" table:style-name="ce47">
            <text:p>2,185<text:s/></text:p>
          </table:table-cell>
          <table:table-cell office:value-type="float" office:value="3.24824" table:style-name="ce47">
            <text:p>3<text:s/></text:p>
          </table:table-cell>
          <table:table-cell office:value-type="float" office:value="811.72869000000003" table:style-name="ce47">
            <text:p>812<text:s/></text:p>
          </table:table-cell>
          <table:table-cell office:value-type="float" office:value="12.34" table:style-name="ce47">
            <text:p>12<text:s/></text:p>
          </table:table-cell>
          <table:table-cell office:value-type="float" office:value="2368.64" table:style-name="ce47">
            <text:p>2,36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float" office:value="22.45" table:style-name="ce49">
            <text:p>22<text:s/></text:p>
          </table:table-cell>
          <table:table-cell office:value-type="float" office:value="520.84" table:style-name="ce49">
            <text:p>521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89.704999999999998" table:style-name="ce49">
            <text:p>90<text:s/></text:p>
          </table:table-cell>
          <table:table-cell office:value-type="float" office:value="1767.1885" table:style-name="ce49">
            <text:p>1,767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747" table:style-name="ce49">
            <text:p>1<text:s/></text:p>
          </table:table-cell>
          <table:table-cell office:value-type="float" office:value="69.769800000000004" table:style-name="ce49">
            <text:p>7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9.8420000000000005" table:style-name="ce49">
            <text:p>10<text:s/></text:p>
          </table:table-cell>
          <table:table-cell office:value-type="float" office:value="420.2534" table:style-name="ce49">
            <text:p>420<text:s/>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1243.8616200000001" table:formula="of:=  IF(SUM([.C37:.C53])=0;&quot;-&quot;;SUM([.C37:.C53]))" table:style-name="ce44">
            <text:p>1,244<text:s/></text:p>
          </table:table-cell>
          <table:table-cell office:value-type="float" office:value="45434.608180000003" table:formula="of:=  IF(SUM([.D37:.D53])=0;&quot;-&quot;;SUM([.D37:.D53]))" table:style-name="ce44">
            <text:p>45,435<text:s/></text:p>
          </table:table-cell>
          <table:table-cell office:value-type="float" office:value="769.98593999999991" table:formula="of:=  IF(SUM([.E37:.E53])=0;&quot;-&quot;;SUM([.E37:.E53]))" table:style-name="ce44">
            <text:p>770<text:s/></text:p>
          </table:table-cell>
          <table:table-cell office:value-type="float" office:value="39360.209620000001" table:formula="of:=  IF(SUM([.F37:.F53])=0;&quot;-&quot;;SUM([.F37:.F53]))" table:style-name="ce44">
            <text:p>39,360<text:s/></text:p>
          </table:table-cell>
          <table:table-cell office:value-type="float" office:value="493.94229999999999" table:formula="of:=  IF(SUM([.G37:.G53])=0;&quot;-&quot;;SUM([.G37:.G53]))" table:style-name="ce44">
            <text:p>494<text:s/></text:p>
          </table:table-cell>
          <table:table-cell office:value-type="float" office:value="24207.579220000003" table:formula="of:=  IF(SUM([.H37:.H53])=0;&quot;-&quot;;SUM([.H37:.H53]))" table:style-name="ce44">
            <text:p>24,208<text:s/></text:p>
          </table:table-cell>
          <table:table-cell office:value-type="float" office:value="95.376899999999992" table:formula="of:=  IF(SUM([.I37:.I53])=0;&quot;-&quot;;SUM([.I37:.I53]))" table:style-name="ce44">
            <text:p>95<text:s/></text:p>
          </table:table-cell>
          <table:table-cell office:value-type="float" office:value="3738.5323000000003" table:formula="of:=  IF(SUM([.J37:.J53])=0;&quot;-&quot;;SUM([.J37:.J53]))" table:style-name="ce44">
            <text:p>3,739<text:s/></text:p>
          </table:table-cell>
          <table:table-cell office:value-type="float" office:value="153.31623999999999" table:formula="of:=  IF(SUM([.K37:.K53])=0;&quot;-&quot;;SUM([.K37:.K53]))" table:style-name="ce44">
            <text:p>153<text:s/></text:p>
          </table:table-cell>
          <table:table-cell office:value-type="float" office:value="38718.190990000003" table:formula="of:=  IF(SUM([.L37:.L53])=0;&quot;-&quot;;SUM([.L37:.L53]))" table:style-name="ce44">
            <text:p>38,718<text:s/></text:p>
          </table:table-cell>
          <table:table-cell office:value-type="float" office:value="311.43669999999997" table:formula="of:=  IF(SUM([.M37:.M53])=0;&quot;-&quot;;SUM([.M37:.M53]))" table:style-name="ce44">
            <text:p>311<text:s/></text:p>
          </table:table-cell>
          <table:table-cell office:value-type="float" office:value="48073.192380000008" table:formula="of:=  IF(SUM([.N37:.N53])=0;&quot;-&quot;;SUM([.N37:.N53]))" table:style-name="ce44">
            <text:p>48,073<text:s/></text:p>
          </table:table-cell>
          <table:table-cell office:value-type="float" office:value="941.77567999999997" table:formula="of:=  IF(SUM([.O37:.O53])=0;&quot;-&quot;;SUM([.O37:.O53]))" table:style-name="ce44">
            <text:p>942<text:s/></text:p>
          </table:table-cell>
          <table:table-cell office:value-type="float" office:value="85134.499340000009" table:formula="of:=  IF(SUM([.P37:.P53])=0;&quot;-&quot;;SUM([.P37:.P53]))" table:style-name="ce44">
            <text:p>85,13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float" office:value="1116.7039" table:style-name="ce47">
            <text:p>1,117<text:s/></text:p>
          </table:table-cell>
          <table:table-cell office:value-type="float" office:value="38563.997730000003" table:style-name="ce47">
            <text:p>38,564<text:s/></text:p>
          </table:table-cell>
          <table:table-cell office:value-type="float" office:value="596.14594" table:style-name="ce47">
            <text:p>596<text:s/></text:p>
          </table:table-cell>
          <table:table-cell office:value-type="float" office:value="29207.496319999998" table:style-name="ce47">
            <text:p>29,207<text:s/></text:p>
          </table:table-cell>
          <table:table-cell office:value-type="float" office:value="352.31330000000003" table:style-name="ce47">
            <text:p>352<text:s/></text:p>
          </table:table-cell>
          <table:table-cell office:value-type="float" office:value="16854.552520000001" table:style-name="ce47">
            <text:p>16,855<text:s/></text:p>
          </table:table-cell>
          <table:table-cell office:value-type="float" office:value="37.346899999999998" table:style-name="ce47">
            <text:p>37<text:s/></text:p>
          </table:table-cell>
          <table:table-cell office:value-type="float" office:value="1478.461" table:style-name="ce47">
            <text:p>1,478<text:s/></text:p>
          </table:table-cell>
          <table:table-cell office:value-type="float" office:value="86.359009999999998" table:style-name="ce47">
            <text:p>86<text:s/></text:p>
          </table:table-cell>
          <table:table-cell office:value-type="float" office:value="12823.16274" table:style-name="ce47">
            <text:p>12,823<text:s/></text:p>
          </table:table-cell>
          <table:table-cell office:value-type="float" office:value="84.783699999999996" table:style-name="ce47">
            <text:p>85<text:s/></text:p>
          </table:table-cell>
          <table:table-cell office:value-type="float" office:value="13905.982900000001" table:style-name="ce47">
            <text:p>13,906<text:s/></text:p>
          </table:table-cell>
          <table:table-cell office:value-type="float" office:value="340.0335" table:style-name="ce47">
            <text:p>340<text:s/></text:p>
          </table:table-cell>
          <table:table-cell office:value-type="float" office:value="20930.643830000001" table:style-name="ce47">
            <text:p>20,93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72699999999999998" table:style-name="ce47">
            <text:p>1<text:s/></text:p>
          </table:table-cell>
          <table:table-cell office:value-type="float" office:value="34.168999999999997" table:style-name="ce47">
            <text:p>3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42.163600000000002" table:style-name="ce47">
            <text:p>42<text:s/></text:p>
          </table:table-cell>
          <table:table-cell office:value-type="float" office:value="2089.9935500000001" table:style-name="ce47">
            <text:p>2,090<text:s/></text:p>
          </table:table-cell>
          <table:table-cell office:value-type="float" office:value="158.59549999999999" table:style-name="ce47">
            <text:p>159<text:s/></text:p>
          </table:table-cell>
          <table:table-cell office:value-type="float" office:value="9185.1440500000008" table:style-name="ce47">
            <text:p>9,185<text:s/></text:p>
          </table:table-cell>
          <table:table-cell office:value-type="float" office:value="140.90199999999999" table:style-name="ce47">
            <text:p>141<text:s/></text:p>
          </table:table-cell>
          <table:table-cell office:value-type="float" office:value="7318.8576999999996" table:style-name="ce47">
            <text:p>7,319<text:s/></text:p>
          </table:table-cell>
          <table:table-cell office:value-type="float" office:value="41.880499999999998" table:style-name="ce47">
            <text:p>42<text:s/></text:p>
          </table:table-cell>
          <table:table-cell office:value-type="float" office:value="882.11685" table:style-name="ce47">
            <text:p>882<text:s/></text:p>
          </table:table-cell>
          <table:table-cell office:value-type="float" office:value="34.323030000000003" table:style-name="ce47">
            <text:p>34<text:s/></text:p>
          </table:table-cell>
          <table:table-cell office:value-type="float" office:value="11597.36289" table:style-name="ce47">
            <text:p>11,597<text:s/></text:p>
          </table:table-cell>
          <table:table-cell office:value-type="float" office:value="224.60900000000001" table:style-name="ce47">
            <text:p>225<text:s/></text:p>
          </table:table-cell>
          <table:table-cell office:value-type="float" office:value="33541.125480000002" table:style-name="ce47">
            <text:p>33,541<text:s/></text:p>
          </table:table-cell>
          <table:table-cell office:value-type="float" office:value="40.520400000000002" table:style-name="ce47">
            <text:p>41<text:s/></text:p>
          </table:table-cell>
          <table:table-cell office:value-type="float" office:value="15199.3469" table:style-name="ce47">
            <text:p>15,19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float" office:value="3.1644999999999999" table:style-name="ce47">
            <text:p>3<text:s/></text:p>
          </table:table-cell>
          <table:table-cell office:value-type="float" office:value="160.90950000000001" table:style-name="ce47">
            <text:p>161<text:s/></text:p>
          </table:table-cell>
          <table:table-cell office:value-type="float" office:value="1.6839999999999999" table:style-name="ce47">
            <text:p>2<text:s/></text:p>
          </table:table-cell>
          <table:table-cell office:value-type="float" office:value="49.677999999999997" table:style-name="ce47">
            <text:p>5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.3150000000000004" table:style-name="ce47">
            <text:p>5<text:s/></text:p>
          </table:table-cell>
          <table:table-cell office:value-type="float" office:value="228.41399999999999" table:style-name="ce47">
            <text:p>228<text:s/></text:p>
          </table:table-cell>
          <table:table-cell office:value-type="float" office:value="6.4325000000000001" table:style-name="ce47">
            <text:p>6<text:s/></text:p>
          </table:table-cell>
          <table:table-cell office:value-type="float" office:value="2918.2331600000002" table:style-name="ce47">
            <text:p>2,918<text:s/></text:p>
          </table:table-cell>
          <table:table-cell office:value-type="float" office:value="2.044" table:style-name="ce47">
            <text:p>2<text:s/></text:p>
          </table:table-cell>
          <table:table-cell office:value-type="float" office:value="626.08399999999995" table:style-name="ce47">
            <text:p>626<text:s/></text:p>
          </table:table-cell>
          <table:table-cell office:value-type="float" office:value="26.888580000000001" table:style-name="ce47">
            <text:p>27<text:s/></text:p>
          </table:table-cell>
          <table:table-cell office:value-type="float" office:value="4720.4076100000002" table:style-name="ce47">
            <text:p>4,720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8.9380000000000006" table:style-name="ce47">
            <text:p>9<text:s/></text:p>
          </table:table-cell>
          <table:table-cell office:value-type="float" office:value="549.47799999999995" table:style-name="ce47">
            <text:p>54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6.201699999999999" table:style-name="ce47">
            <text:p>26<text:s/></text:p>
          </table:table-cell>
          <table:table-cell office:value-type="float" office:value="11379.432199999999" table:style-name="ce47">
            <text:p>11,37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5000000000000001E-2" table:style-name="ce47">
            <text:p>0<text:s/></text:p>
          </table:table-cell>
          <table:table-cell office:value-type="float" office:value="4.3449999999999998" table:style-name="ce47">
            <text:p>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float" office:value="56.982120000000002" table:style-name="ce47">
            <text:p>57<text:s/></text:p>
          </table:table-cell>
          <table:table-cell office:value-type="float" office:value="3681.0448999999999" table:style-name="ce47">
            <text:p>3,681<text:s/></text:p>
          </table:table-cell>
          <table:table-cell office:value-type="float" office:value="4.6224999999999996" table:style-name="ce47">
            <text:p>5<text:s/></text:p>
          </table:table-cell>
          <table:table-cell office:value-type="float" office:value="368.41325000000001" table:style-name="ce47">
            <text:p>36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0.8345" table:style-name="ce47">
            <text:p>11<text:s/></text:p>
          </table:table-cell>
          <table:table-cell office:value-type="float" office:value="1149.54045" table:style-name="ce47">
            <text:p>1,15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0.702000000000002" table:style-name="ce47">
            <text:p>31<text:s/></text:p>
          </table:table-cell>
          <table:table-cell office:value-type="float" office:value="3991.26" table:style-name="ce47">
            <text:p>3,99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float" office:value="0.91749999999999998" table:style-name="ce47">
            <text:p>1<text:s/></text:p>
          </table:table-cell>
          <table:table-cell office:value-type="float" office:value="41.287500000000001" table:style-name="ce47">
            <text:p>4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float" office:value="23.93" table:style-name="ce47">
            <text:p>24<text:s/></text:p>
          </table:table-cell>
          <table:table-cell office:value-type="float" office:value="897.375" table:style-name="ce47">
            <text:p>89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503.6062" table:style-name="ce49">
            <text:p>504<text:s/></text:p>
          </table:table-cell>
          <table:table-cell office:value-type="float" office:value="40288.495999999999" table:style-name="ce49">
            <text:p>40,288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C55:.C57])=0;&quot;-&quot;;SUM([.C55:.C57]))" table:style-name="ce44">
            <text:p>-</text:p>
          </table:table-cell>
          <table:table-cell office:value-type="string" office:string-value="-" table:formula="of:=  IF(SUM([.D55:.D57])=0;&quot;-&quot;;SUM([.D55:.D57]))" table:style-name="ce44">
            <text:p>-</text:p>
          </table:table-cell>
          <table:table-cell office:value-type="string" office:string-value="-" table:formula="of:=  IF(SUM([.E55:.E57])=0;&quot;-&quot;;SUM([.E55:.E57]))" table:style-name="ce44">
            <text:p>-</text:p>
          </table:table-cell>
          <table:table-cell office:value-type="string" office:string-value="-" table:formula="of:=  IF(SUM([.F55:.F57])=0;&quot;-&quot;;SUM([.F55:.F57]))" table:style-name="ce44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44">
            <text:p>-</text:p>
          </table:table-cell>
          <table:table-cell office:value-type="string" office:string-value="-" table:formula="of:=  IF(SUM([.I55:.I57])=0;&quot;-&quot;;SUM([.I55:.I57]))" table:style-name="ce44">
            <text:p>-</text:p>
          </table:table-cell>
          <table:table-cell office:value-type="string" office:string-value="-" table:formula="of:=  IF(SUM([.J55:.J57])=0;&quot;-&quot;;SUM([.J55:.J57]))" table:style-name="ce44">
            <text:p>-</text:p>
          </table:table-cell>
          <table:table-cell office:value-type="string" office:string-value="-" table:formula="of:=  IF(SUM([.K55:.K57])=0;&quot;-&quot;;SUM([.K55:.K57]))" table:style-name="ce44">
            <text:p>-</text:p>
          </table:table-cell>
          <table:table-cell office:value-type="string" office:string-value="-" table:formula="of:=  IF(SUM([.L55:.L57])=0;&quot;-&quot;;SUM([.L55:.L57]))" table:style-name="ce44">
            <text:p>-</text:p>
          </table:table-cell>
          <table:table-cell office:value-type="string" office:string-value="-" table:formula="of:=  IF(SUM([.M55:.M57])=0;&quot;-&quot;;SUM([.M55:.M57]))" table:style-name="ce44">
            <text:p>-</text:p>
          </table:table-cell>
          <table:table-cell office:value-type="string" office:string-value="-" table:formula="of:=  IF(SUM([.N55:.N57])=0;&quot;-&quot;;SUM([.N55:.N57]))" table:style-name="ce44">
            <text:p>-</text:p>
          </table:table-cell>
          <table:table-cell office:value-type="string" office:string-value="-" table:formula="of:=  IF(SUM([.O55:.O57])=0;&quot;-&quot;;SUM([.O55:.O57]))" table:style-name="ce44">
            <text:p>-</text:p>
          </table:table-cell>
          <table:table-cell office:value-type="string" office:string-value="-" table:formula="of:=  IF(SUM([.P55:.P57])=0;&quot;-&quot;;SUM([.P55:.P5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string" office:string-value="-" table:formula="of:=  IF(SUM([.C59:.C61])=0;&quot;-&quot;;SUM([.C59:.C61]))" table:style-name="ce44">
            <text:p>-</text:p>
          </table:table-cell>
          <table:table-cell office:value-type="string" office:string-value="-" table:formula="of:=  IF(SUM([.D59:.D61])=0;&quot;-&quot;;SUM([.D59:.D61]))" table:style-name="ce44">
            <text:p>-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44">
            <text:p>-</text:p>
          </table:table-cell>
          <table:table-cell office:value-type="string" office:string-value="-" table:formula="of:=  IF(SUM([.G59:.G61])=0;&quot;-&quot;;SUM([.G59:.G61]))" table:style-name="ce44">
            <text:p>-</text:p>
          </table:table-cell>
          <table:table-cell office:value-type="string" office:string-value="-" table:formula="of:=  IF(SUM([.H59:.H61])=0;&quot;-&quot;;SUM([.H59:.H61]))" table:style-name="ce44">
            <text:p>-</text:p>
          </table:table-cell>
          <table:table-cell office:value-type="string" office:string-value="-" table:formula="of:=  IF(SUM([.I59:.I61])=0;&quot;-&quot;;SUM([.I59:.I61]))" table:style-name="ce44">
            <text:p>-</text:p>
          </table:table-cell>
          <table:table-cell office:value-type="string" office:string-value="-" table:formula="of:=  IF(SUM([.J59:.J61])=0;&quot;-&quot;;SUM([.J59:.J61]))" table:style-name="ce44">
            <text:p>-</text:p>
          </table:table-cell>
          <table:table-cell office:value-type="string" office:string-value="-" table:formula="of:=  IF(SUM([.K59:.K61])=0;&quot;-&quot;;SUM([.K59:.K61]))" table:style-name="ce44">
            <text:p>-</text:p>
          </table:table-cell>
          <table:table-cell office:value-type="string" office:string-value="-" table:formula="of:=  IF(SUM([.L59:.L61])=0;&quot;-&quot;;SUM([.L59:.L61]))" table:style-name="ce44">
            <text:p>-</text:p>
          </table:table-cell>
          <table:table-cell office:value-type="string" office:string-value="-" table:formula="of:=  IF(SUM([.M59:.M61])=0;&quot;-&quot;;SUM([.M59:.M61]))" table:style-name="ce44">
            <text:p>-</text:p>
          </table:table-cell>
          <table:table-cell office:value-type="string" office:string-value="-" table:formula="of:=  IF(SUM([.N59:.N61])=0;&quot;-&quot;;SUM([.N59:.N61]))" table:style-name="ce44">
            <text:p>-</text:p>
          </table:table-cell>
          <table:table-cell office:value-type="string" office:string-value="-" table:formula="of:=  IF(SUM([.O59:.O61])=0;&quot;-&quot;;SUM([.O59:.O61]))" table:style-name="ce44">
            <text:p>-</text:p>
          </table:table-cell>
          <table:table-cell office:value-type="string" office:string-value="-" table:formula="of:=  IF(SUM([.P59:.P61])=0;&quot;-&quot;;SUM([.P59:.P61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string" office:string-value="-" table:formula="of:=  IF(SUM([.C63];[.C64];[.C65];[.C67])=0;IF([.C66]=0;&quot;-&quot;;[.C66]);SUM([.C63];[.C64];[.C65];[.C67]))" table:style-name="ce44">
            <text:p>-</text:p>
          </table:table-cell>
          <table:table-cell office:value-type="string" office:string-value="-" table:formula="of:=  IF(SUM([.D63:.D67])=0;&quot;-&quot;;SUM([.D63:.D67]))" table:style-name="ce44">
            <text:p>-</text:p>
          </table:table-cell>
          <table:table-cell office:value-type="string" office:string-value="-" table:formula="of:=  IF(SUM([.E63];[.E64];[.E65];[.E67])=0;IF([.E66]=0;&quot;-&quot;;[.E66]);SUM([.E63];[.E64];[.E65];[.E67]))" table:style-name="ce44">
            <text:p>-</text:p>
          </table:table-cell>
          <table:table-cell office:value-type="string" office:string-value="-" table:formula="of:=  IF(SUM([.F63:.F67])=0;&quot;-&quot;;SUM([.F63:.F67]))" table:style-name="ce44">
            <text:p>-</text:p>
          </table:table-cell>
          <table:table-cell office:value-type="string" office:string-value="-" table:formula="of:=  IF(SUM([.G63];[.G64];[.G65];[.G67])=0;IF([.G66]=0;&quot;-&quot;;[.G66]);SUM([.G63];[.G64];[.G65];[.G67]))" table:style-name="ce44">
            <text:p>-</text:p>
          </table:table-cell>
          <table:table-cell office:value-type="string" office:string-value="-" table:formula="of:=  IF(SUM([.H63:.H67])=0;&quot;-&quot;;SUM([.H63:.H67]))" table:style-name="ce44">
            <text:p>-</text:p>
          </table:table-cell>
          <table:table-cell office:value-type="string" office:string-value="-" table:formula="of:=  IF(SUM([.I63];[.I64];[.I65];[.I67])=0;IF([.I66]=0;&quot;-&quot;;[.I66]);SUM([.I63];[.I64];[.I65];[.I67]))" table:style-name="ce44">
            <text:p>-</text:p>
          </table:table-cell>
          <table:table-cell office:value-type="string" office:string-value="-" table:formula="of:=  IF(SUM([.J63:.J67])=0;&quot;-&quot;;SUM([.J63:.J67]))" table:style-name="ce44">
            <text:p>-</text:p>
          </table:table-cell>
          <table:table-cell office:value-type="string" office:string-value="-" table:formula="of:=  IF(SUM([.K63];[.K64];[.K65];[.K67])=0;IF([.K66]=0;&quot;-&quot;;[.K66]);SUM([.K63];[.K64];[.K65];[.K67]))" table:style-name="ce44">
            <text:p>-</text:p>
          </table:table-cell>
          <table:table-cell office:value-type="string" office:string-value="-" table:formula="of:=  IF(SUM([.L63:.L67])=0;&quot;-&quot;;SUM([.L63:.L67]))" table:style-name="ce44">
            <text:p>-</text:p>
          </table:table-cell>
          <table:table-cell office:value-type="string" office:string-value="-" table:formula="of:=  IF(SUM([.M63];[.M64];[.M65];[.M67])=0;IF([.M66]=0;&quot;-&quot;;[.M66]);SUM([.M63];[.M64];[.M65];[.M67]))" table:style-name="ce44">
            <text:p>-</text:p>
          </table:table-cell>
          <table:table-cell office:value-type="string" office:string-value="-" table:formula="of:=  IF(SUM([.N63:.N67])=0;&quot;-&quot;;SUM([.N63:.N67]))" table:style-name="ce44">
            <text:p>-</text:p>
          </table:table-cell>
          <table:table-cell office:value-type="string" office:string-value="-" table:formula="of:=  IF(SUM([.O63];[.O64];[.O65];[.O67])=0;IF([.O66]=0;&quot;-&quot;;[.O66]);SUM([.O63];[.O64];[.O65];[.O67]))" table:style-name="ce44">
            <text:p>-</text:p>
          </table:table-cell>
          <table:table-cell office:value-type="string" office:string-value="-" table:formula="of:=  IF(SUM([.P63:.P67])=0;&quot;-&quot;;SUM([.P63:.P6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16384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52">
            <text:p><text:s text:c="20"/><text:span text:style-name="T1">魚類別</text:span></text:p>
            <text:p><text:span text:style-name="T1"><text:s text:c="20"/>Species</text:span></text:p>
            <draw:custom-shape svg:x="0in" svg:y="0in" svg:width="0.96875in" svg:height="0.69294in" draw:z-index="1" draw:id="id9" draw:style-name="a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4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12" table:number-rows-spanned="1" table:style-name="ce245">
            <text:p>鯖 <text:s text:c="5"/>科</text:p>
          </table:table-cell>
          <table:covered-table-cell table:number-columns-repeated="11"/>
          <table:table-cell table:number-columns-spanned="2" table:number-rows-spanned="1" table:style-name="ce161"/>
          <table:covered-table-cell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67">
            <text:p>長鰭鮪</text:p>
          </table:table-cell>
          <table:covered-table-cell/>
          <table:table-cell office:value-type="string" table:number-columns-spanned="2" table:number-rows-spanned="1" table:style-name="ce266">
            <text:p>大目鮪</text:p>
          </table:table-cell>
          <table:covered-table-cell/>
          <table:table-cell office:value-type="string" table:number-columns-spanned="2" table:number-rows-spanned="1" table:style-name="ce266">
            <text:p>黃鰭鮪</text:p>
          </table:table-cell>
          <table:covered-table-cell/>
          <table:table-cell office:value-type="string" table:number-columns-spanned="2" table:number-rows-spanned="1" table:style-name="ce266">
            <text:p>太平洋黑鮪</text:p>
          </table:table-cell>
          <table:covered-table-cell/>
          <table:table-cell office:value-type="string" table:number-columns-spanned="2" table:number-rows-spanned="1" table:style-name="ce263">
            <text:p>南方黑鮪</text:p>
          </table:table-cell>
          <table:covered-table-cell/>
          <table:table-cell office:value-type="string" table:number-columns-spanned="2" table:number-rows-spanned="1" table:style-name="ce263">
            <text:p>其他</text:p>
          </table:table-cell>
          <table:covered-table-cell/>
          <table:table-cell office:value-type="string" table:number-columns-spanned="2" table:number-rows-spanned="1" table:style-name="ce264">
            <text:p>劍旗魚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5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72">
            <text:p>53301</text:p>
          </table:table-cell>
          <table:covered-table-cell/>
          <table:table-cell office:value-type="string" table:number-columns-spanned="2" table:number-rows-spanned="1" table:style-name="ce271">
            <text:p>53302</text:p>
          </table:table-cell>
          <table:covered-table-cell/>
          <table:table-cell office:value-type="string" table:number-columns-spanned="2" table:number-rows-spanned="1" table:style-name="ce271">
            <text:p>53303</text:p>
          </table:table-cell>
          <table:covered-table-cell/>
          <table:table-cell office:value-type="string" table:number-columns-spanned="2" table:number-rows-spanned="1" table:style-name="ce277">
            <text:p>53304</text:p>
          </table:table-cell>
          <table:covered-table-cell/>
          <table:table-cell office:value-type="string" table:number-columns-spanned="2" table:number-rows-spanned="1" table:style-name="ce271">
            <text:p>53305</text:p>
          </table:table-cell>
          <table:covered-table-cell/>
          <table:table-cell office:value-type="string" table:number-columns-spanned="2" table:number-rows-spanned="1" table:style-name="ce260">
            <text:p>53ZZZ</text:p>
          </table:table-cell>
          <table:covered-table-cell/>
          <table:table-cell office:value-type="string" table:number-columns-spanned="2" table:number-rows-spanned="1" table:style-name="ce235">
            <text:p>54001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51343.845800000003" table:formula="of:=  IF(SUM([.C11];[.C19];[.C36];[.C54];[.C58];[.C62])=0;&quot;-&quot;;SUM([.C11];[.C19];[.C36];[.C54];[.C58];[.C62]))" table:style-name="ce37">
            <text:p>51,344<text:s/></text:p>
          </table:table-cell>
          <table:table-cell office:value-type="float" office:value="4189924.0525699998" table:formula="of:=  IF(SUM([.D11];[.D19];[.D36];[.D54];[.D58];[.D62])=0;&quot;-&quot;;SUM([.D11];[.D19];[.D36];[.D54];[.D58];[.D62]))" table:style-name="ce37">
            <text:p>4,189,924<text:s/></text:p>
          </table:table-cell>
          <table:table-cell office:value-type="float" office:value="46648.443160000003" table:formula="of:=  IF(SUM([.E11];[.E19];[.E36];[.E54];[.E58];[.E62])=0;&quot;-&quot;;SUM([.E11];[.E19];[.E36];[.E54];[.E58];[.E62]))" table:style-name="ce37">
            <text:p>46,648<text:s/></text:p>
          </table:table-cell>
          <table:table-cell office:value-type="float" office:value="9475915.6752199996" table:formula="of:=  IF(SUM([.F11];[.F19];[.F36];[.F54];[.F58];[.F62])=0;&quot;-&quot;;SUM([.F11];[.F19];[.F36];[.F54];[.F58];[.F62]))" table:style-name="ce37">
            <text:p>9,475,916<text:s/></text:p>
          </table:table-cell>
          <table:table-cell office:value-type="float" office:value="75090.127340000006" table:formula="of:=  IF(SUM([.G11];[.G19];[.G36];[.G54];[.G58];[.G62])=0;&quot;-&quot;;SUM([.G11];[.G19];[.G36];[.G54];[.G58];[.G62]))" table:style-name="ce37">
            <text:p>75,090<text:s/></text:p>
          </table:table-cell>
          <table:table-cell office:value-type="float" office:value="7330695.4667100003" table:formula="of:=  IF(SUM([.H11];[.H19];[.H36];[.H54];[.H58];[.H62])=0;&quot;-&quot;;SUM([.H11];[.H19];[.H36];[.H54];[.H58];[.H62]))" table:style-name="ce37">
            <text:p>7,330,695<text:s/></text:p>
          </table:table-cell>
          <table:table-cell office:value-type="float" office:value="454.38960000000003" table:formula="of:=  IF(SUM([.I11];[.I19];[.I36];[.I54];[.I58];[.I62])=0;&quot;-&quot;;SUM([.I11];[.I19];[.I36];[.I54];[.I58];[.I62]))" table:style-name="ce37">
            <text:p>454<text:s/></text:p>
          </table:table-cell>
          <table:table-cell office:value-type="float" office:value="171336.92806999999" table:formula="of:=  IF(SUM([.J11];[.J19];[.J36];[.J54];[.J58];[.J62])=0;&quot;-&quot;;SUM([.J11];[.J19];[.J36];[.J54];[.J58];[.J62]))" table:style-name="ce37">
            <text:p>171,337<text:s/></text:p>
          </table:table-cell>
          <table:table-cell office:value-type="float" office:value="1022.85" table:formula="of:=  IF(SUM([.K11];[.K19];[.K36];[.K54];[.K58];[.K62])=0;&quot;-&quot;;SUM([.K11];[.K19];[.K36];[.K54];[.K58];[.K62]))" table:style-name="ce37">
            <text:p>1,023<text:s/></text:p>
          </table:table-cell>
          <table:table-cell office:value-type="float" office:value="252425.95679" table:formula="of:=  IF(SUM([.L11];[.L19];[.L36];[.L54];[.L58];[.L62])=0;&quot;-&quot;;SUM([.L11];[.L19];[.L36];[.L54];[.L58];[.L62]))" table:style-name="ce37">
            <text:p>252,426<text:s/></text:p>
          </table:table-cell>
          <table:table-cell office:value-type="float" office:value="6694.8682199999994" table:formula="of:=  IF(SUM([.M11];[.M19];[.M36];[.M54];[.M58];[.M62])=0;&quot;-&quot;;SUM([.M11];[.M19];[.M36];[.M54];[.M58];[.M62]))" table:style-name="ce37">
            <text:p>6,695<text:s/></text:p>
          </table:table-cell>
          <table:table-cell office:value-type="float" office:value="266388.84103999997" table:formula="of:=  IF(SUM([.N11];[.N19];[.N36];[.N54];[.N58];[.N62])=0;&quot;-&quot;;SUM([.N11];[.N19];[.N36];[.N54];[.N58];[.N62]))" table:style-name="ce37">
            <text:p>266,389<text:s/></text:p>
          </table:table-cell>
          <table:table-cell office:value-type="float" office:value="14332.478940000001" table:formula="of:=  IF(SUM([.O11];[.O19];[.O36];[.O54];[.O58];[.O62])=0;&quot;-&quot;;SUM([.O11];[.O19];[.O36];[.O54];[.O58];[.O62]))" table:style-name="ce37">
            <text:p>14,332<text:s/></text:p>
          </table:table-cell>
          <table:table-cell office:value-type="float" office:value="1810801.3877899998" table:formula="of:=  IF(SUM([.P11];[.P19];[.P36];[.P54];[.P58];[.P62])=0;&quot;-&quot;;SUM([.P11];[.P19];[.P36];[.P54];[.P58];[.P62]))" table:style-name="ce37">
            <text:p>1,810,801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float" office:value="50818.330800000003" table:formula="of:=  IF(SUM([.C12:.C18])=0;&quot;-&quot;;SUM([.C12:.C18]))" table:style-name="ce44">
            <text:p>50,818<text:s/></text:p>
          </table:table-cell>
          <table:table-cell office:value-type="float" office:value="4116005.6173899998" table:formula="of:=  IF(SUM([.D12:.D18])=0;&quot;-&quot;;SUM([.D12:.D18]))" table:style-name="ce44">
            <text:p>4,116,006<text:s/></text:p>
          </table:table-cell>
          <table:table-cell office:value-type="float" office:value="46222.16156" table:formula="of:=  IF(SUM([.E12:.E18])=0;&quot;-&quot;;SUM([.E12:.E18]))" table:style-name="ce44">
            <text:p>46,222<text:s/></text:p>
          </table:table-cell>
          <table:table-cell office:value-type="float" office:value="9386252.8629199993" table:formula="of:=  IF(SUM([.F12:.F18])=0;&quot;-&quot;;SUM([.F12:.F18]))" table:style-name="ce44">
            <text:p>9,386,253<text:s/></text:p>
          </table:table-cell>
          <table:table-cell office:value-type="float" office:value="71622.483230000013" table:formula="of:=  IF(SUM([.G12:.G18])=0;&quot;-&quot;;SUM([.G12:.G18]))" table:style-name="ce44">
            <text:p>71,622<text:s/></text:p>
          </table:table-cell>
          <table:table-cell office:value-type="float" office:value="6537268.7781500006" table:formula="of:=  IF(SUM([.H12:.H18])=0;&quot;-&quot;;SUM([.H12:.H18]))" table:style-name="ce44">
            <text:p>6,537,269<text:s/></text:p>
          </table:table-cell>
          <table:table-cell office:value-type="float" office:value="209.96340000000001" table:formula="of:=  IF(SUM([.I12:.I18])=0;&quot;-&quot;;SUM([.I12:.I18]))" table:style-name="ce44">
            <text:p>210<text:s/></text:p>
          </table:table-cell>
          <table:table-cell office:value-type="float" office:value="24168.055069999999" table:formula="of:=  IF(SUM([.J12:.J18])=0;&quot;-&quot;;SUM([.J12:.J18]))" table:style-name="ce44">
            <text:p>24,168<text:s/></text:p>
          </table:table-cell>
          <table:table-cell office:value-type="float" office:value="1022.85" table:formula="of:=  IF(SUM([.K12:.K18])=0;&quot;-&quot;;SUM([.K12:.K18]))" table:style-name="ce44">
            <text:p>1,023<text:s/></text:p>
          </table:table-cell>
          <table:table-cell office:value-type="float" office:value="252425.95679" table:formula="of:=  IF(SUM([.L12:.L18])=0;&quot;-&quot;;SUM([.L12:.L18]))" table:style-name="ce44">
            <text:p>252,426<text:s/></text:p>
          </table:table-cell>
          <table:table-cell office:value-type="float" office:value="28.117599999999999" table:formula="of:=  IF(SUM([.M12:.M18])=0;&quot;-&quot;;SUM([.M12:.M18]))" table:style-name="ce44">
            <text:p>28<text:s/></text:p>
          </table:table-cell>
          <table:table-cell office:value-type="float" office:value="1814.9939999999999" table:formula="of:=  IF(SUM([.N12:.N18])=0;&quot;-&quot;;SUM([.N12:.N18]))" table:style-name="ce44">
            <text:p>1,815<text:s/></text:p>
          </table:table-cell>
          <table:table-cell office:value-type="float" office:value="13613.975640000001" table:formula="of:=  IF(SUM([.O12:.O18])=0;&quot;-&quot;;SUM([.O12:.O18]))" table:style-name="ce44">
            <text:p>13,614<text:s/></text:p>
          </table:table-cell>
          <table:table-cell office:value-type="float" office:value="1718680.01461" table:formula="of:=  IF(SUM([.P12:.P18])=0;&quot;-&quot;;SUM([.P12:.P18]))" table:style-name="ce44">
            <text:p>1,718,680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003.5249999999996" table:style-name="ce47">
            <text:p>5,004<text:s/></text:p>
          </table:table-cell>
          <table:table-cell office:value-type="float" office:value="173796.81823" table:style-name="ce47">
            <text:p>173,797<text:s/></text:p>
          </table:table-cell>
          <table:table-cell office:value-type="float" office:value="34497.355600000003" table:style-name="ce47">
            <text:p>34,497<text:s/></text:p>
          </table:table-cell>
          <table:table-cell office:value-type="float" office:value="1407481.7186499999" table:style-name="ce47">
            <text:p>1,407,48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float" office:value="50818.330800000003" table:style-name="ce47">
            <text:p>50,818<text:s/></text:p>
          </table:table-cell>
          <table:table-cell office:value-type="float" office:value="4116005.6173899998" table:style-name="ce47">
            <text:p>4,116,006<text:s/></text:p>
          </table:table-cell>
          <table:table-cell office:value-type="float" office:value="41218.636559999999" table:style-name="ce47">
            <text:p>41,219<text:s/></text:p>
          </table:table-cell>
          <table:table-cell office:value-type="float" office:value="9212456.0446899999" table:style-name="ce47">
            <text:p>9,212,456<text:s/></text:p>
          </table:table-cell>
          <table:table-cell office:value-type="float" office:value="37125.127630000003" table:style-name="ce47">
            <text:p>37,125<text:s/></text:p>
          </table:table-cell>
          <table:table-cell office:value-type="float" office:value="5129787.0595000004" table:style-name="ce47">
            <text:p>5,129,787<text:s/></text:p>
          </table:table-cell>
          <table:table-cell office:value-type="float" office:value="209.96340000000001" table:style-name="ce47">
            <text:p>210<text:s/></text:p>
          </table:table-cell>
          <table:table-cell office:value-type="float" office:value="24168.055069999999" table:style-name="ce47">
            <text:p>24,168<text:s/></text:p>
          </table:table-cell>
          <table:table-cell office:value-type="float" office:value="1022.85" table:style-name="ce47">
            <text:p>1,023<text:s/></text:p>
          </table:table-cell>
          <table:table-cell office:value-type="float" office:value="252425.95679" table:style-name="ce47">
            <text:p>252,426<text:s/></text:p>
          </table:table-cell>
          <table:table-cell office:value-type="float" office:value="28.117599999999999" table:style-name="ce47">
            <text:p>28<text:s/></text:p>
          </table:table-cell>
          <table:table-cell office:value-type="float" office:value="1814.9939999999999" table:style-name="ce47">
            <text:p>1,815<text:s/></text:p>
          </table:table-cell>
          <table:table-cell office:value-type="float" office:value="13613.975640000001" table:style-name="ce47">
            <text:p>13,614<text:s/></text:p>
          </table:table-cell>
          <table:table-cell office:value-type="float" office:value="1718680.01461" table:style-name="ce47">
            <text:p>1,718,680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float" office:value="525.10149999999999" table:formula="of:=  IF(SUM([.C20:.C35])=0;&quot;-&quot;;SUM([.C20:.C35]))" table:style-name="ce44">
            <text:p>525<text:s/></text:p>
          </table:table-cell>
          <table:table-cell office:value-type="float" office:value="73882.517630000002" table:formula="of:=  IF(SUM([.D20:.D35])=0;&quot;-&quot;;SUM([.D20:.D35]))" table:style-name="ce44">
            <text:p>73,883<text:s/></text:p>
          </table:table-cell>
          <table:table-cell office:value-type="float" office:value="417.7371" table:formula="of:=  IF(SUM([.E20:.E35])=0;&quot;-&quot;;SUM([.E20:.E35]))" table:style-name="ce44">
            <text:p>418<text:s/></text:p>
          </table:table-cell>
          <table:table-cell office:value-type="float" office:value="88546.6921" table:formula="of:=  IF(SUM([.F20:.F35])=0;&quot;-&quot;;SUM([.F20:.F35]))" table:style-name="ce44">
            <text:p>88,547<text:s/></text:p>
          </table:table-cell>
          <table:table-cell office:value-type="float" office:value="3431.7143100000003" table:formula="of:=  IF(SUM([.G20:.G35])=0;&quot;-&quot;;SUM([.G20:.G35]))" table:style-name="ce44">
            <text:p>3,432<text:s/></text:p>
          </table:table-cell>
          <table:table-cell office:value-type="float" office:value="785903.43345999997" table:formula="of:=  IF(SUM([.H20:.H35])=0;&quot;-&quot;;SUM([.H20:.H35]))" table:style-name="ce44">
            <text:p>785,903<text:s/></text:p>
          </table:table-cell>
          <table:table-cell office:value-type="float" office:value="244.0102" table:formula="of:=  IF(SUM([.I20:.I35])=0;&quot;-&quot;;SUM([.I20:.I35]))" table:style-name="ce44">
            <text:p>244<text:s/></text:p>
          </table:table-cell>
          <table:table-cell office:value-type="float" office:value="146874.92739999999" table:formula="of:=  IF(SUM([.J20:.J35])=0;&quot;-&quot;;SUM([.J20:.J35]))" table:style-name="ce44">
            <text:p>146,875<text:s/></text:p>
          </table:table-cell>
          <table:table-cell office:value-type="string" office:string-value="-" table:formula="of:=  IF(SUM([.K20:.K35])=0;&quot;-&quot;;SUM([.K20:.K35]))" table:style-name="ce44">
            <text:p>-</text:p>
          </table:table-cell>
          <table:table-cell office:value-type="string" office:string-value="-" table:formula="of:=  IF(SUM([.L20:.L35])=0;&quot;-&quot;;SUM([.L20:.L35]))" table:style-name="ce44">
            <text:p>-</text:p>
          </table:table-cell>
          <table:table-cell office:value-type="float" office:value="6214.0540000000001" table:formula="of:=  IF(SUM([.M20:.M35])=0;&quot;-&quot;;SUM([.M20:.M35]))" table:style-name="ce44">
            <text:p>6,214<text:s/></text:p>
          </table:table-cell>
          <table:table-cell office:value-type="float" office:value="192898.32769999999" table:formula="of:=  IF(SUM([.N20:.N35])=0;&quot;-&quot;;SUM([.N20:.N35]))" table:style-name="ce44">
            <text:p>192,898<text:s/></text:p>
          </table:table-cell>
          <table:table-cell office:value-type="float" office:value="712.18669999999997" table:formula="of:=  IF(SUM([.O20:.O35])=0;&quot;-&quot;;SUM([.O20:.O35]))" table:style-name="ce44">
            <text:p>712<text:s/></text:p>
          </table:table-cell>
          <table:table-cell office:value-type="float" office:value="91446.779649999997" table:formula="of:=  IF(SUM([.P20:.P35])=0;&quot;-&quot;;SUM([.P20:.P35]))" table:style-name="ce44">
            <text:p>91,447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90" table:style-name="ce47">
            <text:p>90<text:s/></text:p>
          </table:table-cell>
          <table:table-cell office:value-type="float" office:value="1845" table:style-name="ce47">
            <text:p>1,84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5.036560000000001" table:style-name="ce47">
            <text:p>55<text:s/></text:p>
          </table:table-cell>
          <table:table-cell office:value-type="float" office:value="6379.0692899999995" table:style-name="ce47">
            <text:p>6,379<text:s/></text:p>
          </table:table-cell>
          <table:table-cell office:value-type="float" office:value="0.23400000000000001" table:style-name="ce47">
            <text:p>0<text:s/></text:p>
          </table:table-cell>
          <table:table-cell office:value-type="float" office:value="77.22" table:style-name="ce47">
            <text:p>77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1863999999999999" table:style-name="ce47">
            <text:p>1<text:s/></text:p>
          </table:table-cell>
          <table:table-cell office:value-type="float" office:value="481.58343000000002" table:style-name="ce47">
            <text:p>482<text:s/></text:p>
          </table:table-cell>
          <table:table-cell office:value-type="float" office:value="0.42099999999999999" table:style-name="ce47">
            <text:p>0<text:s/></text:p>
          </table:table-cell>
          <table:table-cell office:value-type="float" office:value="128.43" table:style-name="ce47">
            <text:p>12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60099999999999998" table:style-name="ce47">
            <text:p>1<text:s/></text:p>
          </table:table-cell>
          <table:table-cell office:value-type="float" office:value="37.262" table:style-name="ce47">
            <text:p>37<text:s/></text:p>
          </table:table-cell>
          <table:table-cell office:value-type="float" office:value="158.953" table:style-name="ce47">
            <text:p>159<text:s/></text:p>
          </table:table-cell>
          <table:table-cell office:value-type="float" office:value="6358.12" table:style-name="ce47">
            <text:p>6,35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754.4339999999993" table:style-name="ce47">
            <text:p>5,754<text:s/></text:p>
          </table:table-cell>
          <table:table-cell office:value-type="float" office:value="140377.46400000001" table:style-name="ce47">
            <text:p>140,37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72599999999999998" table:style-name="ce47">
            <text:p>1<text:s/></text:p>
          </table:table-cell>
          <table:table-cell office:value-type="float" office:value="108.9" table:style-name="ce47">
            <text:p>10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float" office:value="525.10149999999999" table:style-name="ce47">
            <text:p>525<text:s/></text:p>
          </table:table-cell>
          <table:table-cell office:value-type="float" office:value="73882.517630000002" table:style-name="ce47">
            <text:p>73,883<text:s/></text:p>
          </table:table-cell>
          <table:table-cell office:value-type="float" office:value="417.1361" table:style-name="ce47">
            <text:p>417<text:s/></text:p>
          </table:table-cell>
          <table:table-cell office:value-type="float" office:value="88509.430099999998" table:style-name="ce47">
            <text:p>88,509<text:s/></text:p>
          </table:table-cell>
          <table:table-cell office:value-type="float" office:value="3193.8328000000001" table:style-name="ce47">
            <text:p>3,194<text:s/></text:p>
          </table:table-cell>
          <table:table-cell office:value-type="float" office:value="758645.52599999995" table:style-name="ce47">
            <text:p>758,646<text:s/></text:p>
          </table:table-cell>
          <table:table-cell office:value-type="float" office:value="244.0102" table:style-name="ce47">
            <text:p>244<text:s/></text:p>
          </table:table-cell>
          <table:table-cell office:value-type="float" office:value="146874.92739999999" table:style-name="ce47">
            <text:p>146,87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31.59010000000001" table:style-name="ce47">
            <text:p>132<text:s/></text:p>
          </table:table-cell>
          <table:table-cell office:value-type="float" office:value="15851.379650000001" table:style-name="ce47">
            <text:p>15,851<text:s/></text:p>
          </table:table-cell>
          <table:table-cell office:value-type="float" office:value="711.5317" table:style-name="ce47">
            <text:p>712<text:s/></text:p>
          </table:table-cell>
          <table:table-cell office:value-type="float" office:value="91241.129650000003" table:style-name="ce47">
            <text:p>91,24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26" table:style-name="ce47">
            <text:p>0<text:s/></text:p>
          </table:table-cell>
          <table:table-cell office:value-type="float" office:value="39" table:style-name="ce47">
            <text:p>3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41194000000000003" table:style-name="ce47">
            <text:p>0<text:s/></text:p>
          </table:table-cell>
          <table:table-cell office:value-type="float" office:value="152.78133" table:style-name="ce47">
            <text:p>15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9.39001" table:style-name="ce47">
            <text:p>29<text:s/></text:p>
          </table:table-cell>
          <table:table-cell office:value-type="float" office:value="7164.0124599999999" table:style-name="ce47">
            <text:p>7,16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5.594999999999999" table:style-name="ce47">
            <text:p>36<text:s/></text:p>
          </table:table-cell>
          <table:table-cell office:value-type="float" office:value="16132.050000000001" table:style-name="ce47">
            <text:p>16,13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8.552500000000002" table:style-name="ce47">
            <text:p>49<text:s/></text:p>
          </table:table-cell>
          <table:table-cell office:value-type="float" office:value="13587.875" table:style-name="ce47">
            <text:p>13,58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45.80000000000001" table:style-name="ce47">
            <text:p>146<text:s/></text:p>
          </table:table-cell>
          <table:table-cell office:value-type="float" office:value="11679" table:style-name="ce47">
            <text:p>11,67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0.41350000000000003" table:formula="of:=  IF(SUM([.C37:.C53])=0;&quot;-&quot;;SUM([.C37:.C53]))" table:style-name="ce44">
            <text:p>0<text:s/></text:p>
          </table:table-cell>
          <table:table-cell office:value-type="float" office:value="35.917549999999999" table:formula="of:=  IF(SUM([.D37:.D53])=0;&quot;-&quot;;SUM([.D37:.D53]))" table:style-name="ce44">
            <text:p>36<text:s/></text:p>
          </table:table-cell>
          <table:table-cell office:value-type="float" office:value="8.5444999999999993" table:formula="of:=  IF(SUM([.E37:.E53])=0;&quot;-&quot;;SUM([.E37:.E53]))" table:style-name="ce44">
            <text:p>9<text:s/></text:p>
          </table:table-cell>
          <table:table-cell office:value-type="float" office:value="1116.1202000000001" table:formula="of:=  IF(SUM([.F37:.F53])=0;&quot;-&quot;;SUM([.F37:.F53]))" table:style-name="ce44">
            <text:p>1,116<text:s/></text:p>
          </table:table-cell>
          <table:table-cell office:value-type="float" office:value="35.929799999999993" table:formula="of:=  IF(SUM([.G37:.G53])=0;&quot;-&quot;;SUM([.G37:.G53]))" table:style-name="ce44">
            <text:p>36<text:s/></text:p>
          </table:table-cell>
          <table:table-cell office:value-type="float" office:value="7523.2551000000003" table:formula="of:=  IF(SUM([.H37:.H53])=0;&quot;-&quot;;SUM([.H37:.H53]))" table:style-name="ce44">
            <text:p>7,523<text:s/></text:p>
          </table:table-cell>
          <table:table-cell office:value-type="float" office:value="0.41599999999999998" table:formula="of:=  IF(SUM([.I37:.I53])=0;&quot;-&quot;;SUM([.I37:.I53]))" table:style-name="ce44">
            <text:p>0<text:s/></text:p>
          </table:table-cell>
          <table:table-cell office:value-type="float" office:value="293.94560000000001" table:formula="of:=  IF(SUM([.J37:.J53])=0;&quot;-&quot;;SUM([.J37:.J53]))" table:style-name="ce44">
            <text:p>294<text:s/></text:p>
          </table:table-cell>
          <table:table-cell office:value-type="string" office:string-value="-" table:formula="of:=  IF(SUM([.K37:.K53])=0;&quot;-&quot;;SUM([.K37:.K53]))" table:style-name="ce44">
            <text:p>-</text:p>
          </table:table-cell>
          <table:table-cell office:value-type="string" office:string-value="-" table:formula="of:=  IF(SUM([.L37:.L53])=0;&quot;-&quot;;SUM([.L37:.L53]))" table:style-name="ce44">
            <text:p>-</text:p>
          </table:table-cell>
          <table:table-cell office:value-type="float" office:value="452.69662" table:formula="of:=  IF(SUM([.M37:.M53])=0;&quot;-&quot;;SUM([.M37:.M53]))" table:style-name="ce44">
            <text:p>453<text:s/></text:p>
          </table:table-cell>
          <table:table-cell office:value-type="float" office:value="71675.519339999999" table:formula="of:=  IF(SUM([.N37:.N53])=0;&quot;-&quot;;SUM([.N37:.N53]))" table:style-name="ce44">
            <text:p>71,676<text:s/></text:p>
          </table:table-cell>
          <table:table-cell office:value-type="float" office:value="6.3165999999999993" table:formula="of:=  IF(SUM([.O37:.O53])=0;&quot;-&quot;;SUM([.O37:.O53]))" table:style-name="ce44">
            <text:p>6<text:s/></text:p>
          </table:table-cell>
          <table:table-cell office:value-type="float" office:value="674.59352999999999" table:formula="of:=  IF(SUM([.P37:.P53])=0;&quot;-&quot;;SUM([.P37:.P53]))" table:style-name="ce44">
            <text:p>67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float" office:value="8.4000000000000005E-2" table:style-name="ce47">
            <text:p>0<text:s/></text:p>
          </table:table-cell>
          <table:table-cell office:value-type="float" office:value="6.4931999999999999" table:style-name="ce47">
            <text:p>6<text:s/></text:p>
          </table:table-cell>
          <table:table-cell office:value-type="float" office:value="3.2519999999999998" table:style-name="ce47">
            <text:p>3<text:s/></text:p>
          </table:table-cell>
          <table:table-cell office:value-type="float" office:value="519.98220000000003" table:style-name="ce47">
            <text:p>520<text:s/></text:p>
          </table:table-cell>
          <table:table-cell office:value-type="float" office:value="28.703199999999999" table:style-name="ce47">
            <text:p>29<text:s/></text:p>
          </table:table-cell>
          <table:table-cell office:value-type="float" office:value="6160.6251000000002" table:style-name="ce47">
            <text:p>6,16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69.52" table:style-name="ce47">
            <text:p>270<text:s/></text:p>
          </table:table-cell>
          <table:table-cell office:value-type="float" office:value="37736.354189999998" table:style-name="ce47">
            <text:p>37,736<text:s/></text:p>
          </table:table-cell>
          <table:table-cell office:value-type="float" office:value="2.4820000000000002" table:style-name="ce47">
            <text:p>2<text:s/></text:p>
          </table:table-cell>
          <table:table-cell office:value-type="float" office:value="173.74" table:style-name="ce47">
            <text:p>17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0.32950000000000002" table:style-name="ce47">
            <text:p>0<text:s/></text:p>
          </table:table-cell>
          <table:table-cell office:value-type="float" office:value="29.42435" table:style-name="ce47">
            <text:p>29<text:s/></text:p>
          </table:table-cell>
          <table:table-cell office:value-type="float" office:value="5.2925000000000004" table:style-name="ce47">
            <text:p>5<text:s/></text:p>
          </table:table-cell>
          <table:table-cell office:value-type="float" office:value="596.13800000000003" table:style-name="ce47">
            <text:p>596<text:s/></text:p>
          </table:table-cell>
          <table:table-cell office:value-type="float" office:value="5.4265999999999996" table:style-name="ce47">
            <text:p>5<text:s/></text:p>
          </table:table-cell>
          <table:table-cell office:value-type="float" office:value="1182.6300000000001" table:style-name="ce47">
            <text:p>1,183<text:s/></text:p>
          </table:table-cell>
          <table:table-cell office:value-type="float" office:value="0.41599999999999998" table:style-name="ce47">
            <text:p>0<text:s/></text:p>
          </table:table-cell>
          <table:table-cell office:value-type="float" office:value="293.94560000000001" table:style-name="ce47">
            <text:p>29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97.573299999999989" table:style-name="ce47">
            <text:p>98<text:s/></text:p>
          </table:table-cell>
          <table:table-cell office:value-type="float" office:value="29875.440900000001" table:style-name="ce47">
            <text:p>29,875<text:s/></text:p>
          </table:table-cell>
          <table:table-cell office:value-type="float" office:value="3.3534999999999999" table:style-name="ce47">
            <text:p>3<text:s/></text:p>
          </table:table-cell>
          <table:table-cell office:value-type="float" office:value="342.09053" table:style-name="ce47">
            <text:p>342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85.603320000000011" table:style-name="ce47">
            <text:p>86<text:s/></text:p>
          </table:table-cell>
          <table:table-cell office:value-type="float" office:value="4063.7242500000002" table:style-name="ce47">
            <text:p>4,064<text:s/></text:p>
          </table:table-cell>
          <table:table-cell office:value-type="float" office:value="0.29210000000000003" table:style-name="ce47">
            <text:p>0<text:s/></text:p>
          </table:table-cell>
          <table:table-cell office:value-type="float" office:value="96.393000000000001" table:style-name="ce47">
            <text:p>9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8" table:style-name="ce47">
            <text:p>2<text:s/></text:p>
          </table:table-cell>
          <table:table-cell office:value-type="float" office:value="180" table:style-name="ce47">
            <text:p>18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189" table:style-name="ce47">
            <text:p>0<text:s/></text:p>
          </table:table-cell>
          <table:table-cell office:value-type="float" office:value="62.37" table:style-name="ce47">
            <text:p>62<text:s/>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C55:.C57])=0;&quot;-&quot;;SUM([.C55:.C57]))" table:style-name="ce44">
            <text:p>-</text:p>
          </table:table-cell>
          <table:table-cell office:value-type="string" office:string-value="-" table:formula="of:=  IF(SUM([.D55:.D57])=0;&quot;-&quot;;SUM([.D55:.D57]))" table:style-name="ce44">
            <text:p>-</text:p>
          </table:table-cell>
          <table:table-cell office:value-type="string" office:string-value="-" table:formula="of:=  IF(SUM([.E55:.E57])=0;&quot;-&quot;;SUM([.E55:.E57]))" table:style-name="ce44">
            <text:p>-</text:p>
          </table:table-cell>
          <table:table-cell office:value-type="string" office:string-value="-" table:formula="of:=  IF(SUM([.F55:.F57])=0;&quot;-&quot;;SUM([.F55:.F57]))" table:style-name="ce44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44">
            <text:p>-</text:p>
          </table:table-cell>
          <table:table-cell office:value-type="string" office:string-value="-" table:formula="of:=  IF(SUM([.I55:.I57])=0;&quot;-&quot;;SUM([.I55:.I57]))" table:style-name="ce44">
            <text:p>-</text:p>
          </table:table-cell>
          <table:table-cell office:value-type="string" office:string-value="-" table:formula="of:=  IF(SUM([.J55:.J57])=0;&quot;-&quot;;SUM([.J55:.J57]))" table:style-name="ce44">
            <text:p>-</text:p>
          </table:table-cell>
          <table:table-cell office:value-type="string" office:string-value="-" table:formula="of:=  IF(SUM([.K55:.K57])=0;&quot;-&quot;;SUM([.K55:.K57]))" table:style-name="ce44">
            <text:p>-</text:p>
          </table:table-cell>
          <table:table-cell office:value-type="string" office:string-value="-" table:formula="of:=  IF(SUM([.L55:.L57])=0;&quot;-&quot;;SUM([.L55:.L57]))" table:style-name="ce44">
            <text:p>-</text:p>
          </table:table-cell>
          <table:table-cell office:value-type="string" office:string-value="-" table:formula="of:=  IF(SUM([.M55:.M57])=0;&quot;-&quot;;SUM([.M55:.M57]))" table:style-name="ce44">
            <text:p>-</text:p>
          </table:table-cell>
          <table:table-cell office:value-type="string" office:string-value="-" table:formula="of:=  IF(SUM([.N55:.N57])=0;&quot;-&quot;;SUM([.N55:.N57]))" table:style-name="ce44">
            <text:p>-</text:p>
          </table:table-cell>
          <table:table-cell office:value-type="string" office:string-value="-" table:formula="of:=  IF(SUM([.O55:.O57])=0;&quot;-&quot;;SUM([.O55:.O57]))" table:style-name="ce44">
            <text:p>-</text:p>
          </table:table-cell>
          <table:table-cell office:value-type="string" office:string-value="-" table:formula="of:=  IF(SUM([.P55:.P57])=0;&quot;-&quot;;SUM([.P55:.P5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string" office:string-value="-" table:formula="of:=  IF(SUM([.C59:.C61])=0;&quot;-&quot;;SUM([.C59:.C61]))" table:style-name="ce44">
            <text:p>-</text:p>
          </table:table-cell>
          <table:table-cell office:value-type="string" office:string-value="-" table:formula="of:=  IF(SUM([.D59:.D61])=0;&quot;-&quot;;SUM([.D59:.D61]))" table:style-name="ce44">
            <text:p>-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44">
            <text:p>-</text:p>
          </table:table-cell>
          <table:table-cell office:value-type="string" office:string-value="-" table:formula="of:=  IF(SUM([.G59:.G61])=0;&quot;-&quot;;SUM([.G59:.G61]))" table:style-name="ce44">
            <text:p>-</text:p>
          </table:table-cell>
          <table:table-cell office:value-type="string" office:string-value="-" table:formula="of:=  IF(SUM([.H59:.H61])=0;&quot;-&quot;;SUM([.H59:.H61]))" table:style-name="ce44">
            <text:p>-</text:p>
          </table:table-cell>
          <table:table-cell office:value-type="string" office:string-value="-" table:formula="of:=  IF(SUM([.I59:.I61])=0;&quot;-&quot;;SUM([.I59:.I61]))" table:style-name="ce44">
            <text:p>-</text:p>
          </table:table-cell>
          <table:table-cell office:value-type="string" office:string-value="-" table:formula="of:=  IF(SUM([.J59:.J61])=0;&quot;-&quot;;SUM([.J59:.J61]))" table:style-name="ce44">
            <text:p>-</text:p>
          </table:table-cell>
          <table:table-cell office:value-type="string" office:string-value="-" table:formula="of:=  IF(SUM([.K59:.K61])=0;&quot;-&quot;;SUM([.K59:.K61]))" table:style-name="ce44">
            <text:p>-</text:p>
          </table:table-cell>
          <table:table-cell office:value-type="string" office:string-value="-" table:formula="of:=  IF(SUM([.L59:.L61])=0;&quot;-&quot;;SUM([.L59:.L61]))" table:style-name="ce44">
            <text:p>-</text:p>
          </table:table-cell>
          <table:table-cell office:value-type="string" office:string-value="-" table:formula="of:=  IF(SUM([.M59:.M61])=0;&quot;-&quot;;SUM([.M59:.M61]))" table:style-name="ce44">
            <text:p>-</text:p>
          </table:table-cell>
          <table:table-cell office:value-type="string" office:string-value="-" table:formula="of:=  IF(SUM([.N59:.N61])=0;&quot;-&quot;;SUM([.N59:.N61]))" table:style-name="ce44">
            <text:p>-</text:p>
          </table:table-cell>
          <table:table-cell office:value-type="string" office:string-value="-" table:formula="of:=  IF(SUM([.O59:.O61])=0;&quot;-&quot;;SUM([.O59:.O61]))" table:style-name="ce44">
            <text:p>-</text:p>
          </table:table-cell>
          <table:table-cell office:value-type="string" office:string-value="-" table:formula="of:=  IF(SUM([.P59:.P61])=0;&quot;-&quot;;SUM([.P59:.P61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string" office:string-value="-" table:formula="of:=  IF(SUM([.C63];[.C64];[.C65];[.C67])=0;IF([.C66]=0;&quot;-&quot;;[.C66]);SUM([.C63];[.C64];[.C65];[.C67]))" table:style-name="ce44">
            <text:p>-</text:p>
          </table:table-cell>
          <table:table-cell office:value-type="string" office:string-value="-" table:formula="of:=  IF(SUM([.D63:.D67])=0;&quot;-&quot;;SUM([.D63:.D67]))" table:style-name="ce44">
            <text:p>-</text:p>
          </table:table-cell>
          <table:table-cell office:value-type="string" office:string-value="-" table:formula="of:=  IF(SUM([.E63];[.E64];[.E65];[.E67])=0;IF([.E66]=0;&quot;-&quot;;[.E66]);SUM([.E63];[.E64];[.E65];[.E67]))" table:style-name="ce44">
            <text:p>-</text:p>
          </table:table-cell>
          <table:table-cell office:value-type="string" office:string-value="-" table:formula="of:=  IF(SUM([.F63:.F67])=0;&quot;-&quot;;SUM([.F63:.F67]))" table:style-name="ce44">
            <text:p>-</text:p>
          </table:table-cell>
          <table:table-cell office:value-type="string" office:string-value="-" table:formula="of:=  IF(SUM([.G63];[.G64];[.G65];[.G67])=0;IF([.G66]=0;&quot;-&quot;;[.G66]);SUM([.G63];[.G64];[.G65];[.G67]))" table:style-name="ce44">
            <text:p>-</text:p>
          </table:table-cell>
          <table:table-cell office:value-type="string" office:string-value="-" table:formula="of:=  IF(SUM([.H63:.H67])=0;&quot;-&quot;;SUM([.H63:.H67]))" table:style-name="ce44">
            <text:p>-</text:p>
          </table:table-cell>
          <table:table-cell office:value-type="string" office:string-value="-" table:formula="of:=  IF(SUM([.I63];[.I64];[.I65];[.I67])=0;IF([.I66]=0;&quot;-&quot;;[.I66]);SUM([.I63];[.I64];[.I65];[.I67]))" table:style-name="ce44">
            <text:p>-</text:p>
          </table:table-cell>
          <table:table-cell office:value-type="string" office:string-value="-" table:formula="of:=  IF(SUM([.J63:.J67])=0;&quot;-&quot;;SUM([.J63:.J67]))" table:style-name="ce44">
            <text:p>-</text:p>
          </table:table-cell>
          <table:table-cell office:value-type="string" office:string-value="-" table:formula="of:=  IF(SUM([.K63];[.K64];[.K65];[.K67])=0;IF([.K66]=0;&quot;-&quot;;[.K66]);SUM([.K63];[.K64];[.K65];[.K67]))" table:style-name="ce44">
            <text:p>-</text:p>
          </table:table-cell>
          <table:table-cell office:value-type="string" office:string-value="-" table:formula="of:=  IF(SUM([.L63:.L67])=0;&quot;-&quot;;SUM([.L63:.L67]))" table:style-name="ce44">
            <text:p>-</text:p>
          </table:table-cell>
          <table:table-cell office:value-type="string" office:string-value="-" table:formula="of:=  IF(SUM([.M63];[.M64];[.M65];[.M67])=0;IF([.M66]=0;&quot;-&quot;;[.M66]);SUM([.M63];[.M64];[.M65];[.M67]))" table:style-name="ce44">
            <text:p>-</text:p>
          </table:table-cell>
          <table:table-cell office:value-type="string" office:string-value="-" table:formula="of:=  IF(SUM([.N63:.N67])=0;&quot;-&quot;;SUM([.N63:.N67]))" table:style-name="ce44">
            <text:p>-</text:p>
          </table:table-cell>
          <table:table-cell office:value-type="string" office:string-value="-" table:formula="of:=  IF(SUM([.O63];[.O64];[.O65];[.O67])=0;IF([.O66]=0;&quot;-&quot;;[.O66]);SUM([.O63];[.O64];[.O65];[.O67]))" table:style-name="ce44">
            <text:p>-</text:p>
          </table:table-cell>
          <table:table-cell office:value-type="string" office:string-value="-" table:formula="of:=  IF(SUM([.P63:.P67])=0;&quot;-&quot;;SUM([.P63:.P6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16384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0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6" table:number-columns-repeated="16367" table:default-cell-style-name="ce25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4" table:style-name="ce25"/>
          <table:table-cell office:value-type="string" table:style-name="ce26">
            <text:p>單位：</text:p>
          </table:table-cell>
          <table:table-cell office:value-type="string" table:style-name="ce27">
            <text:p>產量：公噸, 千尾(觀賞魚)</text:p>
          </table:table-cell>
          <table:table-cell table:style-name="ce25"/>
          <table:table-cell table:number-columns-repeated="2" table:style-name="ce27"/>
          <table:table-cell table:number-columns-repeated="2" table:style-name="ce25"/>
          <table:table-cell office:value-type="string" table:style-name="ce26">
            <text:p>Unit：</text:p>
          </table:table-cell>
          <table:table-cell office:value-type="string" table:style-name="ce27">
            <text:p>Quantity：M.T.; 1000Pcs. by ornamental fish</text:p>
          </table:table-cell>
          <table:table-cell table:number-columns-repeated="16371" table:style-name="ce25"/>
        </table:table-row>
        <table:table-row table:style-name="ro2">
          <table:table-cell table:style-name="ce25"/>
          <table:table-cell office:value-type="string" table:number-columns-spanned="3" table:number-rows-spanned="1" table:style-name="ce203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5"/>
          <table:table-cell office:value-type="string" table:style-name="ce28">
            <text:p>價值：新臺幣千元</text:p>
          </table:table-cell>
          <table:table-cell table:style-name="ce25"/>
          <table:table-cell table:style-name="ce28"/>
          <table:table-cell office:value-type="string" table:style-name="ce28">
            <text:p>(1) By type of fisheries by species(Continued)</text:p>
          </table:table-cell>
          <table:table-cell table:number-columns-repeated="3" table:style-name="ce25"/>
          <table:table-cell office:value-type="string" table:style-name="ce29">
            <text:p>Value：Thousand NT $</text:p>
          </table:table-cell>
          <table:table-cell table:number-columns-repeated="16371" table:style-name="ce25"/>
        </table:table-row>
        <table:table-row table:style-name="ro3">
          <table:table-cell table:style-name="ce30"/>
          <table:table-cell office:value-type="string" table:number-columns-spanned="1" table:number-rows-spanned="3" table:style-name="ce205">
            <text:p><text:s text:c="20"/><text:span text:style-name="T1">魚類別</text:span></text:p>
            <text:p><text:span text:style-name="T1"><text:s text:c="20"/>Species</text:span></text:p>
            <draw:custom-shape svg:x="0.01042in" svg:y="0.01042in" svg:width="0.96784in" svg:height="0.69611in" draw:z-index="1" draw:id="id10" draw:style-name="a1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6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1"/>
          <table:covered-table-cell/>
          <table:table-cell office:value-type="string" table:number-columns-spanned="12" table:number-rows-spanned="1" table:style-name="ce265">
            <text:p>旗 <text:s text:c="5"/>魚 <text:s text:c="5"/>科</text:p>
          </table:table-cell>
          <table:covered-table-cell table:number-columns-repeated="11"/>
          <table:table-cell office:value-type="string" table:number-columns-spanned="2" table:number-rows-spanned="1" table:style-name="ce265">
            <text:p>鯊 <text:s text:c="5"/>魚 <text:s text:c="5"/>類</text:p>
          </table:table-cell>
          <table:covered-table-cell/>
          <table:table-cell table:number-columns-repeated="16368"/>
        </table:table-row>
        <table:table-row table:style-name="ro3">
          <table:table-cell table:style-name="ce31"/>
          <table:covered-table-cell/>
          <table:table-cell office:value-type="string" table:number-columns-spanned="2" table:number-rows-spanned="1" table:style-name="ce249">
            <text:p>小計</text:p>
          </table:table-cell>
          <table:covered-table-cell/>
          <table:table-cell office:value-type="string" table:number-columns-spanned="2" table:number-rows-spanned="1" table:style-name="ce263">
            <text:p>紅肉旗魚</text:p>
          </table:table-cell>
          <table:covered-table-cell/>
          <table:table-cell office:value-type="string" table:number-columns-spanned="2" table:number-rows-spanned="1" table:style-name="ce263">
            <text:p>黑皮旗魚</text:p>
          </table:table-cell>
          <table:covered-table-cell/>
          <table:table-cell office:value-type="string" table:number-columns-spanned="2" table:number-rows-spanned="1" table:style-name="ce266">
            <text:p>立翅旗魚</text:p>
          </table:table-cell>
          <table:covered-table-cell/>
          <table:table-cell office:value-type="string" table:number-columns-spanned="2" table:number-rows-spanned="1" table:style-name="ce266">
            <text:p>雨傘旗魚</text:p>
          </table:table-cell>
          <table:covered-table-cell/>
          <table:table-cell office:value-type="string" table:number-columns-spanned="2" table:number-rows-spanned="1" table:style-name="ce266">
            <text:p>其他</text:p>
          </table:table-cell>
          <table:covered-table-cell/>
          <table:table-cell office:value-type="string" table:number-columns-spanned="2" table:number-rows-spanned="1" table:style-name="ce263">
            <text:p>小計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1">
            <text:p>代碼</text:p>
          </table:table-cell>
          <table:table-cell office:value-type="string" table:number-columns-spanned="1" table:number-rows-spanned="3" table:style-name="ce268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42">
            <text:p>Sub Total</text:p>
          </table:table-cell>
          <table:covered-table-cell/>
          <table:table-cell office:value-type="string" table:number-columns-spanned="2" table:number-rows-spanned="1" table:style-name="ce235">
            <text:p>55001</text:p>
          </table:table-cell>
          <table:covered-table-cell/>
          <table:table-cell office:value-type="string" table:number-columns-spanned="2" table:number-rows-spanned="1" table:style-name="ce235">
            <text:p>55003</text:p>
          </table:table-cell>
          <table:covered-table-cell/>
          <table:table-cell office:value-type="string" table:number-columns-spanned="2" table:number-rows-spanned="1" table:style-name="ce235">
            <text:p>55004</text:p>
          </table:table-cell>
          <table:covered-table-cell/>
          <table:table-cell office:value-type="string" table:number-columns-spanned="2" table:number-rows-spanned="1" table:style-name="ce235">
            <text:p>55005</text:p>
          </table:table-cell>
          <table:covered-table-cell/>
          <table:table-cell office:value-type="string" table:number-columns-spanned="2" table:number-rows-spanned="1" table:style-name="ce260">
            <text:p>55ZZZ</text:p>
          </table:table-cell>
          <table:covered-table-cell/>
          <table:table-cell office:value-type="string" table:number-columns-spanned="2" table:number-rows-spanned="1" table:style-name="ce235">
            <text:p>Sub Total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1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33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8518.614320000001" table:formula="of:=  IF(SUM([.E10];[.G10];[.I10];[.K10];[.M10])=0;&quot;-&quot;;SUM([.E10];[.G10];[.I10];[.K10];[.M10]))" table:style-name="ce37">
            <text:p>18,519<text:s/></text:p>
          </table:table-cell>
          <table:table-cell office:value-type="float" office:value="1504134.5271200002" table:formula="of:=  IF(SUM([.F10];[.H10];[.J10];[.L10];[.N10])=0;&quot;-&quot;;SUM([.F10];[.H10];[.J10];[.L10];[.N10]))" table:style-name="ce37">
            <text:p>1,504,135<text:s/></text:p>
          </table:table-cell>
          <table:table-cell office:value-type="float" office:value="1940.5283199999999" table:formula="of:=  IF(SUM([.E11];[.E19];[.E36];[.E54];[.E58];[.E62])=0;&quot;-&quot;;SUM([.E11];[.E19];[.E36];[.E54];[.E58];[.E62]))" table:style-name="ce37">
            <text:p>1,941<text:s/></text:p>
          </table:table-cell>
          <table:table-cell office:value-type="float" office:value="170268.07720000003" table:formula="of:=  IF(SUM([.F11];[.F19];[.F36];[.F54];[.F58];[.F62])=0;&quot;-&quot;;SUM([.F11];[.F19];[.F36];[.F54];[.F58];[.F62]))" table:style-name="ce37">
            <text:p>170,268<text:s/></text:p>
          </table:table-cell>
          <table:table-cell office:value-type="float" office:value="13400.57885" table:formula="of:=  IF(SUM([.G11];[.G19];[.G36];[.G54];[.G58];[.G62])=0;&quot;-&quot;;SUM([.G11];[.G19];[.G36];[.G54];[.G58];[.G62]))" table:style-name="ce37">
            <text:p>13,401<text:s/></text:p>
          </table:table-cell>
          <table:table-cell office:value-type="float" office:value="1076377.30535" table:formula="of:=  IF(SUM([.H11];[.H19];[.H36];[.H54];[.H58];[.H62])=0;&quot;-&quot;;SUM([.H11];[.H19];[.H36];[.H54];[.H58];[.H62]))" table:style-name="ce37">
            <text:p>1,076,377<text:s/></text:p>
          </table:table-cell>
          <table:table-cell office:value-type="float" office:value="925.46911999999998" table:formula="of:=  IF(SUM([.I11];[.I19];[.I36];[.I54];[.I58];[.I62])=0;&quot;-&quot;;SUM([.I11];[.I19];[.I36];[.I54];[.I58];[.I62]))" table:style-name="ce37">
            <text:p>925<text:s/></text:p>
          </table:table-cell>
          <table:table-cell office:value-type="float" office:value="120761.7464" table:formula="of:=  IF(SUM([.J11];[.J19];[.J36];[.J54];[.J58];[.J62])=0;&quot;-&quot;;SUM([.J11];[.J19];[.J36];[.J54];[.J58];[.J62]))" table:style-name="ce37">
            <text:p>120,762<text:s/></text:p>
          </table:table-cell>
          <table:table-cell office:value-type="float" office:value="1930.8707600000002" table:formula="of:=  IF(SUM([.K11];[.K19];[.K36];[.K54];[.K58];[.K62])=0;&quot;-&quot;;SUM([.K11];[.K19];[.K36];[.K54];[.K58];[.K62]))" table:style-name="ce37">
            <text:p>1,931<text:s/></text:p>
          </table:table-cell>
          <table:table-cell office:value-type="float" office:value="122901.4817" table:formula="of:=  IF(SUM([.L11];[.L19];[.L36];[.L54];[.L58];[.L62])=0;&quot;-&quot;;SUM([.L11];[.L19];[.L36];[.L54];[.L58];[.L62]))" table:style-name="ce37">
            <text:p>122,901<text:s/></text:p>
          </table:table-cell>
          <table:table-cell office:value-type="float" office:value="321.16726999999997" table:formula="of:=  IF(SUM([.M11];[.M19];[.M36];[.M54];[.M58];[.M62])=0;&quot;-&quot;;SUM([.M11];[.M19];[.M36];[.M54];[.M58];[.M62]))" table:style-name="ce37">
            <text:p>321<text:s/></text:p>
          </table:table-cell>
          <table:table-cell office:value-type="float" office:value="13825.91647" table:formula="of:=  IF(SUM([.N11];[.N19];[.N36];[.N54];[.N58];[.N62])=0;&quot;-&quot;;SUM([.N11];[.N19];[.N36];[.N54];[.N58];[.N62]))" table:style-name="ce37">
            <text:p>13,826<text:s/></text:p>
          </table:table-cell>
          <table:table-cell office:value-type="float" office:value="28964.85238" table:formula="of:=  IF(SUM(['漁業生產量值-漁業種類別魚類別生產量值11'.C10];['漁業生產量值-漁業種類別魚類別生產量值11'.E10];['漁業生產量值-漁業種類別魚類別生產量值11'.G10];['漁業生產量值-漁業種類別魚類別生產量值11'.I10])=0;&quot;-&quot;;SUM(['漁業生產量值-漁業種類別魚類別生產量值11'.C10];['漁業生產量值-漁業種類別魚類別生產量值11'.E10];['漁業生產量值-漁業種類別魚類別生產量值11'.G10];['漁業生產量值-漁業種類別魚類別生產量值11'.I10]))" table:style-name="ce37">
            <text:p>28,965<text:s/></text:p>
          </table:table-cell>
          <table:table-cell office:value-type="float" office:value="820162.41521000012" table:formula="of:=  IF(SUM(['漁業生產量值-漁業種類別魚類別生產量值11'.D10];['漁業生產量值-漁業種類別魚類別生產量值11'.F10];['漁業生產量值-漁業種類別魚類別生產量值11'.H10];['漁業生產量值-漁業種類別魚類別生產量值11'.J10])=0;&quot;-&quot;;SUM(['漁業生產量值-漁業種類別魚類別生產量值11'.D10];['漁業生產量值-漁業種類別魚類別生產量值11'.F10];['漁業生產量值-漁業種類別魚類別生產量值11'.H10];['漁業生產量值-漁業種類別魚類別生產量值11'.J10]))" table:style-name="ce37">
            <text:p>820,162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float" office:value="16232.305030000001" table:formula="of:=  IF(SUM([.E11];[.G11];[.I11];[.K11];[.M11])=0;&quot;-&quot;;SUM([.E11];[.G11];[.I11];[.K11];[.M11]))" table:style-name="ce64">
            <text:p>16,232<text:s/></text:p>
          </table:table-cell>
          <table:table-cell office:value-type="float" office:value="1160689.5925700001" table:formula="of:=  IF(SUM([.F11];[.H11];[.J11];[.L11];[.N11])=0;&quot;-&quot;;SUM([.F11];[.H11];[.J11];[.L11];[.N11]))" table:style-name="ce64">
            <text:p>1,160,690<text:s/></text:p>
          </table:table-cell>
          <table:table-cell office:value-type="float" office:value="1843.2474199999999" table:formula="of:=  IF(SUM([.E12:.E18])=0;&quot;-&quot;;SUM([.E12:.E18]))" table:style-name="ce44">
            <text:p>1,843<text:s/></text:p>
          </table:table-cell>
          <table:table-cell office:value-type="float" office:value="159987.12720000002" table:formula="of:=  IF(SUM([.F12:.F18])=0;&quot;-&quot;;SUM([.F12:.F18]))" table:style-name="ce44">
            <text:p>159,987<text:s/></text:p>
          </table:table-cell>
          <table:table-cell office:value-type="float" office:value="12059.877060000001" table:formula="of:=  IF(SUM([.G12:.G18])=0;&quot;-&quot;;SUM([.G12:.G18]))" table:style-name="ce44">
            <text:p>12,060<text:s/></text:p>
          </table:table-cell>
          <table:table-cell office:value-type="float" office:value="882468.42755999998" table:formula="of:=  IF(SUM([.H12:.H18])=0;&quot;-&quot;;SUM([.H12:.H18]))" table:style-name="ce44">
            <text:p>882,468<text:s/></text:p>
          </table:table-cell>
          <table:table-cell office:value-type="float" office:value="647.27562" table:formula="of:=  IF(SUM([.I12:.I18])=0;&quot;-&quot;;SUM([.I12:.I18]))" table:style-name="ce44">
            <text:p>647<text:s/></text:p>
          </table:table-cell>
          <table:table-cell office:value-type="float" office:value="45289.483459999996" table:formula="of:=  IF(SUM([.J12:.J18])=0;&quot;-&quot;;SUM([.J12:.J18]))" table:style-name="ce44">
            <text:p>45,289<text:s/></text:p>
          </table:table-cell>
          <table:table-cell office:value-type="float" office:value="1361.5406600000001" table:formula="of:=  IF(SUM([.K12:.K18])=0;&quot;-&quot;;SUM([.K12:.K18]))" table:style-name="ce44">
            <text:p>1,362<text:s/></text:p>
          </table:table-cell>
          <table:table-cell office:value-type="float" office:value="59204.82948" table:formula="of:=  IF(SUM([.L12:.L18])=0;&quot;-&quot;;SUM([.L12:.L18]))" table:style-name="ce44">
            <text:p>59,205<text:s/></text:p>
          </table:table-cell>
          <table:table-cell office:value-type="float" office:value="320.36426999999998" table:formula="of:=  IF(SUM([.M12:.M18])=0;&quot;-&quot;;SUM([.M12:.M18]))" table:style-name="ce44">
            <text:p>320<text:s/></text:p>
          </table:table-cell>
          <table:table-cell office:value-type="float" office:value="13739.72487" table:formula="of:=  IF(SUM([.N12:.N18])=0;&quot;-&quot;;SUM([.N12:.N18]))" table:style-name="ce44">
            <text:p>13,740<text:s/></text:p>
          </table:table-cell>
          <table:table-cell office:value-type="float" office:value="24782.017380000001" table:formula="of:=  IF(SUM(['漁業生產量值-漁業種類別魚類別生產量值11'.C11];['漁業生產量值-漁業種類別魚類別生產量值11'.E11];['漁業生產量值-漁業種類別魚類別生產量值11'.G11];['漁業生產量值-漁業種類別魚類別生產量值11'.I11])=0;&quot;-&quot;;SUM(['漁業生產量值-漁業種類別魚類別生產量值11'.C11];['漁業生產量值-漁業種類別魚類別生產量值11'.E11];['漁業生產量值-漁業種類別魚類別生產量值11'.G11];['漁業生產量值-漁業種類別魚類別生產量值11'.I11]))" table:style-name="ce64">
            <text:p>24,782<text:s/></text:p>
          </table:table-cell>
          <table:table-cell office:value-type="float" office:value="608654.35501000006" table:formula="of:=  IF(SUM(['漁業生產量值-漁業種類別魚類別生產量值11'.D11];['漁業生產量值-漁業種類別魚類別生產量值11'.F11];['漁業生產量值-漁業種類別魚類別生產量值11'.H11];['漁業生產量值-漁業種類別魚類別生產量值11'.J11])=0;&quot;-&quot;;SUM(['漁業生產量值-漁業種類別魚類別生產量值11'.D11];['漁業生產量值-漁業種類別魚類別生產量值11'.F11];['漁業生產量值-漁業種類別魚類別生產量值11'.H11];['漁業生產量值-漁業種類別魚類別生產量值11'.J11]))" table:style-name="ce64">
            <text:p>608,65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office:string-value="-" table:formula="of:=  IF(SUM([.E12];[.G12];[.I12];[.K12];[.M12])=0;&quot;-&quot;;SUM([.E12];[.G12];[.I12];[.K12];[.M12]))" table:style-name="ce37">
            <text:p>-</text:p>
          </table:table-cell>
          <table:table-cell office:value-type="string" office:string-value="-" table:formula="of:=  IF(SUM([.F12];[.H12];[.J12];[.L12];[.N12])=0;&quot;-&quot;;SUM([.F12];[.H12];[.J12];[.L12];[.N1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12];['漁業生產量值-漁業種類別魚類別生產量值11'.E12];['漁業生產量值-漁業種類別魚類別生產量值11'.G12];['漁業生產量值-漁業種類別魚類別生產量值11'.I12])=0;&quot;-&quot;;SUM(['漁業生產量值-漁業種類別魚類別生產量值11'.C12];['漁業生產量值-漁業種類別魚類別生產量值11'.E12];['漁業生產量值-漁業種類別魚類別生產量值11'.G12];['漁業生產量值-漁業種類別魚類別生產量值11'.I12]))" table:style-name="ce37">
            <text:p>-</text:p>
          </table:table-cell>
          <table:table-cell office:value-type="string" office:string-value="-" table:formula="of:=  IF(SUM(['漁業生產量值-漁業種類別魚類別生產量值11'.D12];['漁業生產量值-漁業種類別魚類別生產量值11'.F12];['漁業生產量值-漁業種類別魚類別生產量值11'.H12];['漁業生產量值-漁業種類別魚類別生產量值11'.J12])=0;&quot;-&quot;;SUM(['漁業生產量值-漁業種類別魚類別生產量值11'.D12];['漁業生產量值-漁業種類別魚類別生產量值11'.F12];['漁業生產量值-漁業種類別魚類別生產量值11'.H12];['漁業生產量值-漁業種類別魚類別生產量值11'.J12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office:string-value="-" table:formula="of:=  IF(SUM([.E13];[.G13];[.I13];[.K13];[.M13])=0;&quot;-&quot;;SUM([.E13];[.G13];[.I13];[.K13];[.M13]))" table:style-name="ce37">
            <text:p>-</text:p>
          </table:table-cell>
          <table:table-cell office:value-type="string" office:string-value="-" table:formula="of:=  IF(SUM([.F13];[.H13];[.J13];[.L13];[.N13])=0;&quot;-&quot;;SUM([.F13];[.H13];[.J13];[.L13];[.N1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13];['漁業生產量值-漁業種類別魚類別生產量值11'.E13];['漁業生產量值-漁業種類別魚類別生產量值11'.G13];['漁業生產量值-漁業種類別魚類別生產量值11'.I13])=0;&quot;-&quot;;SUM(['漁業生產量值-漁業種類別魚類別生產量值11'.C13];['漁業生產量值-漁業種類別魚類別生產量值11'.E13];['漁業生產量值-漁業種類別魚類別生產量值11'.G13];['漁業生產量值-漁業種類別魚類別生產量值11'.I13]))" table:style-name="ce37">
            <text:p>-</text:p>
          </table:table-cell>
          <table:table-cell office:value-type="string" office:string-value="-" table:formula="of:=  IF(SUM(['漁業生產量值-漁業種類別魚類別生產量值11'.D13];['漁業生產量值-漁業種類別魚類別生產量值11'.F13];['漁業生產量值-漁業種類別魚類別生產量值11'.H13];['漁業生產量值-漁業種類別魚類別生產量值11'.J13])=0;&quot;-&quot;;SUM(['漁業生產量值-漁業種類別魚類別生產量值11'.D13];['漁業生產量值-漁業種類別魚類別生產量值11'.F13];['漁業生產量值-漁業種類別魚類別生產量值11'.H13];['漁業生產量值-漁業種類別魚類別生產量值11'.J13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float" office:value="21.23" table:formula="of:=  IF(SUM([.E14];[.G14];[.I14];[.K14];[.M14])=0;&quot;-&quot;;SUM([.E14];[.G14];[.I14];[.K14];[.M14]))" table:style-name="ce37">
            <text:p>21<text:s/></text:p>
          </table:table-cell>
          <table:table-cell office:value-type="float" office:value="1243.2441100000001" table:formula="of:=  IF(SUM([.F14];[.H14];[.J14];[.L14];[.N14])=0;&quot;-&quot;;SUM([.F14];[.H14];[.J14];[.L14];[.N14]))" table:style-name="ce37">
            <text:p>1,243<text:s/></text:p>
          </table:table-cell>
          <table:table-cell office:value-type="float" office:value="1" table:style-name="ce47">
            <text:p>1<text:s/></text:p>
          </table:table-cell>
          <table:table-cell office:value-type="float" office:value="132.97169" table:style-name="ce47">
            <text:p>133<text:s/></text:p>
          </table:table-cell>
          <table:table-cell office:value-type="float" office:value="12" table:style-name="ce47">
            <text:p>12<text:s/></text:p>
          </table:table-cell>
          <table:table-cell office:value-type="float" office:value="688.55139999999994" table:style-name="ce47">
            <text:p>689<text:s/></text:p>
          </table:table-cell>
          <table:table-cell office:value-type="float" office:value="8" table:style-name="ce47">
            <text:p>8<text:s/></text:p>
          </table:table-cell>
          <table:table-cell office:value-type="float" office:value="412.95269000000002" table:style-name="ce47">
            <text:p>413<text:s/></text:p>
          </table:table-cell>
          <table:table-cell office:value-type="float" office:value="0.23" table:style-name="ce47">
            <text:p>0<text:s/></text:p>
          </table:table-cell>
          <table:table-cell office:value-type="float" office:value="8.7683300000000006" table:style-name="ce47">
            <text:p>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1" table:formula="of:=  IF(SUM(['漁業生產量值-漁業種類別魚類別生產量值11'.C14];['漁業生產量值-漁業種類別魚類別生產量值11'.E14];['漁業生產量值-漁業種類別魚類別生產量值11'.G14];['漁業生產量值-漁業種類別魚類別生產量值11'.I14])=0;&quot;-&quot;;SUM(['漁業生產量值-漁業種類別魚類別生產量值11'.C14];['漁業生產量值-漁業種類別魚類別生產量值11'.E14];['漁業生產量值-漁業種類別魚類別生產量值11'.G14];['漁業生產量值-漁業種類別魚類別生產量值11'.I14]))" table:style-name="ce37">
            <text:p>2<text:s/></text:p>
          </table:table-cell>
          <table:table-cell office:value-type="float" office:value="45.651920000000004" table:formula="of:=  IF(SUM(['漁業生產量值-漁業種類別魚類別生產量值11'.D14];['漁業生產量值-漁業種類別魚類別生產量值11'.F14];['漁業生產量值-漁業種類別魚類別生產量值11'.H14];['漁業生產量值-漁業種類別魚類別生產量值11'.J14])=0;&quot;-&quot;;SUM(['漁業生產量值-漁業種類別魚類別生產量值11'.D14];['漁業生產量值-漁業種類別魚類別生產量值11'.F14];['漁業生產量值-漁業種類別魚類別生產量值11'.H14];['漁業生產量值-漁業種類別魚類別生產量值11'.J14]))" table:style-name="ce37">
            <text:p>4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office:string-value="-" table:formula="of:=  IF(SUM([.E15];[.G15];[.I15];[.K15];[.M15])=0;&quot;-&quot;;SUM([.E15];[.G15];[.I15];[.K15];[.M15]))" table:style-name="ce37">
            <text:p>-</text:p>
          </table:table-cell>
          <table:table-cell office:value-type="string" office:string-value="-" table:formula="of:=  IF(SUM([.F15];[.H15];[.J15];[.L15];[.N15])=0;&quot;-&quot;;SUM([.F15];[.H15];[.J15];[.L15];[.N1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15];['漁業生產量值-漁業種類別魚類別生產量值11'.E15];['漁業生產量值-漁業種類別魚類別生產量值11'.G15];['漁業生產量值-漁業種類別魚類別生產量值11'.I15])=0;&quot;-&quot;;SUM(['漁業生產量值-漁業種類別魚類別生產量值11'.C15];['漁業生產量值-漁業種類別魚類別生產量值11'.E15];['漁業生產量值-漁業種類別魚類別生產量值11'.G15];['漁業生產量值-漁業種類別魚類別生產量值11'.I15]))" table:style-name="ce37">
            <text:p>-</text:p>
          </table:table-cell>
          <table:table-cell office:value-type="string" office:string-value="-" table:formula="of:=  IF(SUM(['漁業生產量值-漁業種類別魚類別生產量值11'.D15];['漁業生產量值-漁業種類別魚類別生產量值11'.F15];['漁業生產量值-漁業種類別魚類別生產量值11'.H15];['漁業生產量值-漁業種類別魚類別生產量值11'.J15])=0;&quot;-&quot;;SUM(['漁業生產量值-漁業種類別魚類別生產量值11'.D15];['漁業生產量值-漁業種類別魚類別生產量值11'.F15];['漁業生產量值-漁業種類別魚類別生產量值11'.H15];['漁業生產量值-漁業種類別魚類別生產量值11'.J15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float" office:value="16211.075030000002" table:formula="of:=  IF(SUM([.E16];[.G16];[.I16];[.K16];[.M16])=0;&quot;-&quot;;SUM([.E16];[.G16];[.I16];[.K16];[.M16]))" table:style-name="ce37">
            <text:p>16,211<text:s/></text:p>
          </table:table-cell>
          <table:table-cell office:value-type="float" office:value="1159446.34846" table:formula="of:=  IF(SUM([.F16];[.H16];[.J16];[.L16];[.N16])=0;&quot;-&quot;;SUM([.F16];[.H16];[.J16];[.L16];[.N16]))" table:style-name="ce37">
            <text:p>1,159,446<text:s/></text:p>
          </table:table-cell>
          <table:table-cell office:value-type="float" office:value="1842.2474199999999" table:style-name="ce47">
            <text:p>1,842<text:s/></text:p>
          </table:table-cell>
          <table:table-cell office:value-type="float" office:value="159854.15551000001" table:style-name="ce47">
            <text:p>159,854<text:s/></text:p>
          </table:table-cell>
          <table:table-cell office:value-type="float" office:value="12047.877060000001" table:style-name="ce47">
            <text:p>12,048<text:s/></text:p>
          </table:table-cell>
          <table:table-cell office:value-type="float" office:value="881779.87615999999" table:style-name="ce47">
            <text:p>881,780<text:s/></text:p>
          </table:table-cell>
          <table:table-cell office:value-type="float" office:value="639.27562" table:style-name="ce47">
            <text:p>639<text:s/></text:p>
          </table:table-cell>
          <table:table-cell office:value-type="float" office:value="44876.530769999998" table:style-name="ce47">
            <text:p>44,877<text:s/></text:p>
          </table:table-cell>
          <table:table-cell office:value-type="float" office:value="1361.3106600000001" table:style-name="ce47">
            <text:p>1,361<text:s/></text:p>
          </table:table-cell>
          <table:table-cell office:value-type="float" office:value="59196.061150000001" table:style-name="ce47">
            <text:p>59,196<text:s/></text:p>
          </table:table-cell>
          <table:table-cell office:value-type="float" office:value="320.36426999999998" table:style-name="ce47">
            <text:p>320<text:s/></text:p>
          </table:table-cell>
          <table:table-cell office:value-type="float" office:value="13739.72487" table:style-name="ce47">
            <text:p>13,740<text:s/></text:p>
          </table:table-cell>
          <table:table-cell office:value-type="float" office:value="24779.917380000003" table:formula="of:=  IF(SUM(['漁業生產量值-漁業種類別魚類別生產量值11'.C16];['漁業生產量值-漁業種類別魚類別生產量值11'.E16];['漁業生產量值-漁業種類別魚類別生產量值11'.G16];['漁業生產量值-漁業種類別魚類別生產量值11'.I16])=0;&quot;-&quot;;SUM(['漁業生產量值-漁業種類別魚類別生產量值11'.C16];['漁業生產量值-漁業種類別魚類別生產量值11'.E16];['漁業生產量值-漁業種類別魚類別生產量值11'.G16];['漁業生產量值-漁業種類別魚類別生產量值11'.I16]))" table:style-name="ce37">
            <text:p>24,780<text:s/></text:p>
          </table:table-cell>
          <table:table-cell office:value-type="float" office:value="608608.70309000008" table:formula="of:=  IF(SUM(['漁業生產量值-漁業種類別魚類別生產量值11'.D16];['漁業生產量值-漁業種類別魚類別生產量值11'.F16];['漁業生產量值-漁業種類別魚類別生產量值11'.H16];['漁業生產量值-漁業種類別魚類別生產量值11'.J16])=0;&quot;-&quot;;SUM(['漁業生產量值-漁業種類別魚類別生產量值11'.D16];['漁業生產量值-漁業種類別魚類別生產量值11'.F16];['漁業生產量值-漁業種類別魚類別生產量值11'.H16];['漁業生產量值-漁業種類別魚類別生產量值11'.J16]))" table:style-name="ce37">
            <text:p>608,60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office:string-value="-" table:formula="of:=  IF(SUM([.E17];[.G17];[.I17];[.K17];[.M17])=0;&quot;-&quot;;SUM([.E17];[.G17];[.I17];[.K17];[.M17]))" table:style-name="ce37">
            <text:p>-</text:p>
          </table:table-cell>
          <table:table-cell office:value-type="string" office:string-value="-" table:formula="of:=  IF(SUM([.F17];[.H17];[.J17];[.L17];[.N17])=0;&quot;-&quot;;SUM([.F17];[.H17];[.J17];[.L17];[.N1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17];['漁業生產量值-漁業種類別魚類別生產量值11'.E17];['漁業生產量值-漁業種類別魚類別生產量值11'.G17];['漁業生產量值-漁業種類別魚類別生產量值11'.I17])=0;&quot;-&quot;;SUM(['漁業生產量值-漁業種類別魚類別生產量值11'.C17];['漁業生產量值-漁業種類別魚類別生產量值11'.E17];['漁業生產量值-漁業種類別魚類別生產量值11'.G17];['漁業生產量值-漁業種類別魚類別生產量值11'.I17]))" table:style-name="ce37">
            <text:p>-</text:p>
          </table:table-cell>
          <table:table-cell office:value-type="string" office:string-value="-" table:formula="of:=  IF(SUM(['漁業生產量值-漁業種類別魚類別生產量值11'.D17];['漁業生產量值-漁業種類別魚類別生產量值11'.F17];['漁業生產量值-漁業種類別魚類別生產量值11'.H17];['漁業生產量值-漁業種類別魚類別生產量值11'.J17])=0;&quot;-&quot;;SUM(['漁業生產量值-漁業種類別魚類別生產量值11'.D17];['漁業生產量值-漁業種類別魚類別生產量值11'.F17];['漁業生產量值-漁業種類別魚類別生產量值11'.H17];['漁業生產量值-漁業種類別魚類別生產量值11'.J17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office:string-value="-" table:formula="of:=  IF(SUM([.E18];[.G18];[.I18];[.K18];[.M18])=0;&quot;-&quot;;SUM([.E18];[.G18];[.I18];[.K18];[.M18]))" table:style-name="ce92">
            <text:p>-</text:p>
          </table:table-cell>
          <table:table-cell office:value-type="string" office:string-value="-" table:formula="of:=  IF(SUM([.F18];[.H18];[.J18];[.L18];[.N18])=0;&quot;-&quot;;SUM([.F18];[.H18];[.J18];[.L18];[.N18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'漁業生產量值-漁業種類別魚類別生產量值11'.C18];['漁業生產量值-漁業種類別魚類別生產量值11'.E18];['漁業生產量值-漁業種類別魚類別生產量值11'.G18];['漁業生產量值-漁業種類別魚類別生產量值11'.I18])=0;&quot;-&quot;;SUM(['漁業生產量值-漁業種類別魚類別生產量值11'.C18];['漁業生產量值-漁業種類別魚類別生產量值11'.E18];['漁業生產量值-漁業種類別魚類別生產量值11'.G18];['漁業生產量值-漁業種類別魚類別生產量值11'.I18]))" table:style-name="ce92">
            <text:p>-</text:p>
          </table:table-cell>
          <table:table-cell office:value-type="string" office:string-value="-" table:formula="of:=  IF(SUM(['漁業生產量值-漁業種類別魚類別生產量值11'.D18];['漁業生產量值-漁業種類別魚類別生產量值11'.F18];['漁業生產量值-漁業種類別魚類別生產量值11'.H18];['漁業生產量值-漁業種類別魚類別生產量值11'.J18])=0;&quot;-&quot;;SUM(['漁業生產量值-漁業種類別魚類別生產量值11'.D18];['漁業生產量值-漁業種類別魚類別生產量值11'.F18];['漁業生產量值-漁業種類別魚類別生產量值11'.H18];['漁業生產量值-漁業種類別魚類別生產量值11'.J18]))" table:style-name="ce9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float" office:value="1611.6361999999999" table:formula="of:=  IF(SUM([.E19];[.G19];[.I19];[.K19];[.M19])=0;&quot;-&quot;;SUM([.E19];[.G19];[.I19];[.K19];[.M19]))" table:style-name="ce37">
            <text:p>1,612<text:s/></text:p>
          </table:table-cell>
          <table:table-cell office:value-type="float" office:value="221514.07689999999" table:formula="of:=  IF(SUM([.F19];[.H19];[.J19];[.L19];[.N19])=0;&quot;-&quot;;SUM([.F19];[.H19];[.J19];[.L19];[.N19]))" table:style-name="ce37">
            <text:p>221,514<text:s/></text:p>
          </table:table-cell>
          <table:table-cell office:value-type="float" office:value="73.010400000000004" table:formula="of:=  IF(SUM([.E20:.E35])=0;&quot;-&quot;;SUM([.E20:.E35]))" table:style-name="ce44">
            <text:p>73<text:s/></text:p>
          </table:table-cell>
          <table:table-cell office:value-type="float" office:value="7561.85" table:formula="of:=  IF(SUM([.F20:.F35])=0;&quot;-&quot;;SUM([.F20:.F35]))" table:style-name="ce44">
            <text:p>7,562<text:s/></text:p>
          </table:table-cell>
          <table:table-cell office:value-type="float" office:value="1153.5625999999997" table:formula="of:=  IF(SUM([.G20:.G35])=0;&quot;-&quot;;SUM([.G20:.G35]))" table:style-name="ce44">
            <text:p>1,154<text:s/></text:p>
          </table:table-cell>
          <table:table-cell office:value-type="float" office:value="160283.3756" table:formula="of:=  IF(SUM([.H20:.H35])=0;&quot;-&quot;;SUM([.H20:.H35]))" table:style-name="ce44">
            <text:p>160,283<text:s/></text:p>
          </table:table-cell>
          <table:table-cell office:value-type="float" office:value="130.74720000000002" table:formula="of:=  IF(SUM([.I20:.I35])=0;&quot;-&quot;;SUM([.I20:.I35]))" table:style-name="ce44">
            <text:p>131<text:s/></text:p>
          </table:table-cell>
          <table:table-cell office:value-type="float" office:value="37027.861400000002" table:formula="of:=  IF(SUM([.J20:.J35])=0;&quot;-&quot;;SUM([.J20:.J35]))" table:style-name="ce44">
            <text:p>37,028<text:s/></text:p>
          </table:table-cell>
          <table:table-cell office:value-type="float" office:value="254.316" table:formula="of:=  IF(SUM([.K20:.K35])=0;&quot;-&quot;;SUM([.K20:.K35]))" table:style-name="ce44">
            <text:p>254<text:s/></text:p>
          </table:table-cell>
          <table:table-cell office:value-type="float" office:value="16640.9899" table:formula="of:=  IF(SUM([.L20:.L35])=0;&quot;-&quot;;SUM([.L20:.L35]))" table:style-name="ce44">
            <text:p>16,641<text:s/></text:p>
          </table:table-cell>
          <table:table-cell office:value-type="string" office:string-value="-" table:formula="of:=  IF(SUM([.M20:.M35])=0;&quot;-&quot;;SUM([.M20:.M35]))" table:style-name="ce44">
            <text:p>-</text:p>
          </table:table-cell>
          <table:table-cell office:value-type="string" office:string-value="-" table:formula="of:=  IF(SUM([.N20:.N35])=0;&quot;-&quot;;SUM([.N20:.N35]))" table:style-name="ce44">
            <text:p>-</text:p>
          </table:table-cell>
          <table:table-cell office:value-type="float" office:value="4055.7528000000007" table:formula="of:=  IF(SUM(['漁業生產量值-漁業種類別魚類別生產量值11'.C19];['漁業生產量值-漁業種類別魚類別生產量值11'.E19];['漁業生產量值-漁業種類別魚類別生產量值11'.G19];['漁業生產量值-漁業種類別魚類別生產量值11'.I19])=0;&quot;-&quot;;SUM(['漁業生產量值-漁業種類別魚類別生產量值11'.C19];['漁業生產量值-漁業種類別魚類別生產量值11'.E19];['漁業生產量值-漁業種類別魚類別生產量值11'.G19];['漁業生產量值-漁業種類別魚類別生產量值11'.I19]))" table:style-name="ce37">
            <text:p>4,056<text:s/></text:p>
          </table:table-cell>
          <table:table-cell office:value-type="float" office:value="202918.92523000002" table:formula="of:=  IF(SUM(['漁業生產量值-漁業種類別魚類別生產量值11'.D19];['漁業生產量值-漁業種類別魚類別生產量值11'.F19];['漁業生產量值-漁業種類別魚類別生產量值11'.H19];['漁業生產量值-漁業種類別魚類別生產量值11'.J19])=0;&quot;-&quot;;SUM(['漁業生產量值-漁業種類別魚類別生產量值11'.D19];['漁業生產量值-漁業種類別魚類別生產量值11'.F19];['漁業生產量值-漁業種類別魚類別生產量值11'.H19];['漁業生產量值-漁業種類別魚類別生產量值11'.J19]))" table:style-name="ce37">
            <text:p>202,91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string" office:string-value="-" table:formula="of:=  IF(SUM([.E20];[.G20];[.I20];[.K20];[.M20])=0;&quot;-&quot;;SUM([.E20];[.G20];[.I20];[.K20];[.M20]))" table:style-name="ce37">
            <text:p>-</text:p>
          </table:table-cell>
          <table:table-cell office:value-type="string" office:string-value="-" table:formula="of:=  IF(SUM([.F20];[.H20];[.J20];[.L20];[.N20])=0;&quot;-&quot;;SUM([.F20];[.H20];[.J20];[.L20];[.N20]))" table:style-name="ce37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office:string-value="-" table:formula="of:=  IF(SUM(['漁業生產量值-漁業種類別魚類別生產量值11'.C20];['漁業生產量值-漁業種類別魚類別生產量值11'.E20];['漁業生產量值-漁業種類別魚類別生產量值11'.G20];['漁業生產量值-漁業種類別魚類別生產量值11'.I20])=0;&quot;-&quot;;SUM(['漁業生產量值-漁業種類別魚類別生產量值11'.C20];['漁業生產量值-漁業種類別魚類別生產量值11'.E20];['漁業生產量值-漁業種類別魚類別生產量值11'.G20];['漁業生產量值-漁業種類別魚類別生產量值11'.I20]))" table:style-name="ce37">
            <text:p>-</text:p>
          </table:table-cell>
          <table:table-cell office:value-type="string" office:string-value="-" table:formula="of:=  IF(SUM(['漁業生產量值-漁業種類別魚類別生產量值11'.D20];['漁業生產量值-漁業種類別魚類別生產量值11'.F20];['漁業生產量值-漁業種類別魚類別生產量值11'.H20];['漁業生產量值-漁業種類別魚類別生產量值11'.J20])=0;&quot;-&quot;;SUM(['漁業生產量值-漁業種類別魚類別生產量值11'.D20];['漁業生產量值-漁業種類別魚類別生產量值11'.F20];['漁業生產量值-漁業種類別魚類別生產量值11'.H20];['漁業生產量值-漁業種類別魚類別生產量值11'.J20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office:string-value="-" table:formula="of:=  IF(SUM([.E21];[.G21];[.I21];[.K21];[.M21])=0;&quot;-&quot;;SUM([.E21];[.G21];[.I21];[.K21];[.M21]))" table:style-name="ce37">
            <text:p>-</text:p>
          </table:table-cell>
          <table:table-cell office:value-type="string" office:string-value="-" table:formula="of:=  IF(SUM([.F21];[.H21];[.J21];[.L21];[.N21])=0;&quot;-&quot;;SUM([.F21];[.H21];[.J21];[.L21];[.N2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21];['漁業生產量值-漁業種類別魚類別生產量值11'.E21];['漁業生產量值-漁業種類別魚類別生產量值11'.G21];['漁業生產量值-漁業種類別魚類別生產量值11'.I21])=0;&quot;-&quot;;SUM(['漁業生產量值-漁業種類別魚類別生產量值11'.C21];['漁業生產量值-漁業種類別魚類別生產量值11'.E21];['漁業生產量值-漁業種類別魚類別生產量值11'.G21];['漁業生產量值-漁業種類別魚類別生產量值11'.I21]))" table:style-name="ce37">
            <text:p>-</text:p>
          </table:table-cell>
          <table:table-cell office:value-type="string" office:string-value="-" table:formula="of:=  IF(SUM(['漁業生產量值-漁業種類別魚類別生產量值11'.D21];['漁業生產量值-漁業種類別魚類別生產量值11'.F21];['漁業生產量值-漁業種類別魚類別生產量值11'.H21];['漁業生產量值-漁業種類別魚類別生產量值11'.J21])=0;&quot;-&quot;;SUM(['漁業生產量值-漁業種類別魚類別生產量值11'.D21];['漁業生產量值-漁業種類別魚類別生產量值11'.F21];['漁業生產量值-漁業種類別魚類別生產量值11'.H21];['漁業生產量值-漁業種類別魚類別生產量值11'.J21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office:string-value="-" table:formula="of:=  IF(SUM([.E22];[.G22];[.I22];[.K22];[.M22])=0;&quot;-&quot;;SUM([.E22];[.G22];[.I22];[.K22];[.M22]))" table:style-name="ce37">
            <text:p>-</text:p>
          </table:table-cell>
          <table:table-cell office:value-type="string" office:string-value="-" table:formula="of:=  IF(SUM([.F22];[.H22];[.J22];[.L22];[.N22])=0;&quot;-&quot;;SUM([.F22];[.H22];[.J22];[.L22];[.N2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22];['漁業生產量值-漁業種類別魚類別生產量值11'.E22];['漁業生產量值-漁業種類別魚類別生產量值11'.G22];['漁業生產量值-漁業種類別魚類別生產量值11'.I22])=0;&quot;-&quot;;SUM(['漁業生產量值-漁業種類別魚類別生產量值11'.C22];['漁業生產量值-漁業種類別魚類別生產量值11'.E22];['漁業生產量值-漁業種類別魚類別生產量值11'.G22];['漁業生產量值-漁業種類別魚類別生產量值11'.I22]))" table:style-name="ce37">
            <text:p>-</text:p>
          </table:table-cell>
          <table:table-cell office:value-type="string" office:string-value="-" table:formula="of:=  IF(SUM(['漁業生產量值-漁業種類別魚類別生產量值11'.D22];['漁業生產量值-漁業種類別魚類別生產量值11'.F22];['漁業生產量值-漁業種類別魚類別生產量值11'.H22];['漁業生產量值-漁業種類別魚類別生產量值11'.J22])=0;&quot;-&quot;;SUM(['漁業生產量值-漁業種類別魚類別生產量值11'.D22];['漁業生產量值-漁業種類別魚類別生產量值11'.F22];['漁業生產量值-漁業種類別魚類別生產量值11'.H22];['漁業生產量值-漁業種類別魚類別生產量值11'.J22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float" office:value="1.1232" table:formula="of:=  IF(SUM([.E23];[.G23];[.I23];[.K23];[.M23])=0;&quot;-&quot;;SUM([.E23];[.G23];[.I23];[.K23];[.M23]))" table:style-name="ce37">
            <text:p>1<text:s/></text:p>
          </table:table-cell>
          <table:table-cell office:value-type="float" office:value="114.79510000000001" table:formula="of:=  IF(SUM([.F23];[.H23];[.J23];[.L23];[.N23])=0;&quot;-&quot;;SUM([.F23];[.H23];[.J23];[.L23];[.N23]))" table:style-name="ce37">
            <text:p>11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29120000000000001" table:style-name="ce47">
            <text:p>0<text:s/></text:p>
          </table:table-cell>
          <table:table-cell office:value-type="float" office:value="37.856000000000002" table:style-name="ce47">
            <text:p>38<text:s/></text:p>
          </table:table-cell>
          <table:table-cell office:value-type="float" office:value="6.8000000000000005E-2" table:style-name="ce47">
            <text:p>0<text:s/></text:p>
          </table:table-cell>
          <table:table-cell office:value-type="float" office:value="23.8" table:style-name="ce47">
            <text:p>24<text:s/></text:p>
          </table:table-cell>
          <table:table-cell office:value-type="float" office:value="0.76400000000000001" table:style-name="ce47">
            <text:p>1<text:s/></text:p>
          </table:table-cell>
          <table:table-cell office:value-type="float" office:value="53.139099999999999" table:style-name="ce47">
            <text:p>5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15.37940999999999" table:formula="of:=  IF(SUM(['漁業生產量值-漁業種類別魚類別生產量值11'.C23];['漁業生產量值-漁業種類別魚類別生產量值11'.E23];['漁業生產量值-漁業種類別魚類別生產量值11'.G23];['漁業生產量值-漁業種類別魚類別生產量值11'.I23])=0;&quot;-&quot;;SUM(['漁業生產量值-漁業種類別魚類別生產量值11'.C23];['漁業生產量值-漁業種類別魚類別生產量值11'.E23];['漁業生產量值-漁業種類別魚類別生產量值11'.G23];['漁業生產量值-漁業種類別魚類別生產量值11'.I23]))" table:style-name="ce37">
            <text:p>115<text:s/></text:p>
          </table:table-cell>
          <table:table-cell office:value-type="float" office:value="4894.1773899999998" table:formula="of:=  IF(SUM(['漁業生產量值-漁業種類別魚類別生產量值11'.D23];['漁業生產量值-漁業種類別魚類別生產量值11'.F23];['漁業生產量值-漁業種類別魚類別生產量值11'.H23];['漁業生產量值-漁業種類別魚類別生產量值11'.J23])=0;&quot;-&quot;;SUM(['漁業生產量值-漁業種類別魚類別生產量值11'.D23];['漁業生產量值-漁業種類別魚類別生產量值11'.F23];['漁業生產量值-漁業種類別魚類別生產量值11'.H23];['漁業生產量值-漁業種類別魚類別生產量值11'.J23]))" table:style-name="ce37">
            <text:p>4,89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float" office:value="0.54600000000000004" table:formula="of:=  IF(SUM([.E24];[.G24];[.I24];[.K24];[.M24])=0;&quot;-&quot;;SUM([.E24];[.G24];[.I24];[.K24];[.M24]))" table:style-name="ce37">
            <text:p>1<text:s/></text:p>
          </table:table-cell>
          <table:table-cell office:value-type="float" office:value="43.68" table:formula="of:=  IF(SUM([.F24];[.H24];[.J24];[.L24];[.N24])=0;&quot;-&quot;;SUM([.F24];[.H24];[.J24];[.L24];[.N24]))" table:style-name="ce37">
            <text:p>4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54600000000000004" table:style-name="ce47">
            <text:p>1<text:s/></text:p>
          </table:table-cell>
          <table:table-cell office:value-type="float" office:value="43.68" table:style-name="ce47">
            <text:p>4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67.745919999999998" table:formula="of:=  IF(SUM(['漁業生產量值-漁業種類別魚類別生產量值11'.C24];['漁業生產量值-漁業種類別魚類別生產量值11'.E24];['漁業生產量值-漁業種類別魚類別生產量值11'.G24];['漁業生產量值-漁業種類別魚類別生產量值11'.I24])=0;&quot;-&quot;;SUM(['漁業生產量值-漁業種類別魚類別生產量值11'.C24];['漁業生產量值-漁業種類別魚類別生產量值11'.E24];['漁業生產量值-漁業種類別魚類別生產量值11'.G24];['漁業生產量值-漁業種類別魚類別生產量值11'.I24]))" table:style-name="ce37">
            <text:p>68<text:s/></text:p>
          </table:table-cell>
          <table:table-cell office:value-type="float" office:value="3220.1547" table:formula="of:=  IF(SUM(['漁業生產量值-漁業種類別魚類別生產量值11'.D24];['漁業生產量值-漁業種類別魚類別生產量值11'.F24];['漁業生產量值-漁業種類別魚類別生產量值11'.H24];['漁業生產量值-漁業種類別魚類別生產量值11'.J24])=0;&quot;-&quot;;SUM(['漁業生產量值-漁業種類別魚類別生產量值11'.D24];['漁業生產量值-漁業種類別魚類別生產量值11'.F24];['漁業生產量值-漁業種類別魚類別生產量值11'.H24];['漁業生產量值-漁業種類別魚類別生產量值11'.J24]))" table:style-name="ce37">
            <text:p>3,220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float" office:value="1.4790000000000001" table:formula="of:=  IF(SUM([.E25];[.G25];[.I25];[.K25];[.M25])=0;&quot;-&quot;;SUM([.E25];[.G25];[.I25];[.K25];[.M25]))" table:style-name="ce37">
            <text:p>1<text:s/></text:p>
          </table:table-cell>
          <table:table-cell office:value-type="float" office:value="147.9" table:formula="of:=  IF(SUM([.F25];[.H25];[.J25];[.L25];[.N25])=0;&quot;-&quot;;SUM([.F25];[.H25];[.J25];[.L25];[.N25]))" table:style-name="ce37">
            <text:p>14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4790000000000001" table:style-name="ce47">
            <text:p>1<text:s/></text:p>
          </table:table-cell>
          <table:table-cell office:value-type="float" office:value="147.9" table:style-name="ce47">
            <text:p>14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63800000000000001" table:formula="of:=  IF(SUM(['漁業生產量值-漁業種類別魚類別生產量值11'.C25];['漁業生產量值-漁業種類別魚類別生產量值11'.E25];['漁業生產量值-漁業種類別魚類別生產量值11'.G25];['漁業生產量值-漁業種類別魚類別生產量值11'.I25])=0;&quot;-&quot;;SUM(['漁業生產量值-漁業種類別魚類別生產量值11'.C25];['漁業生產量值-漁業種類別魚類別生產量值11'.E25];['漁業生產量值-漁業種類別魚類別生產量值11'.G25];['漁業生產量值-漁業種類別魚類別生產量值11'.I25]))" table:style-name="ce37">
            <text:p>1<text:s/></text:p>
          </table:table-cell>
          <table:table-cell office:value-type="float" office:value="56.207799999999999" table:formula="of:=  IF(SUM(['漁業生產量值-漁業種類別魚類別生產量值11'.D25];['漁業生產量值-漁業種類別魚類別生產量值11'.F25];['漁業生產量值-漁業種類別魚類別生產量值11'.H25];['漁業生產量值-漁業種類別魚類別生產量值11'.J25])=0;&quot;-&quot;;SUM(['漁業生產量值-漁業種類別魚類別生產量值11'.D25];['漁業生產量值-漁業種類別魚類別生產量值11'.F25];['漁業生產量值-漁業種類別魚類別生產量值11'.H25];['漁業生產量值-漁業種類別魚類別生產量值11'.J25]))" table:style-name="ce37">
            <text:p>5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string" office:string-value="-" table:formula="of:=  IF(SUM([.E26];[.G26];[.I26];[.K26];[.M26])=0;&quot;-&quot;;SUM([.E26];[.G26];[.I26];[.K26];[.M26]))" table:style-name="ce37">
            <text:p>-</text:p>
          </table:table-cell>
          <table:table-cell office:value-type="string" office:string-value="-" table:formula="of:=  IF(SUM([.F26];[.H26];[.J26];[.L26];[.N26])=0;&quot;-&quot;;SUM([.F26];[.H26];[.J26];[.L26];[.N2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26];['漁業生產量值-漁業種類別魚類別生產量值11'.E26];['漁業生產量值-漁業種類別魚類別生產量值11'.G26];['漁業生產量值-漁業種類別魚類別生產量值11'.I26])=0;&quot;-&quot;;SUM(['漁業生產量值-漁業種類別魚類別生產量值11'.C26];['漁業生產量值-漁業種類別魚類別生產量值11'.E26];['漁業生產量值-漁業種類別魚類別生產量值11'.G26];['漁業生產量值-漁業種類別魚類別生產量值11'.I26]))" table:style-name="ce37">
            <text:p>-</text:p>
          </table:table-cell>
          <table:table-cell office:value-type="string" office:string-value="-" table:formula="of:=  IF(SUM(['漁業生產量值-漁業種類別魚類別生產量值11'.D26];['漁業生產量值-漁業種類別魚類別生產量值11'.F26];['漁業生產量值-漁業種類別魚類別生產量值11'.H26];['漁業生產量值-漁業種類別魚類別生產量值11'.J26])=0;&quot;-&quot;;SUM(['漁業生產量值-漁業種類別魚類別生產量值11'.D26];['漁業生產量值-漁業種類別魚類別生產量值11'.F26];['漁業生產量值-漁業種類別魚類別生產量值11'.H26];['漁業生產量值-漁業種類別魚類別生產量值11'.J26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float" office:value="1605.5605" table:formula="of:=  IF(SUM([.E27];[.G27];[.I27];[.K27];[.M27])=0;&quot;-&quot;;SUM([.E27];[.G27];[.I27];[.K27];[.M27]))" table:style-name="ce37">
            <text:p>1,606<text:s/></text:p>
          </table:table-cell>
          <table:table-cell office:value-type="float" office:value="220846.92980000001" table:formula="of:=  IF(SUM([.F27];[.H27];[.J27];[.L27];[.N27])=0;&quot;-&quot;;SUM([.F27];[.H27];[.J27];[.L27];[.N27]))" table:style-name="ce37">
            <text:p>220,847<text:s/></text:p>
          </table:table-cell>
          <table:table-cell office:value-type="float" office:value="72.986400000000003" table:style-name="ce47">
            <text:p>73<text:s/></text:p>
          </table:table-cell>
          <table:table-cell office:value-type="float" office:value="7559.018" table:style-name="ce47">
            <text:p>7,559<text:s/></text:p>
          </table:table-cell>
          <table:table-cell office:value-type="float" office:value="1153.2003999999999" table:style-name="ce47">
            <text:p>1,153<text:s/></text:p>
          </table:table-cell>
          <table:table-cell office:value-type="float" office:value="160215.69959999999" table:style-name="ce47">
            <text:p>160,216<text:s/></text:p>
          </table:table-cell>
          <table:table-cell office:value-type="float" office:value="130.3032" table:style-name="ce47">
            <text:p>130<text:s/></text:p>
          </table:table-cell>
          <table:table-cell office:value-type="float" office:value="36872.4614" table:style-name="ce47">
            <text:p>36,872<text:s/></text:p>
          </table:table-cell>
          <table:table-cell office:value-type="float" office:value="249.07050000000001" table:style-name="ce47">
            <text:p>249<text:s/></text:p>
          </table:table-cell>
          <table:table-cell office:value-type="float" office:value="16199.7508" table:style-name="ce47">
            <text:p>16,20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724.87" table:formula="of:=  IF(SUM(['漁業生產量值-漁業種類別魚類別生產量值11'.C27];['漁業生產量值-漁業種類別魚類別生產量值11'.E27];['漁業生產量值-漁業種類別魚類別生產量值11'.G27];['漁業生產量值-漁業種類別魚類別生產量值11'.I27])=0;&quot;-&quot;;SUM(['漁業生產量值-漁業種類別魚類別生產量值11'.C27];['漁業生產量值-漁業種類別魚類別生產量值11'.E27];['漁業生產量值-漁業種類別魚類別生產量值11'.G27];['漁業生產量值-漁業種類別魚類別生產量值11'.I27]))" table:style-name="ce37">
            <text:p>3,725<text:s/></text:p>
          </table:table-cell>
          <table:table-cell office:value-type="float" office:value="177135.66723999998" table:formula="of:=  IF(SUM(['漁業生產量值-漁業種類別魚類別生產量值11'.D27];['漁業生產量值-漁業種類別魚類別生產量值11'.F27];['漁業生產量值-漁業種類別魚類別生產量值11'.H27];['漁業生產量值-漁業種類別魚類別生產量值11'.J27])=0;&quot;-&quot;;SUM(['漁業生產量值-漁業種類別魚類別生產量值11'.D27];['漁業生產量值-漁業種類別魚類別生產量值11'.F27];['漁業生產量值-漁業種類別魚類別生產量值11'.H27];['漁業生產量值-漁業種類別魚類別生產量值11'.J27]))" table:style-name="ce37">
            <text:p>177,13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float" office:value="2.9275000000000002" table:formula="of:=  IF(SUM([.E28];[.G28];[.I28];[.K28];[.M28])=0;&quot;-&quot;;SUM([.E28];[.G28];[.I28];[.K28];[.M28]))" table:style-name="ce37">
            <text:p>3<text:s/></text:p>
          </table:table-cell>
          <table:table-cell office:value-type="float" office:value="360.77200000000005" table:formula="of:=  IF(SUM([.F28];[.H28];[.J28];[.L28];[.N28])=0;&quot;-&quot;;SUM([.F28];[.H28];[.J28];[.L28];[.N28]))" table:style-name="ce37">
            <text:p>361<text:s/></text:p>
          </table:table-cell>
          <table:table-cell office:value-type="float" office:value="2.4E-2" table:style-name="ce47">
            <text:p>0<text:s/></text:p>
          </table:table-cell>
          <table:table-cell office:value-type="float" office:value="2.8319999999999999" table:style-name="ce47">
            <text:p>3<text:s/></text:p>
          </table:table-cell>
          <table:table-cell office:value-type="float" office:value="7.0999999999999994E-2" table:style-name="ce47">
            <text:p>0<text:s/></text:p>
          </table:table-cell>
          <table:table-cell office:value-type="float" office:value="29.82" table:style-name="ce47">
            <text:p>30<text:s/></text:p>
          </table:table-cell>
          <table:table-cell office:value-type="float" office:value="0.376" table:style-name="ce47">
            <text:p>0<text:s/></text:p>
          </table:table-cell>
          <table:table-cell office:value-type="float" office:value="131.6" table:style-name="ce47">
            <text:p>132<text:s/></text:p>
          </table:table-cell>
          <table:table-cell office:value-type="float" office:value="2.4565000000000001" table:style-name="ce47">
            <text:p>2<text:s/></text:p>
          </table:table-cell>
          <table:table-cell office:value-type="float" office:value="196.52" table:style-name="ce47">
            <text:p>19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8.50347" table:formula="of:=  IF(SUM(['漁業生產量值-漁業種類別魚類別生產量值11'.C28];['漁業生產量值-漁業種類別魚類別生產量值11'.E28];['漁業生產量值-漁業種類別魚類別生產量值11'.G28];['漁業生產量值-漁業種類別魚類別生產量值11'.I28])=0;&quot;-&quot;;SUM(['漁業生產量值-漁業種類別魚類別生產量值11'.C28];['漁業生產量值-漁業種類別魚類別生產量值11'.E28];['漁業生產量值-漁業種類別魚類別生產量值11'.G28];['漁業生產量值-漁業種類別魚類別生產量值11'.I28]))" table:style-name="ce37">
            <text:p>49<text:s/></text:p>
          </table:table-cell>
          <table:table-cell office:value-type="float" office:value="12294.7495" table:formula="of:=  IF(SUM(['漁業生產量值-漁業種類別魚類別生產量值11'.D28];['漁業生產量值-漁業種類別魚類別生產量值11'.F28];['漁業生產量值-漁業種類別魚類別生產量值11'.H28];['漁業生產量值-漁業種類別魚類別生產量值11'.J28])=0;&quot;-&quot;;SUM(['漁業生產量值-漁業種類別魚類別生產量值11'.D28];['漁業生產量值-漁業種類別魚類別生產量值11'.F28];['漁業生產量值-漁業種類別魚類別生產量值11'.H28];['漁業生產量值-漁業種類別魚類別生產量值11'.J28]))" table:style-name="ce37">
            <text:p>12,29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string" office:string-value="-" table:formula="of:=  IF(SUM([.E29];[.G29];[.I29];[.K29];[.M29])=0;&quot;-&quot;;SUM([.E29];[.G29];[.I29];[.K29];[.M29]))" table:style-name="ce37">
            <text:p>-</text:p>
          </table:table-cell>
          <table:table-cell office:value-type="string" office:string-value="-" table:formula="of:=  IF(SUM([.F29];[.H29];[.J29];[.L29];[.N29])=0;&quot;-&quot;;SUM([.F29];[.H29];[.J29];[.L29];[.N2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29];['漁業生產量值-漁業種類別魚類別生產量值11'.E29];['漁業生產量值-漁業種類別魚類別生產量值11'.G29];['漁業生產量值-漁業種類別魚類別生產量值11'.I29])=0;&quot;-&quot;;SUM(['漁業生產量值-漁業種類別魚類別生產量值11'.C29];['漁業生產量值-漁業種類別魚類別生產量值11'.E29];['漁業生產量值-漁業種類別魚類別生產量值11'.G29];['漁業生產量值-漁業種類別魚類別生產量值11'.I29]))" table:style-name="ce37">
            <text:p>-</text:p>
          </table:table-cell>
          <table:table-cell office:value-type="string" office:string-value="-" table:formula="of:=  IF(SUM(['漁業生產量值-漁業種類別魚類別生產量值11'.D29];['漁業生產量值-漁業種類別魚類別生產量值11'.F29];['漁業生產量值-漁業種類別魚類別生產量值11'.H29];['漁業生產量值-漁業種類別魚類別生產量值11'.J29])=0;&quot;-&quot;;SUM(['漁業生產量值-漁業種類別魚類別生產量值11'.D29];['漁業生產量值-漁業種類別魚類別生產量值11'.F29];['漁業生產量值-漁業種類別魚類別生產量值11'.H29];['漁業生產量值-漁業種類別魚類別生產量值11'.J29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string" office:string-value="-" table:formula="of:=  IF(SUM([.E30];[.G30];[.I30];[.K30];[.M30])=0;&quot;-&quot;;SUM([.E30];[.G30];[.I30];[.K30];[.M30]))" table:style-name="ce37">
            <text:p>-</text:p>
          </table:table-cell>
          <table:table-cell office:value-type="string" office:string-value="-" table:formula="of:=  IF(SUM([.F30];[.H30];[.J30];[.L30];[.N30])=0;&quot;-&quot;;SUM([.F30];[.H30];[.J30];[.L30];[.N30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98.603000000000009" table:formula="of:=  IF(SUM(['漁業生產量值-漁業種類別魚類別生產量值11'.C30];['漁業生產量值-漁業種類別魚類別生產量值11'.E30];['漁業生產量值-漁業種類別魚類別生產量值11'.G30];['漁業生產量值-漁業種類別魚類別生產量值11'.I30])=0;&quot;-&quot;;SUM(['漁業生產量值-漁業種類別魚類別生產量值11'.C30];['漁業生產量值-漁業種類別魚類別生產量值11'.E30];['漁業生產量值-漁業種類別魚類別生產量值11'.G30];['漁業生產量值-漁業種類別魚類別生產量值11'.I30]))" table:style-name="ce37">
            <text:p>99<text:s/></text:p>
          </table:table-cell>
          <table:table-cell office:value-type="float" office:value="5317.6019999999999" table:formula="of:=  IF(SUM(['漁業生產量值-漁業種類別魚類別生產量值11'.D30];['漁業生產量值-漁業種類別魚類別生產量值11'.F30];['漁業生產量值-漁業種類別魚類別生產量值11'.H30];['漁業生產量值-漁業種類別魚類別生產量值11'.J30])=0;&quot;-&quot;;SUM(['漁業生產量值-漁業種類別魚類別生產量值11'.D30];['漁業生產量值-漁業種類別魚類別生產量值11'.F30];['漁業生產量值-漁業種類別魚類別生產量值11'.H30];['漁業生產量值-漁業種類別魚類別生產量值11'.J30]))" table:style-name="ce37">
            <text:p>5,31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office:string-value="-" table:formula="of:=  IF(SUM([.E31];[.G31];[.I31];[.K31];[.M31])=0;&quot;-&quot;;SUM([.E31];[.G31];[.I31];[.K31];[.M31]))" table:style-name="ce37">
            <text:p>-</text:p>
          </table:table-cell>
          <table:table-cell office:value-type="string" office:string-value="-" table:formula="of:=  IF(SUM([.F31];[.H31];[.J31];[.L31];[.N31])=0;&quot;-&quot;;SUM([.F31];[.H31];[.J31];[.L31];[.N3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31];['漁業生產量值-漁業種類別魚類別生產量值11'.E31];['漁業生產量值-漁業種類別魚類別生產量值11'.G31];['漁業生產量值-漁業種類別魚類別生產量值11'.I31])=0;&quot;-&quot;;SUM(['漁業生產量值-漁業種類別魚類別生產量值11'.C31];['漁業生產量值-漁業種類別魚類別生產量值11'.E31];['漁業生產量值-漁業種類別魚類別生產量值11'.G31];['漁業生產量值-漁業種類別魚類別生產量值11'.I31]))" table:style-name="ce37">
            <text:p>-</text:p>
          </table:table-cell>
          <table:table-cell office:value-type="string" office:string-value="-" table:formula="of:=  IF(SUM(['漁業生產量值-漁業種類別魚類別生產量值11'.D31];['漁業生產量值-漁業種類別魚類別生產量值11'.F31];['漁業生產量值-漁業種類別魚類別生產量值11'.H31];['漁業生產量值-漁業種類別魚類別生產量值11'.J31])=0;&quot;-&quot;;SUM(['漁業生產量值-漁業種類別魚類別生產量值11'.D31];['漁業生產量值-漁業種類別魚類別生產量值11'.F31];['漁業生產量值-漁業種類別魚類別生產量值11'.H31];['漁業生產量值-漁業種類別魚類別生產量值11'.J31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string" office:string-value="-" table:formula="of:=  IF(SUM([.E32];[.G32];[.I32];[.K32];[.M32])=0;&quot;-&quot;;SUM([.E32];[.G32];[.I32];[.K32];[.M32]))" table:style-name="ce37">
            <text:p>-</text:p>
          </table:table-cell>
          <table:table-cell office:value-type="string" office:string-value="-" table:formula="of:=  IF(SUM([.F32];[.H32];[.J32];[.L32];[.N32])=0;&quot;-&quot;;SUM([.F32];[.H32];[.J32];[.L32];[.N3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32];['漁業生產量值-漁業種類別魚類別生產量值11'.E32];['漁業生產量值-漁業種類別魚類別生產量值11'.G32];['漁業生產量值-漁業種類別魚類別生產量值11'.I32])=0;&quot;-&quot;;SUM(['漁業生產量值-漁業種類別魚類別生產量值11'.C32];['漁業生產量值-漁業種類別魚類別生產量值11'.E32];['漁業生產量值-漁業種類別魚類別生產量值11'.G32];['漁業生產量值-漁業種類別魚類別生產量值11'.I32]))" table:style-name="ce37">
            <text:p>-</text:p>
          </table:table-cell>
          <table:table-cell office:value-type="string" office:string-value="-" table:formula="of:=  IF(SUM(['漁業生產量值-漁業種類別魚類別生產量值11'.D32];['漁業生產量值-漁業種類別魚類別生產量值11'.F32];['漁業生產量值-漁業種類別魚類別生產量值11'.H32];['漁業生產量值-漁業種類別魚類別生產量值11'.J32])=0;&quot;-&quot;;SUM(['漁業生產量值-漁業種類別魚類別生產量值11'.D32];['漁業生產量值-漁業種類別魚類別生產量值11'.F32];['漁業生產量值-漁業種類別魚類別生產量值11'.H32];['漁業生產量值-漁業種類別魚類別生產量值11'.J32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office:string-value="-" table:formula="of:=  IF(SUM([.E33];[.G33];[.I33];[.K33];[.M33])=0;&quot;-&quot;;SUM([.E33];[.G33];[.I33];[.K33];[.M33]))" table:style-name="ce37">
            <text:p>-</text:p>
          </table:table-cell>
          <table:table-cell office:value-type="string" office:string-value="-" table:formula="of:=  IF(SUM([.F33];[.H33];[.J33];[.L33];[.N33])=0;&quot;-&quot;;SUM([.F33];[.H33];[.J33];[.L33];[.N3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33];['漁業生產量值-漁業種類別魚類別生產量值11'.E33];['漁業生產量值-漁業種類別魚類別生產量值11'.G33];['漁業生產量值-漁業種類別魚類別生產量值11'.I33])=0;&quot;-&quot;;SUM(['漁業生產量值-漁業種類別魚類別生產量值11'.C33];['漁業生產量值-漁業種類別魚類別生產量值11'.E33];['漁業生產量值-漁業種類別魚類別生產量值11'.G33];['漁業生產量值-漁業種類別魚類別生產量值11'.I33]))" table:style-name="ce37">
            <text:p>-</text:p>
          </table:table-cell>
          <table:table-cell office:value-type="string" office:string-value="-" table:formula="of:=  IF(SUM(['漁業生產量值-漁業種類別魚類別生產量值11'.D33];['漁業生產量值-漁業種類別魚類別生產量值11'.F33];['漁業生產量值-漁業種類別魚類別生產量值11'.H33];['漁業生產量值-漁業種類別魚類別生產量值11'.J33])=0;&quot;-&quot;;SUM(['漁業生產量值-漁業種類別魚類別生產量值11'.D33];['漁業生產量值-漁業種類別魚類別生產量值11'.F33];['漁業生產量值-漁業種類別魚類別生產量值11'.H33];['漁業生產量值-漁業種類別魚類別生產量值11'.J33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office:string-value="-" table:formula="of:=  IF(SUM([.E34];[.G34];[.I34];[.K34];[.M34])=0;&quot;-&quot;;SUM([.E34];[.G34];[.I34];[.K34];[.M34]))" table:style-name="ce37">
            <text:p>-</text:p>
          </table:table-cell>
          <table:table-cell office:value-type="string" office:string-value="-" table:formula="of:=  IF(SUM([.F34];[.H34];[.J34];[.L34];[.N34])=0;&quot;-&quot;;SUM([.F34];[.H34];[.J34];[.L34];[.N3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34];['漁業生產量值-漁業種類別魚類別生產量值11'.E34];['漁業生產量值-漁業種類別魚類別生產量值11'.G34];['漁業生產量值-漁業種類別魚類別生產量值11'.I34])=0;&quot;-&quot;;SUM(['漁業生產量值-漁業種類別魚類別生產量值11'.C34];['漁業生產量值-漁業種類別魚類別生產量值11'.E34];['漁業生產量值-漁業種類別魚類別生產量值11'.G34];['漁業生產量值-漁業種類別魚類別生產量值11'.I34]))" table:style-name="ce37">
            <text:p>-</text:p>
          </table:table-cell>
          <table:table-cell office:value-type="string" office:string-value="-" table:formula="of:=  IF(SUM(['漁業生產量值-漁業種類別魚類別生產量值11'.D34];['漁業生產量值-漁業種類別魚類別生產量值11'.F34];['漁業生產量值-漁業種類別魚類別生產量值11'.H34];['漁業生產量值-漁業種類別魚類別生產量值11'.J34])=0;&quot;-&quot;;SUM(['漁業生產量值-漁業種類別魚類別生產量值11'.D34];['漁業生產量值-漁業種類別魚類別生產量值11'.F34];['漁業生產量值-漁業種類別魚類別生產量值11'.H34];['漁業生產量值-漁業種類別魚類別生產量值11'.J34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string" office:string-value="-" table:formula="of:=  IF(SUM([.E35];[.G35];[.I35];[.K35];[.M35])=0;&quot;-&quot;;SUM([.E35];[.G35];[.I35];[.K35];[.M35]))" table:style-name="ce37">
            <text:p>-</text:p>
          </table:table-cell>
          <table:table-cell office:value-type="string" office:string-value="-" table:formula="of:=  IF(SUM([.F35];[.H35];[.J35];[.L35];[.N35])=0;&quot;-&quot;;SUM([.F35];[.H35];[.J35];[.L35];[.N35]))" table:style-name="ce3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2999999999999999E-2" table:formula="of:=  IF(SUM(['漁業生產量值-漁業種類別魚類別生產量值11'.C35];['漁業生產量值-漁業種類別魚類別生產量值11'.E35];['漁業生產量值-漁業種類別魚類別生產量值11'.G35];['漁業生產量值-漁業種類別魚類別生產量值11'.I35])=0;&quot;-&quot;;SUM(['漁業生產量值-漁業種類別魚類別生產量值11'.C35];['漁業生產量值-漁業種類別魚類別生產量值11'.E35];['漁業生產量值-漁業種類別魚類別生產量值11'.G35];['漁業生產量值-漁業種類別魚類別生產量值11'.I35]))" table:style-name="ce37">
            <text:p>0<text:s/></text:p>
          </table:table-cell>
          <table:table-cell office:value-type="float" office:value="0.36659999999999998" table:formula="of:=  IF(SUM(['漁業生產量值-漁業種類別魚類別生產量值11'.D35];['漁業生產量值-漁業種類別魚類別生產量值11'.F35];['漁業生產量值-漁業種類別魚類別生產量值11'.H35];['漁業生產量值-漁業種類別魚類別生產量值11'.J35])=0;&quot;-&quot;;SUM(['漁業生產量值-漁業種類別魚類別生產量值11'.D35];['漁業生產量值-漁業種類別魚類別生產量值11'.F35];['漁業生產量值-漁業種類別魚類別生產量值11'.H35];['漁業生產量值-漁業種類別魚類別生產量值11'.J35]))" table:style-name="ce37">
            <text:p>0<text:s/>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674.67309" table:formula="of:=  IF(SUM([.E36];[.G36];[.I36];[.K36];[.M36])=0;&quot;-&quot;;SUM([.E36];[.G36];[.I36];[.K36];[.M36]))" table:style-name="ce64">
            <text:p>675<text:s/></text:p>
          </table:table-cell>
          <table:table-cell office:value-type="float" office:value="121930.85765000001" table:formula="of:=  IF(SUM([.F36];[.H36];[.J36];[.L36];[.N36])=0;&quot;-&quot;;SUM([.F36];[.H36];[.J36];[.L36];[.N36]))" table:style-name="ce64">
            <text:p>121,931<text:s/></text:p>
          </table:table-cell>
          <table:table-cell office:value-type="float" office:value="24.270500000000002" table:formula="of:=  IF(SUM([.E37:.E53])=0;&quot;-&quot;;SUM([.E37:.E53]))" table:style-name="ce44">
            <text:p>24<text:s/></text:p>
          </table:table-cell>
          <table:table-cell office:value-type="float" office:value="2719.1" table:formula="of:=  IF(SUM([.F37:.F53])=0;&quot;-&quot;;SUM([.F37:.F53]))" table:style-name="ce44">
            <text:p>2,719<text:s/></text:p>
          </table:table-cell>
          <table:table-cell office:value-type="float" office:value="187.13918999999999" table:formula="of:=  IF(SUM([.G37:.G53])=0;&quot;-&quot;;SUM([.G37:.G53]))" table:style-name="ce44">
            <text:p>187<text:s/></text:p>
          </table:table-cell>
          <table:table-cell office:value-type="float" office:value="33625.502189999999" table:formula="of:=  IF(SUM([.H37:.H53])=0;&quot;-&quot;;SUM([.H37:.H53]))" table:style-name="ce44">
            <text:p>33,626<text:s/></text:p>
          </table:table-cell>
          <table:table-cell office:value-type="float" office:value="147.44630000000001" table:formula="of:=  IF(SUM([.I37:.I53])=0;&quot;-&quot;;SUM([.I37:.I53]))" table:style-name="ce44">
            <text:p>147<text:s/></text:p>
          </table:table-cell>
          <table:table-cell office:value-type="float" office:value="38444.401539999999" table:formula="of:=  IF(SUM([.J37:.J53])=0;&quot;-&quot;;SUM([.J37:.J53]))" table:style-name="ce44">
            <text:p>38,444<text:s/></text:p>
          </table:table-cell>
          <table:table-cell office:value-type="float" office:value="315.01409999999998" table:formula="of:=  IF(SUM([.K37:.K53])=0;&quot;-&quot;;SUM([.K37:.K53]))" table:style-name="ce44">
            <text:p>315<text:s/></text:p>
          </table:table-cell>
          <table:table-cell office:value-type="float" office:value="47055.662320000003" table:formula="of:=  IF(SUM([.L37:.L53])=0;&quot;-&quot;;SUM([.L37:.L53]))" table:style-name="ce44">
            <text:p>47,056<text:s/></text:p>
          </table:table-cell>
          <table:table-cell office:value-type="float" office:value="0.80300000000000005" table:formula="of:=  IF(SUM([.M37:.M53])=0;&quot;-&quot;;SUM([.M37:.M53]))" table:style-name="ce44">
            <text:p>1<text:s/></text:p>
          </table:table-cell>
          <table:table-cell office:value-type="float" office:value="86.191599999999994" table:formula="of:=  IF(SUM([.N37:.N53])=0;&quot;-&quot;;SUM([.N37:.N53]))" table:style-name="ce44">
            <text:p>86<text:s/></text:p>
          </table:table-cell>
          <table:table-cell office:value-type="float" office:value="127.0822" table:formula="of:=  IF(SUM(['漁業生產量值-漁業種類別魚類別生產量值11'.C36];['漁業生產量值-漁業種類別魚類別生產量值11'.E36];['漁業生產量值-漁業種類別魚類別生產量值11'.G36];['漁業生產量值-漁業種類別魚類別生產量值11'.I36])=0;&quot;-&quot;;SUM(['漁業生產量值-漁業種類別魚類別生產量值11'.C36];['漁業生產量值-漁業種類別魚類別生產量值11'.E36];['漁業生產量值-漁業種類別魚類別生產量值11'.G36];['漁業生產量值-漁業種類別魚類別生產量值11'.I36]))" table:style-name="ce64">
            <text:p>127<text:s/></text:p>
          </table:table-cell>
          <table:table-cell office:value-type="float" office:value="8589.1349699999992" table:formula="of:=  IF(SUM(['漁業生產量值-漁業種類別魚類別生產量值11'.D36];['漁業生產量值-漁業種類別魚類別生產量值11'.F36];['漁業生產量值-漁業種類別魚類別生產量值11'.H36];['漁業生產量值-漁業種類別魚類別生產量值11'.J36])=0;&quot;-&quot;;SUM(['漁業生產量值-漁業種類別魚類別生產量值11'.D36];['漁業生產量值-漁業種類別魚類別生產量值11'.F36];['漁業生產量值-漁業種類別魚類別生產量值11'.H36];['漁業生產量值-漁業種類別魚類別生產量值11'.J36]))" table:style-name="ce64">
            <text:p>8,58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float" office:value="69.402590000000004" table:formula="of:=  IF(SUM([.E37];[.G37];[.I37];[.K37];[.M37])=0;&quot;-&quot;;SUM([.E37];[.G37];[.I37];[.K37];[.M37]))" table:style-name="ce37">
            <text:p>69<text:s/></text:p>
          </table:table-cell>
          <table:table-cell office:value-type="float" office:value="6880.1391499999991" table:formula="of:=  IF(SUM([.F37];[.H37];[.J37];[.L37];[.N37])=0;&quot;-&quot;;SUM([.F37];[.H37];[.J37];[.L37];[.N37]))" table:style-name="ce37">
            <text:p>6,88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75569" table:style-name="ce47">
            <text:p>3<text:s/></text:p>
          </table:table-cell>
          <table:table-cell office:value-type="float" office:value="840.02428999999995" table:style-name="ce47">
            <text:p>840<text:s/></text:p>
          </table:table-cell>
          <table:table-cell office:value-type="float" office:value="4.0762999999999998" table:style-name="ce47">
            <text:p>4<text:s/></text:p>
          </table:table-cell>
          <table:table-cell office:value-type="float" office:value="1236.16644" table:style-name="ce47">
            <text:p>1,236<text:s/></text:p>
          </table:table-cell>
          <table:table-cell office:value-type="float" office:value="62.0276" table:style-name="ce47">
            <text:p>62<text:s/></text:p>
          </table:table-cell>
          <table:table-cell office:value-type="float" office:value="4743.7568199999996" table:style-name="ce47">
            <text:p>4,744<text:s/></text:p>
          </table:table-cell>
          <table:table-cell office:value-type="float" office:value="0.54300000000000004" table:style-name="ce47">
            <text:p>1<text:s/></text:p>
          </table:table-cell>
          <table:table-cell office:value-type="float" office:value="60.191600000000001" table:style-name="ce47">
            <text:p>60<text:s/></text:p>
          </table:table-cell>
          <table:table-cell office:value-type="float" office:value="5.4138999999999999" table:formula="of:=  IF(SUM(['漁業生產量值-漁業種類別魚類別生產量值11'.C37];['漁業生產量值-漁業種類別魚類別生產量值11'.E37];['漁業生產量值-漁業種類別魚類別生產量值11'.G37];['漁業生產量值-漁業種類別魚類別生產量值11'.I37])=0;&quot;-&quot;;SUM(['漁業生產量值-漁業種類別魚類別生產量值11'.C37];['漁業生產量值-漁業種類別魚類別生產量值11'.E37];['漁業生產量值-漁業種類別魚類別生產量值11'.G37];['漁業生產量值-漁業種類別魚類別生產量值11'.I37]))" table:style-name="ce37">
            <text:p>5<text:s/></text:p>
          </table:table-cell>
          <table:table-cell office:value-type="float" office:value="314.24366999999995" table:formula="of:=  IF(SUM(['漁業生產量值-漁業種類別魚類別生產量值11'.D37];['漁業生產量值-漁業種類別魚類別生產量值11'.F37];['漁業生產量值-漁業種類別魚類別生產量值11'.H37];['漁業生產量值-漁業種類別魚類別生產量值11'.J37])=0;&quot;-&quot;;SUM(['漁業生產量值-漁業種類別魚類別生產量值11'.D37];['漁業生產量值-漁業種類別魚類別生產量值11'.F37];['漁業生產量值-漁業種類別魚類別生產量值11'.H37];['漁業生產量值-漁業種類別魚類別生產量值11'.J37]))" table:style-name="ce37">
            <text:p>314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office:string-value="-" table:formula="of:=  IF(SUM([.E38];[.G38];[.I38];[.K38];[.M38])=0;&quot;-&quot;;SUM([.E38];[.G38];[.I38];[.K38];[.M38]))" table:style-name="ce37">
            <text:p>-</text:p>
          </table:table-cell>
          <table:table-cell office:value-type="string" office:string-value="-" table:formula="of:=  IF(SUM([.F38];[.H38];[.J38];[.L38];[.N38])=0;&quot;-&quot;;SUM([.F38];[.H38];[.J38];[.L38];[.N38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38];['漁業生產量值-漁業種類別魚類別生產量值11'.E38];['漁業生產量值-漁業種類別魚類別生產量值11'.G38];['漁業生產量值-漁業種類別魚類別生產量值11'.I38])=0;&quot;-&quot;;SUM(['漁業生產量值-漁業種類別魚類別生產量值11'.C38];['漁業生產量值-漁業種類別魚類別生產量值11'.E38];['漁業生產量值-漁業種類別魚類別生產量值11'.G38];['漁業生產量值-漁業種類別魚類別生產量值11'.I38]))" table:style-name="ce37">
            <text:p>-</text:p>
          </table:table-cell>
          <table:table-cell office:value-type="string" office:string-value="-" table:formula="of:=  IF(SUM(['漁業生產量值-漁業種類別魚類別生產量值11'.D38];['漁業生產量值-漁業種類別魚類別生產量值11'.F38];['漁業生產量值-漁業種類別魚類別生產量值11'.H38];['漁業生產量值-漁業種類別魚類別生產量值11'.J38])=0;&quot;-&quot;;SUM(['漁業生產量值-漁業種類別魚類別生產量值11'.D38];['漁業生產量值-漁業種類別魚類別生產量值11'.F38];['漁業生產量值-漁業種類別魚類別生產量值11'.H38];['漁業生產量值-漁業種類別魚類別生產量值11'.J38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office:string-value="-" table:formula="of:=  IF(SUM([.E39];[.G39];[.I39];[.K39];[.M39])=0;&quot;-&quot;;SUM([.E39];[.G39];[.I39];[.K39];[.M39]))" table:style-name="ce37">
            <text:p>-</text:p>
          </table:table-cell>
          <table:table-cell office:value-type="string" office:string-value="-" table:formula="of:=  IF(SUM([.F39];[.H39];[.J39];[.L39];[.N39])=0;&quot;-&quot;;SUM([.F39];[.H39];[.J39];[.L39];[.N3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39];['漁業生產量值-漁業種類別魚類別生產量值11'.E39];['漁業生產量值-漁業種類別魚類別生產量值11'.G39];['漁業生產量值-漁業種類別魚類別生產量值11'.I39])=0;&quot;-&quot;;SUM(['漁業生產量值-漁業種類別魚類別生產量值11'.C39];['漁業生產量值-漁業種類別魚類別生產量值11'.E39];['漁業生產量值-漁業種類別魚類別生產量值11'.G39];['漁業生產量值-漁業種類別魚類別生產量值11'.I39]))" table:style-name="ce37">
            <text:p>-</text:p>
          </table:table-cell>
          <table:table-cell office:value-type="string" office:string-value="-" table:formula="of:=  IF(SUM(['漁業生產量值-漁業種類別魚類別生產量值11'.D39];['漁業生產量值-漁業種類別魚類別生產量值11'.F39];['漁業生產量值-漁業種類別魚類別生產量值11'.H39];['漁業生產量值-漁業種類別魚類別生產量值11'.J39])=0;&quot;-&quot;;SUM(['漁業生產量值-漁業種類別魚類別生產量值11'.D39];['漁業生產量值-漁業種類別魚類別生產量值11'.F39];['漁業生產量值-漁業種類別魚類別生產量值11'.H39];['漁業生產量值-漁業種類別魚類別生產量值11'.J39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132.88679999999999" table:formula="of:=  IF(SUM([.E40];[.G40];[.I40];[.K40];[.M40])=0;&quot;-&quot;;SUM([.E40];[.G40];[.I40];[.K40];[.M40]))" table:style-name="ce37">
            <text:p>133<text:s/></text:p>
          </table:table-cell>
          <table:table-cell office:value-type="float" office:value="23439.4339" table:formula="of:=  IF(SUM([.F40];[.H40];[.J40];[.L40];[.N40])=0;&quot;-&quot;;SUM([.F40];[.H40];[.J40];[.L40];[.N40]))" table:style-name="ce37">
            <text:p>23,439<text:s/></text:p>
          </table:table-cell>
          <table:table-cell office:value-type="float" office:value="3.218" table:style-name="ce47">
            <text:p>3<text:s/></text:p>
          </table:table-cell>
          <table:table-cell office:value-type="float" office:value="360.416" table:style-name="ce47">
            <text:p>360<text:s/></text:p>
          </table:table-cell>
          <table:table-cell office:value-type="float" office:value="23.404" table:style-name="ce47">
            <text:p>23<text:s/></text:p>
          </table:table-cell>
          <table:table-cell office:value-type="float" office:value="4076.9767999999999" table:style-name="ce47">
            <text:p>4,077<text:s/></text:p>
          </table:table-cell>
          <table:table-cell office:value-type="float" office:value="28.626000000000001" table:style-name="ce47">
            <text:p>29<text:s/></text:p>
          </table:table-cell>
          <table:table-cell office:value-type="float" office:value="7463.7956000000004" table:style-name="ce47">
            <text:p>7,464<text:s/></text:p>
          </table:table-cell>
          <table:table-cell office:value-type="float" office:value="77.378799999999998" table:style-name="ce47">
            <text:p>77<text:s/></text:p>
          </table:table-cell>
          <table:table-cell office:value-type="float" office:value="11512.245500000001" table:style-name="ce47">
            <text:p>11,512<text:s/></text:p>
          </table:table-cell>
          <table:table-cell office:value-type="float" office:value="0.26" table:style-name="ce47">
            <text:p>0<text:s/></text:p>
          </table:table-cell>
          <table:table-cell office:value-type="float" office:value="26" table:style-name="ce47">
            <text:p>26<text:s/></text:p>
          </table:table-cell>
          <table:table-cell office:value-type="float" office:value="114.7063" table:formula="of:=  IF(SUM(['漁業生產量值-漁業種類別魚類別生產量值11'.C40];['漁業生產量值-漁業種類別魚類別生產量值11'.E40];['漁業生產量值-漁業種類別魚類別生產量值11'.G40];['漁業生產量值-漁業種類別魚類別生產量值11'.I40])=0;&quot;-&quot;;SUM(['漁業生產量值-漁業種類別魚類別生產量值11'.C40];['漁業生產量值-漁業種類別魚類別生產量值11'.E40];['漁業生產量值-漁業種類別魚類別生產量值11'.G40];['漁業生產量值-漁業種類別魚類別生產量值11'.I40]))" table:style-name="ce37">
            <text:p>115<text:s/></text:p>
          </table:table-cell>
          <table:table-cell office:value-type="float" office:value="7821.9793" table:formula="of:=  IF(SUM(['漁業生產量值-漁業種類別魚類別生產量值11'.D40];['漁業生產量值-漁業種類別魚類別生產量值11'.F40];['漁業生產量值-漁業種類別魚類別生產量值11'.H40];['漁業生產量值-漁業種類別魚類別生產量值11'.J40])=0;&quot;-&quot;;SUM(['漁業生產量值-漁業種類別魚類別生產量值11'.D40];['漁業生產量值-漁業種類別魚類別生產量值11'.F40];['漁業生產量值-漁業種類別魚類別生產量值11'.H40];['漁業生產量值-漁業種類別魚類別生產量值11'.J40]))" table:style-name="ce37">
            <text:p>7,822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office:string-value="-" table:formula="of:=  IF(SUM([.E41];[.G41];[.I41];[.K41];[.M41])=0;&quot;-&quot;;SUM([.E41];[.G41];[.I41];[.K41];[.M41]))" table:style-name="ce37">
            <text:p>-</text:p>
          </table:table-cell>
          <table:table-cell office:value-type="string" office:string-value="-" table:formula="of:=  IF(SUM([.F41];[.H41];[.J41];[.L41];[.N41])=0;&quot;-&quot;;SUM([.F41];[.H41];[.J41];[.L41];[.N4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41];['漁業生產量值-漁業種類別魚類別生產量值11'.E41];['漁業生產量值-漁業種類別魚類別生產量值11'.G41];['漁業生產量值-漁業種類別魚類別生產量值11'.I41])=0;&quot;-&quot;;SUM(['漁業生產量值-漁業種類別魚類別生產量值11'.C41];['漁業生產量值-漁業種類別魚類別生產量值11'.E41];['漁業生產量值-漁業種類別魚類別生產量值11'.G41];['漁業生產量值-漁業種類別魚類別生產量值11'.I41]))" table:style-name="ce37">
            <text:p>-</text:p>
          </table:table-cell>
          <table:table-cell office:value-type="string" office:string-value="-" table:formula="of:=  IF(SUM(['漁業生產量值-漁業種類別魚類別生產量值11'.D41];['漁業生產量值-漁業種類別魚類別生產量值11'.F41];['漁業生產量值-漁業種類別魚類別生產量值11'.H41];['漁業生產量值-漁業種類別魚類別生產量值11'.J41])=0;&quot;-&quot;;SUM(['漁業生產量值-漁業種類別魚類別生產量值11'.D41];['漁業生產量值-漁業種類別魚類別生產量值11'.F41];['漁業生產量值-漁業種類別魚類別生產量值11'.H41];['漁業生產量值-漁業種類別魚類別生產量值11'.J41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office:string-value="-" table:formula="of:=  IF(SUM([.E42];[.G42];[.I42];[.K42];[.M42])=0;&quot;-&quot;;SUM([.E42];[.G42];[.I42];[.K42];[.M42]))" table:style-name="ce37">
            <text:p>-</text:p>
          </table:table-cell>
          <table:table-cell office:value-type="string" office:string-value="-" table:formula="of:=  IF(SUM([.F42];[.H42];[.J42];[.L42];[.N42])=0;&quot;-&quot;;SUM([.F42];[.H42];[.J42];[.L42];[.N4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42];['漁業生產量值-漁業種類別魚類別生產量值11'.E42];['漁業生產量值-漁業種類別魚類別生產量值11'.G42];['漁業生產量值-漁業種類別魚類別生產量值11'.I42])=0;&quot;-&quot;;SUM(['漁業生產量值-漁業種類別魚類別生產量值11'.C42];['漁業生產量值-漁業種類別魚類別生產量值11'.E42];['漁業生產量值-漁業種類別魚類別生產量值11'.G42];['漁業生產量值-漁業種類別魚類別生產量值11'.I42]))" table:style-name="ce37">
            <text:p>-</text:p>
          </table:table-cell>
          <table:table-cell office:value-type="string" office:string-value="-" table:formula="of:=  IF(SUM(['漁業生產量值-漁業種類別魚類別生產量值11'.D42];['漁業生產量值-漁業種類別魚類別生產量值11'.F42];['漁業生產量值-漁業種類別魚類別生產量值11'.H42];['漁業生產量值-漁業種類別魚類別生產量值11'.J42])=0;&quot;-&quot;;SUM(['漁業生產量值-漁業種類別魚類別生產量值11'.D42];['漁業生產量值-漁業種類別魚類別生產量值11'.F42];['漁業生產量值-漁業種類別魚類別生產量值11'.H42];['漁業生產量值-漁業種類別魚類別生產量值11'.J42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office:string-value="-" table:formula="of:=  IF(SUM([.E43];[.G43];[.I43];[.K43];[.M43])=0;&quot;-&quot;;SUM([.E43];[.G43];[.I43];[.K43];[.M43]))" table:style-name="ce37">
            <text:p>-</text:p>
          </table:table-cell>
          <table:table-cell office:value-type="string" office:string-value="-" table:formula="of:=  IF(SUM([.F43];[.H43];[.J43];[.L43];[.N43])=0;&quot;-&quot;;SUM([.F43];[.H43];[.J43];[.L43];[.N4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43];['漁業生產量值-漁業種類別魚類別生產量值11'.E43];['漁業生產量值-漁業種類別魚類別生產量值11'.G43];['漁業生產量值-漁業種類別魚類別生產量值11'.I43])=0;&quot;-&quot;;SUM(['漁業生產量值-漁業種類別魚類別生產量值11'.C43];['漁業生產量值-漁業種類別魚類別生產量值11'.E43];['漁業生產量值-漁業種類別魚類別生產量值11'.G43];['漁業生產量值-漁業種類別魚類別生產量值11'.I43]))" table:style-name="ce37">
            <text:p>-</text:p>
          </table:table-cell>
          <table:table-cell office:value-type="string" office:string-value="-" table:formula="of:=  IF(SUM(['漁業生產量值-漁業種類別魚類別生產量值11'.D43];['漁業生產量值-漁業種類別魚類別生產量值11'.F43];['漁業生產量值-漁業種類別魚類別生產量值11'.H43];['漁業生產量值-漁業種類別魚類別生產量值11'.J43])=0;&quot;-&quot;;SUM(['漁業生產量值-漁業種類別魚類別生產量值11'.D43];['漁業生產量值-漁業種類別魚類別生產量值11'.F43];['漁業生產量值-漁業種類別魚類別生產量值11'.H43];['漁業生產量值-漁業種類別魚類別生產量值11'.J43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office:string-value="-" table:formula="of:=  IF(SUM([.E44];[.G44];[.I44];[.K44];[.M44])=0;&quot;-&quot;;SUM([.E44];[.G44];[.I44];[.K44];[.M44]))" table:style-name="ce37">
            <text:p>-</text:p>
          </table:table-cell>
          <table:table-cell office:value-type="string" office:string-value="-" table:formula="of:=  IF(SUM([.F44];[.H44];[.J44];[.L44];[.N44])=0;&quot;-&quot;;SUM([.F44];[.H44];[.J44];[.L44];[.N4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44];['漁業生產量值-漁業種類別魚類別生產量值11'.E44];['漁業生產量值-漁業種類別魚類別生產量值11'.G44];['漁業生產量值-漁業種類別魚類別生產量值11'.I44])=0;&quot;-&quot;;SUM(['漁業生產量值-漁業種類別魚類別生產量值11'.C44];['漁業生產量值-漁業種類別魚類別生產量值11'.E44];['漁業生產量值-漁業種類別魚類別生產量值11'.G44];['漁業生產量值-漁業種類別魚類別生產量值11'.I44]))" table:style-name="ce37">
            <text:p>-</text:p>
          </table:table-cell>
          <table:table-cell office:value-type="string" office:string-value="-" table:formula="of:=  IF(SUM(['漁業生產量值-漁業種類別魚類別生產量值11'.D44];['漁業生產量值-漁業種類別魚類別生產量值11'.F44];['漁業生產量值-漁業種類別魚類別生產量值11'.H44];['漁業生產量值-漁業種類別魚類別生產量值11'.J44])=0;&quot;-&quot;;SUM(['漁業生產量值-漁業種類別魚類別生產量值11'.D44];['漁業生產量值-漁業種類別魚類別生產量值11'.F44];['漁業生產量值-漁業種類別魚類別生產量值11'.H44];['漁業生產量值-漁業種類別魚類別生產量值11'.J44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office:string-value="-" table:formula="of:=  IF(SUM([.E45];[.G45];[.I45];[.K45];[.M45])=0;&quot;-&quot;;SUM([.E45];[.G45];[.I45];[.K45];[.M45]))" table:style-name="ce37">
            <text:p>-</text:p>
          </table:table-cell>
          <table:table-cell office:value-type="string" office:string-value="-" table:formula="of:=  IF(SUM([.F45];[.H45];[.J45];[.L45];[.N45])=0;&quot;-&quot;;SUM([.F45];[.H45];[.J45];[.L45];[.N4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45];['漁業生產量值-漁業種類別魚類別生產量值11'.E45];['漁業生產量值-漁業種類別魚類別生產量值11'.G45];['漁業生產量值-漁業種類別魚類別生產量值11'.I45])=0;&quot;-&quot;;SUM(['漁業生產量值-漁業種類別魚類別生產量值11'.C45];['漁業生產量值-漁業種類別魚類別生產量值11'.E45];['漁業生產量值-漁業種類別魚類別生產量值11'.G45];['漁業生產量值-漁業種類別魚類別生產量值11'.I45]))" table:style-name="ce37">
            <text:p>-</text:p>
          </table:table-cell>
          <table:table-cell office:value-type="string" office:string-value="-" table:formula="of:=  IF(SUM(['漁業生產量值-漁業種類別魚類別生產量值11'.D45];['漁業生產量值-漁業種類別魚類別生產量值11'.F45];['漁業生產量值-漁業種類別魚類別生產量值11'.H45];['漁業生產量值-漁業種類別魚類別生產量值11'.J45])=0;&quot;-&quot;;SUM(['漁業生產量值-漁業種類別魚類別生產量值11'.D45];['漁業生產量值-漁業種類別魚類別生產量值11'.F45];['漁業生產量值-漁業種類別魚類別生產量值11'.H45];['漁業生產量值-漁業種類別魚類別生產量值11'.J45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string" office:string-value="-" table:formula="of:=  IF(SUM([.E46];[.G46];[.I46];[.K46];[.M46])=0;&quot;-&quot;;SUM([.E46];[.G46];[.I46];[.K46];[.M46]))" table:style-name="ce37">
            <text:p>-</text:p>
          </table:table-cell>
          <table:table-cell office:value-type="string" office:string-value="-" table:formula="of:=  IF(SUM([.F46];[.H46];[.J46];[.L46];[.N46])=0;&quot;-&quot;;SUM([.F46];[.H46];[.J46];[.L46];[.N4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46];['漁業生產量值-漁業種類別魚類別生產量值11'.E46];['漁業生產量值-漁業種類別魚類別生產量值11'.G46];['漁業生產量值-漁業種類別魚類別生產量值11'.I46])=0;&quot;-&quot;;SUM(['漁業生產量值-漁業種類別魚類別生產量值11'.C46];['漁業生產量值-漁業種類別魚類別生產量值11'.E46];['漁業生產量值-漁業種類別魚類別生產量值11'.G46];['漁業生產量值-漁業種類別魚類別生產量值11'.I46]))" table:style-name="ce37">
            <text:p>-</text:p>
          </table:table-cell>
          <table:table-cell office:value-type="string" office:string-value="-" table:formula="of:=  IF(SUM(['漁業生產量值-漁業種類別魚類別生產量值11'.D46];['漁業生產量值-漁業種類別魚類別生產量值11'.F46];['漁業生產量值-漁業種類別魚類別生產量值11'.H46];['漁業生產量值-漁業種類別魚類別生產量值11'.J46])=0;&quot;-&quot;;SUM(['漁業生產量值-漁業種類別魚類別生產量值11'.D46];['漁業生產量值-漁業種類別魚類別生產量值11'.F46];['漁業生產量值-漁業種類別魚類別生產量值11'.H46];['漁業生產量值-漁業種類別魚類別生產量值11'.J46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float" office:value="2.843" table:formula="of:=  IF(SUM([.E47];[.G47];[.I47];[.K47];[.M47])=0;&quot;-&quot;;SUM([.E47];[.G47];[.I47];[.K47];[.M47]))" table:style-name="ce37">
            <text:p>3<text:s/></text:p>
          </table:table-cell>
          <table:table-cell office:value-type="float" office:value="1153.5919999999999" table:formula="of:=  IF(SUM([.F47];[.H47];[.J47];[.L47];[.N47])=0;&quot;-&quot;;SUM([.F47];[.H47];[.J47];[.L47];[.N47]))" table:style-name="ce37">
            <text:p>1,154<text:s/></text:p>
          </table:table-cell>
          <table:table-cell office:value-type="float" office:value="0.13400000000000001" table:style-name="ce47">
            <text:p>0<text:s/></text:p>
          </table:table-cell>
          <table:table-cell office:value-type="float" office:value="15.811999999999999" table:style-name="ce47">
            <text:p>16<text:s/></text:p>
          </table:table-cell>
          <table:table-cell office:value-type="float" office:value="2.7090000000000001" table:style-name="ce47">
            <text:p>3<text:s/></text:p>
          </table:table-cell>
          <table:table-cell office:value-type="float" office:value="1137.78" table:style-name="ce47">
            <text:p>1,13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802" table:formula="of:=  IF(SUM(['漁業生產量值-漁業種類別魚類別生產量值11'.C47];['漁業生產量值-漁業種類別魚類別生產量值11'.E47];['漁業生產量值-漁業種類別魚類別生產量值11'.G47];['漁業生產量值-漁業種類別魚類別生產量值11'.I47])=0;&quot;-&quot;;SUM(['漁業生產量值-漁業種類別魚類別生產量值11'.C47];['漁業生產量值-漁業種類別魚類別生產量值11'.E47];['漁業生產量值-漁業種類別魚類別生產量值11'.G47];['漁業生產量值-漁業種類別魚類別生產量值11'.I47]))" table:style-name="ce37">
            <text:p>2<text:s/></text:p>
          </table:table-cell>
          <table:table-cell office:value-type="float" office:value="100.91200000000001" table:formula="of:=  IF(SUM(['漁業生產量值-漁業種類別魚類別生產量值11'.D47];['漁業生產量值-漁業種類別魚類別生產量值11'.F47];['漁業生產量值-漁業種類別魚類別生產量值11'.H47];['漁業生產量值-漁業種類別魚類別生產量值11'.J47])=0;&quot;-&quot;;SUM(['漁業生產量值-漁業種類別魚類別生產量值11'.D47];['漁業生產量值-漁業種類別魚類別生產量值11'.F47];['漁業生產量值-漁業種類別魚類別生產量值11'.H47];['漁業生產量值-漁業種類別魚類別生產量值11'.J47]))" table:style-name="ce37">
            <text:p>10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float" office:value="7.5999999999999998E-2" table:formula="of:=  IF(SUM([.E48];[.G48];[.I48];[.K48];[.M48])=0;&quot;-&quot;;SUM([.E48];[.G48];[.I48];[.K48];[.M48]))" table:style-name="ce37">
            <text:p>0<text:s/></text:p>
          </table:table-cell>
          <table:table-cell office:value-type="float" office:value="5.7" table:formula="of:=  IF(SUM([.F48];[.H48];[.J48];[.L48];[.N48])=0;&quot;-&quot;;SUM([.F48];[.H48];[.J48];[.L48];[.N48]))" table:style-name="ce37">
            <text:p>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7.5999999999999998E-2" table:style-name="ce47">
            <text:p>0<text:s/></text:p>
          </table:table-cell>
          <table:table-cell office:value-type="float" office:value="5.7" table:style-name="ce47">
            <text:p>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1970000000000001" table:formula="of:=  IF(SUM(['漁業生產量值-漁業種類別魚類別生產量值11'.C48];['漁業生產量值-漁業種類別魚類別生產量值11'.E48];['漁業生產量值-漁業種類別魚類別生產量值11'.G48];['漁業生產量值-漁業種類別魚類別生產量值11'.I48])=0;&quot;-&quot;;SUM(['漁業生產量值-漁業種類別魚類別生產量值11'.C48];['漁業生產量值-漁業種類別魚類別生產量值11'.E48];['漁業生產量值-漁業種類別魚類別生產量值11'.G48];['漁業生產量值-漁業種類別魚類別生產量值11'.I48]))" table:style-name="ce37">
            <text:p>2<text:s/></text:p>
          </table:table-cell>
          <table:table-cell office:value-type="float" office:value="164.77500000000001" table:formula="of:=  IF(SUM(['漁業生產量值-漁業種類別魚類別生產量值11'.D48];['漁業生產量值-漁業種類別魚類別生產量值11'.F48];['漁業生產量值-漁業種類別魚類別生產量值11'.H48];['漁業生產量值-漁業種類別魚類別生產量值11'.J48])=0;&quot;-&quot;;SUM(['漁業生產量值-漁業種類別魚類別生產量值11'.D48];['漁業生產量值-漁業種類別魚類別生產量值11'.F48];['漁業生產量值-漁業種類別魚類別生產量值11'.H48];['漁業生產量值-漁業種類別魚類別生產量值11'.J48]))" table:style-name="ce37">
            <text:p>16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string" office:string-value="-" table:formula="of:=  IF(SUM([.E49];[.G49];[.I49];[.K49];[.M49])=0;&quot;-&quot;;SUM([.E49];[.G49];[.I49];[.K49];[.M49]))" table:style-name="ce37">
            <text:p>-</text:p>
          </table:table-cell>
          <table:table-cell office:value-type="string" office:string-value="-" table:formula="of:=  IF(SUM([.F49];[.H49];[.J49];[.L49];[.N49])=0;&quot;-&quot;;SUM([.F49];[.H49];[.J49];[.L49];[.N4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49];['漁業生產量值-漁業種類別魚類別生產量值11'.E49];['漁業生產量值-漁業種類別魚類別生產量值11'.G49];['漁業生產量值-漁業種類別魚類別生產量值11'.I49])=0;&quot;-&quot;;SUM(['漁業生產量值-漁業種類別魚類別生產量值11'.C49];['漁業生產量值-漁業種類別魚類別生產量值11'.E49];['漁業生產量值-漁業種類別魚類別生產量值11'.G49];['漁業生產量值-漁業種類別魚類別生產量值11'.I49]))" table:style-name="ce37">
            <text:p>-</text:p>
          </table:table-cell>
          <table:table-cell office:value-type="string" office:string-value="-" table:formula="of:=  IF(SUM(['漁業生產量值-漁業種類別魚類別生產量值11'.D49];['漁業生產量值-漁業種類別魚類別生產量值11'.F49];['漁業生產量值-漁業種類別魚類別生產量值11'.H49];['漁業生產量值-漁業種類別魚類別生產量值11'.J49])=0;&quot;-&quot;;SUM(['漁業生產量值-漁業種類別魚類別生產量值11'.D49];['漁業生產量值-漁業種類別魚類別生產量值11'.F49];['漁業生產量值-漁業種類別魚類別生產量值11'.H49];['漁業生產量值-漁業種類別魚類別生產量值11'.J49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float" office:value="469.46469999999999" table:formula="of:=  IF(SUM([.E50];[.G50];[.I50];[.K50];[.M50])=0;&quot;-&quot;;SUM([.E50];[.G50];[.I50];[.K50];[.M50]))" table:style-name="ce37">
            <text:p>469<text:s/></text:p>
          </table:table-cell>
          <table:table-cell office:value-type="float" office:value="90451.992599999998" table:formula="of:=  IF(SUM([.F50];[.H50];[.J50];[.L50];[.N50])=0;&quot;-&quot;;SUM([.F50];[.H50];[.J50];[.L50];[.N50]))" table:style-name="ce37">
            <text:p>90,452<text:s/></text:p>
          </table:table-cell>
          <table:table-cell office:value-type="float" office:value="20.918500000000002" table:style-name="ce47">
            <text:p>21<text:s/></text:p>
          </table:table-cell>
          <table:table-cell office:value-type="float" office:value="2342.8719999999998" table:style-name="ce47">
            <text:p>2,343<text:s/></text:p>
          </table:table-cell>
          <table:table-cell office:value-type="float" office:value="158.2705" table:style-name="ce47">
            <text:p>158<text:s/></text:p>
          </table:table-cell>
          <table:table-cell office:value-type="float" office:value="27570.721099999999" table:style-name="ce47">
            <text:p>27,571<text:s/></text:p>
          </table:table-cell>
          <table:table-cell office:value-type="float" office:value="114.744" table:style-name="ce47">
            <text:p>115<text:s/></text:p>
          </table:table-cell>
          <table:table-cell office:value-type="float" office:value="29744.4395" table:style-name="ce47">
            <text:p>29,744<text:s/></text:p>
          </table:table-cell>
          <table:table-cell office:value-type="float" office:value="175.5317" table:style-name="ce47">
            <text:p>176<text:s/></text:p>
          </table:table-cell>
          <table:table-cell office:value-type="float" office:value="30793.96" table:style-name="ce47">
            <text:p>30,79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16300000000000001" table:formula="of:=  IF(SUM(['漁業生產量值-漁業種類別魚類別生產量值11'.C50];['漁業生產量值-漁業種類別魚類別生產量值11'.E50];['漁業生產量值-漁業種類別魚類別生產量值11'.G50];['漁業生產量值-漁業種類別魚類別生產量值11'.I50])=0;&quot;-&quot;;SUM(['漁業生產量值-漁業種類別魚類別生產量值11'.C50];['漁業生產量值-漁業種類別魚類別生產量值11'.E50];['漁業生產量值-漁業種類別魚類別生產量值11'.G50];['漁業生產量值-漁業種類別魚類別生產量值11'.I50]))" table:style-name="ce37">
            <text:p>0<text:s/></text:p>
          </table:table-cell>
          <table:table-cell office:value-type="float" office:value="12.225" table:formula="of:=  IF(SUM(['漁業生產量值-漁業種類別魚類別生產量值11'.D50];['漁業生產量值-漁業種類別魚類別生產量值11'.F50];['漁業生產量值-漁業種類別魚類別生產量值11'.H50];['漁業生產量值-漁業種類別魚類別生產量值11'.J50])=0;&quot;-&quot;;SUM(['漁業生產量值-漁業種類別魚類別生產量值11'.D50];['漁業生產量值-漁業種類別魚類別生產量值11'.F50];['漁業生產量值-漁業種類別魚類別生產量值11'.H50];['漁業生產量值-漁業種類別魚類別生產量值11'.J50]))" table:style-name="ce37">
            <text:p>12<text:s/>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string" office:string-value="-" table:formula="of:=  IF(SUM([.E51];[.G51];[.I51];[.K51];[.M51])=0;&quot;-&quot;;SUM([.E51];[.G51];[.I51];[.K51];[.M51]))" table:style-name="ce37">
            <text:p>-</text:p>
          </table:table-cell>
          <table:table-cell office:value-type="string" office:string-value="-" table:formula="of:=  IF(SUM([.F51];[.H51];[.J51];[.L51];[.N51])=0;&quot;-&quot;;SUM([.F51];[.H51];[.J51];[.L51];[.N5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8" table:formula="of:=  IF(SUM(['漁業生產量值-漁業種類別魚類別生產量值11'.C51];['漁業生產量值-漁業種類別魚類別生產量值11'.E51];['漁業生產量值-漁業種類別魚類別生產量值11'.G51];['漁業生產量值-漁業種類別魚類別生產量值11'.I51])=0;&quot;-&quot;;SUM(['漁業生產量值-漁業種類別魚類別生產量值11'.C51];['漁業生產量值-漁業種類別魚類別生產量值11'.E51];['漁業生產量值-漁業種類別魚類別生產量值11'.G51];['漁業生產量值-漁業種類別魚類別生產量值11'.I51]))" table:style-name="ce37">
            <text:p>3<text:s/></text:p>
          </table:table-cell>
          <table:table-cell office:value-type="float" office:value="175" table:formula="of:=  IF(SUM(['漁業生產量值-漁業種類別魚類別生產量值11'.D51];['漁業生產量值-漁業種類別魚類別生產量值11'.F51];['漁業生產量值-漁業種類別魚類別生產量值11'.H51];['漁業生產量值-漁業種類別魚類別生產量值11'.J51])=0;&quot;-&quot;;SUM(['漁業生產量值-漁業種類別魚類別生產量值11'.D51];['漁業生產量值-漁業種類別魚類別生產量值11'.F51];['漁業生產量值-漁業種類別魚類別生產量值11'.H51];['漁業生產量值-漁業種類別魚類別生產量值11'.J51]))" table:style-name="ce37">
            <text:p>175<text:s/>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office:string-value="-" table:formula="of:=  IF(SUM([.E52];[.G52];[.I52];[.K52];[.M52])=0;&quot;-&quot;;SUM([.E52];[.G52];[.I52];[.K52];[.M52]))" table:style-name="ce37">
            <text:p>-</text:p>
          </table:table-cell>
          <table:table-cell office:value-type="string" office:string-value="-" table:formula="of:=  IF(SUM([.F52];[.H52];[.J52];[.L52];[.N52])=0;&quot;-&quot;;SUM([.F52];[.H52];[.J52];[.L52];[.N5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52];['漁業生產量值-漁業種類別魚類別生產量值11'.E52];['漁業生產量值-漁業種類別魚類別生產量值11'.G52];['漁業生產量值-漁業種類別魚類別生產量值11'.I52])=0;&quot;-&quot;;SUM(['漁業生產量值-漁業種類別魚類別生產量值11'.C52];['漁業生產量值-漁業種類別魚類別生產量值11'.E52];['漁業生產量值-漁業種類別魚類別生產量值11'.G52];['漁業生產量值-漁業種類別魚類別生產量值11'.I52]))" table:style-name="ce37">
            <text:p>-</text:p>
          </table:table-cell>
          <table:table-cell office:value-type="string" office:string-value="-" table:formula="of:=  IF(SUM(['漁業生產量值-漁業種類別魚類別生產量值11'.D52];['漁業生產量值-漁業種類別魚類別生產量值11'.F52];['漁業生產量值-漁業種類別魚類別生產量值11'.H52];['漁業生產量值-漁業種類別魚類別生產量值11'.J52])=0;&quot;-&quot;;SUM(['漁業生產量值-漁業種類別魚類別生產量值11'.D52];['漁業生產量值-漁業種類別魚類別生產量值11'.F52];['漁業生產量值-漁業種類別魚類別生產量值11'.H52];['漁業生產量值-漁業種類別魚類別生產量值11'.J52]))" table:style-name="ce37">
            <text:p>-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string" office:string-value="-" table:formula="of:=  IF(SUM([.E53];[.G53];[.I53];[.K53];[.M53])=0;&quot;-&quot;;SUM([.E53];[.G53];[.I53];[.K53];[.M53]))" table:style-name="ce92">
            <text:p>-</text:p>
          </table:table-cell>
          <table:table-cell office:value-type="string" office:string-value="-" table:formula="of:=  IF(SUM([.F53];[.H53];[.J53];[.L53];[.N53])=0;&quot;-&quot;;SUM([.F53];[.H53];[.J53];[.L53];[.N53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'漁業生產量值-漁業種類別魚類別生產量值11'.C53];['漁業生產量值-漁業種類別魚類別生產量值11'.E53];['漁業生產量值-漁業種類別魚類別生產量值11'.G53];['漁業生產量值-漁業種類別魚類別生產量值11'.I53])=0;&quot;-&quot;;SUM(['漁業生產量值-漁業種類別魚類別生產量值11'.C53];['漁業生產量值-漁業種類別魚類別生產量值11'.E53];['漁業生產量值-漁業種類別魚類別生產量值11'.G53];['漁業生產量值-漁業種類別魚類別生產量值11'.I53]))" table:style-name="ce92">
            <text:p>-</text:p>
          </table:table-cell>
          <table:table-cell office:value-type="string" office:string-value="-" table:formula="of:=  IF(SUM(['漁業生產量值-漁業種類別魚類別生產量值11'.D53];['漁業生產量值-漁業種類別魚類別生產量值11'.F53];['漁業生產量值-漁業種類別魚類別生產量值11'.H53];['漁業生產量值-漁業種類別魚類別生產量值11'.J53])=0;&quot;-&quot;;SUM(['漁業生產量值-漁業種類別魚類別生產量值11'.D53];['漁業生產量值-漁業種類別魚類別生產量值11'.F53];['漁業生產量值-漁業種類別魚類別生產量值11'.H53];['漁業生產量值-漁業種類別魚類別生產量值11'.J53]))" table:style-name="ce9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E54];[.G54];[.I54];[.K54];[.M54])=0;&quot;-&quot;;SUM([.E54];[.G54];[.I54];[.K54];[.M54]))" table:style-name="ce37">
            <text:p>-</text:p>
          </table:table-cell>
          <table:table-cell office:value-type="string" office:string-value="-" table:formula="of:=  IF(SUM([.F54];[.H54];[.J54];[.L54];[.N54])=0;&quot;-&quot;;SUM([.F54];[.H54];[.J54];[.L54];[.N54]))" table:style-name="ce37">
            <text:p>-</text:p>
          </table:table-cell>
          <table:table-cell office:value-type="string" office:string-value="-" table:formula="of:=  IF(SUM([.E55:.E57])=0;&quot;-&quot;;SUM([.E55:.E57]))" table:style-name="ce44">
            <text:p>-</text:p>
          </table:table-cell>
          <table:table-cell office:value-type="string" office:string-value="-" table:formula="of:=  IF(SUM([.F55:.F57])=0;&quot;-&quot;;SUM([.F55:.F57]))" table:style-name="ce44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44">
            <text:p>-</text:p>
          </table:table-cell>
          <table:table-cell office:value-type="string" office:string-value="-" table:formula="of:=  IF(SUM([.I55:.I57])=0;&quot;-&quot;;SUM([.I55:.I57]))" table:style-name="ce44">
            <text:p>-</text:p>
          </table:table-cell>
          <table:table-cell office:value-type="string" office:string-value="-" table:formula="of:=  IF(SUM([.J55:.J57])=0;&quot;-&quot;;SUM([.J55:.J57]))" table:style-name="ce44">
            <text:p>-</text:p>
          </table:table-cell>
          <table:table-cell office:value-type="string" office:string-value="-" table:formula="of:=  IF(SUM([.K55:.K57])=0;&quot;-&quot;;SUM([.K55:.K57]))" table:style-name="ce44">
            <text:p>-</text:p>
          </table:table-cell>
          <table:table-cell office:value-type="string" office:string-value="-" table:formula="of:=  IF(SUM([.L55:.L57])=0;&quot;-&quot;;SUM([.L55:.L57]))" table:style-name="ce44">
            <text:p>-</text:p>
          </table:table-cell>
          <table:table-cell office:value-type="string" office:string-value="-" table:formula="of:=  IF(SUM([.M55:.M57])=0;&quot;-&quot;;SUM([.M55:.M57]))" table:style-name="ce44">
            <text:p>-</text:p>
          </table:table-cell>
          <table:table-cell office:value-type="string" office:string-value="-" table:formula="of:=  IF(SUM([.N55:.N57])=0;&quot;-&quot;;SUM([.N55:.N57]))" table:style-name="ce44">
            <text:p>-</text:p>
          </table:table-cell>
          <table:table-cell office:value-type="string" office:string-value="-" table:formula="of:=  IF(SUM(['漁業生產量值-漁業種類別魚類別生產量值11'.C54];['漁業生產量值-漁業種類別魚類別生產量值11'.E54];['漁業生產量值-漁業種類別魚類別生產量值11'.G54];['漁業生產量值-漁業種類別魚類別生產量值11'.I54])=0;&quot;-&quot;;SUM(['漁業生產量值-漁業種類別魚類別生產量值11'.C54];['漁業生產量值-漁業種類別魚類別生產量值11'.E54];['漁業生產量值-漁業種類別魚類別生產量值11'.G54];['漁業生產量值-漁業種類別魚類別生產量值11'.I54]))" table:style-name="ce37">
            <text:p>-</text:p>
          </table:table-cell>
          <table:table-cell office:value-type="string" office:string-value="-" table:formula="of:=  IF(SUM(['漁業生產量值-漁業種類別魚類別生產量值11'.D54];['漁業生產量值-漁業種類別魚類別生產量值11'.F54];['漁業生產量值-漁業種類別魚類別生產量值11'.H54];['漁業生產量值-漁業種類別魚類別生產量值11'.J54])=0;&quot;-&quot;;SUM(['漁業生產量值-漁業種類別魚類別生產量值11'.D54];['漁業生產量值-漁業種類別魚類別生產量值11'.F54];['漁業生產量值-漁業種類別魚類別生產量值11'.H54];['漁業生產量值-漁業種類別魚類別生產量值11'.J54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office:string-value="-" table:formula="of:=  IF(SUM([.E55];[.G55];[.I55];[.K55];[.M55])=0;&quot;-&quot;;SUM([.E55];[.G55];[.I55];[.K55];[.M55]))" table:style-name="ce37">
            <text:p>-</text:p>
          </table:table-cell>
          <table:table-cell office:value-type="string" office:string-value="-" table:formula="of:=  IF(SUM([.F55];[.H55];[.J55];[.L55];[.N55])=0;&quot;-&quot;;SUM([.F55];[.H55];[.J55];[.L55];[.N5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55];['漁業生產量值-漁業種類別魚類別生產量值11'.E55];['漁業生產量值-漁業種類別魚類別生產量值11'.G55];['漁業生產量值-漁業種類別魚類別生產量值11'.I55])=0;&quot;-&quot;;SUM(['漁業生產量值-漁業種類別魚類別生產量值11'.C55];['漁業生產量值-漁業種類別魚類別生產量值11'.E55];['漁業生產量值-漁業種類別魚類別生產量值11'.G55];['漁業生產量值-漁業種類別魚類別生產量值11'.I55]))" table:style-name="ce37">
            <text:p>-</text:p>
          </table:table-cell>
          <table:table-cell office:value-type="string" office:string-value="-" table:formula="of:=  IF(SUM(['漁業生產量值-漁業種類別魚類別生產量值11'.D55];['漁業生產量值-漁業種類別魚類別生產量值11'.F55];['漁業生產量值-漁業種類別魚類別生產量值11'.H55];['漁業生產量值-漁業種類別魚類別生產量值11'.J55])=0;&quot;-&quot;;SUM(['漁業生產量值-漁業種類別魚類別生產量值11'.D55];['漁業生產量值-漁業種類別魚類別生產量值11'.F55];['漁業生產量值-漁業種類別魚類別生產量值11'.H55];['漁業生產量值-漁業種類別魚類別生產量值11'.J55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office:string-value="-" table:formula="of:=  IF(SUM([.E56];[.G56];[.I56];[.K56];[.M56])=0;&quot;-&quot;;SUM([.E56];[.G56];[.I56];[.K56];[.M56]))" table:style-name="ce37">
            <text:p>-</text:p>
          </table:table-cell>
          <table:table-cell office:value-type="string" office:string-value="-" table:formula="of:=  IF(SUM([.F56];[.H56];[.J56];[.L56];[.N56])=0;&quot;-&quot;;SUM([.F56];[.H56];[.J56];[.L56];[.N5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56];['漁業生產量值-漁業種類別魚類別生產量值11'.E56];['漁業生產量值-漁業種類別魚類別生產量值11'.G56];['漁業生產量值-漁業種類別魚類別生產量值11'.I56])=0;&quot;-&quot;;SUM(['漁業生產量值-漁業種類別魚類別生產量值11'.C56];['漁業生產量值-漁業種類別魚類別生產量值11'.E56];['漁業生產量值-漁業種類別魚類別生產量值11'.G56];['漁業生產量值-漁業種類別魚類別生產量值11'.I56]))" table:style-name="ce37">
            <text:p>-</text:p>
          </table:table-cell>
          <table:table-cell office:value-type="string" office:string-value="-" table:formula="of:=  IF(SUM(['漁業生產量值-漁業種類別魚類別生產量值11'.D56];['漁業生產量值-漁業種類別魚類別生產量值11'.F56];['漁業生產量值-漁業種類別魚類別生產量值11'.H56];['漁業生產量值-漁業種類別魚類別生產量值11'.J56])=0;&quot;-&quot;;SUM(['漁業生產量值-漁業種類別魚類別生產量值11'.D56];['漁業生產量值-漁業種類別魚類別生產量值11'.F56];['漁業生產量值-漁業種類別魚類別生產量值11'.H56];['漁業生產量值-漁業種類別魚類別生產量值11'.J56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office:string-value="-" table:formula="of:=  IF(SUM([.E57];[.G57];[.I57];[.K57];[.M57])=0;&quot;-&quot;;SUM([.E57];[.G57];[.I57];[.K57];[.M57]))" table:style-name="ce37">
            <text:p>-</text:p>
          </table:table-cell>
          <table:table-cell office:value-type="string" office:string-value="-" table:formula="of:=  IF(SUM([.F57];[.H57];[.J57];[.L57];[.N57])=0;&quot;-&quot;;SUM([.F57];[.H57];[.J57];[.L57];[.N57]))" table:style-name="ce3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'漁業生產量值-漁業種類別魚類別生產量值11'.C57];['漁業生產量值-漁業種類別魚類別生產量值11'.E57];['漁業生產量值-漁業種類別魚類別生產量值11'.G57];['漁業生產量值-漁業種類別魚類別生產量值11'.I57])=0;&quot;-&quot;;SUM(['漁業生產量值-漁業種類別魚類別生產量值11'.C57];['漁業生產量值-漁業種類別魚類別生產量值11'.E57];['漁業生產量值-漁業種類別魚類別生產量值11'.G57];['漁業生產量值-漁業種類別魚類別生產量值11'.I57]))" table:style-name="ce37">
            <text:p>-</text:p>
          </table:table-cell>
          <table:table-cell office:value-type="string" office:string-value="-" table:formula="of:=  IF(SUM(['漁業生產量值-漁業種類別魚類別生產量值11'.D57];['漁業生產量值-漁業種類別魚類別生產量值11'.F57];['漁業生產量值-漁業種類別魚類別生產量值11'.H57];['漁業生產量值-漁業種類別魚類別生產量值11'.J57])=0;&quot;-&quot;;SUM(['漁業生產量值-漁業種類別魚類別生產量值11'.D57];['漁業生產量值-漁業種類別魚類別生產量值11'.F57];['漁業生產量值-漁業種類別魚類別生產量值11'.H57];['漁業生產量值-漁業種類別魚類別生產量值11'.J57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string" office:string-value="-" table:formula="of:=  IF(SUM([.E58];[.G58];[.I58];[.K58];[.M58])=0;&quot;-&quot;;SUM([.E58];[.G58];[.I58];[.K58];[.M58]))" table:style-name="ce64">
            <text:p>-</text:p>
          </table:table-cell>
          <table:table-cell office:value-type="string" office:string-value="-" table:formula="of:=  IF(SUM([.F58];[.H58];[.J58];[.L58];[.N58])=0;&quot;-&quot;;SUM([.F58];[.H58];[.J58];[.L58];[.N58]))" table:style-name="ce64">
            <text:p>-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44">
            <text:p>-</text:p>
          </table:table-cell>
          <table:table-cell office:value-type="string" office:string-value="-" table:formula="of:=  IF(SUM([.G59:.G61])=0;&quot;-&quot;;SUM([.G59:.G61]))" table:style-name="ce44">
            <text:p>-</text:p>
          </table:table-cell>
          <table:table-cell office:value-type="string" office:string-value="-" table:formula="of:=  IF(SUM([.H59:.H61])=0;&quot;-&quot;;SUM([.H59:.H61]))" table:style-name="ce44">
            <text:p>-</text:p>
          </table:table-cell>
          <table:table-cell office:value-type="string" office:string-value="-" table:formula="of:=  IF(SUM([.I59:.I61])=0;&quot;-&quot;;SUM([.I59:.I61]))" table:style-name="ce44">
            <text:p>-</text:p>
          </table:table-cell>
          <table:table-cell office:value-type="string" office:string-value="-" table:formula="of:=  IF(SUM([.J59:.J61])=0;&quot;-&quot;;SUM([.J59:.J61]))" table:style-name="ce44">
            <text:p>-</text:p>
          </table:table-cell>
          <table:table-cell office:value-type="string" office:string-value="-" table:formula="of:=  IF(SUM([.K59:.K61])=0;&quot;-&quot;;SUM([.K59:.K61]))" table:style-name="ce44">
            <text:p>-</text:p>
          </table:table-cell>
          <table:table-cell office:value-type="string" office:string-value="-" table:formula="of:=  IF(SUM([.L59:.L61])=0;&quot;-&quot;;SUM([.L59:.L61]))" table:style-name="ce44">
            <text:p>-</text:p>
          </table:table-cell>
          <table:table-cell office:value-type="string" office:string-value="-" table:formula="of:=  IF(SUM([.M59:.M61])=0;&quot;-&quot;;SUM([.M59:.M61]))" table:style-name="ce44">
            <text:p>-</text:p>
          </table:table-cell>
          <table:table-cell office:value-type="string" office:string-value="-" table:formula="of:=  IF(SUM([.N59:.N61])=0;&quot;-&quot;;SUM([.N59:.N61]))" table:style-name="ce44">
            <text:p>-</text:p>
          </table:table-cell>
          <table:table-cell office:value-type="string" office:string-value="-" table:formula="of:=  IF(SUM(['漁業生產量值-漁業種類別魚類別生產量值11'.C58];['漁業生產量值-漁業種類別魚類別生產量值11'.E58];['漁業生產量值-漁業種類別魚類別生產量值11'.G58];['漁業生產量值-漁業種類別魚類別生產量值11'.I58])=0;&quot;-&quot;;SUM(['漁業生產量值-漁業種類別魚類別生產量值11'.C58];['漁業生產量值-漁業種類別魚類別生產量值11'.E58];['漁業生產量值-漁業種類別魚類別生產量值11'.G58];['漁業生產量值-漁業種類別魚類別生產量值11'.I58]))" table:style-name="ce64">
            <text:p>-</text:p>
          </table:table-cell>
          <table:table-cell office:value-type="string" office:string-value="-" table:formula="of:=  IF(SUM(['漁業生產量值-漁業種類別魚類別生產量值11'.D58];['漁業生產量值-漁業種類別魚類別生產量值11'.F58];['漁業生產量值-漁業種類別魚類別生產量值11'.H58];['漁業生產量值-漁業種類別魚類別生產量值11'.J58])=0;&quot;-&quot;;SUM(['漁業生產量值-漁業種類別魚類別生產量值11'.D58];['漁業生產量值-漁業種類別魚類別生產量值11'.F58];['漁業生產量值-漁業種類別魚類別生產量值11'.H58];['漁業生產量值-漁業種類別魚類別生產量值11'.J58]))" table:style-name="ce6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office:string-value="-" table:formula="of:=  IF(SUM([.E59];[.G59];[.I59];[.K59];[.M59])=0;&quot;-&quot;;SUM([.E59];[.G59];[.I59];[.K59];[.M59]))" table:style-name="ce37">
            <text:p>-</text:p>
          </table:table-cell>
          <table:table-cell office:value-type="string" office:string-value="-" table:formula="of:=  IF(SUM([.F59];[.H59];[.J59];[.L59];[.N59])=0;&quot;-&quot;;SUM([.F59];[.H59];[.J59];[.L59];[.N5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59];['漁業生產量值-漁業種類別魚類別生產量值11'.E59];['漁業生產量值-漁業種類別魚類別生產量值11'.G59];['漁業生產量值-漁業種類別魚類別生產量值11'.I59])=0;&quot;-&quot;;SUM(['漁業生產量值-漁業種類別魚類別生產量值11'.C59];['漁業生產量值-漁業種類別魚類別生產量值11'.E59];['漁業生產量值-漁業種類別魚類別生產量值11'.G59];['漁業生產量值-漁業種類別魚類別生產量值11'.I59]))" table:style-name="ce37">
            <text:p>-</text:p>
          </table:table-cell>
          <table:table-cell office:value-type="string" office:string-value="-" table:formula="of:=  IF(SUM(['漁業生產量值-漁業種類別魚類別生產量值11'.D59];['漁業生產量值-漁業種類別魚類別生產量值11'.F59];['漁業生產量值-漁業種類別魚類別生產量值11'.H59];['漁業生產量值-漁業種類別魚類別生產量值11'.J59])=0;&quot;-&quot;;SUM(['漁業生產量值-漁業種類別魚類別生產量值11'.D59];['漁業生產量值-漁業種類別魚類別生產量值11'.F59];['漁業生產量值-漁業種類別魚類別生產量值11'.H59];['漁業生產量值-漁業種類別魚類別生產量值11'.J59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string" office:string-value="-" table:formula="of:=  IF(SUM([.E60];[.G60];[.I60];[.K60];[.M60])=0;&quot;-&quot;;SUM([.E60];[.G60];[.I60];[.K60];[.M60]))" table:style-name="ce37">
            <text:p>-</text:p>
          </table:table-cell>
          <table:table-cell office:value-type="string" office:string-value="-" table:formula="of:=  IF(SUM([.F60];[.H60];[.J60];[.L60];[.N60])=0;&quot;-&quot;;SUM([.F60];[.H60];[.J60];[.L60];[.N60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60];['漁業生產量值-漁業種類別魚類別生產量值11'.E60];['漁業生產量值-漁業種類別魚類別生產量值11'.G60];['漁業生產量值-漁業種類別魚類別生產量值11'.I60])=0;&quot;-&quot;;SUM(['漁業生產量值-漁業種類別魚類別生產量值11'.C60];['漁業生產量值-漁業種類別魚類別生產量值11'.E60];['漁業生產量值-漁業種類別魚類別生產量值11'.G60];['漁業生產量值-漁業種類別魚類別生產量值11'.I60]))" table:style-name="ce37">
            <text:p>-</text:p>
          </table:table-cell>
          <table:table-cell office:value-type="string" office:string-value="-" table:formula="of:=  IF(SUM(['漁業生產量值-漁業種類別魚類別生產量值11'.D60];['漁業生產量值-漁業種類別魚類別生產量值11'.F60];['漁業生產量值-漁業種類別魚類別生產量值11'.H60];['漁業生產量值-漁業種類別魚類別生產量值11'.J60])=0;&quot;-&quot;;SUM(['漁業生產量值-漁業種類別魚類別生產量值11'.D60];['漁業生產量值-漁業種類別魚類別生產量值11'.F60];['漁業生產量值-漁業種類別魚類別生產量值11'.H60];['漁業生產量值-漁業種類別魚類別生產量值11'.J60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office:string-value="-" table:formula="of:=  IF(SUM([.E61];[.G61];[.I61];[.K61];[.M61])=0;&quot;-&quot;;SUM([.E61];[.G61];[.I61];[.K61];[.M61]))" table:style-name="ce92">
            <text:p>-</text:p>
          </table:table-cell>
          <table:table-cell office:value-type="string" office:string-value="-" table:formula="of:=  IF(SUM([.F61];[.H61];[.J61];[.L61];[.N61])=0;&quot;-&quot;;SUM([.F61];[.H61];[.J61];[.L61];[.N61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'漁業生產量值-漁業種類別魚類別生產量值11'.C61];['漁業生產量值-漁業種類別魚類別生產量值11'.E61];['漁業生產量值-漁業種類別魚類別生產量值11'.G61];['漁業生產量值-漁業種類別魚類別生產量值11'.I61])=0;&quot;-&quot;;SUM(['漁業生產量值-漁業種類別魚類別生產量值11'.C61];['漁業生產量值-漁業種類別魚類別生產量值11'.E61];['漁業生產量值-漁業種類別魚類別生產量值11'.G61];['漁業生產量值-漁業種類別魚類別生產量值11'.I61]))" table:style-name="ce92">
            <text:p>-</text:p>
          </table:table-cell>
          <table:table-cell office:value-type="string" office:string-value="-" table:formula="of:=  IF(SUM(['漁業生產量值-漁業種類別魚類別生產量值11'.D61];['漁業生產量值-漁業種類別魚類別生產量值11'.F61];['漁業生產量值-漁業種類別魚類別生產量值11'.H61];['漁業生產量值-漁業種類別魚類別生產量值11'.J61])=0;&quot;-&quot;;SUM(['漁業生產量值-漁業種類別魚類別生產量值11'.D61];['漁業生產量值-漁業種類別魚類別生產量值11'.F61];['漁業生產量值-漁業種類別魚類別生產量值11'.H61];['漁業生產量值-漁業種類別魚類別生產量值11'.J61]))" table:style-name="ce92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string" office:string-value="-" table:formula="of:=  IF(SUM([.E62];[.G62];[.I62];[.K62];[.M62])=0;&quot;-&quot;;SUM([.E62];[.G62];[.I62];[.K62];[.M62]))" table:style-name="ce37">
            <text:p>-</text:p>
          </table:table-cell>
          <table:table-cell office:value-type="string" office:string-value="-" table:formula="of:=  IF(SUM([.F62];[.H62];[.J62];[.L62];[.N62])=0;&quot;-&quot;;SUM([.F62];[.H62];[.J62];[.L62];[.N62]))" table:style-name="ce37">
            <text:p>-</text:p>
          </table:table-cell>
          <table:table-cell office:value-type="string" office:string-value="-" table:formula="of:=  IF(SUM([.E63];[.E64];[.E65];[.E67])=0;IF([.E66]=0;&quot;-&quot;;[.E66]);SUM([.E63];[.E64];[.E65];[.E67]))" table:style-name="ce44">
            <text:p>-</text:p>
          </table:table-cell>
          <table:table-cell office:value-type="string" office:string-value="-" table:formula="of:=  IF(SUM([.F63:.F67])=0;&quot;-&quot;;SUM([.F63:.F67]))" table:style-name="ce44">
            <text:p>-</text:p>
          </table:table-cell>
          <table:table-cell office:value-type="string" office:string-value="-" table:formula="of:=  IF(SUM([.G63];[.G64];[.G65];[.G67])=0;IF([.G66]=0;&quot;-&quot;;[.G66]);SUM([.G63];[.G64];[.G65];[.G67]))" table:style-name="ce44">
            <text:p>-</text:p>
          </table:table-cell>
          <table:table-cell office:value-type="string" office:string-value="-" table:formula="of:=  IF(SUM([.H63:.H67])=0;&quot;-&quot;;SUM([.H63:.H67]))" table:style-name="ce44">
            <text:p>-</text:p>
          </table:table-cell>
          <table:table-cell office:value-type="string" office:string-value="-" table:formula="of:=  IF(SUM([.I63];[.I64];[.I65];[.I67])=0;IF([.I66]=0;&quot;-&quot;;[.I66]);SUM([.I63];[.I64];[.I65];[.I67]))" table:style-name="ce44">
            <text:p>-</text:p>
          </table:table-cell>
          <table:table-cell office:value-type="string" office:string-value="-" table:formula="of:=  IF(SUM([.J63:.J67])=0;&quot;-&quot;;SUM([.J63:.J67]))" table:style-name="ce44">
            <text:p>-</text:p>
          </table:table-cell>
          <table:table-cell office:value-type="string" office:string-value="-" table:formula="of:=  IF(SUM([.K63];[.K64];[.K65];[.K67])=0;IF([.K66]=0;&quot;-&quot;;[.K66]);SUM([.K63];[.K64];[.K65];[.K67]))" table:style-name="ce44">
            <text:p>-</text:p>
          </table:table-cell>
          <table:table-cell office:value-type="string" office:string-value="-" table:formula="of:=  IF(SUM([.L63:.L67])=0;&quot;-&quot;;SUM([.L63:.L67]))" table:style-name="ce44">
            <text:p>-</text:p>
          </table:table-cell>
          <table:table-cell office:value-type="string" office:string-value="-" table:formula="of:=  IF(SUM([.M63];[.M64];[.M65];[.M67])=0;IF([.M66]=0;&quot;-&quot;;[.M66]);SUM([.M63];[.M64];[.M65];[.M67]))" table:style-name="ce44">
            <text:p>-</text:p>
          </table:table-cell>
          <table:table-cell office:value-type="string" office:string-value="-" table:formula="of:=  IF(SUM([.N63:.N67])=0;&quot;-&quot;;SUM([.N63:.N67]))" table:style-name="ce44">
            <text:p>-</text:p>
          </table:table-cell>
          <table:table-cell office:value-type="string" office:string-value="-" table:formula="of:=  IF(SUM(['漁業生產量值-漁業種類別魚類別生產量值11'.C62];['漁業生產量值-漁業種類別魚類別生產量值11'.E62];['漁業生產量值-漁業種類別魚類別生產量值11'.G62];['漁業生產量值-漁業種類別魚類別生產量值11'.I62])=0;&quot;-&quot;;SUM(['漁業生產量值-漁業種類別魚類別生產量值11'.C62];['漁業生產量值-漁業種類別魚類別生產量值11'.E62];['漁業生產量值-漁業種類別魚類別生產量值11'.G62];['漁業生產量值-漁業種類別魚類別生產量值11'.I62]))" table:style-name="ce37">
            <text:p>-</text:p>
          </table:table-cell>
          <table:table-cell office:value-type="string" office:string-value="-" table:formula="of:=  IF(SUM(['漁業生產量值-漁業種類別魚類別生產量值11'.D62];['漁業生產量值-漁業種類別魚類別生產量值11'.F62];['漁業生產量值-漁業種類別魚類別生產量值11'.H62];['漁業生產量值-漁業種類別魚類別生產量值11'.J62])=0;&quot;-&quot;;SUM(['漁業生產量值-漁業種類別魚類別生產量值11'.D62];['漁業生產量值-漁業種類別魚類別生產量值11'.F62];['漁業生產量值-漁業種類別魚類別生產量值11'.H62];['漁業生產量值-漁業種類別魚類別生產量值11'.J62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string" office:string-value="-" table:formula="of:=  IF(SUM([.E63];[.G63];[.I63];[.K63];[.M63])=0;&quot;-&quot;;SUM([.E63];[.G63];[.I63];[.K63];[.M63]))" table:style-name="ce37">
            <text:p>-</text:p>
          </table:table-cell>
          <table:table-cell office:value-type="string" office:string-value="-" table:formula="of:=  IF(SUM([.F63];[.H63];[.J63];[.L63];[.N63])=0;&quot;-&quot;;SUM([.F63];[.H63];[.J63];[.L63];[.N6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63];['漁業生產量值-漁業種類別魚類別生產量值11'.E63];['漁業生產量值-漁業種類別魚類別生產量值11'.G63];['漁業生產量值-漁業種類別魚類別生產量值11'.I63])=0;&quot;-&quot;;SUM(['漁業生產量值-漁業種類別魚類別生產量值11'.C63];['漁業生產量值-漁業種類別魚類別生產量值11'.E63];['漁業生產量值-漁業種類別魚類別生產量值11'.G63];['漁業生產量值-漁業種類別魚類別生產量值11'.I63]))" table:style-name="ce37">
            <text:p>-</text:p>
          </table:table-cell>
          <table:table-cell office:value-type="string" office:string-value="-" table:formula="of:=  IF(SUM(['漁業生產量值-漁業種類別魚類別生產量值11'.D63];['漁業生產量值-漁業種類別魚類別生產量值11'.F63];['漁業生產量值-漁業種類別魚類別生產量值11'.H63];['漁業生產量值-漁業種類別魚類別生產量值11'.J63])=0;&quot;-&quot;;SUM(['漁業生產量值-漁業種類別魚類別生產量值11'.D63];['漁業生產量值-漁業種類別魚類別生產量值11'.F63];['漁業生產量值-漁業種類別魚類別生產量值11'.H63];['漁業生產量值-漁業種類別魚類別生產量值11'.J63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string" office:string-value="-" table:formula="of:=  IF(SUM([.E64];[.G64];[.I64];[.K64];[.M64])=0;&quot;-&quot;;SUM([.E64];[.G64];[.I64];[.K64];[.M64]))" table:style-name="ce37">
            <text:p>-</text:p>
          </table:table-cell>
          <table:table-cell office:value-type="string" office:string-value="-" table:formula="of:=  IF(SUM([.F64];[.H64];[.J64];[.L64];[.N64])=0;&quot;-&quot;;SUM([.F64];[.H64];[.J64];[.L64];[.N6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64];['漁業生產量值-漁業種類別魚類別生產量值11'.E64];['漁業生產量值-漁業種類別魚類別生產量值11'.G64];['漁業生產量值-漁業種類別魚類別生產量值11'.I64])=0;&quot;-&quot;;SUM(['漁業生產量值-漁業種類別魚類別生產量值11'.C64];['漁業生產量值-漁業種類別魚類別生產量值11'.E64];['漁業生產量值-漁業種類別魚類別生產量值11'.G64];['漁業生產量值-漁業種類別魚類別生產量值11'.I64]))" table:style-name="ce37">
            <text:p>-</text:p>
          </table:table-cell>
          <table:table-cell office:value-type="string" office:string-value="-" table:formula="of:=  IF(SUM(['漁業生產量值-漁業種類別魚類別生產量值11'.D64];['漁業生產量值-漁業種類別魚類別生產量值11'.F64];['漁業生產量值-漁業種類別魚類別生產量值11'.H64];['漁業生產量值-漁業種類別魚類別生產量值11'.J64])=0;&quot;-&quot;;SUM(['漁業生產量值-漁業種類別魚類別生產量值11'.D64];['漁業生產量值-漁業種類別魚類別生產量值11'.F64];['漁業生產量值-漁業種類別魚類別生產量值11'.H64];['漁業生產量值-漁業種類別魚類別生產量值11'.J64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office:string-value="-" table:formula="of:=  IF(SUM([.E65];[.G65];[.I65];[.K65];[.M65])=0;&quot;-&quot;;SUM([.E65];[.G65];[.I65];[.K65];[.M65]))" table:style-name="ce37">
            <text:p>-</text:p>
          </table:table-cell>
          <table:table-cell office:value-type="string" office:string-value="-" table:formula="of:=  IF(SUM([.F65];[.H65];[.J65];[.L65];[.N65])=0;&quot;-&quot;;SUM([.F65];[.H65];[.J65];[.L65];[.N6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65];['漁業生產量值-漁業種類別魚類別生產量值11'.E65];['漁業生產量值-漁業種類別魚類別生產量值11'.G65];['漁業生產量值-漁業種類別魚類別生產量值11'.I65])=0;&quot;-&quot;;SUM(['漁業生產量值-漁業種類別魚類別生產量值11'.C65];['漁業生產量值-漁業種類別魚類別生產量值11'.E65];['漁業生產量值-漁業種類別魚類別生產量值11'.G65];['漁業生產量值-漁業種類別魚類別生產量值11'.I65]))" table:style-name="ce37">
            <text:p>-</text:p>
          </table:table-cell>
          <table:table-cell office:value-type="string" office:string-value="-" table:formula="of:=  IF(SUM(['漁業生產量值-漁業種類別魚類別生產量值11'.D65];['漁業生產量值-漁業種類別魚類別生產量值11'.F65];['漁業生產量值-漁業種類別魚類別生產量值11'.H65];['漁業生產量值-漁業種類別魚類別生產量值11'.J65])=0;&quot;-&quot;;SUM(['漁業生產量值-漁業種類別魚類別生產量值11'.D65];['漁業生產量值-漁業種類別魚類別生產量值11'.F65];['漁業生產量值-漁業種類別魚類別生產量值11'.H65];['漁業生產量值-漁業種類別魚類別生產量值11'.J65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office:string-value="-" table:formula="of:=  IF(SUM([.E66];[.G66];[.I66];[.K66];[.M66])=0;&quot;-&quot;;SUM([.E66];[.G66];[.I66];[.K66];[.M66]))" table:style-name="ce37">
            <text:p>-</text:p>
          </table:table-cell>
          <table:table-cell office:value-type="string" office:string-value="-" table:formula="of:=  IF(SUM([.F66];[.H66];[.J66];[.L66];[.N66])=0;&quot;-&quot;;SUM([.F66];[.H66];[.J66];[.L66];[.N6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'漁業生產量值-漁業種類別魚類別生產量值11'.C66];['漁業生產量值-漁業種類別魚類別生產量值11'.E66];['漁業生產量值-漁業種類別魚類別生產量值11'.G66];['漁業生產量值-漁業種類別魚類別生產量值11'.I66])=0;&quot;-&quot;;SUM(['漁業生產量值-漁業種類別魚類別生產量值11'.C66];['漁業生產量值-漁業種類別魚類別生產量值11'.E66];['漁業生產量值-漁業種類別魚類別生產量值11'.G66];['漁業生產量值-漁業種類別魚類別生產量值11'.I66]))" table:style-name="ce37">
            <text:p>-</text:p>
          </table:table-cell>
          <table:table-cell office:value-type="string" office:string-value="-" table:formula="of:=  IF(SUM(['漁業生產量值-漁業種類別魚類別生產量值11'.D66];['漁業生產量值-漁業種類別魚類別生產量值11'.F66];['漁業生產量值-漁業種類別魚類別生產量值11'.H66];['漁業生產量值-漁業種類別魚類別生產量值11'.J66])=0;&quot;-&quot;;SUM(['漁業生產量值-漁業種類別魚類別生產量值11'.D66];['漁業生產量值-漁業種類別魚類別生產量值11'.F66];['漁業生產量值-漁業種類別魚類別生產量值11'.H66];['漁業生產量值-漁業種類別魚類別生產量值11'.J66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string" office:string-value="-" table:formula="of:=  IF(SUM([.E67];[.G67];[.I67];[.K67];[.M67])=0;&quot;-&quot;;SUM([.E67];[.G67];[.I67];[.K67];[.M67]))" table:style-name="ce37">
            <text:p>-</text:p>
          </table:table-cell>
          <table:table-cell office:value-type="string" office:string-value="-" table:formula="of:=  IF(SUM([.F67];[.H67];[.J67];[.L67];[.N67])=0;&quot;-&quot;;SUM([.F67];[.H67];[.J67];[.L67];[.N67]))" table:style-name="ce3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'漁業生產量值-漁業種類別魚類別生產量值11'.C67];['漁業生產量值-漁業種類別魚類別生產量值11'.E67];['漁業生產量值-漁業種類別魚類別生產量值11'.G67];['漁業生產量值-漁業種類別魚類別生產量值11'.I67])=0;&quot;-&quot;;SUM(['漁業生產量值-漁業種類別魚類別生產量值11'.C67];['漁業生產量值-漁業種類別魚類別生產量值11'.E67];['漁業生產量值-漁業種類別魚類別生產量值11'.G67];['漁業生產量值-漁業種類別魚類別生產量值11'.I67]))" table:style-name="ce37">
            <text:p>-</text:p>
          </table:table-cell>
          <table:table-cell office:value-type="string" office:string-value="-" table:formula="of:=  IF(SUM(['漁業生產量值-漁業種類別魚類別生產量值11'.D67];['漁業生產量值-漁業種類別魚類別生產量值11'.F67];['漁業生產量值-漁業種類別魚類別生產量值11'.H67];['漁業生產量值-漁業種類別魚類別生產量值11'.J67])=0;&quot;-&quot;;SUM(['漁業生產量值-漁業種類別魚類別生產量值11'.D67];['漁業生產量值-漁業種類別魚類別生產量值11'.F67];['漁業生產量值-漁業種類別魚類別生產量值11'.H67];['漁業生產量值-漁業種類別魚類別生產量值11'.J67]))" table:style-name="ce3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16384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0"/>
        <table:table-column table:style-name="co5" table:default-cell-style-name="ce80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style-name="ce80"/>
          <table:table-cell table:number-columns-repeated="5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2" table:style-name="ce1"/>
          <table:table-cell table:number-columns-repeated="2" table:style-name="ce80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141">
            <text:p><text:s text:c="20"/><text:span text:style-name="T1">魚類別</text:span></text:p>
            <text:p><text:span text:style-name="T1"><text:s text:c="20"/>Species</text:span></text:p>
            <draw:custom-shape svg:x="0in" svg:y="0in" svg:width="0.96875in" svg:height="0.71694in" draw:z-index="1" draw:id="id11" draw:style-name="a1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4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8" table:number-rows-spanned="1" table:style-name="ce265">
            <text:p>鯊 <text:s text:c="5"/>魚 <text:s text:c="5"/>類</text:p>
          </table:table-cell>
          <table:covered-table-cell table:number-columns-repeated="7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67">
            <text:p>真鯊屬</text:p>
          </table:table-cell>
          <table:covered-table-cell/>
          <table:table-cell office:value-type="string" table:number-columns-spanned="2" table:number-rows-spanned="1" table:style-name="ce266">
            <text:p>鋸峰齒鯊</text:p>
          </table:table-cell>
          <table:covered-table-cell/>
          <table:table-cell office:value-type="string" table:number-columns-spanned="2" table:number-rows-spanned="1" table:style-name="ce266">
            <text:p>尖吻鯖鯊</text:p>
          </table:table-cell>
          <table:covered-table-cell/>
          <table:table-cell office:value-type="string" table:number-columns-spanned="2" table:number-rows-spanned="1" table:style-name="ce266">
            <text:p>其他</text:p>
          </table:table-cell>
          <table:covered-table-cell/>
          <table:table-cell office:value-type="string" table:number-columns-spanned="2" table:number-rows-spanned="1" table:style-name="ce246">
            <text:p>秋刀魚</text:p>
          </table:table-cell>
          <table:covered-table-cell/>
          <table:table-cell office:value-type="string" table:number-columns-spanned="2" table:number-rows-spanned="1" table:style-name="ce264">
            <text:p>單棘魨科</text:p>
          </table:table-cell>
          <table:covered-table-cell/>
          <table:table-cell office:value-type="string" table:number-columns-spanned="2" table:number-rows-spanned="1" table:style-name="ce247">
            <text:p>其他淡水魚類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5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72">
            <text:p>56100</text:p>
          </table:table-cell>
          <table:covered-table-cell/>
          <table:table-cell office:value-type="string" table:number-columns-spanned="2" table:number-rows-spanned="1" table:style-name="ce271">
            <text:p>56201</text:p>
          </table:table-cell>
          <table:covered-table-cell/>
          <table:table-cell office:value-type="string" table:number-columns-spanned="2" table:number-rows-spanned="1" table:style-name="ce271">
            <text:p>56301</text:p>
          </table:table-cell>
          <table:covered-table-cell/>
          <table:table-cell office:value-type="string" table:number-columns-spanned="2" table:number-rows-spanned="1" table:style-name="ce260">
            <text:p>56ZZZ</text:p>
          </table:table-cell>
          <table:covered-table-cell/>
          <table:table-cell office:value-type="string" table:number-columns-spanned="2" table:number-rows-spanned="1" table:style-name="ce277">
            <text:p>59001</text:p>
          </table:table-cell>
          <table:covered-table-cell/>
          <table:table-cell office:value-type="string" table:number-columns-spanned="2" table:number-rows-spanned="1" table:style-name="ce271">
            <text:p>60000</text:p>
          </table:table-cell>
          <table:covered-table-cell/>
          <table:table-cell office:value-type="string" table:number-columns-spanned="2" table:number-rows-spanned="1" table:style-name="ce272">
            <text:p>62998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65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6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1509.9348300000001" table:formula="of:=  IF(SUM([.C11];[.C19];[.C36];[.C54];[.C58];[.C62])=0;&quot;-&quot;;SUM([.C11];[.C19];[.C36];[.C54];[.C58];[.C62]))" table:style-name="ce37">
            <text:p>1,510<text:s/></text:p>
          </table:table-cell>
          <table:table-cell office:value-type="float" office:value="113808.84964000001" table:formula="of:=  IF(SUM([.D11];[.D19];[.D36];[.D54];[.D58];[.D62])=0;&quot;-&quot;;SUM([.D11];[.D19];[.D36];[.D54];[.D58];[.D62]))" table:style-name="ce37">
            <text:p>113,809<text:s/></text:p>
          </table:table-cell>
          <table:table-cell office:value-type="float" office:value="23841.763309999998" table:formula="of:=  IF(SUM([.E11];[.E19];[.E36];[.E54];[.E58];[.E62])=0;&quot;-&quot;;SUM([.E11];[.E19];[.E36];[.E54];[.E58];[.E62]))" table:style-name="ce37">
            <text:p>23,842<text:s/></text:p>
          </table:table-cell>
          <table:table-cell office:value-type="float" office:value="534923.24622000009" table:formula="of:=  IF(SUM([.F11];[.F19];[.F36];[.F54];[.F58];[.F62])=0;&quot;-&quot;;SUM([.F11];[.F19];[.F36];[.F54];[.F58];[.F62]))" table:style-name="ce37">
            <text:p>534,923<text:s/></text:p>
          </table:table-cell>
          <table:table-cell office:value-type="float" office:value="1702.2873399999999" table:formula="of:=  IF(SUM([.G11];[.G19];[.G36];[.G54];[.G58];[.G62])=0;&quot;-&quot;;SUM([.G11];[.G19];[.G36];[.G54];[.G58];[.G62]))" table:style-name="ce37">
            <text:p>1,702<text:s/></text:p>
          </table:table-cell>
          <table:table-cell office:value-type="float" office:value="81404.911819999994" table:formula="of:=  IF(SUM([.H11];[.H19];[.H36];[.H54];[.H58];[.H62])=0;&quot;-&quot;;SUM([.H11];[.H19];[.H36];[.H54];[.H58];[.H62]))" table:style-name="ce37">
            <text:p>81,405<text:s/></text:p>
          </table:table-cell>
          <table:table-cell office:value-type="float" office:value="1910.8669" table:formula="of:=  IF(SUM([.I11];[.I19];[.I36];[.I54];[.I58];[.I62])=0;&quot;-&quot;;SUM([.I11];[.I19];[.I36];[.I54];[.I58];[.I62]))" table:style-name="ce37">
            <text:p>1,911<text:s/></text:p>
          </table:table-cell>
          <table:table-cell office:value-type="float" office:value="90025.407529999997" table:formula="of:=  IF(SUM([.J11];[.J19];[.J36];[.J54];[.J58];[.J62])=0;&quot;-&quot;;SUM([.J11];[.J19];[.J36];[.J54];[.J58];[.J62]))" table:style-name="ce37">
            <text:p>90,025<text:s/></text:p>
          </table:table-cell>
          <table:table-cell office:value-type="float" office:value="146024.99999000001" table:formula="of:=  IF(SUM([.K11];[.K19];[.K36];[.K54];[.K58];[.K62])=0;&quot;-&quot;;SUM([.K11];[.K19];[.K36];[.K54];[.K58];[.K62]))" table:style-name="ce37">
            <text:p>146,025<text:s/></text:p>
          </table:table-cell>
          <table:table-cell office:value-type="float" office:value="5672466.9467000002" table:formula="of:=  IF(SUM([.L11];[.L19];[.L36];[.L54];[.L58];[.L62])=0;&quot;-&quot;;SUM([.L11];[.L19];[.L36];[.L54];[.L58];[.L62]))" table:style-name="ce37">
            <text:p>5,672,467<text:s/></text:p>
          </table:table-cell>
          <table:table-cell office:value-type="float" office:value="177.86439999999999" table:formula="of:=  IF(SUM([.M11];[.M19];[.M36];[.M54];[.M58];[.M62])=0;&quot;-&quot;;SUM([.M11];[.M19];[.M36];[.M54];[.M58];[.M62]))" table:style-name="ce37">
            <text:p>178<text:s/></text:p>
          </table:table-cell>
          <table:table-cell office:value-type="float" office:value="30511.420760000001" table:formula="of:=  IF(SUM([.N11];[.N19];[.N36];[.N54];[.N58];[.N62])=0;&quot;-&quot;;SUM([.N11];[.N19];[.N36];[.N54];[.N58];[.N62]))" table:style-name="ce67">
            <text:p>30,511<text:s/></text:p>
          </table:table-cell>
          <table:table-cell office:value-type="float" office:value="1235.788" table:formula="of:=  IF(SUM([.O11];[.O19];[.O36];[.O54];[.O58];[.O62])=0;&quot;-&quot;;SUM([.O11];[.O19];[.O36];[.O54];[.O58];[.O62]))" table:style-name="ce37">
            <text:p>1,236<text:s/></text:p>
          </table:table-cell>
          <table:table-cell office:value-type="float" office:value="199941.84299999999" table:formula="of:=  IF(SUM([.P11];[.P19];[.P36];[.P54];[.P58];[.P62])=0;&quot;-&quot;;SUM([.P11];[.P19];[.P36];[.P54];[.P58];[.P62]))" table:style-name="ce37">
            <text:p>199,942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float" office:value="262.56373000000002" table:formula="of:=  IF(SUM([.C12:.C18])=0;&quot;-&quot;;SUM([.C12:.C18]))" table:style-name="ce44">
            <text:p>263<text:s/></text:p>
          </table:table-cell>
          <table:table-cell office:value-type="float" office:value="9476.6938399999999" table:formula="of:=  IF(SUM([.D12:.D18])=0;&quot;-&quot;;SUM([.D12:.D18]))" table:style-name="ce44">
            <text:p>9,477<text:s/></text:p>
          </table:table-cell>
          <table:table-cell office:value-type="float" office:value="21262.762009999999" table:formula="of:=  IF(SUM([.E12:.E18])=0;&quot;-&quot;;SUM([.E12:.E18]))" table:style-name="ce44">
            <text:p>21,263<text:s/></text:p>
          </table:table-cell>
          <table:table-cell office:value-type="float" office:value="456613.24472000002" table:formula="of:=  IF(SUM([.F12:.F18])=0;&quot;-&quot;;SUM([.F12:.F18]))" table:style-name="ce44">
            <text:p>456,613<text:s/></text:p>
          </table:table-cell>
          <table:table-cell office:value-type="float" office:value="1670.5027399999999" table:formula="of:=  IF(SUM([.G12:.G18])=0;&quot;-&quot;;SUM([.G12:.G18]))" table:style-name="ce44">
            <text:p>1,671<text:s/></text:p>
          </table:table-cell>
          <table:table-cell office:value-type="float" office:value="79299.925319999995" table:formula="of:=  IF(SUM([.H12:.H18])=0;&quot;-&quot;;SUM([.H12:.H18]))" table:style-name="ce44">
            <text:p>79,300<text:s/></text:p>
          </table:table-cell>
          <table:table-cell office:value-type="float" office:value="1586.1889000000001" table:formula="of:=  IF(SUM([.I12:.I18])=0;&quot;-&quot;;SUM([.I12:.I18]))" table:style-name="ce44">
            <text:p>1,586<text:s/></text:p>
          </table:table-cell>
          <table:table-cell office:value-type="float" office:value="63264.491130000002" table:formula="of:=  IF(SUM([.J12:.J18])=0;&quot;-&quot;;SUM([.J12:.J18]))" table:style-name="ce44">
            <text:p>63,264<text:s/></text:p>
          </table:table-cell>
          <table:table-cell office:value-type="float" office:value="146024.99999000001" table:formula="of:=  IF(SUM([.K12:.K18])=0;&quot;-&quot;;SUM([.K12:.K18]))" table:style-name="ce44">
            <text:p>146,025<text:s/></text:p>
          </table:table-cell>
          <table:table-cell office:value-type="float" office:value="5672466.9467000002" table:formula="of:=  IF(SUM([.L12:.L18])=0;&quot;-&quot;;SUM([.L12:.L18]))" table:style-name="ce44">
            <text:p>5,672,467<text:s/></text:p>
          </table:table-cell>
          <table:table-cell office:value-type="string" office:string-value="-" table:formula="of:=  IF(SUM([.M12:.M18])=0;&quot;-&quot;;SUM([.M12:.M18]))" table:style-name="ce44">
            <text:p>-</text:p>
          </table:table-cell>
          <table:table-cell office:value-type="string" office:string-value="-" table:formula="of:=  IF(SUM([.N12:.N18])=0;&quot;-&quot;;SUM([.N12:.N18]))" table:style-name="ce45">
            <text:p>-</text:p>
          </table:table-cell>
          <table:table-cell office:value-type="string" office:string-value="-" table:formula="of:=  IF(SUM([.O12:.O18])=0;&quot;-&quot;;SUM([.O12:.O18]))" table:style-name="ce44">
            <text:p>-</text:p>
          </table:table-cell>
          <table:table-cell office:value-type="string" office:string-value="-" table:formula="of:=  IF(SUM([.P12:.P18])=0;&quot;-&quot;;SUM([.P12:.P18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1" table:style-name="ce47">
            <text:p>0<text:s/></text:p>
          </table:table-cell>
          <table:table-cell office:value-type="float" office:value="4.2366700000000002" table:style-name="ce47">
            <text:p>4<text:s/></text:p>
          </table:table-cell>
          <table:table-cell office:value-type="float" office:value="2" table:style-name="ce47">
            <text:p>2<text:s/></text:p>
          </table:table-cell>
          <table:table-cell office:value-type="float" office:value="41.41525" table:style-name="ce47">
            <text:p>4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46024.99999000001" table:style-name="ce47">
            <text:p>146,025<text:s/></text:p>
          </table:table-cell>
          <table:table-cell office:value-type="float" office:value="5672466.9467000002" table:style-name="ce47">
            <text:p>5,672,467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float" office:value="262.56373000000002" table:style-name="ce47">
            <text:p>263<text:s/></text:p>
          </table:table-cell>
          <table:table-cell office:value-type="float" office:value="9476.6938399999999" table:style-name="ce47">
            <text:p>9,477<text:s/></text:p>
          </table:table-cell>
          <table:table-cell office:value-type="float" office:value="21262.762009999999" table:style-name="ce47">
            <text:p>21,263<text:s/></text:p>
          </table:table-cell>
          <table:table-cell office:value-type="float" office:value="456613.24472000002" table:style-name="ce47">
            <text:p>456,613<text:s/></text:p>
          </table:table-cell>
          <table:table-cell office:value-type="float" office:value="1670.40274" table:style-name="ce47">
            <text:p>1,670<text:s/></text:p>
          </table:table-cell>
          <table:table-cell office:value-type="float" office:value="79295.688649999996" table:style-name="ce47">
            <text:p>79,296<text:s/></text:p>
          </table:table-cell>
          <table:table-cell office:value-type="float" office:value="1584.1889000000001" table:style-name="ce47">
            <text:p>1,584<text:s/></text:p>
          </table:table-cell>
          <table:table-cell office:value-type="float" office:value="63223.075880000004" table:style-name="ce47">
            <text:p>63,22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float" office:value="1230.7506000000001" table:formula="of:=  IF(SUM([.C20:.C35])=0;&quot;-&quot;;SUM([.C20:.C35]))" table:style-name="ce44">
            <text:p>1,231<text:s/></text:p>
          </table:table-cell>
          <table:table-cell office:value-type="float" office:value="102640.02034" table:formula="of:=  IF(SUM([.D20:.D35])=0;&quot;-&quot;;SUM([.D20:.D35]))" table:style-name="ce44">
            <text:p>102,640<text:s/></text:p>
          </table:table-cell>
          <table:table-cell office:value-type="float" office:value="2543.2303000000002" table:formula="of:=  IF(SUM([.E20:.E35])=0;&quot;-&quot;;SUM([.E20:.E35]))" table:style-name="ce44">
            <text:p>2,543<text:s/></text:p>
          </table:table-cell>
          <table:table-cell office:value-type="float" office:value="75874.905100000004" table:formula="of:=  IF(SUM([.F20:.F35])=0;&quot;-&quot;;SUM([.F20:.F35]))" table:style-name="ce44">
            <text:p>75,875<text:s/></text:p>
          </table:table-cell>
          <table:table-cell office:value-type="float" office:value="31.509" table:formula="of:=  IF(SUM([.G20:.G35])=0;&quot;-&quot;;SUM([.G20:.G35]))" table:style-name="ce44">
            <text:p>32<text:s/></text:p>
          </table:table-cell>
          <table:table-cell office:value-type="float" office:value="2086.0455000000002" table:formula="of:=  IF(SUM([.H20:.H35])=0;&quot;-&quot;;SUM([.H20:.H35]))" table:style-name="ce44">
            <text:p>2,086<text:s/></text:p>
          </table:table-cell>
          <table:table-cell office:value-type="float" office:value="250.2629" table:formula="of:=  IF(SUM([.I20:.I35])=0;&quot;-&quot;;SUM([.I20:.I35]))" table:style-name="ce44">
            <text:p>250<text:s/></text:p>
          </table:table-cell>
          <table:table-cell office:value-type="float" office:value="22317.954290000001" table:formula="of:=  IF(SUM([.J20:.J35])=0;&quot;-&quot;;SUM([.J20:.J35]))" table:style-name="ce44">
            <text:p>22,318<text:s/></text:p>
          </table:table-cell>
          <table:table-cell office:value-type="string" office:string-value="-" table:formula="of:=  IF(SUM([.K20:.K35])=0;&quot;-&quot;;SUM([.K20:.K35]))" table:style-name="ce44">
            <text:p>-</text:p>
          </table:table-cell>
          <table:table-cell office:value-type="string" office:string-value="-" table:formula="of:=  IF(SUM([.L20:.L35])=0;&quot;-&quot;;SUM([.L20:.L35]))" table:style-name="ce44">
            <text:p>-</text:p>
          </table:table-cell>
          <table:table-cell office:value-type="float" office:value="100.5514" table:formula="of:=  IF(SUM([.M20:.M35])=0;&quot;-&quot;;SUM([.M20:.M35]))" table:style-name="ce44">
            <text:p>101<text:s/></text:p>
          </table:table-cell>
          <table:table-cell office:value-type="float" office:value="16569.173210000001" table:formula="of:=  IF(SUM([.N20:.N35])=0;&quot;-&quot;;SUM([.N20:.N35]))" table:style-name="ce45">
            <text:p>16,569<text:s/></text:p>
          </table:table-cell>
          <table:table-cell office:value-type="string" office:string-value="-" table:formula="of:=  IF(SUM([.O20:.O35])=0;&quot;-&quot;;SUM([.O20:.O35]))" table:style-name="ce44">
            <text:p>-</text:p>
          </table:table-cell>
          <table:table-cell office:value-type="string" office:string-value="-" table:formula="of:=  IF(SUM([.P20:.P35])=0;&quot;-&quot;;SUM([.P20:.P35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78500000000000003" table:style-name="ce47">
            <text:p>1<text:s/></text:p>
          </table:table-cell>
          <table:table-cell office:value-type="float" office:value="166.42" table:style-name="ce68">
            <text:p>16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float" office:value="69.781409999999994" table:style-name="ce47">
            <text:p>70<text:s/></text:p>
          </table:table-cell>
          <table:table-cell office:value-type="float" office:value="3309.0343899999998" table:style-name="ce47">
            <text:p>3,309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5.597999999999999" table:style-name="ce47">
            <text:p>46<text:s/></text:p>
          </table:table-cell>
          <table:table-cell office:value-type="float" office:value="1585.143" table:style-name="ce47">
            <text:p>1,58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.7663500000000001" table:style-name="ce47">
            <text:p>6<text:s/></text:p>
          </table:table-cell>
          <table:table-cell office:value-type="float" office:value="1148.05125" table:style-name="ce68">
            <text:p>1,14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float" office:value="51.689920000000001" table:style-name="ce47">
            <text:p>52<text:s/></text:p>
          </table:table-cell>
          <table:table-cell office:value-type="float" office:value="2451.1359499999999" table:style-name="ce47">
            <text:p>2,451<text:s/></text:p>
          </table:table-cell>
          <table:table-cell office:value-type="float" office:value="0.4955" table:style-name="ce47">
            <text:p>0<text:s/></text:p>
          </table:table-cell>
          <table:table-cell office:value-type="float" office:value="37.162500000000001" table:style-name="ce47">
            <text:p>37<text:s/></text:p>
          </table:table-cell>
          <table:table-cell office:value-type="float" office:value="1.3979999999999999" table:style-name="ce47">
            <text:p>1<text:s/></text:p>
          </table:table-cell>
          <table:table-cell office:value-type="float" office:value="204.108" table:style-name="ce47">
            <text:p>204<text:s/></text:p>
          </table:table-cell>
          <table:table-cell office:value-type="float" office:value="14.1625" table:style-name="ce47">
            <text:p>14<text:s/></text:p>
          </table:table-cell>
          <table:table-cell office:value-type="float" office:value="527.74824999999998" table:style-name="ce47">
            <text:p>52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7.8585599999999998" table:style-name="ce47">
            <text:p>8<text:s/></text:p>
          </table:table-cell>
          <table:table-cell office:value-type="float" office:value="1660.85247" table:style-name="ce68">
            <text:p>1,66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float" office:value="0.63800000000000001" table:style-name="ce47">
            <text:p>1<text:s/></text:p>
          </table:table-cell>
          <table:table-cell office:value-type="float" office:value="56.207799999999999" table:style-name="ce47">
            <text:p>5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7.605" table:style-name="ce47">
            <text:p>18<text:s/></text:p>
          </table:table-cell>
          <table:table-cell office:value-type="float" office:value="2640.75" table:style-name="ce68">
            <text:p>2,64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float" office:value="1100.8878" table:style-name="ce47">
            <text:p>1,101<text:s/></text:p>
          </table:table-cell>
          <table:table-cell office:value-type="float" office:value="96455.972699999998" table:style-name="ce47">
            <text:p>96,456<text:s/></text:p>
          </table:table-cell>
          <table:table-cell office:value-type="float" office:value="2443.1478000000002" table:style-name="ce47">
            <text:p>2,443<text:s/></text:p>
          </table:table-cell>
          <table:table-cell office:value-type="float" office:value="70425.117599999998" table:style-name="ce47">
            <text:p>70,425<text:s/></text:p>
          </table:table-cell>
          <table:table-cell office:value-type="float" office:value="30.111000000000001" table:style-name="ce47">
            <text:p>30<text:s/></text:p>
          </table:table-cell>
          <table:table-cell office:value-type="float" office:value="1881.9375" table:style-name="ce47">
            <text:p>1,882<text:s/></text:p>
          </table:table-cell>
          <table:table-cell office:value-type="float" office:value="150.7234" table:style-name="ce47">
            <text:p>151<text:s/></text:p>
          </table:table-cell>
          <table:table-cell office:value-type="float" office:value="8372.6394400000008" table:style-name="ce47">
            <text:p>8,37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float" office:value="7.7534700000000001" table:style-name="ce47">
            <text:p>8<text:s/></text:p>
          </table:table-cell>
          <table:table-cell office:value-type="float" office:value="367.66950000000003" table:style-name="ce47">
            <text:p>368<text:s/></text:p>
          </table:table-cell>
          <table:table-cell office:value-type="float" office:value="2.101" table:style-name="ce47">
            <text:p>2<text:s/></text:p>
          </table:table-cell>
          <table:table-cell office:value-type="float" office:value="157.57499999999999" table:style-name="ce47">
            <text:p>15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8.649000000000001" table:style-name="ce47">
            <text:p>39<text:s/></text:p>
          </table:table-cell>
          <table:table-cell office:value-type="float" office:value="11769.504999999999" table:style-name="ce47">
            <text:p>11,77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1.203489999999999" table:style-name="ce47">
            <text:p>31<text:s/></text:p>
          </table:table-cell>
          <table:table-cell office:value-type="float" office:value="4697.3254900000002" table:style-name="ce68">
            <text:p>4,69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97.486000000000004" table:style-name="ce47">
            <text:p>97<text:s/></text:p>
          </table:table-cell>
          <table:table-cell office:value-type="float" office:value="5255.05" table:style-name="ce47">
            <text:p>5,25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117" table:style-name="ce47">
            <text:p>1<text:s/></text:p>
          </table:table-cell>
          <table:table-cell office:value-type="float" office:value="62.552" table:style-name="ce47">
            <text:p>6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7.332999999999998" table:style-name="ce47">
            <text:p>37<text:s/></text:p>
          </table:table-cell>
          <table:table-cell office:value-type="float" office:value="6255.7740000000003" table:style-name="ce68">
            <text:p>6,25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1.2999999999999999E-2" table:style-name="ce49">
            <text:p>0<text:s/></text:p>
          </table:table-cell>
          <table:table-cell office:value-type="float" office:value="0.36659999999999998" table:style-name="ce49">
            <text:p>0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16.6205" table:formula="of:=  IF(SUM([.C37:.C53])=0;&quot;-&quot;;SUM([.C37:.C53]))" table:style-name="ce44">
            <text:p>17<text:s/></text:p>
          </table:table-cell>
          <table:table-cell office:value-type="float" office:value="1692.13546" table:formula="of:=  IF(SUM([.D37:.D53])=0;&quot;-&quot;;SUM([.D37:.D53]))" table:style-name="ce44">
            <text:p>1,692<text:s/></text:p>
          </table:table-cell>
          <table:table-cell office:value-type="float" office:value="35.771000000000001" table:formula="of:=  IF(SUM([.E37:.E53])=0;&quot;-&quot;;SUM([.E37:.E53]))" table:style-name="ce44">
            <text:p>36<text:s/></text:p>
          </table:table-cell>
          <table:table-cell office:value-type="float" office:value="2435.0963999999999" table:formula="of:=  IF(SUM([.F37:.F53])=0;&quot;-&quot;;SUM([.F37:.F53]))" table:style-name="ce44">
            <text:p>2,435<text:s/></text:p>
          </table:table-cell>
          <table:table-cell office:value-type="float" office:value="0.27560000000000001" table:formula="of:=  IF(SUM([.G37:.G53])=0;&quot;-&quot;;SUM([.G37:.G53]))" table:style-name="ce44">
            <text:p>0<text:s/></text:p>
          </table:table-cell>
          <table:table-cell office:value-type="float" office:value="18.940999999999999" table:formula="of:=  IF(SUM([.H37:.H53])=0;&quot;-&quot;;SUM([.H37:.H53]))" table:style-name="ce44">
            <text:p>19<text:s/></text:p>
          </table:table-cell>
          <table:table-cell office:value-type="float" office:value="74.41510000000001" table:formula="of:=  IF(SUM([.I37:.I53])=0;&quot;-&quot;;SUM([.I37:.I53]))" table:style-name="ce44">
            <text:p>74<text:s/></text:p>
          </table:table-cell>
          <table:table-cell office:value-type="float" office:value="4442.9621099999995" table:formula="of:=  IF(SUM([.J37:.J53])=0;&quot;-&quot;;SUM([.J37:.J53]))" table:style-name="ce44">
            <text:p>4,443<text:s/></text:p>
          </table:table-cell>
          <table:table-cell office:value-type="string" office:string-value="-" table:formula="of:=  IF(SUM([.K37:.K53])=0;&quot;-&quot;;SUM([.K37:.K53]))" table:style-name="ce44">
            <text:p>-</text:p>
          </table:table-cell>
          <table:table-cell office:value-type="string" office:string-value="-" table:formula="of:=  IF(SUM([.L37:.L53])=0;&quot;-&quot;;SUM([.L37:.L53]))" table:style-name="ce44">
            <text:p>-</text:p>
          </table:table-cell>
          <table:table-cell office:value-type="float" office:value="77.312999999999988" table:formula="of:=  IF(SUM([.M37:.M53])=0;&quot;-&quot;;SUM([.M37:.M53]))" table:style-name="ce44">
            <text:p>77<text:s/></text:p>
          </table:table-cell>
          <table:table-cell office:value-type="float" office:value="13942.24755" table:formula="of:=  IF(SUM([.N37:.N53])=0;&quot;-&quot;;SUM([.N37:.N53]))" table:style-name="ce45">
            <text:p>13,942<text:s/></text:p>
          </table:table-cell>
          <table:table-cell office:value-type="string" office:string-value="-" table:formula="of:=  IF(SUM([.O37:.O53])=0;&quot;-&quot;;SUM([.O37:.O53]))" table:style-name="ce44">
            <text:p>-</text:p>
          </table:table-cell>
          <table:table-cell office:value-type="string" office:string-value="-" table:formula="of:=  IF(SUM([.P37:.P53])=0;&quot;-&quot;;SUM([.P37:.P53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float" office:value="0.75780000000000003" table:style-name="ce47">
            <text:p>1<text:s/></text:p>
          </table:table-cell>
          <table:table-cell office:value-type="float" office:value="58.734529999999999" table:style-name="ce47">
            <text:p>59<text:s/></text:p>
          </table:table-cell>
          <table:table-cell office:value-type="float" office:value="0.191" table:style-name="ce47">
            <text:p>0<text:s/></text:p>
          </table:table-cell>
          <table:table-cell office:value-type="float" office:value="10.2758" table:style-name="ce47">
            <text:p>10<text:s/></text:p>
          </table:table-cell>
          <table:table-cell office:value-type="float" office:value="0.26" table:style-name="ce47">
            <text:p>0<text:s/></text:p>
          </table:table-cell>
          <table:table-cell office:value-type="float" office:value="18.2" table:style-name="ce47">
            <text:p>18<text:s/></text:p>
          </table:table-cell>
          <table:table-cell office:value-type="float" office:value="4.2050999999999998" table:style-name="ce47">
            <text:p>4<text:s/></text:p>
          </table:table-cell>
          <table:table-cell office:value-type="float" office:value="227.03333999999998" table:style-name="ce47">
            <text:p>22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0.851800000000001" table:style-name="ce47">
            <text:p>21<text:s/></text:p>
          </table:table-cell>
          <table:table-cell office:value-type="float" office:value="3587.48587" table:style-name="ce68">
            <text:p>3,58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726" table:style-name="ce47">
            <text:p>3<text:s/></text:p>
          </table:table-cell>
          <table:table-cell office:value-type="float" office:value="466.14600000000002" table:style-name="ce68">
            <text:p>46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15.8627" table:style-name="ce47">
            <text:p>16<text:s/></text:p>
          </table:table-cell>
          <table:table-cell office:value-type="float" office:value="1633.40093" table:style-name="ce47">
            <text:p>1,633<text:s/></text:p>
          </table:table-cell>
          <table:table-cell office:value-type="float" office:value="35.417000000000002" table:style-name="ce47">
            <text:p>35<text:s/></text:p>
          </table:table-cell>
          <table:table-cell office:value-type="float" office:value="2412.5956000000001" table:style-name="ce47">
            <text:p>2,413<text:s/></text:p>
          </table:table-cell>
          <table:table-cell office:value-type="float" office:value="1.5599999999999999E-2" table:style-name="ce47">
            <text:p>0<text:s/></text:p>
          </table:table-cell>
          <table:table-cell office:value-type="float" office:value="0.74099999999999999" table:style-name="ce47">
            <text:p>1<text:s/></text:p>
          </table:table-cell>
          <table:table-cell office:value-type="float" office:value="63.411000000000001" table:style-name="ce47">
            <text:p>63<text:s/></text:p>
          </table:table-cell>
          <table:table-cell office:value-type="float" office:value="3775.2417699999996" table:style-name="ce47">
            <text:p>3,77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9.0578" table:style-name="ce47">
            <text:p>49<text:s/></text:p>
          </table:table-cell>
          <table:table-cell office:value-type="float" office:value="8931.6149600000008" table:style-name="ce68">
            <text:p>8,93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.2343999999999999" table:style-name="ce47">
            <text:p>3<text:s/></text:p>
          </table:table-cell>
          <table:table-cell office:value-type="float" office:value="651.08471999999995" table:style-name="ce68">
            <text:p>65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802" table:style-name="ce47">
            <text:p>2<text:s/></text:p>
          </table:table-cell>
          <table:table-cell office:value-type="float" office:value="100.91200000000001" table:style-name="ce47">
            <text:p>10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4430000000000001" table:style-name="ce47">
            <text:p>1<text:s/></text:p>
          </table:table-cell>
          <table:table-cell office:value-type="float" office:value="305.916" table:style-name="ce68">
            <text:p>30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1970000000000001" table:style-name="ce47">
            <text:p>2<text:s/></text:p>
          </table:table-cell>
          <table:table-cell office:value-type="float" office:value="164.77500000000001" table:style-name="ce47">
            <text:p>16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16300000000000001" table:style-name="ce47">
            <text:p>0<text:s/></text:p>
          </table:table-cell>
          <table:table-cell office:value-type="float" office:value="12.225" table:style-name="ce47">
            <text:p>1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8" table:style-name="ce47">
            <text:p>3<text:s/></text:p>
          </table:table-cell>
          <table:table-cell office:value-type="float" office:value="175" table:style-name="ce47">
            <text:p>17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C55:.C57])=0;&quot;-&quot;;SUM([.C55:.C57]))" table:style-name="ce44">
            <text:p>-</text:p>
          </table:table-cell>
          <table:table-cell office:value-type="string" office:string-value="-" table:formula="of:=  IF(SUM([.D55:.D57])=0;&quot;-&quot;;SUM([.D55:.D57]))" table:style-name="ce44">
            <text:p>-</text:p>
          </table:table-cell>
          <table:table-cell office:value-type="string" office:string-value="-" table:formula="of:=  IF(SUM([.E55:.E57])=0;&quot;-&quot;;SUM([.E55:.E57]))" table:style-name="ce44">
            <text:p>-</text:p>
          </table:table-cell>
          <table:table-cell office:value-type="string" office:string-value="-" table:formula="of:=  IF(SUM([.F55:.F57])=0;&quot;-&quot;;SUM([.F55:.F57]))" table:style-name="ce44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44">
            <text:p>-</text:p>
          </table:table-cell>
          <table:table-cell office:value-type="string" office:string-value="-" table:formula="of:=  IF(SUM([.I55:.I57])=0;&quot;-&quot;;SUM([.I55:.I57]))" table:style-name="ce44">
            <text:p>-</text:p>
          </table:table-cell>
          <table:table-cell office:value-type="string" office:string-value="-" table:formula="of:=  IF(SUM([.J55:.J57])=0;&quot;-&quot;;SUM([.J55:.J57]))" table:style-name="ce44">
            <text:p>-</text:p>
          </table:table-cell>
          <table:table-cell office:value-type="string" office:string-value="-" table:formula="of:=  IF(SUM([.K55:.K57])=0;&quot;-&quot;;SUM([.K55:.K57]))" table:style-name="ce44">
            <text:p>-</text:p>
          </table:table-cell>
          <table:table-cell office:value-type="string" office:string-value="-" table:formula="of:=  IF(SUM([.L55:.L57])=0;&quot;-&quot;;SUM([.L55:.L57]))" table:style-name="ce44">
            <text:p>-</text:p>
          </table:table-cell>
          <table:table-cell office:value-type="string" office:string-value="-" table:formula="of:=  IF(SUM([.M55:.M57])=0;&quot;-&quot;;SUM([.M55:.M57]))" table:style-name="ce44">
            <text:p>-</text:p>
          </table:table-cell>
          <table:table-cell office:value-type="string" office:string-value="-" table:formula="of:=  IF(SUM([.N55:.N57])=0;&quot;-&quot;;SUM([.N55:.N57]))" table:style-name="ce45">
            <text:p>-</text:p>
          </table:table-cell>
          <table:table-cell office:value-type="float" office:value="3.5449999999999999" table:formula="of:=  IF(SUM([.O55:.O57])=0;&quot;-&quot;;SUM([.O55:.O57]))" table:style-name="ce44">
            <text:p>4<text:s/></text:p>
          </table:table-cell>
          <table:table-cell office:value-type="float" office:value="321" table:formula="of:=  IF(SUM([.P55:.P57])=0;&quot;-&quot;;SUM([.P55:.P57]))" table:style-name="ce44">
            <text:p>32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float" office:value="0.03" table:style-name="ce47">
            <text:p>0<text:s/></text:p>
          </table:table-cell>
          <table:table-cell office:value-type="float" office:value="4.6500000000000004" table:style-name="ce47">
            <text:p>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float" office:value="3.5150000000000001" table:style-name="ce47">
            <text:p>4<text:s/></text:p>
          </table:table-cell>
          <table:table-cell office:value-type="float" office:value="316.35000000000002" table:style-name="ce47">
            <text:p>316<text:s/>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string" office:string-value="-" table:formula="of:=  IF(SUM([.C59:.C61])=0;&quot;-&quot;;SUM([.C59:.C61]))" table:style-name="ce44">
            <text:p>-</text:p>
          </table:table-cell>
          <table:table-cell office:value-type="string" office:string-value="-" table:formula="of:=  IF(SUM([.D59:.D61])=0;&quot;-&quot;;SUM([.D59:.D61]))" table:style-name="ce44">
            <text:p>-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44">
            <text:p>-</text:p>
          </table:table-cell>
          <table:table-cell office:value-type="string" office:string-value="-" table:formula="of:=  IF(SUM([.G59:.G61])=0;&quot;-&quot;;SUM([.G59:.G61]))" table:style-name="ce44">
            <text:p>-</text:p>
          </table:table-cell>
          <table:table-cell office:value-type="string" office:string-value="-" table:formula="of:=  IF(SUM([.H59:.H61])=0;&quot;-&quot;;SUM([.H59:.H61]))" table:style-name="ce44">
            <text:p>-</text:p>
          </table:table-cell>
          <table:table-cell office:value-type="string" office:string-value="-" table:formula="of:=  IF(SUM([.I59:.I61])=0;&quot;-&quot;;SUM([.I59:.I61]))" table:style-name="ce44">
            <text:p>-</text:p>
          </table:table-cell>
          <table:table-cell office:value-type="string" office:string-value="-" table:formula="of:=  IF(SUM([.J59:.J61])=0;&quot;-&quot;;SUM([.J59:.J61]))" table:style-name="ce44">
            <text:p>-</text:p>
          </table:table-cell>
          <table:table-cell office:value-type="string" office:string-value="-" table:formula="of:=  IF(SUM([.K59:.K61])=0;&quot;-&quot;;SUM([.K59:.K61]))" table:style-name="ce44">
            <text:p>-</text:p>
          </table:table-cell>
          <table:table-cell office:value-type="string" office:string-value="-" table:formula="of:=  IF(SUM([.L59:.L61])=0;&quot;-&quot;;SUM([.L59:.L61]))" table:style-name="ce44">
            <text:p>-</text:p>
          </table:table-cell>
          <table:table-cell office:value-type="string" office:string-value="-" table:formula="of:=  IF(SUM([.M59:.M61])=0;&quot;-&quot;;SUM([.M59:.M61]))" table:style-name="ce44">
            <text:p>-</text:p>
          </table:table-cell>
          <table:table-cell office:value-type="string" office:string-value="-" table:formula="of:=  IF(SUM([.N59:.N61])=0;&quot;-&quot;;SUM([.N59:.N61]))" table:style-name="ce45">
            <text:p>-</text:p>
          </table:table-cell>
          <table:table-cell office:value-type="string" office:string-value="-" table:formula="of:=  IF(SUM([.O59:.O61])=0;&quot;-&quot;;SUM([.O59:.O61]))" table:style-name="ce44">
            <text:p>-</text:p>
          </table:table-cell>
          <table:table-cell office:value-type="string" office:string-value="-" table:formula="of:=  IF(SUM([.P59:.P61])=0;&quot;-&quot;;SUM([.P59:.P61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string" office:string-value="-" table:formula="of:=  IF(SUM([.C63];[.C64];[.C65];[.C67])=0;IF([.C66]=0;&quot;-&quot;;[.C66]);SUM([.C63];[.C64];[.C65];[.C67]))" table:style-name="ce44">
            <text:p>-</text:p>
          </table:table-cell>
          <table:table-cell office:value-type="string" office:string-value="-" table:formula="of:=  IF(SUM([.D63:.D67])=0;&quot;-&quot;;SUM([.D63:.D67]))" table:style-name="ce44">
            <text:p>-</text:p>
          </table:table-cell>
          <table:table-cell office:value-type="string" office:string-value="-" table:formula="of:=  IF(SUM([.E63];[.E64];[.E65];[.E67])=0;IF([.E66]=0;&quot;-&quot;;[.E66]);SUM([.E63];[.E64];[.E65];[.E67]))" table:style-name="ce44">
            <text:p>-</text:p>
          </table:table-cell>
          <table:table-cell office:value-type="string" office:string-value="-" table:formula="of:=  IF(SUM([.F63:.F67])=0;&quot;-&quot;;SUM([.F63:.F67]))" table:style-name="ce44">
            <text:p>-</text:p>
          </table:table-cell>
          <table:table-cell office:value-type="string" office:string-value="-" table:formula="of:=  IF(SUM([.G63];[.G64];[.G65];[.G67])=0;IF([.G66]=0;&quot;-&quot;;[.G66]);SUM([.G63];[.G64];[.G65];[.G67]))" table:style-name="ce44">
            <text:p>-</text:p>
          </table:table-cell>
          <table:table-cell office:value-type="string" office:string-value="-" table:formula="of:=  IF(SUM([.H63:.H67])=0;&quot;-&quot;;SUM([.H63:.H67]))" table:style-name="ce44">
            <text:p>-</text:p>
          </table:table-cell>
          <table:table-cell office:value-type="string" office:string-value="-" table:formula="of:=  IF(SUM([.I63];[.I64];[.I65];[.I67])=0;IF([.I66]=0;&quot;-&quot;;[.I66]);SUM([.I63];[.I64];[.I65];[.I67]))" table:style-name="ce44">
            <text:p>-</text:p>
          </table:table-cell>
          <table:table-cell office:value-type="string" office:string-value="-" table:formula="of:=  IF(SUM([.J63:.J67])=0;&quot;-&quot;;SUM([.J63:.J67]))" table:style-name="ce44">
            <text:p>-</text:p>
          </table:table-cell>
          <table:table-cell office:value-type="string" office:string-value="-" table:formula="of:=  IF(SUM([.K63];[.K64];[.K65];[.K67])=0;IF([.K66]=0;&quot;-&quot;;[.K66]);SUM([.K63];[.K64];[.K65];[.K67]))" table:style-name="ce44">
            <text:p>-</text:p>
          </table:table-cell>
          <table:table-cell office:value-type="string" office:string-value="-" table:formula="of:=  IF(SUM([.L63:.L67])=0;&quot;-&quot;;SUM([.L63:.L67]))" table:style-name="ce44">
            <text:p>-</text:p>
          </table:table-cell>
          <table:table-cell office:value-type="string" office:string-value="-" table:formula="of:=  IF(SUM([.M63];[.M64];[.M65];[.M67])=0;IF([.M66]=0;&quot;-&quot;;[.M66]);SUM([.M63];[.M64];[.M65];[.M67]))" table:style-name="ce44">
            <text:p>-</text:p>
          </table:table-cell>
          <table:table-cell office:value-type="string" office:string-value="-" table:formula="of:=  IF(SUM([.N63:.N67])=0;&quot;-&quot;;SUM([.N63:.N67]))" table:style-name="ce45">
            <text:p>-</text:p>
          </table:table-cell>
          <table:table-cell office:value-type="float" office:value="1232.2429999999999" table:formula="of:=  IF(SUM([.O63];[.O64];[.O65];[.O67])=0;IF([.O66]=0;&quot;-&quot;;[.O66]);SUM([.O63];[.O64];[.O65];[.O67]))" table:style-name="ce44">
            <text:p>1,232<text:s/></text:p>
          </table:table-cell>
          <table:table-cell office:value-type="float" office:value="199620.84299999999" table:formula="of:=  IF(SUM([.P63:.P67])=0;&quot;-&quot;;SUM([.P63:.P67]))" table:style-name="ce44">
            <text:p>199,62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float" office:value="1232.2429999999999" table:style-name="ce47">
            <text:p>1,232<text:s/></text:p>
          </table:table-cell>
          <table:table-cell office:value-type="float" office:value="199620.84299999999" table:style-name="ce47">
            <text:p>199,62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2" table:style-name="ce35"/>
          <table:table-cell table:number-columns-repeated="2" table:style-name="ce80"/>
          <table:table-cell table:number-columns-repeated="16380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2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5" table:default-cell-style-name="ce25"/>
        <table:table-column table:style-name="co3" table:default-cell-style-name="ce25"/>
        <table:table-column table:style-name="co6" table:number-columns-repeated="16367" table:default-cell-style-name="ce25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4" table:style-name="ce25"/>
          <table:table-cell office:value-type="string" table:style-name="ce26">
            <text:p>單位：</text:p>
          </table:table-cell>
          <table:table-cell office:value-type="string" table:style-name="ce27">
            <text:p>產量：公噸, 千尾(觀賞魚)</text:p>
          </table:table-cell>
          <table:table-cell table:style-name="ce25"/>
          <table:table-cell table:number-columns-repeated="2" table:style-name="ce27"/>
          <table:table-cell table:number-columns-repeated="2" table:style-name="ce25"/>
          <table:table-cell office:value-type="string" table:style-name="ce26">
            <text:p>Unit：</text:p>
          </table:table-cell>
          <table:table-cell office:value-type="string" table:style-name="ce27">
            <text:p>Quantity：M.T.; 1000Pcs. by ornamental fish</text:p>
          </table:table-cell>
          <table:table-cell table:number-columns-repeated="16371" table:style-name="ce25"/>
        </table:table-row>
        <table:table-row table:style-name="ro2">
          <table:table-cell table:style-name="ce25"/>
          <table:table-cell office:value-type="string" table:number-columns-spanned="3" table:number-rows-spanned="1" table:style-name="ce203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25"/>
          <table:table-cell office:value-type="string" table:style-name="ce28">
            <text:p>價值：新臺幣千元</text:p>
          </table:table-cell>
          <table:table-cell table:style-name="ce25"/>
          <table:table-cell table:style-name="ce28"/>
          <table:table-cell office:value-type="string" table:style-name="ce28">
            <text:p>(1) By type of fisheries by species(Continued)</text:p>
          </table:table-cell>
          <table:table-cell table:number-columns-repeated="3" table:style-name="ce25"/>
          <table:table-cell office:value-type="string" table:style-name="ce29">
            <text:p>Value：Thousand NT $</text:p>
          </table:table-cell>
          <table:table-cell table:number-columns-repeated="16371" table:style-name="ce25"/>
        </table:table-row>
        <table:table-row table:style-name="ro3">
          <table:table-cell table:style-name="ce30">
            <draw:custom-shape svg:x="0.38542in" svg:y="0in" svg:width="0.97283in" svg:height="0.71694in" draw:z-index="1" draw:id="id12" draw:style-name="a1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" table:number-rows-spanned="3" table:style-name="ce276">
            <text:p><text:s text:c="20"/><text:span text:style-name="T1">魚類別</text:span></text:p>
            <text:p><text:span text:style-name="T1"><text:s text:c="20"/>Species</text:span></text:p>
          </table:table-cell>
          <table:table-cell office:value-type="string" table:number-columns-spanned="14" table:number-rows-spanned="1" table:style-name="ce26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31"/>
          <table:covered-table-cell/>
          <table:table-cell table:style-name="ce22"/>
          <table:table-cell table:style-name="ce23"/>
          <table:table-cell office:value-type="string" table:number-columns-spanned="10" table:number-rows-spanned="1" table:style-name="ce245">
            <text:p>頭 <text:s text:c="3"/>足 <text:s text:c="3"/>類</text:p>
          </table:table-cell>
          <table:covered-table-cell table:number-columns-repeated="9"/>
          <table:table-cell office:value-type="string" table:number-columns-spanned="2" table:number-rows-spanned="1" table:style-name="ce245">
            <text:p>甲 <text:s text:c="11"/>殼 <text:s text:c="11"/>類</text:p>
          </table:table-cell>
          <table:covered-table-cell/>
          <table:table-cell table:number-columns-repeated="16368"/>
        </table:table-row>
        <table:table-row table:style-name="ro3">
          <table:table-cell table:style-name="ce31"/>
          <table:covered-table-cell/>
          <table:table-cell office:value-type="string" table:number-columns-spanned="2" table:number-rows-spanned="1" table:style-name="ce247">
            <text:p>其他海水魚類</text:p>
          </table:table-cell>
          <table:covered-table-cell/>
          <table:table-cell office:value-type="string" table:number-columns-spanned="2" table:number-rows-spanned="1" table:style-name="ce263">
            <text:p>小計</text:p>
          </table:table-cell>
          <table:covered-table-cell/>
          <table:table-cell office:value-type="string" table:number-columns-spanned="2" table:number-rows-spanned="1" table:style-name="ce263">
            <text:p>阿根廷魷</text:p>
          </table:table-cell>
          <table:covered-table-cell/>
          <table:table-cell office:value-type="string" table:number-columns-spanned="2" table:number-rows-spanned="1" table:style-name="ce263">
            <text:p>美洲大赤魷</text:p>
          </table:table-cell>
          <table:covered-table-cell/>
          <table:table-cell office:value-type="string" table:number-columns-spanned="2" table:number-rows-spanned="1" table:style-name="ce263">
            <text:p>鎖管</text:p>
          </table:table-cell>
          <table:covered-table-cell/>
          <table:table-cell office:value-type="string" table:number-columns-spanned="2" table:number-rows-spanned="1" table:style-name="ce263">
            <text:p>其他</text:p>
          </table:table-cell>
          <table:covered-table-cell/>
          <table:table-cell office:value-type="string" table:number-columns-spanned="2" table:number-rows-spanned="1" table:style-name="ce249">
            <text:p>小計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1">
            <text:p>代碼</text:p>
          </table:table-cell>
          <table:table-cell office:value-type="string" table:number-columns-spanned="1" table:number-rows-spanned="3" table:style-name="ce278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42">
            <text:p>62999</text:p>
          </table:table-cell>
          <table:covered-table-cell/>
          <table:table-cell office:value-type="string" table:number-columns-spanned="2" table:number-rows-spanned="1" table:style-name="ce235">
            <text:p>Sub Total</text:p>
          </table:table-cell>
          <table:covered-table-cell/>
          <table:table-cell office:value-type="string" table:number-columns-spanned="2" table:number-rows-spanned="1" table:style-name="ce235">
            <text:p>63101</text:p>
          </table:table-cell>
          <table:covered-table-cell/>
          <table:table-cell office:value-type="string" table:number-columns-spanned="2" table:number-rows-spanned="1" table:style-name="ce235">
            <text:p>63102</text:p>
          </table:table-cell>
          <table:covered-table-cell/>
          <table:table-cell office:value-type="string" table:number-columns-spanned="2" table:number-rows-spanned="1" table:style-name="ce235">
            <text:p>63201</text:p>
          </table:table-cell>
          <table:covered-table-cell/>
          <table:table-cell office:value-type="string" table:number-columns-spanned="2" table:number-rows-spanned="1" table:style-name="ce260">
            <text:p>63ZZZ</text:p>
          </table:table-cell>
          <table:covered-table-cell/>
          <table:table-cell office:value-type="string" table:number-columns-spanned="2" table:number-rows-spanned="1" table:style-name="ce242">
            <text:p>Sub Total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31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9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33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94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25946.193799999997" table:formula="of:=  IF(SUM([.C11];[.C19];[.C36];[.C54];[.C58];[.C62])=0;&quot;-&quot;;SUM([.C11];[.C19];[.C36];[.C54];[.C58];[.C62]))" table:style-name="ce37">
            <text:p>25,946<text:s/></text:p>
          </table:table-cell>
          <table:table-cell office:value-type="float" office:value="2736973.9528799998" table:formula="of:=  IF(SUM([.D11];[.D19];[.D36];[.D54];[.D58];[.D62])=0;&quot;-&quot;;SUM([.D11];[.D19];[.D36];[.D54];[.D58];[.D62]))" table:style-name="ce37">
            <text:p>2,736,974<text:s/></text:p>
          </table:table-cell>
          <table:table-cell office:value-type="float" office:value="33436.11131" table:formula="of:=  IF(SUM([.G10];[.I10];[.K10];[.M10])=0;&quot;-&quot;;SUM([.G10];[.I10];[.K10];[.M10]))" table:style-name="ce37">
            <text:p>33,436<text:s/></text:p>
          </table:table-cell>
          <table:table-cell office:value-type="float" office:value="2427028.3354799999" table:formula="of:=  IF(SUM([.H10];[.J10];[.L10];[.N10])=0;&quot;-&quot;;SUM([.H10];[.J10];[.L10];[.N10]))" table:style-name="ce58">
            <text:p>2,427,028<text:s/></text:p>
          </table:table-cell>
          <table:table-cell office:value-type="float" office:value="12838.00001" table:formula="of:=  IF(SUM([.G11];[.G19];[.G36];[.G54];[.G58];[.G62])=0;&quot;-&quot;;SUM([.G11];[.G19];[.G36];[.G54];[.G58];[.G62]))" table:style-name="ce37">
            <text:p>12,838<text:s/></text:p>
          </table:table-cell>
          <table:table-cell office:value-type="float" office:value="950012.00074000005" table:formula="of:=  IF(SUM([.H11];[.H19];[.H36];[.H54];[.H58];[.H62])=0;&quot;-&quot;;SUM([.H11];[.H19];[.H36];[.H54];[.H58];[.H62]))" table:style-name="ce37">
            <text:p>950,012<text:s/></text:p>
          </table:table-cell>
          <table:table-cell office:value-type="float" office:value="12989.000029999999" table:formula="of:=  IF(SUM([.I11];[.I19];[.I36];[.I54];[.I58];[.I62])=0;&quot;-&quot;;SUM([.I11];[.I19];[.I36];[.I54];[.I58];[.I62]))" table:style-name="ce37">
            <text:p>12,989<text:s/></text:p>
          </table:table-cell>
          <table:table-cell office:value-type="float" office:value="558527.00129000004" table:formula="of:=  IF(SUM([.J11];[.J19];[.J36];[.J54];[.J58];[.J62])=0;&quot;-&quot;;SUM([.J11];[.J19];[.J36];[.J54];[.J58];[.J62]))" table:style-name="ce37">
            <text:p>558,527<text:s/></text:p>
          </table:table-cell>
          <table:table-cell office:value-type="float" office:value="3354.6225600000002" table:formula="of:=  IF(SUM([.K11];[.K19];[.K36];[.K54];[.K58];[.K62])=0;&quot;-&quot;;SUM([.K11];[.K19];[.K36];[.K54];[.K58];[.K62]))" table:style-name="ce37">
            <text:p>3,355<text:s/></text:p>
          </table:table-cell>
          <table:table-cell office:value-type="float" office:value="612067.25297999999" table:formula="of:=  IF(SUM([.L11];[.L19];[.L36];[.L54];[.L58];[.L62])=0;&quot;-&quot;;SUM([.L11];[.L19];[.L36];[.L54];[.L58];[.L62]))" table:style-name="ce37">
            <text:p>612,067<text:s/></text:p>
          </table:table-cell>
          <table:table-cell office:value-type="float" office:value="4254.4887100000005" table:formula="of:=  IF(SUM([.M11];[.M19];[.M36];[.M54];[.M58];[.M62])=0;&quot;-&quot;;SUM([.M11];[.M19];[.M36];[.M54];[.M58];[.M62]))" table:style-name="ce37">
            <text:p>4,254<text:s/></text:p>
          </table:table-cell>
          <table:table-cell office:value-type="float" office:value="306422.08046999999" table:formula="of:=  IF(SUM([.N11];[.N19];[.N36];[.N54];[.N58];[.N62])=0;&quot;-&quot;;SUM([.N11];[.N19];[.N36];[.N54];[.N58];[.N62]))" table:style-name="ce67">
            <text:p>306,422<text:s/></text:p>
          </table:table-cell>
          <table:table-cell office:value-type="float" office:value="31011.710530000004" table:formula="of:=  IF(SUM(['漁業生產量值-漁業種類別魚類別生產量值13'.C10];['漁業生產量值-漁業種類別魚類別生產量值13'.E10];['漁業生產量值-漁業種類別魚類別生產量值13'.G10];['漁業生產量值-漁業種類別魚類別生產量值13'.I10];['漁業生產量值-漁業種類別魚類別生產量值13'.K10];['漁業生產量值-漁業種類別魚類別生產量值13'.M10];['漁業生產量值-漁業種類別魚類別生產量值13'.O10];['漁業生產量值-漁業種類別魚類別生產量值14'.C10];['漁業生產量值-漁業種類別魚類別生產量值14'.E10];['漁業生產量值-漁業種類別魚類別生產量值14'.G10];['漁業生產量值-漁業種類別魚類別生產量值14'.I10])=0;&quot;-&quot;;SUM(['漁業生產量值-漁業種類別魚類別生產量值13'.C10];['漁業生產量值-漁業種類別魚類別生產量值13'.E10];['漁業生產量值-漁業種類別魚類別生產量值13'.G10];['漁業生產量值-漁業種類別魚類別生產量值13'.I10];['漁業生產量值-漁業種類別魚類別生產量值13'.K10];['漁業生產量值-漁業種類別魚類別生產量值13'.M10];['漁業生產量值-漁業種類別魚類別生產量值13'.O10];['漁業生產量值-漁業種類別魚類別生產量值14'.C10];['漁業生產量值-漁業種類別魚類別生產量值14'.E10];['漁業生產量值-漁業種類別魚類別生產量值14'.G10];['漁業生產量值-漁業種類別魚類別生產量值14'.I10]))" table:style-name="ce37">
            <text:p>31,012<text:s/></text:p>
          </table:table-cell>
          <table:table-cell office:value-type="float" office:value="6942816.7559200013" table:formula="of:=  IF(SUM(['漁業生產量值-漁業種類別魚類別生產量值13'.D10];['漁業生產量值-漁業種類別魚類別生產量值13'.F10];['漁業生產量值-漁業種類別魚類別生產量值13'.H10];['漁業生產量值-漁業種類別魚類別生產量值13'.J10];['漁業生產量值-漁業種類別魚類別生產量值13'.L10];['漁業生產量值-漁業種類別魚類別生產量值13'.N10];['漁業生產量值-漁業種類別魚類別生產量值13'.P10];['漁業生產量值-漁業種類別魚類別生產量值14'.D10];['漁業生產量值-漁業種類別魚類別生產量值14'.F10];['漁業生產量值-漁業種類別魚類別生產量值14'.H10];['漁業生產量值-漁業種類別魚類別生產量值14'.J10])=0;&quot;-&quot;;SUM(['漁業生產量值-漁業種類別魚類別生產量值13'.D10];['漁業生產量值-漁業種類別魚類別生產量值13'.F10];['漁業生產量值-漁業種類別魚類別生產量值13'.H10];['漁業生產量值-漁業種類別魚類別生產量值13'.J10];['漁業生產量值-漁業種類別魚類別生產量值13'.L10];['漁業生產量值-漁業種類別魚類別生產量值13'.N10];['漁業生產量值-漁業種類別魚類別生產量值13'.P10];['漁業生產量值-漁業種類別魚類別生產量值14'.D10];['漁業生產量值-漁業種類別魚類別生產量值14'.F10];['漁業生產量值-漁業種類別魚類別生產量值14'.H10];['漁業生產量值-漁業種類別魚類別生產量值14'.J10]))" table:style-name="ce37">
            <text:p>6,942,817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float" office:value="10498.315479999999" table:formula="of:=  IF(SUM([.C12:.C18])=0;&quot;-&quot;;SUM([.C12:.C18]))" table:style-name="ce44">
            <text:p>10,498<text:s/></text:p>
          </table:table-cell>
          <table:table-cell office:value-type="float" office:value="419986.08857999998" table:formula="of:=  IF(SUM([.D12:.D18])=0;&quot;-&quot;;SUM([.D12:.D18]))" table:style-name="ce44">
            <text:p>419,986<text:s/></text:p>
          </table:table-cell>
          <table:table-cell office:value-type="float" office:value="29416.000039999999" table:formula="of:=  IF(SUM([.G11];[.I11];[.K11];[.M11])=0;&quot;-&quot;;SUM([.G11];[.I11];[.K11];[.M11]))" table:style-name="ce64">
            <text:p>29,416<text:s/></text:p>
          </table:table-cell>
          <table:table-cell office:value-type="float" office:value="1724148.3970700002" table:formula="of:=  IF(SUM([.H11];[.J11];[.L11];[.N11])=0;&quot;-&quot;;SUM([.H11];[.J11];[.L11];[.N11]))" table:style-name="ce64">
            <text:p>1,724,148<text:s/></text:p>
          </table:table-cell>
          <table:table-cell office:value-type="float" office:value="12838.00001" table:formula="of:=  IF(SUM([.G12:.G18])=0;&quot;-&quot;;SUM([.G12:.G18]))" table:style-name="ce44">
            <text:p>12,838<text:s/></text:p>
          </table:table-cell>
          <table:table-cell office:value-type="float" office:value="950012.00074000005" table:formula="of:=  IF(SUM([.H12:.H18])=0;&quot;-&quot;;SUM([.H12:.H18]))" table:style-name="ce44">
            <text:p>950,012<text:s/></text:p>
          </table:table-cell>
          <table:table-cell office:value-type="float" office:value="12989.000029999999" table:formula="of:=  IF(SUM([.I12:.I18])=0;&quot;-&quot;;SUM([.I12:.I18]))" table:style-name="ce44">
            <text:p>12,989<text:s/></text:p>
          </table:table-cell>
          <table:table-cell office:value-type="float" office:value="558527.00129000004" table:formula="of:=  IF(SUM([.J12:.J18])=0;&quot;-&quot;;SUM([.J12:.J18]))" table:style-name="ce44">
            <text:p>558,527<text:s/></text:p>
          </table:table-cell>
          <table:table-cell office:value-type="string" office:string-value="-" table:formula="of:=  IF(SUM([.K12:.K18])=0;&quot;-&quot;;SUM([.K12:.K18]))" table:style-name="ce44">
            <text:p>-</text:p>
          </table:table-cell>
          <table:table-cell office:value-type="string" office:string-value="-" table:formula="of:=  IF(SUM([.L12:.L18])=0;&quot;-&quot;;SUM([.L12:.L18]))" table:style-name="ce44">
            <text:p>-</text:p>
          </table:table-cell>
          <table:table-cell office:value-type="float" office:value="3589" table:formula="of:=  IF(SUM([.M12:.M18])=0;&quot;-&quot;;SUM([.M12:.M18]))" table:style-name="ce44">
            <text:p>3,589<text:s/></text:p>
          </table:table-cell>
          <table:table-cell office:value-type="float" office:value="215609.39504" table:formula="of:=  IF(SUM([.N12:.N18])=0;&quot;-&quot;;SUM([.N12:.N18]))" table:style-name="ce45">
            <text:p>215,609<text:s/></text:p>
          </table:table-cell>
          <table:table-cell office:value-type="string" office:string-value="-" table:formula="of:=  IF(SUM(['漁業生產量值-漁業種類別魚類別生產量值13'.C11];['漁業生產量值-漁業種類別魚類別生產量值13'.E11];['漁業生產量值-漁業種類別魚類別生產量值13'.G11];['漁業生產量值-漁業種類別魚類別生產量值13'.I11];['漁業生產量值-漁業種類別魚類別生產量值13'.K11];['漁業生產量值-漁業種類別魚類別生產量值13'.M11];['漁業生產量值-漁業種類別魚類別生產量值13'.O11];['漁業生產量值-漁業種類別魚類別生產量值14'.C11];['漁業生產量值-漁業種類別魚類別生產量值14'.E11];['漁業生產量值-漁業種類別魚類別生產量值14'.G11];['漁業生產量值-漁業種類別魚類別生產量值14'.I11])=0;&quot;-&quot;;SUM(['漁業生產量值-漁業種類別魚類別生產量值13'.C11];['漁業生產量值-漁業種類別魚類別生產量值13'.E11];['漁業生產量值-漁業種類別魚類別生產量值13'.G11];['漁業生產量值-漁業種類別魚類別生產量值13'.I11];['漁業生產量值-漁業種類別魚類別生產量值13'.K11];['漁業生產量值-漁業種類別魚類別生產量值13'.M11];['漁業生產量值-漁業種類別魚類別生產量值13'.O11];['漁業生產量值-漁業種類別魚類別生產量值14'.C11];['漁業生產量值-漁業種類別魚類別生產量值14'.E11];['漁業生產量值-漁業種類別魚類別生產量值14'.G11];['漁業生產量值-漁業種類別魚類別生產量值14'.I11]))" table:style-name="ce115">
            <text:p>-</text:p>
          </table:table-cell>
          <table:table-cell office:value-type="string" office:string-value="-" table:formula="of:=  IF(SUM(['漁業生產量值-漁業種類別魚類別生產量值13'.D11];['漁業生產量值-漁業種類別魚類別生產量值13'.F11];['漁業生產量值-漁業種類別魚類別生產量值13'.H11];['漁業生產量值-漁業種類別魚類別生產量值13'.J11];['漁業生產量值-漁業種類別魚類別生產量值13'.L11];['漁業生產量值-漁業種類別魚類別生產量值13'.N11];['漁業生產量值-漁業種類別魚類別生產量值13'.P11];['漁業生產量值-漁業種類別魚類別生產量值14'.D11];['漁業生產量值-漁業種類別魚類別生產量值14'.F11];['漁業生產量值-漁業種類別魚類別生產量值14'.H11];['漁業生產量值-漁業種類別魚類別生產量值14'.J11])=0;&quot;-&quot;;SUM(['漁業生產量值-漁業種類別魚類別生產量值13'.D11];['漁業生產量值-漁業種類別魚類別生產量值13'.F11];['漁業生產量值-漁業種類別魚類別生產量值13'.H11];['漁業生產量值-漁業種類別魚類別生產量值13'.J11];['漁業生產量值-漁業種類別魚類別生產量值13'.L11];['漁業生產量值-漁業種類別魚類別生產量值13'.N11];['漁業生產量值-漁業種類別魚類別生產量值13'.P11];['漁業生產量值-漁業種類別魚類別生產量值14'.D11];['漁業生產量值-漁業種類別魚類別生產量值14'.F11];['漁業生產量值-漁業種類別魚類別生產量值14'.H11];['漁業生產量值-漁業種類別魚類別生產量值14'.J11]))" table:style-name="ce116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12];[.I12];[.K12];[.M12])=0;&quot;-&quot;;SUM([.G12];[.I12];[.K12];[.M12]))" table:style-name="ce37">
            <text:p>-</text:p>
          </table:table-cell>
          <table:table-cell office:value-type="string" office:string-value="-" table:formula="of:=  IF(SUM([.H12];[.J12];[.L12];[.N12])=0;&quot;-&quot;;SUM([.H12];[.J12];[.L12];[.N1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12];['漁業生產量值-漁業種類別魚類別生產量值13'.E12];['漁業生產量值-漁業種類別魚類別生產量值13'.G12];['漁業生產量值-漁業種類別魚類別生產量值13'.I12];['漁業生產量值-漁業種類別魚類別生產量值13'.K12];['漁業生產量值-漁業種類別魚類別生產量值13'.M12];['漁業生產量值-漁業種類別魚類別生產量值13'.O12];['漁業生產量值-漁業種類別魚類別生產量值14'.C12];['漁業生產量值-漁業種類別魚類別生產量值14'.E12];['漁業生產量值-漁業種類別魚類別生產量值14'.G12];['漁業生產量值-漁業種類別魚類別生產量值14'.I12])=0;&quot;-&quot;;SUM(['漁業生產量值-漁業種類別魚類別生產量值13'.C12];['漁業生產量值-漁業種類別魚類別生產量值13'.E12];['漁業生產量值-漁業種類別魚類別生產量值13'.G12];['漁業生產量值-漁業種類別魚類別生產量值13'.I12];['漁業生產量值-漁業種類別魚類別生產量值13'.K12];['漁業生產量值-漁業種類別魚類別生產量值13'.M12];['漁業生產量值-漁業種類別魚類別生產量值13'.O12];['漁業生產量值-漁業種類別魚類別生產量值14'.C12];['漁業生產量值-漁業種類別魚類別生產量值14'.E12];['漁業生產量值-漁業種類別魚類別生產量值14'.G12];['漁業生產量值-漁業種類別魚類別生產量值14'.I12]))" table:style-name="ce110">
            <text:p>-</text:p>
          </table:table-cell>
          <table:table-cell office:value-type="string" office:string-value="-" table:formula="of:=  IF(SUM(['漁業生產量值-漁業種類別魚類別生產量值13'.D12];['漁業生產量值-漁業種類別魚類別生產量值13'.F12];['漁業生產量值-漁業種類別魚類別生產量值13'.H12];['漁業生產量值-漁業種類別魚類別生產量值13'.J12];['漁業生產量值-漁業種類別魚類別生產量值13'.L12];['漁業生產量值-漁業種類別魚類別生產量值13'.N12];['漁業生產量值-漁業種類別魚類別生產量值13'.P12];['漁業生產量值-漁業種類別魚類別生產量值14'.D12];['漁業生產量值-漁業種類別魚類別生產量值14'.F12];['漁業生產量值-漁業種類別魚類別生產量值14'.H12];['漁業生產量值-漁業種類別魚類別生產量值14'.J12])=0;&quot;-&quot;;SUM(['漁業生產量值-漁業種類別魚類別生產量值13'.D12];['漁業生產量值-漁業種類別魚類別生產量值13'.F12];['漁業生產量值-漁業種類別魚類別生產量值13'.H12];['漁業生產量值-漁業種類別魚類別生產量值13'.J12];['漁業生產量值-漁業種類別魚類別生產量值13'.L12];['漁業生產量值-漁業種類別魚類別生產量值13'.N12];['漁業生產量值-漁業種類別魚類別生產量值13'.P12];['漁業生產量值-漁業種類別魚類別生產量值14'.D12];['漁業生產量值-漁業種類別魚類別生產量值14'.F12];['漁業生產量值-漁業種類別魚類別生產量值14'.H12];['漁業生產量值-漁業種類別魚類別生產量值14'.J12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13];[.I13];[.K13];[.M13])=0;&quot;-&quot;;SUM([.G13];[.I13];[.K13];[.M13]))" table:style-name="ce37">
            <text:p>-</text:p>
          </table:table-cell>
          <table:table-cell office:value-type="string" office:string-value="-" table:formula="of:=  IF(SUM([.H13];[.J13];[.L13];[.N13])=0;&quot;-&quot;;SUM([.H13];[.J13];[.L13];[.N1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13];['漁業生產量值-漁業種類別魚類別生產量值13'.E13];['漁業生產量值-漁業種類別魚類別生產量值13'.G13];['漁業生產量值-漁業種類別魚類別生產量值13'.I13];['漁業生產量值-漁業種類別魚類別生產量值13'.K13];['漁業生產量值-漁業種類別魚類別生產量值13'.M13];['漁業生產量值-漁業種類別魚類別生產量值13'.O13];['漁業生產量值-漁業種類別魚類別生產量值14'.C13];['漁業生產量值-漁業種類別魚類別生產量值14'.E13];['漁業生產量值-漁業種類別魚類別生產量值14'.G13];['漁業生產量值-漁業種類別魚類別生產量值14'.I13])=0;&quot;-&quot;;SUM(['漁業生產量值-漁業種類別魚類別生產量值13'.C13];['漁業生產量值-漁業種類別魚類別生產量值13'.E13];['漁業生產量值-漁業種類別魚類別生產量值13'.G13];['漁業生產量值-漁業種類別魚類別生產量值13'.I13];['漁業生產量值-漁業種類別魚類別生產量值13'.K13];['漁業生產量值-漁業種類別魚類別生產量值13'.M13];['漁業生產量值-漁業種類別魚類別生產量值13'.O13];['漁業生產量值-漁業種類別魚類別生產量值14'.C13];['漁業生產量值-漁業種類別魚類別生產量值14'.E13];['漁業生產量值-漁業種類別魚類別生產量值14'.G13];['漁業生產量值-漁業種類別魚類別生產量值14'.I13]))" table:style-name="ce110">
            <text:p>-</text:p>
          </table:table-cell>
          <table:table-cell office:value-type="string" office:string-value="-" table:formula="of:=  IF(SUM(['漁業生產量值-漁業種類別魚類別生產量值13'.D13];['漁業生產量值-漁業種類別魚類別生產量值13'.F13];['漁業生產量值-漁業種類別魚類別生產量值13'.H13];['漁業生產量值-漁業種類別魚類別生產量值13'.J13];['漁業生產量值-漁業種類別魚類別生產量值13'.L13];['漁業生產量值-漁業種類別魚類別生產量值13'.N13];['漁業生產量值-漁業種類別魚類別生產量值13'.P13];['漁業生產量值-漁業種類別魚類別生產量值14'.D13];['漁業生產量值-漁業種類別魚類別生產量值14'.F13];['漁業生產量值-漁業種類別魚類別生產量值14'.H13];['漁業生產量值-漁業種類別魚類別生產量值14'.J13])=0;&quot;-&quot;;SUM(['漁業生產量值-漁業種類別魚類別生產量值13'.D13];['漁業生產量值-漁業種類別魚類別生產量值13'.F13];['漁業生產量值-漁業種類別魚類別生產量值13'.H13];['漁業生產量值-漁業種類別魚類別生產量值13'.J13];['漁業生產量值-漁業種類別魚類別生產量值13'.L13];['漁業生產量值-漁業種類別魚類別生產量值13'.N13];['漁業生產量值-漁業種類別魚類別生產量值13'.P13];['漁業生產量值-漁業種類別魚類別生產量值14'.D13];['漁業生產量值-漁業種類別魚類別生產量值14'.F13];['漁業生產量值-漁業種類別魚類別生產量值14'.H13];['漁業生產量值-漁業種類別魚類別生產量值14'.J13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float" office:value="302" table:style-name="ce47">
            <text:p>302<text:s/></text:p>
          </table:table-cell>
          <table:table-cell office:value-type="float" office:value="10702.075500000001" table:style-name="ce47">
            <text:p>10,702<text:s/></text:p>
          </table:table-cell>
          <table:table-cell office:value-type="string" office:string-value="-" table:formula="of:=  IF(SUM([.G14];[.I14];[.K14];[.M14])=0;&quot;-&quot;;SUM([.G14];[.I14];[.K14];[.M14]))" table:style-name="ce37">
            <text:p>-</text:p>
          </table:table-cell>
          <table:table-cell office:value-type="string" office:string-value="-" table:formula="of:=  IF(SUM([.H14];[.J14];[.L14];[.N14])=0;&quot;-&quot;;SUM([.H14];[.J14];[.L14];[.N1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14];['漁業生產量值-漁業種類別魚類別生產量值13'.E14];['漁業生產量值-漁業種類別魚類別生產量值13'.G14];['漁業生產量值-漁業種類別魚類別生產量值13'.I14];['漁業生產量值-漁業種類別魚類別生產量值13'.K14];['漁業生產量值-漁業種類別魚類別生產量值13'.M14];['漁業生產量值-漁業種類別魚類別生產量值13'.O14];['漁業生產量值-漁業種類別魚類別生產量值14'.C14];['漁業生產量值-漁業種類別魚類別生產量值14'.E14];['漁業生產量值-漁業種類別魚類別生產量值14'.G14];['漁業生產量值-漁業種類別魚類別生產量值14'.I14])=0;&quot;-&quot;;SUM(['漁業生產量值-漁業種類別魚類別生產量值13'.C14];['漁業生產量值-漁業種類別魚類別生產量值13'.E14];['漁業生產量值-漁業種類別魚類別生產量值13'.G14];['漁業生產量值-漁業種類別魚類別生產量值13'.I14];['漁業生產量值-漁業種類別魚類別生產量值13'.K14];['漁業生產量值-漁業種類別魚類別生產量值13'.M14];['漁業生產量值-漁業種類別魚類別生產量值13'.O14];['漁業生產量值-漁業種類別魚類別生產量值14'.C14];['漁業生產量值-漁業種類別魚類別生產量值14'.E14];['漁業生產量值-漁業種類別魚類別生產量值14'.G14];['漁業生產量值-漁業種類別魚類別生產量值14'.I14]))" table:style-name="ce110">
            <text:p>-</text:p>
          </table:table-cell>
          <table:table-cell office:value-type="string" office:string-value="-" table:formula="of:=  IF(SUM(['漁業生產量值-漁業種類別魚類別生產量值13'.D14];['漁業生產量值-漁業種類別魚類別生產量值13'.F14];['漁業生產量值-漁業種類別魚類別生產量值13'.H14];['漁業生產量值-漁業種類別魚類別生產量值13'.J14];['漁業生產量值-漁業種類別魚類別生產量值13'.L14];['漁業生產量值-漁業種類別魚類別生產量值13'.N14];['漁業生產量值-漁業種類別魚類別生產量值13'.P14];['漁業生產量值-漁業種類別魚類別生產量值14'.D14];['漁業生產量值-漁業種類別魚類別生產量值14'.F14];['漁業生產量值-漁業種類別魚類別生產量值14'.H14];['漁業生產量值-漁業種類別魚類別生產量值14'.J14])=0;&quot;-&quot;;SUM(['漁業生產量值-漁業種類別魚類別生產量值13'.D14];['漁業生產量值-漁業種類別魚類別生產量值13'.F14];['漁業生產量值-漁業種類別魚類別生產量值13'.H14];['漁業生產量值-漁業種類別魚類別生產量值13'.J14];['漁業生產量值-漁業種類別魚類別生產量值13'.L14];['漁業生產量值-漁業種類別魚類別生產量值13'.N14];['漁業生產量值-漁業種類別魚類別生產量值13'.P14];['漁業生產量值-漁業種類別魚類別生產量值14'.D14];['漁業生產量值-漁業種類別魚類別生產量值14'.F14];['漁業生產量值-漁業種類別魚類別生產量值14'.H14];['漁業生產量值-漁業種類別魚類別生產量值14'.J14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15];[.I15];[.K15];[.M15])=0;&quot;-&quot;;SUM([.G15];[.I15];[.K15];[.M15]))" table:style-name="ce37">
            <text:p>-</text:p>
          </table:table-cell>
          <table:table-cell office:value-type="string" office:string-value="-" table:formula="of:=  IF(SUM([.H15];[.J15];[.L15];[.N15])=0;&quot;-&quot;;SUM([.H15];[.J15];[.L15];[.N1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15];['漁業生產量值-漁業種類別魚類別生產量值13'.E15];['漁業生產量值-漁業種類別魚類別生產量值13'.G15];['漁業生產量值-漁業種類別魚類別生產量值13'.I15];['漁業生產量值-漁業種類別魚類別生產量值13'.K15];['漁業生產量值-漁業種類別魚類別生產量值13'.M15];['漁業生產量值-漁業種類別魚類別生產量值13'.O15];['漁業生產量值-漁業種類別魚類別生產量值14'.C15];['漁業生產量值-漁業種類別魚類別生產量值14'.E15];['漁業生產量值-漁業種類別魚類別生產量值14'.G15];['漁業生產量值-漁業種類別魚類別生產量值14'.I15])=0;&quot;-&quot;;SUM(['漁業生產量值-漁業種類別魚類別生產量值13'.C15];['漁業生產量值-漁業種類別魚類別生產量值13'.E15];['漁業生產量值-漁業種類別魚類別生產量值13'.G15];['漁業生產量值-漁業種類別魚類別生產量值13'.I15];['漁業生產量值-漁業種類別魚類別生產量值13'.K15];['漁業生產量值-漁業種類別魚類別生產量值13'.M15];['漁業生產量值-漁業種類別魚類別生產量值13'.O15];['漁業生產量值-漁業種類別魚類別生產量值14'.C15];['漁業生產量值-漁業種類別魚類別生產量值14'.E15];['漁業生產量值-漁業種類別魚類別生產量值14'.G15];['漁業生產量值-漁業種類別魚類別生產量值14'.I15]))" table:style-name="ce110">
            <text:p>-</text:p>
          </table:table-cell>
          <table:table-cell office:value-type="string" office:string-value="-" table:formula="of:=  IF(SUM(['漁業生產量值-漁業種類別魚類別生產量值13'.D15];['漁業生產量值-漁業種類別魚類別生產量值13'.F15];['漁業生產量值-漁業種類別魚類別生產量值13'.H15];['漁業生產量值-漁業種類別魚類別生產量值13'.J15];['漁業生產量值-漁業種類別魚類別生產量值13'.L15];['漁業生產量值-漁業種類別魚類別生產量值13'.N15];['漁業生產量值-漁業種類別魚類別生產量值13'.P15];['漁業生產量值-漁業種類別魚類別生產量值14'.D15];['漁業生產量值-漁業種類別魚類別生產量值14'.F15];['漁業生產量值-漁業種類別魚類別生產量值14'.H15];['漁業生產量值-漁業種類別魚類別生產量值14'.J15])=0;&quot;-&quot;;SUM(['漁業生產量值-漁業種類別魚類別生產量值13'.D15];['漁業生產量值-漁業種類別魚類別生產量值13'.F15];['漁業生產量值-漁業種類別魚類別生產量值13'.H15];['漁業生產量值-漁業種類別魚類別生產量值13'.J15];['漁業生產量值-漁業種類別魚類別生產量值13'.L15];['漁業生產量值-漁業種類別魚類別生產量值13'.N15];['漁業生產量值-漁業種類別魚類別生產量值13'.P15];['漁業生產量值-漁業種類別魚類別生產量值14'.D15];['漁業生產量值-漁業種類別魚類別生產量值14'.F15];['漁業生產量值-漁業種類別魚類別生產量值14'.H15];['漁業生產量值-漁業種類別魚類別生產量值14'.J15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float" office:value="10196.315479999999" table:style-name="ce47">
            <text:p>10,196<text:s/></text:p>
          </table:table-cell>
          <table:table-cell office:value-type="float" office:value="409284.01308" table:style-name="ce47">
            <text:p>409,284<text:s/></text:p>
          </table:table-cell>
          <table:table-cell office:value-type="string" office:string-value="-" table:formula="of:=  IF(SUM([.G16];[.I16];[.K16];[.M16])=0;&quot;-&quot;;SUM([.G16];[.I16];[.K16];[.M16]))" table:style-name="ce37">
            <text:p>-</text:p>
          </table:table-cell>
          <table:table-cell office:value-type="string" office:string-value="-" table:formula="of:=  IF(SUM([.H16];[.J16];[.L16];[.N16])=0;&quot;-&quot;;SUM([.H16];[.J16];[.L16];[.N1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16];['漁業生產量值-漁業種類別魚類別生產量值13'.E16];['漁業生產量值-漁業種類別魚類別生產量值13'.G16];['漁業生產量值-漁業種類別魚類別生產量值13'.I16];['漁業生產量值-漁業種類別魚類別生產量值13'.K16];['漁業生產量值-漁業種類別魚類別生產量值13'.M16];['漁業生產量值-漁業種類別魚類別生產量值13'.O16];['漁業生產量值-漁業種類別魚類別生產量值14'.C16];['漁業生產量值-漁業種類別魚類別生產量值14'.E16];['漁業生產量值-漁業種類別魚類別生產量值14'.G16];['漁業生產量值-漁業種類別魚類別生產量值14'.I16])=0;&quot;-&quot;;SUM(['漁業生產量值-漁業種類別魚類別生產量值13'.C16];['漁業生產量值-漁業種類別魚類別生產量值13'.E16];['漁業生產量值-漁業種類別魚類別生產量值13'.G16];['漁業生產量值-漁業種類別魚類別生產量值13'.I16];['漁業生產量值-漁業種類別魚類別生產量值13'.K16];['漁業生產量值-漁業種類別魚類別生產量值13'.M16];['漁業生產量值-漁業種類別魚類別生產量值13'.O16];['漁業生產量值-漁業種類別魚類別生產量值14'.C16];['漁業生產量值-漁業種類別魚類別生產量值14'.E16];['漁業生產量值-漁業種類別魚類別生產量值14'.G16];['漁業生產量值-漁業種類別魚類別生產量值14'.I16]))" table:style-name="ce110">
            <text:p>-</text:p>
          </table:table-cell>
          <table:table-cell office:value-type="string" office:string-value="-" table:formula="of:=  IF(SUM(['漁業生產量值-漁業種類別魚類別生產量值13'.D16];['漁業生產量值-漁業種類別魚類別生產量值13'.F16];['漁業生產量值-漁業種類別魚類別生產量值13'.H16];['漁業生產量值-漁業種類別魚類別生產量值13'.J16];['漁業生產量值-漁業種類別魚類別生產量值13'.L16];['漁業生產量值-漁業種類別魚類別生產量值13'.N16];['漁業生產量值-漁業種類別魚類別生產量值13'.P16];['漁業生產量值-漁業種類別魚類別生產量值14'.D16];['漁業生產量值-漁業種類別魚類別生產量值14'.F16];['漁業生產量值-漁業種類別魚類別生產量值14'.H16];['漁業生產量值-漁業種類別魚類別生產量值14'.J16])=0;&quot;-&quot;;SUM(['漁業生產量值-漁業種類別魚類別生產量值13'.D16];['漁業生產量值-漁業種類別魚類別生產量值13'.F16];['漁業生產量值-漁業種類別魚類別生產量值13'.H16];['漁業生產量值-漁業種類別魚類別生產量值13'.J16];['漁業生產量值-漁業種類別魚類別生產量值13'.L16];['漁業生產量值-漁業種類別魚類別生產量值13'.N16];['漁業生產量值-漁業種類別魚類別生產量值13'.P16];['漁業生產量值-漁業種類別魚類別生產量值14'.D16];['漁業生產量值-漁業種類別魚類別生產量值14'.F16];['漁業生產量值-漁業種類別魚類別生產量值14'.H16];['漁業生產量值-漁業種類別魚類別生產量值14'.J16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9416.000039999999" table:formula="of:=  IF(SUM([.G17];[.I17];[.K17];[.M17])=0;&quot;-&quot;;SUM([.G17];[.I17];[.K17];[.M17]))" table:style-name="ce37">
            <text:p>29,416<text:s/></text:p>
          </table:table-cell>
          <table:table-cell office:value-type="float" office:value="1724148.3970700002" table:formula="of:=  IF(SUM([.H17];[.J17];[.L17];[.N17])=0;&quot;-&quot;;SUM([.H17];[.J17];[.L17];[.N17]))" table:style-name="ce37">
            <text:p>1,724,148<text:s/></text:p>
          </table:table-cell>
          <table:table-cell office:value-type="float" office:value="12838.00001" table:style-name="ce47">
            <text:p>12,838<text:s/></text:p>
          </table:table-cell>
          <table:table-cell office:value-type="float" office:value="950012.00074000005" table:style-name="ce47">
            <text:p>950,012<text:s/></text:p>
          </table:table-cell>
          <table:table-cell office:value-type="float" office:value="12989.000029999999" table:style-name="ce47">
            <text:p>12,989<text:s/></text:p>
          </table:table-cell>
          <table:table-cell office:value-type="float" office:value="558527.00129000004" table:style-name="ce47">
            <text:p>558,52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589" table:style-name="ce47">
            <text:p>3,589<text:s/></text:p>
          </table:table-cell>
          <table:table-cell office:value-type="float" office:value="215609.39504" table:style-name="ce68">
            <text:p>215,609<text:s/></text:p>
          </table:table-cell>
          <table:table-cell office:value-type="string" office:string-value="-" table:formula="of:=  IF(SUM(['漁業生產量值-漁業種類別魚類別生產量值13'.C17];['漁業生產量值-漁業種類別魚類別生產量值13'.E17];['漁業生產量值-漁業種類別魚類別生產量值13'.G17];['漁業生產量值-漁業種類別魚類別生產量值13'.I17];['漁業生產量值-漁業種類別魚類別生產量值13'.K17];['漁業生產量值-漁業種類別魚類別生產量值13'.M17];['漁業生產量值-漁業種類別魚類別生產量值13'.O17];['漁業生產量值-漁業種類別魚類別生產量值14'.C17];['漁業生產量值-漁業種類別魚類別生產量值14'.E17];['漁業生產量值-漁業種類別魚類別生產量值14'.G17];['漁業生產量值-漁業種類別魚類別生產量值14'.I17])=0;&quot;-&quot;;SUM(['漁業生產量值-漁業種類別魚類別生產量值13'.C17];['漁業生產量值-漁業種類別魚類別生產量值13'.E17];['漁業生產量值-漁業種類別魚類別生產量值13'.G17];['漁業生產量值-漁業種類別魚類別生產量值13'.I17];['漁業生產量值-漁業種類別魚類別生產量值13'.K17];['漁業生產量值-漁業種類別魚類別生產量值13'.M17];['漁業生產量值-漁業種類別魚類別生產量值13'.O17];['漁業生產量值-漁業種類別魚類別生產量值14'.C17];['漁業生產量值-漁業種類別魚類別生產量值14'.E17];['漁業生產量值-漁業種類別魚類別生產量值14'.G17];['漁業生產量值-漁業種類別魚類別生產量值14'.I17]))" table:style-name="ce110">
            <text:p>-</text:p>
          </table:table-cell>
          <table:table-cell office:value-type="string" office:string-value="-" table:formula="of:=  IF(SUM(['漁業生產量值-漁業種類別魚類別生產量值13'.D17];['漁業生產量值-漁業種類別魚類別生產量值13'.F17];['漁業生產量值-漁業種類別魚類別生產量值13'.H17];['漁業生產量值-漁業種類別魚類別生產量值13'.J17];['漁業生產量值-漁業種類別魚類別生產量值13'.L17];['漁業生產量值-漁業種類別魚類別生產量值13'.N17];['漁業生產量值-漁業種類別魚類別生產量值13'.P17];['漁業生產量值-漁業種類別魚類別生產量值14'.D17];['漁業生產量值-漁業種類別魚類別生產量值14'.F17];['漁業生產量值-漁業種類別魚類別生產量值14'.H17];['漁業生產量值-漁業種類別魚類別生產量值14'.J17])=0;&quot;-&quot;;SUM(['漁業生產量值-漁業種類別魚類別生產量值13'.D17];['漁業生產量值-漁業種類別魚類別生產量值13'.F17];['漁業生產量值-漁業種類別魚類別生產量值13'.H17];['漁業生產量值-漁業種類別魚類別生產量值13'.J17];['漁業生產量值-漁業種類別魚類別生產量值13'.L17];['漁業生產量值-漁業種類別魚類別生產量值13'.N17];['漁業生產量值-漁業種類別魚類別生產量值13'.P17];['漁業生產量值-漁業種類別魚類別生產量值14'.D17];['漁業生產量值-漁業種類別魚類別生產量值14'.F17];['漁業生產量值-漁業種類別魚類別生產量值14'.H17];['漁業生產量值-漁業種類別魚類別生產量值14'.J17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G18];[.I18];[.K18];[.M18])=0;&quot;-&quot;;SUM([.G18];[.I18];[.K18];[.M18]))" table:style-name="ce92">
            <text:p>-</text:p>
          </table:table-cell>
          <table:table-cell office:value-type="string" office:string-value="-" table:formula="of:=  IF(SUM([.H18];[.J18];[.L18];[.N18])=0;&quot;-&quot;;SUM([.H18];[.J18];[.L18];[.N18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office:string-value="-" table:formula="of:=  IF(SUM(['漁業生產量值-漁業種類別魚類別生產量值13'.C18];['漁業生產量值-漁業種類別魚類別生產量值13'.E18];['漁業生產量值-漁業種類別魚類別生產量值13'.G18];['漁業生產量值-漁業種類別魚類別生產量值13'.I18];['漁業生產量值-漁業種類別魚類別生產量值13'.K18];['漁業生產量值-漁業種類別魚類別生產量值13'.M18];['漁業生產量值-漁業種類別魚類別生產量值13'.O18];['漁業生產量值-漁業種類別魚類別生產量值14'.C18];['漁業生產量值-漁業種類別魚類別生產量值14'.E18];['漁業生產量值-漁業種類別魚類別生產量值14'.G18];['漁業生產量值-漁業種類別魚類別生產量值14'.I18])=0;&quot;-&quot;;SUM(['漁業生產量值-漁業種類別魚類別生產量值13'.C18];['漁業生產量值-漁業種類別魚類別生產量值13'.E18];['漁業生產量值-漁業種類別魚類別生產量值13'.G18];['漁業生產量值-漁業種類別魚類別生產量值13'.I18];['漁業生產量值-漁業種類別魚類別生產量值13'.K18];['漁業生產量值-漁業種類別魚類別生產量值13'.M18];['漁業生產量值-漁業種類別魚類別生產量值13'.O18];['漁業生產量值-漁業種類別魚類別生產量值14'.C18];['漁業生產量值-漁業種類別魚類別生產量值14'.E18];['漁業生產量值-漁業種類別魚類別生產量值14'.G18];['漁業生產量值-漁業種類別魚類別生產量值14'.I18]))" table:style-name="ce117">
            <text:p>-</text:p>
          </table:table-cell>
          <table:table-cell office:value-type="string" office:string-value="-" table:formula="of:=  IF(SUM(['漁業生產量值-漁業種類別魚類別生產量值13'.D18];['漁業生產量值-漁業種類別魚類別生產量值13'.F18];['漁業生產量值-漁業種類別魚類別生產量值13'.H18];['漁業生產量值-漁業種類別魚類別生產量值13'.J18];['漁業生產量值-漁業種類別魚類別生產量值13'.L18];['漁業生產量值-漁業種類別魚類別生產量值13'.N18];['漁業生產量值-漁業種類別魚類別生產量值13'.P18];['漁業生產量值-漁業種類別魚類別生產量值14'.D18];['漁業生產量值-漁業種類別魚類別生產量值14'.F18];['漁業生產量值-漁業種類別魚類別生產量值14'.H18];['漁業生產量值-漁業種類別魚類別生產量值14'.J18])=0;&quot;-&quot;;SUM(['漁業生產量值-漁業種類別魚類別生產量值13'.D18];['漁業生產量值-漁業種類別魚類別生產量值13'.F18];['漁業生產量值-漁業種類別魚類別生產量值13'.H18];['漁業生產量值-漁業種類別魚類別生產量值13'.J18];['漁業生產量值-漁業種類別魚類別生產量值13'.L18];['漁業生產量值-漁業種類別魚類別生產量值13'.N18];['漁業生產量值-漁業種類別魚類別生產量值13'.P18];['漁業生產量值-漁業種類別魚類別生產量值14'.D18];['漁業生產量值-漁業種類別魚類別生產量值14'.F18];['漁業生產量值-漁業種類別魚類別生產量值14'.H18];['漁業生產量值-漁業種類別魚類別生產量值14'.J18]))" table:style-name="ce11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float" office:value="10212.391140000002" table:formula="of:=  IF(SUM([.C20:.C35])=0;&quot;-&quot;;SUM([.C20:.C35]))" table:style-name="ce44">
            <text:p>10,212<text:s/></text:p>
          </table:table-cell>
          <table:table-cell office:value-type="float" office:value="1168554.6780499998" table:formula="of:=  IF(SUM([.D20:.D35])=0;&quot;-&quot;;SUM([.D20:.D35]))" table:style-name="ce44">
            <text:p>1,168,555<text:s/></text:p>
          </table:table-cell>
          <table:table-cell office:value-type="float" office:value="3840.0471200000002" table:formula="of:=  IF(SUM([.G19];[.I19];[.K19];[.M19])=0;&quot;-&quot;;SUM([.G19];[.I19];[.K19];[.M19]))" table:style-name="ce37">
            <text:p>3,840<text:s/></text:p>
          </table:table-cell>
          <table:table-cell office:value-type="float" office:value="670502.28263999999" table:formula="of:=  IF(SUM([.H19];[.J19];[.L19];[.N19])=0;&quot;-&quot;;SUM([.H19];[.J19];[.L19];[.N19]))" table:style-name="ce58">
            <text:p>670,502<text:s/></text:p>
          </table:table-cell>
          <table:table-cell office:value-type="string" office:string-value="-" table:formula="of:=  IF(SUM([.G20:.G35])=0;&quot;-&quot;;SUM([.G20:.G35]))" table:style-name="ce44">
            <text:p>-</text:p>
          </table:table-cell>
          <table:table-cell office:value-type="string" office:string-value="-" table:formula="of:=  IF(SUM([.H20:.H35])=0;&quot;-&quot;;SUM([.H20:.H35]))" table:style-name="ce44">
            <text:p>-</text:p>
          </table:table-cell>
          <table:table-cell office:value-type="string" office:string-value="-" table:formula="of:=  IF(SUM([.I20:.I35])=0;&quot;-&quot;;SUM([.I20:.I35]))" table:style-name="ce44">
            <text:p>-</text:p>
          </table:table-cell>
          <table:table-cell office:value-type="string" office:string-value="-" table:formula="of:=  IF(SUM([.J20:.J35])=0;&quot;-&quot;;SUM([.J20:.J35]))" table:style-name="ce44">
            <text:p>-</text:p>
          </table:table-cell>
          <table:table-cell office:value-type="float" office:value="3269.3977200000004" table:formula="of:=  IF(SUM([.K20:.K35])=0;&quot;-&quot;;SUM([.K20:.K35]))" table:style-name="ce44">
            <text:p>3,269<text:s/></text:p>
          </table:table-cell>
          <table:table-cell office:value-type="float" office:value="597077.90818000003" table:formula="of:=  IF(SUM([.L20:.L35])=0;&quot;-&quot;;SUM([.L20:.L35]))" table:style-name="ce44">
            <text:p>597,078<text:s/></text:p>
          </table:table-cell>
          <table:table-cell office:value-type="float" office:value="570.6493999999999" table:formula="of:=  IF(SUM([.M20:.M35])=0;&quot;-&quot;;SUM([.M20:.M35]))" table:style-name="ce44">
            <text:p>571<text:s/></text:p>
          </table:table-cell>
          <table:table-cell office:value-type="float" office:value="73424.374459999992" table:formula="of:=  IF(SUM([.N20:.N35])=0;&quot;-&quot;;SUM([.N20:.N35]))" table:style-name="ce45">
            <text:p>73,424<text:s/></text:p>
          </table:table-cell>
          <table:table-cell office:value-type="float" office:value="4974.9094600000008" table:formula="of:=  IF(SUM(['漁業生產量值-漁業種類別魚類別生產量值13'.C19];['漁業生產量值-漁業種類別魚類別生產量值13'.E19];['漁業生產量值-漁業種類別魚類別生產量值13'.G19];['漁業生產量值-漁業種類別魚類別生產量值13'.I19];['漁業生產量值-漁業種類別魚類別生產量值13'.K19];['漁業生產量值-漁業種類別魚類別生產量值13'.M19];['漁業生產量值-漁業種類別魚類別生產量值13'.O19];['漁業生產量值-漁業種類別魚類別生產量值14'.C19];['漁業生產量值-漁業種類別魚類別生產量值14'.E19];['漁業生產量值-漁業種類別魚類別生產量值14'.G19];['漁業生產量值-漁業種類別魚類別生產量值14'.I19])=0;&quot;-&quot;;SUM(['漁業生產量值-漁業種類別魚類別生產量值13'.C19];['漁業生產量值-漁業種類別魚類別生產量值13'.E19];['漁業生產量值-漁業種類別魚類別生產量值13'.G19];['漁業生產量值-漁業種類別魚類別生產量值13'.I19];['漁業生產量值-漁業種類別魚類別生產量值13'.K19];['漁業生產量值-漁業種類別魚類別生產量值13'.M19];['漁業生產量值-漁業種類別魚類別生產量值13'.O19];['漁業生產量值-漁業種類別魚類別生產量值14'.C19];['漁業生產量值-漁業種類別魚類別生產量值14'.E19];['漁業生產量值-漁業種類別魚類別生產量值14'.G19];['漁業生產量值-漁業種類別魚類別生產量值14'.I19]))" table:style-name="ce37">
            <text:p>4,975<text:s/></text:p>
          </table:table-cell>
          <table:table-cell office:value-type="float" office:value="985904.74822000018" table:formula="of:=  IF(SUM(['漁業生產量值-漁業種類別魚類別生產量值13'.D19];['漁業生產量值-漁業種類別魚類別生產量值13'.F19];['漁業生產量值-漁業種類別魚類別生產量值13'.H19];['漁業生產量值-漁業種類別魚類別生產量值13'.J19];['漁業生產量值-漁業種類別魚類別生產量值13'.L19];['漁業生產量值-漁業種類別魚類別生產量值13'.N19];['漁業生產量值-漁業種類別魚類別生產量值13'.P19];['漁業生產量值-漁業種類別魚類別生產量值14'.D19];['漁業生產量值-漁業種類別魚類別生產量值14'.F19];['漁業生產量值-漁業種類別魚類別生產量值14'.H19];['漁業生產量值-漁業種類別魚類別生產量值14'.J19])=0;&quot;-&quot;;SUM(['漁業生產量值-漁業種類別魚類別生產量值13'.D19];['漁業生產量值-漁業種類別魚類別生產量值13'.F19];['漁業生產量值-漁業種類別魚類別生產量值13'.H19];['漁業生產量值-漁業種類別魚類別生產量值13'.J19];['漁業生產量值-漁業種類別魚類別生產量值13'.L19];['漁業生產量值-漁業種類別魚類別生產量值13'.N19];['漁業生產量值-漁業種類別魚類別生產量值13'.P19];['漁業生產量值-漁業種類別魚類別生產量值14'.D19];['漁業生產量值-漁業種類別魚類別生產量值14'.F19];['漁業生產量值-漁業種類別魚類別生產量值14'.H19];['漁業生產量值-漁業種類別魚類別生產量值14'.J19]))" table:style-name="ce37">
            <text:p>985,90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float" office:value="19" table:formula="of:=  IF(SUM([.G20];[.I20];[.K20];[.M20])=0;&quot;-&quot;;SUM([.G20];[.I20];[.K20];[.M20]))" table:style-name="ce37">
            <text:p>19<text:s/></text:p>
          </table:table-cell>
          <table:table-cell office:value-type="float" office:value="2789.2" table:formula="of:=  IF(SUM([.H20];[.J20];[.L20];[.N20])=0;&quot;-&quot;;SUM([.H20];[.J20];[.L20];[.N20]))" table:style-name="ce58">
            <text:p>2,789<text:s/>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float" office:value="19" table:style-name="ce51">
            <text:p>19<text:s/></text:p>
          </table:table-cell>
          <table:table-cell office:value-type="float" office:value="2789.2" table:style-name="ce51">
            <text:p>2,789<text:s/></text:p>
          </table:table-cell>
          <table:table-cell office:value-type="string" table:style-name="ce51">
            <text:p>-</text:p>
          </table:table-cell>
          <table:table-cell office:value-type="string" table:style-name="ce70">
            <text:p>-</text:p>
          </table:table-cell>
          <table:table-cell office:value-type="string" office:string-value="-" table:formula="of:=  IF(SUM(['漁業生產量值-漁業種類別魚類別生產量值13'.C20];['漁業生產量值-漁業種類別魚類別生產量值13'.E20];['漁業生產量值-漁業種類別魚類別生產量值13'.G20];['漁業生產量值-漁業種類別魚類別生產量值13'.I20];['漁業生產量值-漁業種類別魚類別生產量值13'.K20];['漁業生產量值-漁業種類別魚類別生產量值13'.M20];['漁業生產量值-漁業種類別魚類別生產量值13'.O20];['漁業生產量值-漁業種類別魚類別生產量值14'.C20];['漁業生產量值-漁業種類別魚類別生產量值14'.E20];['漁業生產量值-漁業種類別魚類別生產量值14'.G20];['漁業生產量值-漁業種類別魚類別生產量值14'.I20])=0;&quot;-&quot;;SUM(['漁業生產量值-漁業種類別魚類別生產量值13'.C20];['漁業生產量值-漁業種類別魚類別生產量值13'.E20];['漁業生產量值-漁業種類別魚類別生產量值13'.G20];['漁業生產量值-漁業種類別魚類別生產量值13'.I20];['漁業生產量值-漁業種類別魚類別生產量值13'.K20];['漁業生產量值-漁業種類別魚類別生產量值13'.M20];['漁業生產量值-漁業種類別魚類別生產量值13'.O20];['漁業生產量值-漁業種類別魚類別生產量值14'.C20];['漁業生產量值-漁業種類別魚類別生產量值14'.E20];['漁業生產量值-漁業種類別魚類別生產量值14'.G20];['漁業生產量值-漁業種類別魚類別生產量值14'.I20]))" table:style-name="ce37">
            <text:p>-</text:p>
          </table:table-cell>
          <table:table-cell office:value-type="string" office:string-value="-" table:formula="of:=  IF(SUM(['漁業生產量值-漁業種類別魚類別生產量值13'.D20];['漁業生產量值-漁業種類別魚類別生產量值13'.F20];['漁業生產量值-漁業種類別魚類別生產量值13'.H20];['漁業生產量值-漁業種類別魚類別生產量值13'.J20];['漁業生產量值-漁業種類別魚類別生產量值13'.L20];['漁業生產量值-漁業種類別魚類別生產量值13'.N20];['漁業生產量值-漁業種類別魚類別生產量值13'.P20];['漁業生產量值-漁業種類別魚類別生產量值14'.D20];['漁業生產量值-漁業種類別魚類別生產量值14'.F20];['漁業生產量值-漁業種類別魚類別生產量值14'.H20];['漁業生產量值-漁業種類別魚類別生產量值14'.J20])=0;&quot;-&quot;;SUM(['漁業生產量值-漁業種類別魚類別生產量值13'.D20];['漁業生產量值-漁業種類別魚類別生產量值13'.F20];['漁業生產量值-漁業種類別魚類別生產量值13'.H20];['漁業生產量值-漁業種類別魚類別生產量值13'.J20];['漁業生產量值-漁業種類別魚類別生產量值13'.L20];['漁業生產量值-漁業種類別魚類別生產量值13'.N20];['漁業生產量值-漁業種類別魚類別生產量值13'.P20];['漁業生產量值-漁業種類別魚類別生產量值14'.D20];['漁業生產量值-漁業種類別魚類別生產量值14'.F20];['漁業生產量值-漁業種類別魚類別生產量值14'.H20];['漁業生產量值-漁業種類別魚類別生產量值14'.J20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21];[.I21];[.K21];[.M21])=0;&quot;-&quot;;SUM([.G21];[.I21];[.K21];[.M21]))" table:style-name="ce37">
            <text:p>-</text:p>
          </table:table-cell>
          <table:table-cell office:value-type="string" office:string-value="-" table:formula="of:=  IF(SUM([.H21];[.J21];[.L21];[.N21])=0;&quot;-&quot;;SUM([.H21];[.J21];[.L21];[.N21]))" table:style-name="ce5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21];['漁業生產量值-漁業種類別魚類別生產量值13'.E21];['漁業生產量值-漁業種類別魚類別生產量值13'.G21];['漁業生產量值-漁業種類別魚類別生產量值13'.I21];['漁業生產量值-漁業種類別魚類別生產量值13'.K21];['漁業生產量值-漁業種類別魚類別生產量值13'.M21];['漁業生產量值-漁業種類別魚類別生產量值13'.O21];['漁業生產量值-漁業種類別魚類別生產量值14'.C21];['漁業生產量值-漁業種類別魚類別生產量值14'.E21];['漁業生產量值-漁業種類別魚類別生產量值14'.G21];['漁業生產量值-漁業種類別魚類別生產量值14'.I21])=0;&quot;-&quot;;SUM(['漁業生產量值-漁業種類別魚類別生產量值13'.C21];['漁業生產量值-漁業種類別魚類別生產量值13'.E21];['漁業生產量值-漁業種類別魚類別生產量值13'.G21];['漁業生產量值-漁業種類別魚類別生產量值13'.I21];['漁業生產量值-漁業種類別魚類別生產量值13'.K21];['漁業生產量值-漁業種類別魚類別生產量值13'.M21];['漁業生產量值-漁業種類別魚類別生產量值13'.O21];['漁業生產量值-漁業種類別魚類別生產量值14'.C21];['漁業生產量值-漁業種類別魚類別生產量值14'.E21];['漁業生產量值-漁業種類別魚類別生產量值14'.G21];['漁業生產量值-漁業種類別魚類別生產量值14'.I21]))" table:style-name="ce37">
            <text:p>-</text:p>
          </table:table-cell>
          <table:table-cell office:value-type="string" office:string-value="-" table:formula="of:=  IF(SUM(['漁業生產量值-漁業種類別魚類別生產量值13'.D21];['漁業生產量值-漁業種類別魚類別生產量值13'.F21];['漁業生產量值-漁業種類別魚類別生產量值13'.H21];['漁業生產量值-漁業種類別魚類別生產量值13'.J21];['漁業生產量值-漁業種類別魚類別生產量值13'.L21];['漁業生產量值-漁業種類別魚類別生產量值13'.N21];['漁業生產量值-漁業種類別魚類別生產量值13'.P21];['漁業生產量值-漁業種類別魚類別生產量值14'.D21];['漁業生產量值-漁業種類別魚類別生產量值14'.F21];['漁業生產量值-漁業種類別魚類別生產量值14'.H21];['漁業生產量值-漁業種類別魚類別生產量值14'.J21])=0;&quot;-&quot;;SUM(['漁業生產量值-漁業種類別魚類別生產量值13'.D21];['漁業生產量值-漁業種類別魚類別生產量值13'.F21];['漁業生產量值-漁業種類別魚類別生產量值13'.H21];['漁業生產量值-漁業種類別魚類別生產量值13'.J21];['漁業生產量值-漁業種類別魚類別生產量值13'.L21];['漁業生產量值-漁業種類別魚類別生產量值13'.N21];['漁業生產量值-漁業種類別魚類別生產量值13'.P21];['漁業生產量值-漁業種類別魚類別生產量值14'.D21];['漁業生產量值-漁業種類別魚類別生產量值14'.F21];['漁業生產量值-漁業種類別魚類別生產量值14'.H21];['漁業生產量值-漁業種類別魚類別生產量值14'.J21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float" office:value="660.94799999999998" table:style-name="ce47">
            <text:p>661<text:s/></text:p>
          </table:table-cell>
          <table:table-cell office:value-type="float" office:value="58835.302000000003" table:style-name="ce47">
            <text:p>58,835<text:s/></text:p>
          </table:table-cell>
          <table:table-cell office:value-type="float" office:value="2154.7870000000003" table:formula="of:=  IF(SUM([.G22];[.I22];[.K22];[.M22])=0;&quot;-&quot;;SUM([.G22];[.I22];[.K22];[.M22]))" table:style-name="ce37">
            <text:p>2,155<text:s/></text:p>
          </table:table-cell>
          <table:table-cell office:value-type="float" office:value="423160.91018000001" table:formula="of:=  IF(SUM([.H22];[.J22];[.L22];[.N22])=0;&quot;-&quot;;SUM([.H22];[.J22];[.L22];[.N22]))" table:style-name="ce58">
            <text:p>423,16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121.3870000000002" table:style-name="ce47">
            <text:p>2,121<text:s/></text:p>
          </table:table-cell>
          <table:table-cell office:value-type="float" office:value="418150.91018000001" table:style-name="ce47">
            <text:p>418,151<text:s/></text:p>
          </table:table-cell>
          <table:table-cell office:value-type="float" office:value="33.4" table:style-name="ce47">
            <text:p>33<text:s/></text:p>
          </table:table-cell>
          <table:table-cell office:value-type="float" office:value="5010" table:style-name="ce68">
            <text:p>5,010<text:s/></text:p>
          </table:table-cell>
          <table:table-cell office:value-type="string" office:string-value="-" table:formula="of:=  IF(SUM(['漁業生產量值-漁業種類別魚類別生產量值13'.C22];['漁業生產量值-漁業種類別魚類別生產量值13'.E22];['漁業生產量值-漁業種類別魚類別生產量值13'.G22];['漁業生產量值-漁業種類別魚類別生產量值13'.I22];['漁業生產量值-漁業種類別魚類別生產量值13'.K22];['漁業生產量值-漁業種類別魚類別生產量值13'.M22];['漁業生產量值-漁業種類別魚類別生產量值13'.O22];['漁業生產量值-漁業種類別魚類別生產量值14'.C22];['漁業生產量值-漁業種類別魚類別生產量值14'.E22];['漁業生產量值-漁業種類別魚類別生產量值14'.G22];['漁業生產量值-漁業種類別魚類別生產量值14'.I22])=0;&quot;-&quot;;SUM(['漁業生產量值-漁業種類別魚類別生產量值13'.C22];['漁業生產量值-漁業種類別魚類別生產量值13'.E22];['漁業生產量值-漁業種類別魚類別生產量值13'.G22];['漁業生產量值-漁業種類別魚類別生產量值13'.I22];['漁業生產量值-漁業種類別魚類別生產量值13'.K22];['漁業生產量值-漁業種類別魚類別生產量值13'.M22];['漁業生產量值-漁業種類別魚類別生產量值13'.O22];['漁業生產量值-漁業種類別魚類別生產量值14'.C22];['漁業生產量值-漁業種類別魚類別生產量值14'.E22];['漁業生產量值-漁業種類別魚類別生產量值14'.G22];['漁業生產量值-漁業種類別魚類別生產量值14'.I22]))" table:style-name="ce37">
            <text:p>-</text:p>
          </table:table-cell>
          <table:table-cell office:value-type="string" office:string-value="-" table:formula="of:=  IF(SUM(['漁業生產量值-漁業種類別魚類別生產量值13'.D22];['漁業生產量值-漁業種類別魚類別生產量值13'.F22];['漁業生產量值-漁業種類別魚類別生產量值13'.H22];['漁業生產量值-漁業種類別魚類別生產量值13'.J22];['漁業生產量值-漁業種類別魚類別生產量值13'.L22];['漁業生產量值-漁業種類別魚類別生產量值13'.N22];['漁業生產量值-漁業種類別魚類別生產量值13'.P22];['漁業生產量值-漁業種類別魚類別生產量值14'.D22];['漁業生產量值-漁業種類別魚類別生產量值14'.F22];['漁業生產量值-漁業種類別魚類別生產量值14'.H22];['漁業生產量值-漁業種類別魚類別生產量值14'.J22])=0;&quot;-&quot;;SUM(['漁業生產量值-漁業種類別魚類別生產量值13'.D22];['漁業生產量值-漁業種類別魚類別生產量值13'.F22];['漁業生產量值-漁業種類別魚類別生產量值13'.H22];['漁業生產量值-漁業種類別魚類別生產量值13'.J22];['漁業生產量值-漁業種類別魚類別生產量值13'.L22];['漁業生產量值-漁業種類別魚類別生產量值13'.N22];['漁業生產量值-漁業種類別魚類別生產量值13'.P22];['漁業生產量值-漁業種類別魚類別生產量值14'.D22];['漁業生產量值-漁業種類別魚類別生產量值14'.F22];['漁業生產量值-漁業種類別魚類別生產量值14'.H22];['漁業生產量值-漁業種類別魚類別生產量值14'.J22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float" office:value="6078.2412800000002" table:style-name="ce47">
            <text:p>6,078<text:s/></text:p>
          </table:table-cell>
          <table:table-cell office:value-type="float" office:value="482478.7671" table:style-name="ce47">
            <text:p>482,479<text:s/></text:p>
          </table:table-cell>
          <table:table-cell office:value-type="float" office:value="1319.00557" table:formula="of:=  IF(SUM([.G23];[.I23];[.K23];[.M23])=0;&quot;-&quot;;SUM([.G23];[.I23];[.K23];[.M23]))" table:style-name="ce37">
            <text:p>1,319<text:s/></text:p>
          </table:table-cell>
          <table:table-cell office:value-type="float" office:value="183234.83091999998" table:formula="of:=  IF(SUM([.H23];[.J23];[.L23];[.N23])=0;&quot;-&quot;;SUM([.H23];[.J23];[.L23];[.N23]))" table:style-name="ce58">
            <text:p>183,23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849.98512000000005" table:style-name="ce47">
            <text:p>850<text:s/></text:p>
          </table:table-cell>
          <table:table-cell office:value-type="float" office:value="129640.59467999999" table:style-name="ce47">
            <text:p>129,641<text:s/></text:p>
          </table:table-cell>
          <table:table-cell office:value-type="float" office:value="469.02044999999998" table:style-name="ce47">
            <text:p>469<text:s/></text:p>
          </table:table-cell>
          <table:table-cell office:value-type="float" office:value="53594.236239999998" table:style-name="ce68">
            <text:p>53,594<text:s/></text:p>
          </table:table-cell>
          <table:table-cell office:value-type="float" office:value="4427.2264599999999" table:formula="of:=  IF(SUM(['漁業生產量值-漁業種類別魚類別生產量值13'.C23];['漁業生產量值-漁業種類別魚類別生產量值13'.E23];['漁業生產量值-漁業種類別魚類別生產量值13'.G23];['漁業生產量值-漁業種類別魚類別生產量值13'.I23];['漁業生產量值-漁業種類別魚類別生產量值13'.K23];['漁業生產量值-漁業種類別魚類別生產量值13'.M23];['漁業生產量值-漁業種類別魚類別生產量值13'.O23];['漁業生產量值-漁業種類別魚類別生產量值14'.C23];['漁業生產量值-漁業種類別魚類別生產量值14'.E23];['漁業生產量值-漁業種類別魚類別生產量值14'.G23];['漁業生產量值-漁業種類別魚類別生產量值14'.I23])=0;&quot;-&quot;;SUM(['漁業生產量值-漁業種類別魚類別生產量值13'.C23];['漁業生產量值-漁業種類別魚類別生產量值13'.E23];['漁業生產量值-漁業種類別魚類別生產量值13'.G23];['漁業生產量值-漁業種類別魚類別生產量值13'.I23];['漁業生產量值-漁業種類別魚類別生產量值13'.K23];['漁業生產量值-漁業種類別魚類別生產量值13'.M23];['漁業生產量值-漁業種類別魚類別生產量值13'.O23];['漁業生產量值-漁業種類別魚類別生產量值14'.C23];['漁業生產量值-漁業種類別魚類別生產量值14'.E23];['漁業生產量值-漁業種類別魚類別生產量值14'.G23];['漁業生產量值-漁業種類別魚類別生產量值14'.I23]))" table:style-name="ce37">
            <text:p>4,427<text:s/></text:p>
          </table:table-cell>
          <table:table-cell office:value-type="float" office:value="788280.76097000006" table:formula="of:=  IF(SUM(['漁業生產量值-漁業種類別魚類別生產量值13'.D23];['漁業生產量值-漁業種類別魚類別生產量值13'.F23];['漁業生產量值-漁業種類別魚類別生產量值13'.H23];['漁業生產量值-漁業種類別魚類別生產量值13'.J23];['漁業生產量值-漁業種類別魚類別生產量值13'.L23];['漁業生產量值-漁業種類別魚類別生產量值13'.N23];['漁業生產量值-漁業種類別魚類別生產量值13'.P23];['漁業生產量值-漁業種類別魚類別生產量值14'.D23];['漁業生產量值-漁業種類別魚類別生產量值14'.F23];['漁業生產量值-漁業種類別魚類別生產量值14'.H23];['漁業生產量值-漁業種類別魚類別生產量值14'.J23])=0;&quot;-&quot;;SUM(['漁業生產量值-漁業種類別魚類別生產量值13'.D23];['漁業生產量值-漁業種類別魚類別生產量值13'.F23];['漁業生產量值-漁業種類別魚類別生產量值13'.H23];['漁業生產量值-漁業種類別魚類別生產量值13'.J23];['漁業生產量值-漁業種類別魚類別生產量值13'.L23];['漁業生產量值-漁業種類別魚類別生產量值13'.N23];['漁業生產量值-漁業種類別魚類別生產量值13'.P23];['漁業生產量值-漁業種類別魚類別生產量值14'.D23];['漁業生產量值-漁業種類別魚類別生產量值14'.F23];['漁業生產量值-漁業種類別魚類別生產量值14'.H23];['漁業生產量值-漁業種類別魚類別生產量值14'.J23]))" table:style-name="ce37">
            <text:p>788,28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float" office:value="863.09910000000002" table:style-name="ce47">
            <text:p>863<text:s/></text:p>
          </table:table-cell>
          <table:table-cell office:value-type="float" office:value="95342.166840000005" table:style-name="ce47">
            <text:p>95,342<text:s/></text:p>
          </table:table-cell>
          <table:table-cell office:value-type="float" office:value="53.487299999999998" table:formula="of:=  IF(SUM([.G24];[.I24];[.K24];[.M24])=0;&quot;-&quot;;SUM([.G24];[.I24];[.K24];[.M24]))" table:style-name="ce37">
            <text:p>53<text:s/></text:p>
          </table:table-cell>
          <table:table-cell office:value-type="float" office:value="9919.7403000000013" table:formula="of:=  IF(SUM([.H24];[.J24];[.L24];[.N24])=0;&quot;-&quot;;SUM([.H24];[.J24];[.L24];[.N24]))" table:style-name="ce58">
            <text:p>9,92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4.669599999999999" table:style-name="ce47">
            <text:p>25<text:s/></text:p>
          </table:table-cell>
          <table:table-cell office:value-type="float" office:value="4999.7257200000004" table:style-name="ce47">
            <text:p>5,000<text:s/></text:p>
          </table:table-cell>
          <table:table-cell office:value-type="float" office:value="28.817699999999999" table:style-name="ce47">
            <text:p>29<text:s/></text:p>
          </table:table-cell>
          <table:table-cell office:value-type="float" office:value="4920.01458" table:style-name="ce68">
            <text:p>4,920<text:s/></text:p>
          </table:table-cell>
          <table:table-cell office:value-type="float" office:value="32.487100000000005" table:formula="of:=  IF(SUM(['漁業生產量值-漁業種類別魚類別生產量值13'.C24];['漁業生產量值-漁業種類別魚類別生產量值13'.E24];['漁業生產量值-漁業種類別魚類別生產量值13'.G24];['漁業生產量值-漁業種類別魚類別生產量值13'.I24];['漁業生產量值-漁業種類別魚類別生產量值13'.K24];['漁業生產量值-漁業種類別魚類別生產量值13'.M24];['漁業生產量值-漁業種類別魚類別生產量值13'.O24];['漁業生產量值-漁業種類別魚類別生產量值14'.C24];['漁業生產量值-漁業種類別魚類別生產量值14'.E24];['漁業生產量值-漁業種類別魚類別生產量值14'.G24];['漁業生產量值-漁業種類別魚類別生產量值14'.I24])=0;&quot;-&quot;;SUM(['漁業生產量值-漁業種類別魚類別生產量值13'.C24];['漁業生產量值-漁業種類別魚類別生產量值13'.E24];['漁業生產量值-漁業種類別魚類別生產量值13'.G24];['漁業生產量值-漁業種類別魚類別生產量值13'.I24];['漁業生產量值-漁業種類別魚類別生產量值13'.K24];['漁業生產量值-漁業種類別魚類別生產量值13'.M24];['漁業生產量值-漁業種類別魚類別生產量值13'.O24];['漁業生產量值-漁業種類別魚類別生產量值14'.C24];['漁業生產量值-漁業種類別魚類別生產量值14'.E24];['漁業生產量值-漁業種類別魚類別生產量值14'.G24];['漁業生產量值-漁業種類別魚類別生產量值14'.I24]))" table:style-name="ce37">
            <text:p>32<text:s/></text:p>
          </table:table-cell>
          <table:table-cell office:value-type="float" office:value="22684.925600000002" table:formula="of:=  IF(SUM(['漁業生產量值-漁業種類別魚類別生產量值13'.D24];['漁業生產量值-漁業種類別魚類別生產量值13'.F24];['漁業生產量值-漁業種類別魚類別生產量值13'.H24];['漁業生產量值-漁業種類別魚類別生產量值13'.J24];['漁業生產量值-漁業種類別魚類別生產量值13'.L24];['漁業生產量值-漁業種類別魚類別生產量值13'.N24];['漁業生產量值-漁業種類別魚類別生產量值13'.P24];['漁業生產量值-漁業種類別魚類別生產量值14'.D24];['漁業生產量值-漁業種類別魚類別生產量值14'.F24];['漁業生產量值-漁業種類別魚類別生產量值14'.H24];['漁業生產量值-漁業種類別魚類別生產量值14'.J24])=0;&quot;-&quot;;SUM(['漁業生產量值-漁業種類別魚類別生產量值13'.D24];['漁業生產量值-漁業種類別魚類別生產量值13'.F24];['漁業生產量值-漁業種類別魚類別生產量值13'.H24];['漁業生產量值-漁業種類別魚類別生產量值13'.J24];['漁業生產量值-漁業種類別魚類別生產量值13'.L24];['漁業生產量值-漁業種類別魚類別生產量值13'.N24];['漁業生產量值-漁業種類別魚類別生產量值13'.P24];['漁業生產量值-漁業種類別魚類別生產量值14'.D24];['漁業生產量值-漁業種類別魚類別生產量值14'.F24];['漁業生產量值-漁業種類別魚類別生產量值14'.H24];['漁業生產量值-漁業種類別魚類別生產量值14'.J24]))" table:style-name="ce37">
            <text:p>22,68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float" office:value="1331.2570000000001" table:style-name="ce47">
            <text:p>1,331<text:s/></text:p>
          </table:table-cell>
          <table:table-cell office:value-type="float" office:value="391393.82549999998" table:style-name="ce47">
            <text:p>391,394<text:s/></text:p>
          </table:table-cell>
          <table:table-cell office:value-type="float" office:value="25.8" table:formula="of:=  IF(SUM([.G25];[.I25];[.K25];[.M25])=0;&quot;-&quot;;SUM([.G25];[.I25];[.K25];[.M25]))" table:style-name="ce37">
            <text:p>26<text:s/></text:p>
          </table:table-cell>
          <table:table-cell office:value-type="float" office:value="5113.5600000000004" table:formula="of:=  IF(SUM([.H25];[.J25];[.L25];[.N25])=0;&quot;-&quot;;SUM([.H25];[.J25];[.L25];[.N25]))" table:style-name="ce58">
            <text:p>5,11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5.8" table:style-name="ce47">
            <text:p>26<text:s/></text:p>
          </table:table-cell>
          <table:table-cell office:value-type="float" office:value="5113.5600000000004" table:style-name="ce47">
            <text:p>5,114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25];['漁業生產量值-漁業種類別魚類別生產量值13'.E25];['漁業生產量值-漁業種類別魚類別生產量值13'.G25];['漁業生產量值-漁業種類別魚類別生產量值13'.I25];['漁業生產量值-漁業種類別魚類別生產量值13'.K25];['漁業生產量值-漁業種類別魚類別生產量值13'.M25];['漁業生產量值-漁業種類別魚類別生產量值13'.O25];['漁業生產量值-漁業種類別魚類別生產量值14'.C25];['漁業生產量值-漁業種類別魚類別生產量值14'.E25];['漁業生產量值-漁業種類別魚類別生產量值14'.G25];['漁業生產量值-漁業種類別魚類別生產量值14'.I25])=0;&quot;-&quot;;SUM(['漁業生產量值-漁業種類別魚類別生產量值13'.C25];['漁業生產量值-漁業種類別魚類別生產量值13'.E25];['漁業生產量值-漁業種類別魚類別生產量值13'.G25];['漁業生產量值-漁業種類別魚類別生產量值13'.I25];['漁業生產量值-漁業種類別魚類別生產量值13'.K25];['漁業生產量值-漁業種類別魚類別生產量值13'.M25];['漁業生產量值-漁業種類別魚類別生產量值13'.O25];['漁業生產量值-漁業種類別魚類別生產量值14'.C25];['漁業生產量值-漁業種類別魚類別生產量值14'.E25];['漁業生產量值-漁業種類別魚類別生產量值14'.G25];['漁業生產量值-漁業種類別魚類別生產量值14'.I25]))" table:style-name="ce37">
            <text:p>-</text:p>
          </table:table-cell>
          <table:table-cell office:value-type="string" office:string-value="-" table:formula="of:=  IF(SUM(['漁業生產量值-漁業種類別魚類別生產量值13'.D25];['漁業生產量值-漁業種類別魚類別生產量值13'.F25];['漁業生產量值-漁業種類別魚類別生產量值13'.H25];['漁業生產量值-漁業種類別魚類別生產量值13'.J25];['漁業生產量值-漁業種類別魚類別生產量值13'.L25];['漁業生產量值-漁業種類別魚類別生產量值13'.N25];['漁業生產量值-漁業種類別魚類別生產量值13'.P25];['漁業生產量值-漁業種類別魚類別生產量值14'.D25];['漁業生產量值-漁業種類別魚類別生產量值14'.F25];['漁業生產量值-漁業種類別魚類別生產量值14'.H25];['漁業生產量值-漁業種類別魚類別生產量值14'.J25])=0;&quot;-&quot;;SUM(['漁業生產量值-漁業種類別魚類別生產量值13'.D25];['漁業生產量值-漁業種類別魚類別生產量值13'.F25];['漁業生產量值-漁業種類別魚類別生產量值13'.H25];['漁業生產量值-漁業種類別魚類別生產量值13'.J25];['漁業生產量值-漁業種類別魚類別生產量值13'.L25];['漁業生產量值-漁業種類別魚類別生產量值13'.N25];['漁業生產量值-漁業種類別魚類別生產量值13'.P25];['漁業生產量值-漁業種類別魚類別生產量值14'.D25];['漁業生產量值-漁業種類別魚類別生產量值14'.F25];['漁業生產量值-漁業種類別魚類別生產量值14'.H25];['漁業生產量值-漁業種類別魚類別生產量值14'.J25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float" office:value="20.885899999999999" table:style-name="ce47">
            <text:p>21<text:s/></text:p>
          </table:table-cell>
          <table:table-cell office:value-type="float" office:value="2673.3951999999999" table:style-name="ce47">
            <text:p>2,673<text:s/></text:p>
          </table:table-cell>
          <table:table-cell office:value-type="string" office:string-value="-" table:formula="of:=  IF(SUM([.G26];[.I26];[.K26];[.M26])=0;&quot;-&quot;;SUM([.G26];[.I26];[.K26];[.M26]))" table:style-name="ce37">
            <text:p>-</text:p>
          </table:table-cell>
          <table:table-cell office:value-type="string" office:string-value="-" table:formula="of:=  IF(SUM([.H26];[.J26];[.L26];[.N26])=0;&quot;-&quot;;SUM([.H26];[.J26];[.L26];[.N26]))" table:style-name="ce5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26];['漁業生產量值-漁業種類別魚類別生產量值13'.E26];['漁業生產量值-漁業種類別魚類別生產量值13'.G26];['漁業生產量值-漁業種類別魚類別生產量值13'.I26];['漁業生產量值-漁業種類別魚類別生產量值13'.K26];['漁業生產量值-漁業種類別魚類別生產量值13'.M26];['漁業生產量值-漁業種類別魚類別生產量值13'.O26];['漁業生產量值-漁業種類別魚類別生產量值14'.C26];['漁業生產量值-漁業種類別魚類別生產量值14'.E26];['漁業生產量值-漁業種類別魚類別生產量值14'.G26];['漁業生產量值-漁業種類別魚類別生產量值14'.I26])=0;&quot;-&quot;;SUM(['漁業生產量值-漁業種類別魚類別生產量值13'.C26];['漁業生產量值-漁業種類別魚類別生產量值13'.E26];['漁業生產量值-漁業種類別魚類別生產量值13'.G26];['漁業生產量值-漁業種類別魚類別生產量值13'.I26];['漁業生產量值-漁業種類別魚類別生產量值13'.K26];['漁業生產量值-漁業種類別魚類別生產量值13'.M26];['漁業生產量值-漁業種類別魚類別生產量值13'.O26];['漁業生產量值-漁業種類別魚類別生產量值14'.C26];['漁業生產量值-漁業種類別魚類別生產量值14'.E26];['漁業生產量值-漁業種類別魚類別生產量值14'.G26];['漁業生產量值-漁業種類別魚類別生產量值14'.I26]))" table:style-name="ce37">
            <text:p>-</text:p>
          </table:table-cell>
          <table:table-cell office:value-type="string" office:string-value="-" table:formula="of:=  IF(SUM(['漁業生產量值-漁業種類別魚類別生產量值13'.D26];['漁業生產量值-漁業種類別魚類別生產量值13'.F26];['漁業生產量值-漁業種類別魚類別生產量值13'.H26];['漁業生產量值-漁業種類別魚類別生產量值13'.J26];['漁業生產量值-漁業種類別魚類別生產量值13'.L26];['漁業生產量值-漁業種類別魚類別生產量值13'.N26];['漁業生產量值-漁業種類別魚類別生產量值13'.P26];['漁業生產量值-漁業種類別魚類別生產量值14'.D26];['漁業生產量值-漁業種類別魚類別生產量值14'.F26];['漁業生產量值-漁業種類別魚類別生產量值14'.H26];['漁業生產量值-漁業種類別魚類別生產量值14'.J26])=0;&quot;-&quot;;SUM(['漁業生產量值-漁業種類別魚類別生產量值13'.D26];['漁業生產量值-漁業種類別魚類別生產量值13'.F26];['漁業生產量值-漁業種類別魚類別生產量值13'.H26];['漁業生產量值-漁業種類別魚類別生產量值13'.J26];['漁業生產量值-漁業種類別魚類別生產量值13'.L26];['漁業生產量值-漁業種類別魚類別生產量值13'.N26];['漁業生產量值-漁業種類別魚類別生產量值13'.P26];['漁業生產量值-漁業種類別魚類別生產量值14'.D26];['漁業生產量值-漁業種類別魚類別生產量值14'.F26];['漁業生產量值-漁業種類別魚類別生產量值14'.H26];['漁業生產量值-漁業種類別魚類別生產量值14'.J26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float" office:value="98.8904" table:style-name="ce47">
            <text:p>99<text:s/></text:p>
          </table:table-cell>
          <table:table-cell office:value-type="float" office:value="5321.8671999999997" table:style-name="ce47">
            <text:p>5,322<text:s/></text:p>
          </table:table-cell>
          <table:table-cell office:value-type="string" office:string-value="-" table:formula="of:=  IF(SUM([.G27];[.I27];[.K27];[.M27])=0;&quot;-&quot;;SUM([.G27];[.I27];[.K27];[.M27]))" table:style-name="ce37">
            <text:p>-</text:p>
          </table:table-cell>
          <table:table-cell office:value-type="string" office:string-value="-" table:formula="of:=  IF(SUM([.H27];[.J27];[.L27];[.N27])=0;&quot;-&quot;;SUM([.H27];[.J27];[.L27];[.N27]))" table:style-name="ce5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27];['漁業生產量值-漁業種類別魚類別生產量值13'.E27];['漁業生產量值-漁業種類別魚類別生產量值13'.G27];['漁業生產量值-漁業種類別魚類別生產量值13'.I27];['漁業生產量值-漁業種類別魚類別生產量值13'.K27];['漁業生產量值-漁業種類別魚類別生產量值13'.M27];['漁業生產量值-漁業種類別魚類別生產量值13'.O27];['漁業生產量值-漁業種類別魚類別生產量值14'.C27];['漁業生產量值-漁業種類別魚類別生產量值14'.E27];['漁業生產量值-漁業種類別魚類別生產量值14'.G27];['漁業生產量值-漁業種類別魚類別生產量值14'.I27])=0;&quot;-&quot;;SUM(['漁業生產量值-漁業種類別魚類別生產量值13'.C27];['漁業生產量值-漁業種類別魚類別生產量值13'.E27];['漁業生產量值-漁業種類別魚類別生產量值13'.G27];['漁業生產量值-漁業種類別魚類別生產量值13'.I27];['漁業生產量值-漁業種類別魚類別生產量值13'.K27];['漁業生產量值-漁業種類別魚類別生產量值13'.M27];['漁業生產量值-漁業種類別魚類別生產量值13'.O27];['漁業生產量值-漁業種類別魚類別生產量值14'.C27];['漁業生產量值-漁業種類別魚類別生產量值14'.E27];['漁業生產量值-漁業種類別魚類別生產量值14'.G27];['漁業生產量值-漁業種類別魚類別生產量值14'.I27]))" table:style-name="ce37">
            <text:p>-</text:p>
          </table:table-cell>
          <table:table-cell office:value-type="string" office:string-value="-" table:formula="of:=  IF(SUM(['漁業生產量值-漁業種類別魚類別生產量值13'.D27];['漁業生產量值-漁業種類別魚類別生產量值13'.F27];['漁業生產量值-漁業種類別魚類別生產量值13'.H27];['漁業生產量值-漁業種類別魚類別生產量值13'.J27];['漁業生產量值-漁業種類別魚類別生產量值13'.L27];['漁業生產量值-漁業種類別魚類別生產量值13'.N27];['漁業生產量值-漁業種類別魚類別生產量值13'.P27];['漁業生產量值-漁業種類別魚類別生產量值14'.D27];['漁業生產量值-漁業種類別魚類別生產量值14'.F27];['漁業生產量值-漁業種類別魚類別生產量值14'.H27];['漁業生產量值-漁業種類別魚類別生產量值14'.J27])=0;&quot;-&quot;;SUM(['漁業生產量值-漁業種類別魚類別生產量值13'.D27];['漁業生產量值-漁業種類別魚類別生產量值13'.F27];['漁業生產量值-漁業種類別魚類別生產量值13'.H27];['漁業生產量值-漁業種類別魚類別生產量值13'.J27];['漁業生產量值-漁業種類別魚類別生產量值13'.L27];['漁業生產量值-漁業種類別魚類別生產量值13'.N27];['漁業生產量值-漁業種類別魚類別生產量值13'.P27];['漁業生產量值-漁業種類別魚類別生產量值14'.D27];['漁業生產量值-漁業種類別魚類別生產量值14'.F27];['漁業生產量值-漁業種類別魚類別生產量值14'.H27];['漁業生產量值-漁業種類別魚類別生產量值14'.J27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float" office:value="502.27195" table:style-name="ce47">
            <text:p>502<text:s/></text:p>
          </table:table-cell>
          <table:table-cell office:value-type="float" office:value="68361.172770000005" table:style-name="ce47">
            <text:p>68,361<text:s/></text:p>
          </table:table-cell>
          <table:table-cell office:value-type="float" office:value="2.1160000000000001" table:formula="of:=  IF(SUM([.G28];[.I28];[.K28];[.M28])=0;&quot;-&quot;;SUM([.G28];[.I28];[.K28];[.M28]))" table:style-name="ce37">
            <text:p>2<text:s/></text:p>
          </table:table-cell>
          <table:table-cell office:value-type="float" office:value="293.27760000000001" table:formula="of:=  IF(SUM([.H28];[.J28];[.L28];[.N28])=0;&quot;-&quot;;SUM([.H28];[.J28];[.L28];[.N28]))" table:style-name="ce58">
            <text:p>293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1160000000000001" table:style-name="ce47">
            <text:p>2<text:s/></text:p>
          </table:table-cell>
          <table:table-cell office:value-type="float" office:value="293.27760000000001" table:style-name="ce47">
            <text:p>293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float" office:value="0.16500000000000001" table:formula="of:=  IF(SUM(['漁業生產量值-漁業種類別魚類別生產量值13'.C28];['漁業生產量值-漁業種類別魚類別生產量值13'.E28];['漁業生產量值-漁業種類別魚類別生產量值13'.G28];['漁業生產量值-漁業種類別魚類別生產量值13'.I28];['漁業生產量值-漁業種類別魚類別生產量值13'.K28];['漁業生產量值-漁業種類別魚類別生產量值13'.M28];['漁業生產量值-漁業種類別魚類別生產量值13'.O28];['漁業生產量值-漁業種類別魚類別生產量值14'.C28];['漁業生產量值-漁業種類別魚類別生產量值14'.E28];['漁業生產量值-漁業種類別魚類別生產量值14'.G28];['漁業生產量值-漁業種類別魚類別生產量值14'.I28])=0;&quot;-&quot;;SUM(['漁業生產量值-漁業種類別魚類別生產量值13'.C28];['漁業生產量值-漁業種類別魚類別生產量值13'.E28];['漁業生產量值-漁業種類別魚類別生產量值13'.G28];['漁業生產量值-漁業種類別魚類別生產量值13'.I28];['漁業生產量值-漁業種類別魚類別生產量值13'.K28];['漁業生產量值-漁業種類別魚類別生產量值13'.M28];['漁業生產量值-漁業種類別魚類別生產量值13'.O28];['漁業生產量值-漁業種類別魚類別生產量值14'.C28];['漁業生產量值-漁業種類別魚類別生產量值14'.E28];['漁業生產量值-漁業種類別魚類別生產量值14'.G28];['漁業生產量值-漁業種類別魚類別生產量值14'.I28]))" table:style-name="ce37">
            <text:p>0<text:s/></text:p>
          </table:table-cell>
          <table:table-cell office:value-type="float" office:value="32.505000000000003" table:formula="of:=  IF(SUM(['漁業生產量值-漁業種類別魚類別生產量值13'.D28];['漁業生產量值-漁業種類別魚類別生產量值13'.F28];['漁業生產量值-漁業種類別魚類別生產量值13'.H28];['漁業生產量值-漁業種類別魚類別生產量值13'.J28];['漁業生產量值-漁業種類別魚類別生產量值13'.L28];['漁業生產量值-漁業種類別魚類別生產量值13'.N28];['漁業生產量值-漁業種類別魚類別生產量值13'.P28];['漁業生產量值-漁業種類別魚類別生產量值14'.D28];['漁業生產量值-漁業種類別魚類別生產量值14'.F28];['漁業生產量值-漁業種類別魚類別生產量值14'.H28];['漁業生產量值-漁業種類別魚類別生產量值14'.J28])=0;&quot;-&quot;;SUM(['漁業生產量值-漁業種類別魚類別生產量值13'.D28];['漁業生產量值-漁業種類別魚類別生產量值13'.F28];['漁業生產量值-漁業種類別魚類別生產量值13'.H28];['漁業生產量值-漁業種類別魚類別生產量值13'.J28];['漁業生產量值-漁業種類別魚類別生產量值13'.L28];['漁業生產量值-漁業種類別魚類別生產量值13'.N28];['漁業生產量值-漁業種類別魚類別生產量值13'.P28];['漁業生產量值-漁業種類別魚類別生產量值14'.D28];['漁業生產量值-漁業種類別魚類別生產量值14'.F28];['漁業生產量值-漁業種類別魚類別生產量值14'.H28];['漁業生產量值-漁業種類別魚類別生產量值14'.J28]))" table:style-name="ce37">
            <text:p>33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float" office:value="26.09" table:style-name="ce47">
            <text:p>26<text:s/></text:p>
          </table:table-cell>
          <table:table-cell office:value-type="float" office:value="3592.1" table:style-name="ce47">
            <text:p>3,592<text:s/></text:p>
          </table:table-cell>
          <table:table-cell office:value-type="float" office:value="3.08" table:formula="of:=  IF(SUM([.G29];[.I29];[.K29];[.M29])=0;&quot;-&quot;;SUM([.G29];[.I29];[.K29];[.M29]))" table:style-name="ce37">
            <text:p>3<text:s/></text:p>
          </table:table-cell>
          <table:table-cell office:value-type="float" office:value="662.2" table:formula="of:=  IF(SUM([.H29];[.J29];[.L29];[.N29])=0;&quot;-&quot;;SUM([.H29];[.J29];[.L29];[.N29]))" table:style-name="ce58">
            <text:p>66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3.08" table:style-name="ce47">
            <text:p>3<text:s/></text:p>
          </table:table-cell>
          <table:table-cell office:value-type="float" office:value="662.2" table:style-name="ce47">
            <text:p>662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29];['漁業生產量值-漁業種類別魚類別生產量值13'.E29];['漁業生產量值-漁業種類別魚類別生產量值13'.G29];['漁業生產量值-漁業種類別魚類別生產量值13'.I29];['漁業生產量值-漁業種類別魚類別生產量值13'.K29];['漁業生產量值-漁業種類別魚類別生產量值13'.M29];['漁業生產量值-漁業種類別魚類別生產量值13'.O29];['漁業生產量值-漁業種類別魚類別生產量值14'.C29];['漁業生產量值-漁業種類別魚類別生產量值14'.E29];['漁業生產量值-漁業種類別魚類別生產量值14'.G29];['漁業生產量值-漁業種類別魚類別生產量值14'.I29])=0;&quot;-&quot;;SUM(['漁業生產量值-漁業種類別魚類別生產量值13'.C29];['漁業生產量值-漁業種類別魚類別生產量值13'.E29];['漁業生產量值-漁業種類別魚類別生產量值13'.G29];['漁業生產量值-漁業種類別魚類別生產量值13'.I29];['漁業生產量值-漁業種類別魚類別生產量值13'.K29];['漁業生產量值-漁業種類別魚類別生產量值13'.M29];['漁業生產量值-漁業種類別魚類別生產量值13'.O29];['漁業生產量值-漁業種類別魚類別生產量值14'.C29];['漁業生產量值-漁業種類別魚類別生產量值14'.E29];['漁業生產量值-漁業種類別魚類別生產量值14'.G29];['漁業生產量值-漁業種類別魚類別生產量值14'.I29]))" table:style-name="ce37">
            <text:p>-</text:p>
          </table:table-cell>
          <table:table-cell office:value-type="string" office:string-value="-" table:formula="of:=  IF(SUM(['漁業生產量值-漁業種類別魚類別生產量值13'.D29];['漁業生產量值-漁業種類別魚類別生產量值13'.F29];['漁業生產量值-漁業種類別魚類別生產量值13'.H29];['漁業生產量值-漁業種類別魚類別生產量值13'.J29];['漁業生產量值-漁業種類別魚類別生產量值13'.L29];['漁業生產量值-漁業種類別魚類別生產量值13'.N29];['漁業生產量值-漁業種類別魚類別生產量值13'.P29];['漁業生產量值-漁業種類別魚類別生產量值14'.D29];['漁業生產量值-漁業種類別魚類別生產量值14'.F29];['漁業生產量值-漁業種類別魚類別生產量值14'.H29];['漁業生產量值-漁業種類別魚類別生產量值14'.J29])=0;&quot;-&quot;;SUM(['漁業生產量值-漁業種類別魚類別生產量值13'.D29];['漁業生產量值-漁業種類別魚類別生產量值13'.F29];['漁業生產量值-漁業種類別魚類別生產量值13'.H29];['漁業生產量值-漁業種類別魚類別生產量值13'.J29];['漁業生產量值-漁業種類別魚類別生產量值13'.L29];['漁業生產量值-漁業種類別魚類別生產量值13'.N29];['漁業生產量值-漁業種類別魚類別生產量值13'.P29];['漁業生產量值-漁業種類別魚類別生產量值14'.D29];['漁業生產量值-漁業種類別魚類別生產量值14'.F29];['漁業生產量值-漁業種類別魚類別生產量值14'.H29];['漁業生產量值-漁業種類別魚類別生產量值14'.J29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float" office:value="381.85685000000001" table:style-name="ce47">
            <text:p>382<text:s/></text:p>
          </table:table-cell>
          <table:table-cell office:value-type="float" office:value="46270.366029999997" table:style-name="ce47">
            <text:p>46,270<text:s/></text:p>
          </table:table-cell>
          <table:table-cell office:value-type="float" office:value="253.61500000000001" table:formula="of:=  IF(SUM([.G30];[.I30];[.K30];[.M30])=0;&quot;-&quot;;SUM([.G30];[.I30];[.K30];[.M30]))" table:style-name="ce37">
            <text:p>254<text:s/></text:p>
          </table:table-cell>
          <table:table-cell office:value-type="float" office:value="44484.590000000004" table:formula="of:=  IF(SUM([.H30];[.J30];[.L30];[.N30])=0;&quot;-&quot;;SUM([.H30];[.J30];[.L30];[.N30]))" table:style-name="ce58">
            <text:p>44,48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23.36" table:style-name="ce47">
            <text:p>223<text:s/></text:p>
          </table:table-cell>
          <table:table-cell office:value-type="float" office:value="35428.44" table:style-name="ce47">
            <text:p>35,428<text:s/></text:p>
          </table:table-cell>
          <table:table-cell office:value-type="float" office:value="30.255000000000003" table:style-name="ce47">
            <text:p>30<text:s/></text:p>
          </table:table-cell>
          <table:table-cell office:value-type="float" office:value="9056.15" table:style-name="ce68">
            <text:p>9,056<text:s/></text:p>
          </table:table-cell>
          <table:table-cell office:value-type="string" office:string-value="-" table:formula="of:=  IF(SUM(['漁業生產量值-漁業種類別魚類別生產量值13'.C30];['漁業生產量值-漁業種類別魚類別生產量值13'.E30];['漁業生產量值-漁業種類別魚類別生產量值13'.G30];['漁業生產量值-漁業種類別魚類別生產量值13'.I30];['漁業生產量值-漁業種類別魚類別生產量值13'.K30];['漁業生產量值-漁業種類別魚類別生產量值13'.M30];['漁業生產量值-漁業種類別魚類別生產量值13'.O30];['漁業生產量值-漁業種類別魚類別生產量值14'.C30];['漁業生產量值-漁業種類別魚類別生產量值14'.E30];['漁業生產量值-漁業種類別魚類別生產量值14'.G30];['漁業生產量值-漁業種類別魚類別生產量值14'.I30])=0;&quot;-&quot;;SUM(['漁業生產量值-漁業種類別魚類別生產量值13'.C30];['漁業生產量值-漁業種類別魚類別生產量值13'.E30];['漁業生產量值-漁業種類別魚類別生產量值13'.G30];['漁業生產量值-漁業種類別魚類別生產量值13'.I30];['漁業生產量值-漁業種類別魚類別生產量值13'.K30];['漁業生產量值-漁業種類別魚類別生產量值13'.M30];['漁業生產量值-漁業種類別魚類別生產量值13'.O30];['漁業生產量值-漁業種類別魚類別生產量值14'.C30];['漁業生產量值-漁業種類別魚類別生產量值14'.E30];['漁業生產量值-漁業種類別魚類別生產量值14'.G30];['漁業生產量值-漁業種類別魚類別生產量值14'.I30]))" table:style-name="ce37">
            <text:p>-</text:p>
          </table:table-cell>
          <table:table-cell office:value-type="string" office:string-value="-" table:formula="of:=  IF(SUM(['漁業生產量值-漁業種類別魚類別生產量值13'.D30];['漁業生產量值-漁業種類別魚類別生產量值13'.F30];['漁業生產量值-漁業種類別魚類別生產量值13'.H30];['漁業生產量值-漁業種類別魚類別生產量值13'.J30];['漁業生產量值-漁業種類別魚類別生產量值13'.L30];['漁業生產量值-漁業種類別魚類別生產量值13'.N30];['漁業生產量值-漁業種類別魚類別生產量值13'.P30];['漁業生產量值-漁業種類別魚類別生產量值14'.D30];['漁業生產量值-漁業種類別魚類別生產量值14'.F30];['漁業生產量值-漁業種類別魚類別生產量值14'.H30];['漁業生產量值-漁業種類別魚類別生產量值14'.J30])=0;&quot;-&quot;;SUM(['漁業生產量值-漁業種類別魚類別生產量值13'.D30];['漁業生產量值-漁業種類別魚類別生產量值13'.F30];['漁業生產量值-漁業種類別魚類別生產量值13'.H30];['漁業生產量值-漁業種類別魚類別生產量值13'.J30];['漁業生產量值-漁業種類別魚類別生產量值13'.L30];['漁業生產量值-漁業種類別魚類別生產量值13'.N30];['漁業生產量值-漁業種類別魚類別生產量值13'.P30];['漁業生產量值-漁業種類別魚類別生產量值14'.D30];['漁業生產量值-漁業種類別魚類別生產量值14'.F30];['漁業生產量值-漁業種類別魚類別生產量值14'.H30];['漁業生產量值-漁業種類別魚類別生產量值14'.J30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31];[.I31];[.K31];[.M31])=0;&quot;-&quot;;SUM([.G31];[.I31];[.K31];[.M31]))" table:style-name="ce37">
            <text:p>-</text:p>
          </table:table-cell>
          <table:table-cell office:value-type="string" office:string-value="-" table:formula="of:=  IF(SUM([.H31];[.J31];[.L31];[.N31])=0;&quot;-&quot;;SUM([.H31];[.J31];[.L31];[.N31]))" table:style-name="ce5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31];['漁業生產量值-漁業種類別魚類別生產量值13'.E31];['漁業生產量值-漁業種類別魚類別生產量值13'.G31];['漁業生產量值-漁業種類別魚類別生產量值13'.I31];['漁業生產量值-漁業種類別魚類別生產量值13'.K31];['漁業生產量值-漁業種類別魚類別生產量值13'.M31];['漁業生產量值-漁業種類別魚類別生產量值13'.O31];['漁業生產量值-漁業種類別魚類別生產量值14'.C31];['漁業生產量值-漁業種類別魚類別生產量值14'.E31];['漁業生產量值-漁業種類別魚類別生產量值14'.G31];['漁業生產量值-漁業種類別魚類別生產量值14'.I31])=0;&quot;-&quot;;SUM(['漁業生產量值-漁業種類別魚類別生產量值13'.C31];['漁業生產量值-漁業種類別魚類別生產量值13'.E31];['漁業生產量值-漁業種類別魚類別生產量值13'.G31];['漁業生產量值-漁業種類別魚類別生產量值13'.I31];['漁業生產量值-漁業種類別魚類別生產量值13'.K31];['漁業生產量值-漁業種類別魚類別生產量值13'.M31];['漁業生產量值-漁業種類別魚類別生產量值13'.O31];['漁業生產量值-漁業種類別魚類別生產量值14'.C31];['漁業生產量值-漁業種類別魚類別生產量值14'.E31];['漁業生產量值-漁業種類別魚類別生產量值14'.G31];['漁業生產量值-漁業種類別魚類別生產量值14'.I31]))" table:style-name="ce37">
            <text:p>-</text:p>
          </table:table-cell>
          <table:table-cell office:value-type="string" office:string-value="-" table:formula="of:=  IF(SUM(['漁業生產量值-漁業種類別魚類別生產量值13'.D31];['漁業生產量值-漁業種類別魚類別生產量值13'.F31];['漁業生產量值-漁業種類別魚類別生產量值13'.H31];['漁業生產量值-漁業種類別魚類別生產量值13'.J31];['漁業生產量值-漁業種類別魚類別生產量值13'.L31];['漁業生產量值-漁業種類別魚類別生產量值13'.N31];['漁業生產量值-漁業種類別魚類別生產量值13'.P31];['漁業生產量值-漁業種類別魚類別生產量值14'.D31];['漁業生產量值-漁業種類別魚類別生產量值14'.F31];['漁業生產量值-漁業種類別魚類別生產量值14'.H31];['漁業生產量值-漁業種類別魚類別生產量值14'.J31])=0;&quot;-&quot;;SUM(['漁業生產量值-漁業種類別魚類別生產量值13'.D31];['漁業生產量值-漁業種類別魚類別生產量值13'.F31];['漁業生產量值-漁業種類別魚類別生產量值13'.H31];['漁業生產量值-漁業種類別魚類別生產量值13'.J31];['漁業生產量值-漁業種類別魚類別生產量值13'.L31];['漁業生產量值-漁業種類別魚類別生產量值13'.N31];['漁業生產量值-漁業種類別魚類別生產量值13'.P31];['漁業生產量值-漁業種類別魚類別生產量值14'.D31];['漁業生產量值-漁業種類別魚類別生產量值14'.F31];['漁業生產量值-漁業種類別魚類別生產量值14'.H31];['漁業生產量值-漁業種類別魚類別生產量值14'.J31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float" office:value="0.26816000000000001" table:style-name="ce47">
            <text:p>0<text:s/></text:p>
          </table:table-cell>
          <table:table-cell office:value-type="float" office:value="53.25121" table:style-name="ce47">
            <text:p>53<text:s/></text:p>
          </table:table-cell>
          <table:table-cell office:value-type="float" office:value="9.15625" table:formula="of:=  IF(SUM([.G32];[.I32];[.K32];[.M32])=0;&quot;-&quot;;SUM([.G32];[.I32];[.K32];[.M32]))" table:style-name="ce37">
            <text:p>9<text:s/></text:p>
          </table:table-cell>
          <table:table-cell office:value-type="float" office:value="843.97364000000005" table:formula="of:=  IF(SUM([.H32];[.J32];[.L32];[.N32])=0;&quot;-&quot;;SUM([.H32];[.J32];[.L32];[.N32]))" table:style-name="ce58">
            <text:p>84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9.15625" table:style-name="ce47">
            <text:p>9<text:s/></text:p>
          </table:table-cell>
          <table:table-cell office:value-type="float" office:value="843.97364000000005" table:style-name="ce68">
            <text:p>844<text:s/></text:p>
          </table:table-cell>
          <table:table-cell office:value-type="float" office:value="514.95039999999995" table:formula="of:=  IF(SUM(['漁業生產量值-漁業種類別魚類別生產量值13'.C32];['漁業生產量值-漁業種類別魚類別生產量值13'.E32];['漁業生產量值-漁業種類別魚類別生產量值13'.G32];['漁業生產量值-漁業種類別魚類別生產量值13'.I32];['漁業生產量值-漁業種類別魚類別生產量值13'.K32];['漁業生產量值-漁業種類別魚類別生產量值13'.M32];['漁業生產量值-漁業種類別魚類別生產量值13'.O32];['漁業生產量值-漁業種類別魚類別生產量值14'.C32];['漁業生產量值-漁業種類別魚類別生產量值14'.E32];['漁業生產量值-漁業種類別魚類別生產量值14'.G32];['漁業生產量值-漁業種類別魚類別生產量值14'.I32])=0;&quot;-&quot;;SUM(['漁業生產量值-漁業種類別魚類別生產量值13'.C32];['漁業生產量值-漁業種類別魚類別生產量值13'.E32];['漁業生產量值-漁業種類別魚類別生產量值13'.G32];['漁業生產量值-漁業種類別魚類別生產量值13'.I32];['漁業生產量值-漁業種類別魚類別生產量值13'.K32];['漁業生產量值-漁業種類別魚類別生產量值13'.M32];['漁業生產量值-漁業種類別魚類別生產量值13'.O32];['漁業生產量值-漁業種類別魚類別生產量值14'.C32];['漁業生產量值-漁業種類別魚類別生產量值14'.E32];['漁業生產量值-漁業種類別魚類別生產量值14'.G32];['漁業生產量值-漁業種類別魚類別生產量值14'.I32]))" table:style-name="ce37">
            <text:p>515<text:s/></text:p>
          </table:table-cell>
          <table:table-cell office:value-type="float" office:value="174832.49665000002" table:formula="of:=  IF(SUM(['漁業生產量值-漁業種類別魚類別生產量值13'.D32];['漁業生產量值-漁業種類別魚類別生產量值13'.F32];['漁業生產量值-漁業種類別魚類別生產量值13'.H32];['漁業生產量值-漁業種類別魚類別生產量值13'.J32];['漁業生產量值-漁業種類別魚類別生產量值13'.L32];['漁業生產量值-漁業種類別魚類別生產量值13'.N32];['漁業生產量值-漁業種類別魚類別生產量值13'.P32];['漁業生產量值-漁業種類別魚類別生產量值14'.D32];['漁業生產量值-漁業種類別魚類別生產量值14'.F32];['漁業生產量值-漁業種類別魚類別生產量值14'.H32];['漁業生產量值-漁業種類別魚類別生產量值14'.J32])=0;&quot;-&quot;;SUM(['漁業生產量值-漁業種類別魚類別生產量值13'.D32];['漁業生產量值-漁業種類別魚類別生產量值13'.F32];['漁業生產量值-漁業種類別魚類別生產量值13'.H32];['漁業生產量值-漁業種類別魚類別生產量值13'.J32];['漁業生產量值-漁業種類別魚類別生產量值13'.L32];['漁業生產量值-漁業種類別魚類別生產量值13'.N32];['漁業生產量值-漁業種類別魚類別生產量值13'.P32];['漁業生產量值-漁業種類別魚類別生產量值14'.D32];['漁業生產量值-漁業種類別魚類別生產量值14'.F32];['漁業生產量值-漁業種類別魚類別生產量值14'.H32];['漁業生產量值-漁業種類別魚類別生產量值14'.J32]))" table:style-name="ce37">
            <text:p>174,832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33];[.I33];[.K33];[.M33])=0;&quot;-&quot;;SUM([.G33];[.I33];[.K33];[.M33]))" table:style-name="ce37">
            <text:p>-</text:p>
          </table:table-cell>
          <table:table-cell office:value-type="string" office:string-value="-" table:formula="of:=  IF(SUM([.H33];[.J33];[.L33];[.N33])=0;&quot;-&quot;;SUM([.H33];[.J33];[.L33];[.N33]))" table:style-name="ce5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33];['漁業生產量值-漁業種類別魚類別生產量值13'.E33];['漁業生產量值-漁業種類別魚類別生產量值13'.G33];['漁業生產量值-漁業種類別魚類別生產量值13'.I33];['漁業生產量值-漁業種類別魚類別生產量值13'.K33];['漁業生產量值-漁業種類別魚類別生產量值13'.M33];['漁業生產量值-漁業種類別魚類別生產量值13'.O33];['漁業生產量值-漁業種類別魚類別生產量值14'.C33];['漁業生產量值-漁業種類別魚類別生產量值14'.E33];['漁業生產量值-漁業種類別魚類別生產量值14'.G33];['漁業生產量值-漁業種類別魚類別生產量值14'.I33])=0;&quot;-&quot;;SUM(['漁業生產量值-漁業種類別魚類別生產量值13'.C33];['漁業生產量值-漁業種類別魚類別生產量值13'.E33];['漁業生產量值-漁業種類別魚類別生產量值13'.G33];['漁業生產量值-漁業種類別魚類別生產量值13'.I33];['漁業生產量值-漁業種類別魚類別生產量值13'.K33];['漁業生產量值-漁業種類別魚類別生產量值13'.M33];['漁業生產量值-漁業種類別魚類別生產量值13'.O33];['漁業生產量值-漁業種類別魚類別生產量值14'.C33];['漁業生產量值-漁業種類別魚類別生產量值14'.E33];['漁業生產量值-漁業種類別魚類別生產量值14'.G33];['漁業生產量值-漁業種類別魚類別生產量值14'.I33]))" table:style-name="ce37">
            <text:p>-</text:p>
          </table:table-cell>
          <table:table-cell office:value-type="string" office:string-value="-" table:formula="of:=  IF(SUM(['漁業生產量值-漁業種類別魚類別生產量值13'.D33];['漁業生產量值-漁業種類別魚類別生產量值13'.F33];['漁業生產量值-漁業種類別魚類別生產量值13'.H33];['漁業生產量值-漁業種類別魚類別生產量值13'.J33];['漁業生產量值-漁業種類別魚類別生產量值13'.L33];['漁業生產量值-漁業種類別魚類別生產量值13'.N33];['漁業生產量值-漁業種類別魚類別生產量值13'.P33];['漁業生產量值-漁業種類別魚類別生產量值14'.D33];['漁業生產量值-漁業種類別魚類別生產量值14'.F33];['漁業生產量值-漁業種類別魚類別生產量值14'.H33];['漁業生產量值-漁業種類別魚類別生產量值14'.J33])=0;&quot;-&quot;;SUM(['漁業生產量值-漁業種類別魚類別生產量值13'.D33];['漁業生產量值-漁業種類別魚類別生產量值13'.F33];['漁業生產量值-漁業種類別魚類別生產量值13'.H33];['漁業生產量值-漁業種類別魚類別生產量值13'.J33];['漁業生產量值-漁業種類別魚類別生產量值13'.L33];['漁業生產量值-漁業種類別魚類別生產量值13'.N33];['漁業生產量值-漁業種類別魚類別生產量值13'.P33];['漁業生產量值-漁業種類別魚類別生產量值14'.D33];['漁業生產量值-漁業種類別魚類別生產量值14'.F33];['漁業生產量值-漁業種類別魚類別生產量值14'.H33];['漁業生產量值-漁業種類別魚類別生產量值14'.J33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34];[.I34];[.K34];[.M34])=0;&quot;-&quot;;SUM([.G34];[.I34];[.K34];[.M34]))" table:style-name="ce37">
            <text:p>-</text:p>
          </table:table-cell>
          <table:table-cell office:value-type="string" office:string-value="-" table:formula="of:=  IF(SUM([.H34];[.J34];[.L34];[.N34])=0;&quot;-&quot;;SUM([.H34];[.J34];[.L34];[.N34]))" table:style-name="ce5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34];['漁業生產量值-漁業種類別魚類別生產量值13'.E34];['漁業生產量值-漁業種類別魚類別生產量值13'.G34];['漁業生產量值-漁業種類別魚類別生產量值13'.I34];['漁業生產量值-漁業種類別魚類別生產量值13'.K34];['漁業生產量值-漁業種類別魚類別生產量值13'.M34];['漁業生產量值-漁業種類別魚類別生產量值13'.O34];['漁業生產量值-漁業種類別魚類別生產量值14'.C34];['漁業生產量值-漁業種類別魚類別生產量值14'.E34];['漁業生產量值-漁業種類別魚類別生產量值14'.G34];['漁業生產量值-漁業種類別魚類別生產量值14'.I34])=0;&quot;-&quot;;SUM(['漁業生產量值-漁業種類別魚類別生產量值13'.C34];['漁業生產量值-漁業種類別魚類別生產量值13'.E34];['漁業生產量值-漁業種類別魚類別生產量值13'.G34];['漁業生產量值-漁業種類別魚類別生產量值13'.I34];['漁業生產量值-漁業種類別魚類別生產量值13'.K34];['漁業生產量值-漁業種類別魚類別生產量值13'.M34];['漁業生產量值-漁業種類別魚類別生產量值13'.O34];['漁業生產量值-漁業種類別魚類別生產量值14'.C34];['漁業生產量值-漁業種類別魚類別生產量值14'.E34];['漁業生產量值-漁業種類別魚類別生產量值14'.G34];['漁業生產量值-漁業種類別魚類別生產量值14'.I34]))" table:style-name="ce37">
            <text:p>-</text:p>
          </table:table-cell>
          <table:table-cell office:value-type="string" office:string-value="-" table:formula="of:=  IF(SUM(['漁業生產量值-漁業種類別魚類別生產量值13'.D34];['漁業生產量值-漁業種類別魚類別生產量值13'.F34];['漁業生產量值-漁業種類別魚類別生產量值13'.H34];['漁業生產量值-漁業種類別魚類別生產量值13'.J34];['漁業生產量值-漁業種類別魚類別生產量值13'.L34];['漁業生產量值-漁業種類別魚類別生產量值13'.N34];['漁業生產量值-漁業種類別魚類別生產量值13'.P34];['漁業生產量值-漁業種類別魚類別生產量值14'.D34];['漁業生產量值-漁業種類別魚類別生產量值14'.F34];['漁業生產量值-漁業種類別魚類別生產量值14'.H34];['漁業生產量值-漁業種類別魚類別生產量值14'.J34])=0;&quot;-&quot;;SUM(['漁業生產量值-漁業種類別魚類別生產量值13'.D34];['漁業生產量值-漁業種類別魚類別生產量值13'.F34];['漁業生產量值-漁業種類別魚類別生產量值13'.H34];['漁業生產量值-漁業種類別魚類別生產量值13'.J34];['漁業生產量值-漁業種類別魚類別生產量值13'.L34];['漁業生產量值-漁業種類別魚類別生產量值13'.N34];['漁業生產量值-漁業種類別魚類別生產量值13'.P34];['漁業生產量值-漁業種類別魚類別生產量值14'.D34];['漁業生產量值-漁業種類別魚類別生產量值14'.F34];['漁業生產量值-漁業種類別魚類別生產量值14'.H34];['漁業生產量值-漁業種類別魚類別生產量值14'.J34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float" office:value="248.58250000000001" table:style-name="ce49">
            <text:p>249<text:s/></text:p>
          </table:table-cell>
          <table:table-cell office:value-type="float" office:value="14232.4642" table:style-name="ce49">
            <text:p>14,232<text:s/></text:p>
          </table:table-cell>
          <table:table-cell office:value-type="string" office:string-value="-" table:formula="of:=  IF(SUM([.G35];[.I35];[.K35];[.M35])=0;&quot;-&quot;;SUM([.G35];[.I35];[.K35];[.M35]))" table:style-name="ce37">
            <text:p>-</text:p>
          </table:table-cell>
          <table:table-cell office:value-type="string" office:string-value="-" table:formula="of:=  IF(SUM([.H35];[.J35];[.L35];[.N35])=0;&quot;-&quot;;SUM([.H35];[.J35];[.L35];[.N35]))" table:style-name="ce5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float" office:value="8.0500000000000002E-2" table:formula="of:=  IF(SUM(['漁業生產量值-漁業種類別魚類別生產量值13'.C35];['漁業生產量值-漁業種類別魚類別生產量值13'.E35];['漁業生產量值-漁業種類別魚類別生產量值13'.G35];['漁業生產量值-漁業種類別魚類別生產量值13'.I35];['漁業生產量值-漁業種類別魚類別生產量值13'.K35];['漁業生產量值-漁業種類別魚類別生產量值13'.M35];['漁業生產量值-漁業種類別魚類別生產量值13'.O35];['漁業生產量值-漁業種類別魚類別生產量值14'.C35];['漁業生產量值-漁業種類別魚類別生產量值14'.E35];['漁業生產量值-漁業種類別魚類別生產量值14'.G35];['漁業生產量值-漁業種類別魚類別生產量值14'.I35])=0;&quot;-&quot;;SUM(['漁業生產量值-漁業種類別魚類別生產量值13'.C35];['漁業生產量值-漁業種類別魚類別生產量值13'.E35];['漁業生產量值-漁業種類別魚類別生產量值13'.G35];['漁業生產量值-漁業種類別魚類別生產量值13'.I35];['漁業生產量值-漁業種類別魚類別生產量值13'.K35];['漁業生產量值-漁業種類別魚類別生產量值13'.M35];['漁業生產量值-漁業種類別魚類別生產量值13'.O35];['漁業生產量值-漁業種類別魚類別生產量值14'.C35];['漁業生產量值-漁業種類別魚類別生產量值14'.E35];['漁業生產量值-漁業種類別魚類別生產量值14'.G35];['漁業生產量值-漁業種類別魚類別生產量值14'.I35]))" table:style-name="ce37">
            <text:p>0<text:s/></text:p>
          </table:table-cell>
          <table:table-cell office:value-type="float" office:value="74.06" table:formula="of:=  IF(SUM(['漁業生產量值-漁業種類別魚類別生產量值13'.D35];['漁業生產量值-漁業種類別魚類別生產量值13'.F35];['漁業生產量值-漁業種類別魚類別生產量值13'.H35];['漁業生產量值-漁業種類別魚類別生產量值13'.J35];['漁業生產量值-漁業種類別魚類別生產量值13'.L35];['漁業生產量值-漁業種類別魚類別生產量值13'.N35];['漁業生產量值-漁業種類別魚類別生產量值13'.P35];['漁業生產量值-漁業種類別魚類別生產量值14'.D35];['漁業生產量值-漁業種類別魚類別生產量值14'.F35];['漁業生產量值-漁業種類別魚類別生產量值14'.H35];['漁業生產量值-漁業種類別魚類別生產量值14'.J35])=0;&quot;-&quot;;SUM(['漁業生產量值-漁業種類別魚類別生產量值13'.D35];['漁業生產量值-漁業種類別魚類別生產量值13'.F35];['漁業生產量值-漁業種類別魚類別生產量值13'.H35];['漁業生產量值-漁業種類別魚類別生產量值13'.J35];['漁業生產量值-漁業種類別魚類別生產量值13'.L35];['漁業生產量值-漁業種類別魚類別生產量值13'.N35];['漁業生產量值-漁業種類別魚類別生產量值13'.P35];['漁業生產量值-漁業種類別魚類別生產量值14'.D35];['漁業生產量值-漁業種類別魚類別生產量值14'.F35];['漁業生產量值-漁業種類別魚類別生產量值14'.H35];['漁業生產量值-漁業種類別魚類別生產量值14'.J35]))" table:style-name="ce37">
            <text:p>74<text:s/>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4004.2141800000009" table:formula="of:=  IF(SUM([.C37:.C53])=0;&quot;-&quot;;SUM([.C37:.C53]))" table:style-name="ce44">
            <text:p>4,004<text:s/></text:p>
          </table:table-cell>
          <table:table-cell office:value-type="float" office:value="923631.27874999994" table:formula="of:=  IF(SUM([.D37:.D53])=0;&quot;-&quot;;SUM([.D37:.D53]))" table:style-name="ce44">
            <text:p>923,631<text:s/></text:p>
          </table:table-cell>
          <table:table-cell office:value-type="float" office:value="180.06415000000001" table:formula="of:=  IF(SUM([.G36];[.I36];[.K36];[.M36])=0;&quot;-&quot;;SUM([.G36];[.I36];[.K36];[.M36]))" table:style-name="ce64">
            <text:p>180<text:s/></text:p>
          </table:table-cell>
          <table:table-cell office:value-type="float" office:value="32377.655770000005" table:formula="of:=  IF(SUM([.H36];[.J36];[.L36];[.N36])=0;&quot;-&quot;;SUM([.H36];[.J36];[.L36];[.N36]))" table:style-name="ce64">
            <text:p>32,378<text:s/></text:p>
          </table:table-cell>
          <table:table-cell office:value-type="string" office:string-value="-" table:formula="of:=  IF(SUM([.G37:.G53])=0;&quot;-&quot;;SUM([.G37:.G53]))" table:style-name="ce44">
            <text:p>-</text:p>
          </table:table-cell>
          <table:table-cell office:value-type="string" office:string-value="-" table:formula="of:=  IF(SUM([.H37:.H53])=0;&quot;-&quot;;SUM([.H37:.H53]))" table:style-name="ce44">
            <text:p>-</text:p>
          </table:table-cell>
          <table:table-cell office:value-type="string" office:string-value="-" table:formula="of:=  IF(SUM([.I37:.I53])=0;&quot;-&quot;;SUM([.I37:.I53]))" table:style-name="ce44">
            <text:p>-</text:p>
          </table:table-cell>
          <table:table-cell office:value-type="string" office:string-value="-" table:formula="of:=  IF(SUM([.J37:.J53])=0;&quot;-&quot;;SUM([.J37:.J53]))" table:style-name="ce44">
            <text:p>-</text:p>
          </table:table-cell>
          <table:table-cell office:value-type="float" office:value="85.22484" table:formula="of:=  IF(SUM([.K37:.K53])=0;&quot;-&quot;;SUM([.K37:.K53]))" table:style-name="ce44">
            <text:p>85<text:s/></text:p>
          </table:table-cell>
          <table:table-cell office:value-type="float" office:value="14989.344799999999" table:formula="of:=  IF(SUM([.L37:.L53])=0;&quot;-&quot;;SUM([.L37:.L53]))" table:style-name="ce44">
            <text:p>14,989<text:s/></text:p>
          </table:table-cell>
          <table:table-cell office:value-type="float" office:value="94.839310000000012" table:formula="of:=  IF(SUM([.M37:.M53])=0;&quot;-&quot;;SUM([.M37:.M53]))" table:style-name="ce44">
            <text:p>95<text:s/></text:p>
          </table:table-cell>
          <table:table-cell office:value-type="float" office:value="17388.310970000006" table:formula="of:=  IF(SUM([.N37:.N53])=0;&quot;-&quot;;SUM([.N37:.N53]))" table:style-name="ce45">
            <text:p>17,388<text:s/></text:p>
          </table:table-cell>
          <table:table-cell office:value-type="float" office:value="6240.1906999999992" table:formula="of:=  IF(SUM(['漁業生產量值-漁業種類別魚類別生產量值13'.C36];['漁業生產量值-漁業種類別魚類別生產量值13'.E36];['漁業生產量值-漁業種類別魚類別生產量值13'.G36];['漁業生產量值-漁業種類別魚類別生產量值13'.I36];['漁業生產量值-漁業種類別魚類別生產量值13'.K36];['漁業生產量值-漁業種類別魚類別生產量值13'.M36];['漁業生產量值-漁業種類別魚類別生產量值13'.O36];['漁業生產量值-漁業種類別魚類別生產量值14'.C36];['漁業生產量值-漁業種類別魚類別生產量值14'.E36];['漁業生產量值-漁業種類別魚類別生產量值14'.G36];['漁業生產量值-漁業種類別魚類別生產量值14'.I36])=0;&quot;-&quot;;SUM(['漁業生產量值-漁業種類別魚類別生產量值13'.C36];['漁業生產量值-漁業種類別魚類別生產量值13'.E36];['漁業生產量值-漁業種類別魚類別生產量值13'.G36];['漁業生產量值-漁業種類別魚類別生產量值13'.I36];['漁業生產量值-漁業種類別魚類別生產量值13'.K36];['漁業生產量值-漁業種類別魚類別生產量值13'.M36];['漁業生產量值-漁業種類別魚類別生產量值13'.O36];['漁業生產量值-漁業種類別魚類別生產量值14'.C36];['漁業生產量值-漁業種類別魚類別生產量值14'.E36];['漁業生產量值-漁業種類別魚類別生產量值14'.G36];['漁業生產量值-漁業種類別魚類別生產量值14'.I36]))" table:style-name="ce115">
            <text:p>6,240<text:s/></text:p>
          </table:table-cell>
          <table:table-cell office:value-type="float" office:value="975076.3910099999" table:formula="of:=  IF(SUM(['漁業生產量值-漁業種類別魚類別生產量值13'.D36];['漁業生產量值-漁業種類別魚類別生產量值13'.F36];['漁業生產量值-漁業種類別魚類別生產量值13'.H36];['漁業生產量值-漁業種類別魚類別生產量值13'.J36];['漁業生產量值-漁業種類別魚類別生產量值13'.L36];['漁業生產量值-漁業種類別魚類別生產量值13'.N36];['漁業生產量值-漁業種類別魚類別生產量值13'.P36];['漁業生產量值-漁業種類別魚類別生產量值14'.D36];['漁業生產量值-漁業種類別魚類別生產量值14'.F36];['漁業生產量值-漁業種類別魚類別生產量值14'.H36];['漁業生產量值-漁業種類別魚類別生產量值14'.J36])=0;&quot;-&quot;;SUM(['漁業生產量值-漁業種類別魚類別生產量值13'.D36];['漁業生產量值-漁業種類別魚類別生產量值13'.F36];['漁業生產量值-漁業種類別魚類別生產量值13'.H36];['漁業生產量值-漁業種類別魚類別生產量值13'.J36];['漁業生產量值-漁業種類別魚類別生產量值13'.L36];['漁業生產量值-漁業種類別魚類別生產量值13'.N36];['漁業生產量值-漁業種類別魚類別生產量值13'.P36];['漁業生產量值-漁業種類別魚類別生產量值14'.D36];['漁業生產量值-漁業種類別魚類別生產量值14'.F36];['漁業生產量值-漁業種類別魚類別生產量值14'.H36];['漁業生產量值-漁業種類別魚類別生產量值14'.J36]))" table:style-name="ce116">
            <text:p>975,07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float" office:value="750.64585" table:style-name="ce47">
            <text:p>751<text:s/></text:p>
          </table:table-cell>
          <table:table-cell office:value-type="float" office:value="72675.670880000005" table:style-name="ce47">
            <text:p>72,676<text:s/></text:p>
          </table:table-cell>
          <table:table-cell office:value-type="float" office:value="18.086399999999998" table:formula="of:=  IF(SUM([.G37];[.I37];[.K37];[.M37])=0;&quot;-&quot;;SUM([.G37];[.I37];[.K37];[.M37]))" table:style-name="ce37">
            <text:p>18<text:s/></text:p>
          </table:table-cell>
          <table:table-cell office:value-type="float" office:value="4450.8519999999999" table:formula="of:=  IF(SUM([.H37];[.J37];[.L37];[.N37])=0;&quot;-&quot;;SUM([.H37];[.J37];[.L37];[.N37]))" table:style-name="ce37">
            <text:p>4,45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0.083299999999999" table:style-name="ce47">
            <text:p>10<text:s/></text:p>
          </table:table-cell>
          <table:table-cell office:value-type="float" office:value="2680.7711300000001" table:style-name="ce47">
            <text:p>2,681<text:s/></text:p>
          </table:table-cell>
          <table:table-cell office:value-type="float" office:value="8.0030999999999999" table:style-name="ce47">
            <text:p>8<text:s/></text:p>
          </table:table-cell>
          <table:table-cell office:value-type="float" office:value="1770.08087" table:style-name="ce68">
            <text:p>1,770<text:s/></text:p>
          </table:table-cell>
          <table:table-cell office:value-type="float" office:value="1.1029" table:formula="of:=  IF(SUM(['漁業生產量值-漁業種類別魚類別生產量值13'.C37];['漁業生產量值-漁業種類別魚類別生產量值13'.E37];['漁業生產量值-漁業種類別魚類別生產量值13'.G37];['漁業生產量值-漁業種類別魚類別生產量值13'.I37];['漁業生產量值-漁業種類別魚類別生產量值13'.K37];['漁業生產量值-漁業種類別魚類別生產量值13'.M37];['漁業生產量值-漁業種類別魚類別生產量值13'.O37];['漁業生產量值-漁業種類別魚類別生產量值14'.C37];['漁業生產量值-漁業種類別魚類別生產量值14'.E37];['漁業生產量值-漁業種類別魚類別生產量值14'.G37];['漁業生產量值-漁業種類別魚類別生產量值14'.I37])=0;&quot;-&quot;;SUM(['漁業生產量值-漁業種類別魚類別生產量值13'.C37];['漁業生產量值-漁業種類別魚類別生產量值13'.E37];['漁業生產量值-漁業種類別魚類別生產量值13'.G37];['漁業生產量值-漁業種類別魚類別生產量值13'.I37];['漁業生產量值-漁業種類別魚類別生產量值13'.K37];['漁業生產量值-漁業種類別魚類別生產量值13'.M37];['漁業生產量值-漁業種類別魚類別生產量值13'.O37];['漁業生產量值-漁業種類別魚類別生產量值14'.C37];['漁業生產量值-漁業種類別魚類別生產量值14'.E37];['漁業生產量值-漁業種類別魚類別生產量值14'.G37];['漁業生產量值-漁業種類別魚類別生產量值14'.I37]))" table:style-name="ce110">
            <text:p>1<text:s/></text:p>
          </table:table-cell>
          <table:table-cell office:value-type="float" office:value="220.83132999999998" table:formula="of:=  IF(SUM(['漁業生產量值-漁業種類別魚類別生產量值13'.D37];['漁業生產量值-漁業種類別魚類別生產量值13'.F37];['漁業生產量值-漁業種類別魚類別生產量值13'.H37];['漁業生產量值-漁業種類別魚類別生產量值13'.J37];['漁業生產量值-漁業種類別魚類別生產量值13'.L37];['漁業生產量值-漁業種類別魚類別生產量值13'.N37];['漁業生產量值-漁業種類別魚類別生產量值13'.P37];['漁業生產量值-漁業種類別魚類別生產量值14'.D37];['漁業生產量值-漁業種類別魚類別生產量值14'.F37];['漁業生產量值-漁業種類別魚類別生產量值14'.H37];['漁業生產量值-漁業種類別魚類別生產量值14'.J37])=0;&quot;-&quot;;SUM(['漁業生產量值-漁業種類別魚類別生產量值13'.D37];['漁業生產量值-漁業種類別魚類別生產量值13'.F37];['漁業生產量值-漁業種類別魚類別生產量值13'.H37];['漁業生產量值-漁業種類別魚類別生產量值13'.J37];['漁業生產量值-漁業種類別魚類別生產量值13'.L37];['漁業生產量值-漁業種類別魚類別生產量值13'.N37];['漁業生產量值-漁業種類別魚類別生產量值13'.P37];['漁業生產量值-漁業種類別魚類別生產量值14'.D37];['漁業生產量值-漁業種類別魚類別生產量值14'.F37];['漁業生產量值-漁業種類別魚類別生產量值14'.H37];['漁業生產量值-漁業種類別魚類別生產量值14'.J37]))" table:style-name="ce37">
            <text:p>221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float" office:value="310.02300000000002" table:style-name="ce47">
            <text:p>310<text:s/></text:p>
          </table:table-cell>
          <table:table-cell office:value-type="float" office:value="185001.1293" table:style-name="ce47">
            <text:p>185,001<text:s/></text:p>
          </table:table-cell>
          <table:table-cell office:value-type="float" office:value="5.2500000000000005E-2" table:formula="of:=  IF(SUM([.G38];[.I38];[.K38];[.M38])=0;&quot;-&quot;;SUM([.G38];[.I38];[.K38];[.M38]))" table:style-name="ce37">
            <text:p>0<text:s/></text:p>
          </table:table-cell>
          <table:table-cell office:value-type="float" office:value="6.9704999999999995" table:formula="of:=  IF(SUM([.H38];[.J38];[.L38];[.N38])=0;&quot;-&quot;;SUM([.H38];[.J38];[.L38];[.N38]))" table:style-name="ce37">
            <text:p>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4.0500000000000001E-2" table:style-name="ce47">
            <text:p>0<text:s/></text:p>
          </table:table-cell>
          <table:table-cell office:value-type="float" office:value="5.6132999999999997" table:style-name="ce47">
            <text:p>6<text:s/></text:p>
          </table:table-cell>
          <table:table-cell office:value-type="float" office:value="1.2E-2" table:style-name="ce47">
            <text:p>0<text:s/></text:p>
          </table:table-cell>
          <table:table-cell office:value-type="float" office:value="1.3572" table:style-name="ce68">
            <text:p>1<text:s/></text:p>
          </table:table-cell>
          <table:table-cell office:value-type="float" office:value="5.2999999999999999E-2" table:formula="of:=  IF(SUM(['漁業生產量值-漁業種類別魚類別生產量值13'.C38];['漁業生產量值-漁業種類別魚類別生產量值13'.E38];['漁業生產量值-漁業種類別魚類別生產量值13'.G38];['漁業生產量值-漁業種類別魚類別生產量值13'.I38];['漁業生產量值-漁業種類別魚類別生產量值13'.K38];['漁業生產量值-漁業種類別魚類別生產量值13'.M38];['漁業生產量值-漁業種類別魚類別生產量值13'.O38];['漁業生產量值-漁業種類別魚類別生產量值14'.C38];['漁業生產量值-漁業種類別魚類別生產量值14'.E38];['漁業生產量值-漁業種類別魚類別生產量值14'.G38];['漁業生產量值-漁業種類別魚類別生產量值14'.I38])=0;&quot;-&quot;;SUM(['漁業生產量值-漁業種類別魚類別生產量值13'.C38];['漁業生產量值-漁業種類別魚類別生產量值13'.E38];['漁業生產量值-漁業種類別魚類別生產量值13'.G38];['漁業生產量值-漁業種類別魚類別生產量值13'.I38];['漁業生產量值-漁業種類別魚類別生產量值13'.K38];['漁業生產量值-漁業種類別魚類別生產量值13'.M38];['漁業生產量值-漁業種類別魚類別生產量值13'.O38];['漁業生產量值-漁業種類別魚類別生產量值14'.C38];['漁業生產量值-漁業種類別魚類別生產量值14'.E38];['漁業生產量值-漁業種類別魚類別生產量值14'.G38];['漁業生產量值-漁業種類別魚類別生產量值14'.I38]))" table:style-name="ce110">
            <text:p>0<text:s/></text:p>
          </table:table-cell>
          <table:table-cell office:value-type="float" office:value="7.7698" table:formula="of:=  IF(SUM(['漁業生產量值-漁業種類別魚類別生產量值13'.D38];['漁業生產量值-漁業種類別魚類別生產量值13'.F38];['漁業生產量值-漁業種類別魚類別生產量值13'.H38];['漁業生產量值-漁業種類別魚類別生產量值13'.J38];['漁業生產量值-漁業種類別魚類別生產量值13'.L38];['漁業生產量值-漁業種類別魚類別生產量值13'.N38];['漁業生產量值-漁業種類別魚類別生產量值13'.P38];['漁業生產量值-漁業種類別魚類別生產量值14'.D38];['漁業生產量值-漁業種類別魚類別生產量值14'.F38];['漁業生產量值-漁業種類別魚類別生產量值14'.H38];['漁業生產量值-漁業種類別魚類別生產量值14'.J38])=0;&quot;-&quot;;SUM(['漁業生產量值-漁業種類別魚類別生產量值13'.D38];['漁業生產量值-漁業種類別魚類別生產量值13'.F38];['漁業生產量值-漁業種類別魚類別生產量值13'.H38];['漁業生產量值-漁業種類別魚類別生產量值13'.J38];['漁業生產量值-漁業種類別魚類別生產量值13'.L38];['漁業生產量值-漁業種類別魚類別生產量值13'.N38];['漁業生產量值-漁業種類別魚類別生產量值13'.P38];['漁業生產量值-漁業種類別魚類別生產量值14'.D38];['漁業生產量值-漁業種類別魚類別生產量值14'.F38];['漁業生產量值-漁業種類別魚類別生產量值14'.H38];['漁業生產量值-漁業種類別魚類別生產量值14'.J38]))" table:style-name="ce37">
            <text:p>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float" office:value="25.681000000000001" table:style-name="ce47">
            <text:p>26<text:s/></text:p>
          </table:table-cell>
          <table:table-cell office:value-type="float" office:value="1722.4751000000001" table:style-name="ce47">
            <text:p>1,722<text:s/></text:p>
          </table:table-cell>
          <table:table-cell office:value-type="float" office:value="13.9282" table:formula="of:=  IF(SUM([.G39];[.I39];[.K39];[.M39])=0;&quot;-&quot;;SUM([.G39];[.I39];[.K39];[.M39]))" table:style-name="ce37">
            <text:p>14<text:s/></text:p>
          </table:table-cell>
          <table:table-cell office:value-type="float" office:value="2306.16752" table:formula="of:=  IF(SUM([.H39];[.J39];[.L39];[.N39])=0;&quot;-&quot;;SUM([.H39];[.J39];[.L39];[.N39]))" table:style-name="ce37">
            <text:p>2,306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3.9282" table:style-name="ce47">
            <text:p>14<text:s/></text:p>
          </table:table-cell>
          <table:table-cell office:value-type="float" office:value="2306.16752" table:style-name="ce47">
            <text:p>2,306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39];['漁業生產量值-漁業種類別魚類別生產量值13'.E39];['漁業生產量值-漁業種類別魚類別生產量值13'.G39];['漁業生產量值-漁業種類別魚類別生產量值13'.I39];['漁業生產量值-漁業種類別魚類別生產量值13'.K39];['漁業生產量值-漁業種類別魚類別生產量值13'.M39];['漁業生產量值-漁業種類別魚類別生產量值13'.O39];['漁業生產量值-漁業種類別魚類別生產量值14'.C39];['漁業生產量值-漁業種類別魚類別生產量值14'.E39];['漁業生產量值-漁業種類別魚類別生產量值14'.G39];['漁業生產量值-漁業種類別魚類別生產量值14'.I39])=0;&quot;-&quot;;SUM(['漁業生產量值-漁業種類別魚類別生產量值13'.C39];['漁業生產量值-漁業種類別魚類別生產量值13'.E39];['漁業生產量值-漁業種類別魚類別生產量值13'.G39];['漁業生產量值-漁業種類別魚類別生產量值13'.I39];['漁業生產量值-漁業種類別魚類別生產量值13'.K39];['漁業生產量值-漁業種類別魚類別生產量值13'.M39];['漁業生產量值-漁業種類別魚類別生產量值13'.O39];['漁業生產量值-漁業種類別魚類別生產量值14'.C39];['漁業生產量值-漁業種類別魚類別生產量值14'.E39];['漁業生產量值-漁業種類別魚類別生產量值14'.G39];['漁業生產量值-漁業種類別魚類別生產量值14'.I39]))" table:style-name="ce110">
            <text:p>-</text:p>
          </table:table-cell>
          <table:table-cell office:value-type="string" office:string-value="-" table:formula="of:=  IF(SUM(['漁業生產量值-漁業種類別魚類別生產量值13'.D39];['漁業生產量值-漁業種類別魚類別生產量值13'.F39];['漁業生產量值-漁業種類別魚類別生產量值13'.H39];['漁業生產量值-漁業種類別魚類別生產量值13'.J39];['漁業生產量值-漁業種類別魚類別生產量值13'.L39];['漁業生產量值-漁業種類別魚類別生產量值13'.N39];['漁業生產量值-漁業種類別魚類別生產量值13'.P39];['漁業生產量值-漁業種類別魚類別生產量值14'.D39];['漁業生產量值-漁業種類別魚類別生產量值14'.F39];['漁業生產量值-漁業種類別魚類別生產量值14'.H39];['漁業生產量值-漁業種類別魚類別生產量值14'.J39])=0;&quot;-&quot;;SUM(['漁業生產量值-漁業種類別魚類別生產量值13'.D39];['漁業生產量值-漁業種類別魚類別生產量值13'.F39];['漁業生產量值-漁業種類別魚類別生產量值13'.H39];['漁業生產量值-漁業種類別魚類別生產量值13'.J39];['漁業生產量值-漁業種類別魚類別生產量值13'.L39];['漁業生產量值-漁業種類別魚類別生產量值13'.N39];['漁業生產量值-漁業種類別魚類別生產量值13'.P39];['漁業生產量值-漁業種類別魚類別生產量值14'.D39];['漁業生產量值-漁業種類別魚類別生產量值14'.F39];['漁業生產量值-漁業種類別魚類別生產量值14'.H39];['漁業生產量值-漁業種類別魚類別生產量值14'.J39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2055.9295000000002" table:style-name="ce47">
            <text:p>2,056<text:s/></text:p>
          </table:table-cell>
          <table:table-cell office:value-type="float" office:value="538437.06892999995" table:style-name="ce47">
            <text:p>538,437<text:s/></text:p>
          </table:table-cell>
          <table:table-cell office:value-type="float" office:value="79.859099999999998" table:formula="of:=  IF(SUM([.G40];[.I40];[.K40];[.M40])=0;&quot;-&quot;;SUM([.G40];[.I40];[.K40];[.M40]))" table:style-name="ce37">
            <text:p>80<text:s/></text:p>
          </table:table-cell>
          <table:table-cell office:value-type="float" office:value="14586.636900000003" table:formula="of:=  IF(SUM([.H40];[.J40];[.L40];[.N40])=0;&quot;-&quot;;SUM([.H40];[.J40];[.L40];[.N40]))" table:style-name="ce37">
            <text:p>14,58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1.841" table:style-name="ce47">
            <text:p>2<text:s/></text:p>
          </table:table-cell>
          <table:table-cell office:value-type="float" office:value="624.27200000000005" table:style-name="ce47">
            <text:p>624<text:s/></text:p>
          </table:table-cell>
          <table:table-cell office:value-type="float" office:value="78.018100000000004" table:style-name="ce47">
            <text:p>78<text:s/></text:p>
          </table:table-cell>
          <table:table-cell office:value-type="float" office:value="13962.364900000002" table:style-name="ce68">
            <text:p>13,962<text:s/></text:p>
          </table:table-cell>
          <table:table-cell office:value-type="float" office:value="115.96729999999999" table:formula="of:=  IF(SUM(['漁業生產量值-漁業種類別魚類別生產量值13'.C40];['漁業生產量值-漁業種類別魚類別生產量值13'.E40];['漁業生產量值-漁業種類別魚類別生產量值13'.G40];['漁業生產量值-漁業種類別魚類別生產量值13'.I40];['漁業生產量值-漁業種類別魚類別生產量值13'.K40];['漁業生產量值-漁業種類別魚類別生產量值13'.M40];['漁業生產量值-漁業種類別魚類別生產量值13'.O40];['漁業生產量值-漁業種類別魚類別生產量值14'.C40];['漁業生產量值-漁業種類別魚類別生產量值14'.E40];['漁業生產量值-漁業種類別魚類別生產量值14'.G40];['漁業生產量值-漁業種類別魚類別生產量值14'.I40])=0;&quot;-&quot;;SUM(['漁業生產量值-漁業種類別魚類別生產量值13'.C40];['漁業生產量值-漁業種類別魚類別生產量值13'.E40];['漁業生產量值-漁業種類別魚類別生產量值13'.G40];['漁業生產量值-漁業種類別魚類別生產量值13'.I40];['漁業生產量值-漁業種類別魚類別生產量值13'.K40];['漁業生產量值-漁業種類別魚類別生產量值13'.M40];['漁業生產量值-漁業種類別魚類別生產量值13'.O40];['漁業生產量值-漁業種類別魚類別生產量值14'.C40];['漁業生產量值-漁業種類別魚類別生產量值14'.E40];['漁業生產量值-漁業種類別魚類別生產量值14'.G40];['漁業生產量值-漁業種類別魚類別生產量值14'.I40]))" table:style-name="ce110">
            <text:p>116<text:s/></text:p>
          </table:table-cell>
          <table:table-cell office:value-type="float" office:value="31818.259700000002" table:formula="of:=  IF(SUM(['漁業生產量值-漁業種類別魚類別生產量值13'.D40];['漁業生產量值-漁業種類別魚類別生產量值13'.F40];['漁業生產量值-漁業種類別魚類別生產量值13'.H40];['漁業生產量值-漁業種類別魚類別生產量值13'.J40];['漁業生產量值-漁業種類別魚類別生產量值13'.L40];['漁業生產量值-漁業種類別魚類別生產量值13'.N40];['漁業生產量值-漁業種類別魚類別生產量值13'.P40];['漁業生產量值-漁業種類別魚類別生產量值14'.D40];['漁業生產量值-漁業種類別魚類別生產量值14'.F40];['漁業生產量值-漁業種類別魚類別生產量值14'.H40];['漁業生產量值-漁業種類別魚類別生產量值14'.J40])=0;&quot;-&quot;;SUM(['漁業生產量值-漁業種類別魚類別生產量值13'.D40];['漁業生產量值-漁業種類別魚類別生產量值13'.F40];['漁業生產量值-漁業種類別魚類別生產量值13'.H40];['漁業生產量值-漁業種類別魚類別生產量值13'.J40];['漁業生產量值-漁業種類別魚類別生產量值13'.L40];['漁業生產量值-漁業種類別魚類別生產量值13'.N40];['漁業生產量值-漁業種類別魚類別生產量值13'.P40];['漁業生產量值-漁業種類別魚類別生產量值14'.D40];['漁業生產量值-漁業種類別魚類別生產量值14'.F40];['漁業生產量值-漁業種類別魚類別生產量值14'.H40];['漁業生產量值-漁業種類別魚類別生產量值14'.J40]))" table:style-name="ce37">
            <text:p>31,81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41];[.I41];[.K41];[.M41])=0;&quot;-&quot;;SUM([.G41];[.I41];[.K41];[.M41]))" table:style-name="ce37">
            <text:p>-</text:p>
          </table:table-cell>
          <table:table-cell office:value-type="string" office:string-value="-" table:formula="of:=  IF(SUM([.H41];[.J41];[.L41];[.N41])=0;&quot;-&quot;;SUM([.H41];[.J41];[.L41];[.N4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41];['漁業生產量值-漁業種類別魚類別生產量值13'.E41];['漁業生產量值-漁業種類別魚類別生產量值13'.G41];['漁業生產量值-漁業種類別魚類別生產量值13'.I41];['漁業生產量值-漁業種類別魚類別生產量值13'.K41];['漁業生產量值-漁業種類別魚類別生產量值13'.M41];['漁業生產量值-漁業種類別魚類別生產量值13'.O41];['漁業生產量值-漁業種類別魚類別生產量值14'.C41];['漁業生產量值-漁業種類別魚類別生產量值14'.E41];['漁業生產量值-漁業種類別魚類別生產量值14'.G41];['漁業生產量值-漁業種類別魚類別生產量值14'.I41])=0;&quot;-&quot;;SUM(['漁業生產量值-漁業種類別魚類別生產量值13'.C41];['漁業生產量值-漁業種類別魚類別生產量值13'.E41];['漁業生產量值-漁業種類別魚類別生產量值13'.G41];['漁業生產量值-漁業種類別魚類別生產量值13'.I41];['漁業生產量值-漁業種類別魚類別生產量值13'.K41];['漁業生產量值-漁業種類別魚類別生產量值13'.M41];['漁業生產量值-漁業種類別魚類別生產量值13'.O41];['漁業生產量值-漁業種類別魚類別生產量值14'.C41];['漁業生產量值-漁業種類別魚類別生產量值14'.E41];['漁業生產量值-漁業種類別魚類別生產量值14'.G41];['漁業生產量值-漁業種類別魚類別生產量值14'.I41]))" table:style-name="ce110">
            <text:p>-</text:p>
          </table:table-cell>
          <table:table-cell office:value-type="string" office:string-value="-" table:formula="of:=  IF(SUM(['漁業生產量值-漁業種類別魚類別生產量值13'.D41];['漁業生產量值-漁業種類別魚類別生產量值13'.F41];['漁業生產量值-漁業種類別魚類別生產量值13'.H41];['漁業生產量值-漁業種類別魚類別生產量值13'.J41];['漁業生產量值-漁業種類別魚類別生產量值13'.L41];['漁業生產量值-漁業種類別魚類別生產量值13'.N41];['漁業生產量值-漁業種類別魚類別生產量值13'.P41];['漁業生產量值-漁業種類別魚類別生產量值14'.D41];['漁業生產量值-漁業種類別魚類別生產量值14'.F41];['漁業生產量值-漁業種類別魚類別生產量值14'.H41];['漁業生產量值-漁業種類別魚類別生產量值14'.J41])=0;&quot;-&quot;;SUM(['漁業生產量值-漁業種類別魚類別生產量值13'.D41];['漁業生產量值-漁業種類別魚類別生產量值13'.F41];['漁業生產量值-漁業種類別魚類別生產量值13'.H41];['漁業生產量值-漁業種類別魚類別生產量值13'.J41];['漁業生產量值-漁業種類別魚類別生產量值13'.L41];['漁業生產量值-漁業種類別魚類別生產量值13'.N41];['漁業生產量值-漁業種類別魚類別生產量值13'.P41];['漁業生產量值-漁業種類別魚類別生產量值14'.D41];['漁業生產量值-漁業種類別魚類別生產量值14'.F41];['漁業生產量值-漁業種類別魚類別生產量值14'.H41];['漁業生產量值-漁業種類別魚類別生產量值14'.J41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42];[.I42];[.K42];[.M42])=0;&quot;-&quot;;SUM([.G42];[.I42];[.K42];[.M42]))" table:style-name="ce37">
            <text:p>-</text:p>
          </table:table-cell>
          <table:table-cell office:value-type="string" office:string-value="-" table:formula="of:=  IF(SUM([.H42];[.J42];[.L42];[.N42])=0;&quot;-&quot;;SUM([.H42];[.J42];[.L42];[.N4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42];['漁業生產量值-漁業種類別魚類別生產量值13'.E42];['漁業生產量值-漁業種類別魚類別生產量值13'.G42];['漁業生產量值-漁業種類別魚類別生產量值13'.I42];['漁業生產量值-漁業種類別魚類別生產量值13'.K42];['漁業生產量值-漁業種類別魚類別生產量值13'.M42];['漁業生產量值-漁業種類別魚類別生產量值13'.O42];['漁業生產量值-漁業種類別魚類別生產量值14'.C42];['漁業生產量值-漁業種類別魚類別生產量值14'.E42];['漁業生產量值-漁業種類別魚類別生產量值14'.G42];['漁業生產量值-漁業種類別魚類別生產量值14'.I42])=0;&quot;-&quot;;SUM(['漁業生產量值-漁業種類別魚類別生產量值13'.C42];['漁業生產量值-漁業種類別魚類別生產量值13'.E42];['漁業生產量值-漁業種類別魚類別生產量值13'.G42];['漁業生產量值-漁業種類別魚類別生產量值13'.I42];['漁業生產量值-漁業種類別魚類別生產量值13'.K42];['漁業生產量值-漁業種類別魚類別生產量值13'.M42];['漁業生產量值-漁業種類別魚類別生產量值13'.O42];['漁業生產量值-漁業種類別魚類別生產量值14'.C42];['漁業生產量值-漁業種類別魚類別生產量值14'.E42];['漁業生產量值-漁業種類別魚類別生產量值14'.G42];['漁業生產量值-漁業種類別魚類別生產量值14'.I42]))" table:style-name="ce110">
            <text:p>-</text:p>
          </table:table-cell>
          <table:table-cell office:value-type="string" office:string-value="-" table:formula="of:=  IF(SUM(['漁業生產量值-漁業種類別魚類別生產量值13'.D42];['漁業生產量值-漁業種類別魚類別生產量值13'.F42];['漁業生產量值-漁業種類別魚類別生產量值13'.H42];['漁業生產量值-漁業種類別魚類別生產量值13'.J42];['漁業生產量值-漁業種類別魚類別生產量值13'.L42];['漁業生產量值-漁業種類別魚類別生產量值13'.N42];['漁業生產量值-漁業種類別魚類別生產量值13'.P42];['漁業生產量值-漁業種類別魚類別生產量值14'.D42];['漁業生產量值-漁業種類別魚類別生產量值14'.F42];['漁業生產量值-漁業種類別魚類別生產量值14'.H42];['漁業生產量值-漁業種類別魚類別生產量值14'.J42])=0;&quot;-&quot;;SUM(['漁業生產量值-漁業種類別魚類別生產量值13'.D42];['漁業生產量值-漁業種類別魚類別生產量值13'.F42];['漁業生產量值-漁業種類別魚類別生產量值13'.H42];['漁業生產量值-漁業種類別魚類別生產量值13'.J42];['漁業生產量值-漁業種類別魚類別生產量值13'.L42];['漁業生產量值-漁業種類別魚類別生產量值13'.N42];['漁業生產量值-漁業種類別魚類別生產量值13'.P42];['漁業生產量值-漁業種類別魚類別生產量值14'.D42];['漁業生產量值-漁業種類別魚類別生產量值14'.F42];['漁業生產量值-漁業種類別魚類別生產量值14'.H42];['漁業生產量值-漁業種類別魚類別生產量值14'.J42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43];[.I43];[.K43];[.M43])=0;&quot;-&quot;;SUM([.G43];[.I43];[.K43];[.M43]))" table:style-name="ce37">
            <text:p>-</text:p>
          </table:table-cell>
          <table:table-cell office:value-type="string" office:string-value="-" table:formula="of:=  IF(SUM([.H43];[.J43];[.L43];[.N43])=0;&quot;-&quot;;SUM([.H43];[.J43];[.L43];[.N4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43];['漁業生產量值-漁業種類別魚類別生產量值13'.E43];['漁業生產量值-漁業種類別魚類別生產量值13'.G43];['漁業生產量值-漁業種類別魚類別生產量值13'.I43];['漁業生產量值-漁業種類別魚類別生產量值13'.K43];['漁業生產量值-漁業種類別魚類別生產量值13'.M43];['漁業生產量值-漁業種類別魚類別生產量值13'.O43];['漁業生產量值-漁業種類別魚類別生產量值14'.C43];['漁業生產量值-漁業種類別魚類別生產量值14'.E43];['漁業生產量值-漁業種類別魚類別生產量值14'.G43];['漁業生產量值-漁業種類別魚類別生產量值14'.I43])=0;&quot;-&quot;;SUM(['漁業生產量值-漁業種類別魚類別生產量值13'.C43];['漁業生產量值-漁業種類別魚類別生產量值13'.E43];['漁業生產量值-漁業種類別魚類別生產量值13'.G43];['漁業生產量值-漁業種類別魚類別生產量值13'.I43];['漁業生產量值-漁業種類別魚類別生產量值13'.K43];['漁業生產量值-漁業種類別魚類別生產量值13'.M43];['漁業生產量值-漁業種類別魚類別生產量值13'.O43];['漁業生產量值-漁業種類別魚類別生產量值14'.C43];['漁業生產量值-漁業種類別魚類別生產量值14'.E43];['漁業生產量值-漁業種類別魚類別生產量值14'.G43];['漁業生產量值-漁業種類別魚類別生產量值14'.I43]))" table:style-name="ce110">
            <text:p>-</text:p>
          </table:table-cell>
          <table:table-cell office:value-type="string" office:string-value="-" table:formula="of:=  IF(SUM(['漁業生產量值-漁業種類別魚類別生產量值13'.D43];['漁業生產量值-漁業種類別魚類別生產量值13'.F43];['漁業生產量值-漁業種類別魚類別生產量值13'.H43];['漁業生產量值-漁業種類別魚類別生產量值13'.J43];['漁業生產量值-漁業種類別魚類別生產量值13'.L43];['漁業生產量值-漁業種類別魚類別生產量值13'.N43];['漁業生產量值-漁業種類別魚類別生產量值13'.P43];['漁業生產量值-漁業種類別魚類別生產量值14'.D43];['漁業生產量值-漁業種類別魚類別生產量值14'.F43];['漁業生產量值-漁業種類別魚類別生產量值14'.H43];['漁業生產量值-漁業種類別魚類別生產量值14'.J43])=0;&quot;-&quot;;SUM(['漁業生產量值-漁業種類別魚類別生產量值13'.D43];['漁業生產量值-漁業種類別魚類別生產量值13'.F43];['漁業生產量值-漁業種類別魚類別生產量值13'.H43];['漁業生產量值-漁業種類別魚類別生產量值13'.J43];['漁業生產量值-漁業種類別魚類別生產量值13'.L43];['漁業生產量值-漁業種類別魚類別生產量值13'.N43];['漁業生產量值-漁業種類別魚類別生產量值13'.P43];['漁業生產量值-漁業種類別魚類別生產量值14'.D43];['漁業生產量值-漁業種類別魚類別生產量值14'.F43];['漁業生產量值-漁業種類別魚類別生產量值14'.H43];['漁業生產量值-漁業種類別魚類別生產量值14'.J43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44];[.I44];[.K44];[.M44])=0;&quot;-&quot;;SUM([.G44];[.I44];[.K44];[.M44]))" table:style-name="ce37">
            <text:p>-</text:p>
          </table:table-cell>
          <table:table-cell office:value-type="string" office:string-value="-" table:formula="of:=  IF(SUM([.H44];[.J44];[.L44];[.N44])=0;&quot;-&quot;;SUM([.H44];[.J44];[.L44];[.N4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float" office:value="2046.664" table:formula="of:=  IF(SUM(['漁業生產量值-漁業種類別魚類別生產量值13'.C44];['漁業生產量值-漁業種類別魚類別生產量值13'.E44];['漁業生產量值-漁業種類別魚類別生產量值13'.G44];['漁業生產量值-漁業種類別魚類別生產量值13'.I44];['漁業生產量值-漁業種類別魚類別生產量值13'.K44];['漁業生產量值-漁業種類別魚類別生產量值13'.M44];['漁業生產量值-漁業種類別魚類別生產量值13'.O44];['漁業生產量值-漁業種類別魚類別生產量值14'.C44];['漁業生產量值-漁業種類別魚類別生產量值14'.E44];['漁業生產量值-漁業種類別魚類別生產量值14'.G44];['漁業生產量值-漁業種類別魚類別生產量值14'.I44])=0;&quot;-&quot;;SUM(['漁業生產量值-漁業種類別魚類別生產量值13'.C44];['漁業生產量值-漁業種類別魚類別生產量值13'.E44];['漁業生產量值-漁業種類別魚類別生產量值13'.G44];['漁業生產量值-漁業種類別魚類別生產量值13'.I44];['漁業生產量值-漁業種類別魚類別生產量值13'.K44];['漁業生產量值-漁業種類別魚類別生產量值13'.M44];['漁業生產量值-漁業種類別魚類別生產量值13'.O44];['漁業生產量值-漁業種類別魚類別生產量值14'.C44];['漁業生產量值-漁業種類別魚類別生產量值14'.E44];['漁業生產量值-漁業種類別魚類別生產量值14'.G44];['漁業生產量值-漁業種類別魚類別生產量值14'.I44]))" table:style-name="ce110">
            <text:p>2,047<text:s/></text:p>
          </table:table-cell>
          <table:table-cell office:value-type="float" office:value="645678.27399999998" table:formula="of:=  IF(SUM(['漁業生產量值-漁業種類別魚類別生產量值13'.D44];['漁業生產量值-漁業種類別魚類別生產量值13'.F44];['漁業生產量值-漁業種類別魚類別生產量值13'.H44];['漁業生產量值-漁業種類別魚類別生產量值13'.J44];['漁業生產量值-漁業種類別魚類別生產量值13'.L44];['漁業生產量值-漁業種類別魚類別生產量值13'.N44];['漁業生產量值-漁業種類別魚類別生產量值13'.P44];['漁業生產量值-漁業種類別魚類別生產量值14'.D44];['漁業生產量值-漁業種類別魚類別生產量值14'.F44];['漁業生產量值-漁業種類別魚類別生產量值14'.H44];['漁業生產量值-漁業種類別魚類別生產量值14'.J44])=0;&quot;-&quot;;SUM(['漁業生產量值-漁業種類別魚類別生產量值13'.D44];['漁業生產量值-漁業種類別魚類別生產量值13'.F44];['漁業生產量值-漁業種類別魚類別生產量值13'.H44];['漁業生產量值-漁業種類別魚類別生產量值13'.J44];['漁業生產量值-漁業種類別魚類別生產量值13'.L44];['漁業生產量值-漁業種類別魚類別生產量值13'.N44];['漁業生產量值-漁業種類別魚類別生產量值13'.P44];['漁業生產量值-漁業種類別魚類別生產量值14'.D44];['漁業生產量值-漁業種類別魚類別生產量值14'.F44];['漁業生產量值-漁業種類別魚類別生產量值14'.H44];['漁業生產量值-漁業種類別魚類別生產量值14'.J44]))" table:style-name="ce37">
            <text:p>645,67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45];[.I45];[.K45];[.M45])=0;&quot;-&quot;;SUM([.G45];[.I45];[.K45];[.M45]))" table:style-name="ce37">
            <text:p>-</text:p>
          </table:table-cell>
          <table:table-cell office:value-type="string" office:string-value="-" table:formula="of:=  IF(SUM([.H45];[.J45];[.L45];[.N45])=0;&quot;-&quot;;SUM([.H45];[.J45];[.L45];[.N4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float" office:value="3748.4520000000002" table:formula="of:=  IF(SUM(['漁業生產量值-漁業種類別魚類別生產量值13'.C45];['漁業生產量值-漁業種類別魚類別生產量值13'.E45];['漁業生產量值-漁業種類別魚類別生產量值13'.G45];['漁業生產量值-漁業種類別魚類別生產量值13'.I45];['漁業生產量值-漁業種類別魚類別生產量值13'.K45];['漁業生產量值-漁業種類別魚類別生產量值13'.M45];['漁業生產量值-漁業種類別魚類別生產量值13'.O45];['漁業生產量值-漁業種類別魚類別生產量值14'.C45];['漁業生產量值-漁業種類別魚類別生產量值14'.E45];['漁業生產量值-漁業種類別魚類別生產量值14'.G45];['漁業生產量值-漁業種類別魚類別生產量值14'.I45])=0;&quot;-&quot;;SUM(['漁業生產量值-漁業種類別魚類別生產量值13'.C45];['漁業生產量值-漁業種類別魚類別生產量值13'.E45];['漁業生產量值-漁業種類別魚類別生產量值13'.G45];['漁業生產量值-漁業種類別魚類別生產量值13'.I45];['漁業生產量值-漁業種類別魚類別生產量值13'.K45];['漁業生產量值-漁業種類別魚類別生產量值13'.M45];['漁業生產量值-漁業種類別魚類別生產量值13'.O45];['漁業生產量值-漁業種類別魚類別生產量值14'.C45];['漁業生產量值-漁業種類別魚類別生產量值14'.E45];['漁業生產量值-漁業種類別魚類別生產量值14'.G45];['漁業生產量值-漁業種類別魚類別生產量值14'.I45]))" table:style-name="ce110">
            <text:p>3,748<text:s/></text:p>
          </table:table-cell>
          <table:table-cell office:value-type="float" office:value="184623.03" table:formula="of:=  IF(SUM(['漁業生產量值-漁業種類別魚類別生產量值13'.D45];['漁業生產量值-漁業種類別魚類別生產量值13'.F45];['漁業生產量值-漁業種類別魚類別生產量值13'.H45];['漁業生產量值-漁業種類別魚類別生產量值13'.J45];['漁業生產量值-漁業種類別魚類別生產量值13'.L45];['漁業生產量值-漁業種類別魚類別生產量值13'.N45];['漁業生產量值-漁業種類別魚類別生產量值13'.P45];['漁業生產量值-漁業種類別魚類別生產量值14'.D45];['漁業生產量值-漁業種類別魚類別生產量值14'.F45];['漁業生產量值-漁業種類別魚類別生產量值14'.H45];['漁業生產量值-漁業種類別魚類別生產量值14'.J45])=0;&quot;-&quot;;SUM(['漁業生產量值-漁業種類別魚類別生產量值13'.D45];['漁業生產量值-漁業種類別魚類別生產量值13'.F45];['漁業生產量值-漁業種類別魚類別生產量值13'.H45];['漁業生產量值-漁業種類別魚類別生產量值13'.J45];['漁業生產量值-漁業種類別魚類別生產量值13'.L45];['漁業生產量值-漁業種類別魚類別生產量值13'.N45];['漁業生產量值-漁業種類別魚類別生產量值13'.P45];['漁業生產量值-漁業種類別魚類別生產量值14'.D45];['漁業生產量值-漁業種類別魚類別生產量值14'.F45];['漁業生產量值-漁業種類別魚類別生產量值14'.H45];['漁業生產量值-漁業種類別魚類別生產量值14'.J45]))" table:style-name="ce37">
            <text:p>184,623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float" office:value="18.976099999999999" table:style-name="ce47">
            <text:p>19<text:s/></text:p>
          </table:table-cell>
          <table:table-cell office:value-type="float" office:value="2291.61535" table:style-name="ce47">
            <text:p>2,292<text:s/></text:p>
          </table:table-cell>
          <table:table-cell office:value-type="float" office:value="13.665809999999999" table:formula="of:=  IF(SUM([.G46];[.I46];[.K46];[.M46])=0;&quot;-&quot;;SUM([.G46];[.I46];[.K46];[.M46]))" table:style-name="ce37">
            <text:p>14<text:s/></text:p>
          </table:table-cell>
          <table:table-cell office:value-type="float" office:value="2877.0163000000002" table:formula="of:=  IF(SUM([.H46];[.J46];[.L46];[.N46])=0;&quot;-&quot;;SUM([.H46];[.J46];[.L46];[.N46]))" table:style-name="ce37">
            <text:p>2,87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7.0496999999999996" table:style-name="ce47">
            <text:p>7<text:s/></text:p>
          </table:table-cell>
          <table:table-cell office:value-type="float" office:value="1697.5027" table:style-name="ce47">
            <text:p>1,698<text:s/></text:p>
          </table:table-cell>
          <table:table-cell office:value-type="float" office:value="6.616109999999999" table:style-name="ce47">
            <text:p>7<text:s/></text:p>
          </table:table-cell>
          <table:table-cell office:value-type="float" office:value="1179.5136000000002" table:style-name="ce68">
            <text:p>1,180<text:s/></text:p>
          </table:table-cell>
          <table:table-cell office:value-type="float" office:value="325.17573000000004" table:formula="of:=  IF(SUM(['漁業生產量值-漁業種類別魚類別生產量值13'.C46];['漁業生產量值-漁業種類別魚類別生產量值13'.E46];['漁業生產量值-漁業種類別魚類別生產量值13'.G46];['漁業生產量值-漁業種類別魚類別生產量值13'.I46];['漁業生產量值-漁業種類別魚類別生產量值13'.K46];['漁業生產量值-漁業種類別魚類別生產量值13'.M46];['漁業生產量值-漁業種類別魚類別生產量值13'.O46];['漁業生產量值-漁業種類別魚類別生產量值14'.C46];['漁業生產量值-漁業種類別魚類別生產量值14'.E46];['漁業生產量值-漁業種類別魚類別生產量值14'.G46];['漁業生產量值-漁業種類別魚類別生產量值14'.I46])=0;&quot;-&quot;;SUM(['漁業生產量值-漁業種類別魚類別生產量值13'.C46];['漁業生產量值-漁業種類別魚類別生產量值13'.E46];['漁業生產量值-漁業種類別魚類別生產量值13'.G46];['漁業生產量值-漁業種類別魚類別生產量值13'.I46];['漁業生產量值-漁業種類別魚類別生產量值13'.K46];['漁業生產量值-漁業種類別魚類別生產量值13'.M46];['漁業生產量值-漁業種類別魚類別生產量值13'.O46];['漁業生產量值-漁業種類別魚類別生產量值14'.C46];['漁業生產量值-漁業種類別魚類別生產量值14'.E46];['漁業生產量值-漁業種類別魚類別生產量值14'.G46];['漁業生產量值-漁業種類別魚類別生產量值14'.I46]))" table:style-name="ce110">
            <text:p>325<text:s/></text:p>
          </table:table-cell>
          <table:table-cell office:value-type="float" office:value="111225.23790000001" table:formula="of:=  IF(SUM(['漁業生產量值-漁業種類別魚類別生產量值13'.D46];['漁業生產量值-漁業種類別魚類別生產量值13'.F46];['漁業生產量值-漁業種類別魚類別生產量值13'.H46];['漁業生產量值-漁業種類別魚類別生產量值13'.J46];['漁業生產量值-漁業種類別魚類別生產量值13'.L46];['漁業生產量值-漁業種類別魚類別生產量值13'.N46];['漁業生產量值-漁業種類別魚類別生產量值13'.P46];['漁業生產量值-漁業種類別魚類別生產量值14'.D46];['漁業生產量值-漁業種類別魚類別生產量值14'.F46];['漁業生產量值-漁業種類別魚類別生產量值14'.H46];['漁業生產量值-漁業種類別魚類別生產量值14'.J46])=0;&quot;-&quot;;SUM(['漁業生產量值-漁業種類別魚類別生產量值13'.D46];['漁業生產量值-漁業種類別魚類別生產量值13'.F46];['漁業生產量值-漁業種類別魚類別生產量值13'.H46];['漁業生產量值-漁業種類別魚類別生產量值13'.J46];['漁業生產量值-漁業種類別魚類別生產量值13'.L46];['漁業生產量值-漁業種類別魚類別生產量值13'.N46];['漁業生產量值-漁業種類別魚類別生產量值13'.P46];['漁業生產量值-漁業種類別魚類別生產量值14'.D46];['漁業生產量值-漁業種類別魚類別生產量值14'.F46];['漁業生產量值-漁業種類別魚類別生產量值14'.H46];['漁業生產量值-漁業種類別魚類別生產量值14'.J46]))" table:style-name="ce37">
            <text:p>111,22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float" office:value="194.50702999999999" table:style-name="ce47">
            <text:p>195<text:s/></text:p>
          </table:table-cell>
          <table:table-cell office:value-type="float" office:value="18683.730640000002" table:style-name="ce47">
            <text:p>18,684<text:s/></text:p>
          </table:table-cell>
          <table:table-cell office:value-type="float" office:value="54.340139999999998" table:formula="of:=  IF(SUM([.G47];[.I47];[.K47];[.M47])=0;&quot;-&quot;;SUM([.G47];[.I47];[.K47];[.M47]))" table:style-name="ce37">
            <text:p>54<text:s/></text:p>
          </table:table-cell>
          <table:table-cell office:value-type="float" office:value="8119.6393499999995" table:formula="of:=  IF(SUM([.H47];[.J47];[.L47];[.N47])=0;&quot;-&quot;;SUM([.H47];[.J47];[.L47];[.N47]))" table:style-name="ce37">
            <text:p>8,12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2.282139999999998" table:style-name="ce47">
            <text:p>52<text:s/></text:p>
          </table:table-cell>
          <table:table-cell office:value-type="float" office:value="7675.0181499999999" table:style-name="ce47">
            <text:p>7,675<text:s/></text:p>
          </table:table-cell>
          <table:table-cell office:value-type="float" office:value="2.0579999999999998" table:style-name="ce47">
            <text:p>2<text:s/></text:p>
          </table:table-cell>
          <table:table-cell office:value-type="float" office:value="444.62119999999999" table:style-name="ce68">
            <text:p>445<text:s/></text:p>
          </table:table-cell>
          <table:table-cell office:value-type="string" office:string-value="-" table:formula="of:=  IF(SUM(['漁業生產量值-漁業種類別魚類別生產量值13'.C47];['漁業生產量值-漁業種類別魚類別生產量值13'.E47];['漁業生產量值-漁業種類別魚類別生產量值13'.G47];['漁業生產量值-漁業種類別魚類別生產量值13'.I47];['漁業生產量值-漁業種類別魚類別生產量值13'.K47];['漁業生產量值-漁業種類別魚類別生產量值13'.M47];['漁業生產量值-漁業種類別魚類別生產量值13'.O47];['漁業生產量值-漁業種類別魚類別生產量值14'.C47];['漁業生產量值-漁業種類別魚類別生產量值14'.E47];['漁業生產量值-漁業種類別魚類別生產量值14'.G47];['漁業生產量值-漁業種類別魚類別生產量值14'.I47])=0;&quot;-&quot;;SUM(['漁業生產量值-漁業種類別魚類別生產量值13'.C47];['漁業生產量值-漁業種類別魚類別生產量值13'.E47];['漁業生產量值-漁業種類別魚類別生產量值13'.G47];['漁業生產量值-漁業種類別魚類別生產量值13'.I47];['漁業生產量值-漁業種類別魚類別生產量值13'.K47];['漁業生產量值-漁業種類別魚類別生產量值13'.M47];['漁業生產量值-漁業種類別魚類別生產量值13'.O47];['漁業生產量值-漁業種類別魚類別生產量值14'.C47];['漁業生產量值-漁業種類別魚類別生產量值14'.E47];['漁業生產量值-漁業種類別魚類別生產量值14'.G47];['漁業生產量值-漁業種類別魚類別生產量值14'.I47]))" table:style-name="ce110">
            <text:p>-</text:p>
          </table:table-cell>
          <table:table-cell office:value-type="string" office:string-value="-" table:formula="of:=  IF(SUM(['漁業生產量值-漁業種類別魚類別生產量值13'.D47];['漁業生產量值-漁業種類別魚類別生產量值13'.F47];['漁業生產量值-漁業種類別魚類別生產量值13'.H47];['漁業生產量值-漁業種類別魚類別生產量值13'.J47];['漁業生產量值-漁業種類別魚類別生產量值13'.L47];['漁業生產量值-漁業種類別魚類別生產量值13'.N47];['漁業生產量值-漁業種類別魚類別生產量值13'.P47];['漁業生產量值-漁業種類別魚類別生產量值14'.D47];['漁業生產量值-漁業種類別魚類別生產量值14'.F47];['漁業生產量值-漁業種類別魚類別生產量值14'.H47];['漁業生產量值-漁業種類別魚類別生產量值14'.J47])=0;&quot;-&quot;;SUM(['漁業生產量值-漁業種類別魚類別生產量值13'.D47];['漁業生產量值-漁業種類別魚類別生產量值13'.F47];['漁業生產量值-漁業種類別魚類別生產量值13'.H47];['漁業生產量值-漁業種類別魚類別生產量值13'.J47];['漁業生產量值-漁業種類別魚類別生產量值13'.L47];['漁業生產量值-漁業種類別魚類別生產量值13'.N47];['漁業生產量值-漁業種類別魚類別生產量值13'.P47];['漁業生產量值-漁業種類別魚類別生產量值14'.D47];['漁業生產量值-漁業種類別魚類別生產量值14'.F47];['漁業生產量值-漁業種類別魚類別生產量值14'.H47];['漁業生產量值-漁業種類別魚類別生產量值14'.J47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float" office:value="368.49310000000003" table:style-name="ce47">
            <text:p>368<text:s/></text:p>
          </table:table-cell>
          <table:table-cell office:value-type="float" office:value="76781.557750000007" table:style-name="ce47">
            <text:p>76,782<text:s/></text:p>
          </table:table-cell>
          <table:table-cell office:value-type="float" office:value="0.13200000000000001" table:formula="of:=  IF(SUM([.G48];[.I48];[.K48];[.M48])=0;&quot;-&quot;;SUM([.G48];[.I48];[.K48];[.M48]))" table:style-name="ce37">
            <text:p>0<text:s/></text:p>
          </table:table-cell>
          <table:table-cell office:value-type="float" office:value="30.373200000000001" table:formula="of:=  IF(SUM([.H48];[.J48];[.L48];[.N48])=0;&quot;-&quot;;SUM([.H48];[.J48];[.L48];[.N48]))" table:style-name="ce37">
            <text:p>3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13200000000000001" table:style-name="ce47">
            <text:p>0<text:s/></text:p>
          </table:table-cell>
          <table:table-cell office:value-type="float" office:value="30.373200000000001" table:style-name="ce68">
            <text:p>30<text:s/></text:p>
          </table:table-cell>
          <table:table-cell office:value-type="string" office:string-value="-" table:formula="of:=  IF(SUM(['漁業生產量值-漁業種類別魚類別生產量值13'.C48];['漁業生產量值-漁業種類別魚類別生產量值13'.E48];['漁業生產量值-漁業種類別魚類別生產量值13'.G48];['漁業生產量值-漁業種類別魚類別生產量值13'.I48];['漁業生產量值-漁業種類別魚類別生產量值13'.K48];['漁業生產量值-漁業種類別魚類別生產量值13'.M48];['漁業生產量值-漁業種類別魚類別生產量值13'.O48];['漁業生產量值-漁業種類別魚類別生產量值14'.C48];['漁業生產量值-漁業種類別魚類別生產量值14'.E48];['漁業生產量值-漁業種類別魚類別生產量值14'.G48];['漁業生產量值-漁業種類別魚類別生產量值14'.I48])=0;&quot;-&quot;;SUM(['漁業生產量值-漁業種類別魚類別生產量值13'.C48];['漁業生產量值-漁業種類別魚類別生產量值13'.E48];['漁業生產量值-漁業種類別魚類別生產量值13'.G48];['漁業生產量值-漁業種類別魚類別生產量值13'.I48];['漁業生產量值-漁業種類別魚類別生產量值13'.K48];['漁業生產量值-漁業種類別魚類別生產量值13'.M48];['漁業生產量值-漁業種類別魚類別生產量值13'.O48];['漁業生產量值-漁業種類別魚類別生產量值14'.C48];['漁業生產量值-漁業種類別魚類別生產量值14'.E48];['漁業生產量值-漁業種類別魚類別生產量值14'.G48];['漁業生產量值-漁業種類別魚類別生產量值14'.I48]))" table:style-name="ce110">
            <text:p>-</text:p>
          </table:table-cell>
          <table:table-cell office:value-type="string" office:string-value="-" table:formula="of:=  IF(SUM(['漁業生產量值-漁業種類別魚類別生產量值13'.D48];['漁業生產量值-漁業種類別魚類別生產量值13'.F48];['漁業生產量值-漁業種類別魚類別生產量值13'.H48];['漁業生產量值-漁業種類別魚類別生產量值13'.J48];['漁業生產量值-漁業種類別魚類別生產量值13'.L48];['漁業生產量值-漁業種類別魚類別生產量值13'.N48];['漁業生產量值-漁業種類別魚類別生產量值13'.P48];['漁業生產量值-漁業種類別魚類別生產量值14'.D48];['漁業生產量值-漁業種類別魚類別生產量值14'.F48];['漁業生產量值-漁業種類別魚類別生產量值14'.H48];['漁業生產量值-漁業種類別魚類別生產量值14'.J48])=0;&quot;-&quot;;SUM(['漁業生產量值-漁業種類別魚類別生產量值13'.D48];['漁業生產量值-漁業種類別魚類別生產量值13'.F48];['漁業生產量值-漁業種類別魚類別生產量值13'.H48];['漁業生產量值-漁業種類別魚類別生產量值13'.J48];['漁業生產量值-漁業種類別魚類別生產量值13'.L48];['漁業生產量值-漁業種類別魚類別生產量值13'.N48];['漁業生產量值-漁業種類別魚類別生產量值13'.P48];['漁業生產量值-漁業種類別魚類別生產量值14'.D48];['漁業生產量值-漁業種類別魚類別生產量值14'.F48];['漁業生產量值-漁業種類別魚類別生產量值14'.H48];['漁業生產量值-漁業種類別魚類別生產量值14'.J48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float" office:value="16.5731" table:style-name="ce47">
            <text:p>17<text:s/></text:p>
          </table:table-cell>
          <table:table-cell office:value-type="float" office:value="2121.3568" table:style-name="ce47">
            <text:p>2,121<text:s/></text:p>
          </table:table-cell>
          <table:table-cell office:value-type="string" office:string-value="-" table:formula="of:=  IF(SUM([.G49];[.I49];[.K49];[.M49])=0;&quot;-&quot;;SUM([.G49];[.I49];[.K49];[.M49]))" table:style-name="ce37">
            <text:p>-</text:p>
          </table:table-cell>
          <table:table-cell office:value-type="string" office:string-value="-" table:formula="of:=  IF(SUM([.H49];[.J49];[.L49];[.N49])=0;&quot;-&quot;;SUM([.H49];[.J49];[.L49];[.N4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49];['漁業生產量值-漁業種類別魚類別生產量值13'.E49];['漁業生產量值-漁業種類別魚類別生產量值13'.G49];['漁業生產量值-漁業種類別魚類別生產量值13'.I49];['漁業生產量值-漁業種類別魚類別生產量值13'.K49];['漁業生產量值-漁業種類別魚類別生產量值13'.M49];['漁業生產量值-漁業種類別魚類別生產量值13'.O49];['漁業生產量值-漁業種類別魚類別生產量值14'.C49];['漁業生產量值-漁業種類別魚類別生產量值14'.E49];['漁業生產量值-漁業種類別魚類別生產量值14'.G49];['漁業生產量值-漁業種類別魚類別生產量值14'.I49])=0;&quot;-&quot;;SUM(['漁業生產量值-漁業種類別魚類別生產量值13'.C49];['漁業生產量值-漁業種類別魚類別生產量值13'.E49];['漁業生產量值-漁業種類別魚類別生產量值13'.G49];['漁業生產量值-漁業種類別魚類別生產量值13'.I49];['漁業生產量值-漁業種類別魚類別生產量值13'.K49];['漁業生產量值-漁業種類別魚類別生產量值13'.M49];['漁業生產量值-漁業種類別魚類別生產量值13'.O49];['漁業生產量值-漁業種類別魚類別生產量值14'.C49];['漁業生產量值-漁業種類別魚類別生產量值14'.E49];['漁業生產量值-漁業種類別魚類別生產量值14'.G49];['漁業生產量值-漁業種類別魚類別生產量值14'.I49]))" table:style-name="ce110">
            <text:p>-</text:p>
          </table:table-cell>
          <table:table-cell office:value-type="string" office:string-value="-" table:formula="of:=  IF(SUM(['漁業生產量值-漁業種類別魚類別生產量值13'.D49];['漁業生產量值-漁業種類別魚類別生產量值13'.F49];['漁業生產量值-漁業種類別魚類別生產量值13'.H49];['漁業生產量值-漁業種類別魚類別生產量值13'.J49];['漁業生產量值-漁業種類別魚類別生產量值13'.L49];['漁業生產量值-漁業種類別魚類別生產量值13'.N49];['漁業生產量值-漁業種類別魚類別生產量值13'.P49];['漁業生產量值-漁業種類別魚類別生產量值14'.D49];['漁業生產量值-漁業種類別魚類別生產量值14'.F49];['漁業生產量值-漁業種類別魚類別生產量值14'.H49];['漁業生產量值-漁業種類別魚類別生產量值14'.J49])=0;&quot;-&quot;;SUM(['漁業生產量值-漁業種類別魚類別生產量值13'.D49];['漁業生產量值-漁業種類別魚類別生產量值13'.F49];['漁業生產量值-漁業種類別魚類別生產量值13'.H49];['漁業生產量值-漁業種類別魚類別生產量值13'.J49];['漁業生產量值-漁業種類別魚類別生產量值13'.L49];['漁業生產量值-漁業種類別魚類別生產量值13'.N49];['漁業生產量值-漁業種類別魚類別生產量值13'.P49];['漁業生產量值-漁業種類別魚類別生產量值14'.D49];['漁業生產量值-漁業種類別魚類別生產量值14'.F49];['漁業生產量值-漁業種類別魚類別生產量值14'.H49];['漁業生產量值-漁業種類別魚類別生產量值14'.J49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float" office:value="134.30000000000001" table:style-name="ce47">
            <text:p>134<text:s/></text:p>
          </table:table-cell>
          <table:table-cell office:value-type="float" office:value="17190.400000000001" table:style-name="ce47">
            <text:p>17,190<text:s/></text:p>
          </table:table-cell>
          <table:table-cell office:value-type="string" office:string-value="-" table:formula="of:=  IF(SUM([.G50];[.I50];[.K50];[.M50])=0;&quot;-&quot;;SUM([.G50];[.I50];[.K50];[.M50]))" table:style-name="ce37">
            <text:p>-</text:p>
          </table:table-cell>
          <table:table-cell office:value-type="string" office:string-value="-" table:formula="of:=  IF(SUM([.H50];[.J50];[.L50];[.N50])=0;&quot;-&quot;;SUM([.H50];[.J50];[.L50];[.N50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50];['漁業生產量值-漁業種類別魚類別生產量值13'.E50];['漁業生產量值-漁業種類別魚類別生產量值13'.G50];['漁業生產量值-漁業種類別魚類別生產量值13'.I50];['漁業生產量值-漁業種類別魚類別生產量值13'.K50];['漁業生產量值-漁業種類別魚類別生產量值13'.M50];['漁業生產量值-漁業種類別魚類別生產量值13'.O50];['漁業生產量值-漁業種類別魚類別生產量值14'.C50];['漁業生產量值-漁業種類別魚類別生產量值14'.E50];['漁業生產量值-漁業種類別魚類別生產量值14'.G50];['漁業生產量值-漁業種類別魚類別生產量值14'.I50])=0;&quot;-&quot;;SUM(['漁業生產量值-漁業種類別魚類別生產量值13'.C50];['漁業生產量值-漁業種類別魚類別生產量值13'.E50];['漁業生產量值-漁業種類別魚類別生產量值13'.G50];['漁業生產量值-漁業種類別魚類別生產量值13'.I50];['漁業生產量值-漁業種類別魚類別生產量值13'.K50];['漁業生產量值-漁業種類別魚類別生產量值13'.M50];['漁業生產量值-漁業種類別魚類別生產量值13'.O50];['漁業生產量值-漁業種類別魚類別生產量值14'.C50];['漁業生產量值-漁業種類別魚類別生產量值14'.E50];['漁業生產量值-漁業種類別魚類別生產量值14'.G50];['漁業生產量值-漁業種類別魚類別生產量值14'.I50]))" table:style-name="ce110">
            <text:p>-</text:p>
          </table:table-cell>
          <table:table-cell office:value-type="string" office:string-value="-" table:formula="of:=  IF(SUM(['漁業生產量值-漁業種類別魚類別生產量值13'.D50];['漁業生產量值-漁業種類別魚類別生產量值13'.F50];['漁業生產量值-漁業種類別魚類別生產量值13'.H50];['漁業生產量值-漁業種類別魚類別生產量值13'.J50];['漁業生產量值-漁業種類別魚類別生產量值13'.L50];['漁業生產量值-漁業種類別魚類別生產量值13'.N50];['漁業生產量值-漁業種類別魚類別生產量值13'.P50];['漁業生產量值-漁業種類別魚類別生產量值14'.D50];['漁業生產量值-漁業種類別魚類別生產量值14'.F50];['漁業生產量值-漁業種類別魚類別生產量值14'.H50];['漁業生產量值-漁業種類別魚類別生產量值14'.J50])=0;&quot;-&quot;;SUM(['漁業生產量值-漁業種類別魚類別生產量值13'.D50];['漁業生產量值-漁業種類別魚類別生產量值13'.F50];['漁業生產量值-漁業種類別魚類別生產量值13'.H50];['漁業生產量值-漁業種類別魚類別生產量值13'.J50];['漁業生產量值-漁業種類別魚類別生產量值13'.L50];['漁業生產量值-漁業種類別魚類別生產量值13'.N50];['漁業生產量值-漁業種類別魚類別生產量值13'.P50];['漁業生產量值-漁業種類別魚類別生產量值14'.D50];['漁業生產量值-漁業種類別魚類別生產量值14'.F50];['漁業生產量值-漁業種類別魚類別生產量值14'.H50];['漁業生產量值-漁業種類別魚類別生產量值14'.J50]))" table:style-name="ce37">
            <text:p>-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float" office:value="4.1500000000000004" table:style-name="ce47">
            <text:p>4<text:s/></text:p>
          </table:table-cell>
          <table:table-cell office:value-type="float" office:value="1556.25" table:style-name="ce47">
            <text:p>1,556<text:s/></text:p>
          </table:table-cell>
          <table:table-cell office:value-type="string" office:string-value="-" table:formula="of:=  IF(SUM([.G51];[.I51];[.K51];[.M51])=0;&quot;-&quot;;SUM([.G51];[.I51];[.K51];[.M51]))" table:style-name="ce37">
            <text:p>-</text:p>
          </table:table-cell>
          <table:table-cell office:value-type="string" office:string-value="-" table:formula="of:=  IF(SUM([.H51];[.J51];[.L51];[.N51])=0;&quot;-&quot;;SUM([.H51];[.J51];[.L51];[.N5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51];['漁業生產量值-漁業種類別魚類別生產量值13'.E51];['漁業生產量值-漁業種類別魚類別生產量值13'.G51];['漁業生產量值-漁業種類別魚類別生產量值13'.I51];['漁業生產量值-漁業種類別魚類別生產量值13'.K51];['漁業生產量值-漁業種類別魚類別生產量值13'.M51];['漁業生產量值-漁業種類別魚類別生產量值13'.O51];['漁業生產量值-漁業種類別魚類別生產量值14'.C51];['漁業生產量值-漁業種類別魚類別生產量值14'.E51];['漁業生產量值-漁業種類別魚類別生產量值14'.G51];['漁業生產量值-漁業種類別魚類別生產量值14'.I51])=0;&quot;-&quot;;SUM(['漁業生產量值-漁業種類別魚類別生產量值13'.C51];['漁業生產量值-漁業種類別魚類別生產量值13'.E51];['漁業生產量值-漁業種類別魚類別生產量值13'.G51];['漁業生產量值-漁業種類別魚類別生產量值13'.I51];['漁業生產量值-漁業種類別魚類別生產量值13'.K51];['漁業生產量值-漁業種類別魚類別生產量值13'.M51];['漁業生產量值-漁業種類別魚類別生產量值13'.O51];['漁業生產量值-漁業種類別魚類別生產量值14'.C51];['漁業生產量值-漁業種類別魚類別生產量值14'.E51];['漁業生產量值-漁業種類別魚類別生產量值14'.G51];['漁業生產量值-漁業種類別魚類別生產量值14'.I51]))" table:style-name="ce110">
            <text:p>-</text:p>
          </table:table-cell>
          <table:table-cell office:value-type="string" office:string-value="-" table:formula="of:=  IF(SUM(['漁業生產量值-漁業種類別魚類別生產量值13'.D51];['漁業生產量值-漁業種類別魚類別生產量值13'.F51];['漁業生產量值-漁業種類別魚類別生產量值13'.H51];['漁業生產量值-漁業種類別魚類別生產量值13'.J51];['漁業生產量值-漁業種類別魚類別生產量值13'.L51];['漁業生產量值-漁業種類別魚類別生產量值13'.N51];['漁業生產量值-漁業種類別魚類別生產量值13'.P51];['漁業生產量值-漁業種類別魚類別生產量值14'.D51];['漁業生產量值-漁業種類別魚類別生產量值14'.F51];['漁業生產量值-漁業種類別魚類別生產量值14'.H51];['漁業生產量值-漁業種類別魚類別生產量值14'.J51])=0;&quot;-&quot;;SUM(['漁業生產量值-漁業種類別魚類別生產量值13'.D51];['漁業生產量值-漁業種類別魚類別生產量值13'.F51];['漁業生產量值-漁業種類別魚類別生產量值13'.H51];['漁業生產量值-漁業種類別魚類別生產量值13'.J51];['漁業生產量值-漁業種類別魚類別生產量值13'.L51];['漁業生產量值-漁業種類別魚類別生產量值13'.N51];['漁業生產量值-漁業種類別魚類別生產量值13'.P51];['漁業生產量值-漁業種類別魚類別生產量值14'.D51];['漁業生產量值-漁業種類別魚類別生產量值14'.F51];['漁業生產量值-漁業種類別魚類別生產量值14'.H51];['漁業生產量值-漁業種類別魚類別生產量值14'.J51]))" table:style-name="ce37">
            <text:p>-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52];[.I52];[.K52];[.M52])=0;&quot;-&quot;;SUM([.G52];[.I52];[.K52];[.M52]))" table:style-name="ce37">
            <text:p>-</text:p>
          </table:table-cell>
          <table:table-cell office:value-type="string" office:string-value="-" table:formula="of:=  IF(SUM([.H52];[.J52];[.L52];[.N52])=0;&quot;-&quot;;SUM([.H52];[.J52];[.L52];[.N5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float" office:value="1.10307" table:formula="of:=  IF(SUM(['漁業生產量值-漁業種類別魚類別生產量值13'.C52];['漁業生產量值-漁業種類別魚類別生產量值13'.E52];['漁業生產量值-漁業種類別魚類別生產量值13'.G52];['漁業生產量值-漁業種類別魚類別生產量值13'.I52];['漁業生產量值-漁業種類別魚類別生產量值13'.K52];['漁業生產量值-漁業種類別魚類別生產量值13'.M52];['漁業生產量值-漁業種類別魚類別生產量值13'.O52];['漁業生產量值-漁業種類別魚類別生產量值14'.C52];['漁業生產量值-漁業種類別魚類別生產量值14'.E52];['漁業生產量值-漁業種類別魚類別生產量值14'.G52];['漁業生產量值-漁業種類別魚類別生產量值14'.I52])=0;&quot;-&quot;;SUM(['漁業生產量值-漁業種類別魚類別生產量值13'.C52];['漁業生產量值-漁業種類別魚類別生產量值13'.E52];['漁業生產量值-漁業種類別魚類別生產量值13'.G52];['漁業生產量值-漁業種類別魚類別生產量值13'.I52];['漁業生產量值-漁業種類別魚類別生產量值13'.K52];['漁業生產量值-漁業種類別魚類別生產量值13'.M52];['漁業生產量值-漁業種類別魚類別生產量值13'.O52];['漁業生產量值-漁業種類別魚類別生產量值14'.C52];['漁業生產量值-漁業種類別魚類別生產量值14'.E52];['漁業生產量值-漁業種類別魚類別生產量值14'.G52];['漁業生產量值-漁業種類別魚類別生產量值14'.I52]))" table:style-name="ce110">
            <text:p>1<text:s/></text:p>
          </table:table-cell>
          <table:table-cell office:value-type="float" office:value="143.83430999999999" table:formula="of:=  IF(SUM(['漁業生產量值-漁業種類別魚類別生產量值13'.D52];['漁業生產量值-漁業種類別魚類別生產量值13'.F52];['漁業生產量值-漁業種類別魚類別生產量值13'.H52];['漁業生產量值-漁業種類別魚類別生產量值13'.J52];['漁業生產量值-漁業種類別魚類別生產量值13'.L52];['漁業生產量值-漁業種類別魚類別生產量值13'.N52];['漁業生產量值-漁業種類別魚類別生產量值13'.P52];['漁業生產量值-漁業種類別魚類別生產量值14'.D52];['漁業生產量值-漁業種類別魚類別生產量值14'.F52];['漁業生產量值-漁業種類別魚類別生產量值14'.H52];['漁業生產量值-漁業種類別魚類別生產量值14'.J52])=0;&quot;-&quot;;SUM(['漁業生產量值-漁業種類別魚類別生產量值13'.D52];['漁業生產量值-漁業種類別魚類別生產量值13'.F52];['漁業生產量值-漁業種類別魚類別生產量值13'.H52];['漁業生產量值-漁業種類別魚類別生產量值13'.J52];['漁業生產量值-漁業種類別魚類別生產量值13'.L52];['漁業生產量值-漁業種類別魚類別生產量值13'.N52];['漁業生產量值-漁業種類別魚類別生產量值13'.P52];['漁業生產量值-漁業種類別魚類別生產量值14'.D52];['漁業生產量值-漁業種類別魚類別生產量值14'.F52];['漁業生產量值-漁業種類別魚類別生產量值14'.H52];['漁業生產量值-漁業種類別魚類別生產量值14'.J52]))" table:style-name="ce37">
            <text:p>144<text:s/></text:p>
          </table:table-cell>
          <table:table-cell table:number-columns-repeated="16368" table:style-name="ce36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float" office:value="124.9355" table:style-name="ce49">
            <text:p>125<text:s/></text:p>
          </table:table-cell>
          <table:table-cell office:value-type="float" office:value="7170.0240000000003" table:style-name="ce49">
            <text:p>7,170<text:s/></text:p>
          </table:table-cell>
          <table:table-cell office:value-type="string" office:string-value="-" table:formula="of:=  IF(SUM([.G53];[.I53];[.K53];[.M53])=0;&quot;-&quot;;SUM([.G53];[.I53];[.K53];[.M53]))" table:style-name="ce92">
            <text:p>-</text:p>
          </table:table-cell>
          <table:table-cell office:value-type="string" office:string-value="-" table:formula="of:=  IF(SUM([.H53];[.J53];[.L53];[.N53])=0;&quot;-&quot;;SUM([.H53];[.J53];[.L53];[.N53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float" office:value="1.6726999999999999" table:formula="of:=  IF(SUM(['漁業生產量值-漁業種類別魚類別生產量值13'.C53];['漁業生產量值-漁業種類別魚類別生產量值13'.E53];['漁業生產量值-漁業種類別魚類別生產量值13'.G53];['漁業生產量值-漁業種類別魚類別生產量值13'.I53];['漁業生產量值-漁業種類別魚類別生產量值13'.K53];['漁業生產量值-漁業種類別魚類別生產量值13'.M53];['漁業生產量值-漁業種類別魚類別生產量值13'.O53];['漁業生產量值-漁業種類別魚類別生產量值14'.C53];['漁業生產量值-漁業種類別魚類別生產量值14'.E53];['漁業生產量值-漁業種類別魚類別生產量值14'.G53];['漁業生產量值-漁業種類別魚類別生產量值14'.I53])=0;&quot;-&quot;;SUM(['漁業生產量值-漁業種類別魚類別生產量值13'.C53];['漁業生產量值-漁業種類別魚類別生產量值13'.E53];['漁業生產量值-漁業種類別魚類別生產量值13'.G53];['漁業生產量值-漁業種類別魚類別生產量值13'.I53];['漁業生產量值-漁業種類別魚類別生產量值13'.K53];['漁業生產量值-漁業種類別魚類別生產量值13'.M53];['漁業生產量值-漁業種類別魚類別生產量值13'.O53];['漁業生產量值-漁業種類別魚類別生產量值14'.C53];['漁業生產量值-漁業種類別魚類別生產量值14'.E53];['漁業生產量值-漁業種類別魚類別生產量值14'.G53];['漁業生產量值-漁業種類別魚類別生產量值14'.I53]))" table:style-name="ce117">
            <text:p>2<text:s/></text:p>
          </table:table-cell>
          <table:table-cell office:value-type="float" office:value="1359.1539699999998" table:formula="of:=  IF(SUM(['漁業生產量值-漁業種類別魚類別生產量值13'.D53];['漁業生產量值-漁業種類別魚類別生產量值13'.F53];['漁業生產量值-漁業種類別魚類別生產量值13'.H53];['漁業生產量值-漁業種類別魚類別生產量值13'.J53];['漁業生產量值-漁業種類別魚類別生產量值13'.L53];['漁業生產量值-漁業種類別魚類別生產量值13'.N53];['漁業生產量值-漁業種類別魚類別生產量值13'.P53];['漁業生產量值-漁業種類別魚類別生產量值14'.D53];['漁業生產量值-漁業種類別魚類別生產量值14'.F53];['漁業生產量值-漁業種類別魚類別生產量值14'.H53];['漁業生產量值-漁業種類別魚類別生產量值14'.J53])=0;&quot;-&quot;;SUM(['漁業生產量值-漁業種類別魚類別生產量值13'.D53];['漁業生產量值-漁業種類別魚類別生產量值13'.F53];['漁業生產量值-漁業種類別魚類別生產量值13'.H53];['漁業生產量值-漁業種類別魚類別生產量值13'.J53];['漁業生產量值-漁業種類別魚類別生產量值13'.L53];['漁業生產量值-漁業種類別魚類別生產量值13'.N53];['漁業生產量值-漁業種類別魚類別生產量值13'.P53];['漁業生產量值-漁業種類別魚類別生產量值14'.D53];['漁業生產量值-漁業種類別魚類別生產量值14'.F53];['漁業生產量值-漁業種類別魚類別生產量值14'.H53];['漁業生產量值-漁業種類別魚類別生產量值14'.J53]))" table:style-name="ce118">
            <text:p>1,359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C55:.C57])=0;&quot;-&quot;;SUM([.C55:.C57]))" table:style-name="ce44">
            <text:p>-</text:p>
          </table:table-cell>
          <table:table-cell office:value-type="string" office:string-value="-" table:formula="of:=  IF(SUM([.D55:.D57])=0;&quot;-&quot;;SUM([.D55:.D57]))" table:style-name="ce44">
            <text:p>-</text:p>
          </table:table-cell>
          <table:table-cell office:value-type="string" office:string-value="-" table:formula="of:=  IF(SUM([.G54];[.I54];[.K54];[.M54])=0;&quot;-&quot;;SUM([.G54];[.I54];[.K54];[.M54]))" table:style-name="ce37">
            <text:p>-</text:p>
          </table:table-cell>
          <table:table-cell office:value-type="string" office:string-value="-" table:formula="of:=  IF(SUM([.H54];[.J54];[.L54];[.N54])=0;&quot;-&quot;;SUM([.H54];[.J54];[.L54];[.N54]))" table:style-name="ce58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44">
            <text:p>-</text:p>
          </table:table-cell>
          <table:table-cell office:value-type="string" office:string-value="-" table:formula="of:=  IF(SUM([.I55:.I57])=0;&quot;-&quot;;SUM([.I55:.I57]))" table:style-name="ce44">
            <text:p>-</text:p>
          </table:table-cell>
          <table:table-cell office:value-type="string" office:string-value="-" table:formula="of:=  IF(SUM([.J55:.J57])=0;&quot;-&quot;;SUM([.J55:.J57]))" table:style-name="ce44">
            <text:p>-</text:p>
          </table:table-cell>
          <table:table-cell office:value-type="string" office:string-value="-" table:formula="of:=  IF(SUM([.K55:.K57])=0;&quot;-&quot;;SUM([.K55:.K57]))" table:style-name="ce44">
            <text:p>-</text:p>
          </table:table-cell>
          <table:table-cell office:value-type="string" office:string-value="-" table:formula="of:=  IF(SUM([.L55:.L57])=0;&quot;-&quot;;SUM([.L55:.L57]))" table:style-name="ce44">
            <text:p>-</text:p>
          </table:table-cell>
          <table:table-cell office:value-type="string" office:string-value="-" table:formula="of:=  IF(SUM([.M55:.M57])=0;&quot;-&quot;;SUM([.M55:.M57]))" table:style-name="ce44">
            <text:p>-</text:p>
          </table:table-cell>
          <table:table-cell office:value-type="string" office:string-value="-" table:formula="of:=  IF(SUM([.N55:.N57])=0;&quot;-&quot;;SUM([.N55:.N57]))" table:style-name="ce45">
            <text:p>-</text:p>
          </table:table-cell>
          <table:table-cell office:value-type="float" office:value="1.2150000000000001" table:formula="of:=  IF(SUM(['漁業生產量值-漁業種類別魚類別生產量值13'.C54];['漁業生產量值-漁業種類別魚類別生產量值13'.E54];['漁業生產量值-漁業種類別魚類別生產量值13'.G54];['漁業生產量值-漁業種類別魚類別生產量值13'.I54];['漁業生產量值-漁業種類別魚類別生產量值13'.K54];['漁業生產量值-漁業種類別魚類別生產量值13'.M54];['漁業生產量值-漁業種類別魚類別生產量值13'.O54];['漁業生產量值-漁業種類別魚類別生產量值14'.C54];['漁業生產量值-漁業種類別魚類別生產量值14'.E54];['漁業生產量值-漁業種類別魚類別生產量值14'.G54];['漁業生產量值-漁業種類別魚類別生產量值14'.I54])=0;&quot;-&quot;;SUM(['漁業生產量值-漁業種類別魚類別生產量值13'.C54];['漁業生產量值-漁業種類別魚類別生產量值13'.E54];['漁業生產量值-漁業種類別魚類別生產量值13'.G54];['漁業生產量值-漁業種類別魚類別生產量值13'.I54];['漁業生產量值-漁業種類別魚類別生產量值13'.K54];['漁業生產量值-漁業種類別魚類別生產量值13'.M54];['漁業生產量值-漁業種類別魚類別生產量值13'.O54];['漁業生產量值-漁業種類別魚類別生產量值14'.C54];['漁業生產量值-漁業種類別魚類別生產量值14'.E54];['漁業生產量值-漁業種類別魚類別生產量值14'.G54];['漁業生產量值-漁業種類別魚類別生產量值14'.I54]))" table:style-name="ce37">
            <text:p>1<text:s/></text:p>
          </table:table-cell>
          <table:table-cell office:value-type="float" office:value="218.7" table:formula="of:=  IF(SUM(['漁業生產量值-漁業種類別魚類別生產量值13'.D54];['漁業生產量值-漁業種類別魚類別生產量值13'.F54];['漁業生產量值-漁業種類別魚類別生產量值13'.H54];['漁業生產量值-漁業種類別魚類別生產量值13'.J54];['漁業生產量值-漁業種類別魚類別生產量值13'.L54];['漁業生產量值-漁業種類別魚類別生產量值13'.N54];['漁業生產量值-漁業種類別魚類別生產量值13'.P54];['漁業生產量值-漁業種類別魚類別生產量值14'.D54];['漁業生產量值-漁業種類別魚類別生產量值14'.F54];['漁業生產量值-漁業種類別魚類別生產量值14'.H54];['漁業生產量值-漁業種類別魚類別生產量值14'.J54])=0;&quot;-&quot;;SUM(['漁業生產量值-漁業種類別魚類別生產量值13'.D54];['漁業生產量值-漁業種類別魚類別生產量值13'.F54];['漁業生產量值-漁業種類別魚類別生產量值13'.H54];['漁業生產量值-漁業種類別魚類別生產量值13'.J54];['漁業生產量值-漁業種類別魚類別生產量值13'.L54];['漁業生產量值-漁業種類別魚類別生產量值13'.N54];['漁業生產量值-漁業種類別魚類別生產量值13'.P54];['漁業生產量值-漁業種類別魚類別生產量值14'.D54];['漁業生產量值-漁業種類別魚類別生產量值14'.F54];['漁業生產量值-漁業種類別魚類別生產量值14'.H54];['漁業生產量值-漁業種類別魚類別生產量值14'.J54]))" table:style-name="ce37">
            <text:p>21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55];[.I55];[.K55];[.M55])=0;&quot;-&quot;;SUM([.G55];[.I55];[.K55];[.M55]))" table:style-name="ce37">
            <text:p>-</text:p>
          </table:table-cell>
          <table:table-cell office:value-type="string" office:string-value="-" table:formula="of:=  IF(SUM([.H55];[.J55];[.L55];[.N55])=0;&quot;-&quot;;SUM([.H55];[.J55];[.L55];[.N55]))" table:style-name="ce5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55];['漁業生產量值-漁業種類別魚類別生產量值13'.E55];['漁業生產量值-漁業種類別魚類別生產量值13'.G55];['漁業生產量值-漁業種類別魚類別生產量值13'.I55];['漁業生產量值-漁業種類別魚類別生產量值13'.K55];['漁業生產量值-漁業種類別魚類別生產量值13'.M55];['漁業生產量值-漁業種類別魚類別生產量值13'.O55];['漁業生產量值-漁業種類別魚類別生產量值14'.C55];['漁業生產量值-漁業種類別魚類別生產量值14'.E55];['漁業生產量值-漁業種類別魚類別生產量值14'.G55];['漁業生產量值-漁業種類別魚類別生產量值14'.I55])=0;&quot;-&quot;;SUM(['漁業生產量值-漁業種類別魚類別生產量值13'.C55];['漁業生產量值-漁業種類別魚類別生產量值13'.E55];['漁業生產量值-漁業種類別魚類別生產量值13'.G55];['漁業生產量值-漁業種類別魚類別生產量值13'.I55];['漁業生產量值-漁業種類別魚類別生產量值13'.K55];['漁業生產量值-漁業種類別魚類別生產量值13'.M55];['漁業生產量值-漁業種類別魚類別生產量值13'.O55];['漁業生產量值-漁業種類別魚類別生產量值14'.C55];['漁業生產量值-漁業種類別魚類別生產量值14'.E55];['漁業生產量值-漁業種類別魚類別生產量值14'.G55];['漁業生產量值-漁業種類別魚類別生產量值14'.I55]))" table:style-name="ce37">
            <text:p>-</text:p>
          </table:table-cell>
          <table:table-cell office:value-type="string" office:string-value="-" table:formula="of:=  IF(SUM(['漁業生產量值-漁業種類別魚類別生產量值13'.D55];['漁業生產量值-漁業種類別魚類別生產量值13'.F55];['漁業生產量值-漁業種類別魚類別生產量值13'.H55];['漁業生產量值-漁業種類別魚類別生產量值13'.J55];['漁業生產量值-漁業種類別魚類別生產量值13'.L55];['漁業生產量值-漁業種類別魚類別生產量值13'.N55];['漁業生產量值-漁業種類別魚類別生產量值13'.P55];['漁業生產量值-漁業種類別魚類別生產量值14'.D55];['漁業生產量值-漁業種類別魚類別生產量值14'.F55];['漁業生產量值-漁業種類別魚類別生產量值14'.H55];['漁業生產量值-漁業種類別魚類別生產量值14'.J55])=0;&quot;-&quot;;SUM(['漁業生產量值-漁業種類別魚類別生產量值13'.D55];['漁業生產量值-漁業種類別魚類別生產量值13'.F55];['漁業生產量值-漁業種類別魚類別生產量值13'.H55];['漁業生產量值-漁業種類別魚類別生產量值13'.J55];['漁業生產量值-漁業種類別魚類別生產量值13'.L55];['漁業生產量值-漁業種類別魚類別生產量值13'.N55];['漁業生產量值-漁業種類別魚類別生產量值13'.P55];['漁業生產量值-漁業種類別魚類別生產量值14'.D55];['漁業生產量值-漁業種類別魚類別生產量值14'.F55];['漁業生產量值-漁業種類別魚類別生產量值14'.H55];['漁業生產量值-漁業種類別魚類別生產量值14'.J55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56];[.I56];[.K56];[.M56])=0;&quot;-&quot;;SUM([.G56];[.I56];[.K56];[.M56]))" table:style-name="ce37">
            <text:p>-</text:p>
          </table:table-cell>
          <table:table-cell office:value-type="string" office:string-value="-" table:formula="of:=  IF(SUM([.H56];[.J56];[.L56];[.N56])=0;&quot;-&quot;;SUM([.H56];[.J56];[.L56];[.N56]))" table:style-name="ce5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float" office:value="1.2150000000000001" table:formula="of:=  IF(SUM(['漁業生產量值-漁業種類別魚類別生產量值13'.C56];['漁業生產量值-漁業種類別魚類別生產量值13'.E56];['漁業生產量值-漁業種類別魚類別生產量值13'.G56];['漁業生產量值-漁業種類別魚類別生產量值13'.I56];['漁業生產量值-漁業種類別魚類別生產量值13'.K56];['漁業生產量值-漁業種類別魚類別生產量值13'.M56];['漁業生產量值-漁業種類別魚類別生產量值13'.O56];['漁業生產量值-漁業種類別魚類別生產量值14'.C56];['漁業生產量值-漁業種類別魚類別生產量值14'.E56];['漁業生產量值-漁業種類別魚類別生產量值14'.G56];['漁業生產量值-漁業種類別魚類別生產量值14'.I56])=0;&quot;-&quot;;SUM(['漁業生產量值-漁業種類別魚類別生產量值13'.C56];['漁業生產量值-漁業種類別魚類別生產量值13'.E56];['漁業生產量值-漁業種類別魚類別生產量值13'.G56];['漁業生產量值-漁業種類別魚類別生產量值13'.I56];['漁業生產量值-漁業種類別魚類別生產量值13'.K56];['漁業生產量值-漁業種類別魚類別生產量值13'.M56];['漁業生產量值-漁業種類別魚類別生產量值13'.O56];['漁業生產量值-漁業種類別魚類別生產量值14'.C56];['漁業生產量值-漁業種類別魚類別生產量值14'.E56];['漁業生產量值-漁業種類別魚類別生產量值14'.G56];['漁業生產量值-漁業種類別魚類別生產量值14'.I56]))" table:style-name="ce37">
            <text:p>1<text:s/></text:p>
          </table:table-cell>
          <table:table-cell office:value-type="float" office:value="218.7" table:formula="of:=  IF(SUM(['漁業生產量值-漁業種類別魚類別生產量值13'.D56];['漁業生產量值-漁業種類別魚類別生產量值13'.F56];['漁業生產量值-漁業種類別魚類別生產量值13'.H56];['漁業生產量值-漁業種類別魚類別生產量值13'.J56];['漁業生產量值-漁業種類別魚類別生產量值13'.L56];['漁業生產量值-漁業種類別魚類別生產量值13'.N56];['漁業生產量值-漁業種類別魚類別生產量值13'.P56];['漁業生產量值-漁業種類別魚類別生產量值14'.D56];['漁業生產量值-漁業種類別魚類別生產量值14'.F56];['漁業生產量值-漁業種類別魚類別生產量值14'.H56];['漁業生產量值-漁業種類別魚類別生產量值14'.J56])=0;&quot;-&quot;;SUM(['漁業生產量值-漁業種類別魚類別生產量值13'.D56];['漁業生產量值-漁業種類別魚類別生產量值13'.F56];['漁業生產量值-漁業種類別魚類別生產量值13'.H56];['漁業生產量值-漁業種類別魚類別生產量值13'.J56];['漁業生產量值-漁業種類別魚類別生產量值13'.L56];['漁業生產量值-漁業種類別魚類別生產量值13'.N56];['漁業生產量值-漁業種類別魚類別生產量值13'.P56];['漁業生產量值-漁業種類別魚類別生產量值14'.D56];['漁業生產量值-漁業種類別魚類別生產量值14'.F56];['漁業生產量值-漁業種類別魚類別生產量值14'.H56];['漁業生產量值-漁業種類別魚類別生產量值14'.J56]))" table:style-name="ce37">
            <text:p>219<text:s/>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G57];[.I57];[.K57];[.M57])=0;&quot;-&quot;;SUM([.G57];[.I57];[.K57];[.M57]))" table:style-name="ce37">
            <text:p>-</text:p>
          </table:table-cell>
          <table:table-cell office:value-type="string" office:string-value="-" table:formula="of:=  IF(SUM([.H57];[.J57];[.L57];[.N57])=0;&quot;-&quot;;SUM([.H57];[.J57];[.L57];[.N57]))" table:style-name="ce5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office:string-value="-" table:formula="of:=  IF(SUM(['漁業生產量值-漁業種類別魚類別生產量值13'.C57];['漁業生產量值-漁業種類別魚類別生產量值13'.E57];['漁業生產量值-漁業種類別魚類別生產量值13'.G57];['漁業生產量值-漁業種類別魚類別生產量值13'.I57];['漁業生產量值-漁業種類別魚類別生產量值13'.K57];['漁業生產量值-漁業種類別魚類別生產量值13'.M57];['漁業生產量值-漁業種類別魚類別生產量值13'.O57];['漁業生產量值-漁業種類別魚類別生產量值14'.C57];['漁業生產量值-漁業種類別魚類別生產量值14'.E57];['漁業生產量值-漁業種類別魚類別生產量值14'.G57];['漁業生產量值-漁業種類別魚類別生產量值14'.I57])=0;&quot;-&quot;;SUM(['漁業生產量值-漁業種類別魚類別生產量值13'.C57];['漁業生產量值-漁業種類別魚類別生產量值13'.E57];['漁業生產量值-漁業種類別魚類別生產量值13'.G57];['漁業生產量值-漁業種類別魚類別生產量值13'.I57];['漁業生產量值-漁業種類別魚類別生產量值13'.K57];['漁業生產量值-漁業種類別魚類別生產量值13'.M57];['漁業生產量值-漁業種類別魚類別生產量值13'.O57];['漁業生產量值-漁業種類別魚類別生產量值14'.C57];['漁業生產量值-漁業種類別魚類別生產量值14'.E57];['漁業生產量值-漁業種類別魚類別生產量值14'.G57];['漁業生產量值-漁業種類別魚類別生產量值14'.I57]))" table:style-name="ce37">
            <text:p>-</text:p>
          </table:table-cell>
          <table:table-cell office:value-type="string" office:string-value="-" table:formula="of:=  IF(SUM(['漁業生產量值-漁業種類別魚類別生產量值13'.D57];['漁業生產量值-漁業種類別魚類別生產量值13'.F57];['漁業生產量值-漁業種類別魚類別生產量值13'.H57];['漁業生產量值-漁業種類別魚類別生產量值13'.J57];['漁業生產量值-漁業種類別魚類別生產量值13'.L57];['漁業生產量值-漁業種類別魚類別生產量值13'.N57];['漁業生產量值-漁業種類別魚類別生產量值13'.P57];['漁業生產量值-漁業種類別魚類別生產量值14'.D57];['漁業生產量值-漁業種類別魚類別生產量值14'.F57];['漁業生產量值-漁業種類別魚類別生產量值14'.H57];['漁業生產量值-漁業種類別魚類別生產量值14'.J57])=0;&quot;-&quot;;SUM(['漁業生產量值-漁業種類別魚類別生產量值13'.D57];['漁業生產量值-漁業種類別魚類別生產量值13'.F57];['漁業生產量值-漁業種類別魚類別生產量值13'.H57];['漁業生產量值-漁業種類別魚類別生產量值13'.J57];['漁業生產量值-漁業種類別魚類別生產量值13'.L57];['漁業生產量值-漁業種類別魚類別生產量值13'.N57];['漁業生產量值-漁業種類別魚類別生產量值13'.P57];['漁業生產量值-漁業種類別魚類別生產量值14'.D57];['漁業生產量值-漁業種類別魚類別生產量值14'.F57];['漁業生產量值-漁業種類別魚類別生產量值14'.H57];['漁業生產量值-漁業種類別魚類別生產量值14'.J57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float" office:value="567.6" table:formula="of:=  IF(SUM([.C59:.C61])=0;&quot;-&quot;;SUM([.C59:.C61]))" table:style-name="ce44">
            <text:p>568<text:s/></text:p>
          </table:table-cell>
          <table:table-cell office:value-type="float" office:value="170280" table:formula="of:=  IF(SUM([.D59:.D61])=0;&quot;-&quot;;SUM([.D59:.D61]))" table:style-name="ce44">
            <text:p>170,280<text:s/></text:p>
          </table:table-cell>
          <table:table-cell office:value-type="string" office:string-value="-" table:formula="of:=  IF(SUM([.G58];[.I58];[.K58];[.M58])=0;&quot;-&quot;;SUM([.G58];[.I58];[.K58];[.M58]))" table:style-name="ce64">
            <text:p>-</text:p>
          </table:table-cell>
          <table:table-cell office:value-type="string" office:string-value="-" table:formula="of:=  IF(SUM([.H58];[.J58];[.L58];[.N58])=0;&quot;-&quot;;SUM([.H58];[.J58];[.L58];[.N58]))" table:style-name="ce64">
            <text:p>-</text:p>
          </table:table-cell>
          <table:table-cell office:value-type="string" office:string-value="-" table:formula="of:=  IF(SUM([.G59:.G61])=0;&quot;-&quot;;SUM([.G59:.G61]))" table:style-name="ce44">
            <text:p>-</text:p>
          </table:table-cell>
          <table:table-cell office:value-type="string" office:string-value="-" table:formula="of:=  IF(SUM([.H59:.H61])=0;&quot;-&quot;;SUM([.H59:.H61]))" table:style-name="ce44">
            <text:p>-</text:p>
          </table:table-cell>
          <table:table-cell office:value-type="string" office:string-value="-" table:formula="of:=  IF(SUM([.I59:.I61])=0;&quot;-&quot;;SUM([.I59:.I61]))" table:style-name="ce44">
            <text:p>-</text:p>
          </table:table-cell>
          <table:table-cell office:value-type="string" office:string-value="-" table:formula="of:=  IF(SUM([.J59:.J61])=0;&quot;-&quot;;SUM([.J59:.J61]))" table:style-name="ce44">
            <text:p>-</text:p>
          </table:table-cell>
          <table:table-cell office:value-type="string" office:string-value="-" table:formula="of:=  IF(SUM([.K59:.K61])=0;&quot;-&quot;;SUM([.K59:.K61]))" table:style-name="ce44">
            <text:p>-</text:p>
          </table:table-cell>
          <table:table-cell office:value-type="string" office:string-value="-" table:formula="of:=  IF(SUM([.L59:.L61])=0;&quot;-&quot;;SUM([.L59:.L61]))" table:style-name="ce44">
            <text:p>-</text:p>
          </table:table-cell>
          <table:table-cell office:value-type="string" office:string-value="-" table:formula="of:=  IF(SUM([.M59:.M61])=0;&quot;-&quot;;SUM([.M59:.M61]))" table:style-name="ce44">
            <text:p>-</text:p>
          </table:table-cell>
          <table:table-cell office:value-type="string" office:string-value="-" table:formula="of:=  IF(SUM([.N59:.N61])=0;&quot;-&quot;;SUM([.N59:.N61]))" table:style-name="ce45">
            <text:p>-</text:p>
          </table:table-cell>
          <table:table-cell office:value-type="string" office:string-value="-" table:formula="of:=  IF(SUM(['漁業生產量值-漁業種類別魚類別生產量值13'.C58];['漁業生產量值-漁業種類別魚類別生產量值13'.E58];['漁業生產量值-漁業種類別魚類別生產量值13'.G58];['漁業生產量值-漁業種類別魚類別生產量值13'.I58];['漁業生產量值-漁業種類別魚類別生產量值13'.K58];['漁業生產量值-漁業種類別魚類別生產量值13'.M58];['漁業生產量值-漁業種類別魚類別生產量值13'.O58];['漁業生產量值-漁業種類別魚類別生產量值14'.C58];['漁業生產量值-漁業種類別魚類別生產量值14'.E58];['漁業生產量值-漁業種類別魚類別生產量值14'.G58];['漁業生產量值-漁業種類別魚類別生產量值14'.I58])=0;&quot;-&quot;;SUM(['漁業生產量值-漁業種類別魚類別生產量值13'.C58];['漁業生產量值-漁業種類別魚類別生產量值13'.E58];['漁業生產量值-漁業種類別魚類別生產量值13'.G58];['漁業生產量值-漁業種類別魚類別生產量值13'.I58];['漁業生產量值-漁業種類別魚類別生產量值13'.K58];['漁業生產量值-漁業種類別魚類別生產量值13'.M58];['漁業生產量值-漁業種類別魚類別生產量值13'.O58];['漁業生產量值-漁業種類別魚類別生產量值14'.C58];['漁業生產量值-漁業種類別魚類別生產量值14'.E58];['漁業生產量值-漁業種類別魚類別生產量值14'.G58];['漁業生產量值-漁業種類別魚類別生產量值14'.I58]))" table:style-name="ce115">
            <text:p>-</text:p>
          </table:table-cell>
          <table:table-cell office:value-type="string" office:string-value="-" table:formula="of:=  IF(SUM(['漁業生產量值-漁業種類別魚類別生產量值13'.D58];['漁業生產量值-漁業種類別魚類別生產量值13'.F58];['漁業生產量值-漁業種類別魚類別生產量值13'.H58];['漁業生產量值-漁業種類別魚類別生產量值13'.J58];['漁業生產量值-漁業種類別魚類別生產量值13'.L58];['漁業生產量值-漁業種類別魚類別生產量值13'.N58];['漁業生產量值-漁業種類別魚類別生產量值13'.P58];['漁業生產量值-漁業種類別魚類別生產量值14'.D58];['漁業生產量值-漁業種類別魚類別生產量值14'.F58];['漁業生產量值-漁業種類別魚類別生產量值14'.H58];['漁業生產量值-漁業種類別魚類別生產量值14'.J58])=0;&quot;-&quot;;SUM(['漁業生產量值-漁業種類別魚類別生產量值13'.D58];['漁業生產量值-漁業種類別魚類別生產量值13'.F58];['漁業生產量值-漁業種類別魚類別生產量值13'.H58];['漁業生產量值-漁業種類別魚類別生產量值13'.J58];['漁業生產量值-漁業種類別魚類別生產量值13'.L58];['漁業生產量值-漁業種類別魚類別生產量值13'.N58];['漁業生產量值-漁業種類別魚類別生產量值13'.P58];['漁業生產量值-漁業種類別魚類別生產量值14'.D58];['漁業生產量值-漁業種類別魚類別生產量值14'.F58];['漁業生產量值-漁業種類別魚類別生產量值14'.H58];['漁業生產量值-漁業種類別魚類別生產量值14'.J58]))" table:style-name="ce116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59];[.I59];[.K59];[.M59])=0;&quot;-&quot;;SUM([.G59];[.I59];[.K59];[.M59]))" table:style-name="ce37">
            <text:p>-</text:p>
          </table:table-cell>
          <table:table-cell office:value-type="string" office:string-value="-" table:formula="of:=  IF(SUM([.H59];[.J59];[.L59];[.N59])=0;&quot;-&quot;;SUM([.H59];[.J59];[.L59];[.N5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59];['漁業生產量值-漁業種類別魚類別生產量值13'.E59];['漁業生產量值-漁業種類別魚類別生產量值13'.G59];['漁業生產量值-漁業種類別魚類別生產量值13'.I59];['漁業生產量值-漁業種類別魚類別生產量值13'.K59];['漁業生產量值-漁業種類別魚類別生產量值13'.M59];['漁業生產量值-漁業種類別魚類別生產量值13'.O59];['漁業生產量值-漁業種類別魚類別生產量值14'.C59];['漁業生產量值-漁業種類別魚類別生產量值14'.E59];['漁業生產量值-漁業種類別魚類別生產量值14'.G59];['漁業生產量值-漁業種類別魚類別生產量值14'.I59])=0;&quot;-&quot;;SUM(['漁業生產量值-漁業種類別魚類別生產量值13'.C59];['漁業生產量值-漁業種類別魚類別生產量值13'.E59];['漁業生產量值-漁業種類別魚類別生產量值13'.G59];['漁業生產量值-漁業種類別魚類別生產量值13'.I59];['漁業生產量值-漁業種類別魚類別生產量值13'.K59];['漁業生產量值-漁業種類別魚類別生產量值13'.M59];['漁業生產量值-漁業種類別魚類別生產量值13'.O59];['漁業生產量值-漁業種類別魚類別生產量值14'.C59];['漁業生產量值-漁業種類別魚類別生產量值14'.E59];['漁業生產量值-漁業種類別魚類別生產量值14'.G59];['漁業生產量值-漁業種類別魚類別生產量值14'.I59]))" table:style-name="ce110">
            <text:p>-</text:p>
          </table:table-cell>
          <table:table-cell office:value-type="string" office:string-value="-" table:formula="of:=  IF(SUM(['漁業生產量值-漁業種類別魚類別生產量值13'.D59];['漁業生產量值-漁業種類別魚類別生產量值13'.F59];['漁業生產量值-漁業種類別魚類別生產量值13'.H59];['漁業生產量值-漁業種類別魚類別生產量值13'.J59];['漁業生產量值-漁業種類別魚類別生產量值13'.L59];['漁業生產量值-漁業種類別魚類別生產量值13'.N59];['漁業生產量值-漁業種類別魚類別生產量值13'.P59];['漁業生產量值-漁業種類別魚類別生產量值14'.D59];['漁業生產量值-漁業種類別魚類別生產量值14'.F59];['漁業生產量值-漁業種類別魚類別生產量值14'.H59];['漁業生產量值-漁業種類別魚類別生產量值14'.J59])=0;&quot;-&quot;;SUM(['漁業生產量值-漁業種類別魚類別生產量值13'.D59];['漁業生產量值-漁業種類別魚類別生產量值13'.F59];['漁業生產量值-漁業種類別魚類別生產量值13'.H59];['漁業生產量值-漁業種類別魚類別生產量值13'.J59];['漁業生產量值-漁業種類別魚類別生產量值13'.L59];['漁業生產量值-漁業種類別魚類別生產量值13'.N59];['漁業生產量值-漁業種類別魚類別生產量值13'.P59];['漁業生產量值-漁業種類別魚類別生產量值14'.D59];['漁業生產量值-漁業種類別魚類別生產量值14'.F59];['漁業生產量值-漁業種類別魚類別生產量值14'.H59];['漁業生產量值-漁業種類別魚類別生產量值14'.J59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float" office:value="567.6" table:style-name="ce47">
            <text:p>568<text:s/></text:p>
          </table:table-cell>
          <table:table-cell office:value-type="float" office:value="170280" table:style-name="ce47">
            <text:p>170,280<text:s/></text:p>
          </table:table-cell>
          <table:table-cell office:value-type="string" office:string-value="-" table:formula="of:=  IF(SUM([.G60];[.I60];[.K60];[.M60])=0;&quot;-&quot;;SUM([.G60];[.I60];[.K60];[.M60]))" table:style-name="ce37">
            <text:p>-</text:p>
          </table:table-cell>
          <table:table-cell office:value-type="string" office:string-value="-" table:formula="of:=  IF(SUM([.H60];[.J60];[.L60];[.N60])=0;&quot;-&quot;;SUM([.H60];[.J60];[.L60];[.N60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60];['漁業生產量值-漁業種類別魚類別生產量值13'.E60];['漁業生產量值-漁業種類別魚類別生產量值13'.G60];['漁業生產量值-漁業種類別魚類別生產量值13'.I60];['漁業生產量值-漁業種類別魚類別生產量值13'.K60];['漁業生產量值-漁業種類別魚類別生產量值13'.M60];['漁業生產量值-漁業種類別魚類別生產量值13'.O60];['漁業生產量值-漁業種類別魚類別生產量值14'.C60];['漁業生產量值-漁業種類別魚類別生產量值14'.E60];['漁業生產量值-漁業種類別魚類別生產量值14'.G60];['漁業生產量值-漁業種類別魚類別生產量值14'.I60])=0;&quot;-&quot;;SUM(['漁業生產量值-漁業種類別魚類別生產量值13'.C60];['漁業生產量值-漁業種類別魚類別生產量值13'.E60];['漁業生產量值-漁業種類別魚類別生產量值13'.G60];['漁業生產量值-漁業種類別魚類別生產量值13'.I60];['漁業生產量值-漁業種類別魚類別生產量值13'.K60];['漁業生產量值-漁業種類別魚類別生產量值13'.M60];['漁業生產量值-漁業種類別魚類別生產量值13'.O60];['漁業生產量值-漁業種類別魚類別生產量值14'.C60];['漁業生產量值-漁業種類別魚類別生產量值14'.E60];['漁業生產量值-漁業種類別魚類別生產量值14'.G60];['漁業生產量值-漁業種類別魚類別生產量值14'.I60]))" table:style-name="ce110">
            <text:p>-</text:p>
          </table:table-cell>
          <table:table-cell office:value-type="string" office:string-value="-" table:formula="of:=  IF(SUM(['漁業生產量值-漁業種類別魚類別生產量值13'.D60];['漁業生產量值-漁業種類別魚類別生產量值13'.F60];['漁業生產量值-漁業種類別魚類別生產量值13'.H60];['漁業生產量值-漁業種類別魚類別生產量值13'.J60];['漁業生產量值-漁業種類別魚類別生產量值13'.L60];['漁業生產量值-漁業種類別魚類別生產量值13'.N60];['漁業生產量值-漁業種類別魚類別生產量值13'.P60];['漁業生產量值-漁業種類別魚類別生產量值14'.D60];['漁業生產量值-漁業種類別魚類別生產量值14'.F60];['漁業生產量值-漁業種類別魚類別生產量值14'.H60];['漁業生產量值-漁業種類別魚類別生產量值14'.J60])=0;&quot;-&quot;;SUM(['漁業生產量值-漁業種類別魚類別生產量值13'.D60];['漁業生產量值-漁業種類別魚類別生產量值13'.F60];['漁業生產量值-漁業種類別魚類別生產量值13'.H60];['漁業生產量值-漁業種類別魚類別生產量值13'.J60];['漁業生產量值-漁業種類別魚類別生產量值13'.L60];['漁業生產量值-漁業種類別魚類別生產量值13'.N60];['漁業生產量值-漁業種類別魚類別生產量值13'.P60];['漁業生產量值-漁業種類別魚類別生產量值14'.D60];['漁業生產量值-漁業種類別魚類別生產量值14'.F60];['漁業生產量值-漁業種類別魚類別生產量值14'.H60];['漁業生產量值-漁業種類別魚類別生產量值14'.J60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G61];[.I61];[.K61];[.M61])=0;&quot;-&quot;;SUM([.G61];[.I61];[.K61];[.M61]))" table:style-name="ce92">
            <text:p>-</text:p>
          </table:table-cell>
          <table:table-cell office:value-type="string" office:string-value="-" table:formula="of:=  IF(SUM([.H61];[.J61];[.L61];[.N61])=0;&quot;-&quot;;SUM([.H61];[.J61];[.L61];[.N61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office:string-value="-" table:formula="of:=  IF(SUM(['漁業生產量值-漁業種類別魚類別生產量值13'.C61];['漁業生產量值-漁業種類別魚類別生產量值13'.E61];['漁業生產量值-漁業種類別魚類別生產量值13'.G61];['漁業生產量值-漁業種類別魚類別生產量值13'.I61];['漁業生產量值-漁業種類別魚類別生產量值13'.K61];['漁業生產量值-漁業種類別魚類別生產量值13'.M61];['漁業生產量值-漁業種類別魚類別生產量值13'.O61];['漁業生產量值-漁業種類別魚類別生產量值14'.C61];['漁業生產量值-漁業種類別魚類別生產量值14'.E61];['漁業生產量值-漁業種類別魚類別生產量值14'.G61];['漁業生產量值-漁業種類別魚類別生產量值14'.I61])=0;&quot;-&quot;;SUM(['漁業生產量值-漁業種類別魚類別生產量值13'.C61];['漁業生產量值-漁業種類別魚類別生產量值13'.E61];['漁業生產量值-漁業種類別魚類別生產量值13'.G61];['漁業生產量值-漁業種類別魚類別生產量值13'.I61];['漁業生產量值-漁業種類別魚類別生產量值13'.K61];['漁業生產量值-漁業種類別魚類別生產量值13'.M61];['漁業生產量值-漁業種類別魚類別生產量值13'.O61];['漁業生產量值-漁業種類別魚類別生產量值14'.C61];['漁業生產量值-漁業種類別魚類別生產量值14'.E61];['漁業生產量值-漁業種類別魚類別生產量值14'.G61];['漁業生產量值-漁業種類別魚類別生產量值14'.I61]))" table:style-name="ce117">
            <text:p>-</text:p>
          </table:table-cell>
          <table:table-cell office:value-type="string" office:string-value="-" table:formula="of:=  IF(SUM(['漁業生產量值-漁業種類別魚類別生產量值13'.D61];['漁業生產量值-漁業種類別魚類別生產量值13'.F61];['漁業生產量值-漁業種類別魚類別生產量值13'.H61];['漁業生產量值-漁業種類別魚類別生產量值13'.J61];['漁業生產量值-漁業種類別魚類別生產量值13'.L61];['漁業生產量值-漁業種類別魚類別生產量值13'.N61];['漁業生產量值-漁業種類別魚類別生產量值13'.P61];['漁業生產量值-漁業種類別魚類別生產量值14'.D61];['漁業生產量值-漁業種類別魚類別生產量值14'.F61];['漁業生產量值-漁業種類別魚類別生產量值14'.H61];['漁業生產量值-漁業種類別魚類別生產量值14'.J61])=0;&quot;-&quot;;SUM(['漁業生產量值-漁業種類別魚類別生產量值13'.D61];['漁業生產量值-漁業種類別魚類別生產量值13'.F61];['漁業生產量值-漁業種類別魚類別生產量值13'.H61];['漁業生產量值-漁業種類別魚類別生產量值13'.J61];['漁業生產量值-漁業種類別魚類別生產量值13'.L61];['漁業生產量值-漁業種類別魚類別生產量值13'.N61];['漁業生產量值-漁業種類別魚類別生產量值13'.P61];['漁業生產量值-漁業種類別魚類別生產量值14'.D61];['漁業生產量值-漁業種類別魚類別生產量值14'.F61];['漁業生產量值-漁業種類別魚類別生產量值14'.H61];['漁業生產量值-漁業種類別魚類別生產量值14'.J61]))" table:style-name="ce11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float" office:value="663.673" table:formula="of:=  IF(SUM([.C63];[.C64];[.C65];[.C67])=0;IF([.C66]=0;&quot;-&quot;;[.C66]);SUM([.C63];[.C64];[.C65];[.C67]))" table:style-name="ce44">
            <text:p>664<text:s/></text:p>
          </table:table-cell>
          <table:table-cell office:value-type="float" office:value="54521.907500000001" table:formula="of:=  IF(SUM([.D63:.D67])=0;&quot;-&quot;;SUM([.D63:.D67]))" table:style-name="ce44">
            <text:p>54,522<text:s/></text:p>
          </table:table-cell>
          <table:table-cell office:value-type="string" office:string-value="-" table:formula="of:=  IF(SUM([.G62];[.I62];[.K62];[.M62])=0;&quot;-&quot;;SUM([.G62];[.I62];[.K62];[.M62]))" table:style-name="ce37">
            <text:p>-</text:p>
          </table:table-cell>
          <table:table-cell office:value-type="string" office:string-value="-" table:formula="of:=  IF(SUM([.H62];[.J62];[.L62];[.N62])=0;&quot;-&quot;;SUM([.H62];[.J62];[.L62];[.N62]))" table:style-name="ce58">
            <text:p>-</text:p>
          </table:table-cell>
          <table:table-cell office:value-type="string" office:string-value="-" table:formula="of:=  IF(SUM([.G63];[.G64];[.G65];[.G67])=0;IF([.G66]=0;&quot;-&quot;;[.G66]);SUM([.G63];[.G64];[.G65];[.G67]))" table:style-name="ce44">
            <text:p>-</text:p>
          </table:table-cell>
          <table:table-cell office:value-type="string" office:string-value="-" table:formula="of:=  IF(SUM([.H63:.H67])=0;&quot;-&quot;;SUM([.H63:.H67]))" table:style-name="ce44">
            <text:p>-</text:p>
          </table:table-cell>
          <table:table-cell office:value-type="string" office:string-value="-" table:formula="of:=  IF(SUM([.I63];[.I64];[.I65];[.I67])=0;IF([.I66]=0;&quot;-&quot;;[.I66]);SUM([.I63];[.I64];[.I65];[.I67]))" table:style-name="ce44">
            <text:p>-</text:p>
          </table:table-cell>
          <table:table-cell office:value-type="string" office:string-value="-" table:formula="of:=  IF(SUM([.J63:.J67])=0;&quot;-&quot;;SUM([.J63:.J67]))" table:style-name="ce44">
            <text:p>-</text:p>
          </table:table-cell>
          <table:table-cell office:value-type="string" office:string-value="-" table:formula="of:=  IF(SUM([.K63];[.K64];[.K65];[.K67])=0;IF([.K66]=0;&quot;-&quot;;[.K66]);SUM([.K63];[.K64];[.K65];[.K67]))" table:style-name="ce44">
            <text:p>-</text:p>
          </table:table-cell>
          <table:table-cell office:value-type="string" office:string-value="-" table:formula="of:=  IF(SUM([.L63:.L67])=0;&quot;-&quot;;SUM([.L63:.L67]))" table:style-name="ce44">
            <text:p>-</text:p>
          </table:table-cell>
          <table:table-cell office:value-type="string" office:string-value="-" table:formula="of:=  IF(SUM([.M63];[.M64];[.M65];[.M67])=0;IF([.M66]=0;&quot;-&quot;;[.M66]);SUM([.M63];[.M64];[.M65];[.M67]))" table:style-name="ce44">
            <text:p>-</text:p>
          </table:table-cell>
          <table:table-cell office:value-type="string" office:string-value="-" table:formula="of:=  IF(SUM([.N63:.N67])=0;&quot;-&quot;;SUM([.N63:.N67]))" table:style-name="ce45">
            <text:p>-</text:p>
          </table:table-cell>
          <table:table-cell office:value-type="float" office:value="19795.395370000002" table:formula="of:=  IF(SUM(['漁業生產量值-漁業種類別魚類別生產量值13'.C62];['漁業生產量值-漁業種類別魚類別生產量值13'.E62];['漁業生產量值-漁業種類別魚類別生產量值13'.G62];['漁業生產量值-漁業種類別魚類別生產量值13'.I62];['漁業生產量值-漁業種類別魚類別生產量值13'.K62];['漁業生產量值-漁業種類別魚類別生產量值13'.M62];['漁業生產量值-漁業種類別魚類別生產量值13'.O62];['漁業生產量值-漁業種類別魚類別生產量值14'.C62];['漁業生產量值-漁業種類別魚類別生產量值14'.E62];['漁業生產量值-漁業種類別魚類別生產量值14'.G62];['漁業生產量值-漁業種類別魚類別生產量值14'.I62])=0;&quot;-&quot;;SUM(['漁業生產量值-漁業種類別魚類別生產量值13'.C62];['漁業生產量值-漁業種類別魚類別生產量值13'.E62];['漁業生產量值-漁業種類別魚類別生產量值13'.G62];['漁業生產量值-漁業種類別魚類別生產量值13'.I62];['漁業生產量值-漁業種類別魚類別生產量值13'.K62];['漁業生產量值-漁業種類別魚類別生產量值13'.M62];['漁業生產量值-漁業種類別魚類別生產量值13'.O62];['漁業生產量值-漁業種類別魚類別生產量值14'.C62];['漁業生產量值-漁業種類別魚類別生產量值14'.E62];['漁業生產量值-漁業種類別魚類別生產量值14'.G62];['漁業生產量值-漁業種類別魚類別生產量值14'.I62]))" table:style-name="ce37">
            <text:p>19,795<text:s/></text:p>
          </table:table-cell>
          <table:table-cell office:value-type="float" office:value="4981616.9166899994" table:formula="of:=  IF(SUM(['漁業生產量值-漁業種類別魚類別生產量值13'.D62];['漁業生產量值-漁業種類別魚類別生產量值13'.F62];['漁業生產量值-漁業種類別魚類別生產量值13'.H62];['漁業生產量值-漁業種類別魚類別生產量值13'.J62];['漁業生產量值-漁業種類別魚類別生產量值13'.L62];['漁業生產量值-漁業種類別魚類別生產量值13'.N62];['漁業生產量值-漁業種類別魚類別生產量值13'.P62];['漁業生產量值-漁業種類別魚類別生產量值14'.D62];['漁業生產量值-漁業種類別魚類別生產量值14'.F62];['漁業生產量值-漁業種類別魚類別生產量值14'.H62];['漁業生產量值-漁業種類別魚類別生產量值14'.J62])=0;&quot;-&quot;;SUM(['漁業生產量值-漁業種類別魚類別生產量值13'.D62];['漁業生產量值-漁業種類別魚類別生產量值13'.F62];['漁業生產量值-漁業種類別魚類別生產量值13'.H62];['漁業生產量值-漁業種類別魚類別生產量值13'.J62];['漁業生產量值-漁業種類別魚類別生產量值13'.L62];['漁業生產量值-漁業種類別魚類別生產量值13'.N62];['漁業生產量值-漁業種類別魚類別生產量值13'.P62];['漁業生產量值-漁業種類別魚類別生產量值14'.D62];['漁業生產量值-漁業種類別魚類別生產量值14'.F62];['漁業生產量值-漁業種類別魚類別生產量值14'.H62];['漁業生產量值-漁業種類別魚類別生產量值14'.J62]))" table:style-name="ce37">
            <text:p>4,981,617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float" office:value="663.673" table:style-name="ce47">
            <text:p>664<text:s/></text:p>
          </table:table-cell>
          <table:table-cell office:value-type="float" office:value="54521.907500000001" table:style-name="ce47">
            <text:p>54,522<text:s/></text:p>
          </table:table-cell>
          <table:table-cell office:value-type="string" office:string-value="-" table:formula="of:=  IF(SUM([.G63];[.I63];[.K63];[.M63])=0;&quot;-&quot;;SUM([.G63];[.I63];[.K63];[.M63]))" table:style-name="ce37">
            <text:p>-</text:p>
          </table:table-cell>
          <table:table-cell office:value-type="string" office:string-value="-" table:formula="of:=  IF(SUM([.H63];[.J63];[.L63];[.N63])=0;&quot;-&quot;;SUM([.H63];[.J63];[.L63];[.N63]))" table:style-name="ce5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float" office:value="6558.6624899999997" table:formula="of:=  IF(SUM(['漁業生產量值-漁業種類別魚類別生產量值13'.C63];['漁業生產量值-漁業種類別魚類別生產量值13'.E63];['漁業生產量值-漁業種類別魚類別生產量值13'.G63];['漁業生產量值-漁業種類別魚類別生產量值13'.I63];['漁業生產量值-漁業種類別魚類別生產量值13'.K63];['漁業生產量值-漁業種類別魚類別生產量值13'.M63];['漁業生產量值-漁業種類別魚類別生產量值13'.O63];['漁業生產量值-漁業種類別魚類別生產量值14'.C63];['漁業生產量值-漁業種類別魚類別生產量值14'.E63];['漁業生產量值-漁業種類別魚類別生產量值14'.G63];['漁業生產量值-漁業種類別魚類別生產量值14'.I63])=0;&quot;-&quot;;SUM(['漁業生產量值-漁業種類別魚類別生產量值13'.C63];['漁業生產量值-漁業種類別魚類別生產量值13'.E63];['漁業生產量值-漁業種類別魚類別生產量值13'.G63];['漁業生產量值-漁業種類別魚類別生產量值13'.I63];['漁業生產量值-漁業種類別魚類別生產量值13'.K63];['漁業生產量值-漁業種類別魚類別生產量值13'.M63];['漁業生產量值-漁業種類別魚類別生產量值13'.O63];['漁業生產量值-漁業種類別魚類別生產量值14'.C63];['漁業生產量值-漁業種類別魚類別生產量值14'.E63];['漁業生產量值-漁業種類別魚類別生產量值14'.G63];['漁業生產量值-漁業種類別魚類別生產量值14'.I63]))" table:style-name="ce37">
            <text:p>6,559<text:s/></text:p>
          </table:table-cell>
          <table:table-cell office:value-type="float" office:value="1715058.5123800002" table:formula="of:=  IF(SUM(['漁業生產量值-漁業種類別魚類別生產量值13'.D63];['漁業生產量值-漁業種類別魚類別生產量值13'.F63];['漁業生產量值-漁業種類別魚類別生產量值13'.H63];['漁業生產量值-漁業種類別魚類別生產量值13'.J63];['漁業生產量值-漁業種類別魚類別生產量值13'.L63];['漁業生產量值-漁業種類別魚類別生產量值13'.N63];['漁業生產量值-漁業種類別魚類別生產量值13'.P63];['漁業生產量值-漁業種類別魚類別生產量值14'.D63];['漁業生產量值-漁業種類別魚類別生產量值14'.F63];['漁業生產量值-漁業種類別魚類別生產量值14'.H63];['漁業生產量值-漁業種類別魚類別生產量值14'.J63])=0;&quot;-&quot;;SUM(['漁業生產量值-漁業種類別魚類別生產量值13'.D63];['漁業生產量值-漁業種類別魚類別生產量值13'.F63];['漁業生產量值-漁業種類別魚類別生產量值13'.H63];['漁業生產量值-漁業種類別魚類別生產量值13'.J63];['漁業生產量值-漁業種類別魚類別生產量值13'.L63];['漁業生產量值-漁業種類別魚類別生產量值13'.N63];['漁業生產量值-漁業種類別魚類別生產量值13'.P63];['漁業生產量值-漁業種類別魚類別生產量值14'.D63];['漁業生產量值-漁業種類別魚類別生產量值14'.F63];['漁業生產量值-漁業種類別魚類別生產量值14'.H63];['漁業生產量值-漁業種類別魚類別生產量值14'.J63]))" table:style-name="ce37">
            <text:p>1,715,059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64];[.I64];[.K64];[.M64])=0;&quot;-&quot;;SUM([.G64];[.I64];[.K64];[.M64]))" table:style-name="ce37">
            <text:p>-</text:p>
          </table:table-cell>
          <table:table-cell office:value-type="string" office:string-value="-" table:formula="of:=  IF(SUM([.H64];[.J64];[.L64];[.N64])=0;&quot;-&quot;;SUM([.H64];[.J64];[.L64];[.N64]))" table:style-name="ce5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float" office:value="13236.73288" table:formula="of:=  IF(SUM(['漁業生產量值-漁業種類別魚類別生產量值13'.C64];['漁業生產量值-漁業種類別魚類別生產量值13'.E64];['漁業生產量值-漁業種類別魚類別生產量值13'.G64];['漁業生產量值-漁業種類別魚類別生產量值13'.I64];['漁業生產量值-漁業種類別魚類別生產量值13'.K64];['漁業生產量值-漁業種類別魚類別生產量值13'.M64];['漁業生產量值-漁業種類別魚類別生產量值13'.O64];['漁業生產量值-漁業種類別魚類別生產量值14'.C64];['漁業生產量值-漁業種類別魚類別生產量值14'.E64];['漁業生產量值-漁業種類別魚類別生產量值14'.G64];['漁業生產量值-漁業種類別魚類別生產量值14'.I64])=0;&quot;-&quot;;SUM(['漁業生產量值-漁業種類別魚類別生產量值13'.C64];['漁業生產量值-漁業種類別魚類別生產量值13'.E64];['漁業生產量值-漁業種類別魚類別生產量值13'.G64];['漁業生產量值-漁業種類別魚類別生產量值13'.I64];['漁業生產量值-漁業種類別魚類別生產量值13'.K64];['漁業生產量值-漁業種類別魚類別生產量值13'.M64];['漁業生產量值-漁業種類別魚類別生產量值13'.O64];['漁業生產量值-漁業種類別魚類別生產量值14'.C64];['漁業生產量值-漁業種類別魚類別生產量值14'.E64];['漁業生產量值-漁業種類別魚類別生產量值14'.G64];['漁業生產量值-漁業種類別魚類別生產量值14'.I64]))" table:style-name="ce37">
            <text:p>13,237<text:s/></text:p>
          </table:table-cell>
          <table:table-cell office:value-type="float" office:value="3266558.4043100001" table:formula="of:=  IF(SUM(['漁業生產量值-漁業種類別魚類別生產量值13'.D64];['漁業生產量值-漁業種類別魚類別生產量值13'.F64];['漁業生產量值-漁業種類別魚類別生產量值13'.H64];['漁業生產量值-漁業種類別魚類別生產量值13'.J64];['漁業生產量值-漁業種類別魚類別生產量值13'.L64];['漁業生產量值-漁業種類別魚類別生產量值13'.N64];['漁業生產量值-漁業種類別魚類別生產量值13'.P64];['漁業生產量值-漁業種類別魚類別生產量值14'.D64];['漁業生產量值-漁業種類別魚類別生產量值14'.F64];['漁業生產量值-漁業種類別魚類別生產量值14'.H64];['漁業生產量值-漁業種類別魚類別生產量值14'.J64])=0;&quot;-&quot;;SUM(['漁業生產量值-漁業種類別魚類別生產量值13'.D64];['漁業生產量值-漁業種類別魚類別生產量值13'.F64];['漁業生產量值-漁業種類別魚類別生產量值13'.H64];['漁業生產量值-漁業種類別魚類別生產量值13'.J64];['漁業生產量值-漁業種類別魚類別生產量值13'.L64];['漁業生產量值-漁業種類別魚類別生產量值13'.N64];['漁業生產量值-漁業種類別魚類別生產量值13'.P64];['漁業生產量值-漁業種類別魚類別生產量值14'.D64];['漁業生產量值-漁業種類別魚類別生產量值14'.F64];['漁業生產量值-漁業種類別魚類別生產量值14'.H64];['漁業生產量值-漁業種類別魚類別生產量值14'.J64]))" table:style-name="ce37">
            <text:p>3,266,55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65];[.I65];[.K65];[.M65])=0;&quot;-&quot;;SUM([.G65];[.I65];[.K65];[.M65]))" table:style-name="ce37">
            <text:p>-</text:p>
          </table:table-cell>
          <table:table-cell office:value-type="string" office:string-value="-" table:formula="of:=  IF(SUM([.H65];[.J65];[.L65];[.N65])=0;&quot;-&quot;;SUM([.H65];[.J65];[.L65];[.N65]))" table:style-name="ce5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65];['漁業生產量值-漁業種類別魚類別生產量值13'.E65];['漁業生產量值-漁業種類別魚類別生產量值13'.G65];['漁業生產量值-漁業種類別魚類別生產量值13'.I65];['漁業生產量值-漁業種類別魚類別生產量值13'.K65];['漁業生產量值-漁業種類別魚類別生產量值13'.M65];['漁業生產量值-漁業種類別魚類別生產量值13'.O65];['漁業生產量值-漁業種類別魚類別生產量值14'.C65];['漁業生產量值-漁業種類別魚類別生產量值14'.E65];['漁業生產量值-漁業種類別魚類別生產量值14'.G65];['漁業生產量值-漁業種類別魚類別生產量值14'.I65])=0;&quot;-&quot;;SUM(['漁業生產量值-漁業種類別魚類別生產量值13'.C65];['漁業生產量值-漁業種類別魚類別生產量值13'.E65];['漁業生產量值-漁業種類別魚類別生產量值13'.G65];['漁業生產量值-漁業種類別魚類別生產量值13'.I65];['漁業生產量值-漁業種類別魚類別生產量值13'.K65];['漁業生產量值-漁業種類別魚類別生產量值13'.M65];['漁業生產量值-漁業種類別魚類別生產量值13'.O65];['漁業生產量值-漁業種類別魚類別生產量值14'.C65];['漁業生產量值-漁業種類別魚類別生產量值14'.E65];['漁業生產量值-漁業種類別魚類別生產量值14'.G65];['漁業生產量值-漁業種類別魚類別生產量值14'.I65]))" table:style-name="ce37">
            <text:p>-</text:p>
          </table:table-cell>
          <table:table-cell office:value-type="string" office:string-value="-" table:formula="of:=  IF(SUM(['漁業生產量值-漁業種類別魚類別生產量值13'.D65];['漁業生產量值-漁業種類別魚類別生產量值13'.F65];['漁業生產量值-漁業種類別魚類別生產量值13'.H65];['漁業生產量值-漁業種類別魚類別生產量值13'.J65];['漁業生產量值-漁業種類別魚類別生產量值13'.L65];['漁業生產量值-漁業種類別魚類別生產量值13'.N65];['漁業生產量值-漁業種類別魚類別生產量值13'.P65];['漁業生產量值-漁業種類別魚類別生產量值14'.D65];['漁業生產量值-漁業種類別魚類別生產量值14'.F65];['漁業生產量值-漁業種類別魚類別生產量值14'.H65];['漁業生產量值-漁業種類別魚類別生產量值14'.J65])=0;&quot;-&quot;;SUM(['漁業生產量值-漁業種類別魚類別生產量值13'.D65];['漁業生產量值-漁業種類別魚類別生產量值13'.F65];['漁業生產量值-漁業種類別魚類別生產量值13'.H65];['漁業生產量值-漁業種類別魚類別生產量值13'.J65];['漁業生產量值-漁業種類別魚類別生產量值13'.L65];['漁業生產量值-漁業種類別魚類別生產量值13'.N65];['漁業生產量值-漁業種類別魚類別生產量值13'.P65];['漁業生產量值-漁業種類別魚類別生產量值14'.D65];['漁業生產量值-漁業種類別魚類別生產量值14'.F65];['漁業生產量值-漁業種類別魚類別生產量值14'.H65];['漁業生產量值-漁業種類別魚類別生產量值14'.J65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G66];[.I66];[.K66];[.M66])=0;&quot;-&quot;;SUM([.G66];[.I66];[.K66];[.M66]))" table:style-name="ce37">
            <text:p>-</text:p>
          </table:table-cell>
          <table:table-cell office:value-type="string" office:string-value="-" table:formula="of:=  IF(SUM([.H66];[.J66];[.L66];[.N66])=0;&quot;-&quot;;SUM([.H66];[.J66];[.L66];[.N66]))" table:style-name="ce5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office:string-value="-" table:formula="of:=  IF(SUM(['漁業生產量值-漁業種類別魚類別生產量值13'.C66];['漁業生產量值-漁業種類別魚類別生產量值13'.E66];['漁業生產量值-漁業種類別魚類別生產量值13'.G66];['漁業生產量值-漁業種類別魚類別生產量值13'.I66];['漁業生產量值-漁業種類別魚類別生產量值13'.K66];['漁業生產量值-漁業種類別魚類別生產量值13'.M66];['漁業生產量值-漁業種類別魚類別生產量值13'.O66];['漁業生產量值-漁業種類別魚類別生產量值14'.C66];['漁業生產量值-漁業種類別魚類別生產量值14'.E66];['漁業生產量值-漁業種類別魚類別生產量值14'.G66];['漁業生產量值-漁業種類別魚類別生產量值14'.I66])=0;&quot;-&quot;;SUM(['漁業生產量值-漁業種類別魚類別生產量值13'.C66];['漁業生產量值-漁業種類別魚類別生產量值13'.E66];['漁業生產量值-漁業種類別魚類別生產量值13'.G66];['漁業生產量值-漁業種類別魚類別生產量值13'.I66];['漁業生產量值-漁業種類別魚類別生產量值13'.K66];['漁業生產量值-漁業種類別魚類別生產量值13'.M66];['漁業生產量值-漁業種類別魚類別生產量值13'.O66];['漁業生產量值-漁業種類別魚類別生產量值14'.C66];['漁業生產量值-漁業種類別魚類別生產量值14'.E66];['漁業生產量值-漁業種類別魚類別生產量值14'.G66];['漁業生產量值-漁業種類別魚類別生產量值14'.I66]))" table:style-name="ce37">
            <text:p>-</text:p>
          </table:table-cell>
          <table:table-cell office:value-type="string" office:string-value="-" table:formula="of:=  IF(SUM(['漁業生產量值-漁業種類別魚類別生產量值13'.D66];['漁業生產量值-漁業種類別魚類別生產量值13'.F66];['漁業生產量值-漁業種類別魚類別生產量值13'.H66];['漁業生產量值-漁業種類別魚類別生產量值13'.J66];['漁業生產量值-漁業種類別魚類別生產量值13'.L66];['漁業生產量值-漁業種類別魚類別生產量值13'.N66];['漁業生產量值-漁業種類別魚類別生產量值13'.P66];['漁業生產量值-漁業種類別魚類別生產量值14'.D66];['漁業生產量值-漁業種類別魚類別生產量值14'.F66];['漁業生產量值-漁業種類別魚類別生產量值14'.H66];['漁業生產量值-漁業種類別魚類別生產量值14'.J66])=0;&quot;-&quot;;SUM(['漁業生產量值-漁業種類別魚類別生產量值13'.D66];['漁業生產量值-漁業種類別魚類別生產量值13'.F66];['漁業生產量值-漁業種類別魚類別生產量值13'.H66];['漁業生產量值-漁業種類別魚類別生產量值13'.J66];['漁業生產量值-漁業種類別魚類別生產量值13'.L66];['漁業生產量值-漁業種類別魚類別生產量值13'.N66];['漁業生產量值-漁業種類別魚類別生產量值13'.P66];['漁業生產量值-漁業種類別魚類別生產量值14'.D66];['漁業生產量值-漁業種類別魚類別生產量值14'.F66];['漁業生產量值-漁業種類別魚類別生產量值14'.H66];['漁業生產量值-漁業種類別魚類別生產量值14'.J66]))" table:style-name="ce3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G67];[.I67];[.K67];[.M67])=0;&quot;-&quot;;SUM([.G67];[.I67];[.K67];[.M67]))" table:style-name="ce37">
            <text:p>-</text:p>
          </table:table-cell>
          <table:table-cell office:value-type="string" office:string-value="-" table:formula="of:=  IF(SUM([.H67];[.J67];[.L67];[.N67])=0;&quot;-&quot;;SUM([.H67];[.J67];[.L67];[.N67]))" table:style-name="ce5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office:string-value="-" table:formula="of:=  IF(SUM(['漁業生產量值-漁業種類別魚類別生產量值13'.C67];['漁業生產量值-漁業種類別魚類別生產量值13'.E67];['漁業生產量值-漁業種類別魚類別生產量值13'.G67];['漁業生產量值-漁業種類別魚類別生產量值13'.I67];['漁業生產量值-漁業種類別魚類別生產量值13'.K67];['漁業生產量值-漁業種類別魚類別生產量值13'.M67];['漁業生產量值-漁業種類別魚類別生產量值13'.O67];['漁業生產量值-漁業種類別魚類別生產量值14'.C67];['漁業生產量值-漁業種類別魚類別生產量值14'.E67];['漁業生產量值-漁業種類別魚類別生產量值14'.G67];['漁業生產量值-漁業種類別魚類別生產量值14'.I67])=0;&quot;-&quot;;SUM(['漁業生產量值-漁業種類別魚類別生產量值13'.C67];['漁業生產量值-漁業種類別魚類別生產量值13'.E67];['漁業生產量值-漁業種類別魚類別生產量值13'.G67];['漁業生產量值-漁業種類別魚類別生產量值13'.I67];['漁業生產量值-漁業種類別魚類別生產量值13'.K67];['漁業生產量值-漁業種類別魚類別生產量值13'.M67];['漁業生產量值-漁業種類別魚類別生產量值13'.O67];['漁業生產量值-漁業種類別魚類別生產量值14'.C67];['漁業生產量值-漁業種類別魚類別生產量值14'.E67];['漁業生產量值-漁業種類別魚類別生產量值14'.G67];['漁業生產量值-漁業種類別魚類別生產量值14'.I67]))" table:style-name="ce37">
            <text:p>-</text:p>
          </table:table-cell>
          <table:table-cell office:value-type="string" office:string-value="-" table:formula="of:=  IF(SUM(['漁業生產量值-漁業種類別魚類別生產量值13'.D67];['漁業生產量值-漁業種類別魚類別生產量值13'.F67];['漁業生產量值-漁業種類別魚類別生產量值13'.H67];['漁業生產量值-漁業種類別魚類別生產量值13'.J67];['漁業生產量值-漁業種類別魚類別生產量值13'.L67];['漁業生產量值-漁業種類別魚類別生產量值13'.N67];['漁業生產量值-漁業種類別魚類別生產量值13'.P67];['漁業生產量值-漁業種類別魚類別生產量值14'.D67];['漁業生產量值-漁業種類別魚類別生產量值14'.F67];['漁業生產量值-漁業種類別魚類別生產量值14'.H67];['漁業生產量值-漁業種類別魚類別生產量值14'.J67])=0;&quot;-&quot;;SUM(['漁業生產量值-漁業種類別魚類別生產量值13'.D67];['漁業生產量值-漁業種類別魚類別生產量值13'.F67];['漁業生產量值-漁業種類別魚類別生產量值13'.H67];['漁業生產量值-漁業種類別魚類別生產量值13'.J67];['漁業生產量值-漁業種類別魚類別生產量值13'.L67];['漁業生產量值-漁業種類別魚類別生產量值13'.N67];['漁業生產量值-漁業種類別魚類別生產量值13'.P67];['漁業生產量值-漁業種類別魚類別生產量值14'.D67];['漁業生產量值-漁業種類別魚類別生產量值14'.F67];['漁業生產量值-漁業種類別魚類別生產量值14'.H67];['漁業生產量值-漁業種類別魚類別生產量值14'.J67]))" table:style-name="ce37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16384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52">
            <text:p><text:s text:c="20"/><text:span text:style-name="T1">魚類別</text:span></text:p>
            <text:p><text:span text:style-name="T1"><text:s text:c="20"/>Species</text:span></text:p>
            <draw:custom-shape svg:x="0.02083in" svg:y="0.02083in" svg:width="0.95743in" svg:height="0.69611in" draw:z-index="1" draw:id="id13" draw:style-name="a1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4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14" table:number-rows-spanned="1" table:style-name="ce265">
            <text:p>甲 <text:s text:c="11"/>殼 <text:s text:c="11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67">
            <text:p>日本對蝦</text:p>
          </table:table-cell>
          <table:covered-table-cell/>
          <table:table-cell office:value-type="string" table:number-columns-spanned="2" table:number-rows-spanned="1" table:style-name="ce266">
            <text:p>多毛對蝦</text:p>
          </table:table-cell>
          <table:covered-table-cell/>
          <table:table-cell office:value-type="string" table:number-columns-spanned="2" table:number-rows-spanned="1" table:style-name="ce263">
            <text:p>羅氏沼蝦</text:p>
          </table:table-cell>
          <table:covered-table-cell/>
          <table:table-cell office:value-type="string" table:number-columns-spanned="2" table:number-rows-spanned="1" table:style-name="ce266">
            <text:p>劍蝦</text:p>
          </table:table-cell>
          <table:covered-table-cell/>
          <table:table-cell office:value-type="string" table:number-columns-spanned="2" table:number-rows-spanned="1" table:style-name="ce266">
            <text:p>管鞭蝦</text:p>
          </table:table-cell>
          <table:covered-table-cell/>
          <table:table-cell office:value-type="string" table:number-columns-spanned="2" table:number-rows-spanned="1" table:style-name="ce256">
            <text:p>凡納對蝦</text:p>
          </table:table-cell>
          <table:covered-table-cell/>
          <table:table-cell office:value-type="string" table:number-columns-spanned="2" table:number-rows-spanned="1" table:style-name="ce161">
            <text:p>晶瑩櫻蝦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5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42">
            <text:p>64002</text:p>
          </table:table-cell>
          <table:covered-table-cell/>
          <table:table-cell office:value-type="string" table:number-columns-spanned="2" table:number-rows-spanned="1" table:style-name="ce271">
            <text:p>64003</text:p>
          </table:table-cell>
          <table:covered-table-cell/>
          <table:table-cell office:value-type="string" table:number-columns-spanned="2" table:number-rows-spanned="1" table:style-name="ce271">
            <text:p>64006</text:p>
          </table:table-cell>
          <table:covered-table-cell/>
          <table:table-cell office:value-type="string" table:number-columns-spanned="2" table:number-rows-spanned="1" table:style-name="ce271">
            <text:p>64008</text:p>
          </table:table-cell>
          <table:covered-table-cell/>
          <table:table-cell office:value-type="string" table:number-columns-spanned="2" table:number-rows-spanned="1" table:style-name="ce271">
            <text:p>64009</text:p>
          </table:table-cell>
          <table:covered-table-cell/>
          <table:table-cell office:value-type="string" table:number-columns-spanned="2" table:number-rows-spanned="1" table:style-name="ce277">
            <text:p>64010</text:p>
          </table:table-cell>
          <table:covered-table-cell/>
          <table:table-cell office:value-type="string" table:number-columns-spanned="2" table:number-rows-spanned="1" table:style-name="ce279">
            <text:p>64011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32">
            <text:p>產量</text:p>
          </table:table-cell>
          <table:table-cell office:value-type="string" table:style-name="ce32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65">
            <text:p>價值</text:p>
          </table:table-cell>
          <table:table-cell office:value-type="string" table:style-name="ce112">
            <text:p>產量</text:p>
          </table:table-cell>
          <table:table-cell office:value-type="string" table:style-name="ce65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34">
            <text:p>Quantity</text:p>
          </table:table-cell>
          <table:table-cell office:value-type="string" table:style-name="ce34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66">
            <text:p>Value</text:p>
          </table:table-cell>
          <table:table-cell office:value-type="string" table:style-name="ce113">
            <text:p>Quantity</text:p>
          </table:table-cell>
          <table:table-cell office:value-type="string" table:style-name="ce6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220.33019999999999" table:formula="of:=  IF(SUM([.C11];[.C19];[.C36];[.C54];[.C58];[.C62])=0;&quot;-&quot;;SUM([.C11];[.C19];[.C36];[.C54];[.C58];[.C62]))" table:style-name="ce37">
            <text:p>220<text:s/></text:p>
          </table:table-cell>
          <table:table-cell office:value-type="float" office:value="143932.53874000002" table:formula="of:=  IF(SUM([.D11];[.D19];[.D36];[.D54];[.D58];[.D62])=0;&quot;-&quot;;SUM([.D11];[.D19];[.D36];[.D54];[.D58];[.D62]))" table:style-name="ce58">
            <text:p>143,933<text:s/></text:p>
          </table:table-cell>
          <table:table-cell office:value-type="float" office:value="66.92580000000001" table:formula="of:=  IF(SUM([.E11];[.E19];[.E36];[.E54];[.E58];[.E62])=0;&quot;-&quot;;SUM([.E11];[.E19];[.E36];[.E54];[.E58];[.E62]))" table:style-name="ce37">
            <text:p>67<text:s/></text:p>
          </table:table-cell>
          <table:table-cell office:value-type="float" office:value="18474.47957" table:formula="of:=  IF(SUM([.F11];[.F19];[.F36];[.F54];[.F58];[.F62])=0;&quot;-&quot;;SUM([.F11];[.F19];[.F36];[.F54];[.F58];[.F62]))" table:style-name="ce58">
            <text:p>18,474<text:s/></text:p>
          </table:table-cell>
          <table:table-cell office:value-type="float" office:value="6436.9039999999995" table:formula="of:=  IF(SUM([.G11];[.G19];[.G36];[.G54];[.G58];[.G62])=0;&quot;-&quot;;SUM([.G11];[.G19];[.G36];[.G54];[.G58];[.G62]))" table:style-name="ce37">
            <text:p>6,437<text:s/></text:p>
          </table:table-cell>
          <table:table-cell office:value-type="float" office:value="1936762.0160000001" table:formula="of:=  IF(SUM([.H11];[.H19];[.H36];[.H54];[.H58];[.H62])=0;&quot;-&quot;;SUM([.H11];[.H19];[.H36];[.H54];[.H58];[.H62]))" table:style-name="ce58">
            <text:p>1,936,762<text:s/></text:p>
          </table:table-cell>
          <table:table-cell office:value-type="float" office:value="275.32601999999997" table:formula="of:=  IF(SUM([.I11];[.I19];[.I36];[.I54];[.I58];[.I62])=0;&quot;-&quot;;SUM([.I11];[.I19];[.I36];[.I54];[.I58];[.I62]))" table:style-name="ce37">
            <text:p>275<text:s/></text:p>
          </table:table-cell>
          <table:table-cell office:value-type="float" office:value="57875.5049" table:formula="of:=  IF(SUM([.J11];[.J19];[.J36];[.J54];[.J58];[.J62])=0;&quot;-&quot;;SUM([.J11];[.J19];[.J36];[.J54];[.J58];[.J62]))" table:style-name="ce37">
            <text:p>57,876<text:s/></text:p>
          </table:table-cell>
          <table:table-cell office:value-type="float" office:value="134.56980000000001" table:formula="of:=  IF(SUM([.K11];[.K19];[.K36];[.K54];[.K58];[.K62])=0;&quot;-&quot;;SUM([.K11];[.K19];[.K36];[.K54];[.K58];[.K62]))" table:style-name="ce37">
            <text:p>135<text:s/></text:p>
          </table:table-cell>
          <table:table-cell office:value-type="float" office:value="11840.173500000001" table:formula="of:=  IF(SUM([.L11];[.L19];[.L36];[.L54];[.L58];[.L62])=0;&quot;-&quot;;SUM([.L11];[.L19];[.L36];[.L54];[.L58];[.L62]))" table:style-name="ce37">
            <text:p>11,840<text:s/></text:p>
          </table:table-cell>
          <table:table-cell office:value-type="float" office:value="12423.27714" table:formula="of:=  IF(SUM([.M11];[.M19];[.M36];[.M54];[.M58];[.M62])=0;&quot;-&quot;;SUM([.M11];[.M19];[.M36];[.M54];[.M58];[.M62]))" table:style-name="ce37">
            <text:p>12,423<text:s/></text:p>
          </table:table-cell>
          <table:table-cell office:value-type="float" office:value="2648200.1672700001" table:formula="of:=  IF(SUM([.N11];[.N19];[.N36];[.N54];[.N58];[.N62])=0;&quot;-&quot;;SUM([.N11];[.N19];[.N36];[.N54];[.N58];[.N62]))" table:style-name="ce67">
            <text:p>2,648,200<text:s/></text:p>
          </table:table-cell>
          <table:table-cell office:value-type="float" office:value="2046.664" table:formula="of:=  IF(SUM([.O11];[.O19];[.O36];[.O54];[.O58];[.O62])=0;&quot;-&quot;;SUM([.O11];[.O19];[.O36];[.O54];[.O58];[.O62]))" table:style-name="ce110">
            <text:p>2,047<text:s/></text:p>
          </table:table-cell>
          <table:table-cell office:value-type="float" office:value="645678.27399999998" table:formula="of:=  IF(SUM([.P11];[.P19];[.P36];[.P54];[.P58];[.P62])=0;&quot;-&quot;;SUM([.P11];[.P19];[.P36];[.P54];[.P58];[.P62]))" table:style-name="ce67">
            <text:p>645,678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string" office:string-value="-" table:formula="of:=  IF(SUM([.C12:.C18])=0;&quot;-&quot;;SUM([.C12:.C18]))" table:style-name="ce44">
            <text:p>-</text:p>
          </table:table-cell>
          <table:table-cell office:value-type="string" office:string-value="-" table:formula="of:=  IF(SUM([.D12:.D18])=0;&quot;-&quot;;SUM([.D12:.D18]))" table:style-name="ce52">
            <text:p>-</text:p>
          </table:table-cell>
          <table:table-cell office:value-type="string" office:string-value="-" table:formula="of:=  IF(SUM([.E12:.E18])=0;&quot;-&quot;;SUM([.E12:.E18]))" table:style-name="ce44">
            <text:p>-</text:p>
          </table:table-cell>
          <table:table-cell office:value-type="string" office:string-value="-" table:formula="of:=  IF(SUM([.F12:.F18])=0;&quot;-&quot;;SUM([.F12:.F18]))" table:style-name="ce52">
            <text:p>-</text:p>
          </table:table-cell>
          <table:table-cell office:value-type="string" office:string-value="-" table:formula="of:=  IF(SUM([.G12:.G18])=0;&quot;-&quot;;SUM([.G12:.G18]))" table:style-name="ce44">
            <text:p>-</text:p>
          </table:table-cell>
          <table:table-cell office:value-type="string" office:string-value="-" table:formula="of:=  IF(SUM([.H12:.H18])=0;&quot;-&quot;;SUM([.H12:.H18]))" table:style-name="ce52">
            <text:p>-</text:p>
          </table:table-cell>
          <table:table-cell office:value-type="string" office:string-value="-" table:formula="of:=  IF(SUM([.I12:.I18])=0;&quot;-&quot;;SUM([.I12:.I18]))" table:style-name="ce44">
            <text:p>-</text:p>
          </table:table-cell>
          <table:table-cell office:value-type="string" office:string-value="-" table:formula="of:=  IF(SUM([.J12:.J18])=0;&quot;-&quot;;SUM([.J12:.J18]))" table:style-name="ce44">
            <text:p>-</text:p>
          </table:table-cell>
          <table:table-cell office:value-type="string" office:string-value="-" table:formula="of:=  IF(SUM([.K12:.K18])=0;&quot;-&quot;;SUM([.K12:.K18]))" table:style-name="ce44">
            <text:p>-</text:p>
          </table:table-cell>
          <table:table-cell office:value-type="string" office:string-value="-" table:formula="of:=  IF(SUM([.L12:.L18])=0;&quot;-&quot;;SUM([.L12:.L18]))" table:style-name="ce44">
            <text:p>-</text:p>
          </table:table-cell>
          <table:table-cell office:value-type="string" office:string-value="-" table:formula="of:=  IF(SUM([.M12:.M18])=0;&quot;-&quot;;SUM([.M12:.M18]))" table:style-name="ce44">
            <text:p>-</text:p>
          </table:table-cell>
          <table:table-cell office:value-type="string" office:string-value="-" table:formula="of:=  IF(SUM([.N12:.N18])=0;&quot;-&quot;;SUM([.N12:.N18]))" table:style-name="ce45">
            <text:p>-</text:p>
          </table:table-cell>
          <table:table-cell office:value-type="string" office:string-value="-" table:formula="of:=  IF(SUM([.O12:.O18])=0;&quot;-&quot;;SUM([.O12:.O18]))" table:style-name="ce119">
            <text:p>-</text:p>
          </table:table-cell>
          <table:table-cell office:value-type="string" office:string-value="-" table:formula="of:=  IF(SUM([.P12:.P18])=0;&quot;-&quot;;SUM([.P12:.P18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121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float" office:value="199.71080000000001" table:formula="of:=  IF(SUM([.C20:.C35])=0;&quot;-&quot;;SUM([.C20:.C35]))" table:style-name="ce44">
            <text:p>200<text:s/></text:p>
          </table:table-cell>
          <table:table-cell office:value-type="float" office:value="132270.20250000001" table:formula="of:=  IF(SUM([.D20:.D35])=0;&quot;-&quot;;SUM([.D20:.D35]))" table:style-name="ce52">
            <text:p>132,270<text:s/></text:p>
          </table:table-cell>
          <table:table-cell office:value-type="float" office:value="46.858800000000002" table:formula="of:=  IF(SUM([.E20:.E35])=0;&quot;-&quot;;SUM([.E20:.E35]))" table:style-name="ce44">
            <text:p>47<text:s/></text:p>
          </table:table-cell>
          <table:table-cell office:value-type="float" office:value="12850.976570000001" table:formula="of:=  IF(SUM([.F20:.F35])=0;&quot;-&quot;;SUM([.F20:.F35]))" table:style-name="ce52">
            <text:p>12,851<text:s/></text:p>
          </table:table-cell>
          <table:table-cell office:value-type="string" office:string-value="-" table:formula="of:=  IF(SUM([.G20:.G35])=0;&quot;-&quot;;SUM([.G20:.G35]))" table:style-name="ce44">
            <text:p>-</text:p>
          </table:table-cell>
          <table:table-cell office:value-type="string" office:string-value="-" table:formula="of:=  IF(SUM([.H20:.H35])=0;&quot;-&quot;;SUM([.H20:.H35]))" table:style-name="ce52">
            <text:p>-</text:p>
          </table:table-cell>
          <table:table-cell office:value-type="float" office:value="265.52573999999998" table:formula="of:=  IF(SUM([.I20:.I35])=0;&quot;-&quot;;SUM([.I20:.I35]))" table:style-name="ce44">
            <text:p>266<text:s/></text:p>
          </table:table-cell>
          <table:table-cell office:value-type="float" office:value="55497.876600000003" table:formula="of:=  IF(SUM([.J20:.J35])=0;&quot;-&quot;;SUM([.J20:.J35]))" table:style-name="ce44">
            <text:p>55,498<text:s/></text:p>
          </table:table-cell>
          <table:table-cell office:value-type="float" office:value="134.1405" table:formula="of:=  IF(SUM([.K20:.K35])=0;&quot;-&quot;;SUM([.K20:.K35]))" table:style-name="ce44">
            <text:p>134<text:s/></text:p>
          </table:table-cell>
          <table:table-cell office:value-type="float" office:value="11633.78125" table:formula="of:=  IF(SUM([.L20:.L35])=0;&quot;-&quot;;SUM([.L20:.L35]))" table:style-name="ce44">
            <text:p>11,634<text:s/></text:p>
          </table:table-cell>
          <table:table-cell office:value-type="float" office:value="35.12818" table:formula="of:=  IF(SUM([.M20:.M35])=0;&quot;-&quot;;SUM([.M20:.M35]))" table:style-name="ce44">
            <text:p>35<text:s/></text:p>
          </table:table-cell>
          <table:table-cell office:value-type="float" office:value="14986.83988" table:formula="of:=  IF(SUM([.N20:.N35])=0;&quot;-&quot;;SUM([.N20:.N35]))" table:style-name="ce45">
            <text:p>14,987<text:s/></text:p>
          </table:table-cell>
          <table:table-cell office:value-type="string" office:string-value="-" table:formula="of:=  IF(SUM([.O20:.O35])=0;&quot;-&quot;;SUM([.O20:.O35]))" table:style-name="ce119">
            <text:p>-</text:p>
          </table:table-cell>
          <table:table-cell office:value-type="string" office:string-value="-" table:formula="of:=  IF(SUM([.P20:.P35])=0;&quot;-&quot;;SUM([.P20:.P35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1</text:p>
          </table:table-cell>
          <table:table-cell office:value-type="string" table:style-name="ce46">
            <text:p>巾著網　</text:p>
          </table:table-cell>
          <table:table-cell office:value-type="string" table:style-name="ce5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122">
            <text:p>-</text:p>
          </table:table-cell>
          <table:table-cell office:value-type="string" table:style-name="ce7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float" office:value="199.71080000000001" table:style-name="ce47">
            <text:p>200<text:s/></text:p>
          </table:table-cell>
          <table:table-cell office:value-type="float" office:value="132270.20250000001" table:style-name="ce53">
            <text:p>132,270<text:s/></text:p>
          </table:table-cell>
          <table:table-cell office:value-type="float" office:value="41.386800000000001" table:style-name="ce47">
            <text:p>41<text:s/></text:p>
          </table:table-cell>
          <table:table-cell office:value-type="float" office:value="9191.2525700000006" table:style-name="ce53">
            <text:p>9,191<text:s/>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265.52573999999998" table:style-name="ce47">
            <text:p>266<text:s/></text:p>
          </table:table-cell>
          <table:table-cell office:value-type="float" office:value="55497.876600000003" table:style-name="ce47">
            <text:p>55,498<text:s/></text:p>
          </table:table-cell>
          <table:table-cell office:value-type="float" office:value="134.1405" table:style-name="ce47">
            <text:p>134<text:s/></text:p>
          </table:table-cell>
          <table:table-cell office:value-type="float" office:value="11633.78125" table:style-name="ce47">
            <text:p>11,634<text:s/></text:p>
          </table:table-cell>
          <table:table-cell office:value-type="float" office:value="35.12818" table:style-name="ce47">
            <text:p>35<text:s/></text:p>
          </table:table-cell>
          <table:table-cell office:value-type="float" office:value="14986.83988" table:style-name="ce68">
            <text:p>14,987<text:s/>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5.4720000000000004" table:style-name="ce47">
            <text:p>5<text:s/></text:p>
          </table:table-cell>
          <table:table-cell office:value-type="float" office:value="3659.7240000000002" table:style-name="ce53">
            <text:p>3,660<text:s/>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121">
            <text:p>-</text:p>
          </table:table-cell>
          <table:table-cell office:value-type="string" table:style-name="ce69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2.6463999999999999" table:formula="of:=  IF(SUM([.C37:.C53])=0;&quot;-&quot;;SUM([.C37:.C53]))" table:style-name="ce44">
            <text:p>3<text:s/></text:p>
          </table:table-cell>
          <table:table-cell office:value-type="float" office:value="1595.41824" table:formula="of:=  IF(SUM([.D37:.D53])=0;&quot;-&quot;;SUM([.D37:.D53]))" table:style-name="ce52">
            <text:p>1,595<text:s/></text:p>
          </table:table-cell>
          <table:table-cell office:value-type="float" office:value="20.067" table:formula="of:=  IF(SUM([.E37:.E53])=0;&quot;-&quot;;SUM([.E37:.E53]))" table:style-name="ce44">
            <text:p>20<text:s/></text:p>
          </table:table-cell>
          <table:table-cell office:value-type="float" office:value="5623.5029999999997" table:formula="of:=  IF(SUM([.F37:.F53])=0;&quot;-&quot;;SUM([.F37:.F53]))" table:style-name="ce52">
            <text:p>5,624<text:s/></text:p>
          </table:table-cell>
          <table:table-cell office:value-type="string" office:string-value="-" table:formula="of:=  IF(SUM([.G37:.G53])=0;&quot;-&quot;;SUM([.G37:.G53]))" table:style-name="ce44">
            <text:p>-</text:p>
          </table:table-cell>
          <table:table-cell office:value-type="string" office:string-value="-" table:formula="of:=  IF(SUM([.H37:.H53])=0;&quot;-&quot;;SUM([.H37:.H53]))" table:style-name="ce52">
            <text:p>-</text:p>
          </table:table-cell>
          <table:table-cell office:value-type="float" office:value="9.8002800000000008" table:formula="of:=  IF(SUM([.I37:.I53])=0;&quot;-&quot;;SUM([.I37:.I53]))" table:style-name="ce44">
            <text:p>10<text:s/></text:p>
          </table:table-cell>
          <table:table-cell office:value-type="float" office:value="2377.6282999999999" table:formula="of:=  IF(SUM([.J37:.J53])=0;&quot;-&quot;;SUM([.J37:.J53]))" table:style-name="ce44">
            <text:p>2,378<text:s/></text:p>
          </table:table-cell>
          <table:table-cell office:value-type="float" office:value="0.42930000000000001" table:formula="of:=  IF(SUM([.K37:.K53])=0;&quot;-&quot;;SUM([.K37:.K53]))" table:style-name="ce44">
            <text:p>0<text:s/></text:p>
          </table:table-cell>
          <table:table-cell office:value-type="float" office:value="206.39224999999999" table:formula="of:=  IF(SUM([.L37:.L53])=0;&quot;-&quot;;SUM([.L37:.L53]))" table:style-name="ce44">
            <text:p>206<text:s/></text:p>
          </table:table-cell>
          <table:table-cell office:value-type="float" office:value="12.38861" table:formula="of:=  IF(SUM([.M37:.M53])=0;&quot;-&quot;;SUM([.M37:.M53]))" table:style-name="ce44">
            <text:p>12<text:s/></text:p>
          </table:table-cell>
          <table:table-cell office:value-type="float" office:value="5324.1583600000004" table:formula="of:=  IF(SUM([.N37:.N53])=0;&quot;-&quot;;SUM([.N37:.N53]))" table:style-name="ce45">
            <text:p>5,324<text:s/></text:p>
          </table:table-cell>
          <table:table-cell office:value-type="float" office:value="2046.664" table:formula="of:=  IF(SUM([.O37:.O53])=0;&quot;-&quot;;SUM([.O37:.O53]))" table:style-name="ce119">
            <text:p>2,047<text:s/></text:p>
          </table:table-cell>
          <table:table-cell office:value-type="float" office:value="645678.27399999998" table:formula="of:=  IF(SUM([.P37:.P53])=0;&quot;-&quot;;SUM([.P37:.P53]))" table:style-name="ce45">
            <text:p>645,67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float" office:value="1.762" table:style-name="ce47">
            <text:p>2<text:s/></text:p>
          </table:table-cell>
          <table:table-cell office:value-type="float" office:value="835.18799999999999" table:style-name="ce53">
            <text:p>835<text:s/></text:p>
          </table:table-cell>
          <table:table-cell office:value-type="float" office:value="20.067" table:style-name="ce47">
            <text:p>20<text:s/></text:p>
          </table:table-cell>
          <table:table-cell office:value-type="float" office:value="5623.5029999999997" table:style-name="ce53">
            <text:p>5,624<text:s/>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0.40860000000000002" table:style-name="ce47">
            <text:p>0<text:s/></text:p>
          </table:table-cell>
          <table:table-cell office:value-type="float" office:value="199.5095" table:style-name="ce47">
            <text:p>200<text:s/></text:p>
          </table:table-cell>
          <table:table-cell office:value-type="float" office:value="0.13039999999999999" table:style-name="ce47">
            <text:p>0<text:s/></text:p>
          </table:table-cell>
          <table:table-cell office:value-type="float" office:value="14.343999999999999" table:style-name="ce68">
            <text:p>14<text:s/>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float" office:value="2046.664" table:style-name="ce120">
            <text:p>2,047<text:s/></text:p>
          </table:table-cell>
          <table:table-cell office:value-type="float" office:value="645678.27399999998" table:style-name="ce68">
            <text:p>645,678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9.8002800000000008" table:style-name="ce47">
            <text:p>10<text:s/></text:p>
          </table:table-cell>
          <table:table-cell office:value-type="float" office:value="2377.6282999999999" table:style-name="ce47">
            <text:p>2,378<text:s/></text:p>
          </table:table-cell>
          <table:table-cell office:value-type="float" office:value="2.07E-2" table:style-name="ce47">
            <text:p>0<text:s/></text:p>
          </table:table-cell>
          <table:table-cell office:value-type="float" office:value="6.8827499999999997" table:style-name="ce47">
            <text:p>7<text:s/></text:p>
          </table:table-cell>
          <table:table-cell office:value-type="float" office:value="12.25821" table:style-name="ce47">
            <text:p>12<text:s/></text:p>
          </table:table-cell>
          <table:table-cell office:value-type="float" office:value="5309.8143600000003" table:style-name="ce68">
            <text:p>5,310<text:s/>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float" office:value="0.88439999999999996" table:style-name="ce49">
            <text:p>1<text:s/></text:p>
          </table:table-cell>
          <table:table-cell office:value-type="float" office:value="760.23023999999998" table:style-name="ce54">
            <text:p>760<text:s/>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121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C55:.C57])=0;&quot;-&quot;;SUM([.C55:.C57]))" table:style-name="ce44">
            <text:p>-</text:p>
          </table:table-cell>
          <table:table-cell office:value-type="string" office:string-value="-" table:formula="of:=  IF(SUM([.D55:.D57])=0;&quot;-&quot;;SUM([.D55:.D57]))" table:style-name="ce52">
            <text:p>-</text:p>
          </table:table-cell>
          <table:table-cell office:value-type="string" office:string-value="-" table:formula="of:=  IF(SUM([.E55:.E57])=0;&quot;-&quot;;SUM([.E55:.E57]))" table:style-name="ce44">
            <text:p>-</text:p>
          </table:table-cell>
          <table:table-cell office:value-type="string" office:string-value="-" table:formula="of:=  IF(SUM([.F55:.F57])=0;&quot;-&quot;;SUM([.F55:.F57]))" table:style-name="ce52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52">
            <text:p>-</text:p>
          </table:table-cell>
          <table:table-cell office:value-type="string" office:string-value="-" table:formula="of:=  IF(SUM([.I55:.I57])=0;&quot;-&quot;;SUM([.I55:.I57]))" table:style-name="ce44">
            <text:p>-</text:p>
          </table:table-cell>
          <table:table-cell office:value-type="string" office:string-value="-" table:formula="of:=  IF(SUM([.J55:.J57])=0;&quot;-&quot;;SUM([.J55:.J57]))" table:style-name="ce44">
            <text:p>-</text:p>
          </table:table-cell>
          <table:table-cell office:value-type="string" office:string-value="-" table:formula="of:=  IF(SUM([.K55:.K57])=0;&quot;-&quot;;SUM([.K55:.K57]))" table:style-name="ce44">
            <text:p>-</text:p>
          </table:table-cell>
          <table:table-cell office:value-type="string" office:string-value="-" table:formula="of:=  IF(SUM([.L55:.L57])=0;&quot;-&quot;;SUM([.L55:.L57]))" table:style-name="ce44">
            <text:p>-</text:p>
          </table:table-cell>
          <table:table-cell office:value-type="string" office:string-value="-" table:formula="of:=  IF(SUM([.M55:.M57])=0;&quot;-&quot;;SUM([.M55:.M57]))" table:style-name="ce44">
            <text:p>-</text:p>
          </table:table-cell>
          <table:table-cell office:value-type="string" office:string-value="-" table:formula="of:=  IF(SUM([.N55:.N57])=0;&quot;-&quot;;SUM([.N55:.N57]))" table:style-name="ce45">
            <text:p>-</text:p>
          </table:table-cell>
          <table:table-cell office:value-type="string" office:string-value="-" table:formula="of:=  IF(SUM([.O55:.O57])=0;&quot;-&quot;;SUM([.O55:.O57]))" table:style-name="ce119">
            <text:p>-</text:p>
          </table:table-cell>
          <table:table-cell office:value-type="string" office:string-value="-" table:formula="of:=  IF(SUM([.P55:.P57])=0;&quot;-&quot;;SUM([.P55:.P57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121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string" office:string-value="-" table:formula="of:=  IF(SUM([.C59:.C61])=0;&quot;-&quot;;SUM([.C59:.C61]))" table:style-name="ce44">
            <text:p>-</text:p>
          </table:table-cell>
          <table:table-cell office:value-type="string" office:string-value="-" table:formula="of:=  IF(SUM([.D59:.D61])=0;&quot;-&quot;;SUM([.D59:.D61]))" table:style-name="ce52">
            <text:p>-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52">
            <text:p>-</text:p>
          </table:table-cell>
          <table:table-cell office:value-type="string" office:string-value="-" table:formula="of:=  IF(SUM([.G59:.G61])=0;&quot;-&quot;;SUM([.G59:.G61]))" table:style-name="ce44">
            <text:p>-</text:p>
          </table:table-cell>
          <table:table-cell office:value-type="string" office:string-value="-" table:formula="of:=  IF(SUM([.H59:.H61])=0;&quot;-&quot;;SUM([.H59:.H61]))" table:style-name="ce52">
            <text:p>-</text:p>
          </table:table-cell>
          <table:table-cell office:value-type="string" office:string-value="-" table:formula="of:=  IF(SUM([.I59:.I61])=0;&quot;-&quot;;SUM([.I59:.I61]))" table:style-name="ce44">
            <text:p>-</text:p>
          </table:table-cell>
          <table:table-cell office:value-type="string" office:string-value="-" table:formula="of:=  IF(SUM([.J59:.J61])=0;&quot;-&quot;;SUM([.J59:.J61]))" table:style-name="ce44">
            <text:p>-</text:p>
          </table:table-cell>
          <table:table-cell office:value-type="string" office:string-value="-" table:formula="of:=  IF(SUM([.K59:.K61])=0;&quot;-&quot;;SUM([.K59:.K61]))" table:style-name="ce44">
            <text:p>-</text:p>
          </table:table-cell>
          <table:table-cell office:value-type="string" office:string-value="-" table:formula="of:=  IF(SUM([.L59:.L61])=0;&quot;-&quot;;SUM([.L59:.L61]))" table:style-name="ce44">
            <text:p>-</text:p>
          </table:table-cell>
          <table:table-cell office:value-type="string" office:string-value="-" table:formula="of:=  IF(SUM([.M59:.M61])=0;&quot;-&quot;;SUM([.M59:.M61]))" table:style-name="ce44">
            <text:p>-</text:p>
          </table:table-cell>
          <table:table-cell office:value-type="string" office:string-value="-" table:formula="of:=  IF(SUM([.N59:.N61])=0;&quot;-&quot;;SUM([.N59:.N61]))" table:style-name="ce45">
            <text:p>-</text:p>
          </table:table-cell>
          <table:table-cell office:value-type="string" office:string-value="-" table:formula="of:=  IF(SUM([.O59:.O61])=0;&quot;-&quot;;SUM([.O59:.O61]))" table:style-name="ce119">
            <text:p>-</text:p>
          </table:table-cell>
          <table:table-cell office:value-type="string" office:string-value="-" table:formula="of:=  IF(SUM([.P59:.P61])=0;&quot;-&quot;;SUM([.P59:.P61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121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float" office:value="17.972999999999999" table:formula="of:=  IF(SUM([.C63];[.C64];[.C65];[.C67])=0;IF([.C66]=0;&quot;-&quot;;[.C66]);SUM([.C63];[.C64];[.C65];[.C67]))" table:style-name="ce44">
            <text:p>18<text:s/></text:p>
          </table:table-cell>
          <table:table-cell office:value-type="float" office:value="10066.918" table:formula="of:=  IF(SUM([.D63:.D67])=0;&quot;-&quot;;SUM([.D63:.D67]))" table:style-name="ce52">
            <text:p>10,067<text:s/></text:p>
          </table:table-cell>
          <table:table-cell office:value-type="string" office:string-value="-" table:formula="of:=  IF(SUM([.E63];[.E64];[.E65];[.E67])=0;IF([.E66]=0;&quot;-&quot;;[.E66]);SUM([.E63];[.E64];[.E65];[.E67]))" table:style-name="ce44">
            <text:p>-</text:p>
          </table:table-cell>
          <table:table-cell office:value-type="string" office:string-value="-" table:formula="of:=  IF(SUM([.F63:.F67])=0;&quot;-&quot;;SUM([.F63:.F67]))" table:style-name="ce52">
            <text:p>-</text:p>
          </table:table-cell>
          <table:table-cell office:value-type="float" office:value="6436.9039999999995" table:formula="of:=  IF(SUM([.G63];[.G64];[.G65];[.G67])=0;IF([.G66]=0;&quot;-&quot;;[.G66]);SUM([.G63];[.G64];[.G65];[.G67]))" table:style-name="ce44">
            <text:p>6,437<text:s/></text:p>
          </table:table-cell>
          <table:table-cell office:value-type="float" office:value="1936762.0160000001" table:formula="of:=  IF(SUM([.H63:.H67])=0;&quot;-&quot;;SUM([.H63:.H67]))" table:style-name="ce52">
            <text:p>1,936,762<text:s/></text:p>
          </table:table-cell>
          <table:table-cell office:value-type="string" office:string-value="-" table:formula="of:=  IF(SUM([.I63];[.I64];[.I65];[.I67])=0;IF([.I66]=0;&quot;-&quot;;[.I66]);SUM([.I63];[.I64];[.I65];[.I67]))" table:style-name="ce44">
            <text:p>-</text:p>
          </table:table-cell>
          <table:table-cell office:value-type="string" office:string-value="-" table:formula="of:=  IF(SUM([.J63:.J67])=0;&quot;-&quot;;SUM([.J63:.J67]))" table:style-name="ce44">
            <text:p>-</text:p>
          </table:table-cell>
          <table:table-cell office:value-type="string" office:string-value="-" table:formula="of:=  IF(SUM([.K63];[.K64];[.K65];[.K67])=0;IF([.K66]=0;&quot;-&quot;;[.K66]);SUM([.K63];[.K64];[.K65];[.K67]))" table:style-name="ce44">
            <text:p>-</text:p>
          </table:table-cell>
          <table:table-cell office:value-type="string" office:string-value="-" table:formula="of:=  IF(SUM([.L63:.L67])=0;&quot;-&quot;;SUM([.L63:.L67]))" table:style-name="ce44">
            <text:p>-</text:p>
          </table:table-cell>
          <table:table-cell office:value-type="float" office:value="12375.76035" table:formula="of:=  IF(SUM([.M63];[.M64];[.M65];[.M67])=0;IF([.M66]=0;&quot;-&quot;;[.M66]);SUM([.M63];[.M64];[.M65];[.M67]))" table:style-name="ce44">
            <text:p>12,376<text:s/></text:p>
          </table:table-cell>
          <table:table-cell office:value-type="float" office:value="2627889.16903" table:formula="of:=  IF(SUM([.N63:.N67])=0;&quot;-&quot;;SUM([.N63:.N67]))" table:style-name="ce45">
            <text:p>2,627,889<text:s/></text:p>
          </table:table-cell>
          <table:table-cell office:value-type="string" office:string-value="-" table:formula="of:=  IF(SUM([.O63];[.O64];[.O65];[.O67])=0;IF([.O66]=0;&quot;-&quot;;[.O66]);SUM([.O63];[.O64];[.O65];[.O67]))" table:style-name="ce119">
            <text:p>-</text:p>
          </table:table-cell>
          <table:table-cell office:value-type="string" office:string-value="-" table:formula="of:=  IF(SUM([.P63:.P67])=0;&quot;-&quot;;SUM([.P63:.P67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float" office:value="17.972999999999999" table:style-name="ce47">
            <text:p>18<text:s/></text:p>
          </table:table-cell>
          <table:table-cell office:value-type="float" office:value="10066.918" table:style-name="ce53">
            <text:p>10,067<text:s/>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1.7" table:style-name="ce47">
            <text:p>2<text:s/></text:p>
          </table:table-cell>
          <table:table-cell office:value-type="float" office:value="408" table:style-name="ce53">
            <text:p>40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5646.1234899999999" table:style-name="ce47">
            <text:p>5,646<text:s/></text:p>
          </table:table-cell>
          <table:table-cell office:value-type="float" office:value="1390924.34898" table:style-name="ce68">
            <text:p>1,390,924<text:s/>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6435.2039999999997" table:style-name="ce47">
            <text:p>6,435<text:s/></text:p>
          </table:table-cell>
          <table:table-cell office:value-type="float" office:value="1936354.0160000001" table:style-name="ce53">
            <text:p>1,936,35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6729.6368599999996" table:style-name="ce47">
            <text:p>6,730<text:s/></text:p>
          </table:table-cell>
          <table:table-cell office:value-type="float" office:value="1236964.82005" table:style-name="ce68">
            <text:p>1,236,965<text:s/>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120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121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16384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67" table:default-cell-style-name="ce1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35"/>
          <table:table-cell office:value-type="string" table:style-name="ce35">
            <text:p>7‧FISHERIES PRODUCTION</text:p>
          </table:table-cell>
          <table:table-cell table:number-columns-repeated="16374" table:style-name="ce35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1"/>
          <table:table-cell table:number-columns-repeated="2" table:style-name="ce3"/>
          <table:table-cell table:number-columns-repeated="2" table:style-name="ce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1"/>
          <table:table-cell office:value-type="string" table:style-name="ce4">
            <text:p>價值：新臺幣千元</text:p>
          </table:table-cell>
          <table:table-cell table:style-name="ce1"/>
          <table:table-cell table:style-name="ce4"/>
          <table:table-cell office:value-type="string" table:style-name="ce4">
            <text:p>(1) By type of fisheries by species(Continued)</text:p>
          </table:table-cell>
          <table:table-cell table:number-columns-repeated="3" table:style-name="ce1"/>
          <table:table-cell office:value-type="string" table:style-name="ce19">
            <text:p>Value：Thousand NT $</text:p>
          </table:table-cell>
          <table:table-cell table:number-columns-repeated="16371" table:style-name="ce1"/>
        </table:table-row>
        <table:table-row table:style-name="ro3">
          <table:table-cell table:style-name="ce7"/>
          <table:table-cell office:value-type="string" table:number-columns-spanned="1" table:number-rows-spanned="3" table:style-name="ce252">
            <text:p><text:s text:c="20"/><text:span text:style-name="T1">魚類別</text:span></text:p>
            <text:p><text:span text:style-name="T1"><text:s text:c="20"/>Species</text:span></text:p>
            <draw:custom-shape svg:x="0.01042in" svg:y="0.02083in" svg:width="0.96784in" svg:height="0.70652in" draw:z-index="1" draw:id="id14" draw:style-name="a1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4" table:number-rows-spanned="1" table:style-name="ce24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8" table:number-rows-spanned="1" table:style-name="ce245">
            <text:p>甲 <text:s text:c="11"/>殼 <text:s text:c="11"/>類</text:p>
          </table:table-cell>
          <table:covered-table-cell table:number-columns-repeated="7"/>
          <table:table-cell office:value-type="string" table:number-columns-spanned="6" table:number-rows-spanned="1" table:style-name="ce161">
            <text:p>貝 <text:s text:c="10"/>類</text:p>
          </table:table-cell>
          <table:covered-table-cell table:number-columns-repeated="5"/>
          <table:table-cell table:number-columns-repeated="16368"/>
        </table:table-row>
        <table:table-row table:style-name="ro3">
          <table:table-cell table:style-name="ce10"/>
          <table:covered-table-cell/>
          <table:table-cell office:value-type="string" table:number-columns-spanned="2" table:number-rows-spanned="1" table:style-name="ce249">
            <text:p>間型毛蝦</text:p>
          </table:table-cell>
          <table:covered-table-cell/>
          <table:table-cell office:value-type="string" table:number-columns-spanned="2" table:number-rows-spanned="1" table:style-name="ce263">
            <text:p>蝦姑</text:p>
          </table:table-cell>
          <table:covered-table-cell/>
          <table:table-cell office:value-type="string" table:number-columns-spanned="2" table:number-rows-spanned="1" table:style-name="ce263">
            <text:p>遠海梭子蟹</text:p>
          </table:table-cell>
          <table:covered-table-cell/>
          <table:table-cell office:value-type="string" table:number-columns-spanned="2" table:number-rows-spanned="1" table:style-name="ce263">
            <text:p>其他</text:p>
          </table:table-cell>
          <table:covered-table-cell/>
          <table:table-cell office:value-type="string" table:number-columns-spanned="2" table:number-rows-spanned="1" table:style-name="ce263">
            <text:p>小計</text:p>
          </table:table-cell>
          <table:covered-table-cell/>
          <table:table-cell office:value-type="string" table:number-columns-spanned="2" table:number-rows-spanned="1" table:style-name="ce280">
            <text:p>牡蠣</text:p>
          </table:table-cell>
          <table:covered-table-cell/>
          <table:table-cell office:value-type="string" table:number-columns-spanned="2" table:number-rows-spanned="1" table:style-name="ce161">
            <text:p>文蛤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代碼</text:p>
          </table:table-cell>
          <table:table-cell office:value-type="string" table:number-columns-spanned="1" table:number-rows-spanned="3" table:style-name="ce25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72">
            <text:p>64012</text:p>
          </table:table-cell>
          <table:covered-table-cell/>
          <table:table-cell office:value-type="string" table:number-columns-spanned="2" table:number-rows-spanned="1" table:style-name="ce235">
            <text:p>64101</text:p>
          </table:table-cell>
          <table:covered-table-cell/>
          <table:table-cell office:value-type="string" table:number-columns-spanned="2" table:number-rows-spanned="1" table:style-name="ce235">
            <text:p>64202</text:p>
          </table:table-cell>
          <table:covered-table-cell/>
          <table:table-cell office:value-type="string" table:number-columns-spanned="2" table:number-rows-spanned="1" table:style-name="ce260">
            <text:p>64ZZZ</text:p>
          </table:table-cell>
          <table:covered-table-cell/>
          <table:table-cell office:value-type="string" table:number-columns-spanned="2" table:number-rows-spanned="1" table:style-name="ce235">
            <text:p>Sub Total</text:p>
          </table:table-cell>
          <table:covered-table-cell/>
          <table:table-cell office:value-type="string" table:number-columns-spanned="2" table:number-rows-spanned="1" table:style-name="ce235">
            <text:p>65001</text:p>
          </table:table-cell>
          <table:covered-table-cell/>
          <table:table-cell office:value-type="string" table:number-columns-spanned="2" table:number-rows-spanned="1" table:style-name="ce163">
            <text:p>65002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10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65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65">
            <text:p>價值</text:p>
          </table:table-cell>
          <table:table-cell table:number-columns-repeated="16368"/>
        </table:table-row>
        <table:table-row table:style-name="ro3">
          <table:table-cell table:style-name="ce14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6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6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float" office:value="3748.4520000000002" table:formula="of:=  IF(SUM([.C11];[.C19];[.C36];[.C54];[.C58];[.C62])=0;&quot;-&quot;;SUM([.C11];[.C19];[.C36];[.C54];[.C58];[.C62]))" table:style-name="ce37">
            <text:p>3,748<text:s/></text:p>
          </table:table-cell>
          <table:table-cell office:value-type="float" office:value="184623.03" table:formula="of:=  IF(SUM([.D11];[.D19];[.D36];[.D54];[.D58];[.D62])=0;&quot;-&quot;;SUM([.D11];[.D19];[.D36];[.D54];[.D58];[.D62]))" table:style-name="ce58">
            <text:p>184,623<text:s/></text:p>
          </table:table-cell>
          <table:table-cell office:value-type="float" office:value="48.614599999999996" table:formula="of:=  IF(SUM([.E11];[.E19];[.E36];[.E54];[.E58];[.E62])=0;&quot;-&quot;;SUM([.E11];[.E19];[.E36];[.E54];[.E58];[.E62]))" table:style-name="ce37">
            <text:p>49<text:s/></text:p>
          </table:table-cell>
          <table:table-cell office:value-type="float" office:value="12865.328439999999" table:formula="of:=  IF(SUM([.F11];[.F19];[.F36];[.F54];[.F58];[.F62])=0;&quot;-&quot;;SUM([.F11];[.F19];[.F36];[.F54];[.F58];[.F62]))" table:style-name="ce58">
            <text:p>12,865<text:s/></text:p>
          </table:table-cell>
          <table:table-cell office:value-type="float" office:value="902.54462999999998" table:formula="of:=  IF(SUM([.G11];[.G19];[.G36];[.G54];[.G58];[.G62])=0;&quot;-&quot;;SUM([.G11];[.G19];[.G36];[.G54];[.G58];[.G62]))" table:style-name="ce37">
            <text:p>903<text:s/></text:p>
          </table:table-cell>
          <table:table-cell office:value-type="float" office:value="91008.32209999999" table:formula="of:=  IF(SUM([.H11];[.H19];[.H36];[.H54];[.H58];[.H62])=0;&quot;-&quot;;SUM([.H11];[.H19];[.H36];[.H54];[.H58];[.H62]))" table:style-name="ce58">
            <text:p>91,008<text:s/></text:p>
          </table:table-cell>
          <table:table-cell office:value-type="float" office:value="4708.1023400000004" table:formula="of:=  IF(SUM([.I11];[.I19];[.I36];[.I54];[.I58];[.I62])=0;&quot;-&quot;;SUM([.I11];[.I19];[.I36];[.I54];[.I58];[.I62]))" table:style-name="ce37">
            <text:p>4,708<text:s/></text:p>
          </table:table-cell>
          <table:table-cell office:value-type="float" office:value="1191556.9214000001" table:formula="of:=  IF(SUM([.J11];[.J19];[.J36];[.J54];[.J58];[.J62])=0;&quot;-&quot;;SUM([.J11];[.J19];[.J36];[.J54];[.J58];[.J62]))" table:style-name="ce37">
            <text:p>1,191,557<text:s/></text:p>
          </table:table-cell>
          <table:table-cell office:value-type="float" office:value="66874.195729999992" table:formula="of:=  IF(SUM([.M10];[.O10];['漁業生產量值-漁業種類別魚類別生產量值15'.C10];['漁業生產量值-漁業種類別魚類別生產量值15'.E10];['漁業生產量值-漁業種類別魚類別生產量值15'.G10])=0;&quot;-&quot;;SUM([.M10];[.O10];['漁業生產量值-漁業種類別魚類別生產量值15'.C10];['漁業生產量值-漁業種類別魚類別生產量值15'.E10];['漁業生產量值-漁業種類別魚類別生產量值15'.G10]))" table:style-name="ce37">
            <text:p>66,874<text:s/></text:p>
          </table:table-cell>
          <table:table-cell office:value-type="float" office:value="8210892.4950799989" table:formula="of:=  IF(SUM([.N10];[.P10];['漁業生產量值-漁業種類別魚類別生產量值15'.D10];['漁業生產量值-漁業種類別魚類別生產量值15'.F10];['漁業生產量值-漁業種類別魚類別生產量值15'.H10])=0;&quot;-&quot;;SUM([.N10];[.P10];['漁業生產量值-漁業種類別魚類別生產量值15'.D10];['漁業生產量值-漁業種類別魚類別生產量值15'.F10];['漁業生產量值-漁業種類別魚類別生產量值15'.H10]))" table:style-name="ce37">
            <text:p>8,210,892<text:s/></text:p>
          </table:table-cell>
          <table:table-cell office:value-type="float" office:value="22339.331999999999" table:formula="of:=  IF(SUM([.M11];[.M19];[.M36];[.M54];[.M58];[.M62])=0;&quot;-&quot;;SUM([.M11];[.M19];[.M36];[.M54];[.M58];[.M62]))" table:style-name="ce37">
            <text:p>22,339<text:s/></text:p>
          </table:table-cell>
          <table:table-cell office:value-type="float" office:value="4651056.892" table:formula="of:=  IF(SUM([.N11];[.N19];[.N36];[.N54];[.N58];[.N62])=0;&quot;-&quot;;SUM([.N11];[.N19];[.N36];[.N54];[.N58];[.N62]))" table:style-name="ce67">
            <text:p>4,651,057<text:s/></text:p>
          </table:table-cell>
          <table:table-cell office:value-type="float" office:value="38447.172999999995" table:formula="of:=  IF(SUM([.O11];[.O19];[.O36];[.O54];[.O58];[.O62])=0;&quot;-&quot;;SUM([.O11];[.O19];[.O36];[.O54];[.O58];[.O62]))" table:style-name="ce37">
            <text:p>38,447<text:s/></text:p>
          </table:table-cell>
          <table:table-cell office:value-type="float" office:value="3039630.6675999998" table:formula="of:=  IF(SUM([.P11];[.P19];[.P36];[.P54];[.P58];[.P62])=0;&quot;-&quot;;SUM([.P11];[.P19];[.P36];[.P54];[.P58];[.P62]))" table:style-name="ce67">
            <text:p>3,039,631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string" office:string-value="-" table:formula="of:=  IF(SUM([.C12:.C18])=0;&quot;-&quot;;SUM([.C12:.C18]))" table:style-name="ce44">
            <text:p>-</text:p>
          </table:table-cell>
          <table:table-cell office:value-type="string" office:string-value="-" table:formula="of:=  IF(SUM([.D12:.D18])=0;&quot;-&quot;;SUM([.D12:.D18]))" table:style-name="ce52">
            <text:p>-</text:p>
          </table:table-cell>
          <table:table-cell office:value-type="string" office:string-value="-" table:formula="of:=  IF(SUM([.E12:.E18])=0;&quot;-&quot;;SUM([.E12:.E18]))" table:style-name="ce44">
            <text:p>-</text:p>
          </table:table-cell>
          <table:table-cell office:value-type="string" office:string-value="-" table:formula="of:=  IF(SUM([.F12:.F18])=0;&quot;-&quot;;SUM([.F12:.F18]))" table:style-name="ce52">
            <text:p>-</text:p>
          </table:table-cell>
          <table:table-cell office:value-type="string" office:string-value="-" table:formula="of:=  IF(SUM([.G12:.G18])=0;&quot;-&quot;;SUM([.G12:.G18]))" table:style-name="ce44">
            <text:p>-</text:p>
          </table:table-cell>
          <table:table-cell office:value-type="string" office:string-value="-" table:formula="of:=  IF(SUM([.H12:.H18])=0;&quot;-&quot;;SUM([.H12:.H18]))" table:style-name="ce52">
            <text:p>-</text:p>
          </table:table-cell>
          <table:table-cell office:value-type="string" office:string-value="-" table:formula="of:=  IF(SUM([.I12:.I18])=0;&quot;-&quot;;SUM([.I12:.I18]))" table:style-name="ce44">
            <text:p>-</text:p>
          </table:table-cell>
          <table:table-cell office:value-type="string" office:string-value="-" table:formula="of:=  IF(SUM([.J12:.J18])=0;&quot;-&quot;;SUM([.J12:.J18]))" table:style-name="ce44">
            <text:p>-</text:p>
          </table:table-cell>
          <table:table-cell office:value-type="string" office:string-value="-" table:formula="of:=  IF(SUM([.M11];[.O11];['漁業生產量值-漁業種類別魚類別生產量值15'.C11];['漁業生產量值-漁業種類別魚類別生產量值15'.E11];['漁業生產量值-漁業種類別魚類別生產量值15'.G11])=0;&quot;-&quot;;SUM([.M11];[.O11];['漁業生產量值-漁業種類別魚類別生產量值15'.C11];['漁業生產量值-漁業種類別魚類別生產量值15'.E11];['漁業生產量值-漁業種類別魚類別生產量值15'.G11]))" table:style-name="ce64">
            <text:p>-</text:p>
          </table:table-cell>
          <table:table-cell office:value-type="string" office:string-value="-" table:formula="of:=  IF(SUM([.N11];[.P11];['漁業生產量值-漁業種類別魚類別生產量值15'.D11];['漁業生產量值-漁業種類別魚類別生產量值15'.F11];['漁業生產量值-漁業種類別魚類別生產量值15'.H11])=0;&quot;-&quot;;SUM([.N11];[.P11];['漁業生產量值-漁業種類別魚類別生產量值15'.D11];['漁業生產量值-漁業種類別魚類別生產量值15'.F11];['漁業生產量值-漁業種類別魚類別生產量值15'.H11]))" table:style-name="ce64">
            <text:p>-</text:p>
          </table:table-cell>
          <table:table-cell office:value-type="string" office:string-value="-" table:formula="of:=  IF(SUM([.M12:.M18])=0;&quot;-&quot;;SUM([.M12:.M18]))" table:style-name="ce44">
            <text:p>-</text:p>
          </table:table-cell>
          <table:table-cell office:value-type="string" office:string-value="-" table:formula="of:=  IF(SUM([.N12:.N18])=0;&quot;-&quot;;SUM([.N12:.N18]))" table:style-name="ce45">
            <text:p>-</text:p>
          </table:table-cell>
          <table:table-cell office:value-type="string" office:string-value="-" table:formula="of:=  IF(SUM([.O12:.O18])=0;&quot;-&quot;;SUM([.O12:.O18]))" table:style-name="ce44">
            <text:p>-</text:p>
          </table:table-cell>
          <table:table-cell office:value-type="string" office:string-value="-" table:formula="of:=  IF(SUM([.P12:.P18])=0;&quot;-&quot;;SUM([.P12:.P18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12];[.O12];['漁業生產量值-漁業種類別魚類別生產量值15'.C12];['漁業生產量值-漁業種類別魚類別生產量值15'.E12];['漁業生產量值-漁業種類別魚類別生產量值15'.G12])=0;&quot;-&quot;;SUM([.M12];[.O12];['漁業生產量值-漁業種類別魚類別生產量值15'.C12];['漁業生產量值-漁業種類別魚類別生產量值15'.E12];['漁業生產量值-漁業種類別魚類別生產量值15'.G12]))" table:style-name="ce37">
            <text:p>-</text:p>
          </table:table-cell>
          <table:table-cell office:value-type="string" office:string-value="-" table:formula="of:=  IF(SUM([.N12];[.P12];['漁業生產量值-漁業種類別魚類別生產量值15'.D12];['漁業生產量值-漁業種類別魚類別生產量值15'.F12];['漁業生產量值-漁業種類別魚類別生產量值15'.H12])=0;&quot;-&quot;;SUM([.N12];[.P12];['漁業生產量值-漁業種類別魚類別生產量值15'.D12];['漁業生產量值-漁業種類別魚類別生產量值15'.F12];['漁業生產量值-漁業種類別魚類別生產量值15'.H1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13];[.O13];['漁業生產量值-漁業種類別魚類別生產量值15'.C13];['漁業生產量值-漁業種類別魚類別生產量值15'.E13];['漁業生產量值-漁業種類別魚類別生產量值15'.G13])=0;&quot;-&quot;;SUM([.M13];[.O13];['漁業生產量值-漁業種類別魚類別生產量值15'.C13];['漁業生產量值-漁業種類別魚類別生產量值15'.E13];['漁業生產量值-漁業種類別魚類別生產量值15'.G13]))" table:style-name="ce37">
            <text:p>-</text:p>
          </table:table-cell>
          <table:table-cell office:value-type="string" office:string-value="-" table:formula="of:=  IF(SUM([.N13];[.P13];['漁業生產量值-漁業種類別魚類別生產量值15'.D13];['漁業生產量值-漁業種類別魚類別生產量值15'.F13];['漁業生產量值-漁業種類別魚類別生產量值15'.H13])=0;&quot;-&quot;;SUM([.N13];[.P13];['漁業生產量值-漁業種類別魚類別生產量值15'.D13];['漁業生產量值-漁業種類別魚類別生產量值15'.F13];['漁業生產量值-漁業種類別魚類別生產量值15'.H1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14];[.O14];['漁業生產量值-漁業種類別魚類別生產量值15'.C14];['漁業生產量值-漁業種類別魚類別生產量值15'.E14];['漁業生產量值-漁業種類別魚類別生產量值15'.G14])=0;&quot;-&quot;;SUM([.M14];[.O14];['漁業生產量值-漁業種類別魚類別生產量值15'.C14];['漁業生產量值-漁業種類別魚類別生產量值15'.E14];['漁業生產量值-漁業種類別魚類別生產量值15'.G14]))" table:style-name="ce37">
            <text:p>-</text:p>
          </table:table-cell>
          <table:table-cell office:value-type="string" office:string-value="-" table:formula="of:=  IF(SUM([.N14];[.P14];['漁業生產量值-漁業種類別魚類別生產量值15'.D14];['漁業生產量值-漁業種類別魚類別生產量值15'.F14];['漁業生產量值-漁業種類別魚類別生產量值15'.H14])=0;&quot;-&quot;;SUM([.N14];[.P14];['漁業生產量值-漁業種類別魚類別生產量值15'.D14];['漁業生產量值-漁業種類別魚類別生產量值15'.F14];['漁業生產量值-漁業種類別魚類別生產量值15'.H1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15];[.O15];['漁業生產量值-漁業種類別魚類別生產量值15'.C15];['漁業生產量值-漁業種類別魚類別生產量值15'.E15];['漁業生產量值-漁業種類別魚類別生產量值15'.G15])=0;&quot;-&quot;;SUM([.M15];[.O15];['漁業生產量值-漁業種類別魚類別生產量值15'.C15];['漁業生產量值-漁業種類別魚類別生產量值15'.E15];['漁業生產量值-漁業種類別魚類別生產量值15'.G15]))" table:style-name="ce37">
            <text:p>-</text:p>
          </table:table-cell>
          <table:table-cell office:value-type="string" office:string-value="-" table:formula="of:=  IF(SUM([.N15];[.P15];['漁業生產量值-漁業種類別魚類別生產量值15'.D15];['漁業生產量值-漁業種類別魚類別生產量值15'.F15];['漁業生產量值-漁業種類別魚類別生產量值15'.H15])=0;&quot;-&quot;;SUM([.N15];[.P15];['漁業生產量值-漁業種類別魚類別生產量值15'.D15];['漁業生產量值-漁業種類別魚類別生產量值15'.F15];['漁業生產量值-漁業種類別魚類別生產量值15'.H1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16];[.O16];['漁業生產量值-漁業種類別魚類別生產量值15'.C16];['漁業生產量值-漁業種類別魚類別生產量值15'.E16];['漁業生產量值-漁業種類別魚類別生產量值15'.G16])=0;&quot;-&quot;;SUM([.M16];[.O16];['漁業生產量值-漁業種類別魚類別生產量值15'.C16];['漁業生產量值-漁業種類別魚類別生產量值15'.E16];['漁業生產量值-漁業種類別魚類別生產量值15'.G16]))" table:style-name="ce37">
            <text:p>-</text:p>
          </table:table-cell>
          <table:table-cell office:value-type="string" office:string-value="-" table:formula="of:=  IF(SUM([.N16];[.P16];['漁業生產量值-漁業種類別魚類別生產量值15'.D16];['漁業生產量值-漁業種類別魚類別生產量值15'.F16];['漁業生產量值-漁業種類別魚類別生產量值15'.H16])=0;&quot;-&quot;;SUM([.N16];[.P16];['漁業生產量值-漁業種類別魚類別生產量值15'.D16];['漁業生產量值-漁業種類別魚類別生產量值15'.F16];['漁業生產量值-漁業種類別魚類別生產量值15'.H1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17];[.O17];['漁業生產量值-漁業種類別魚類別生產量值15'.C17];['漁業生產量值-漁業種類別魚類別生產量值15'.E17];['漁業生產量值-漁業種類別魚類別生產量值15'.G17])=0;&quot;-&quot;;SUM([.M17];[.O17];['漁業生產量值-漁業種類別魚類別生產量值15'.C17];['漁業生產量值-漁業種類別魚類別生產量值15'.E17];['漁業生產量值-漁業種類別魚類別生產量值15'.G17]))" table:style-name="ce37">
            <text:p>-</text:p>
          </table:table-cell>
          <table:table-cell office:value-type="string" office:string-value="-" table:formula="of:=  IF(SUM([.N17];[.P17];['漁業生產量值-漁業種類別魚類別生產量值15'.D17];['漁業生產量值-漁業種類別魚類別生產量值15'.F17];['漁業生產量值-漁業種類別魚類別生產量值15'.H17])=0;&quot;-&quot;;SUM([.N17];[.P17];['漁業生產量值-漁業種類別魚類別生產量值15'.D17];['漁業生產量值-漁業種類別魚類別生產量值15'.F17];['漁業生產量值-漁業種類別魚類別生產量值15'.H1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M18];[.O18];['漁業生產量值-漁業種類別魚類別生產量值15'.C18];['漁業生產量值-漁業種類別魚類別生產量值15'.E18];['漁業生產量值-漁業種類別魚類別生產量值15'.G18])=0;&quot;-&quot;;SUM([.M18];[.O18];['漁業生產量值-漁業種類別魚類別生產量值15'.C18];['漁業生產量值-漁業種類別魚類別生產量值15'.E18];['漁業生產量值-漁業種類別魚類別生產量值15'.G18]))" table:style-name="ce92">
            <text:p>-</text:p>
          </table:table-cell>
          <table:table-cell office:value-type="string" office:string-value="-" table:formula="of:=  IF(SUM([.N18];[.P18];['漁業生產量值-漁業種類別魚類別生產量值15'.D18];['漁業生產量值-漁業種類別魚類別生產量值15'.F18];['漁業生產量值-漁業種類別魚類別生產量值15'.H18])=0;&quot;-&quot;;SUM([.N18];[.P18];['漁業生產量值-漁業種類別魚類別生產量值15'.D18];['漁業生產量值-漁業種類別魚類別生產量值15'.F18];['漁業生產量值-漁業種類別魚類別生產量值15'.H18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string" office:string-value="-" table:formula="of:=  IF(SUM([.C20:.C35])=0;&quot;-&quot;;SUM([.C20:.C35]))" table:style-name="ce44">
            <text:p>-</text:p>
          </table:table-cell>
          <table:table-cell office:value-type="string" office:string-value="-" table:formula="of:=  IF(SUM([.D20:.D35])=0;&quot;-&quot;;SUM([.D20:.D35]))" table:style-name="ce52">
            <text:p>-</text:p>
          </table:table-cell>
          <table:table-cell office:value-type="float" office:value="48.202859999999994" table:formula="of:=  IF(SUM([.E20:.E35])=0;&quot;-&quot;;SUM([.E20:.E35]))" table:style-name="ce44">
            <text:p>48<text:s/></text:p>
          </table:table-cell>
          <table:table-cell office:value-type="float" office:value="12823.599339999999" table:formula="of:=  IF(SUM([.F20:.F35])=0;&quot;-&quot;;SUM([.F20:.F35]))" table:style-name="ce52">
            <text:p>12,824<text:s/></text:p>
          </table:table-cell>
          <table:table-cell office:value-type="float" office:value="857.42278999999996" table:formula="of:=  IF(SUM([.G20:.G35])=0;&quot;-&quot;;SUM([.G20:.G35]))" table:style-name="ce44">
            <text:p>857<text:s/></text:p>
          </table:table-cell>
          <table:table-cell office:value-type="float" office:value="79536.949689999994" table:formula="of:=  IF(SUM([.H20:.H35])=0;&quot;-&quot;;SUM([.H20:.H35]))" table:style-name="ce52">
            <text:p>79,537<text:s/></text:p>
          </table:table-cell>
          <table:table-cell office:value-type="float" office:value="3387.9197900000004" table:formula="of:=  IF(SUM([.I20:.I35])=0;&quot;-&quot;;SUM([.I20:.I35]))" table:style-name="ce44">
            <text:p>3,388<text:s/></text:p>
          </table:table-cell>
          <table:table-cell office:value-type="float" office:value="666304.52239000017" table:formula="of:=  IF(SUM([.J20:.J35])=0;&quot;-&quot;;SUM([.J20:.J35]))" table:style-name="ce44">
            <text:p>666,305<text:s/></text:p>
          </table:table-cell>
          <table:table-cell office:value-type="float" office:value="41.94408" table:formula="of:=  IF(SUM([.M19];[.O19];['漁業生產量值-漁業種類別魚類別生產量值15'.C19];['漁業生產量值-漁業種類別魚類別生產量值15'.E19];['漁業生產量值-漁業種類別魚類別生產量值15'.G19])=0;&quot;-&quot;;SUM([.M19];[.O19];['漁業生產量值-漁業種類別魚類別生產量值15'.C19];['漁業生產量值-漁業種類別魚類別生產量值15'.E19];['漁業生產量值-漁業種類別魚類別生產量值15'.G19]))" table:style-name="ce37">
            <text:p>42<text:s/></text:p>
          </table:table-cell>
          <table:table-cell office:value-type="float" office:value="12689.70649" table:formula="of:=  IF(SUM([.N19];[.P19];['漁業生產量值-漁業種類別魚類別生產量值15'.D19];['漁業生產量值-漁業種類別魚類別生產量值15'.F19];['漁業生產量值-漁業種類別魚類別生產量值15'.H19])=0;&quot;-&quot;;SUM([.N19];[.P19];['漁業生產量值-漁業種類別魚類別生產量值15'.D19];['漁業生產量值-漁業種類別魚類別生產量值15'.F19];['漁業生產量值-漁業種類別魚類別生產量值15'.H19]))" table:style-name="ce37">
            <text:p>12,690<text:s/></text:p>
          </table:table-cell>
          <table:table-cell office:value-type="string" office:string-value="-" table:formula="of:=  IF(SUM([.M20:.M35])=0;&quot;-&quot;;SUM([.M20:.M35]))" table:style-name="ce44">
            <text:p>-</text:p>
          </table:table-cell>
          <table:table-cell office:value-type="string" office:string-value="-" table:formula="of:=  IF(SUM([.N20:.N35])=0;&quot;-&quot;;SUM([.N20:.N35]))" table:style-name="ce45">
            <text:p>-</text:p>
          </table:table-cell>
          <table:table-cell office:value-type="string" office:string-value="-" table:formula="of:=  IF(SUM([.O20:.O35])=0;&quot;-&quot;;SUM([.O20:.O35]))" table:style-name="ce44">
            <text:p>-</text:p>
          </table:table-cell>
          <table:table-cell office:value-type="string" office:string-value="-" table:formula="of:=  IF(SUM([.P20:.P35])=0;&quot;-&quot;;SUM([.P20:.P35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2">
            <text:p>2001</text:p>
          </table:table-cell>
          <table:table-cell office:value-type="string" table:style-name="ce50">
            <text:p>巾著網　</text:p>
          </table:table-cell>
          <table:table-cell office:value-type="string" table:style-name="ce5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office:string-value="-" table:formula="of:=  IF(SUM([.M20];[.O20];['漁業生產量值-漁業種類別魚類別生產量值15'.C20];['漁業生產量值-漁業種類別魚類別生產量值15'.E20];['漁業生產量值-漁業種類別魚類別生產量值15'.G20])=0;&quot;-&quot;;SUM([.M20];[.O20];['漁業生產量值-漁業種類別魚類別生產量值15'.C20];['漁業生產量值-漁業種類別魚類別生產量值15'.E20];['漁業生產量值-漁業種類別魚類別生產量值15'.G20]))" table:style-name="ce37">
            <text:p>-</text:p>
          </table:table-cell>
          <table:table-cell office:value-type="string" office:string-value="-" table:formula="of:=  IF(SUM([.N20];[.P20];['漁業生產量值-漁業種類別魚類別生產量值15'.D20];['漁業生產量值-漁業種類別魚類別生產量值15'.F20];['漁業生產量值-漁業種類別魚類別生產量值15'.H20])=0;&quot;-&quot;;SUM([.N20];[.P20];['漁業生產量值-漁業種類別魚類別生產量值15'.D20];['漁業生產量值-漁業種類別魚類別生產量值15'.F20];['漁業生產量值-漁業種類別魚類別生產量值15'.H20]))" table:style-name="ce37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70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21];[.O21];['漁業生產量值-漁業種類別魚類別生產量值15'.C21];['漁業生產量值-漁業種類別魚類別生產量值15'.E21];['漁業生產量值-漁業種類別魚類別生產量值15'.G21])=0;&quot;-&quot;;SUM([.M21];[.O21];['漁業生產量值-漁業種類別魚類別生產量值15'.C21];['漁業生產量值-漁業種類別魚類別生產量值15'.E21];['漁業生產量值-漁業種類別魚類別生產量值15'.G21]))" table:style-name="ce37">
            <text:p>-</text:p>
          </table:table-cell>
          <table:table-cell office:value-type="string" office:string-value="-" table:formula="of:=  IF(SUM([.N21];[.P21];['漁業生產量值-漁業種類別魚類別生產量值15'.D21];['漁業生產量值-漁業種類別魚類別生產量值15'.F21];['漁業生產量值-漁業種類別魚類別生產量值15'.H21])=0;&quot;-&quot;;SUM([.N21];[.P21];['漁業生產量值-漁業種類別魚類別生產量值15'.D21];['漁業生產量值-漁業種類別魚類別生產量值15'.F21];['漁業生產量值-漁業種類別魚類別生產量值15'.H2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22];[.O22];['漁業生產量值-漁業種類別魚類別生產量值15'.C22];['漁業生產量值-漁業種類別魚類別生產量值15'.E22];['漁業生產量值-漁業種類別魚類別生產量值15'.G22])=0;&quot;-&quot;;SUM([.M22];[.O22];['漁業生產量值-漁業種類別魚類別生產量值15'.C22];['漁業生產量值-漁業種類別魚類別生產量值15'.E22];['漁業生產量值-漁業種類別魚類別生產量值15'.G22]))" table:style-name="ce37">
            <text:p>-</text:p>
          </table:table-cell>
          <table:table-cell office:value-type="string" office:string-value="-" table:formula="of:=  IF(SUM([.N22];[.P22];['漁業生產量值-漁業種類別魚類別生產量值15'.D22];['漁業生產量值-漁業種類別魚類別生產量值15'.F22];['漁業生產量值-漁業種類別魚類別生產量值15'.H22])=0;&quot;-&quot;;SUM([.N22];[.P22];['漁業生產量值-漁業種類別魚類別生產量值15'.D22];['漁業生產量值-漁業種類別魚類別生產量值15'.F22];['漁業生產量值-漁業種類別魚類別生產量值15'.H2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48.180059999999997" table:style-name="ce47">
            <text:p>48<text:s/></text:p>
          </table:table-cell>
          <table:table-cell office:value-type="float" office:value="12821.04574" table:style-name="ce53">
            <text:p>12,821<text:s/></text:p>
          </table:table-cell>
          <table:table-cell office:value-type="float" office:value="835.49158999999997" table:style-name="ce47">
            <text:p>835<text:s/></text:p>
          </table:table-cell>
          <table:table-cell office:value-type="float" office:value="76550.859490000003" table:style-name="ce53">
            <text:p>76,551<text:s/></text:p>
          </table:table-cell>
          <table:table-cell office:value-type="float" office:value="2867.6627900000003" table:style-name="ce47">
            <text:p>2,868<text:s/></text:p>
          </table:table-cell>
          <table:table-cell office:value-type="float" office:value="475328.90294000006" table:style-name="ce47">
            <text:p>475,329<text:s/></text:p>
          </table:table-cell>
          <table:table-cell office:value-type="float" office:value="12.131799999999998" table:formula="of:=  IF(SUM([.M23];[.O23];['漁業生產量值-漁業種類別魚類別生產量值15'.C23];['漁業生產量值-漁業種類別魚類別生產量值15'.E23];['漁業生產量值-漁業種類別魚類別生產量值15'.G23])=0;&quot;-&quot;;SUM([.M23];[.O23];['漁業生產量值-漁業種類別魚類別生產量值15'.C23];['漁業生產量值-漁業種類別魚類別生產量值15'.E23];['漁業生產量值-漁業種類別魚類別生產量值15'.G23]))" table:style-name="ce37">
            <text:p>12<text:s/></text:p>
          </table:table-cell>
          <table:table-cell office:value-type="float" office:value="2995.3418099999999" table:formula="of:=  IF(SUM([.N23];[.P23];['漁業生產量值-漁業種類別魚類別生產量值15'.D23];['漁業生產量值-漁業種類別魚類別生產量值15'.F23];['漁業生產量值-漁業種類別魚類別生產量值15'.H23])=0;&quot;-&quot;;SUM([.N23];[.P23];['漁業生產量值-漁業種類別魚類別生產量值15'.D23];['漁業生產量值-漁業種類別魚類別生產量值15'.F23];['漁業生產量值-漁業種類別魚類別生產量值15'.H23]))" table:style-name="ce37">
            <text:p>2,995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2.2800000000000001E-2" table:style-name="ce47">
            <text:p>0<text:s/></text:p>
          </table:table-cell>
          <table:table-cell office:value-type="float" office:value="2.5535999999999999" table:style-name="ce53">
            <text:p>3<text:s/></text:p>
          </table:table-cell>
          <table:table-cell office:value-type="float" office:value="1.494" table:style-name="ce47">
            <text:p>1<text:s/></text:p>
          </table:table-cell>
          <table:table-cell office:value-type="float" office:value="479.57400000000001" table:style-name="ce53">
            <text:p>480<text:s/></text:p>
          </table:table-cell>
          <table:table-cell office:value-type="float" office:value="25.498300000000004" table:style-name="ce47">
            <text:p>25<text:s/></text:p>
          </table:table-cell>
          <table:table-cell office:value-type="float" office:value="18543.074000000001" table:style-name="ce47">
            <text:p>18,543<text:s/></text:p>
          </table:table-cell>
          <table:table-cell office:value-type="float" office:value="0.85299999999999998" table:formula="of:=  IF(SUM([.M24];[.O24];['漁業生產量值-漁業種類別魚類別生產量值15'.C24];['漁業生產量值-漁業種類別魚類別生產量值15'.E24];['漁業生產量值-漁業種類別魚類別生產量值15'.G24])=0;&quot;-&quot;;SUM([.M24];[.O24];['漁業生產量值-漁業種類別魚類別生產量值15'.C24];['漁業生產量值-漁業種類別魚類別生產量值15'.E24];['漁業生產量值-漁業種類別魚類別生產量值15'.G24]))" table:style-name="ce37">
            <text:p>1<text:s/></text:p>
          </table:table-cell>
          <table:table-cell office:value-type="float" office:value="146.71600000000001" table:formula="of:=  IF(SUM([.N24];[.P24];['漁業生產量值-漁業種類別魚類別生產量值15'.D24];['漁業生產量值-漁業種類別魚類別生產量值15'.F24];['漁業生產量值-漁業種類別魚類別生產量值15'.H24])=0;&quot;-&quot;;SUM([.N24];[.P24];['漁業生產量值-漁業種類別魚類別生產量值15'.D24];['漁業生產量值-漁業種類別魚類別生產量值15'.F24];['漁業生產量值-漁業種類別魚類別生產量值15'.H24]))" table:style-name="ce37">
            <text:p>147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25];[.O25];['漁業生產量值-漁業種類別魚類別生產量值15'.C25];['漁業生產量值-漁業種類別魚類別生產量值15'.E25];['漁業生產量值-漁業種類別魚類別生產量值15'.G25])=0;&quot;-&quot;;SUM([.M25];[.O25];['漁業生產量值-漁業種類別魚類別生產量值15'.C25];['漁業生產量值-漁業種類別魚類別生產量值15'.E25];['漁業生產量值-漁業種類別魚類別生產量值15'.G25]))" table:style-name="ce37">
            <text:p>-</text:p>
          </table:table-cell>
          <table:table-cell office:value-type="string" office:string-value="-" table:formula="of:=  IF(SUM([.N25];[.P25];['漁業生產量值-漁業種類別魚類別生產量值15'.D25];['漁業生產量值-漁業種類別魚類別生產量值15'.F25];['漁業生產量值-漁業種類別魚類別生產量值15'.H25])=0;&quot;-&quot;;SUM([.N25];[.P25];['漁業生產量值-漁業種類別魚類別生產量值15'.D25];['漁業生產量值-漁業種類別魚類別生產量值15'.F25];['漁業生產量值-漁業種類別魚類別生產量值15'.H2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26];[.O26];['漁業生產量值-漁業種類別魚類別生產量值15'.C26];['漁業生產量值-漁業種類別魚類別生產量值15'.E26];['漁業生產量值-漁業種類別魚類別生產量值15'.G26])=0;&quot;-&quot;;SUM([.M26];[.O26];['漁業生產量值-漁業種類別魚類別生產量值15'.C26];['漁業生產量值-漁業種類別魚類別生產量值15'.E26];['漁業生產量值-漁業種類別魚類別生產量值15'.G26]))" table:style-name="ce37">
            <text:p>-</text:p>
          </table:table-cell>
          <table:table-cell office:value-type="string" office:string-value="-" table:formula="of:=  IF(SUM([.N26];[.P26];['漁業生產量值-漁業種類別魚類別生產量值15'.D26];['漁業生產量值-漁業種類別魚類別生產量值15'.F26];['漁業生產量值-漁業種類別魚類別生產量值15'.H26])=0;&quot;-&quot;;SUM([.N26];[.P26];['漁業生產量值-漁業種類別魚類別生產量值15'.D26];['漁業生產量值-漁業種類別魚類別生產量值15'.F26];['漁業生產量值-漁業種類別魚類別生產量值15'.H2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27];[.O27];['漁業生產量值-漁業種類別魚類別生產量值15'.C27];['漁業生產量值-漁業種類別魚類別生產量值15'.E27];['漁業生產量值-漁業種類別魚類別生產量值15'.G27])=0;&quot;-&quot;;SUM([.M27];[.O27];['漁業生產量值-漁業種類別魚類別生產量值15'.C27];['漁業生產量值-漁業種類別魚類別生產量值15'.E27];['漁業生產量值-漁業種類別魚類別生產量值15'.G27]))" table:style-name="ce37">
            <text:p>-</text:p>
          </table:table-cell>
          <table:table-cell office:value-type="string" office:string-value="-" table:formula="of:=  IF(SUM([.N27];[.P27];['漁業生產量值-漁業種類別魚類別生產量值15'.D27];['漁業生產量值-漁業種類別魚類別生產量值15'.F27];['漁業生產量值-漁業種類別魚類別生產量值15'.H27])=0;&quot;-&quot;;SUM([.N27];[.P27];['漁業生產量值-漁業種類別魚類別生產量值15'.D27];['漁業生產量值-漁業種類別魚類別生產量值15'.F27];['漁業生產量值-漁業種類別魚類別生產量值15'.H2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0.16500000000000001" table:style-name="ce47">
            <text:p>0<text:s/></text:p>
          </table:table-cell>
          <table:table-cell office:value-type="float" office:value="32.505000000000003" table:style-name="ce47">
            <text:p>33<text:s/></text:p>
          </table:table-cell>
          <table:table-cell office:value-type="string" office:string-value="-" table:formula="of:=  IF(SUM([.M28];[.O28];['漁業生產量值-漁業種類別魚類別生產量值15'.C28];['漁業生產量值-漁業種類別魚類別生產量值15'.E28];['漁業生產量值-漁業種類別魚類別生產量值15'.G28])=0;&quot;-&quot;;SUM([.M28];[.O28];['漁業生產量值-漁業種類別魚類別生產量值15'.C28];['漁業生產量值-漁業種類別魚類別生產量值15'.E28];['漁業生產量值-漁業種類別魚類別生產量值15'.G28]))" table:style-name="ce37">
            <text:p>-</text:p>
          </table:table-cell>
          <table:table-cell office:value-type="string" office:string-value="-" table:formula="of:=  IF(SUM([.N28];[.P28];['漁業生產量值-漁業種類別魚類別生產量值15'.D28];['漁業生產量值-漁業種類別魚類別生產量值15'.F28];['漁業生產量值-漁業種類別魚類別生產量值15'.H28])=0;&quot;-&quot;;SUM([.N28];[.P28];['漁業生產量值-漁業種類別魚類別生產量值15'.D28];['漁業生產量值-漁業種類別魚類別生產量值15'.F28];['漁業生產量值-漁業種類別魚類別生產量值15'.H28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29];[.O29];['漁業生產量值-漁業種類別魚類別生產量值15'.C29];['漁業生產量值-漁業種類別魚類別生產量值15'.E29];['漁業生產量值-漁業種類別魚類別生產量值15'.G29])=0;&quot;-&quot;;SUM([.M29];[.O29];['漁業生產量值-漁業種類別魚類別生產量值15'.C29];['漁業生產量值-漁業種類別魚類別生產量值15'.E29];['漁業生產量值-漁業種類別魚類別生產量值15'.G29]))" table:style-name="ce37">
            <text:p>-</text:p>
          </table:table-cell>
          <table:table-cell office:value-type="string" office:string-value="-" table:formula="of:=  IF(SUM([.N29];[.P29];['漁業生產量值-漁業種類別魚類別生產量值15'.D29];['漁業生產量值-漁業種類別魚類別生產量值15'.F29];['漁業生產量值-漁業種類別魚類別生產量值15'.H29])=0;&quot;-&quot;;SUM([.N29];[.P29];['漁業生產量值-漁業種類別魚類別生產量值15'.D29];['漁業生產量值-漁業種類別魚類別生產量值15'.F29];['漁業生產量值-漁業種類別魚類別生產量值15'.H2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30];[.O30];['漁業生產量值-漁業種類別魚類別生產量值15'.C30];['漁業生產量值-漁業種類別魚類別生產量值15'.E30];['漁業生產量值-漁業種類別魚類別生產量值15'.G30])=0;&quot;-&quot;;SUM([.M30];[.O30];['漁業生產量值-漁業種類別魚類別生產量值15'.C30];['漁業生產量值-漁業種類別魚類別生產量值15'.E30];['漁業生產量值-漁業種類別魚類別生產量值15'.G30]))" table:style-name="ce37">
            <text:p>-</text:p>
          </table:table-cell>
          <table:table-cell office:value-type="string" office:string-value="-" table:formula="of:=  IF(SUM([.N30];[.P30];['漁業生產量值-漁業種類別魚類別生產量值15'.D30];['漁業生產量值-漁業種類別魚類別生產量值15'.F30];['漁業生產量值-漁業種類別魚類別生產量值15'.H30])=0;&quot;-&quot;;SUM([.N30];[.P30];['漁業生產量值-漁業種類別魚類別生產量值15'.D30];['漁業生產量值-漁業種類別魚類別生產量值15'.F30];['漁業生產量值-漁業種類別魚類別生產量值15'.H30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31];[.O31];['漁業生產量值-漁業種類別魚類別生產量值15'.C31];['漁業生產量值-漁業種類別魚類別生產量值15'.E31];['漁業生產量值-漁業種類別魚類別生產量值15'.G31])=0;&quot;-&quot;;SUM([.M31];[.O31];['漁業生產量值-漁業種類別魚類別生產量值15'.C31];['漁業生產量值-漁業種類別魚類別生產量值15'.E31];['漁業生產量值-漁業種類別魚類別生產量值15'.G31]))" table:style-name="ce37">
            <text:p>-</text:p>
          </table:table-cell>
          <table:table-cell office:value-type="string" office:string-value="-" table:formula="of:=  IF(SUM([.N31];[.P31];['漁業生產量值-漁業種類別魚類別生產量值15'.D31];['漁業生產量值-漁業種類別魚類別生產量值15'.F31];['漁業生產量值-漁業種類別魚類別生產量值15'.H31])=0;&quot;-&quot;;SUM([.N31];[.P31];['漁業生產量值-漁業種類別魚類別生產量值15'.D31];['漁業生產量值-漁業種類別魚類別生產量值15'.F31];['漁業生產量值-漁業種類別魚類別生產量值15'.H3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20.437200000000001" table:style-name="ce47">
            <text:p>20<text:s/></text:p>
          </table:table-cell>
          <table:table-cell office:value-type="float" office:value="2506.5162" table:style-name="ce53">
            <text:p>2,507<text:s/></text:p>
          </table:table-cell>
          <table:table-cell office:value-type="float" office:value="494.51319999999998" table:style-name="ce47">
            <text:p>495<text:s/></text:p>
          </table:table-cell>
          <table:table-cell office:value-type="float" office:value="172325.98045" table:style-name="ce47">
            <text:p>172,326<text:s/></text:p>
          </table:table-cell>
          <table:table-cell office:value-type="float" office:value="28.95928" table:formula="of:=  IF(SUM([.M32];[.O32];['漁業生產量值-漁業種類別魚類別生產量值15'.C32];['漁業生產量值-漁業種類別魚類別生產量值15'.E32];['漁業生產量值-漁業種類別魚類別生產量值15'.G32])=0;&quot;-&quot;;SUM([.M32];[.O32];['漁業生產量值-漁業種類別魚類別生產量值15'.C32];['漁業生產量值-漁業種類別魚類別生產量值15'.E32];['漁業生產量值-漁業種類別魚類別生產量值15'.G32]))" table:style-name="ce37">
            <text:p>29<text:s/></text:p>
          </table:table-cell>
          <table:table-cell office:value-type="float" office:value="9547.6486800000002" table:formula="of:=  IF(SUM([.N32];[.P32];['漁業生產量值-漁業種類別魚類別生產量值15'.D32];['漁業生產量值-漁業種類別魚類別生產量值15'.F32];['漁業生產量值-漁業種類別魚類別生產量值15'.H32])=0;&quot;-&quot;;SUM([.N32];[.P32];['漁業生產量值-漁業種類別魚類別生產量值15'.D32];['漁業生產量值-漁業種類別魚類別生產量值15'.F32];['漁業生產量值-漁業種類別魚類別生產量值15'.H32]))" table:style-name="ce37">
            <text:p>9,548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33];[.O33];['漁業生產量值-漁業種類別魚類別生產量值15'.C33];['漁業生產量值-漁業種類別魚類別生產量值15'.E33];['漁業生產量值-漁業種類別魚類別生產量值15'.G33])=0;&quot;-&quot;;SUM([.M33];[.O33];['漁業生產量值-漁業種類別魚類別生產量值15'.C33];['漁業生產量值-漁業種類別魚類別生產量值15'.E33];['漁業生產量值-漁業種類別魚類別生產量值15'.G33]))" table:style-name="ce37">
            <text:p>-</text:p>
          </table:table-cell>
          <table:table-cell office:value-type="string" office:string-value="-" table:formula="of:=  IF(SUM([.N33];[.P33];['漁業生產量值-漁業種類別魚類別生產量值15'.D33];['漁業生產量值-漁業種類別魚類別生產量值15'.F33];['漁業生產量值-漁業種類別魚類別生產量值15'.H33])=0;&quot;-&quot;;SUM([.N33];[.P33];['漁業生產量值-漁業種類別魚類別生產量值15'.D33];['漁業生產量值-漁業種類別魚類別生產量值15'.F33];['漁業生產量值-漁業種類別魚類別生產量值15'.H3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34];[.O34];['漁業生產量值-漁業種類別魚類別生產量值15'.C34];['漁業生產量值-漁業種類別魚類別生產量值15'.E34];['漁業生產量值-漁業種類別魚類別生產量值15'.G34])=0;&quot;-&quot;;SUM([.M34];[.O34];['漁業生產量值-漁業種類別魚類別生產量值15'.C34];['漁業生產量值-漁業種類別魚類別生產量值15'.E34];['漁業生產量值-漁業種類別魚類別生產量值15'.G34]))" table:style-name="ce37">
            <text:p>-</text:p>
          </table:table-cell>
          <table:table-cell office:value-type="string" office:string-value="-" table:formula="of:=  IF(SUM([.N34];[.P34];['漁業生產量值-漁業種類別魚類別生產量值15'.D34];['漁業生產量值-漁業種類別魚類別生產量值15'.F34];['漁業生產量值-漁業種類別魚類別生產量值15'.H34])=0;&quot;-&quot;;SUM([.N34];[.P34];['漁業生產量值-漁業種類別魚類別生產量值15'.D34];['漁業生產量值-漁業種類別魚類別生產量值15'.F34];['漁業生產量值-漁業種類別魚類別生產量值15'.H3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float" office:value="8.0500000000000002E-2" table:style-name="ce49">
            <text:p>0<text:s/></text:p>
          </table:table-cell>
          <table:table-cell office:value-type="float" office:value="74.06" table:style-name="ce49">
            <text:p>74<text:s/></text:p>
          </table:table-cell>
          <table:table-cell office:value-type="string" office:string-value="-" table:formula="of:=  IF(SUM([.M35];[.O35];['漁業生產量值-漁業種類別魚類別生產量值15'.C35];['漁業生產量值-漁業種類別魚類別生產量值15'.E35];['漁業生產量值-漁業種類別魚類別生產量值15'.G35])=0;&quot;-&quot;;SUM([.M35];[.O35];['漁業生產量值-漁業種類別魚類別生產量值15'.C35];['漁業生產量值-漁業種類別魚類別生產量值15'.E35];['漁業生產量值-漁業種類別魚類別生產量值15'.G35]))" table:style-name="ce37">
            <text:p>-</text:p>
          </table:table-cell>
          <table:table-cell office:value-type="string" office:string-value="-" table:formula="of:=  IF(SUM([.N35];[.P35];['漁業生產量值-漁業種類別魚類別生產量值15'.D35];['漁業生產量值-漁業種類別魚類別生產量值15'.F35];['漁業生產量值-漁業種類別魚類別生產量值15'.H35])=0;&quot;-&quot;;SUM([.N35];[.P35];['漁業生產量值-漁業種類別魚類別生產量值15'.D35];['漁業生產量值-漁業種類別魚類別生產量值15'.F35];['漁業生產量值-漁業種類別魚類別生產量值15'.H35]))" table:style-name="ce3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float" office:value="3748.4520000000002" table:formula="of:=  IF(SUM([.C37:.C53])=0;&quot;-&quot;;SUM([.C37:.C53]))" table:style-name="ce44">
            <text:p>3,748<text:s/></text:p>
          </table:table-cell>
          <table:table-cell office:value-type="float" office:value="184623.03" table:formula="of:=  IF(SUM([.D37:.D53])=0;&quot;-&quot;;SUM([.D37:.D53]))" table:style-name="ce52">
            <text:p>184,623<text:s/></text:p>
          </table:table-cell>
          <table:table-cell office:value-type="float" office:value="0.41173999999999999" table:formula="of:=  IF(SUM([.E37:.E53])=0;&quot;-&quot;;SUM([.E37:.E53]))" table:style-name="ce44">
            <text:p>0<text:s/></text:p>
          </table:table-cell>
          <table:table-cell office:value-type="float" office:value="41.729100000000003" table:formula="of:=  IF(SUM([.F37:.F53])=0;&quot;-&quot;;SUM([.F37:.F53]))" table:style-name="ce52">
            <text:p>42<text:s/></text:p>
          </table:table-cell>
          <table:table-cell office:value-type="float" office:value="45.121840000000006" table:formula="of:=  IF(SUM([.G37:.G53])=0;&quot;-&quot;;SUM([.G37:.G53]))" table:style-name="ce44">
            <text:p>45<text:s/></text:p>
          </table:table-cell>
          <table:table-cell office:value-type="float" office:value="11471.372410000002" table:formula="of:=  IF(SUM([.H37:.H53])=0;&quot;-&quot;;SUM([.H37:.H53]))" table:style-name="ce52">
            <text:p>11,471<text:s/></text:p>
          </table:table-cell>
          <table:table-cell office:value-type="float" office:value="354.20953000000003" table:formula="of:=  IF(SUM([.I37:.I53])=0;&quot;-&quot;;SUM([.I37:.I53]))" table:style-name="ce44">
            <text:p>354<text:s/></text:p>
          </table:table-cell>
          <table:table-cell office:value-type="float" office:value="118134.88535000001" table:formula="of:=  IF(SUM([.J37:.J53])=0;&quot;-&quot;;SUM([.J37:.J53]))" table:style-name="ce44">
            <text:p>118,135<text:s/></text:p>
          </table:table-cell>
          <table:table-cell office:value-type="float" office:value="662.26765" table:formula="of:=  IF(SUM([.M36];[.O36];['漁業生產量值-漁業種類別魚類別生產量值15'.C36];['漁業生產量值-漁業種類別魚類別生產量值15'.E36];['漁業生產量值-漁業種類別魚類別生產量值15'.G36])=0;&quot;-&quot;;SUM([.M36];[.O36];['漁業生產量值-漁業種類別魚類別生產量值15'.C36];['漁業生產量值-漁業種類別魚類別生產量值15'.E36];['漁業生產量值-漁業種類別魚類別生產量值15'.G36]))" table:style-name="ce64">
            <text:p>662<text:s/></text:p>
          </table:table-cell>
          <table:table-cell office:value-type="float" office:value="60164.824090000002" table:formula="of:=  IF(SUM([.N36];[.P36];['漁業生產量值-漁業種類別魚類別生產量值15'.D36];['漁業生產量值-漁業種類別魚類別生產量值15'.F36];['漁業生產量值-漁業種類別魚類別生產量值15'.H36])=0;&quot;-&quot;;SUM([.N36];[.P36];['漁業生產量值-漁業種類別魚類別生產量值15'.D36];['漁業生產量值-漁業種類別魚類別生產量值15'.F36];['漁業生產量值-漁業種類別魚類別生產量值15'.H36]))" table:style-name="ce64">
            <text:p>60,165<text:s/></text:p>
          </table:table-cell>
          <table:table-cell office:value-type="string" office:string-value="-" table:formula="of:=  IF(SUM([.M37:.M53])=0;&quot;-&quot;;SUM([.M37:.M53]))" table:style-name="ce44">
            <text:p>-</text:p>
          </table:table-cell>
          <table:table-cell office:value-type="string" office:string-value="-" table:formula="of:=  IF(SUM([.N37:.N53])=0;&quot;-&quot;;SUM([.N37:.N53]))" table:style-name="ce45">
            <text:p>-</text:p>
          </table:table-cell>
          <table:table-cell office:value-type="string" office:string-value="-" table:formula="of:=  IF(SUM([.O37:.O53])=0;&quot;-&quot;;SUM([.O37:.O53]))" table:style-name="ce44">
            <text:p>-</text:p>
          </table:table-cell>
          <table:table-cell office:value-type="string" office:string-value="-" table:formula="of:=  IF(SUM([.P37:.P53])=0;&quot;-&quot;;SUM([.P37:.P53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2.8199999999999999E-2" table:style-name="ce47">
            <text:p>0<text:s/></text:p>
          </table:table-cell>
          <table:table-cell office:value-type="float" office:value="2.6423399999999999" table:style-name="ce53">
            <text:p>3<text:s/></text:p>
          </table:table-cell>
          <table:table-cell office:value-type="float" office:value="1.0747" table:style-name="ce47">
            <text:p>1<text:s/></text:p>
          </table:table-cell>
          <table:table-cell office:value-type="float" office:value="218.18898999999999" table:style-name="ce47">
            <text:p>218<text:s/></text:p>
          </table:table-cell>
          <table:table-cell office:value-type="string" office:string-value="-" table:formula="of:=  IF(SUM([.M37];[.O37];['漁業生產量值-漁業種類別魚類別生產量值15'.C37];['漁業生產量值-漁業種類別魚類別生產量值15'.E37];['漁業生產量值-漁業種類別魚類別生產量值15'.G37])=0;&quot;-&quot;;SUM([.M37];[.O37];['漁業生產量值-漁業種類別魚類別生產量值15'.C37];['漁業生產量值-漁業種類別魚類別生產量值15'.E37];['漁業生產量值-漁業種類別魚類別生產量值15'.G37]))" table:style-name="ce37">
            <text:p>-</text:p>
          </table:table-cell>
          <table:table-cell office:value-type="string" office:string-value="-" table:formula="of:=  IF(SUM([.N37];[.P37];['漁業生產量值-漁業種類別魚類別生產量值15'.D37];['漁業生產量值-漁業種類別魚類別生產量值15'.F37];['漁業生產量值-漁業種類別魚類別生產量值15'.H37])=0;&quot;-&quot;;SUM([.N37];[.P37];['漁業生產量值-漁業種類別魚類別生產量值15'.D37];['漁業生產量值-漁業種類別魚類別生產量值15'.F37];['漁業生產量值-漁業種類別魚類別生產量值15'.H3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5.2999999999999999E-2" table:style-name="ce47">
            <text:p>0<text:s/></text:p>
          </table:table-cell>
          <table:table-cell office:value-type="float" office:value="7.7698" table:style-name="ce47">
            <text:p>8<text:s/></text:p>
          </table:table-cell>
          <table:table-cell office:value-type="string" office:string-value="-" table:formula="of:=  IF(SUM([.M38];[.O38];['漁業生產量值-漁業種類別魚類別生產量值15'.C38];['漁業生產量值-漁業種類別魚類別生產量值15'.E38];['漁業生產量值-漁業種類別魚類別生產量值15'.G38])=0;&quot;-&quot;;SUM([.M38];[.O38];['漁業生產量值-漁業種類別魚類別生產量值15'.C38];['漁業生產量值-漁業種類別魚類別生產量值15'.E38];['漁業生產量值-漁業種類別魚類別生產量值15'.G38]))" table:style-name="ce37">
            <text:p>-</text:p>
          </table:table-cell>
          <table:table-cell office:value-type="string" office:string-value="-" table:formula="of:=  IF(SUM([.N38];[.P38];['漁業生產量值-漁業種類別魚類別生產量值15'.D38];['漁業生產量值-漁業種類別魚類別生產量值15'.F38];['漁業生產量值-漁業種類別魚類別生產量值15'.H38])=0;&quot;-&quot;;SUM([.N38];[.P38];['漁業生產量值-漁業種類別魚類別生產量值15'.D38];['漁業生產量值-漁業種類別魚類別生產量值15'.F38];['漁業生產量值-漁業種類別魚類別生產量值15'.H38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39];[.O39];['漁業生產量值-漁業種類別魚類別生產量值15'.C39];['漁業生產量值-漁業種類別魚類別生產量值15'.E39];['漁業生產量值-漁業種類別魚類別生產量值15'.G39])=0;&quot;-&quot;;SUM([.M39];[.O39];['漁業生產量值-漁業種類別魚類別生產量值15'.C39];['漁業生產量值-漁業種類別魚類別生產量值15'.E39];['漁業生產量值-漁業種類別魚類別生產量值15'.G39]))" table:style-name="ce37">
            <text:p>-</text:p>
          </table:table-cell>
          <table:table-cell office:value-type="string" office:string-value="-" table:formula="of:=  IF(SUM([.N39];[.P39];['漁業生產量值-漁業種類別魚類別生產量值15'.D39];['漁業生產量值-漁業種類別魚類別生產量值15'.F39];['漁業生產量值-漁業種類別魚類別生產量值15'.H39])=0;&quot;-&quot;;SUM([.N39];[.P39];['漁業生產量值-漁業種類別魚類別生產量值15'.D39];['漁業生產量值-漁業種類別魚類別生產量值15'.F39];['漁業生產量值-漁業種類別魚類別生產量值15'.H3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39.631700000000002" table:style-name="ce47">
            <text:p>40<text:s/></text:p>
          </table:table-cell>
          <table:table-cell office:value-type="float" office:value="10188.5015" table:style-name="ce53">
            <text:p>10,189<text:s/></text:p>
          </table:table-cell>
          <table:table-cell office:value-type="float" office:value="53.967599999999997" table:style-name="ce47">
            <text:p>54<text:s/></text:p>
          </table:table-cell>
          <table:table-cell office:value-type="float" office:value="14957.2137" table:style-name="ce47">
            <text:p>14,957<text:s/></text:p>
          </table:table-cell>
          <table:table-cell office:value-type="float" office:value="1.5089999999999999" table:formula="of:=  IF(SUM([.M40];[.O40];['漁業生產量值-漁業種類別魚類別生產量值15'.C40];['漁業生產量值-漁業種類別魚類別生產量值15'.E40];['漁業生產量值-漁業種類別魚類別生產量值15'.G40])=0;&quot;-&quot;;SUM([.M40];[.O40];['漁業生產量值-漁業種類別魚類別生產量值15'.C40];['漁業生產量值-漁業種類別魚類別生產量值15'.E40];['漁業生產量值-漁業種類別魚類別生產量值15'.G40]))" table:style-name="ce37">
            <text:p>2<text:s/></text:p>
          </table:table-cell>
          <table:table-cell office:value-type="float" office:value="399.923" table:formula="of:=  IF(SUM([.N40];[.P40];['漁業生產量值-漁業種類別魚類別生產量值15'.D40];['漁業生產量值-漁業種類別魚類別生產量值15'.F40];['漁業生產量值-漁業種類別魚類別生產量值15'.H40])=0;&quot;-&quot;;SUM([.N40];[.P40];['漁業生產量值-漁業種類別魚類別生產量值15'.D40];['漁業生產量值-漁業種類別魚類別生產量值15'.F40];['漁業生產量值-漁業種類別魚類別生產量值15'.H40]))" table:style-name="ce37">
            <text:p>400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41];[.O41];['漁業生產量值-漁業種類別魚類別生產量值15'.C41];['漁業生產量值-漁業種類別魚類別生產量值15'.E41];['漁業生產量值-漁業種類別魚類別生產量值15'.G41])=0;&quot;-&quot;;SUM([.M41];[.O41];['漁業生產量值-漁業種類別魚類別生產量值15'.C41];['漁業生產量值-漁業種類別魚類別生產量值15'.E41];['漁業生產量值-漁業種類別魚類別生產量值15'.G41]))" table:style-name="ce37">
            <text:p>-</text:p>
          </table:table-cell>
          <table:table-cell office:value-type="string" office:string-value="-" table:formula="of:=  IF(SUM([.N41];[.P41];['漁業生產量值-漁業種類別魚類別生產量值15'.D41];['漁業生產量值-漁業種類別魚類別生產量值15'.F41];['漁業生產量值-漁業種類別魚類別生產量值15'.H41])=0;&quot;-&quot;;SUM([.N41];[.P41];['漁業生產量值-漁業種類別魚類別生產量值15'.D41];['漁業生產量值-漁業種類別魚類別生產量值15'.F41];['漁業生產量值-漁業種類別魚類別生產量值15'.H4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42];[.O42];['漁業生產量值-漁業種類別魚類別生產量值15'.C42];['漁業生產量值-漁業種類別魚類別生產量值15'.E42];['漁業生產量值-漁業種類別魚類別生產量值15'.G42])=0;&quot;-&quot;;SUM([.M42];[.O42];['漁業生產量值-漁業種類別魚類別生產量值15'.C42];['漁業生產量值-漁業種類別魚類別生產量值15'.E42];['漁業生產量值-漁業種類別魚類別生產量值15'.G42]))" table:style-name="ce37">
            <text:p>-</text:p>
          </table:table-cell>
          <table:table-cell office:value-type="string" office:string-value="-" table:formula="of:=  IF(SUM([.N42];[.P42];['漁業生產量值-漁業種類別魚類別生產量值15'.D42];['漁業生產量值-漁業種類別魚類別生產量值15'.F42];['漁業生產量值-漁業種類別魚類別生產量值15'.H42])=0;&quot;-&quot;;SUM([.N42];[.P42];['漁業生產量值-漁業種類別魚類別生產量值15'.D42];['漁業生產量值-漁業種類別魚類別生產量值15'.F42];['漁業生產量值-漁業種類別魚類別生產量值15'.H42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43];[.O43];['漁業生產量值-漁業種類別魚類別生產量值15'.C43];['漁業生產量值-漁業種類別魚類別生產量值15'.E43];['漁業生產量值-漁業種類別魚類別生產量值15'.G43])=0;&quot;-&quot;;SUM([.M43];[.O43];['漁業生產量值-漁業種類別魚類別生產量值15'.C43];['漁業生產量值-漁業種類別魚類別生產量值15'.E43];['漁業生產量值-漁業種類別魚類別生產量值15'.G43]))" table:style-name="ce37">
            <text:p>-</text:p>
          </table:table-cell>
          <table:table-cell office:value-type="string" office:string-value="-" table:formula="of:=  IF(SUM([.N43];[.P43];['漁業生產量值-漁業種類別魚類別生產量值15'.D43];['漁業生產量值-漁業種類別魚類別生產量值15'.F43];['漁業生產量值-漁業種類別魚類別生產量值15'.H43])=0;&quot;-&quot;;SUM([.N43];[.P43];['漁業生產量值-漁業種類別魚類別生產量值15'.D43];['漁業生產量值-漁業種類別魚類別生產量值15'.F43];['漁業生產量值-漁業種類別魚類別生產量值15'.H43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44];[.O44];['漁業生產量值-漁業種類別魚類別生產量值15'.C44];['漁業生產量值-漁業種類別魚類別生產量值15'.E44];['漁業生產量值-漁業種類別魚類別生產量值15'.G44])=0;&quot;-&quot;;SUM([.M44];[.O44];['漁業生產量值-漁業種類別魚類別生產量值15'.C44];['漁業生產量值-漁業種類別魚類別生產量值15'.E44];['漁業生產量值-漁業種類別魚類別生產量值15'.G44]))" table:style-name="ce37">
            <text:p>-</text:p>
          </table:table-cell>
          <table:table-cell office:value-type="string" office:string-value="-" table:formula="of:=  IF(SUM([.N44];[.P44];['漁業生產量值-漁業種類別魚類別生產量值15'.D44];['漁業生產量值-漁業種類別魚類別生產量值15'.F44];['漁業生產量值-漁業種類別魚類別生產量值15'.H44])=0;&quot;-&quot;;SUM([.N44];[.P44];['漁業生產量值-漁業種類別魚類別生產量值15'.D44];['漁業生產量值-漁業種類別魚類別生產量值15'.F44];['漁業生產量值-漁業種類別魚類別生產量值15'.H44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float" office:value="3748.4520000000002" table:style-name="ce47">
            <text:p>3,748<text:s/></text:p>
          </table:table-cell>
          <table:table-cell office:value-type="float" office:value="184623.03" table:style-name="ce53">
            <text:p>184,623<text:s/>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45];[.O45];['漁業生產量值-漁業種類別魚類別生產量值15'.C45];['漁業生產量值-漁業種類別魚類別生產量值15'.E45];['漁業生產量值-漁業種類別魚類別生產量值15'.G45])=0;&quot;-&quot;;SUM([.M45];[.O45];['漁業生產量值-漁業種類別魚類別生產量值15'.C45];['漁業生產量值-漁業種類別魚類別生產量值15'.E45];['漁業生產量值-漁業種類別魚類別生產量值15'.G45]))" table:style-name="ce37">
            <text:p>-</text:p>
          </table:table-cell>
          <table:table-cell office:value-type="string" office:string-value="-" table:formula="of:=  IF(SUM([.N45];[.P45];['漁業生產量值-漁業種類別魚類別生產量值15'.D45];['漁業生產量值-漁業種類別魚類別生產量值15'.F45];['漁業生產量值-漁業種類別魚類別生產量值15'.H45])=0;&quot;-&quot;;SUM([.N45];[.P45];['漁業生產量值-漁業種類別魚類別生產量值15'.D45];['漁業生產量值-漁業種類別魚類別生產量值15'.F45];['漁業生產量值-漁業種類別魚類別生產量值15'.H4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0.41173999999999999" table:style-name="ce47">
            <text:p>0<text:s/></text:p>
          </table:table-cell>
          <table:table-cell office:value-type="float" office:value="41.729100000000003" table:style-name="ce53">
            <text:p>42<text:s/></text:p>
          </table:table-cell>
          <table:table-cell office:value-type="float" office:value="5.4560000000000004" table:style-name="ce47">
            <text:p>5<text:s/></text:p>
          </table:table-cell>
          <table:table-cell office:value-type="float" office:value="1279.672" table:style-name="ce53">
            <text:p>1,280<text:s/></text:p>
          </table:table-cell>
          <table:table-cell office:value-type="float" office:value="297.22880000000004" table:style-name="ce47">
            <text:p>297<text:s/></text:p>
          </table:table-cell>
          <table:table-cell office:value-type="float" office:value="102209.51139000001" table:style-name="ce47">
            <text:p>102,210<text:s/></text:p>
          </table:table-cell>
          <table:table-cell office:value-type="float" office:value="2.8290000000000002" table:formula="of:=  IF(SUM([.M46];[.O46];['漁業生產量值-漁業種類別魚類別生產量值15'.C46];['漁業生產量值-漁業種類別魚類別生產量值15'.E46];['漁業生產量值-漁業種類別魚類別生產量值15'.G46])=0;&quot;-&quot;;SUM([.M46];[.O46];['漁業生產量值-漁業種類別魚類別生產量值15'.C46];['漁業生產量值-漁業種類別魚類別生產量值15'.E46];['漁業生產量值-漁業種類別魚類別生產量值15'.G46]))" table:style-name="ce37">
            <text:p>3<text:s/></text:p>
          </table:table-cell>
          <table:table-cell office:value-type="float" office:value="579.97919999999999" table:formula="of:=  IF(SUM([.N46];[.P46];['漁業生產量值-漁業種類別魚類別生產量值15'.D46];['漁業生產量值-漁業種類別魚類別生產量值15'.F46];['漁業生產量值-漁業種類別魚類別生產量值15'.H46])=0;&quot;-&quot;;SUM([.N46];[.P46];['漁業生產量值-漁業種類別魚類別生產量值15'.D46];['漁業生產量值-漁業種類別魚類別生產量值15'.F46];['漁業生產量值-漁業種類別魚類別生產量值15'.H46]))" table:style-name="ce37">
            <text:p>580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47];[.O47];['漁業生產量值-漁業種類別魚類別生產量值15'.C47];['漁業生產量值-漁業種類別魚類別生產量值15'.E47];['漁業生產量值-漁業種類別魚類別生產量值15'.G47])=0;&quot;-&quot;;SUM([.M47];[.O47];['漁業生產量值-漁業種類別魚類別生產量值15'.C47];['漁業生產量值-漁業種類別魚類別生產量值15'.E47];['漁業生產量值-漁業種類別魚類別生產量值15'.G47]))" table:style-name="ce37">
            <text:p>-</text:p>
          </table:table-cell>
          <table:table-cell office:value-type="string" office:string-value="-" table:formula="of:=  IF(SUM([.N47];[.P47];['漁業生產量值-漁業種類別魚類別生產量值15'.D47];['漁業生產量值-漁業種類別魚類別生產量值15'.F47];['漁業生產量值-漁業種類別魚類別生產量值15'.H47])=0;&quot;-&quot;;SUM([.N47];[.P47];['漁業生產量值-漁業種類別魚類別生產量值15'.D47];['漁業生產量值-漁業種類別魚類別生產量值15'.F47];['漁業生產量值-漁業種類別魚類別生產量值15'.H47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48];[.O48];['漁業生產量值-漁業種類別魚類別生產量值15'.C48];['漁業生產量值-漁業種類別魚類別生產量值15'.E48];['漁業生產量值-漁業種類別魚類別生產量值15'.G48])=0;&quot;-&quot;;SUM([.M48];[.O48];['漁業生產量值-漁業種類別魚類別生產量值15'.C48];['漁業生產量值-漁業種類別魚類別生產量值15'.E48];['漁業生產量值-漁業種類別魚類別生產量值15'.G48]))" table:style-name="ce37">
            <text:p>-</text:p>
          </table:table-cell>
          <table:table-cell office:value-type="string" office:string-value="-" table:formula="of:=  IF(SUM([.N48];[.P48];['漁業生產量值-漁業種類別魚類別生產量值15'.D48];['漁業生產量值-漁業種類別魚類別生產量值15'.F48];['漁業生產量值-漁業種類別魚類別生產量值15'.H48])=0;&quot;-&quot;;SUM([.N48];[.P48];['漁業生產量值-漁業種類別魚類別生產量值15'.D48];['漁業生產量值-漁業種類別魚類別生產量值15'.F48];['漁業生產量值-漁業種類別魚類別生產量值15'.H48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49];[.O49];['漁業生產量值-漁業種類別魚類別生產量值15'.C49];['漁業生產量值-漁業種類別魚類別生產量值15'.E49];['漁業生產量值-漁業種類別魚類別生產量值15'.G49])=0;&quot;-&quot;;SUM([.M49];[.O49];['漁業生產量值-漁業種類別魚類別生產量值15'.C49];['漁業生產量值-漁業種類別魚類別生產量值15'.E49];['漁業生產量值-漁業種類別魚類別生產量值15'.G49]))" table:style-name="ce37">
            <text:p>-</text:p>
          </table:table-cell>
          <table:table-cell office:value-type="string" office:string-value="-" table:formula="of:=  IF(SUM([.N49];[.P49];['漁業生產量值-漁業種類別魚類別生產量值15'.D49];['漁業生產量值-漁業種類別魚類別生產量值15'.F49];['漁業生產量值-漁業種類別魚類別生產量值15'.H49])=0;&quot;-&quot;;SUM([.N49];[.P49];['漁業生產量值-漁業種類別魚類別生產量值15'.D49];['漁業生產量值-漁業種類別魚類別生產量值15'.F49];['漁業生產量值-漁業種類別魚類別生產量值15'.H49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50];[.O50];['漁業生產量值-漁業種類別魚類別生產量值15'.C50];['漁業生產量值-漁業種類別魚類別生產量值15'.E50];['漁業生產量值-漁業種類別魚類別生產量值15'.G50])=0;&quot;-&quot;;SUM([.M50];[.O50];['漁業生產量值-漁業種類別魚類別生產量值15'.C50];['漁業生產量值-漁業種類別魚類別生產量值15'.E50];['漁業生產量值-漁業種類別魚類別生產量值15'.G50]))" table:style-name="ce37">
            <text:p>-</text:p>
          </table:table-cell>
          <table:table-cell office:value-type="string" office:string-value="-" table:formula="of:=  IF(SUM([.N50];[.P50];['漁業生產量值-漁業種類別魚類別生產量值15'.D50];['漁業生產量值-漁業種類別魚類別生產量值15'.F50];['漁業生產量值-漁業種類別魚類別生產量值15'.H50])=0;&quot;-&quot;;SUM([.N50];[.P50];['漁業生產量值-漁業種類別魚類別生產量值15'.D50];['漁業生產量值-漁業種類別魚類別生產量值15'.F50];['漁業生產量值-漁業種類別魚類別生產量值15'.H50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51];[.O51];['漁業生產量值-漁業種類別魚類別生產量值15'.C51];['漁業生產量值-漁業種類別魚類別生產量值15'.E51];['漁業生產量值-漁業種類別魚類別生產量值15'.G51])=0;&quot;-&quot;;SUM([.M51];[.O51];['漁業生產量值-漁業種類別魚類別生產量值15'.C51];['漁業生產量值-漁業種類別魚類別生產量值15'.E51];['漁業生產量值-漁業種類別魚類別生產量值15'.G51]))" table:style-name="ce37">
            <text:p>-</text:p>
          </table:table-cell>
          <table:table-cell office:value-type="string" office:string-value="-" table:formula="of:=  IF(SUM([.N51];[.P51];['漁業生產量值-漁業種類別魚類別生產量值15'.D51];['漁業生產量值-漁業種類別魚類別生產量值15'.F51];['漁業生產量值-漁業種類別魚類別生產量值15'.H51])=0;&quot;-&quot;;SUM([.N51];[.P51];['漁業生產量值-漁業種類別魚類別生產量值15'.D51];['漁業生產量值-漁業種類別魚類別生產量值15'.F51];['漁業生產量值-漁業種類別魚類別生產量值15'.H51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5.94E-3" table:style-name="ce47">
            <text:p>0<text:s/></text:p>
          </table:table-cell>
          <table:table-cell office:value-type="float" office:value="0.55657000000000001" table:style-name="ce53">
            <text:p>1<text:s/></text:p>
          </table:table-cell>
          <table:table-cell office:value-type="float" office:value="1.0971299999999999" table:style-name="ce47">
            <text:p>1<text:s/></text:p>
          </table:table-cell>
          <table:table-cell office:value-type="float" office:value="143.27773999999999" table:style-name="ce47">
            <text:p>143<text:s/></text:p>
          </table:table-cell>
          <table:table-cell office:value-type="float" office:value="0.96965000000000001" table:formula="of:=  IF(SUM([.M52];[.O52];['漁業生產量值-漁業種類別魚類別生產量值15'.C52];['漁業生產量值-漁業種類別魚類別生產量值15'.E52];['漁業生產量值-漁業種類別魚類別生產量值15'.G52])=0;&quot;-&quot;;SUM([.M52];[.O52];['漁業生產量值-漁業種類別魚類別生產量值15'.C52];['漁業生產量值-漁業種類別魚類別生產量值15'.E52];['漁業生產量值-漁業種類別魚類別生產量值15'.G52]))" table:style-name="ce37">
            <text:p>1<text:s/></text:p>
          </table:table-cell>
          <table:table-cell office:value-type="float" office:value="111.12188999999999" table:formula="of:=  IF(SUM([.N52];[.P52];['漁業生產量值-漁業種類別魚類別生產量值15'.D52];['漁業生產量值-漁業種類別魚類別生產量值15'.F52];['漁業生產量值-漁業種類別魚類別生產量值15'.H52])=0;&quot;-&quot;;SUM([.N52];[.P52];['漁業生產量值-漁業種類別魚類別生產量值15'.D52];['漁業生產量值-漁業種類別魚類別生產量值15'.F52];['漁業生產量值-漁業種類別魚類別生產量值15'.H52]))" table:style-name="ce37">
            <text:p>111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 table:style-name="ce35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float" office:value="0.7883" table:style-name="ce49">
            <text:p>1<text:s/></text:p>
          </table:table-cell>
          <table:table-cell office:value-type="float" office:value="598.92372999999998" table:style-name="ce49">
            <text:p>599<text:s/></text:p>
          </table:table-cell>
          <table:table-cell office:value-type="float" office:value="656.96" table:formula="of:=  IF(SUM([.M53];[.O53];['漁業生產量值-漁業種類別魚類別生產量值15'.C53];['漁業生產量值-漁業種類別魚類別生產量值15'.E53];['漁業生產量值-漁業種類別魚類別生產量值15'.G53])=0;&quot;-&quot;;SUM([.M53];[.O53];['漁業生產量值-漁業種類別魚類別生產量值15'.C53];['漁業生產量值-漁業種類別魚類別生產量值15'.E53];['漁業生產量值-漁業種類別魚類別生產量值15'.G53]))" table:style-name="ce92">
            <text:p>657<text:s/></text:p>
          </table:table-cell>
          <table:table-cell office:value-type="float" office:value="59073.8" table:formula="of:=  IF(SUM([.N53];[.P53];['漁業生產量值-漁業種類別魚類別生產量值15'.D53];['漁業生產量值-漁業種類別魚類別生產量值15'.F53];['漁業生產量值-漁業種類別魚類別生產量值15'.H53])=0;&quot;-&quot;;SUM([.N53];[.P53];['漁業生產量值-漁業種類別魚類別生產量值15'.D53];['漁業生產量值-漁業種類別魚類別生產量值15'.F53];['漁業生產量值-漁業種類別魚類別生產量值15'.H53]))" table:style-name="ce92">
            <text:p>59,074<text:s/>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C55:.C57])=0;&quot;-&quot;;SUM([.C55:.C57]))" table:style-name="ce44">
            <text:p>-</text:p>
          </table:table-cell>
          <table:table-cell office:value-type="string" office:string-value="-" table:formula="of:=  IF(SUM([.D55:.D57])=0;&quot;-&quot;;SUM([.D55:.D57]))" table:style-name="ce52">
            <text:p>-</text:p>
          </table:table-cell>
          <table:table-cell office:value-type="string" office:string-value="-" table:formula="of:=  IF(SUM([.E55:.E57])=0;&quot;-&quot;;SUM([.E55:.E57]))" table:style-name="ce44">
            <text:p>-</text:p>
          </table:table-cell>
          <table:table-cell office:value-type="string" office:string-value="-" table:formula="of:=  IF(SUM([.F55:.F57])=0;&quot;-&quot;;SUM([.F55:.F57]))" table:style-name="ce52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52">
            <text:p>-</text:p>
          </table:table-cell>
          <table:table-cell office:value-type="float" office:value="1.2150000000000001" table:formula="of:=  IF(SUM([.I55:.I57])=0;&quot;-&quot;;SUM([.I55:.I57]))" table:style-name="ce44">
            <text:p>1<text:s/></text:p>
          </table:table-cell>
          <table:table-cell office:value-type="float" office:value="218.7" table:formula="of:=  IF(SUM([.J55:.J57])=0;&quot;-&quot;;SUM([.J55:.J57]))" table:style-name="ce44">
            <text:p>219<text:s/></text:p>
          </table:table-cell>
          <table:table-cell office:value-type="string" office:string-value="-" table:formula="of:=  IF(SUM([.M54];[.O54];['漁業生產量值-漁業種類別魚類別生產量值15'.C54];['漁業生產量值-漁業種類別魚類別生產量值15'.E54];['漁業生產量值-漁業種類別魚類別生產量值15'.G54])=0;&quot;-&quot;;SUM([.M54];[.O54];['漁業生產量值-漁業種類別魚類別生產量值15'.C54];['漁業生產量值-漁業種類別魚類別生產量值15'.E54];['漁業生產量值-漁業種類別魚類別生產量值15'.G54]))" table:style-name="ce37">
            <text:p>-</text:p>
          </table:table-cell>
          <table:table-cell office:value-type="string" office:string-value="-" table:formula="of:=  IF(SUM([.N54];[.P54];['漁業生產量值-漁業種類別魚類別生產量值15'.D54];['漁業生產量值-漁業種類別魚類別生產量值15'.F54];['漁業生產量值-漁業種類別魚類別生產量值15'.H54])=0;&quot;-&quot;;SUM([.N54];[.P54];['漁業生產量值-漁業種類別魚類別生產量值15'.D54];['漁業生產量值-漁業種類別魚類別生產量值15'.F54];['漁業生產量值-漁業種類別魚類別生產量值15'.H54]))" table:style-name="ce37">
            <text:p>-</text:p>
          </table:table-cell>
          <table:table-cell office:value-type="string" office:string-value="-" table:formula="of:=  IF(SUM([.M55:.M57])=0;&quot;-&quot;;SUM([.M55:.M57]))" table:style-name="ce44">
            <text:p>-</text:p>
          </table:table-cell>
          <table:table-cell office:value-type="string" office:string-value="-" table:formula="of:=  IF(SUM([.N55:.N57])=0;&quot;-&quot;;SUM([.N55:.N57]))" table:style-name="ce45">
            <text:p>-</text:p>
          </table:table-cell>
          <table:table-cell office:value-type="string" office:string-value="-" table:formula="of:=  IF(SUM([.O55:.O57])=0;&quot;-&quot;;SUM([.O55:.O57]))" table:style-name="ce44">
            <text:p>-</text:p>
          </table:table-cell>
          <table:table-cell office:value-type="string" office:string-value="-" table:formula="of:=  IF(SUM([.P55:.P57])=0;&quot;-&quot;;SUM([.P55:.P57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55];[.O55];['漁業生產量值-漁業種類別魚類別生產量值15'.C55];['漁業生產量值-漁業種類別魚類別生產量值15'.E55];['漁業生產量值-漁業種類別魚類別生產量值15'.G55])=0;&quot;-&quot;;SUM([.M55];[.O55];['漁業生產量值-漁業種類別魚類別生產量值15'.C55];['漁業生產量值-漁業種類別魚類別生產量值15'.E55];['漁業生產量值-漁業種類別魚類別生產量值15'.G55]))" table:style-name="ce37">
            <text:p>-</text:p>
          </table:table-cell>
          <table:table-cell office:value-type="string" office:string-value="-" table:formula="of:=  IF(SUM([.N55];[.P55];['漁業生產量值-漁業種類別魚類別生產量值15'.D55];['漁業生產量值-漁業種類別魚類別生產量值15'.F55];['漁業生產量值-漁業種類別魚類別生產量值15'.H55])=0;&quot;-&quot;;SUM([.N55];[.P55];['漁業生產量值-漁業種類別魚類別生產量值15'.D55];['漁業生產量值-漁業種類別魚類別生產量值15'.F55];['漁業生產量值-漁業種類別魚類別生產量值15'.H5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1.2150000000000001" table:style-name="ce47">
            <text:p>1<text:s/></text:p>
          </table:table-cell>
          <table:table-cell office:value-type="float" office:value="218.7" table:style-name="ce47">
            <text:p>219<text:s/></text:p>
          </table:table-cell>
          <table:table-cell office:value-type="string" office:string-value="-" table:formula="of:=  IF(SUM([.M56];[.O56];['漁業生產量值-漁業種類別魚類別生產量值15'.C56];['漁業生產量值-漁業種類別魚類別生產量值15'.E56];['漁業生產量值-漁業種類別魚類別生產量值15'.G56])=0;&quot;-&quot;;SUM([.M56];[.O56];['漁業生產量值-漁業種類別魚類別生產量值15'.C56];['漁業生產量值-漁業種類別魚類別生產量值15'.E56];['漁業生產量值-漁業種類別魚類別生產量值15'.G56]))" table:style-name="ce37">
            <text:p>-</text:p>
          </table:table-cell>
          <table:table-cell office:value-type="string" office:string-value="-" table:formula="of:=  IF(SUM([.N56];[.P56];['漁業生產量值-漁業種類別魚類別生產量值15'.D56];['漁業生產量值-漁業種類別魚類別生產量值15'.F56];['漁業生產量值-漁業種類別魚類別生產量值15'.H56])=0;&quot;-&quot;;SUM([.N56];[.P56];['漁業生產量值-漁業種類別魚類別生產量值15'.D56];['漁業生產量值-漁業種類別魚類別生產量值15'.F56];['漁業生產量值-漁業種類別魚類別生產量值15'.H5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M57];[.O57];['漁業生產量值-漁業種類別魚類別生產量值15'.C57];['漁業生產量值-漁業種類別魚類別生產量值15'.E57];['漁業生產量值-漁業種類別魚類別生產量值15'.G57])=0;&quot;-&quot;;SUM([.M57];[.O57];['漁業生產量值-漁業種類別魚類別生產量值15'.C57];['漁業生產量值-漁業種類別魚類別生產量值15'.E57];['漁業生產量值-漁業種類別魚類別生產量值15'.G57]))" table:style-name="ce37">
            <text:p>-</text:p>
          </table:table-cell>
          <table:table-cell office:value-type="string" office:string-value="-" table:formula="of:=  IF(SUM([.N57];[.P57];['漁業生產量值-漁業種類別魚類別生產量值15'.D57];['漁業生產量值-漁業種類別魚類別生產量值15'.F57];['漁業生產量值-漁業種類別魚類別生產量值15'.H57])=0;&quot;-&quot;;SUM([.N57];[.P57];['漁業生產量值-漁業種類別魚類別生產量值15'.D57];['漁業生產量值-漁業種類別魚類別生產量值15'.F57];['漁業生產量值-漁業種類別魚類別生產量值15'.H57]))" table:style-name="ce3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string" office:string-value="-" table:formula="of:=  IF(SUM([.C59:.C61])=0;&quot;-&quot;;SUM([.C59:.C61]))" table:style-name="ce44">
            <text:p>-</text:p>
          </table:table-cell>
          <table:table-cell office:value-type="string" office:string-value="-" table:formula="of:=  IF(SUM([.D59:.D61])=0;&quot;-&quot;;SUM([.D59:.D61]))" table:style-name="ce52">
            <text:p>-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52">
            <text:p>-</text:p>
          </table:table-cell>
          <table:table-cell office:value-type="string" office:string-value="-" table:formula="of:=  IF(SUM([.G59:.G61])=0;&quot;-&quot;;SUM([.G59:.G61]))" table:style-name="ce44">
            <text:p>-</text:p>
          </table:table-cell>
          <table:table-cell office:value-type="string" office:string-value="-" table:formula="of:=  IF(SUM([.H59:.H61])=0;&quot;-&quot;;SUM([.H59:.H61]))" table:style-name="ce52">
            <text:p>-</text:p>
          </table:table-cell>
          <table:table-cell office:value-type="string" office:string-value="-" table:formula="of:=  IF(SUM([.I59:.I61])=0;&quot;-&quot;;SUM([.I59:.I61]))" table:style-name="ce44">
            <text:p>-</text:p>
          </table:table-cell>
          <table:table-cell office:value-type="string" office:string-value="-" table:formula="of:=  IF(SUM([.J59:.J61])=0;&quot;-&quot;;SUM([.J59:.J61]))" table:style-name="ce44">
            <text:p>-</text:p>
          </table:table-cell>
          <table:table-cell office:value-type="float" office:value="22808.428999999996" table:formula="of:=  IF(SUM([.M58];[.O58];['漁業生產量值-漁業種類別魚類別生產量值15'.C58];['漁業生產量值-漁業種類別魚類別生產量值15'.E58];['漁業生產量值-漁業種類別魚類別生產量值15'.G58])=0;&quot;-&quot;;SUM([.M58];[.O58];['漁業生產量值-漁業種類別魚類別生產量值15'.C58];['漁業生產量值-漁業種類別魚類別生產量值15'.E58];['漁業生產量值-漁業種類別魚類別生產量值15'.G58]))" table:style-name="ce64">
            <text:p>22,808<text:s/></text:p>
          </table:table-cell>
          <table:table-cell office:value-type="float" office:value="4822065.216" table:formula="of:=  IF(SUM([.N58];[.P58];['漁業生產量值-漁業種類別魚類別生產量值15'.D58];['漁業生產量值-漁業種類別魚類別生產量值15'.F58];['漁業生產量值-漁業種類別魚類別生產量值15'.H58])=0;&quot;-&quot;;SUM([.N58];[.P58];['漁業生產量值-漁業種類別魚類別生產量值15'.D58];['漁業生產量值-漁業種類別魚類別生產量值15'.F58];['漁業生產量值-漁業種類別魚類別生產量值15'.H58]))" table:style-name="ce64">
            <text:p>4,822,065<text:s/></text:p>
          </table:table-cell>
          <table:table-cell office:value-type="float" office:value="22339.331999999999" table:formula="of:=  IF(SUM([.M59:.M61])=0;&quot;-&quot;;SUM([.M59:.M61]))" table:style-name="ce44">
            <text:p>22,339<text:s/></text:p>
          </table:table-cell>
          <table:table-cell office:value-type="float" office:value="4651056.892" table:formula="of:=  IF(SUM([.N59:.N61])=0;&quot;-&quot;;SUM([.N59:.N61]))" table:style-name="ce45">
            <text:p>4,651,057<text:s/></text:p>
          </table:table-cell>
          <table:table-cell office:value-type="float" office:value="142.83099999999999" table:formula="of:=  IF(SUM([.O59:.O61])=0;&quot;-&quot;;SUM([.O59:.O61]))" table:style-name="ce44">
            <text:p>143<text:s/></text:p>
          </table:table-cell>
          <table:table-cell office:value-type="float" office:value="12614.574000000001" table:formula="of:=  IF(SUM([.P59:.P61])=0;&quot;-&quot;;SUM([.P59:.P61]))" table:style-name="ce45">
            <text:p>12,61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2808.428999999996" table:formula="of:=  IF(SUM([.M59];[.O59];['漁業生產量值-漁業種類別魚類別生產量值15'.C59];['漁業生產量值-漁業種類別魚類別生產量值15'.E59];['漁業生產量值-漁業種類別魚類別生產量值15'.G59])=0;&quot;-&quot;;SUM([.M59];[.O59];['漁業生產量值-漁業種類別魚類別生產量值15'.C59];['漁業生產量值-漁業種類別魚類別生產量值15'.E59];['漁業生產量值-漁業種類別魚類別生產量值15'.G59]))" table:style-name="ce37">
            <text:p>22,808<text:s/></text:p>
          </table:table-cell>
          <table:table-cell office:value-type="float" office:value="4822065.216" table:formula="of:=  IF(SUM([.N59];[.P59];['漁業生產量值-漁業種類別魚類別生產量值15'.D59];['漁業生產量值-漁業種類別魚類別生產量值15'.F59];['漁業生產量值-漁業種類別魚類別生產量值15'.H59])=0;&quot;-&quot;;SUM([.N59];[.P59];['漁業生產量值-漁業種類別魚類別生產量值15'.D59];['漁業生產量值-漁業種類別魚類別生產量值15'.F59];['漁業生產量值-漁業種類別魚類別生產量值15'.H59]))" table:style-name="ce37">
            <text:p>4,822,065<text:s/></text:p>
          </table:table-cell>
          <table:table-cell office:value-type="float" office:value="22339.331999999999" table:style-name="ce47">
            <text:p>22,339<text:s/></text:p>
          </table:table-cell>
          <table:table-cell office:value-type="float" office:value="4651056.892" table:style-name="ce68">
            <text:p>4,651,057<text:s/></text:p>
          </table:table-cell>
          <table:table-cell office:value-type="float" office:value="142.83099999999999" table:style-name="ce47">
            <text:p>143<text:s/></text:p>
          </table:table-cell>
          <table:table-cell office:value-type="float" office:value="12614.574000000001" table:style-name="ce68">
            <text:p>12,615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60];[.O60];['漁業生產量值-漁業種類別魚類別生產量值15'.C60];['漁業生產量值-漁業種類別魚類別生產量值15'.E60];['漁業生產量值-漁業種類別魚類別生產量值15'.G60])=0;&quot;-&quot;;SUM([.M60];[.O60];['漁業生產量值-漁業種類別魚類別生產量值15'.C60];['漁業生產量值-漁業種類別魚類別生產量值15'.E60];['漁業生產量值-漁業種類別魚類別生產量值15'.G60]))" table:style-name="ce37">
            <text:p>-</text:p>
          </table:table-cell>
          <table:table-cell office:value-type="string" office:string-value="-" table:formula="of:=  IF(SUM([.N60];[.P60];['漁業生產量值-漁業種類別魚類別生產量值15'.D60];['漁業生產量值-漁業種類別魚類別生產量值15'.F60];['漁業生產量值-漁業種類別魚類別生產量值15'.H60])=0;&quot;-&quot;;SUM([.N60];[.P60];['漁業生產量值-漁業種類別魚類別生產量值15'.D60];['漁業生產量值-漁業種類別魚類別生產量值15'.F60];['漁業生產量值-漁業種類別魚類別生產量值15'.H60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office:string-value="-" table:formula="of:=  IF(SUM([.M61];[.O61];['漁業生產量值-漁業種類別魚類別生產量值15'.C61];['漁業生產量值-漁業種類別魚類別生產量值15'.E61];['漁業生產量值-漁業種類別魚類別生產量值15'.G61])=0;&quot;-&quot;;SUM([.M61];[.O61];['漁業生產量值-漁業種類別魚類別生產量值15'.C61];['漁業生產量值-漁業種類別魚類別生產量值15'.E61];['漁業生產量值-漁業種類別魚類別生產量值15'.G61]))" table:style-name="ce92">
            <text:p>-</text:p>
          </table:table-cell>
          <table:table-cell office:value-type="string" office:string-value="-" table:formula="of:=  IF(SUM([.N61];[.P61];['漁業生產量值-漁業種類別魚類別生產量值15'.D61];['漁業生產量值-漁業種類別魚類別生產量值15'.F61];['漁業生產量值-漁業種類別魚類別生產量值15'.H61])=0;&quot;-&quot;;SUM([.N61];[.P61];['漁業生產量值-漁業種類別魚類別生產量值15'.D61];['漁業生產量值-漁業種類別魚類別生產量值15'.F61];['漁業生產量值-漁業種類別魚類別生產量值15'.H61]))" table:style-name="ce92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string" office:string-value="-" table:formula="of:=  IF(SUM([.C63];[.C64];[.C65];[.C67])=0;IF([.C66]=0;&quot;-&quot;;[.C66]);SUM([.C63];[.C64];[.C65];[.C67]))" table:style-name="ce44">
            <text:p>-</text:p>
          </table:table-cell>
          <table:table-cell office:value-type="string" office:string-value="-" table:formula="of:=  IF(SUM([.D63:.D67])=0;&quot;-&quot;;SUM([.D63:.D67]))" table:style-name="ce52">
            <text:p>-</text:p>
          </table:table-cell>
          <table:table-cell office:value-type="string" office:string-value="-" table:formula="of:=  IF(SUM([.E63];[.E64];[.E65];[.E67])=0;IF([.E66]=0;&quot;-&quot;;[.E66]);SUM([.E63];[.E64];[.E65];[.E67]))" table:style-name="ce44">
            <text:p>-</text:p>
          </table:table-cell>
          <table:table-cell office:value-type="string" office:string-value="-" table:formula="of:=  IF(SUM([.F63:.F67])=0;&quot;-&quot;;SUM([.F63:.F67]))" table:style-name="ce52">
            <text:p>-</text:p>
          </table:table-cell>
          <table:table-cell office:value-type="string" office:string-value="-" table:formula="of:=  IF(SUM([.G63];[.G64];[.G65];[.G67])=0;IF([.G66]=0;&quot;-&quot;;[.G66]);SUM([.G63];[.G64];[.G65];[.G67]))" table:style-name="ce44">
            <text:p>-</text:p>
          </table:table-cell>
          <table:table-cell office:value-type="string" office:string-value="-" table:formula="of:=  IF(SUM([.H63:.H67])=0;&quot;-&quot;;SUM([.H63:.H67]))" table:style-name="ce52">
            <text:p>-</text:p>
          </table:table-cell>
          <table:table-cell office:value-type="float" office:value="964.75801999999999" table:formula="of:=  IF(SUM([.I63];[.I64];[.I65];[.I67])=0;IF([.I66]=0;&quot;-&quot;;[.I66]);SUM([.I63];[.I64];[.I65];[.I67]))" table:style-name="ce44">
            <text:p>965<text:s/></text:p>
          </table:table-cell>
          <table:table-cell office:value-type="float" office:value="406898.81365999999" table:formula="of:=  IF(SUM([.J63:.J67])=0;&quot;-&quot;;SUM([.J63:.J67]))" table:style-name="ce44">
            <text:p>406,899<text:s/></text:p>
          </table:table-cell>
          <table:table-cell office:value-type="float" office:value="43361.554999999993" table:formula="of:=  IF(SUM([.M62];[.O62];['漁業生產量值-漁業種類別魚類別生產量值15'.C62];['漁業生產量值-漁業種類別魚類別生產量值15'.E62];['漁業生產量值-漁業種類別魚類別生產量值15'.G62])=0;&quot;-&quot;;SUM([.M62];[.O62];['漁業生產量值-漁業種類別魚類別生產量值15'.C62];['漁業生產量值-漁業種類別魚類別生產量值15'.E62];['漁業生產量值-漁業種類別魚類別生產量值15'.G62]))" table:style-name="ce37">
            <text:p>43,362<text:s/></text:p>
          </table:table-cell>
          <table:table-cell office:value-type="float" office:value="3315972.7485000002" table:formula="of:=  IF(SUM([.N62];[.P62];['漁業生產量值-漁業種類別魚類別生產量值15'.D62];['漁業生產量值-漁業種類別魚類別生產量值15'.F62];['漁業生產量值-漁業種類別魚類別生產量值15'.H62])=0;&quot;-&quot;;SUM([.N62];[.P62];['漁業生產量值-漁業種類別魚類別生產量值15'.D62];['漁業生產量值-漁業種類別魚類別生產量值15'.F62];['漁業生產量值-漁業種類別魚類別生產量值15'.H62]))" table:style-name="ce37">
            <text:p>3,315,973<text:s/></text:p>
          </table:table-cell>
          <table:table-cell office:value-type="string" office:string-value="-" table:formula="of:=  IF(SUM([.M63];[.M64];[.M65];[.M67])=0;IF([.M66]=0;&quot;-&quot;;[.M66]);SUM([.M63];[.M64];[.M65];[.M67]))" table:style-name="ce44">
            <text:p>-</text:p>
          </table:table-cell>
          <table:table-cell office:value-type="string" office:string-value="-" table:formula="of:=  IF(SUM([.N63:.N67])=0;&quot;-&quot;;SUM([.N63:.N67]))" table:style-name="ce45">
            <text:p>-</text:p>
          </table:table-cell>
          <table:table-cell office:value-type="float" office:value="38304.341999999997" table:formula="of:=  IF(SUM([.O63];[.O64];[.O65];[.O67])=0;IF([.O66]=0;&quot;-&quot;;[.O66]);SUM([.O63];[.O64];[.O65];[.O67]))" table:style-name="ce44">
            <text:p>38,304<text:s/></text:p>
          </table:table-cell>
          <table:table-cell office:value-type="float" office:value="3027016.0935999998" table:formula="of:=  IF(SUM([.P63:.P67])=0;&quot;-&quot;;SUM([.P63:.P67]))" table:style-name="ce45">
            <text:p>3,027,01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892.86599999999999" table:style-name="ce47">
            <text:p>893<text:s/></text:p>
          </table:table-cell>
          <table:table-cell office:value-type="float" office:value="313659.24540000001" table:style-name="ce47">
            <text:p>313,659<text:s/></text:p>
          </table:table-cell>
          <table:table-cell office:value-type="float" office:value="38389.795999999995" table:formula="of:=  IF(SUM([.M63];[.O63];['漁業生產量值-漁業種類別魚類別生產量值15'.C63];['漁業生產量值-漁業種類別魚類別生產量值15'.E63];['漁業生產量值-漁業種類別魚類別生產量值15'.G63])=0;&quot;-&quot;;SUM([.M63];[.O63];['漁業生產量值-漁業種類別魚類別生產量值15'.C63];['漁業生產量值-漁業種類別魚類別生產量值15'.E63];['漁業生產量值-漁業種類別魚類別生產量值15'.G63]))" table:style-name="ce37">
            <text:p>38,390<text:s/></text:p>
          </table:table-cell>
          <table:table-cell office:value-type="float" office:value="3063799.6695999997" table:formula="of:=  IF(SUM([.N63];[.P63];['漁業生產量值-漁業種類別魚類別生產量值15'.D63];['漁業生產量值-漁業種類別魚類別生產量值15'.F63];['漁業生產量值-漁業種類別魚類別生產量值15'.H63])=0;&quot;-&quot;;SUM([.N63];[.P63];['漁業生產量值-漁業種類別魚類別生產量值15'.D63];['漁業生產量值-漁業種類別魚類別生產量值15'.F63];['漁業生產量值-漁業種類別魚類別生產量值15'.H63]))" table:style-name="ce37">
            <text:p>3,063,800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float" office:value="38304.341999999997" table:style-name="ce47">
            <text:p>38,304<text:s/></text:p>
          </table:table-cell>
          <table:table-cell office:value-type="float" office:value="3027016.0935999998" table:style-name="ce68">
            <text:p>3,027,01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71.892020000000002" table:style-name="ce47">
            <text:p>72<text:s/></text:p>
          </table:table-cell>
          <table:table-cell office:value-type="float" office:value="93239.56826" table:style-name="ce47">
            <text:p>93,240<text:s/></text:p>
          </table:table-cell>
          <table:table-cell office:value-type="float" office:value="4971.4740000000002" table:formula="of:=  IF(SUM([.M64];[.O64];['漁業生產量值-漁業種類別魚類別生產量值15'.C64];['漁業生產量值-漁業種類別魚類別生產量值15'.E64];['漁業生產量值-漁業種類別魚類別生產量值15'.G64])=0;&quot;-&quot;;SUM([.M64];[.O64];['漁業生產量值-漁業種類別魚類別生產量值15'.C64];['漁業生產量值-漁業種類別魚類別生產量值15'.E64];['漁業生產量值-漁業種類別魚類別生產量值15'.G64]))" table:style-name="ce37">
            <text:p>4,971<text:s/></text:p>
          </table:table-cell>
          <table:table-cell office:value-type="float" office:value="252165.98240000001" table:formula="of:=  IF(SUM([.N64];[.P64];['漁業生產量值-漁業種類別魚類別生產量值15'.D64];['漁業生產量值-漁業種類別魚類別生產量值15'.F64];['漁業生產量值-漁業種類別魚類別生產量值15'.H64])=0;&quot;-&quot;;SUM([.N64];[.P64];['漁業生產量值-漁業種類別魚類別生產量值15'.D64];['漁業生產量值-漁業種類別魚類別生產量值15'.F64];['漁業生產量值-漁業種類別魚類別生產量值15'.H64]))" table:style-name="ce37">
            <text:p>252,166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65];[.O65];['漁業生產量值-漁業種類別魚類別生產量值15'.C65];['漁業生產量值-漁業種類別魚類別生產量值15'.E65];['漁業生產量值-漁業種類別魚類別生產量值15'.G65])=0;&quot;-&quot;;SUM([.M65];[.O65];['漁業生產量值-漁業種類別魚類別生產量值15'.C65];['漁業生產量值-漁業種類別魚類別生產量值15'.E65];['漁業生產量值-漁業種類別魚類別生產量值15'.G65]))" table:style-name="ce37">
            <text:p>-</text:p>
          </table:table-cell>
          <table:table-cell office:value-type="string" office:string-value="-" table:formula="of:=  IF(SUM([.N65];[.P65];['漁業生產量值-漁業種類別魚類別生產量值15'.D65];['漁業生產量值-漁業種類別魚類別生產量值15'.F65];['漁業生產量值-漁業種類別魚類別生產量值15'.H65])=0;&quot;-&quot;;SUM([.N65];[.P65];['漁業生產量值-漁業種類別魚類別生產量值15'.D65];['漁業生產量值-漁業種類別魚類別生產量值15'.F65];['漁業生產量值-漁業種類別魚類別生產量值15'.H65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office:string-value="-" table:formula="of:=  IF(SUM([.M66];[.O66];['漁業生產量值-漁業種類別魚類別生產量值15'.C66];['漁業生產量值-漁業種類別魚類別生產量值15'.E66];['漁業生產量值-漁業種類別魚類別生產量值15'.G66])=0;&quot;-&quot;;SUM([.M66];[.O66];['漁業生產量值-漁業種類別魚類別生產量值15'.C66];['漁業生產量值-漁業種類別魚類別生產量值15'.E66];['漁業生產量值-漁業種類別魚類別生產量值15'.G66]))" table:style-name="ce37">
            <text:p>-</text:p>
          </table:table-cell>
          <table:table-cell office:value-type="string" office:string-value="-" table:formula="of:=  IF(SUM([.N66];[.P66];['漁業生產量值-漁業種類別魚類別生產量值15'.D66];['漁業生產量值-漁業種類別魚類別生產量值15'.F66];['漁業生產量值-漁業種類別魚類別生產量值15'.H66])=0;&quot;-&quot;;SUM([.N66];[.P66];['漁業生產量值-漁業種類別魚類別生產量值15'.D66];['漁業生產量值-漁業種類別魚類別生產量值15'.F66];['漁業生產量值-漁業種類別魚類別生產量值15'.H66]))" table:style-name="ce3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float" office:value="0.28499999999999998" table:formula="of:=  IF(SUM([.M67];[.O67];['漁業生產量值-漁業種類別魚類別生產量值15'.C67];['漁業生產量值-漁業種類別魚類別生產量值15'.E67];['漁業生產量值-漁業種類別魚類別生產量值15'.G67])=0;&quot;-&quot;;SUM([.M67];[.O67];['漁業生產量值-漁業種類別魚類別生產量值15'.C67];['漁業生產量值-漁業種類別魚類別生產量值15'.E67];['漁業生產量值-漁業種類別魚類別生產量值15'.G67]))" table:style-name="ce37">
            <text:p>0<text:s/></text:p>
          </table:table-cell>
          <table:table-cell office:value-type="float" office:value="7.0964999999999998" table:formula="of:=  IF(SUM([.N67];[.P67];['漁業生產量值-漁業種類別魚類別生產量值15'.D67];['漁業生產量值-漁業種類別魚類別生產量值15'.F67];['漁業生產量值-漁業種類別魚類別生產量值15'.H67])=0;&quot;-&quot;;SUM([.N67];[.P67];['漁業生產量值-漁業種類別魚類別生產量值15'.D67];['漁業生產量值-漁業種類別魚類別生產量值15'.F67];['漁業生產量值-漁業種類別魚類別生產量值15'.H67]))" table:style-name="ce37">
            <text:p>7<text:s/>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style-name="ro5">
          <table:table-cell table:number-columns-repeated="16384" table:style-name="ce35"/>
        </table:table-row>
        <table:table-row table:number-rows-repeated="1048507" table:style-name="ro5">
          <table:table-cell table:number-columns-repeated="16384"/>
        </table:table-row>
      </table:table>
      <table:table table:name="漁業生產量值-漁業種類別魚類別生產量值15" table:style-name="ta1">
        <table:table-column table:style-name="co1" table:default-cell-style-name="ce56"/>
        <table:table-column table:style-name="co2" table:default-cell-style-name="ce56"/>
        <table:table-column table:style-name="co3" table:default-cell-style-name="ce71"/>
        <table:table-column table:style-name="co5" table:default-cell-style-name="ce71"/>
        <table:table-column table:style-name="co3" table:default-cell-style-name="ce71"/>
        <table:table-column table:style-name="co5" table:default-cell-style-name="ce71"/>
        <table:table-column table:style-name="co3" table:default-cell-style-name="ce56"/>
        <table:table-column table:style-name="co5" table:default-cell-style-name="ce56"/>
        <table:table-column table:style-name="co3" table:default-cell-style-name="ce56"/>
        <table:table-column table:style-name="co5" table:default-cell-style-name="ce56"/>
        <table:table-column table:style-name="co3" table:default-cell-style-name="ce56"/>
        <table:table-column table:style-name="co5" table:default-cell-style-name="ce56"/>
        <table:table-column table:style-name="co3" table:default-cell-style-name="ce56"/>
        <table:table-column table:style-name="co5" table:default-cell-style-name="ce56"/>
        <table:table-column table:style-name="co3" table:default-cell-style-name="ce56"/>
        <table:table-column table:style-name="co5" table:default-cell-style-name="ce56"/>
        <table:table-column table:style-name="co3" table:default-cell-style-name="ce56"/>
        <table:table-column table:style-name="co6" table:number-columns-repeated="16367" table:default-cell-style-name="ce56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number-columns-repeated="6" table:style-name="ce71"/>
          <table:table-cell office:value-type="string" table:style-name="ce71">
            <text:p>7‧FISHERIES PRODUCTION</text:p>
          </table:table-cell>
          <table:table-cell table:number-columns-repeated="16374" table:style-name="ce71"/>
        </table:table-row>
        <table:table-row table:style-name="ro2">
          <table:table-cell table:number-columns-repeated="4" table:style-name="ce71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71"/>
          <table:table-cell table:number-columns-repeated="2" table:style-name="ce3"/>
          <table:table-cell table:number-columns-repeated="2" table:style-name="ce71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71"/>
        </table:table-row>
        <table:table-row table:style-name="ro2">
          <table:table-cell table:style-name="ce80"/>
          <table:table-cell office:value-type="string" table:number-columns-spanned="3" table:number-rows-spanned="1" table:style-name="ce138">
            <text:p>(1)<text:s/><text:span text:style-name="T1">漁業種類別魚類別生產量值(續)</text:span></text:p>
          </table:table-cell>
          <table:covered-table-cell table:number-columns-repeated="2"/>
          <table:table-cell table:style-name="ce80"/>
          <table:table-cell office:value-type="string" table:style-name="ce81">
            <text:p>價值：新臺幣千元</text:p>
          </table:table-cell>
          <table:table-cell table:style-name="ce80"/>
          <table:table-cell table:style-name="ce81"/>
          <table:table-cell office:value-type="string" table:style-name="ce81">
            <text:p>(1) By type of fisheries by species(Continued)</text:p>
          </table:table-cell>
          <table:table-cell table:number-columns-repeated="3" table:style-name="ce80"/>
          <table:table-cell office:value-type="string" table:style-name="ce19">
            <text:p>Value：Thousand NT $</text:p>
          </table:table-cell>
          <table:table-cell table:number-columns-repeated="16371" table:style-name="ce80"/>
        </table:table-row>
        <table:table-row table:style-name="ro3">
          <table:table-cell table:style-name="ce7">
            <draw:custom-shape svg:x="0.38542in" svg:y="0.01042in" svg:width="0.98324in" svg:height="0.70652in" draw:z-index="1" draw:id="id15" draw:style-name="a1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" table:number-rows-spanned="3" table:style-name="ce252">
            <text:p><text:s text:c="20"/><text:span text:style-name="T1">魚類別</text:span></text:p>
            <text:p><text:span text:style-name="T1"><text:s text:c="20"/>Species</text:span></text:p>
          </table:table-cell>
          <table:table-cell office:value-type="string" table:number-columns-spanned="14" table:number-rows-spanned="1" table:style-name="ce245">
            <text:p>主 <text:s text:c="7"/>要 <text:s text:c="7"/>魚 <text:s text:c="7"/>類</text:p>
          </table:table-cell>
          <table:covered-table-cell table:number-columns-repeated="13"/>
          <table:table-cell table:number-columns-repeated="16368"/>
        </table:table-row>
        <table:table-row table:style-name="ro3">
          <table:table-cell table:style-name="ce55"/>
          <table:covered-table-cell/>
          <table:table-cell office:value-type="string" table:number-columns-spanned="6" table:number-rows-spanned="1" table:style-name="ce245">
            <text:p>貝 <text:s text:c="10"/>類</text:p>
          </table:table-cell>
          <table:covered-table-cell table:number-columns-repeated="5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style-name="ce24"/>
          <table:table-cell table:style-name="ce23"/>
          <table:table-cell table:number-columns-repeated="16368"/>
        </table:table-row>
        <table:table-row table:style-name="ro3">
          <table:table-cell table:style-name="ce55"/>
          <table:covered-table-cell/>
          <table:table-cell office:value-type="string" table:number-columns-spanned="2" table:number-rows-spanned="1" table:style-name="ce249">
            <text:p>蜊</text:p>
          </table:table-cell>
          <table:covered-table-cell/>
          <table:table-cell office:value-type="string" table:number-columns-spanned="2" table:number-rows-spanned="1" table:style-name="ce263">
            <text:p>臺灣蜆</text:p>
          </table:table-cell>
          <table:covered-table-cell/>
          <table:table-cell office:value-type="string" table:number-columns-spanned="2" table:number-rows-spanned="1" table:style-name="ce263">
            <text:p>其他</text:p>
          </table:table-cell>
          <table:covered-table-cell/>
          <table:table-cell office:value-type="string" table:number-columns-spanned="2" table:number-rows-spanned="1" table:style-name="ce264">
            <text:p>蛙類</text:p>
          </table:table-cell>
          <table:covered-table-cell/>
          <table:table-cell office:value-type="string" table:number-columns-spanned="2" table:number-rows-spanned="1" table:style-name="ce247">
            <text:p>鱉</text:p>
          </table:table-cell>
          <table:covered-table-cell/>
          <table:table-cell office:value-type="string" table:number-columns-spanned="2" table:number-rows-spanned="1" table:style-name="ce251">
            <text:p>鱉蛋</text:p>
          </table:table-cell>
          <table:covered-table-cell/>
          <table:table-cell office:value-type="string" table:number-columns-spanned="2" table:number-rows-spanned="1" table:style-name="ce251">
            <text:p>珊 <text:s text:c="6"/>瑚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55">
            <text:p>代碼</text:p>
          </table:table-cell>
          <table:table-cell office:value-type="string" table:number-columns-spanned="1" table:number-rows-spanned="3" table:style-name="ce253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42">
            <text:p>65003</text:p>
          </table:table-cell>
          <table:covered-table-cell/>
          <table:table-cell office:value-type="string" table:number-columns-spanned="2" table:number-rows-spanned="1" table:style-name="ce235">
            <text:p>65010</text:p>
          </table:table-cell>
          <table:covered-table-cell/>
          <table:table-cell office:value-type="string" table:number-columns-spanned="2" table:number-rows-spanned="1" table:style-name="ce260">
            <text:p>65ZZZ</text:p>
          </table:table-cell>
          <table:covered-table-cell/>
          <table:table-cell office:value-type="string" table:number-columns-spanned="2" table:number-rows-spanned="1" table:style-name="ce235">
            <text:p>66000</text:p>
          </table:table-cell>
          <table:covered-table-cell/>
          <table:table-cell office:value-type="string" table:number-columns-spanned="2" table:number-rows-spanned="1" table:style-name="ce235">
            <text:p>67001</text:p>
          </table:table-cell>
          <table:covered-table-cell/>
          <table:table-cell office:value-type="string" table:number-columns-spanned="2" table:number-rows-spanned="1" table:style-name="ce235">
            <text:p>67002</text:p>
          </table:table-cell>
          <table:covered-table-cell/>
          <table:table-cell office:value-type="string" table:number-columns-spanned="2" table:number-rows-spanned="1" table:style-name="ce235">
            <text:p>71000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55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91">
            <text:p>產量</text:p>
          </table:table-cell>
          <table:table-cell office:value-type="string" table:style-name="ce13">
            <text:p>價值</text:p>
          </table:table-cell>
          <table:table-cell table:number-columns-repeated="16368"/>
        </table:table-row>
        <table:table-row table:style-name="ro3">
          <table:table-cell table:style-name="ce57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5">
            <text:p>Quantity</text:p>
          </table:table-cell>
          <table:table-cell office:value-type="string" table:style-name="ce16">
            <text:p>Value</text:p>
          </table:table-cell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17">
            <text:p>總 <text:s text:c="7"/>計</text:p>
          </table:table-cell>
          <table:table-cell office:value-type="string" office:string-value="-" table:formula="of:=  IF(SUM([.C11];[.C19];[.C36];[.C54];[.C58];[.C62])=0;&quot;-&quot;;SUM([.C11];[.C19];[.C36];[.C54];[.C58];[.C62]))" table:style-name="ce37">
            <text:p>-</text:p>
          </table:table-cell>
          <table:table-cell office:value-type="string" office:string-value="-" table:formula="of:=  IF(SUM([.D11];[.D19];[.D36];[.D54];[.D58];[.D62])=0;&quot;-&quot;;SUM([.D11];[.D19];[.D36];[.D54];[.D58];[.D62]))" table:style-name="ce58">
            <text:p>-</text:p>
          </table:table-cell>
          <table:table-cell office:value-type="float" office:value="4914.799" table:formula="of:=  IF(SUM([.E11];[.E19];[.E36];[.E54];[.E58];[.E62])=0;&quot;-&quot;;SUM([.E11];[.E19];[.E36];[.E54];[.E58];[.E62]))" table:style-name="ce37">
            <text:p>4,915<text:s/></text:p>
          </table:table-cell>
          <table:table-cell office:value-type="float" office:value="249895.24850000002" table:formula="of:=  IF(SUM([.F11];[.F19];[.F36];[.F54];[.F58];[.F62])=0;&quot;-&quot;;SUM([.F11];[.F19];[.F36];[.F54];[.F58];[.F62]))" table:style-name="ce58">
            <text:p>249,895<text:s/></text:p>
          </table:table-cell>
          <table:table-cell office:value-type="float" office:value="1172.8917300000001" table:formula="of:=  IF(SUM([.G11];[.G19];[.G36];[.G54];[.G58];[.G62])=0;&quot;-&quot;;SUM([.G11];[.G19];[.G36];[.G54];[.G58];[.G62]))" table:style-name="ce37">
            <text:p>1,173<text:s/></text:p>
          </table:table-cell>
          <table:table-cell office:value-type="float" office:value="270309.68698" table:formula="of:=  IF(SUM([.H11];[.H19];[.H36];[.H54];[.H58];[.H62])=0;&quot;-&quot;;SUM([.H11];[.H19];[.H36];[.H54];[.H58];[.H62]))" table:style-name="ce58">
            <text:p>270,310<text:s/></text:p>
          </table:table-cell>
          <table:table-cell office:value-type="float" office:value="1224.039" table:formula="of:=  IF(SUM([.I11];[.I19];[.I36];[.I54];[.I58];[.I62])=0;&quot;-&quot;;SUM([.I11];[.I19];[.I36];[.I54];[.I58];[.I62]))" table:style-name="ce37">
            <text:p>1,224<text:s/></text:p>
          </table:table-cell>
          <table:table-cell office:value-type="float" office:value="93723.767000000007" table:formula="of:=  IF(SUM([.J11];[.J19];[.J36];[.J54];[.J58];[.J62])=0;&quot;-&quot;;SUM([.J11];[.J19];[.J36];[.J54];[.J58];[.J62]))" table:style-name="ce37">
            <text:p>93,724<text:s/></text:p>
          </table:table-cell>
          <table:table-cell office:value-type="float" office:value="722.86400000000003" table:formula="of:=  IF(SUM([.K11];[.K19];[.K36];[.K54];[.K58];[.K62])=0;&quot;-&quot;;SUM([.K11];[.K19];[.K36];[.K54];[.K58];[.K62]))" table:style-name="ce37">
            <text:p>723<text:s/></text:p>
          </table:table-cell>
          <table:table-cell office:value-type="float" office:value="121086.758" table:formula="of:=  IF(SUM([.L11];[.L19];[.L36];[.L54];[.L58];[.L62])=0;&quot;-&quot;;SUM([.L11];[.L19];[.L36];[.L54];[.L58];[.L62]))" table:style-name="ce37">
            <text:p>121,087<text:s/></text:p>
          </table:table-cell>
          <table:table-cell office:value-type="float" office:value="595.17499999999995" table:formula="of:=  IF(SUM([.M11];[.M19];[.M36];[.M54];[.M58];[.M62])=0;&quot;-&quot;;SUM([.M11];[.M19];[.M36];[.M54];[.M58];[.M62]))" table:style-name="ce37">
            <text:p>595<text:s/></text:p>
          </table:table-cell>
          <table:table-cell office:value-type="float" office:value="182711.64749999999" table:formula="of:=  IF(SUM([.N11];[.N19];[.N36];[.N54];[.N58];[.N62])=0;&quot;-&quot;;SUM([.N11];[.N19];[.N36];[.N54];[.N58];[.N62]))" table:style-name="ce37">
            <text:p>182,712<text:s/></text:p>
          </table:table-cell>
          <table:table-cell office:value-type="float" office:value="2.6066600000000002" table:formula="of:=  IF(SUM([.O11];[.O19];[.O36];[.O54];[.O58];[.O62])=0;&quot;-&quot;;SUM([.O11];[.O19];[.O36];[.O54];[.O58];[.O62]))" table:style-name="ce37">
            <text:p>3<text:s/></text:p>
          </table:table-cell>
          <table:table-cell office:value-type="float" office:value="487016.21561999997" table:formula="of:=  IF(SUM([.P11];[.P19];[.P36];[.P54];[.P58];[.P62])=0;&quot;-&quot;;SUM([.P11];[.P19];[.P36];[.P54];[.P58];[.P62]))" table:style-name="ce64">
            <text:p>487,016<text:s/>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43">
            <text:p>遠洋漁業合計</text:p>
          </table:table-cell>
          <table:table-cell office:value-type="string" office:string-value="-" table:formula="of:=  IF(SUM([.C12:.C18])=0;&quot;-&quot;;SUM([.C12:.C18]))" table:style-name="ce44">
            <text:p>-</text:p>
          </table:table-cell>
          <table:table-cell office:value-type="string" office:string-value="-" table:formula="of:=  IF(SUM([.D12:.D18])=0;&quot;-&quot;;SUM([.D12:.D18]))" table:style-name="ce52">
            <text:p>-</text:p>
          </table:table-cell>
          <table:table-cell office:value-type="string" office:string-value="-" table:formula="of:=  IF(SUM([.E12:.E18])=0;&quot;-&quot;;SUM([.E12:.E18]))" table:style-name="ce44">
            <text:p>-</text:p>
          </table:table-cell>
          <table:table-cell office:value-type="string" office:string-value="-" table:formula="of:=  IF(SUM([.F12:.F18])=0;&quot;-&quot;;SUM([.F12:.F18]))" table:style-name="ce52">
            <text:p>-</text:p>
          </table:table-cell>
          <table:table-cell office:value-type="string" office:string-value="-" table:formula="of:=  IF(SUM([.G12:.G18])=0;&quot;-&quot;;SUM([.G12:.G18]))" table:style-name="ce44">
            <text:p>-</text:p>
          </table:table-cell>
          <table:table-cell office:value-type="string" office:string-value="-" table:formula="of:=  IF(SUM([.H12:.H18])=0;&quot;-&quot;;SUM([.H12:.H18]))" table:style-name="ce52">
            <text:p>-</text:p>
          </table:table-cell>
          <table:table-cell office:value-type="string" office:string-value="-" table:formula="of:=  IF(SUM([.I12:.I18])=0;&quot;-&quot;;SUM([.I12:.I18]))" table:style-name="ce44">
            <text:p>-</text:p>
          </table:table-cell>
          <table:table-cell office:value-type="string" office:string-value="-" table:formula="of:=  IF(SUM([.J12:.J18])=0;&quot;-&quot;;SUM([.J12:.J18]))" table:style-name="ce44">
            <text:p>-</text:p>
          </table:table-cell>
          <table:table-cell office:value-type="string" office:string-value="-" table:formula="of:=  IF(SUM([.K12:.K18])=0;&quot;-&quot;;SUM([.K12:.K18]))" table:style-name="ce44">
            <text:p>-</text:p>
          </table:table-cell>
          <table:table-cell office:value-type="string" office:string-value="-" table:formula="of:=  IF(SUM([.L12:.L18])=0;&quot;-&quot;;SUM([.L12:.L18]))" table:style-name="ce44">
            <text:p>-</text:p>
          </table:table-cell>
          <table:table-cell office:value-type="string" office:string-value="-" table:formula="of:=  IF(SUM([.M12:.M18])=0;&quot;-&quot;;SUM([.M12:.M18]))" table:style-name="ce44">
            <text:p>-</text:p>
          </table:table-cell>
          <table:table-cell office:value-type="string" office:string-value="-" table:formula="of:=  IF(SUM([.N12:.N18])=0;&quot;-&quot;;SUM([.N12:.N18]))" table:style-name="ce44">
            <text:p>-</text:p>
          </table:table-cell>
          <table:table-cell office:value-type="string" office:string-value="-" table:formula="of:=  IF(SUM([.O12:.O18])=0;&quot;-&quot;;SUM([.O12:.O18]))" table:style-name="ce44">
            <text:p>-</text:p>
          </table:table-cell>
          <table:table-cell office:value-type="string" office:string-value="-" table:formula="of:=  IF(SUM([.P12:.P18])=0;&quot;-&quot;;SUM([.P12:.P18]))" table:style-name="ce45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46">
            <text:p>單船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46">
            <text:p>雙船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46">
            <text:p>鰹鮪圍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46">
            <text:p>秋刀魚棒受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46">
            <text:p>魷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48">
            <text:p>其他遠洋漁業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43">
            <text:p>近海漁業合計</text:p>
          </table:table-cell>
          <table:table-cell office:value-type="string" office:string-value="-" table:formula="of:=  IF(SUM([.C20:.C35])=0;&quot;-&quot;;SUM([.C20:.C35]))" table:style-name="ce44">
            <text:p>-</text:p>
          </table:table-cell>
          <table:table-cell office:value-type="string" office:string-value="-" table:formula="of:=  IF(SUM([.D20:.D35])=0;&quot;-&quot;;SUM([.D20:.D35]))" table:style-name="ce52">
            <text:p>-</text:p>
          </table:table-cell>
          <table:table-cell office:value-type="string" office:string-value="-" table:formula="of:=  IF(SUM([.E20:.E35])=0;&quot;-&quot;;SUM([.E20:.E35]))" table:style-name="ce44">
            <text:p>-</text:p>
          </table:table-cell>
          <table:table-cell office:value-type="string" office:string-value="-" table:formula="of:=  IF(SUM([.F20:.F35])=0;&quot;-&quot;;SUM([.F20:.F35]))" table:style-name="ce52">
            <text:p>-</text:p>
          </table:table-cell>
          <table:table-cell office:value-type="float" office:value="41.94408" table:formula="of:=  IF(SUM([.G20:.G35])=0;&quot;-&quot;;SUM([.G20:.G35]))" table:style-name="ce44">
            <text:p>42<text:s/></text:p>
          </table:table-cell>
          <table:table-cell office:value-type="float" office:value="12689.70649" table:formula="of:=  IF(SUM([.H20:.H35])=0;&quot;-&quot;;SUM([.H20:.H35]))" table:style-name="ce52">
            <text:p>12,690<text:s/></text:p>
          </table:table-cell>
          <table:table-cell office:value-type="string" office:string-value="-" table:formula="of:=  IF(SUM([.I20:.I35])=0;&quot;-&quot;;SUM([.I20:.I35]))" table:style-name="ce44">
            <text:p>-</text:p>
          </table:table-cell>
          <table:table-cell office:value-type="string" office:string-value="-" table:formula="of:=  IF(SUM([.J20:.J35])=0;&quot;-&quot;;SUM([.J20:.J35]))" table:style-name="ce44">
            <text:p>-</text:p>
          </table:table-cell>
          <table:table-cell office:value-type="string" office:string-value="-" table:formula="of:=  IF(SUM([.K20:.K35])=0;&quot;-&quot;;SUM([.K20:.K35]))" table:style-name="ce44">
            <text:p>-</text:p>
          </table:table-cell>
          <table:table-cell office:value-type="string" office:string-value="-" table:formula="of:=  IF(SUM([.L20:.L35])=0;&quot;-&quot;;SUM([.L20:.L35]))" table:style-name="ce44">
            <text:p>-</text:p>
          </table:table-cell>
          <table:table-cell office:value-type="string" office:string-value="-" table:formula="of:=  IF(SUM([.M20:.M35])=0;&quot;-&quot;;SUM([.M20:.M35]))" table:style-name="ce44">
            <text:p>-</text:p>
          </table:table-cell>
          <table:table-cell office:value-type="string" office:string-value="-" table:formula="of:=  IF(SUM([.N20:.N35])=0;&quot;-&quot;;SUM([.N20:.N35]))" table:style-name="ce44">
            <text:p>-</text:p>
          </table:table-cell>
          <table:table-cell office:value-type="float" office:value="2.6066600000000002" table:formula="of:=  IF(SUM([.O20:.O35])=0;&quot;-&quot;;SUM([.O20:.O35]))" table:style-name="ce44">
            <text:p>3<text:s/></text:p>
          </table:table-cell>
          <table:table-cell office:value-type="float" office:value="487016.21561999997" table:formula="of:=  IF(SUM([.P20:.P35])=0;&quot;-&quot;;SUM([.P20:.P35]))" table:style-name="ce44">
            <text:p>487,016<text:s/></text:p>
          </table:table-cell>
          <table:table-cell table:number-columns-repeated="16368"/>
        </table:table-row>
        <table:table-row table:style-name="ro3">
          <table:table-cell office:value-type="string" table:style-name="ce42">
            <text:p>2001</text:p>
          </table:table-cell>
          <table:table-cell office:value-type="string" table:style-name="ce50">
            <text:p>巾著網　</text:p>
          </table:table-cell>
          <table:table-cell office:value-type="string" table:style-name="ce5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46">
            <text:p>鯖鰺圍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46">
            <text:p>棒受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46">
            <text:p>中小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12.131799999999998" table:style-name="ce47">
            <text:p>12<text:s/></text:p>
          </table:table-cell>
          <table:table-cell office:value-type="float" office:value="2995.3418099999999" table:style-name="ce53">
            <text:p>2,995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46">
            <text:p>刺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0.85299999999999998" table:style-name="ce47">
            <text:p>1<text:s/></text:p>
          </table:table-cell>
          <table:table-cell office:value-type="float" office:value="146.71600000000001" table:style-name="ce53">
            <text:p>147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46">
            <text:p>扒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46">
            <text:p>鮪延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46">
            <text:p>曳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28.95928" table:style-name="ce47">
            <text:p>29<text:s/></text:p>
          </table:table-cell>
          <table:table-cell office:value-type="float" office:value="9547.6486800000002" table:style-name="ce53">
            <text:p>9,548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46">
            <text:p>珊瑚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2.6066600000000002" table:style-name="ce47">
            <text:p>3<text:s/></text:p>
          </table:table-cell>
          <table:table-cell office:value-type="float" office:value="487016.21561999997" table:style-name="ce47">
            <text:p>487,016<text:s/>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46">
            <text:p>飛魚卵漁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48">
            <text:p>其他近海漁業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43">
            <text:p>沿岸漁業合計</text:p>
          </table:table-cell>
          <table:table-cell office:value-type="string" office:string-value="-" table:formula="of:=  IF(SUM([.C37:.C53])=0;&quot;-&quot;;SUM([.C37:.C53]))" table:style-name="ce44">
            <text:p>-</text:p>
          </table:table-cell>
          <table:table-cell office:value-type="string" office:string-value="-" table:formula="of:=  IF(SUM([.D37:.D53])=0;&quot;-&quot;;SUM([.D37:.D53]))" table:style-name="ce52">
            <text:p>-</text:p>
          </table:table-cell>
          <table:table-cell office:value-type="string" office:string-value="-" table:formula="of:=  IF(SUM([.E37:.E53])=0;&quot;-&quot;;SUM([.E37:.E53]))" table:style-name="ce44">
            <text:p>-</text:p>
          </table:table-cell>
          <table:table-cell office:value-type="string" office:string-value="-" table:formula="of:=  IF(SUM([.F37:.F53])=0;&quot;-&quot;;SUM([.F37:.F53]))" table:style-name="ce52">
            <text:p>-</text:p>
          </table:table-cell>
          <table:table-cell office:value-type="float" office:value="662.26765" table:formula="of:=  IF(SUM([.G37:.G53])=0;&quot;-&quot;;SUM([.G37:.G53]))" table:style-name="ce44">
            <text:p>662<text:s/></text:p>
          </table:table-cell>
          <table:table-cell office:value-type="float" office:value="60164.824090000002" table:formula="of:=  IF(SUM([.H37:.H53])=0;&quot;-&quot;;SUM([.H37:.H53]))" table:style-name="ce52">
            <text:p>60,165<text:s/></text:p>
          </table:table-cell>
          <table:table-cell office:value-type="string" office:string-value="-" table:formula="of:=  IF(SUM([.I37:.I53])=0;&quot;-&quot;;SUM([.I37:.I53]))" table:style-name="ce44">
            <text:p>-</text:p>
          </table:table-cell>
          <table:table-cell office:value-type="string" office:string-value="-" table:formula="of:=  IF(SUM([.J37:.J53])=0;&quot;-&quot;;SUM([.J37:.J53]))" table:style-name="ce44">
            <text:p>-</text:p>
          </table:table-cell>
          <table:table-cell office:value-type="string" office:string-value="-" table:formula="of:=  IF(SUM([.K37:.K53])=0;&quot;-&quot;;SUM([.K37:.K53]))" table:style-name="ce44">
            <text:p>-</text:p>
          </table:table-cell>
          <table:table-cell office:value-type="string" office:string-value="-" table:formula="of:=  IF(SUM([.L37:.L53])=0;&quot;-&quot;;SUM([.L37:.L53]))" table:style-name="ce44">
            <text:p>-</text:p>
          </table:table-cell>
          <table:table-cell office:value-type="string" office:string-value="-" table:formula="of:=  IF(SUM([.M37:.M53])=0;&quot;-&quot;;SUM([.M37:.M53]))" table:style-name="ce44">
            <text:p>-</text:p>
          </table:table-cell>
          <table:table-cell office:value-type="string" office:string-value="-" table:formula="of:=  IF(SUM([.N37:.N53])=0;&quot;-&quot;;SUM([.N37:.N53]))" table:style-name="ce44">
            <text:p>-</text:p>
          </table:table-cell>
          <table:table-cell office:value-type="string" office:string-value="-" table:formula="of:=  IF(SUM([.O37:.O53])=0;&quot;-&quot;;SUM([.O37:.O53]))" table:style-name="ce44">
            <text:p>-</text:p>
          </table:table-cell>
          <table:table-cell office:value-type="string" office:string-value="-" table:formula="of:=  IF(SUM([.P37:.P53])=0;&quot;-&quot;;SUM([.P37:.P53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46">
            <text:p>定置漁具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46">
            <text:p>地曳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46">
            <text:p>焚寄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46">
            <text:p>刺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1.5089999999999999" table:style-name="ce47">
            <text:p>2<text:s/></text:p>
          </table:table-cell>
          <table:table-cell office:value-type="float" office:value="399.923" table:style-name="ce53">
            <text:p>40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46">
            <text:p>追逐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46">
            <text:p>流袋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46">
            <text:p>魩鱙漁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46">
            <text:p>櫻花蝦漁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46">
            <text:p>赤尾青蝦漁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46">
            <text:p>其他網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2.8290000000000002" table:style-name="ce47">
            <text:p>3<text:s/></text:p>
          </table:table-cell>
          <table:table-cell office:value-type="float" office:value="579.97919999999999" table:style-name="ce53">
            <text:p>580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46">
            <text:p>一支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46">
            <text:p>雜魚延繩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46">
            <text:p>其他釣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46">
            <text:p>鏢旗魚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46">
            <text:p>遊漁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46">
            <text:p>籠具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0.96965000000000001" table:style-name="ce47">
            <text:p>1<text:s/></text:p>
          </table:table-cell>
          <table:table-cell office:value-type="float" office:value="111.12188999999999" table:style-name="ce53">
            <text:p>111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48">
            <text:p>其他沿岸漁業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float" office:value="656.96" table:style-name="ce49">
            <text:p>657<text:s/></text:p>
          </table:table-cell>
          <table:table-cell office:value-type="float" office:value="59073.8" table:style-name="ce54">
            <text:p>59,074<text:s/>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43">
            <text:p>內陸漁撈合計</text:p>
          </table:table-cell>
          <table:table-cell office:value-type="string" office:string-value="-" table:formula="of:=  IF(SUM([.C55:.C57])=0;&quot;-&quot;;SUM([.C55:.C57]))" table:style-name="ce44">
            <text:p>-</text:p>
          </table:table-cell>
          <table:table-cell office:value-type="string" office:string-value="-" table:formula="of:=  IF(SUM([.D55:.D57])=0;&quot;-&quot;;SUM([.D55:.D57]))" table:style-name="ce52">
            <text:p>-</text:p>
          </table:table-cell>
          <table:table-cell office:value-type="string" office:string-value="-" table:formula="of:=  IF(SUM([.E55:.E57])=0;&quot;-&quot;;SUM([.E55:.E57]))" table:style-name="ce44">
            <text:p>-</text:p>
          </table:table-cell>
          <table:table-cell office:value-type="string" office:string-value="-" table:formula="of:=  IF(SUM([.F55:.F57])=0;&quot;-&quot;;SUM([.F55:.F57]))" table:style-name="ce52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52">
            <text:p>-</text:p>
          </table:table-cell>
          <table:table-cell office:value-type="string" office:string-value="-" table:formula="of:=  IF(SUM([.I55:.I57])=0;&quot;-&quot;;SUM([.I55:.I57]))" table:style-name="ce44">
            <text:p>-</text:p>
          </table:table-cell>
          <table:table-cell office:value-type="string" office:string-value="-" table:formula="of:=  IF(SUM([.J55:.J57])=0;&quot;-&quot;;SUM([.J55:.J57]))" table:style-name="ce44">
            <text:p>-</text:p>
          </table:table-cell>
          <table:table-cell office:value-type="string" office:string-value="-" table:formula="of:=  IF(SUM([.K55:.K57])=0;&quot;-&quot;;SUM([.K55:.K57]))" table:style-name="ce44">
            <text:p>-</text:p>
          </table:table-cell>
          <table:table-cell office:value-type="string" office:string-value="-" table:formula="of:=  IF(SUM([.L55:.L57])=0;&quot;-&quot;;SUM([.L55:.L57]))" table:style-name="ce44">
            <text:p>-</text:p>
          </table:table-cell>
          <table:table-cell office:value-type="string" office:string-value="-" table:formula="of:=  IF(SUM([.M55:.M57])=0;&quot;-&quot;;SUM([.M55:.M57]))" table:style-name="ce44">
            <text:p>-</text:p>
          </table:table-cell>
          <table:table-cell office:value-type="string" office:string-value="-" table:formula="of:=  IF(SUM([.N55:.N57])=0;&quot;-&quot;;SUM([.N55:.N57]))" table:style-name="ce44">
            <text:p>-</text:p>
          </table:table-cell>
          <table:table-cell office:value-type="string" office:string-value="-" table:formula="of:=  IF(SUM([.O55:.O57])=0;&quot;-&quot;;SUM([.O55:.O57]))" table:style-name="ce44">
            <text:p>-</text:p>
          </table:table-cell>
          <table:table-cell office:value-type="string" office:string-value="-" table:formula="of:=  IF(SUM([.P55:.P57])=0;&quot;-&quot;;SUM([.P55:.P5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46">
            <text:p>河川漁撈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46">
            <text:p>水庫漁撈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48">
            <text:p>其他內陸漁撈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43">
            <text:p>海面養殖合計</text:p>
          </table:table-cell>
          <table:table-cell office:value-type="string" office:string-value="-" table:formula="of:=  IF(SUM([.C59:.C61])=0;&quot;-&quot;;SUM([.C59:.C61]))" table:style-name="ce44">
            <text:p>-</text:p>
          </table:table-cell>
          <table:table-cell office:value-type="string" office:string-value="-" table:formula="of:=  IF(SUM([.D59:.D61])=0;&quot;-&quot;;SUM([.D59:.D61]))" table:style-name="ce52">
            <text:p>-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52">
            <text:p>-</text:p>
          </table:table-cell>
          <table:table-cell office:value-type="float" office:value="326.26600000000002" table:formula="of:=  IF(SUM([.G59:.G61])=0;&quot;-&quot;;SUM([.G59:.G61]))" table:style-name="ce44">
            <text:p>326<text:s/></text:p>
          </table:table-cell>
          <table:table-cell office:value-type="float" office:value="158393.75" table:formula="of:=  IF(SUM([.H59:.H61])=0;&quot;-&quot;;SUM([.H59:.H61]))" table:style-name="ce52">
            <text:p>158,394<text:s/></text:p>
          </table:table-cell>
          <table:table-cell office:value-type="string" office:string-value="-" table:formula="of:=  IF(SUM([.I59:.I61])=0;&quot;-&quot;;SUM([.I59:.I61]))" table:style-name="ce44">
            <text:p>-</text:p>
          </table:table-cell>
          <table:table-cell office:value-type="string" office:string-value="-" table:formula="of:=  IF(SUM([.J59:.J61])=0;&quot;-&quot;;SUM([.J59:.J61]))" table:style-name="ce44">
            <text:p>-</text:p>
          </table:table-cell>
          <table:table-cell office:value-type="string" office:string-value="-" table:formula="of:=  IF(SUM([.K59:.K61])=0;&quot;-&quot;;SUM([.K59:.K61]))" table:style-name="ce44">
            <text:p>-</text:p>
          </table:table-cell>
          <table:table-cell office:value-type="string" office:string-value="-" table:formula="of:=  IF(SUM([.L59:.L61])=0;&quot;-&quot;;SUM([.L59:.L61]))" table:style-name="ce44">
            <text:p>-</text:p>
          </table:table-cell>
          <table:table-cell office:value-type="string" office:string-value="-" table:formula="of:=  IF(SUM([.M59:.M61])=0;&quot;-&quot;;SUM([.M59:.M61]))" table:style-name="ce44">
            <text:p>-</text:p>
          </table:table-cell>
          <table:table-cell office:value-type="string" office:string-value="-" table:formula="of:=  IF(SUM([.N59:.N61])=0;&quot;-&quot;;SUM([.N59:.N61]))" table:style-name="ce44">
            <text:p>-</text:p>
          </table:table-cell>
          <table:table-cell office:value-type="string" office:string-value="-" table:formula="of:=  IF(SUM([.O59:.O61])=0;&quot;-&quot;;SUM([.O59:.O61]))" table:style-name="ce44">
            <text:p>-</text:p>
          </table:table-cell>
          <table:table-cell office:value-type="string" office:string-value="-" table:formula="of:=  IF(SUM([.P59:.P61])=0;&quot;-&quot;;SUM([.P59:.P61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46">
            <text:p>淺海養殖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326.26600000000002" table:style-name="ce47">
            <text:p>326<text:s/></text:p>
          </table:table-cell>
          <table:table-cell office:value-type="float" office:value="158393.75" table:style-name="ce53">
            <text:p>158,39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48">
            <text:p>其他海面養殖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43">
            <text:p>內陸養殖合計</text:p>
          </table:table-cell>
          <table:table-cell office:value-type="string" office:string-value="-" table:formula="of:=  IF(SUM([.C63];[.C64];[.C65];[.C67])=0;IF([.C66]=0;&quot;-&quot;;[.C66]);SUM([.C63];[.C64];[.C65];[.C67]))" table:style-name="ce44">
            <text:p>-</text:p>
          </table:table-cell>
          <table:table-cell office:value-type="string" office:string-value="-" table:formula="of:=  IF(SUM([.D63:.D67])=0;&quot;-&quot;;SUM([.D63:.D67]))" table:style-name="ce52">
            <text:p>-</text:p>
          </table:table-cell>
          <table:table-cell office:value-type="float" office:value="4914.799" table:formula="of:=  IF(SUM([.E63];[.E64];[.E65];[.E67])=0;IF([.E66]=0;&quot;-&quot;;[.E66]);SUM([.E63];[.E64];[.E65];[.E67]))" table:style-name="ce44">
            <text:p>4,915<text:s/></text:p>
          </table:table-cell>
          <table:table-cell office:value-type="float" office:value="249895.24850000002" table:formula="of:=  IF(SUM([.F63:.F67])=0;&quot;-&quot;;SUM([.F63:.F67]))" table:style-name="ce52">
            <text:p>249,895<text:s/></text:p>
          </table:table-cell>
          <table:table-cell office:value-type="float" office:value="142.41399999999999" table:formula="of:=  IF(SUM([.G63];[.G64];[.G65];[.G67])=0;IF([.G66]=0;&quot;-&quot;;[.G66]);SUM([.G63];[.G64];[.G65];[.G67]))" table:style-name="ce44">
            <text:p>142<text:s/></text:p>
          </table:table-cell>
          <table:table-cell office:value-type="float" office:value="39061.4064" table:formula="of:=  IF(SUM([.H63:.H67])=0;&quot;-&quot;;SUM([.H63:.H67]))" table:style-name="ce52">
            <text:p>39,061<text:s/></text:p>
          </table:table-cell>
          <table:table-cell office:value-type="float" office:value="1224.039" table:formula="of:=  IF(SUM([.I63];[.I64];[.I65];[.I67])=0;IF([.I66]=0;&quot;-&quot;;[.I66]);SUM([.I63];[.I64];[.I65];[.I67]))" table:style-name="ce44">
            <text:p>1,224<text:s/></text:p>
          </table:table-cell>
          <table:table-cell office:value-type="float" office:value="93723.767000000007" table:formula="of:=  IF(SUM([.J63:.J67])=0;&quot;-&quot;;SUM([.J63:.J67]))" table:style-name="ce44">
            <text:p>93,724<text:s/></text:p>
          </table:table-cell>
          <table:table-cell office:value-type="float" office:value="722.86400000000003" table:formula="of:=  IF(SUM([.K63];[.K64];[.K65];[.K67])=0;IF([.K66]=0;&quot;-&quot;;[.K66]);SUM([.K63];[.K64];[.K65];[.K67]))" table:style-name="ce44">
            <text:p>723<text:s/></text:p>
          </table:table-cell>
          <table:table-cell office:value-type="float" office:value="121086.758" table:formula="of:=  IF(SUM([.L63:.L67])=0;&quot;-&quot;;SUM([.L63:.L67]))" table:style-name="ce44">
            <text:p>121,087<text:s/></text:p>
          </table:table-cell>
          <table:table-cell office:value-type="float" office:value="595.17499999999995" table:formula="of:=  IF(SUM([.M63];[.M64];[.M65];[.M67])=0;IF([.M66]=0;&quot;-&quot;;[.M66]);SUM([.M63];[.M64];[.M65];[.M67]))" table:style-name="ce44">
            <text:p>595<text:s/></text:p>
          </table:table-cell>
          <table:table-cell office:value-type="float" office:value="182711.64749999999" table:formula="of:=  IF(SUM([.N63:.N67])=0;&quot;-&quot;;SUM([.N63:.N67]))" table:style-name="ce44">
            <text:p>182,712<text:s/></text:p>
          </table:table-cell>
          <table:table-cell office:value-type="string" office:string-value="-" table:formula="of:=  IF(SUM([.O63];[.O64];[.O65];[.O67])=0;IF([.O66]=0;&quot;-&quot;;[.O66]);SUM([.O63];[.O64];[.O65];[.O67]))" table:style-name="ce44">
            <text:p>-</text:p>
          </table:table-cell>
          <table:table-cell office:value-type="string" office:string-value="-" table:formula="of:=  IF(SUM([.P63:.P67])=0;&quot;-&quot;;SUM([.P63:.P67]))" table:style-name="ce44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46">
            <text:p>鹹水魚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85.453999999999994" table:style-name="ce47">
            <text:p>85<text:s/></text:p>
          </table:table-cell>
          <table:table-cell office:value-type="float" office:value="36783.576000000001" table:style-name="ce53">
            <text:p>36,784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46">
            <text:p>淡水魚塭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float" office:value="4914.5140000000001" table:style-name="ce47">
            <text:p>4,915<text:s/></text:p>
          </table:table-cell>
          <table:table-cell office:value-type="float" office:value="249888.152" table:style-name="ce53">
            <text:p>249,888<text:s/></text:p>
          </table:table-cell>
          <table:table-cell office:value-type="float" office:value="56.96" table:style-name="ce47">
            <text:p>57<text:s/></text:p>
          </table:table-cell>
          <table:table-cell office:value-type="float" office:value="2277.8303999999998" table:style-name="ce53">
            <text:p>2,278<text:s/></text:p>
          </table:table-cell>
          <table:table-cell office:value-type="float" office:value="1224.039" table:style-name="ce47">
            <text:p>1,224<text:s/></text:p>
          </table:table-cell>
          <table:table-cell office:value-type="float" office:value="93723.767000000007" table:style-name="ce47">
            <text:p>93,724<text:s/></text:p>
          </table:table-cell>
          <table:table-cell office:value-type="float" office:value="722.86400000000003" table:style-name="ce47">
            <text:p>723<text:s/></text:p>
          </table:table-cell>
          <table:table-cell office:value-type="float" office:value="121086.758" table:style-name="ce47">
            <text:p>121,087<text:s/></text:p>
          </table:table-cell>
          <table:table-cell office:value-type="float" office:value="595.17499999999995" table:style-name="ce47">
            <text:p>595<text:s/></text:p>
          </table:table-cell>
          <table:table-cell office:value-type="float" office:value="182711.64749999999" table:style-name="ce47">
            <text:p>182,712<text:s/>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46">
            <text:p>箱網養殖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46">
            <text:p>觀賞魚養殖　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48">
            <text:p>其他內陸養殖　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float" office:value="0.28499999999999998" table:style-name="ce49">
            <text:p>0<text:s/></text:p>
          </table:table-cell>
          <table:table-cell office:value-type="float" office:value="7.0964999999999998" table:style-name="ce54">
            <text:p>7<text:s/>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number-rows-repeated="1048508" table:style-name="ro5">
          <table:table-cell table:number-columns-repeated="16384"/>
        </table:table-row>
      </table:table>
      <table:table table:name="漁業生產量值-漁業種類別魚類別生產量值16" table:style-name="ta1">
        <table:table-column table:style-name="co1" table:default-cell-style-name="ce80"/>
        <table:table-column table:style-name="co2" table:default-cell-style-name="ce80"/>
        <table:table-column table:style-name="co3" table:default-cell-style-name="ce80"/>
        <table:table-column table:style-name="co5" table:default-cell-style-name="ce80"/>
        <table:table-column table:style-name="co3" table:default-cell-style-name="ce80"/>
        <table:table-column table:style-name="co5" table:default-cell-style-name="ce80"/>
        <table:table-column table:style-name="co3" table:default-cell-style-name="ce80"/>
        <table:table-column table:style-name="co5" table:default-cell-style-name="ce80"/>
        <table:table-column table:style-name="co3" table:default-cell-style-name="ce80"/>
        <table:table-column table:style-name="co5" table:default-cell-style-name="ce80"/>
        <table:table-column table:style-name="co3" table:default-cell-style-name="ce80"/>
        <table:table-column table:style-name="co5" table:default-cell-style-name="ce80"/>
        <table:table-column table:style-name="co3" table:default-cell-style-name="ce80"/>
        <table:table-column table:style-name="co5" table:default-cell-style-name="ce80"/>
        <table:table-column table:style-name="co3" table:default-cell-style-name="ce80"/>
        <table:table-column table:style-name="co5" table:default-cell-style-name="ce80"/>
        <table:table-column table:style-name="co3" table:default-cell-style-name="ce80"/>
        <table:table-column table:style-name="co6" table:number-columns-repeated="16367" table:default-cell-style-name="ce80"/>
        <table:table-row table:style-name="ro1">
          <table:table-cell office:value-type="string" table:number-columns-spanned="3" table:number-rows-spanned="1" table:style-name="ce136">
            <text:p>7‧漁業生產量</text:p>
          </table:table-cell>
          <table:covered-table-cell table:number-columns-repeated="2"/>
          <table:table-cell table:style-name="ce80"/>
          <table:table-cell table:number-columns-spanned="2" table:number-rows-spanned="1" table:style-name="ce229"/>
          <table:covered-table-cell/>
          <table:table-cell table:number-columns-repeated="3" table:style-name="ce80"/>
          <table:table-cell office:value-type="string" table:style-name="ce80">
            <text:p>7‧FISHERIES PRODUCTION</text:p>
          </table:table-cell>
          <table:table-cell table:number-columns-repeated="16374" table:style-name="ce80"/>
        </table:table-row>
        <table:table-row table:style-name="ro2">
          <table:table-cell table:number-columns-repeated="4" table:style-name="ce80"/>
          <table:table-cell office:value-type="string" table:style-name="ce2">
            <text:p>單位：</text:p>
          </table:table-cell>
          <table:table-cell office:value-type="string" table:style-name="ce3">
            <text:p>產量：公噸, 千尾(觀賞魚)</text:p>
          </table:table-cell>
          <table:table-cell table:style-name="ce80"/>
          <table:table-cell table:number-columns-repeated="2" table:style-name="ce3"/>
          <table:table-cell table:number-columns-repeated="2" table:style-name="ce80"/>
          <table:table-cell office:value-type="string" table:style-name="ce2">
            <text:p>Unit：</text:p>
          </table:table-cell>
          <table:table-cell office:value-type="string" table:style-name="ce3">
            <text:p>Quantity：M.T.; 1000Pcs. by ornamental fish</text:p>
          </table:table-cell>
          <table:table-cell table:number-columns-repeated="16371" table:style-name="ce80"/>
        </table:table-row>
        <table:table-row table:style-name="ro2">
          <table:table-cell table:style-name="ce80"/>
          <table:table-cell office:value-type="string" table:number-columns-spanned="3" table:number-rows-spanned="1" table:style-name="ce138">
            <text:p>(1)<text:s/><text:span text:style-name="T1">漁業種類別魚類別生產量值(續完)</text:span></text:p>
          </table:table-cell>
          <table:covered-table-cell table:number-columns-repeated="2"/>
          <table:table-cell table:style-name="ce80"/>
          <table:table-cell office:value-type="string" table:style-name="ce81">
            <text:p>價值：新臺幣千元</text:p>
          </table:table-cell>
          <table:table-cell table:style-name="ce80"/>
          <table:table-cell table:style-name="ce81"/>
          <table:table-cell office:value-type="string" table:style-name="ce81">
            <text:p>(1) By type of fisheries by species(End)</text:p>
          </table:table-cell>
          <table:table-cell table:number-columns-repeated="3" table:style-name="ce80"/>
          <table:table-cell office:value-type="string" table:style-name="ce19">
            <text:p>Value：Thousand NT $</text:p>
          </table:table-cell>
          <table:table-cell table:number-columns-repeated="16371" table:style-name="ce80"/>
        </table:table-row>
        <table:table-row table:style-name="ro3">
          <table:table-cell table:style-name="ce7">
            <draw:custom-shape svg:x="0.38542in" svg:y="0.01042in" svg:width="0.98324in" svg:height="0.70652in" draw:z-index="1" draw:id="id16" draw:style-name="a1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1" table:number-rows-spanned="3" table:style-name="ce141">
            <text:p><text:s text:c="20"/><text:span text:style-name="T1">魚類別</text:span></text:p>
            <text:p><text:span text:style-name="T1"><text:s text:c="20"/>Species</text:span></text:p>
          </table:table-cell>
          <table:table-cell office:value-type="string" table:number-columns-spanned="6" table:number-rows-spanned="1" table:style-name="ce245">
            <text:p>主 <text:s text:c="7"/>要 <text:s text:c="7"/>魚 <text:s text:c="7"/>類</text:p>
          </table:table-cell>
          <table:covered-table-cell table:number-columns-repeated="5"/>
          <table:table-cell table:number-columns-repeated="7" table:style-name="ce24"/>
          <table:table-cell table:style-name="ce23"/>
          <table:table-cell table:number-columns-repeated="16368"/>
        </table:table-row>
        <table:table-row table:style-name="ro3">
          <table:table-cell table:style-name="ce79"/>
          <table:covered-table-cell/>
          <table:table-cell office:value-type="string" table:number-columns-spanned="6" table:number-rows-spanned="1" table:style-name="ce245">
            <text:p>藻 <text:s text:c="3"/>類</text:p>
          </table:table-cell>
          <table:covered-table-cell table:number-columns-repeated="5"/>
          <table:table-cell table:number-columns-repeated="2" table:style-name="ce80"/>
          <table:table-cell table:number-columns-repeated="4" table:style-name="ce60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table:style-name="ce79"/>
          <table:covered-table-cell/>
          <table:table-cell office:value-type="string" table:number-columns-spanned="2" table:number-rows-spanned="1" table:style-name="ce249">
            <text:p>小計</text:p>
          </table:table-cell>
          <table:covered-table-cell/>
          <table:table-cell office:value-type="string" table:number-columns-spanned="2" table:number-rows-spanned="1" table:style-name="ce256">
            <text:p>龍鬚菜</text:p>
          </table:table-cell>
          <table:covered-table-cell/>
          <table:table-cell office:value-type="string" table:number-columns-spanned="2" table:number-rows-spanned="1" table:style-name="ce161">
            <text:p>其他</text:p>
          </table:table-cell>
          <table:covered-table-cell/>
          <table:table-cell table:number-columns-repeated="2" table:style-name="ce80"/>
          <table:table-cell table:number-columns-spanned="2" table:number-rows-spanned="1" table:style-name="ce173"/>
          <table:covered-table-cell/>
          <table:table-cell table:number-columns-spanned="2" table:number-rows-spanned="1" table:style-name="ce173"/>
          <table:covered-table-cell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79">
            <text:p>代碼</text:p>
          </table:table-cell>
          <table:table-cell office:value-type="string" table:number-columns-spanned="1" table:number-rows-spanned="3" table:style-name="ce259">
            <text:p>漁業種類</text:p>
            <text:p><text:span text:style-name="T1">Type of Fishery</text:span></text:p>
          </table:table-cell>
          <table:table-cell office:value-type="string" table:number-columns-spanned="2" table:number-rows-spanned="1" table:style-name="ce242">
            <text:p>Sub Total</text:p>
          </table:table-cell>
          <table:covered-table-cell/>
          <table:table-cell office:value-type="string" table:number-columns-spanned="2" table:number-rows-spanned="1" table:style-name="ce236">
            <text:p>73201</text:p>
          </table:table-cell>
          <table:covered-table-cell/>
          <table:table-cell office:value-type="string" table:number-columns-spanned="2" table:number-rows-spanned="1" table:style-name="ce281">
            <text:p>73ZZZ</text:p>
          </table:table-cell>
          <table:covered-table-cell/>
          <table:table-cell table:number-columns-repeated="2" table:style-name="ce80"/>
          <table:table-cell table:number-columns-spanned="2" table:number-rows-spanned="1" table:style-name="ce173"/>
          <table:covered-table-cell/>
          <table:table-cell table:number-columns-spanned="2" table:number-rows-spanned="1" table:style-name="ce173"/>
          <table:covered-table-cell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79">
            <text:p>Code</text:p>
          </table:table-cell>
          <table:covered-table-cell/>
          <table:table-cell office:value-type="string" table:style-name="ce13">
            <text:p>產量</text:p>
          </table:table-cell>
          <table:table-cell office:value-type="string" table:style-name="ce13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65">
            <text:p>價值</text:p>
          </table:table-cell>
          <table:table-cell office:value-type="string" table:style-name="ce13">
            <text:p>產量</text:p>
          </table:table-cell>
          <table:table-cell office:value-type="string" table:style-name="ce65">
            <text:p>價值</text:p>
          </table:table-cell>
          <table:table-cell table:number-columns-repeated="2" table:style-name="ce80"/>
          <table:table-cell table:number-columns-repeated="4" table:style-name="ce8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table:style-name="ce83"/>
          <table:covered-table-cell/>
          <table:table-cell office:value-type="string" table:style-name="ce16">
            <text:p>Quantity</text:p>
          </table:table-cell>
          <table:table-cell office:value-type="string" table:style-name="ce1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66">
            <text:p>Value</text:p>
          </table:table-cell>
          <table:table-cell office:value-type="string" table:style-name="ce16">
            <text:p>Quantity</text:p>
          </table:table-cell>
          <table:table-cell office:value-type="string" table:style-name="ce66">
            <text:p>Value</text:p>
          </table:table-cell>
          <table:table-cell table:number-columns-repeated="2" table:style-name="ce80"/>
          <table:table-cell table:number-columns-repeated="4" table:style-name="ce8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38">
            <text:p>0000</text:p>
          </table:table-cell>
          <table:table-cell office:value-type="string" table:style-name="ce84">
            <text:p>總 <text:s text:c="7"/>計</text:p>
          </table:table-cell>
          <table:table-cell office:value-type="float" office:value="591.10599999999999" table:formula="of:=IF(SUM([.E10];[.G10])=0;&quot;-&quot;;SUM([.E10];[.G10]))" table:style-name="ce18">
            <text:p>591<text:s/></text:p>
          </table:table-cell>
          <table:table-cell office:value-type="float" office:value="29244.545000000002" table:formula="of:=IF(SUM([.F10];[.H10])=0;&quot;-&quot;;SUM([.F10];[.H10]))" table:style-name="ce18">
            <text:p>29,245<text:s/></text:p>
          </table:table-cell>
          <table:table-cell office:value-type="float" office:value="449.75" table:formula="of:=  IF(SUM([.E11];[.E19];[.E36];[.E54];[.E58];[.E62])=0;&quot;-&quot;;SUM([.E11];[.E19];[.E36];[.E54];[.E58];[.E62]))" table:style-name="ce37">
            <text:p>450<text:s/></text:p>
          </table:table-cell>
          <table:table-cell office:value-type="float" office:value="889.29" table:formula="of:=  IF(SUM([.F11];[.F19];[.F36];[.F54];[.F58];[.F62])=0;&quot;-&quot;;SUM([.F11];[.F19];[.F36];[.F54];[.F58];[.F62]))" table:style-name="ce67">
            <text:p>889<text:s/></text:p>
          </table:table-cell>
          <table:table-cell office:value-type="float" office:value="141.35599999999999" table:formula="of:=  IF(SUM([.G11];[.G19];[.G36];[.G54];[.G58];[.G62])=0;&quot;-&quot;;SUM([.G11];[.G19];[.G36];[.G54];[.G58];[.G62]))" table:style-name="ce37">
            <text:p>141<text:s/></text:p>
          </table:table-cell>
          <table:table-cell office:value-type="float" office:value="28355.255000000001" table:formula="of:=  IF(SUM([.H11];[.H19];[.H36];[.H54];[.H58];[.H62])=0;&quot;-&quot;;SUM([.H11];[.H19];[.H36];[.H54];[.H58];[.H62]))" table:style-name="ce67">
            <text:p>28,355<text:s/>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39">
            <text:p>1000</text:p>
          </table:table-cell>
          <table:table-cell office:value-type="string" table:style-name="ce85">
            <text:p>遠洋漁業合計</text:p>
          </table:table-cell>
          <table:table-cell office:value-type="string" office:string-value="-" table:formula="of:=IF(SUM([.E11];[.G11])=0;&quot;-&quot;;SUM([.E11];[.G11]))" table:style-name="ce89">
            <text:p>-</text:p>
          </table:table-cell>
          <table:table-cell office:value-type="string" office:string-value="-" table:formula="of:=IF(SUM([.F11];[.H11])=0;&quot;-&quot;;SUM([.F11];[.H11]))" table:style-name="ce89">
            <text:p>-</text:p>
          </table:table-cell>
          <table:table-cell office:value-type="string" office:string-value="-" table:formula="of:=  IF(SUM([.E12:.E18])=0;&quot;-&quot;;SUM([.E12:.E18]))" table:style-name="ce44">
            <text:p>-</text:p>
          </table:table-cell>
          <table:table-cell office:value-type="string" office:string-value="-" table:formula="of:=  IF(SUM([.F12:.F18])=0;&quot;-&quot;;SUM([.F12:.F18]))" table:style-name="ce45">
            <text:p>-</text:p>
          </table:table-cell>
          <table:table-cell office:value-type="string" office:string-value="-" table:formula="of:=  IF(SUM([.G12:.G18])=0;&quot;-&quot;;SUM([.G12:.G18]))" table:style-name="ce44">
            <text:p>-</text:p>
          </table:table-cell>
          <table:table-cell office:value-type="string" office:string-value="-" table:formula="of:=  IF(SUM([.H12:.H18])=0;&quot;-&quot;;SUM([.H12:.H18]))" table:style-name="ce45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1001</text:p>
          </table:table-cell>
          <table:table-cell office:value-type="string" table:style-name="ce86">
            <text:p>單船拖網　</text:p>
          </table:table-cell>
          <table:table-cell office:value-type="string" office:string-value="-" table:formula="of:=IF(SUM([.E12];[.G12])=0;&quot;-&quot;;SUM([.E12];[.G12]))" table:style-name="ce18">
            <text:p>-</text:p>
          </table:table-cell>
          <table:table-cell office:value-type="string" office:string-value="-" table:formula="of:=IF(SUM([.F12];[.H12])=0;&quot;-&quot;;SUM([.F12];[.H12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1002</text:p>
          </table:table-cell>
          <table:table-cell office:value-type="string" table:style-name="ce86">
            <text:p>雙船拖網　</text:p>
          </table:table-cell>
          <table:table-cell office:value-type="string" office:string-value="-" table:formula="of:=IF(SUM([.E13];[.G13])=0;&quot;-&quot;;SUM([.E13];[.G13]))" table:style-name="ce18">
            <text:p>-</text:p>
          </table:table-cell>
          <table:table-cell office:value-type="string" office:string-value="-" table:formula="of:=IF(SUM([.F13];[.H13])=0;&quot;-&quot;;SUM([.F13];[.H13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1003</text:p>
          </table:table-cell>
          <table:table-cell office:value-type="string" table:style-name="ce86">
            <text:p>鰹鮪圍網　</text:p>
          </table:table-cell>
          <table:table-cell office:value-type="string" office:string-value="-" table:formula="of:=IF(SUM([.E14];[.G14])=0;&quot;-&quot;;SUM([.E14];[.G14]))" table:style-name="ce18">
            <text:p>-</text:p>
          </table:table-cell>
          <table:table-cell office:value-type="string" office:string-value="-" table:formula="of:=IF(SUM([.F14];[.H14])=0;&quot;-&quot;;SUM([.F14];[.H14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1004</text:p>
          </table:table-cell>
          <table:table-cell office:value-type="string" table:style-name="ce86">
            <text:p>秋刀魚棒受網　</text:p>
          </table:table-cell>
          <table:table-cell office:value-type="string" office:string-value="-" table:formula="of:=IF(SUM([.E15];[.G15])=0;&quot;-&quot;;SUM([.E15];[.G15]))" table:style-name="ce18">
            <text:p>-</text:p>
          </table:table-cell>
          <table:table-cell office:value-type="string" office:string-value="-" table:formula="of:=IF(SUM([.F15];[.H15])=0;&quot;-&quot;;SUM([.F15];[.H15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1050</text:p>
          </table:table-cell>
          <table:table-cell office:value-type="string" table:style-name="ce86">
            <text:p>鮪延繩釣　</text:p>
          </table:table-cell>
          <table:table-cell office:value-type="string" office:string-value="-" table:formula="of:=IF(SUM([.E16];[.G16])=0;&quot;-&quot;;SUM([.E16];[.G16]))" table:style-name="ce18">
            <text:p>-</text:p>
          </table:table-cell>
          <table:table-cell office:value-type="string" office:string-value="-" table:formula="of:=IF(SUM([.F16];[.H16])=0;&quot;-&quot;;SUM([.F16];[.H16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1051</text:p>
          </table:table-cell>
          <table:table-cell office:value-type="string" table:style-name="ce86">
            <text:p>魷釣　</text:p>
          </table:table-cell>
          <table:table-cell office:value-type="string" office:string-value="-" table:formula="of:=IF(SUM([.E17];[.G17])=0;&quot;-&quot;;SUM([.E17];[.G17]))" table:style-name="ce18">
            <text:p>-</text:p>
          </table:table-cell>
          <table:table-cell office:value-type="string" office:string-value="-" table:formula="of:=IF(SUM([.F17];[.H17])=0;&quot;-&quot;;SUM([.F17];[.H17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1">
            <text:p>1099</text:p>
          </table:table-cell>
          <table:table-cell office:value-type="string" table:style-name="ce87">
            <text:p>其他遠洋漁業　</text:p>
          </table:table-cell>
          <table:table-cell office:value-type="string" office:string-value="-" table:formula="of:=IF(SUM([.E18];[.G18])=0;&quot;-&quot;;SUM([.E18];[.G18]))" table:style-name="ce90">
            <text:p>-</text:p>
          </table:table-cell>
          <table:table-cell office:value-type="string" office:string-value="-" table:formula="of:=IF(SUM([.F18];[.H18])=0;&quot;-&quot;;SUM([.F18];[.H18]))" table:style-name="ce90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39">
            <text:p>2000</text:p>
          </table:table-cell>
          <table:table-cell office:value-type="string" table:style-name="ce85">
            <text:p>近海漁業合計</text:p>
          </table:table-cell>
          <table:table-cell office:value-type="string" office:string-value="-" table:formula="of:=IF(SUM([.E19];[.G19])=0;&quot;-&quot;;SUM([.E19];[.G19]))" table:style-name="ce18">
            <text:p>-</text:p>
          </table:table-cell>
          <table:table-cell office:value-type="string" office:string-value="-" table:formula="of:=IF(SUM([.F19];[.H19])=0;&quot;-&quot;;SUM([.F19];[.H19]))" table:style-name="ce18">
            <text:p>-</text:p>
          </table:table-cell>
          <table:table-cell office:value-type="string" office:string-value="-" table:formula="of:=  IF(SUM([.E20:.E35])=0;&quot;-&quot;;SUM([.E20:.E35]))" table:style-name="ce44">
            <text:p>-</text:p>
          </table:table-cell>
          <table:table-cell office:value-type="string" office:string-value="-" table:formula="of:=  IF(SUM([.F20:.F35])=0;&quot;-&quot;;SUM([.F20:.F35]))" table:style-name="ce45">
            <text:p>-</text:p>
          </table:table-cell>
          <table:table-cell office:value-type="string" office:string-value="-" table:formula="of:=  IF(SUM([.G20:.G35])=0;&quot;-&quot;;SUM([.G20:.G35]))" table:style-name="ce44">
            <text:p>-</text:p>
          </table:table-cell>
          <table:table-cell office:value-type="string" office:string-value="-" table:formula="of:=  IF(SUM([.H20:.H35])=0;&quot;-&quot;;SUM([.H20:.H35]))" table:style-name="ce45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2">
            <text:p>2001</text:p>
          </table:table-cell>
          <table:table-cell office:value-type="string" table:style-name="ce88">
            <text:p>巾著網　</text:p>
          </table:table-cell>
          <table:table-cell office:value-type="string" office:string-value="-" table:formula="of:=IF(SUM([.E20];[.G20])=0;&quot;-&quot;;SUM([.E20];[.G20]))" table:style-name="ce18">
            <text:p>-</text:p>
          </table:table-cell>
          <table:table-cell office:value-type="string" office:string-value="-" table:formula="of:=IF(SUM([.F20];[.H20])=0;&quot;-&quot;;SUM([.F20];[.H20]))" table:style-name="ce18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70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70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02</text:p>
          </table:table-cell>
          <table:table-cell office:value-type="string" table:style-name="ce86">
            <text:p>鯖鰺圍網　</text:p>
          </table:table-cell>
          <table:table-cell office:value-type="string" office:string-value="-" table:formula="of:=IF(SUM([.E21];[.G21])=0;&quot;-&quot;;SUM([.E21];[.G21]))" table:style-name="ce18">
            <text:p>-</text:p>
          </table:table-cell>
          <table:table-cell office:value-type="string" office:string-value="-" table:formula="of:=IF(SUM([.F21];[.H21])=0;&quot;-&quot;;SUM([.F21];[.H21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03</text:p>
          </table:table-cell>
          <table:table-cell office:value-type="string" table:style-name="ce86">
            <text:p>棒受網　</text:p>
          </table:table-cell>
          <table:table-cell office:value-type="string" office:string-value="-" table:formula="of:=IF(SUM([.E22];[.G22])=0;&quot;-&quot;;SUM([.E22];[.G22]))" table:style-name="ce18">
            <text:p>-</text:p>
          </table:table-cell>
          <table:table-cell office:value-type="string" office:string-value="-" table:formula="of:=IF(SUM([.F22];[.H22])=0;&quot;-&quot;;SUM([.F22];[.H22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04</text:p>
          </table:table-cell>
          <table:table-cell office:value-type="string" table:style-name="ce86">
            <text:p>中小拖網　</text:p>
          </table:table-cell>
          <table:table-cell office:value-type="string" office:string-value="-" table:formula="of:=IF(SUM([.E23];[.G23])=0;&quot;-&quot;;SUM([.E23];[.G23]))" table:style-name="ce18">
            <text:p>-</text:p>
          </table:table-cell>
          <table:table-cell office:value-type="string" office:string-value="-" table:formula="of:=IF(SUM([.F23];[.H23])=0;&quot;-&quot;;SUM([.F23];[.H23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05</text:p>
          </table:table-cell>
          <table:table-cell office:value-type="string" table:style-name="ce86">
            <text:p>刺網　</text:p>
          </table:table-cell>
          <table:table-cell office:value-type="string" office:string-value="-" table:formula="of:=IF(SUM([.E24];[.G24])=0;&quot;-&quot;;SUM([.E24];[.G24]))" table:style-name="ce18">
            <text:p>-</text:p>
          </table:table-cell>
          <table:table-cell office:value-type="string" office:string-value="-" table:formula="of:=IF(SUM([.F24];[.H24])=0;&quot;-&quot;;SUM([.F24];[.H24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06</text:p>
          </table:table-cell>
          <table:table-cell office:value-type="string" table:style-name="ce86">
            <text:p>扒網　</text:p>
          </table:table-cell>
          <table:table-cell office:value-type="string" office:string-value="-" table:formula="of:=IF(SUM([.E25];[.G25])=0;&quot;-&quot;;SUM([.E25];[.G25]))" table:style-name="ce18">
            <text:p>-</text:p>
          </table:table-cell>
          <table:table-cell office:value-type="string" office:string-value="-" table:formula="of:=IF(SUM([.F25];[.H25])=0;&quot;-&quot;;SUM([.F25];[.H25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49</text:p>
          </table:table-cell>
          <table:table-cell office:value-type="string" table:style-name="ce86">
            <text:p>其他網　</text:p>
          </table:table-cell>
          <table:table-cell office:value-type="string" office:string-value="-" table:formula="of:=IF(SUM([.E26];[.G26])=0;&quot;-&quot;;SUM([.E26];[.G26]))" table:style-name="ce18">
            <text:p>-</text:p>
          </table:table-cell>
          <table:table-cell office:value-type="string" office:string-value="-" table:formula="of:=IF(SUM([.F26];[.H26])=0;&quot;-&quot;;SUM([.F26];[.H26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50</text:p>
          </table:table-cell>
          <table:table-cell office:value-type="string" table:style-name="ce86">
            <text:p>鮪延繩釣　</text:p>
          </table:table-cell>
          <table:table-cell office:value-type="string" office:string-value="-" table:formula="of:=IF(SUM([.E27];[.G27])=0;&quot;-&quot;;SUM([.E27];[.G27]))" table:style-name="ce18">
            <text:p>-</text:p>
          </table:table-cell>
          <table:table-cell office:value-type="string" office:string-value="-" table:formula="of:=IF(SUM([.F27];[.H27])=0;&quot;-&quot;;SUM([.F27];[.H27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51</text:p>
          </table:table-cell>
          <table:table-cell office:value-type="string" table:style-name="ce86">
            <text:p>雜魚延繩釣　</text:p>
          </table:table-cell>
          <table:table-cell office:value-type="string" office:string-value="-" table:formula="of:=IF(SUM([.E28];[.G28])=0;&quot;-&quot;;SUM([.E28];[.G28]))" table:style-name="ce18">
            <text:p>-</text:p>
          </table:table-cell>
          <table:table-cell office:value-type="string" office:string-value="-" table:formula="of:=IF(SUM([.F28];[.H28])=0;&quot;-&quot;;SUM([.F28];[.H28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52</text:p>
          </table:table-cell>
          <table:table-cell office:value-type="string" table:style-name="ce86">
            <text:p>曳繩釣　</text:p>
          </table:table-cell>
          <table:table-cell office:value-type="string" office:string-value="-" table:formula="of:=IF(SUM([.E29];[.G29])=0;&quot;-&quot;;SUM([.E29];[.G29]))" table:style-name="ce18">
            <text:p>-</text:p>
          </table:table-cell>
          <table:table-cell office:value-type="string" office:string-value="-" table:formula="of:=IF(SUM([.F29];[.H29])=0;&quot;-&quot;;SUM([.F29];[.H29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53</text:p>
          </table:table-cell>
          <table:table-cell office:value-type="string" table:style-name="ce86">
            <text:p>一支釣　</text:p>
          </table:table-cell>
          <table:table-cell office:value-type="string" office:string-value="-" table:formula="of:=IF(SUM([.E30];[.G30])=0;&quot;-&quot;;SUM([.E30];[.G30]))" table:style-name="ce18">
            <text:p>-</text:p>
          </table:table-cell>
          <table:table-cell office:value-type="string" office:string-value="-" table:formula="of:=IF(SUM([.F30];[.H30])=0;&quot;-&quot;;SUM([.F30];[.H30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79</text:p>
          </table:table-cell>
          <table:table-cell office:value-type="string" table:style-name="ce86">
            <text:p>其他釣　</text:p>
          </table:table-cell>
          <table:table-cell office:value-type="string" office:string-value="-" table:formula="of:=IF(SUM([.E31];[.G31])=0;&quot;-&quot;;SUM([.E31];[.G31]))" table:style-name="ce18">
            <text:p>-</text:p>
          </table:table-cell>
          <table:table-cell office:value-type="string" office:string-value="-" table:formula="of:=IF(SUM([.F31];[.H31])=0;&quot;-&quot;;SUM([.F31];[.H31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96</text:p>
          </table:table-cell>
          <table:table-cell office:value-type="string" table:style-name="ce86">
            <text:p>籠具　</text:p>
          </table:table-cell>
          <table:table-cell office:value-type="string" office:string-value="-" table:formula="of:=IF(SUM([.E32];[.G32])=0;&quot;-&quot;;SUM([.E32];[.G32]))" table:style-name="ce18">
            <text:p>-</text:p>
          </table:table-cell>
          <table:table-cell office:value-type="string" office:string-value="-" table:formula="of:=IF(SUM([.F32];[.H32])=0;&quot;-&quot;;SUM([.F32];[.H32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97</text:p>
          </table:table-cell>
          <table:table-cell office:value-type="string" table:style-name="ce86">
            <text:p>珊瑚　</text:p>
          </table:table-cell>
          <table:table-cell office:value-type="string" office:string-value="-" table:formula="of:=IF(SUM([.E33];[.G33])=0;&quot;-&quot;;SUM([.E33];[.G33]))" table:style-name="ce18">
            <text:p>-</text:p>
          </table:table-cell>
          <table:table-cell office:value-type="string" office:string-value="-" table:formula="of:=IF(SUM([.F33];[.H33])=0;&quot;-&quot;;SUM([.F33];[.H33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2098</text:p>
          </table:table-cell>
          <table:table-cell office:value-type="string" table:style-name="ce86">
            <text:p>飛魚卵漁業　</text:p>
          </table:table-cell>
          <table:table-cell office:value-type="string" office:string-value="-" table:formula="of:=IF(SUM([.E34];[.G34])=0;&quot;-&quot;;SUM([.E34];[.G34]))" table:style-name="ce18">
            <text:p>-</text:p>
          </table:table-cell>
          <table:table-cell office:value-type="string" office:string-value="-" table:formula="of:=IF(SUM([.F34];[.H34])=0;&quot;-&quot;;SUM([.F34];[.H34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1">
            <text:p>2099</text:p>
          </table:table-cell>
          <table:table-cell office:value-type="string" table:style-name="ce87">
            <text:p>其他近海漁業　</text:p>
          </table:table-cell>
          <table:table-cell office:value-type="string" office:string-value="-" table:formula="of:=IF(SUM([.E35];[.G35])=0;&quot;-&quot;;SUM([.E35];[.G35]))" table:style-name="ce18">
            <text:p>-</text:p>
          </table:table-cell>
          <table:table-cell office:value-type="string" office:string-value="-" table:formula="of:=IF(SUM([.F35];[.H35])=0;&quot;-&quot;;SUM([.F35];[.H35]))" table:style-name="ce1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39">
            <text:p>3000</text:p>
          </table:table-cell>
          <table:table-cell office:value-type="string" table:style-name="ce85">
            <text:p>沿岸漁業合計</text:p>
          </table:table-cell>
          <table:table-cell office:value-type="float" office:value="123.35599999999999" table:formula="of:=IF(SUM([.E36];[.G36])=0;&quot;-&quot;;SUM([.E36];[.G36]))" table:style-name="ce89">
            <text:p>123<text:s/></text:p>
          </table:table-cell>
          <table:table-cell office:value-type="float" office:value="22415.255000000001" table:formula="of:=IF(SUM([.F36];[.H36])=0;&quot;-&quot;;SUM([.F36];[.H36]))" table:style-name="ce89">
            <text:p>22,415<text:s/></text:p>
          </table:table-cell>
          <table:table-cell office:value-type="string" office:string-value="-" table:formula="of:=  IF(SUM([.E37:.E53])=0;&quot;-&quot;;SUM([.E37:.E53]))" table:style-name="ce44">
            <text:p>-</text:p>
          </table:table-cell>
          <table:table-cell office:value-type="string" office:string-value="-" table:formula="of:=  IF(SUM([.F37:.F53])=0;&quot;-&quot;;SUM([.F37:.F53]))" table:style-name="ce45">
            <text:p>-</text:p>
          </table:table-cell>
          <table:table-cell office:value-type="float" office:value="123.35599999999999" table:formula="of:=  IF(SUM([.G37:.G53])=0;&quot;-&quot;;SUM([.G37:.G53]))" table:style-name="ce44">
            <text:p>123<text:s/></text:p>
          </table:table-cell>
          <table:table-cell office:value-type="float" office:value="22415.255000000001" table:formula="of:=  IF(SUM([.H37:.H53])=0;&quot;-&quot;;SUM([.H37:.H53]))" table:style-name="ce45">
            <text:p>22,415<text:s/>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01</text:p>
          </table:table-cell>
          <table:table-cell office:value-type="string" table:style-name="ce86">
            <text:p>定置漁具　</text:p>
          </table:table-cell>
          <table:table-cell office:value-type="string" office:string-value="-" table:formula="of:=IF(SUM([.E37];[.G37])=0;&quot;-&quot;;SUM([.E37];[.G37]))" table:style-name="ce18">
            <text:p>-</text:p>
          </table:table-cell>
          <table:table-cell office:value-type="string" office:string-value="-" table:formula="of:=IF(SUM([.F37];[.H37])=0;&quot;-&quot;;SUM([.F37];[.H37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02</text:p>
          </table:table-cell>
          <table:table-cell office:value-type="string" table:style-name="ce86">
            <text:p>地曳網　</text:p>
          </table:table-cell>
          <table:table-cell office:value-type="string" office:string-value="-" table:formula="of:=IF(SUM([.E38];[.G38])=0;&quot;-&quot;;SUM([.E38];[.G38]))" table:style-name="ce18">
            <text:p>-</text:p>
          </table:table-cell>
          <table:table-cell office:value-type="string" office:string-value="-" table:formula="of:=IF(SUM([.F38];[.H38])=0;&quot;-&quot;;SUM([.F38];[.H38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03</text:p>
          </table:table-cell>
          <table:table-cell office:value-type="string" table:style-name="ce86">
            <text:p>焚寄網　</text:p>
          </table:table-cell>
          <table:table-cell office:value-type="string" office:string-value="-" table:formula="of:=IF(SUM([.E39];[.G39])=0;&quot;-&quot;;SUM([.E39];[.G39]))" table:style-name="ce18">
            <text:p>-</text:p>
          </table:table-cell>
          <table:table-cell office:value-type="string" office:string-value="-" table:formula="of:=IF(SUM([.F39];[.H39])=0;&quot;-&quot;;SUM([.F39];[.H39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04</text:p>
          </table:table-cell>
          <table:table-cell office:value-type="string" table:style-name="ce86">
            <text:p>刺網　</text:p>
          </table:table-cell>
          <table:table-cell office:value-type="string" office:string-value="-" table:formula="of:=IF(SUM([.E40];[.G40])=0;&quot;-&quot;;SUM([.E40];[.G40]))" table:style-name="ce18">
            <text:p>-</text:p>
          </table:table-cell>
          <table:table-cell office:value-type="string" office:string-value="-" table:formula="of:=IF(SUM([.F40];[.H40])=0;&quot;-&quot;;SUM([.F40];[.H40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05</text:p>
          </table:table-cell>
          <table:table-cell office:value-type="string" table:style-name="ce86">
            <text:p>追逐網　</text:p>
          </table:table-cell>
          <table:table-cell office:value-type="string" office:string-value="-" table:formula="of:=IF(SUM([.E41];[.G41])=0;&quot;-&quot;;SUM([.E41];[.G41]))" table:style-name="ce18">
            <text:p>-</text:p>
          </table:table-cell>
          <table:table-cell office:value-type="string" office:string-value="-" table:formula="of:=IF(SUM([.F41];[.H41])=0;&quot;-&quot;;SUM([.F41];[.H41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06</text:p>
          </table:table-cell>
          <table:table-cell office:value-type="string" table:style-name="ce86">
            <text:p>流袋網　</text:p>
          </table:table-cell>
          <table:table-cell office:value-type="string" office:string-value="-" table:formula="of:=IF(SUM([.E42];[.G42])=0;&quot;-&quot;;SUM([.E42];[.G42]))" table:style-name="ce18">
            <text:p>-</text:p>
          </table:table-cell>
          <table:table-cell office:value-type="string" office:string-value="-" table:formula="of:=IF(SUM([.F42];[.H42])=0;&quot;-&quot;;SUM([.F42];[.H42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07</text:p>
          </table:table-cell>
          <table:table-cell office:value-type="string" table:style-name="ce86">
            <text:p>魩鱙漁業　</text:p>
          </table:table-cell>
          <table:table-cell office:value-type="string" office:string-value="-" table:formula="of:=IF(SUM([.E43];[.G43])=0;&quot;-&quot;;SUM([.E43];[.G43]))" table:style-name="ce18">
            <text:p>-</text:p>
          </table:table-cell>
          <table:table-cell office:value-type="string" office:string-value="-" table:formula="of:=IF(SUM([.F43];[.H43])=0;&quot;-&quot;;SUM([.F43];[.H43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08</text:p>
          </table:table-cell>
          <table:table-cell office:value-type="string" table:style-name="ce86">
            <text:p>櫻花蝦漁業　</text:p>
          </table:table-cell>
          <table:table-cell office:value-type="string" office:string-value="-" table:formula="of:=IF(SUM([.E44];[.G44])=0;&quot;-&quot;;SUM([.E44];[.G44]))" table:style-name="ce18">
            <text:p>-</text:p>
          </table:table-cell>
          <table:table-cell office:value-type="string" office:string-value="-" table:formula="of:=IF(SUM([.F44];[.H44])=0;&quot;-&quot;;SUM([.F44];[.H44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09</text:p>
          </table:table-cell>
          <table:table-cell office:value-type="string" table:style-name="ce86">
            <text:p>赤尾青蝦漁業　</text:p>
          </table:table-cell>
          <table:table-cell office:value-type="string" office:string-value="-" table:formula="of:=IF(SUM([.E45];[.G45])=0;&quot;-&quot;;SUM([.E45];[.G45]))" table:style-name="ce18">
            <text:p>-</text:p>
          </table:table-cell>
          <table:table-cell office:value-type="string" office:string-value="-" table:formula="of:=IF(SUM([.F45];[.H45])=0;&quot;-&quot;;SUM([.F45];[.H45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49</text:p>
          </table:table-cell>
          <table:table-cell office:value-type="string" table:style-name="ce86">
            <text:p>其他網　</text:p>
          </table:table-cell>
          <table:table-cell office:value-type="string" office:string-value="-" table:formula="of:=IF(SUM([.E46];[.G46])=0;&quot;-&quot;;SUM([.E46];[.G46]))" table:style-name="ce18">
            <text:p>-</text:p>
          </table:table-cell>
          <table:table-cell office:value-type="string" office:string-value="-" table:formula="of:=IF(SUM([.F46];[.H46])=0;&quot;-&quot;;SUM([.F46];[.H46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50</text:p>
          </table:table-cell>
          <table:table-cell office:value-type="string" table:style-name="ce86">
            <text:p>一支釣　</text:p>
          </table:table-cell>
          <table:table-cell office:value-type="string" office:string-value="-" table:formula="of:=IF(SUM([.E47];[.G47])=0;&quot;-&quot;;SUM([.E47];[.G47]))" table:style-name="ce18">
            <text:p>-</text:p>
          </table:table-cell>
          <table:table-cell office:value-type="string" office:string-value="-" table:formula="of:=IF(SUM([.F47];[.H47])=0;&quot;-&quot;;SUM([.F47];[.H47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51</text:p>
          </table:table-cell>
          <table:table-cell office:value-type="string" table:style-name="ce86">
            <text:p>雜魚延繩釣　</text:p>
          </table:table-cell>
          <table:table-cell office:value-type="string" office:string-value="-" table:formula="of:=IF(SUM([.E48];[.G48])=0;&quot;-&quot;;SUM([.E48];[.G48]))" table:style-name="ce18">
            <text:p>-</text:p>
          </table:table-cell>
          <table:table-cell office:value-type="string" office:string-value="-" table:formula="of:=IF(SUM([.F48];[.H48])=0;&quot;-&quot;;SUM([.F48];[.H48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79</text:p>
          </table:table-cell>
          <table:table-cell office:value-type="string" table:style-name="ce86">
            <text:p>其他釣　</text:p>
          </table:table-cell>
          <table:table-cell office:value-type="string" office:string-value="-" table:formula="of:=IF(SUM([.E49];[.G49])=0;&quot;-&quot;;SUM([.E49];[.G49]))" table:style-name="ce18">
            <text:p>-</text:p>
          </table:table-cell>
          <table:table-cell office:value-type="string" office:string-value="-" table:formula="of:=IF(SUM([.F49];[.H49])=0;&quot;-&quot;;SUM([.F49];[.H49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96</text:p>
          </table:table-cell>
          <table:table-cell office:value-type="string" table:style-name="ce86">
            <text:p>鏢旗魚　</text:p>
          </table:table-cell>
          <table:table-cell office:value-type="string" office:string-value="-" table:formula="of:=IF(SUM([.E50];[.G50])=0;&quot;-&quot;;SUM([.E50];[.G50]))" table:style-name="ce18">
            <text:p>-</text:p>
          </table:table-cell>
          <table:table-cell office:value-type="string" office:string-value="-" table:formula="of:=IF(SUM([.F50];[.H50])=0;&quot;-&quot;;SUM([.F50];[.H50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97</text:p>
          </table:table-cell>
          <table:table-cell office:value-type="string" table:style-name="ce86">
            <text:p>遊漁　</text:p>
          </table:table-cell>
          <table:table-cell office:value-type="string" office:string-value="-" table:formula="of:=IF(SUM([.E51];[.G51])=0;&quot;-&quot;;SUM([.E51];[.G51]))" table:style-name="ce18">
            <text:p>-</text:p>
          </table:table-cell>
          <table:table-cell office:value-type="string" office:string-value="-" table:formula="of:=IF(SUM([.F51];[.H51])=0;&quot;-&quot;;SUM([.F51];[.H51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3098</text:p>
          </table:table-cell>
          <table:table-cell office:value-type="string" table:style-name="ce86">
            <text:p>籠具　</text:p>
          </table:table-cell>
          <table:table-cell office:value-type="string" office:string-value="-" table:formula="of:=IF(SUM([.E52];[.G52])=0;&quot;-&quot;;SUM([.E52];[.G52]))" table:style-name="ce18">
            <text:p>-</text:p>
          </table:table-cell>
          <table:table-cell office:value-type="string" office:string-value="-" table:formula="of:=IF(SUM([.F52];[.H52])=0;&quot;-&quot;;SUM([.F52];[.H52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1">
            <text:p>3099</text:p>
          </table:table-cell>
          <table:table-cell office:value-type="string" table:style-name="ce87">
            <text:p>其他沿岸漁業　</text:p>
          </table:table-cell>
          <table:table-cell office:value-type="float" office:value="123.35599999999999" table:formula="of:=IF(SUM([.E53];[.G53])=0;&quot;-&quot;;SUM([.E53];[.G53]))" table:style-name="ce90">
            <text:p>123<text:s/></text:p>
          </table:table-cell>
          <table:table-cell office:value-type="float" office:value="22415.255000000001" table:formula="of:=IF(SUM([.F53];[.H53])=0;&quot;-&quot;;SUM([.F53];[.H53]))" table:style-name="ce90">
            <text:p>22,415<text:s/>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float" office:value="123.35599999999999" table:style-name="ce49">
            <text:p>123<text:s/></text:p>
          </table:table-cell>
          <table:table-cell office:value-type="float" office:value="22415.255000000001" table:style-name="ce69">
            <text:p>22,415<text:s/>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39">
            <text:p>4000</text:p>
          </table:table-cell>
          <table:table-cell office:value-type="string" table:style-name="ce85">
            <text:p>內陸漁撈合計</text:p>
          </table:table-cell>
          <table:table-cell office:value-type="string" office:string-value="-" table:formula="of:=IF(SUM([.E54];[.G54])=0;&quot;-&quot;;SUM([.E54];[.G54]))" table:style-name="ce18">
            <text:p>-</text:p>
          </table:table-cell>
          <table:table-cell office:value-type="string" office:string-value="-" table:formula="of:=IF(SUM([.F54];[.H54])=0;&quot;-&quot;;SUM([.F54];[.H54]))" table:style-name="ce18">
            <text:p>-</text:p>
          </table:table-cell>
          <table:table-cell office:value-type="string" office:string-value="-" table:formula="of:=  IF(SUM([.E55:.E57])=0;&quot;-&quot;;SUM([.E55:.E57]))" table:style-name="ce44">
            <text:p>-</text:p>
          </table:table-cell>
          <table:table-cell office:value-type="string" office:string-value="-" table:formula="of:=  IF(SUM([.F55:.F57])=0;&quot;-&quot;;SUM([.F55:.F57]))" table:style-name="ce45">
            <text:p>-</text:p>
          </table:table-cell>
          <table:table-cell office:value-type="string" office:string-value="-" table:formula="of:=  IF(SUM([.G55:.G57])=0;&quot;-&quot;;SUM([.G55:.G57]))" table:style-name="ce44">
            <text:p>-</text:p>
          </table:table-cell>
          <table:table-cell office:value-type="string" office:string-value="-" table:formula="of:=  IF(SUM([.H55:.H57])=0;&quot;-&quot;;SUM([.H55:.H57]))" table:style-name="ce45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4001</text:p>
          </table:table-cell>
          <table:table-cell office:value-type="string" table:style-name="ce86">
            <text:p>河川漁撈　</text:p>
          </table:table-cell>
          <table:table-cell office:value-type="string" office:string-value="-" table:formula="of:=IF(SUM([.E55];[.G55])=0;&quot;-&quot;;SUM([.E55];[.G55]))" table:style-name="ce18">
            <text:p>-</text:p>
          </table:table-cell>
          <table:table-cell office:value-type="string" office:string-value="-" table:formula="of:=IF(SUM([.F55];[.H55])=0;&quot;-&quot;;SUM([.F55];[.H55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4002</text:p>
          </table:table-cell>
          <table:table-cell office:value-type="string" table:style-name="ce86">
            <text:p>水庫漁撈　</text:p>
          </table:table-cell>
          <table:table-cell office:value-type="string" office:string-value="-" table:formula="of:=IF(SUM([.E56];[.G56])=0;&quot;-&quot;;SUM([.E56];[.G56]))" table:style-name="ce18">
            <text:p>-</text:p>
          </table:table-cell>
          <table:table-cell office:value-type="string" office:string-value="-" table:formula="of:=IF(SUM([.F56];[.H56])=0;&quot;-&quot;;SUM([.F56];[.H56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1">
            <text:p>4099</text:p>
          </table:table-cell>
          <table:table-cell office:value-type="string" table:style-name="ce87">
            <text:p>其他內陸漁撈　</text:p>
          </table:table-cell>
          <table:table-cell office:value-type="string" office:string-value="-" table:formula="of:=IF(SUM([.E57];[.G57])=0;&quot;-&quot;;SUM([.E57];[.G57]))" table:style-name="ce18">
            <text:p>-</text:p>
          </table:table-cell>
          <table:table-cell office:value-type="string" office:string-value="-" table:formula="of:=IF(SUM([.F57];[.H57])=0;&quot;-&quot;;SUM([.F57];[.H57]))" table:style-name="ce1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39">
            <text:p>5000</text:p>
          </table:table-cell>
          <table:table-cell office:value-type="string" table:style-name="ce85">
            <text:p>海面養殖合計</text:p>
          </table:table-cell>
          <table:table-cell office:value-type="float" office:value="18" table:formula="of:=IF(SUM([.E58];[.G58])=0;&quot;-&quot;;SUM([.E58];[.G58]))" table:style-name="ce89">
            <text:p>18<text:s/></text:p>
          </table:table-cell>
          <table:table-cell office:value-type="float" office:value="5940" table:formula="of:=IF(SUM([.F58];[.H58])=0;&quot;-&quot;;SUM([.F58];[.H58]))" table:style-name="ce89">
            <text:p>5,940<text:s/></text:p>
          </table:table-cell>
          <table:table-cell office:value-type="string" office:string-value="-" table:formula="of:=  IF(SUM([.E59:.E61])=0;&quot;-&quot;;SUM([.E59:.E61]))" table:style-name="ce44">
            <text:p>-</text:p>
          </table:table-cell>
          <table:table-cell office:value-type="string" office:string-value="-" table:formula="of:=  IF(SUM([.F59:.F61])=0;&quot;-&quot;;SUM([.F59:.F61]))" table:style-name="ce45">
            <text:p>-</text:p>
          </table:table-cell>
          <table:table-cell office:value-type="float" office:value="18" table:formula="of:=  IF(SUM([.G59:.G61])=0;&quot;-&quot;;SUM([.G59:.G61]))" table:style-name="ce44">
            <text:p>18<text:s/></text:p>
          </table:table-cell>
          <table:table-cell office:value-type="float" office:value="5940" table:formula="of:=  IF(SUM([.H59:.H61])=0;&quot;-&quot;;SUM([.H59:.H61]))" table:style-name="ce45">
            <text:p>5,940<text:s/>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5001</text:p>
          </table:table-cell>
          <table:table-cell office:value-type="string" table:style-name="ce86">
            <text:p>淺海養殖　</text:p>
          </table:table-cell>
          <table:table-cell office:value-type="float" office:value="18" table:formula="of:=IF(SUM([.E59];[.G59])=0;&quot;-&quot;;SUM([.E59];[.G59]))" table:style-name="ce18">
            <text:p>18<text:s/></text:p>
          </table:table-cell>
          <table:table-cell office:value-type="float" office:value="5940" table:formula="of:=IF(SUM([.F59];[.H59])=0;&quot;-&quot;;SUM([.F59];[.H59]))" table:style-name="ce18">
            <text:p>5,940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float" office:value="18" table:style-name="ce47">
            <text:p>18<text:s/></text:p>
          </table:table-cell>
          <table:table-cell office:value-type="float" office:value="5940" table:style-name="ce68">
            <text:p>5,940<text:s/>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5002</text:p>
          </table:table-cell>
          <table:table-cell office:value-type="string" table:style-name="ce86">
            <text:p>箱網養殖　</text:p>
          </table:table-cell>
          <table:table-cell office:value-type="string" office:string-value="-" table:formula="of:=IF(SUM([.E60];[.G60])=0;&quot;-&quot;;SUM([.E60];[.G60]))" table:style-name="ce18">
            <text:p>-</text:p>
          </table:table-cell>
          <table:table-cell office:value-type="string" office:string-value="-" table:formula="of:=IF(SUM([.F60];[.H60])=0;&quot;-&quot;;SUM([.F60];[.H60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1">
            <text:p>5099</text:p>
          </table:table-cell>
          <table:table-cell office:value-type="string" table:style-name="ce87">
            <text:p>其他海面養殖　</text:p>
          </table:table-cell>
          <table:table-cell office:value-type="string" office:string-value="-" table:formula="of:=IF(SUM([.E61];[.G61])=0;&quot;-&quot;;SUM([.E61];[.G61]))" table:style-name="ce90">
            <text:p>-</text:p>
          </table:table-cell>
          <table:table-cell office:value-type="string" office:string-value="-" table:formula="of:=IF(SUM([.F61];[.H61])=0;&quot;-&quot;;SUM([.F61];[.H61]))" table:style-name="ce90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39">
            <text:p>6000</text:p>
          </table:table-cell>
          <table:table-cell office:value-type="string" table:style-name="ce85">
            <text:p>內陸養殖合計</text:p>
          </table:table-cell>
          <table:table-cell office:value-type="float" office:value="449.75" table:formula="of:=IF(SUM([.E62];[.G62])=0;&quot;-&quot;;SUM([.E62];[.G62]))" table:style-name="ce18">
            <text:p>450<text:s/></text:p>
          </table:table-cell>
          <table:table-cell office:value-type="float" office:value="889.29" table:formula="of:=IF(SUM([.F62];[.H62])=0;&quot;-&quot;;SUM([.F62];[.H62]))" table:style-name="ce18">
            <text:p>889<text:s/></text:p>
          </table:table-cell>
          <table:table-cell office:value-type="float" office:value="449.75" table:formula="of:=  IF(SUM([.E63];[.E64];[.E65];[.E67])=0;IF([.E66]=0;&quot;-&quot;;[.E66]);SUM([.E63];[.E64];[.E65];[.E67]))" table:style-name="ce44">
            <text:p>450<text:s/></text:p>
          </table:table-cell>
          <table:table-cell office:value-type="float" office:value="889.29" table:formula="of:=  IF(SUM([.F63:.F67])=0;&quot;-&quot;;SUM([.F63:.F67]))" table:style-name="ce45">
            <text:p>889<text:s/></text:p>
          </table:table-cell>
          <table:table-cell office:value-type="string" office:string-value="-" table:formula="of:=  IF(SUM([.G63];[.G64];[.G65];[.G67])=0;IF([.G66]=0;&quot;-&quot;;[.G66]);SUM([.G63];[.G64];[.G65];[.G67]))" table:style-name="ce44">
            <text:p>-</text:p>
          </table:table-cell>
          <table:table-cell office:value-type="string" office:string-value="-" table:formula="of:=  IF(SUM([.H63:.H67])=0;&quot;-&quot;;SUM([.H63:.H67]))" table:style-name="ce45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6001</text:p>
          </table:table-cell>
          <table:table-cell office:value-type="string" table:style-name="ce86">
            <text:p>鹹水魚塭　</text:p>
          </table:table-cell>
          <table:table-cell office:value-type="float" office:value="449.75" table:formula="of:=IF(SUM([.E63];[.G63])=0;&quot;-&quot;;SUM([.E63];[.G63]))" table:style-name="ce18">
            <text:p>450<text:s/></text:p>
          </table:table-cell>
          <table:table-cell office:value-type="float" office:value="889.29" table:formula="of:=IF(SUM([.F63];[.H63])=0;&quot;-&quot;;SUM([.F63];[.H63]))" table:style-name="ce18">
            <text:p>889<text:s/></text:p>
          </table:table-cell>
          <table:table-cell office:value-type="float" office:value="449.75" table:style-name="ce47">
            <text:p>450<text:s/></text:p>
          </table:table-cell>
          <table:table-cell office:value-type="float" office:value="889.29" table:style-name="ce68">
            <text:p>889<text:s/>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6002</text:p>
          </table:table-cell>
          <table:table-cell office:value-type="string" table:style-name="ce86">
            <text:p>淡水魚塭　</text:p>
          </table:table-cell>
          <table:table-cell office:value-type="string" office:string-value="-" table:formula="of:=IF(SUM([.E64];[.G64])=0;&quot;-&quot;;SUM([.E64];[.G64]))" table:style-name="ce18">
            <text:p>-</text:p>
          </table:table-cell>
          <table:table-cell office:value-type="string" office:string-value="-" table:formula="of:=IF(SUM([.F64];[.H64])=0;&quot;-&quot;;SUM([.F64];[.H64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6003</text:p>
          </table:table-cell>
          <table:table-cell office:value-type="string" table:style-name="ce86">
            <text:p>箱網養殖　</text:p>
          </table:table-cell>
          <table:table-cell office:value-type="string" office:string-value="-" table:formula="of:=IF(SUM([.E65];[.G65])=0;&quot;-&quot;;SUM([.E65];[.G65]))" table:style-name="ce18">
            <text:p>-</text:p>
          </table:table-cell>
          <table:table-cell office:value-type="string" office:string-value="-" table:formula="of:=IF(SUM([.F65];[.H65])=0;&quot;-&quot;;SUM([.F65];[.H65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0">
            <text:p>6004</text:p>
          </table:table-cell>
          <table:table-cell office:value-type="string" table:style-name="ce86">
            <text:p>觀賞魚養殖　</text:p>
          </table:table-cell>
          <table:table-cell office:value-type="string" office:string-value="-" table:formula="of:=IF(SUM([.E66];[.G66])=0;&quot;-&quot;;SUM([.E66];[.G66]))" table:style-name="ce18">
            <text:p>-</text:p>
          </table:table-cell>
          <table:table-cell office:value-type="string" office:string-value="-" table:formula="of:=IF(SUM([.F66];[.H66])=0;&quot;-&quot;;SUM([.F66];[.H66]))" table:style-name="ce1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68">
            <text:p>-</text:p>
          </table:table-cell>
          <table:table-cell table:number-columns-repeated="2" table:style-name="ce80"/>
          <table:table-cell table:number-columns-repeated="4" table:style-name="ce62"/>
          <table:table-cell table:style-name="ce61"/>
          <table:table-cell table:style-name="ce74"/>
          <table:table-cell table:number-columns-repeated="16368"/>
        </table:table-row>
        <table:table-row table:style-name="ro3">
          <table:table-cell office:value-type="string" table:style-name="ce41">
            <text:p>6099</text:p>
          </table:table-cell>
          <table:table-cell office:value-type="string" table:style-name="ce87">
            <text:p>其他內陸養殖　</text:p>
          </table:table-cell>
          <table:table-cell office:value-type="string" office:string-value="-" table:formula="of:=IF(SUM([.E67];[.G67])=0;&quot;-&quot;;SUM([.E67];[.G67]))" table:style-name="ce18">
            <text:p>-</text:p>
          </table:table-cell>
          <table:table-cell office:value-type="string" office:string-value="-" table:formula="of:=IF(SUM([.F67];[.H67])=0;&quot;-&quot;;SUM([.F67];[.H67]))" table:style-name="ce1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9">
            <text:p>-</text:p>
          </table:table-cell>
          <table:table-cell table:number-columns-repeated="2" table:style-name="ce80"/>
          <table:table-cell table:number-columns-repeated="4" table:style-name="ce63"/>
          <table:table-cell table:style-name="ce6"/>
          <table:table-cell table:style-name="ce75"/>
          <table:table-cell table:number-columns-repeated="16368"/>
        </table:table-row>
        <table:table-row table:style-name="ro4">
          <table:table-cell office:value-type="string" table:number-columns-spanned="6" table:number-rows-spanned="1" table:style-name="ce123">
            <text:p>註:1.民國99年以後觀賞魚改以尾數計算，不合計產量只合計價值。</text:p>
            <text:p><text:s text:c="5"/>2.本表只揭露主要魚種，各魚種生產量值之合計，將不等於總生產量值。</text:p>
          </table:table-cell>
          <table:covered-table-cell table:number-columns-repeated="5"/>
          <table:table-cell office:value-type="string" table:number-columns-spanned="10" table:number-rows-spanned="1" table:style-name="ce124">
            <text:p>1.The Ornamental fish were counted by number since 2010. Only the value was summed, but not the production.<text:s text:c="5"/></text:p>
            <text:p>2.Only major species are showed in this table, therefore the sum of production/value of species does not match <text:s/>the grand total.</text:p>
          </table:table-cell>
          <table:covered-table-cell table:number-columns-repeated="9"/>
          <table:table-cell table:number-columns-repeated="16368" table:style-name="ce78"/>
        </table:table-row>
        <table:table-row table:number-rows-repeated="104850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090000" draw:opacity="100%" draw:stroke="solid" svg:stroke-width="0.01042in" svg:stroke-color="#400000" svg:stroke-opacity="100%" draw:stroke-linejoin="round" svg:stroke-linecap="butt"/>
    </style:default-style>
  </office:styles>
  <office:automatic-styles>
    <style:page-layout style:name="pm1">
      <style:page-layout-properties fo:margin-top="0.118110236220472in" fo:margin-bottom="0in" fo:margin-left="0.511811023622047in" fo:margin-right="0.511811023622047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AW7_01</meta:initial-creator>
    <dc:creator>李境超</dc:creator>
    <meta:creation-date>2013-08-30T03:04:33Z</meta:creation-date>
    <dc:date>2018-02-22T03:13:49Z</dc:date>
    <meta:print-date>2018-02-22T03:13:28Z</meta:print-date>
  </office:meta>
</office:document-meta>
</file>